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6in" svg:height="3.5in" svg:x="8.4197in" svg:y="5.0673in">
            <draw:object draw:notify-on-update-of-ranges="'1'.R9:'1'.R48 '1'.B49:'1'.B49 '1'.B9:'1'.B48 '2'.R9:'2'.R48 '2'.B49:'2'.B49 '2'.B9:'2'.B48 '3'.R9:'3'.R48 '3'.B49:'3'.B49 '3'.B9:'3'.B48 '4'.R9:'4'.R45 '4'.B46:'4'.B46 '4'.B9:'4'.B45 '5'.R9:'5'.R39 '5'.B40:'5'.B40 '5'.B9:'5'.B39 '6'.R9:'6'.R33 '6'.B34:'6'.B34 '6'.B9:'6'.B33 '7'.R9:'7'.R28 '7'.B29:'7'.B29 '7'.B9:'7'.B28 '8'.R9:'8'.R25 '8'.B26:'8'.B26 '8'.B9:'8'.B25 '9'.R9:'9'.R21 '9'.B22:'9'.B22 '9'.B9:'9'.B21 '10'.R9:'10'.R20 '10'.B21:'10'.B21 '10'.B9:'10'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in" svg:height="3.5in" svg:x="8.2917in" svg:y="8.9764in">
            <draw:object draw:notify-on-update-of-ranges="'1'.R9:'1'.R48 '1'.B49:'1'.B49 '1'.B9:'1'.B48 '2'.R9:'2'.R48 '2'.B49:'2'.B49 '2'.B9:'2'.B48 '3'.R9:'3'.R48 '3'.B49:'3'.B49 '3'.B9:'3'.B48 '4'.R9:'4'.R45 '4'.B46:'4'.B46 '4'.B9:'4'.B45 '5'.R9:'5'.R39 '5'.B40:'5'.B40 '5'.B9:'5'.B39 '6'.R9:'6'.R33 '6'.B34:'6'.B34 '6'.B9:'6'.B33 '7'.R9:'7'.R28 '7'.B29:'7'.B29 '7'.B9:'7'.B28 '8'.R9:'8'.R25 '8'.B26:'8'.B26 '8'.B9:'8'.B25 '9'.R9:'9'.R21 '9'.B22:'9'.B22 '9'.B9:'9'.B21 '10'.R9:'10'.R20 '10'.B21:'10'.B21 '10'.B9:'10'.B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2256in" svg:y="12.8992in">
            <draw:object draw:notify-on-update-of-ranges="'1'.B57:'1'.B66 '1'.C67:'1'.C67 '1'.C57:'1'.C66 '1'.B57:'1'.B66 '1'.F67:'1'.F67 '1'.F57:'1'.F66 '1'.B57:'1'.B66 '1'.E67:'1'.E67 '1'.E57:'1'.E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in" svg:height="3.5in" svg:x="14.8476in" svg:y="9.0087in">
            <draw:object draw:notify-on-update-of-ranges="'1'.R9:'1'.R48 '1'.B49:'1'.B49 '1'.W9:'1'.W48 '2'.R9:'2'.R48 '2'.B49:'2'.B49 '2'.W9:'2'.W48 '3'.R9:'3'.R48 '3'.B49:'3'.B49 '3'.W9:'3'.W48 '4'.R9:'4'.R45 '4'.B46:'4'.B46 '4'.W9:'4'.W45 '5'.R9:'5'.R39 '5'.B40:'5'.B40 '5'.W9:'5'.W39 '6'.R9:'6'.R33 '6'.B34:'6'.B34 '6'.W9:'6'.W33 '7'.R9:'7'.R28 '7'.B29:'7'.B29 '7'.W9:'7'.W28 '8'.R9:'8'.R25 '8'.B26:'8'.B26 '8'.W9:'8'.W25 '9'.R9:'9'.R21 '9'.B22:'9'.B22 '9'.W9:'9'.W21 '10'.R9:'10'.R20 '10'.B21:'10'.B21 '10'.W9:'10'.W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in" svg:height="3.5in" svg:x="15.0142in" svg:y="5.0953in">
            <draw:object draw:notify-on-update-of-ranges="'1'.R9:'1'.R48 '1'.B49:'1'.B49 '1'.W9:'1'.W48 '2'.R9:'2'.R48 '2'.B49:'2'.B49 '2'.W9:'2'.W48 '3'.R9:'3'.R48 '3'.B49:'3'.B49 '3'.W9:'3'.W48 '4'.R9:'4'.R45 '4'.B46:'4'.B46 '4'.W9:'4'.W45 '5'.R9:'5'.R39 '5'.B40:'5'.B40 '5'.W9:'5'.W39 '6'.R9:'6'.R33 '6'.B34:'6'.B34 '6'.W9:'6'.W33 '7'.R9:'7'.R28 '7'.B29:'7'.B29 '7'.W9:'7'.W28 '8'.R9:'8'.R25 '8'.B26:'8'.B26 '8'.W9:'8'.W25 '9'.R9:'9'.R21 '9'.B22:'9'.B22 '9'.W9:'9'.W21 '10'.R9:'10'.R20 '10'.B21:'10'.B21 '10'.W9:'10'.W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in" svg:height="3.5in" svg:x="22.1433in" svg:y="5.4531in">
            <draw:object draw:notify-on-update-of-ranges="'1'.R9:'1'.R48 '1'.B49:'1'.B49 '1'.AA9:'1'.AA48 '2'.R9:'2'.R48 '2'.B49:'2'.B49 '2'.AA9:'2'.AA48 '3'.R9:'3'.R48 '3'.B49:'3'.B49 '3'.AA9:'3'.AA48 '4'.R9:'4'.R45 '4'.B46:'4'.B46 '4'.AA9:'4'.AA45 '5'.R9:'5'.R39 '5'.B40:'5'.B40 '5'.AA9:'5'.AA39 '6'.R9:'6'.R33 '6'.B34:'6'.B34 '6'.AA9:'6'.AA33 '7'.R9:'7'.R28 '7'.B29:'7'.B29 '7'.AA9:'7'.AA28 '8'.R9:'8'.R25 '8'.B26:'8'.B26 '8'.AA9:'8'.AA25 '9'.R9:'9'.R21 '9'.B22:'9'.B22 '9'.AA9:'9'.AA21 '10'.R9:'10'.R20 '10'.B21:'10'.B21 '10'.AA9:'10'.AA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in" svg:height="3.5in" svg:x="28.6783in" svg:y="8.9996in">
            <draw:object draw:notify-on-update-of-ranges="'1'.R9:'1'.R48 '1'.B49:'1'.B49 '1'.AB9:'1'.AB48 '2'.R9:'2'.R48 '2'.B49:'2'.B49 '2'.AB9:'2'.AB48 '3'.R9:'3'.R48 '3'.B49:'3'.B49 '3'.AB9:'3'.AB48 '4'.R9:'4'.R45 '4'.B46:'4'.B46 '4'.AB9:'4'.AB45 '5'.R9:'5'.R39 '5'.B40:'5'.B40 '5'.AB9:'5'.AB39 '6'.R9:'6'.R33 '6'.B34:'6'.B34 '6'.AB9:'6'.AB33 '7'.R9:'7'.R28 '7'.B29:'7'.B29 '7'.AB9:'7'.AB28 '8'.R9:'8'.R25 '8'.B26:'8'.B26 '8'.AB9:'8'.AB25 '9'.R9:'9'.R21 '9'.B22:'9'.B22 '9'.AB9:'9'.AB21 '10'.R9:'10'.R20 '10'.B21:'10'.B21 '10'.AB9:'10'.AB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in" svg:height="3.5in" svg:x="28.6394in" svg:y="5.128in">
            <draw:object draw:notify-on-update-of-ranges="'1'.R9:'1'.R48 '1'.B49:'1'.B49 '1'.AB9:'1'.AB48 '2'.R9:'2'.R48 '2'.B49:'2'.B49 '2'.AB9:'2'.AB48 '3'.R9:'3'.R48 '3'.B49:'3'.B49 '3'.AB9:'3'.AB48 '4'.R9:'4'.R45 '4'.B46:'4'.B46 '4'.AB9:'4'.AB45 '5'.R9:'5'.R39 '5'.B40:'5'.B40 '5'.AB9:'5'.AB39 '6'.R9:'6'.R33 '6'.B34:'6'.B34 '6'.AB9:'6'.AB33 '7'.R9:'7'.R28 '7'.B29:'7'.B29 '7'.AB9:'7'.AB28 '8'.R9:'8'.R25 '8'.B26:'8'.B26 '8'.AB9:'8'.AB25 '9'.R9:'9'.R21 '9'.B22:'9'.B22 '9'.AB9:'9'.AB21 '10'.R9:'10'.R20 '10'.B21:'10'.B21 '10'.AB9:'10'.AB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in" svg:height="3.5in" svg:x="21.772in" svg:y="9.128in">
            <draw:object draw:notify-on-update-of-ranges="'1'.R9:'1'.R48 '1'.B49:'1'.B49 '1'.AA9:'1'.AA48 '2'.R9:'2'.R48 '2'.B49:'2'.B49 '2'.AA9:'2'.AA48 '3'.R9:'3'.R48 '3'.B49:'3'.B49 '3'.AA9:'3'.AA48 '4'.R9:'4'.R45 '4'.B46:'4'.B46 '4'.AA9:'4'.AA45 '5'.R9:'5'.R39 '5'.B40:'5'.B40 '5'.AA9:'5'.AA39 '6'.R9:'6'.R33 '6'.B34:'6'.B34 '6'.AA9:'6'.AA33 '7'.R9:'7'.R28 '7'.B29:'7'.B29 '7'.AA9:'7'.AA28 '8'.R9:'8'.R25 '8'.B26:'8'.B26 '8'.AA9:'8'.AA25 '9'.R9:'9'.R21 '9'.B22:'9'.B22 '9'.AA9:'9'.AA21 '10'.R9:'10'.R20 '10'.B21:'10'.B21 '10'.AA9:'10'.AA2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6"/>
          <table:table-cell office:value-type="string" calcext:value-type="string">
            <text:p>cummula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  <table:table-cell/>
          <table:table-cell office:value-type="string" calcext:value-type="string">
            <text:p>iteration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DOF count</text:p>
          </table:table-cell>
          <table:table-cell office:value-type="string" calcext:value-type="string">
            <text:p>setup, s</text:p>
          </table:table-cell>
          <table:table-cell office:value-type="string" calcext:value-type="string">
            <text:p>solve, s</text:p>
          </table:table-cell>
          <table:table-cell office:value-type="string" calcext:value-type="string">
            <text:p>mesh, s</text:p>
          </table:table-cell>
          <table:table-cell office:value-type="string" calcext:value-type="string">
            <text:p>refine, s</text:p>
          </table:table-cell>
          <table:table-cell office:value-type="string" calcext:value-type="string">
            <text:p>run time, 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  <table:table-cell/>
          <table:table-cell office:value-type="string" calcext:value-type="string">
            <text:p>run time, s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0.00524504485117496" calcext:value-type="float">
            <text:p>-0.005245044851175</text:p>
          </table:table-cell>
          <table:table-cell office:value-type="float" office:value="59.3818608833904" calcext:value-type="float">
            <text:p>59.3818608833904</text:p>
          </table:table-cell>
          <table:table-cell office:value-type="float" office:value="-29.1585273150842" calcext:value-type="float">
            <text:p>-29.1585273150842</text:p>
          </table:table-cell>
          <table:table-cell office:value-type="float" office:value="-30.5652420330972" calcext:value-type="float">
            <text:p>-30.5652420330972</text:p>
          </table:table-cell>
          <table:table-cell office:value-type="float" office:value="-29.1585273150842" calcext:value-type="float">
            <text:p>-29.1585273150842</text:p>
          </table:table-cell>
          <table:table-cell office:value-type="float" office:value="-30.5652420330972" calcext:value-type="float">
            <text:p>-30.5652420330972</text:p>
          </table:table-cell>
          <table:table-cell office:value-type="float" office:value="-0.00524504485117013" calcext:value-type="float">
            <text:p>-0.00524504485117</text:p>
          </table:table-cell>
          <table:table-cell office:value-type="float" office:value="59.3818608833752" calcext:value-type="float">
            <text:p>59.38186088337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.673" calcext:value-type="float">
            <text:p>1.673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02455" calcext:value-type="float">
            <text:p>0.0002455</text:p>
          </table:table-cell>
          <table:table-cell table:formula="of:=[.AD9]" office:value-type="float" office:value="1.707" calcext:value-type="float">
            <text:p>1.707</text:p>
          </table:table-cell>
          <table:table-cell office:value-type="float" office:value="0.00000821" calcext:value-type="float">
            <text:p>8.21E-06</text:p>
          </table:table-cell>
          <table:table-cell table:number-columns-repeated="2"/>
          <table:table-cell office:value-type="float" office:value="-20.753057470156" calcext:value-type="float">
            <text:p>-20.753057470156</text:p>
          </table:table-cell>
          <table:table-cell table:formula="of:=20*LOG10(ABS(([.E9]-[.V9])/[.V9]))" office:value-type="float" office:value="-6.50632760474802" calcext:value-type="float">
            <text:p>-6.50632760474802</text:p>
          </table:table-cell>
          <table:table-cell/>
          <table:table-cell table:formula="of:=10^([.B9]/20)" office:value-type="float" office:value="0.999396324181292" calcext:value-type="float">
            <text:p>0.999396324181292</text:p>
          </table:table-cell>
          <table:table-cell table:formula="of:=10^([.D9]/20)" office:value-type="float" office:value="0.0348396380327179" calcext:value-type="float">
            <text:p>0.034839638032718</text:p>
          </table:table-cell>
          <table:table-cell table:formula="of:==20*LOG10(ABS(1-[.Y9]^2-[.Z9]^2))" office:value-type="float" office:value="-103.333021446894" calcext:value-type="float">
            <text:p>-103.333021446894</text:p>
          </table:table-cell>
          <table:table-cell table:formula="of:=20*LOG10(ABS(1-[.Z9]))" office:value-type="float" office:value="-0.308010447498139" calcext:value-type="float">
            <text:p>-0.308010447498139</text:p>
          </table:table-cell>
          <table:table-cell/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0.0818575307478171" calcext:value-type="float">
            <text:p>-0.081857530747817</text:p>
          </table:table-cell>
          <table:table-cell office:value-type="float" office:value="-123.367906268656" calcext:value-type="float">
            <text:p>-123.367906268656</text:p>
          </table:table-cell>
          <table:table-cell office:value-type="float" office:value="-17.1489687688183" calcext:value-type="float">
            <text:p>-17.1489687688183</text:p>
          </table:table-cell>
          <table:table-cell office:value-type="float" office:value="-122.02581995834" calcext:value-type="float">
            <text:p>-122.02581995834</text:p>
          </table:table-cell>
          <table:table-cell office:value-type="float" office:value="-17.1489687688183" calcext:value-type="float">
            <text:p>-17.1489687688183</text:p>
          </table:table-cell>
          <table:table-cell office:value-type="float" office:value="-122.02581995834" calcext:value-type="float">
            <text:p>-122.02581995834</text:p>
          </table:table-cell>
          <table:table-cell office:value-type="float" office:value="-0.0833565911985042" calcext:value-type="float">
            <text:p>-0.083356591198504</text:p>
          </table:table-cell>
          <table:table-cell office:value-type="float" office:value="59.2910216931813" calcext:value-type="float">
            <text:p>59.29102169318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  <table:table-cell office:value-type="float" office:value="1.683" calcext:value-type="float">
            <text:p>1.683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0.007242" calcext:value-type="float">
            <text:p>0.007242</text:p>
          </table:table-cell>
          <table:table-cell office:value-type="float" office:value="0.0004846" calcext:value-type="float">
            <text:p>0.0004846</text:p>
          </table:table-cell>
          <table:table-cell table:formula="of:=[.R9]+[.AD10]" office:value-type="float" office:value="3.434" calcext:value-type="float">
            <text:p>3.434</text:p>
          </table:table-cell>
          <table:table-cell office:value-type="float" office:value="1.994" calcext:value-type="float">
            <text:p>1.994</text:p>
          </table:table-cell>
          <table:table-cell office:value-type="float" office:value="0.00001559" calcext:value-type="float">
            <text:p>1.559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V10])/[.V10]))" office:value-type="float" office:value="13.7682113591312" calcext:value-type="float">
            <text:p>13.7682113591312</text:p>
          </table:table-cell>
          <table:table-cell/>
          <table:table-cell table:formula="of:=10^([.B10]/20)" office:value-type="float" office:value="0.990620072063031" calcext:value-type="float">
            <text:p>0.990620072063031</text:p>
          </table:table-cell>
          <table:table-cell table:formula="of:=10^([.D10]/20)" office:value-type="float" office:value="0.138851815179067" calcext:value-type="float">
            <text:p>0.138851815179067</text:p>
          </table:table-cell>
          <table:table-cell table:formula="of:==20*LOG10(ABS(1-[.Y10]^2-[.Z10]^2))" office:value-type="float" office:value="-64.3225891289194" calcext:value-type="float">
            <text:p>-64.3225891289194</text:p>
          </table:table-cell>
          <table:table-cell table:formula="of:=20*LOG10(ABS(1-[.Z10]))" office:value-type="float" office:value="-1.2984421901465" calcext:value-type="float">
            <text:p>-1.2984421901465</text:p>
          </table:table-cell>
          <table:table-cell/>
          <table:table-cell office:value-type="float" office:value="1.727" calcext:value-type="float">
            <text:p>1.72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.54755333452142" calcext:value-type="float">
            <text:p>-6.54755333452142</text:p>
          </table:table-cell>
          <table:table-cell office:value-type="float" office:value="89.3534257680697" calcext:value-type="float">
            <text:p>89.3534257680697</text:p>
          </table:table-cell>
          <table:table-cell office:value-type="float" office:value="-1.05079024622459" calcext:value-type="float">
            <text:p>-1.05079024622459</text:p>
          </table:table-cell>
          <table:table-cell office:value-type="float" office:value="147.297479958735" calcext:value-type="float">
            <text:p>147.297479958735</text:p>
          </table:table-cell>
          <table:table-cell office:value-type="float" office:value="-1.05079024622459" calcext:value-type="float">
            <text:p>-1.05079024622459</text:p>
          </table:table-cell>
          <table:table-cell office:value-type="float" office:value="147.297479958735" calcext:value-type="float">
            <text:p>147.297479958735</text:p>
          </table:table-cell>
          <table:table-cell office:value-type="float" office:value="-6.59270272274262" calcext:value-type="float">
            <text:p>-6.59270272274262</text:p>
          </table:table-cell>
          <table:table-cell office:value-type="float" office:value="25.2749178086332" calcext:value-type="float">
            <text:p>25.2749178086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230" calcext:value-type="float">
            <text:p>230</text:p>
          </table:table-cell>
          <table:table-cell office:value-type="float" office:value="1.675" calcext:value-type="float">
            <text:p>1.675</text:p>
          </table:table-cell>
          <table:table-cell office:value-type="float" office:value="0.03629" calcext:value-type="float">
            <text:p>0.03629</text:p>
          </table:table-cell>
          <table:table-cell office:value-type="float" office:value="0.007363" calcext:value-type="float">
            <text:p>0.007363</text:p>
          </table:table-cell>
          <table:table-cell office:value-type="float" office:value="0.0004485" calcext:value-type="float">
            <text:p>0.0004485</text:p>
          </table:table-cell>
          <table:table-cell table:formula="of:=[.R10]+[.AD11]" office:value-type="float" office:value="5.153" calcext:value-type="float">
            <text:p>5.153</text:p>
          </table:table-cell>
          <table:table-cell office:value-type="float" office:value="1.665" calcext:value-type="float">
            <text:p>1.665</text:p>
          </table:table-cell>
          <table:table-cell office:value-type="float" office:value="0.00003" calcext:value-type="float">
            <text:p>3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V11])/[.V11]))" office:value-type="float" office:value="18.1671563390055" calcext:value-type="float">
            <text:p>18.1671563390055</text:p>
          </table:table-cell>
          <table:table-cell/>
          <table:table-cell table:formula="of:=10^([.B11]/20)" office:value-type="float" office:value="0.470567937940688" calcext:value-type="float">
            <text:p>0.470567937940688</text:p>
          </table:table-cell>
          <table:table-cell table:formula="of:=10^([.D11]/20)" office:value-type="float" office:value="0.886054606337625" calcext:value-type="float">
            <text:p>0.886054606337625</text:p>
          </table:table-cell>
          <table:table-cell table:formula="of:==20*LOG10(ABS(1-[.Y11]^2-[.Z11]^2))" office:value-type="float" office:value="-43.7057947770347" calcext:value-type="float">
            <text:p>-43.7057947770347</text:p>
          </table:table-cell>
          <table:table-cell table:formula="of:=20*LOG10(ABS(1-[.Z11]))" office:value-type="float" office:value="-18.8660645369117" calcext:value-type="float">
            <text:p>-18.8660645369117</text:p>
          </table:table-cell>
          <table:table-cell/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.1310882628609" calcext:value-type="float">
            <text:p>-6.1310882628609</text:p>
          </table:table-cell>
          <table:table-cell office:value-type="float" office:value="-163.387839101821" calcext:value-type="float">
            <text:p>-163.387839101821</text:p>
          </table:table-cell>
          <table:table-cell office:value-type="float" office:value="-1.05509129392366" calcext:value-type="float">
            <text:p>-1.05509129392366</text:p>
          </table:table-cell>
          <table:table-cell office:value-type="float" office:value="87.8004699293001" calcext:value-type="float">
            <text:p>87.8004699293001</text:p>
          </table:table-cell>
          <table:table-cell office:value-type="float" office:value="-1.05509129392366" calcext:value-type="float">
            <text:p>-1.05509129392366</text:p>
          </table:table-cell>
          <table:table-cell office:value-type="float" office:value="87.8004699293001" calcext:value-type="float">
            <text:p>87.8004699293001</text:p>
          </table:table-cell>
          <table:table-cell office:value-type="float" office:value="-8.47665793481118" calcext:value-type="float">
            <text:p>-8.47665793481118</text:p>
          </table:table-cell>
          <table:table-cell office:value-type="float" office:value="169.790980862034" calcext:value-type="float">
            <text:p>169.7909808620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float" office:value="320" calcext:value-type="float">
            <text:p>320</text:p>
          </table:table-cell>
          <table:table-cell office:value-type="float" office:value="1.736" calcext:value-type="float">
            <text:p>1.736</text:p>
          </table:table-cell>
          <table:table-cell office:value-type="float" office:value="0.04335" calcext:value-type="float">
            <text:p>0.04335</text:p>
          </table:table-cell>
          <table:table-cell office:value-type="float" office:value="0.007512" calcext:value-type="float">
            <text:p>0.007512</text:p>
          </table:table-cell>
          <table:table-cell office:value-type="float" office:value="0.0005028" calcext:value-type="float">
            <text:p>0.0005028</text:p>
          </table:table-cell>
          <table:table-cell table:formula="of:=[.R11]+[.AD12]" office:value-type="float" office:value="6.94" calcext:value-type="float">
            <text:p>6.94</text:p>
          </table:table-cell>
          <table:table-cell office:value-type="float" office:value="1.175" calcext:value-type="float">
            <text:p>1.175</text:p>
          </table:table-cell>
          <table:table-cell office:value-type="float" office:value="0.00002228" calcext:value-type="float">
            <text:p>2.228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V12])/[.V12]))" office:value-type="float" office:value="14.3712370297912" calcext:value-type="float">
            <text:p>14.3712370297912</text:p>
          </table:table-cell>
          <table:table-cell/>
          <table:table-cell table:formula="of:=10^([.B12]/20)" office:value-type="float" office:value="0.493680060759478" calcext:value-type="float">
            <text:p>0.493680060759478</text:p>
          </table:table-cell>
          <table:table-cell table:formula="of:=10^([.D12]/20)" office:value-type="float" office:value="0.885615961605675" calcext:value-type="float">
            <text:p>0.885615961605675</text:p>
          </table:table-cell>
          <table:table-cell table:formula="of:==20*LOG10(ABS(1-[.Y12]^2-[.Z12]^2))" office:value-type="float" office:value="-31.0457924145878" calcext:value-type="float">
            <text:p>-31.0457924145878</text:p>
          </table:table-cell>
          <table:table-cell table:formula="of:=20*LOG10(ABS(1-[.Z12]))" office:value-type="float" office:value="-18.8326914900394" calcext:value-type="float">
            <text:p>-18.8326914900394</text:p>
          </table:table-cell>
          <table:table-cell/>
          <table:table-cell office:value-type="float" office:value="1.787" calcext:value-type="float">
            <text:p>1.78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.7563449897821" calcext:value-type="float">
            <text:p>-10.7563449897821</text:p>
          </table:table-cell>
          <table:table-cell office:value-type="float" office:value="-166.576466944535" calcext:value-type="float">
            <text:p>-166.576466944535</text:p>
          </table:table-cell>
          <table:table-cell office:value-type="float" office:value="-0.444298923767739" calcext:value-type="float">
            <text:p>-0.444298923767739</text:p>
          </table:table-cell>
          <table:table-cell office:value-type="float" office:value="51.5275943385844" calcext:value-type="float">
            <text:p>51.5275943385844</text:p>
          </table:table-cell>
          <table:table-cell office:value-type="float" office:value="-0.444298923767739" calcext:value-type="float">
            <text:p>-0.444298923767739</text:p>
          </table:table-cell>
          <table:table-cell office:value-type="float" office:value="51.5275943385844" calcext:value-type="float">
            <text:p>51.5275943385844</text:p>
          </table:table-cell>
          <table:table-cell office:value-type="float" office:value="-17.6928878744975" calcext:value-type="float">
            <text:p>-17.6928878744975</text:p>
          </table:table-cell>
          <table:table-cell office:value-type="float" office:value="43.7409254527605" calcext:value-type="float">
            <text:p>43.74092545276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516" calcext:value-type="float">
            <text:p>516</text:p>
          </table:table-cell>
          <table:table-cell office:value-type="float" office:value="1.696" calcext:value-type="float">
            <text:p>1.696</text:p>
          </table:table-cell>
          <table:table-cell office:value-type="float" office:value="0.05489" calcext:value-type="float">
            <text:p>0.05489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004334" calcext:value-type="float">
            <text:p>0.0004334</text:p>
          </table:table-cell>
          <table:table-cell table:formula="of:=[.R12]+[.AD13]" office:value-type="float" office:value="8.703" calcext:value-type="float">
            <text:p>8.70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00001378" calcext:value-type="float">
            <text:p>1.378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V13])/[.V13]))" office:value-type="float" office:value="10.8387994305063" calcext:value-type="float">
            <text:p>10.8387994305063</text:p>
          </table:table-cell>
          <table:table-cell/>
          <table:table-cell table:formula="of:=10^([.B13]/20)" office:value-type="float" office:value="0.289856304238732" calcext:value-type="float">
            <text:p>0.289856304238732</text:p>
          </table:table-cell>
          <table:table-cell table:formula="of:=10^([.D13]/20)" office:value-type="float" office:value="0.950134425439614" calcext:value-type="float">
            <text:p>0.950134425439614</text:p>
          </table:table-cell>
          <table:table-cell table:formula="of:==20*LOG10(ABS(1-[.Y13]^2-[.Z13]^2))" office:value-type="float" office:value="-37.5701842446877" calcext:value-type="float">
            <text:p>-37.5701842446877</text:p>
          </table:table-cell>
          <table:table-cell table:formula="of:=20*LOG10(ABS(1-[.Z13]))" office:value-type="float" office:value="-26.0439834514682" calcext:value-type="float">
            <text:p>-26.0439834514682</text:p>
          </table:table-cell>
          <table:table-cell/>
          <table:table-cell office:value-type="float" office:value="1.763" calcext:value-type="float">
            <text:p>1.7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.00694235531642" calcext:value-type="float">
            <text:p>-8.00694235531642</text:p>
          </table:table-cell>
          <table:table-cell office:value-type="float" office:value="-173.061897839843" calcext:value-type="float">
            <text:p>-173.061897839843</text:p>
          </table:table-cell>
          <table:table-cell office:value-type="float" office:value="-0.765377367467252" calcext:value-type="float">
            <text:p>-0.765377367467252</text:p>
          </table:table-cell>
          <table:table-cell office:value-type="float" office:value="52.8769599350429" calcext:value-type="float">
            <text:p>52.8769599350429</text:p>
          </table:table-cell>
          <table:table-cell office:value-type="float" office:value="-0.765377367467252" calcext:value-type="float">
            <text:p>-0.765377367467252</text:p>
          </table:table-cell>
          <table:table-cell office:value-type="float" office:value="52.8769599350429" calcext:value-type="float">
            <text:p>52.8769599350429</text:p>
          </table:table-cell>
          <table:table-cell office:value-type="float" office:value="-8.11550863258735" calcext:value-type="float">
            <text:p>-8.11550863258735</text:p>
          </table:table-cell>
          <table:table-cell office:value-type="float" office:value="99.705728778503" calcext:value-type="float">
            <text:p>99.7057287785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567" calcext:value-type="float">
            <text:p>567</text:p>
          </table:table-cell>
          <table:table-cell office:value-type="float" office:value="1.698" calcext:value-type="float">
            <text:p>1.698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01107" calcext:value-type="float">
            <text:p>0.01107</text:p>
          </table:table-cell>
          <table:table-cell office:value-type="float" office:value="0.0004499" calcext:value-type="float">
            <text:p>0.0004499</text:p>
          </table:table-cell>
          <table:table-cell table:formula="of:=[.R13]+[.AD14]" office:value-type="float" office:value="10.472" calcext:value-type="float">
            <text:p>10.472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00001256" calcext:value-type="float">
            <text:p>1.256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V14])/[.V14]))" office:value-type="float" office:value="10.9994562879749" calcext:value-type="float">
            <text:p>10.9994562879749</text:p>
          </table:table-cell>
          <table:table-cell/>
          <table:table-cell table:formula="of:=10^([.B14]/20)" office:value-type="float" office:value="0.397789103282091" calcext:value-type="float">
            <text:p>0.397789103282091</text:p>
          </table:table-cell>
          <table:table-cell table:formula="of:=10^([.D14]/20)" office:value-type="float" office:value="0.915653440609798" calcext:value-type="float">
            <text:p>0.915653440609798</text:p>
          </table:table-cell>
          <table:table-cell table:formula="of:==20*LOG10(ABS(1-[.Y14]^2-[.Z14]^2))" office:value-type="float" office:value="-49.5182962072911" calcext:value-type="float">
            <text:p>-49.5182962072911</text:p>
          </table:table-cell>
          <table:table-cell table:formula="of:=20*LOG10(ABS(1-[.Z14]))" office:value-type="float" office:value="-21.4786525634119" calcext:value-type="float">
            <text:p>-21.4786525634119</text:p>
          </table:table-cell>
          <table:table-cell/>
          <table:table-cell office:value-type="float" office:value="1.769" calcext:value-type="float">
            <text:p>1.76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.79197901784354" calcext:value-type="float">
            <text:p>-8.79197901784354</text:p>
          </table:table-cell>
          <table:table-cell office:value-type="float" office:value="154.522917141978" calcext:value-type="float">
            <text:p>154.522917141978</text:p>
          </table:table-cell>
          <table:table-cell office:value-type="float" office:value="-0.642044044250068" calcext:value-type="float">
            <text:p>-0.642044044250068</text:p>
          </table:table-cell>
          <table:table-cell office:value-type="float" office:value="43.9421604326688" calcext:value-type="float">
            <text:p>43.9421604326688</text:p>
          </table:table-cell>
          <table:table-cell office:value-type="float" office:value="-0.642044044250068" calcext:value-type="float">
            <text:p>-0.642044044250068</text:p>
          </table:table-cell>
          <table:table-cell office:value-type="float" office:value="43.9421604326688" calcext:value-type="float">
            <text:p>43.9421604326688</text:p>
          </table:table-cell>
          <table:table-cell office:value-type="float" office:value="-8.83902178086857" calcext:value-type="float">
            <text:p>-8.83902178086857</text:p>
          </table:table-cell>
          <table:table-cell office:value-type="float" office:value="114.622517631762" calcext:value-type="float">
            <text:p>114.6225176317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 office:value-type="float" office:value="685" calcext:value-type="float">
            <text:p>685</text:p>
          </table:table-cell>
          <table:table-cell office:value-type="float" office:value="1.71" calcext:value-type="float">
            <text:p>1.71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004987" calcext:value-type="float">
            <text:p>0.0004987</text:p>
          </table:table-cell>
          <table:table-cell table:formula="of:=[.R14]+[.AD15]" office:value-type="float" office:value="12.26" calcext:value-type="float">
            <text:p>12.2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0000101" calcext:value-type="float">
            <text:p>1.01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V15])/[.V15]))" office:value-type="float" office:value="9.8758018246179" calcext:value-type="float">
            <text:p>9.8758018246179</text:p>
          </table:table-cell>
          <table:table-cell/>
          <table:table-cell table:formula="of:=10^([.B15]/20)" office:value-type="float" office:value="0.363413493946616" calcext:value-type="float">
            <text:p>0.363413493946616</text:p>
          </table:table-cell>
          <table:table-cell table:formula="of:=10^([.D15]/20)" office:value-type="float" office:value="0.928747799499794" calcext:value-type="float">
            <text:p>0.928747799499794</text:p>
          </table:table-cell>
          <table:table-cell table:formula="of:==20*LOG10(ABS(1-[.Y15]^2-[.Z15]^2))" office:value-type="float" office:value="-45.4196907504502" calcext:value-type="float">
            <text:p>-45.4196907504502</text:p>
          </table:table-cell>
          <table:table-cell table:formula="of:=20*LOG10(ABS(1-[.Z15]))" office:value-type="float" office:value="-22.9440343736621" calcext:value-type="float">
            <text:p>-22.9440343736621</text:p>
          </table:table-cell>
          <table:table-cell/>
          <table:table-cell office:value-type="float" office:value="1.788" calcext:value-type="float">
            <text:p>1.78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.31563664944063" calcext:value-type="float">
            <text:p>-8.31563664944063</text:p>
          </table:table-cell>
          <table:table-cell office:value-type="float" office:value="140.967794633262" calcext:value-type="float">
            <text:p>140.967794633262</text:p>
          </table:table-cell>
          <table:table-cell office:value-type="float" office:value="-0.709291090238713" calcext:value-type="float">
            <text:p>-0.709291090238713</text:p>
          </table:table-cell>
          <table:table-cell office:value-type="float" office:value="34.2150667274449" calcext:value-type="float">
            <text:p>34.2150667274449</text:p>
          </table:table-cell>
          <table:table-cell office:value-type="float" office:value="-0.709291090238713" calcext:value-type="float">
            <text:p>-0.709291090238713</text:p>
          </table:table-cell>
          <table:table-cell office:value-type="float" office:value="34.2150667274449" calcext:value-type="float">
            <text:p>34.2150667274449</text:p>
          </table:table-cell>
          <table:table-cell office:value-type="float" office:value="-8.25993757682002" calcext:value-type="float">
            <text:p>-8.25993757682002</text:p>
          </table:table-cell>
          <table:table-cell office:value-type="float" office:value="108.633395747609" calcext:value-type="float">
            <text:p>108.6333957476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9" calcext:value-type="float">
            <text:p>649</text:p>
          </table:table-cell>
          <table:table-cell office:value-type="float" office:value="905" calcext:value-type="float">
            <text:p>905</text:p>
          </table:table-cell>
          <table:table-cell office:value-type="float" office:value="1.72" calcext:value-type="float">
            <text:p>1.72</text:p>
          </table:table-cell>
          <table:table-cell office:value-type="float" office:value="0.08067" calcext:value-type="float">
            <text:p>0.08067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05025" calcext:value-type="float">
            <text:p>0.0005025</text:p>
          </table:table-cell>
          <table:table-cell table:formula="of:=[.R15]+[.AD16]" office:value-type="float" office:value="14.075" calcext:value-type="float">
            <text:p>14.075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000008745" calcext:value-type="float">
            <text:p>8.745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V16])/[.V16]))" office:value-type="float" office:value="8.46057656119935" calcext:value-type="float">
            <text:p>8.46057656119935</text:p>
          </table:table-cell>
          <table:table-cell/>
          <table:table-cell table:formula="of:=10^([.B16]/20)" office:value-type="float" office:value="0.383900048980859" calcext:value-type="float">
            <text:p>0.383900048980859</text:p>
          </table:table-cell>
          <table:table-cell table:formula="of:=10^([.D16]/20)" office:value-type="float" office:value="0.921585101987924" calcext:value-type="float">
            <text:p>0.921585101987924</text:p>
          </table:table-cell>
          <table:table-cell table:formula="of:==20*LOG10(ABS(1-[.Y16]^2-[.Z16]^2))" office:value-type="float" office:value="-49.6253735910747" calcext:value-type="float">
            <text:p>-49.6253735910747</text:p>
          </table:table-cell>
          <table:table-cell table:formula="of:=20*LOG10(ABS(1-[.Z16]))" office:value-type="float" office:value="-22.1120283611661" calcext:value-type="float">
            <text:p>-22.1120283611661</text:p>
          </table:table-cell>
          <table:table-cell/>
          <table:table-cell office:value-type="float" office:value="1.815" calcext:value-type="float">
            <text:p>1.81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.38135114740908" calcext:value-type="float">
            <text:p>-8.38135114740908</text:p>
          </table:table-cell>
          <table:table-cell office:value-type="float" office:value="129.771057562491" calcext:value-type="float">
            <text:p>129.771057562491</text:p>
          </table:table-cell>
          <table:table-cell office:value-type="float" office:value="-0.685067053528359" calcext:value-type="float">
            <text:p>-0.685067053528359</text:p>
          </table:table-cell>
          <table:table-cell office:value-type="float" office:value="26.8237956849609" calcext:value-type="float">
            <text:p>26.8237956849609</text:p>
          </table:table-cell>
          <table:table-cell office:value-type="float" office:value="-0.685067053528359" calcext:value-type="float">
            <text:p>-0.685067053528359</text:p>
          </table:table-cell>
          <table:table-cell office:value-type="float" office:value="26.8237956849609" calcext:value-type="float">
            <text:p>26.8237956849609</text:p>
          </table:table-cell>
          <table:table-cell office:value-type="float" office:value="-8.49319876576199" calcext:value-type="float">
            <text:p>-8.49319876576199</text:p>
          </table:table-cell>
          <table:table-cell office:value-type="float" office:value="104.06277048413" calcext:value-type="float">
            <text:p>104.062770484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55" calcext:value-type="float">
            <text:p>855</text:p>
          </table:table-cell>
          <table:table-cell office:value-type="float" office:value="1202" calcext:value-type="float">
            <text:p>1202</text:p>
          </table:table-cell>
          <table:table-cell office:value-type="float" office:value="1.752" calcext:value-type="float">
            <text:p>1.752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626" calcext:value-type="float">
            <text:p>0.000626</text:p>
          </table:table-cell>
          <table:table-cell table:formula="of:=[.R16]+[.AD17]" office:value-type="float" office:value="15.943" calcext:value-type="float">
            <text:p>15.943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00001056" calcext:value-type="float">
            <text:p>1.056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V17])/[.V17]))" office:value-type="float" office:value="7.2062724930763" calcext:value-type="float">
            <text:p>7.2062724930763</text:p>
          </table:table-cell>
          <table:table-cell/>
          <table:table-cell table:formula="of:=10^([.B17]/20)" office:value-type="float" office:value="0.381006550702395" calcext:value-type="float">
            <text:p>0.381006550702395</text:p>
          </table:table-cell>
          <table:table-cell table:formula="of:=10^([.D17]/20)" office:value-type="float" office:value="0.924158893688724" calcext:value-type="float">
            <text:p>0.924158893688724</text:p>
          </table:table-cell>
          <table:table-cell table:formula="of:==20*LOG10(ABS(1-[.Y17]^2-[.Z17]^2))" office:value-type="float" office:value="-62.3341825805243" calcext:value-type="float">
            <text:p>-62.3341825805243</text:p>
          </table:table-cell>
          <table:table-cell table:formula="of:=20*LOG10(ABS(1-[.Z17]))" office:value-type="float" office:value="-22.4019068094499" calcext:value-type="float">
            <text:p>-22.4019068094499</text:p>
          </table:table-cell>
          <table:table-cell/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.69719216623" calcext:value-type="float">
            <text:p>-10.69719216623</text:p>
          </table:table-cell>
          <table:table-cell office:value-type="float" office:value="139.816359353675" calcext:value-type="float">
            <text:p>139.816359353675</text:p>
          </table:table-cell>
          <table:table-cell office:value-type="float" office:value="-0.38636029658761" calcext:value-type="float">
            <text:p>-0.38636029658761</text:p>
          </table:table-cell>
          <table:table-cell office:value-type="float" office:value="19.4516736265459" calcext:value-type="float">
            <text:p>19.4516736265459</text:p>
          </table:table-cell>
          <table:table-cell office:value-type="float" office:value="-0.38636029658761" calcext:value-type="float">
            <text:p>-0.38636029658761</text:p>
          </table:table-cell>
          <table:table-cell office:value-type="float" office:value="19.4516736265459" calcext:value-type="float">
            <text:p>19.4516736265459</text:p>
          </table:table-cell>
          <table:table-cell office:value-type="float" office:value="-10.7306126633832" calcext:value-type="float">
            <text:p>-10.7306126633832</text:p>
          </table:table-cell>
          <table:table-cell office:value-type="float" office:value="78.3607894871178" calcext:value-type="float">
            <text:p>78.36078948711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83" calcext:value-type="float">
            <text:p>1083</text:p>
          </table:table-cell>
          <table:table-cell office:value-type="float" office:value="1528" calcext:value-type="float">
            <text:p>1528</text:p>
          </table:table-cell>
          <table:table-cell office:value-type="float" office:value="1.785" calcext:value-type="float">
            <text:p>1.785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006171" calcext:value-type="float">
            <text:p>0.0006171</text:p>
          </table:table-cell>
          <table:table-cell table:formula="of:=[.R17]+[.AD18]" office:value-type="float" office:value="17.863" calcext:value-type="float">
            <text:p>17.86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00001142" calcext:value-type="float">
            <text:p>1.142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V18])/[.V18]))" office:value-type="float" office:value="5.74390146017659" calcext:value-type="float">
            <text:p>5.74390146017659</text:p>
          </table:table-cell>
          <table:table-cell/>
          <table:table-cell table:formula="of:=10^([.B18]/20)" office:value-type="float" office:value="0.291837026502179" calcext:value-type="float">
            <text:p>0.291837026502179</text:p>
          </table:table-cell>
          <table:table-cell table:formula="of:=10^([.D18]/20)" office:value-type="float" office:value="0.956493416556985" calcext:value-type="float">
            <text:p>0.956493416556985</text:p>
          </table:table-cell>
          <table:table-cell table:formula="of:==20*LOG10(ABS(1-[.Y18]^2-[.Z18]^2))" office:value-type="float" office:value="-86.2840989012065" calcext:value-type="float">
            <text:p>-86.2840989012065</text:p>
          </table:table-cell>
          <table:table-cell table:formula="of:=20*LOG10(ABS(1-[.Z18]))" office:value-type="float" office:value="-27.2289004072806" calcext:value-type="float">
            <text:p>-27.2289004072806</text:p>
          </table:table-cell>
          <table:table-cell/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.1076345815643" calcext:value-type="float">
            <text:p>-12.1076345815643</text:p>
          </table:table-cell>
          <table:table-cell office:value-type="float" office:value="147.018276546439" calcext:value-type="float">
            <text:p>147.018276546439</text:p>
          </table:table-cell>
          <table:table-cell office:value-type="float" office:value="-0.305826337580083" calcext:value-type="float">
            <text:p>-0.305826337580083</text:p>
          </table:table-cell>
          <table:table-cell office:value-type="float" office:value="10.9877245415346" calcext:value-type="float">
            <text:p>10.9877245415346</text:p>
          </table:table-cell>
          <table:table-cell office:value-type="float" office:value="-0.305826337580083" calcext:value-type="float">
            <text:p>-0.305826337580083</text:p>
          </table:table-cell>
          <table:table-cell office:value-type="float" office:value="10.9877245415346" calcext:value-type="float">
            <text:p>10.9877245415346</text:p>
          </table:table-cell>
          <table:table-cell office:value-type="float" office:value="-11.982061726059" calcext:value-type="float">
            <text:p>-11.982061726059</text:p>
          </table:table-cell>
          <table:table-cell office:value-type="float" office:value="53.7600919947695" calcext:value-type="float">
            <text:p>53.76009199476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61" calcext:value-type="float">
            <text:p>1361</text:p>
          </table:table-cell>
          <table:table-cell office:value-type="float" office:value="1889" calcext:value-type="float">
            <text:p>1889</text:p>
          </table:table-cell>
          <table:table-cell office:value-type="float" office:value="1.77" calcext:value-type="float">
            <text:p>1.77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02208" calcext:value-type="float">
            <text:p>0.02208</text:p>
          </table:table-cell>
          <table:table-cell office:value-type="float" office:value="0.0008004" calcext:value-type="float">
            <text:p>0.0008004</text:p>
          </table:table-cell>
          <table:table-cell table:formula="of:=[.R18]+[.AD19]" office:value-type="float" office:value="19.781" calcext:value-type="float">
            <text:p>19.781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000006696" calcext:value-type="float">
            <text:p>6.696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V19])/[.V19]))" office:value-type="float" office:value="3.69071067432595" calcext:value-type="float">
            <text:p>3.69071067432595</text:p>
          </table:table-cell>
          <table:table-cell/>
          <table:table-cell table:formula="of:=10^([.B19]/20)" office:value-type="float" office:value="0.248095148039583" calcext:value-type="float">
            <text:p>0.248095148039583</text:p>
          </table:table-cell>
          <table:table-cell table:formula="of:=10^([.D19]/20)" office:value-type="float" office:value="0.965403086830793" calcext:value-type="float">
            <text:p>0.965403086830793</text:p>
          </table:table-cell>
          <table:table-cell table:formula="of:==20*LOG10(ABS(1-[.Y19]^2-[.Z19]^2))" office:value-type="float" office:value="-43.8146286095465" calcext:value-type="float">
            <text:p>-43.8146286095465</text:p>
          </table:table-cell>
          <table:table-cell table:formula="of:=20*LOG10(ABS(1-[.Z19]))" office:value-type="float" office:value="-29.219252968297" calcext:value-type="float">
            <text:p>-29.219252968297</text:p>
          </table:table-cell>
          <table:table-cell/>
          <table:table-cell office:value-type="float" office:value="1.918" calcext:value-type="float">
            <text:p>1.91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.3280212473973" calcext:value-type="float">
            <text:p>-13.3280212473973</text:p>
          </table:table-cell>
          <table:table-cell office:value-type="float" office:value="140.498101384122" calcext:value-type="float">
            <text:p>140.498101384122</text:p>
          </table:table-cell>
          <table:table-cell office:value-type="float" office:value="-0.219894212882249" calcext:value-type="float">
            <text:p>-0.219894212882249</text:p>
          </table:table-cell>
          <table:table-cell office:value-type="float" office:value="6.95197894395823" calcext:value-type="float">
            <text:p>6.95197894395823</text:p>
          </table:table-cell>
          <table:table-cell office:value-type="float" office:value="-0.219894212882249" calcext:value-type="float">
            <text:p>-0.219894212882249</text:p>
          </table:table-cell>
          <table:table-cell office:value-type="float" office:value="6.95197894395823" calcext:value-type="float">
            <text:p>6.95197894395823</text:p>
          </table:table-cell>
          <table:table-cell office:value-type="float" office:value="-13.0840529746609" calcext:value-type="float">
            <text:p>-13.0840529746609</text:p>
          </table:table-cell>
          <table:table-cell office:value-type="float" office:value="53.3623424453218" calcext:value-type="float">
            <text:p>53.36234244532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18" calcext:value-type="float">
            <text:p>1718</text:p>
          </table:table-cell>
          <table:table-cell office:value-type="float" office:value="2353" calcext:value-type="float">
            <text:p>2353</text:p>
          </table:table-cell>
          <table:table-cell office:value-type="float" office:value="1.791" calcext:value-type="float">
            <text:p>1.791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008693" calcext:value-type="float">
            <text:p>0.0008693</text:p>
          </table:table-cell>
          <table:table-cell table:formula="of:=[.R19]+[.AD20]" office:value-type="float" office:value="21.772" calcext:value-type="float">
            <text:p>21.772</text:p>
          </table:table-cell>
          <table:table-cell office:value-type="float" office:value="0.08083" calcext:value-type="float">
            <text:p>0.08083</text:p>
          </table:table-cell>
          <table:table-cell office:value-type="float" office:value="0.000006573" calcext:value-type="float">
            <text:p>6.573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V20])/[.V20]))" office:value-type="float" office:value="2.5095327314318" calcext:value-type="float">
            <text:p>2.5095327314318</text:p>
          </table:table-cell>
          <table:table-cell/>
          <table:table-cell table:formula="of:=10^([.B20]/20)" office:value-type="float" office:value="0.215575269463637" calcext:value-type="float">
            <text:p>0.215575269463637</text:p>
          </table:table-cell>
          <table:table-cell table:formula="of:=10^([.D20]/20)" office:value-type="float" office:value="0.975001512375712" calcext:value-type="float">
            <text:p>0.975001512375712</text:p>
          </table:table-cell>
          <table:table-cell table:formula="of:==20*LOG10(ABS(1-[.Y20]^2-[.Z20]^2))" office:value-type="float" office:value="-50.7539749323441" calcext:value-type="float">
            <text:p>-50.7539749323441</text:p>
          </table:table-cell>
          <table:table-cell table:formula="of:=20*LOG10(ABS(1-[.Z20]))" office:value-type="float" office:value="-32.0417252955946" calcext:value-type="float">
            <text:p>-32.0417252955946</text:p>
          </table:table-cell>
          <table:table-cell/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.0988488803222" calcext:value-type="float">
            <text:p>-14.0988488803222</text:p>
          </table:table-cell>
          <table:table-cell office:value-type="float" office:value="143.897098954451" calcext:value-type="float">
            <text:p>143.897098954451</text:p>
          </table:table-cell>
          <table:table-cell office:value-type="float" office:value="-0.305883895534117" calcext:value-type="float">
            <text:p>-0.305883895534117</text:p>
          </table:table-cell>
          <table:table-cell office:value-type="float" office:value="6.0487708316422" calcext:value-type="float">
            <text:p>6.0487708316422</text:p>
          </table:table-cell>
          <table:table-cell office:value-type="float" office:value="-0.305883895534117" calcext:value-type="float">
            <text:p>-0.305883895534117</text:p>
          </table:table-cell>
          <table:table-cell office:value-type="float" office:value="6.0487708316422" calcext:value-type="float">
            <text:p>6.0487708316422</text:p>
          </table:table-cell>
          <table:table-cell office:value-type="float" office:value="-13.1167504152265" calcext:value-type="float">
            <text:p>-13.1167504152265</text:p>
          </table:table-cell>
          <table:table-cell office:value-type="float" office:value="48.3434923615495" calcext:value-type="float">
            <text:p>48.343492361549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62" calcext:value-type="float">
            <text:p>2062</text:p>
          </table:table-cell>
          <table:table-cell office:value-type="float" office:value="2794" calcext:value-type="float">
            <text:p>2794</text:p>
          </table:table-cell>
          <table:table-cell office:value-type="float" office:value="1.801" calcext:value-type="float">
            <text:p>1.801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03421" calcext:value-type="float">
            <text:p>0.03421</text:p>
          </table:table-cell>
          <table:table-cell office:value-type="float" office:value="0.00105" calcext:value-type="float">
            <text:p>0.00105</text:p>
          </table:table-cell>
          <table:table-cell table:formula="of:=[.R20]+[.AD21]" office:value-type="float" office:value="23.805" calcext:value-type="float">
            <text:p>23.805</text:p>
          </table:table-cell>
          <table:table-cell office:value-type="float" office:value="0.02884" calcext:value-type="float">
            <text:p>0.02884</text:p>
          </table:table-cell>
          <table:table-cell office:value-type="float" office:value="0.000004736" calcext:value-type="float">
            <text:p>4.736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V21])/[.V21]))" office:value-type="float" office:value="2.22164663884187" calcext:value-type="float">
            <text:p>2.22164663884187</text:p>
          </table:table-cell>
          <table:table-cell/>
          <table:table-cell table:formula="of:=10^([.B21]/20)" office:value-type="float" office:value="0.19726841537908" calcext:value-type="float">
            <text:p>0.19726841537908</text:p>
          </table:table-cell>
          <table:table-cell table:formula="of:=10^([.D21]/20)" office:value-type="float" office:value="0.965396689507697" calcext:value-type="float">
            <text:p>0.965396689507697</text:p>
          </table:table-cell>
          <table:table-cell table:formula="of:==20*LOG10(ABS(1-[.Y21]^2-[.Z21]^2))" office:value-type="float" office:value="-30.7238106442196" calcext:value-type="float">
            <text:p>-30.7238106442196</text:p>
          </table:table-cell>
          <table:table-cell table:formula="of:=20*LOG10(ABS(1-[.Z21]))" office:value-type="float" office:value="-29.21764700694" calcext:value-type="float">
            <text:p>-29.21764700694</text:p>
          </table:table-cell>
          <table:table-cell/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.9520953377206" calcext:value-type="float">
            <text:p>-15.9520953377206</text:p>
          </table:table-cell>
          <table:table-cell office:value-type="float" office:value="135.104174802703" calcext:value-type="float">
            <text:p>135.104174802703</text:p>
          </table:table-cell>
          <table:table-cell office:value-type="float" office:value="-0.188969049048024" calcext:value-type="float">
            <text:p>-0.188969049048024</text:p>
          </table:table-cell>
          <table:table-cell office:value-type="float" office:value="3.12882916217301" calcext:value-type="float">
            <text:p>3.12882916217301</text:p>
          </table:table-cell>
          <table:table-cell office:value-type="float" office:value="-0.188969049048024" calcext:value-type="float">
            <text:p>-0.188969049048024</text:p>
          </table:table-cell>
          <table:table-cell office:value-type="float" office:value="3.12882916217301" calcext:value-type="float">
            <text:p>3.12882916217301</text:p>
          </table:table-cell>
          <table:table-cell office:value-type="float" office:value="-15.2248382996804" calcext:value-type="float">
            <text:p>-15.2248382996804</text:p>
          </table:table-cell>
          <table:table-cell office:value-type="float" office:value="51.1040576954479" calcext:value-type="float">
            <text:p>51.10405769544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94" calcext:value-type="float">
            <text:p>2594</text:p>
          </table:table-cell>
          <table:table-cell office:value-type="float" office:value="3497" calcext:value-type="float">
            <text:p>3497</text:p>
          </table:table-cell>
          <table:table-cell office:value-type="float" office:value="1.804" calcext:value-type="float">
            <text:p>1.804</text:p>
          </table:table-cell>
          <table:table-cell office:value-type="float" office:value="0.2795" calcext:value-type="float">
            <text:p>0.2795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.001145" calcext:value-type="float">
            <text:p>0.001145</text:p>
          </table:table-cell>
          <table:table-cell table:formula="of:=[.R21]+[.AD22]" office:value-type="float" office:value="25.936" calcext:value-type="float">
            <text:p>25.936</text:p>
          </table:table-cell>
          <table:table-cell office:value-type="float" office:value="0.07133" calcext:value-type="float">
            <text:p>0.07133</text:p>
          </table:table-cell>
          <table:table-cell office:value-type="float" office:value="0.000004456" calcext:value-type="float">
            <text:p>4.456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V22])/[.V22]))" office:value-type="float" office:value="1.21973087338635" calcext:value-type="float">
            <text:p>1.21973087338635</text:p>
          </table:table-cell>
          <table:table-cell/>
          <table:table-cell table:formula="of:=10^([.B22]/20)" office:value-type="float" office:value="0.159365838868217" calcext:value-type="float">
            <text:p>0.159365838868217</text:p>
          </table:table-cell>
          <table:table-cell table:formula="of:=10^([.D22]/20)" office:value-type="float" office:value="0.978479086133637" calcext:value-type="float">
            <text:p>0.978479086133637</text:p>
          </table:table-cell>
          <table:table-cell table:formula="of:==20*LOG10(ABS(1-[.Y22]^2-[.Z22]^2))" office:value-type="float" office:value="-35.2989263920181" calcext:value-type="float">
            <text:p>-35.2989263920181</text:p>
          </table:table-cell>
          <table:table-cell table:formula="of:=20*LOG10(ABS(1-[.Z22]))" office:value-type="float" office:value="-33.342785813745" calcext:value-type="float">
            <text:p>-33.342785813745</text:p>
          </table:table-cell>
          <table:table-cell/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7.2619330594406" calcext:value-type="float">
            <text:p>-17.2619330594406</text:p>
          </table:table-cell>
          <table:table-cell office:value-type="float" office:value="132.620008740832" calcext:value-type="float">
            <text:p>132.620008740832</text:p>
          </table:table-cell>
          <table:table-cell office:value-type="float" office:value="-0.117543491019291" calcext:value-type="float">
            <text:p>-0.117543491019291</text:p>
          </table:table-cell>
          <table:table-cell office:value-type="float" office:value="-1.24521239073503" calcext:value-type="float">
            <text:p>-1.24521239073503</text:p>
          </table:table-cell>
          <table:table-cell office:value-type="float" office:value="-0.117543491019291" calcext:value-type="float">
            <text:p>-0.117543491019291</text:p>
          </table:table-cell>
          <table:table-cell office:value-type="float" office:value="-1.24521239073503" calcext:value-type="float">
            <text:p>-1.24521239073503</text:p>
          </table:table-cell>
          <table:table-cell office:value-type="float" office:value="-17.1590162477196" calcext:value-type="float">
            <text:p>-17.1590162477196</text:p>
          </table:table-cell>
          <table:table-cell office:value-type="float" office:value="42.8647059547115" calcext:value-type="float">
            <text:p>42.86470595471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66" calcext:value-type="float">
            <text:p>3366</text:p>
          </table:table-cell>
          <table:table-cell office:value-type="float" office:value="4544" calcext:value-type="float">
            <text:p>4544</text:p>
          </table:table-cell>
          <table:table-cell office:value-type="float" office:value="1.801" calcext:value-type="float">
            <text:p>1.801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05558" calcext:value-type="float">
            <text:p>0.05558</text:p>
          </table:table-cell>
          <table:table-cell office:value-type="float" office:value="0.001641" calcext:value-type="float">
            <text:p>0.001641</text:p>
          </table:table-cell>
          <table:table-cell table:formula="of:=[.R22]+[.AD23]" office:value-type="float" office:value="28.144" calcext:value-type="float">
            <text:p>28.144</text:p>
          </table:table-cell>
          <table:table-cell office:value-type="float" office:value="0.08607" calcext:value-type="float">
            <text:p>0.08607</text:p>
          </table:table-cell>
          <table:table-cell office:value-type="float" office:value="0.000004432" calcext:value-type="float">
            <text:p>4.432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V23])/[.V23]))" office:value-type="float" office:value="-0.537455814688093" calcext:value-type="float">
            <text:p>-0.537455814688093</text:p>
          </table:table-cell>
          <table:table-cell/>
          <table:table-cell table:formula="of:=10^([.B23]/20)" office:value-type="float" office:value="0.137057670805431" calcext:value-type="float">
            <text:p>0.137057670805431</text:p>
          </table:table-cell>
          <table:table-cell table:formula="of:=10^([.D23]/20)" office:value-type="float" office:value="0.98655846074501" calcext:value-type="float">
            <text:p>0.98655846074501</text:p>
          </table:table-cell>
          <table:table-cell table:formula="of:==20*LOG10(ABS(1-[.Y23]^2-[.Z23]^2))" office:value-type="float" office:value="-42.0281306037258" calcext:value-type="float">
            <text:p>-42.0281306037258</text:p>
          </table:table-cell>
          <table:table-cell table:formula="of:=20*LOG10(ABS(1-[.Z23]))" office:value-type="float" office:value="-37.4310199058953" calcext:value-type="float">
            <text:p>-37.4310199058953</text:p>
          </table:table-cell>
          <table:table-cell/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1.5748163924958" calcext:value-type="float">
            <text:p>-21.5748163924958</text:p>
          </table:table-cell>
          <table:table-cell office:value-type="float" office:value="94.8622728511653" calcext:value-type="float">
            <text:p>94.8622728511653</text:p>
          </table:table-cell>
          <table:table-cell office:value-type="float" office:value="-0.0585445610166471" calcext:value-type="float">
            <text:p>-0.058544561016647</text:p>
          </table:table-cell>
          <table:table-cell office:value-type="float" office:value="-1.03088206207795" calcext:value-type="float">
            <text:p>-1.03088206207795</text:p>
          </table:table-cell>
          <table:table-cell office:value-type="float" office:value="-0.0585445610166471" calcext:value-type="float">
            <text:p>-0.058544561016647</text:p>
          </table:table-cell>
          <table:table-cell office:value-type="float" office:value="-1.03088206207795" calcext:value-type="float">
            <text:p>-1.03088206207795</text:p>
          </table:table-cell>
          <table:table-cell office:value-type="float" office:value="-21.4285499728658" calcext:value-type="float">
            <text:p>-21.4285499728658</text:p>
          </table:table-cell>
          <table:table-cell office:value-type="float" office:value="80.7175578354194" calcext:value-type="float">
            <text:p>80.71755783541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86" calcext:value-type="float">
            <text:p>4186</text:p>
          </table:table-cell>
          <table:table-cell office:value-type="float" office:value="5601" calcext:value-type="float">
            <text:p>5601</text:p>
          </table:table-cell>
          <table:table-cell office:value-type="float" office:value="1.88" calcext:value-type="float">
            <text:p>1.88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6425" calcext:value-type="float">
            <text:p>0.06425</text:p>
          </table:table-cell>
          <table:table-cell office:value-type="float" office:value="0.00189" calcext:value-type="float">
            <text:p>0.00189</text:p>
          </table:table-cell>
          <table:table-cell table:formula="of:=[.R23]+[.AD24]" office:value-type="float" office:value="30.597" calcext:value-type="float">
            <text:p>30.597</text:p>
          </table:table-cell>
          <table:table-cell office:value-type="float" office:value="0.08924" calcext:value-type="float">
            <text:p>0.08924</text:p>
          </table:table-cell>
          <table:table-cell office:value-type="float" office:value="0.00000332" calcext:value-type="float">
            <text:p>3.32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V24])/[.V24]))" office:value-type="float" office:value="-0.442545433260145" calcext:value-type="float">
            <text:p>-0.442545433260145</text:p>
          </table:table-cell>
          <table:table-cell/>
          <table:table-cell table:formula="of:=10^([.B24]/20)" office:value-type="float" office:value="0.083417886142387" calcext:value-type="float">
            <text:p>0.083417886142387</text:p>
          </table:table-cell>
          <table:table-cell table:formula="of:=10^([.D24]/20)" office:value-type="float" office:value="0.993282472469447" calcext:value-type="float">
            <text:p>0.993282472469447</text:p>
          </table:table-cell>
          <table:table-cell table:formula="of:==20*LOG10(ABS(1-[.Y24]^2-[.Z24]^2))" office:value-type="float" office:value="-43.8339082701392" calcext:value-type="float">
            <text:p>-43.8339082701392</text:p>
          </table:table-cell>
          <table:table-cell table:formula="of:=20*LOG10(ABS(1-[.Z24]))" office:value-type="float" office:value="-43.4558109002995" calcext:value-type="float">
            <text:p>-43.4558109002995</text:p>
          </table:table-cell>
          <table:table-cell/>
          <table:table-cell office:value-type="float" office:value="2.453" calcext:value-type="float">
            <text:p>2.45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3.7220204193198" calcext:value-type="float">
            <text:p>-23.7220204193198</text:p>
          </table:table-cell>
          <table:table-cell office:value-type="float" office:value="68.9438017281717" calcext:value-type="float">
            <text:p>68.9438017281717</text:p>
          </table:table-cell>
          <table:table-cell office:value-type="float" office:value="-0.0403748991779423" calcext:value-type="float">
            <text:p>-0.040374899177942</text:p>
          </table:table-cell>
          <table:table-cell office:value-type="float" office:value="-4.1786306283768" calcext:value-type="float">
            <text:p>-4.1786306283768</text:p>
          </table:table-cell>
          <table:table-cell office:value-type="float" office:value="-0.0403748991779423" calcext:value-type="float">
            <text:p>-0.040374899177942</text:p>
          </table:table-cell>
          <table:table-cell office:value-type="float" office:value="-4.1786306283768" calcext:value-type="float">
            <text:p>-4.1786306283768</text:p>
          </table:table-cell>
          <table:table-cell office:value-type="float" office:value="-23.7488606489006" calcext:value-type="float">
            <text:p>-23.7488606489006</text:p>
          </table:table-cell>
          <table:table-cell office:value-type="float" office:value="99.7583661916988" calcext:value-type="float">
            <text:p>99.75836619169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593" calcext:value-type="float">
            <text:p>5593</text:p>
          </table:table-cell>
          <table:table-cell office:value-type="float" office:value="7409" calcext:value-type="float">
            <text:p>7409</text:p>
          </table:table-cell>
          <table:table-cell office:value-type="float" office:value="1.884" calcext:value-type="float">
            <text:p>1.884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0217" calcext:value-type="float">
            <text:p>0.00217</text:p>
          </table:table-cell>
          <table:table-cell table:formula="of:=[.R24]+[.AD25]" office:value-type="float" office:value="33.326" calcext:value-type="float">
            <text:p>33.326</text:p>
          </table:table-cell>
          <table:table-cell office:value-type="float" office:value="0.06657" calcext:value-type="float">
            <text:p>0.06657</text:p>
          </table:table-cell>
          <table:table-cell office:value-type="float" office:value="0.000003462" calcext:value-type="float">
            <text:p>3.462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V25])/[.V25]))" office:value-type="float" office:value="-1.95287139374728" calcext:value-type="float">
            <text:p>-1.95287139374728</text:p>
          </table:table-cell>
          <table:table-cell/>
          <table:table-cell table:formula="of:=10^([.B25]/20)" office:value-type="float" office:value="0.0651476836817887" calcext:value-type="float">
            <text:p>0.065147683681789</text:p>
          </table:table-cell>
          <table:table-cell table:formula="of:=10^([.D25]/20)" office:value-type="float" office:value="0.995362454726528" calcext:value-type="float">
            <text:p>0.995362454726528</text:p>
          </table:table-cell>
          <table:table-cell table:formula="of:==20*LOG10(ABS(1-[.Y25]^2-[.Z25]^2))" office:value-type="float" office:value="-46.0043498715353" calcext:value-type="float">
            <text:p>-46.0043498715353</text:p>
          </table:table-cell>
          <table:table-cell table:formula="of:=20*LOG10(ABS(1-[.Z25]))" office:value-type="float" office:value="-46.6742367521828" calcext:value-type="float">
            <text:p>-46.6742367521828</text:p>
          </table:table-cell>
          <table:table-cell/>
          <table:table-cell office:value-type="float" office:value="2.729" calcext:value-type="float">
            <text:p>2.72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6.5042672008355" calcext:value-type="float">
            <text:p>-26.5042672008355</text:p>
          </table:table-cell>
          <table:table-cell office:value-type="float" office:value="86.3676964040514" calcext:value-type="float">
            <text:p>86.3676964040514</text:p>
          </table:table-cell>
          <table:table-cell office:value-type="float" office:value="-0.0269577119805563" calcext:value-type="float">
            <text:p>-0.026957711980556</text:p>
          </table:table-cell>
          <table:table-cell office:value-type="float" office:value="-7.14755962348052" calcext:value-type="float">
            <text:p>-7.14755962348052</text:p>
          </table:table-cell>
          <table:table-cell office:value-type="float" office:value="-0.0269577119805563" calcext:value-type="float">
            <text:p>-0.026957711980556</text:p>
          </table:table-cell>
          <table:table-cell office:value-type="float" office:value="-7.14755962348052" calcext:value-type="float">
            <text:p>-7.14755962348052</text:p>
          </table:table-cell>
          <table:table-cell office:value-type="float" office:value="-26.3586928844982" calcext:value-type="float">
            <text:p>-26.3586928844982</text:p>
          </table:table-cell>
          <table:table-cell office:value-type="float" office:value="77.0048079113642" calcext:value-type="float">
            <text:p>77.00480791136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435" calcext:value-type="float">
            <text:p>7435</text:p>
          </table:table-cell>
          <table:table-cell office:value-type="float" office:value="9704" calcext:value-type="float">
            <text:p>9704</text:p>
          </table:table-cell>
          <table:table-cell office:value-type="float" office:value="1.896" calcext:value-type="float">
            <text:p>1.896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002659" calcext:value-type="float">
            <text:p>0.002659</text:p>
          </table:table-cell>
          <table:table-cell table:formula="of:=[.R25]+[.AD26]" office:value-type="float" office:value="36.262" calcext:value-type="float">
            <text:p>36.262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00001729" calcext:value-type="float">
            <text:p>1.729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V26])/[.V26]))" office:value-type="float" office:value="-3.66735301622885" calcext:value-type="float">
            <text:p>-3.66735301622885</text:p>
          </table:table-cell>
          <table:table-cell/>
          <table:table-cell table:formula="of:=10^([.B26]/20)" office:value-type="float" office:value="0.0472918866465335" calcext:value-type="float">
            <text:p>0.047291886646534</text:p>
          </table:table-cell>
          <table:table-cell table:formula="of:=10^([.D26]/20)" office:value-type="float" office:value="0.996901189966441" calcext:value-type="float">
            <text:p>0.996901189966441</text:p>
          </table:table-cell>
          <table:table-cell table:formula="of:==20*LOG10(ABS(1-[.Y26]^2-[.Z26]^2))" office:value-type="float" office:value="-48.0647714829492" calcext:value-type="float">
            <text:p>-48.0647714829492</text:p>
          </table:table-cell>
          <table:table-cell table:formula="of:=20*LOG10(ABS(1-[.Z26]))" office:value-type="float" office:value="-50.1761009302381" calcext:value-type="float">
            <text:p>-50.1761009302381</text:p>
          </table:table-cell>
          <table:table-cell/>
          <table:table-cell office:value-type="float" office:value="2.936" calcext:value-type="float">
            <text:p>2.93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3.6209940754699" calcext:value-type="float">
            <text:p>-23.6209940754699</text:p>
          </table:table-cell>
          <table:table-cell office:value-type="float" office:value="89.3222902877465" calcext:value-type="float">
            <text:p>89.3222902877465</text:p>
          </table:table-cell>
          <table:table-cell office:value-type="float" office:value="-0.0382959532739652" calcext:value-type="float">
            <text:p>-0.038295953273965</text:p>
          </table:table-cell>
          <table:table-cell office:value-type="float" office:value="-9.42777120997923" calcext:value-type="float">
            <text:p>-9.42777120997923</text:p>
          </table:table-cell>
          <table:table-cell office:value-type="float" office:value="-0.0382959532739652" calcext:value-type="float">
            <text:p>-0.038295953273965</text:p>
          </table:table-cell>
          <table:table-cell office:value-type="float" office:value="-9.42777120997923" calcext:value-type="float">
            <text:p>-9.42777120997923</text:p>
          </table:table-cell>
          <table:table-cell office:value-type="float" office:value="-23.5116080393203" calcext:value-type="float">
            <text:p>-23.5116080393203</text:p>
          </table:table-cell>
          <table:table-cell office:value-type="float" office:value="72.33973785313" calcext:value-type="float">
            <text:p>72.339737853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316" calcext:value-type="float">
            <text:p>9316</text:p>
          </table:table-cell>
          <table:table-cell office:value-type="float" office:value="12082" calcext:value-type="float">
            <text:p>12082</text:p>
          </table:table-cell>
          <table:table-cell office:value-type="float" office:value="1.996" calcext:value-type="float">
            <text:p>1.996</text:p>
          </table:table-cell>
          <table:table-cell office:value-type="float" office:value="1.702" calcext:value-type="float">
            <text:p>1.70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0278" calcext:value-type="float">
            <text:p>0.00278</text:p>
          </table:table-cell>
          <table:table-cell table:formula="of:=[.R26]+[.AD27]" office:value-type="float" office:value="40.09" calcext:value-type="float">
            <text:p>40.09</text:p>
          </table:table-cell>
          <table:table-cell office:value-type="float" office:value="0.04416" calcext:value-type="float">
            <text:p>0.04416</text:p>
          </table:table-cell>
          <table:table-cell office:value-type="float" office:value="0.000002088" calcext:value-type="float">
            <text:p>2.088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V27])/[.V27]))" office:value-type="float" office:value="-5.26065801205558" calcext:value-type="float">
            <text:p>-5.26065801205558</text:p>
          </table:table-cell>
          <table:table-cell/>
          <table:table-cell table:formula="of:=10^([.B27]/20)" office:value-type="float" office:value="0.0659098458975663" calcext:value-type="float">
            <text:p>0.065909845897566</text:p>
          </table:table-cell>
          <table:table-cell table:formula="of:=10^([.D27]/20)" office:value-type="float" office:value="0.995600720747128" calcext:value-type="float">
            <text:p>0.995600720747128</text:p>
          </table:table-cell>
          <table:table-cell table:formula="of:==20*LOG10(ABS(1-[.Y27]^2-[.Z27]^2))" office:value-type="float" office:value="-47.0619374249296" calcext:value-type="float">
            <text:p>-47.0619374249296</text:p>
          </table:table-cell>
          <table:table-cell table:formula="of:=20*LOG10(ABS(1-[.Z27]))" office:value-type="float" office:value="-47.1323693890961" calcext:value-type="float">
            <text:p>-47.1323693890961</text:p>
          </table:table-cell>
          <table:table-cell/>
          <table:table-cell office:value-type="float" office:value="3.828" calcext:value-type="float">
            <text:p>3.82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3.0724003636884" calcext:value-type="float">
            <text:p>-23.0724003636884</text:p>
          </table:table-cell>
          <table:table-cell office:value-type="float" office:value="88.1754487741868" calcext:value-type="float">
            <text:p>88.1754487741868</text:p>
          </table:table-cell>
          <table:table-cell office:value-type="float" office:value="-0.0318525289490123" calcext:value-type="float">
            <text:p>-0.031852528949012</text:p>
          </table:table-cell>
          <table:table-cell office:value-type="float" office:value="-11.2507396146192" calcext:value-type="float">
            <text:p>-11.2507396146192</text:p>
          </table:table-cell>
          <table:table-cell office:value-type="float" office:value="-0.0318525289490123" calcext:value-type="float">
            <text:p>-0.031852528949012</text:p>
          </table:table-cell>
          <table:table-cell office:value-type="float" office:value="-11.2507396146192" calcext:value-type="float">
            <text:p>-11.2507396146192</text:p>
          </table:table-cell>
          <table:table-cell office:value-type="float" office:value="-23.099518848314" calcext:value-type="float">
            <text:p>-23.099518848314</text:p>
          </table:table-cell>
          <table:table-cell office:value-type="float" office:value="69.7155621772071" calcext:value-type="float">
            <text:p>69.71556217720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455" calcext:value-type="float">
            <text:p>11455</text:p>
          </table:table-cell>
          <table:table-cell office:value-type="float" office:value="14739" calcext:value-type="float">
            <text:p>14739</text:p>
          </table:table-cell>
          <table:table-cell office:value-type="float" office:value="1.977" calcext:value-type="float">
            <text:p>1.977</text:p>
          </table:table-cell>
          <table:table-cell office:value-type="float" office:value="2.031" calcext:value-type="float">
            <text:p>2.031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003178" calcext:value-type="float">
            <text:p>0.003178</text:p>
          </table:table-cell>
          <table:table-cell table:formula="of:=[.R27]+[.AD28]" office:value-type="float" office:value="44.258" calcext:value-type="float">
            <text:p>44.258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0.000001015" calcext:value-type="float">
            <text:p>1.015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V28])/[.V28]))" office:value-type="float" office:value="-6.78505070251504" calcext:value-type="float">
            <text:p>-6.78505070251504</text:p>
          </table:table-cell>
          <table:table-cell/>
          <table:table-cell table:formula="of:=10^([.B28]/20)" office:value-type="float" office:value="0.0702069298611998" calcext:value-type="float">
            <text:p>0.0702069298612</text:p>
          </table:table-cell>
          <table:table-cell table:formula="of:=10^([.D28]/20)" office:value-type="float" office:value="0.996339557895162" calcext:value-type="float">
            <text:p>0.996339557895162</text:p>
          </table:table-cell>
          <table:table-cell table:formula="of:==20*LOG10(ABS(1-[.Y28]^2-[.Z28]^2))" office:value-type="float" office:value="-52.4740377756761" calcext:value-type="float">
            <text:p>-52.4740377756761</text:p>
          </table:table-cell>
          <table:table-cell table:formula="of:=20*LOG10(ABS(1-[.Z28]))" office:value-type="float" office:value="-48.7293291549761" calcext:value-type="float">
            <text:p>-48.7293291549761</text:p>
          </table:table-cell>
          <table:table-cell/>
          <table:table-cell office:value-type="float" office:value="4.168" calcext:value-type="float">
            <text:p>4.16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4.1960445386036" calcext:value-type="float">
            <text:p>-24.1960445386036</text:p>
          </table:table-cell>
          <table:table-cell office:value-type="float" office:value="85.2356513502097" calcext:value-type="float">
            <text:p>85.2356513502097</text:p>
          </table:table-cell>
          <table:table-cell office:value-type="float" office:value="-0.0236275272841548" calcext:value-type="float">
            <text:p>-0.023627527284155</text:p>
          </table:table-cell>
          <table:table-cell office:value-type="float" office:value="-12.009079439281" calcext:value-type="float">
            <text:p>-12.009079439281</text:p>
          </table:table-cell>
          <table:table-cell office:value-type="float" office:value="-0.0236275272841548" calcext:value-type="float">
            <text:p>-0.023627527284155</text:p>
          </table:table-cell>
          <table:table-cell office:value-type="float" office:value="-12.009079439281" calcext:value-type="float">
            <text:p>-12.009079439281</text:p>
          </table:table-cell>
          <table:table-cell office:value-type="float" office:value="-24.1417598967599" calcext:value-type="float">
            <text:p>-24.1417598967599</text:p>
          </table:table-cell>
          <table:table-cell office:value-type="float" office:value="70.8268885959508" calcext:value-type="float">
            <text:p>70.82688859595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787" calcext:value-type="float">
            <text:p>13787</text:p>
          </table:table-cell>
          <table:table-cell office:value-type="float" office:value="17623" calcext:value-type="float">
            <text:p>17623</text:p>
          </table:table-cell>
          <table:table-cell office:value-type="float" office:value="2.005" calcext:value-type="float">
            <text:p>2.005</text:p>
          </table:table-cell>
          <table:table-cell office:value-type="float" office:value="2.486" calcext:value-type="float">
            <text:p>2.486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003894" calcext:value-type="float">
            <text:p>0.003894</text:p>
          </table:table-cell>
          <table:table-cell table:formula="of:=[.R28]+[.AD29]" office:value-type="float" office:value="48.943" calcext:value-type="float">
            <text:p>48.943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000007081" calcext:value-type="float">
            <text:p>7.081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V29])/[.V29]))" office:value-type="float" office:value="-7.50746061911145" calcext:value-type="float">
            <text:p>-7.50746061911145</text:p>
          </table:table-cell>
          <table:table-cell/>
          <table:table-cell table:formula="of:=10^([.B29]/20)" office:value-type="float" office:value="0.061687585658582" calcext:value-type="float">
            <text:p>0.061687585658582</text:p>
          </table:table-cell>
          <table:table-cell table:formula="of:=10^([.D29]/20)" office:value-type="float" office:value="0.997283476839437" calcext:value-type="float">
            <text:p>0.997283476839437</text:p>
          </table:table-cell>
          <table:table-cell table:formula="of:==20*LOG10(ABS(1-[.Y29]^2-[.Z29]^2))" office:value-type="float" office:value="-55.8080452655521" calcext:value-type="float">
            <text:p>-55.8080452655521</text:p>
          </table:table-cell>
          <table:table-cell table:formula="of:=20*LOG10(ABS(1-[.Z29]))" office:value-type="float" office:value="-51.3197317580365" calcext:value-type="float">
            <text:p>-51.3197317580365</text:p>
          </table:table-cell>
          <table:table-cell/>
          <table:table-cell office:value-type="float" office:value="4.685" calcext:value-type="float">
            <text:p>4.68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4.0131908372908" calcext:value-type="float">
            <text:p>-24.0131908372908</text:p>
          </table:table-cell>
          <table:table-cell office:value-type="float" office:value="86.143051521701" calcext:value-type="float">
            <text:p>86.143051521701</text:p>
          </table:table-cell>
          <table:table-cell office:value-type="float" office:value="-0.0251878402307837" calcext:value-type="float">
            <text:p>-0.025187840230784</text:p>
          </table:table-cell>
          <table:table-cell office:value-type="float" office:value="-13.0192228356586" calcext:value-type="float">
            <text:p>-13.0192228356586</text:p>
          </table:table-cell>
          <table:table-cell office:value-type="float" office:value="-0.0251878402307837" calcext:value-type="float">
            <text:p>-0.025187840230784</text:p>
          </table:table-cell>
          <table:table-cell office:value-type="float" office:value="-13.0192228356586" calcext:value-type="float">
            <text:p>-13.0192228356586</text:p>
          </table:table-cell>
          <table:table-cell office:value-type="float" office:value="-23.9519469751337" calcext:value-type="float">
            <text:p>-23.9519469751337</text:p>
          </table:table-cell>
          <table:table-cell office:value-type="float" office:value="67.9320512620691" calcext:value-type="float">
            <text:p>67.93205126206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64" calcext:value-type="float">
            <text:p>17064</text:p>
          </table:table-cell>
          <table:table-cell office:value-type="float" office:value="21687" calcext:value-type="float">
            <text:p>21687</text:p>
          </table:table-cell>
          <table:table-cell office:value-type="float" office:value="2.03" calcext:value-type="float">
            <text:p>2.03</text:p>
          </table:table-cell>
          <table:table-cell office:value-type="float" office:value="3.13" calcext:value-type="float">
            <text:p>3.13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00518" calcext:value-type="float">
            <text:p>0.00518</text:p>
          </table:table-cell>
          <table:table-cell table:formula="of:=[.R29]+[.AD30]" office:value-type="float" office:value="54.346" calcext:value-type="float">
            <text:p>54.346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000006804" calcext:value-type="float">
            <text:p>6.804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0]-[.V30])/[.V30]))" office:value-type="float" office:value="-8.57374414048937" calcext:value-type="float">
            <text:p>-8.57374414048937</text:p>
          </table:table-cell>
          <table:table-cell/>
          <table:table-cell table:formula="of:=10^([.B30]/20)" office:value-type="float" office:value="0.0629999867531334" calcext:value-type="float">
            <text:p>0.062999986753133</text:p>
          </table:table-cell>
          <table:table-cell table:formula="of:=10^([.D30]/20)" office:value-type="float" office:value="0.997104343252805" calcext:value-type="float">
            <text:p>0.997104343252805</text:p>
          </table:table-cell>
          <table:table-cell table:formula="of:==20*LOG10(ABS(1-[.Y30]^2-[.Z30]^2))" office:value-type="float" office:value="-54.8275879231337" calcext:value-type="float">
            <text:p>-54.8275879231337</text:p>
          </table:table-cell>
          <table:table-cell table:formula="of:=20*LOG10(ABS(1-[.Z30]))" office:value-type="float" office:value="-50.7650584187946" calcext:value-type="float">
            <text:p>-50.7650584187946</text:p>
          </table:table-cell>
          <table:table-cell/>
          <table:table-cell office:value-type="float" office:value="5.403" calcext:value-type="float">
            <text:p>5.40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3.5636722188089" calcext:value-type="float">
            <text:p>-23.5636722188089</text:p>
          </table:table-cell>
          <table:table-cell office:value-type="float" office:value="80.6575726109461" calcext:value-type="float">
            <text:p>80.6575726109461</text:p>
          </table:table-cell>
          <table:table-cell office:value-type="float" office:value="-0.0263695479214628" calcext:value-type="float">
            <text:p>-0.026369547921463</text:p>
          </table:table-cell>
          <table:table-cell office:value-type="float" office:value="-13.5210113257052" calcext:value-type="float">
            <text:p>-13.5210113257052</text:p>
          </table:table-cell>
          <table:table-cell office:value-type="float" office:value="-0.0263695479214628" calcext:value-type="float">
            <text:p>-0.026369547921463</text:p>
          </table:table-cell>
          <table:table-cell office:value-type="float" office:value="-13.5210113257052" calcext:value-type="float">
            <text:p>-13.5210113257052</text:p>
          </table:table-cell>
          <table:table-cell office:value-type="float" office:value="-23.474099651843" calcext:value-type="float">
            <text:p>-23.474099651843</text:p>
          </table:table-cell>
          <table:table-cell office:value-type="float" office:value="72.2077966468244" calcext:value-type="float">
            <text:p>72.20779664682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409" calcext:value-type="float">
            <text:p>23409</text:p>
          </table:table-cell>
          <table:table-cell office:value-type="float" office:value="29515" calcext:value-type="float">
            <text:p>29515</text:p>
          </table:table-cell>
          <table:table-cell office:value-type="float" office:value="2.157" calcext:value-type="float">
            <text:p>2.157</text:p>
          </table:table-cell>
          <table:table-cell office:value-type="float" office:value="4.313" calcext:value-type="float">
            <text:p>4.313</text:p>
          </table:table-cell>
          <table:table-cell office:value-type="float" office:value="0.3303" calcext:value-type="float">
            <text:p>0.3303</text:p>
          </table:table-cell>
          <table:table-cell office:value-type="float" office:value="0.007599" calcext:value-type="float">
            <text:p>0.007599</text:p>
          </table:table-cell>
          <table:table-cell table:formula="of:=[.R30]+[.AD31]" office:value-type="float" office:value="61.154" calcext:value-type="float">
            <text:p>61.154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00006786" calcext:value-type="float">
            <text:p>6.786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1]-[.V31])/[.V31]))" office:value-type="float" office:value="-9.15641800449446" calcext:value-type="float">
            <text:p>-9.15641800449446</text:p>
          </table:table-cell>
          <table:table-cell/>
          <table:table-cell table:formula="of:=10^([.B31]/20)" office:value-type="float" office:value="0.0663462512541088" calcext:value-type="float">
            <text:p>0.066346251254109</text:p>
          </table:table-cell>
          <table:table-cell table:formula="of:=10^([.D31]/20)" office:value-type="float" office:value="0.996968697306197" calcext:value-type="float">
            <text:p>0.996968697306197</text:p>
          </table:table-cell>
          <table:table-cell table:formula="of:==20*LOG10(ABS(1-[.Y31]^2-[.Z31]^2))" office:value-type="float" office:value="-55.6419470282934" calcext:value-type="float">
            <text:p>-55.6419470282934</text:p>
          </table:table-cell>
          <table:table-cell table:formula="of:=20*LOG10(ABS(1-[.Z31]))" office:value-type="float" office:value="-50.3674138910263" calcext:value-type="float">
            <text:p>-50.3674138910263</text:p>
          </table:table-cell>
          <table:table-cell/>
          <table:table-cell office:value-type="float" office:value="6.808" calcext:value-type="float">
            <text:p>6.80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4.5858738069337" calcext:value-type="float">
            <text:p>-24.5858738069337</text:p>
          </table:table-cell>
          <table:table-cell office:value-type="float" office:value="76.5547483983461" calcext:value-type="float">
            <text:p>76.5547483983461</text:p>
          </table:table-cell>
          <table:table-cell office:value-type="float" office:value="-0.0184352178190049" calcext:value-type="float">
            <text:p>-0.018435217819005</text:p>
          </table:table-cell>
          <table:table-cell office:value-type="float" office:value="-14.4324616363707" calcext:value-type="float">
            <text:p>-14.4324616363707</text:p>
          </table:table-cell>
          <table:table-cell office:value-type="float" office:value="-0.0184352178190049" calcext:value-type="float">
            <text:p>-0.018435217819005</text:p>
          </table:table-cell>
          <table:table-cell office:value-type="float" office:value="-14.4324616363707" calcext:value-type="float">
            <text:p>-14.4324616363707</text:p>
          </table:table-cell>
          <table:table-cell office:value-type="float" office:value="-24.5908146805778" calcext:value-type="float">
            <text:p>-24.5908146805778</text:p>
          </table:table-cell>
          <table:table-cell office:value-type="float" office:value="74.3000788056817" calcext:value-type="float">
            <text:p>74.30007880568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426" calcext:value-type="float">
            <text:p>32426</text:p>
          </table:table-cell>
          <table:table-cell office:value-type="float" office:value="40692" calcext:value-type="float">
            <text:p>40692</text:p>
          </table:table-cell>
          <table:table-cell office:value-type="float" office:value="2.126" calcext:value-type="float">
            <text:p>2.126</text:p>
          </table:table-cell>
          <table:table-cell office:value-type="float" office:value="5.815" calcext:value-type="float">
            <text:p>5.815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01161" calcext:value-type="float">
            <text:p>0.01161</text:p>
          </table:table-cell>
          <table:table-cell table:formula="of:=[.R31]+[.AD32]" office:value-type="float" office:value="69.603" calcext:value-type="float">
            <text:p>69.603</text:p>
          </table:table-cell>
          <table:table-cell office:value-type="float" office:value="0.01809" calcext:value-type="float">
            <text:p>0.01809</text:p>
          </table:table-cell>
          <table:table-cell office:value-type="float" office:value="0.0000006414" calcext:value-type="float">
            <text:p>6.414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2]-[.V32])/[.V32]))" office:value-type="float" office:value="-10.326481363804" calcext:value-type="float">
            <text:p>-10.326481363804</text:p>
          </table:table-cell>
          <table:table-cell/>
          <table:table-cell table:formula="of:=10^([.B32]/20)" office:value-type="float" office:value="0.0589802093375601" calcext:value-type="float">
            <text:p>0.05898020933756</text:p>
          </table:table-cell>
          <table:table-cell table:formula="of:=10^([.D32]/20)" office:value-type="float" office:value="0.997879817881223" calcext:value-type="float">
            <text:p>0.997879817881223</text:p>
          </table:table-cell>
          <table:table-cell table:formula="of:==20*LOG10(ABS(1-[.Y32]^2-[.Z32]^2))" office:value-type="float" office:value="-62.4157423331111" calcext:value-type="float">
            <text:p>-62.4157423331111</text:p>
          </table:table-cell>
          <table:table-cell table:formula="of:=20*LOG10(ABS(1-[.Z32]))" office:value-type="float" office:value="-53.4725366513979" calcext:value-type="float">
            <text:p>-53.4725366513979</text:p>
          </table:table-cell>
          <table:table-cell/>
          <table:table-cell office:value-type="float" office:value="8.449" calcext:value-type="float">
            <text:p>8.44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6.0284381191418" calcext:value-type="float">
            <text:p>-26.0284381191418</text:p>
          </table:table-cell>
          <table:table-cell office:value-type="float" office:value="74.1355661385752" calcext:value-type="float">
            <text:p>74.1355661385752</text:p>
          </table:table-cell>
          <table:table-cell office:value-type="float" office:value="-0.0144675820727161" calcext:value-type="float">
            <text:p>-0.014467582072716</text:p>
          </table:table-cell>
          <table:table-cell office:value-type="float" office:value="-15.4538322058636" calcext:value-type="float">
            <text:p>-15.4538322058636</text:p>
          </table:table-cell>
          <table:table-cell office:value-type="float" office:value="-0.0144675820727161" calcext:value-type="float">
            <text:p>-0.014467582072716</text:p>
          </table:table-cell>
          <table:table-cell office:value-type="float" office:value="-15.4538322058636" calcext:value-type="float">
            <text:p>-15.4538322058636</text:p>
          </table:table-cell>
          <table:table-cell office:value-type="float" office:value="-26.0363419991722" calcext:value-type="float">
            <text:p>-26.0363419991722</text:p>
          </table:table-cell>
          <table:table-cell office:value-type="float" office:value="74.8198089020162" calcext:value-type="float">
            <text:p>74.81980890201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282" calcext:value-type="float">
            <text:p>45282</text:p>
          </table:table-cell>
          <table:table-cell office:value-type="float" office:value="56253" calcext:value-type="float">
            <text:p>56253</text:p>
          </table:table-cell>
          <table:table-cell office:value-type="float" office:value="2.187" calcext:value-type="float">
            <text:p>2.187</text:p>
          </table:table-cell>
          <table:table-cell office:value-type="float" office:value="8.287" calcext:value-type="float">
            <text:p>8.287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01336" calcext:value-type="float">
            <text:p>0.01336</text:p>
          </table:table-cell>
          <table:table-cell table:formula="of:=[.R32]+[.AD33]" office:value-type="float" office:value="80.813" calcext:value-type="float">
            <text:p>80.813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000006963" calcext:value-type="float">
            <text:p>6.963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3]-[.V33])/[.V33]))" office:value-type="float" office:value="-11.8573941489534" calcext:value-type="float">
            <text:p>-11.8573941489534</text:p>
          </table:table-cell>
          <table:table-cell/>
          <table:table-cell table:formula="of:=10^([.B33]/20)" office:value-type="float" office:value="0.0499549000123931" calcext:value-type="float">
            <text:p>0.049954900012393</text:p>
          </table:table-cell>
          <table:table-cell table:formula="of:=10^([.D33]/20)" office:value-type="float" office:value="0.99833574447106" calcext:value-type="float">
            <text:p>0.99833574447106</text:p>
          </table:table-cell>
          <table:table-cell table:formula="of:==20*LOG10(ABS(1-[.Y33]^2-[.Z33]^2))" office:value-type="float" office:value="-61.6158298871825" calcext:value-type="float">
            <text:p>-61.6158298871825</text:p>
          </table:table-cell>
          <table:table-cell table:formula="of:=20*LOG10(ABS(1-[.Z33]))" office:value-type="float" office:value="-55.5755998314748" calcext:value-type="float">
            <text:p>-55.5755998314748</text:p>
          </table:table-cell>
          <table:table-cell/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8.4226009468969" calcext:value-type="float">
            <text:p>-28.4226009468969</text:p>
          </table:table-cell>
          <table:table-cell office:value-type="float" office:value="77.3748196724374" calcext:value-type="float">
            <text:p>77.3748196724374</text:p>
          </table:table-cell>
          <table:table-cell office:value-type="float" office:value="-0.00840563938004881" calcext:value-type="float">
            <text:p>-0.008405639380049</text:p>
          </table:table-cell>
          <table:table-cell office:value-type="float" office:value="-16.4079138848111" calcext:value-type="float">
            <text:p>-16.4079138848111</text:p>
          </table:table-cell>
          <table:table-cell office:value-type="float" office:value="-0.00840563938004881" calcext:value-type="float">
            <text:p>-0.008405639380049</text:p>
          </table:table-cell>
          <table:table-cell office:value-type="float" office:value="-16.4079138848111" calcext:value-type="float">
            <text:p>-16.4079138848111</text:p>
          </table:table-cell>
          <table:table-cell office:value-type="float" office:value="-28.4284913174517" calcext:value-type="float">
            <text:p>-28.4284913174517</text:p>
          </table:table-cell>
          <table:table-cell office:value-type="float" office:value="69.8989795193791" calcext:value-type="float">
            <text:p>69.89897951937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8746" calcext:value-type="float">
            <text:p>58746</text:p>
          </table:table-cell>
          <table:table-cell office:value-type="float" office:value="72566" calcext:value-type="float">
            <text:p>72566</text:p>
          </table:table-cell>
          <table:table-cell office:value-type="float" office:value="2.359" calcext:value-type="float">
            <text:p>2.359</text:p>
          </table:table-cell>
          <table:table-cell office:value-type="float" office:value="11.27" calcext:value-type="float">
            <text:p>11.27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01902" calcext:value-type="float">
            <text:p>0.01902</text:p>
          </table:table-cell>
          <table:table-cell table:formula="of:=[.R33]+[.AD34]" office:value-type="float" office:value="95.433" calcext:value-type="float">
            <text:p>95.433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000006424" calcext:value-type="float">
            <text:p>6.424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4]-[.V34])/[.V34]))" office:value-type="float" office:value="-13.5815591289836" calcext:value-type="float">
            <text:p>-13.5815591289836</text:p>
          </table:table-cell>
          <table:table-cell/>
          <table:table-cell table:formula="of:=10^([.B34]/20)" office:value-type="float" office:value="0.0379201417972951" calcext:value-type="float">
            <text:p>0.037920141797295</text:p>
          </table:table-cell>
          <table:table-cell table:formula="of:=10^([.D34]/20)" office:value-type="float" office:value="0.99903273310782" calcext:value-type="float">
            <text:p>0.99903273310782</text:p>
          </table:table-cell>
          <table:table-cell table:formula="of:==20*LOG10(ABS(1-[.Y34]^2-[.Z34]^2))" office:value-type="float" office:value="-66.0963045837486" calcext:value-type="float">
            <text:p>-66.0963045837486</text:p>
          </table:table-cell>
          <table:table-cell table:formula="of:=20*LOG10(ABS(1-[.Z34]))" office:value-type="float" office:value="-60.2890735419521" calcext:value-type="float">
            <text:p>-60.2890735419521</text:p>
          </table:table-cell>
          <table:table-cell/>
          <table:table-cell office:value-type="float" office:value="14.62" calcext:value-type="float">
            <text:p>14.6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9.9569655536325" calcext:value-type="float">
            <text:p>-29.9569655536325</text:p>
          </table:table-cell>
          <table:table-cell office:value-type="float" office:value="70.5981304463528" calcext:value-type="float">
            <text:p>70.5981304463528</text:p>
          </table:table-cell>
          <table:table-cell office:value-type="float" office:value="-0.00671042314926186" calcext:value-type="float">
            <text:p>-0.006710423149262</text:p>
          </table:table-cell>
          <table:table-cell office:value-type="float" office:value="-16.9858671361718" calcext:value-type="float">
            <text:p>-16.9858671361718</text:p>
          </table:table-cell>
          <table:table-cell office:value-type="float" office:value="-0.00671042314926186" calcext:value-type="float">
            <text:p>-0.006710423149262</text:p>
          </table:table-cell>
          <table:table-cell office:value-type="float" office:value="-16.9858671361718" calcext:value-type="float">
            <text:p>-16.9858671361718</text:p>
          </table:table-cell>
          <table:table-cell office:value-type="float" office:value="-29.9088075400415" calcext:value-type="float">
            <text:p>-29.9088075400415</text:p>
          </table:table-cell>
          <table:table-cell office:value-type="float" office:value="75.6602472448355" calcext:value-type="float">
            <text:p>75.66024724483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3003" calcext:value-type="float">
            <text:p>73003</text:p>
          </table:table-cell>
          <table:table-cell office:value-type="float" office:value="89829" calcext:value-type="float">
            <text:p>89829</text:p>
          </table:table-cell>
          <table:table-cell office:value-type="float" office:value="2.466" calcext:value-type="float">
            <text:p>2.466</text:p>
          </table:table-cell>
          <table:table-cell office:value-type="float" office:value="13.92" calcext:value-type="float">
            <text:p>13.92</text:p>
          </table:table-cell>
          <table:table-cell office:value-type="float" office:value="1.337" calcext:value-type="float">
            <text:p>1.337</text:p>
          </table:table-cell>
          <table:table-cell office:value-type="float" office:value="0.0216" calcext:value-type="float">
            <text:p>0.0216</text:p>
          </table:table-cell>
          <table:table-cell table:formula="of:=[.R34]+[.AD35]" office:value-type="float" office:value="113.183" calcext:value-type="float">
            <text:p>113.18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00004602" calcext:value-type="float">
            <text:p>4.602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5]-[.V35])/[.V35]))" office:value-type="float" office:value="-14.821290512693" calcext:value-type="float">
            <text:p>-14.821290512693</text:p>
          </table:table-cell>
          <table:table-cell/>
          <table:table-cell table:formula="of:=10^([.B35]/20)" office:value-type="float" office:value="0.0317798411676768" calcext:value-type="float">
            <text:p>0.031779841167677</text:p>
          </table:table-cell>
          <table:table-cell table:formula="of:=10^([.D35]/20)" office:value-type="float" office:value="0.999227732336728" calcext:value-type="float">
            <text:p>0.999227732336728</text:p>
          </table:table-cell>
          <table:table-cell table:formula="of:==20*LOG10(ABS(1-[.Y35]^2-[.Z35]^2))" office:value-type="float" office:value="-65.449490020505" calcext:value-type="float">
            <text:p>-65.449490020505</text:p>
          </table:table-cell>
          <table:table-cell table:formula="of:=20*LOG10(ABS(1-[.Z35]))" office:value-type="float" office:value="-62.2446429949767" calcext:value-type="float">
            <text:p>-62.2446429949767</text:p>
          </table:table-cell>
          <table:table-cell/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1.2368806870251" calcext:value-type="float">
            <text:p>-31.2368806870251</text:p>
          </table:table-cell>
          <table:table-cell office:value-type="float" office:value="69.9499465749355" calcext:value-type="float">
            <text:p>69.9499465749355</text:p>
          </table:table-cell>
          <table:table-cell office:value-type="float" office:value="-0.00459252059494072" calcext:value-type="float">
            <text:p>-0.004592520594941</text:p>
          </table:table-cell>
          <table:table-cell office:value-type="float" office:value="-17.6940879132153" calcext:value-type="float">
            <text:p>-17.6940879132153</text:p>
          </table:table-cell>
          <table:table-cell office:value-type="float" office:value="-0.00459252059494072" calcext:value-type="float">
            <text:p>-0.004592520594941</text:p>
          </table:table-cell>
          <table:table-cell office:value-type="float" office:value="-17.6940879132153" calcext:value-type="float">
            <text:p>-17.6940879132153</text:p>
          </table:table-cell>
          <table:table-cell office:value-type="float" office:value="-31.2238237144719" calcext:value-type="float">
            <text:p>-31.2238237144719</text:p>
          </table:table-cell>
          <table:table-cell office:value-type="float" office:value="74.8277301007781" calcext:value-type="float">
            <text:p>74.82773010077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0249" calcext:value-type="float">
            <text:p>90249</text:p>
          </table:table-cell>
          <table:table-cell office:value-type="float" office:value="110973" calcext:value-type="float">
            <text:p>110973</text:p>
          </table:table-cell>
          <table:table-cell office:value-type="float" office:value="2.82" calcext:value-type="float">
            <text:p>2.82</text:p>
          </table:table-cell>
          <table:table-cell office:value-type="float" office:value="18.91" calcext:value-type="float">
            <text:p>18.91</text:p>
          </table:table-cell>
          <table:table-cell office:value-type="float" office:value="1.721" calcext:value-type="float">
            <text:p>1.721</text:p>
          </table:table-cell>
          <table:table-cell office:value-type="float" office:value="0.02544" calcext:value-type="float">
            <text:p>0.02544</text:p>
          </table:table-cell>
          <table:table-cell table:formula="of:=[.R35]+[.AD36]" office:value-type="float" office:value="136.663" calcext:value-type="float">
            <text:p>136.663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000002637" calcext:value-type="float">
            <text:p>2.637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6]-[.V36])/[.V36]))" office:value-type="float" office:value="-16.6301386771947" calcext:value-type="float">
            <text:p>-16.6301386771947</text:p>
          </table:table-cell>
          <table:table-cell/>
          <table:table-cell table:formula="of:=10^([.B36]/20)" office:value-type="float" office:value="0.0274255891431012" calcext:value-type="float">
            <text:p>0.027425589143101</text:p>
          </table:table-cell>
          <table:table-cell table:formula="of:=10^([.D36]/20)" office:value-type="float" office:value="0.999471406281852" calcext:value-type="float">
            <text:p>0.999471406281852</text:p>
          </table:table-cell>
          <table:table-cell table:formula="of:==20*LOG10(ABS(1-[.Y36]^2-[.Z36]^2))" office:value-type="float" office:value="-70.3212657973715" calcext:value-type="float">
            <text:p>-70.3212657973715</text:p>
          </table:table-cell>
          <table:table-cell table:formula="of:=20*LOG10(ABS(1-[.Z36]))" office:value-type="float" office:value="-65.5375600473078" calcext:value-type="float">
            <text:p>-65.5375600473078</text:p>
          </table:table-cell>
          <table:table-cell/>
          <table:table-cell office:value-type="float" office:value="23.48" calcext:value-type="float">
            <text:p>23.4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1.989866736711" calcext:value-type="float">
            <text:p>-31.989866736711</text:p>
          </table:table-cell>
          <table:table-cell office:value-type="float" office:value="71.1928440023992" calcext:value-type="float">
            <text:p>71.1928440023992</text:p>
          </table:table-cell>
          <table:table-cell office:value-type="float" office:value="-0.00374127707317561" calcext:value-type="float">
            <text:p>-0.003741277073176</text:p>
          </table:table-cell>
          <table:table-cell office:value-type="float" office:value="-17.9898496295565" calcext:value-type="float">
            <text:p>-17.9898496295565</text:p>
          </table:table-cell>
          <table:table-cell office:value-type="float" office:value="-0.00374127707317561" calcext:value-type="float">
            <text:p>-0.003741277073176</text:p>
          </table:table-cell>
          <table:table-cell office:value-type="float" office:value="-17.9898496295565" calcext:value-type="float">
            <text:p>-17.9898496295565</text:p>
          </table:table-cell>
          <table:table-cell office:value-type="float" office:value="-31.9819495843951" calcext:value-type="float">
            <text:p>-31.9819495843951</text:p>
          </table:table-cell>
          <table:table-cell office:value-type="float" office:value="73.0760348331561" calcext:value-type="float">
            <text:p>73.07603483315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6463" calcext:value-type="float">
            <text:p>106463</text:p>
          </table:table-cell>
          <table:table-cell office:value-type="float" office:value="130769" calcext:value-type="float">
            <text:p>130769</text:p>
          </table:table-cell>
          <table:table-cell office:value-type="float" office:value="2.883" calcext:value-type="float">
            <text:p>2.883</text:p>
          </table:table-cell>
          <table:table-cell office:value-type="float" office:value="23.33" calcext:value-type="float">
            <text:p>23.33</text:p>
          </table:table-cell>
          <table:table-cell office:value-type="float" office:value="2.175" calcext:value-type="float">
            <text:p>2.175</text:p>
          </table:table-cell>
          <table:table-cell office:value-type="float" office:value="0.03508" calcext:value-type="float">
            <text:p>0.03508</text:p>
          </table:table-cell>
          <table:table-cell table:formula="of:=[.R36]+[.AD37]" office:value-type="float" office:value="165.093" calcext:value-type="float">
            <text:p>165.093</text:p>
          </table:table-cell>
          <table:table-cell office:value-type="float" office:value="0.005706" calcext:value-type="float">
            <text:p>0.005706</text:p>
          </table:table-cell>
          <table:table-cell office:value-type="float" office:value="0.0000001743" calcext:value-type="float">
            <text:p>1.743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7]-[.V37])/[.V37]))" office:value-type="float" office:value="-17.5133707240872" calcext:value-type="float">
            <text:p>-17.5133707240872</text:p>
          </table:table-cell>
          <table:table-cell/>
          <table:table-cell table:formula="of:=10^([.B37]/20)" office:value-type="float" office:value="0.0251481859631182" calcext:value-type="float">
            <text:p>0.025148185963118</text:p>
          </table:table-cell>
          <table:table-cell table:formula="of:=10^([.D37]/20)" office:value-type="float" office:value="0.999569362310166" calcext:value-type="float">
            <text:p>0.999569362310166</text:p>
          </table:table-cell>
          <table:table-cell table:formula="of:==20*LOG10(ABS(1-[.Y37]^2-[.Z37]^2))" office:value-type="float" office:value="-72.8162464012637" calcext:value-type="float">
            <text:p>-72.8162464012637</text:p>
          </table:table-cell>
          <table:table-cell table:formula="of:=20*LOG10(ABS(1-[.Z37]))" office:value-type="float" office:value="-67.3177592593862" calcext:value-type="float">
            <text:p>-67.3177592593862</text:p>
          </table:table-cell>
          <table:table-cell/>
          <table:table-cell office:value-type="float" office:value="28.43" calcext:value-type="float">
            <text:p>28.4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2.7644349603969" calcext:value-type="float">
            <text:p>-32.7644349603969</text:p>
          </table:table-cell>
          <table:table-cell office:value-type="float" office:value="72.7707492011855" calcext:value-type="float">
            <text:p>72.7707492011855</text:p>
          </table:table-cell>
          <table:table-cell office:value-type="float" office:value="-0.00289980634561991" calcext:value-type="float">
            <text:p>-0.00289980634562</text:p>
          </table:table-cell>
          <table:table-cell office:value-type="float" office:value="-18.2158852104711" calcext:value-type="float">
            <text:p>-18.2158852104711</text:p>
          </table:table-cell>
          <table:table-cell office:value-type="float" office:value="-0.00289980634561991" calcext:value-type="float">
            <text:p>-0.00289980634562</text:p>
          </table:table-cell>
          <table:table-cell office:value-type="float" office:value="-18.2158852104711" calcext:value-type="float">
            <text:p>-18.2158852104711</text:p>
          </table:table-cell>
          <table:table-cell office:value-type="float" office:value="-32.7680447305794" calcext:value-type="float">
            <text:p>-32.7680447305794</text:p>
          </table:table-cell>
          <table:table-cell office:value-type="float" office:value="70.9746902851882" calcext:value-type="float">
            <text:p>70.97469028518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6493" calcext:value-type="float">
            <text:p>136493</text:p>
          </table:table-cell>
          <table:table-cell office:value-type="float" office:value="166866" calcext:value-type="float">
            <text:p>166866</text:p>
          </table:table-cell>
          <table:table-cell office:value-type="float" office:value="3.284" calcext:value-type="float">
            <text:p>3.284</text:p>
          </table:table-cell>
          <table:table-cell office:value-type="float" office:value="33.93" calcext:value-type="float">
            <text:p>33.93</text:p>
          </table:table-cell>
          <table:table-cell office:value-type="float" office:value="3.055" calcext:value-type="float">
            <text:p>3.055</text:p>
          </table:table-cell>
          <table:table-cell office:value-type="float" office:value="0.05217" calcext:value-type="float">
            <text:p>0.05217</text:p>
          </table:table-cell>
          <table:table-cell table:formula="of:=[.R37]+[.AD38]" office:value-type="float" office:value="205.413" calcext:value-type="float">
            <text:p>205.413</text:p>
          </table:table-cell>
          <table:table-cell office:value-type="float" office:value="0.004592" calcext:value-type="float">
            <text:p>0.004592</text:p>
          </table:table-cell>
          <table:table-cell office:value-type="float" office:value="0.0000001459" calcext:value-type="float">
            <text:p>1.459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8]-[.V38])/[.V38]))" office:value-type="float" office:value="-18.2546426874266" calcext:value-type="float">
            <text:p>-18.2546426874266</text:p>
          </table:table-cell>
          <table:table-cell/>
          <table:table-cell table:formula="of:=10^([.B38]/20)" office:value-type="float" office:value="0.0230026701569907" calcext:value-type="float">
            <text:p>0.023002670156991</text:p>
          </table:table-cell>
          <table:table-cell table:formula="of:=10^([.D38]/20)" office:value-type="float" office:value="0.999666203179359" calcext:value-type="float">
            <text:p>0.999666203179359</text:p>
          </table:table-cell>
          <table:table-cell table:formula="of:==20*LOG10(ABS(1-[.Y38]^2-[.Z38]^2))" office:value-type="float" office:value="-77.179827440153" calcext:value-type="float">
            <text:p>-77.179827440153</text:p>
          </table:table-cell>
          <table:table-cell table:formula="of:=20*LOG10(ABS(1-[.Z38]))" office:value-type="float" office:value="-69.5303560844006" calcext:value-type="float">
            <text:p>-69.5303560844006</text:p>
          </table:table-cell>
          <table:table-cell/>
          <table:table-cell office:value-type="float" office:value="40.32" calcext:value-type="float">
            <text:p>40.3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3.2653864757337" calcext:value-type="float">
            <text:p>-33.2653864757337</text:p>
          </table:table-cell>
          <table:table-cell office:value-type="float" office:value="73.8160846323319" calcext:value-type="float">
            <text:p>73.8160846323319</text:p>
          </table:table-cell>
          <table:table-cell office:value-type="float" office:value="-0.00256831162346756" calcext:value-type="float">
            <text:p>-0.002568311623468</text:p>
          </table:table-cell>
          <table:table-cell office:value-type="float" office:value="-18.4646453191148" calcext:value-type="float">
            <text:p>-18.4646453191148</text:p>
          </table:table-cell>
          <table:table-cell office:value-type="float" office:value="-0.00256831162346756" calcext:value-type="float">
            <text:p>-0.002568311623468</text:p>
          </table:table-cell>
          <table:table-cell office:value-type="float" office:value="-18.4646453191148" calcext:value-type="float">
            <text:p>-18.4646453191148</text:p>
          </table:table-cell>
          <table:table-cell office:value-type="float" office:value="-33.2698630837274" calcext:value-type="float">
            <text:p>-33.2698630837274</text:p>
          </table:table-cell>
          <table:table-cell office:value-type="float" office:value="69.4074922457027" calcext:value-type="float">
            <text:p>69.40749224570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93402" calcext:value-type="float">
            <text:p>193402</text:p>
          </table:table-cell>
          <table:table-cell office:value-type="float" office:value="235669" calcext:value-type="float">
            <text:p>235669</text:p>
          </table:table-cell>
          <table:table-cell office:value-type="float" office:value="3.438" calcext:value-type="float">
            <text:p>3.438</text:p>
          </table:table-cell>
          <table:table-cell office:value-type="float" office:value="50.58" calcext:value-type="float">
            <text:p>50.58</text:p>
          </table:table-cell>
          <table:table-cell office:value-type="float" office:value="5.259" calcext:value-type="float">
            <text:p>5.259</text:p>
          </table:table-cell>
          <table:table-cell office:value-type="float" office:value="0.07417" calcext:value-type="float">
            <text:p>0.07417</text:p>
          </table:table-cell>
          <table:table-cell table:formula="of:=[.R38]+[.AD39]" office:value-type="float" office:value="264.773" calcext:value-type="float">
            <text:p>264.773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0.0000001555" calcext:value-type="float">
            <text:p>1.555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9]-[.V39])/[.V39]))" office:value-type="float" office:value="-19.150956872346" calcext:value-type="float">
            <text:p>-19.150956872346</text:p>
          </table:table-cell>
          <table:table-cell/>
          <table:table-cell table:formula="of:=10^([.B39]/20)" office:value-type="float" office:value="0.0217135421561684" calcext:value-type="float">
            <text:p>0.021713542156168</text:p>
          </table:table-cell>
          <table:table-cell table:formula="of:=10^([.D39]/20)" office:value-type="float" office:value="0.999704355908412" calcext:value-type="float">
            <text:p>0.999704355908412</text:p>
          </table:table-cell>
          <table:table-cell table:formula="of:==20*LOG10(ABS(1-[.Y39]^2-[.Z39]^2))" office:value-type="float" office:value="-78.4364579945091" calcext:value-type="float">
            <text:p>-78.4364579945091</text:p>
          </table:table-cell>
          <table:table-cell table:formula="of:=20*LOG10(ABS(1-[.Z39]))" office:value-type="float" office:value="-70.5846159180341" calcext:value-type="float">
            <text:p>-70.5846159180341</text:p>
          </table:table-cell>
          <table:table-cell/>
          <table:table-cell office:value-type="float" office:value="59.36" calcext:value-type="float">
            <text:p>59.3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3.750106788671" calcext:value-type="float">
            <text:p>-33.750106788671</text:p>
          </table:table-cell>
          <table:table-cell office:value-type="float" office:value="72.8772665910529" calcext:value-type="float">
            <text:p>72.8772665910529</text:p>
          </table:table-cell>
          <table:table-cell office:value-type="float" office:value="-0.00227284737979081" calcext:value-type="float">
            <text:p>-0.002272847379791</text:p>
          </table:table-cell>
          <table:table-cell office:value-type="float" office:value="-18.6834484575761" calcext:value-type="float">
            <text:p>-18.6834484575761</text:p>
          </table:table-cell>
          <table:table-cell office:value-type="float" office:value="-0.00227284737979081" calcext:value-type="float">
            <text:p>-0.002272847379791</text:p>
          </table:table-cell>
          <table:table-cell office:value-type="float" office:value="-18.6834484575761" calcext:value-type="float">
            <text:p>-18.6834484575761</text:p>
          </table:table-cell>
          <table:table-cell office:value-type="float" office:value="-33.7540029619853" calcext:value-type="float">
            <text:p>-33.7540029619853</text:p>
          </table:table-cell>
          <table:table-cell office:value-type="float" office:value="69.8720210839089" calcext:value-type="float">
            <text:p>69.872021083908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64330" calcext:value-type="float">
            <text:p>264330</text:p>
          </table:table-cell>
          <table:table-cell office:value-type="float" office:value="321203" calcext:value-type="float">
            <text:p>321203</text:p>
          </table:table-cell>
          <table:table-cell office:value-type="float" office:value="3.67" calcext:value-type="float">
            <text:p>3.67</text:p>
          </table:table-cell>
          <table:table-cell office:value-type="float" office:value="74.11" calcext:value-type="float">
            <text:p>74.11</text:p>
          </table:table-cell>
          <table:table-cell office:value-type="float" office:value="8.615" calcext:value-type="float">
            <text:p>8.615</text:p>
          </table:table-cell>
          <table:table-cell office:value-type="float" office:value="0.1082" calcext:value-type="float">
            <text:p>0.1082</text:p>
          </table:table-cell>
          <table:table-cell table:formula="of:=[.R39]+[.AD40]" office:value-type="float" office:value="351.283" calcext:value-type="float">
            <text:p>351.283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000000118" calcext:value-type="float">
            <text:p>1.18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0]-[.V40])/[.V40]))" office:value-type="float" office:value="-20.0238756358727" calcext:value-type="float">
            <text:p>-20.0238756358727</text:p>
          </table:table-cell>
          <table:table-cell/>
          <table:table-cell table:formula="of:=10^([.B40]/20)" office:value-type="float" office:value="0.0205349977954871" calcext:value-type="float">
            <text:p>0.020534997795487</text:p>
          </table:table-cell>
          <table:table-cell table:formula="of:=10^([.D40]/20)" office:value-type="float" office:value="0.999738363008161" calcext:value-type="float">
            <text:p>0.999738363008161</text:p>
          </table:table-cell>
          <table:table-cell table:formula="of:==20*LOG10(ABS(1-[.Y40]^2-[.Z40]^2))" office:value-type="float" office:value="-79.869019555457" calcext:value-type="float">
            <text:p>-79.869019555457</text:p>
          </table:table-cell>
          <table:table-cell table:formula="of:=20*LOG10(ABS(1-[.Z40]))" office:value-type="float" office:value="-71.6460170559044" calcext:value-type="float">
            <text:p>-71.6460170559044</text:p>
          </table:table-cell>
          <table:table-cell/>
          <table:table-cell office:value-type="float" office:value="86.51" calcext:value-type="float">
            <text:p>86.5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4.8981432856258" calcext:value-type="float">
            <text:p>-34.8981432856258</text:p>
          </table:table-cell>
          <table:table-cell office:value-type="float" office:value="73.9026811848241" calcext:value-type="float">
            <text:p>73.9026811848241</text:p>
          </table:table-cell>
          <table:table-cell office:value-type="float" office:value="-0.00177910368824384" calcext:value-type="float">
            <text:p>-0.001779103688244</text:p>
          </table:table-cell>
          <table:table-cell office:value-type="float" office:value="-18.9738111336099" calcext:value-type="float">
            <text:p>-18.9738111336099</text:p>
          </table:table-cell>
          <table:table-cell office:value-type="float" office:value="-0.00177910368824384" calcext:value-type="float">
            <text:p>-0.001779103688244</text:p>
          </table:table-cell>
          <table:table-cell office:value-type="float" office:value="-18.9738111336099" calcext:value-type="float">
            <text:p>-18.9738111336099</text:p>
          </table:table-cell>
          <table:table-cell office:value-type="float" office:value="-34.8977351277338" calcext:value-type="float">
            <text:p>-34.8977351277338</text:p>
          </table:table-cell>
          <table:table-cell office:value-type="float" office:value="68.2599406509883" calcext:value-type="float">
            <text:p>68.259940650988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8711" calcext:value-type="float">
            <text:p>358711</text:p>
          </table:table-cell>
          <table:table-cell office:value-type="float" office:value="434037" calcext:value-type="float">
            <text:p>434037</text:p>
          </table:table-cell>
          <table:table-cell office:value-type="float" office:value="4.613" calcext:value-type="float">
            <text:p>4.613</text:p>
          </table:table-cell>
          <table:table-cell office:value-type="float" office:value="116.4" calcext:value-type="float">
            <text:p>116.4</text:p>
          </table:table-cell>
          <table:table-cell office:value-type="float" office:value="13.98" calcext:value-type="float">
            <text:p>13.98</text:p>
          </table:table-cell>
          <table:table-cell office:value-type="float" office:value="0.1566" calcext:value-type="float">
            <text:p>0.1566</text:p>
          </table:table-cell>
          <table:table-cell table:formula="of:=[.R40]+[.AD41]" office:value-type="float" office:value="486.483" calcext:value-type="float">
            <text:p>486.483</text:p>
          </table:table-cell>
          <table:table-cell office:value-type="float" office:value="0.005691" calcext:value-type="float">
            <text:p>0.005691</text:p>
          </table:table-cell>
          <table:table-cell office:value-type="float" office:value="0.0000001439" calcext:value-type="float">
            <text:p>1.439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1]-[.V41])/[.V41]))" office:value-type="float" office:value="-21.3369201689723" calcext:value-type="float">
            <text:p>-21.3369201689723</text:p>
          </table:table-cell>
          <table:table-cell/>
          <table:table-cell table:formula="of:=10^([.B41]/20)" office:value-type="float" office:value="0.0179925548673075" calcext:value-type="float">
            <text:p>0.017992554867308</text:p>
          </table:table-cell>
          <table:table-cell table:formula="of:=10^([.D41]/20)" office:value-type="float" office:value="0.999795194094022" calcext:value-type="float">
            <text:p>0.999795194094022</text:p>
          </table:table-cell>
          <table:table-cell table:formula="of:==20*LOG10(ABS(1-[.Y41]^2-[.Z41]^2))" office:value-type="float" office:value="-81.3264248079117" calcext:value-type="float">
            <text:p>-81.3264248079117</text:p>
          </table:table-cell>
          <table:table-cell table:formula="of:=20*LOG10(ABS(1-[.Z41]))" office:value-type="float" office:value="-73.7731504757127" calcext:value-type="float">
            <text:p>-73.7731504757127</text:p>
          </table:table-cell>
          <table:table-cell/>
          <table:table-cell office:value-type="float" office:value="135.2" calcext:value-type="float">
            <text:p>135.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6.5217578390273" calcext:value-type="float">
            <text:p>-36.5217578390273</text:p>
          </table:table-cell>
          <table:table-cell office:value-type="float" office:value="73.1484706725343" calcext:value-type="float">
            <text:p>73.1484706725343</text:p>
          </table:table-cell>
          <table:table-cell office:value-type="float" office:value="-0.00126327219261976" calcext:value-type="float">
            <text:p>-0.00126327219262</text:p>
          </table:table-cell>
          <table:table-cell office:value-type="float" office:value="-19.1685061557422" calcext:value-type="float">
            <text:p>-19.1685061557422</text:p>
          </table:table-cell>
          <table:table-cell office:value-type="float" office:value="-0.00126327219261976" calcext:value-type="float">
            <text:p>-0.00126327219262</text:p>
          </table:table-cell>
          <table:table-cell office:value-type="float" office:value="-19.1685061557422" calcext:value-type="float">
            <text:p>-19.1685061557422</text:p>
          </table:table-cell>
          <table:table-cell office:value-type="float" office:value="-36.5197088303909" calcext:value-type="float">
            <text:p>-36.5197088303909</text:p>
          </table:table-cell>
          <table:table-cell office:value-type="float" office:value="68.618960191796" calcext:value-type="float">
            <text:p>68.61896019179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67777" calcext:value-type="float">
            <text:p>467777</text:p>
          </table:table-cell>
          <table:table-cell office:value-type="float" office:value="563714" calcext:value-type="float">
            <text:p>563714</text:p>
          </table:table-cell>
          <table:table-cell office:value-type="float" office:value="5.26" calcext:value-type="float">
            <text:p>5.26</text:p>
          </table:table-cell>
          <table:table-cell office:value-type="float" office:value="186.3" calcext:value-type="float">
            <text:p>186.3</text:p>
          </table:table-cell>
          <table:table-cell office:value-type="float" office:value="22.17" calcext:value-type="float">
            <text:p>22.17</text:p>
          </table:table-cell>
          <table:table-cell office:value-type="float" office:value="0.2016" calcext:value-type="float">
            <text:p>0.2016</text:p>
          </table:table-cell>
          <table:table-cell table:formula="of:=[.R41]+[.AD42]" office:value-type="float" office:value="700.383" calcext:value-type="float">
            <text:p>700.383</text:p>
          </table:table-cell>
          <table:table-cell office:value-type="float" office:value="0.004583" calcext:value-type="float">
            <text:p>0.004583</text:p>
          </table:table-cell>
          <table:table-cell office:value-type="float" office:value="0.0000001459" calcext:value-type="float">
            <text:p>1.459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2]-[.V42])/[.V42]))" office:value-type="float" office:value="-22.3435156141954" calcext:value-type="float">
            <text:p>-22.3435156141954</text:p>
          </table:table-cell>
          <table:table-cell/>
          <table:table-cell table:formula="of:=10^([.B42]/20)" office:value-type="float" office:value="0.0149249233035972" calcext:value-type="float">
            <text:p>0.014924923303597</text:p>
          </table:table-cell>
          <table:table-cell table:formula="of:=10^([.D42]/20)" office:value-type="float" office:value="0.999854570989868" calcext:value-type="float">
            <text:p>0.999854570989868</text:p>
          </table:table-cell>
          <table:table-cell table:formula="of:==20*LOG10(ABS(1-[.Y42]^2-[.Z42]^2))" office:value-type="float" office:value="-83.3391580559896" calcext:value-type="float">
            <text:p>-83.3391580559896</text:p>
          </table:table-cell>
          <table:table-cell table:formula="of:=20*LOG10(ABS(1-[.Z42]))" office:value-type="float" office:value="-76.7469790382313" calcext:value-type="float">
            <text:p>-76.7469790382313</text:p>
          </table:table-cell>
          <table:table-cell/>
          <table:table-cell office:value-type="float" office:value="213.9" calcext:value-type="float">
            <text:p>213.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7.4630353856292" calcext:value-type="float">
            <text:p>-37.4630353856292</text:p>
          </table:table-cell>
          <table:table-cell office:value-type="float" office:value="71.8435754012026" calcext:value-type="float">
            <text:p>71.8435754012026</text:p>
          </table:table-cell>
          <table:table-cell office:value-type="float" office:value="-0.00102037202006545" calcext:value-type="float">
            <text:p>-0.001020372020065</text:p>
          </table:table-cell>
          <table:table-cell office:value-type="float" office:value="-19.4292512553646" calcext:value-type="float">
            <text:p>-19.4292512553646</text:p>
          </table:table-cell>
          <table:table-cell office:value-type="float" office:value="-0.00102037202006545" calcext:value-type="float">
            <text:p>-0.001020372020065</text:p>
          </table:table-cell>
          <table:table-cell office:value-type="float" office:value="-19.4292512553646" calcext:value-type="float">
            <text:p>-19.4292512553646</text:p>
          </table:table-cell>
          <table:table-cell office:value-type="float" office:value="-37.4662231393373" calcext:value-type="float">
            <text:p>-37.4662231393373</text:p>
          </table:table-cell>
          <table:table-cell office:value-type="float" office:value="69.4446653761698" calcext:value-type="float">
            <text:p>69.44466537616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3666" calcext:value-type="float">
            <text:p>583666</text:p>
          </table:table-cell>
          <table:table-cell office:value-type="float" office:value="702271" calcext:value-type="float">
            <text:p>702271</text:p>
          </table:table-cell>
          <table:table-cell office:value-type="float" office:value="7.73" calcext:value-type="float">
            <text:p>7.73</text:p>
          </table:table-cell>
          <table:table-cell office:value-type="float" office:value="283.2" calcext:value-type="float">
            <text:p>283.2</text:p>
          </table:table-cell>
          <table:table-cell office:value-type="float" office:value="32.27" calcext:value-type="float">
            <text:p>32.27</text:p>
          </table:table-cell>
          <table:table-cell office:value-type="float" office:value="0.2519" calcext:value-type="float">
            <text:p>0.2519</text:p>
          </table:table-cell>
          <table:table-cell table:formula="of:=[.R42]+[.AD43]" office:value-type="float" office:value="1023.783" calcext:value-type="float">
            <text:p>1023.783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0000001019" calcext:value-type="float">
            <text:p>1.019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3]-[.V43])/[.V43]))" office:value-type="float" office:value="-23.9051534625432" calcext:value-type="float">
            <text:p>-23.9051534625432</text:p>
          </table:table-cell>
          <table:table-cell/>
          <table:table-cell table:formula="of:=10^([.B43]/20)" office:value-type="float" office:value="0.0133920860354676" calcext:value-type="float">
            <text:p>0.013392086035468</text:p>
          </table:table-cell>
          <table:table-cell table:formula="of:=10^([.D43]/20)" office:value-type="float" office:value="0.999882532229743" calcext:value-type="float">
            <text:p>0.999882532229743</text:p>
          </table:table-cell>
          <table:table-cell table:formula="of:==20*LOG10(ABS(1-[.Y43]^2-[.Z43]^2))" office:value-type="float" office:value="-85.1026022730393" calcext:value-type="float">
            <text:p>-85.1026022730393</text:p>
          </table:table-cell>
          <table:table-cell table:formula="of:=20*LOG10(ABS(1-[.Z43]))" office:value-type="float" office:value="-78.6016254967328" calcext:value-type="float">
            <text:p>-78.6016254967328</text:p>
          </table:table-cell>
          <table:table-cell/>
          <table:table-cell office:value-type="float" office:value="323.4" calcext:value-type="float">
            <text:p>323.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7.515573544591" calcext:value-type="float">
            <text:p>-37.515573544591</text:p>
          </table:table-cell>
          <table:table-cell office:value-type="float" office:value="70.5744842326833" calcext:value-type="float">
            <text:p>70.5744842326833</text:p>
          </table:table-cell>
          <table:table-cell office:value-type="float" office:value="-0.000932252279596368" calcext:value-type="float">
            <text:p>-0.000932252279596</text:p>
          </table:table-cell>
          <table:table-cell office:value-type="float" office:value="-19.605289341834" calcext:value-type="float">
            <text:p>-19.605289341834</text:p>
          </table:table-cell>
          <table:table-cell office:value-type="float" office:value="-0.000932252279596368" calcext:value-type="float">
            <text:p>-0.000932252279596</text:p>
          </table:table-cell>
          <table:table-cell office:value-type="float" office:value="-19.605289341834" calcext:value-type="float">
            <text:p>-19.605289341834</text:p>
          </table:table-cell>
          <table:table-cell office:value-type="float" office:value="-37.5174187636105" calcext:value-type="float">
            <text:p>-37.5174187636105</text:p>
          </table:table-cell>
          <table:table-cell office:value-type="float" office:value="70.3223669340599" calcext:value-type="float">
            <text:p>70.32236693405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08018" calcext:value-type="float">
            <text:p>708018</text:p>
          </table:table-cell>
          <table:table-cell office:value-type="float" office:value="851623" calcext:value-type="float">
            <text:p>851623</text:p>
          </table:table-cell>
          <table:table-cell office:value-type="float" office:value="8.772" calcext:value-type="float">
            <text:p>8.772</text:p>
          </table:table-cell>
          <table:table-cell office:value-type="float" office:value="418.5" calcext:value-type="float">
            <text:p>418.5</text:p>
          </table:table-cell>
          <table:table-cell office:value-type="float" office:value="45.24" calcext:value-type="float">
            <text:p>45.24</text:p>
          </table:table-cell>
          <table:table-cell office:value-type="float" office:value="0.3029" calcext:value-type="float">
            <text:p>0.3029</text:p>
          </table:table-cell>
          <table:table-cell table:formula="of:=[.R43]+[.AD44]" office:value-type="float" office:value="1496.583" calcext:value-type="float">
            <text:p>1496.583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00001171" calcext:value-type="float">
            <text:p>1.171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4]-[.V44])/[.V44]))" office:value-type="float" office:value="-25.1445585564342" calcext:value-type="float">
            <text:p>-25.1445585564342</text:p>
          </table:table-cell>
          <table:table-cell/>
          <table:table-cell table:formula="of:=10^([.B44]/20)" office:value-type="float" office:value="0.013311326096505" calcext:value-type="float">
            <text:p>0.013311326096505</text:p>
          </table:table-cell>
          <table:table-cell table:formula="of:=10^([.D44]/20)" office:value-type="float" office:value="0.99989267624951" calcext:value-type="float">
            <text:p>0.99989267624951</text:p>
          </table:table-cell>
          <table:table-cell table:formula="of:==20*LOG10(ABS(1-[.Y44]^2-[.Z44]^2))" office:value-type="float" office:value="-88.5322206934983" calcext:value-type="float">
            <text:p>-88.5322206934983</text:p>
          </table:table-cell>
          <table:table-cell table:formula="of:=20*LOG10(ABS(1-[.Z44]))" office:value-type="float" office:value="-79.3860831813362" calcext:value-type="float">
            <text:p>-79.3860831813362</text:p>
          </table:table-cell>
          <table:table-cell/>
          <table:table-cell office:value-type="float" office:value="472.8" calcext:value-type="float">
            <text:p>472.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8.1894928861882" calcext:value-type="float">
            <text:p>-38.1894928861882</text:p>
          </table:table-cell>
          <table:table-cell office:value-type="float" office:value="72.4053735242746" calcext:value-type="float">
            <text:p>72.4053735242746</text:p>
          </table:table-cell>
          <table:table-cell office:value-type="float" office:value="-0.00079932994948852" calcext:value-type="float">
            <text:p>-0.000799329949489</text:p>
          </table:table-cell>
          <table:table-cell office:value-type="float" office:value="-19.7082182379671" calcext:value-type="float">
            <text:p>-19.7082182379671</text:p>
          </table:table-cell>
          <table:table-cell office:value-type="float" office:value="-0.00079932994948852" calcext:value-type="float">
            <text:p>-0.000799329949489</text:p>
          </table:table-cell>
          <table:table-cell office:value-type="float" office:value="-19.7082182379671" calcext:value-type="float">
            <text:p>-19.7082182379671</text:p>
          </table:table-cell>
          <table:table-cell office:value-type="float" office:value="-38.1887895214873" calcext:value-type="float">
            <text:p>-38.1887895214873</text:p>
          </table:table-cell>
          <table:table-cell office:value-type="float" office:value="68.2910906158214" calcext:value-type="float">
            <text:p>68.291090615821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36348" calcext:value-type="float">
            <text:p>836348</text:p>
          </table:table-cell>
          <table:table-cell office:value-type="float" office:value="1004867" calcext:value-type="float">
            <text:p>1004867</text:p>
          </table:table-cell>
          <table:table-cell office:value-type="float" office:value="8.88" calcext:value-type="float">
            <text:p>8.88</text:p>
          </table:table-cell>
          <table:table-cell office:value-type="float" office:value="553.2" calcext:value-type="float">
            <text:p>553.2</text:p>
          </table:table-cell>
          <table:table-cell office:value-type="float" office:value="61.34" calcext:value-type="float">
            <text:p>61.34</text:p>
          </table:table-cell>
          <table:table-cell office:value-type="float" office:value="0.4407" calcext:value-type="float">
            <text:p>0.4407</text:p>
          </table:table-cell>
          <table:table-cell table:formula="of:=[.R44]+[.AD45]" office:value-type="float" office:value="2120.383" calcext:value-type="float">
            <text:p>2120.383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00000004494" calcext:value-type="float">
            <text:p>4.494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5]-[.V45])/[.V45]))" office:value-type="float" office:value="-25.9606523475654" calcext:value-type="float">
            <text:p>-25.9606523475654</text:p>
          </table:table-cell>
          <table:table-cell/>
          <table:table-cell table:formula="of:=10^([.B45]/20)" office:value-type="float" office:value="0.0123175789814083" calcext:value-type="float">
            <text:p>0.012317578981408</text:p>
          </table:table-cell>
          <table:table-cell table:formula="of:=10^([.D45]/20)" office:value-type="float" office:value="0.999907977972983" calcext:value-type="float">
            <text:p>0.999907977972983</text:p>
          </table:table-cell>
          <table:table-cell table:formula="of:==20*LOG10(ABS(1-[.Y45]^2-[.Z45]^2))" office:value-type="float" office:value="-89.8124990046862" calcext:value-type="float">
            <text:p>-89.8124990046862</text:p>
          </table:table-cell>
          <table:table-cell table:formula="of:=20*LOG10(ABS(1-[.Z45]))" office:value-type="float" office:value="-80.7221640906848" calcext:value-type="float">
            <text:p>-80.7221640906848</text:p>
          </table:table-cell>
          <table:table-cell/>
          <table:table-cell office:value-type="float" office:value="623.8" calcext:value-type="float">
            <text:p>623.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9.6163794581659" calcext:value-type="float">
            <text:p>-39.6163794581659</text:p>
          </table:table-cell>
          <table:table-cell office:value-type="float" office:value="71.4027385254041" calcext:value-type="float">
            <text:p>71.4027385254041</text:p>
          </table:table-cell>
          <table:table-cell office:value-type="float" office:value="-0.000574910898681401" calcext:value-type="float">
            <text:p>-0.000574910898681</text:p>
          </table:table-cell>
          <table:table-cell office:value-type="float" office:value="-19.814336478549" calcext:value-type="float">
            <text:p>-19.814336478549</text:p>
          </table:table-cell>
          <table:table-cell office:value-type="float" office:value="-0.000574910898681401" calcext:value-type="float">
            <text:p>-0.000574910898681</text:p>
          </table:table-cell>
          <table:table-cell office:value-type="float" office:value="-19.814336478549" calcext:value-type="float">
            <text:p>-19.814336478549</text:p>
          </table:table-cell>
          <table:table-cell office:value-type="float" office:value="-39.6163526199348" calcext:value-type="float">
            <text:p>-39.6163526199348</text:p>
          </table:table-cell>
          <table:table-cell office:value-type="float" office:value="69.0704656694155" calcext:value-type="float">
            <text:p>69.07046566941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69732" calcext:value-type="float">
            <text:p>1069732</text:p>
          </table:table-cell>
          <table:table-cell office:value-type="float" office:value="1282891" calcext:value-type="float">
            <text:p>1282891</text:p>
          </table:table-cell>
          <table:table-cell office:value-type="float" office:value="11.98" calcext:value-type="float">
            <text:p>11.98</text:p>
          </table:table-cell>
          <table:table-cell office:value-type="float" office:value="939.2" calcext:value-type="float">
            <text:p>939.2</text:p>
          </table:table-cell>
          <table:table-cell office:value-type="float" office:value="95.73" calcext:value-type="float">
            <text:p>95.73</text:p>
          </table:table-cell>
          <table:table-cell office:value-type="float" office:value="0.6568" calcext:value-type="float">
            <text:p>0.6568</text:p>
          </table:table-cell>
          <table:table-cell table:formula="of:=[.R45]+[.AD46]" office:value-type="float" office:value="3168.383" calcext:value-type="float">
            <text:p>3168.383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0.00000004488" calcext:value-type="float">
            <text:p>4.488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6]-[.V46])/[.V46]))" office:value-type="float" office:value="-26.8909111821046" calcext:value-type="float">
            <text:p>-26.8909111821046</text:p>
          </table:table-cell>
          <table:table-cell/>
          <table:table-cell table:formula="of:=10^([.B46]/20)" office:value-type="float" office:value="0.0104515578101658" calcext:value-type="float">
            <text:p>0.010451557810166</text:p>
          </table:table-cell>
          <table:table-cell table:formula="of:=10^([.D46]/20)" office:value-type="float" office:value="0.999933813127193" calcext:value-type="float">
            <text:p>0.999933813127193</text:p>
          </table:table-cell>
          <table:table-cell table:formula="of:==20*LOG10(ABS(1-[.Y46]^2-[.Z46]^2))" office:value-type="float" office:value="-92.7148711408004" calcext:value-type="float">
            <text:p>-92.7148711408004</text:p>
          </table:table-cell>
          <table:table-cell table:formula="of:=20*LOG10(ABS(1-[.Z46]))" office:value-type="float" office:value="-83.5845627588213" calcext:value-type="float">
            <text:p>-83.5845627588213</text:p>
          </table:table-cell>
          <table:table-cell/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0.3619872063562" calcext:value-type="float">
            <text:p>-40.3619872063562</text:p>
          </table:table-cell>
          <table:table-cell office:value-type="float" office:value="72.2617422625058" calcext:value-type="float">
            <text:p>72.2617422625058</text:p>
          </table:table-cell>
          <table:table-cell office:value-type="float" office:value="-0.000491069471654829" calcext:value-type="float">
            <text:p>-0.000491069471655</text:p>
          </table:table-cell>
          <table:table-cell office:value-type="float" office:value="-19.9012634148067" calcext:value-type="float">
            <text:p>-19.9012634148067</text:p>
          </table:table-cell>
          <table:table-cell office:value-type="float" office:value="-0.000491069471654829" calcext:value-type="float">
            <text:p>-0.000491069471655</text:p>
          </table:table-cell>
          <table:table-cell office:value-type="float" office:value="-19.9012634148067" calcext:value-type="float">
            <text:p>-19.9012634148067</text:p>
          </table:table-cell>
          <table:table-cell office:value-type="float" office:value="-40.3623095738523" calcext:value-type="float">
            <text:p>-40.3623095738523</text:p>
          </table:table-cell>
          <table:table-cell office:value-type="float" office:value="68.0288721525828" calcext:value-type="float">
            <text:p>68.028872152582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69442" calcext:value-type="float">
            <text:p>1469442</text:p>
          </table:table-cell>
          <table:table-cell office:value-type="float" office:value="1763969" calcext:value-type="float">
            <text:p>1763969</text:p>
          </table:table-cell>
          <table:table-cell office:value-type="float" office:value="13.88" calcext:value-type="float">
            <text:p>13.88</text:p>
          </table:table-cell>
          <table:table-cell office:value-type="float" office:value="1340" calcext:value-type="float">
            <text:p>1340</text:p>
          </table:table-cell>
          <table:table-cell office:value-type="float" office:value="169.8" calcext:value-type="float">
            <text:p>169.8</text:p>
          </table:table-cell>
          <table:table-cell office:value-type="float" office:value="1.064" calcext:value-type="float">
            <text:p>1.064</text:p>
          </table:table-cell>
          <table:table-cell table:formula="of:=[.R46]+[.AD47]" office:value-type="float" office:value="4693.383" calcext:value-type="float">
            <text:p>4693.383</text:p>
          </table:table-cell>
          <table:table-cell office:value-type="float" office:value="0.001753" calcext:value-type="float">
            <text:p>0.001753</text:p>
          </table:table-cell>
          <table:table-cell office:value-type="float" office:value="0.00000003447" calcext:value-type="float">
            <text:p>3.447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7]-[.V47])/[.V47]))" office:value-type="float" office:value="-27.7349496784467" calcext:value-type="float">
            <text:p>-27.7349496784467</text:p>
          </table:table-cell>
          <table:table-cell/>
          <table:table-cell table:formula="of:=10^([.B47]/20)" office:value-type="float" office:value="0.00959181159586609" calcext:value-type="float">
            <text:p>0.009591811595866</text:p>
          </table:table-cell>
          <table:table-cell table:formula="of:=10^([.D47]/20)" office:value-type="float" office:value="0.999943465135903" calcext:value-type="float">
            <text:p>0.999943465135903</text:p>
          </table:table-cell>
          <table:table-cell table:formula="of:==20*LOG10(ABS(1-[.Y47]^2-[.Z47]^2))" office:value-type="float" office:value="-93.5293140795475" calcext:value-type="float">
            <text:p>-93.5293140795475</text:p>
          </table:table-cell>
          <table:table-cell table:formula="of:=20*LOG10(ABS(1-[.Z47]))" office:value-type="float" office:value="-84.9536729496735" calcext:value-type="float">
            <text:p>-84.9536729496735</text:p>
          </table:table-cell>
          <table:table-cell/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0.9606196470571" calcext:value-type="float">
            <text:p>-40.9606196470571</text:p>
          </table:table-cell>
          <table:table-cell office:value-type="float" office:value="72.210110720474" calcext:value-type="float">
            <text:p>72.210110720474</text:p>
          </table:table-cell>
          <table:table-cell office:value-type="float" office:value="-0.000438262763995767" calcext:value-type="float">
            <text:p>-0.000438262763996</text:p>
          </table:table-cell>
          <table:table-cell office:value-type="float" office:value="-19.9731963479186" calcext:value-type="float">
            <text:p>-19.9731963479186</text:p>
          </table:table-cell>
          <table:table-cell office:value-type="float" office:value="-0.000438262763995767" calcext:value-type="float">
            <text:p>-0.000438262763996</text:p>
          </table:table-cell>
          <table:table-cell office:value-type="float" office:value="-19.9731963479186" calcext:value-type="float">
            <text:p>-19.9731963479186</text:p>
          </table:table-cell>
          <table:table-cell office:value-type="float" office:value="-40.9609650087269" calcext:value-type="float">
            <text:p>-40.9609650087269</text:p>
          </table:table-cell>
          <table:table-cell office:value-type="float" office:value="67.9376155246579" calcext:value-type="float">
            <text:p>67.93761552465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23783" calcext:value-type="float">
            <text:p>2023783</text:p>
          </table:table-cell>
          <table:table-cell office:value-type="float" office:value="2424686" calcext:value-type="float">
            <text:p>2424686</text:p>
          </table:table-cell>
          <table:table-cell office:value-type="float" office:value="17.12" calcext:value-type="float">
            <text:p>17.12</text:p>
          </table:table-cell>
          <table:table-cell office:value-type="float" office:value="2168" calcext:value-type="float">
            <text:p>2168</text:p>
          </table:table-cell>
          <table:table-cell office:value-type="float" office:value="309.6" calcext:value-type="float">
            <text:p>309.6</text:p>
          </table:table-cell>
          <table:table-cell office:value-type="float" office:value="0.0003685" calcext:value-type="float">
            <text:p>0.0003685</text:p>
          </table:table-cell>
          <table:table-cell table:formula="of:=[.R47]+[.AD48]" office:value-type="float" office:value="7188.383" calcext:value-type="float">
            <text:p>7188.383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000004268" calcext:value-type="float">
            <text:p>4.268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8]-[.V48])/[.V48]))" office:value-type="float" office:value="-28.5012963675472" calcext:value-type="float">
            <text:p>-28.5012963675472</text:p>
          </table:table-cell>
          <table:table-cell/>
          <table:table-cell table:formula="of:=10^([.B48]/20)" office:value-type="float" office:value="0.0089530089294982" calcext:value-type="float">
            <text:p>0.008953008929498</text:p>
          </table:table-cell>
          <table:table-cell table:formula="of:=10^([.D48]/20)" office:value-type="float" office:value="0.999949544407567" calcext:value-type="float">
            <text:p>0.999949544407567</text:p>
          </table:table-cell>
          <table:table-cell table:formula="of:==20*LOG10(ABS(1-[.Y48]^2-[.Z48]^2))" office:value-type="float" office:value="-93.6586877284931" calcext:value-type="float">
            <text:p>-93.6586877284931</text:p>
          </table:table-cell>
          <table:table-cell table:formula="of:=20*LOG10(ABS(1-[.Z48]))" office:value-type="float" office:value="-85.9418138022858" calcext:value-type="float">
            <text:p>-85.9418138022858</text:p>
          </table:table-cell>
          <table:table-cell/>
          <table:table-cell office:value-type="float" office:value="2495" calcext:value-type="float">
            <text:p>24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office:value-type="string" calcext:value-type="string">
            <text:p>First iteration results across all orders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Phas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total, s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|S21 Error|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R9]" office:value-type="float" office:value="1.707" calcext:value-type="float">
            <text:p>1.707</text:p>
          </table:table-cell>
          <table:table-cell table:formula="of:=[.B9]" office:value-type="float" office:value="-0.00524504485117496" calcext:value-type="float">
            <text:p>-0.005245044851175</text:p>
          </table:table-cell>
          <table:table-cell table:formula="of:=[.D9]" office:value-type="float" office:value="-29.1585273150842" calcext:value-type="float">
            <text:p>-29.1585273150842</text:p>
          </table:table-cell>
          <table:table-cell table:formula="of:=[.W9]" office:value-type="float" office:value="-6.50632760474802" calcext:value-type="float">
            <text:p>-6.50632760474802</text:p>
          </table:table-cell>
          <table:table-cell table:formula="of:=[.AB9]" office:value-type="float" office:value="-0.308010447498139" calcext:value-type="float">
            <text:p>-0.308010447498139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2'.R9]" office:value-type="float" office:value="1.834" calcext:value-type="float">
            <text:p>1.834</text:p>
          </table:table-cell>
          <table:table-cell table:formula="of:=[$'2'.B9]" office:value-type="float" office:value="-6.45333738673" calcext:value-type="float">
            <text:p>-6.45333738673</text:p>
          </table:table-cell>
          <table:table-cell table:formula="of:=[$'2'.D9]" office:value-type="float" office:value="-1.08148833207294" calcext:value-type="float">
            <text:p>-1.08148833207294</text:p>
          </table:table-cell>
          <table:table-cell table:formula="of:=[$'2'.W9]" office:value-type="float" office:value="13.5883026430479" calcext:value-type="float">
            <text:p>13.5883026430479</text:p>
          </table:table-cell>
          <table:table-cell table:formula="of:=[$'2'.AB9]" office:value-type="float" office:value="-18.6309835500955" calcext:value-type="float">
            <text:p>-18.6309835500955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3'.R9]" office:value-type="float" office:value="2.085" calcext:value-type="float">
            <text:p>2.085</text:p>
          </table:table-cell>
          <table:table-cell table:formula="of:=[$'3'.B9]" office:value-type="float" office:value="-11.8863190682996" calcext:value-type="float">
            <text:p>-11.8863190682996</text:p>
          </table:table-cell>
          <table:table-cell table:formula="of:=[$'3'.D9]" office:value-type="float" office:value="-0.284072378266024" calcext:value-type="float">
            <text:p>-0.284072378266024</text:p>
          </table:table-cell>
          <table:table-cell table:formula="of:=[$'3'.W9]" office:value-type="float" office:value="2.55313658471039" calcext:value-type="float">
            <text:p>2.55313658471039</text:p>
          </table:table-cell>
          <table:table-cell table:formula="of:=[$'3'.AB9]" office:value-type="float" office:value="-29.8493550792144" calcext:value-type="float">
            <text:p>-29.8493550792144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4'.R9]" office:value-type="float" office:value="2.602" calcext:value-type="float">
            <text:p>2.602</text:p>
          </table:table-cell>
          <table:table-cell table:formula="of:=[$'4'.B9]" office:value-type="float" office:value="-29.3111669022165" calcext:value-type="float">
            <text:p>-29.3111669022165</text:p>
          </table:table-cell>
          <table:table-cell table:formula="of:=[$'4'.D9]" office:value-type="float" office:value="-0.00379423775271429" calcext:value-type="float">
            <text:p>-0.003794237752714</text:p>
          </table:table-cell>
          <table:table-cell table:formula="of:=[$'4'.W9]" office:value-type="float" office:value="-17.0927158519643" calcext:value-type="float">
            <text:p>-17.0927158519643</text:p>
          </table:table-cell>
          <table:table-cell table:formula="of:=[$'4'.AB9]" office:value-type="float" office:value="-67.1956923699323" calcext:value-type="float">
            <text:p>-67.1956923699323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5'.R9]" office:value-type="float" office:value="4.588" calcext:value-type="float">
            <text:p>4.588</text:p>
          </table:table-cell>
          <table:table-cell table:formula="of:=[$'5'.B9]" office:value-type="float" office:value="-53.923182031217" calcext:value-type="float">
            <text:p>-53.923182031217</text:p>
          </table:table-cell>
          <table:table-cell table:formula="of:=[$'5'.D9]" office:value-type="float" office:value="-0.0000672634754782096" calcext:value-type="float">
            <text:p>-6.72634754782096E-05</text:p>
          </table:table-cell>
          <table:table-cell table:formula="of:=[$'5'.W9]" office:value-type="float" office:value="-31.5648682320553" calcext:value-type="float">
            <text:p>-31.5648682320553</text:p>
          </table:table-cell>
          <table:table-cell table:formula="of:=[$'5'.AB9]" office:value-type="float" office:value="-102.220733703223" calcext:value-type="float">
            <text:p>-102.220733703223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6'.R9]" office:value-type="float" office:value="8.736" calcext:value-type="float">
            <text:p>8.736</text:p>
          </table:table-cell>
          <table:table-cell table:formula="of:=[$'6'.B9]" office:value-type="float" office:value="-58.1958558268997" calcext:value-type="float">
            <text:p>-58.1958558268997</text:p>
          </table:table-cell>
          <table:table-cell table:formula="of:=[$'6'.D9]" office:value-type="float" office:value="-0.0000150763168293953" calcext:value-type="float">
            <text:p>-1.50763168293953E-05</text:p>
          </table:table-cell>
          <table:table-cell table:formula="of:=[$'6'.W9]" office:value-type="float" office:value="-47.2557229811013" calcext:value-type="float">
            <text:p>-47.2557229811013</text:p>
          </table:table-cell>
          <table:table-cell table:formula="of:=[$'6'.AB9]" office:value-type="float" office:value="-115.210388565664" calcext:value-type="float">
            <text:p>-115.210388565664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7'.R9]" office:value-type="float" office:value="18.41" calcext:value-type="float">
            <text:p>18.41</text:p>
          </table:table-cell>
          <table:table-cell table:formula="of:=[$'7'.B9]" office:value-type="float" office:value="-76.0919485280028" calcext:value-type="float">
            <text:p>-76.0919485280028</text:p>
          </table:table-cell>
          <table:table-cell table:formula="of:=[$'7'.D9]" office:value-type="float" office:value="0.000000493875146517198" calcext:value-type="float">
            <text:p>4.93875146517198E-07</text:p>
          </table:table-cell>
          <table:table-cell table:formula="of:=[$'7'.W9]" office:value-type="float" office:value="-76.3908316661951" calcext:value-type="float">
            <text:p>-76.3908316661951</text:p>
          </table:table-cell>
          <table:table-cell table:formula="of:=[$'7'.AB9]" office:value-type="float" office:value="-144.903942461733" calcext:value-type="float">
            <text:p>-144.903942461733</text:p>
          </table:table-cell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8'.R9]" office:value-type="float" office:value="44.11" calcext:value-type="float">
            <text:p>44.11</text:p>
          </table:table-cell>
          <table:table-cell table:formula="of:=[$'8'.B9]" office:value-type="float" office:value="-98.5546378780474" calcext:value-type="float">
            <text:p>-98.5546378780474</text:p>
          </table:table-cell>
          <table:table-cell table:formula="of:=[$'8'.D9]" office:value-type="float" office:value="0.0000000892465798447291" calcext:value-type="float">
            <text:p>8.92465798447291E-08</text:p>
          </table:table-cell>
          <table:table-cell table:formula="of:=[$'8'.W9]" office:value-type="float" office:value="-86.2280320040074" calcext:value-type="float">
            <text:p>-86.2280320040074</text:p>
          </table:table-cell>
          <table:table-cell table:formula="of:=[$'8'.AB9]" office:value-type="float" office:value="-159.764454457923" calcext:value-type="float">
            <text:p>-159.764454457923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9'.R9]" office:value-type="float" office:value="118.6" calcext:value-type="float">
            <text:p>118.6</text:p>
          </table:table-cell>
          <table:table-cell table:formula="of:=[$'9'.B9]" office:value-type="float" office:value="-113.852515403715" calcext:value-type="float">
            <text:p>-113.852515403715</text:p>
          </table:table-cell>
          <table:table-cell table:formula="of:=[$'9'.D9]" office:value-type="float" office:value="-0.0000000037758849487405" calcext:value-type="float">
            <text:p>-3.7758849487405E-09</text:p>
          </table:table-cell>
          <table:table-cell table:formula="of:=[$'9'.W9]" office:value-type="float" office:value="-108.601926703782" calcext:value-type="float">
            <text:p>-108.601926703782</text:p>
          </table:table-cell>
          <table:table-cell table:formula="of:=[$'9'.AB9]" office:value-type="float" office:value="-187.235911083787" calcext:value-type="float">
            <text:p>-187.235911083787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10'.R9]" office:value-type="float" office:value="336.6" calcext:value-type="float">
            <text:p>336.6</text:p>
          </table:table-cell>
          <table:table-cell table:formula="of:=[$'10'.B9]" office:value-type="float" office:value="-137.29730402974" calcext:value-type="float">
            <text:p>-137.29730402974</text:p>
          </table:table-cell>
          <table:table-cell table:formula="of:=[$'10'.D9]" office:value-type="float" office:value="-0.000000000752924706385709" calcext:value-type="float">
            <text:p>-7.52924706385709E-10</text:p>
          </table:table-cell>
          <table:table-cell table:formula="of:=[$'10'.W9]" office:value-type="float" office:value="-124.397703079063" calcext:value-type="float">
            <text:p>-124.397703079063</text:p>
          </table:table-cell>
          <table:table-cell table:formula="of:=[$'10'.AB9]" office:value-type="float" office:value="-201.241255174382" calcext:value-type="float">
            <text:p>-201.24125517438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|S11| Error</text:p>
          </table:table-cell>
          <table:table-cell/>
          <table:table-cell office:value-type="string" calcext:value-type="string">
            <text:p>Phase Error</text:p>
          </table:table-cell>
          <table:table-cell office:value-type="string" calcext:value-type="string">
            <text:p>|S21| Error</text:p>
          </table:table-cell>
          <table:table-cell table:number-columns-repeated="24"/>
        </table:table-row>
      </table:table>
      <table:table table:name="2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6"/>
          <table:table-cell office:value-type="string" calcext:value-type="string">
            <text:p>cummula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  <table:table-cell/>
          <table:table-cell office:value-type="string" calcext:value-type="string">
            <text:p>iteration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DOF count</text:p>
          </table:table-cell>
          <table:table-cell office:value-type="string" calcext:value-type="string">
            <text:p>setup, s</text:p>
          </table:table-cell>
          <table:table-cell office:value-type="string" calcext:value-type="string">
            <text:p>solve, s</text:p>
          </table:table-cell>
          <table:table-cell office:value-type="string" calcext:value-type="string">
            <text:p>mesh, s</text:p>
          </table:table-cell>
          <table:table-cell office:value-type="string" calcext:value-type="string">
            <text:p>refine, s</text:p>
          </table:table-cell>
          <table:table-cell office:value-type="string" calcext:value-type="string">
            <text:p>run time, 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  <table:table-cell/>
          <table:table-cell office:value-type="string" calcext:value-type="string">
            <text:p>run time, s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.45333738673" calcext:value-type="float">
            <text:p>-6.45333738673</text:p>
          </table:table-cell>
          <table:table-cell office:value-type="float" office:value="169.115740833791" calcext:value-type="float">
            <text:p>169.115740833791</text:p>
          </table:table-cell>
          <table:table-cell office:value-type="float" office:value="-1.08148833207294" calcext:value-type="float">
            <text:p>-1.08148833207294</text:p>
          </table:table-cell>
          <table:table-cell office:value-type="float" office:value="78.4436416788958" calcext:value-type="float">
            <text:p>78.4436416788958</text:p>
          </table:table-cell>
          <table:table-cell office:value-type="float" office:value="-1.08148833207294" calcext:value-type="float">
            <text:p>-1.08148833207294</text:p>
          </table:table-cell>
          <table:table-cell office:value-type="float" office:value="78.4436416788958" calcext:value-type="float">
            <text:p>78.4436416788958</text:p>
          </table:table-cell>
          <table:table-cell office:value-type="float" office:value="-6.45333738673002" calcext:value-type="float">
            <text:p>-6.45333738673002</text:p>
          </table:table-cell>
          <table:table-cell office:value-type="float" office:value="169.115740833763" calcext:value-type="float">
            <text:p>169.1157408337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78" calcext:value-type="float">
            <text:p>278</text:p>
          </table:table-cell>
          <table:table-cell office:value-type="float" office:value="1.774" calcext:value-type="float">
            <text:p>1.774</text:p>
          </table:table-cell>
          <table:table-cell office:value-type="float" office:value="0.04474" calcext:value-type="float">
            <text:p>0.04474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001675" calcext:value-type="float">
            <text:p>0.0001675</text:p>
          </table:table-cell>
          <table:table-cell table:formula="of:=[.AD9]" office:value-type="float" office:value="1.834" calcext:value-type="float">
            <text:p>1.834</text:p>
          </table:table-cell>
          <table:table-cell office:value-type="float" office:value="0.00008635" calcext:value-type="float">
            <text:p>8.635E-05</text:p>
          </table:table-cell>
          <table:table-cell table:number-columns-repeated="2"/>
          <table:table-cell office:value-type="float" office:value="-20.753057470156" calcext:value-type="float">
            <text:p>-20.753057470156</text:p>
          </table:table-cell>
          <table:table-cell table:formula="of:=20*LOG10(ABS(([.E9]-[.V9])/[.V9]))" office:value-type="float" office:value="13.5883026430479" calcext:value-type="float">
            <text:p>13.5883026430479</text:p>
          </table:table-cell>
          <table:table-cell/>
          <table:table-cell table:formula="of:=10^([.B9]/20)" office:value-type="float" office:value="0.475699977264689" calcext:value-type="float">
            <text:p>0.475699977264689</text:p>
          </table:table-cell>
          <table:table-cell table:formula="of:=10^([.D9]/20)" office:value-type="float" office:value="0.882928597144454" calcext:value-type="float">
            <text:p>0.882928597144454</text:p>
          </table:table-cell>
          <table:table-cell table:formula="of:==20*LOG10(ABS(1-[.Y9]^2-[.Z9]^2))" office:value-type="float" office:value="-44.6518715119758" calcext:value-type="float">
            <text:p>-44.6518715119758</text:p>
          </table:table-cell>
          <table:table-cell table:formula="of:=20*LOG10(ABS(1-[.Z9]))" office:value-type="float" office:value="-18.6309835500955" calcext:value-type="float">
            <text:p>-18.6309835500955</text:p>
          </table:table-cell>
          <table:table-cell/>
          <table:table-cell office:value-type="float" office:value="1.834" calcext:value-type="float">
            <text:p>1.83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.121504025087" calcext:value-type="float">
            <text:p>-16.121504025087</text:p>
          </table:table-cell>
          <table:table-cell office:value-type="float" office:value="143.79294329824" calcext:value-type="float">
            <text:p>143.79294329824</text:p>
          </table:table-cell>
          <table:table-cell office:value-type="float" office:value="-0.0536371566801626" calcext:value-type="float">
            <text:p>-0.053637156680163</text:p>
          </table:table-cell>
          <table:table-cell office:value-type="float" office:value="49.930695711739" calcext:value-type="float">
            <text:p>49.930695711739</text:p>
          </table:table-cell>
          <table:table-cell office:value-type="float" office:value="-0.0536371566801626" calcext:value-type="float">
            <text:p>-0.053637156680163</text:p>
          </table:table-cell>
          <table:table-cell office:value-type="float" office:value="49.930695711739" calcext:value-type="float">
            <text:p>49.930695711739</text:p>
          </table:table-cell>
          <table:table-cell office:value-type="float" office:value="-16.2047340244343" calcext:value-type="float">
            <text:p>-16.2047340244343</text:p>
          </table:table-cell>
          <table:table-cell office:value-type="float" office:value="139.751673024145" calcext:value-type="float">
            <text:p>139.7516730241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42" calcext:value-type="float">
            <text:p>742</text:p>
          </table:table-cell>
          <table:table-cell office:value-type="float" office:value="1.711" calcext:value-type="float">
            <text:p>1.711</text:p>
          </table:table-cell>
          <table:table-cell office:value-type="float" office:value="0.08988" calcext:value-type="float">
            <text:p>0.08988</text:p>
          </table:table-cell>
          <table:table-cell office:value-type="float" office:value="0.03749" calcext:value-type="float">
            <text:p>0.03749</text:p>
          </table:table-cell>
          <table:table-cell office:value-type="float" office:value="0.0003662" calcext:value-type="float">
            <text:p>0.0003662</text:p>
          </table:table-cell>
          <table:table-cell table:formula="of:=[.R9]+[.AD10]" office:value-type="float" office:value="3.672" calcext:value-type="float">
            <text:p>3.672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00004289" calcext:value-type="float">
            <text:p>4.289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V10])/[.V10]))" office:value-type="float" office:value="10.6447502594768" calcext:value-type="float">
            <text:p>10.6447502594768</text:p>
          </table:table-cell>
          <table:table-cell/>
          <table:table-cell table:formula="of:=10^([.B10]/20)" office:value-type="float" office:value="0.156287699566852" calcext:value-type="float">
            <text:p>0.156287699566852</text:p>
          </table:table-cell>
          <table:table-cell table:formula="of:=10^([.D10]/20)" office:value-type="float" office:value="0.993843821527474" calcext:value-type="float">
            <text:p>0.993843821527474</text:p>
          </table:table-cell>
          <table:table-cell table:formula="of:==20*LOG10(ABS(1-[.Y10]^2-[.Z10]^2))" office:value-type="float" office:value="-38.3074832168005" calcext:value-type="float">
            <text:p>-38.3074832168005</text:p>
          </table:table-cell>
          <table:table-cell table:formula="of:=20*LOG10(ABS(1-[.Z10]))" office:value-type="float" office:value="-44.2137759622895" calcext:value-type="float">
            <text:p>-44.2137759622895</text:p>
          </table:table-cell>
          <table:table-cell/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7.1219032687267" calcext:value-type="float">
            <text:p>-17.1219032687267</text:p>
          </table:table-cell>
          <table:table-cell office:value-type="float" office:value="-69.2902624177936" calcext:value-type="float">
            <text:p>-69.2902624177936</text:p>
          </table:table-cell>
          <table:table-cell office:value-type="float" office:value="-0.0527535787250507" calcext:value-type="float">
            <text:p>-0.052753578725051</text:p>
          </table:table-cell>
          <table:table-cell office:value-type="float" office:value="25.2615447760404" calcext:value-type="float">
            <text:p>25.2615447760404</text:p>
          </table:table-cell>
          <table:table-cell office:value-type="float" office:value="-0.0527535787250507" calcext:value-type="float">
            <text:p>-0.052753578725051</text:p>
          </table:table-cell>
          <table:table-cell office:value-type="float" office:value="25.2615447760404" calcext:value-type="float">
            <text:p>25.2615447760404</text:p>
          </table:table-cell>
          <table:table-cell office:value-type="float" office:value="-17.4055220464247" calcext:value-type="float">
            <text:p>-17.4055220464247</text:p>
          </table:table-cell>
          <table:table-cell office:value-type="float" office:value="-65.1101728748353" calcext:value-type="float">
            <text:p>-65.11017287483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1024" calcext:value-type="float">
            <text:p>1024</text:p>
          </table:table-cell>
          <table:table-cell office:value-type="float" office:value="1.793" calcext:value-type="float">
            <text:p>1.793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3857" calcext:value-type="float">
            <text:p>0.03857</text:p>
          </table:table-cell>
          <table:table-cell office:value-type="float" office:value="0.0003895" calcext:value-type="float">
            <text:p>0.0003895</text:p>
          </table:table-cell>
          <table:table-cell table:formula="of:=[.R10]+[.AD11]" office:value-type="float" office:value="5.606" calcext:value-type="float">
            <text:p>5.606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00003007" calcext:value-type="float">
            <text:p>3.007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V11])/[.V11]))" office:value-type="float" office:value="6.91627167127682" calcext:value-type="float">
            <text:p>6.91627167127682</text:p>
          </table:table-cell>
          <table:table-cell/>
          <table:table-cell table:formula="of:=10^([.B11]/20)" office:value-type="float" office:value="0.139285156520921" calcext:value-type="float">
            <text:p>0.139285156520921</text:p>
          </table:table-cell>
          <table:table-cell table:formula="of:=10^([.D11]/20)" office:value-type="float" office:value="0.99394492609986" calcext:value-type="float">
            <text:p>0.99394492609986</text:p>
          </table:table-cell>
          <table:table-cell table:formula="of:==20*LOG10(ABS(1-[.Y11]^2-[.Z11]^2))" office:value-type="float" office:value="-42.7016291585018" calcext:value-type="float">
            <text:p>-42.7016291585018</text:p>
          </table:table-cell>
          <table:table-cell table:formula="of:=20*LOG10(ABS(1-[.Z11]))" office:value-type="float" office:value="-44.3576110414112" calcext:value-type="float">
            <text:p>-44.3576110414112</text:p>
          </table:table-cell>
          <table:table-cell/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3.8358347537654" calcext:value-type="float">
            <text:p>-23.8358347537654</text:p>
          </table:table-cell>
          <table:table-cell office:value-type="float" office:value="-133.2117148227" calcext:value-type="float">
            <text:p>-133.2117148227</text:p>
          </table:table-cell>
          <table:table-cell office:value-type="float" office:value="-0.0128201704012865" calcext:value-type="float">
            <text:p>-0.012820170401287</text:p>
          </table:table-cell>
          <table:table-cell office:value-type="float" office:value="2.05378376866442" calcext:value-type="float">
            <text:p>2.05378376866442</text:p>
          </table:table-cell>
          <table:table-cell office:value-type="float" office:value="-0.0128201704012865" calcext:value-type="float">
            <text:p>-0.012820170401287</text:p>
          </table:table-cell>
          <table:table-cell office:value-type="float" office:value="2.05378376866442" calcext:value-type="float">
            <text:p>2.05378376866442</text:p>
          </table:table-cell>
          <table:table-cell office:value-type="float" office:value="-23.8003208421352" calcext:value-type="float">
            <text:p>-23.8003208421352</text:p>
          </table:table-cell>
          <table:table-cell office:value-type="float" office:value="-44.1333242106003" calcext:value-type="float">
            <text:p>-44.13332421060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494" calcext:value-type="float">
            <text:p>1494</text:p>
          </table:table-cell>
          <table:table-cell office:value-type="float" office:value="1.797" calcext:value-type="float">
            <text:p>1.797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04587" calcext:value-type="float">
            <text:p>0.04587</text:p>
          </table:table-cell>
          <table:table-cell office:value-type="float" office:value="0.0004251" calcext:value-type="float">
            <text:p>0.0004251</text:p>
          </table:table-cell>
          <table:table-cell table:formula="of:=[.R11]+[.AD12]" office:value-type="float" office:value="7.6" calcext:value-type="float">
            <text:p>7.6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00001803" calcext:value-type="float">
            <text:p>1.803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V12])/[.V12]))" office:value-type="float" office:value="0.819661013120099" calcext:value-type="float">
            <text:p>0.819661013120099</text:p>
          </table:table-cell>
          <table:table-cell/>
          <table:table-cell table:formula="of:=10^([.B12]/20)" office:value-type="float" office:value="0.0642995986782089" calcext:value-type="float">
            <text:p>0.064299598678209</text:p>
          </table:table-cell>
          <table:table-cell table:formula="of:=10^([.D12]/20)" office:value-type="float" office:value="0.998525112055066" calcext:value-type="float">
            <text:p>0.998525112055066</text:p>
          </table:table-cell>
          <table:table-cell table:formula="of:==20*LOG10(ABS(1-[.Y12]^2-[.Z12]^2))" office:value-type="float" office:value="-58.5121726411986" calcext:value-type="float">
            <text:p>-58.5121726411986</text:p>
          </table:table-cell>
          <table:table-cell table:formula="of:=20*LOG10(ABS(1-[.Z12]))" office:value-type="float" office:value="-56.6248194817883" calcext:value-type="float">
            <text:p>-56.6248194817883</text:p>
          </table:table-cell>
          <table:table-cell/>
          <table:table-cell office:value-type="float" office:value="1.994" calcext:value-type="float">
            <text:p>1.99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2.9915068383612" calcext:value-type="float">
            <text:p>-22.9915068383612</text:p>
          </table:table-cell>
          <table:table-cell office:value-type="float" office:value="-170.948741986325" calcext:value-type="float">
            <text:p>-170.948741986325</text:p>
          </table:table-cell>
          <table:table-cell office:value-type="float" office:value="-0.0166501680454427" calcext:value-type="float">
            <text:p>-0.016650168045443</text:p>
          </table:table-cell>
          <table:table-cell office:value-type="float" office:value="-4.16118291509732" calcext:value-type="float">
            <text:p>-4.16118291509732</text:p>
          </table:table-cell>
          <table:table-cell office:value-type="float" office:value="-0.0166501680454427" calcext:value-type="float">
            <text:p>-0.016650168045443</text:p>
          </table:table-cell>
          <table:table-cell office:value-type="float" office:value="-4.16118291509732" calcext:value-type="float">
            <text:p>-4.16118291509732</text:p>
          </table:table-cell>
          <table:table-cell office:value-type="float" office:value="-23.0335078859711" calcext:value-type="float">
            <text:p>-23.0335078859711</text:p>
          </table:table-cell>
          <table:table-cell office:value-type="float" office:value="-18.5122890295782" calcext:value-type="float">
            <text:p>-18.51228902957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040" calcext:value-type="float">
            <text:p>2040</text:p>
          </table:table-cell>
          <table:table-cell office:value-type="float" office:value="1.821" calcext:value-type="float">
            <text:p>1.821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06376" calcext:value-type="float">
            <text:p>0.06376</text:p>
          </table:table-cell>
          <table:table-cell office:value-type="float" office:value="0.0004013" calcext:value-type="float">
            <text:p>0.0004013</text:p>
          </table:table-cell>
          <table:table-cell table:formula="of:=[.R12]+[.AD13]" office:value-type="float" office:value="9.687" calcext:value-type="float">
            <text:p>9.687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0001584" calcext:value-type="float">
            <text:p>1.584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V13])/[.V13]))" office:value-type="float" office:value="-1.94373266439973" calcext:value-type="float">
            <text:p>-1.94373266439973</text:p>
          </table:table-cell>
          <table:table-cell/>
          <table:table-cell table:formula="of:=10^([.B13]/20)" office:value-type="float" office:value="0.0708638360369966" calcext:value-type="float">
            <text:p>0.070863836036997</text:p>
          </table:table-cell>
          <table:table-cell table:formula="of:=10^([.D13]/20)" office:value-type="float" office:value="0.998084914683613" calcext:value-type="float">
            <text:p>0.998084914683613</text:p>
          </table:table-cell>
          <table:table-cell table:formula="of:==20*LOG10(ABS(1-[.Y13]^2-[.Z13]^2))" office:value-type="float" office:value="-58.4513323725842" calcext:value-type="float">
            <text:p>-58.4513323725842</text:p>
          </table:table-cell>
          <table:table-cell table:formula="of:=20*LOG10(ABS(1-[.Z13]))" office:value-type="float" office:value="-54.3562374719158" calcext:value-type="float">
            <text:p>-54.3562374719158</text:p>
          </table:table-cell>
          <table:table-cell/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2.6092033238041" calcext:value-type="float">
            <text:p>-32.6092033238041</text:p>
          </table:table-cell>
          <table:table-cell office:value-type="float" office:value="170.930597332829" calcext:value-type="float">
            <text:p>170.930597332829</text:p>
          </table:table-cell>
          <table:table-cell office:value-type="float" office:value="0.0027858130773847" calcext:value-type="float">
            <text:p>0.002785813077385</text:p>
          </table:table-cell>
          <table:table-cell office:value-type="float" office:value="-8.00055789188652" calcext:value-type="float">
            <text:p>-8.00055789188652</text:p>
          </table:table-cell>
          <table:table-cell office:value-type="float" office:value="0.0027858130773847" calcext:value-type="float">
            <text:p>0.002785813077385</text:p>
          </table:table-cell>
          <table:table-cell office:value-type="float" office:value="-8.00055789188652" calcext:value-type="float">
            <text:p>-8.00055789188652</text:p>
          </table:table-cell>
          <table:table-cell office:value-type="float" office:value="-32.7865907761745" calcext:value-type="float">
            <text:p>-32.7865907761745</text:p>
          </table:table-cell>
          <table:table-cell office:value-type="float" office:value="-9.56345212713571" calcext:value-type="float">
            <text:p>-9.563452127135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  <table:table-cell office:value-type="float" office:value="2384" calcext:value-type="float">
            <text:p>2384</text:p>
          </table:table-cell>
          <table:table-cell office:value-type="float" office:value="1.807" calcext:value-type="float">
            <text:p>1.807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07215" calcext:value-type="float">
            <text:p>0.07215</text:p>
          </table:table-cell>
          <table:table-cell office:value-type="float" office:value="0.0004471" calcext:value-type="float">
            <text:p>0.0004471</text:p>
          </table:table-cell>
          <table:table-cell table:formula="of:=[.R13]+[.AD14]" office:value-type="float" office:value="11.79" calcext:value-type="float">
            <text:p>11.79</text:p>
          </table:table-cell>
          <table:table-cell office:value-type="float" office:value="0.08298" calcext:value-type="float">
            <text:p>0.08298</text:p>
          </table:table-cell>
          <table:table-cell office:value-type="float" office:value="0.000009831" calcext:value-type="float">
            <text:p>9.831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V14])/[.V14]))" office:value-type="float" office:value="-4.22973541797461" calcext:value-type="float">
            <text:p>-4.22973541797461</text:p>
          </table:table-cell>
          <table:table-cell/>
          <table:table-cell table:formula="of:=10^([.B14]/20)" office:value-type="float" office:value="0.0234174625201064" calcext:value-type="float">
            <text:p>0.023417462520107</text:p>
          </table:table-cell>
          <table:table-cell table:formula="of:=10^([.D14]/20)" office:value-type="float" office:value="1.0003207800221" calcext:value-type="float">
            <text:p>1.0003207800221</text:p>
          </table:table-cell>
          <table:table-cell table:formula="of:==20*LOG10(ABS(1-[.Y14]^2-[.Z14]^2))" office:value-type="float" office:value="-58.4887652021129" calcext:value-type="float">
            <text:p>-58.4887652021129</text:p>
          </table:table-cell>
          <table:table-cell table:formula="of:=20*LOG10(ABS(1-[.Z14]))" office:value-type="float" office:value="-69.8758537404388" calcext:value-type="float">
            <text:p>-69.8758537404388</text:p>
          </table:table-cell>
          <table:table-cell/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7.9961795008018" calcext:value-type="float">
            <text:p>-27.9961795008018</text:p>
          </table:table-cell>
          <table:table-cell office:value-type="float" office:value="-146.150958463451" calcext:value-type="float">
            <text:p>-146.150958463451</text:p>
          </table:table-cell>
          <table:table-cell office:value-type="float" office:value="0.0000745212786243577" calcext:value-type="float">
            <text:p>7.45212786243577E-05</text:p>
          </table:table-cell>
          <table:table-cell office:value-type="float" office:value="-9.34172851779677" calcext:value-type="float">
            <text:p>-9.34172851779677</text:p>
          </table:table-cell>
          <table:table-cell office:value-type="float" office:value="0.0000745212786243577" calcext:value-type="float">
            <text:p>7.45212786243577E-05</text:p>
          </table:table-cell>
          <table:table-cell office:value-type="float" office:value="-9.34172851779677" calcext:value-type="float">
            <text:p>-9.34172851779677</text:p>
          </table:table-cell>
          <table:table-cell office:value-type="float" office:value="-27.7962134968694" calcext:value-type="float">
            <text:p>-27.7962134968694</text:p>
          </table:table-cell>
          <table:table-cell office:value-type="float" office:value="-52.6547875413802" calcext:value-type="float">
            <text:p>-52.65478754138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1" calcext:value-type="float">
            <text:p>391</text:p>
          </table:table-cell>
          <table:table-cell office:value-type="float" office:value="2880" calcext:value-type="float">
            <text:p>2880</text:p>
          </table:table-cell>
          <table:table-cell office:value-type="float" office:value="1.841" calcext:value-type="float">
            <text:p>1.841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004061" calcext:value-type="float">
            <text:p>0.0004061</text:p>
          </table:table-cell>
          <table:table-cell table:formula="of:=[.R14]+[.AD15]" office:value-type="float" office:value="13.999" calcext:value-type="float">
            <text:p>13.999</text:p>
          </table:table-cell>
          <table:table-cell office:value-type="float" office:value="0.03697" calcext:value-type="float">
            <text:p>0.03697</text:p>
          </table:table-cell>
          <table:table-cell office:value-type="float" office:value="0.000009232" calcext:value-type="float">
            <text:p>9.232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V15])/[.V15]))" office:value-type="float" office:value="-5.19491727719572" calcext:value-type="float">
            <text:p>-5.19491727719572</text:p>
          </table:table-cell>
          <table:table-cell/>
          <table:table-cell table:formula="of:=10^([.B15]/20)" office:value-type="float" office:value="0.0398282316996543" calcext:value-type="float">
            <text:p>0.039828231699654</text:p>
          </table:table-cell>
          <table:table-cell table:formula="of:=10^([.D15]/20)" office:value-type="float" office:value="1.00000857961607" calcext:value-type="float">
            <text:p>1.00000857961607</text:p>
          </table:table-cell>
          <table:table-cell table:formula="of:==20*LOG10(ABS(1-[.Y15]^2-[.Z15]^2))" office:value-type="float" office:value="-55.8989059368838" calcext:value-type="float">
            <text:p>-55.8989059368838</text:p>
          </table:table-cell>
          <table:table-cell table:formula="of:=20*LOG10(ABS(1-[.Z15]))" office:value-type="float" office:value="-101.330642921736" calcext:value-type="float">
            <text:p>-101.330642921736</text:p>
          </table:table-cell>
          <table:table-cell/>
          <table:table-cell office:value-type="float" office:value="2.209" calcext:value-type="float">
            <text:p>2.20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1.0155807795149" calcext:value-type="float">
            <text:p>-31.0155807795149</text:p>
          </table:table-cell>
          <table:table-cell office:value-type="float" office:value="-113.651785154147" calcext:value-type="float">
            <text:p>-113.651785154147</text:p>
          </table:table-cell>
          <table:table-cell office:value-type="float" office:value="0.00355903488335674" calcext:value-type="float">
            <text:p>0.003559034883357</text:p>
          </table:table-cell>
          <table:table-cell office:value-type="float" office:value="-10.8300476980029" calcext:value-type="float">
            <text:p>-10.8300476980029</text:p>
          </table:table-cell>
          <table:table-cell office:value-type="float" office:value="0.00355903488335674" calcext:value-type="float">
            <text:p>0.003559034883357</text:p>
          </table:table-cell>
          <table:table-cell office:value-type="float" office:value="-10.8300476980029" calcext:value-type="float">
            <text:p>-10.8300476980029</text:p>
          </table:table-cell>
          <table:table-cell office:value-type="float" office:value="-30.7789026330167" calcext:value-type="float">
            <text:p>-30.7789026330167</text:p>
          </table:table-cell>
          <table:table-cell office:value-type="float" office:value="-86.9804782719061" calcext:value-type="float">
            <text:p>-86.98047827190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27" calcext:value-type="float">
            <text:p>427</text:p>
          </table:table-cell>
          <table:table-cell office:value-type="float" office:value="3124" calcext:value-type="float">
            <text:p>3124</text:p>
          </table:table-cell>
          <table:table-cell office:value-type="float" office:value="1.835" calcext:value-type="float">
            <text:p>1.835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07971" calcext:value-type="float">
            <text:p>0.07971</text:p>
          </table:table-cell>
          <table:table-cell office:value-type="float" office:value="0.0003976" calcext:value-type="float">
            <text:p>0.0003976</text:p>
          </table:table-cell>
          <table:table-cell table:formula="of:=[.R15]+[.AD16]" office:value-type="float" office:value="16.22" calcext:value-type="float">
            <text:p>16.22</text:p>
          </table:table-cell>
          <table:table-cell office:value-type="float" office:value="0.03497" calcext:value-type="float">
            <text:p>0.03497</text:p>
          </table:table-cell>
          <table:table-cell office:value-type="float" office:value="0.000006757" calcext:value-type="float">
            <text:p>6.757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V16])/[.V16]))" office:value-type="float" office:value="-6.40877339383887" calcext:value-type="float">
            <text:p>-6.40877339383887</text:p>
          </table:table-cell>
          <table:table-cell/>
          <table:table-cell table:formula="of:=10^([.B16]/20)" office:value-type="float" office:value="0.0281333183769583" calcext:value-type="float">
            <text:p>0.028133318376958</text:p>
          </table:table-cell>
          <table:table-cell table:formula="of:=10^([.D16]/20)" office:value-type="float" office:value="1.000409832992" calcext:value-type="float">
            <text:p>1.000409832992</text:p>
          </table:table-cell>
          <table:table-cell table:formula="of:==20*LOG10(ABS(1-[.Y16]^2-[.Z16]^2))" office:value-type="float" office:value="-55.8563772535655" calcext:value-type="float">
            <text:p>-55.8563772535655</text:p>
          </table:table-cell>
          <table:table-cell table:formula="of:=20*LOG10(ABS(1-[.Z16]))" office:value-type="float" office:value="-67.7478616671223" calcext:value-type="float">
            <text:p>-67.7478616671223</text:p>
          </table:table-cell>
          <table:table-cell/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9.7291568785397" calcext:value-type="float">
            <text:p>-39.7291568785397</text:p>
          </table:table-cell>
          <table:table-cell office:value-type="float" office:value="-117.644970137739" calcext:value-type="float">
            <text:p>-117.644970137739</text:p>
          </table:table-cell>
          <table:table-cell office:value-type="float" office:value="0.00466588558624463" calcext:value-type="float">
            <text:p>0.004665885586245</text:p>
          </table:table-cell>
          <table:table-cell office:value-type="float" office:value="-12.1066296313527" calcext:value-type="float">
            <text:p>-12.1066296313527</text:p>
          </table:table-cell>
          <table:table-cell office:value-type="float" office:value="0.00466588558624463" calcext:value-type="float">
            <text:p>0.004665885586245</text:p>
          </table:table-cell>
          <table:table-cell office:value-type="float" office:value="-12.1066296313527" calcext:value-type="float">
            <text:p>-12.1066296313527</text:p>
          </table:table-cell>
          <table:table-cell office:value-type="float" office:value="-39.2509240488729" calcext:value-type="float">
            <text:p>-39.2509240488729</text:p>
          </table:table-cell>
          <table:table-cell office:value-type="float" office:value="-86.8492913486045" calcext:value-type="float">
            <text:p>-86.84929134860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65" calcext:value-type="float">
            <text:p>465</text:p>
          </table:table-cell>
          <table:table-cell office:value-type="float" office:value="3408" calcext:value-type="float">
            <text:p>3408</text:p>
          </table:table-cell>
          <table:table-cell office:value-type="float" office:value="1.866" calcext:value-type="float">
            <text:p>1.866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08115" calcext:value-type="float">
            <text:p>0.08115</text:p>
          </table:table-cell>
          <table:table-cell office:value-type="float" office:value="0.0004681" calcext:value-type="float">
            <text:p>0.0004681</text:p>
          </table:table-cell>
          <table:table-cell table:formula="of:=[.R16]+[.AD17]" office:value-type="float" office:value="18.463" calcext:value-type="float">
            <text:p>18.463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000006577" calcext:value-type="float">
            <text:p>6.577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V17])/[.V17]))" office:value-type="float" office:value="-7.60490734877171" calcext:value-type="float">
            <text:p>-7.60490734877171</text:p>
          </table:table-cell>
          <table:table-cell/>
          <table:table-cell table:formula="of:=10^([.B17]/20)" office:value-type="float" office:value="0.0103167321697876" calcext:value-type="float">
            <text:p>0.010316732169788</text:p>
          </table:table-cell>
          <table:table-cell table:formula="of:=10^([.D17]/20)" office:value-type="float" office:value="1.0005373242368" calcext:value-type="float">
            <text:p>1.0005373242368</text:p>
          </table:table-cell>
          <table:table-cell table:formula="of:==20*LOG10(ABS(1-[.Y17]^2-[.Z17]^2))" office:value-type="float" office:value="-58.552265404273" calcext:value-type="float">
            <text:p>-58.552265404273</text:p>
          </table:table-cell>
          <table:table-cell table:formula="of:=20*LOG10(ABS(1-[.Z17]))" office:value-type="float" office:value="-65.3952713899287" calcext:value-type="float">
            <text:p>-65.3952713899287</text:p>
          </table:table-cell>
          <table:table-cell/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7.5286548880706" calcext:value-type="float">
            <text:p>-37.5286548880706</text:p>
          </table:table-cell>
          <table:table-cell office:value-type="float" office:value="-2.70680059191528" calcext:value-type="float">
            <text:p>-2.70680059191528</text:p>
          </table:table-cell>
          <table:table-cell office:value-type="float" office:value="0.00665602528545486" calcext:value-type="float">
            <text:p>0.006656025285455</text:p>
          </table:table-cell>
          <table:table-cell office:value-type="float" office:value="-12.7186387451821" calcext:value-type="float">
            <text:p>-12.7186387451821</text:p>
          </table:table-cell>
          <table:table-cell office:value-type="float" office:value="0.00665602528545486" calcext:value-type="float">
            <text:p>0.006656025285455</text:p>
          </table:table-cell>
          <table:table-cell office:value-type="float" office:value="-12.7186387451821" calcext:value-type="float">
            <text:p>-12.7186387451821</text:p>
          </table:table-cell>
          <table:table-cell office:value-type="float" office:value="-38.046025858242" calcext:value-type="float">
            <text:p>-38.046025858242</text:p>
          </table:table-cell>
          <table:table-cell office:value-type="float" office:value="160.208509692646" calcext:value-type="float">
            <text:p>160.2085096926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float" office:value="3684" calcext:value-type="float">
            <text:p>3684</text:p>
          </table:table-cell>
          <table:table-cell office:value-type="float" office:value="1.908" calcext:value-type="float">
            <text:p>1.908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8159" calcext:value-type="float">
            <text:p>0.08159</text:p>
          </table:table-cell>
          <table:table-cell office:value-type="float" office:value="0.0005693" calcext:value-type="float">
            <text:p>0.0005693</text:p>
          </table:table-cell>
          <table:table-cell table:formula="of:=[.R17]+[.AD18]" office:value-type="float" office:value="20.761" calcext:value-type="float">
            <text:p>20.761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00005489" calcext:value-type="float">
            <text:p>5.489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V18])/[.V18]))" office:value-type="float" office:value="-8.24255253779157" calcext:value-type="float">
            <text:p>-8.24255253779157</text:p>
          </table:table-cell>
          <table:table-cell/>
          <table:table-cell table:formula="of:=10^([.B18]/20)" office:value-type="float" office:value="0.0132912937246892" calcext:value-type="float">
            <text:p>0.013291293724689</text:p>
          </table:table-cell>
          <table:table-cell table:formula="of:=10^([.D18]/20)" office:value-type="float" office:value="1.00076659691538" calcext:value-type="float">
            <text:p>1.00076659691538</text:p>
          </table:table-cell>
          <table:table-cell table:formula="of:==20*LOG10(ABS(1-[.Y18]^2-[.Z18]^2))" office:value-type="float" office:value="-55.3378431623376" calcext:value-type="float">
            <text:p>-55.3378431623376</text:p>
          </table:table-cell>
          <table:table-cell table:formula="of:=20*LOG10(ABS(1-[.Z18]))" office:value-type="float" office:value="-62.3086586517393" calcext:value-type="float">
            <text:p>-62.3086586517393</text:p>
          </table:table-cell>
          <table:table-cell/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7.0272843845221" calcext:value-type="float">
            <text:p>-37.0272843845221</text:p>
          </table:table-cell>
          <table:table-cell office:value-type="float" office:value="28.5418944909766" calcext:value-type="float">
            <text:p>28.5418944909766</text:p>
          </table:table-cell>
          <table:table-cell office:value-type="float" office:value="0.00653644248984827" calcext:value-type="float">
            <text:p>0.006536442489848</text:p>
          </table:table-cell>
          <table:table-cell office:value-type="float" office:value="-13.6992778728202" calcext:value-type="float">
            <text:p>-13.6992778728202</text:p>
          </table:table-cell>
          <table:table-cell office:value-type="float" office:value="0.00653644248984827" calcext:value-type="float">
            <text:p>0.006536442489848</text:p>
          </table:table-cell>
          <table:table-cell office:value-type="float" office:value="-13.6992778728202" calcext:value-type="float">
            <text:p>-13.6992778728202</text:p>
          </table:table-cell>
          <table:table-cell office:value-type="float" office:value="-37.690034696403" calcext:value-type="float">
            <text:p>-37.690034696403</text:p>
          </table:table-cell>
          <table:table-cell office:value-type="float" office:value="124.420039905959" calcext:value-type="float">
            <text:p>124.4200399059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4" calcext:value-type="float">
            <text:p>684</text:p>
          </table:table-cell>
          <table:table-cell office:value-type="float" office:value="4900" calcext:value-type="float">
            <text:p>4900</text:p>
          </table:table-cell>
          <table:table-cell office:value-type="float" office:value="1.87" calcext:value-type="float">
            <text:p>1.87</text:p>
          </table:table-cell>
          <table:table-cell office:value-type="float" office:value="0.6635" calcext:value-type="float">
            <text:p>0.6635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05917" calcext:value-type="float">
            <text:p>0.0005917</text:p>
          </table:table-cell>
          <table:table-cell table:formula="of:=[.R18]+[.AD19]" office:value-type="float" office:value="23.455" calcext:value-type="float">
            <text:p>23.455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00005258" calcext:value-type="float">
            <text:p>5.258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V19])/[.V19]))" office:value-type="float" office:value="-9.37320406355996" calcext:value-type="float">
            <text:p>-9.37320406355996</text:p>
          </table:table-cell>
          <table:table-cell/>
          <table:table-cell table:formula="of:=10^([.B19]/20)" office:value-type="float" office:value="0.0140810739980232" calcext:value-type="float">
            <text:p>0.014081073998023</text:p>
          </table:table-cell>
          <table:table-cell table:formula="of:=10^([.D19]/20)" office:value-type="float" office:value="1.00075281897799" calcext:value-type="float">
            <text:p>1.00075281897799</text:p>
          </table:table-cell>
          <table:table-cell table:formula="of:==20*LOG10(ABS(1-[.Y19]^2-[.Z19]^2))" office:value-type="float" office:value="-55.3681549915559" calcext:value-type="float">
            <text:p>-55.3681549915559</text:p>
          </table:table-cell>
          <table:table-cell table:formula="of:=20*LOG10(ABS(1-[.Z19]))" office:value-type="float" office:value="-62.4661888242603" calcext:value-type="float">
            <text:p>-62.4661888242603</text:p>
          </table:table-cell>
          <table:table-cell/>
          <table:table-cell office:value-type="float" office:value="2.694" calcext:value-type="float">
            <text:p>2.69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5.1041524519399" calcext:value-type="float">
            <text:p>-35.1041524519399</text:p>
          </table:table-cell>
          <table:table-cell office:value-type="float" office:value="51.3796239208561" calcext:value-type="float">
            <text:p>51.3796239208561</text:p>
          </table:table-cell>
          <table:table-cell office:value-type="float" office:value="0.00611925930645547" calcext:value-type="float">
            <text:p>0.006119259306455</text:p>
          </table:table-cell>
          <table:table-cell office:value-type="float" office:value="-14.3352252419592" calcext:value-type="float">
            <text:p>-14.3352252419592</text:p>
          </table:table-cell>
          <table:table-cell office:value-type="float" office:value="0.00611925930645547" calcext:value-type="float">
            <text:p>0.006119259306455</text:p>
          </table:table-cell>
          <table:table-cell office:value-type="float" office:value="-14.3352252419592" calcext:value-type="float">
            <text:p>-14.3352252419592</text:p>
          </table:table-cell>
          <table:table-cell office:value-type="float" office:value="-35.6116327457247" calcext:value-type="float">
            <text:p>-35.6116327457247</text:p>
          </table:table-cell>
          <table:table-cell office:value-type="float" office:value="98.6180000356592" calcext:value-type="float">
            <text:p>98.61800003565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64" calcext:value-type="float">
            <text:p>864</text:p>
          </table:table-cell>
          <table:table-cell office:value-type="float" office:value="6108" calcext:value-type="float">
            <text:p>6108</text:p>
          </table:table-cell>
          <table:table-cell office:value-type="float" office:value="1.854" calcext:value-type="float">
            <text:p>1.85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0006573" calcext:value-type="float">
            <text:p>0.0006573</text:p>
          </table:table-cell>
          <table:table-cell table:formula="of:=[.R19]+[.AD20]" office:value-type="float" office:value="26.194" calcext:value-type="float">
            <text:p>26.194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00004141" calcext:value-type="float">
            <text:p>4.141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V20])/[.V20]))" office:value-type="float" office:value="-10.1938745788764" calcext:value-type="float">
            <text:p>-10.1938745788764</text:p>
          </table:table-cell>
          <table:table-cell/>
          <table:table-cell table:formula="of:=10^([.B20]/20)" office:value-type="float" office:value="0.0175708340656191" calcext:value-type="float">
            <text:p>0.017570834065619</text:p>
          </table:table-cell>
          <table:table-cell table:formula="of:=10^([.D20]/20)" office:value-type="float" office:value="1.00070475398543" calcext:value-type="float">
            <text:p>1.00070475398543</text:p>
          </table:table-cell>
          <table:table-cell table:formula="of:==20*LOG10(ABS(1-[.Y20]^2-[.Z20]^2))" office:value-type="float" office:value="-55.2958020799167" calcext:value-type="float">
            <text:p>-55.2958020799167</text:p>
          </table:table-cell>
          <table:table-cell table:formula="of:=20*LOG10(ABS(1-[.Z20]))" office:value-type="float" office:value="-63.0392491896702" calcext:value-type="float">
            <text:p>-63.0392491896702</text:p>
          </table:table-cell>
          <table:table-cell/>
          <table:table-cell office:value-type="float" office:value="2.739" calcext:value-type="float">
            <text:p>2.73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5.6597302291141" calcext:value-type="float">
            <text:p>-35.6597302291141</text:p>
          </table:table-cell>
          <table:table-cell office:value-type="float" office:value="92.8404884383822" calcext:value-type="float">
            <text:p>92.8404884383822</text:p>
          </table:table-cell>
          <table:table-cell office:value-type="float" office:value="-0.00053621351208637" calcext:value-type="float">
            <text:p>-0.000536213512086</text:p>
          </table:table-cell>
          <table:table-cell office:value-type="float" office:value="-16.7927361339343" calcext:value-type="float">
            <text:p>-16.7927361339343</text:p>
          </table:table-cell>
          <table:table-cell office:value-type="float" office:value="-0.00053621351208637" calcext:value-type="float">
            <text:p>-0.000536213512086</text:p>
          </table:table-cell>
          <table:table-cell office:value-type="float" office:value="-16.7927361339343" calcext:value-type="float">
            <text:p>-16.7927361339343</text:p>
          </table:table-cell>
          <table:table-cell office:value-type="float" office:value="-35.5804234666583" calcext:value-type="float">
            <text:p>-35.5804234666583</text:p>
          </table:table-cell>
          <table:table-cell office:value-type="float" office:value="53.6934415742896" calcext:value-type="float">
            <text:p>53.69344157428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19" calcext:value-type="float">
            <text:p>1119</text:p>
          </table:table-cell>
          <table:table-cell office:value-type="float" office:value="7932" calcext:value-type="float">
            <text:p>7932</text:p>
          </table:table-cell>
          <table:table-cell office:value-type="float" office:value="1.882" calcext:value-type="float">
            <text:p>1.882</text:p>
          </table:table-cell>
          <table:table-cell office:value-type="float" office:value="0.925" calcext:value-type="float">
            <text:p>0.925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0005876" calcext:value-type="float">
            <text:p>0.0005876</text:p>
          </table:table-cell>
          <table:table-cell table:formula="of:=[.R20]+[.AD21]" office:value-type="float" office:value="29.147" calcext:value-type="float">
            <text:p>29.147</text:p>
          </table:table-cell>
          <table:table-cell office:value-type="float" office:value="0.04474" calcext:value-type="float">
            <text:p>0.04474</text:p>
          </table:table-cell>
          <table:table-cell office:value-type="float" office:value="0.000003663" calcext:value-type="float">
            <text:p>3.663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V21])/[.V21]))" office:value-type="float" office:value="-14.3870332639287" calcext:value-type="float">
            <text:p>-14.3870332639287</text:p>
          </table:table-cell>
          <table:table-cell/>
          <table:table-cell table:formula="of:=10^([.B21]/20)" office:value-type="float" office:value="0.0164821358180673" calcext:value-type="float">
            <text:p>0.016482135818067</text:p>
          </table:table-cell>
          <table:table-cell table:formula="of:=10^([.D21]/20)" office:value-type="float" office:value="0.999938268043516" calcext:value-type="float">
            <text:p>0.999938268043516</text:p>
          </table:table-cell>
          <table:table-cell table:formula="of:==20*LOG10(ABS(1-[.Y21]^2-[.Z21]^2))" office:value-type="float" office:value="-76.5829949598577" calcext:value-type="float">
            <text:p>-76.5829949598577</text:p>
          </table:table-cell>
          <table:table-cell table:formula="of:=20*LOG10(ABS(1-[.Z21]))" office:value-type="float" office:value="-84.1897991725575" calcext:value-type="float">
            <text:p>-84.1897991725575</text:p>
          </table:table-cell>
          <table:table-cell/>
          <table:table-cell office:value-type="float" office:value="2.953" calcext:value-type="float">
            <text:p>2.95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3.4605276547478" calcext:value-type="float">
            <text:p>-33.4605276547478</text:p>
          </table:table-cell>
          <table:table-cell office:value-type="float" office:value="85.3661598847221" calcext:value-type="float">
            <text:p>85.3661598847221</text:p>
          </table:table-cell>
          <table:table-cell office:value-type="float" office:value="-0.00135015839385185" calcext:value-type="float">
            <text:p>-0.001350158393852</text:p>
          </table:table-cell>
          <table:table-cell office:value-type="float" office:value="-17.3135365493433" calcext:value-type="float">
            <text:p>-17.3135365493433</text:p>
          </table:table-cell>
          <table:table-cell office:value-type="float" office:value="-0.00135015839385185" calcext:value-type="float">
            <text:p>-0.001350158393852</text:p>
          </table:table-cell>
          <table:table-cell office:value-type="float" office:value="-17.3135365493433" calcext:value-type="float">
            <text:p>-17.3135365493433</text:p>
          </table:table-cell>
          <table:table-cell office:value-type="float" office:value="-33.4289661646549" calcext:value-type="float">
            <text:p>-33.4289661646549</text:p>
          </table:table-cell>
          <table:table-cell office:value-type="float" office:value="60.0190374934008" calcext:value-type="float">
            <text:p>60.019037493400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79" calcext:value-type="float">
            <text:p>1279</text:p>
          </table:table-cell>
          <table:table-cell office:value-type="float" office:value="9102" calcext:value-type="float">
            <text:p>9102</text:p>
          </table:table-cell>
          <table:table-cell office:value-type="float" office:value="2.044" calcext:value-type="float">
            <text:p>2.044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0005842" calcext:value-type="float">
            <text:p>0.0005842</text:p>
          </table:table-cell>
          <table:table-cell table:formula="of:=[.R21]+[.AD22]" office:value-type="float" office:value="32.298" calcext:value-type="float">
            <text:p>32.298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00003584" calcext:value-type="float">
            <text:p>3.584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V22])/[.V22]))" office:value-type="float" office:value="-15.6116826671814" calcext:value-type="float">
            <text:p>-15.6116826671814</text:p>
          </table:table-cell>
          <table:table-cell/>
          <table:table-cell table:formula="of:=10^([.B22]/20)" office:value-type="float" office:value="0.0212311548200634" calcext:value-type="float">
            <text:p>0.021231154820064</text:p>
          </table:table-cell>
          <table:table-cell table:formula="of:=10^([.D22]/20)" office:value-type="float" office:value="0.999844569351052" calcext:value-type="float">
            <text:p>0.999844569351052</text:p>
          </table:table-cell>
          <table:table-cell table:formula="of:==20*LOG10(ABS(1-[.Y22]^2-[.Z22]^2))" office:value-type="float" office:value="-77.0821063652111" calcext:value-type="float">
            <text:p>-77.0821063652111</text:p>
          </table:table-cell>
          <table:table-cell table:formula="of:=20*LOG10(ABS(1-[.Z22]))" office:value-type="float" office:value="-76.1692667947959" calcext:value-type="float">
            <text:p>-76.1692667947959</text:p>
          </table:table-cell>
          <table:table-cell/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1.6637424548292" calcext:value-type="float">
            <text:p>-31.6637424548292</text:p>
          </table:table-cell>
          <table:table-cell office:value-type="float" office:value="80.0074033598875" calcext:value-type="float">
            <text:p>80.0074033598875</text:p>
          </table:table-cell>
          <table:table-cell office:value-type="float" office:value="-0.00235552835722203" calcext:value-type="float">
            <text:p>-0.002355528357222</text:p>
          </table:table-cell>
          <table:table-cell office:value-type="float" office:value="-17.6617675970986" calcext:value-type="float">
            <text:p>-17.6617675970986</text:p>
          </table:table-cell>
          <table:table-cell office:value-type="float" office:value="-0.00235552835722203" calcext:value-type="float">
            <text:p>-0.002355528357222</text:p>
          </table:table-cell>
          <table:table-cell office:value-type="float" office:value="-17.6617675970986" calcext:value-type="float">
            <text:p>-17.6617675970986</text:p>
          </table:table-cell>
          <table:table-cell office:value-type="float" office:value="-31.6375703920317" calcext:value-type="float">
            <text:p>-31.6375703920317</text:p>
          </table:table-cell>
          <table:table-cell office:value-type="float" office:value="64.661455927638" calcext:value-type="float">
            <text:p>64.6614559276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22" calcext:value-type="float">
            <text:p>1422</text:p>
          </table:table-cell>
          <table:table-cell office:value-type="float" office:value="10148" calcext:value-type="float">
            <text:p>10148</text:p>
          </table:table-cell>
          <table:table-cell office:value-type="float" office:value="1.934" calcext:value-type="float">
            <text:p>1.934</text:p>
          </table:table-cell>
          <table:table-cell office:value-type="float" office:value="1.257" calcext:value-type="float">
            <text:p>1.257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0007361" calcext:value-type="float">
            <text:p>0.0007361</text:p>
          </table:table-cell>
          <table:table-cell table:formula="of:=[.R22]+[.AD23]" office:value-type="float" office:value="35.684" calcext:value-type="float">
            <text:p>35.684</text:p>
          </table:table-cell>
          <table:table-cell office:value-type="float" office:value="0.008098" calcext:value-type="float">
            <text:p>0.008098</text:p>
          </table:table-cell>
          <table:table-cell office:value-type="float" office:value="0.000002022" calcext:value-type="float">
            <text:p>2.022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V23])/[.V23]))" office:value-type="float" office:value="-16.5388471515815" calcext:value-type="float">
            <text:p>-16.5388471515815</text:p>
          </table:table-cell>
          <table:table-cell/>
          <table:table-cell table:formula="of:=10^([.B23]/20)" office:value-type="float" office:value="0.0261103610522677" calcext:value-type="float">
            <text:p>0.026110361052268</text:p>
          </table:table-cell>
          <table:table-cell table:formula="of:=10^([.D23]/20)" office:value-type="float" office:value="0.999728846544672" calcext:value-type="float">
            <text:p>0.999728846544672</text:p>
          </table:table-cell>
          <table:table-cell table:formula="of:==20*LOG10(ABS(1-[.Y23]^2-[.Z23]^2))" office:value-type="float" office:value="-77.1074220661964" calcext:value-type="float">
            <text:p>-77.1074220661964</text:p>
          </table:table-cell>
          <table:table-cell table:formula="of:=20*LOG10(ABS(1-[.Z23]))" office:value-type="float" office:value="-71.3356971389406" calcext:value-type="float">
            <text:p>-71.3356971389406</text:p>
          </table:table-cell>
          <table:table-cell/>
          <table:table-cell office:value-type="float" office:value="3.386" calcext:value-type="float">
            <text:p>3.38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5.5629257836432" calcext:value-type="float">
            <text:p>-35.5629257836432</text:p>
          </table:table-cell>
          <table:table-cell office:value-type="float" office:value="77.6904760467719" calcext:value-type="float">
            <text:p>77.6904760467719</text:p>
          </table:table-cell>
          <table:table-cell office:value-type="float" office:value="-0.000594720617111816" calcext:value-type="float">
            <text:p>-0.000594720617112</text:p>
          </table:table-cell>
          <table:table-cell office:value-type="float" office:value="-18.0327458084515" calcext:value-type="float">
            <text:p>-18.0327458084515</text:p>
          </table:table-cell>
          <table:table-cell office:value-type="float" office:value="-0.000594720617111816" calcext:value-type="float">
            <text:p>-0.000594720617112</text:p>
          </table:table-cell>
          <table:table-cell office:value-type="float" office:value="-18.0327458084515" calcext:value-type="float">
            <text:p>-18.0327458084515</text:p>
          </table:table-cell>
          <table:table-cell office:value-type="float" office:value="-35.5222219698922" calcext:value-type="float">
            <text:p>-35.5222219698922</text:p>
          </table:table-cell>
          <table:table-cell office:value-type="float" office:value="66.2259797994531" calcext:value-type="float">
            <text:p>66.22597979945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74" calcext:value-type="float">
            <text:p>1774</text:p>
          </table:table-cell>
          <table:table-cell office:value-type="float" office:value="12396" calcext:value-type="float">
            <text:p>12396</text:p>
          </table:table-cell>
          <table:table-cell office:value-type="float" office:value="1.934" calcext:value-type="float">
            <text:p>1.934</text:p>
          </table:table-cell>
          <table:table-cell office:value-type="float" office:value="1.749" calcext:value-type="float">
            <text:p>1.749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0006649" calcext:value-type="float">
            <text:p>0.0006649</text:p>
          </table:table-cell>
          <table:table-cell table:formula="of:=[.R23]+[.AD24]" office:value-type="float" office:value="39.634" calcext:value-type="float">
            <text:p>39.634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0001418" calcext:value-type="float">
            <text:p>1.418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V24])/[.V24]))" office:value-type="float" office:value="-17.6492685087811" calcext:value-type="float">
            <text:p>-17.6492685087811</text:p>
          </table:table-cell>
          <table:table-cell/>
          <table:table-cell table:formula="of:=10^([.B24]/20)" office:value-type="float" office:value="0.0166668570608972" calcext:value-type="float">
            <text:p>0.016666857060897</text:p>
          </table:table-cell>
          <table:table-cell table:formula="of:=10^([.D24]/20)" office:value-type="float" office:value="0.999931532602626" calcext:value-type="float">
            <text:p>0.999931532602626</text:p>
          </table:table-cell>
          <table:table-cell table:formula="of:==20*LOG10(ABS(1-[.Y24]^2-[.Z24]^2))" office:value-type="float" office:value="-77.0246152380385" calcext:value-type="float">
            <text:p>-77.0246152380385</text:p>
          </table:table-cell>
          <table:table-cell table:formula="of:=20*LOG10(ABS(1-[.Z24]))" office:value-type="float" office:value="-83.2903236099516" calcext:value-type="float">
            <text:p>-83.2903236099516</text:p>
          </table:table-cell>
          <table:table-cell/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8.2193993064989" calcext:value-type="float">
            <text:p>-38.2193993064989</text:p>
          </table:table-cell>
          <table:table-cell office:value-type="float" office:value="55.6742494874035" calcext:value-type="float">
            <text:p>55.6742494874035</text:p>
          </table:table-cell>
          <table:table-cell office:value-type="float" office:value="0.000131881786731138" calcext:value-type="float">
            <text:p>0.000131881786731</text:p>
          </table:table-cell>
          <table:table-cell office:value-type="float" office:value="-18.5313002258346" calcext:value-type="float">
            <text:p>-18.5313002258346</text:p>
          </table:table-cell>
          <table:table-cell office:value-type="float" office:value="0.000131881786731138" calcext:value-type="float">
            <text:p>0.000131881786731</text:p>
          </table:table-cell>
          <table:table-cell office:value-type="float" office:value="-18.5313002258346" calcext:value-type="float">
            <text:p>-18.5313002258346</text:p>
          </table:table-cell>
          <table:table-cell office:value-type="float" office:value="-38.2374964633389" calcext:value-type="float">
            <text:p>-38.2374964633389</text:p>
          </table:table-cell>
          <table:table-cell office:value-type="float" office:value="86.5850024390335" calcext:value-type="float">
            <text:p>86.58500243903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58" calcext:value-type="float">
            <text:p>2058</text:p>
          </table:table-cell>
          <table:table-cell office:value-type="float" office:value="14298" calcext:value-type="float">
            <text:p>14298</text:p>
          </table:table-cell>
          <table:table-cell office:value-type="float" office:value="1.982" calcext:value-type="float">
            <text:p>1.982</text:p>
          </table:table-cell>
          <table:table-cell office:value-type="float" office:value="1.973" calcext:value-type="float">
            <text:p>1.973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0008386" calcext:value-type="float">
            <text:p>0.0008386</text:p>
          </table:table-cell>
          <table:table-cell table:formula="of:=[.R24]+[.AD25]" office:value-type="float" office:value="43.879" calcext:value-type="float">
            <text:p>43.87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0001098" calcext:value-type="float">
            <text:p>1.098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V25])/[.V25]))" office:value-type="float" office:value="-19.4077096764955" calcext:value-type="float">
            <text:p>-19.4077096764955</text:p>
          </table:table-cell>
          <table:table-cell/>
          <table:table-cell table:formula="of:=10^([.B25]/20)" office:value-type="float" office:value="0.0122752412059355" calcext:value-type="float">
            <text:p>0.012275241205936</text:p>
          </table:table-cell>
          <table:table-cell table:formula="of:=10^([.D25]/20)" office:value-type="float" office:value="1.00001518356708" calcext:value-type="float">
            <text:p>1.00001518356708</text:p>
          </table:table-cell>
          <table:table-cell table:formula="of:==20*LOG10(ABS(1-[.Y25]^2-[.Z25]^2))" office:value-type="float" office:value="-74.844081644725" calcext:value-type="float">
            <text:p>-74.844081644725</text:p>
          </table:table-cell>
          <table:table-cell table:formula="of:=20*LOG10(ABS(1-[.Z25]))" office:value-type="float" office:value="-96.3725237518792" calcext:value-type="float">
            <text:p>-96.3725237518792</text:p>
          </table:table-cell>
          <table:table-cell/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9.5532005471394" calcext:value-type="float">
            <text:p>-39.5532005471394</text:p>
          </table:table-cell>
          <table:table-cell office:value-type="float" office:value="66.883481719117" calcext:value-type="float">
            <text:p>66.883481719117</text:p>
          </table:table-cell>
          <table:table-cell office:value-type="float" office:value="0.000330697698495915" calcext:value-type="float">
            <text:p>0.000330697698496</text:p>
          </table:table-cell>
          <table:table-cell office:value-type="float" office:value="-18.8708524481887" calcext:value-type="float">
            <text:p>-18.8708524481887</text:p>
          </table:table-cell>
          <table:table-cell office:value-type="float" office:value="0.000330697698495915" calcext:value-type="float">
            <text:p>0.000330697698496</text:p>
          </table:table-cell>
          <table:table-cell office:value-type="float" office:value="-18.8708524481887" calcext:value-type="float">
            <text:p>-18.8708524481887</text:p>
          </table:table-cell>
          <table:table-cell office:value-type="float" office:value="-39.6001250638031" calcext:value-type="float">
            <text:p>-39.6001250638031</text:p>
          </table:table-cell>
          <table:table-cell office:value-type="float" office:value="74.405908471713" calcext:value-type="float">
            <text:p>74.4059084717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05" calcext:value-type="float">
            <text:p>2405</text:p>
          </table:table-cell>
          <table:table-cell office:value-type="float" office:value="16578" calcext:value-type="float">
            <text:p>16578</text:p>
          </table:table-cell>
          <table:table-cell office:value-type="float" office:value="1.978" calcext:value-type="float">
            <text:p>1.978</text:p>
          </table:table-cell>
          <table:table-cell office:value-type="float" office:value="2.283" calcext:value-type="float">
            <text:p>2.283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0008796" calcext:value-type="float">
            <text:p>0.0008796</text:p>
          </table:table-cell>
          <table:table-cell table:formula="of:=[.R25]+[.AD26]" office:value-type="float" office:value="48.464" calcext:value-type="float">
            <text:p>48.464</text:p>
          </table:table-cell>
          <table:table-cell office:value-type="float" office:value="0.006637" calcext:value-type="float">
            <text:p>0.006637</text:p>
          </table:table-cell>
          <table:table-cell office:value-type="float" office:value="0.000001059" calcext:value-type="float">
            <text:p>1.059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V26])/[.V26]))" office:value-type="float" office:value="-20.8483032180534" calcext:value-type="float">
            <text:p>-20.8483032180534</text:p>
          </table:table-cell>
          <table:table-cell/>
          <table:table-cell table:formula="of:=10^([.B26]/20)" office:value-type="float" office:value="0.0105278568875184" calcext:value-type="float">
            <text:p>0.010527856887519</text:p>
          </table:table-cell>
          <table:table-cell table:formula="of:=10^([.D26]/20)" office:value-type="float" office:value="1.00003807370433" calcext:value-type="float">
            <text:p>1.00003807370433</text:p>
          </table:table-cell>
          <table:table-cell table:formula="of:==20*LOG10(ABS(1-[.Y26]^2-[.Z26]^2))" office:value-type="float" office:value="-74.5638818645514" calcext:value-type="float">
            <text:p>-74.5638818645514</text:p>
          </table:table-cell>
          <table:table-cell table:formula="of:=20*LOG10(ABS(1-[.Z26]))" office:value-type="float" office:value="-88.3874973412344" calcext:value-type="float">
            <text:p>-88.3874973412344</text:p>
          </table:table-cell>
          <table:table-cell/>
          <table:table-cell office:value-type="float" office:value="4.585" calcext:value-type="float">
            <text:p>4.58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9.1768480570171" calcext:value-type="float">
            <text:p>-39.1768480570171</text:p>
          </table:table-cell>
          <table:table-cell office:value-type="float" office:value="61.5605317944449" calcext:value-type="float">
            <text:p>61.5605317944449</text:p>
          </table:table-cell>
          <table:table-cell office:value-type="float" office:value="0.000327471419998057" calcext:value-type="float">
            <text:p>0.000327471419998</text:p>
          </table:table-cell>
          <table:table-cell office:value-type="float" office:value="-19.12206091157" calcext:value-type="float">
            <text:p>-19.12206091157</text:p>
          </table:table-cell>
          <table:table-cell office:value-type="float" office:value="0.000327471419998057" calcext:value-type="float">
            <text:p>0.000327471419998</text:p>
          </table:table-cell>
          <table:table-cell office:value-type="float" office:value="-19.12206091157" calcext:value-type="float">
            <text:p>-19.12206091157</text:p>
          </table:table-cell>
          <table:table-cell office:value-type="float" office:value="-39.2348743525525" calcext:value-type="float">
            <text:p>-39.2348743525525</text:p>
          </table:table-cell>
          <table:table-cell office:value-type="float" office:value="79.2473601933758" calcext:value-type="float">
            <text:p>79.247360193375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11" calcext:value-type="float">
            <text:p>2811</text:p>
          </table:table-cell>
          <table:table-cell office:value-type="float" office:value="19256" calcext:value-type="float">
            <text:p>19256</text:p>
          </table:table-cell>
          <table:table-cell office:value-type="float" office:value="1.991" calcext:value-type="float">
            <text:p>1.991</text:p>
          </table:table-cell>
          <table:table-cell office:value-type="float" office:value="2.608" calcext:value-type="float">
            <text:p>2.608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001112" calcext:value-type="float">
            <text:p>0.001112</text:p>
          </table:table-cell>
          <table:table-cell table:formula="of:=[.R26]+[.AD27]" office:value-type="float" office:value="53.462" calcext:value-type="float">
            <text:p>53.462</text:p>
          </table:table-cell>
          <table:table-cell office:value-type="float" office:value="0.004521" calcext:value-type="float">
            <text:p>0.004521</text:p>
          </table:table-cell>
          <table:table-cell office:value-type="float" office:value="0.0000009389" calcext:value-type="float">
            <text:p>9.389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V27])/[.V27]))" office:value-type="float" office:value="-22.0925808812553" calcext:value-type="float">
            <text:p>-22.0925808812553</text:p>
          </table:table-cell>
          <table:table-cell/>
          <table:table-cell table:formula="of:=10^([.B27]/20)" office:value-type="float" office:value="0.0109940471997032" calcext:value-type="float">
            <text:p>0.010994047199703</text:p>
          </table:table-cell>
          <table:table-cell table:formula="of:=10^([.D27]/20)" office:value-type="float" office:value="1.00003770225122" calcext:value-type="float">
            <text:p>1.00003770225122</text:p>
          </table:table-cell>
          <table:table-cell table:formula="of:==20*LOG10(ABS(1-[.Y27]^2-[.Z27]^2))" office:value-type="float" office:value="-74.1427003802612" calcext:value-type="float">
            <text:p>-74.1427003802612</text:p>
          </table:table-cell>
          <table:table-cell table:formula="of:=20*LOG10(ABS(1-[.Z27]))" office:value-type="float" office:value="-88.4726543426934" calcext:value-type="float">
            <text:p>-88.4726543426934</text:p>
          </table:table-cell>
          <table:table-cell/>
          <table:table-cell office:value-type="float" office:value="4.998" calcext:value-type="float">
            <text:p>4.99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2.5345716512264" calcext:value-type="float">
            <text:p>-42.5345716512264</text:p>
          </table:table-cell>
          <table:table-cell office:value-type="float" office:value="63.8248679658309" calcext:value-type="float">
            <text:p>63.8248679658309</text:p>
          </table:table-cell>
          <table:table-cell office:value-type="float" office:value="0.000106662655297118" calcext:value-type="float">
            <text:p>0.000106662655297</text:p>
          </table:table-cell>
          <table:table-cell office:value-type="float" office:value="-19.4939386118069" calcext:value-type="float">
            <text:p>-19.4939386118069</text:p>
          </table:table-cell>
          <table:table-cell office:value-type="float" office:value="0.000106662655297118" calcext:value-type="float">
            <text:p>0.000106662655297</text:p>
          </table:table-cell>
          <table:table-cell office:value-type="float" office:value="-19.4939386118069" calcext:value-type="float">
            <text:p>-19.4939386118069</text:p>
          </table:table-cell>
          <table:table-cell office:value-type="float" office:value="-42.6158720991444" calcext:value-type="float">
            <text:p>-42.6158720991444</text:p>
          </table:table-cell>
          <table:table-cell office:value-type="float" office:value="76.694948030338" calcext:value-type="float">
            <text:p>76.6949480303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07" calcext:value-type="float">
            <text:p>3607</text:p>
          </table:table-cell>
          <table:table-cell office:value-type="float" office:value="24558" calcext:value-type="float">
            <text:p>24558</text:p>
          </table:table-cell>
          <table:table-cell office:value-type="float" office:value="2.051" calcext:value-type="float">
            <text:p>2.051</text:p>
          </table:table-cell>
          <table:table-cell office:value-type="float" office:value="3.397" calcext:value-type="float">
            <text:p>3.397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303" calcext:value-type="float">
            <text:p>0.001303</text:p>
          </table:table-cell>
          <table:table-cell table:formula="of:=[.R27]+[.AD28]" office:value-type="float" office:value="59.467" calcext:value-type="float">
            <text:p>59.467</text:p>
          </table:table-cell>
          <table:table-cell office:value-type="float" office:value="0.007395" calcext:value-type="float">
            <text:p>0.007395</text:p>
          </table:table-cell>
          <table:table-cell office:value-type="float" office:value="0.0000007034" calcext:value-type="float">
            <text:p>7.034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V28])/[.V28]))" office:value-type="float" office:value="-24.3403072029984" calcext:value-type="float">
            <text:p>-24.3403072029984</text:p>
          </table:table-cell>
          <table:table-cell/>
          <table:table-cell table:formula="of:=10^([.B28]/20)" office:value-type="float" office:value="0.00746915406134427" calcext:value-type="float">
            <text:p>0.007469154061344</text:p>
          </table:table-cell>
          <table:table-cell table:formula="of:=10^([.D28]/20)" office:value-type="float" office:value="1.0000122800674" calcext:value-type="float">
            <text:p>1.0000122800674</text:p>
          </table:table-cell>
          <table:table-cell table:formula="of:==20*LOG10(ABS(1-[.Y28]^2-[.Z28]^2))" office:value-type="float" office:value="-81.9004393418838" calcext:value-type="float">
            <text:p>-81.9004393418838</text:p>
          </table:table-cell>
          <table:table-cell table:formula="of:=20*LOG10(ABS(1-[.Z28]))" office:value-type="float" office:value="-98.2159849887317" calcext:value-type="float">
            <text:p>-98.2159849887317</text:p>
          </table:table-cell>
          <table:table-cell/>
          <table:table-cell office:value-type="float" office:value="6.005" calcext:value-type="float">
            <text:p>6.00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7.1779695978287" calcext:value-type="float">
            <text:p>-47.1779695978287</text:p>
          </table:table-cell>
          <table:table-cell office:value-type="float" office:value="80.1034766377215" calcext:value-type="float">
            <text:p>80.1034766377215</text:p>
          </table:table-cell>
          <table:table-cell office:value-type="float" office:value="0.0000727357154260646" calcext:value-type="float">
            <text:p>7.27357154260646E-05</text:p>
          </table:table-cell>
          <table:table-cell office:value-type="float" office:value="-19.7651708693891" calcext:value-type="float">
            <text:p>-19.7651708693891</text:p>
          </table:table-cell>
          <table:table-cell office:value-type="float" office:value="0.0000727357154260646" calcext:value-type="float">
            <text:p>7.27357154260646E-05</text:p>
          </table:table-cell>
          <table:table-cell office:value-type="float" office:value="-19.7651708693891" calcext:value-type="float">
            <text:p>-19.7651708693891</text:p>
          </table:table-cell>
          <table:table-cell office:value-type="float" office:value="-47.1824439783011" calcext:value-type="float">
            <text:p>-47.1824439783011</text:p>
          </table:table-cell>
          <table:table-cell office:value-type="float" office:value="60.2164374527531" calcext:value-type="float">
            <text:p>60.21643745275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533" calcext:value-type="float">
            <text:p>4533</text:p>
          </table:table-cell>
          <table:table-cell office:value-type="float" office:value="30784" calcext:value-type="float">
            <text:p>30784</text:p>
          </table:table-cell>
          <table:table-cell office:value-type="float" office:value="2.124" calcext:value-type="float">
            <text:p>2.124</text:p>
          </table:table-cell>
          <table:table-cell office:value-type="float" office:value="4.375" calcext:value-type="float">
            <text:p>4.37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001514" calcext:value-type="float">
            <text:p>0.001514</text:p>
          </table:table-cell>
          <table:table-cell table:formula="of:=[.R28]+[.AD29]" office:value-type="float" office:value="66.58" calcext:value-type="float">
            <text:p>66.58</text:p>
          </table:table-cell>
          <table:table-cell office:value-type="float" office:value="0.005882" calcext:value-type="float">
            <text:p>0.005882</text:p>
          </table:table-cell>
          <table:table-cell office:value-type="float" office:value="0.0000006309" calcext:value-type="float">
            <text:p>6.309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V29])/[.V29]))" office:value-type="float" office:value="-26.4474998767186" calcext:value-type="float">
            <text:p>-26.4474998767186</text:p>
          </table:table-cell>
          <table:table-cell/>
          <table:table-cell table:formula="of:=10^([.B29]/20)" office:value-type="float" office:value="0.00437624391706516" calcext:value-type="float">
            <text:p>0.004376243917065</text:p>
          </table:table-cell>
          <table:table-cell table:formula="of:=10^([.D29]/20)" office:value-type="float" office:value="1.00000837404377" calcext:value-type="float">
            <text:p>1.00000837404377</text:p>
          </table:table-cell>
          <table:table-cell table:formula="of:==20*LOG10(ABS(1-[.Y29]^2-[.Z29]^2))" office:value-type="float" office:value="-88.8981912396609" calcext:value-type="float">
            <text:p>-88.8981912396609</text:p>
          </table:table-cell>
          <table:table-cell table:formula="of:=20*LOG10(ABS(1-[.Z29]))" office:value-type="float" office:value="-101.541295473443" calcext:value-type="float">
            <text:p>-101.541295473443</text:p>
          </table:table-cell>
          <table:table-cell/>
          <table:table-cell office:value-type="float" office:value="7.113" calcext:value-type="float">
            <text:p>7.11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7.7272612041554" calcext:value-type="float">
            <text:p>-47.7272612041554</text:p>
          </table:table-cell>
          <table:table-cell office:value-type="float" office:value="60.8588383896435" calcext:value-type="float">
            <text:p>60.8588383896435</text:p>
          </table:table-cell>
          <table:table-cell office:value-type="float" office:value="0.0000465311275492497" calcext:value-type="float">
            <text:p>4.65311275492497E-05</text:p>
          </table:table-cell>
          <table:table-cell office:value-type="float" office:value="-19.8724904300912" calcext:value-type="float">
            <text:p>-19.8724904300912</text:p>
          </table:table-cell>
          <table:table-cell office:value-type="float" office:value="0.0000465311275492497" calcext:value-type="float">
            <text:p>4.65311275492497E-05</text:p>
          </table:table-cell>
          <table:table-cell office:value-type="float" office:value="-19.8724904300912" calcext:value-type="float">
            <text:p>-19.8724904300912</text:p>
          </table:table-cell>
          <table:table-cell office:value-type="float" office:value="-47.7004955623604" calcext:value-type="float">
            <text:p>-47.7004955623604</text:p>
          </table:table-cell>
          <table:table-cell office:value-type="float" office:value="79.3269274064405" calcext:value-type="float">
            <text:p>79.32692740644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78" calcext:value-type="float">
            <text:p>5878</text:p>
          </table:table-cell>
          <table:table-cell office:value-type="float" office:value="39826" calcext:value-type="float">
            <text:p>39826</text:p>
          </table:table-cell>
          <table:table-cell office:value-type="float" office:value="2.214" calcext:value-type="float">
            <text:p>2.214</text:p>
          </table:table-cell>
          <table:table-cell office:value-type="float" office:value="5.489" calcext:value-type="float">
            <text:p>5.489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1824" calcext:value-type="float">
            <text:p>0.001824</text:p>
          </table:table-cell>
          <table:table-cell table:formula="of:=[.R29]+[.AD30]" office:value-type="float" office:value="75.077" calcext:value-type="float">
            <text:p>75.077</text:p>
          </table:table-cell>
          <table:table-cell office:value-type="float" office:value="0.002364" calcext:value-type="float">
            <text:p>0.002364</text:p>
          </table:table-cell>
          <table:table-cell office:value-type="float" office:value="0.0000005477" calcext:value-type="float">
            <text:p>5.477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0]-[.V30])/[.V30]))" office:value-type="float" office:value="-27.4463932621543" calcext:value-type="float">
            <text:p>-27.4463932621543</text:p>
          </table:table-cell>
          <table:table-cell/>
          <table:table-cell table:formula="of:=10^([.B30]/20)" office:value-type="float" office:value="0.0041080615301249" calcext:value-type="float">
            <text:p>0.004108061530125</text:p>
          </table:table-cell>
          <table:table-cell table:formula="of:=10^([.D30]/20)" office:value-type="float" office:value="1.00000535710838" calcext:value-type="float">
            <text:p>1.00000535710838</text:p>
          </table:table-cell>
          <table:table-cell table:formula="of:==20*LOG10(ABS(1-[.Y30]^2-[.Z30]^2))" office:value-type="float" office:value="-91.184835341675" calcext:value-type="float">
            <text:p>-91.184835341675</text:p>
          </table:table-cell>
          <table:table-cell table:formula="of:=20*LOG10(ABS(1-[.Z30]))" office:value-type="float" office:value="-105.421391342722" calcext:value-type="float">
            <text:p>-105.421391342722</text:p>
          </table:table-cell>
          <table:table-cell/>
          <table:table-cell office:value-type="float" office:value="8.497" calcext:value-type="float">
            <text:p>8.49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8.273414756861" calcext:value-type="float">
            <text:p>-48.273414756861</text:p>
          </table:table-cell>
          <table:table-cell office:value-type="float" office:value="64.4388502630924" calcext:value-type="float">
            <text:p>64.4388502630924</text:p>
          </table:table-cell>
          <table:table-cell office:value-type="float" office:value="0.0000643793135610376" calcext:value-type="float">
            <text:p>6.43793135610376E-05</text:p>
          </table:table-cell>
          <table:table-cell office:value-type="float" office:value="-19.9571647762246" calcext:value-type="float">
            <text:p>-19.9571647762246</text:p>
          </table:table-cell>
          <table:table-cell office:value-type="float" office:value="0.0000643793135610376" calcext:value-type="float">
            <text:p>6.43793135610376E-05</text:p>
          </table:table-cell>
          <table:table-cell office:value-type="float" office:value="-19.9571647762246" calcext:value-type="float">
            <text:p>-19.9571647762246</text:p>
          </table:table-cell>
          <table:table-cell office:value-type="float" office:value="-48.2533384553477" calcext:value-type="float">
            <text:p>-48.2533384553477</text:p>
          </table:table-cell>
          <table:table-cell office:value-type="float" office:value="75.5488852798915" calcext:value-type="float">
            <text:p>75.54888527989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133" calcext:value-type="float">
            <text:p>7133</text:p>
          </table:table-cell>
          <table:table-cell office:value-type="float" office:value="48290" calcext:value-type="float">
            <text:p>48290</text:p>
          </table:table-cell>
          <table:table-cell office:value-type="float" office:value="2.402" calcext:value-type="float">
            <text:p>2.402</text:p>
          </table:table-cell>
          <table:table-cell office:value-type="float" office:value="6.577" calcext:value-type="float">
            <text:p>6.577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00251" calcext:value-type="float">
            <text:p>0.00251</text:p>
          </table:table-cell>
          <table:table-cell table:formula="of:=[.R30]+[.AD31]" office:value-type="float" office:value="85.047" calcext:value-type="float">
            <text:p>85.047</text:p>
          </table:table-cell>
          <table:table-cell office:value-type="float" office:value="0.001522" calcext:value-type="float">
            <text:p>0.001522</text:p>
          </table:table-cell>
          <table:table-cell office:value-type="float" office:value="0.0000005159" calcext:value-type="float">
            <text:p>5.159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1]-[.V31])/[.V31]))" office:value-type="float" office:value="-28.3245514143841" calcext:value-type="float">
            <text:p>-28.3245514143841</text:p>
          </table:table-cell>
          <table:table-cell/>
          <table:table-cell table:formula="of:=10^([.B31]/20)" office:value-type="float" office:value="0.0038577072049035" calcext:value-type="float">
            <text:p>0.003857707204904</text:p>
          </table:table-cell>
          <table:table-cell table:formula="of:=10^([.D31]/20)" office:value-type="float" office:value="1.00000741196985" calcext:value-type="float">
            <text:p>1.00000741196985</text:p>
          </table:table-cell>
          <table:table-cell table:formula="of:==20*LOG10(ABS(1-[.Y31]^2-[.Z31]^2))" office:value-type="float" office:value="-90.5431458446017" calcext:value-type="float">
            <text:p>-90.5431458446017</text:p>
          </table:table-cell>
          <table:table-cell table:formula="of:=20*LOG10(ABS(1-[.Z31]))" office:value-type="float" office:value="-102.601327114689" calcext:value-type="float">
            <text:p>-102.601327114689</text:p>
          </table:table-cell>
          <table:table-cell/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0.7279193440871" calcext:value-type="float">
            <text:p>-50.7279193440871</text:p>
          </table:table-cell>
          <table:table-cell office:value-type="float" office:value="51.4493769133334" calcext:value-type="float">
            <text:p>51.4493769133334</text:p>
          </table:table-cell>
          <table:table-cell office:value-type="float" office:value="0.0000945730815783277" calcext:value-type="float">
            <text:p>9.45730815783277E-05</text:p>
          </table:table-cell>
          <table:table-cell office:value-type="float" office:value="-20.0921383753697" calcext:value-type="float">
            <text:p>-20.0921383753697</text:p>
          </table:table-cell>
          <table:table-cell office:value-type="float" office:value="0.0000945730815783277" calcext:value-type="float">
            <text:p>9.45730815783277E-05</text:p>
          </table:table-cell>
          <table:table-cell office:value-type="float" office:value="-20.0921383753697" calcext:value-type="float">
            <text:p>-20.0921383753697</text:p>
          </table:table-cell>
          <table:table-cell office:value-type="float" office:value="-50.6905263616647" calcext:value-type="float">
            <text:p>-50.6905263616647</text:p>
          </table:table-cell>
          <table:table-cell office:value-type="float" office:value="88.1402663606448" calcext:value-type="float">
            <text:p>88.14026636064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901" calcext:value-type="float">
            <text:p>8901</text:p>
          </table:table-cell>
          <table:table-cell office:value-type="float" office:value="59950" calcext:value-type="float">
            <text:p>59950</text:p>
          </table:table-cell>
          <table:table-cell office:value-type="float" office:value="2.241" calcext:value-type="float">
            <text:p>2.241</text:p>
          </table:table-cell>
          <table:table-cell office:value-type="float" office:value="8.71" calcext:value-type="float">
            <text:p>8.71</text:p>
          </table:table-cell>
          <table:table-cell office:value-type="float" office:value="1.356" calcext:value-type="float">
            <text:p>1.356</text:p>
          </table:table-cell>
          <table:table-cell office:value-type="float" office:value="0.002641" calcext:value-type="float">
            <text:p>0.002641</text:p>
          </table:table-cell>
          <table:table-cell table:formula="of:=[.R31]+[.AD32]" office:value-type="float" office:value="97.357" calcext:value-type="float">
            <text:p>97.357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.000000503" calcext:value-type="float">
            <text:p>5.03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2]-[.V32])/[.V32]))" office:value-type="float" office:value="-29.9386757874517" calcext:value-type="float">
            <text:p>-29.9386757874517</text:p>
          </table:table-cell>
          <table:table-cell/>
          <table:table-cell table:formula="of:=10^([.B32]/20)" office:value-type="float" office:value="0.00290806448647548" calcext:value-type="float">
            <text:p>0.002908064486475</text:p>
          </table:table-cell>
          <table:table-cell table:formula="of:=10^([.D32]/20)" office:value-type="float" office:value="1.00001088818767" calcext:value-type="float">
            <text:p>1.00001088818767</text:p>
          </table:table-cell>
          <table:table-cell table:formula="of:==20*LOG10(ABS(1-[.Y32]^2-[.Z32]^2))" office:value-type="float" office:value="-90.3902794644559" calcext:value-type="float">
            <text:p>-90.3902794644559</text:p>
          </table:table-cell>
          <table:table-cell table:formula="of:=20*LOG10(ABS(1-[.Z32]))" office:value-type="float" office:value="-99.2608880455118" calcext:value-type="float">
            <text:p>-99.2608880455118</text:p>
          </table:table-cell>
          <table:table-cell/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5.4970209444167" calcext:value-type="float">
            <text:p>-55.4970209444167</text:p>
          </table:table-cell>
          <table:table-cell office:value-type="float" office:value="129.14495365091" calcext:value-type="float">
            <text:p>129.14495365091</text:p>
          </table:table-cell>
          <table:table-cell office:value-type="float" office:value="-0.00000259148621270935" calcext:value-type="float">
            <text:p>-2.59148621270935E-06</text:p>
          </table:table-cell>
          <table:table-cell office:value-type="float" office:value="-20.3099954126026" calcext:value-type="float">
            <text:p>-20.3099954126026</text:p>
          </table:table-cell>
          <table:table-cell office:value-type="float" office:value="-0.00000259148621270935" calcext:value-type="float">
            <text:p>-2.59148621270935E-06</text:p>
          </table:table-cell>
          <table:table-cell office:value-type="float" office:value="-20.3099954126026" calcext:value-type="float">
            <text:p>-20.3099954126026</text:p>
          </table:table-cell>
          <table:table-cell office:value-type="float" office:value="-55.5854358680754" calcext:value-type="float">
            <text:p>-55.5854358680754</text:p>
          </table:table-cell>
          <table:table-cell office:value-type="float" office:value="9.72227885681733" calcext:value-type="float">
            <text:p>9.722278856817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office:value-type="float" office:value="73606" calcext:value-type="float">
            <text:p>73606</text:p>
          </table:table-cell>
          <table:table-cell office:value-type="float" office:value="2.36" calcext:value-type="float">
            <text:p>2.36</text:p>
          </table:table-cell>
          <table:table-cell office:value-type="float" office:value="11.29" calcext:value-type="float">
            <text:p>11.29</text:p>
          </table:table-cell>
          <table:table-cell office:value-type="float" office:value="1.584" calcext:value-type="float">
            <text:p>1.584</text:p>
          </table:table-cell>
          <table:table-cell office:value-type="float" office:value="0.00293" calcext:value-type="float">
            <text:p>0.00293</text:p>
          </table:table-cell>
          <table:table-cell table:formula="of:=[.R32]+[.AD33]" office:value-type="float" office:value="112.587" calcext:value-type="float">
            <text:p>112.587</text:p>
          </table:table-cell>
          <table:table-cell office:value-type="float" office:value="0.004879" calcext:value-type="float">
            <text:p>0.004879</text:p>
          </table:table-cell>
          <table:table-cell office:value-type="float" office:value="0.000000415" calcext:value-type="float">
            <text:p>4.15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3]-[.V33])/[.V33]))" office:value-type="float" office:value="-33.4123505746907" calcext:value-type="float">
            <text:p>-33.4123505746907</text:p>
          </table:table-cell>
          <table:table-cell/>
          <table:table-cell table:formula="of:=10^([.B33]/20)" office:value-type="float" office:value="0.00167937990711557" calcext:value-type="float">
            <text:p>0.001679379907116</text:p>
          </table:table-cell>
          <table:table-cell table:formula="of:=10^([.D33]/20)" office:value-type="float" office:value="0.999999701644168" calcext:value-type="float">
            <text:p>0.999999701644168</text:p>
          </table:table-cell>
          <table:table-cell table:formula="of:==20*LOG10(ABS(1-[.Y33]^2-[.Z33]^2))" office:value-type="float" office:value="-113.058845996621" calcext:value-type="float">
            <text:p>-113.058845996621</text:p>
          </table:table-cell>
          <table:table-cell table:formula="of:=20*LOG10(ABS(1-[.Z33]))" office:value-type="float" office:value="-130.50530938229" calcext:value-type="float">
            <text:p>-130.50530938229</text:p>
          </table:table-cell>
          <table:table-cell/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0.8327239845323" calcext:value-type="float">
            <text:p>-70.8327239845323</text:p>
          </table:table-cell>
          <table:table-cell office:value-type="float" office:value="116.987298154478" calcext:value-type="float">
            <text:p>116.987298154478</text:p>
          </table:table-cell>
          <table:table-cell office:value-type="float" office:value="-0.00000559798096178717" calcext:value-type="float">
            <text:p>-5.59798096178717E-06</text:p>
          </table:table-cell>
          <table:table-cell office:value-type="float" office:value="-20.4132350070946" calcext:value-type="float">
            <text:p>-20.4132350070946</text:p>
          </table:table-cell>
          <table:table-cell office:value-type="float" office:value="-0.00000559798096178717" calcext:value-type="float">
            <text:p>-5.59798096178717E-06</text:p>
          </table:table-cell>
          <table:table-cell office:value-type="float" office:value="-20.4132350070946" calcext:value-type="float">
            <text:p>-20.4132350070946</text:p>
          </table:table-cell>
          <table:table-cell office:value-type="float" office:value="-71.1499748210385" calcext:value-type="float">
            <text:p>-71.1499748210385</text:p>
          </table:table-cell>
          <table:table-cell office:value-type="float" office:value="21.4044063586333" calcext:value-type="float">
            <text:p>21.40440635863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788" calcext:value-type="float">
            <text:p>12788</text:p>
          </table:table-cell>
          <table:table-cell office:value-type="float" office:value="86072" calcext:value-type="float">
            <text:p>86072</text:p>
          </table:table-cell>
          <table:table-cell office:value-type="float" office:value="2.33" calcext:value-type="float">
            <text:p>2.33</text:p>
          </table:table-cell>
          <table:table-cell office:value-type="float" office:value="14.08" calcext:value-type="float">
            <text:p>14.08</text:p>
          </table:table-cell>
          <table:table-cell office:value-type="float" office:value="1.833" calcext:value-type="float">
            <text:p>1.833</text:p>
          </table:table-cell>
          <table:table-cell office:value-type="float" office:value="0.003797" calcext:value-type="float">
            <text:p>0.003797</text:p>
          </table:table-cell>
          <table:table-cell table:formula="of:=[.R33]+[.AD34]" office:value-type="float" office:value="130.837" calcext:value-type="float">
            <text:p>130.837</text:p>
          </table:table-cell>
          <table:table-cell office:value-type="float" office:value="0.002282" calcext:value-type="float">
            <text:p>0.002282</text:p>
          </table:table-cell>
          <table:table-cell office:value-type="float" office:value="0.0000001823" calcext:value-type="float">
            <text:p>1.823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4]-[.V34])/[.V34]))" office:value-type="float" office:value="-35.716600107489" calcext:value-type="float">
            <text:p>-35.716600107489</text:p>
          </table:table-cell>
          <table:table-cell/>
          <table:table-cell table:formula="of:=10^([.B34]/20)" office:value-type="float" office:value="0.000287318639143757" calcext:value-type="float">
            <text:p>0.000287318639144</text:p>
          </table:table-cell>
          <table:table-cell table:formula="of:=10^([.D34]/20)" office:value-type="float" office:value="0.999999355508832" calcext:value-type="float">
            <text:p>0.999999355508832</text:p>
          </table:table-cell>
          <table:table-cell table:formula="of:==20*LOG10(ABS(1-[.Y34]^2-[.Z34]^2))" office:value-type="float" office:value="-118.369958010737" calcext:value-type="float">
            <text:p>-118.369958010737</text:p>
          </table:table-cell>
          <table:table-cell table:formula="of:=20*LOG10(ABS(1-[.Z34]))" office:value-type="float" office:value="-123.815660595531" calcext:value-type="float">
            <text:p>-123.815660595531</text:p>
          </table:table-cell>
          <table:table-cell/>
          <table:table-cell office:value-type="float" office:value="18.25" calcext:value-type="float">
            <text:p>18.2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8.3144083139797" calcext:value-type="float">
            <text:p>-68.3144083139797</text:p>
          </table:table-cell>
          <table:table-cell office:value-type="float" office:value="-22.039272786869" calcext:value-type="float">
            <text:p>-22.039272786869</text:p>
          </table:table-cell>
          <table:table-cell office:value-type="float" office:value="-0.00000821273488010575" calcext:value-type="float">
            <text:p>-8.21273488010575E-06</text:p>
          </table:table-cell>
          <table:table-cell office:value-type="float" office:value="-20.4742538722701" calcext:value-type="float">
            <text:p>-20.4742538722701</text:p>
          </table:table-cell>
          <table:table-cell office:value-type="float" office:value="-0.00000821273488010575" calcext:value-type="float">
            <text:p>-8.21273488010575E-06</text:p>
          </table:table-cell>
          <table:table-cell office:value-type="float" office:value="-20.4742538722701" calcext:value-type="float">
            <text:p>-20.4742538722701</text:p>
          </table:table-cell>
          <table:table-cell office:value-type="float" office:value="-68.2954915179803" calcext:value-type="float">
            <text:p>-68.2954915179803</text:p>
          </table:table-cell>
          <table:table-cell office:value-type="float" office:value="161.348476326527" calcext:value-type="float">
            <text:p>161.3484763265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048" calcext:value-type="float">
            <text:p>15048</text:p>
          </table:table-cell>
          <table:table-cell office:value-type="float" office:value="100664" calcext:value-type="float">
            <text:p>100664</text:p>
          </table:table-cell>
          <table:table-cell office:value-type="float" office:value="2.409" calcext:value-type="float">
            <text:p>2.409</text:p>
          </table:table-cell>
          <table:table-cell office:value-type="float" office:value="17.37" calcext:value-type="float">
            <text:p>17.37</text:p>
          </table:table-cell>
          <table:table-cell office:value-type="float" office:value="2.387" calcext:value-type="float">
            <text:p>2.387</text:p>
          </table:table-cell>
          <table:table-cell office:value-type="float" office:value="0.00915" calcext:value-type="float">
            <text:p>0.00915</text:p>
          </table:table-cell>
          <table:table-cell table:formula="of:=[.R34]+[.AD35]" office:value-type="float" office:value="153.017" calcext:value-type="float">
            <text:p>153.017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0000001273" calcext:value-type="float">
            <text:p>1.273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5]-[.V35])/[.V35]))" office:value-type="float" office:value="-37.4356742964665" calcext:value-type="float">
            <text:p>-37.4356742964665</text:p>
          </table:table-cell>
          <table:table-cell/>
          <table:table-cell table:formula="of:=10^([.B35]/20)" office:value-type="float" office:value="0.000383954342945908" calcext:value-type="float">
            <text:p>0.000383954342946</text:p>
          </table:table-cell>
          <table:table-cell table:formula="of:=10^([.D35]/20)" office:value-type="float" office:value="0.999999054474402" calcext:value-type="float">
            <text:p>0.999999054474402</text:p>
          </table:table-cell>
          <table:table-cell table:formula="of:==20*LOG10(ABS(1-[.Y35]^2-[.Z35]^2))" office:value-type="float" office:value="-115.170916508987" calcext:value-type="float">
            <text:p>-115.170916508987</text:p>
          </table:table-cell>
          <table:table-cell table:formula="of:=20*LOG10(ABS(1-[.Z35]))" office:value-type="float" office:value="-120.486534178654" calcext:value-type="float">
            <text:p>-120.486534178654</text:p>
          </table:table-cell>
          <table:table-cell/>
          <table:table-cell office:value-type="float" office:value="22.18" calcext:value-type="float">
            <text:p>22.1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3.1127489210837" calcext:value-type="float">
            <text:p>-73.1127489210837</text:p>
          </table:table-cell>
          <table:table-cell office:value-type="float" office:value="-103.517413046767" calcext:value-type="float">
            <text:p>-103.517413046767</text:p>
          </table:table-cell>
          <table:table-cell office:value-type="float" office:value="0.0000143021699999929" calcext:value-type="float">
            <text:p>1.43021699999929E-05</text:p>
          </table:table-cell>
          <table:table-cell office:value-type="float" office:value="-20.5941443570414" calcext:value-type="float">
            <text:p>-20.5941443570414</text:p>
          </table:table-cell>
          <table:table-cell office:value-type="float" office:value="0.0000143021699999929" calcext:value-type="float">
            <text:p>1.43021699999929E-05</text:p>
          </table:table-cell>
          <table:table-cell office:value-type="float" office:value="-20.5941443570414" calcext:value-type="float">
            <text:p>-20.5941443570414</text:p>
          </table:table-cell>
          <table:table-cell office:value-type="float" office:value="-73.1684032794511" calcext:value-type="float">
            <text:p>-73.1684032794511</text:p>
          </table:table-cell>
          <table:table-cell office:value-type="float" office:value="-116.014602556078" calcext:value-type="float">
            <text:p>-116.0146025560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264" calcext:value-type="float">
            <text:p>18264</text:p>
          </table:table-cell>
          <table:table-cell office:value-type="float" office:value="121696" calcext:value-type="float">
            <text:p>121696</text:p>
          </table:table-cell>
          <table:table-cell office:value-type="float" office:value="2.736" calcext:value-type="float">
            <text:p>2.736</text:p>
          </table:table-cell>
          <table:table-cell office:value-type="float" office:value="23.58" calcext:value-type="float">
            <text:p>23.58</text:p>
          </table:table-cell>
          <table:table-cell office:value-type="float" office:value="2.677" calcext:value-type="float">
            <text:p>2.677</text:p>
          </table:table-cell>
          <table:table-cell office:value-type="float" office:value="0.005542" calcext:value-type="float">
            <text:p>0.005542</text:p>
          </table:table-cell>
          <table:table-cell table:formula="of:=[.R35]+[.AD36]" office:value-type="float" office:value="182.017" calcext:value-type="float">
            <text:p>182.017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0.0000001371" calcext:value-type="float">
            <text:p>1.371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6]-[.V36])/[.V36]))" office:value-type="float" office:value="-42.3184470630762" calcext:value-type="float">
            <text:p>-42.3184470630762</text:p>
          </table:table-cell>
          <table:table-cell/>
          <table:table-cell table:formula="of:=10^([.B36]/20)" office:value-type="float" office:value="0.00022098487699492" calcext:value-type="float">
            <text:p>0.000220984876995</text:p>
          </table:table-cell>
          <table:table-cell table:formula="of:=10^([.D36]/20)" office:value-type="float" office:value="1.00000164659953" calcext:value-type="float">
            <text:p>1.00000164659953</text:p>
          </table:table-cell>
          <table:table-cell table:formula="of:==20*LOG10(ABS(1-[.Y36]^2-[.Z36]^2))" office:value-type="float" office:value="-109.519777310776" calcext:value-type="float">
            <text:p>-109.519777310776</text:p>
          </table:table-cell>
          <table:table-cell table:formula="of:=20*LOG10(ABS(1-[.Z36]))" office:value-type="float" office:value="-115.668240270337" calcext:value-type="float">
            <text:p>-115.668240270337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7.3148856647135" calcext:value-type="float">
            <text:p>-67.3148856647135</text:p>
          </table:table-cell>
          <table:table-cell office:value-type="float" office:value="-179.414813883757" calcext:value-type="float">
            <text:p>-179.414813883757</text:p>
          </table:table-cell>
          <table:table-cell office:value-type="float" office:value="0.0000122184315580575" calcext:value-type="float">
            <text:p>1.22184315580575E-05</text:p>
          </table:table-cell>
          <table:table-cell office:value-type="float" office:value="-20.6156296775371" calcext:value-type="float">
            <text:p>-20.6156296775371</text:p>
          </table:table-cell>
          <table:table-cell office:value-type="float" office:value="0.0000122184315580575" calcext:value-type="float">
            <text:p>1.22184315580575E-05</text:p>
          </table:table-cell>
          <table:table-cell office:value-type="float" office:value="-20.6156296775371" calcext:value-type="float">
            <text:p>-20.6156296775371</text:p>
          </table:table-cell>
          <table:table-cell office:value-type="float" office:value="-67.1804884315035" calcext:value-type="float">
            <text:p>-67.1804884315035</text:p>
          </table:table-cell>
          <table:table-cell office:value-type="float" office:value="-41.5995123392971" calcext:value-type="float">
            <text:p>-41.59951233929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459" calcext:value-type="float">
            <text:p>21459</text:p>
          </table:table-cell>
          <table:table-cell office:value-type="float" office:value="142430" calcext:value-type="float">
            <text:p>142430</text:p>
          </table:table-cell>
          <table:table-cell office:value-type="float" office:value="2.769" calcext:value-type="float">
            <text:p>2.769</text:p>
          </table:table-cell>
          <table:table-cell office:value-type="float" office:value="29.11" calcext:value-type="float">
            <text:p>29.11</text:p>
          </table:table-cell>
          <table:table-cell office:value-type="float" office:value="3.744" calcext:value-type="float">
            <text:p>3.744</text:p>
          </table:table-cell>
          <table:table-cell office:value-type="float" office:value="0.006411" calcext:value-type="float">
            <text:p>0.006411</text:p>
          </table:table-cell>
          <table:table-cell table:formula="of:=[.R36]+[.AD37]" office:value-type="float" office:value="217.647" calcext:value-type="float">
            <text:p>217.647</text:p>
          </table:table-cell>
          <table:table-cell office:value-type="float" office:value="0.0005733" calcext:value-type="float">
            <text:p>0.0005733</text:p>
          </table:table-cell>
          <table:table-cell office:value-type="float" office:value="0.0000001254" calcext:value-type="float">
            <text:p>1.254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7]-[.V37])/[.V37]))" office:value-type="float" office:value="-43.5801503575217" calcext:value-type="float">
            <text:p>-43.5801503575217</text:p>
          </table:table-cell>
          <table:table-cell/>
          <table:table-cell table:formula="of:=10^([.B37]/20)" office:value-type="float" office:value="0.00043078018334288" calcext:value-type="float">
            <text:p>0.000430780183343</text:p>
          </table:table-cell>
          <table:table-cell table:formula="of:=10^([.D37]/20)" office:value-type="float" office:value="1.00000140669991" calcext:value-type="float">
            <text:p>1.00000140669991</text:p>
          </table:table-cell>
          <table:table-cell table:formula="of:==20*LOG10(ABS(1-[.Y37]^2-[.Z37]^2))" office:value-type="float" office:value="-110.460547840021" calcext:value-type="float">
            <text:p>-110.460547840021</text:p>
          </table:table-cell>
          <table:table-cell table:formula="of:=20*LOG10(ABS(1-[.Z37]))" office:value-type="float" office:value="-117.035970820942" calcext:value-type="float">
            <text:p>-117.035970820942</text:p>
          </table:table-cell>
          <table:table-cell/>
          <table:table-cell office:value-type="float" office:value="35.63" calcext:value-type="float">
            <text:p>35.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4.2501220999168" calcext:value-type="float">
            <text:p>-74.2501220999168</text:p>
          </table:table-cell>
          <table:table-cell office:value-type="float" office:value="-89.282442320657" calcext:value-type="float">
            <text:p>-89.282442320657</text:p>
          </table:table-cell>
          <table:table-cell office:value-type="float" office:value="0.0000110096538850206" calcext:value-type="float">
            <text:p>1.10096538850206E-05</text:p>
          </table:table-cell>
          <table:table-cell office:value-type="float" office:value="-20.6407521242771" calcext:value-type="float">
            <text:p>-20.6407521242771</text:p>
          </table:table-cell>
          <table:table-cell office:value-type="float" office:value="0.0000110096538850206" calcext:value-type="float">
            <text:p>1.10096538850206E-05</text:p>
          </table:table-cell>
          <table:table-cell office:value-type="float" office:value="-20.6407521242771" calcext:value-type="float">
            <text:p>-20.6407521242771</text:p>
          </table:table-cell>
          <table:table-cell office:value-type="float" office:value="-74.424959102058" calcext:value-type="float">
            <text:p>-74.424959102058</text:p>
          </table:table-cell>
          <table:table-cell office:value-type="float" office:value="-130.954082969601" calcext:value-type="float">
            <text:p>-130.9540829696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715" calcext:value-type="float">
            <text:p>26715</text:p>
          </table:table-cell>
          <table:table-cell office:value-type="float" office:value="176290" calcext:value-type="float">
            <text:p>176290</text:p>
          </table:table-cell>
          <table:table-cell office:value-type="float" office:value="2.981" calcext:value-type="float">
            <text:p>2.981</text:p>
          </table:table-cell>
          <table:table-cell office:value-type="float" office:value="39.88" calcext:value-type="float">
            <text:p>39.88</text:p>
          </table:table-cell>
          <table:table-cell office:value-type="float" office:value="4.578" calcext:value-type="float">
            <text:p>4.578</text:p>
          </table:table-cell>
          <table:table-cell office:value-type="float" office:value="0.007648" calcext:value-type="float">
            <text:p>0.007648</text:p>
          </table:table-cell>
          <table:table-cell table:formula="of:=[.R37]+[.AD38]" office:value-type="float" office:value="265.097" calcext:value-type="float">
            <text:p>265.097</text:p>
          </table:table-cell>
          <table:table-cell office:value-type="float" office:value="0.0006464" calcext:value-type="float">
            <text:p>0.0006464</text:p>
          </table:table-cell>
          <table:table-cell office:value-type="float" office:value="0.0000001466" calcext:value-type="float">
            <text:p>1.466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8]-[.V38])/[.V38]))" office:value-type="float" office:value="-45.3336331802052" calcext:value-type="float">
            <text:p>-45.3336331802052</text:p>
          </table:table-cell>
          <table:table-cell/>
          <table:table-cell table:formula="of:=10^([.B38]/20)" office:value-type="float" office:value="0.000193862538397553" calcext:value-type="float">
            <text:p>0.000193862538398</text:p>
          </table:table-cell>
          <table:table-cell table:formula="of:=10^([.D38]/20)" office:value-type="float" office:value="1.00000126753405" calcext:value-type="float">
            <text:p>1.00000126753405</text:p>
          </table:table-cell>
          <table:table-cell table:formula="of:==20*LOG10(ABS(1-[.Y38]^2-[.Z38]^2))" office:value-type="float" office:value="-111.792377815834" calcext:value-type="float">
            <text:p>-111.792377815834</text:p>
          </table:table-cell>
          <table:table-cell table:formula="of:=20*LOG10(ABS(1-[.Z38]))" office:value-type="float" office:value="-117.940807312591" calcext:value-type="float">
            <text:p>-117.940807312591</text:p>
          </table:table-cell>
          <table:table-cell/>
          <table:table-cell office:value-type="float" office:value="47.45" calcext:value-type="float">
            <text:p>47.4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2.953021656363" calcext:value-type="float">
            <text:p>-72.953021656363</text:p>
          </table:table-cell>
          <table:table-cell office:value-type="float" office:value="-89.2112603973858" calcext:value-type="float">
            <text:p>-89.2112603973858</text:p>
          </table:table-cell>
          <table:table-cell office:value-type="float" office:value="0.00000328894458081447" calcext:value-type="float">
            <text:p>3.28894458081447E-06</text:p>
          </table:table-cell>
          <table:table-cell office:value-type="float" office:value="-20.6618634076125" calcext:value-type="float">
            <text:p>-20.6618634076125</text:p>
          </table:table-cell>
          <table:table-cell office:value-type="float" office:value="0.00000328894458081447" calcext:value-type="float">
            <text:p>3.28894458081447E-06</text:p>
          </table:table-cell>
          <table:table-cell office:value-type="float" office:value="-20.6618634076125" calcext:value-type="float">
            <text:p>-20.6618634076125</text:p>
          </table:table-cell>
          <table:table-cell office:value-type="float" office:value="-72.9508247295688" calcext:value-type="float">
            <text:p>-72.9508247295688</text:p>
          </table:table-cell>
          <table:table-cell office:value-type="float" office:value="-131.888826326597" calcext:value-type="float">
            <text:p>-131.8888263265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1898" calcext:value-type="float">
            <text:p>31898</text:p>
          </table:table-cell>
          <table:table-cell office:value-type="float" office:value="210154" calcext:value-type="float">
            <text:p>210154</text:p>
          </table:table-cell>
          <table:table-cell office:value-type="float" office:value="3.297" calcext:value-type="float">
            <text:p>3.297</text:p>
          </table:table-cell>
          <table:table-cell office:value-type="float" office:value="48.98" calcext:value-type="float">
            <text:p>48.98</text:p>
          </table:table-cell>
          <table:table-cell office:value-type="float" office:value="5.467" calcext:value-type="float">
            <text:p>5.467</text:p>
          </table:table-cell>
          <table:table-cell office:value-type="float" office:value="0.01147" calcext:value-type="float">
            <text:p>0.01147</text:p>
          </table:table-cell>
          <table:table-cell table:formula="of:=[.R38]+[.AD39]" office:value-type="float" office:value="322.857" calcext:value-type="float">
            <text:p>322.857</text:p>
          </table:table-cell>
          <table:table-cell office:value-type="float" office:value="0.0003702" calcext:value-type="float">
            <text:p>0.0003702</text:p>
          </table:table-cell>
          <table:table-cell office:value-type="float" office:value="0.0000000881" calcext:value-type="float">
            <text:p>8.81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9]-[.V39])/[.V39]))" office:value-type="float" office:value="-47.1423105100967" calcext:value-type="float">
            <text:p>-47.1423105100967</text:p>
          </table:table-cell>
          <table:table-cell/>
          <table:table-cell table:formula="of:=10^([.B39]/20)" office:value-type="float" office:value="0.000225086224821698" calcext:value-type="float">
            <text:p>0.000225086224822</text:p>
          </table:table-cell>
          <table:table-cell table:formula="of:=10^([.D39]/20)" office:value-type="float" office:value="1.00000037865381" calcext:value-type="float">
            <text:p>1.00000037865381</text:p>
          </table:table-cell>
          <table:table-cell table:formula="of:==20*LOG10(ABS(1-[.Y39]^2-[.Z39]^2))" office:value-type="float" office:value="-121.852078389592" calcext:value-type="float">
            <text:p>-121.852078389592</text:p>
          </table:table-cell>
          <table:table-cell table:formula="of:=20*LOG10(ABS(1-[.Z39]))" office:value-type="float" office:value="-128.435153382412" calcext:value-type="float">
            <text:p>-128.435153382412</text:p>
          </table:table-cell>
          <table:table-cell/>
          <table:table-cell office:value-type="float" office:value="57.76" calcext:value-type="float">
            <text:p>57.7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4.5152421590814" calcext:value-type="float">
            <text:p>-74.5152421590814</text:p>
          </table:table-cell>
          <table:table-cell office:value-type="float" office:value="-111.696946279427" calcext:value-type="float">
            <text:p>-111.696946279427</text:p>
          </table:table-cell>
          <table:table-cell office:value-type="float" office:value="0.00000565531909972197" calcext:value-type="float">
            <text:p>5.65531909972197E-06</text:p>
          </table:table-cell>
          <table:table-cell office:value-type="float" office:value="-20.6739323020905" calcext:value-type="float">
            <text:p>-20.6739323020905</text:p>
          </table:table-cell>
          <table:table-cell office:value-type="float" office:value="0.00000565531909972197" calcext:value-type="float">
            <text:p>5.65531909972197E-06</text:p>
          </table:table-cell>
          <table:table-cell office:value-type="float" office:value="-20.6739323020905" calcext:value-type="float">
            <text:p>-20.6739323020905</text:p>
          </table:table-cell>
          <table:table-cell office:value-type="float" office:value="-74.4498490089852" calcext:value-type="float">
            <text:p>-74.4498490089852</text:p>
          </table:table-cell>
          <table:table-cell office:value-type="float" office:value="-109.287316180075" calcext:value-type="float">
            <text:p>-109.2873161800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2130" calcext:value-type="float">
            <text:p>42130</text:p>
          </table:table-cell>
          <table:table-cell office:value-type="float" office:value="276172" calcext:value-type="float">
            <text:p>276172</text:p>
          </table:table-cell>
          <table:table-cell office:value-type="float" office:value="3.262" calcext:value-type="float">
            <text:p>3.262</text:p>
          </table:table-cell>
          <table:table-cell office:value-type="float" office:value="72.91" calcext:value-type="float">
            <text:p>72.91</text:p>
          </table:table-cell>
          <table:table-cell office:value-type="float" office:value="7.915" calcext:value-type="float">
            <text:p>7.915</text:p>
          </table:table-cell>
          <table:table-cell office:value-type="float" office:value="0.01377" calcext:value-type="float">
            <text:p>0.01377</text:p>
          </table:table-cell>
          <table:table-cell table:formula="of:=[.R39]+[.AD40]" office:value-type="float" office:value="406.957" calcext:value-type="float">
            <text:p>406.957</text:p>
          </table:table-cell>
          <table:table-cell office:value-type="float" office:value="0.0002285" calcext:value-type="float">
            <text:p>0.0002285</text:p>
          </table:table-cell>
          <table:table-cell office:value-type="float" office:value="0.00000006916" calcext:value-type="float">
            <text:p>6.916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0]-[.V40])/[.V40]))" office:value-type="float" office:value="-48.3753488650355" calcext:value-type="float">
            <text:p>-48.3753488650355</text:p>
          </table:table-cell>
          <table:table-cell/>
          <table:table-cell table:formula="of:=10^([.B40]/20)" office:value-type="float" office:value="0.000188034652592866" calcext:value-type="float">
            <text:p>0.000188034652593</text:p>
          </table:table-cell>
          <table:table-cell table:formula="of:=10^([.D40]/20)" office:value-type="float" office:value="1.00000065109288" calcext:value-type="float">
            <text:p>1.00000065109288</text:p>
          </table:table-cell>
          <table:table-cell table:formula="of:==20*LOG10(ABS(1-[.Y40]^2-[.Z40]^2))" office:value-type="float" office:value="-117.473843489701" calcext:value-type="float">
            <text:p>-117.473843489701</text:p>
          </table:table-cell>
          <table:table-cell table:formula="of:=20*LOG10(ABS(1-[.Z40]))" office:value-type="float" office:value="-123.727141013798" calcext:value-type="float">
            <text:p>-123.727141013798</text:p>
          </table:table-cell>
          <table:table-cell/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3.2397177503402" calcext:value-type="float">
            <text:p>-73.2397177503402</text:p>
          </table:table-cell>
          <table:table-cell office:value-type="float" office:value="-111.149234186088" calcext:value-type="float">
            <text:p>-111.149234186088</text:p>
          </table:table-cell>
          <table:table-cell office:value-type="float" office:value="0.00000582339227083824" calcext:value-type="float">
            <text:p>5.82339227083824E-06</text:p>
          </table:table-cell>
          <table:table-cell office:value-type="float" office:value="-20.6841326749127" calcext:value-type="float">
            <text:p>-20.6841326749127</text:p>
          </table:table-cell>
          <table:table-cell office:value-type="float" office:value="0.00000582339227083824" calcext:value-type="float">
            <text:p>5.82339227083824E-06</text:p>
          </table:table-cell>
          <table:table-cell office:value-type="float" office:value="-20.6841326749127" calcext:value-type="float">
            <text:p>-20.6841326749127</text:p>
          </table:table-cell>
          <table:table-cell office:value-type="float" office:value="-73.1838576964954" calcext:value-type="float">
            <text:p>-73.1838576964954</text:p>
          </table:table-cell>
          <table:table-cell office:value-type="float" office:value="-109.863673200801" calcext:value-type="float">
            <text:p>-109.86367320080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4064" calcext:value-type="float">
            <text:p>54064</text:p>
          </table:table-cell>
          <table:table-cell office:value-type="float" office:value="354734" calcext:value-type="float">
            <text:p>354734</text:p>
          </table:table-cell>
          <table:table-cell office:value-type="float" office:value="3.367" calcext:value-type="float">
            <text:p>3.367</text:p>
          </table:table-cell>
          <table:table-cell office:value-type="float" office:value="113.6" calcext:value-type="float">
            <text:p>113.6</text:p>
          </table:table-cell>
          <table:table-cell office:value-type="float" office:value="10.67" calcext:value-type="float">
            <text:p>10.67</text:p>
          </table:table-cell>
          <table:table-cell office:value-type="float" office:value="0.01638" calcext:value-type="float">
            <text:p>0.01638</text:p>
          </table:table-cell>
          <table:table-cell table:formula="of:=[.R40]+[.AD41]" office:value-type="float" office:value="534.657" calcext:value-type="float">
            <text:p>534.657</text:p>
          </table:table-cell>
          <table:table-cell office:value-type="float" office:value="0.0001805" calcext:value-type="float">
            <text:p>0.0001805</text:p>
          </table:table-cell>
          <table:table-cell office:value-type="float" office:value="0.00000006869" calcext:value-type="float">
            <text:p>6.869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1]-[.V41])/[.V41]))" office:value-type="float" office:value="-49.5741320825989" calcext:value-type="float">
            <text:p>-49.5741320825989</text:p>
          </table:table-cell>
          <table:table-cell/>
          <table:table-cell table:formula="of:=10^([.B41]/20)" office:value-type="float" office:value="0.000217778053860219" calcext:value-type="float">
            <text:p>0.00021777805386</text:p>
          </table:table-cell>
          <table:table-cell table:formula="of:=10^([.D41]/20)" office:value-type="float" office:value="1.00000067044304" calcext:value-type="float">
            <text:p>1.00000067044304</text:p>
          </table:table-cell>
          <table:table-cell table:formula="of:==20*LOG10(ABS(1-[.Y41]^2-[.Z41]^2))" office:value-type="float" office:value="-117.150247168674" calcext:value-type="float">
            <text:p>-117.150247168674</text:p>
          </table:table-cell>
          <table:table-cell table:formula="of:=20*LOG10(ABS(1-[.Z41]))" office:value-type="float" office:value="-123.472762313558" calcext:value-type="float">
            <text:p>-123.472762313558</text:p>
          </table:table-cell>
          <table:table-cell/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1.655093927937" calcext:value-type="float">
            <text:p>-71.655093927937</text:p>
          </table:table-cell>
          <table:table-cell office:value-type="float" office:value="-113.66673744163" calcext:value-type="float">
            <text:p>-113.66673744163</text:p>
          </table:table-cell>
          <table:table-cell office:value-type="float" office:value="0.00000572689774409191" calcext:value-type="float">
            <text:p>5.72689774409191E-06</text:p>
          </table:table-cell>
          <table:table-cell office:value-type="float" office:value="-20.6903595455263" calcext:value-type="float">
            <text:p>-20.6903595455263</text:p>
          </table:table-cell>
          <table:table-cell office:value-type="float" office:value="0.00000572689774409191" calcext:value-type="float">
            <text:p>5.72689774409191E-06</text:p>
          </table:table-cell>
          <table:table-cell office:value-type="float" office:value="-20.6903595455263" calcext:value-type="float">
            <text:p>-20.6903595455263</text:p>
          </table:table-cell>
          <table:table-cell office:value-type="float" office:value="-71.6045591517422" calcext:value-type="float">
            <text:p>-71.6045591517422</text:p>
          </table:table-cell>
          <table:table-cell office:value-type="float" office:value="-107.431843353973" calcext:value-type="float">
            <text:p>-107.4318433539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4881" calcext:value-type="float">
            <text:p>64881</text:p>
          </table:table-cell>
          <table:table-cell office:value-type="float" office:value="423644" calcext:value-type="float">
            <text:p>423644</text:p>
          </table:table-cell>
          <table:table-cell office:value-type="float" office:value="3.377" calcext:value-type="float">
            <text:p>3.377</text:p>
          </table:table-cell>
          <table:table-cell office:value-type="float" office:value="133.2" calcext:value-type="float">
            <text:p>133.2</text:p>
          </table:table-cell>
          <table:table-cell office:value-type="float" office:value="12.93" calcext:value-type="float">
            <text:p>12.93</text:p>
          </table:table-cell>
          <table:table-cell office:value-type="float" office:value="0.02057" calcext:value-type="float">
            <text:p>0.02057</text:p>
          </table:table-cell>
          <table:table-cell table:formula="of:=[.R41]+[.AD42]" office:value-type="float" office:value="684.157" calcext:value-type="float">
            <text:p>684.157</text:p>
          </table:table-cell>
          <table:table-cell office:value-type="float" office:value="0.0001176" calcext:value-type="float">
            <text:p>0.0001176</text:p>
          </table:table-cell>
          <table:table-cell office:value-type="float" office:value="0.00000006524" calcext:value-type="float">
            <text:p>6.524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2]-[.V42])/[.V42]))" office:value-type="float" office:value="-50.3965784659253" calcext:value-type="float">
            <text:p>-50.3965784659253</text:p>
          </table:table-cell>
          <table:table-cell/>
          <table:table-cell table:formula="of:=10^([.B42]/20)" office:value-type="float" office:value="0.000261363720458288" calcext:value-type="float">
            <text:p>0.000261363720458</text:p>
          </table:table-cell>
          <table:table-cell table:formula="of:=10^([.D42]/20)" office:value-type="float" office:value="1.00000065933369" calcext:value-type="float">
            <text:p>1.00000065933369</text:p>
          </table:table-cell>
          <table:table-cell table:formula="of:==20*LOG10(ABS(1-[.Y42]^2-[.Z42]^2))" office:value-type="float" office:value="-117.158603532974" calcext:value-type="float">
            <text:p>-117.158603532974</text:p>
          </table:table-cell>
          <table:table-cell table:formula="of:=20*LOG10(ABS(1-[.Z42]))" office:value-type="float" office:value="-123.617894702009" calcext:value-type="float">
            <text:p>-123.617894702009</text:p>
          </table:table-cell>
          <table:table-cell/>
          <table:table-cell office:value-type="float" office:value="149.5" calcext:value-type="float">
            <text:p>149.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8.5932811795744" calcext:value-type="float">
            <text:p>-68.5932811795744</text:p>
          </table:table-cell>
          <table:table-cell office:value-type="float" office:value="-115.524934119348" calcext:value-type="float">
            <text:p>-115.524934119348</text:p>
          </table:table-cell>
          <table:table-cell office:value-type="float" office:value="0.00000479859117291722" calcext:value-type="float">
            <text:p>4.79859117291722E-06</text:p>
          </table:table-cell>
          <table:table-cell office:value-type="float" office:value="-20.7007830518074" calcext:value-type="float">
            <text:p>-20.7007830518074</text:p>
          </table:table-cell>
          <table:table-cell office:value-type="float" office:value="0.00000479859117291722" calcext:value-type="float">
            <text:p>4.79859117291722E-06</text:p>
          </table:table-cell>
          <table:table-cell office:value-type="float" office:value="-20.7007830518074" calcext:value-type="float">
            <text:p>-20.7007830518074</text:p>
          </table:table-cell>
          <table:table-cell office:value-type="float" office:value="-68.5754692808596" calcext:value-type="float">
            <text:p>-68.5754692808596</text:p>
          </table:table-cell>
          <table:table-cell office:value-type="float" office:value="-105.71549591599" calcext:value-type="float">
            <text:p>-105.715495915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4388" calcext:value-type="float">
            <text:p>74388</text:p>
          </table:table-cell>
          <table:table-cell office:value-type="float" office:value="486290" calcext:value-type="float">
            <text:p>486290</text:p>
          </table:table-cell>
          <table:table-cell office:value-type="float" office:value="3.613" calcext:value-type="float">
            <text:p>3.613</text:p>
          </table:table-cell>
          <table:table-cell office:value-type="float" office:value="167.9" calcext:value-type="float">
            <text:p>167.9</text:p>
          </table:table-cell>
          <table:table-cell office:value-type="float" office:value="15.07" calcext:value-type="float">
            <text:p>15.07</text:p>
          </table:table-cell>
          <table:table-cell office:value-type="float" office:value="0.02236" calcext:value-type="float">
            <text:p>0.02236</text:p>
          </table:table-cell>
          <table:table-cell table:formula="of:=[.R42]+[.AD43]" office:value-type="float" office:value="870.757" calcext:value-type="float">
            <text:p>870.757</text:p>
          </table:table-cell>
          <table:table-cell office:value-type="float" office:value="0.0002131" calcext:value-type="float">
            <text:p>0.0002131</text:p>
          </table:table-cell>
          <table:table-cell office:value-type="float" office:value="0.00000006235" calcext:value-type="float">
            <text:p>6.235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3]-[.V43])/[.V43]))" office:value-type="float" office:value="-51.975857591349" calcext:value-type="float">
            <text:p>-51.975857591349</text:p>
          </table:table-cell>
          <table:table-cell/>
          <table:table-cell table:formula="of:=10^([.B43]/20)" office:value-type="float" office:value="0.000371822734961944" calcext:value-type="float">
            <text:p>0.000371822734962</text:p>
          </table:table-cell>
          <table:table-cell table:formula="of:=10^([.D43]/20)" office:value-type="float" office:value="1.00000055245838" calcext:value-type="float">
            <text:p>1.00000055245838</text:p>
          </table:table-cell>
          <table:table-cell table:formula="of:==20*LOG10(ABS(1-[.Y43]^2-[.Z43]^2))" office:value-type="float" office:value="-118.109395115431" calcext:value-type="float">
            <text:p>-118.109395115431</text:p>
          </table:table-cell>
          <table:table-cell table:formula="of:=20*LOG10(ABS(1-[.Z43]))" office:value-type="float" office:value="-125.154008724298" calcext:value-type="float">
            <text:p>-125.154008724298</text:p>
          </table:table-cell>
          <table:table-cell/>
          <table:table-cell office:value-type="float" office:value="186.6" calcext:value-type="float">
            <text:p>186.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6.0369935134189" calcext:value-type="float">
            <text:p>-66.0369935134189</text:p>
          </table:table-cell>
          <table:table-cell office:value-type="float" office:value="-110.562515180106" calcext:value-type="float">
            <text:p>-110.562515180106</text:p>
          </table:table-cell>
          <table:table-cell office:value-type="float" office:value="0.0000000252068757683795" calcext:value-type="float">
            <text:p>2.52068757683795E-08</text:p>
          </table:table-cell>
          <table:table-cell office:value-type="float" office:value="-20.7128092777404" calcext:value-type="float">
            <text:p>-20.7128092777404</text:p>
          </table:table-cell>
          <table:table-cell office:value-type="float" office:value="0.0000000252068757683795" calcext:value-type="float">
            <text:p>2.52068757683795E-08</text:p>
          </table:table-cell>
          <table:table-cell office:value-type="float" office:value="-20.7128092777404" calcext:value-type="float">
            <text:p>-20.7128092777404</text:p>
          </table:table-cell>
          <table:table-cell office:value-type="float" office:value="-66.0322913632593" calcext:value-type="float">
            <text:p>-66.0322913632593</text:p>
          </table:table-cell>
          <table:table-cell office:value-type="float" office:value="-110.8281971049" calcext:value-type="float">
            <text:p>-110.828197104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8233" calcext:value-type="float">
            <text:p>88233</text:p>
          </table:table-cell>
          <table:table-cell office:value-type="float" office:value="574996" calcext:value-type="float">
            <text:p>574996</text:p>
          </table:table-cell>
          <table:table-cell office:value-type="float" office:value="3.796" calcext:value-type="float">
            <text:p>3.796</text:p>
          </table:table-cell>
          <table:table-cell office:value-type="float" office:value="218.4" calcext:value-type="float">
            <text:p>218.4</text:p>
          </table:table-cell>
          <table:table-cell office:value-type="float" office:value="18.39" calcext:value-type="float">
            <text:p>18.39</text:p>
          </table:table-cell>
          <table:table-cell office:value-type="float" office:value="0.02776" calcext:value-type="float">
            <text:p>0.02776</text:p>
          </table:table-cell>
          <table:table-cell table:formula="of:=[.R43]+[.AD44]" office:value-type="float" office:value="1111.457" calcext:value-type="float">
            <text:p>1111.457</text:p>
          </table:table-cell>
          <table:table-cell office:value-type="float" office:value="0.0002483" calcext:value-type="float">
            <text:p>0.0002483</text:p>
          </table:table-cell>
          <table:table-cell office:value-type="float" office:value="0.0000000586" calcext:value-type="float">
            <text:p>5.86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4]-[.V44])/[.V44]))" office:value-type="float" office:value="-54.2467141634772" calcext:value-type="float">
            <text:p>-54.2467141634772</text:p>
          </table:table-cell>
          <table:table-cell/>
          <table:table-cell table:formula="of:=10^([.B44]/20)" office:value-type="float" office:value="0.000499057198511076" calcext:value-type="float">
            <text:p>0.000499057198511</text:p>
          </table:table-cell>
          <table:table-cell table:formula="of:=10^([.D44]/20)" office:value-type="float" office:value="1.00000000290205" calcext:value-type="float">
            <text:p>1.00000000290205</text:p>
          </table:table-cell>
          <table:table-cell table:formula="of:==20*LOG10(ABS(1-[.Y44]^2-[.Z44]^2))" office:value-type="float" office:value="-131.873891957087" calcext:value-type="float">
            <text:p>-131.873891957087</text:p>
          </table:table-cell>
          <table:table-cell table:formula="of:=20*LOG10(ABS(1-[.Z44]))" office:value-type="float" office:value="-170.745905707117" calcext:value-type="float">
            <text:p>-170.745905707117</text:p>
          </table:table-cell>
          <table:table-cell/>
          <table:table-cell office:value-type="float" office:value="240.7" calcext:value-type="float">
            <text:p>240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5.5401862898063" calcext:value-type="float">
            <text:p>-65.5401862898063</text:p>
          </table:table-cell>
          <table:table-cell office:value-type="float" office:value="-114.329427581519" calcext:value-type="float">
            <text:p>-114.329427581519</text:p>
          </table:table-cell>
          <table:table-cell office:value-type="float" office:value="-0.000000326959494087442" calcext:value-type="float">
            <text:p>-3.26959494087442E-07</text:p>
          </table:table-cell>
          <table:table-cell office:value-type="float" office:value="-20.7213153793805" calcext:value-type="float">
            <text:p>-20.7213153793805</text:p>
          </table:table-cell>
          <table:table-cell office:value-type="float" office:value="-0.000000326959494087442" calcext:value-type="float">
            <text:p>-3.26959494087442E-07</text:p>
          </table:table-cell>
          <table:table-cell office:value-type="float" office:value="-20.7213153793805" calcext:value-type="float">
            <text:p>-20.7213153793805</text:p>
          </table:table-cell>
          <table:table-cell office:value-type="float" office:value="-65.5471625907697" calcext:value-type="float">
            <text:p>-65.5471625907697</text:p>
          </table:table-cell>
          <table:table-cell office:value-type="float" office:value="-107.077489990937" calcext:value-type="float">
            <text:p>-107.0774899909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3261" calcext:value-type="float">
            <text:p>103261</text:p>
          </table:table-cell>
          <table:table-cell office:value-type="float" office:value="673922" calcext:value-type="float">
            <text:p>673922</text:p>
          </table:table-cell>
          <table:table-cell office:value-type="float" office:value="3.804" calcext:value-type="float">
            <text:p>3.804</text:p>
          </table:table-cell>
          <table:table-cell office:value-type="float" office:value="327.8" calcext:value-type="float">
            <text:p>327.8</text:p>
          </table:table-cell>
          <table:table-cell office:value-type="float" office:value="22.03" calcext:value-type="float">
            <text:p>22.03</text:p>
          </table:table-cell>
          <table:table-cell office:value-type="float" office:value="0.03055" calcext:value-type="float">
            <text:p>0.03055</text:p>
          </table:table-cell>
          <table:table-cell table:formula="of:=[.R44]+[.AD45]" office:value-type="float" office:value="1465.157" calcext:value-type="float">
            <text:p>1465.157</text:p>
          </table:table-cell>
          <table:table-cell office:value-type="float" office:value="0.0001551" calcext:value-type="float">
            <text:p>0.0001551</text:p>
          </table:table-cell>
          <table:table-cell office:value-type="float" office:value="0.00000003571" calcext:value-type="float">
            <text:p>3.571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5]-[.V45])/[.V45]))" office:value-type="float" office:value="-56.3089311888245" calcext:value-type="float">
            <text:p>-56.3089311888245</text:p>
          </table:table-cell>
          <table:table-cell/>
          <table:table-cell table:formula="of:=10^([.B45]/20)" office:value-type="float" office:value="0.000528433918116566" calcext:value-type="float">
            <text:p>0.000528433918117</text:p>
          </table:table-cell>
          <table:table-cell table:formula="of:=10^([.D45]/20)" office:value-type="float" office:value="0.999999962357398" calcext:value-type="float">
            <text:p>0.999999962357398</text:p>
          </table:table-cell>
          <table:table-cell table:formula="of:==20*LOG10(ABS(1-[.Y45]^2-[.Z45]^2))" office:value-type="float" office:value="-133.809219047964" calcext:value-type="float">
            <text:p>-133.809219047964</text:p>
          </table:table-cell>
          <table:table-cell table:formula="of:=20*LOG10(ABS(1-[.Z45]))" office:value-type="float" office:value="-148.486407248582" calcext:value-type="float">
            <text:p>-148.486407248582</text:p>
          </table:table-cell>
          <table:table-cell/>
          <table:table-cell office:value-type="float" office:value="353.7" calcext:value-type="float">
            <text:p>353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6.4127734559051" calcext:value-type="float">
            <text:p>-66.4127734559051</text:p>
          </table:table-cell>
          <table:table-cell office:value-type="float" office:value="-127.790759243989" calcext:value-type="float">
            <text:p>-127.790759243989</text:p>
          </table:table-cell>
          <table:table-cell office:value-type="float" office:value="-0.000000999038787214419" calcext:value-type="float">
            <text:p>-9.99038787214419E-07</text:p>
          </table:table-cell>
          <table:table-cell office:value-type="float" office:value="-20.728124166835" calcext:value-type="float">
            <text:p>-20.728124166835</text:p>
          </table:table-cell>
          <table:table-cell office:value-type="float" office:value="-0.000000999038787214419" calcext:value-type="float">
            <text:p>-9.99038787214419E-07</text:p>
          </table:table-cell>
          <table:table-cell office:value-type="float" office:value="-20.728124166835" calcext:value-type="float">
            <text:p>-20.728124166835</text:p>
          </table:table-cell>
          <table:table-cell office:value-type="float" office:value="-66.4209648894247" calcext:value-type="float">
            <text:p>-66.4209648894247</text:p>
          </table:table-cell>
          <table:table-cell office:value-type="float" office:value="-93.6478685936719" calcext:value-type="float">
            <text:p>-93.647868593671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7622" calcext:value-type="float">
            <text:p>117622</text:p>
          </table:table-cell>
          <table:table-cell office:value-type="float" office:value="767878" calcext:value-type="float">
            <text:p>767878</text:p>
          </table:table-cell>
          <table:table-cell office:value-type="float" office:value="4.378" calcext:value-type="float">
            <text:p>4.378</text:p>
          </table:table-cell>
          <table:table-cell office:value-type="float" office:value="429.1" calcext:value-type="float">
            <text:p>429.1</text:p>
          </table:table-cell>
          <table:table-cell office:value-type="float" office:value="26.17" calcext:value-type="float">
            <text:p>26.17</text:p>
          </table:table-cell>
          <table:table-cell office:value-type="float" office:value="0.03108" calcext:value-type="float">
            <text:p>0.03108</text:p>
          </table:table-cell>
          <table:table-cell table:formula="of:=[.R45]+[.AD46]" office:value-type="float" office:value="1924.857" calcext:value-type="float">
            <text:p>1924.857</text:p>
          </table:table-cell>
          <table:table-cell office:value-type="float" office:value="0.0001748" calcext:value-type="float">
            <text:p>0.0001748</text:p>
          </table:table-cell>
          <table:table-cell office:value-type="float" office:value="0.00000001816" calcext:value-type="float">
            <text:p>1.816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6]-[.V46])/[.V46]))" office:value-type="float" office:value="-58.4060453671356" calcext:value-type="float">
            <text:p>-58.4060453671356</text:p>
          </table:table-cell>
          <table:table-cell/>
          <table:table-cell table:formula="of:=10^([.B46]/20)" office:value-type="float" office:value="0.000477926736950504" calcext:value-type="float">
            <text:p>0.000477926736951</text:p>
          </table:table-cell>
          <table:table-cell table:formula="of:=10^([.D46]/20)" office:value-type="float" office:value="0.999999884981416" calcext:value-type="float">
            <text:p>0.999999884981416</text:p>
          </table:table-cell>
          <table:table-cell table:formula="of:==20*LOG10(ABS(1-[.Y46]^2-[.Z46]^2))" office:value-type="float" office:value="-175.792615063347" calcext:value-type="float">
            <text:p>-175.792615063347</text:p>
          </table:table-cell>
          <table:table-cell table:formula="of:=20*LOG10(ABS(1-[.Z46]))" office:value-type="float" office:value="-138.784639642134" calcext:value-type="float">
            <text:p>-138.784639642134</text:p>
          </table:table-cell>
          <table:table-cell/>
          <table:table-cell office:value-type="float" office:value="459.7" calcext:value-type="float">
            <text:p>459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0.8614104687981" calcext:value-type="float">
            <text:p>-70.8614104687981</text:p>
          </table:table-cell>
          <table:table-cell office:value-type="float" office:value="-100.997515268727" calcext:value-type="float">
            <text:p>-100.997515268727</text:p>
          </table:table-cell>
          <table:table-cell office:value-type="float" office:value="0.000000441716449094324" calcext:value-type="float">
            <text:p>4.41716449094324E-07</text:p>
          </table:table-cell>
          <table:table-cell office:value-type="float" office:value="-20.7376813876643" calcext:value-type="float">
            <text:p>-20.7376813876643</text:p>
          </table:table-cell>
          <table:table-cell office:value-type="float" office:value="0.000000441716449094324" calcext:value-type="float">
            <text:p>4.41716449094324E-07</text:p>
          </table:table-cell>
          <table:table-cell office:value-type="float" office:value="-20.7376813876643" calcext:value-type="float">
            <text:p>-20.7376813876643</text:p>
          </table:table-cell>
          <table:table-cell office:value-type="float" office:value="-70.8748440008657" calcext:value-type="float">
            <text:p>-70.8748440008657</text:p>
          </table:table-cell>
          <table:table-cell office:value-type="float" office:value="-120.381957123546" calcext:value-type="float">
            <text:p>-120.38195712354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4341" calcext:value-type="float">
            <text:p>134341</text:p>
          </table:table-cell>
          <table:table-cell office:value-type="float" office:value="876180" calcext:value-type="float">
            <text:p>876180</text:p>
          </table:table-cell>
          <table:table-cell office:value-type="float" office:value="5.693" calcext:value-type="float">
            <text:p>5.693</text:p>
          </table:table-cell>
          <table:table-cell office:value-type="float" office:value="539.5" calcext:value-type="float">
            <text:p>539.5</text:p>
          </table:table-cell>
          <table:table-cell office:value-type="float" office:value="28.33" calcext:value-type="float">
            <text:p>28.33</text:p>
          </table:table-cell>
          <table:table-cell office:value-type="float" office:value="0.04065" calcext:value-type="float">
            <text:p>0.04065</text:p>
          </table:table-cell>
          <table:table-cell table:formula="of:=[.R46]+[.AD47]" office:value-type="float" office:value="2498.457" calcext:value-type="float">
            <text:p>2498.457</text:p>
          </table:table-cell>
          <table:table-cell office:value-type="float" office:value="0.0003064" calcext:value-type="float">
            <text:p>0.0003064</text:p>
          </table:table-cell>
          <table:table-cell office:value-type="float" office:value="0.00000001853" calcext:value-type="float">
            <text:p>1.853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7]-[.V47])/[.V47]))" office:value-type="float" office:value="-62.6047277689346" calcext:value-type="float">
            <text:p>-62.6047277689346</text:p>
          </table:table-cell>
          <table:table-cell/>
          <table:table-cell table:formula="of:=10^([.B47]/20)" office:value-type="float" office:value="0.000286371290462966" calcext:value-type="float">
            <text:p>0.000286371290463</text:p>
          </table:table-cell>
          <table:table-cell table:formula="of:=10^([.D47]/20)" office:value-type="float" office:value="1.00000005085449" calcext:value-type="float">
            <text:p>1.00000005085449</text:p>
          </table:table-cell>
          <table:table-cell table:formula="of:==20*LOG10(ABS(1-[.Y47]^2-[.Z47]^2))" office:value-type="float" office:value="-134.716989823167" calcext:value-type="float">
            <text:p>-134.716989823167</text:p>
          </table:table-cell>
          <table:table-cell table:formula="of:=20*LOG10(ABS(1-[.Z47]))" office:value-type="float" office:value="-145.873414473093" calcext:value-type="float">
            <text:p>-145.873414473093</text:p>
          </table:table-cell>
          <table:table-cell/>
          <table:table-cell office:value-type="float" office:value="573.6" calcext:value-type="float">
            <text:p>573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2.1396353916266" calcext:value-type="float">
            <text:p>-72.1396353916266</text:p>
          </table:table-cell>
          <table:table-cell office:value-type="float" office:value="-91.7556705175879" calcext:value-type="float">
            <text:p>-91.7556705175879</text:p>
          </table:table-cell>
          <table:table-cell office:value-type="float" office:value="0.000000363244526935043" calcext:value-type="float">
            <text:p>3.63244526935043E-07</text:p>
          </table:table-cell>
          <table:table-cell office:value-type="float" office:value="-20.7396845682383" calcext:value-type="float">
            <text:p>-20.7396845682383</text:p>
          </table:table-cell>
          <table:table-cell office:value-type="float" office:value="0.000000363244526935043" calcext:value-type="float">
            <text:p>3.63244526935043E-07</text:p>
          </table:table-cell>
          <table:table-cell office:value-type="float" office:value="-20.7396845682383" calcext:value-type="float">
            <text:p>-20.7396845682383</text:p>
          </table:table-cell>
          <table:table-cell office:value-type="float" office:value="-72.1628496611873" calcext:value-type="float">
            <text:p>-72.1628496611873</text:p>
          </table:table-cell>
          <table:table-cell office:value-type="float" office:value="-129.639139029857" calcext:value-type="float">
            <text:p>-129.6391390298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5801" calcext:value-type="float">
            <text:p>165801</text:p>
          </table:table-cell>
          <table:table-cell office:value-type="float" office:value="1078546" calcext:value-type="float">
            <text:p>1078546</text:p>
          </table:table-cell>
          <table:table-cell office:value-type="float" office:value="6.91" calcext:value-type="float">
            <text:p>6.91</text:p>
          </table:table-cell>
          <table:table-cell office:value-type="float" office:value="768.2" calcext:value-type="float">
            <text:p>768.2</text:p>
          </table:table-cell>
          <table:table-cell office:value-type="float" office:value="36.56" calcext:value-type="float">
            <text:p>36.56</text:p>
          </table:table-cell>
          <table:table-cell office:value-type="float" office:value="0.0002923" calcext:value-type="float">
            <text:p>0.0002923</text:p>
          </table:table-cell>
          <table:table-cell table:formula="of:=[.R47]+[.AD48]" office:value-type="float" office:value="3310.057" calcext:value-type="float">
            <text:p>3310.057</text:p>
          </table:table-cell>
          <table:table-cell office:value-type="float" office:value="0.00006791" calcext:value-type="float">
            <text:p>6.791E-05</text:p>
          </table:table-cell>
          <table:table-cell office:value-type="float" office:value="0.0000000164" calcext:value-type="float">
            <text:p>1.64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8]-[.V48])/[.V48]))" office:value-type="float" office:value="-63.8171285882761" calcext:value-type="float">
            <text:p>-63.8171285882761</text:p>
          </table:table-cell>
          <table:table-cell/>
          <table:table-cell table:formula="of:=10^([.B48]/20)" office:value-type="float" office:value="0.00024718279029814" calcext:value-type="float">
            <text:p>0.000247182790298</text:p>
          </table:table-cell>
          <table:table-cell table:formula="of:=10^([.D48]/20)" office:value-type="float" office:value="1.00000004182007" calcext:value-type="float">
            <text:p>1.00000004182007</text:p>
          </table:table-cell>
          <table:table-cell table:formula="of:==20*LOG10(ABS(1-[.Y48]^2-[.Z48]^2))" office:value-type="float" office:value="-136.78825992214" calcext:value-type="float">
            <text:p>-136.78825992214</text:p>
          </table:table-cell>
          <table:table-cell table:formula="of:=20*LOG10(ABS(1-[.Z48]))" office:value-type="float" office:value="-147.572304369007" calcext:value-type="float">
            <text:p>-147.572304369007</text:p>
          </table:table-cell>
          <table:table-cell/>
          <table:table-cell office:value-type="float" office:value="811.6" calcext:value-type="float">
            <text:p>811.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8"/>
        </table:table-row>
      </table:table>
      <table:table table:name="3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6"/>
          <table:table-cell office:value-type="string" calcext:value-type="string">
            <text:p>cummula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  <table:table-cell/>
          <table:table-cell office:value-type="string" calcext:value-type="string">
            <text:p>iteration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DOF count</text:p>
          </table:table-cell>
          <table:table-cell office:value-type="string" calcext:value-type="string">
            <text:p>setup, s</text:p>
          </table:table-cell>
          <table:table-cell office:value-type="string" calcext:value-type="string">
            <text:p>solve, s</text:p>
          </table:table-cell>
          <table:table-cell office:value-type="string" calcext:value-type="string">
            <text:p>mesh, s</text:p>
          </table:table-cell>
          <table:table-cell office:value-type="string" calcext:value-type="string">
            <text:p>refine, s</text:p>
          </table:table-cell>
          <table:table-cell office:value-type="string" calcext:value-type="string">
            <text:p>run time, 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  <table:table-cell/>
          <table:table-cell office:value-type="string" calcext:value-type="string">
            <text:p>run time, s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.8863190682996" calcext:value-type="float">
            <text:p>-11.8863190682996</text:p>
          </table:table-cell>
          <table:table-cell office:value-type="float" office:value="-82.6945877673469" calcext:value-type="float">
            <text:p>-82.6945877673469</text:p>
          </table:table-cell>
          <table:table-cell office:value-type="float" office:value="-0.284072378266024" calcext:value-type="float">
            <text:p>-0.284072378266024</text:p>
          </table:table-cell>
          <table:table-cell office:value-type="float" office:value="7.0914101039049" calcext:value-type="float">
            <text:p>7.0914101039049</text:p>
          </table:table-cell>
          <table:table-cell office:value-type="float" office:value="-0.284072378266024" calcext:value-type="float">
            <text:p>-0.284072378266024</text:p>
          </table:table-cell>
          <table:table-cell office:value-type="float" office:value="7.0914101039049" calcext:value-type="float">
            <text:p>7.0914101039049</text:p>
          </table:table-cell>
          <table:table-cell office:value-type="float" office:value="-11.8863190682998" calcext:value-type="float">
            <text:p>-11.8863190682998</text:p>
          </table:table-cell>
          <table:table-cell office:value-type="float" office:value="-82.6945877674131" calcext:value-type="float">
            <text:p>-82.6945877674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35" calcext:value-type="float">
            <text:p>735</text:p>
          </table:table-cell>
          <table:table-cell office:value-type="float" office:value="1.944" calcext:value-type="float">
            <text:p>1.944</text:p>
          </table:table-cell>
          <table:table-cell office:value-type="float" office:value="0.09268" calcext:value-type="float">
            <text:p>0.09268</text:p>
          </table:table-cell>
          <table:table-cell office:value-type="float" office:value="0.04866" calcext:value-type="float">
            <text:p>0.04866</text:p>
          </table:table-cell>
          <table:table-cell office:value-type="float" office:value="0.0001289" calcext:value-type="float">
            <text:p>0.0001289</text:p>
          </table:table-cell>
          <table:table-cell table:formula="of:=[.AD9]" office:value-type="float" office:value="2.085" calcext:value-type="float">
            <text:p>2.085</text:p>
          </table:table-cell>
          <table:table-cell office:value-type="float" office:value="0.00001737" calcext:value-type="float">
            <text:p>1.737E-05</text:p>
          </table:table-cell>
          <table:table-cell table:number-columns-repeated="2"/>
          <table:table-cell office:value-type="float" office:value="-20.753057470156" calcext:value-type="float">
            <text:p>-20.753057470156</text:p>
          </table:table-cell>
          <table:table-cell table:formula="of:=20*LOG10(ABS(([.E9]-[.V9])/[.V9]))" office:value-type="float" office:value="2.55313658471039" calcext:value-type="float">
            <text:p>2.55313658471039</text:p>
          </table:table-cell>
          <table:table-cell/>
          <table:table-cell table:formula="of:=10^([.B9]/20)" office:value-type="float" office:value="0.254497808288442" calcext:value-type="float">
            <text:p>0.254497808288442</text:p>
          </table:table-cell>
          <table:table-cell table:formula="of:=10^([.D9]/20)" office:value-type="float" office:value="0.967823985716826" calcext:value-type="float">
            <text:p>0.967823985716826</text:p>
          </table:table-cell>
          <table:table-cell table:formula="of:==20*LOG10(ABS(1-[.Y9]^2-[.Z9]^2))" office:value-type="float" office:value="-56.7582647150443" calcext:value-type="float">
            <text:p>-56.7582647150443</text:p>
          </table:table-cell>
          <table:table-cell table:formula="of:=20*LOG10(ABS(1-[.Z9]))" office:value-type="float" office:value="-29.8493550792144" calcext:value-type="float">
            <text:p>-29.8493550792144</text:p>
          </table:table-cell>
          <table:table-cell/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.7699226356393" calcext:value-type="float">
            <text:p>-16.7699226356393</text:p>
          </table:table-cell>
          <table:table-cell office:value-type="float" office:value="-93.8859722796203" calcext:value-type="float">
            <text:p>-93.8859722796203</text:p>
          </table:table-cell>
          <table:table-cell office:value-type="float" office:value="-0.0845007856606352" calcext:value-type="float">
            <text:p>-0.084500785660635</text:p>
          </table:table-cell>
          <table:table-cell office:value-type="float" office:value="-5.05160942158204" calcext:value-type="float">
            <text:p>-5.05160942158204</text:p>
          </table:table-cell>
          <table:table-cell office:value-type="float" office:value="-0.0845007856606352" calcext:value-type="float">
            <text:p>-0.084500785660635</text:p>
          </table:table-cell>
          <table:table-cell office:value-type="float" office:value="-5.05160942158204" calcext:value-type="float">
            <text:p>-5.05160942158204</text:p>
          </table:table-cell>
          <table:table-cell office:value-type="float" office:value="-16.7446276067034" calcext:value-type="float">
            <text:p>-16.7446276067034</text:p>
          </table:table-cell>
          <table:table-cell office:value-type="float" office:value="-95.6860191019781" calcext:value-type="float">
            <text:p>-95.68601910197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773" calcext:value-type="float">
            <text:p>1773</text:p>
          </table:table-cell>
          <table:table-cell office:value-type="float" office:value="1.796" calcext:value-type="float">
            <text:p>1.796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0003701" calcext:value-type="float">
            <text:p>0.0003701</text:p>
          </table:table-cell>
          <table:table-cell table:formula="of:=[.R9]+[.AD10]" office:value-type="float" office:value="4.274" calcext:value-type="float">
            <text:p>4.274</text:p>
          </table:table-cell>
          <table:table-cell office:value-type="float" office:value="0.239" calcext:value-type="float">
            <text:p>0.239</text:p>
          </table:table-cell>
          <table:table-cell office:value-type="float" office:value="0.00003227" calcext:value-type="float">
            <text:p>3.227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V10])/[.V10]))" office:value-type="float" office:value="-2.42284764316197" calcext:value-type="float">
            <text:p>-2.42284764316197</text:p>
          </table:table-cell>
          <table:table-cell/>
          <table:table-cell table:formula="of:=10^([.B10]/20)" office:value-type="float" office:value="0.145045369329518" calcext:value-type="float">
            <text:p>0.145045369329518</text:p>
          </table:table-cell>
          <table:table-cell table:formula="of:=10^([.D10]/20)" office:value-type="float" office:value="0.990318656422041" calcext:value-type="float">
            <text:p>0.990318656422041</text:p>
          </table:table-cell>
          <table:table-cell table:formula="of:==20*LOG10(ABS(1-[.Y10]^2-[.Z10]^2))" office:value-type="float" office:value="-55.0444593167292" calcext:value-type="float">
            <text:p>-55.0444593167292</text:p>
          </table:table-cell>
          <table:table-cell table:formula="of:=20*LOG10(ABS(1-[.Z10]))" office:value-type="float" office:value="-40.2812873414313" calcext:value-type="float">
            <text:p>-40.2812873414313</text:p>
          </table:table-cell>
          <table:table-cell/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1.2274901287362" calcext:value-type="float">
            <text:p>-31.2274901287362</text:p>
          </table:table-cell>
          <table:table-cell office:value-type="float" office:value="-128.501950781962" calcext:value-type="float">
            <text:p>-128.501950781962</text:p>
          </table:table-cell>
          <table:table-cell office:value-type="float" office:value="0.00193777779880536" calcext:value-type="float">
            <text:p>0.001937777798805</text:p>
          </table:table-cell>
          <table:table-cell office:value-type="float" office:value="-16.2279695786172" calcext:value-type="float">
            <text:p>-16.2279695786172</text:p>
          </table:table-cell>
          <table:table-cell office:value-type="float" office:value="0.00193777779880536" calcext:value-type="float">
            <text:p>0.001937777798805</text:p>
          </table:table-cell>
          <table:table-cell office:value-type="float" office:value="-16.2279695786172" calcext:value-type="float">
            <text:p>-16.2279695786172</text:p>
          </table:table-cell>
          <table:table-cell office:value-type="float" office:value="-31.0856070117462" calcext:value-type="float">
            <text:p>-31.0856070117462</text:p>
          </table:table-cell>
          <table:table-cell office:value-type="float" office:value="-81.0696175591038" calcext:value-type="float">
            <text:p>-81.0696175591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637" calcext:value-type="float">
            <text:p>2637</text:p>
          </table:table-cell>
          <table:table-cell office:value-type="float" office:value="1.855" calcext:value-type="float">
            <text:p>1.855</text:p>
          </table:table-cell>
          <table:table-cell office:value-type="float" office:value="0.3411" calcext:value-type="float">
            <text:p>0.3411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0003891" calcext:value-type="float">
            <text:p>0.0003891</text:p>
          </table:table-cell>
          <table:table-cell table:formula="of:=[.R10]+[.AD11]" office:value-type="float" office:value="6.643" calcext:value-type="float">
            <text:p>6.643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2484" calcext:value-type="float">
            <text:p>2.484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V11])/[.V11]))" office:value-type="float" office:value="-13.2291013948433" calcext:value-type="float">
            <text:p>-13.2291013948433</text:p>
          </table:table-cell>
          <table:table-cell/>
          <table:table-cell table:formula="of:=10^([.B11]/20)" office:value-type="float" office:value="0.027455255748606" calcext:value-type="float">
            <text:p>0.027455255748606</text:p>
          </table:table-cell>
          <table:table-cell table:formula="of:=10^([.D11]/20)" office:value-type="float" office:value="1.00022311980117" calcext:value-type="float">
            <text:p>1.00022311980117</text:p>
          </table:table-cell>
          <table:table-cell table:formula="of:==20*LOG10(ABS(1-[.Y11]^2-[.Z11]^2))" office:value-type="float" office:value="-58.4157927602235" calcext:value-type="float">
            <text:p>-58.4157927602235</text:p>
          </table:table-cell>
          <table:table-cell table:formula="of:=20*LOG10(ABS(1-[.Z11]))" office:value-type="float" office:value="-73.0292377149797" calcext:value-type="float">
            <text:p>-73.0292377149797</text:p>
          </table:table-cell>
          <table:table-cell/>
          <table:table-cell office:value-type="float" office:value="2.369" calcext:value-type="float">
            <text:p>2.36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6.9106114515915" calcext:value-type="float">
            <text:p>-36.9106114515915</text:p>
          </table:table-cell>
          <table:table-cell office:value-type="float" office:value="-143.465054124936" calcext:value-type="float">
            <text:p>-143.465054124936</text:p>
          </table:table-cell>
          <table:table-cell office:value-type="float" office:value="0.0043616746094483" calcext:value-type="float">
            <text:p>0.004361674609448</text:p>
          </table:table-cell>
          <table:table-cell office:value-type="float" office:value="-17.0740887956577" calcext:value-type="float">
            <text:p>-17.0740887956577</text:p>
          </table:table-cell>
          <table:table-cell office:value-type="float" office:value="0.0043616746094483" calcext:value-type="float">
            <text:p>0.004361674609448</text:p>
          </table:table-cell>
          <table:table-cell office:value-type="float" office:value="-17.0740887956577" calcext:value-type="float">
            <text:p>-17.0740887956577</text:p>
          </table:table-cell>
          <table:table-cell office:value-type="float" office:value="-36.46294677743" calcext:value-type="float">
            <text:p>-36.46294677743</text:p>
          </table:table-cell>
          <table:table-cell office:value-type="float" office:value="-66.1657754747616" calcext:value-type="float">
            <text:p>-66.16577547476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3480" calcext:value-type="float">
            <text:p>3480</text:p>
          </table:table-cell>
          <table:table-cell office:value-type="float" office:value="1.834" calcext:value-type="float">
            <text:p>1.834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0003725" calcext:value-type="float">
            <text:p>0.0003725</text:p>
          </table:table-cell>
          <table:table-cell table:formula="of:=[.R11]+[.AD12]" office:value-type="float" office:value="9.274" calcext:value-type="float">
            <text:p>9.274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000177" calcext:value-type="float">
            <text:p>1.77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V12])/[.V12]))" office:value-type="float" office:value="-15.027119976042" calcext:value-type="float">
            <text:p>-15.027119976042</text:p>
          </table:table-cell>
          <table:table-cell/>
          <table:table-cell table:formula="of:=10^([.B12]/20)" office:value-type="float" office:value="0.0142714936107075" calcext:value-type="float">
            <text:p>0.014271493610708</text:p>
          </table:table-cell>
          <table:table-cell table:formula="of:=10^([.D12]/20)" office:value-type="float" office:value="1.00050228244842" calcext:value-type="float">
            <text:p>1.00050228244842</text:p>
          </table:table-cell>
          <table:table-cell table:formula="of:==20*LOG10(ABS(1-[.Y12]^2-[.Z12]^2))" office:value-type="float" office:value="-58.3551192695271" calcext:value-type="float">
            <text:p>-58.3551192695271</text:p>
          </table:table-cell>
          <table:table-cell table:formula="of:=20*LOG10(ABS(1-[.Z12]))" office:value-type="float" office:value="-65.9810399482385" calcext:value-type="float">
            <text:p>-65.9810399482385</text:p>
          </table:table-cell>
          <table:table-cell/>
          <table:table-cell office:value-type="float" office:value="2.631" calcext:value-type="float">
            <text:p>2.63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6.0842611158185" calcext:value-type="float">
            <text:p>-46.0842611158185</text:p>
          </table:table-cell>
          <table:table-cell office:value-type="float" office:value="162.513373000001" calcext:value-type="float">
            <text:p>162.513373000001</text:p>
          </table:table-cell>
          <table:table-cell office:value-type="float" office:value="0.00119194053243987" calcext:value-type="float">
            <text:p>0.00119194053244</text:p>
          </table:table-cell>
          <table:table-cell office:value-type="float" office:value="-19.7520813427883" calcext:value-type="float">
            <text:p>-19.7520813427883</text:p>
          </table:table-cell>
          <table:table-cell office:value-type="float" office:value="0.00119194053243987" calcext:value-type="float">
            <text:p>0.00119194053244</text:p>
          </table:table-cell>
          <table:table-cell office:value-type="float" office:value="-19.7520813427883" calcext:value-type="float">
            <text:p>-19.7520813427883</text:p>
          </table:table-cell>
          <table:table-cell office:value-type="float" office:value="-45.4856029387275" calcext:value-type="float">
            <text:p>-45.4856029387275</text:p>
          </table:table-cell>
          <table:table-cell office:value-type="float" office:value="-21.260012337412" calcext:value-type="float">
            <text:p>-21.2600123374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4542" calcext:value-type="float">
            <text:p>4542</text:p>
          </table:table-cell>
          <table:table-cell office:value-type="float" office:value="1.893" calcext:value-type="float">
            <text:p>1.893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2272" calcext:value-type="float">
            <text:p>0.2272</text:p>
          </table:table-cell>
          <table:table-cell office:value-type="float" office:value="0.0003672" calcext:value-type="float">
            <text:p>0.0003672</text:p>
          </table:table-cell>
          <table:table-cell table:formula="of:=[.R12]+[.AD13]" office:value-type="float" office:value="12.053" calcext:value-type="float">
            <text:p>12.053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0.000004792" calcext:value-type="float">
            <text:p>4.792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V13])/[.V13]))" office:value-type="float" office:value="-26.3331673755785" calcext:value-type="float">
            <text:p>-26.3331673755785</text:p>
          </table:table-cell>
          <table:table-cell/>
          <table:table-cell table:formula="of:=10^([.B13]/20)" office:value-type="float" office:value="0.00496348763389222" calcext:value-type="float">
            <text:p>0.004963487633892</text:p>
          </table:table-cell>
          <table:table-cell table:formula="of:=10^([.D13]/20)" office:value-type="float" office:value="1.00013723664117" calcext:value-type="float">
            <text:p>1.00013723664117</text:p>
          </table:table-cell>
          <table:table-cell table:formula="of:==20*LOG10(ABS(1-[.Y13]^2-[.Z13]^2))" office:value-type="float" office:value="-70.4828491965952" calcext:value-type="float">
            <text:p>-70.4828491965952</text:p>
          </table:table-cell>
          <table:table-cell table:formula="of:=20*LOG10(ABS(1-[.Z13]))" office:value-type="float" office:value="-77.2505983943505" calcext:value-type="float">
            <text:p>-77.2505983943505</text:p>
          </table:table-cell>
          <table:table-cell/>
          <table:table-cell office:value-type="float" office:value="2.779" calcext:value-type="float">
            <text:p>2.77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6.9958079184735" calcext:value-type="float">
            <text:p>-56.9958079184735</text:p>
          </table:table-cell>
          <table:table-cell office:value-type="float" office:value="-8.5339239426276" calcext:value-type="float">
            <text:p>-8.5339239426276</text:p>
          </table:table-cell>
          <table:table-cell office:value-type="float" office:value="0.00130172570737335" calcext:value-type="float">
            <text:p>0.001301725707373</text:p>
          </table:table-cell>
          <table:table-cell office:value-type="float" office:value="-20.1339519417461" calcext:value-type="float">
            <text:p>-20.1339519417461</text:p>
          </table:table-cell>
          <table:table-cell office:value-type="float" office:value="0.00130172570737335" calcext:value-type="float">
            <text:p>0.001301725707373</text:p>
          </table:table-cell>
          <table:table-cell office:value-type="float" office:value="-20.1339519417461" calcext:value-type="float">
            <text:p>-20.1339519417461</text:p>
          </table:table-cell>
          <table:table-cell office:value-type="float" office:value="-59.3012654218292" calcext:value-type="float">
            <text:p>-59.3012654218292</text:p>
          </table:table-cell>
          <table:table-cell office:value-type="float" office:value="141.566938402079" calcext:value-type="float">
            <text:p>141.5669384020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office:value-type="float" office:value="5103" calcext:value-type="float">
            <text:p>5103</text:p>
          </table:table-cell>
          <table:table-cell office:value-type="float" office:value="1.884" calcext:value-type="float">
            <text:p>1.884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0004171" calcext:value-type="float">
            <text:p>0.0004171</text:p>
          </table:table-cell>
          <table:table-cell table:formula="of:=[.R13]+[.AD14]" office:value-type="float" office:value="14.894" calcext:value-type="float">
            <text:p>14.894</text:p>
          </table:table-cell>
          <table:table-cell office:value-type="float" office:value="0.009214" calcext:value-type="float">
            <text:p>0.009214</text:p>
          </table:table-cell>
          <table:table-cell office:value-type="float" office:value="0.000003488" calcext:value-type="float">
            <text:p>3.488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V14])/[.V14]))" office:value-type="float" office:value="-30.5063481320348" calcext:value-type="float">
            <text:p>-30.5063481320348</text:p>
          </table:table-cell>
          <table:table-cell/>
          <table:table-cell table:formula="of:=10^([.B14]/20)" office:value-type="float" office:value="0.00141321944388314" calcext:value-type="float">
            <text:p>0.001413219443883</text:p>
          </table:table-cell>
          <table:table-cell table:formula="of:=10^([.D14]/20)" office:value-type="float" office:value="1.00014987794102" calcext:value-type="float">
            <text:p>1.00014987794102</text:p>
          </table:table-cell>
          <table:table-cell table:formula="of:==20*LOG10(ABS(1-[.Y14]^2-[.Z14]^2))" office:value-type="float" office:value="-70.4063194396617" calcext:value-type="float">
            <text:p>-70.4063194396617</text:p>
          </table:table-cell>
          <table:table-cell table:formula="of:=20*LOG10(ABS(1-[.Z14]))" office:value-type="float" office:value="-76.4852456347224" calcext:value-type="float">
            <text:p>-76.4852456347224</text:p>
          </table:table-cell>
          <table:table-cell/>
          <table:table-cell office:value-type="float" office:value="2.841" calcext:value-type="float">
            <text:p>2.84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1.0273365827201" calcext:value-type="float">
            <text:p>-51.0273365827201</text:p>
          </table:table-cell>
          <table:table-cell office:value-type="float" office:value="-57.6164777930865" calcext:value-type="float">
            <text:p>-57.6164777930865</text:p>
          </table:table-cell>
          <table:table-cell office:value-type="float" office:value="0.00127663285608323" calcext:value-type="float">
            <text:p>0.001276632856083</text:p>
          </table:table-cell>
          <table:table-cell office:value-type="float" office:value="-20.2527206544066" calcext:value-type="float">
            <text:p>-20.2527206544066</text:p>
          </table:table-cell>
          <table:table-cell office:value-type="float" office:value="0.00127663285608323" calcext:value-type="float">
            <text:p>0.001276632856083</text:p>
          </table:table-cell>
          <table:table-cell office:value-type="float" office:value="-20.2527206544066" calcext:value-type="float">
            <text:p>-20.2527206544066</text:p>
          </table:table-cell>
          <table:table-cell office:value-type="float" office:value="-52.0449314619706" calcext:value-type="float">
            <text:p>-52.0449314619706</text:p>
          </table:table-cell>
          <table:table-cell office:value-type="float" office:value="-158.968905426078" calcext:value-type="float">
            <text:p>-158.9689054260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office:value-type="float" office:value="6540" calcext:value-type="float">
            <text:p>6540</text:p>
          </table:table-cell>
          <table:table-cell office:value-type="float" office:value="1.876" calcext:value-type="float">
            <text:p>1.876</text:p>
          </table:table-cell>
          <table:table-cell office:value-type="float" office:value="1.105" calcext:value-type="float">
            <text:p>1.105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0003911" calcext:value-type="float">
            <text:p>0.0003911</text:p>
          </table:table-cell>
          <table:table-cell table:formula="of:=[.R14]+[.AD15]" office:value-type="float" office:value="18.354" calcext:value-type="float">
            <text:p>18.354</text:p>
          </table:table-cell>
          <table:table-cell office:value-type="float" office:value="0.002997" calcext:value-type="float">
            <text:p>0.002997</text:p>
          </table:table-cell>
          <table:table-cell office:value-type="float" office:value="0.000003354" calcext:value-type="float">
            <text:p>3.354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V15])/[.V15]))" office:value-type="float" office:value="-32.3563925690716" calcext:value-type="float">
            <text:p>-32.3563925690716</text:p>
          </table:table-cell>
          <table:table-cell/>
          <table:table-cell table:formula="of:=10^([.B15]/20)" office:value-type="float" office:value="0.00280952674624132" calcext:value-type="float">
            <text:p>0.002809526746241</text:p>
          </table:table-cell>
          <table:table-cell table:formula="of:=10^([.D15]/20)" office:value-type="float" office:value="1.00014698859095" calcext:value-type="float">
            <text:p>1.00014698859095</text:p>
          </table:table-cell>
          <table:table-cell table:formula="of:==20*LOG10(ABS(1-[.Y15]^2-[.Z15]^2))" office:value-type="float" office:value="-70.402961346473" calcext:value-type="float">
            <text:p>-70.402961346473</text:p>
          </table:table-cell>
          <table:table-cell table:formula="of:=20*LOG10(ABS(1-[.Z15]))" office:value-type="float" office:value="-76.6543274657452" calcext:value-type="float">
            <text:p>-76.6543274657452</text:p>
          </table:table-cell>
          <table:table-cell/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1.4012712932727" calcext:value-type="float">
            <text:p>-61.4012712932727</text:p>
          </table:table-cell>
          <table:table-cell office:value-type="float" office:value="-18.9796937997914" calcext:value-type="float">
            <text:p>-18.9796937997914</text:p>
          </table:table-cell>
          <table:table-cell office:value-type="float" office:value="0.00127579714765176" calcext:value-type="float">
            <text:p>0.001275797147652</text:p>
          </table:table-cell>
          <table:table-cell office:value-type="float" office:value="-20.4197810175173" calcext:value-type="float">
            <text:p>-20.4197810175173</text:p>
          </table:table-cell>
          <table:table-cell office:value-type="float" office:value="0.00127579714765176" calcext:value-type="float">
            <text:p>0.001275797147652</text:p>
          </table:table-cell>
          <table:table-cell office:value-type="float" office:value="-20.4197810175173" calcext:value-type="float">
            <text:p>-20.4197810175173</text:p>
          </table:table-cell>
          <table:table-cell office:value-type="float" office:value="-65.2346979988834" calcext:value-type="float">
            <text:p>-65.2346979988834</text:p>
          </table:table-cell>
          <table:table-cell office:value-type="float" office:value="151.660751542542" calcext:value-type="float">
            <text:p>151.6607515425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8" calcext:value-type="float">
            <text:p>358</text:p>
          </table:table-cell>
          <table:table-cell office:value-type="float" office:value="7401" calcext:value-type="float">
            <text:p>7401</text:p>
          </table:table-cell>
          <table:table-cell office:value-type="float" office:value="1.922" calcext:value-type="float">
            <text:p>1.922</text:p>
          </table:table-cell>
          <table:table-cell office:value-type="float" office:value="1.089" calcext:value-type="float">
            <text:p>1.089</text:p>
          </table:table-cell>
          <table:table-cell office:value-type="float" office:value="0.4821" calcext:value-type="float">
            <text:p>0.4821</text:p>
          </table:table-cell>
          <table:table-cell office:value-type="float" office:value="0.000437" calcext:value-type="float">
            <text:p>0.000437</text:p>
          </table:table-cell>
          <table:table-cell table:formula="of:=[.R15]+[.AD16]" office:value-type="float" office:value="21.847" calcext:value-type="float">
            <text:p>21.847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0002374" calcext:value-type="float">
            <text:p>2.374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V16])/[.V16]))" office:value-type="float" office:value="-35.8855491739701" calcext:value-type="float">
            <text:p>-35.8855491739701</text:p>
          </table:table-cell>
          <table:table-cell/>
          <table:table-cell table:formula="of:=10^([.B16]/20)" office:value-type="float" office:value="0.000851013472161904" calcext:value-type="float">
            <text:p>0.000851013472162</text:p>
          </table:table-cell>
          <table:table-cell table:formula="of:=10^([.D16]/20)" office:value-type="float" office:value="1.00014689236232" calcext:value-type="float">
            <text:p>1.00014689236232</text:p>
          </table:table-cell>
          <table:table-cell table:formula="of:==20*LOG10(ABS(1-[.Y16]^2-[.Z16]^2))" office:value-type="float" office:value="-70.6173937419167" calcext:value-type="float">
            <text:p>-70.6173937419167</text:p>
          </table:table-cell>
          <table:table-cell table:formula="of:=20*LOG10(ABS(1-[.Z16]))" office:value-type="float" office:value="-76.6600156959721" calcext:value-type="float">
            <text:p>-76.6600156959721</text:p>
          </table:table-cell>
          <table:table-cell/>
          <table:table-cell office:value-type="float" office:value="3.493" calcext:value-type="float">
            <text:p>3.49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3.6194745530979" calcext:value-type="float">
            <text:p>-53.6194745530979</text:p>
          </table:table-cell>
          <table:table-cell office:value-type="float" office:value="-138.387917392583" calcext:value-type="float">
            <text:p>-138.387917392583</text:p>
          </table:table-cell>
          <table:table-cell office:value-type="float" office:value="0.00125773158546151" calcext:value-type="float">
            <text:p>0.001257731585462</text:p>
          </table:table-cell>
          <table:table-cell office:value-type="float" office:value="-20.5565323758875" calcext:value-type="float">
            <text:p>-20.5565323758875</text:p>
          </table:table-cell>
          <table:table-cell office:value-type="float" office:value="0.00125773158546151" calcext:value-type="float">
            <text:p>0.001257731585462</text:p>
          </table:table-cell>
          <table:table-cell office:value-type="float" office:value="-20.5565323758875" calcext:value-type="float">
            <text:p>-20.5565323758875</text:p>
          </table:table-cell>
          <table:table-cell office:value-type="float" office:value="-53.1472144524727" calcext:value-type="float">
            <text:p>-53.1472144524727</text:p>
          </table:table-cell>
          <table:table-cell office:value-type="float" office:value="-74.9488806890348" calcext:value-type="float">
            <text:p>-74.94888068903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5" calcext:value-type="float">
            <text:p>475</text:p>
          </table:table-cell>
          <table:table-cell office:value-type="float" office:value="9615" calcext:value-type="float">
            <text:p>9615</text:p>
          </table:table-cell>
          <table:table-cell office:value-type="float" office:value="1.909" calcext:value-type="float">
            <text:p>1.909</text:p>
          </table:table-cell>
          <table:table-cell office:value-type="float" office:value="1.718" calcext:value-type="float">
            <text:p>1.718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000414" calcext:value-type="float">
            <text:p>0.000414</text:p>
          </table:table-cell>
          <table:table-cell table:formula="of:=[.R16]+[.AD17]" office:value-type="float" office:value="26.01" calcext:value-type="float">
            <text:p>26.01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0001687" calcext:value-type="float">
            <text:p>1.687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V17])/[.V17]))" office:value-type="float" office:value="-40.4732815094185" calcext:value-type="float">
            <text:p>-40.4732815094185</text:p>
          </table:table-cell>
          <table:table-cell/>
          <table:table-cell table:formula="of:=10^([.B17]/20)" office:value-type="float" office:value="0.00208461698674961" calcext:value-type="float">
            <text:p>0.00208461698675</text:p>
          </table:table-cell>
          <table:table-cell table:formula="of:=10^([.D17]/20)" office:value-type="float" office:value="1.00014481218426" calcext:value-type="float">
            <text:p>1.00014481218426</text:p>
          </table:table-cell>
          <table:table-cell table:formula="of:==20*LOG10(ABS(1-[.Y17]^2-[.Z17]^2))" office:value-type="float" office:value="-70.6333202635637" calcext:value-type="float">
            <text:p>-70.6333202635637</text:p>
          </table:table-cell>
          <table:table-cell table:formula="of:=20*LOG10(ABS(1-[.Z17]))" office:value-type="float" office:value="-76.7838979157567" calcext:value-type="float">
            <text:p>-76.7838979157567</text:p>
          </table:table-cell>
          <table:table-cell/>
          <table:table-cell office:value-type="float" office:value="4.163" calcext:value-type="float">
            <text:p>4.1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0.1504435627276" calcext:value-type="float">
            <text:p>-50.1504435627276</text:p>
          </table:table-cell>
          <table:table-cell office:value-type="float" office:value="-84.7332590782598" calcext:value-type="float">
            <text:p>-84.7332590782598</text:p>
          </table:table-cell>
          <table:table-cell office:value-type="float" office:value="0.00110189043472171" calcext:value-type="float">
            <text:p>0.001101890434722</text:p>
          </table:table-cell>
          <table:table-cell office:value-type="float" office:value="-20.7214422591393" calcext:value-type="float">
            <text:p>-20.7214422591393</text:p>
          </table:table-cell>
          <table:table-cell office:value-type="float" office:value="0.00110189043472171" calcext:value-type="float">
            <text:p>0.001101890434722</text:p>
          </table:table-cell>
          <table:table-cell office:value-type="float" office:value="-20.7214422591393" calcext:value-type="float">
            <text:p>-20.7214422591393</text:p>
          </table:table-cell>
          <table:table-cell office:value-type="float" office:value="-50.4789473712447" calcext:value-type="float">
            <text:p>-50.4789473712447</text:p>
          </table:table-cell>
          <table:table-cell office:value-type="float" office:value="-133.025702255423" calcext:value-type="float">
            <text:p>-133.0257022554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2" calcext:value-type="float">
            <text:p>552</text:p>
          </table:table-cell>
          <table:table-cell office:value-type="float" office:value="11181" calcext:value-type="float">
            <text:p>11181</text:p>
          </table:table-cell>
          <table:table-cell office:value-type="float" office:value="1.986" calcext:value-type="float">
            <text:p>1.986</text:p>
          </table:table-cell>
          <table:table-cell office:value-type="float" office:value="1.55" calcext:value-type="float">
            <text:p>1.55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0004591" calcext:value-type="float">
            <text:p>0.0004591</text:p>
          </table:table-cell>
          <table:table-cell table:formula="of:=[.R17]+[.AD18]" office:value-type="float" office:value="30.147" calcext:value-type="float">
            <text:p>30.147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01509" calcext:value-type="float">
            <text:p>1.509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V18])/[.V18]))" office:value-type="float" office:value="-56.343720077377" calcext:value-type="float">
            <text:p>-56.343720077377</text:p>
          </table:table-cell>
          <table:table-cell/>
          <table:table-cell table:formula="of:=10^([.B18]/20)" office:value-type="float" office:value="0.00310797718347237" calcext:value-type="float">
            <text:p>0.003107977183472</text:p>
          </table:table-cell>
          <table:table-cell table:formula="of:=10^([.D18]/20)" office:value-type="float" office:value="1.0001268678715" calcext:value-type="float">
            <text:p>1.0001268678715</text:p>
          </table:table-cell>
          <table:table-cell table:formula="of:==20*LOG10(ABS(1-[.Y18]^2-[.Z18]^2))" office:value-type="float" office:value="-71.5873099667566" calcext:value-type="float">
            <text:p>-71.5873099667566</text:p>
          </table:table-cell>
          <table:table-cell table:formula="of:=20*LOG10(ABS(1-[.Z18]))" office:value-type="float" office:value="-77.9329669269969" calcext:value-type="float">
            <text:p>-77.9329669269969</text:p>
          </table:table-cell>
          <table:table-cell/>
          <table:table-cell office:value-type="float" office:value="4.137" calcext:value-type="float">
            <text:p>4.13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9.5710346363967" calcext:value-type="float">
            <text:p>-49.5710346363967</text:p>
          </table:table-cell>
          <table:table-cell office:value-type="float" office:value="-74.8093662805491" calcext:value-type="float">
            <text:p>-74.8093662805491</text:p>
          </table:table-cell>
          <table:table-cell office:value-type="float" office:value="0.000727665575879138" calcext:value-type="float">
            <text:p>0.000727665575879</text:p>
          </table:table-cell>
          <table:table-cell office:value-type="float" office:value="-20.7336919451117" calcext:value-type="float">
            <text:p>-20.7336919451117</text:p>
          </table:table-cell>
          <table:table-cell office:value-type="float" office:value="0.000727665575879138" calcext:value-type="float">
            <text:p>0.000727665575879</text:p>
          </table:table-cell>
          <table:table-cell office:value-type="float" office:value="-20.7336919451117" calcext:value-type="float">
            <text:p>-20.7336919451117</text:p>
          </table:table-cell>
          <table:table-cell office:value-type="float" office:value="-49.9978869697091" calcext:value-type="float">
            <text:p>-49.9978869697091</text:p>
          </table:table-cell>
          <table:table-cell office:value-type="float" office:value="-145.31901364392" calcext:value-type="float">
            <text:p>-145.3190136439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4" calcext:value-type="float">
            <text:p>684</text:p>
          </table:table-cell>
          <table:table-cell office:value-type="float" office:value="13833" calcext:value-type="float">
            <text:p>13833</text:p>
          </table:table-cell>
          <table:table-cell office:value-type="float" office:value="2.055" calcext:value-type="float">
            <text:p>2.055</text:p>
          </table:table-cell>
          <table:table-cell office:value-type="float" office:value="1.991" calcext:value-type="float">
            <text:p>1.991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0004703" calcext:value-type="float">
            <text:p>0.0004703</text:p>
          </table:table-cell>
          <table:table-cell table:formula="of:=[.R18]+[.AD19]" office:value-type="float" office:value="35.041" calcext:value-type="float">
            <text:p>35.041</text:p>
          </table:table-cell>
          <table:table-cell office:value-type="float" office:value="0.0007146" calcext:value-type="float">
            <text:p>0.0007146</text:p>
          </table:table-cell>
          <table:table-cell office:value-type="float" office:value="0.000001524" calcext:value-type="float">
            <text:p>1.524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V19])/[.V19]))" office:value-type="float" office:value="-60.6010562505446" calcext:value-type="float">
            <text:p>-60.6010562505446</text:p>
          </table:table-cell>
          <table:table-cell/>
          <table:table-cell table:formula="of:=10^([.B19]/20)" office:value-type="float" office:value="0.00332237207781986" calcext:value-type="float">
            <text:p>0.00332237207782</text:p>
          </table:table-cell>
          <table:table-cell table:formula="of:=10^([.D19]/20)" office:value-type="float" office:value="1.00008377910466" calcext:value-type="float">
            <text:p>1.00008377910466</text:p>
          </table:table-cell>
          <table:table-cell table:formula="of:==20*LOG10(ABS(1-[.Y19]^2-[.Z19]^2))" office:value-type="float" office:value="-74.9622063124814" calcext:value-type="float">
            <text:p>-74.9622063124814</text:p>
          </table:table-cell>
          <table:table-cell table:formula="of:=20*LOG10(ABS(1-[.Z19]))" office:value-type="float" office:value="-81.5372857045126" calcext:value-type="float">
            <text:p>-81.5372857045126</text:p>
          </table:table-cell>
          <table:table-cell/>
          <table:table-cell office:value-type="float" office:value="4.894" calcext:value-type="float">
            <text:p>4.89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9.8257392258892" calcext:value-type="float">
            <text:p>-49.8257392258892</text:p>
          </table:table-cell>
          <table:table-cell office:value-type="float" office:value="-105.219904454759" calcext:value-type="float">
            <text:p>-105.219904454759</text:p>
          </table:table-cell>
          <table:table-cell office:value-type="float" office:value="0.00031068888343457" calcext:value-type="float">
            <text:p>0.000310688883435</text:p>
          </table:table-cell>
          <table:table-cell office:value-type="float" office:value="-20.8130314137646" calcext:value-type="float">
            <text:p>-20.8130314137646</text:p>
          </table:table-cell>
          <table:table-cell office:value-type="float" office:value="0.00031068888343457" calcext:value-type="float">
            <text:p>0.000310688883435</text:p>
          </table:table-cell>
          <table:table-cell office:value-type="float" office:value="-20.8130314137646" calcext:value-type="float">
            <text:p>-20.8130314137646</text:p>
          </table:table-cell>
          <table:table-cell office:value-type="float" office:value="-49.9449391488899" calcext:value-type="float">
            <text:p>-49.9449391488899</text:p>
          </table:table-cell>
          <table:table-cell office:value-type="float" office:value="-115.174982000646" calcext:value-type="float">
            <text:p>-115.1749820006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68" calcext:value-type="float">
            <text:p>868</text:p>
          </table:table-cell>
          <table:table-cell office:value-type="float" office:value="17466" calcext:value-type="float">
            <text:p>17466</text:p>
          </table:table-cell>
          <table:table-cell office:value-type="float" office:value="2.065" calcext:value-type="float">
            <text:p>2.065</text:p>
          </table:table-cell>
          <table:table-cell office:value-type="float" office:value="2.371" calcext:value-type="float">
            <text:p>2.371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0007893" calcext:value-type="float">
            <text:p>0.0007893</text:p>
          </table:table-cell>
          <table:table-cell table:formula="of:=[.R19]+[.AD20]" office:value-type="float" office:value="40.35" calcext:value-type="float">
            <text:p>40.35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000001316" calcext:value-type="float">
            <text:p>1.316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V20])/[.V20]))" office:value-type="float" office:value="-50.7823896354089" calcext:value-type="float">
            <text:p>-50.7823896354089</text:p>
          </table:table-cell>
          <table:table-cell/>
          <table:table-cell table:formula="of:=10^([.B20]/20)" office:value-type="float" office:value="0.00322636158980132" calcext:value-type="float">
            <text:p>0.003226361589801</text:p>
          </table:table-cell>
          <table:table-cell table:formula="of:=10^([.D20]/20)" office:value-type="float" office:value="1.00003577001931" calcext:value-type="float">
            <text:p>1.00003577001931</text:p>
          </table:table-cell>
          <table:table-cell table:formula="of:==20*LOG10(ABS(1-[.Y20]^2-[.Z20]^2))" office:value-type="float" office:value="-81.7289437639" calcext:value-type="float">
            <text:p>-81.7289437639</text:p>
          </table:table-cell>
          <table:table-cell table:formula="of:=20*LOG10(ABS(1-[.Z20]))" office:value-type="float" office:value="-88.9296165081335" calcext:value-type="float">
            <text:p>-88.9296165081335</text:p>
          </table:table-cell>
          <table:table-cell/>
          <table:table-cell office:value-type="float" office:value="5.309" calcext:value-type="float">
            <text:p>5.30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0.1054782056476" calcext:value-type="float">
            <text:p>-50.1054782056476</text:p>
          </table:table-cell>
          <table:table-cell office:value-type="float" office:value="-109.432449789265" calcext:value-type="float">
            <text:p>-109.432449789265</text:p>
          </table:table-cell>
          <table:table-cell office:value-type="float" office:value="0.00031341810477927" calcext:value-type="float">
            <text:p>0.000313418104779</text:p>
          </table:table-cell>
          <table:table-cell office:value-type="float" office:value="-20.8191060769453" calcext:value-type="float">
            <text:p>-20.8191060769453</text:p>
          </table:table-cell>
          <table:table-cell office:value-type="float" office:value="0.00031341810477927" calcext:value-type="float">
            <text:p>0.000313418104779</text:p>
          </table:table-cell>
          <table:table-cell office:value-type="float" office:value="-20.8191060769453" calcext:value-type="float">
            <text:p>-20.8191060769453</text:p>
          </table:table-cell>
          <table:table-cell office:value-type="float" office:value="-50.2053799081559" calcext:value-type="float">
            <text:p>-50.2053799081559</text:p>
          </table:table-cell>
          <table:table-cell office:value-type="float" office:value="-110.850960647917" calcext:value-type="float">
            <text:p>-110.8509606479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53" calcext:value-type="float">
            <text:p>1053</text:p>
          </table:table-cell>
          <table:table-cell office:value-type="float" office:value="21144" calcext:value-type="float">
            <text:p>21144</text:p>
          </table:table-cell>
          <table:table-cell office:value-type="float" office:value="2.115" calcext:value-type="float">
            <text:p>2.115</text:p>
          </table:table-cell>
          <table:table-cell office:value-type="float" office:value="2.809" calcext:value-type="float">
            <text:p>2.809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005974" calcext:value-type="float">
            <text:p>0.0005974</text:p>
          </table:table-cell>
          <table:table-cell table:formula="of:=[.R20]+[.AD21]" office:value-type="float" office:value="46.271" calcext:value-type="float">
            <text:p>46.271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001264" calcext:value-type="float">
            <text:p>1.264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V21])/[.V21]))" office:value-type="float" office:value="-49.9443685515585" calcext:value-type="float">
            <text:p>-49.9443685515585</text:p>
          </table:table-cell>
          <table:table-cell/>
          <table:table-cell table:formula="of:=10^([.B21]/20)" office:value-type="float" office:value="0.00312410836507207" calcext:value-type="float">
            <text:p>0.003124108365072</text:p>
          </table:table-cell>
          <table:table-cell table:formula="of:=10^([.D21]/20)" office:value-type="float" office:value="1.00003608424382" calcext:value-type="float">
            <text:p>1.00003608424382</text:p>
          </table:table-cell>
          <table:table-cell table:formula="of:==20*LOG10(ABS(1-[.Y21]^2-[.Z21]^2))" office:value-type="float" office:value="-81.7311575701676" calcext:value-type="float">
            <text:p>-81.7311575701676</text:p>
          </table:table-cell>
          <table:table-cell table:formula="of:=20*LOG10(ABS(1-[.Z21]))" office:value-type="float" office:value="-88.8536478271518" calcext:value-type="float">
            <text:p>-88.8536478271518</text:p>
          </table:table-cell>
          <table:table-cell/>
          <table:table-cell office:value-type="float" office:value="5.921" calcext:value-type="float">
            <text:p>5.92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9.55575485307" calcext:value-type="float">
            <text:p>-49.55575485307</text:p>
          </table:table-cell>
          <table:table-cell office:value-type="float" office:value="-109.098687985285" calcext:value-type="float">
            <text:p>-109.098687985285</text:p>
          </table:table-cell>
          <table:table-cell office:value-type="float" office:value="0.000307877201607444" calcext:value-type="float">
            <text:p>0.000307877201607</text:p>
          </table:table-cell>
          <table:table-cell office:value-type="float" office:value="-20.8469142926162" calcext:value-type="float">
            <text:p>-20.8469142926162</text:p>
          </table:table-cell>
          <table:table-cell office:value-type="float" office:value="0.000307877201607444" calcext:value-type="float">
            <text:p>0.000307877201607</text:p>
          </table:table-cell>
          <table:table-cell office:value-type="float" office:value="-20.8469142926162" calcext:value-type="float">
            <text:p>-20.8469142926162</text:p>
          </table:table-cell>
          <table:table-cell office:value-type="float" office:value="-49.6510020392006" calcext:value-type="float">
            <text:p>-49.6510020392006</text:p>
          </table:table-cell>
          <table:table-cell office:value-type="float" office:value="-111.328150433571" calcext:value-type="float">
            <text:p>-111.3281504335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45" calcext:value-type="float">
            <text:p>1245</text:p>
          </table:table-cell>
          <table:table-cell office:value-type="float" office:value="24969" calcext:value-type="float">
            <text:p>24969</text:p>
          </table:table-cell>
          <table:table-cell office:value-type="float" office:value="2.13" calcext:value-type="float">
            <text:p>2.13</text:p>
          </table:table-cell>
          <table:table-cell office:value-type="float" office:value="3.433" calcext:value-type="float">
            <text:p>3.433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07829" calcext:value-type="float">
            <text:p>0.0007829</text:p>
          </table:table-cell>
          <table:table-cell table:formula="of:=[.R21]+[.AD22]" office:value-type="float" office:value="53.231" calcext:value-type="float">
            <text:p>53.231</text:p>
          </table:table-cell>
          <table:table-cell office:value-type="float" office:value="0.0005269" calcext:value-type="float">
            <text:p>0.0005269</text:p>
          </table:table-cell>
          <table:table-cell office:value-type="float" office:value="0.00000115" calcext:value-type="float">
            <text:p>1.15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V22])/[.V22]))" office:value-type="float" office:value="-46.8923248346598" calcext:value-type="float">
            <text:p>-46.8923248346598</text:p>
          </table:table-cell>
          <table:table-cell/>
          <table:table-cell table:formula="of:=10^([.B22]/20)" office:value-type="float" office:value="0.0033282217726155" calcext:value-type="float">
            <text:p>0.003328221772616</text:p>
          </table:table-cell>
          <table:table-cell table:formula="of:=10^([.D22]/20)" office:value-type="float" office:value="1.00003544630095" calcext:value-type="float">
            <text:p>1.00003544630095</text:p>
          </table:table-cell>
          <table:table-cell table:formula="of:==20*LOG10(ABS(1-[.Y22]^2-[.Z22]^2))" office:value-type="float" office:value="-81.726803969809" calcext:value-type="float">
            <text:p>-81.726803969809</text:p>
          </table:table-cell>
          <table:table-cell table:formula="of:=20*LOG10(ABS(1-[.Z22]))" office:value-type="float" office:value="-89.0085815909054" calcext:value-type="float">
            <text:p>-89.0085815909054</text:p>
          </table:table-cell>
          <table:table-cell/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49.6211128310307" calcext:value-type="float">
            <text:p>-49.6211128310307</text:p>
          </table:table-cell>
          <table:table-cell office:value-type="float" office:value="-114.51103487099" calcext:value-type="float">
            <text:p>-114.51103487099</text:p>
          </table:table-cell>
          <table:table-cell office:value-type="float" office:value="0.00002162113721746" calcext:value-type="float">
            <text:p>2.162113721746E-05</text:p>
          </table:table-cell>
          <table:table-cell office:value-type="float" office:value="-20.8601482451917" calcext:value-type="float">
            <text:p>-20.8601482451917</text:p>
          </table:table-cell>
          <table:table-cell office:value-type="float" office:value="0.00002162113721746" calcext:value-type="float">
            <text:p>2.162113721746E-05</text:p>
          </table:table-cell>
          <table:table-cell office:value-type="float" office:value="-20.8601482451917" calcext:value-type="float">
            <text:p>-20.8601482451917</text:p>
          </table:table-cell>
          <table:table-cell office:value-type="float" office:value="-49.6197770275928" calcext:value-type="float">
            <text:p>-49.6197770275928</text:p>
          </table:table-cell>
          <table:table-cell office:value-type="float" office:value="-106.978184841571" calcext:value-type="float">
            <text:p>-106.9781848415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17" calcext:value-type="float">
            <text:p>1417</text:p>
          </table:table-cell>
          <table:table-cell office:value-type="float" office:value="28521" calcext:value-type="float">
            <text:p>28521</text:p>
          </table:table-cell>
          <table:table-cell office:value-type="float" office:value="2.153" calcext:value-type="float">
            <text:p>2.153</text:p>
          </table:table-cell>
          <table:table-cell office:value-type="float" office:value="3.75" calcext:value-type="float">
            <text:p>3.75</text:p>
          </table:table-cell>
          <table:table-cell office:value-type="float" office:value="1.42" calcext:value-type="float">
            <text:p>1.42</text:p>
          </table:table-cell>
          <table:table-cell office:value-type="float" office:value="0.0007462" calcext:value-type="float">
            <text:p>0.0007462</text:p>
          </table:table-cell>
          <table:table-cell table:formula="of:=[.R22]+[.AD23]" office:value-type="float" office:value="60.556" calcext:value-type="float">
            <text:p>60.556</text:p>
          </table:table-cell>
          <table:table-cell office:value-type="float" office:value="0.0003913" calcext:value-type="float">
            <text:p>0.0003913</text:p>
          </table:table-cell>
          <table:table-cell office:value-type="float" office:value="0.0000004032" calcext:value-type="float">
            <text:p>4.032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V23])/[.V23]))" office:value-type="float" office:value="-45.746600541843" calcext:value-type="float">
            <text:p>-45.746600541843</text:p>
          </table:table-cell>
          <table:table-cell/>
          <table:table-cell table:formula="of:=10^([.B23]/20)" office:value-type="float" office:value="0.00330327216998411" calcext:value-type="float">
            <text:p>0.003303272169984</text:p>
          </table:table-cell>
          <table:table-cell table:formula="of:=10^([.D23]/20)" office:value-type="float" office:value="1.00000248922851" calcext:value-type="float">
            <text:p>1.00000248922851</text:p>
          </table:table-cell>
          <table:table-cell table:formula="of:==20*LOG10(ABS(1-[.Y23]^2-[.Z23]^2))" office:value-type="float" office:value="-95.9774836573664" calcext:value-type="float">
            <text:p>-95.9774836573664</text:p>
          </table:table-cell>
          <table:table-cell table:formula="of:=20*LOG10(ABS(1-[.Z23]))" office:value-type="float" office:value="-112.078704668401" calcext:value-type="float">
            <text:p>-112.078704668401</text:p>
          </table:table-cell>
          <table:table-cell/>
          <table:table-cell office:value-type="float" office:value="7.325" calcext:value-type="float">
            <text:p>7.32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4.2174108916349" calcext:value-type="float">
            <text:p>-54.2174108916349</text:p>
          </table:table-cell>
          <table:table-cell office:value-type="float" office:value="-105.213309915084" calcext:value-type="float">
            <text:p>-105.213309915084</text:p>
          </table:table-cell>
          <table:table-cell office:value-type="float" office:value="0.0000219094067118494" calcext:value-type="float">
            <text:p>2.19094067118494E-05</text:p>
          </table:table-cell>
          <table:table-cell office:value-type="float" office:value="-20.8122374072467" calcext:value-type="float">
            <text:p>-20.8122374072467</text:p>
          </table:table-cell>
          <table:table-cell office:value-type="float" office:value="0.0000219094067118494" calcext:value-type="float">
            <text:p>2.19094067118494E-05</text:p>
          </table:table-cell>
          <table:table-cell office:value-type="float" office:value="-20.8122374072467" calcext:value-type="float">
            <text:p>-20.8122374072467</text:p>
          </table:table-cell>
          <table:table-cell office:value-type="float" office:value="-54.2283759634326" calcext:value-type="float">
            <text:p>-54.2283759634326</text:p>
          </table:table-cell>
          <table:table-cell office:value-type="float" office:value="-116.225997108975" calcext:value-type="float">
            <text:p>-116.2259971089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99" calcext:value-type="float">
            <text:p>1799</text:p>
          </table:table-cell>
          <table:table-cell office:value-type="float" office:value="35769" calcext:value-type="float">
            <text:p>35769</text:p>
          </table:table-cell>
          <table:table-cell office:value-type="float" office:value="2.344" calcext:value-type="float">
            <text:p>2.344</text:p>
          </table:table-cell>
          <table:table-cell office:value-type="float" office:value="5.315" calcext:value-type="float">
            <text:p>5.315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07901" calcext:value-type="float">
            <text:p>0.0007901</text:p>
          </table:table-cell>
          <table:table-cell table:formula="of:=[.R23]+[.AD24]" office:value-type="float" office:value="70.147" calcext:value-type="float">
            <text:p>70.147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00002704" calcext:value-type="float">
            <text:p>2.704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V24])/[.V24]))" office:value-type="float" office:value="-50.8981517915477" calcext:value-type="float">
            <text:p>-50.8981517915477</text:p>
          </table:table-cell>
          <table:table-cell/>
          <table:table-cell table:formula="of:=10^([.B24]/20)" office:value-type="float" office:value="0.0019459400451068" calcext:value-type="float">
            <text:p>0.001945940045107</text:p>
          </table:table-cell>
          <table:table-cell table:formula="of:=10^([.D24]/20)" office:value-type="float" office:value="1.00000252241685" calcext:value-type="float">
            <text:p>1.00000252241685</text:p>
          </table:table-cell>
          <table:table-cell table:formula="of:==20*LOG10(ABS(1-[.Y24]^2-[.Z24]^2))" office:value-type="float" office:value="-101.07928819562" calcext:value-type="float">
            <text:p>-101.07928819562</text:p>
          </table:table-cell>
          <table:table-cell table:formula="of:=20*LOG10(ABS(1-[.Z24]))" office:value-type="float" office:value="-111.96366283671" calcext:value-type="float">
            <text:p>-111.96366283671</text:p>
          </table:table-cell>
          <table:table-cell/>
          <table:table-cell office:value-type="float" office:value="9.591" calcext:value-type="float">
            <text:p>9.59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4.8699334366717" calcext:value-type="float">
            <text:p>-54.8699334366717</text:p>
          </table:table-cell>
          <table:table-cell office:value-type="float" office:value="-106.836495390955" calcext:value-type="float">
            <text:p>-106.836495390955</text:p>
          </table:table-cell>
          <table:table-cell office:value-type="float" office:value="0.0000242140027914429" calcext:value-type="float">
            <text:p>2.42140027914429E-05</text:p>
          </table:table-cell>
          <table:table-cell office:value-type="float" office:value="-20.823409752236" calcext:value-type="float">
            <text:p>-20.823409752236</text:p>
          </table:table-cell>
          <table:table-cell office:value-type="float" office:value="0.0000242140027914429" calcext:value-type="float">
            <text:p>2.42140027914429E-05</text:p>
          </table:table-cell>
          <table:table-cell office:value-type="float" office:value="-20.823409752236" calcext:value-type="float">
            <text:p>-20.823409752236</text:p>
          </table:table-cell>
          <table:table-cell office:value-type="float" office:value="-54.8808638219953" calcext:value-type="float">
            <text:p>-54.8808638219953</text:p>
          </table:table-cell>
          <table:table-cell office:value-type="float" office:value="-114.60843153748" calcext:value-type="float">
            <text:p>-114.6084315374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98" calcext:value-type="float">
            <text:p>2198</text:p>
          </table:table-cell>
          <table:table-cell office:value-type="float" office:value="43371" calcext:value-type="float">
            <text:p>43371</text:p>
          </table:table-cell>
          <table:table-cell office:value-type="float" office:value="2.347" calcext:value-type="float">
            <text:p>2.347</text:p>
          </table:table-cell>
          <table:table-cell office:value-type="float" office:value="6.295" calcext:value-type="float">
            <text:p>6.295</text:p>
          </table:table-cell>
          <table:table-cell office:value-type="float" office:value="2.245" calcext:value-type="float">
            <text:p>2.245</text:p>
          </table:table-cell>
          <table:table-cell office:value-type="float" office:value="0.001093" calcext:value-type="float">
            <text:p>0.001093</text:p>
          </table:table-cell>
          <table:table-cell table:formula="of:=[.R24]+[.AD25]" office:value-type="float" office:value="81.037" calcext:value-type="float">
            <text:p>81.037</text:p>
          </table:table-cell>
          <table:table-cell office:value-type="float" office:value="0.0002463" calcext:value-type="float">
            <text:p>0.0002463</text:p>
          </table:table-cell>
          <table:table-cell office:value-type="float" office:value="0.0000002087" calcext:value-type="float">
            <text:p>2.087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V25])/[.V25]))" office:value-type="float" office:value="-49.3960779828246" calcext:value-type="float">
            <text:p>-49.3960779828246</text:p>
          </table:table-cell>
          <table:table-cell/>
          <table:table-cell table:formula="of:=10^([.B25]/20)" office:value-type="float" office:value="0.00180510857032299" calcext:value-type="float">
            <text:p>0.001805108570323</text:p>
          </table:table-cell>
          <table:table-cell table:formula="of:=10^([.D25]/20)" office:value-type="float" office:value="1.00000278774398" calcext:value-type="float">
            <text:p>1.00000278774398</text:p>
          </table:table-cell>
          <table:table-cell table:formula="of:==20*LOG10(ABS(1-[.Y25]^2-[.Z25]^2))" office:value-type="float" office:value="-101.076937957292" calcext:value-type="float">
            <text:p>-101.076937957292</text:p>
          </table:table-cell>
          <table:table-cell table:formula="of:=20*LOG10(ABS(1-[.Z25]))" office:value-type="float" office:value="-111.094942269439" calcext:value-type="float">
            <text:p>-111.094942269439</text:p>
          </table:table-cell>
          <table:table-cell/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6.7094426273814" calcext:value-type="float">
            <text:p>-56.7094426273814</text:p>
          </table:table-cell>
          <table:table-cell office:value-type="float" office:value="-104.874570151013" calcext:value-type="float">
            <text:p>-104.874570151013</text:p>
          </table:table-cell>
          <table:table-cell office:value-type="float" office:value="0.00000529652543651615" calcext:value-type="float">
            <text:p>5.29652543651615E-06</text:p>
          </table:table-cell>
          <table:table-cell office:value-type="float" office:value="-20.8132803682371" calcext:value-type="float">
            <text:p>-20.8132803682371</text:p>
          </table:table-cell>
          <table:table-cell office:value-type="float" office:value="0.00000529652543651615" calcext:value-type="float">
            <text:p>5.29652543651615E-06</text:p>
          </table:table-cell>
          <table:table-cell office:value-type="float" office:value="-20.8132803682371" calcext:value-type="float">
            <text:p>-20.8132803682371</text:p>
          </table:table-cell>
          <table:table-cell office:value-type="float" office:value="-56.7096307488335" calcext:value-type="float">
            <text:p>-56.7096307488335</text:p>
          </table:table-cell>
          <table:table-cell office:value-type="float" office:value="-116.666683987426" calcext:value-type="float">
            <text:p>-116.6666839874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860" calcext:value-type="float">
            <text:p>2860</text:p>
          </table:table-cell>
          <table:table-cell office:value-type="float" office:value="55977" calcext:value-type="float">
            <text:p>55977</text:p>
          </table:table-cell>
          <table:table-cell office:value-type="float" office:value="2.479" calcext:value-type="float">
            <text:p>2.479</text:p>
          </table:table-cell>
          <table:table-cell office:value-type="float" office:value="9.064" calcext:value-type="float">
            <text:p>9.064</text:p>
          </table:table-cell>
          <table:table-cell office:value-type="float" office:value="3.684" calcext:value-type="float">
            <text:p>3.684</text:p>
          </table:table-cell>
          <table:table-cell office:value-type="float" office:value="0.00116" calcext:value-type="float">
            <text:p>0.00116</text:p>
          </table:table-cell>
          <table:table-cell table:formula="of:=[.R25]+[.AD26]" office:value-type="float" office:value="96.267" calcext:value-type="float">
            <text:p>96.267</text:p>
          </table:table-cell>
          <table:table-cell office:value-type="float" office:value="0.0003912" calcext:value-type="float">
            <text:p>0.0003912</text:p>
          </table:table-cell>
          <table:table-cell office:value-type="float" office:value="0.0000001873" calcext:value-type="float">
            <text:p>1.873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V26])/[.V26]))" office:value-type="float" office:value="-50.7464087538009" calcext:value-type="float">
            <text:p>-50.7464087538009</text:p>
          </table:table-cell>
          <table:table-cell/>
          <table:table-cell table:formula="of:=10^([.B26]/20)" office:value-type="float" office:value="0.00146058847224216" calcext:value-type="float">
            <text:p>0.001460588472242</text:p>
          </table:table-cell>
          <table:table-cell table:formula="of:=10^([.D26]/20)" office:value-type="float" office:value="1.00000060978521" calcext:value-type="float">
            <text:p>1.00000060978521</text:p>
          </table:table-cell>
          <table:table-cell table:formula="of:==20*LOG10(ABS(1-[.Y26]^2-[.Z26]^2))" office:value-type="float" office:value="-109.491615235029" calcext:value-type="float">
            <text:p>-109.491615235029</text:p>
          </table:table-cell>
          <table:table-cell table:formula="of:=20*LOG10(ABS(1-[.Z26]))" office:value-type="float" office:value="-124.296462244644" calcext:value-type="float">
            <text:p>-124.296462244644</text:p>
          </table:table-cell>
          <table:table-cell/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6.8919207570832" calcext:value-type="float">
            <text:p>-56.8919207570832</text:p>
          </table:table-cell>
          <table:table-cell office:value-type="float" office:value="-105.152811326866" calcext:value-type="float">
            <text:p>-105.152811326866</text:p>
          </table:table-cell>
          <table:table-cell office:value-type="float" office:value="0.00000567792043282815" calcext:value-type="float">
            <text:p>5.67792043282815E-06</text:p>
          </table:table-cell>
          <table:table-cell office:value-type="float" office:value="-20.815499257641" calcext:value-type="float">
            <text:p>-20.815499257641</text:p>
          </table:table-cell>
          <table:table-cell office:value-type="float" office:value="0.00000567792043282815" calcext:value-type="float">
            <text:p>5.67792043282815E-06</text:p>
          </table:table-cell>
          <table:table-cell office:value-type="float" office:value="-20.815499257641" calcext:value-type="float">
            <text:p>-20.815499257641</text:p>
          </table:table-cell>
          <table:table-cell office:value-type="float" office:value="-56.8920494619396" calcext:value-type="float">
            <text:p>-56.8920494619396</text:p>
          </table:table-cell>
          <table:table-cell office:value-type="float" office:value="-116.391072428954" calcext:value-type="float">
            <text:p>-116.3910724289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59" calcext:value-type="float">
            <text:p>3259</text:p>
          </table:table-cell>
          <table:table-cell office:value-type="float" office:value="63612" calcext:value-type="float">
            <text:p>63612</text:p>
          </table:table-cell>
          <table:table-cell office:value-type="float" office:value="2.485" calcext:value-type="float">
            <text:p>2.485</text:p>
          </table:table-cell>
          <table:table-cell office:value-type="float" office:value="10.5" calcext:value-type="float">
            <text:p>10.5</text:p>
          </table:table-cell>
          <table:table-cell office:value-type="float" office:value="4.217" calcext:value-type="float">
            <text:p>4.217</text:p>
          </table:table-cell>
          <table:table-cell office:value-type="float" office:value="0.001471" calcext:value-type="float">
            <text:p>0.001471</text:p>
          </table:table-cell>
          <table:table-cell table:formula="of:=[.R26]+[.AD27]" office:value-type="float" office:value="113.467" calcext:value-type="float">
            <text:p>113.467</text:p>
          </table:table-cell>
          <table:table-cell office:value-type="float" office:value="0.00004971" calcext:value-type="float">
            <text:p>4.971E-05</text:p>
          </table:table-cell>
          <table:table-cell office:value-type="float" office:value="0.0000001065" calcext:value-type="float">
            <text:p>1.065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V27])/[.V27]))" office:value-type="float" office:value="-50.4321352374786" calcext:value-type="float">
            <text:p>-50.4321352374786</text:p>
          </table:table-cell>
          <table:table-cell/>
          <table:table-cell table:formula="of:=10^([.B27]/20)" office:value-type="float" office:value="0.00143022367286212" calcext:value-type="float">
            <text:p>0.001430223672862</text:p>
          </table:table-cell>
          <table:table-cell table:formula="of:=10^([.D27]/20)" office:value-type="float" office:value="1.00000065369496" calcext:value-type="float">
            <text:p>1.00000065369496</text:p>
          </table:table-cell>
          <table:table-cell table:formula="of:==20*LOG10(ABS(1-[.Y27]^2-[.Z27]^2))" office:value-type="float" office:value="-109.491509998274" calcext:value-type="float">
            <text:p>-109.491509998274</text:p>
          </table:table-cell>
          <table:table-cell table:formula="of:=20*LOG10(ABS(1-[.Z27]))" office:value-type="float" office:value="-123.692497254835" calcext:value-type="float">
            <text:p>-123.692497254835</text:p>
          </table:table-cell>
          <table:table-cell/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7.8468905273642" calcext:value-type="float">
            <text:p>-57.8468905273642</text:p>
          </table:table-cell>
          <table:table-cell office:value-type="float" office:value="-108.43825679145" calcext:value-type="float">
            <text:p>-108.43825679145</text:p>
          </table:table-cell>
          <table:table-cell office:value-type="float" office:value="-0.00000639599767964289" calcext:value-type="float">
            <text:p>-6.39599767964289E-06</text:p>
          </table:table-cell>
          <table:table-cell office:value-type="float" office:value="-20.8112243858221" calcext:value-type="float">
            <text:p>-20.8112243858221</text:p>
          </table:table-cell>
          <table:table-cell office:value-type="float" office:value="-0.00000639599767964289" calcext:value-type="float">
            <text:p>-6.39599767964289E-06</text:p>
          </table:table-cell>
          <table:table-cell office:value-type="float" office:value="-20.8112243858221" calcext:value-type="float">
            <text:p>-20.8112243858221</text:p>
          </table:table-cell>
          <table:table-cell office:value-type="float" office:value="-57.8415422061607" calcext:value-type="float">
            <text:p>-57.8415422061607</text:p>
          </table:table-cell>
          <table:table-cell office:value-type="float" office:value="-113.204087263203" calcext:value-type="float">
            <text:p>-113.2040872632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35" calcext:value-type="float">
            <text:p>4135</text:p>
          </table:table-cell>
          <table:table-cell office:value-type="float" office:value="80478" calcext:value-type="float">
            <text:p>80478</text:p>
          </table:table-cell>
          <table:table-cell office:value-type="float" office:value="2.653" calcext:value-type="float">
            <text:p>2.653</text:p>
          </table:table-cell>
          <table:table-cell office:value-type="float" office:value="13.54" calcext:value-type="float">
            <text:p>13.54</text:p>
          </table:table-cell>
          <table:table-cell office:value-type="float" office:value="4.819" calcext:value-type="float">
            <text:p>4.819</text:p>
          </table:table-cell>
          <table:table-cell office:value-type="float" office:value="0.001595" calcext:value-type="float">
            <text:p>0.001595</text:p>
          </table:table-cell>
          <table:table-cell table:formula="of:=[.R27]+[.AD28]" office:value-type="float" office:value="134.487" calcext:value-type="float">
            <text:p>134.487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0001312" calcext:value-type="float">
            <text:p>1.312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V28])/[.V28]))" office:value-type="float" office:value="-51.0481210608704" calcext:value-type="float">
            <text:p>-51.0481210608704</text:p>
          </table:table-cell>
          <table:table-cell/>
          <table:table-cell table:formula="of:=10^([.B28]/20)" office:value-type="float" office:value="0.00128131371155985" calcext:value-type="float">
            <text:p>0.00128131371156</text:p>
          </table:table-cell>
          <table:table-cell table:formula="of:=10^([.D28]/20)" office:value-type="float" office:value="0.999999263633825" calcext:value-type="float">
            <text:p>0.999999263633825</text:p>
          </table:table-cell>
          <table:table-cell table:formula="of:==20*LOG10(ABS(1-[.Y28]^2-[.Z28]^2))" office:value-type="float" office:value="-135.440568948753" calcext:value-type="float">
            <text:p>-135.440568948753</text:p>
          </table:table-cell>
          <table:table-cell table:formula="of:=20*LOG10(ABS(1-[.Z28]))" office:value-type="float" office:value="-122.658123386895" calcext:value-type="float">
            <text:p>-122.658123386895</text:p>
          </table:table-cell>
          <table:table-cell/>
          <table:table-cell office:value-type="float" office:value="21.02" calcext:value-type="float">
            <text:p>21.0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8.8044309653788" calcext:value-type="float">
            <text:p>-58.8044309653788</text:p>
          </table:table-cell>
          <table:table-cell office:value-type="float" office:value="-108.186393066515" calcext:value-type="float">
            <text:p>-108.186393066515</text:p>
          </table:table-cell>
          <table:table-cell office:value-type="float" office:value="-0.00000420343831312422" calcext:value-type="float">
            <text:p>-4.20343831312422E-06</text:p>
          </table:table-cell>
          <table:table-cell office:value-type="float" office:value="-20.804518901558" calcext:value-type="float">
            <text:p>-20.804518901558</text:p>
          </table:table-cell>
          <table:table-cell office:value-type="float" office:value="-0.00000420343831312422" calcext:value-type="float">
            <text:p>-4.20343831312422E-06</text:p>
          </table:table-cell>
          <table:table-cell office:value-type="float" office:value="-20.804518901558" calcext:value-type="float">
            <text:p>-20.804518901558</text:p>
          </table:table-cell>
          <table:table-cell office:value-type="float" office:value="-58.8042838799993" calcext:value-type="float">
            <text:p>-58.8042838799993</text:p>
          </table:table-cell>
          <table:table-cell office:value-type="float" office:value="-113.410130556015" calcext:value-type="float">
            <text:p>-113.4101305560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13" calcext:value-type="float">
            <text:p>5013</text:p>
          </table:table-cell>
          <table:table-cell office:value-type="float" office:value="97434" calcext:value-type="float">
            <text:p>97434</text:p>
          </table:table-cell>
          <table:table-cell office:value-type="float" office:value="2.912" calcext:value-type="float">
            <text:p>2.912</text:p>
          </table:table-cell>
          <table:table-cell office:value-type="float" office:value="18.16" calcext:value-type="float">
            <text:p>18.16</text:p>
          </table:table-cell>
          <table:table-cell office:value-type="float" office:value="6.296" calcext:value-type="float">
            <text:p>6.296</text:p>
          </table:table-cell>
          <table:table-cell office:value-type="float" office:value="0.001642" calcext:value-type="float">
            <text:p>0.001642</text:p>
          </table:table-cell>
          <table:table-cell table:formula="of:=[.R28]+[.AD29]" office:value-type="float" office:value="161.857" calcext:value-type="float">
            <text:p>161.857</text:p>
          </table:table-cell>
          <table:table-cell office:value-type="float" office:value="0.0001784" calcext:value-type="float">
            <text:p>0.0001784</text:p>
          </table:table-cell>
          <table:table-cell office:value-type="float" office:value="0.00000007413" calcext:value-type="float">
            <text:p>7.413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V29])/[.V29]))" office:value-type="float" office:value="-52.1120045355404" calcext:value-type="float">
            <text:p>-52.1120045355404</text:p>
          </table:table-cell>
          <table:table-cell/>
          <table:table-cell table:formula="of:=10^([.B29]/20)" office:value-type="float" office:value="0.0011475680589645" calcext:value-type="float">
            <text:p>0.001147568058965</text:p>
          </table:table-cell>
          <table:table-cell table:formula="of:=10^([.D29]/20)" office:value-type="float" office:value="0.999999516061397" calcext:value-type="float">
            <text:p>0.999999516061397</text:p>
          </table:table-cell>
          <table:table-cell table:formula="of:==20*LOG10(ABS(1-[.Y29]^2-[.Z29]^2))" office:value-type="float" office:value="-129.142608521335" calcext:value-type="float">
            <text:p>-129.142608521335</text:p>
          </table:table-cell>
          <table:table-cell table:formula="of:=20*LOG10(ABS(1-[.Z29]))" office:value-type="float" office:value="-126.304194673372" calcext:value-type="float">
            <text:p>-126.304194673372</text:p>
          </table:table-cell>
          <table:table-cell/>
          <table:table-cell office:value-type="float" office:value="27.37" calcext:value-type="float">
            <text:p>27.3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1.0993819560706" calcext:value-type="float">
            <text:p>-61.0993819560706</text:p>
          </table:table-cell>
          <table:table-cell office:value-type="float" office:value="-107.660095207235" calcext:value-type="float">
            <text:p>-107.660095207235</text:p>
          </table:table-cell>
          <table:table-cell office:value-type="float" office:value="-0.000000451410666104741" calcext:value-type="float">
            <text:p>-4.51410666104741E-07</text:p>
          </table:table-cell>
          <table:table-cell office:value-type="float" office:value="-20.7947680681889" calcext:value-type="float">
            <text:p>-20.7947680681889</text:p>
          </table:table-cell>
          <table:table-cell office:value-type="float" office:value="-0.000000451410666104741" calcext:value-type="float">
            <text:p>-4.51410666104741E-07</text:p>
          </table:table-cell>
          <table:table-cell office:value-type="float" office:value="-20.7947680681889" calcext:value-type="float">
            <text:p>-20.7947680681889</text:p>
          </table:table-cell>
          <table:table-cell office:value-type="float" office:value="-61.1000595214285" calcext:value-type="float">
            <text:p>-61.1000595214285</text:p>
          </table:table-cell>
          <table:table-cell office:value-type="float" office:value="-113.889864427283" calcext:value-type="float">
            <text:p>-113.8898644272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159" calcext:value-type="float">
            <text:p>6159</text:p>
          </table:table-cell>
          <table:table-cell office:value-type="float" office:value="119592" calcext:value-type="float">
            <text:p>119592</text:p>
          </table:table-cell>
          <table:table-cell office:value-type="float" office:value="3.012" calcext:value-type="float">
            <text:p>3.012</text:p>
          </table:table-cell>
          <table:table-cell office:value-type="float" office:value="22.88" calcext:value-type="float">
            <text:p>22.88</text:p>
          </table:table-cell>
          <table:table-cell office:value-type="float" office:value="7.455" calcext:value-type="float">
            <text:p>7.455</text:p>
          </table:table-cell>
          <table:table-cell office:value-type="float" office:value="0.001798" calcext:value-type="float">
            <text:p>0.001798</text:p>
          </table:table-cell>
          <table:table-cell table:formula="of:=[.R29]+[.AD30]" office:value-type="float" office:value="195.207" calcext:value-type="float">
            <text:p>195.207</text:p>
          </table:table-cell>
          <table:table-cell office:value-type="float" office:value="0.0003164" calcext:value-type="float">
            <text:p>0.0003164</text:p>
          </table:table-cell>
          <table:table-cell office:value-type="float" office:value="0.00000007463" calcext:value-type="float">
            <text:p>7.463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0]-[.V30])/[.V30]))" office:value-type="float" office:value="-53.9367134415415" calcext:value-type="float">
            <text:p>-53.9367134415415</text:p>
          </table:table-cell>
          <table:table-cell/>
          <table:table-cell table:formula="of:=10^([.B30]/20)" office:value-type="float" office:value="0.000881111566215447" calcext:value-type="float">
            <text:p>0.000881111566215</text:p>
          </table:table-cell>
          <table:table-cell table:formula="of:=10^([.D30]/20)" office:value-type="float" office:value="0.999999948029428" calcext:value-type="float">
            <text:p>0.999999948029428</text:p>
          </table:table-cell>
          <table:table-cell table:formula="of:==20*LOG10(ABS(1-[.Y30]^2-[.Z30]^2))" office:value-type="float" office:value="-123.447233405113" calcext:value-type="float">
            <text:p>-123.447233405113</text:p>
          </table:table-cell>
          <table:table-cell table:formula="of:=20*LOG10(ABS(1-[.Z30]))" office:value-type="float" office:value="-145.684850034197" calcext:value-type="float">
            <text:p>-145.684850034197</text:p>
          </table:table-cell>
          <table:table-cell/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2.3720164111347" calcext:value-type="float">
            <text:p>-62.3720164111347</text:p>
          </table:table-cell>
          <table:table-cell office:value-type="float" office:value="-113.916753502108" calcext:value-type="float">
            <text:p>-113.916753502108</text:p>
          </table:table-cell>
          <table:table-cell office:value-type="float" office:value="0.000000593326631150301" calcext:value-type="float">
            <text:p>5.93326631150301E-07</text:p>
          </table:table-cell>
          <table:table-cell office:value-type="float" office:value="-20.7918045582647" calcext:value-type="float">
            <text:p>-20.7918045582647</text:p>
          </table:table-cell>
          <table:table-cell office:value-type="float" office:value="0.000000593326631150301" calcext:value-type="float">
            <text:p>5.93326631150301E-07</text:p>
          </table:table-cell>
          <table:table-cell office:value-type="float" office:value="-20.7918045582647" calcext:value-type="float">
            <text:p>-20.7918045582647</text:p>
          </table:table-cell>
          <table:table-cell office:value-type="float" office:value="-62.371523666791" calcext:value-type="float">
            <text:p>-62.371523666791</text:p>
          </table:table-cell>
          <table:table-cell office:value-type="float" office:value="-107.617064863524" calcext:value-type="float">
            <text:p>-107.6170648635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829" calcext:value-type="float">
            <text:p>7829</text:p>
          </table:table-cell>
          <table:table-cell office:value-type="float" office:value="151440" calcext:value-type="float">
            <text:p>151440</text:p>
          </table:table-cell>
          <table:table-cell office:value-type="float" office:value="3.123" calcext:value-type="float">
            <text:p>3.123</text:p>
          </table:table-cell>
          <table:table-cell office:value-type="float" office:value="30.14" calcext:value-type="float">
            <text:p>30.14</text:p>
          </table:table-cell>
          <table:table-cell office:value-type="float" office:value="8.362" calcext:value-type="float">
            <text:p>8.362</text:p>
          </table:table-cell>
          <table:table-cell office:value-type="float" office:value="0.002394" calcext:value-type="float">
            <text:p>0.002394</text:p>
          </table:table-cell>
          <table:table-cell table:formula="of:=[.R30]+[.AD31]" office:value-type="float" office:value="236.837" calcext:value-type="float">
            <text:p>236.837</text:p>
          </table:table-cell>
          <table:table-cell office:value-type="float" office:value="0.0001584" calcext:value-type="float">
            <text:p>0.0001584</text:p>
          </table:table-cell>
          <table:table-cell office:value-type="float" office:value="0.00000006306" calcext:value-type="float">
            <text:p>6.306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1]-[.V31])/[.V31]))" office:value-type="float" office:value="-54.5768603687033" calcext:value-type="float">
            <text:p>-54.5768603687033</text:p>
          </table:table-cell>
          <table:table-cell/>
          <table:table-cell table:formula="of:=10^([.B31]/20)" office:value-type="float" office:value="0.000761025448029309" calcext:value-type="float">
            <text:p>0.000761025448029</text:p>
          </table:table-cell>
          <table:table-cell table:formula="of:=10^([.D31]/20)" office:value-type="float" office:value="1.00000006830926" calcext:value-type="float">
            <text:p>1.00000006830926</text:p>
          </table:table-cell>
          <table:table-cell table:formula="of:==20*LOG10(ABS(1-[.Y31]^2-[.Z31]^2))" office:value-type="float" office:value="-122.904430079679" calcext:value-type="float">
            <text:p>-122.904430079679</text:p>
          </table:table-cell>
          <table:table-cell table:formula="of:=20*LOG10(ABS(1-[.Z31]))" office:value-type="float" office:value="-143.310409005591" calcext:value-type="float">
            <text:p>-143.310409005591</text:p>
          </table:table-cell>
          <table:table-cell/>
          <table:table-cell office:value-type="float" office:value="41.63" calcext:value-type="float">
            <text:p>41.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2.9439219660548" calcext:value-type="float">
            <text:p>-62.9439219660548</text:p>
          </table:table-cell>
          <table:table-cell office:value-type="float" office:value="-111.184577374544" calcext:value-type="float">
            <text:p>-111.184577374544</text:p>
          </table:table-cell>
          <table:table-cell office:value-type="float" office:value="0.00000170803323496847" calcext:value-type="float">
            <text:p>1.70803323496847E-06</text:p>
          </table:table-cell>
          <table:table-cell office:value-type="float" office:value="-20.7910396560246" calcext:value-type="float">
            <text:p>-20.7910396560246</text:p>
          </table:table-cell>
          <table:table-cell office:value-type="float" office:value="0.00000170803323496847" calcext:value-type="float">
            <text:p>1.70803323496847E-06</text:p>
          </table:table-cell>
          <table:table-cell office:value-type="float" office:value="-20.7910396560246" calcext:value-type="float">
            <text:p>-20.7910396560246</text:p>
          </table:table-cell>
          <table:table-cell office:value-type="float" office:value="-62.9433899007344" calcext:value-type="float">
            <text:p>-62.9433899007344</text:p>
          </table:table-cell>
          <table:table-cell office:value-type="float" office:value="-110.329926274145" calcext:value-type="float">
            <text:p>-110.3299262741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585" calcext:value-type="float">
            <text:p>9585</text:p>
          </table:table-cell>
          <table:table-cell office:value-type="float" office:value="185025" calcext:value-type="float">
            <text:p>185025</text:p>
          </table:table-cell>
          <table:table-cell office:value-type="float" office:value="3.142" calcext:value-type="float">
            <text:p>3.142</text:p>
          </table:table-cell>
          <table:table-cell office:value-type="float" office:value="43.18" calcext:value-type="float">
            <text:p>43.18</text:p>
          </table:table-cell>
          <table:table-cell office:value-type="float" office:value="11.84" calcext:value-type="float">
            <text:p>11.84</text:p>
          </table:table-cell>
          <table:table-cell office:value-type="float" office:value="0.002548" calcext:value-type="float">
            <text:p>0.002548</text:p>
          </table:table-cell>
          <table:table-cell table:formula="of:=[.R31]+[.AD32]" office:value-type="float" office:value="294.997" calcext:value-type="float">
            <text:p>294.997</text:p>
          </table:table-cell>
          <table:table-cell office:value-type="float" office:value="0.00006134" calcext:value-type="float">
            <text:p>6.134E-05</text:p>
          </table:table-cell>
          <table:table-cell office:value-type="float" office:value="0.0000000583" calcext:value-type="float">
            <text:p>5.83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2]-[.V32])/[.V32]))" office:value-type="float" office:value="-54.7500426808572" calcext:value-type="float">
            <text:p>-54.7500426808572</text:p>
          </table:table-cell>
          <table:table-cell/>
          <table:table-cell table:formula="of:=10^([.B32]/20)" office:value-type="float" office:value="0.000712531226096885" calcext:value-type="float">
            <text:p>0.000712531226097</text:p>
          </table:table-cell>
          <table:table-cell table:formula="of:=10^([.D32]/20)" office:value-type="float" office:value="1.00000019664461" calcext:value-type="float">
            <text:p>1.00000019664461</text:p>
          </table:table-cell>
          <table:table-cell table:formula="of:==20*LOG10(ABS(1-[.Y32]^2-[.Z32]^2))" office:value-type="float" office:value="-120.905600468699" calcext:value-type="float">
            <text:p>-120.905600468699</text:p>
          </table:table-cell>
          <table:table-cell table:formula="of:=20*LOG10(ABS(1-[.Z32]))" office:value-type="float" office:value="-134.126358946235" calcext:value-type="float">
            <text:p>-134.126358946235</text:p>
          </table:table-cell>
          <table:table-cell/>
          <table:table-cell office:value-type="float" office:value="58.16" calcext:value-type="float">
            <text:p>58.1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2.9929787010523" calcext:value-type="float">
            <text:p>-62.9929787010523</text:p>
          </table:table-cell>
          <table:table-cell office:value-type="float" office:value="-111.086640121779" calcext:value-type="float">
            <text:p>-111.086640121779</text:p>
          </table:table-cell>
          <table:table-cell office:value-type="float" office:value="0.0000019455052846574" calcext:value-type="float">
            <text:p>1.9455052846574E-06</text:p>
          </table:table-cell>
          <table:table-cell office:value-type="float" office:value="-20.7912351584115" calcext:value-type="float">
            <text:p>-20.7912351584115</text:p>
          </table:table-cell>
          <table:table-cell office:value-type="float" office:value="0.0000019455052846574" calcext:value-type="float">
            <text:p>1.9455052846574E-06</text:p>
          </table:table-cell>
          <table:table-cell office:value-type="float" office:value="-20.7912351584115" calcext:value-type="float">
            <text:p>-20.7912351584115</text:p>
          </table:table-cell>
          <table:table-cell office:value-type="float" office:value="-62.9928017407597" calcext:value-type="float">
            <text:p>-62.9928017407597</text:p>
          </table:table-cell>
          <table:table-cell office:value-type="float" office:value="-110.424421783429" calcext:value-type="float">
            <text:p>-110.4244217834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151" calcext:value-type="float">
            <text:p>11151</text:p>
          </table:table-cell>
          <table:table-cell office:value-type="float" office:value="215271" calcext:value-type="float">
            <text:p>215271</text:p>
          </table:table-cell>
          <table:table-cell office:value-type="float" office:value="3.208" calcext:value-type="float">
            <text:p>3.208</text:p>
          </table:table-cell>
          <table:table-cell office:value-type="float" office:value="56.03" calcext:value-type="float">
            <text:p>56.03</text:p>
          </table:table-cell>
          <table:table-cell office:value-type="float" office:value="12.97" calcext:value-type="float">
            <text:p>12.97</text:p>
          </table:table-cell>
          <table:table-cell office:value-type="float" office:value="0.00288" calcext:value-type="float">
            <text:p>0.00288</text:p>
          </table:table-cell>
          <table:table-cell table:formula="of:=[.R32]+[.AD33]" office:value-type="float" office:value="367.207" calcext:value-type="float">
            <text:p>367.207</text:p>
          </table:table-cell>
          <table:table-cell office:value-type="float" office:value="0.000005418" calcext:value-type="float">
            <text:p>5.418E-06</text:p>
          </table:table-cell>
          <table:table-cell office:value-type="float" office:value="0.00000005107" calcext:value-type="float">
            <text:p>5.107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3]-[.V33])/[.V33]))" office:value-type="float" office:value="-54.7054492277819" calcext:value-type="float">
            <text:p>-54.7054492277819</text:p>
          </table:table-cell>
          <table:table-cell/>
          <table:table-cell table:formula="of:=10^([.B33]/20)" office:value-type="float" office:value="0.000708518288616754" calcext:value-type="float">
            <text:p>0.000708518288617</text:p>
          </table:table-cell>
          <table:table-cell table:formula="of:=10^([.D33]/20)" office:value-type="float" office:value="1.0000002239846" calcext:value-type="float">
            <text:p>1.0000002239846</text:p>
          </table:table-cell>
          <table:table-cell table:formula="of:==20*LOG10(ABS(1-[.Y33]^2-[.Z33]^2))" office:value-type="float" office:value="-120.445825850132" calcext:value-type="float">
            <text:p>-120.445825850132</text:p>
          </table:table-cell>
          <table:table-cell table:formula="of:=20*LOG10(ABS(1-[.Z33]))" office:value-type="float" office:value="-132.995636869865" calcext:value-type="float">
            <text:p>-132.995636869865</text:p>
          </table:table-cell>
          <table:table-cell/>
          <table:table-cell office:value-type="float" office:value="72.21" calcext:value-type="float">
            <text:p>72.2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3.3485041988266" calcext:value-type="float">
            <text:p>-63.3485041988266</text:p>
          </table:table-cell>
          <table:table-cell office:value-type="float" office:value="-113.0025255509" calcext:value-type="float">
            <text:p>-113.0025255509</text:p>
          </table:table-cell>
          <table:table-cell office:value-type="float" office:value="0.00000167659720522868" calcext:value-type="float">
            <text:p>1.67659720522868E-06</text:p>
          </table:table-cell>
          <table:table-cell office:value-type="float" office:value="-20.7896138279479" calcext:value-type="float">
            <text:p>-20.7896138279479</text:p>
          </table:table-cell>
          <table:table-cell office:value-type="float" office:value="0.00000167659720522868" calcext:value-type="float">
            <text:p>1.67659720522868E-06</text:p>
          </table:table-cell>
          <table:table-cell office:value-type="float" office:value="-20.7896138279479" calcext:value-type="float">
            <text:p>-20.7896138279479</text:p>
          </table:table-cell>
          <table:table-cell office:value-type="float" office:value="-63.3496944833699" calcext:value-type="float">
            <text:p>-63.3496944833699</text:p>
          </table:table-cell>
          <table:table-cell office:value-type="float" office:value="-108.50699152015" calcext:value-type="float">
            <text:p>-108.506991520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747" calcext:value-type="float">
            <text:p>12747</text:p>
          </table:table-cell>
          <table:table-cell office:value-type="float" office:value="245937" calcext:value-type="float">
            <text:p>245937</text:p>
          </table:table-cell>
          <table:table-cell office:value-type="float" office:value="3.263" calcext:value-type="float">
            <text:p>3.263</text:p>
          </table:table-cell>
          <table:table-cell office:value-type="float" office:value="64.95" calcext:value-type="float">
            <text:p>64.95</text:p>
          </table:table-cell>
          <table:table-cell office:value-type="float" office:value="15.22" calcext:value-type="float">
            <text:p>15.22</text:p>
          </table:table-cell>
          <table:table-cell office:value-type="float" office:value="0.003957" calcext:value-type="float">
            <text:p>0.003957</text:p>
          </table:table-cell>
          <table:table-cell table:formula="of:=[.R33]+[.AD34]" office:value-type="float" office:value="450.647" calcext:value-type="float">
            <text:p>450.647</text:p>
          </table:table-cell>
          <table:table-cell office:value-type="float" office:value="0.00004641" calcext:value-type="float">
            <text:p>4.641E-05</text:p>
          </table:table-cell>
          <table:table-cell office:value-type="float" office:value="0.00000002213" calcext:value-type="float">
            <text:p>2.213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4]-[.V34])/[.V34]))" office:value-type="float" office:value="-55.0823833889603" calcext:value-type="float">
            <text:p>-55.0823833889603</text:p>
          </table:table-cell>
          <table:table-cell/>
          <table:table-cell table:formula="of:=10^([.B34]/20)" office:value-type="float" office:value="0.000680103155806144" calcext:value-type="float">
            <text:p>0.000680103155806</text:p>
          </table:table-cell>
          <table:table-cell table:formula="of:=10^([.D34]/20)" office:value-type="float" office:value="1.00000019302541" calcext:value-type="float">
            <text:p>1.00000019302541</text:p>
          </table:table-cell>
          <table:table-cell table:formula="of:==20*LOG10(ABS(1-[.Y34]^2-[.Z34]^2))" office:value-type="float" office:value="-121.426030034066" calcext:value-type="float">
            <text:p>-121.426030034066</text:p>
          </table:table-cell>
          <table:table-cell table:formula="of:=20*LOG10(ABS(1-[.Z34]))" office:value-type="float" office:value="-134.287710543302" calcext:value-type="float">
            <text:p>-134.287710543302</text:p>
          </table:table-cell>
          <table:table-cell/>
          <table:table-cell office:value-type="float" office:value="83.44" calcext:value-type="float">
            <text:p>83.4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9.7888675344789" calcext:value-type="float">
            <text:p>-69.7888675344789</text:p>
          </table:table-cell>
          <table:table-cell office:value-type="float" office:value="-110.279258210308" calcext:value-type="float">
            <text:p>-110.279258210308</text:p>
          </table:table-cell>
          <table:table-cell office:value-type="float" office:value="-0.00000224292434246483" calcext:value-type="float">
            <text:p>-2.24292434246483E-06</text:p>
          </table:table-cell>
          <table:table-cell office:value-type="float" office:value="-20.7704106055704" calcext:value-type="float">
            <text:p>-20.7704106055704</text:p>
          </table:table-cell>
          <table:table-cell office:value-type="float" office:value="-0.00000224292434246483" calcext:value-type="float">
            <text:p>-2.24292434246483E-06</text:p>
          </table:table-cell>
          <table:table-cell office:value-type="float" office:value="-20.7704106055704" calcext:value-type="float">
            <text:p>-20.7704106055704</text:p>
          </table:table-cell>
          <table:table-cell office:value-type="float" office:value="-69.7870977983953" calcext:value-type="float">
            <text:p>-69.7870977983953</text:p>
          </table:table-cell>
          <table:table-cell office:value-type="float" office:value="-111.332240084379" calcext:value-type="float">
            <text:p>-111.3322400843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745" calcext:value-type="float">
            <text:p>15745</text:p>
          </table:table-cell>
          <table:table-cell office:value-type="float" office:value="302448" calcext:value-type="float">
            <text:p>302448</text:p>
          </table:table-cell>
          <table:table-cell office:value-type="float" office:value="3.953" calcext:value-type="float">
            <text:p>3.953</text:p>
          </table:table-cell>
          <table:table-cell office:value-type="float" office:value="94.91" calcext:value-type="float">
            <text:p>94.91</text:p>
          </table:table-cell>
          <table:table-cell office:value-type="float" office:value="20.2" calcext:value-type="float">
            <text:p>20.2</text:p>
          </table:table-cell>
          <table:table-cell office:value-type="float" office:value="0.004611" calcext:value-type="float">
            <text:p>0.004611</text:p>
          </table:table-cell>
          <table:table-cell table:formula="of:=[.R34]+[.AD35]" office:value-type="float" office:value="569.747" calcext:value-type="float">
            <text:p>569.747</text:p>
          </table:table-cell>
          <table:table-cell office:value-type="float" office:value="0.0004895" calcext:value-type="float">
            <text:p>0.0004895</text:p>
          </table:table-cell>
          <table:table-cell office:value-type="float" office:value="0.00000001907" calcext:value-type="float">
            <text:p>1.907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5]-[.V35])/[.V35]))" office:value-type="float" office:value="-61.554082658944" calcext:value-type="float">
            <text:p>-61.554082658944</text:p>
          </table:table-cell>
          <table:table-cell/>
          <table:table-cell table:formula="of:=10^([.B35]/20)" office:value-type="float" office:value="0.000324008663901945" calcext:value-type="float">
            <text:p>0.000324008663902</text:p>
          </table:table-cell>
          <table:table-cell table:formula="of:=10^([.D35]/20)" office:value-type="float" office:value="0.999999741773826" calcext:value-type="float">
            <text:p>0.999999741773826</text:p>
          </table:table-cell>
          <table:table-cell table:formula="of:==20*LOG10(ABS(1-[.Y35]^2-[.Z35]^2))" office:value-type="float" office:value="-127.713222369938" calcext:value-type="float">
            <text:p>-127.713222369938</text:p>
          </table:table-cell>
          <table:table-cell table:formula="of:=20*LOG10(ABS(1-[.Z35]))" office:value-type="float" office:value="-131.759994773527" calcext:value-type="float">
            <text:p>-131.759994773527</text:p>
          </table:table-cell>
          <table:table-cell/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5.7321905911345" calcext:value-type="float">
            <text:p>-75.7321905911345</text:p>
          </table:table-cell>
          <table:table-cell office:value-type="float" office:value="-110.783056653269" calcext:value-type="float">
            <text:p>-110.783056653269</text:p>
          </table:table-cell>
          <table:table-cell office:value-type="float" office:value="0.0000010193977008855" calcext:value-type="float">
            <text:p>1.0193977008855E-06</text:p>
          </table:table-cell>
          <table:table-cell office:value-type="float" office:value="-20.7619122137335" calcext:value-type="float">
            <text:p>-20.7619122137335</text:p>
          </table:table-cell>
          <table:table-cell office:value-type="float" office:value="0.0000010193977008855" calcext:value-type="float">
            <text:p>1.0193977008855E-06</text:p>
          </table:table-cell>
          <table:table-cell office:value-type="float" office:value="-20.7619122137335" calcext:value-type="float">
            <text:p>-20.7619122137335</text:p>
          </table:table-cell>
          <table:table-cell office:value-type="float" office:value="-75.7312774725407" calcext:value-type="float">
            <text:p>-75.7312774725407</text:p>
          </table:table-cell>
          <table:table-cell office:value-type="float" office:value="-110.663445746416" calcext:value-type="float">
            <text:p>-110.6634457464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028" calcext:value-type="float">
            <text:p>20028</text:p>
          </table:table-cell>
          <table:table-cell office:value-type="float" office:value="382935" calcext:value-type="float">
            <text:p>382935</text:p>
          </table:table-cell>
          <table:table-cell office:value-type="float" office:value="4.486" calcext:value-type="float">
            <text:p>4.486</text:p>
          </table:table-cell>
          <table:table-cell office:value-type="float" office:value="135" calcext:value-type="float">
            <text:p>135</text:p>
          </table:table-cell>
          <table:table-cell office:value-type="float" office:value="25.27" calcext:value-type="float">
            <text:p>25.27</text:p>
          </table:table-cell>
          <table:table-cell office:value-type="float" office:value="0.005371" calcext:value-type="float">
            <text:p>0.005371</text:p>
          </table:table-cell>
          <table:table-cell table:formula="of:=[.R35]+[.AD36]" office:value-type="float" office:value="734.547" calcext:value-type="float">
            <text:p>734.547</text:p>
          </table:table-cell>
          <table:table-cell office:value-type="float" office:value="0.0002186" calcext:value-type="float">
            <text:p>0.0002186</text:p>
          </table:table-cell>
          <table:table-cell office:value-type="float" office:value="0.00000001252" calcext:value-type="float">
            <text:p>1.252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6]-[.V36])/[.V36]))" office:value-type="float" office:value="-67.3981219933288" calcext:value-type="float">
            <text:p>-67.3981219933288</text:p>
          </table:table-cell>
          <table:table-cell/>
          <table:table-cell table:formula="of:=10^([.B36]/20)" office:value-type="float" office:value="0.000163452087114146" calcext:value-type="float">
            <text:p>0.000163452087114</text:p>
          </table:table-cell>
          <table:table-cell table:formula="of:=10^([.D36]/20)" office:value-type="float" office:value="1.0000001173625" calcext:value-type="float">
            <text:p>1.0000001173625</text:p>
          </table:table-cell>
          <table:table-cell table:formula="of:==20*LOG10(ABS(1-[.Y36]^2-[.Z36]^2))" office:value-type="float" office:value="-131.652505901269" calcext:value-type="float">
            <text:p>-131.652505901269</text:p>
          </table:table-cell>
          <table:table-cell table:formula="of:=20*LOG10(ABS(1-[.Z36]))" office:value-type="float" office:value="-138.609412634372" calcext:value-type="float">
            <text:p>-138.609412634372</text:p>
          </table:table-cell>
          <table:table-cell/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6.7967537248527" calcext:value-type="float">
            <text:p>-76.7967537248527</text:p>
          </table:table-cell>
          <table:table-cell office:value-type="float" office:value="-110.953123397987" calcext:value-type="float">
            <text:p>-110.953123397987</text:p>
          </table:table-cell>
          <table:table-cell office:value-type="float" office:value="0.00000108164747878577" calcext:value-type="float">
            <text:p>1.08164747878577E-06</text:p>
          </table:table-cell>
          <table:table-cell office:value-type="float" office:value="-20.7611573524361" calcext:value-type="float">
            <text:p>-20.7611573524361</text:p>
          </table:table-cell>
          <table:table-cell office:value-type="float" office:value="0.00000108164747878577" calcext:value-type="float">
            <text:p>1.08164747878577E-06</text:p>
          </table:table-cell>
          <table:table-cell office:value-type="float" office:value="-20.7611573524361" calcext:value-type="float">
            <text:p>-20.7611573524361</text:p>
          </table:table-cell>
          <table:table-cell office:value-type="float" office:value="-76.7946726025677" calcext:value-type="float">
            <text:p>-76.7946726025677</text:p>
          </table:table-cell>
          <table:table-cell office:value-type="float" office:value="-110.478764267161" calcext:value-type="float">
            <text:p>-110.4787642671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942" calcext:value-type="float">
            <text:p>23942</text:p>
          </table:table-cell>
          <table:table-cell office:value-type="float" office:value="456474" calcext:value-type="float">
            <text:p>456474</text:p>
          </table:table-cell>
          <table:table-cell office:value-type="float" office:value="4.711" calcext:value-type="float">
            <text:p>4.711</text:p>
          </table:table-cell>
          <table:table-cell office:value-type="float" office:value="195.5" calcext:value-type="float">
            <text:p>195.5</text:p>
          </table:table-cell>
          <table:table-cell office:value-type="float" office:value="30" calcext:value-type="float">
            <text:p>30</text:p>
          </table:table-cell>
          <table:table-cell office:value-type="float" office:value="0.007161" calcext:value-type="float">
            <text:p>0.007161</text:p>
          </table:table-cell>
          <table:table-cell table:formula="of:=[.R36]+[.AD37]" office:value-type="float" office:value="964.747" calcext:value-type="float">
            <text:p>964.747</text:p>
          </table:table-cell>
          <table:table-cell office:value-type="float" office:value="0.00002301" calcext:value-type="float">
            <text:p>2.301E-05</text:p>
          </table:table-cell>
          <table:table-cell office:value-type="float" office:value="0.00000001172" calcext:value-type="float">
            <text:p>1.172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7]-[.V37])/[.V37]))" office:value-type="float" office:value="-68.1720676329604" calcext:value-type="float">
            <text:p>-68.1720676329604</text:p>
          </table:table-cell>
          <table:table-cell/>
          <table:table-cell table:formula="of:=10^([.B37]/20)" office:value-type="float" office:value="0.000144598009215935" calcext:value-type="float">
            <text:p>0.000144598009216</text:p>
          </table:table-cell>
          <table:table-cell table:formula="of:=10^([.D37]/20)" office:value-type="float" office:value="1.00000012452928" calcext:value-type="float">
            <text:p>1.00000012452928</text:p>
          </table:table-cell>
          <table:table-cell table:formula="of:==20*LOG10(ABS(1-[.Y37]^2-[.Z37]^2))" office:value-type="float" office:value="-131.373781518933" calcext:value-type="float">
            <text:p>-131.373781518933</text:p>
          </table:table-cell>
          <table:table-cell table:formula="of:=20*LOG10(ABS(1-[.Z37]))" office:value-type="float" office:value="-138.094570752068" calcext:value-type="float">
            <text:p>-138.094570752068</text:p>
          </table:table-cell>
          <table:table-cell/>
          <table:table-cell office:value-type="float" office:value="230.2" calcext:value-type="float">
            <text:p>230.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6.8572017451802" calcext:value-type="float">
            <text:p>-76.8572017451802</text:p>
          </table:table-cell>
          <table:table-cell office:value-type="float" office:value="-110.751264253273" calcext:value-type="float">
            <text:p>-110.751264253273</text:p>
          </table:table-cell>
          <table:table-cell office:value-type="float" office:value="0.00000107842892633303" calcext:value-type="float">
            <text:p>1.07842892633303E-06</text:p>
          </table:table-cell>
          <table:table-cell office:value-type="float" office:value="-20.7611673606647" calcext:value-type="float">
            <text:p>-20.7611673606647</text:p>
          </table:table-cell>
          <table:table-cell office:value-type="float" office:value="0.00000107842892633303" calcext:value-type="float">
            <text:p>1.07842892633303E-06</text:p>
          </table:table-cell>
          <table:table-cell office:value-type="float" office:value="-20.7611673606647" calcext:value-type="float">
            <text:p>-20.7611673606647</text:p>
          </table:table-cell>
          <table:table-cell office:value-type="float" office:value="-76.8552420607148" calcext:value-type="float">
            <text:p>-76.8552420607148</text:p>
          </table:table-cell>
          <table:table-cell office:value-type="float" office:value="-110.680206232097" calcext:value-type="float">
            <text:p>-110.6802062320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291" calcext:value-type="float">
            <text:p>27291</text:p>
          </table:table-cell>
          <table:table-cell office:value-type="float" office:value="519537" calcext:value-type="float">
            <text:p>519537</text:p>
          </table:table-cell>
          <table:table-cell office:value-type="float" office:value="4.834" calcext:value-type="float">
            <text:p>4.834</text:p>
          </table:table-cell>
          <table:table-cell office:value-type="float" office:value="234.9" calcext:value-type="float">
            <text:p>234.9</text:p>
          </table:table-cell>
          <table:table-cell office:value-type="float" office:value="39.64" calcext:value-type="float">
            <text:p>39.64</text:p>
          </table:table-cell>
          <table:table-cell office:value-type="float" office:value="0.007759" calcext:value-type="float">
            <text:p>0.007759</text:p>
          </table:table-cell>
          <table:table-cell table:formula="of:=[.R37]+[.AD38]" office:value-type="float" office:value="1244.147" calcext:value-type="float">
            <text:p>1244.147</text:p>
          </table:table-cell>
          <table:table-cell office:value-type="float" office:value="0.000001139" calcext:value-type="float">
            <text:p>1.139E-06</text:p>
          </table:table-cell>
          <table:table-cell office:value-type="float" office:value="0.000000007232" calcext:value-type="float">
            <text:p>7.232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8]-[.V38])/[.V38]))" office:value-type="float" office:value="-68.1613419576202" calcext:value-type="float">
            <text:p>-68.1613419576202</text:p>
          </table:table-cell>
          <table:table-cell/>
          <table:table-cell table:formula="of:=10^([.B38]/20)" office:value-type="float" office:value="0.000143595196655419" calcext:value-type="float">
            <text:p>0.000143595196655</text:p>
          </table:table-cell>
          <table:table-cell table:formula="of:=10^([.D38]/20)" office:value-type="float" office:value="1.00000012415873" calcext:value-type="float">
            <text:p>1.00000012415873</text:p>
          </table:table-cell>
          <table:table-cell table:formula="of:==20*LOG10(ABS(1-[.Y38]^2-[.Z38]^2))" office:value-type="float" office:value="-131.406987323718" calcext:value-type="float">
            <text:p>-131.406987323718</text:p>
          </table:table-cell>
          <table:table-cell table:formula="of:=20*LOG10(ABS(1-[.Z38]))" office:value-type="float" office:value="-138.120455034457" calcext:value-type="float">
            <text:p>-138.120455034457</text:p>
          </table:table-cell>
          <table:table-cell/>
          <table:table-cell office:value-type="float" office:value="279.4" calcext:value-type="float">
            <text:p>279.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8.4827546300163" calcext:value-type="float">
            <text:p>-78.4827546300163</text:p>
          </table:table-cell>
          <table:table-cell office:value-type="float" office:value="-110.817333272139" calcext:value-type="float">
            <text:p>-110.817333272139</text:p>
          </table:table-cell>
          <table:table-cell office:value-type="float" office:value="0.000000208740399991905" calcext:value-type="float">
            <text:p>2.08740399991905E-07</text:p>
          </table:table-cell>
          <table:table-cell office:value-type="float" office:value="-20.7595434504007" calcext:value-type="float">
            <text:p>-20.7595434504007</text:p>
          </table:table-cell>
          <table:table-cell office:value-type="float" office:value="0.000000208740399991905" calcext:value-type="float">
            <text:p>2.08740399991905E-07</text:p>
          </table:table-cell>
          <table:table-cell office:value-type="float" office:value="-20.7595434504007" calcext:value-type="float">
            <text:p>-20.7595434504007</text:p>
          </table:table-cell>
          <table:table-cell office:value-type="float" office:value="-78.4829197744669" calcext:value-type="float">
            <text:p>-78.4829197744669</text:p>
          </table:table-cell>
          <table:table-cell office:value-type="float" office:value="-110.676290426793" calcext:value-type="float">
            <text:p>-110.67629042679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359" calcext:value-type="float">
            <text:p>33359</text:p>
          </table:table-cell>
          <table:table-cell office:value-type="float" office:value="634035" calcext:value-type="float">
            <text:p>634035</text:p>
          </table:table-cell>
          <table:table-cell office:value-type="float" office:value="5.567" calcext:value-type="float">
            <text:p>5.567</text:p>
          </table:table-cell>
          <table:table-cell office:value-type="float" office:value="311.4" calcext:value-type="float">
            <text:p>311.4</text:p>
          </table:table-cell>
          <table:table-cell office:value-type="float" office:value="44.35" calcext:value-type="float">
            <text:p>44.35</text:p>
          </table:table-cell>
          <table:table-cell office:value-type="float" office:value="0.01229" calcext:value-type="float">
            <text:p>0.01229</text:p>
          </table:table-cell>
          <table:table-cell table:formula="of:=[.R38]+[.AD39]" office:value-type="float" office:value="1605.547" calcext:value-type="float">
            <text:p>1605.547</text:p>
          </table:table-cell>
          <table:table-cell office:value-type="float" office:value="0.00003749" calcext:value-type="float">
            <text:p>3.749E-05</text:p>
          </table:table-cell>
          <table:table-cell office:value-type="float" office:value="0.000000006947" calcext:value-type="float">
            <text:p>6.947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9]-[.V39])/[.V39]))" office:value-type="float" office:value="-70.1021293439033" calcext:value-type="float">
            <text:p>-70.1021293439033</text:p>
          </table:table-cell>
          <table:table-cell/>
          <table:table-cell table:formula="of:=10^([.B39]/20)" office:value-type="float" office:value="0.000119086427922242" calcext:value-type="float">
            <text:p>0.000119086427922</text:p>
          </table:table-cell>
          <table:table-cell table:formula="of:=10^([.D39]/20)" office:value-type="float" office:value="1.00000002403213" calcext:value-type="float">
            <text:p>1.00000002403213</text:p>
          </table:table-cell>
          <table:table-cell table:formula="of:==20*LOG10(ABS(1-[.Y39]^2-[.Z39]^2))" office:value-type="float" office:value="-144.11779448432" calcext:value-type="float">
            <text:p>-144.11779448432</text:p>
          </table:table-cell>
          <table:table-cell table:formula="of:=20*LOG10(ABS(1-[.Z39]))" office:value-type="float" office:value="-152.38415580823" calcext:value-type="float">
            <text:p>-152.38415580823</text:p>
          </table:table-cell>
          <table:table-cell/>
          <table:table-cell office:value-type="float" office:value="361.4" calcext:value-type="float">
            <text:p>361.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9.1123405637425" calcext:value-type="float">
            <text:p>-79.1123405637425</text:p>
          </table:table-cell>
          <table:table-cell office:value-type="float" office:value="-110.866443435592" calcext:value-type="float">
            <text:p>-110.866443435592</text:p>
          </table:table-cell>
          <table:table-cell office:value-type="float" office:value="0.000000230678550359552" calcext:value-type="float">
            <text:p>2.30678550359552E-07</text:p>
          </table:table-cell>
          <table:table-cell office:value-type="float" office:value="-20.7590701300322" calcext:value-type="float">
            <text:p>-20.7590701300322</text:p>
          </table:table-cell>
          <table:table-cell office:value-type="float" office:value="0.000000230678550359552" calcext:value-type="float">
            <text:p>2.30678550359552E-07</text:p>
          </table:table-cell>
          <table:table-cell office:value-type="float" office:value="-20.7590701300322" calcext:value-type="float">
            <text:p>-20.7590701300322</text:p>
          </table:table-cell>
          <table:table-cell office:value-type="float" office:value="-79.1117219303573" calcext:value-type="float">
            <text:p>-79.1117219303573</text:p>
          </table:table-cell>
          <table:table-cell office:value-type="float" office:value="-110.621618055589" calcext:value-type="float">
            <text:p>-110.62161805558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2913" calcext:value-type="float">
            <text:p>42913</text:p>
          </table:table-cell>
          <table:table-cell office:value-type="float" office:value="812946" calcext:value-type="float">
            <text:p>812946</text:p>
          </table:table-cell>
          <table:table-cell office:value-type="float" office:value="6.001" calcext:value-type="float">
            <text:p>6.001</text:p>
          </table:table-cell>
          <table:table-cell office:value-type="float" office:value="480.4" calcext:value-type="float">
            <text:p>480.4</text:p>
          </table:table-cell>
          <table:table-cell office:value-type="float" office:value="62.35" calcext:value-type="float">
            <text:p>62.35</text:p>
          </table:table-cell>
          <table:table-cell office:value-type="float" office:value="0.01348" calcext:value-type="float">
            <text:p>0.01348</text:p>
          </table:table-cell>
          <table:table-cell table:formula="of:=[.R39]+[.AD40]" office:value-type="float" office:value="2154.247" calcext:value-type="float">
            <text:p>2154.247</text:p>
          </table:table-cell>
          <table:table-cell office:value-type="float" office:value="0.00001173" calcext:value-type="float">
            <text:p>1.173E-05</text:p>
          </table:table-cell>
          <table:table-cell office:value-type="float" office:value="0.000000004871" calcext:value-type="float">
            <text:p>4.871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0]-[.V40])/[.V40]))" office:value-type="float" office:value="-70.7603090268973" calcext:value-type="float">
            <text:p>-70.7603090268973</text:p>
          </table:table-cell>
          <table:table-cell/>
          <table:table-cell table:formula="of:=10^([.B40]/20)" office:value-type="float" office:value="0.000110760006309381" calcext:value-type="float">
            <text:p>0.000110760006309</text:p>
          </table:table-cell>
          <table:table-cell table:formula="of:=10^([.D40]/20)" office:value-type="float" office:value="1.00000002655785" calcext:value-type="float">
            <text:p>1.00000002655785</text:p>
          </table:table-cell>
          <table:table-cell table:formula="of:==20*LOG10(ABS(1-[.Y40]^2-[.Z40]^2))" office:value-type="float" office:value="-143.690639424918" calcext:value-type="float">
            <text:p>-143.690639424918</text:p>
          </table:table-cell>
          <table:table-cell table:formula="of:=20*LOG10(ABS(1-[.Z40]))" office:value-type="float" office:value="-151.516141753258" calcext:value-type="float">
            <text:p>-151.516141753258</text:p>
          </table:table-cell>
          <table:table-cell/>
          <table:table-cell office:value-type="float" office:value="548.7" calcext:value-type="float">
            <text:p>548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9.3229329137683" calcext:value-type="float">
            <text:p>-79.3229329137683</text:p>
          </table:table-cell>
          <table:table-cell office:value-type="float" office:value="-108.426446842863" calcext:value-type="float">
            <text:p>-108.426446842863</text:p>
          </table:table-cell>
          <table:table-cell office:value-type="float" office:value="0.000000229612509517383" calcext:value-type="float">
            <text:p>2.29612509517383E-07</text:p>
          </table:table-cell>
          <table:table-cell office:value-type="float" office:value="-20.7589755940493" calcext:value-type="float">
            <text:p>-20.7589755940493</text:p>
          </table:table-cell>
          <table:table-cell office:value-type="float" office:value="0.000000229612509517383" calcext:value-type="float">
            <text:p>2.29612509517383E-07</text:p>
          </table:table-cell>
          <table:table-cell office:value-type="float" office:value="-20.7589755940493" calcext:value-type="float">
            <text:p>-20.7589755940493</text:p>
          </table:table-cell>
          <table:table-cell office:value-type="float" office:value="-79.3222856269509" calcext:value-type="float">
            <text:p>-79.3222856269509</text:p>
          </table:table-cell>
          <table:table-cell office:value-type="float" office:value="-113.060952039501" calcext:value-type="float">
            <text:p>-113.06095203950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114" calcext:value-type="float">
            <text:p>52114</text:p>
          </table:table-cell>
          <table:table-cell office:value-type="float" office:value="986796" calcext:value-type="float">
            <text:p>986796</text:p>
          </table:table-cell>
          <table:table-cell office:value-type="float" office:value="6.387" calcext:value-type="float">
            <text:p>6.387</text:p>
          </table:table-cell>
          <table:table-cell office:value-type="float" office:value="641.7" calcext:value-type="float">
            <text:p>641.7</text:p>
          </table:table-cell>
          <table:table-cell office:value-type="float" office:value="79.43" calcext:value-type="float">
            <text:p>79.43</text:p>
          </table:table-cell>
          <table:table-cell office:value-type="float" office:value="0.01824" calcext:value-type="float">
            <text:p>0.01824</text:p>
          </table:table-cell>
          <table:table-cell table:formula="of:=[.R40]+[.AD41]" office:value-type="float" office:value="2881.747" calcext:value-type="float">
            <text:p>2881.747</text:p>
          </table:table-cell>
          <table:table-cell office:value-type="float" office:value="0.00000561" calcext:value-type="float">
            <text:p>5.61E-06</text:p>
          </table:table-cell>
          <table:table-cell office:value-type="float" office:value="0.000000004292" calcext:value-type="float">
            <text:p>4.292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1]-[.V41])/[.V41]))" office:value-type="float" office:value="-70.8979607211507" calcext:value-type="float">
            <text:p>-70.8979607211507</text:p>
          </table:table-cell>
          <table:table-cell/>
          <table:table-cell table:formula="of:=10^([.B41]/20)" office:value-type="float" office:value="0.000108106885143781" calcext:value-type="float">
            <text:p>0.000108106885144</text:p>
          </table:table-cell>
          <table:table-cell table:formula="of:=10^([.D41]/20)" office:value-type="float" office:value="1.00000002643512" calcext:value-type="float">
            <text:p>1.00000002643512</text:p>
          </table:table-cell>
          <table:table-cell table:formula="of:==20*LOG10(ABS(1-[.Y41]^2-[.Z41]^2))" office:value-type="float" office:value="-143.801088236713" calcext:value-type="float">
            <text:p>-143.801088236713</text:p>
          </table:table-cell>
          <table:table-cell table:formula="of:=20*LOG10(ABS(1-[.Z41]))" office:value-type="float" office:value="-151.556375121187" calcext:value-type="float">
            <text:p>-151.556375121187</text:p>
          </table:table-cell>
          <table:table-cell/>
          <table:table-cell office:value-type="float" office:value="727.5" calcext:value-type="float">
            <text:p>727.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9.6750434335837" calcext:value-type="float">
            <text:p>-79.6750434335837</text:p>
          </table:table-cell>
          <table:table-cell office:value-type="float" office:value="-111.202956369429" calcext:value-type="float">
            <text:p>-111.202956369429</text:p>
          </table:table-cell>
          <table:table-cell office:value-type="float" office:value="0.000000249558556066682" calcext:value-type="float">
            <text:p>2.49558556066682E-07</text:p>
          </table:table-cell>
          <table:table-cell office:value-type="float" office:value="-20.7588730475627" calcext:value-type="float">
            <text:p>-20.7588730475627</text:p>
          </table:table-cell>
          <table:table-cell office:value-type="float" office:value="0.000000249558556066682" calcext:value-type="float">
            <text:p>2.49558556066682E-07</text:p>
          </table:table-cell>
          <table:table-cell office:value-type="float" office:value="-20.7588730475627" calcext:value-type="float">
            <text:p>-20.7588730475627</text:p>
          </table:table-cell>
          <table:table-cell office:value-type="float" office:value="-79.673799653517" calcext:value-type="float">
            <text:p>-79.673799653517</text:p>
          </table:table-cell>
          <table:table-cell office:value-type="float" office:value="-110.280178787882" calcext:value-type="float">
            <text:p>-110.2801787878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3773" calcext:value-type="float">
            <text:p>63773</text:p>
          </table:table-cell>
          <table:table-cell office:value-type="float" office:value="1207332" calcext:value-type="float">
            <text:p>1207332</text:p>
          </table:table-cell>
          <table:table-cell office:value-type="float" office:value="6.628" calcext:value-type="float">
            <text:p>6.628</text:p>
          </table:table-cell>
          <table:table-cell office:value-type="float" office:value="949.9" calcext:value-type="float">
            <text:p>949.9</text:p>
          </table:table-cell>
          <table:table-cell office:value-type="float" office:value="96.63" calcext:value-type="float">
            <text:p>96.63</text:p>
          </table:table-cell>
          <table:table-cell office:value-type="float" office:value="0.02151" calcext:value-type="float">
            <text:p>0.02151</text:p>
          </table:table-cell>
          <table:table-cell table:formula="of:=[.R41]+[.AD42]" office:value-type="float" office:value="3934.747" calcext:value-type="float">
            <text:p>3934.747</text:p>
          </table:table-cell>
          <table:table-cell office:value-type="float" office:value="0.00000693" calcext:value-type="float">
            <text:p>6.93E-06</text:p>
          </table:table-cell>
          <table:table-cell office:value-type="float" office:value="0.000000003833" calcext:value-type="float">
            <text:p>3.833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2]-[.V42])/[.V42]))" office:value-type="float" office:value="-71.0497849615359" calcext:value-type="float">
            <text:p>-71.0497849615359</text:p>
          </table:table-cell>
          <table:table-cell/>
          <table:table-cell table:formula="of:=10^([.B42]/20)" office:value-type="float" office:value="0.000103812064600867" calcext:value-type="float">
            <text:p>0.000103812064601</text:p>
          </table:table-cell>
          <table:table-cell table:formula="of:=10^([.D42]/20)" office:value-type="float" office:value="1.00000002873149" calcext:value-type="float">
            <text:p>1.00000002873149</text:p>
          </table:table-cell>
          <table:table-cell table:formula="of:==20*LOG10(ABS(1-[.Y42]^2-[.Z42]^2))" office:value-type="float" office:value="-143.319228852524" calcext:value-type="float">
            <text:p>-143.319228852524</text:p>
          </table:table-cell>
          <table:table-cell table:formula="of:=20*LOG10(ABS(1-[.Z42]))" office:value-type="float" office:value="-150.832836731322" calcext:value-type="float">
            <text:p>-150.832836731322</text:p>
          </table:table-cell>
          <table:table-cell/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0.1383001375058" calcext:value-type="float">
            <text:p>-80.1383001375058</text:p>
          </table:table-cell>
          <table:table-cell office:value-type="float" office:value="-110.930863557214" calcext:value-type="float">
            <text:p>-110.930863557214</text:p>
          </table:table-cell>
          <table:table-cell office:value-type="float" office:value="0.00000025918735010899" calcext:value-type="float">
            <text:p>2.5918735010899E-07</text:p>
          </table:table-cell>
          <table:table-cell office:value-type="float" office:value="-20.7586750802881" calcext:value-type="float">
            <text:p>-20.7586750802881</text:p>
          </table:table-cell>
          <table:table-cell office:value-type="float" office:value="0.00000025918735010899" calcext:value-type="float">
            <text:p>2.5918735010899E-07</text:p>
          </table:table-cell>
          <table:table-cell office:value-type="float" office:value="-20.7586750802881" calcext:value-type="float">
            <text:p>-20.7586750802881</text:p>
          </table:table-cell>
          <table:table-cell office:value-type="float" office:value="-80.1370541800928" calcext:value-type="float">
            <text:p>-80.1370541800928</text:p>
          </table:table-cell>
          <table:table-cell office:value-type="float" office:value="-110.549411507788" calcext:value-type="float">
            <text:p>-110.5494115077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6478" calcext:value-type="float">
            <text:p>76478</text:p>
          </table:table-cell>
          <table:table-cell office:value-type="float" office:value="1445727" calcext:value-type="float">
            <text:p>1445727</text:p>
          </table:table-cell>
          <table:table-cell office:value-type="float" office:value="6.743" calcext:value-type="float">
            <text:p>6.743</text:p>
          </table:table-cell>
          <table:table-cell office:value-type="float" office:value="1468" calcext:value-type="float">
            <text:p>1468</text:p>
          </table:table-cell>
          <table:table-cell office:value-type="float" office:value="118.4" calcext:value-type="float">
            <text:p>118.4</text:p>
          </table:table-cell>
          <table:table-cell office:value-type="float" office:value="0.02596" calcext:value-type="float">
            <text:p>0.02596</text:p>
          </table:table-cell>
          <table:table-cell table:formula="of:=[.R42]+[.AD43]" office:value-type="float" office:value="5528.747" calcext:value-type="float">
            <text:p>5528.747</text:p>
          </table:table-cell>
          <table:table-cell office:value-type="float" office:value="0.000006422" calcext:value-type="float">
            <text:p>6.422E-06</text:p>
          </table:table-cell>
          <table:table-cell office:value-type="float" office:value="0.000000003602" calcext:value-type="float">
            <text:p>3.602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3]-[.V43])/[.V43]))" office:value-type="float" office:value="-71.3506098662093" calcext:value-type="float">
            <text:p>-71.3506098662093</text:p>
          </table:table-cell>
          <table:table-cell/>
          <table:table-cell table:formula="of:=10^([.B43]/20)" office:value-type="float" office:value="0.0000984203699419158" calcext:value-type="float">
            <text:p>9.84203699419158E-05</text:p>
          </table:table-cell>
          <table:table-cell table:formula="of:=10^([.D43]/20)" office:value-type="float" office:value="1.00000002984005" calcext:value-type="float">
            <text:p>1.00000002984005</text:p>
          </table:table-cell>
          <table:table-cell table:formula="of:==20*LOG10(ABS(1-[.Y43]^2-[.Z43]^2))" office:value-type="float" office:value="-143.176983841932" calcext:value-type="float">
            <text:p>-143.176983841932</text:p>
          </table:table-cell>
          <table:table-cell table:formula="of:=20*LOG10(ABS(1-[.Z43]))" office:value-type="float" office:value="-150.504009978683" calcext:value-type="float">
            <text:p>-150.504009978683</text:p>
          </table:table-cell>
          <table:table-cell/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0.2998923617692" calcext:value-type="float">
            <text:p>-80.2998923617692</text:p>
          </table:table-cell>
          <table:table-cell office:value-type="float" office:value="-110.770671930834" calcext:value-type="float">
            <text:p>-110.770671930834</text:p>
          </table:table-cell>
          <table:table-cell office:value-type="float" office:value="0.000000257169332938196" calcext:value-type="float">
            <text:p>2.57169332938196E-07</text:p>
          </table:table-cell>
          <table:table-cell office:value-type="float" office:value="-20.7586244629638" calcext:value-type="float">
            <text:p>-20.7586244629638</text:p>
          </table:table-cell>
          <table:table-cell office:value-type="float" office:value="0.000000257169332938196" calcext:value-type="float">
            <text:p>2.57169332938196E-07</text:p>
          </table:table-cell>
          <table:table-cell office:value-type="float" office:value="-20.7586244629638" calcext:value-type="float">
            <text:p>-20.7586244629638</text:p>
          </table:table-cell>
          <table:table-cell office:value-type="float" office:value="-80.2992499409632" calcext:value-type="float">
            <text:p>-80.2992499409632</text:p>
          </table:table-cell>
          <table:table-cell office:value-type="float" office:value="-110.70786138043" calcext:value-type="float">
            <text:p>-110.7078613804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0008" calcext:value-type="float">
            <text:p>90008</text:p>
          </table:table-cell>
          <table:table-cell office:value-type="float" office:value="1700511" calcext:value-type="float">
            <text:p>1700511</text:p>
          </table:table-cell>
          <table:table-cell office:value-type="float" office:value="6.786" calcext:value-type="float">
            <text:p>6.786</text:p>
          </table:table-cell>
          <table:table-cell office:value-type="float" office:value="2223" calcext:value-type="float">
            <text:p>2223</text:p>
          </table:table-cell>
          <table:table-cell office:value-type="float" office:value="145.1" calcext:value-type="float">
            <text:p>145.1</text:p>
          </table:table-cell>
          <table:table-cell office:value-type="float" office:value="0.02715" calcext:value-type="float">
            <text:p>0.02715</text:p>
          </table:table-cell>
          <table:table-cell table:formula="of:=[.R43]+[.AD44]" office:value-type="float" office:value="7903.747" calcext:value-type="float">
            <text:p>7903.747</text:p>
          </table:table-cell>
          <table:table-cell office:value-type="float" office:value="0.000002042" calcext:value-type="float">
            <text:p>2.042E-06</text:p>
          </table:table-cell>
          <table:table-cell office:value-type="float" office:value="0.000000002917" calcext:value-type="float">
            <text:p>2.917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4]-[.V44])/[.V44]))" office:value-type="float" office:value="-71.4292285702625" calcext:value-type="float">
            <text:p>-71.4292285702625</text:p>
          </table:table-cell>
          <table:table-cell/>
          <table:table-cell table:formula="of:=10^([.B44]/20)" office:value-type="float" office:value="0.0000966062850665267" calcext:value-type="float">
            <text:p>9.66062850665267E-05</text:p>
          </table:table-cell>
          <table:table-cell table:formula="of:=10^([.D44]/20)" office:value-type="float" office:value="1.00000002960771" calcext:value-type="float">
            <text:p>1.00000002960771</text:p>
          </table:table-cell>
          <table:table-cell table:formula="of:==20*LOG10(ABS(1-[.Y44]^2-[.Z44]^2))" office:value-type="float" office:value="-143.280078473675" calcext:value-type="float">
            <text:p>-143.280078473675</text:p>
          </table:table-cell>
          <table:table-cell table:formula="of:=20*LOG10(ABS(1-[.Z44]))" office:value-type="float" office:value="-150.571902443375" calcext:value-type="float">
            <text:p>-150.571902443375</text:p>
          </table:table-cell>
          <table:table-cell/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2.2250560367332" calcext:value-type="float">
            <text:p>-82.2250560367332</text:p>
          </table:table-cell>
          <table:table-cell office:value-type="float" office:value="-109.881967204871" calcext:value-type="float">
            <text:p>-109.881967204871</text:p>
          </table:table-cell>
          <table:table-cell office:value-type="float" office:value="0.0000000981709984326925" calcext:value-type="float">
            <text:p>9.81709984326925E-08</text:p>
          </table:table-cell>
          <table:table-cell office:value-type="float" office:value="-20.757490403935" calcext:value-type="float">
            <text:p>-20.757490403935</text:p>
          </table:table-cell>
          <table:table-cell office:value-type="float" office:value="0.0000000981709984326925" calcext:value-type="float">
            <text:p>9.81709984326925E-08</text:p>
          </table:table-cell>
          <table:table-cell office:value-type="float" office:value="-20.757490403935" calcext:value-type="float">
            <text:p>-20.757490403935</text:p>
          </table:table-cell>
          <table:table-cell office:value-type="float" office:value="-82.2246128152165" calcext:value-type="float">
            <text:p>-82.2246128152165</text:p>
          </table:table-cell>
          <table:table-cell office:value-type="float" office:value="-111.611966613487" calcext:value-type="float">
            <text:p>-111.61196661348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2439" calcext:value-type="float">
            <text:p>102439</text:p>
          </table:table-cell>
          <table:table-cell office:value-type="float" office:value="1937475" calcext:value-type="float">
            <text:p>1937475</text:p>
          </table:table-cell>
          <table:table-cell office:value-type="float" office:value="7.631" calcext:value-type="float">
            <text:p>7.631</text:p>
          </table:table-cell>
          <table:table-cell office:value-type="float" office:value="2953" calcext:value-type="float">
            <text:p>2953</text:p>
          </table:table-cell>
          <table:table-cell office:value-type="float" office:value="159" calcext:value-type="float">
            <text:p>159</text:p>
          </table:table-cell>
          <table:table-cell office:value-type="float" office:value="0.03422" calcext:value-type="float">
            <text:p>0.03422</text:p>
          </table:table-cell>
          <table:table-cell table:formula="of:=[.R44]+[.AD45]" office:value-type="float" office:value="11023.747" calcext:value-type="float">
            <text:p>11023.747</text:p>
          </table:table-cell>
          <table:table-cell office:value-type="float" office:value="0.00002762" calcext:value-type="float">
            <text:p>2.762E-05</text:p>
          </table:table-cell>
          <table:table-cell office:value-type="float" office:value="0.000000001289" calcext:value-type="float">
            <text:p>1.289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5]-[.V45])/[.V45]))" office:value-type="float" office:value="-73.4078169012519" calcext:value-type="float">
            <text:p>-73.4078169012519</text:p>
          </table:table-cell>
          <table:table-cell/>
          <table:table-cell table:formula="of:=10^([.B45]/20)" office:value-type="float" office:value="0.0000774011116522858" calcext:value-type="float">
            <text:p>7.74011116522858E-05</text:p>
          </table:table-cell>
          <table:table-cell table:formula="of:=10^([.D45]/20)" office:value-type="float" office:value="1.00000001130235" calcext:value-type="float">
            <text:p>1.00000001130235</text:p>
          </table:table-cell>
          <table:table-cell table:formula="of:==20*LOG10(ABS(1-[.Y45]^2-[.Z45]^2))" office:value-type="float" office:value="-150.874003523541" calcext:value-type="float">
            <text:p>-150.874003523541</text:p>
          </table:table-cell>
          <table:table-cell table:formula="of:=20*LOG10(ABS(1-[.Z45]))" office:value-type="float" office:value="-158.93662193139" calcext:value-type="float">
            <text:p>-158.93662193139</text:p>
          </table:table-cell>
          <table:table-cell/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6.0134801088813" calcext:value-type="float">
            <text:p>-86.0134801088813</text:p>
          </table:table-cell>
          <table:table-cell office:value-type="float" office:value="-108.258749969911" calcext:value-type="float">
            <text:p>-108.258749969911</text:p>
          </table:table-cell>
          <table:table-cell office:value-type="float" office:value="-0.0000000184604071171044" calcext:value-type="float">
            <text:p>-1.84604071171044E-08</text:p>
          </table:table-cell>
          <table:table-cell office:value-type="float" office:value="-20.7560829471025" calcext:value-type="float">
            <text:p>-20.7560829471025</text:p>
          </table:table-cell>
          <table:table-cell office:value-type="float" office:value="-0.0000000184604071171044" calcext:value-type="float">
            <text:p>-1.84604071171044E-08</text:p>
          </table:table-cell>
          <table:table-cell office:value-type="float" office:value="-20.7560829471025" calcext:value-type="float">
            <text:p>-20.7560829471025</text:p>
          </table:table-cell>
          <table:table-cell office:value-type="float" office:value="-86.0129156729364" calcext:value-type="float">
            <text:p>-86.0129156729364</text:p>
          </table:table-cell>
          <table:table-cell office:value-type="float" office:value="-113.261206229595" calcext:value-type="float">
            <text:p>-113.26120622959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1691" calcext:value-type="float">
            <text:p>121691</text:p>
          </table:table-cell>
          <table:table-cell office:value-type="float" office:value="2297826" calcext:value-type="float">
            <text:p>2297826</text:p>
          </table:table-cell>
          <table:table-cell office:value-type="float" office:value="9.307" calcext:value-type="float">
            <text:p>9.307</text:p>
          </table:table-cell>
          <table:table-cell office:value-type="float" office:value="4136" calcext:value-type="float">
            <text:p>4136</text:p>
          </table:table-cell>
          <table:table-cell office:value-type="float" office:value="187" calcext:value-type="float">
            <text:p>187</text:p>
          </table:table-cell>
          <table:table-cell office:value-type="float" office:value="0.03795" calcext:value-type="float">
            <text:p>0.03795</text:p>
          </table:table-cell>
          <table:table-cell table:formula="of:=[.R45]+[.AD46]" office:value-type="float" office:value="15355.747" calcext:value-type="float">
            <text:p>15355.747</text:p>
          </table:table-cell>
          <table:table-cell office:value-type="float" office:value="0.00003681" calcext:value-type="float">
            <text:p>3.681E-05</text:p>
          </table:table-cell>
          <table:table-cell office:value-type="float" office:value="0.0000000008145" calcext:value-type="float">
            <text:p>8.145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6]-[.V46])/[.V46]))" office:value-type="float" office:value="-76.7257648138372" calcext:value-type="float">
            <text:p>-76.7257648138372</text:p>
          </table:table-cell>
          <table:table-cell/>
          <table:table-cell table:formula="of:=10^([.B46]/20)" office:value-type="float" office:value="0.0000500410016908832" calcext:value-type="float">
            <text:p>5.00410016908832E-05</text:p>
          </table:table-cell>
          <table:table-cell table:formula="of:=10^([.D46]/20)" office:value-type="float" office:value="0.999999997874667" calcext:value-type="float">
            <text:p>0.999999997874667</text:p>
          </table:table-cell>
          <table:table-cell table:formula="of:==20*LOG10(ABS(1-[.Y46]^2-[.Z46]^2))" office:value-type="float" office:value="-175.156309891832" calcext:value-type="float">
            <text:p>-175.156309891832</text:p>
          </table:table-cell>
          <table:table-cell table:formula="of:=20*LOG10(ABS(1-[.Z46]))" office:value-type="float" office:value="-173.4514606581" calcext:value-type="float">
            <text:p>-173.4514606581</text:p>
          </table:table-cell>
          <table:table-cell/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92.9678489039998" calcext:value-type="float">
            <text:p>-92.9678489039998</text:p>
          </table:table-cell>
          <table:table-cell office:value-type="float" office:value="-114.124279434747" calcext:value-type="float">
            <text:p>-114.124279434747</text:p>
          </table:table-cell>
          <table:table-cell office:value-type="float" office:value="-0.0000000354078346171501" calcext:value-type="float">
            <text:p>-3.54078346171501E-08</text:p>
          </table:table-cell>
          <table:table-cell office:value-type="float" office:value="-20.754374841295" calcext:value-type="float">
            <text:p>-20.754374841295</text:p>
          </table:table-cell>
          <table:table-cell office:value-type="float" office:value="-0.0000000354078346171501" calcext:value-type="float">
            <text:p>-3.54078346171501E-08</text:p>
          </table:table-cell>
          <table:table-cell office:value-type="float" office:value="-20.754374841295" calcext:value-type="float">
            <text:p>-20.754374841295</text:p>
          </table:table-cell>
          <table:table-cell office:value-type="float" office:value="-92.9658320634143" calcext:value-type="float">
            <text:p>-92.9658320634143</text:p>
          </table:table-cell>
          <table:table-cell office:value-type="float" office:value="-107.403505667917" calcext:value-type="float">
            <text:p>-107.4035056679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51349" calcext:value-type="float">
            <text:p>151349</text:p>
          </table:table-cell>
          <table:table-cell office:value-type="float" office:value="2851341" calcext:value-type="float">
            <text:p>2851341</text:p>
          </table:table-cell>
          <table:table-cell office:value-type="float" office:value="12.14" calcext:value-type="float">
            <text:p>12.14</text:p>
          </table:table-cell>
          <table:table-cell office:value-type="float" office:value="6085" calcext:value-type="float">
            <text:p>6085</text:p>
          </table:table-cell>
          <table:table-cell office:value-type="float" office:value="203" calcext:value-type="float">
            <text:p>203</text:p>
          </table:table-cell>
          <table:table-cell office:value-type="float" office:value="0.04932" calcext:value-type="float">
            <text:p>0.04932</text:p>
          </table:table-cell>
          <table:table-cell table:formula="of:=[.R46]+[.AD47]" office:value-type="float" office:value="21656.747" calcext:value-type="float">
            <text:p>21656.747</text:p>
          </table:table-cell>
          <table:table-cell office:value-type="float" office:value="0.00004075" calcext:value-type="float">
            <text:p>4.075E-05</text:p>
          </table:table-cell>
          <table:table-cell office:value-type="float" office:value="0.0000000006422" calcext:value-type="float">
            <text:p>6.422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7]-[.V47])/[.V47]))" office:value-type="float" office:value="-83.9474788812945" calcext:value-type="float">
            <text:p>-83.9474788812945</text:p>
          </table:table-cell>
          <table:table-cell/>
          <table:table-cell table:formula="of:=10^([.B47]/20)" office:value-type="float" office:value="0.0000224702319154914" calcext:value-type="float">
            <text:p>2.24702319154914E-05</text:p>
          </table:table-cell>
          <table:table-cell table:formula="of:=10^([.D47]/20)" office:value-type="float" office:value="0.999999995923522" calcext:value-type="float">
            <text:p>0.999999995923522</text:p>
          </table:table-cell>
          <table:table-cell table:formula="of:==20*LOG10(ABS(1-[.Y47]^2-[.Z47]^2))" office:value-type="float" office:value="-162.328992597113" calcext:value-type="float">
            <text:p>-162.328992597113</text:p>
          </table:table-cell>
          <table:table-cell table:formula="of:=20*LOG10(ABS(1-[.Z47]))" office:value-type="float" office:value="-167.794298795274" calcext:value-type="float">
            <text:p>-167.794298795274</text:p>
          </table:table-cell>
          <table:table-cell/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4.6486029444339" calcext:value-type="float">
            <text:p>-94.6486029444339</text:p>
          </table:table-cell>
          <table:table-cell office:value-type="float" office:value="-111.119912102155" calcext:value-type="float">
            <text:p>-111.119912102155</text:p>
          </table:table-cell>
          <table:table-cell office:value-type="float" office:value="0.0000000345266956830345" calcext:value-type="float">
            <text:p>3.45266956830345E-08</text:p>
          </table:table-cell>
          <table:table-cell office:value-type="float" office:value="-20.75414976909" calcext:value-type="float">
            <text:p>-20.75414976909</text:p>
          </table:table-cell>
          <table:table-cell office:value-type="float" office:value="0.0000000345266956830345" calcext:value-type="float">
            <text:p>3.45266956830345E-08</text:p>
          </table:table-cell>
          <table:table-cell office:value-type="float" office:value="-20.75414976909" calcext:value-type="float">
            <text:p>-20.75414976909</text:p>
          </table:table-cell>
          <table:table-cell office:value-type="float" office:value="-94.6488830418049" calcext:value-type="float">
            <text:p>-94.6488830418049</text:p>
          </table:table-cell>
          <table:table-cell office:value-type="float" office:value="-110.365598231936" calcext:value-type="float">
            <text:p>-110.3655982319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2495" calcext:value-type="float">
            <text:p>182495</text:p>
          </table:table-cell>
          <table:table-cell office:value-type="float" office:value="3431220" calcext:value-type="float">
            <text:p>3431220</text:p>
          </table:table-cell>
          <table:table-cell office:value-type="float" office:value="13.1" calcext:value-type="float">
            <text:p>13.1</text:p>
          </table:table-cell>
          <table:table-cell office:value-type="float" office:value="9584" calcext:value-type="float">
            <text:p>9584</text:p>
          </table:table-cell>
          <table:table-cell office:value-type="float" office:value="284.2" calcext:value-type="float">
            <text:p>284.2</text:p>
          </table:table-cell>
          <table:table-cell office:value-type="float" office:value="0.0003299" calcext:value-type="float">
            <text:p>0.0003299</text:p>
          </table:table-cell>
          <table:table-cell table:formula="of:=[.R47]+[.AD48]" office:value-type="float" office:value="31538.747" calcext:value-type="float">
            <text:p>31538.747</text:p>
          </table:table-cell>
          <table:table-cell office:value-type="float" office:value="0.000005676" calcext:value-type="float">
            <text:p>5.676E-06</text:p>
          </table:table-cell>
          <table:table-cell office:value-type="float" office:value="0.0000000005464" calcext:value-type="float">
            <text:p>5.464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8]-[.V48])/[.V48]))" office:value-type="float" office:value="-85.5748115784995" calcext:value-type="float">
            <text:p>-85.5748115784995</text:p>
          </table:table-cell>
          <table:table-cell/>
          <table:table-cell table:formula="of:=10^([.B48]/20)" office:value-type="float" office:value="0.0000185169670079258" calcext:value-type="float">
            <text:p>1.85169670079258E-05</text:p>
          </table:table-cell>
          <table:table-cell table:formula="of:=10^([.D48]/20)" office:value-type="float" office:value="1.00000000397503" calcext:value-type="float">
            <text:p>1.00000000397503</text:p>
          </table:table-cell>
          <table:table-cell table:formula="of:==20*LOG10(ABS(1-[.Y48]^2-[.Z48]^2))" office:value-type="float" office:value="-161.62582581265" calcext:value-type="float">
            <text:p>-161.62582581265</text:p>
          </table:table-cell>
          <table:table-cell table:formula="of:=20*LOG10(ABS(1-[.Z48]))" office:value-type="float" office:value="-168.013185783125" calcext:value-type="float">
            <text:p>-168.013185783125</text:p>
          </table:table-cell>
          <table:table-cell/>
          <table:table-cell office:value-type="float" office:value="9882" calcext:value-type="float">
            <text:p>988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8"/>
        </table:table-row>
      </table:table>
      <table:table table:name="4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6"/>
          <table:table-cell office:value-type="string" calcext:value-type="string">
            <text:p>cummula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  <table:table-cell/>
          <table:table-cell office:value-type="string" calcext:value-type="string">
            <text:p>iteration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DOF count</text:p>
          </table:table-cell>
          <table:table-cell office:value-type="string" calcext:value-type="string">
            <text:p>setup, s</text:p>
          </table:table-cell>
          <table:table-cell office:value-type="string" calcext:value-type="string">
            <text:p>solve, s</text:p>
          </table:table-cell>
          <table:table-cell office:value-type="string" calcext:value-type="string">
            <text:p>mesh, s</text:p>
          </table:table-cell>
          <table:table-cell office:value-type="string" calcext:value-type="string">
            <text:p>refine, s</text:p>
          </table:table-cell>
          <table:table-cell office:value-type="string" calcext:value-type="string">
            <text:p>run time, 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  <table:table-cell/>
          <table:table-cell office:value-type="string" calcext:value-type="string">
            <text:p>run time, s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9.3111669022165" calcext:value-type="float">
            <text:p>-29.3111669022165</text:p>
          </table:table-cell>
          <table:table-cell office:value-type="float" office:value="72.13262755408" calcext:value-type="float">
            <text:p>72.13262755408</text:p>
          </table:table-cell>
          <table:table-cell office:value-type="float" office:value="-0.00379423775271429" calcext:value-type="float">
            <text:p>-0.003794237752714</text:p>
          </table:table-cell>
          <table:table-cell office:value-type="float" office:value="-17.8527349408638" calcext:value-type="float">
            <text:p>-17.8527349408638</text:p>
          </table:table-cell>
          <table:table-cell office:value-type="float" office:value="-0.00379423775271429" calcext:value-type="float">
            <text:p>-0.003794237752714</text:p>
          </table:table-cell>
          <table:table-cell office:value-type="float" office:value="-17.8527349408638" calcext:value-type="float">
            <text:p>-17.8527349408638</text:p>
          </table:table-cell>
          <table:table-cell office:value-type="float" office:value="-29.3111669024658" calcext:value-type="float">
            <text:p>-29.3111669024658</text:p>
          </table:table-cell>
          <table:table-cell office:value-type="float" office:value="72.1326275533137" calcext:value-type="float">
            <text:p>72.13262755331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24" calcext:value-type="float">
            <text:p>1524</text:p>
          </table:table-cell>
          <table:table-cell office:value-type="float" office:value="2.136" calcext:value-type="float">
            <text:p>2.13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0001287" calcext:value-type="float">
            <text:p>0.0001287</text:p>
          </table:table-cell>
          <table:table-cell table:formula="of:=[.AD9]" office:value-type="float" office:value="2.602" calcext:value-type="float">
            <text:p>2.602</text:p>
          </table:table-cell>
          <table:table-cell office:value-type="float" office:value="0.00001493" calcext:value-type="float">
            <text:p>1.493E-05</text:p>
          </table:table-cell>
          <table:table-cell table:number-columns-repeated="2"/>
          <table:table-cell office:value-type="float" office:value="-20.753057470156" calcext:value-type="float">
            <text:p>-20.753057470156</text:p>
          </table:table-cell>
          <table:table-cell table:formula="of:=20*LOG10(ABS(([.E9]-[.V9])/[.V9]))" office:value-type="float" office:value="-17.0927158519643" calcext:value-type="float">
            <text:p>-17.0927158519643</text:p>
          </table:table-cell>
          <table:table-cell/>
          <table:table-cell table:formula="of:=10^([.B9]/20)" office:value-type="float" office:value="0.0342327394706174" calcext:value-type="float">
            <text:p>0.034232739470617</text:p>
          </table:table-cell>
          <table:table-cell table:formula="of:=10^([.D9]/20)" office:value-type="float" office:value="0.999563267630923" calcext:value-type="float">
            <text:p>0.999563267630923</text:p>
          </table:table-cell>
          <table:table-cell table:formula="of:==20*LOG10(ABS(1-[.Y9]^2-[.Z9]^2))" office:value-type="float" office:value="-70.4980163506851" calcext:value-type="float">
            <text:p>-70.4980163506851</text:p>
          </table:table-cell>
          <table:table-cell table:formula="of:=20*LOG10(ABS(1-[.Z9]))" office:value-type="float" office:value="-67.1956923699323" calcext:value-type="float">
            <text:p>-67.1956923699323</text:p>
          </table:table-cell>
          <table:table-cell/>
          <table:table-cell office:value-type="float" office:value="2.602" calcext:value-type="float">
            <text:p>2.60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34.8583609676348" calcext:value-type="float">
            <text:p>-34.8583609676348</text:p>
          </table:table-cell>
          <table:table-cell office:value-type="float" office:value="65.365320214687" calcext:value-type="float">
            <text:p>65.365320214687</text:p>
          </table:table-cell>
          <table:table-cell office:value-type="float" office:value="-0.00055187882931636" calcext:value-type="float">
            <text:p>-0.000551878829316</text:p>
          </table:table-cell>
          <table:table-cell office:value-type="float" office:value="-19.1635846767666" calcext:value-type="float">
            <text:p>-19.1635846767666</text:p>
          </table:table-cell>
          <table:table-cell office:value-type="float" office:value="-0.00055187882931636" calcext:value-type="float">
            <text:p>-0.000551878829316</text:p>
          </table:table-cell>
          <table:table-cell office:value-type="float" office:value="-19.1635846767666" calcext:value-type="float">
            <text:p>-19.1635846767666</text:p>
          </table:table-cell>
          <table:table-cell office:value-type="float" office:value="-34.9016999653032" calcext:value-type="float">
            <text:p>-34.9016999653032</text:p>
          </table:table-cell>
          <table:table-cell office:value-type="float" office:value="76.3250704123756" calcext:value-type="float">
            <text:p>76.32507041237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3500" calcext:value-type="float">
            <text:p>3500</text:p>
          </table:table-cell>
          <table:table-cell office:value-type="float" office:value="1.93" calcext:value-type="float">
            <text:p>1.93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0003553" calcext:value-type="float">
            <text:p>0.0003553</text:p>
          </table:table-cell>
          <table:table-cell table:formula="of:=[.R9]+[.AD10]" office:value-type="float" office:value="6.041" calcext:value-type="float">
            <text:p>6.041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00002673" calcext:value-type="float">
            <text:p>2.673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V10])/[.V10]))" office:value-type="float" office:value="-22.3165798027181" calcext:value-type="float">
            <text:p>-22.3165798027181</text:p>
          </table:table-cell>
          <table:table-cell/>
          <table:table-cell table:formula="of:=10^([.B10]/20)" office:value-type="float" office:value="0.0180751517298369" calcext:value-type="float">
            <text:p>0.018075151729837</text:p>
          </table:table-cell>
          <table:table-cell table:formula="of:=10^([.D10]/20)" office:value-type="float" office:value="0.999936464620182" calcext:value-type="float">
            <text:p>0.999936464620182</text:p>
          </table:table-cell>
          <table:table-cell table:formula="of:==20*LOG10(ABS(1-[.Y10]^2-[.Z10]^2))" office:value-type="float" office:value="-73.9948579025122" calcext:value-type="float">
            <text:p>-73.9948579025122</text:p>
          </table:table-cell>
          <table:table-cell table:formula="of:=20*LOG10(ABS(1-[.Z10]))" office:value-type="float" office:value="-83.9396873899026" calcext:value-type="float">
            <text:p>-83.9396873899026</text:p>
          </table:table-cell>
          <table:table-cell/>
          <table:table-cell office:value-type="float" office:value="3.439" calcext:value-type="float">
            <text:p>3.43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2.2507122888092" calcext:value-type="float">
            <text:p>-52.2507122888092</text:p>
          </table:table-cell>
          <table:table-cell office:value-type="float" office:value="120.588913688968" calcext:value-type="float">
            <text:p>120.588913688968</text:p>
          </table:table-cell>
          <table:table-cell office:value-type="float" office:value="0.000212647609596842" calcext:value-type="float">
            <text:p>0.000212647609597</text:p>
          </table:table-cell>
          <table:table-cell office:value-type="float" office:value="-20.3655863961179" calcext:value-type="float">
            <text:p>-20.3655863961179</text:p>
          </table:table-cell>
          <table:table-cell office:value-type="float" office:value="0.000212647609596842" calcext:value-type="float">
            <text:p>0.000212647609597</text:p>
          </table:table-cell>
          <table:table-cell office:value-type="float" office:value="-20.3655863961179" calcext:value-type="float">
            <text:p>-20.3655863961179</text:p>
          </table:table-cell>
          <table:table-cell office:value-type="float" office:value="-52.3386208001544" calcext:value-type="float">
            <text:p>-52.3386208001544</text:p>
          </table:table-cell>
          <table:table-cell office:value-type="float" office:value="19.6799407313874" calcext:value-type="float">
            <text:p>19.67994073138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032" calcext:value-type="float">
            <text:p>5032</text:p>
          </table:table-cell>
          <table:table-cell office:value-type="float" office:value="2.007" calcext:value-type="float">
            <text:p>2.007</text:p>
          </table:table-cell>
          <table:table-cell office:value-type="float" office:value="1.005" calcext:value-type="float">
            <text:p>1.005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0003428" calcext:value-type="float">
            <text:p>0.0003428</text:p>
          </table:table-cell>
          <table:table-cell table:formula="of:=[.R10]+[.AD11]" office:value-type="float" office:value="9.807" calcext:value-type="float">
            <text:p>9.807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00001795" calcext:value-type="float">
            <text:p>1.795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V11])/[.V11]))" office:value-type="float" office:value="-34.5768560433419" calcext:value-type="float">
            <text:p>-34.5768560433419</text:p>
          </table:table-cell>
          <table:table-cell/>
          <table:table-cell table:formula="of:=10^([.B11]/20)" office:value-type="float" office:value="0.00244041893259886" calcext:value-type="float">
            <text:p>0.002440418932599</text:p>
          </table:table-cell>
          <table:table-cell table:formula="of:=10^([.D11]/20)" office:value-type="float" office:value="1.00002448226048" calcext:value-type="float">
            <text:p>1.00002448226048</text:p>
          </table:table-cell>
          <table:table-cell table:formula="of:==20*LOG10(ABS(1-[.Y11]^2-[.Z11]^2))" office:value-type="float" office:value="-85.2052684548496" calcext:value-type="float">
            <text:p>-85.2052684548496</text:p>
          </table:table-cell>
          <table:table-cell table:formula="of:=20*LOG10(ABS(1-[.Z11]))" office:value-type="float" office:value="-92.2229697130862" calcext:value-type="float">
            <text:p>-92.2229697130862</text:p>
          </table:table-cell>
          <table:table-cell/>
          <table:table-cell office:value-type="float" office:value="3.766" calcext:value-type="float">
            <text:p>3.76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0.9272480550246" calcext:value-type="float">
            <text:p>-60.9272480550246</text:p>
          </table:table-cell>
          <table:table-cell office:value-type="float" office:value="61.5851570946405" calcext:value-type="float">
            <text:p>61.5851570946405</text:p>
          </table:table-cell>
          <table:table-cell office:value-type="float" office:value="0.000153172491999196" calcext:value-type="float">
            <text:p>0.000153172491999</text:p>
          </table:table-cell>
          <table:table-cell office:value-type="float" office:value="-20.5638242373809" calcext:value-type="float">
            <text:p>-20.5638242373809</text:p>
          </table:table-cell>
          <table:table-cell office:value-type="float" office:value="0.000153172491999196" calcext:value-type="float">
            <text:p>0.000153172491999</text:p>
          </table:table-cell>
          <table:table-cell office:value-type="float" office:value="-20.5638242373809" calcext:value-type="float">
            <text:p>-20.5638242373809</text:p>
          </table:table-cell>
          <table:table-cell office:value-type="float" office:value="-60.3277940326816" calcext:value-type="float">
            <text:p>-60.3277940326816</text:p>
          </table:table-cell>
          <table:table-cell office:value-type="float" office:value="78.0621685864813" calcext:value-type="float">
            <text:p>78.06216858648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7572" calcext:value-type="float">
            <text:p>7572</text:p>
          </table:table-cell>
          <table:table-cell office:value-type="float" office:value="2.056" calcext:value-type="float">
            <text:p>2.056</text:p>
          </table:table-cell>
          <table:table-cell office:value-type="float" office:value="1.798" calcext:value-type="float">
            <text:p>1.798</text:p>
          </table:table-cell>
          <table:table-cell office:value-type="float" office:value="1.387" calcext:value-type="float">
            <text:p>1.387</text:p>
          </table:table-cell>
          <table:table-cell office:value-type="float" office:value="0.00035" calcext:value-type="float">
            <text:p>0.00035</text:p>
          </table:table-cell>
          <table:table-cell table:formula="of:=[.R11]+[.AD12]" office:value-type="float" office:value="15.049" calcext:value-type="float">
            <text:p>15.049</text:p>
          </table:table-cell>
          <table:table-cell office:value-type="float" office:value="0.004059" calcext:value-type="float">
            <text:p>0.004059</text:p>
          </table:table-cell>
          <table:table-cell office:value-type="float" office:value="0.00001651" calcext:value-type="float">
            <text:p>1.651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V12])/[.V12]))" office:value-type="float" office:value="-40.8016936003444" calcext:value-type="float">
            <text:p>-40.8016936003444</text:p>
          </table:table-cell>
          <table:table-cell/>
          <table:table-cell table:formula="of:=10^([.B12]/20)" office:value-type="float" office:value="0.000898747297010305" calcext:value-type="float">
            <text:p>0.00089874729701</text:p>
          </table:table-cell>
          <table:table-cell table:formula="of:=10^([.D12]/20)" office:value-type="float" office:value="1.00001763479033" calcext:value-type="float">
            <text:p>1.00001763479033</text:p>
          </table:table-cell>
          <table:table-cell table:formula="of:==20*LOG10(ABS(1-[.Y12]^2-[.Z12]^2))" office:value-type="float" office:value="-88.855237985326" calcext:value-type="float">
            <text:p>-88.855237985326</text:p>
          </table:table-cell>
          <table:table-cell table:formula="of:=20*LOG10(ABS(1-[.Z12]))" office:value-type="float" office:value="-95.0725939918599" calcext:value-type="float">
            <text:p>-95.0725939918599</text:p>
          </table:table-cell>
          <table:table-cell/>
          <table:table-cell office:value-type="float" office:value="5.242" calcext:value-type="float">
            <text:p>5.24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3.5143011444342" calcext:value-type="float">
            <text:p>-63.5143011444342</text:p>
          </table:table-cell>
          <table:table-cell office:value-type="float" office:value="-61.8340888050725" calcext:value-type="float">
            <text:p>-61.8340888050725</text:p>
          </table:table-cell>
          <table:table-cell office:value-type="float" office:value="-0.0000161944012565465" calcext:value-type="float">
            <text:p>-1.61944012565465E-05</text:p>
          </table:table-cell>
          <table:table-cell office:value-type="float" office:value="-20.6860820430272" calcext:value-type="float">
            <text:p>-20.6860820430272</text:p>
          </table:table-cell>
          <table:table-cell office:value-type="float" office:value="-0.0000161944012565465" calcext:value-type="float">
            <text:p>-1.61944012565465E-05</text:p>
          </table:table-cell>
          <table:table-cell office:value-type="float" office:value="-20.6860820430272" calcext:value-type="float">
            <text:p>-20.6860820430272</text:p>
          </table:table-cell>
          <table:table-cell office:value-type="float" office:value="-63.3425245733721" calcext:value-type="float">
            <text:p>-63.3425245733721</text:p>
          </table:table-cell>
          <table:table-cell office:value-type="float" office:value="-161.158873312753" calcext:value-type="float">
            <text:p>-161.1588733127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9384" calcext:value-type="float">
            <text:p>9384</text:p>
          </table:table-cell>
          <table:table-cell office:value-type="float" office:value="2.062" calcext:value-type="float">
            <text:p>2.062</text:p>
          </table:table-cell>
          <table:table-cell office:value-type="float" office:value="2.078" calcext:value-type="float">
            <text:p>2.078</text:p>
          </table:table-cell>
          <table:table-cell office:value-type="float" office:value="1.327" calcext:value-type="float">
            <text:p>1.327</text:p>
          </table:table-cell>
          <table:table-cell office:value-type="float" office:value="0.0004295" calcext:value-type="float">
            <text:p>0.0004295</text:p>
          </table:table-cell>
          <table:table-cell table:formula="of:=[.R12]+[.AD13]" office:value-type="float" office:value="20.516" calcext:value-type="float">
            <text:p>20.516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0.00001636" calcext:value-type="float">
            <text:p>1.636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V13])/[.V13]))" office:value-type="float" office:value="-49.8233319356561" calcext:value-type="float">
            <text:p>-49.8233319356561</text:p>
          </table:table-cell>
          <table:table-cell/>
          <table:table-cell table:formula="of:=10^([.B13]/20)" office:value-type="float" office:value="0.000667244408017504" calcext:value-type="float">
            <text:p>0.000667244408018</text:p>
          </table:table-cell>
          <table:table-cell table:formula="of:=10^([.D13]/20)" office:value-type="float" office:value="0.999998135552392" calcext:value-type="float">
            <text:p>0.999998135552392</text:p>
          </table:table-cell>
          <table:table-cell table:formula="of:==20*LOG10(ABS(1-[.Y13]^2-[.Z13]^2))" office:value-type="float" office:value="-109.672792331952" calcext:value-type="float">
            <text:p>-109.672792331952</text:p>
          </table:table-cell>
          <table:table-cell table:formula="of:=20*LOG10(ABS(1-[.Z13]))" office:value-type="float" office:value="-114.588996320513" calcext:value-type="float">
            <text:p>-114.588996320513</text:p>
          </table:table-cell>
          <table:table-cell/>
          <table:table-cell office:value-type="float" office:value="5.467" calcext:value-type="float">
            <text:p>5.46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9.1906292570417" calcext:value-type="float">
            <text:p>-59.1906292570417</text:p>
          </table:table-cell>
          <table:table-cell office:value-type="float" office:value="-123.346268326525" calcext:value-type="float">
            <text:p>-123.346268326525</text:p>
          </table:table-cell>
          <table:table-cell office:value-type="float" office:value="0.00000603388396821111" calcext:value-type="float">
            <text:p>6.03388396821111E-06</text:p>
          </table:table-cell>
          <table:table-cell office:value-type="float" office:value="-20.7385212356343" calcext:value-type="float">
            <text:p>-20.7385212356343</text:p>
          </table:table-cell>
          <table:table-cell office:value-type="float" office:value="0.00000603388396821111" calcext:value-type="float">
            <text:p>6.03388396821111E-06</text:p>
          </table:table-cell>
          <table:table-cell office:value-type="float" office:value="-20.7385212356343" calcext:value-type="float">
            <text:p>-20.7385212356343</text:p>
          </table:table-cell>
          <table:table-cell office:value-type="float" office:value="-59.2108189352726" calcext:value-type="float">
            <text:p>-59.2108189352726</text:p>
          </table:table-cell>
          <table:table-cell office:value-type="float" office:value="-98.808104712941" calcext:value-type="float">
            <text:p>-98.8081047129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10288" calcext:value-type="float">
            <text:p>10288</text:p>
          </table:table-cell>
          <table:table-cell office:value-type="float" office:value="2.056" calcext:value-type="float">
            <text:p>2.056</text:p>
          </table:table-cell>
          <table:table-cell office:value-type="float" office:value="1.952" calcext:value-type="float">
            <text:p>1.952</text:p>
          </table:table-cell>
          <table:table-cell office:value-type="float" office:value="1.689" calcext:value-type="float">
            <text:p>1.689</text:p>
          </table:table-cell>
          <table:table-cell office:value-type="float" office:value="0.0003315" calcext:value-type="float">
            <text:p>0.0003315</text:p>
          </table:table-cell>
          <table:table-cell table:formula="of:=[.R13]+[.AD14]" office:value-type="float" office:value="26.214" calcext:value-type="float">
            <text:p>26.214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0.000001563" calcext:value-type="float">
            <text:p>1.563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V14])/[.V14]))" office:value-type="float" office:value="-63.09260335305" calcext:value-type="float">
            <text:p>-63.09260335305</text:p>
          </table:table-cell>
          <table:table-cell/>
          <table:table-cell table:formula="of:=10^([.B14]/20)" office:value-type="float" office:value="0.00109766176630497" calcext:value-type="float">
            <text:p>0.001097661766305</text:p>
          </table:table-cell>
          <table:table-cell table:formula="of:=10^([.D14]/20)" office:value-type="float" office:value="1.00000069467681" calcext:value-type="float">
            <text:p>1.00000069467681</text:p>
          </table:table-cell>
          <table:table-cell table:formula="of:==20*LOG10(ABS(1-[.Y14]^2-[.Z14]^2))" office:value-type="float" office:value="-111.71987918355" calcext:value-type="float">
            <text:p>-111.71987918355</text:p>
          </table:table-cell>
          <table:table-cell table:formula="of:=20*LOG10(ABS(1-[.Z14]))" office:value-type="float" office:value="-123.164344033909" calcext:value-type="float">
            <text:p>-123.164344033909</text:p>
          </table:table-cell>
          <table:table-cell/>
          <table:table-cell office:value-type="float" office:value="5.698" calcext:value-type="float">
            <text:p>5.69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8.0632476914113" calcext:value-type="float">
            <text:p>-58.0632476914113</text:p>
          </table:table-cell>
          <table:table-cell office:value-type="float" office:value="-129.245641282315" calcext:value-type="float">
            <text:p>-129.245641282315</text:p>
          </table:table-cell>
          <table:table-cell office:value-type="float" office:value="-0.00000186064098792287" calcext:value-type="float">
            <text:p>-1.86064098792287E-06</text:p>
          </table:table-cell>
          <table:table-cell office:value-type="float" office:value="-20.7523604523961" calcext:value-type="float">
            <text:p>-20.7523604523961</text:p>
          </table:table-cell>
          <table:table-cell office:value-type="float" office:value="-0.00000186064098792287" calcext:value-type="float">
            <text:p>-1.86064098792287E-06</text:p>
          </table:table-cell>
          <table:table-cell office:value-type="float" office:value="-20.7523604523961" calcext:value-type="float">
            <text:p>-20.7523604523961</text:p>
          </table:table-cell>
          <table:table-cell office:value-type="float" office:value="-58.0717639035521" calcext:value-type="float">
            <text:p>-58.0717639035521</text:p>
          </table:table-cell>
          <table:table-cell office:value-type="float" office:value="-92.8059818554963" calcext:value-type="float">
            <text:p>-92.80598185549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float" office:value="11476" calcext:value-type="float">
            <text:p>11476</text:p>
          </table:table-cell>
          <table:table-cell office:value-type="float" office:value="2.123" calcext:value-type="float">
            <text:p>2.123</text:p>
          </table:table-cell>
          <table:table-cell office:value-type="float" office:value="2.096" calcext:value-type="float">
            <text:p>2.096</text:p>
          </table:table-cell>
          <table:table-cell office:value-type="float" office:value="1.586" calcext:value-type="float">
            <text:p>1.586</text:p>
          </table:table-cell>
          <table:table-cell office:value-type="float" office:value="0.0003629" calcext:value-type="float">
            <text:p>0.0003629</text:p>
          </table:table-cell>
          <table:table-cell table:formula="of:=[.R14]+[.AD15]" office:value-type="float" office:value="32.019" calcext:value-type="float">
            <text:p>32.019</text:p>
          </table:table-cell>
          <table:table-cell office:value-type="float" office:value="0.0003113" calcext:value-type="float">
            <text:p>0.0003113</text:p>
          </table:table-cell>
          <table:table-cell office:value-type="float" office:value="0.000001403" calcext:value-type="float">
            <text:p>1.403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V15])/[.V15]))" office:value-type="float" office:value="-89.4767648949372" calcext:value-type="float">
            <text:p>-89.4767648949372</text:p>
          </table:table-cell>
          <table:table-cell/>
          <table:table-cell table:formula="of:=10^([.B15]/20)" office:value-type="float" office:value="0.00124979164038579" calcext:value-type="float">
            <text:p>0.001249791640386</text:p>
          </table:table-cell>
          <table:table-cell table:formula="of:=10^([.D15]/20)" office:value-type="float" office:value="0.999999785785813" calcext:value-type="float">
            <text:p>0.999999785785813</text:p>
          </table:table-cell>
          <table:table-cell table:formula="of:==20*LOG10(ABS(1-[.Y15]^2-[.Z15]^2))" office:value-type="float" office:value="-118.911180122812" calcext:value-type="float">
            <text:p>-118.911180122812</text:p>
          </table:table-cell>
          <table:table-cell table:formula="of:=20*LOG10(ABS(1-[.Z15]))" office:value-type="float" office:value="-133.383035394263" calcext:value-type="float">
            <text:p>-133.383035394263</text:p>
          </table:table-cell>
          <table:table-cell/>
          <table:table-cell office:value-type="float" office:value="5.805" calcext:value-type="float">
            <text:p>5.80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8.6528107554768" calcext:value-type="float">
            <text:p>-58.6528107554768</text:p>
          </table:table-cell>
          <table:table-cell office:value-type="float" office:value="-122.168868418354" calcext:value-type="float">
            <text:p>-122.168868418354</text:p>
          </table:table-cell>
          <table:table-cell office:value-type="float" office:value="-0.00000100298243280887" calcext:value-type="float">
            <text:p>-1.00298243280887E-06</text:p>
          </table:table-cell>
          <table:table-cell office:value-type="float" office:value="-20.7647142517688" calcext:value-type="float">
            <text:p>-20.7647142517688</text:p>
          </table:table-cell>
          <table:table-cell office:value-type="float" office:value="-0.00000100298243280887" calcext:value-type="float">
            <text:p>-1.00298243280887E-06</text:p>
          </table:table-cell>
          <table:table-cell office:value-type="float" office:value="-20.7647142517688" calcext:value-type="float">
            <text:p>-20.7647142517688</text:p>
          </table:table-cell>
          <table:table-cell office:value-type="float" office:value="-58.6508529938474" calcext:value-type="float">
            <text:p>-58.6508529938474</text:p>
          </table:table-cell>
          <table:table-cell office:value-type="float" office:value="-99.9488315110405" calcext:value-type="float">
            <text:p>-99.94883151104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0" calcext:value-type="float">
            <text:p>290</text:p>
          </table:table-cell>
          <table:table-cell office:value-type="float" office:value="13056" calcext:value-type="float">
            <text:p>13056</text:p>
          </table:table-cell>
          <table:table-cell office:value-type="float" office:value="2.131" calcext:value-type="float">
            <text:p>2.131</text:p>
          </table:table-cell>
          <table:table-cell office:value-type="float" office:value="2.31" calcext:value-type="float">
            <text:p>2.31</text:p>
          </table:table-cell>
          <table:table-cell office:value-type="float" office:value="1.778" calcext:value-type="float">
            <text:p>1.778</text:p>
          </table:table-cell>
          <table:table-cell office:value-type="float" office:value="0.0003551" calcext:value-type="float">
            <text:p>0.0003551</text:p>
          </table:table-cell>
          <table:table-cell table:formula="of:=[.R15]+[.AD16]" office:value-type="float" office:value="38.239" calcext:value-type="float">
            <text:p>38.239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001314" calcext:value-type="float">
            <text:p>1.314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V16])/[.V16]))" office:value-type="float" office:value="-65.0100685720575" calcext:value-type="float">
            <text:p>-65.0100685720575</text:p>
          </table:table-cell>
          <table:table-cell/>
          <table:table-cell table:formula="of:=10^([.B16]/20)" office:value-type="float" office:value="0.00116777577625674" calcext:value-type="float">
            <text:p>0.001167775776257</text:p>
          </table:table-cell>
          <table:table-cell table:formula="of:=10^([.D16]/20)" office:value-type="float" office:value="0.999999884527387" calcext:value-type="float">
            <text:p>0.999999884527387</text:p>
          </table:table-cell>
          <table:table-cell table:formula="of:==20*LOG10(ABS(1-[.Y16]^2-[.Z16]^2))" office:value-type="float" office:value="-118.917279856563" calcext:value-type="float">
            <text:p>-118.917279856563</text:p>
          </table:table-cell>
          <table:table-cell table:formula="of:=20*LOG10(ABS(1-[.Z16]))" office:value-type="float" office:value="-138.750420111998" calcext:value-type="float">
            <text:p>-138.750420111998</text:p>
          </table:table-cell>
          <table:table-cell/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8.3572457544538" calcext:value-type="float">
            <text:p>-58.3572457544538</text:p>
          </table:table-cell>
          <table:table-cell office:value-type="float" office:value="-129.806803594023" calcext:value-type="float">
            <text:p>-129.806803594023</text:p>
          </table:table-cell>
          <table:table-cell office:value-type="float" office:value="-0.00000140926707528722" calcext:value-type="float">
            <text:p>-1.40926707528722E-06</text:p>
          </table:table-cell>
          <table:table-cell office:value-type="float" office:value="-20.7748346357828" calcext:value-type="float">
            <text:p>-20.7748346357828</text:p>
          </table:table-cell>
          <table:table-cell office:value-type="float" office:value="-0.00000140926707528722" calcext:value-type="float">
            <text:p>-1.40926707528722E-06</text:p>
          </table:table-cell>
          <table:table-cell office:value-type="float" office:value="-20.7748346357828" calcext:value-type="float">
            <text:p>-20.7748346357828</text:p>
          </table:table-cell>
          <table:table-cell office:value-type="float" office:value="-58.3668862798464" calcext:value-type="float">
            <text:p>-58.3668862798464</text:p>
          </table:table-cell>
          <table:table-cell office:value-type="float" office:value="-92.3084800399065" calcext:value-type="float">
            <text:p>-92.30848003990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9" calcext:value-type="float">
            <text:p>319</text:p>
          </table:table-cell>
          <table:table-cell office:value-type="float" office:value="14292" calcext:value-type="float">
            <text:p>14292</text:p>
          </table:table-cell>
          <table:table-cell office:value-type="float" office:value="2.153" calcext:value-type="float">
            <text:p>2.153</text:p>
          </table:table-cell>
          <table:table-cell office:value-type="float" office:value="2.712" calcext:value-type="float">
            <text:p>2.712</text:p>
          </table:table-cell>
          <table:table-cell office:value-type="float" office:value="2.236" calcext:value-type="float">
            <text:p>2.236</text:p>
          </table:table-cell>
          <table:table-cell office:value-type="float" office:value="0.0003699" calcext:value-type="float">
            <text:p>0.0003699</text:p>
          </table:table-cell>
          <table:table-cell table:formula="of:=[.R16]+[.AD17]" office:value-type="float" office:value="45.34" calcext:value-type="float">
            <text:p>45.34</text:p>
          </table:table-cell>
          <table:table-cell office:value-type="float" office:value="0.0002406" calcext:value-type="float">
            <text:p>0.0002406</text:p>
          </table:table-cell>
          <table:table-cell office:value-type="float" office:value="0.000001191" calcext:value-type="float">
            <text:p>1.191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V17])/[.V17]))" office:value-type="float" office:value="-59.5816146913238" calcext:value-type="float">
            <text:p>-59.5816146913238</text:p>
          </table:table-cell>
          <table:table-cell/>
          <table:table-cell table:formula="of:=10^([.B17]/20)" office:value-type="float" office:value="0.0012081968866416" calcext:value-type="float">
            <text:p>0.001208196886642</text:p>
          </table:table-cell>
          <table:table-cell table:formula="of:=10^([.D17]/20)" office:value-type="float" office:value="0.999999837752145" calcext:value-type="float">
            <text:p>0.999999837752145</text:p>
          </table:table-cell>
          <table:table-cell table:formula="of:==20*LOG10(ABS(1-[.Y17]^2-[.Z17]^2))" office:value-type="float" office:value="-118.898215438401" calcext:value-type="float">
            <text:p>-118.898215438401</text:p>
          </table:table-cell>
          <table:table-cell table:formula="of:=20*LOG10(ABS(1-[.Z17]))" office:value-type="float" office:value="-135.79642073146" calcext:value-type="float">
            <text:p>-135.79642073146</text:p>
          </table:table-cell>
          <table:table-cell/>
          <table:table-cell office:value-type="float" office:value="7.101" calcext:value-type="float">
            <text:p>7.10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8.4374166781772" calcext:value-type="float">
            <text:p>-58.4374166781772</text:p>
          </table:table-cell>
          <table:table-cell office:value-type="float" office:value="-119.84679896912" calcext:value-type="float">
            <text:p>-119.84679896912</text:p>
          </table:table-cell>
          <table:table-cell office:value-type="float" office:value="-0.00000130590642291442" calcext:value-type="float">
            <text:p>-1.30590642291442E-06</text:p>
          </table:table-cell>
          <table:table-cell office:value-type="float" office:value="-20.7872311871672" calcext:value-type="float">
            <text:p>-20.7872311871672</text:p>
          </table:table-cell>
          <table:table-cell office:value-type="float" office:value="-0.00000130590642291442" calcext:value-type="float">
            <text:p>-1.30590642291442E-06</text:p>
          </table:table-cell>
          <table:table-cell office:value-type="float" office:value="-20.7872311871672" calcext:value-type="float">
            <text:p>-20.7872311871672</text:p>
          </table:table-cell>
          <table:table-cell office:value-type="float" office:value="-58.4319928775633" calcext:value-type="float">
            <text:p>-58.4319928775633</text:p>
          </table:table-cell>
          <table:table-cell office:value-type="float" office:value="-102.300871428765" calcext:value-type="float">
            <text:p>-102.3008714287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 office:value-type="float" office:value="15388" calcext:value-type="float">
            <text:p>15388</text:p>
          </table:table-cell>
          <table:table-cell office:value-type="float" office:value="2.132" calcext:value-type="float">
            <text:p>2.132</text:p>
          </table:table-cell>
          <table:table-cell office:value-type="float" office:value="2.863" calcext:value-type="float">
            <text:p>2.863</text:p>
          </table:table-cell>
          <table:table-cell office:value-type="float" office:value="2.341" calcext:value-type="float">
            <text:p>2.341</text:p>
          </table:table-cell>
          <table:table-cell office:value-type="float" office:value="0.0004355" calcext:value-type="float">
            <text:p>0.0004355</text:p>
          </table:table-cell>
          <table:table-cell table:formula="of:=[.R17]+[.AD18]" office:value-type="float" office:value="52.676" calcext:value-type="float">
            <text:p>52.676</text:p>
          </table:table-cell>
          <table:table-cell office:value-type="float" office:value="0.0003012" calcext:value-type="float">
            <text:p>0.0003012</text:p>
          </table:table-cell>
          <table:table-cell office:value-type="float" office:value="0.000001092" calcext:value-type="float">
            <text:p>1.092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V18])/[.V18]))" office:value-type="float" office:value="-55.6677973994856" calcext:value-type="float">
            <text:p>-55.6677973994856</text:p>
          </table:table-cell>
          <table:table-cell/>
          <table:table-cell table:formula="of:=10^([.B18]/20)" office:value-type="float" office:value="0.00119709651392338" calcext:value-type="float">
            <text:p>0.001197096513923</text:p>
          </table:table-cell>
          <table:table-cell table:formula="of:=10^([.D18]/20)" office:value-type="float" office:value="0.999999849651978" calcext:value-type="float">
            <text:p>0.999999849651978</text:p>
          </table:table-cell>
          <table:table-cell table:formula="of:==20*LOG10(ABS(1-[.Y18]^2-[.Z18]^2))" office:value-type="float" office:value="-118.920432008534" calcext:value-type="float">
            <text:p>-118.920432008534</text:p>
          </table:table-cell>
          <table:table-cell table:formula="of:=20*LOG10(ABS(1-[.Z18]))" office:value-type="float" office:value="-136.458045634288" calcext:value-type="float">
            <text:p>-136.458045634288</text:p>
          </table:table-cell>
          <table:table-cell/>
          <table:table-cell office:value-type="float" office:value="7.336" calcext:value-type="float">
            <text:p>7.33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8.8641632883091" calcext:value-type="float">
            <text:p>-58.8641632883091</text:p>
          </table:table-cell>
          <table:table-cell office:value-type="float" office:value="-122.153642714459" calcext:value-type="float">
            <text:p>-122.153642714459</text:p>
          </table:table-cell>
          <table:table-cell office:value-type="float" office:value="-0.000000720445542022932" calcext:value-type="float">
            <text:p>-7.20445542022932E-07</text:p>
          </table:table-cell>
          <table:table-cell office:value-type="float" office:value="-20.7916971536363" calcext:value-type="float">
            <text:p>-20.7916971536363</text:p>
          </table:table-cell>
          <table:table-cell office:value-type="float" office:value="-0.000000720445542022932" calcext:value-type="float">
            <text:p>-7.20445542022932E-07</text:p>
          </table:table-cell>
          <table:table-cell office:value-type="float" office:value="-20.7916971536363" calcext:value-type="float">
            <text:p>-20.7916971536363</text:p>
          </table:table-cell>
          <table:table-cell office:value-type="float" office:value="-58.8621280768484" calcext:value-type="float">
            <text:p>-58.8621280768484</text:p>
          </table:table-cell>
          <table:table-cell office:value-type="float" office:value="-100.033124023003" calcext:value-type="float">
            <text:p>-100.033124023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17988" calcext:value-type="float">
            <text:p>17988</text:p>
          </table:table-cell>
          <table:table-cell office:value-type="float" office:value="2.162" calcext:value-type="float">
            <text:p>2.162</text:p>
          </table:table-cell>
          <table:table-cell office:value-type="float" office:value="3.784" calcext:value-type="float">
            <text:p>3.784</text:p>
          </table:table-cell>
          <table:table-cell office:value-type="float" office:value="3.063" calcext:value-type="float">
            <text:p>3.063</text:p>
          </table:table-cell>
          <table:table-cell office:value-type="float" office:value="0.0004272" calcext:value-type="float">
            <text:p>0.0004272</text:p>
          </table:table-cell>
          <table:table-cell table:formula="of:=[.R18]+[.AD19]" office:value-type="float" office:value="61.686" calcext:value-type="float">
            <text:p>61.686</text:p>
          </table:table-cell>
          <table:table-cell office:value-type="float" office:value="0.0001076" calcext:value-type="float">
            <text:p>0.0001076</text:p>
          </table:table-cell>
          <table:table-cell office:value-type="float" office:value="0.0000008277" calcext:value-type="float">
            <text:p>8.277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V19])/[.V19]))" office:value-type="float" office:value="-54.6009705707123" calcext:value-type="float">
            <text:p>-54.6009705707123</text:p>
          </table:table-cell>
          <table:table-cell/>
          <table:table-cell table:formula="of:=10^([.B19]/20)" office:value-type="float" office:value="0.00113970337823672" calcext:value-type="float">
            <text:p>0.001139703378237</text:p>
          </table:table-cell>
          <table:table-cell table:formula="of:=10^([.D19]/20)" office:value-type="float" office:value="0.999999917055645" calcext:value-type="float">
            <text:p>0.999999917055645</text:p>
          </table:table-cell>
          <table:table-cell table:formula="of:==20*LOG10(ABS(1-[.Y19]^2-[.Z19]^2))" office:value-type="float" office:value="-118.915132815386" calcext:value-type="float">
            <text:p>-118.915132815386</text:p>
          </table:table-cell>
          <table:table-cell table:formula="of:=20*LOG10(ABS(1-[.Z19]))" office:value-type="float" office:value="-141.624263332052" calcext:value-type="float">
            <text:p>-141.624263332052</text:p>
          </table:table-cell>
          <table:table-cell/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9.2126058636753" calcext:value-type="float">
            <text:p>-59.2126058636753</text:p>
          </table:table-cell>
          <table:table-cell office:value-type="float" office:value="-108.454930042012" calcext:value-type="float">
            <text:p>-108.454930042012</text:p>
          </table:table-cell>
          <table:table-cell office:value-type="float" office:value="-0.00000564917617676908" calcext:value-type="float">
            <text:p>-5.64917617676908E-06</text:p>
          </table:table-cell>
          <table:table-cell office:value-type="float" office:value="-20.8123882526371" calcext:value-type="float">
            <text:p>-20.8123882526371</text:p>
          </table:table-cell>
          <table:table-cell office:value-type="float" office:value="-0.00000564917617676908" calcext:value-type="float">
            <text:p>-5.64917617676908E-06</text:p>
          </table:table-cell>
          <table:table-cell office:value-type="float" office:value="-20.8123882526371" calcext:value-type="float">
            <text:p>-20.8123882526371</text:p>
          </table:table-cell>
          <table:table-cell office:value-type="float" office:value="-59.2076813335351" calcext:value-type="float">
            <text:p>-59.2076813335351</text:p>
          </table:table-cell>
          <table:table-cell office:value-type="float" office:value="-113.420980209357" calcext:value-type="float">
            <text:p>-113.4209802093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3" calcext:value-type="float">
            <text:p>493</text:p>
          </table:table-cell>
          <table:table-cell office:value-type="float" office:value="21784" calcext:value-type="float">
            <text:p>21784</text:p>
          </table:table-cell>
          <table:table-cell office:value-type="float" office:value="2.364" calcext:value-type="float">
            <text:p>2.364</text:p>
          </table:table-cell>
          <table:table-cell office:value-type="float" office:value="4.171" calcext:value-type="float">
            <text:p>4.171</text:p>
          </table:table-cell>
          <table:table-cell office:value-type="float" office:value="3.408" calcext:value-type="float">
            <text:p>3.408</text:p>
          </table:table-cell>
          <table:table-cell office:value-type="float" office:value="0.0004451" calcext:value-type="float">
            <text:p>0.0004451</text:p>
          </table:table-cell>
          <table:table-cell table:formula="of:=[.R19]+[.AD20]" office:value-type="float" office:value="71.629" calcext:value-type="float">
            <text:p>71.629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0006754" calcext:value-type="float">
            <text:p>6.754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V20])/[.V20]))" office:value-type="float" office:value="-50.8760402538616" calcext:value-type="float">
            <text:p>-50.8760402538616</text:p>
          </table:table-cell>
          <table:table-cell/>
          <table:table-cell table:formula="of:=10^([.B20]/20)" office:value-type="float" office:value="0.00109488802747998" calcext:value-type="float">
            <text:p>0.00109488802748</text:p>
          </table:table-cell>
          <table:table-cell table:formula="of:=10^([.D20]/20)" office:value-type="float" office:value="0.999999349614769" calcext:value-type="float">
            <text:p>0.999999349614769</text:p>
          </table:table-cell>
          <table:table-cell table:formula="of:==20*LOG10(ABS(1-[.Y20]^2-[.Z20]^2))" office:value-type="float" office:value="-139.828827173894" calcext:value-type="float">
            <text:p>-139.828827173894</text:p>
          </table:table-cell>
          <table:table-cell table:formula="of:=20*LOG10(ABS(1-[.Z20]))" office:value-type="float" office:value="-123.736586584374" calcext:value-type="float">
            <text:p>-123.736586584374</text:p>
          </table:table-cell>
          <table:table-cell/>
          <table:table-cell office:value-type="float" office:value="9.943" calcext:value-type="float">
            <text:p>9.94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9.4579683232011" calcext:value-type="float">
            <text:p>-59.4579683232011</text:p>
          </table:table-cell>
          <table:table-cell office:value-type="float" office:value="-109.954945944876" calcext:value-type="float">
            <text:p>-109.954945944876</text:p>
          </table:table-cell>
          <table:table-cell office:value-type="float" office:value="-0.00000514272366600612" calcext:value-type="float">
            <text:p>-5.14272366600612E-06</text:p>
          </table:table-cell>
          <table:table-cell office:value-type="float" office:value="-20.8191791549447" calcext:value-type="float">
            <text:p>-20.8191791549447</text:p>
          </table:table-cell>
          <table:table-cell office:value-type="float" office:value="-0.00000514272366600612" calcext:value-type="float">
            <text:p>-5.14272366600612E-06</text:p>
          </table:table-cell>
          <table:table-cell office:value-type="float" office:value="-20.8191791549447" calcext:value-type="float">
            <text:p>-20.8191791549447</text:p>
          </table:table-cell>
          <table:table-cell office:value-type="float" office:value="-59.4560886744842" calcext:value-type="float">
            <text:p>-59.4560886744842</text:p>
          </table:table-cell>
          <table:table-cell office:value-type="float" office:value="-111.932398525236" calcext:value-type="float">
            <text:p>-111.9323985252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68" calcext:value-type="float">
            <text:p>568</text:p>
          </table:table-cell>
          <table:table-cell office:value-type="float" office:value="25076" calcext:value-type="float">
            <text:p>25076</text:p>
          </table:table-cell>
          <table:table-cell office:value-type="float" office:value="2.365" calcext:value-type="float">
            <text:p>2.365</text:p>
          </table:table-cell>
          <table:table-cell office:value-type="float" office:value="4.648" calcext:value-type="float">
            <text:p>4.648</text:p>
          </table:table-cell>
          <table:table-cell office:value-type="float" office:value="4.165" calcext:value-type="float">
            <text:p>4.165</text:p>
          </table:table-cell>
          <table:table-cell office:value-type="float" office:value="0.0004319" calcext:value-type="float">
            <text:p>0.0004319</text:p>
          </table:table-cell>
          <table:table-cell table:formula="of:=[.R20]+[.AD21]" office:value-type="float" office:value="82.809" calcext:value-type="float">
            <text:p>82.809</text:p>
          </table:table-cell>
          <table:table-cell office:value-type="float" office:value="0.0001257" calcext:value-type="float">
            <text:p>0.0001257</text:p>
          </table:table-cell>
          <table:table-cell office:value-type="float" office:value="0.0000006718" calcext:value-type="float">
            <text:p>6.718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V21])/[.V21]))" office:value-type="float" office:value="-49.9347635564441" calcext:value-type="float">
            <text:p>-49.9347635564441</text:p>
          </table:table-cell>
          <table:table-cell/>
          <table:table-cell table:formula="of:=10^([.B21]/20)" office:value-type="float" office:value="0.00106439195617331" calcext:value-type="float">
            <text:p>0.001064391956173</text:p>
          </table:table-cell>
          <table:table-cell table:formula="of:=10^([.D21]/20)" office:value-type="float" office:value="0.999999407922233" calcext:value-type="float">
            <text:p>0.999999407922233</text:p>
          </table:table-cell>
          <table:table-cell table:formula="of:==20*LOG10(ABS(1-[.Y21]^2-[.Z21]^2))" office:value-type="float" office:value="-145.810369559609" calcext:value-type="float">
            <text:p>-145.810369559609</text:p>
          </table:table-cell>
          <table:table-cell table:formula="of:=20*LOG10(ABS(1-[.Z21]))" office:value-type="float" office:value="-124.552424930639" calcext:value-type="float">
            <text:p>-124.552424930639</text:p>
          </table:table-cell>
          <table:table-cell/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9.3089296567893" calcext:value-type="float">
            <text:p>-59.3089296567893</text:p>
          </table:table-cell>
          <table:table-cell office:value-type="float" office:value="-100.994369097116" calcext:value-type="float">
            <text:p>-100.994369097116</text:p>
          </table:table-cell>
          <table:table-cell office:value-type="float" office:value="-0.00000239621752842895" calcext:value-type="float">
            <text:p>-2.39621752842895E-06</text:p>
          </table:table-cell>
          <table:table-cell office:value-type="float" office:value="-20.8257334273311" calcext:value-type="float">
            <text:p>-20.8257334273311</text:p>
          </table:table-cell>
          <table:table-cell office:value-type="float" office:value="-0.00000239621752842895" calcext:value-type="float">
            <text:p>-2.39621752842895E-06</text:p>
          </table:table-cell>
          <table:table-cell office:value-type="float" office:value="-20.8257334273311" calcext:value-type="float">
            <text:p>-20.8257334273311</text:p>
          </table:table-cell>
          <table:table-cell office:value-type="float" office:value="-59.3350678805953" calcext:value-type="float">
            <text:p>-59.3350678805953</text:p>
          </table:table-cell>
          <table:table-cell office:value-type="float" office:value="-120.806474579488" calcext:value-type="float">
            <text:p>-120.8064745794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office:value-type="float" office:value="27680" calcext:value-type="float">
            <text:p>27680</text:p>
          </table:table-cell>
          <table:table-cell office:value-type="float" office:value="2.422" calcext:value-type="float">
            <text:p>2.422</text:p>
          </table:table-cell>
          <table:table-cell office:value-type="float" office:value="5.019" calcext:value-type="float">
            <text:p>5.019</text:p>
          </table:table-cell>
          <table:table-cell office:value-type="float" office:value="4.883" calcext:value-type="float">
            <text:p>4.883</text:p>
          </table:table-cell>
          <table:table-cell office:value-type="float" office:value="0.0007575" calcext:value-type="float">
            <text:p>0.0007575</text:p>
          </table:table-cell>
          <table:table-cell table:formula="of:=[.R21]+[.AD22]" office:value-type="float" office:value="95.129" calcext:value-type="float">
            <text:p>95.129</text:p>
          </table:table-cell>
          <table:table-cell office:value-type="float" office:value="0.0002039" calcext:value-type="float">
            <text:p>0.0002039</text:p>
          </table:table-cell>
          <table:table-cell office:value-type="float" office:value="0.0000005667" calcext:value-type="float">
            <text:p>5.667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V22])/[.V22]))" office:value-type="float" office:value="-49.1138265681105" calcext:value-type="float">
            <text:p>-49.1138265681105</text:p>
          </table:table-cell>
          <table:table-cell/>
          <table:table-cell table:formula="of:=10^([.B22]/20)" office:value-type="float" office:value="0.00108281313960473" calcext:value-type="float">
            <text:p>0.001082813139605</text:p>
          </table:table-cell>
          <table:table-cell table:formula="of:=10^([.D22]/20)" office:value-type="float" office:value="0.9999997241253" calcext:value-type="float">
            <text:p>0.9999997241253</text:p>
          </table:table-cell>
          <table:table-cell table:formula="of:==20*LOG10(ABS(1-[.Y22]^2-[.Z22]^2))" office:value-type="float" office:value="-124.141875724909" calcext:value-type="float">
            <text:p>-124.141875724909</text:p>
          </table:table-cell>
          <table:table-cell table:formula="of:=20*LOG10(ABS(1-[.Z22]))" office:value-type="float" office:value="-131.185762522919" calcext:value-type="float">
            <text:p>-131.185762522919</text:p>
          </table:table-cell>
          <table:table-cell/>
          <table:table-cell office:value-type="float" office:value="12.32" calcext:value-type="float">
            <text:p>12.3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3.4158514351551" calcext:value-type="float">
            <text:p>-63.4158514351551</text:p>
          </table:table-cell>
          <table:table-cell office:value-type="float" office:value="-96.8624172468879" calcext:value-type="float">
            <text:p>-96.8624172468879</text:p>
          </table:table-cell>
          <table:table-cell office:value-type="float" office:value="-0.00000145847062526434" calcext:value-type="float">
            <text:p>-1.45847062526434E-06</text:p>
          </table:table-cell>
          <table:table-cell office:value-type="float" office:value="-20.8058927903145" calcext:value-type="float">
            <text:p>-20.8058927903145</text:p>
          </table:table-cell>
          <table:table-cell office:value-type="float" office:value="-0.00000145847062526434" calcext:value-type="float">
            <text:p>-1.45847062526434E-06</text:p>
          </table:table-cell>
          <table:table-cell office:value-type="float" office:value="-20.8058927903145" calcext:value-type="float">
            <text:p>-20.8058927903145</text:p>
          </table:table-cell>
          <table:table-cell office:value-type="float" office:value="-63.449513872358" calcext:value-type="float">
            <text:p>-63.449513872358</text:p>
          </table:table-cell>
          <table:table-cell office:value-type="float" office:value="-125.060242880141" calcext:value-type="float">
            <text:p>-125.0602428801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90" calcext:value-type="float">
            <text:p>890</text:p>
          </table:table-cell>
          <table:table-cell office:value-type="float" office:value="38824" calcext:value-type="float">
            <text:p>38824</text:p>
          </table:table-cell>
          <table:table-cell office:value-type="float" office:value="2.525" calcext:value-type="float">
            <text:p>2.525</text:p>
          </table:table-cell>
          <table:table-cell office:value-type="float" office:value="7.048" calcext:value-type="float">
            <text:p>7.048</text:p>
          </table:table-cell>
          <table:table-cell office:value-type="float" office:value="6.797" calcext:value-type="float">
            <text:p>6.797</text:p>
          </table:table-cell>
          <table:table-cell office:value-type="float" office:value="0.0007692" calcext:value-type="float">
            <text:p>0.0007692</text:p>
          </table:table-cell>
          <table:table-cell table:formula="of:=[.R22]+[.AD23]" office:value-type="float" office:value="111.499" calcext:value-type="float">
            <text:p>111.499</text:p>
          </table:table-cell>
          <table:table-cell office:value-type="float" office:value="0.0005387" calcext:value-type="float">
            <text:p>0.0005387</text:p>
          </table:table-cell>
          <table:table-cell office:value-type="float" office:value="0.0000003977" calcext:value-type="float">
            <text:p>3.977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V23])/[.V23]))" office:value-type="float" office:value="-51.8831549068247" calcext:value-type="float">
            <text:p>-51.8831549068247</text:p>
          </table:table-cell>
          <table:table-cell/>
          <table:table-cell table:formula="of:=10^([.B23]/20)" office:value-type="float" office:value="0.000674850273519003" calcext:value-type="float">
            <text:p>0.000674850273519</text:p>
          </table:table-cell>
          <table:table-cell table:formula="of:=10^([.D23]/20)" office:value-type="float" office:value="0.999999832087378" calcext:value-type="float">
            <text:p>0.999999832087378</text:p>
          </table:table-cell>
          <table:table-cell table:formula="of:==20*LOG10(ABS(1-[.Y23]^2-[.Z23]^2))" office:value-type="float" office:value="-138.445545189015" calcext:value-type="float">
            <text:p>-138.445545189015</text:p>
          </table:table-cell>
          <table:table-cell table:formula="of:=20*LOG10(ABS(1-[.Z23]))" office:value-type="float" office:value="-135.498333138199" calcext:value-type="float">
            <text:p>-135.498333138199</text:p>
          </table:table-cell>
          <table:table-cell/>
          <table:table-cell office:value-type="float" office:value="16.37" calcext:value-type="float">
            <text:p>16.3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3.0021700184522" calcext:value-type="float">
            <text:p>-63.0021700184522</text:p>
          </table:table-cell>
          <table:table-cell office:value-type="float" office:value="-104.610905417975" calcext:value-type="float">
            <text:p>-104.610905417975</text:p>
          </table:table-cell>
          <table:table-cell office:value-type="float" office:value="-0.0000025409258992452" calcext:value-type="float">
            <text:p>-2.5409258992452E-06</text:p>
          </table:table-cell>
          <table:table-cell office:value-type="float" office:value="-20.8110568303634" calcext:value-type="float">
            <text:p>-20.8110568303634</text:p>
          </table:table-cell>
          <table:table-cell office:value-type="float" office:value="-0.0000025409258992452" calcext:value-type="float">
            <text:p>-2.5409258992452E-06</text:p>
          </table:table-cell>
          <table:table-cell office:value-type="float" office:value="-20.8110568303634" calcext:value-type="float">
            <text:p>-20.8110568303634</text:p>
          </table:table-cell>
          <table:table-cell office:value-type="float" office:value="-63.0364793771776" calcext:value-type="float">
            <text:p>-63.0364793771776</text:p>
          </table:table-cell>
          <table:table-cell office:value-type="float" office:value="-117.281256458429" calcext:value-type="float">
            <text:p>-117.2812564584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69" calcext:value-type="float">
            <text:p>1069</text:p>
          </table:table-cell>
          <table:table-cell office:value-type="float" office:value="46628" calcext:value-type="float">
            <text:p>46628</text:p>
          </table:table-cell>
          <table:table-cell office:value-type="float" office:value="2.573" calcext:value-type="float">
            <text:p>2.573</text:p>
          </table:table-cell>
          <table:table-cell office:value-type="float" office:value="9.032" calcext:value-type="float">
            <text:p>9.032</text:p>
          </table:table-cell>
          <table:table-cell office:value-type="float" office:value="8.622" calcext:value-type="float">
            <text:p>8.622</text:p>
          </table:table-cell>
          <table:table-cell office:value-type="float" office:value="0.000564" calcext:value-type="float">
            <text:p>0.000564</text:p>
          </table:table-cell>
          <table:table-cell table:formula="of:=[.R23]+[.AD24]" office:value-type="float" office:value="131.729" calcext:value-type="float">
            <text:p>131.729</text:p>
          </table:table-cell>
          <table:table-cell office:value-type="float" office:value="0.0001339" calcext:value-type="float">
            <text:p>0.0001339</text:p>
          </table:table-cell>
          <table:table-cell office:value-type="float" office:value="0.0000003773" calcext:value-type="float">
            <text:p>3.773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V24])/[.V24]))" office:value-type="float" office:value="-51.0731777173032" calcext:value-type="float">
            <text:p>-51.0731777173032</text:p>
          </table:table-cell>
          <table:table-cell/>
          <table:table-cell table:formula="of:=10^([.B24]/20)" office:value-type="float" office:value="0.000707768938535076" calcext:value-type="float">
            <text:p>0.000707768938535</text:p>
          </table:table-cell>
          <table:table-cell table:formula="of:=10^([.D24]/20)" office:value-type="float" office:value="0.999999707465138" calcext:value-type="float">
            <text:p>0.999999707465138</text:p>
          </table:table-cell>
          <table:table-cell table:formula="of:==20*LOG10(ABS(1-[.Y24]^2-[.Z24]^2))" office:value-type="float" office:value="-141.500696416159" calcext:value-type="float">
            <text:p>-141.500696416159</text:p>
          </table:table-cell>
          <table:table-cell table:formula="of:=20*LOG10(ABS(1-[.Z24]))" office:value-type="float" office:value="-130.676447410739" calcext:value-type="float">
            <text:p>-130.676447410739</text:p>
          </table:table-cell>
          <table:table-cell/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3.9749800437852" calcext:value-type="float">
            <text:p>-63.9749800437852</text:p>
          </table:table-cell>
          <table:table-cell office:value-type="float" office:value="-77.1311192973827" calcext:value-type="float">
            <text:p>-77.1311192973827</text:p>
          </table:table-cell>
          <table:table-cell office:value-type="float" office:value="-0.000000852216082547905" calcext:value-type="float">
            <text:p>-8.52216082547905E-07</text:p>
          </table:table-cell>
          <table:table-cell office:value-type="float" office:value="-20.8003384376478" calcext:value-type="float">
            <text:p>-20.8003384376478</text:p>
          </table:table-cell>
          <table:table-cell office:value-type="float" office:value="-0.000000852216082547905" calcext:value-type="float">
            <text:p>-8.52216082547905E-07</text:p>
          </table:table-cell>
          <table:table-cell office:value-type="float" office:value="-20.8003384376478" calcext:value-type="float">
            <text:p>-20.8003384376478</text:p>
          </table:table-cell>
          <table:table-cell office:value-type="float" office:value="-63.9611296980236" calcext:value-type="float">
            <text:p>-63.9611296980236</text:p>
          </table:table-cell>
          <table:table-cell office:value-type="float" office:value="-144.493334542734" calcext:value-type="float">
            <text:p>-144.4933345427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85" calcext:value-type="float">
            <text:p>1285</text:p>
          </table:table-cell>
          <table:table-cell office:value-type="float" office:value="55960" calcext:value-type="float">
            <text:p>55960</text:p>
          </table:table-cell>
          <table:table-cell office:value-type="float" office:value="2.689" calcext:value-type="float">
            <text:p>2.689</text:p>
          </table:table-cell>
          <table:table-cell office:value-type="float" office:value="9.777" calcext:value-type="float">
            <text:p>9.777</text:p>
          </table:table-cell>
          <table:table-cell office:value-type="float" office:value="9.359" calcext:value-type="float">
            <text:p>9.359</text:p>
          </table:table-cell>
          <table:table-cell office:value-type="float" office:value="0.0006356" calcext:value-type="float">
            <text:p>0.0006356</text:p>
          </table:table-cell>
          <table:table-cell table:formula="of:=[.R24]+[.AD25]" office:value-type="float" office:value="153.559" calcext:value-type="float">
            <text:p>153.559</text:p>
          </table:table-cell>
          <table:table-cell office:value-type="float" office:value="0.0003764" calcext:value-type="float">
            <text:p>0.0003764</text:p>
          </table:table-cell>
          <table:table-cell office:value-type="float" office:value="0.0000002566" calcext:value-type="float">
            <text:p>2.566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V25])/[.V25]))" office:value-type="float" office:value="-52.8479146795753" calcext:value-type="float">
            <text:p>-52.8479146795753</text:p>
          </table:table-cell>
          <table:table-cell/>
          <table:table-cell table:formula="of:=10^([.B25]/20)" office:value-type="float" office:value="0.000632777455534917" calcext:value-type="float">
            <text:p>0.000632777455535</text:p>
          </table:table-cell>
          <table:table-cell table:formula="of:=10^([.D25]/20)" office:value-type="float" office:value="0.999999901885002" calcext:value-type="float">
            <text:p>0.999999901885002</text:p>
          </table:table-cell>
          <table:table-cell table:formula="of:==20*LOG10(ABS(1-[.Y25]^2-[.Z25]^2))" office:value-type="float" office:value="-133.799849903781" calcext:value-type="float">
            <text:p>-133.799849903781</text:p>
          </table:table-cell>
          <table:table-cell table:formula="of:=20*LOG10(ABS(1-[.Z25]))" office:value-type="float" office:value="-140.165292051285" calcext:value-type="float">
            <text:p>-140.165292051285</text:p>
          </table:table-cell>
          <table:table-cell/>
          <table:table-cell office:value-type="float" office:value="21.83" calcext:value-type="float">
            <text:p>21.8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4.0613481831715" calcext:value-type="float">
            <text:p>-64.0613481831715</text:p>
          </table:table-cell>
          <table:table-cell office:value-type="float" office:value="-76.7696672784386" calcext:value-type="float">
            <text:p>-76.7696672784386</text:p>
          </table:table-cell>
          <table:table-cell office:value-type="float" office:value="-0.000000817863992339437" calcext:value-type="float">
            <text:p>-8.17863992339437E-07</text:p>
          </table:table-cell>
          <table:table-cell office:value-type="float" office:value="-20.8008956121987" calcext:value-type="float">
            <text:p>-20.8008956121987</text:p>
          </table:table-cell>
          <table:table-cell office:value-type="float" office:value="-0.000000817863992339437" calcext:value-type="float">
            <text:p>-8.17863992339437E-07</text:p>
          </table:table-cell>
          <table:table-cell office:value-type="float" office:value="-20.8008956121987" calcext:value-type="float">
            <text:p>-20.8008956121987</text:p>
          </table:table-cell>
          <table:table-cell office:value-type="float" office:value="-64.0473366626355" calcext:value-type="float">
            <text:p>-64.0473366626355</text:p>
          </table:table-cell>
          <table:table-cell office:value-type="float" office:value="-144.855555423419" calcext:value-type="float">
            <text:p>-144.8555554234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42" calcext:value-type="float">
            <text:p>1442</text:p>
          </table:table-cell>
          <table:table-cell office:value-type="float" office:value="62644" calcext:value-type="float">
            <text:p>62644</text:p>
          </table:table-cell>
          <table:table-cell office:value-type="float" office:value="2.721" calcext:value-type="float">
            <text:p>2.72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2" calcext:value-type="float">
            <text:p>12.62</text:p>
          </table:table-cell>
          <table:table-cell office:value-type="float" office:value="0.0008369" calcext:value-type="float">
            <text:p>0.0008369</text:p>
          </table:table-cell>
          <table:table-cell table:formula="of:=[.R25]+[.AD26]" office:value-type="float" office:value="181.899" calcext:value-type="float">
            <text:p>181.899</text:p>
          </table:table-cell>
          <table:table-cell office:value-type="float" office:value="0.00001223" calcext:value-type="float">
            <text:p>1.223E-05</text:p>
          </table:table-cell>
          <table:table-cell office:value-type="float" office:value="0.0000001806" calcext:value-type="float">
            <text:p>1.806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V26])/[.V26]))" office:value-type="float" office:value="-52.7461556947647" calcext:value-type="float">
            <text:p>-52.7461556947647</text:p>
          </table:table-cell>
          <table:table-cell/>
          <table:table-cell table:formula="of:=10^([.B26]/20)" office:value-type="float" office:value="0.000626516612146253" calcext:value-type="float">
            <text:p>0.000626516612146</text:p>
          </table:table-cell>
          <table:table-cell table:formula="of:=10^([.D26]/20)" office:value-type="float" office:value="0.999999905839933" calcext:value-type="float">
            <text:p>0.999999905839933</text:p>
          </table:table-cell>
          <table:table-cell table:formula="of:==20*LOG10(ABS(1-[.Y26]^2-[.Z26]^2))" office:value-type="float" office:value="-133.798760217747" calcext:value-type="float">
            <text:p>-133.798760217747</text:p>
          </table:table-cell>
          <table:table-cell table:formula="of:=20*LOG10(ABS(1-[.Z26]))" office:value-type="float" office:value="-140.522664785005" calcext:value-type="float">
            <text:p>-140.522664785005</text:p>
          </table:table-cell>
          <table:table-cell/>
          <table:table-cell office:value-type="float" office:value="28.34" calcext:value-type="float">
            <text:p>28.3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6.5998396046129" calcext:value-type="float">
            <text:p>-86.5998396046129</text:p>
          </table:table-cell>
          <table:table-cell office:value-type="float" office:value="-115.238470155865" calcext:value-type="float">
            <text:p>-115.238470155865</text:p>
          </table:table-cell>
          <table:table-cell office:value-type="float" office:value="-0.000000257265717370909" calcext:value-type="float">
            <text:p>-2.57265717370909E-07</text:p>
          </table:table-cell>
          <table:table-cell office:value-type="float" office:value="-20.7582360315353" calcext:value-type="float">
            <text:p>-20.7582360315353</text:p>
          </table:table-cell>
          <table:table-cell office:value-type="float" office:value="-0.000000257265717370909" calcext:value-type="float">
            <text:p>-2.57265717370909E-07</text:p>
          </table:table-cell>
          <table:table-cell office:value-type="float" office:value="-20.7582360315353" calcext:value-type="float">
            <text:p>-20.7582360315353</text:p>
          </table:table-cell>
          <table:table-cell office:value-type="float" office:value="-86.6165866012567" calcext:value-type="float">
            <text:p>-86.6165866012567</text:p>
          </table:table-cell>
          <table:table-cell office:value-type="float" office:value="-106.587427432887" calcext:value-type="float">
            <text:p>-106.5874274328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46" calcext:value-type="float">
            <text:p>1646</text:p>
          </table:table-cell>
          <table:table-cell office:value-type="float" office:value="71340" calcext:value-type="float">
            <text:p>71340</text:p>
          </table:table-cell>
          <table:table-cell office:value-type="float" office:value="2.904" calcext:value-type="float">
            <text:p>2.904</text:p>
          </table:table-cell>
          <table:table-cell office:value-type="float" office:value="13.43" calcext:value-type="float">
            <text:p>13.43</text:p>
          </table:table-cell>
          <table:table-cell office:value-type="float" office:value="12.63" calcext:value-type="float">
            <text:p>12.63</text:p>
          </table:table-cell>
          <table:table-cell office:value-type="float" office:value="0.0009044" calcext:value-type="float">
            <text:p>0.0009044</text:p>
          </table:table-cell>
          <table:table-cell table:formula="of:=[.R26]+[.AD27]" office:value-type="float" office:value="210.859" calcext:value-type="float">
            <text:p>210.859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00007106" calcext:value-type="float">
            <text:p>7.106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V27])/[.V27]))" office:value-type="float" office:value="-72.0574592123495" calcext:value-type="float">
            <text:p>-72.0574592123495</text:p>
          </table:table-cell>
          <table:table-cell/>
          <table:table-cell table:formula="of:=10^([.B27]/20)" office:value-type="float" office:value="0.0000467743778658253" calcext:value-type="float">
            <text:p>4.67743778658253E-05</text:p>
          </table:table-cell>
          <table:table-cell table:formula="of:=10^([.D27]/20)" office:value-type="float" office:value="0.99999997038119" calcext:value-type="float">
            <text:p>0.99999997038119</text:p>
          </table:table-cell>
          <table:table-cell table:formula="of:==20*LOG10(ABS(1-[.Y27]^2-[.Z27]^2))" office:value-type="float" office:value="-144.874921076187" calcext:value-type="float">
            <text:p>-144.874921076187</text:p>
          </table:table-cell>
          <table:table-cell table:formula="of:=20*LOG10(ABS(1-[.Z27]))" office:value-type="float" office:value="-150.568647927985" calcext:value-type="float">
            <text:p>-150.568647927985</text:p>
          </table:table-cell>
          <table:table-cell/>
          <table:table-cell office:value-type="float" office:value="28.96" calcext:value-type="float">
            <text:p>28.9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5.8923537985637" calcext:value-type="float">
            <text:p>-85.8923537985637</text:p>
          </table:table-cell>
          <table:table-cell office:value-type="float" office:value="-116.071686259875" calcext:value-type="float">
            <text:p>-116.071686259875</text:p>
          </table:table-cell>
          <table:table-cell office:value-type="float" office:value="-0.00000025953420329937" calcext:value-type="float">
            <text:p>-2.5953420329937E-07</text:p>
          </table:table-cell>
          <table:table-cell office:value-type="float" office:value="-20.7584766995888" calcext:value-type="float">
            <text:p>-20.7584766995888</text:p>
          </table:table-cell>
          <table:table-cell office:value-type="float" office:value="-0.00000025953420329937" calcext:value-type="float">
            <text:p>-2.5953420329937E-07</text:p>
          </table:table-cell>
          <table:table-cell office:value-type="float" office:value="-20.7584766995888" calcext:value-type="float">
            <text:p>-20.7584766995888</text:p>
          </table:table-cell>
          <table:table-cell office:value-type="float" office:value="-85.9084272535642" calcext:value-type="float">
            <text:p>-85.9084272535642</text:p>
          </table:table-cell>
          <table:table-cell office:value-type="float" office:value="-105.729132761028" calcext:value-type="float">
            <text:p>-105.7291327610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88" calcext:value-type="float">
            <text:p>1988</text:p>
          </table:table-cell>
          <table:table-cell office:value-type="float" office:value="85404" calcext:value-type="float">
            <text:p>85404</text:p>
          </table:table-cell>
          <table:table-cell office:value-type="float" office:value="2.968" calcext:value-type="float">
            <text:p>2.968</text:p>
          </table:table-cell>
          <table:table-cell office:value-type="float" office:value="19.49" calcext:value-type="float">
            <text:p>19.49</text:p>
          </table:table-cell>
          <table:table-cell office:value-type="float" office:value="17.56" calcext:value-type="float">
            <text:p>17.56</text:p>
          </table:table-cell>
          <table:table-cell office:value-type="float" office:value="0.0008397" calcext:value-type="float">
            <text:p>0.0008397</text:p>
          </table:table-cell>
          <table:table-cell table:formula="of:=[.R27]+[.AD28]" office:value-type="float" office:value="250.879" calcext:value-type="float">
            <text:p>250.879</text:p>
          </table:table-cell>
          <table:table-cell office:value-type="float" office:value="0.000005822" calcext:value-type="float">
            <text:p>5.822E-06</text:p>
          </table:table-cell>
          <table:table-cell office:value-type="float" office:value="0.00000004522" calcext:value-type="float">
            <text:p>4.522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V28])/[.V28]))" office:value-type="float" office:value="-71.6628910140411" calcext:value-type="float">
            <text:p>-71.6628910140411</text:p>
          </table:table-cell>
          <table:table-cell/>
          <table:table-cell table:formula="of:=10^([.B28]/20)" office:value-type="float" office:value="0.0000507437209440605" calcext:value-type="float">
            <text:p>5.07437209440605E-05</text:p>
          </table:table-cell>
          <table:table-cell table:formula="of:=10^([.D28]/20)" office:value-type="float" office:value="0.999999970120021" calcext:value-type="float">
            <text:p>0.999999970120021</text:p>
          </table:table-cell>
          <table:table-cell table:formula="of:==20*LOG10(ABS(1-[.Y28]^2-[.Z28]^2))" office:value-type="float" office:value="-144.854352657796" calcext:value-type="float">
            <text:p>-144.854352657796</text:p>
          </table:table-cell>
          <table:table-cell table:formula="of:=20*LOG10(ABS(1-[.Z28]))" office:value-type="float" office:value="-150.49239426041" calcext:value-type="float">
            <text:p>-150.49239426041</text:p>
          </table:table-cell>
          <table:table-cell/>
          <table:table-cell office:value-type="float" office:value="40.02" calcext:value-type="float">
            <text:p>40.0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5.9129610272616" calcext:value-type="float">
            <text:p>-85.9129610272616</text:p>
          </table:table-cell>
          <table:table-cell office:value-type="float" office:value="-106.830484379258" calcext:value-type="float">
            <text:p>-106.830484379258</text:p>
          </table:table-cell>
          <table:table-cell office:value-type="float" office:value="-0.000000230184530547329" calcext:value-type="float">
            <text:p>-2.30184530547329E-07</text:p>
          </table:table-cell>
          <table:table-cell office:value-type="float" office:value="-20.7584597381177" calcext:value-type="float">
            <text:p>-20.7584597381177</text:p>
          </table:table-cell>
          <table:table-cell office:value-type="float" office:value="-0.000000230184530547329" calcext:value-type="float">
            <text:p>-2.30184530547329E-07</text:p>
          </table:table-cell>
          <table:table-cell office:value-type="float" office:value="-20.7584597381177" calcext:value-type="float">
            <text:p>-20.7584597381177</text:p>
          </table:table-cell>
          <table:table-cell office:value-type="float" office:value="-85.9088110025801" calcext:value-type="float">
            <text:p>-85.9088110025801</text:p>
          </table:table-cell>
          <table:table-cell office:value-type="float" office:value="-114.934062590812" calcext:value-type="float">
            <text:p>-114.9340625908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38" calcext:value-type="float">
            <text:p>2338</text:p>
          </table:table-cell>
          <table:table-cell office:value-type="float" office:value="100220" calcext:value-type="float">
            <text:p>100220</text:p>
          </table:table-cell>
          <table:table-cell office:value-type="float" office:value="3.254" calcext:value-type="float">
            <text:p>3.254</text:p>
          </table:table-cell>
          <table:table-cell office:value-type="float" office:value="24.1" calcext:value-type="float">
            <text:p>24.1</text:p>
          </table:table-cell>
          <table:table-cell office:value-type="float" office:value="20.06" calcext:value-type="float">
            <text:p>20.06</text:p>
          </table:table-cell>
          <table:table-cell office:value-type="float" office:value="0.001067" calcext:value-type="float">
            <text:p>0.001067</text:p>
          </table:table-cell>
          <table:table-cell table:formula="of:=[.R28]+[.AD29]" office:value-type="float" office:value="298.299" calcext:value-type="float">
            <text:p>298.299</text:p>
          </table:table-cell>
          <table:table-cell office:value-type="float" office:value="0.000008172" calcext:value-type="float">
            <text:p>8.172E-06</text:p>
          </table:table-cell>
          <table:table-cell office:value-type="float" office:value="0.00000003077" calcext:value-type="float">
            <text:p>3.077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V29])/[.V29]))" office:value-type="float" office:value="-71.6901193321477" calcext:value-type="float">
            <text:p>-71.6901193321477</text:p>
          </table:table-cell>
          <table:table-cell/>
          <table:table-cell table:formula="of:=10^([.B29]/20)" office:value-type="float" office:value="0.0000506234744244381" calcext:value-type="float">
            <text:p>5.06234744244381E-05</text:p>
          </table:table-cell>
          <table:table-cell table:formula="of:=10^([.D29]/20)" office:value-type="float" office:value="0.999999973499027" calcext:value-type="float">
            <text:p>0.999999973499027</text:p>
          </table:table-cell>
          <table:table-cell table:formula="of:==20*LOG10(ABS(1-[.Y29]^2-[.Z29]^2))" office:value-type="float" office:value="-145.944634592341" calcext:value-type="float">
            <text:p>-145.944634592341</text:p>
          </table:table-cell>
          <table:table-cell table:formula="of:=20*LOG10(ABS(1-[.Z29]))" office:value-type="float" office:value="-151.534763580382" calcext:value-type="float">
            <text:p>-151.534763580382</text:p>
          </table:table-cell>
          <table:table-cell/>
          <table:table-cell office:value-type="float" office:value="47.42" calcext:value-type="float">
            <text:p>47.4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6.1820065070573" calcext:value-type="float">
            <text:p>-86.1820065070573</text:p>
          </table:table-cell>
          <table:table-cell office:value-type="float" office:value="-115.171187500493" calcext:value-type="float">
            <text:p>-115.171187500493</text:p>
          </table:table-cell>
          <table:table-cell office:value-type="float" office:value="-0.000000244309621646849" calcext:value-type="float">
            <text:p>-2.44309621646849E-07</text:p>
          </table:table-cell>
          <table:table-cell office:value-type="float" office:value="-20.7582914858292" calcext:value-type="float">
            <text:p>-20.7582914858292</text:p>
          </table:table-cell>
          <table:table-cell office:value-type="float" office:value="-0.000000244309621646849" calcext:value-type="float">
            <text:p>-2.44309621646849E-07</text:p>
          </table:table-cell>
          <table:table-cell office:value-type="float" office:value="-20.7582914858292" calcext:value-type="float">
            <text:p>-20.7582914858292</text:p>
          </table:table-cell>
          <table:table-cell office:value-type="float" office:value="-86.1934234541197" calcext:value-type="float">
            <text:p>-86.1934234541197</text:p>
          </table:table-cell>
          <table:table-cell office:value-type="float" office:value="-106.575816658489" calcext:value-type="float">
            <text:p>-106.5758166584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68" calcext:value-type="float">
            <text:p>2768</text:p>
          </table:table-cell>
          <table:table-cell office:value-type="float" office:value="118188" calcext:value-type="float">
            <text:p>118188</text:p>
          </table:table-cell>
          <table:table-cell office:value-type="float" office:value="3.494" calcext:value-type="float">
            <text:p>3.494</text:p>
          </table:table-cell>
          <table:table-cell office:value-type="float" office:value="30.22" calcext:value-type="float">
            <text:p>30.22</text:p>
          </table:table-cell>
          <table:table-cell office:value-type="float" office:value="23.89" calcext:value-type="float">
            <text:p>23.89</text:p>
          </table:table-cell>
          <table:table-cell office:value-type="float" office:value="0.001255" calcext:value-type="float">
            <text:p>0.001255</text:p>
          </table:table-cell>
          <table:table-cell table:formula="of:=[.R29]+[.AD30]" office:value-type="float" office:value="355.899" calcext:value-type="float">
            <text:p>355.899</text:p>
          </table:table-cell>
          <table:table-cell office:value-type="float" office:value="0.000008002" calcext:value-type="float">
            <text:p>8.002E-06</text:p>
          </table:table-cell>
          <table:table-cell office:value-type="float" office:value="0.00000002795" calcext:value-type="float">
            <text:p>2.795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0]-[.V30])/[.V30]))" office:value-type="float" office:value="-71.9649413988809" calcext:value-type="float">
            <text:p>-71.9649413988809</text:p>
          </table:table-cell>
          <table:table-cell/>
          <table:table-cell table:formula="of:=10^([.B30]/20)" office:value-type="float" office:value="0.0000490794485769426" calcext:value-type="float">
            <text:p>4.90794485769426E-05</text:p>
          </table:table-cell>
          <table:table-cell table:formula="of:=10^([.D30]/20)" office:value-type="float" office:value="0.999999971872816" calcext:value-type="float">
            <text:p>0.999999971872816</text:p>
          </table:table-cell>
          <table:table-cell table:formula="of:==20*LOG10(ABS(1-[.Y30]^2-[.Z30]^2))" office:value-type="float" office:value="-145.376999548229" calcext:value-type="float">
            <text:p>-145.376999548229</text:p>
          </table:table-cell>
          <table:table-cell table:formula="of:=20*LOG10(ABS(1-[.Z30]))" office:value-type="float" office:value="-151.017474838812" calcext:value-type="float">
            <text:p>-151.017474838812</text:p>
          </table:table-cell>
          <table:table-cell/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7.7917847210261" calcext:value-type="float">
            <text:p>-87.7917847210261</text:p>
          </table:table-cell>
          <table:table-cell office:value-type="float" office:value="-112.071262767275" calcext:value-type="float">
            <text:p>-112.071262767275</text:p>
          </table:table-cell>
          <table:table-cell office:value-type="float" office:value="-0.00000018886773505964" calcext:value-type="float">
            <text:p>-1.8886773505964E-07</text:p>
          </table:table-cell>
          <table:table-cell office:value-type="float" office:value="-20.7574000951583" calcext:value-type="float">
            <text:p>-20.7574000951583</text:p>
          </table:table-cell>
          <table:table-cell office:value-type="float" office:value="-0.00000018886773505964" calcext:value-type="float">
            <text:p>-1.8886773505964E-07</text:p>
          </table:table-cell>
          <table:table-cell office:value-type="float" office:value="-20.7574000951583" calcext:value-type="float">
            <text:p>-20.7574000951583</text:p>
          </table:table-cell>
          <table:table-cell office:value-type="float" office:value="-87.7937290602154" calcext:value-type="float">
            <text:p>-87.7937290602154</text:p>
          </table:table-cell>
          <table:table-cell office:value-type="float" office:value="-109.596528501209" calcext:value-type="float">
            <text:p>-109.59652850120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26" calcext:value-type="float">
            <text:p>3326</text:p>
          </table:table-cell>
          <table:table-cell office:value-type="float" office:value="141768" calcext:value-type="float">
            <text:p>141768</text:p>
          </table:table-cell>
          <table:table-cell office:value-type="float" office:value="3.758" calcext:value-type="float">
            <text:p>3.758</text:p>
          </table:table-cell>
          <table:table-cell office:value-type="float" office:value="38.39" calcext:value-type="float">
            <text:p>38.39</text:p>
          </table:table-cell>
          <table:table-cell office:value-type="float" office:value="31.53" calcext:value-type="float">
            <text:p>31.53</text:p>
          </table:table-cell>
          <table:table-cell office:value-type="float" office:value="0.001239" calcext:value-type="float">
            <text:p>0.001239</text:p>
          </table:table-cell>
          <table:table-cell table:formula="of:=[.R30]+[.AD31]" office:value-type="float" office:value="429.579" calcext:value-type="float">
            <text:p>429.579</text:p>
          </table:table-cell>
          <table:table-cell office:value-type="float" office:value="0.0000178" calcext:value-type="float">
            <text:p>1.78E-05</text:p>
          </table:table-cell>
          <table:table-cell office:value-type="float" office:value="0.00000001972" calcext:value-type="float">
            <text:p>1.972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1]-[.V31])/[.V31]))" office:value-type="float" office:value="-73.5865952058036" calcext:value-type="float">
            <text:p>-73.5865952058036</text:p>
          </table:table-cell>
          <table:table-cell/>
          <table:table-cell table:formula="of:=10^([.B31]/20)" office:value-type="float" office:value="0.0000407765768061938" calcext:value-type="float">
            <text:p>4.07765768061938E-05</text:p>
          </table:table-cell>
          <table:table-cell table:formula="of:=10^([.D31]/20)" office:value-type="float" office:value="0.999999978255799" calcext:value-type="float">
            <text:p>0.999999978255799</text:p>
          </table:table-cell>
          <table:table-cell table:formula="of:==20*LOG10(ABS(1-[.Y31]^2-[.Z31]^2))" office:value-type="float" office:value="-147.571141237546" calcext:value-type="float">
            <text:p>-147.571141237546</text:p>
          </table:table-cell>
          <table:table-cell table:formula="of:=20*LOG10(ABS(1-[.Z31]))" office:value-type="float" office:value="-153.253130789675" calcext:value-type="float">
            <text:p>-153.253130789675</text:p>
          </table:table-cell>
          <table:table-cell/>
          <table:table-cell office:value-type="float" office:value="73.68" calcext:value-type="float">
            <text:p>73.6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9.93491439048" calcext:value-type="float">
            <text:p>-89.93491439048</text:p>
          </table:table-cell>
          <table:table-cell office:value-type="float" office:value="-108.997122201851" calcext:value-type="float">
            <text:p>-108.997122201851</text:p>
          </table:table-cell>
          <table:table-cell office:value-type="float" office:value="0.00000000523256040854789" calcext:value-type="float">
            <text:p>5.23256040854789E-09</text:p>
          </table:table-cell>
          <table:table-cell office:value-type="float" office:value="-20.756785333172" calcext:value-type="float">
            <text:p>-20.756785333172</text:p>
          </table:table-cell>
          <table:table-cell office:value-type="float" office:value="0.00000000523256040854789" calcext:value-type="float">
            <text:p>5.23256040854789E-09</text:p>
          </table:table-cell>
          <table:table-cell office:value-type="float" office:value="-20.756785333172" calcext:value-type="float">
            <text:p>-20.756785333172</text:p>
          </table:table-cell>
          <table:table-cell office:value-type="float" office:value="-89.9371829452842" calcext:value-type="float">
            <text:p>-89.9371829452842</text:p>
          </table:table-cell>
          <table:table-cell office:value-type="float" office:value="-112.615891841527" calcext:value-type="float">
            <text:p>-112.6158918415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093" calcext:value-type="float">
            <text:p>4093</text:p>
          </table:table-cell>
          <table:table-cell office:value-type="float" office:value="174396" calcext:value-type="float">
            <text:p>174396</text:p>
          </table:table-cell>
          <table:table-cell office:value-type="float" office:value="4.084" calcext:value-type="float">
            <text:p>4.084</text:p>
          </table:table-cell>
          <table:table-cell office:value-type="float" office:value="50.76" calcext:value-type="float">
            <text:p>50.76</text:p>
          </table:table-cell>
          <table:table-cell office:value-type="float" office:value="32.56" calcext:value-type="float">
            <text:p>32.56</text:p>
          </table:table-cell>
          <table:table-cell office:value-type="float" office:value="0.001453" calcext:value-type="float">
            <text:p>0.001453</text:p>
          </table:table-cell>
          <table:table-cell table:formula="of:=[.R31]+[.AD32]" office:value-type="float" office:value="516.979" calcext:value-type="float">
            <text:p>516.979</text:p>
          </table:table-cell>
          <table:table-cell office:value-type="float" office:value="0.00001408" calcext:value-type="float">
            <text:p>1.408E-05</text:p>
          </table:table-cell>
          <table:table-cell office:value-type="float" office:value="0.00000001739" calcext:value-type="float">
            <text:p>1.739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2]-[.V32])/[.V32]))" office:value-type="float" office:value="-74.9124428668651" calcext:value-type="float">
            <text:p>-74.9124428668651</text:p>
          </table:table-cell>
          <table:table-cell/>
          <table:table-cell table:formula="of:=10^([.B32]/20)" office:value-type="float" office:value="0.0000318606242302261" calcext:value-type="float">
            <text:p>3.18606242302261E-05</text:p>
          </table:table-cell>
          <table:table-cell table:formula="of:=10^([.D32]/20)" office:value-type="float" office:value="1.00000000060242" calcext:value-type="float">
            <text:p>1.00000000060242</text:p>
          </table:table-cell>
          <table:table-cell table:formula="of:==20*LOG10(ABS(1-[.Y32]^2-[.Z32]^2))" office:value-type="float" office:value="-173.073171755242" calcext:value-type="float">
            <text:p>-173.073171755242</text:p>
          </table:table-cell>
          <table:table-cell table:formula="of:=20*LOG10(ABS(1-[.Z32]))" office:value-type="float" office:value="-184.402001119546" calcext:value-type="float">
            <text:p>-184.402001119546</text:p>
          </table:table-cell>
          <table:table-cell/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9.5312988950611" calcext:value-type="float">
            <text:p>-89.5312988950611</text:p>
          </table:table-cell>
          <table:table-cell office:value-type="float" office:value="-110.284601639185" calcext:value-type="float">
            <text:p>-110.284601639185</text:p>
          </table:table-cell>
          <table:table-cell office:value-type="float" office:value="0.000000000746846550299282" calcext:value-type="float">
            <text:p>7.46846550299282E-10</text:p>
          </table:table-cell>
          <table:table-cell office:value-type="float" office:value="-20.756910242639" calcext:value-type="float">
            <text:p>-20.756910242639</text:p>
          </table:table-cell>
          <table:table-cell office:value-type="float" office:value="0.000000000746846550299282" calcext:value-type="float">
            <text:p>7.46846550299282E-10</text:p>
          </table:table-cell>
          <table:table-cell office:value-type="float" office:value="-20.756910242639" calcext:value-type="float">
            <text:p>-20.756910242639</text:p>
          </table:table-cell>
          <table:table-cell office:value-type="float" office:value="-89.5338974947793" calcext:value-type="float">
            <text:p>-89.5338974947793</text:p>
          </table:table-cell>
          <table:table-cell office:value-type="float" office:value="-111.323299112381" calcext:value-type="float">
            <text:p>-111.32329911238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985" calcext:value-type="float">
            <text:p>4985</text:p>
          </table:table-cell>
          <table:table-cell office:value-type="float" office:value="211268" calcext:value-type="float">
            <text:p>211268</text:p>
          </table:table-cell>
          <table:table-cell office:value-type="float" office:value="4.265" calcext:value-type="float">
            <text:p>4.265</text:p>
          </table:table-cell>
          <table:table-cell office:value-type="float" office:value="65.78" calcext:value-type="float">
            <text:p>65.78</text:p>
          </table:table-cell>
          <table:table-cell office:value-type="float" office:value="41.32" calcext:value-type="float">
            <text:p>41.32</text:p>
          </table:table-cell>
          <table:table-cell office:value-type="float" office:value="0.002118" calcext:value-type="float">
            <text:p>0.002118</text:p>
          </table:table-cell>
          <table:table-cell table:formula="of:=[.R32]+[.AD33]" office:value-type="float" office:value="628.379" calcext:value-type="float">
            <text:p>628.379</text:p>
          </table:table-cell>
          <table:table-cell office:value-type="float" office:value="0.000002754" calcext:value-type="float">
            <text:p>2.754E-06</text:p>
          </table:table-cell>
          <table:table-cell office:value-type="float" office:value="0.00000001257" calcext:value-type="float">
            <text:p>1.257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3]-[.V33])/[.V33]))" office:value-type="float" office:value="-74.626174505485" calcext:value-type="float">
            <text:p>-74.626174505485</text:p>
          </table:table-cell>
          <table:table-cell/>
          <table:table-cell table:formula="of:=10^([.B33]/20)" office:value-type="float" office:value="0.0000333760590601463" calcext:value-type="float">
            <text:p>3.33760590601463E-05</text:p>
          </table:table-cell>
          <table:table-cell table:formula="of:=10^([.D33]/20)" office:value-type="float" office:value="1.00000000008598" calcext:value-type="float">
            <text:p>1.00000000008598</text:p>
          </table:table-cell>
          <table:table-cell table:formula="of:==20*LOG10(ABS(1-[.Y33]^2-[.Z33]^2))" office:value-type="float" office:value="-177.815659236991" calcext:value-type="float">
            <text:p>-177.815659236991</text:p>
          </table:table-cell>
          <table:table-cell table:formula="of:=20*LOG10(ABS(1-[.Z33]))" office:value-type="float" office:value="-201.311658552518" calcext:value-type="float">
            <text:p>-201.311658552518</text:p>
          </table:table-cell>
          <table:table-cell/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9.0938888680273" calcext:value-type="float">
            <text:p>-89.0938888680273</text:p>
          </table:table-cell>
          <table:table-cell office:value-type="float" office:value="-110.672121215874" calcext:value-type="float">
            <text:p>-110.672121215874</text:p>
          </table:table-cell>
          <table:table-cell office:value-type="float" office:value="-0.0000000183543368815235" calcext:value-type="float">
            <text:p>-1.83543368815235E-08</text:p>
          </table:table-cell>
          <table:table-cell office:value-type="float" office:value="-20.7567501940914" calcext:value-type="float">
            <text:p>-20.7567501940914</text:p>
          </table:table-cell>
          <table:table-cell office:value-type="float" office:value="-0.0000000183543368815235" calcext:value-type="float">
            <text:p>-1.83543368815235E-08</text:p>
          </table:table-cell>
          <table:table-cell office:value-type="float" office:value="-20.7567501940914" calcext:value-type="float">
            <text:p>-20.7567501940914</text:p>
          </table:table-cell>
          <table:table-cell office:value-type="float" office:value="-89.0976818767982" calcext:value-type="float">
            <text:p>-89.0976818767982</text:p>
          </table:table-cell>
          <table:table-cell office:value-type="float" office:value="-110.893270899657" calcext:value-type="float">
            <text:p>-110.8932708996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321" calcext:value-type="float">
            <text:p>6321</text:p>
          </table:table-cell>
          <table:table-cell office:value-type="float" office:value="266636" calcext:value-type="float">
            <text:p>266636</text:p>
          </table:table-cell>
          <table:table-cell office:value-type="float" office:value="4.285" calcext:value-type="float">
            <text:p>4.285</text:p>
          </table:table-cell>
          <table:table-cell office:value-type="float" office:value="92.2" calcext:value-type="float">
            <text:p>92.2</text:p>
          </table:table-cell>
          <table:table-cell office:value-type="float" office:value="53.25" calcext:value-type="float">
            <text:p>53.25</text:p>
          </table:table-cell>
          <table:table-cell office:value-type="float" office:value="0.00216" calcext:value-type="float">
            <text:p>0.00216</text:p>
          </table:table-cell>
          <table:table-cell table:formula="of:=[.R33]+[.AD34]" office:value-type="float" office:value="778.079" calcext:value-type="float">
            <text:p>778.079</text:p>
          </table:table-cell>
          <table:table-cell office:value-type="float" office:value="0.000003291" calcext:value-type="float">
            <text:p>3.291E-06</text:p>
          </table:table-cell>
          <table:table-cell office:value-type="float" office:value="0.000000009679" calcext:value-type="float">
            <text:p>9.679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4]-[.V34])/[.V34]))" office:value-type="float" office:value="-74.9947049465219" calcext:value-type="float">
            <text:p>-74.9947049465219</text:p>
          </table:table-cell>
          <table:table-cell/>
          <table:table-cell table:formula="of:=10^([.B34]/20)" office:value-type="float" office:value="0.0000350998739306109" calcext:value-type="float">
            <text:p>3.50998739306109E-05</text:p>
          </table:table-cell>
          <table:table-cell table:formula="of:=10^([.D34]/20)" office:value-type="float" office:value="0.999999997886879" calcext:value-type="float">
            <text:p>0.999999997886879</text:p>
          </table:table-cell>
          <table:table-cell table:formula="of:==20*LOG10(ABS(1-[.Y34]^2-[.Z34]^2))" office:value-type="float" office:value="-170.474264718954" calcext:value-type="float">
            <text:p>-170.474264718954</text:p>
          </table:table-cell>
          <table:table-cell table:formula="of:=20*LOG10(ABS(1-[.Z34]))" office:value-type="float" office:value="-173.501512175969" calcext:value-type="float">
            <text:p>-173.501512175969</text:p>
          </table:table-cell>
          <table:table-cell/>
          <table:table-cell office:value-type="float" office:value="149.7" calcext:value-type="float">
            <text:p>149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4.659554532863" calcext:value-type="float">
            <text:p>-104.659554532863</text:p>
          </table:table-cell>
          <table:table-cell office:value-type="float" office:value="-115.065428341138" calcext:value-type="float">
            <text:p>-115.065428341138</text:p>
          </table:table-cell>
          <table:table-cell office:value-type="float" office:value="-0.000000042173129919961" calcext:value-type="float">
            <text:p>-4.2173129919961E-08</text:p>
          </table:table-cell>
          <table:table-cell office:value-type="float" office:value="-20.7544175553457" calcext:value-type="float">
            <text:p>-20.7544175553457</text:p>
          </table:table-cell>
          <table:table-cell office:value-type="float" office:value="-0.000000042173129919961" calcext:value-type="float">
            <text:p>-4.2173129919961E-08</text:p>
          </table:table-cell>
          <table:table-cell office:value-type="float" office:value="-20.7544175553457" calcext:value-type="float">
            <text:p>-20.7544175553457</text:p>
          </table:table-cell>
          <table:table-cell office:value-type="float" office:value="-104.663810748092" calcext:value-type="float">
            <text:p>-104.663810748092</text:p>
          </table:table-cell>
          <table:table-cell office:value-type="float" office:value="-106.633164146345" calcext:value-type="float">
            <text:p>-106.63316414634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771" calcext:value-type="float">
            <text:p>7771</text:p>
          </table:table-cell>
          <table:table-cell office:value-type="float" office:value="328988" calcext:value-type="float">
            <text:p>328988</text:p>
          </table:table-cell>
          <table:table-cell office:value-type="float" office:value="4.91" calcext:value-type="float">
            <text:p>4.91</text:p>
          </table:table-cell>
          <table:table-cell office:value-type="float" office:value="117.8" calcext:value-type="float">
            <text:p>117.8</text:p>
          </table:table-cell>
          <table:table-cell office:value-type="float" office:value="60.28" calcext:value-type="float">
            <text:p>60.28</text:p>
          </table:table-cell>
          <table:table-cell office:value-type="float" office:value="0.002326" calcext:value-type="float">
            <text:p>0.002326</text:p>
          </table:table-cell>
          <table:table-cell table:formula="of:=[.R34]+[.AD35]" office:value-type="float" office:value="961.079" calcext:value-type="float">
            <text:p>961.079</text:p>
          </table:table-cell>
          <table:table-cell office:value-type="float" office:value="0.00005014" calcext:value-type="float">
            <text:p>5.014E-05</text:p>
          </table:table-cell>
          <table:table-cell office:value-type="float" office:value="0.000000009367" calcext:value-type="float">
            <text:p>9.367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5]-[.V35])/[.V35]))" office:value-type="float" office:value="-83.6703195447794" calcext:value-type="float">
            <text:p>-83.6703195447794</text:p>
          </table:table-cell>
          <table:table-cell/>
          <table:table-cell table:formula="of:=10^([.B35]/20)" office:value-type="float" office:value="0.00000584820076632949" calcext:value-type="float">
            <text:p>5.84820076632949E-06</text:p>
          </table:table-cell>
          <table:table-cell table:formula="of:=10^([.D35]/20)" office:value-type="float" office:value="0.999999995144639" calcext:value-type="float">
            <text:p>0.999999995144639</text:p>
          </table:table-cell>
          <table:table-cell table:formula="of:==20*LOG10(ABS(1-[.Y35]^2-[.Z35]^2))" office:value-type="float" office:value="-160.285615503538" calcext:value-type="float">
            <text:p>-160.285615503538</text:p>
          </table:table-cell>
          <table:table-cell table:formula="of:=20*LOG10(ABS(1-[.Z35]))" office:value-type="float" office:value="-166.275569484388" calcext:value-type="float">
            <text:p>-166.275569484388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6.96414463149" calcext:value-type="float">
            <text:p>-106.96414463149</text:p>
          </table:table-cell>
          <table:table-cell office:value-type="float" office:value="-105.063785636774" calcext:value-type="float">
            <text:p>-105.063785636774</text:p>
          </table:table-cell>
          <table:table-cell office:value-type="float" office:value="-0.0000000289871002748433" calcext:value-type="float">
            <text:p>-2.89871002748433E-08</text:p>
          </table:table-cell>
          <table:table-cell office:value-type="float" office:value="-20.7543288232137" calcext:value-type="float">
            <text:p>-20.7543288232137</text:p>
          </table:table-cell>
          <table:table-cell office:value-type="float" office:value="-0.0000000289871002748433" calcext:value-type="float">
            <text:p>-2.89871002748433E-08</text:p>
          </table:table-cell>
          <table:table-cell office:value-type="float" office:value="-20.7543288232137" calcext:value-type="float">
            <text:p>-20.7543288232137</text:p>
          </table:table-cell>
          <table:table-cell office:value-type="float" office:value="-106.962308323758" calcext:value-type="float">
            <text:p>-106.962308323758</text:p>
          </table:table-cell>
          <table:table-cell office:value-type="float" office:value="-116.649200092471" calcext:value-type="float">
            <text:p>-116.6492000924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997" calcext:value-type="float">
            <text:p>8997</text:p>
          </table:table-cell>
          <table:table-cell office:value-type="float" office:value="380652" calcext:value-type="float">
            <text:p>380652</text:p>
          </table:table-cell>
          <table:table-cell office:value-type="float" office:value="5.03" calcext:value-type="float">
            <text:p>5.03</text:p>
          </table:table-cell>
          <table:table-cell office:value-type="float" office:value="140.1" calcext:value-type="float">
            <text:p>140.1</text:p>
          </table:table-cell>
          <table:table-cell office:value-type="float" office:value="75.64" calcext:value-type="float">
            <text:p>75.64</text:p>
          </table:table-cell>
          <table:table-cell office:value-type="float" office:value="0.003226" calcext:value-type="float">
            <text:p>0.003226</text:p>
          </table:table-cell>
          <table:table-cell table:formula="of:=[.R35]+[.AD36]" office:value-type="float" office:value="1181.779" calcext:value-type="float">
            <text:p>1181.779</text:p>
          </table:table-cell>
          <table:table-cell office:value-type="float" office:value="0.000002248" calcext:value-type="float">
            <text:p>2.248E-06</text:p>
          </table:table-cell>
          <table:table-cell office:value-type="float" office:value="0.000000006117" calcext:value-type="float">
            <text:p>6.117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6]-[.V36])/[.V36]))" office:value-type="float" office:value="-84.2563183369852" calcext:value-type="float">
            <text:p>-84.2563183369852</text:p>
          </table:table-cell>
          <table:table-cell/>
          <table:table-cell table:formula="of:=10^([.B36]/20)" office:value-type="float" office:value="0.00000448531313922128" calcext:value-type="float">
            <text:p>4.48531313922128E-06</text:p>
          </table:table-cell>
          <table:table-cell table:formula="of:=10^([.D36]/20)" office:value-type="float" office:value="0.999999996662737" calcext:value-type="float">
            <text:p>0.999999996662737</text:p>
          </table:table-cell>
          <table:table-cell table:formula="of:==20*LOG10(ABS(1-[.Y36]^2-[.Z36]^2))" office:value-type="float" office:value="-163.537810885524" calcext:value-type="float">
            <text:p>-163.537810885524</text:p>
          </table:table-cell>
          <table:table-cell table:formula="of:=20*LOG10(ABS(1-[.Z36]))" office:value-type="float" office:value="-169.532190696371" calcext:value-type="float">
            <text:p>-169.532190696371</text:p>
          </table:table-cell>
          <table:table-cell/>
          <table:table-cell office:value-type="float" office:value="220.7" calcext:value-type="float">
            <text:p>220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0.953107001859" calcext:value-type="float">
            <text:p>-120.953107001859</text:p>
          </table:table-cell>
          <table:table-cell office:value-type="float" office:value="-162.398485247026" calcext:value-type="float">
            <text:p>-162.398485247026</text:p>
          </table:table-cell>
          <table:table-cell office:value-type="float" office:value="-0.0000000286086557453046" calcext:value-type="float">
            <text:p>-2.86086557453046E-08</text:p>
          </table:table-cell>
          <table:table-cell office:value-type="float" office:value="-20.7540700162753" calcext:value-type="float">
            <text:p>-20.7540700162753</text:p>
          </table:table-cell>
          <table:table-cell office:value-type="float" office:value="-0.0000000286086557453046" calcext:value-type="float">
            <text:p>-2.86086557453046E-08</text:p>
          </table:table-cell>
          <table:table-cell office:value-type="float" office:value="-20.7540700162753" calcext:value-type="float">
            <text:p>-20.7540700162753</text:p>
          </table:table-cell>
          <table:table-cell office:value-type="float" office:value="-121.078157642757" calcext:value-type="float">
            <text:p>-121.078157642757</text:p>
          </table:table-cell>
          <table:table-cell office:value-type="float" office:value="-59.6803495212802" calcext:value-type="float">
            <text:p>-59.680349521280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362" calcext:value-type="float">
            <text:p>10362</text:p>
          </table:table-cell>
          <table:table-cell office:value-type="float" office:value="438464" calcext:value-type="float">
            <text:p>438464</text:p>
          </table:table-cell>
          <table:table-cell office:value-type="float" office:value="4.961" calcext:value-type="float">
            <text:p>4.961</text:p>
          </table:table-cell>
          <table:table-cell office:value-type="float" office:value="170.1" calcext:value-type="float">
            <text:p>170.1</text:p>
          </table:table-cell>
          <table:table-cell office:value-type="float" office:value="87.68" calcext:value-type="float">
            <text:p>87.68</text:p>
          </table:table-cell>
          <table:table-cell office:value-type="float" office:value="0.003357" calcext:value-type="float">
            <text:p>0.003357</text:p>
          </table:table-cell>
          <table:table-cell table:formula="of:=[.R36]+[.AD37]" office:value-type="float" office:value="1444.479" calcext:value-type="float">
            <text:p>1444.479</text:p>
          </table:table-cell>
          <table:table-cell office:value-type="float" office:value="0.000006082" calcext:value-type="float">
            <text:p>6.082E-06</text:p>
          </table:table-cell>
          <table:table-cell office:value-type="float" office:value="0.000000005156" calcext:value-type="float">
            <text:p>5.156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7]-[.V37])/[.V37]))" office:value-type="float" office:value="-86.233345504453" calcext:value-type="float">
            <text:p>-86.233345504453</text:p>
          </table:table-cell>
          <table:table-cell/>
          <table:table-cell table:formula="of:=10^([.B37]/20)" office:value-type="float" office:value="0.000000896075596273345" calcext:value-type="float">
            <text:p>8.96075596273345E-07</text:p>
          </table:table-cell>
          <table:table-cell table:formula="of:=10^([.D37]/20)" office:value-type="float" office:value="0.999999996706307" calcext:value-type="float">
            <text:p>0.999999996706307</text:p>
          </table:table-cell>
          <table:table-cell table:formula="of:==20*LOG10(ABS(1-[.Y37]^2-[.Z37]^2))" office:value-type="float" office:value="-163.626795961498" calcext:value-type="float">
            <text:p>-163.626795961498</text:p>
          </table:table-cell>
          <table:table-cell table:formula="of:=20*LOG10(ABS(1-[.Z37]))" office:value-type="float" office:value="-169.646337117805" calcext:value-type="float">
            <text:p>-169.646337117805</text:p>
          </table:table-cell>
          <table:table-cell/>
          <table:table-cell office:value-type="float" office:value="262.7" calcext:value-type="float">
            <text:p>262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1.092823074029" calcext:value-type="float">
            <text:p>-121.092823074029</text:p>
          </table:table-cell>
          <table:table-cell office:value-type="float" office:value="-162.763290474724" calcext:value-type="float">
            <text:p>-162.763290474724</text:p>
          </table:table-cell>
          <table:table-cell office:value-type="float" office:value="-0.0000000284203929863737" calcext:value-type="float">
            <text:p>-2.84203929863737E-08</text:p>
          </table:table-cell>
          <table:table-cell office:value-type="float" office:value="-20.7540703526249" calcext:value-type="float">
            <text:p>-20.7540703526249</text:p>
          </table:table-cell>
          <table:table-cell office:value-type="float" office:value="-0.0000000284203929863737" calcext:value-type="float">
            <text:p>-2.84203929863737E-08</text:p>
          </table:table-cell>
          <table:table-cell office:value-type="float" office:value="-20.7540703526249" calcext:value-type="float">
            <text:p>-20.7540703526249</text:p>
          </table:table-cell>
          <table:table-cell office:value-type="float" office:value="-121.220133420548" calcext:value-type="float">
            <text:p>-121.220133420548</text:p>
          </table:table-cell>
          <table:table-cell office:value-type="float" office:value="-59.3183458714988" calcext:value-type="float">
            <text:p>-59.31834587149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175" calcext:value-type="float">
            <text:p>12175</text:p>
          </table:table-cell>
          <table:table-cell office:value-type="float" office:value="512376" calcext:value-type="float">
            <text:p>512376</text:p>
          </table:table-cell>
          <table:table-cell office:value-type="float" office:value="5.053" calcext:value-type="float">
            <text:p>5.053</text:p>
          </table:table-cell>
          <table:table-cell office:value-type="float" office:value="239" calcext:value-type="float">
            <text:p>239</text:p>
          </table:table-cell>
          <table:table-cell office:value-type="float" office:value="104.9" calcext:value-type="float">
            <text:p>104.9</text:p>
          </table:table-cell>
          <table:table-cell office:value-type="float" office:value="0.003908" calcext:value-type="float">
            <text:p>0.003908</text:p>
          </table:table-cell>
          <table:table-cell table:formula="of:=[.R37]+[.AD38]" office:value-type="float" office:value="1793.379" calcext:value-type="float">
            <text:p>1793.379</text:p>
          </table:table-cell>
          <table:table-cell office:value-type="float" office:value="0.00000001646" calcext:value-type="float">
            <text:p>1.646E-08</text:p>
          </table:table-cell>
          <table:table-cell office:value-type="float" office:value="0.000000003869" calcext:value-type="float">
            <text:p>3.869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8]-[.V38])/[.V38]))" office:value-type="float" office:value="-86.2304606873287" calcext:value-type="float">
            <text:p>-86.2304606873287</text:p>
          </table:table-cell>
          <table:table-cell/>
          <table:table-cell table:formula="of:=10^([.B38]/20)" office:value-type="float" office:value="0.000000881777161747486" calcext:value-type="float">
            <text:p>8.81777161747486E-07</text:p>
          </table:table-cell>
          <table:table-cell table:formula="of:=10^([.D38]/20)" office:value-type="float" office:value="0.999999996727981" calcext:value-type="float">
            <text:p>0.999999996727981</text:p>
          </table:table-cell>
          <table:table-cell table:formula="of:==20*LOG10(ABS(1-[.Y38]^2-[.Z38]^2))" office:value-type="float" office:value="-163.684116683771" calcext:value-type="float">
            <text:p>-163.684116683771</text:p>
          </table:table-cell>
          <table:table-cell table:formula="of:=20*LOG10(ABS(1-[.Z38]))" office:value-type="float" office:value="-169.703684575666" calcext:value-type="float">
            <text:p>-169.703684575666</text:p>
          </table:table-cell>
          <table:table-cell/>
          <table:table-cell office:value-type="float" office:value="348.9" calcext:value-type="float">
            <text:p>348.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6.799970292243" calcext:value-type="float">
            <text:p>-106.799970292243</text:p>
          </table:table-cell>
          <table:table-cell office:value-type="float" office:value="-111.276400936394" calcext:value-type="float">
            <text:p>-111.276400936394</text:p>
          </table:table-cell>
          <table:table-cell office:value-type="float" office:value="-0.0000000277831219996775" calcext:value-type="float">
            <text:p>-2.77831219996775E-08</text:p>
          </table:table-cell>
          <table:table-cell office:value-type="float" office:value="-20.7536886919287" calcext:value-type="float">
            <text:p>-20.7536886919287</text:p>
          </table:table-cell>
          <table:table-cell office:value-type="float" office:value="-0.0000000277831219996775" calcext:value-type="float">
            <text:p>-2.77831219996775E-08</text:p>
          </table:table-cell>
          <table:table-cell office:value-type="float" office:value="-20.7536886919287" calcext:value-type="float">
            <text:p>-20.7536886919287</text:p>
          </table:table-cell>
          <table:table-cell office:value-type="float" office:value="-106.799630293846" calcext:value-type="float">
            <text:p>-106.799630293846</text:p>
          </table:table-cell>
          <table:table-cell office:value-type="float" office:value="-110.250276441051" calcext:value-type="float">
            <text:p>-110.2502764410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764" calcext:value-type="float">
            <text:p>13764</text:p>
          </table:table-cell>
          <table:table-cell office:value-type="float" office:value="578548" calcext:value-type="float">
            <text:p>578548</text:p>
          </table:table-cell>
          <table:table-cell office:value-type="float" office:value="6.388" calcext:value-type="float">
            <text:p>6.388</text:p>
          </table:table-cell>
          <table:table-cell office:value-type="float" office:value="293.4" calcext:value-type="float">
            <text:p>293.4</text:p>
          </table:table-cell>
          <table:table-cell office:value-type="float" office:value="112.7" calcext:value-type="float">
            <text:p>112.7</text:p>
          </table:table-cell>
          <table:table-cell office:value-type="float" office:value="0.005218" calcext:value-type="float">
            <text:p>0.005218</text:p>
          </table:table-cell>
          <table:table-cell table:formula="of:=[.R38]+[.AD39]" office:value-type="float" office:value="2205.879" calcext:value-type="float">
            <text:p>2205.879</text:p>
          </table:table-cell>
          <table:table-cell office:value-type="float" office:value="0.000007812" calcext:value-type="float">
            <text:p>7.812E-06</text:p>
          </table:table-cell>
          <table:table-cell office:value-type="float" office:value="0.000000001634" calcext:value-type="float">
            <text:p>1.634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9]-[.V39])/[.V39]))" office:value-type="float" office:value="-90.3380023636556" calcext:value-type="float">
            <text:p>-90.3380023636556</text:p>
          </table:table-cell>
          <table:table-cell/>
          <table:table-cell table:formula="of:=10^([.B39]/20)" office:value-type="float" office:value="0.00000457089752965165" calcext:value-type="float">
            <text:p>4.57089752965165E-06</text:p>
          </table:table-cell>
          <table:table-cell table:formula="of:=10^([.D39]/20)" office:value-type="float" office:value="0.99999999680135" calcext:value-type="float">
            <text:p>0.99999999680135</text:p>
          </table:table-cell>
          <table:table-cell table:formula="of:==20*LOG10(ABS(1-[.Y39]^2-[.Z39]^2))" office:value-type="float" office:value="-163.90847915721" calcext:value-type="float">
            <text:p>-163.90847915721</text:p>
          </table:table-cell>
          <table:table-cell table:formula="of:=20*LOG10(ABS(1-[.Z39]))" office:value-type="float" office:value="-169.900665233681" calcext:value-type="float">
            <text:p>-169.900665233681</text:p>
          </table:table-cell>
          <table:table-cell/>
          <table:table-cell office:value-type="float" office:value="412.5" calcext:value-type="float">
            <text:p>412.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7.977268945648" calcext:value-type="float">
            <text:p>-107.977268945648</text:p>
          </table:table-cell>
          <table:table-cell office:value-type="float" office:value="-111.25905458133" calcext:value-type="float">
            <text:p>-111.25905458133</text:p>
          </table:table-cell>
          <table:table-cell office:value-type="float" office:value="-0.0000000195126706433054" calcext:value-type="float">
            <text:p>-1.95126706433054E-08</text:p>
          </table:table-cell>
          <table:table-cell office:value-type="float" office:value="-20.7535381123737" calcext:value-type="float">
            <text:p>-20.7535381123737</text:p>
          </table:table-cell>
          <table:table-cell office:value-type="float" office:value="-0.0000000195126706433054" calcext:value-type="float">
            <text:p>-1.95126706433054E-08</text:p>
          </table:table-cell>
          <table:table-cell office:value-type="float" office:value="-20.7535381123737" calcext:value-type="float">
            <text:p>-20.7535381123737</text:p>
          </table:table-cell>
          <table:table-cell office:value-type="float" office:value="-107.977376082497" calcext:value-type="float">
            <text:p>-107.977376082497</text:p>
          </table:table-cell>
          <table:table-cell office:value-type="float" office:value="-110.323489395809" calcext:value-type="float">
            <text:p>-110.3234893958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86" calcext:value-type="float">
            <text:p>17686</text:p>
          </table:table-cell>
          <table:table-cell office:value-type="float" office:value="739236" calcext:value-type="float">
            <text:p>739236</text:p>
          </table:table-cell>
          <table:table-cell office:value-type="float" office:value="6.455" calcext:value-type="float">
            <text:p>6.455</text:p>
          </table:table-cell>
          <table:table-cell office:value-type="float" office:value="499" calcext:value-type="float">
            <text:p>499</text:p>
          </table:table-cell>
          <table:table-cell office:value-type="float" office:value="143.3" calcext:value-type="float">
            <text:p>143.3</text:p>
          </table:table-cell>
          <table:table-cell office:value-type="float" office:value="0.006457" calcext:value-type="float">
            <text:p>0.006457</text:p>
          </table:table-cell>
          <table:table-cell table:formula="of:=[.R39]+[.AD40]" office:value-type="float" office:value="2854.679" calcext:value-type="float">
            <text:p>2854.679</text:p>
          </table:table-cell>
          <table:table-cell office:value-type="float" office:value="0.000002691" calcext:value-type="float">
            <text:p>2.691E-06</text:p>
          </table:table-cell>
          <table:table-cell office:value-type="float" office:value="0.0000000009238" calcext:value-type="float">
            <text:p>9.238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0]-[.V40])/[.V40]))" office:value-type="float" office:value="-92.705203477958" calcext:value-type="float">
            <text:p>-92.705203477958</text:p>
          </table:table-cell>
          <table:table-cell/>
          <table:table-cell table:formula="of:=10^([.B40]/20)" office:value-type="float" office:value="0.00000399150385194967" calcext:value-type="float">
            <text:p>3.99150385194967E-06</text:p>
          </table:table-cell>
          <table:table-cell table:formula="of:=10^([.D40]/20)" office:value-type="float" office:value="0.999999997753521" calcext:value-type="float">
            <text:p>0.999999997753521</text:p>
          </table:table-cell>
          <table:table-cell table:formula="of:==20*LOG10(ABS(1-[.Y40]^2-[.Z40]^2))" office:value-type="float" office:value="-166.980207077324" calcext:value-type="float">
            <text:p>-166.980207077324</text:p>
          </table:table-cell>
          <table:table-cell table:formula="of:=20*LOG10(ABS(1-[.Z40]))" office:value-type="float" office:value="-172.969951866974" calcext:value-type="float">
            <text:p>-172.969951866974</text:p>
          </table:table-cell>
          <table:table-cell/>
          <table:table-cell office:value-type="float" office:value="648.8" calcext:value-type="float">
            <text:p>648.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8.803240918859" calcext:value-type="float">
            <text:p>-138.803240918859</text:p>
          </table:table-cell>
          <table:table-cell office:value-type="float" office:value="-154.127250743519" calcext:value-type="float">
            <text:p>-154.127250743519</text:p>
          </table:table-cell>
          <table:table-cell office:value-type="float" office:value="0.00000000366012997104596" calcext:value-type="float">
            <text:p>3.66012997104596E-09</text:p>
          </table:table-cell>
          <table:table-cell office:value-type="float" office:value="-20.7532313584683" calcext:value-type="float">
            <text:p>-20.7532313584683</text:p>
          </table:table-cell>
          <table:table-cell office:value-type="float" office:value="0.00000000366012997104596" calcext:value-type="float">
            <text:p>3.66012997104596E-09</text:p>
          </table:table-cell>
          <table:table-cell office:value-type="float" office:value="-20.7532313584683" calcext:value-type="float">
            <text:p>-20.7532313584683</text:p>
          </table:table-cell>
          <table:table-cell office:value-type="float" office:value="-138.977962976714" calcext:value-type="float">
            <text:p>-138.977962976714</text:p>
          </table:table-cell>
          <table:table-cell office:value-type="float" office:value="-68.5284183777215" calcext:value-type="float">
            <text:p>-68.528418377721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776" calcext:value-type="float">
            <text:p>21776</text:p>
          </table:table-cell>
          <table:table-cell office:value-type="float" office:value="907388" calcext:value-type="float">
            <text:p>907388</text:p>
          </table:table-cell>
          <table:table-cell office:value-type="float" office:value="7.22" calcext:value-type="float">
            <text:p>7.22</text:p>
          </table:table-cell>
          <table:table-cell office:value-type="float" office:value="780.7" calcext:value-type="float">
            <text:p>780.7</text:p>
          </table:table-cell>
          <table:table-cell office:value-type="float" office:value="206.1" calcext:value-type="float">
            <text:p>206.1</text:p>
          </table:table-cell>
          <table:table-cell office:value-type="float" office:value="0.00681" calcext:value-type="float">
            <text:p>0.00681</text:p>
          </table:table-cell>
          <table:table-cell table:formula="of:=[.R40]+[.AD41]" office:value-type="float" office:value="3848.779" calcext:value-type="float">
            <text:p>3848.779</text:p>
          </table:table-cell>
          <table:table-cell office:value-type="float" office:value="0.000006629" calcext:value-type="float">
            <text:p>6.629E-06</text:p>
          </table:table-cell>
          <table:table-cell office:value-type="float" office:value="0.0000000006552" calcext:value-type="float">
            <text:p>6.552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1]-[.V41])/[.V41]))" office:value-type="float" office:value="-101.536233927038" calcext:value-type="float">
            <text:p>-101.536233927038</text:p>
          </table:table-cell>
          <table:table-cell/>
          <table:table-cell table:formula="of:=10^([.B41]/20)" office:value-type="float" office:value="0.000000114772529708172" calcext:value-type="float">
            <text:p>1.14772529708172E-07</text:p>
          </table:table-cell>
          <table:table-cell table:formula="of:=10^([.D41]/20)" office:value-type="float" office:value="1.00000000042139" calcext:value-type="float">
            <text:p>1.00000000042139</text:p>
          </table:table-cell>
          <table:table-cell table:formula="of:==20*LOG10(ABS(1-[.Y41]^2-[.Z41]^2))" office:value-type="float" office:value="-181.485619913284" calcext:value-type="float">
            <text:p>-181.485619913284</text:p>
          </table:table-cell>
          <table:table-cell table:formula="of:=20*LOG10(ABS(1-[.Z41]))" office:value-type="float" office:value="-187.506355988556" calcext:value-type="float">
            <text:p>-187.506355988556</text:p>
          </table:table-cell>
          <table:table-cell/>
          <table:table-cell office:value-type="float" office:value="994.1" calcext:value-type="float">
            <text:p>994.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4.345485651787" calcext:value-type="float">
            <text:p>-124.345485651787</text:p>
          </table:table-cell>
          <table:table-cell office:value-type="float" office:value="76.5120618660835" calcext:value-type="float">
            <text:p>76.5120618660835</text:p>
          </table:table-cell>
          <table:table-cell office:value-type="float" office:value="-0.00000000434842834543269" calcext:value-type="float">
            <text:p>-4.34842834543269E-09</text:p>
          </table:table-cell>
          <table:table-cell office:value-type="float" office:value="-20.7531724336986" calcext:value-type="float">
            <text:p>-20.7531724336986</text:p>
          </table:table-cell>
          <table:table-cell office:value-type="float" office:value="-0.00000000434842834543269" calcext:value-type="float">
            <text:p>-4.34842834543269E-09</text:p>
          </table:table-cell>
          <table:table-cell office:value-type="float" office:value="-20.7531724336986" calcext:value-type="float">
            <text:p>-20.7531724336986</text:p>
          </table:table-cell>
          <table:table-cell office:value-type="float" office:value="-124.351253112448" calcext:value-type="float">
            <text:p>-124.351253112448</text:p>
          </table:table-cell>
          <table:table-cell office:value-type="float" office:value="62.3793258465545" calcext:value-type="float">
            <text:p>62.379325846554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205" calcext:value-type="float">
            <text:p>25205</text:p>
          </table:table-cell>
          <table:table-cell office:value-type="float" office:value="1048932" calcext:value-type="float">
            <text:p>1048932</text:p>
          </table:table-cell>
          <table:table-cell office:value-type="float" office:value="8.041" calcext:value-type="float">
            <text:p>8.041</text:p>
          </table:table-cell>
          <table:table-cell office:value-type="float" office:value="1084" calcext:value-type="float">
            <text:p>1084</text:p>
          </table:table-cell>
          <table:table-cell office:value-type="float" office:value="224.5" calcext:value-type="float">
            <text:p>224.5</text:p>
          </table:table-cell>
          <table:table-cell office:value-type="float" office:value="0.008284" calcext:value-type="float">
            <text:p>0.008284</text:p>
          </table:table-cell>
          <table:table-cell table:formula="of:=[.R41]+[.AD42]" office:value-type="float" office:value="5165.779" calcext:value-type="float">
            <text:p>5165.779</text:p>
          </table:table-cell>
          <table:table-cell office:value-type="float" office:value="0.000001236" calcext:value-type="float">
            <text:p>1.236E-06</text:p>
          </table:table-cell>
          <table:table-cell office:value-type="float" office:value="0.000000000561" calcext:value-type="float">
            <text:p>5.61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2]-[.V42])/[.V42]))" office:value-type="float" office:value="-105.13043901255" calcext:value-type="float">
            <text:p>-105.13043901255</text:p>
          </table:table-cell>
          <table:table-cell/>
          <table:table-cell table:formula="of:=10^([.B42]/20)" office:value-type="float" office:value="0.000000606353260776025" calcext:value-type="float">
            <text:p>6.06353260776025E-07</text:p>
          </table:table-cell>
          <table:table-cell table:formula="of:=10^([.D42]/20)" office:value-type="float" office:value="0.999999999499369" calcext:value-type="float">
            <text:p>0.999999999499369</text:p>
          </table:table-cell>
          <table:table-cell table:formula="of:==20*LOG10(ABS(1-[.Y42]^2-[.Z42]^2))" office:value-type="float" office:value="-179.992230278077" calcext:value-type="float">
            <text:p>-179.992230278077</text:p>
          </table:table-cell>
          <table:table-cell table:formula="of:=20*LOG10(ABS(1-[.Z42]))" office:value-type="float" office:value="-186.009639780488" calcext:value-type="float">
            <text:p>-186.009639780488</text:p>
          </table:table-cell>
          <table:table-cell/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0.006646651605" calcext:value-type="float">
            <text:p>-130.006646651605</text:p>
          </table:table-cell>
          <table:table-cell office:value-type="float" office:value="37.2698028946959" calcext:value-type="float">
            <text:p>37.2698028946959</text:p>
          </table:table-cell>
          <table:table-cell office:value-type="float" office:value="-0.00000000165189102170793" calcext:value-type="float">
            <text:p>-1.65189102170793E-09</text:p>
          </table:table-cell>
          <table:table-cell office:value-type="float" office:value="-20.7531454904828" calcext:value-type="float">
            <text:p>-20.7531454904828</text:p>
          </table:table-cell>
          <table:table-cell office:value-type="float" office:value="-0.00000000165189102170793" calcext:value-type="float">
            <text:p>-1.65189102170793E-09</text:p>
          </table:table-cell>
          <table:table-cell office:value-type="float" office:value="-20.7531454904828" calcext:value-type="float">
            <text:p>-20.7531454904828</text:p>
          </table:table-cell>
          <table:table-cell office:value-type="float" office:value="-129.991239678632" calcext:value-type="float">
            <text:p>-129.991239678632</text:p>
          </table:table-cell>
          <table:table-cell office:value-type="float" office:value="101.423520540819" calcext:value-type="float">
            <text:p>101.4235205408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893" calcext:value-type="float">
            <text:p>29893</text:p>
          </table:table-cell>
          <table:table-cell office:value-type="float" office:value="1242804" calcext:value-type="float">
            <text:p>1242804</text:p>
          </table:table-cell>
          <table:table-cell office:value-type="float" office:value="9.511" calcext:value-type="float">
            <text:p>9.511</text:p>
          </table:table-cell>
          <table:table-cell office:value-type="float" office:value="1428" calcext:value-type="float">
            <text:p>1428</text:p>
          </table:table-cell>
          <table:table-cell office:value-type="float" office:value="270" calcext:value-type="float">
            <text:p>270</text:p>
          </table:table-cell>
          <table:table-cell office:value-type="float" office:value="0.009733" calcext:value-type="float">
            <text:p>0.009733</text:p>
          </table:table-cell>
          <table:table-cell table:formula="of:=[.R42]+[.AD43]" office:value-type="float" office:value="6872.779" calcext:value-type="float">
            <text:p>6872.779</text:p>
          </table:table-cell>
          <table:table-cell office:value-type="float" office:value="0.000000626" calcext:value-type="float">
            <text:p>6.26E-07</text:p>
          </table:table-cell>
          <table:table-cell office:value-type="float" office:value="0.000000000422" calcext:value-type="float">
            <text:p>4.22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3]-[.V43])/[.V43]))" office:value-type="float" office:value="-107.449982241441" calcext:value-type="float">
            <text:p>-107.449982241441</text:p>
          </table:table-cell>
          <table:table-cell/>
          <table:table-cell table:formula="of:=10^([.B43]/20)" office:value-type="float" office:value="0.000000315985873489315" calcext:value-type="float">
            <text:p>3.15985873489315E-07</text:p>
          </table:table-cell>
          <table:table-cell table:formula="of:=10^([.D43]/20)" office:value-type="float" office:value="0.999999999809819" calcext:value-type="float">
            <text:p>0.999999999809819</text:p>
          </table:table-cell>
          <table:table-cell table:formula="of:==20*LOG10(ABS(1-[.Y43]^2-[.Z43]^2))" office:value-type="float" office:value="-188.398337896196" calcext:value-type="float">
            <text:p>-188.398337896196</text:p>
          </table:table-cell>
          <table:table-cell table:formula="of:=20*LOG10(ABS(1-[.Z43]))" office:value-type="float" office:value="-194.41665828566" calcext:value-type="float">
            <text:p>-194.41665828566</text:p>
          </table:table-cell>
          <table:table-cell/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2.533126907378" calcext:value-type="float">
            <text:p>-142.533126907378</text:p>
          </table:table-cell>
          <table:table-cell office:value-type="float" office:value="42.3431696676658" calcext:value-type="float">
            <text:p>42.3431696676658</text:p>
          </table:table-cell>
          <table:table-cell office:value-type="float" office:value="-0.000000000387670249165205" calcext:value-type="float">
            <text:p>-3.87670249165205E-10</text:p>
          </table:table-cell>
          <table:table-cell office:value-type="float" office:value="-20.7531428732509" calcext:value-type="float">
            <text:p>-20.7531428732509</text:p>
          </table:table-cell>
          <table:table-cell office:value-type="float" office:value="-0.000000000387670249165205" calcext:value-type="float">
            <text:p>-3.87670249165205E-10</text:p>
          </table:table-cell>
          <table:table-cell office:value-type="float" office:value="-20.7531428732509" calcext:value-type="float">
            <text:p>-20.7531428732509</text:p>
          </table:table-cell>
          <table:table-cell office:value-type="float" office:value="-142.501681654663" calcext:value-type="float">
            <text:p>-142.501681654663</text:p>
          </table:table-cell>
          <table:table-cell office:value-type="float" office:value="96.4539079179641" calcext:value-type="float">
            <text:p>96.45390791796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615" calcext:value-type="float">
            <text:p>35615</text:p>
          </table:table-cell>
          <table:table-cell office:value-type="float" office:value="1482956" calcext:value-type="float">
            <text:p>1482956</text:p>
          </table:table-cell>
          <table:table-cell office:value-type="float" office:value="11.03" calcext:value-type="float">
            <text:p>11.03</text:p>
          </table:table-cell>
          <table:table-cell office:value-type="float" office:value="1744" calcext:value-type="float">
            <text:p>1744</text:p>
          </table:table-cell>
          <table:table-cell office:value-type="float" office:value="295.7" calcext:value-type="float">
            <text:p>295.7</text:p>
          </table:table-cell>
          <table:table-cell office:value-type="float" office:value="0.01329" calcext:value-type="float">
            <text:p>0.01329</text:p>
          </table:table-cell>
          <table:table-cell table:formula="of:=[.R43]+[.AD44]" office:value-type="float" office:value="8922.779" calcext:value-type="float">
            <text:p>8922.779</text:p>
          </table:table-cell>
          <table:table-cell office:value-type="float" office:value="0.0000002462" calcext:value-type="float">
            <text:p>2.462E-07</text:p>
          </table:table-cell>
          <table:table-cell office:value-type="float" office:value="0.0000000004424" calcext:value-type="float">
            <text:p>4.424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4]-[.V44])/[.V44]))" office:value-type="float" office:value="-107.712169589668" calcext:value-type="float">
            <text:p>-107.712169589668</text:p>
          </table:table-cell>
          <table:table-cell/>
          <table:table-cell table:formula="of:=10^([.B44]/20)" office:value-type="float" office:value="0.0000000747039652611521" calcext:value-type="float">
            <text:p>7.47039652611521E-08</text:p>
          </table:table-cell>
          <table:table-cell table:formula="of:=10^([.D44]/20)" office:value-type="float" office:value="0.999999999955368" calcext:value-type="float">
            <text:p>0.999999999955368</text:p>
          </table:table-cell>
          <table:table-cell table:formula="of:==20*LOG10(ABS(1-[.Y44]^2-[.Z44]^2))" office:value-type="float" office:value="-200.986976927787" calcext:value-type="float">
            <text:p>-200.986976927787</text:p>
          </table:table-cell>
          <table:table-cell table:formula="of:=20*LOG10(ABS(1-[.Z44]))" office:value-type="float" office:value="-207.007036671785" calcext:value-type="float">
            <text:p>-207.007036671785</text:p>
          </table:table-cell>
          <table:table-cell/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42.763385544453" calcext:value-type="float">
            <text:p>-142.763385544453</text:p>
          </table:table-cell>
          <table:table-cell office:value-type="float" office:value="43.4714310041809" calcext:value-type="float">
            <text:p>43.4714310041809</text:p>
          </table:table-cell>
          <table:table-cell office:value-type="float" office:value="-0.000000000389117704692566" calcext:value-type="float">
            <text:p>-3.89117704692566E-10</text:p>
          </table:table-cell>
          <table:table-cell office:value-type="float" office:value="-20.7531430811608" calcext:value-type="float">
            <text:p>-20.7531430811608</text:p>
          </table:table-cell>
          <table:table-cell office:value-type="float" office:value="-0.000000000389117704692566" calcext:value-type="float">
            <text:p>-3.89117704692566E-10</text:p>
          </table:table-cell>
          <table:table-cell office:value-type="float" office:value="-20.7531430811608" calcext:value-type="float">
            <text:p>-20.7531430811608</text:p>
          </table:table-cell>
          <table:table-cell office:value-type="float" office:value="-142.732697539538" calcext:value-type="float">
            <text:p>-142.732697539538</text:p>
          </table:table-cell>
          <table:table-cell office:value-type="float" office:value="95.3386099563806" calcext:value-type="float">
            <text:p>95.33860995638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5047" calcext:value-type="float">
            <text:p>45047</text:p>
          </table:table-cell>
          <table:table-cell office:value-type="float" office:value="1868396" calcext:value-type="float">
            <text:p>1868396</text:p>
          </table:table-cell>
          <table:table-cell office:value-type="float" office:value="11.07" calcext:value-type="float">
            <text:p>11.07</text:p>
          </table:table-cell>
          <table:table-cell office:value-type="float" office:value="2731" calcext:value-type="float">
            <text:p>2731</text:p>
          </table:table-cell>
          <table:table-cell office:value-type="float" office:value="453.8" calcext:value-type="float">
            <text:p>453.8</text:p>
          </table:table-cell>
          <table:table-cell office:value-type="float" office:value="0.01533" calcext:value-type="float">
            <text:p>0.01533</text:p>
          </table:table-cell>
          <table:table-cell table:formula="of:=[.R44]+[.AD45]" office:value-type="float" office:value="12117.779" calcext:value-type="float">
            <text:p>12117.779</text:p>
          </table:table-cell>
          <table:table-cell office:value-type="float" office:value="0.000000004372" calcext:value-type="float">
            <text:p>4.372E-09</text:p>
          </table:table-cell>
          <table:table-cell office:value-type="float" office:value="0.0000000003607" calcext:value-type="float">
            <text:p>3.607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45]-[.V45])/[.V45]))" office:value-type="float" office:value="-107.69104988865" calcext:value-type="float">
            <text:p>-107.69104988865</text:p>
          </table:table-cell>
          <table:table-cell/>
          <table:table-cell table:formula="of:=10^([.B45]/20)" office:value-type="float" office:value="0.000000072749618928776" calcext:value-type="float">
            <text:p>7.2749618928776E-08</text:p>
          </table:table-cell>
          <table:table-cell table:formula="of:=10^([.D45]/20)" office:value-type="float" office:value="0.999999999955201" calcext:value-type="float">
            <text:p>0.999999999955201</text:p>
          </table:table-cell>
          <table:table-cell table:formula="of:==20*LOG10(ABS(1-[.Y45]^2-[.Z45]^2))" office:value-type="float" office:value="-200.95458302964" calcext:value-type="float">
            <text:p>-200.95458302964</text:p>
          </table:table-cell>
          <table:table-cell table:formula="of:=20*LOG10(ABS(1-[.Z45]))" office:value-type="float" office:value="-206.974666310079" calcext:value-type="float">
            <text:p>-206.974666310079</text:p>
          </table:table-cell>
          <table:table-cell/>
          <table:table-cell office:value-type="float" office:value="3195" calcext:value-type="float">
            <text:p>31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8"/>
        </table:table-row>
      </table:table>
      <table:table table:name="5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6"/>
          <table:table-cell office:value-type="string" calcext:value-type="string">
            <text:p>cummula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  <table:table-cell/>
          <table:table-cell office:value-type="string" calcext:value-type="string">
            <text:p>iteration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DOF count</text:p>
          </table:table-cell>
          <table:table-cell office:value-type="string" calcext:value-type="string">
            <text:p>setup, s</text:p>
          </table:table-cell>
          <table:table-cell office:value-type="string" calcext:value-type="string">
            <text:p>solve, s</text:p>
          </table:table-cell>
          <table:table-cell office:value-type="string" calcext:value-type="string">
            <text:p>mesh, s</text:p>
          </table:table-cell>
          <table:table-cell office:value-type="string" calcext:value-type="string">
            <text:p>refine, s</text:p>
          </table:table-cell>
          <table:table-cell office:value-type="string" calcext:value-type="string">
            <text:p>run time, 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  <table:table-cell/>
          <table:table-cell office:value-type="string" calcext:value-type="string">
            <text:p>run time, s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3.923182031217" calcext:value-type="float">
            <text:p>-53.923182031217</text:p>
          </table:table-cell>
          <table:table-cell office:value-type="float" office:value="-110.577468760538" calcext:value-type="float">
            <text:p>-110.577468760538</text:p>
          </table:table-cell>
          <table:table-cell office:value-type="float" office:value="-0.0000672634754782096" calcext:value-type="float">
            <text:p>-6.72634754782096E-05</text:p>
          </table:table-cell>
          <table:table-cell office:value-type="float" office:value="-20.2049841301665" calcext:value-type="float">
            <text:p>-20.2049841301665</text:p>
          </table:table-cell>
          <table:table-cell office:value-type="float" office:value="-0.0000672634754782096" calcext:value-type="float">
            <text:p>-6.72634754782096E-05</text:p>
          </table:table-cell>
          <table:table-cell office:value-type="float" office:value="-20.2049841301665" calcext:value-type="float">
            <text:p>-20.2049841301665</text:p>
          </table:table-cell>
          <table:table-cell office:value-type="float" office:value="-53.9231820310715" calcext:value-type="float">
            <text:p>-53.9231820310715</text:p>
          </table:table-cell>
          <table:table-cell office:value-type="float" office:value="-110.577468756071" calcext:value-type="float">
            <text:p>-110.5774687560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735" calcext:value-type="float">
            <text:p>2735</text:p>
          </table:table-cell>
          <table:table-cell office:value-type="float" office:value="2.561" calcext:value-type="float">
            <text:p>2.561</text:p>
          </table:table-cell>
          <table:table-cell office:value-type="float" office:value="0.7829" calcext:value-type="float">
            <text:p>0.7829</text:p>
          </table:table-cell>
          <table:table-cell office:value-type="float" office:value="1.245" calcext:value-type="float">
            <text:p>1.245</text:p>
          </table:table-cell>
          <table:table-cell office:value-type="float" office:value="0.0001097" calcext:value-type="float">
            <text:p>0.0001097</text:p>
          </table:table-cell>
          <table:table-cell table:formula="of:=[.AD9]" office:value-type="float" office:value="4.588" calcext:value-type="float">
            <text:p>4.588</text:p>
          </table:table-cell>
          <table:table-cell office:value-type="float" office:value="0.000007426" calcext:value-type="float">
            <text:p>7.426E-06</text:p>
          </table:table-cell>
          <table:table-cell table:number-columns-repeated="2"/>
          <table:table-cell office:value-type="float" office:value="-20.753057470156" calcext:value-type="float">
            <text:p>-20.753057470156</text:p>
          </table:table-cell>
          <table:table-cell table:formula="of:=20*LOG10(ABS(([.E9]-[.V9])/[.V9]))" office:value-type="float" office:value="-31.5648682320553" calcext:value-type="float">
            <text:p>-31.5648682320553</text:p>
          </table:table-cell>
          <table:table-cell/>
          <table:table-cell table:formula="of:=10^([.B9]/20)" office:value-type="float" office:value="0.00201298666740215" calcext:value-type="float">
            <text:p>0.002012986667402</text:p>
          </table:table-cell>
          <table:table-cell table:formula="of:=10^([.D9]/20)" office:value-type="float" office:value="0.999992256036188" calcext:value-type="float">
            <text:p>0.999992256036188</text:p>
          </table:table-cell>
          <table:table-cell table:formula="of:==20*LOG10(ABS(1-[.Y9]^2-[.Z9]^2))" office:value-type="float" office:value="-98.834705177206" calcext:value-type="float">
            <text:p>-98.834705177206</text:p>
          </table:table-cell>
          <table:table-cell table:formula="of:=20*LOG10(ABS(1-[.Z9]))" office:value-type="float" office:value="-102.220733703223" calcext:value-type="float">
            <text:p>-102.220733703223</text:p>
          </table:table-cell>
          <table:table-cell/>
          <table:table-cell office:value-type="float" office:value="4.588" calcext:value-type="float">
            <text:p>4.58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8.3773120677289" calcext:value-type="float">
            <text:p>-68.3773120677289</text:p>
          </table:table-cell>
          <table:table-cell office:value-type="float" office:value="-126.059813265433" calcext:value-type="float">
            <text:p>-126.059813265433</text:p>
          </table:table-cell>
          <table:table-cell office:value-type="float" office:value="-0.0000516071877549159" calcext:value-type="float">
            <text:p>-5.16071877549159E-05</text:p>
          </table:table-cell>
          <table:table-cell office:value-type="float" office:value="-20.7023332735227" calcext:value-type="float">
            <text:p>-20.7023332735227</text:p>
          </table:table-cell>
          <table:table-cell office:value-type="float" office:value="-0.0000516071877549159" calcext:value-type="float">
            <text:p>-5.16071877549159E-05</text:p>
          </table:table-cell>
          <table:table-cell office:value-type="float" office:value="-20.7023332735227" calcext:value-type="float">
            <text:p>-20.7023332735227</text:p>
          </table:table-cell>
          <table:table-cell office:value-type="float" office:value="-68.4438609995025" calcext:value-type="float">
            <text:p>-68.4438609995025</text:p>
          </table:table-cell>
          <table:table-cell office:value-type="float" office:value="-97.3022783931362" calcext:value-type="float">
            <text:p>-97.30227839313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7340" calcext:value-type="float">
            <text:p>7340</text:p>
          </table:table-cell>
          <table:table-cell office:value-type="float" office:value="2.032" calcext:value-type="float">
            <text:p>2.032</text:p>
          </table:table-cell>
          <table:table-cell office:value-type="float" office:value="2.99" calcext:value-type="float">
            <text:p>2.99</text:p>
          </table:table-cell>
          <table:table-cell office:value-type="float" office:value="4.627" calcext:value-type="float">
            <text:p>4.627</text:p>
          </table:table-cell>
          <table:table-cell office:value-type="float" office:value="0.0004624" calcext:value-type="float">
            <text:p>0.0004624</text:p>
          </table:table-cell>
          <table:table-cell table:formula="of:=[.R9]+[.AD10]" office:value-type="float" office:value="14.238" calcext:value-type="float">
            <text:p>14.238</text:p>
          </table:table-cell>
          <table:table-cell office:value-type="float" office:value="0.008836" calcext:value-type="float">
            <text:p>0.008836</text:p>
          </table:table-cell>
          <table:table-cell office:value-type="float" office:value="0.000002709" calcext:value-type="float">
            <text:p>2.709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V10])/[.V10]))" office:value-type="float" office:value="-52.2373382261807" calcext:value-type="float">
            <text:p>-52.2373382261807</text:p>
          </table:table-cell>
          <table:table-cell/>
          <table:table-cell table:formula="of:=10^([.B10]/20)" office:value-type="float" office:value="0.000381183766134203" calcext:value-type="float">
            <text:p>0.000381183766134</text:p>
          </table:table-cell>
          <table:table-cell table:formula="of:=10^([.D10]/20)" office:value-type="float" office:value="0.99999405852059" calcext:value-type="float">
            <text:p>0.99999405852059</text:p>
          </table:table-cell>
          <table:table-cell table:formula="of:==20*LOG10(ABS(1-[.Y10]^2-[.Z10]^2))" office:value-type="float" office:value="-98.6083972764306" calcext:value-type="float">
            <text:p>-98.6083972764306</text:p>
          </table:table-cell>
          <table:table-cell table:formula="of:=20*LOG10(ABS(1-[.Z10]))" office:value-type="float" office:value="-104.522108071218" calcext:value-type="float">
            <text:p>-104.522108071218</text:p>
          </table:table-cell>
          <table:table-cell/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64.4692593964451" calcext:value-type="float">
            <text:p>-64.4692593964451</text:p>
          </table:table-cell>
          <table:table-cell office:value-type="float" office:value="127.926611867186" calcext:value-type="float">
            <text:p>127.926611867186</text:p>
          </table:table-cell>
          <table:table-cell office:value-type="float" office:value="-0.0000224412707313794" calcext:value-type="float">
            <text:p>-2.24412707313794E-05</text:p>
          </table:table-cell>
          <table:table-cell office:value-type="float" office:value="-20.7057922782034" calcext:value-type="float">
            <text:p>-20.7057922782034</text:p>
          </table:table-cell>
          <table:table-cell office:value-type="float" office:value="-0.0000224412707313794" calcext:value-type="float">
            <text:p>-2.24412707313794E-05</text:p>
          </table:table-cell>
          <table:table-cell office:value-type="float" office:value="-20.7057922782034" calcext:value-type="float">
            <text:p>-20.7057922782034</text:p>
          </table:table-cell>
          <table:table-cell office:value-type="float" office:value="-64.5327482839196" calcext:value-type="float">
            <text:p>-64.5327482839196</text:p>
          </table:table-cell>
          <table:table-cell office:value-type="float" office:value="10.9638779418798" calcext:value-type="float">
            <text:p>10.96387794187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12075" calcext:value-type="float">
            <text:p>12075</text:p>
          </table:table-cell>
          <table:table-cell office:value-type="float" office:value="2.127" calcext:value-type="float">
            <text:p>2.127</text:p>
          </table:table-cell>
          <table:table-cell office:value-type="float" office:value="4.948" calcext:value-type="float">
            <text:p>4.948</text:p>
          </table:table-cell>
          <table:table-cell office:value-type="float" office:value="7.705" calcext:value-type="float">
            <text:p>7.705</text:p>
          </table:table-cell>
          <table:table-cell office:value-type="float" office:value="0.0004529" calcext:value-type="float">
            <text:p>0.0004529</text:p>
          </table:table-cell>
          <table:table-cell table:formula="of:=[.R10]+[.AD11]" office:value-type="float" office:value="29.018" calcext:value-type="float">
            <text:p>29.018</text:p>
          </table:table-cell>
          <table:table-cell office:value-type="float" office:value="0.0007998" calcext:value-type="float">
            <text:p>0.0007998</text:p>
          </table:table-cell>
          <table:table-cell office:value-type="float" office:value="0.000004956" calcext:value-type="float">
            <text:p>4.956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V11])/[.V11]))" office:value-type="float" office:value="-52.8508132551393" calcext:value-type="float">
            <text:p>-52.8508132551393</text:p>
          </table:table-cell>
          <table:table-cell/>
          <table:table-cell table:formula="of:=10^([.B11]/20)" office:value-type="float" office:value="0.000597774011797785" calcext:value-type="float">
            <text:p>0.000597774011798</text:p>
          </table:table-cell>
          <table:table-cell table:formula="of:=10^([.D11]/20)" office:value-type="float" office:value="0.999997416356565" calcext:value-type="float">
            <text:p>0.999997416356565</text:p>
          </table:table-cell>
          <table:table-cell table:formula="of:==20*LOG10(ABS(1-[.Y11]^2-[.Z11]^2))" office:value-type="float" office:value="-106.357195217221" calcext:value-type="float">
            <text:p>-106.357195217221</text:p>
          </table:table-cell>
          <table:table-cell table:formula="of:=20*LOG10(ABS(1-[.Z11]))" office:value-type="float" office:value="-111.755348457973" calcext:value-type="float">
            <text:p>-111.755348457973</text:p>
          </table:table-cell>
          <table:table-cell/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0.509127943127" calcext:value-type="float">
            <text:p>-70.509127943127</text:p>
          </table:table-cell>
          <table:table-cell office:value-type="float" office:value="71.4044505912113" calcext:value-type="float">
            <text:p>71.4044505912113</text:p>
          </table:table-cell>
          <table:table-cell office:value-type="float" office:value="-0.00000088487753019904" calcext:value-type="float">
            <text:p>-8.8487753019904E-07</text:p>
          </table:table-cell>
          <table:table-cell office:value-type="float" office:value="-20.727734647821" calcext:value-type="float">
            <text:p>-20.727734647821</text:p>
          </table:table-cell>
          <table:table-cell office:value-type="float" office:value="-0.00000088487753019904" calcext:value-type="float">
            <text:p>-8.8487753019904E-07</text:p>
          </table:table-cell>
          <table:table-cell office:value-type="float" office:value="-20.727734647821" calcext:value-type="float">
            <text:p>-20.727734647821</text:p>
          </table:table-cell>
          <table:table-cell office:value-type="float" office:value="-70.5119018736669" calcext:value-type="float">
            <text:p>-70.5119018736669</text:p>
          </table:table-cell>
          <table:table-cell office:value-type="float" office:value="67.0739754512196" calcext:value-type="float">
            <text:p>67.07397545121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16250" calcext:value-type="float">
            <text:p>16250</text:p>
          </table:table-cell>
          <table:table-cell office:value-type="float" office:value="2.29" calcext:value-type="float">
            <text:p>2.29</text:p>
          </table:table-cell>
          <table:table-cell office:value-type="float" office:value="5.384" calcext:value-type="float">
            <text:p>5.384</text:p>
          </table:table-cell>
          <table:table-cell office:value-type="float" office:value="7.846" calcext:value-type="float">
            <text:p>7.846</text:p>
          </table:table-cell>
          <table:table-cell office:value-type="float" office:value="0.0004294" calcext:value-type="float">
            <text:p>0.0004294</text:p>
          </table:table-cell>
          <table:table-cell table:formula="of:=[.R11]+[.AD12]" office:value-type="float" office:value="44.538" calcext:value-type="float">
            <text:p>44.538</text:p>
          </table:table-cell>
          <table:table-cell office:value-type="float" office:value="0.0006295" calcext:value-type="float">
            <text:p>0.0006295</text:p>
          </table:table-cell>
          <table:table-cell office:value-type="float" office:value="0.000004541" calcext:value-type="float">
            <text:p>4.541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V12])/[.V12]))" office:value-type="float" office:value="-58.2713996150201" calcext:value-type="float">
            <text:p>-58.2713996150201</text:p>
          </table:table-cell>
          <table:table-cell/>
          <table:table-cell table:formula="of:=10^([.B12]/20)" office:value-type="float" office:value="0.000298224694827575" calcext:value-type="float">
            <text:p>0.000298224694828</text:p>
          </table:table-cell>
          <table:table-cell table:formula="of:=10^([.D12]/20)" office:value-type="float" office:value="0.999999898124715" calcext:value-type="float">
            <text:p>0.999999898124715</text:p>
          </table:table-cell>
          <table:table-cell table:formula="of:==20*LOG10(ABS(1-[.Y12]^2-[.Z12]^2))" office:value-type="float" office:value="-138.80020959296" calcext:value-type="float">
            <text:p>-138.80020959296</text:p>
          </table:table-cell>
          <table:table-cell table:formula="of:=20*LOG10(ABS(1-[.Z12]))" office:value-type="float" office:value="-139.838623238717" calcext:value-type="float">
            <text:p>-139.838623238717</text:p>
          </table:table-cell>
          <table:table-cell/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1.4841242330395" calcext:value-type="float">
            <text:p>-71.4841242330395</text:p>
          </table:table-cell>
          <table:table-cell office:value-type="float" office:value="102.78212672781" calcext:value-type="float">
            <text:p>102.78212672781</text:p>
          </table:table-cell>
          <table:table-cell office:value-type="float" office:value="-0.00000435731627708505" calcext:value-type="float">
            <text:p>-4.35731627708505E-06</text:p>
          </table:table-cell>
          <table:table-cell office:value-type="float" office:value="-20.7434116971698" calcext:value-type="float">
            <text:p>-20.7434116971698</text:p>
          </table:table-cell>
          <table:table-cell office:value-type="float" office:value="-0.00000435731627708505" calcext:value-type="float">
            <text:p>-4.35731627708505E-06</text:p>
          </table:table-cell>
          <table:table-cell office:value-type="float" office:value="-20.7434116971698" calcext:value-type="float">
            <text:p>-20.7434116971698</text:p>
          </table:table-cell>
          <table:table-cell office:value-type="float" office:value="-71.5193091394084" calcext:value-type="float">
            <text:p>-71.5193091394084</text:p>
          </table:table-cell>
          <table:table-cell office:value-type="float" office:value="35.7709504154701" calcext:value-type="float">
            <text:p>35.77095041547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8670" calcext:value-type="float">
            <text:p>18670</text:p>
          </table:table-cell>
          <table:table-cell office:value-type="float" office:value="2.444" calcext:value-type="float">
            <text:p>2.444</text:p>
          </table:table-cell>
          <table:table-cell office:value-type="float" office:value="6.962" calcext:value-type="float">
            <text:p>6.962</text:p>
          </table:table-cell>
          <table:table-cell office:value-type="float" office:value="10.25" calcext:value-type="float">
            <text:p>10.25</text:p>
          </table:table-cell>
          <table:table-cell office:value-type="float" office:value="0.0004514" calcext:value-type="float">
            <text:p>0.0004514</text:p>
          </table:table-cell>
          <table:table-cell table:formula="of:=[.R12]+[.AD13]" office:value-type="float" office:value="64.198" calcext:value-type="float">
            <text:p>64.198</text:p>
          </table:table-cell>
          <table:table-cell office:value-type="float" office:value="0.0003148" calcext:value-type="float">
            <text:p>0.0003148</text:p>
          </table:table-cell>
          <table:table-cell office:value-type="float" office:value="0.0000005777" calcext:value-type="float">
            <text:p>5.777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V13])/[.V13]))" office:value-type="float" office:value="-66.6549010435624" calcext:value-type="float">
            <text:p>-66.6549010435624</text:p>
          </table:table-cell>
          <table:table-cell/>
          <table:table-cell table:formula="of:=10^([.B13]/20)" office:value-type="float" office:value="0.00026655926876008" calcext:value-type="float">
            <text:p>0.00026655926876</text:p>
          </table:table-cell>
          <table:table-cell table:formula="of:=10^([.D13]/20)" office:value-type="float" office:value="0.99999949834555" calcext:value-type="float">
            <text:p>0.99999949834555</text:p>
          </table:table-cell>
          <table:table-cell table:formula="of:==20*LOG10(ABS(1-[.Y13]^2-[.Z13]^2))" office:value-type="float" office:value="-120.609307405998" calcext:value-type="float">
            <text:p>-120.609307405998</text:p>
          </table:table-cell>
          <table:table-cell table:formula="of:=20*LOG10(ABS(1-[.Z13]))" office:value-type="float" office:value="-125.991906628494" calcext:value-type="float">
            <text:p>-125.991906628494</text:p>
          </table:table-cell>
          <table:table-cell/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1.7247225948457" calcext:value-type="float">
            <text:p>-71.7247225948457</text:p>
          </table:table-cell>
          <table:table-cell office:value-type="float" office:value="99.4092647091993" calcext:value-type="float">
            <text:p>99.4092647091993</text:p>
          </table:table-cell>
          <table:table-cell office:value-type="float" office:value="-0.00000433816314444377" calcext:value-type="float">
            <text:p>-4.33816314444377E-06</text:p>
          </table:table-cell>
          <table:table-cell office:value-type="float" office:value="-20.7444544180727" calcext:value-type="float">
            <text:p>-20.7444544180727</text:p>
          </table:table-cell>
          <table:table-cell office:value-type="float" office:value="-0.00000433816314444377" calcext:value-type="float">
            <text:p>-4.33816314444377E-06</text:p>
          </table:table-cell>
          <table:table-cell office:value-type="float" office:value="-20.7444544180727" calcext:value-type="float">
            <text:p>-20.7444544180727</text:p>
          </table:table-cell>
          <table:table-cell office:value-type="float" office:value="-71.7604646665784" calcext:value-type="float">
            <text:p>-71.7604646665784</text:p>
          </table:table-cell>
          <table:table-cell office:value-type="float" office:value="39.1567851155072" calcext:value-type="float">
            <text:p>39.15678511550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office:value-type="float" office:value="20905" calcext:value-type="float">
            <text:p>20905</text:p>
          </table:table-cell>
          <table:table-cell office:value-type="float" office:value="2.392" calcext:value-type="float">
            <text:p>2.392</text:p>
          </table:table-cell>
          <table:table-cell office:value-type="float" office:value="7.418" calcext:value-type="float">
            <text:p>7.418</text:p>
          </table:table-cell>
          <table:table-cell office:value-type="float" office:value="12.58" calcext:value-type="float">
            <text:p>12.58</text:p>
          </table:table-cell>
          <table:table-cell office:value-type="float" office:value="0.0003613" calcext:value-type="float">
            <text:p>0.0003613</text:p>
          </table:table-cell>
          <table:table-cell table:formula="of:=[.R13]+[.AD14]" office:value-type="float" office:value="86.588" calcext:value-type="float">
            <text:p>86.588</text:p>
          </table:table-cell>
          <table:table-cell office:value-type="float" office:value="0.00002497" calcext:value-type="float">
            <text:p>2.497E-05</text:p>
          </table:table-cell>
          <table:table-cell office:value-type="float" office:value="0.0000002971" calcext:value-type="float">
            <text:p>2.971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V14])/[.V14]))" office:value-type="float" office:value="-67.648590731815" calcext:value-type="float">
            <text:p>-67.648590731815</text:p>
          </table:table-cell>
          <table:table-cell/>
          <table:table-cell table:formula="of:=10^([.B14]/20)" office:value-type="float" office:value="0.000259276926728228" calcext:value-type="float">
            <text:p>0.000259276926728</text:p>
          </table:table-cell>
          <table:table-cell table:formula="of:=10^([.D14]/20)" office:value-type="float" office:value="0.999999500550635" calcext:value-type="float">
            <text:p>0.999999500550635</text:p>
          </table:table-cell>
          <table:table-cell table:formula="of:==20*LOG10(ABS(1-[.Y14]^2-[.Z14]^2))" office:value-type="float" office:value="-120.614720900489" calcext:value-type="float">
            <text:p>-120.614720900489</text:p>
          </table:table-cell>
          <table:table-cell table:formula="of:=20*LOG10(ABS(1-[.Z14]))" office:value-type="float" office:value="-126.030170700132" calcext:value-type="float">
            <text:p>-126.030170700132</text:p>
          </table:table-cell>
          <table:table-cell/>
          <table:table-cell office:value-type="float" office:value="22.39" calcext:value-type="float">
            <text:p>22.3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7.0435920948869" calcext:value-type="float">
            <text:p>-87.0435920948869</text:p>
          </table:table-cell>
          <table:table-cell office:value-type="float" office:value="42.087185310296" calcext:value-type="float">
            <text:p>42.087185310296</text:p>
          </table:table-cell>
          <table:table-cell office:value-type="float" office:value="-0.00000708552282319523" calcext:value-type="float">
            <text:p>-7.08552282319523E-06</text:p>
          </table:table-cell>
          <table:table-cell office:value-type="float" office:value="-20.751854712195" calcext:value-type="float">
            <text:p>-20.751854712195</text:p>
          </table:table-cell>
          <table:table-cell office:value-type="float" office:value="-0.00000708552282319523" calcext:value-type="float">
            <text:p>-7.08552282319523E-06</text:p>
          </table:table-cell>
          <table:table-cell office:value-type="float" office:value="-20.751854712195" calcext:value-type="float">
            <text:p>-20.751854712195</text:p>
          </table:table-cell>
          <table:table-cell office:value-type="float" office:value="-86.8968767708265" calcext:value-type="float">
            <text:p>-86.8968767708265</text:p>
          </table:table-cell>
          <table:table-cell office:value-type="float" office:value="98.2784940029994" calcext:value-type="float">
            <text:p>98.27849400299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office:value-type="float" office:value="24210" calcext:value-type="float">
            <text:p>24210</text:p>
          </table:table-cell>
          <table:table-cell office:value-type="float" office:value="2.577" calcext:value-type="float">
            <text:p>2.577</text:p>
          </table:table-cell>
          <table:table-cell office:value-type="float" office:value="7.868" calcext:value-type="float">
            <text:p>7.868</text:p>
          </table:table-cell>
          <table:table-cell office:value-type="float" office:value="12.65" calcext:value-type="float">
            <text:p>12.65</text:p>
          </table:table-cell>
          <table:table-cell office:value-type="float" office:value="0.0005159" calcext:value-type="float">
            <text:p>0.0005159</text:p>
          </table:table-cell>
          <table:table-cell table:formula="of:=[.R14]+[.AD15]" office:value-type="float" office:value="109.678" calcext:value-type="float">
            <text:p>109.678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00001953" calcext:value-type="float">
            <text:p>1.953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V15])/[.V15]))" office:value-type="float" office:value="-84.7380769716049" calcext:value-type="float">
            <text:p>-84.7380769716049</text:p>
          </table:table-cell>
          <table:table-cell/>
          <table:table-cell table:formula="of:=10^([.B15]/20)" office:value-type="float" office:value="0.0000444447425910207" calcext:value-type="float">
            <text:p>4.44447425910207E-05</text:p>
          </table:table-cell>
          <table:table-cell table:formula="of:=10^([.D15]/20)" office:value-type="float" office:value="0.999999184249371" calcext:value-type="float">
            <text:p>0.999999184249371</text:p>
          </table:table-cell>
          <table:table-cell table:formula="of:==20*LOG10(ABS(1-[.Y15]^2-[.Z15]^2))" office:value-type="float" office:value="-115.758778075911" calcext:value-type="float">
            <text:p>-115.758778075911</text:p>
          </table:table-cell>
          <table:table-cell table:formula="of:=20*LOG10(ABS(1-[.Z15]))" office:value-type="float" office:value="-121.768851656433" calcext:value-type="float">
            <text:p>-121.768851656433</text:p>
          </table:table-cell>
          <table:table-cell/>
          <table:table-cell office:value-type="float" office:value="23.09" calcext:value-type="float">
            <text:p>23.0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7.2782448783934" calcext:value-type="float">
            <text:p>-87.2782448783934</text:p>
          </table:table-cell>
          <table:table-cell office:value-type="float" office:value="39.8030537269974" calcext:value-type="float">
            <text:p>39.8030537269974</text:p>
          </table:table-cell>
          <table:table-cell office:value-type="float" office:value="-0.00000708505739980712" calcext:value-type="float">
            <text:p>-7.08505739980712E-06</text:p>
          </table:table-cell>
          <table:table-cell office:value-type="float" office:value="-20.7519847051079" calcext:value-type="float">
            <text:p>-20.7519847051079</text:p>
          </table:table-cell>
          <table:table-cell office:value-type="float" office:value="-0.00000708505739980712" calcext:value-type="float">
            <text:p>-7.08505739980712E-06</text:p>
          </table:table-cell>
          <table:table-cell office:value-type="float" office:value="-20.7519847051079" calcext:value-type="float">
            <text:p>-20.7519847051079</text:p>
          </table:table-cell>
          <table:table-cell office:value-type="float" office:value="-87.1161505880998" calcext:value-type="float">
            <text:p>-87.1161505880998</text:p>
          </table:table-cell>
          <table:table-cell office:value-type="float" office:value="100.570647033117" calcext:value-type="float">
            <text:p>100.5706470331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9" calcext:value-type="float">
            <text:p>359</text:p>
          </table:table-cell>
          <table:table-cell office:value-type="float" office:value="29285" calcext:value-type="float">
            <text:p>29285</text:p>
          </table:table-cell>
          <table:table-cell office:value-type="float" office:value="2.474" calcext:value-type="float">
            <text:p>2.474</text:p>
          </table:table-cell>
          <table:table-cell office:value-type="float" office:value="11.74" calcext:value-type="float">
            <text:p>11.74</text:p>
          </table:table-cell>
          <table:table-cell office:value-type="float" office:value="22.35" calcext:value-type="float">
            <text:p>22.35</text:p>
          </table:table-cell>
          <table:table-cell office:value-type="float" office:value="0.0004475" calcext:value-type="float">
            <text:p>0.0004475</text:p>
          </table:table-cell>
          <table:table-cell table:formula="of:=[.R15]+[.AD16]" office:value-type="float" office:value="146.248" calcext:value-type="float">
            <text:p>146.248</text:p>
          </table:table-cell>
          <table:table-cell office:value-type="float" office:value="0.000003099" calcext:value-type="float">
            <text:p>3.099E-06</text:p>
          </table:table-cell>
          <table:table-cell office:value-type="float" office:value="0.000000145" calcext:value-type="float">
            <text:p>1.45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V16])/[.V16]))" office:value-type="float" office:value="-85.7315494694306" calcext:value-type="float">
            <text:p>-85.7315494694306</text:p>
          </table:table-cell>
          <table:table-cell/>
          <table:table-cell table:formula="of:=10^([.B16]/20)" office:value-type="float" office:value="0.0000432601236137117" calcext:value-type="float">
            <text:p>4.32601236137117E-05</text:p>
          </table:table-cell>
          <table:table-cell table:formula="of:=10^([.D16]/20)" office:value-type="float" office:value="0.999999184302955" calcext:value-type="float">
            <text:p>0.999999184302955</text:p>
          </table:table-cell>
          <table:table-cell table:formula="of:==20*LOG10(ABS(1-[.Y16]^2-[.Z16]^2))" office:value-type="float" office:value="-115.758795509894" calcext:value-type="float">
            <text:p>-115.758795509894</text:p>
          </table:table-cell>
          <table:table-cell table:formula="of:=20*LOG10(ABS(1-[.Z16]))" office:value-type="float" office:value="-121.769422220866" calcext:value-type="float">
            <text:p>-121.769422220866</text:p>
          </table:table-cell>
          <table:table-cell/>
          <table:table-cell office:value-type="float" office:value="36.57" calcext:value-type="float">
            <text:p>36.5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7.9342568263075" calcext:value-type="float">
            <text:p>-87.9342568263075</text:p>
          </table:table-cell>
          <table:table-cell office:value-type="float" office:value="41.1264173623916" calcext:value-type="float">
            <text:p>41.1264173623916</text:p>
          </table:table-cell>
          <table:table-cell office:value-type="float" office:value="-0.00000708327754879374" calcext:value-type="float">
            <text:p>-7.08327754879374E-06</text:p>
          </table:table-cell>
          <table:table-cell office:value-type="float" office:value="-20.7521539384289" calcext:value-type="float">
            <text:p>-20.7521539384289</text:p>
          </table:table-cell>
          <table:table-cell office:value-type="float" office:value="-0.00000708327754879374" calcext:value-type="float">
            <text:p>-7.08327754879374E-06</text:p>
          </table:table-cell>
          <table:table-cell office:value-type="float" office:value="-20.7521539384289" calcext:value-type="float">
            <text:p>-20.7521539384289</text:p>
          </table:table-cell>
          <table:table-cell office:value-type="float" office:value="-87.766174058939" calcext:value-type="float">
            <text:p>-87.766174058939</text:p>
          </table:table-cell>
          <table:table-cell office:value-type="float" office:value="99.4177986010906" calcext:value-type="float">
            <text:p>99.41779860109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6" calcext:value-type="float">
            <text:p>476</text:p>
          </table:table-cell>
          <table:table-cell office:value-type="float" office:value="38280" calcext:value-type="float">
            <text:p>38280</text:p>
          </table:table-cell>
          <table:table-cell office:value-type="float" office:value="2.546" calcext:value-type="float">
            <text:p>2.546</text:p>
          </table:table-cell>
          <table:table-cell office:value-type="float" office:value="14.16" calcext:value-type="float">
            <text:p>14.16</text:p>
          </table:table-cell>
          <table:table-cell office:value-type="float" office:value="25.3" calcext:value-type="float">
            <text:p>25.3</text:p>
          </table:table-cell>
          <table:table-cell office:value-type="float" office:value="0.0004508" calcext:value-type="float">
            <text:p>0.0004508</text:p>
          </table:table-cell>
          <table:table-cell table:formula="of:=[.R16]+[.AD17]" office:value-type="float" office:value="188.248" calcext:value-type="float">
            <text:p>188.248</text:p>
          </table:table-cell>
          <table:table-cell office:value-type="float" office:value="0.000004422" calcext:value-type="float">
            <text:p>4.422E-06</text:p>
          </table:table-cell>
          <table:table-cell office:value-type="float" office:value="0.00000009513" calcext:value-type="float">
            <text:p>9.513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V17])/[.V17]))" office:value-type="float" office:value="-87.2227736304827" calcext:value-type="float">
            <text:p>-87.2227736304827</text:p>
          </table:table-cell>
          <table:table-cell/>
          <table:table-cell table:formula="of:=10^([.B17]/20)" office:value-type="float" office:value="0.0000401131861277746" calcext:value-type="float">
            <text:p>4.01131861277746E-05</text:p>
          </table:table-cell>
          <table:table-cell table:formula="of:=10^([.D17]/20)" office:value-type="float" office:value="0.999999184507868" calcext:value-type="float">
            <text:p>0.999999184507868</text:p>
          </table:table-cell>
          <table:table-cell table:formula="of:==20*LOG10(ABS(1-[.Y17]^2-[.Z17]^2))" office:value-type="float" office:value="-115.759581526539" calcext:value-type="float">
            <text:p>-115.759581526539</text:p>
          </table:table-cell>
          <table:table-cell table:formula="of:=20*LOG10(ABS(1-[.Z17]))" office:value-type="float" office:value="-121.77160449328" calcext:value-type="float">
            <text:p>-121.77160449328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6.5096118805049" calcext:value-type="float">
            <text:p>-86.5096118805049</text:p>
          </table:table-cell>
          <table:table-cell office:value-type="float" office:value="61.5106657182177" calcext:value-type="float">
            <text:p>61.5106657182177</text:p>
          </table:table-cell>
          <table:table-cell office:value-type="float" office:value="-0.00000609120867111161" calcext:value-type="float">
            <text:p>-6.09120867111161E-06</text:p>
          </table:table-cell>
          <table:table-cell office:value-type="float" office:value="-20.7513160547907" calcext:value-type="float">
            <text:p>-20.7513160547907</text:p>
          </table:table-cell>
          <table:table-cell office:value-type="float" office:value="-0.00000609120867111161" calcext:value-type="float">
            <text:p>-6.09120867111161E-06</text:p>
          </table:table-cell>
          <table:table-cell office:value-type="float" office:value="-20.7513160547907" calcext:value-type="float">
            <text:p>-20.7513160547907</text:p>
          </table:table-cell>
          <table:table-cell office:value-type="float" office:value="-86.4720313485251" calcext:value-type="float">
            <text:p>-86.4720313485251</text:p>
          </table:table-cell>
          <table:table-cell office:value-type="float" office:value="78.5741511592704" calcext:value-type="float">
            <text:p>78.57415115927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63" calcext:value-type="float">
            <text:p>563</text:p>
          </table:table-cell>
          <table:table-cell office:value-type="float" office:value="45275" calcext:value-type="float">
            <text:p>45275</text:p>
          </table:table-cell>
          <table:table-cell office:value-type="float" office:value="2.784" calcext:value-type="float">
            <text:p>2.784</text:p>
          </table:table-cell>
          <table:table-cell office:value-type="float" office:value="16.5" calcext:value-type="float">
            <text:p>16.5</text:p>
          </table:table-cell>
          <table:table-cell office:value-type="float" office:value="28.59" calcext:value-type="float">
            <text:p>28.59</text:p>
          </table:table-cell>
          <table:table-cell office:value-type="float" office:value="0.0004659" calcext:value-type="float">
            <text:p>0.0004659</text:p>
          </table:table-cell>
          <table:table-cell table:formula="of:=[.R17]+[.AD18]" office:value-type="float" office:value="236.118" calcext:value-type="float">
            <text:p>236.118</text:p>
          </table:table-cell>
          <table:table-cell office:value-type="float" office:value="0.00002261" calcext:value-type="float">
            <text:p>2.261E-05</text:p>
          </table:table-cell>
          <table:table-cell office:value-type="float" office:value="0.0000001352" calcext:value-type="float">
            <text:p>1.352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V18])/[.V18]))" office:value-type="float" office:value="-81.5235943324186" calcext:value-type="float">
            <text:p>-81.5235943324186</text:p>
          </table:table-cell>
          <table:table-cell/>
          <table:table-cell table:formula="of:=10^([.B18]/20)" office:value-type="float" office:value="0.0000472627955290669" calcext:value-type="float">
            <text:p>4.72627955290669E-05</text:p>
          </table:table-cell>
          <table:table-cell table:formula="of:=10^([.D18]/20)" office:value-type="float" office:value="0.999999298723932" calcext:value-type="float">
            <text:p>0.999999298723932</text:p>
          </table:table-cell>
          <table:table-cell table:formula="of:==20*LOG10(ABS(1-[.Y18]^2-[.Z18]^2))" office:value-type="float" office:value="-117.075467360496" calcext:value-type="float">
            <text:p>-117.075467360496</text:p>
          </table:table-cell>
          <table:table-cell table:formula="of:=20*LOG10(ABS(1-[.Z18]))" office:value-type="float" office:value="-123.082219630722" calcext:value-type="float">
            <text:p>-123.082219630722</text:p>
          </table:table-cell>
          <table:table-cell/>
          <table:table-cell office:value-type="float" office:value="47.87" calcext:value-type="float">
            <text:p>47.8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6.1224507264989" calcext:value-type="float">
            <text:p>-86.1224507264989</text:p>
          </table:table-cell>
          <table:table-cell office:value-type="float" office:value="66.0220767392806" calcext:value-type="float">
            <text:p>66.0220767392806</text:p>
          </table:table-cell>
          <table:table-cell office:value-type="float" office:value="-0.000005878485159339" calcext:value-type="float">
            <text:p>-5.878485159339E-06</text:p>
          </table:table-cell>
          <table:table-cell office:value-type="float" office:value="-20.7512550446571" calcext:value-type="float">
            <text:p>-20.7512550446571</text:p>
          </table:table-cell>
          <table:table-cell office:value-type="float" office:value="-0.000005878485159339" calcext:value-type="float">
            <text:p>-5.878485159339E-06</text:p>
          </table:table-cell>
          <table:table-cell office:value-type="float" office:value="-20.7512550446571" calcext:value-type="float">
            <text:p>-20.7512550446571</text:p>
          </table:table-cell>
          <table:table-cell office:value-type="float" office:value="-86.1079671232312" calcext:value-type="float">
            <text:p>-86.1079671232312</text:p>
          </table:table-cell>
          <table:table-cell office:value-type="float" office:value="73.943713528541" calcext:value-type="float">
            <text:p>73.9437135285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35" calcext:value-type="float">
            <text:p>635</text:p>
          </table:table-cell>
          <table:table-cell office:value-type="float" office:value="51020" calcext:value-type="float">
            <text:p>51020</text:p>
          </table:table-cell>
          <table:table-cell office:value-type="float" office:value="3.16" calcext:value-type="float">
            <text:p>3.16</text:p>
          </table:table-cell>
          <table:table-cell office:value-type="float" office:value="17.28" calcext:value-type="float">
            <text:p>17.28</text:p>
          </table:table-cell>
          <table:table-cell office:value-type="float" office:value="28.69" calcext:value-type="float">
            <text:p>28.69</text:p>
          </table:table-cell>
          <table:table-cell office:value-type="float" office:value="0.000725" calcext:value-type="float">
            <text:p>0.000725</text:p>
          </table:table-cell>
          <table:table-cell table:formula="of:=[.R18]+[.AD19]" office:value-type="float" office:value="285.258" calcext:value-type="float">
            <text:p>285.258</text:p>
          </table:table-cell>
          <table:table-cell office:value-type="float" office:value="0.000004539" calcext:value-type="float">
            <text:p>4.539E-06</text:p>
          </table:table-cell>
          <table:table-cell office:value-type="float" office:value="0.0000001374" calcext:value-type="float">
            <text:p>1.374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V19])/[.V19]))" office:value-type="float" office:value="-81.2244953203856" calcext:value-type="float">
            <text:p>-81.2244953203856</text:p>
          </table:table-cell>
          <table:table-cell/>
          <table:table-cell table:formula="of:=10^([.B19]/20)" office:value-type="float" office:value="0.0000494171236744601" calcext:value-type="float">
            <text:p>4.94171236744601E-05</text:p>
          </table:table-cell>
          <table:table-cell table:formula="of:=10^([.D19]/20)" office:value-type="float" office:value="0.999999323214614" calcext:value-type="float">
            <text:p>0.999999323214614</text:p>
          </table:table-cell>
          <table:table-cell table:formula="of:==20*LOG10(ABS(1-[.Y19]^2-[.Z19]^2))" office:value-type="float" office:value="-117.386068436056" calcext:value-type="float">
            <text:p>-117.386068436056</text:p>
          </table:table-cell>
          <table:table-cell table:formula="of:=20*LOG10(ABS(1-[.Z19]))" office:value-type="float" office:value="-123.390980555986" calcext:value-type="float">
            <text:p>-123.390980555986</text:p>
          </table:table-cell>
          <table:table-cell/>
          <table:table-cell office:value-type="float" office:value="49.14" calcext:value-type="float">
            <text:p>49.1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4.3292769291355" calcext:value-type="float">
            <text:p>-84.3292769291355</text:p>
          </table:table-cell>
          <table:table-cell office:value-type="float" office:value="68.528352832155" calcext:value-type="float">
            <text:p>68.528352832155</text:p>
          </table:table-cell>
          <table:table-cell office:value-type="float" office:value="-0.00000444818589743344" calcext:value-type="float">
            <text:p>-4.44818589743344E-06</text:p>
          </table:table-cell>
          <table:table-cell office:value-type="float" office:value="-20.7506047601384" calcext:value-type="float">
            <text:p>-20.7506047601384</text:p>
          </table:table-cell>
          <table:table-cell office:value-type="float" office:value="-0.00000444818589743344" calcext:value-type="float">
            <text:p>-4.44818589743344E-06</text:p>
          </table:table-cell>
          <table:table-cell office:value-type="float" office:value="-20.7506047601384" calcext:value-type="float">
            <text:p>-20.7506047601384</text:p>
          </table:table-cell>
          <table:table-cell office:value-type="float" office:value="-84.3404710069634" calcext:value-type="float">
            <text:p>-84.3404710069634</text:p>
          </table:table-cell>
          <table:table-cell office:value-type="float" office:value="70.870085413123" calcext:value-type="float">
            <text:p>70.8700854131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65" calcext:value-type="float">
            <text:p>765</text:p>
          </table:table-cell>
          <table:table-cell office:value-type="float" office:value="61440" calcext:value-type="float">
            <text:p>61440</text:p>
          </table:table-cell>
          <table:table-cell office:value-type="float" office:value="3.447" calcext:value-type="float">
            <text:p>3.447</text:p>
          </table:table-cell>
          <table:table-cell office:value-type="float" office:value="20.16" calcext:value-type="float">
            <text:p>20.16</text:p>
          </table:table-cell>
          <table:table-cell office:value-type="float" office:value="32.7" calcext:value-type="float">
            <text:p>32.7</text:p>
          </table:table-cell>
          <table:table-cell office:value-type="float" office:value="0.000678" calcext:value-type="float">
            <text:p>0.000678</text:p>
          </table:table-cell>
          <table:table-cell table:formula="of:=[.R19]+[.AD20]" office:value-type="float" office:value="341.568" calcext:value-type="float">
            <text:p>341.568</text:p>
          </table:table-cell>
          <table:table-cell office:value-type="float" office:value="0.00001622" calcext:value-type="float">
            <text:p>1.622E-05</text:p>
          </table:table-cell>
          <table:table-cell office:value-type="float" office:value="0.00000007412" calcext:value-type="float">
            <text:p>7.412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V20])/[.V20]))" office:value-type="float" office:value="-78.5487176773639" calcext:value-type="float">
            <text:p>-78.5487176773639</text:p>
          </table:table-cell>
          <table:table-cell/>
          <table:table-cell table:formula="of:=10^([.B20]/20)" office:value-type="float" office:value="0.0000607485831894643" calcext:value-type="float">
            <text:p>6.07485831894643E-05</text:p>
          </table:table-cell>
          <table:table-cell table:formula="of:=10^([.D20]/20)" office:value-type="float" office:value="0.999999487883804" calcext:value-type="float">
            <text:p>0.999999487883804</text:p>
          </table:table-cell>
          <table:table-cell table:formula="of:==20*LOG10(ABS(1-[.Y20]^2-[.Z20]^2))" office:value-type="float" office:value="-119.823384568611" calcext:value-type="float">
            <text:p>-119.823384568611</text:p>
          </table:table-cell>
          <table:table-cell table:formula="of:=20*LOG10(ABS(1-[.Z20]))" office:value-type="float" office:value="-125.812629785867" calcext:value-type="float">
            <text:p>-125.812629785867</text:p>
          </table:table-cell>
          <table:table-cell/>
          <table:table-cell office:value-type="float" office:value="56.31" calcext:value-type="float">
            <text:p>56.3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7.2556016674224" calcext:value-type="float">
            <text:p>-87.2556016674224</text:p>
          </table:table-cell>
          <table:table-cell office:value-type="float" office:value="49.8090690943298" calcext:value-type="float">
            <text:p>49.8090690943298</text:p>
          </table:table-cell>
          <table:table-cell office:value-type="float" office:value="-0.000000291799790354867" calcext:value-type="float">
            <text:p>-2.91799790354867E-07</text:p>
          </table:table-cell>
          <table:table-cell office:value-type="float" office:value="-20.7511923219158" calcext:value-type="float">
            <text:p>-20.7511923219158</text:p>
          </table:table-cell>
          <table:table-cell office:value-type="float" office:value="-0.000000291799790354867" calcext:value-type="float">
            <text:p>-2.91799790354867E-07</text:p>
          </table:table-cell>
          <table:table-cell office:value-type="float" office:value="-20.7511923219158" calcext:value-type="float">
            <text:p>-20.7511923219158</text:p>
          </table:table-cell>
          <table:table-cell office:value-type="float" office:value="-87.2499252693045" calcext:value-type="float">
            <text:p>-87.2499252693045</text:p>
          </table:table-cell>
          <table:table-cell office:value-type="float" office:value="88.7646848001847" calcext:value-type="float">
            <text:p>88.76468480018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60" calcext:value-type="float">
            <text:p>960</text:p>
          </table:table-cell>
          <table:table-cell office:value-type="float" office:value="77205" calcext:value-type="float">
            <text:p>77205</text:p>
          </table:table-cell>
          <table:table-cell office:value-type="float" office:value="3.884" calcext:value-type="float">
            <text:p>3.884</text:p>
          </table:table-cell>
          <table:table-cell office:value-type="float" office:value="26.26" calcext:value-type="float">
            <text:p>26.26</text:p>
          </table:table-cell>
          <table:table-cell office:value-type="float" office:value="41.86" calcext:value-type="float">
            <text:p>41.86</text:p>
          </table:table-cell>
          <table:table-cell office:value-type="float" office:value="0.0009197" calcext:value-type="float">
            <text:p>0.0009197</text:p>
          </table:table-cell>
          <table:table-cell table:formula="of:=[.R20]+[.AD21]" office:value-type="float" office:value="413.568" calcext:value-type="float">
            <text:p>413.568</text:p>
          </table:table-cell>
          <table:table-cell office:value-type="float" office:value="0.00002619" calcext:value-type="float">
            <text:p>2.619E-05</text:p>
          </table:table-cell>
          <table:table-cell office:value-type="float" office:value="0.00000006267" calcext:value-type="float">
            <text:p>6.267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V21])/[.V21]))" office:value-type="float" office:value="-80.9273746782413" calcext:value-type="float">
            <text:p>-80.9273746782413</text:p>
          </table:table-cell>
          <table:table-cell/>
          <table:table-cell table:formula="of:=10^([.B21]/20)" office:value-type="float" office:value="0.0000433730453807058" calcext:value-type="float">
            <text:p>4.33730453807058E-05</text:p>
          </table:table-cell>
          <table:table-cell table:formula="of:=10^([.D21]/20)" office:value-type="float" office:value="0.999999966405308" calcext:value-type="float">
            <text:p>0.999999966405308</text:p>
          </table:table-cell>
          <table:table-cell table:formula="of:==20*LOG10(ABS(1-[.Y21]^2-[.Z21]^2))" office:value-type="float" office:value="-143.700650847876" calcext:value-type="float">
            <text:p>-143.700650847876</text:p>
          </table:table-cell>
          <table:table-cell table:formula="of:=20*LOG10(ABS(1-[.Z21]))" office:value-type="float" office:value="-149.474586774464" calcext:value-type="float">
            <text:p>-149.474586774464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7.2770590795854" calcext:value-type="float">
            <text:p>-87.2770590795854</text:p>
          </table:table-cell>
          <table:table-cell office:value-type="float" office:value="49.7517861434311" calcext:value-type="float">
            <text:p>49.7517861434311</text:p>
          </table:table-cell>
          <table:table-cell office:value-type="float" office:value="-0.000000291762095757261" calcext:value-type="float">
            <text:p>-2.91762095757261E-07</text:p>
          </table:table-cell>
          <table:table-cell office:value-type="float" office:value="-20.7512010341745" calcext:value-type="float">
            <text:p>-20.7512010341745</text:p>
          </table:table-cell>
          <table:table-cell office:value-type="float" office:value="-0.000000291762095757261" calcext:value-type="float">
            <text:p>-2.91762095757261E-07</text:p>
          </table:table-cell>
          <table:table-cell office:value-type="float" office:value="-20.7512010341745" calcext:value-type="float">
            <text:p>-20.7512010341745</text:p>
          </table:table-cell>
          <table:table-cell office:value-type="float" office:value="-87.2713569612348" calcext:value-type="float">
            <text:p>-87.2713569612348</text:p>
          </table:table-cell>
          <table:table-cell office:value-type="float" office:value="88.8221014774837" calcext:value-type="float">
            <text:p>88.82210147748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20" calcext:value-type="float">
            <text:p>1120</text:p>
          </table:table-cell>
          <table:table-cell office:value-type="float" office:value="89745" calcext:value-type="float">
            <text:p>89745</text:p>
          </table:table-cell>
          <table:table-cell office:value-type="float" office:value="3.815" calcext:value-type="float">
            <text:p>3.815</text:p>
          </table:table-cell>
          <table:table-cell office:value-type="float" office:value="33.67" calcext:value-type="float">
            <text:p>33.67</text:p>
          </table:table-cell>
          <table:table-cell office:value-type="float" office:value="54.67" calcext:value-type="float">
            <text:p>54.67</text:p>
          </table:table-cell>
          <table:table-cell office:value-type="float" office:value="0.0006076" calcext:value-type="float">
            <text:p>0.0006076</text:p>
          </table:table-cell>
          <table:table-cell table:formula="of:=[.R21]+[.AD22]" office:value-type="float" office:value="505.718" calcext:value-type="float">
            <text:p>505.718</text:p>
          </table:table-cell>
          <table:table-cell office:value-type="float" office:value="0.0000001909" calcext:value-type="float">
            <text:p>1.909E-07</text:p>
          </table:table-cell>
          <table:table-cell office:value-type="float" office:value="0.00000005548" calcext:value-type="float">
            <text:p>5.548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V22])/[.V22]))" office:value-type="float" office:value="-80.9680422280306" calcext:value-type="float">
            <text:p>-80.9680422280306</text:p>
          </table:table-cell>
          <table:table-cell/>
          <table:table-cell table:formula="of:=10^([.B22]/20)" office:value-type="float" office:value="0.0000432660298946919" calcext:value-type="float">
            <text:p>4.32660298946919E-05</text:p>
          </table:table-cell>
          <table:table-cell table:formula="of:=10^([.D22]/20)" office:value-type="float" office:value="0.999999966409648" calcext:value-type="float">
            <text:p>0.999999966409648</text:p>
          </table:table-cell>
          <table:table-cell table:formula="of:==20*LOG10(ABS(1-[.Y22]^2-[.Z22]^2))" office:value-type="float" office:value="-143.700572087438" calcext:value-type="float">
            <text:p>-143.700572087438</text:p>
          </table:table-cell>
          <table:table-cell table:formula="of:=20*LOG10(ABS(1-[.Z22]))" office:value-type="float" office:value="-149.475708887191" calcext:value-type="float">
            <text:p>-149.475708887191</text:p>
          </table:table-cell>
          <table:table-cell/>
          <table:table-cell office:value-type="float" office:value="92.15" calcext:value-type="float">
            <text:p>92.1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7.3232106208759" calcext:value-type="float">
            <text:p>-87.3232106208759</text:p>
          </table:table-cell>
          <table:table-cell office:value-type="float" office:value="49.7836733417432" calcext:value-type="float">
            <text:p>49.7836733417432</text:p>
          </table:table-cell>
          <table:table-cell office:value-type="float" office:value="-0.000000291674401743162" calcext:value-type="float">
            <text:p>-2.91674401743162E-07</text:p>
          </table:table-cell>
          <table:table-cell office:value-type="float" office:value="-20.7512192087171" calcext:value-type="float">
            <text:p>-20.7512192087171</text:p>
          </table:table-cell>
          <table:table-cell office:value-type="float" office:value="-0.000000291674401743162" calcext:value-type="float">
            <text:p>-2.91674401743162E-07</text:p>
          </table:table-cell>
          <table:table-cell office:value-type="float" office:value="-20.7512192087171" calcext:value-type="float">
            <text:p>-20.7512192087171</text:p>
          </table:table-cell>
          <table:table-cell office:value-type="float" office:value="-87.3174846385232" calcext:value-type="float">
            <text:p>-87.3174846385232</text:p>
          </table:table-cell>
          <table:table-cell office:value-type="float" office:value="88.7906057754884" calcext:value-type="float">
            <text:p>88.79060577548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09" calcext:value-type="float">
            <text:p>1309</text:p>
          </table:table-cell>
          <table:table-cell office:value-type="float" office:value="104745" calcext:value-type="float">
            <text:p>104745</text:p>
          </table:table-cell>
          <table:table-cell office:value-type="float" office:value="3.87" calcext:value-type="float">
            <text:p>3.87</text:p>
          </table:table-cell>
          <table:table-cell office:value-type="float" office:value="38.17" calcext:value-type="float">
            <text:p>38.17</text:p>
          </table:table-cell>
          <table:table-cell office:value-type="float" office:value="57.77" calcext:value-type="float">
            <text:p>57.77</text:p>
          </table:table-cell>
          <table:table-cell office:value-type="float" office:value="0.0008614" calcext:value-type="float">
            <text:p>0.0008614</text:p>
          </table:table-cell>
          <table:table-cell table:formula="of:=[.R22]+[.AD23]" office:value-type="float" office:value="605.528" calcext:value-type="float">
            <text:p>605.528</text:p>
          </table:table-cell>
          <table:table-cell office:value-type="float" office:value="0.0000003921" calcext:value-type="float">
            <text:p>3.921E-07</text:p>
          </table:table-cell>
          <table:table-cell office:value-type="float" office:value="0.00000004535" calcext:value-type="float">
            <text:p>4.535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V23])/[.V23]))" office:value-type="float" office:value="-81.0534962322888" calcext:value-type="float">
            <text:p>-81.0534962322888</text:p>
          </table:table-cell>
          <table:table-cell/>
          <table:table-cell table:formula="of:=10^([.B23]/20)" office:value-type="float" office:value="0.0000430367501598327" calcext:value-type="float">
            <text:p>4.30367501598327E-05</text:p>
          </table:table-cell>
          <table:table-cell table:formula="of:=10^([.D23]/20)" office:value-type="float" office:value="0.999999966419744" calcext:value-type="float">
            <text:p>0.999999966419744</text:p>
          </table:table-cell>
          <table:table-cell table:formula="of:==20*LOG10(ABS(1-[.Y23]^2-[.Z23]^2))" office:value-type="float" office:value="-143.700625923236" calcext:value-type="float">
            <text:p>-143.700625923236</text:p>
          </table:table-cell>
          <table:table-cell table:formula="of:=20*LOG10(ABS(1-[.Z23]))" office:value-type="float" office:value="-149.478319970058" calcext:value-type="float">
            <text:p>-149.478319970058</text:p>
          </table:table-cell>
          <table:table-cell/>
          <table:table-cell office:value-type="float" office:value="99.81" calcext:value-type="float">
            <text:p>99.8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0.515563739178" calcext:value-type="float">
            <text:p>-100.515563739178</text:p>
          </table:table-cell>
          <table:table-cell office:value-type="float" office:value="69.2051948300582" calcext:value-type="float">
            <text:p>69.2051948300582</text:p>
          </table:table-cell>
          <table:table-cell office:value-type="float" office:value="-0.000000106702545531279" calcext:value-type="float">
            <text:p>-1.06702545531279E-07</text:p>
          </table:table-cell>
          <table:table-cell office:value-type="float" office:value="-20.7526011684086" calcext:value-type="float">
            <text:p>-20.7526011684086</text:p>
          </table:table-cell>
          <table:table-cell office:value-type="float" office:value="-0.000000106702545531279" calcext:value-type="float">
            <text:p>-1.06702545531279E-07</text:p>
          </table:table-cell>
          <table:table-cell office:value-type="float" office:value="-20.7526011684086" calcext:value-type="float">
            <text:p>-20.7526011684086</text:p>
          </table:table-cell>
          <table:table-cell office:value-type="float" office:value="-100.51542371001" calcext:value-type="float">
            <text:p>-100.51542371001</text:p>
          </table:table-cell>
          <table:table-cell office:value-type="float" office:value="69.4249275549604" calcext:value-type="float">
            <text:p>69.42492755496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91" calcext:value-type="float">
            <text:p>1491</text:p>
          </table:table-cell>
          <table:table-cell office:value-type="float" office:value="119275" calcext:value-type="float">
            <text:p>119275</text:p>
          </table:table-cell>
          <table:table-cell office:value-type="float" office:value="3.964" calcext:value-type="float">
            <text:p>3.964</text:p>
          </table:table-cell>
          <table:table-cell office:value-type="float" office:value="47.72" calcext:value-type="float">
            <text:p>47.72</text:p>
          </table:table-cell>
          <table:table-cell office:value-type="float" office:value="74.03" calcext:value-type="float">
            <text:p>74.03</text:p>
          </table:table-cell>
          <table:table-cell office:value-type="float" office:value="0.00111" calcext:value-type="float">
            <text:p>0.00111</text:p>
          </table:table-cell>
          <table:table-cell table:formula="of:=[.R23]+[.AD24]" office:value-type="float" office:value="731.228" calcext:value-type="float">
            <text:p>731.228</text:p>
          </table:table-cell>
          <table:table-cell office:value-type="float" office:value="0.00004195" calcext:value-type="float">
            <text:p>4.195E-05</text:p>
          </table:table-cell>
          <table:table-cell office:value-type="float" office:value="0.00000001131" calcext:value-type="float">
            <text:p>1.131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V24])/[.V24]))" office:value-type="float" office:value="-93.156599136768" calcext:value-type="float">
            <text:p>-93.156599136768</text:p>
          </table:table-cell>
          <table:table-cell/>
          <table:table-cell table:formula="of:=10^([.B24]/20)" office:value-type="float" office:value="0.00000942370783290576" calcext:value-type="float">
            <text:p>9.42370783290576E-06</text:p>
          </table:table-cell>
          <table:table-cell table:formula="of:=10^([.D24]/20)" office:value-type="float" office:value="0.999999987715415" calcext:value-type="float">
            <text:p>0.999999987715415</text:p>
          </table:table-cell>
          <table:table-cell table:formula="of:==20*LOG10(ABS(1-[.Y24]^2-[.Z24]^2))" office:value-type="float" office:value="-152.223643105484" calcext:value-type="float">
            <text:p>-152.223643105484</text:p>
          </table:table-cell>
          <table:table-cell table:formula="of:=20*LOG10(ABS(1-[.Z24]))" office:value-type="float" office:value="-158.212790588219" calcext:value-type="float">
            <text:p>-158.212790588219</text:p>
          </table:table-cell>
          <table:table-cell/>
          <table:table-cell office:value-type="float" office:value="125.7" calcext:value-type="float">
            <text:p>125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0.472633882282" calcext:value-type="float">
            <text:p>-100.472633882282</text:p>
          </table:table-cell>
          <table:table-cell office:value-type="float" office:value="69.145517897533" calcext:value-type="float">
            <text:p>69.145517897533</text:p>
          </table:table-cell>
          <table:table-cell office:value-type="float" office:value="-0.00000010669212404422" calcext:value-type="float">
            <text:p>-1.0669212404422E-07</text:p>
          </table:table-cell>
          <table:table-cell office:value-type="float" office:value="-20.7526063465085" calcext:value-type="float">
            <text:p>-20.7526063465085</text:p>
          </table:table-cell>
          <table:table-cell office:value-type="float" office:value="-0.00000010669212404422" calcext:value-type="float">
            <text:p>-1.0669212404422E-07</text:p>
          </table:table-cell>
          <table:table-cell office:value-type="float" office:value="-20.7526063465085" calcext:value-type="float">
            <text:p>-20.7526063465085</text:p>
          </table:table-cell>
          <table:table-cell office:value-type="float" office:value="-100.472472679346" calcext:value-type="float">
            <text:p>-100.472472679346</text:p>
          </table:table-cell>
          <table:table-cell office:value-type="float" office:value="69.4839107339225" calcext:value-type="float">
            <text:p>69.48391073392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41" calcext:value-type="float">
            <text:p>1841</text:p>
          </table:table-cell>
          <table:table-cell office:value-type="float" office:value="145965" calcext:value-type="float">
            <text:p>145965</text:p>
          </table:table-cell>
          <table:table-cell office:value-type="float" office:value="4.024" calcext:value-type="float">
            <text:p>4.024</text:p>
          </table:table-cell>
          <table:table-cell office:value-type="float" office:value="66.68" calcext:value-type="float">
            <text:p>66.68</text:p>
          </table:table-cell>
          <table:table-cell office:value-type="float" office:value="91.25" calcext:value-type="float">
            <text:p>91.25</text:p>
          </table:table-cell>
          <table:table-cell office:value-type="float" office:value="0.001435" calcext:value-type="float">
            <text:p>0.001435</text:p>
          </table:table-cell>
          <table:table-cell table:formula="of:=[.R24]+[.AD25]" office:value-type="float" office:value="893.228" calcext:value-type="float">
            <text:p>893.228</text:p>
          </table:table-cell>
          <table:table-cell office:value-type="float" office:value="0.0000001022" calcext:value-type="float">
            <text:p>1.022E-07</text:p>
          </table:table-cell>
          <table:table-cell office:value-type="float" office:value="0.000000007598" calcext:value-type="float">
            <text:p>7.598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V25])/[.V25]))" office:value-type="float" office:value="-93.2557299142814" calcext:value-type="float">
            <text:p>-93.2557299142814</text:p>
          </table:table-cell>
          <table:table-cell/>
          <table:table-cell table:formula="of:=10^([.B25]/20)" office:value-type="float" office:value="0.00000947039963491989" calcext:value-type="float">
            <text:p>9.47039963491989E-06</text:p>
          </table:table-cell>
          <table:table-cell table:formula="of:=10^([.D25]/20)" office:value-type="float" office:value="0.999999987716615" calcext:value-type="float">
            <text:p>0.999999987716615</text:p>
          </table:table-cell>
          <table:table-cell table:formula="of:==20*LOG10(ABS(1-[.Y25]^2-[.Z25]^2))" office:value-type="float" office:value="-152.224807607472" calcext:value-type="float">
            <text:p>-152.224807607472</text:p>
          </table:table-cell>
          <table:table-cell table:formula="of:=20*LOG10(ABS(1-[.Z25]))" office:value-type="float" office:value="-158.21363896823" calcext:value-type="float">
            <text:p>-158.21363896823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0.505436118684" calcext:value-type="float">
            <text:p>-100.505436118684</text:p>
          </table:table-cell>
          <table:table-cell office:value-type="float" office:value="69.2012293945935" calcext:value-type="float">
            <text:p>69.2012293945935</text:p>
          </table:table-cell>
          <table:table-cell office:value-type="float" office:value="-0.000000106670984057239" calcext:value-type="float">
            <text:p>-1.06670984057239E-07</text:p>
          </table:table-cell>
          <table:table-cell office:value-type="float" office:value="-20.752609824742" calcext:value-type="float">
            <text:p>-20.752609824742</text:p>
          </table:table-cell>
          <table:table-cell office:value-type="float" office:value="-0.000000106670984057239" calcext:value-type="float">
            <text:p>-1.06670984057239E-07</text:p>
          </table:table-cell>
          <table:table-cell office:value-type="float" office:value="-20.752609824742" calcext:value-type="float">
            <text:p>-20.752609824742</text:p>
          </table:table-cell>
          <table:table-cell office:value-type="float" office:value="-100.505289866676" calcext:value-type="float">
            <text:p>-100.505289866676</text:p>
          </table:table-cell>
          <table:table-cell office:value-type="float" office:value="69.428664825259" calcext:value-type="float">
            <text:p>69.4286648252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17" calcext:value-type="float">
            <text:p>2317</text:p>
          </table:table-cell>
          <table:table-cell office:value-type="float" office:value="182530" calcext:value-type="float">
            <text:p>182530</text:p>
          </table:table-cell>
          <table:table-cell office:value-type="float" office:value="3.974" calcext:value-type="float">
            <text:p>3.974</text:p>
          </table:table-cell>
          <table:table-cell office:value-type="float" office:value="95.23" calcext:value-type="float">
            <text:p>95.23</text:p>
          </table:table-cell>
          <table:table-cell office:value-type="float" office:value="124.6" calcext:value-type="float">
            <text:p>124.6</text:p>
          </table:table-cell>
          <table:table-cell office:value-type="float" office:value="0.001696" calcext:value-type="float">
            <text:p>0.001696</text:p>
          </table:table-cell>
          <table:table-cell table:formula="of:=[.R25]+[.AD26]" office:value-type="float" office:value="1117.028" calcext:value-type="float">
            <text:p>1117.028</text:p>
          </table:table-cell>
          <table:table-cell office:value-type="float" office:value="0.00000007102" calcext:value-type="float">
            <text:p>7.102E-08</text:p>
          </table:table-cell>
          <table:table-cell office:value-type="float" office:value="0.000000004968" calcext:value-type="float">
            <text:p>4.968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V26])/[.V26]))" office:value-type="float" office:value="-93.3229589821791" calcext:value-type="float">
            <text:p>-93.3229589821791</text:p>
          </table:table-cell>
          <table:table-cell/>
          <table:table-cell table:formula="of:=10^([.B26]/20)" office:value-type="float" office:value="0.00000943470214700122" calcext:value-type="float">
            <text:p>9.43470214700122E-06</text:p>
          </table:table-cell>
          <table:table-cell table:formula="of:=10^([.D26]/20)" office:value-type="float" office:value="0.999999987719049" calcext:value-type="float">
            <text:p>0.999999987719049</text:p>
          </table:table-cell>
          <table:table-cell table:formula="of:==20*LOG10(ABS(1-[.Y26]^2-[.Z26]^2))" office:value-type="float" office:value="-152.226295568665" calcext:value-type="float">
            <text:p>-152.226295568665</text:p>
          </table:table-cell>
          <table:table-cell table:formula="of:=20*LOG10(ABS(1-[.Z26]))" office:value-type="float" office:value="-158.215360161692" calcext:value-type="float">
            <text:p>-158.215360161692</text:p>
          </table:table-cell>
          <table:table-cell/>
          <table:table-cell office:value-type="float" office:value="223.8" calcext:value-type="float">
            <text:p>223.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0.50688749896" calcext:value-type="float">
            <text:p>-100.50688749896</text:p>
          </table:table-cell>
          <table:table-cell office:value-type="float" office:value="69.1867561021263" calcext:value-type="float">
            <text:p>69.1867561021263</text:p>
          </table:table-cell>
          <table:table-cell office:value-type="float" office:value="-0.000000106660169124569" calcext:value-type="float">
            <text:p>-1.06660169124569E-07</text:p>
          </table:table-cell>
          <table:table-cell office:value-type="float" office:value="-20.7526107365987" calcext:value-type="float">
            <text:p>-20.7526107365987</text:p>
          </table:table-cell>
          <table:table-cell office:value-type="float" office:value="-0.000000106660169124569" calcext:value-type="float">
            <text:p>-1.06660169124569E-07</text:p>
          </table:table-cell>
          <table:table-cell office:value-type="float" office:value="-20.7526107365987" calcext:value-type="float">
            <text:p>-20.7526107365987</text:p>
          </table:table-cell>
          <table:table-cell office:value-type="float" office:value="-100.506737474095" calcext:value-type="float">
            <text:p>-100.506737474095</text:p>
          </table:table-cell>
          <table:table-cell office:value-type="float" office:value="69.4431443167252" calcext:value-type="float">
            <text:p>69.443144316725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76" calcext:value-type="float">
            <text:p>2876</text:p>
          </table:table-cell>
          <table:table-cell office:value-type="float" office:value="225655" calcext:value-type="float">
            <text:p>225655</text:p>
          </table:table-cell>
          <table:table-cell office:value-type="float" office:value="3.95" calcext:value-type="float">
            <text:p>3.95</text:p>
          </table:table-cell>
          <table:table-cell office:value-type="float" office:value="131.6" calcext:value-type="float">
            <text:p>131.6</text:p>
          </table:table-cell>
          <table:table-cell office:value-type="float" office:value="198" calcext:value-type="float">
            <text:p>198</text:p>
          </table:table-cell>
          <table:table-cell office:value-type="float" office:value="0.001677" calcext:value-type="float">
            <text:p>0.001677</text:p>
          </table:table-cell>
          <table:table-cell table:formula="of:=[.R26]+[.AD27]" office:value-type="float" office:value="1450.528" calcext:value-type="float">
            <text:p>1450.528</text:p>
          </table:table-cell>
          <table:table-cell office:value-type="float" office:value="0.00000001617" calcext:value-type="float">
            <text:p>1.617E-08</text:p>
          </table:table-cell>
          <table:table-cell office:value-type="float" office:value="0.000000003416" calcext:value-type="float">
            <text:p>3.416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V27])/[.V27]))" office:value-type="float" office:value="-93.3406702425709" calcext:value-type="float">
            <text:p>-93.3406702425709</text:p>
          </table:table-cell>
          <table:table-cell/>
          <table:table-cell table:formula="of:=10^([.B27]/20)" office:value-type="float" office:value="0.00000943312577461027" calcext:value-type="float">
            <text:p>9.43312577461027E-06</text:p>
          </table:table-cell>
          <table:table-cell table:formula="of:=10^([.D27]/20)" office:value-type="float" office:value="0.999999987720294" calcext:value-type="float">
            <text:p>0.999999987720294</text:p>
          </table:table-cell>
          <table:table-cell table:formula="of:==20*LOG10(ABS(1-[.Y27]^2-[.Z27]^2))" office:value-type="float" office:value="-152.227168882013" calcext:value-type="float">
            <text:p>-152.227168882013</text:p>
          </table:table-cell>
          <table:table-cell table:formula="of:=20*LOG10(ABS(1-[.Z27]))" office:value-type="float" office:value="-158.216240832983" calcext:value-type="float">
            <text:p>-158.216240832983</text:p>
          </table:table-cell>
          <table:table-cell/>
          <table:table-cell office:value-type="float" office:value="333.5" calcext:value-type="float">
            <text:p>333.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2.488628202952" calcext:value-type="float">
            <text:p>-102.488628202952</text:p>
          </table:table-cell>
          <table:table-cell office:value-type="float" office:value="68.8880583838507" calcext:value-type="float">
            <text:p>68.8880583838507</text:p>
          </table:table-cell>
          <table:table-cell office:value-type="float" office:value="-0.0000000562399830489969" calcext:value-type="float">
            <text:p>-5.62399830489969E-08</text:p>
          </table:table-cell>
          <table:table-cell office:value-type="float" office:value="-20.7526938687722" calcext:value-type="float">
            <text:p>-20.7526938687722</text:p>
          </table:table-cell>
          <table:table-cell office:value-type="float" office:value="-0.0000000562399830489969" calcext:value-type="float">
            <text:p>-5.62399830489969E-08</text:p>
          </table:table-cell>
          <table:table-cell office:value-type="float" office:value="-20.7526938687722" calcext:value-type="float">
            <text:p>-20.7526938687722</text:p>
          </table:table-cell>
          <table:table-cell office:value-type="float" office:value="-102.488250668004" calcext:value-type="float">
            <text:p>-102.488250668004</text:p>
          </table:table-cell>
          <table:table-cell office:value-type="float" office:value="69.6912303115848" calcext:value-type="float">
            <text:p>69.69123031158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420" calcext:value-type="float">
            <text:p>3420</text:p>
          </table:table-cell>
          <table:table-cell office:value-type="float" office:value="267835" calcext:value-type="float">
            <text:p>267835</text:p>
          </table:table-cell>
          <table:table-cell office:value-type="float" office:value="5.285" calcext:value-type="float">
            <text:p>5.285</text:p>
          </table:table-cell>
          <table:table-cell office:value-type="float" office:value="149.5" calcext:value-type="float">
            <text:p>149.5</text:p>
          </table:table-cell>
          <table:table-cell office:value-type="float" office:value="198.6" calcext:value-type="float">
            <text:p>198.6</text:p>
          </table:table-cell>
          <table:table-cell office:value-type="float" office:value="0.001786" calcext:value-type="float">
            <text:p>0.001786</text:p>
          </table:table-cell>
          <table:table-cell table:formula="of:=[.R27]+[.AD28]" office:value-type="float" office:value="1803.928" calcext:value-type="float">
            <text:p>1803.928</text:p>
          </table:table-cell>
          <table:table-cell office:value-type="float" office:value="0.00000241" calcext:value-type="float">
            <text:p>2.41E-06</text:p>
          </table:table-cell>
          <table:table-cell office:value-type="float" office:value="0.000000003282" calcext:value-type="float">
            <text:p>3.282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V28])/[.V28]))" office:value-type="float" office:value="-95.1291312268387" calcext:value-type="float">
            <text:p>-95.1291312268387</text:p>
          </table:table-cell>
          <table:table-cell/>
          <table:table-cell table:formula="of:=10^([.B28]/20)" office:value-type="float" office:value="0.0000075087663368481" calcext:value-type="float">
            <text:p>7.5087663368481E-06</text:p>
          </table:table-cell>
          <table:table-cell table:formula="of:=10^([.D28]/20)" office:value-type="float" office:value="0.999999993525133" calcext:value-type="float">
            <text:p>0.999999993525133</text:p>
          </table:table-cell>
          <table:table-cell table:formula="of:==20*LOG10(ABS(1-[.Y28]^2-[.Z28]^2))" office:value-type="float" office:value="-157.792682502333" calcext:value-type="float">
            <text:p>-157.792682502333</text:p>
          </table:table-cell>
          <table:table-cell table:formula="of:=20*LOG10(ABS(1-[.Z28]))" office:value-type="float" office:value="-163.775382545144" calcext:value-type="float">
            <text:p>-163.775382545144</text:p>
          </table:table-cell>
          <table:table-cell/>
          <table:table-cell office:value-type="float" office:value="353.4" calcext:value-type="float">
            <text:p>353.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4.599188306273" calcext:value-type="float">
            <text:p>-104.599188306273</text:p>
          </table:table-cell>
          <table:table-cell office:value-type="float" office:value="67.6783544139938" calcext:value-type="float">
            <text:p>67.6783544139938</text:p>
          </table:table-cell>
          <table:table-cell office:value-type="float" office:value="-0.0000000248248083338548" calcext:value-type="float">
            <text:p>-2.48248083338548E-08</text:p>
          </table:table-cell>
          <table:table-cell office:value-type="float" office:value="-20.7527844898952" calcext:value-type="float">
            <text:p>-20.7527844898952</text:p>
          </table:table-cell>
          <table:table-cell office:value-type="float" office:value="-0.0000000248248083338548" calcext:value-type="float">
            <text:p>-2.48248083338548E-08</text:p>
          </table:table-cell>
          <table:table-cell office:value-type="float" office:value="-20.7527844898952" calcext:value-type="float">
            <text:p>-20.7527844898952</text:p>
          </table:table-cell>
          <table:table-cell office:value-type="float" office:value="-104.599685044434" calcext:value-type="float">
            <text:p>-104.599685044434</text:p>
          </table:table-cell>
          <table:table-cell office:value-type="float" office:value="70.8636324763633" calcext:value-type="float">
            <text:p>70.86363247636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259" calcext:value-type="float">
            <text:p>4259</text:p>
          </table:table-cell>
          <table:table-cell office:value-type="float" office:value="333395" calcext:value-type="float">
            <text:p>333395</text:p>
          </table:table-cell>
          <table:table-cell office:value-type="float" office:value="6.69" calcext:value-type="float">
            <text:p>6.69</text:p>
          </table:table-cell>
          <table:table-cell office:value-type="float" office:value="192.4" calcext:value-type="float">
            <text:p>192.4</text:p>
          </table:table-cell>
          <table:table-cell office:value-type="float" office:value="213.1" calcext:value-type="float">
            <text:p>213.1</text:p>
          </table:table-cell>
          <table:table-cell office:value-type="float" office:value="0.002061" calcext:value-type="float">
            <text:p>0.002061</text:p>
          </table:table-cell>
          <table:table-cell table:formula="of:=[.R28]+[.AD29]" office:value-type="float" office:value="2216.128" calcext:value-type="float">
            <text:p>2216.128</text:p>
          </table:table-cell>
          <table:table-cell office:value-type="float" office:value="0.000002268" calcext:value-type="float">
            <text:p>2.268E-06</text:p>
          </table:table-cell>
          <table:table-cell office:value-type="float" office:value="0.000000002352" calcext:value-type="float">
            <text:p>2.352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V29])/[.V29]))" office:value-type="float" office:value="-97.6190168877699" calcext:value-type="float">
            <text:p>-97.6190168877699</text:p>
          </table:table-cell>
          <table:table-cell/>
          <table:table-cell table:formula="of:=10^([.B29]/20)" office:value-type="float" office:value="0.00000588898685186094" calcext:value-type="float">
            <text:p>5.88898685186094E-06</text:p>
          </table:table-cell>
          <table:table-cell table:formula="of:=10^([.D29]/20)" office:value-type="float" office:value="0.999999997141938" calcext:value-type="float">
            <text:p>0.999999997141938</text:p>
          </table:table-cell>
          <table:table-cell table:formula="of:==20*LOG10(ABS(1-[.Y29]^2-[.Z29]^2))" office:value-type="float" office:value="-164.910826608805" calcext:value-type="float">
            <text:p>-164.910826608805</text:p>
          </table:table-cell>
          <table:table-cell table:formula="of:=20*LOG10(ABS(1-[.Z29]))" office:value-type="float" office:value="-170.87856806968" calcext:value-type="float">
            <text:p>-170.87856806968</text:p>
          </table:table-cell>
          <table:table-cell/>
          <table:table-cell office:value-type="float" office:value="412.2" calcext:value-type="float">
            <text:p>412.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5.232426779226" calcext:value-type="float">
            <text:p>-105.232426779226</text:p>
          </table:table-cell>
          <table:table-cell office:value-type="float" office:value="68.3538147578435" calcext:value-type="float">
            <text:p>68.3538147578435</text:p>
          </table:table-cell>
          <table:table-cell office:value-type="float" office:value="-0.0000000131293464325425" calcext:value-type="float">
            <text:p>-1.31293464325425E-08</text:p>
          </table:table-cell>
          <table:table-cell office:value-type="float" office:value="-20.7528095179524" calcext:value-type="float">
            <text:p>-20.7528095179524</text:p>
          </table:table-cell>
          <table:table-cell office:value-type="float" office:value="-0.0000000131293464325425" calcext:value-type="float">
            <text:p>-1.31293464325425E-08</text:p>
          </table:table-cell>
          <table:table-cell office:value-type="float" office:value="-20.7528095179524" calcext:value-type="float">
            <text:p>-20.7528095179524</text:p>
          </table:table-cell>
          <table:table-cell office:value-type="float" office:value="-105.232335290207" calcext:value-type="float">
            <text:p>-105.232335290207</text:p>
          </table:table-cell>
          <table:table-cell office:value-type="float" office:value="70.1682092043099" calcext:value-type="float">
            <text:p>70.16820920430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244" calcext:value-type="float">
            <text:p>5244</text:p>
          </table:table-cell>
          <table:table-cell office:value-type="float" office:value="410595" calcext:value-type="float">
            <text:p>410595</text:p>
          </table:table-cell>
          <table:table-cell office:value-type="float" office:value="7.446" calcext:value-type="float">
            <text:p>7.446</text:p>
          </table:table-cell>
          <table:table-cell office:value-type="float" office:value="241.3" calcext:value-type="float">
            <text:p>241.3</text:p>
          </table:table-cell>
          <table:table-cell office:value-type="float" office:value="227.5" calcext:value-type="float">
            <text:p>227.5</text:p>
          </table:table-cell>
          <table:table-cell office:value-type="float" office:value="0.002304" calcext:value-type="float">
            <text:p>0.002304</text:p>
          </table:table-cell>
          <table:table-cell table:formula="of:=[.R29]+[.AD30]" office:value-type="float" office:value="2692.428" calcext:value-type="float">
            <text:p>2692.428</text:p>
          </table:table-cell>
          <table:table-cell office:value-type="float" office:value="0.0000006056" calcext:value-type="float">
            <text:p>6.056E-07</text:p>
          </table:table-cell>
          <table:table-cell office:value-type="float" office:value="0.000000001855" calcext:value-type="float">
            <text:p>1.855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0]-[.V30])/[.V30]))" office:value-type="float" office:value="-98.4542823286564" calcext:value-type="float">
            <text:p>-98.4542823286564</text:p>
          </table:table-cell>
          <table:table-cell/>
          <table:table-cell table:formula="of:=10^([.B30]/20)" office:value-type="float" office:value="0.0000054749311369236" calcext:value-type="float">
            <text:p>5.4749311369236E-06</text:p>
          </table:table-cell>
          <table:table-cell table:formula="of:=10^([.D30]/20)" office:value-type="float" office:value="0.999999998488428" calcext:value-type="float">
            <text:p>0.999999998488428</text:p>
          </table:table-cell>
          <table:table-cell table:formula="of:==20*LOG10(ABS(1-[.Y30]^2-[.Z30]^2))" office:value-type="float" office:value="-170.477375738552" calcext:value-type="float">
            <text:p>-170.477375738552</text:p>
          </table:table-cell>
          <table:table-cell table:formula="of:=20*LOG10(ABS(1-[.Z30]))" office:value-type="float" office:value="-176.411423989343" calcext:value-type="float">
            <text:p>-176.411423989343</text:p>
          </table:table-cell>
          <table:table-cell/>
          <table:table-cell office:value-type="float" office:value="476.3" calcext:value-type="float">
            <text:p>476.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5.232600548893" calcext:value-type="float">
            <text:p>-105.232600548893</text:p>
          </table:table-cell>
          <table:table-cell office:value-type="float" office:value="68.3519307452841" calcext:value-type="float">
            <text:p>68.3519307452841</text:p>
          </table:table-cell>
          <table:table-cell office:value-type="float" office:value="-0.0000000131351835067064" calcext:value-type="float">
            <text:p>-1.31351835067064E-08</text:p>
          </table:table-cell>
          <table:table-cell office:value-type="float" office:value="-20.7528096024717" calcext:value-type="float">
            <text:p>-20.7528096024717</text:p>
          </table:table-cell>
          <table:table-cell office:value-type="float" office:value="-0.0000000131351835067064" calcext:value-type="float">
            <text:p>-1.31351835067064E-08</text:p>
          </table:table-cell>
          <table:table-cell office:value-type="float" office:value="-20.7528096024717" calcext:value-type="float">
            <text:p>-20.7528096024717</text:p>
          </table:table-cell>
          <table:table-cell office:value-type="float" office:value="-105.232509480317" calcext:value-type="float">
            <text:p>-105.232509480317</text:p>
          </table:table-cell>
          <table:table-cell office:value-type="float" office:value="70.170105794276" calcext:value-type="float">
            <text:p>70.17010579427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241" calcext:value-type="float">
            <text:p>6241</text:p>
          </table:table-cell>
          <table:table-cell office:value-type="float" office:value="487625" calcext:value-type="float">
            <text:p>487625</text:p>
          </table:table-cell>
          <table:table-cell office:value-type="float" office:value="7.428" calcext:value-type="float">
            <text:p>7.428</text:p>
          </table:table-cell>
          <table:table-cell office:value-type="float" office:value="304.7" calcext:value-type="float">
            <text:p>304.7</text:p>
          </table:table-cell>
          <table:table-cell office:value-type="float" office:value="265.5" calcext:value-type="float">
            <text:p>265.5</text:p>
          </table:table-cell>
          <table:table-cell office:value-type="float" office:value="0.002864" calcext:value-type="float">
            <text:p>0.002864</text:p>
          </table:table-cell>
          <table:table-cell table:formula="of:=[.R30]+[.AD31]" office:value-type="float" office:value="3270.028" calcext:value-type="float">
            <text:p>3270.028</text:p>
          </table:table-cell>
          <table:table-cell office:value-type="float" office:value="0.00000000149" calcext:value-type="float">
            <text:p>1.49E-09</text:p>
          </table:table-cell>
          <table:table-cell office:value-type="float" office:value="0.000000001093" calcext:value-type="float">
            <text:p>1.093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1]-[.V31])/[.V31]))" office:value-type="float" office:value="-98.4572435867145" calcext:value-type="float">
            <text:p>-98.4572435867145</text:p>
          </table:table-cell>
          <table:table-cell/>
          <table:table-cell table:formula="of:=10^([.B31]/20)" office:value-type="float" office:value="0.00000547482160669887" calcext:value-type="float">
            <text:p>5.47482160669887E-06</text:p>
          </table:table-cell>
          <table:table-cell table:formula="of:=10^([.D31]/20)" office:value-type="float" office:value="0.999999998487756" calcext:value-type="float">
            <text:p>0.999999998487756</text:p>
          </table:table-cell>
          <table:table-cell table:formula="of:==20*LOG10(ABS(1-[.Y31]^2-[.Z31]^2))" office:value-type="float" office:value="-170.473472807721" calcext:value-type="float">
            <text:p>-170.473472807721</text:p>
          </table:table-cell>
          <table:table-cell table:formula="of:=20*LOG10(ABS(1-[.Z31]))" office:value-type="float" office:value="-176.407563255273" calcext:value-type="float">
            <text:p>-176.407563255273</text:p>
          </table:table-cell>
          <table:table-cell/>
          <table:table-cell office:value-type="float" office:value="577.6" calcext:value-type="float">
            <text:p>577.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3.453127387189" calcext:value-type="float">
            <text:p>-113.453127387189</text:p>
          </table:table-cell>
          <table:table-cell office:value-type="float" office:value="67.4778440412726" calcext:value-type="float">
            <text:p>67.4778440412726</text:p>
          </table:table-cell>
          <table:table-cell office:value-type="float" office:value="-0.000000003306537127303" calcext:value-type="float">
            <text:p>-3.306537127303E-09</text:p>
          </table:table-cell>
          <table:table-cell office:value-type="float" office:value="-20.7529475702158" calcext:value-type="float">
            <text:p>-20.7529475702158</text:p>
          </table:table-cell>
          <table:table-cell office:value-type="float" office:value="-0.000000003306537127303" calcext:value-type="float">
            <text:p>-3.306537127303E-09</text:p>
          </table:table-cell>
          <table:table-cell office:value-type="float" office:value="-20.7529475702158" calcext:value-type="float">
            <text:p>-20.7529475702158</text:p>
          </table:table-cell>
          <table:table-cell office:value-type="float" office:value="-113.452780851427" calcext:value-type="float">
            <text:p>-113.452780851427</text:p>
          </table:table-cell>
          <table:table-cell office:value-type="float" office:value="71.0344626641773" calcext:value-type="float">
            <text:p>71.03446266417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799" calcext:value-type="float">
            <text:p>7799</text:p>
          </table:table-cell>
          <table:table-cell office:value-type="float" office:value="608945" calcext:value-type="float">
            <text:p>608945</text:p>
          </table:table-cell>
          <table:table-cell office:value-type="float" office:value="8.272" calcext:value-type="float">
            <text:p>8.272</text:p>
          </table:table-cell>
          <table:table-cell office:value-type="float" office:value="489.1" calcext:value-type="float">
            <text:p>489.1</text:p>
          </table:table-cell>
          <table:table-cell office:value-type="float" office:value="389.4" calcext:value-type="float">
            <text:p>389.4</text:p>
          </table:table-cell>
          <table:table-cell office:value-type="float" office:value="0.003338" calcext:value-type="float">
            <text:p>0.003338</text:p>
          </table:table-cell>
          <table:table-cell table:formula="of:=[.R31]+[.AD32]" office:value-type="float" office:value="4156.828" calcext:value-type="float">
            <text:p>4156.828</text:p>
          </table:table-cell>
          <table:table-cell office:value-type="float" office:value="0.000004126" calcext:value-type="float">
            <text:p>4.126E-06</text:p>
          </table:table-cell>
          <table:table-cell office:value-type="float" office:value="0.0000000007769" calcext:value-type="float">
            <text:p>7.769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2]-[.V32])/[.V32]))" office:value-type="float" office:value="-105.521692652389" calcext:value-type="float">
            <text:p>-105.521692652389</text:p>
          </table:table-cell>
          <table:table-cell/>
          <table:table-cell table:formula="of:=10^([.B32]/20)" office:value-type="float" office:value="0.00000212492512019341" calcext:value-type="float">
            <text:p>2.12492512019341E-06</text:p>
          </table:table-cell>
          <table:table-cell table:formula="of:=10^([.D32]/20)" office:value-type="float" office:value="0.999999999619321" calcext:value-type="float">
            <text:p>0.999999999619321</text:p>
          </table:table-cell>
          <table:table-cell table:formula="of:==20*LOG10(ABS(1-[.Y32]^2-[.Z32]^2))" office:value-type="float" office:value="-182.419883654524" calcext:value-type="float">
            <text:p>-182.419883654524</text:p>
          </table:table-cell>
          <table:table-cell table:formula="of:=20*LOG10(ABS(1-[.Z32]))" office:value-type="float" office:value="-188.388818070476" calcext:value-type="float">
            <text:p>-188.388818070476</text:p>
          </table:table-cell>
          <table:table-cell/>
          <table:table-cell office:value-type="float" office:value="886.8" calcext:value-type="float">
            <text:p>886.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3.811218811575" calcext:value-type="float">
            <text:p>-113.811218811575</text:p>
          </table:table-cell>
          <table:table-cell office:value-type="float" office:value="69.8516865769979" calcext:value-type="float">
            <text:p>69.8516865769979</text:p>
          </table:table-cell>
          <table:table-cell office:value-type="float" office:value="-0.00000000355278778925928" calcext:value-type="float">
            <text:p>-3.55278778925928E-09</text:p>
          </table:table-cell>
          <table:table-cell office:value-type="float" office:value="-20.7529505025787" calcext:value-type="float">
            <text:p>-20.7529505025787</text:p>
          </table:table-cell>
          <table:table-cell office:value-type="float" office:value="-0.00000000355278778925928" calcext:value-type="float">
            <text:p>-3.55278778925928E-09</text:p>
          </table:table-cell>
          <table:table-cell office:value-type="float" office:value="-20.7529505025787" calcext:value-type="float">
            <text:p>-20.7529505025787</text:p>
          </table:table-cell>
          <table:table-cell office:value-type="float" office:value="-113.811245039827" calcext:value-type="float">
            <text:p>-113.811245039827</text:p>
          </table:table-cell>
          <table:table-cell office:value-type="float" office:value="68.6635928216046" calcext:value-type="float">
            <text:p>68.66359282160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228" calcext:value-type="float">
            <text:p>9228</text:p>
          </table:table-cell>
          <table:table-cell office:value-type="float" office:value="721080" calcext:value-type="float">
            <text:p>721080</text:p>
          </table:table-cell>
          <table:table-cell office:value-type="float" office:value="8.744" calcext:value-type="float">
            <text:p>8.744</text:p>
          </table:table-cell>
          <table:table-cell office:value-type="float" office:value="633.7" calcext:value-type="float">
            <text:p>633.7</text:p>
          </table:table-cell>
          <table:table-cell office:value-type="float" office:value="486.2" calcext:value-type="float">
            <text:p>486.2</text:p>
          </table:table-cell>
          <table:table-cell office:value-type="float" office:value="0.003912" calcext:value-type="float">
            <text:p>0.003912</text:p>
          </table:table-cell>
          <table:table-cell table:formula="of:=[.R32]+[.AD33]" office:value-type="float" office:value="5285.828" calcext:value-type="float">
            <text:p>5285.828</text:p>
          </table:table-cell>
          <table:table-cell office:value-type="float" office:value="0.000000132" calcext:value-type="float">
            <text:p>1.32E-07</text:p>
          </table:table-cell>
          <table:table-cell office:value-type="float" office:value="0.0000000005578" calcext:value-type="float">
            <text:p>5.578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3]-[.V33])/[.V33]))" office:value-type="float" office:value="-105.756598582295" calcext:value-type="float">
            <text:p>-105.756598582295</text:p>
          </table:table-cell>
          <table:table-cell/>
          <table:table-cell table:formula="of:=10^([.B33]/20)" office:value-type="float" office:value="0.00000203910251089811" calcext:value-type="float">
            <text:p>2.03910251089811E-06</text:p>
          </table:table-cell>
          <table:table-cell table:formula="of:=10^([.D33]/20)" office:value-type="float" office:value="0.99999999959097" calcext:value-type="float">
            <text:p>0.99999999959097</text:p>
          </table:table-cell>
          <table:table-cell table:formula="of:==20*LOG10(ABS(1-[.Y33]^2-[.Z33]^2))" office:value-type="float" office:value="-181.788560634161" calcext:value-type="float">
            <text:p>-181.788560634161</text:p>
          </table:table-cell>
          <table:table-cell table:formula="of:=20*LOG10(ABS(1-[.Z33]))" office:value-type="float" office:value="-187.764900790639" calcext:value-type="float">
            <text:p>-187.764900790639</text:p>
          </table:table-cell>
          <table:table-cell/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3.791717085231" calcext:value-type="float">
            <text:p>-113.791717085231</text:p>
          </table:table-cell>
          <table:table-cell office:value-type="float" office:value="69.8804519576435" calcext:value-type="float">
            <text:p>69.8804519576435</text:p>
          </table:table-cell>
          <table:table-cell office:value-type="float" office:value="-0.00000000354752352561722" calcext:value-type="float">
            <text:p>-3.54752352561722E-09</text:p>
          </table:table-cell>
          <table:table-cell office:value-type="float" office:value="-20.7529503018426" calcext:value-type="float">
            <text:p>-20.7529503018426</text:p>
          </table:table-cell>
          <table:table-cell office:value-type="float" office:value="-0.00000000354752352561722" calcext:value-type="float">
            <text:p>-3.54752352561722E-09</text:p>
          </table:table-cell>
          <table:table-cell office:value-type="float" office:value="-20.7529503018426" calcext:value-type="float">
            <text:p>-20.7529503018426</text:p>
          </table:table-cell>
          <table:table-cell office:value-type="float" office:value="-113.791741990432" calcext:value-type="float">
            <text:p>-113.791741990432</text:p>
          </table:table-cell>
          <table:table-cell office:value-type="float" office:value="68.6347231394566" calcext:value-type="float">
            <text:p>68.63472313945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463" calcext:value-type="float">
            <text:p>11463</text:p>
          </table:table-cell>
          <table:table-cell office:value-type="float" office:value="894125" calcext:value-type="float">
            <text:p>894125</text:p>
          </table:table-cell>
          <table:table-cell office:value-type="float" office:value="8.727" calcext:value-type="float">
            <text:p>8.727</text:p>
          </table:table-cell>
          <table:table-cell office:value-type="float" office:value="865.1" calcext:value-type="float">
            <text:p>865.1</text:p>
          </table:table-cell>
          <table:table-cell office:value-type="float" office:value="573.6" calcext:value-type="float">
            <text:p>573.6</text:p>
          </table:table-cell>
          <table:table-cell office:value-type="float" office:value="0.004343" calcext:value-type="float">
            <text:p>0.004343</text:p>
          </table:table-cell>
          <table:table-cell table:formula="of:=[.R33]+[.AD34]" office:value-type="float" office:value="6732.828" calcext:value-type="float">
            <text:p>6732.828</text:p>
          </table:table-cell>
          <table:table-cell office:value-type="float" office:value="0.00000000586" calcext:value-type="float">
            <text:p>5.86E-09</text:p>
          </table:table-cell>
          <table:table-cell office:value-type="float" office:value="0.0000000004881" calcext:value-type="float">
            <text:p>4.881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4]-[.V34])/[.V34]))" office:value-type="float" office:value="-105.740313856612" calcext:value-type="float">
            <text:p>-105.740313856612</text:p>
          </table:table-cell>
          <table:table-cell/>
          <table:table-cell table:formula="of:=10^([.B34]/20)" office:value-type="float" office:value="0.00000204368588645985" calcext:value-type="float">
            <text:p>2.04368588645985E-06</text:p>
          </table:table-cell>
          <table:table-cell table:formula="of:=10^([.D34]/20)" office:value-type="float" office:value="0.999999999591576" calcext:value-type="float">
            <text:p>0.999999999591576</text:p>
          </table:table-cell>
          <table:table-cell table:formula="of:==20*LOG10(ABS(1-[.Y34]^2-[.Z34]^2))" office:value-type="float" office:value="-181.801706682527" calcext:value-type="float">
            <text:p>-181.801706682527</text:p>
          </table:table-cell>
          <table:table-cell table:formula="of:=20*LOG10(ABS(1-[.Z34]))" office:value-type="float" office:value="-187.777780457279" calcext:value-type="float">
            <text:p>-187.777780457279</text:p>
          </table:table-cell>
          <table:table-cell/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9.940034249736" calcext:value-type="float">
            <text:p>-129.940034249736</text:p>
          </table:table-cell>
          <table:table-cell office:value-type="float" office:value="69.3859351062826" calcext:value-type="float">
            <text:p>69.3859351062826</text:p>
          </table:table-cell>
          <table:table-cell office:value-type="float" office:value="-0.000000000886999011383135" calcext:value-type="float">
            <text:p>-8.86999011383135E-10</text:p>
          </table:table-cell>
          <table:table-cell office:value-type="float" office:value="-20.753040661288" calcext:value-type="float">
            <text:p>-20.753040661288</text:p>
          </table:table-cell>
          <table:table-cell office:value-type="float" office:value="-0.000000000886999011383135" calcext:value-type="float">
            <text:p>-8.86999011383135E-10</text:p>
          </table:table-cell>
          <table:table-cell office:value-type="float" office:value="-20.753040661288" calcext:value-type="float">
            <text:p>-20.753040661288</text:p>
          </table:table-cell>
          <table:table-cell office:value-type="float" office:value="-129.939874701554" calcext:value-type="float">
            <text:p>-129.939874701554</text:p>
          </table:table-cell>
          <table:table-cell office:value-type="float" office:value="69.1381271632614" calcext:value-type="float">
            <text:p>69.13812716326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812" calcext:value-type="float">
            <text:p>14812</text:p>
          </table:table-cell>
          <table:table-cell office:value-type="float" office:value="1149825" calcext:value-type="float">
            <text:p>1149825</text:p>
          </table:table-cell>
          <table:table-cell office:value-type="float" office:value="10.37" calcext:value-type="float">
            <text:p>10.37</text:p>
          </table:table-cell>
          <table:table-cell office:value-type="float" office:value="1186" calcext:value-type="float">
            <text:p>1186</text:p>
          </table:table-cell>
          <table:table-cell office:value-type="float" office:value="580" calcext:value-type="float">
            <text:p>580</text:p>
          </table:table-cell>
          <table:table-cell office:value-type="float" office:value="0.005851" calcext:value-type="float">
            <text:p>0.005851</text:p>
          </table:table-cell>
          <table:table-cell table:formula="of:=[.R34]+[.AD35]" office:value-type="float" office:value="8508.828" calcext:value-type="float">
            <text:p>8508.828</text:p>
          </table:table-cell>
          <table:table-cell office:value-type="float" office:value="0.000002337" calcext:value-type="float">
            <text:p>2.337E-06</text:p>
          </table:table-cell>
          <table:table-cell office:value-type="float" office:value="0.0000000002249" calcext:value-type="float">
            <text:p>2.249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5]-[.V35])/[.V35]))" office:value-type="float" office:value="-121.830872440744" calcext:value-type="float">
            <text:p>-121.830872440744</text:p>
          </table:table-cell>
          <table:table-cell/>
          <table:table-cell table:formula="of:=10^([.B35]/20)" office:value-type="float" office:value="0.000000318418496599332" calcext:value-type="float">
            <text:p>3.18418496599332E-07</text:p>
          </table:table-cell>
          <table:table-cell table:formula="of:=10^([.D35]/20)" office:value-type="float" office:value="0.99999999989788" calcext:value-type="float">
            <text:p>0.99999999989788</text:p>
          </table:table-cell>
          <table:table-cell table:formula="of:==20*LOG10(ABS(1-[.Y35]^2-[.Z35]^2))" office:value-type="float" office:value="-193.801535367121" calcext:value-type="float">
            <text:p>-193.801535367121</text:p>
          </table:table-cell>
          <table:table-cell table:formula="of:=20*LOG10(ABS(1-[.Z35]))" office:value-type="float" office:value="-199.817823424071" calcext:value-type="float">
            <text:p>-199.817823424071</text:p>
          </table:table-cell>
          <table:table-cell/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9.93720091919" calcext:value-type="float">
            <text:p>-129.93720091919</text:p>
          </table:table-cell>
          <table:table-cell office:value-type="float" office:value="69.403652412028" calcext:value-type="float">
            <text:p>69.403652412028</text:p>
          </table:table-cell>
          <table:table-cell office:value-type="float" office:value="-0.000000000885338439485561" calcext:value-type="float">
            <text:p>-8.85338439485561E-10</text:p>
          </table:table-cell>
          <table:table-cell office:value-type="float" office:value="-20.753040652157" calcext:value-type="float">
            <text:p>-20.753040652157</text:p>
          </table:table-cell>
          <table:table-cell office:value-type="float" office:value="-0.000000000885338439485561" calcext:value-type="float">
            <text:p>-8.85338439485561E-10</text:p>
          </table:table-cell>
          <table:table-cell office:value-type="float" office:value="-20.753040652157" calcext:value-type="float">
            <text:p>-20.753040652157</text:p>
          </table:table-cell>
          <table:table-cell office:value-type="float" office:value="-129.937043867194" calcext:value-type="float">
            <text:p>-129.937043867194</text:p>
          </table:table-cell>
          <table:table-cell office:value-type="float" office:value="69.1203538301388" calcext:value-type="float">
            <text:p>69.120353830138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129" calcext:value-type="float">
            <text:p>18129</text:p>
          </table:table-cell>
          <table:table-cell office:value-type="float" office:value="1403425" calcext:value-type="float">
            <text:p>1403425</text:p>
          </table:table-cell>
          <table:table-cell office:value-type="float" office:value="10.55" calcext:value-type="float">
            <text:p>10.55</text:p>
          </table:table-cell>
          <table:table-cell office:value-type="float" office:value="1955" calcext:value-type="float">
            <text:p>1955</text:p>
          </table:table-cell>
          <table:table-cell office:value-type="float" office:value="886.7" calcext:value-type="float">
            <text:p>886.7</text:p>
          </table:table-cell>
          <table:table-cell office:value-type="float" office:value="0.007022" calcext:value-type="float">
            <text:p>0.007022</text:p>
          </table:table-cell>
          <table:table-cell table:formula="of:=[.R35]+[.AD36]" office:value-type="float" office:value="11360.828" calcext:value-type="float">
            <text:p>11360.828</text:p>
          </table:table-cell>
          <table:table-cell office:value-type="float" office:value="0.0000000002143" calcext:value-type="float">
            <text:p>2.143E-10</text:p>
          </table:table-cell>
          <table:table-cell office:value-type="float" office:value="0.0000000001062" calcext:value-type="float">
            <text:p>1.062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6]-[.V36])/[.V36]))" office:value-type="float" office:value="-121.826155328094" calcext:value-type="float">
            <text:p>-121.826155328094</text:p>
          </table:table-cell>
          <table:table-cell/>
          <table:table-cell table:formula="of:=10^([.B36]/20)" office:value-type="float" office:value="0.000000318522381411647" calcext:value-type="float">
            <text:p>3.18522381411647E-07</text:p>
          </table:table-cell>
          <table:table-cell table:formula="of:=10^([.D36]/20)" office:value-type="float" office:value="0.999999999898072" calcext:value-type="float">
            <text:p>0.999999999898072</text:p>
          </table:table-cell>
          <table:table-cell table:formula="of:==20*LOG10(ABS(1-[.Y36]^2-[.Z36]^2))" office:value-type="float" office:value="-193.817824489862" calcext:value-type="float">
            <text:p>-193.817824489862</text:p>
          </table:table-cell>
          <table:table-cell table:formula="of:=20*LOG10(ABS(1-[.Z36]))" office:value-type="float" office:value="-199.834099724559" calcext:value-type="float">
            <text:p>-199.834099724559</text:p>
          </table:table-cell>
          <table:table-cell/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1.416815620264" calcext:value-type="float">
            <text:p>-131.416815620264</text:p>
          </table:table-cell>
          <table:table-cell office:value-type="float" office:value="69.4635242606712" calcext:value-type="float">
            <text:p>69.4635242606712</text:p>
          </table:table-cell>
          <table:table-cell office:value-type="float" office:value="-0.00000000130580064419529" calcext:value-type="float">
            <text:p>-1.30580064419529E-09</text:p>
          </table:table-cell>
          <table:table-cell office:value-type="float" office:value="-20.753042887835" calcext:value-type="float">
            <text:p>-20.753042887835</text:p>
          </table:table-cell>
          <table:table-cell office:value-type="float" office:value="-0.00000000130580064419529" calcext:value-type="float">
            <text:p>-1.30580064419529E-09</text:p>
          </table:table-cell>
          <table:table-cell office:value-type="float" office:value="-20.753042887835" calcext:value-type="float">
            <text:p>-20.753042887835</text:p>
          </table:table-cell>
          <table:table-cell office:value-type="float" office:value="-131.416445574882" calcext:value-type="float">
            <text:p>-131.416445574882</text:p>
          </table:table-cell>
          <table:table-cell office:value-type="float" office:value="69.0905783808876" calcext:value-type="float">
            <text:p>69.09057838088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2545" calcext:value-type="float">
            <text:p>22545</text:p>
          </table:table-cell>
          <table:table-cell office:value-type="float" office:value="1741310" calcext:value-type="float">
            <text:p>1741310</text:p>
          </table:table-cell>
          <table:table-cell office:value-type="float" office:value="11.44" calcext:value-type="float">
            <text:p>11.44</text:p>
          </table:table-cell>
          <table:table-cell office:value-type="float" office:value="2764" calcext:value-type="float">
            <text:p>2764</text:p>
          </table:table-cell>
          <table:table-cell office:value-type="float" office:value="1160" calcext:value-type="float">
            <text:p>1160</text:p>
          </table:table-cell>
          <table:table-cell office:value-type="float" office:value="0.008488" calcext:value-type="float">
            <text:p>0.008488</text:p>
          </table:table-cell>
          <table:table-cell table:formula="of:=[.R36]+[.AD37]" office:value-type="float" office:value="15295.828" calcext:value-type="float">
            <text:p>15295.828</text:p>
          </table:table-cell>
          <table:table-cell office:value-type="float" office:value="0.00000006334" calcext:value-type="float">
            <text:p>6.334E-08</text:p>
          </table:table-cell>
          <table:table-cell office:value-type="float" office:value="0.00000000006366" calcext:value-type="float">
            <text:p>6.366E-1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7]-[.V37])/[.V37]))" office:value-type="float" office:value="-123.065108692299" calcext:value-type="float">
            <text:p>-123.065108692299</text:p>
          </table:table-cell>
          <table:table-cell/>
          <table:table-cell table:formula="of:=10^([.B37]/20)" office:value-type="float" office:value="0.000000268632911441175" calcext:value-type="float">
            <text:p>2.68632911441175E-07</text:p>
          </table:table-cell>
          <table:table-cell table:formula="of:=10^([.D37]/20)" office:value-type="float" office:value="0.999999999849664" calcext:value-type="float">
            <text:p>0.999999999849664</text:p>
          </table:table-cell>
          <table:table-cell table:formula="of:==20*LOG10(ABS(1-[.Y37]^2-[.Z37]^2))" office:value-type="float" office:value="-190.440233614917" calcext:value-type="float">
            <text:p>-190.440233614917</text:p>
          </table:table-cell>
          <table:table-cell table:formula="of:=20*LOG10(ABS(1-[.Z37]))" office:value-type="float" office:value="-196.458748569532" calcext:value-type="float">
            <text:p>-196.458748569532</text:p>
          </table:table-cell>
          <table:table-cell/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3.12313677594" calcext:value-type="float">
            <text:p>-133.12313677594</text:p>
          </table:table-cell>
          <table:table-cell office:value-type="float" office:value="67.7652521460633" calcext:value-type="float">
            <text:p>67.7652521460633</text:p>
          </table:table-cell>
          <table:table-cell office:value-type="float" office:value="-0.000000000939000370022487" calcext:value-type="float">
            <text:p>-9.39000370022487E-10</text:p>
          </table:table-cell>
          <table:table-cell office:value-type="float" office:value="-20.7530454166632" calcext:value-type="float">
            <text:p>-20.7530454166632</text:p>
          </table:table-cell>
          <table:table-cell office:value-type="float" office:value="-0.000000000939000370022487" calcext:value-type="float">
            <text:p>-9.39000370022487E-10</text:p>
          </table:table-cell>
          <table:table-cell office:value-type="float" office:value="-20.7530454166632" calcext:value-type="float">
            <text:p>-20.7530454166632</text:p>
          </table:table-cell>
          <table:table-cell office:value-type="float" office:value="-133.123661791529" calcext:value-type="float">
            <text:p>-133.123661791529</text:p>
          </table:table-cell>
          <table:table-cell office:value-type="float" office:value="70.7802089741232" calcext:value-type="float">
            <text:p>70.7802089741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158" calcext:value-type="float">
            <text:p>26158</text:p>
          </table:table-cell>
          <table:table-cell office:value-type="float" office:value="2018145" calcext:value-type="float">
            <text:p>2018145</text:p>
          </table:table-cell>
          <table:table-cell office:value-type="float" office:value="13.68" calcext:value-type="float">
            <text:p>13.68</text:p>
          </table:table-cell>
          <table:table-cell office:value-type="float" office:value="3670" calcext:value-type="float">
            <text:p>3670</text:p>
          </table:table-cell>
          <table:table-cell office:value-type="float" office:value="1365" calcext:value-type="float">
            <text:p>1365</text:p>
          </table:table-cell>
          <table:table-cell office:value-type="float" office:value="0.008679" calcext:value-type="float">
            <text:p>0.008679</text:p>
          </table:table-cell>
          <table:table-cell table:formula="of:=[.R37]+[.AD38]" office:value-type="float" office:value="20344.828" calcext:value-type="float">
            <text:p>20344.828</text:p>
          </table:table-cell>
          <table:table-cell office:value-type="float" office:value="0.00000006556" calcext:value-type="float">
            <text:p>6.556E-08</text:p>
          </table:table-cell>
          <table:table-cell office:value-type="float" office:value="0.00000000005365" calcext:value-type="float">
            <text:p>5.365E-1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8]-[.V38])/[.V38]))" office:value-type="float" office:value="-124.719383516646" calcext:value-type="float">
            <text:p>-124.719383516646</text:p>
          </table:table-cell>
          <table:table-cell/>
          <table:table-cell table:formula="of:=10^([.B38]/20)" office:value-type="float" office:value="0.000000220720748990982" calcext:value-type="float">
            <text:p>2.20720748990982E-07</text:p>
          </table:table-cell>
          <table:table-cell table:formula="of:=10^([.D38]/20)" office:value-type="float" office:value="0.999999999891894" calcext:value-type="float">
            <text:p>0.999999999891894</text:p>
          </table:table-cell>
          <table:table-cell table:formula="of:==20*LOG10(ABS(1-[.Y38]^2-[.Z38]^2))" office:value-type="float" office:value="-193.304329156199" calcext:value-type="float">
            <text:p>-193.304329156199</text:p>
          </table:table-cell>
          <table:table-cell table:formula="of:=20*LOG10(ABS(1-[.Z38]))" office:value-type="float" office:value="-199.322970871675" calcext:value-type="float">
            <text:p>-199.322970871675</text:p>
          </table:table-cell>
          <table:table-cell/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38.824563821965" calcext:value-type="float">
            <text:p>-138.824563821965</text:p>
          </table:table-cell>
          <table:table-cell office:value-type="float" office:value="70.564100601122" calcext:value-type="float">
            <text:p>70.564100601122</text:p>
          </table:table-cell>
          <table:table-cell office:value-type="float" office:value="0.0000000000296318543921989" calcext:value-type="float">
            <text:p>2.96318543921989E-11</text:p>
          </table:table-cell>
          <table:table-cell office:value-type="float" office:value="-20.7530512811133" calcext:value-type="float">
            <text:p>-20.7530512811133</text:p>
          </table:table-cell>
          <table:table-cell office:value-type="float" office:value="0.0000000000296318543921989" calcext:value-type="float">
            <text:p>2.96318543921989E-11</text:p>
          </table:table-cell>
          <table:table-cell office:value-type="float" office:value="-20.7530512811133" calcext:value-type="float">
            <text:p>-20.7530512811133</text:p>
          </table:table-cell>
          <table:table-cell office:value-type="float" office:value="-138.828433031577" calcext:value-type="float">
            <text:p>-138.828433031577</text:p>
          </table:table-cell>
          <table:table-cell office:value-type="float" office:value="67.9330376481063" calcext:value-type="float">
            <text:p>67.933037648106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163" calcext:value-type="float">
            <text:p>32163</text:p>
          </table:table-cell>
          <table:table-cell office:value-type="float" office:value="2483345" calcext:value-type="float">
            <text:p>2483345</text:p>
          </table:table-cell>
          <table:table-cell office:value-type="float" office:value="19.98" calcext:value-type="float">
            <text:p>19.98</text:p>
          </table:table-cell>
          <table:table-cell office:value-type="float" office:value="5244" calcext:value-type="float">
            <text:p>5244</text:p>
          </table:table-cell>
          <table:table-cell office:value-type="float" office:value="1482" calcext:value-type="float">
            <text:p>1482</text:p>
          </table:table-cell>
          <table:table-cell office:value-type="float" office:value="0.0109" calcext:value-type="float">
            <text:p>0.0109</text:p>
          </table:table-cell>
          <table:table-cell table:formula="of:=[.R38]+[.AD39]" office:value-type="float" office:value="27089.828" calcext:value-type="float">
            <text:p>27089.828</text:p>
          </table:table-cell>
          <table:table-cell office:value-type="float" office:value="0.0000001478" calcext:value-type="float">
            <text:p>1.478E-07</text:p>
          </table:table-cell>
          <table:table-cell office:value-type="float" office:value="0.00000000003295" calcext:value-type="float">
            <text:p>3.295E-1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9]-[.V39])/[.V39]))" office:value-type="float" office:value="-130.50917219348" calcext:value-type="float">
            <text:p>-130.50917219348</text:p>
          </table:table-cell>
          <table:table-cell/>
          <table:table-cell table:formula="of:=10^([.B39]/20)" office:value-type="float" office:value="0.000000114491121334042" calcext:value-type="float">
            <text:p>1.14491121334042E-07</text:p>
          </table:table-cell>
          <table:table-cell table:formula="of:=10^([.D39]/20)" office:value-type="float" office:value="1.00000000000341" calcext:value-type="float">
            <text:p>1.00000000000341</text:p>
          </table:table-cell>
          <table:table-cell table:formula="of:==20*LOG10(ABS(1-[.Y39]^2-[.Z39]^2))" office:value-type="float" office:value="-223.303848056694" calcext:value-type="float">
            <text:p>-223.303848056694</text:p>
          </table:table-cell>
          <table:table-cell table:formula="of:=20*LOG10(ABS(1-[.Z39]))" office:value-type="float" office:value="-229.341109520678" calcext:value-type="float">
            <text:p>-229.341109520678</text:p>
          </table:table-cell>
          <table:table-cell/>
          <table:table-cell office:value-type="float" office:value="6745" calcext:value-type="float">
            <text:p>67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8"/>
        </table:table-row>
      </table:table>
      <table:table table:name="6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6"/>
          <table:table-cell office:value-type="string" calcext:value-type="string">
            <text:p>cummula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  <table:table-cell/>
          <table:table-cell office:value-type="string" calcext:value-type="string">
            <text:p>iteration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DOF count</text:p>
          </table:table-cell>
          <table:table-cell office:value-type="string" calcext:value-type="string">
            <text:p>setup, s</text:p>
          </table:table-cell>
          <table:table-cell office:value-type="string" calcext:value-type="string">
            <text:p>solve, s</text:p>
          </table:table-cell>
          <table:table-cell office:value-type="string" calcext:value-type="string">
            <text:p>mesh, s</text:p>
          </table:table-cell>
          <table:table-cell office:value-type="string" calcext:value-type="string">
            <text:p>refine, s</text:p>
          </table:table-cell>
          <table:table-cell office:value-type="string" calcext:value-type="string">
            <text:p>run time, 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  <table:table-cell/>
          <table:table-cell office:value-type="string" calcext:value-type="string">
            <text:p>run time, s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58.1958558268997" calcext:value-type="float">
            <text:p>-58.1958558268997</text:p>
          </table:table-cell>
          <table:table-cell office:value-type="float" office:value="69.3696511147338" calcext:value-type="float">
            <text:p>69.3696511147338</text:p>
          </table:table-cell>
          <table:table-cell office:value-type="float" office:value="-0.0000150763168293953" calcext:value-type="float">
            <text:p>-1.50763168293953E-05</text:p>
          </table:table-cell>
          <table:table-cell office:value-type="float" office:value="-20.6630463969831" calcext:value-type="float">
            <text:p>-20.6630463969831</text:p>
          </table:table-cell>
          <table:table-cell office:value-type="float" office:value="-0.0000150763168293953" calcext:value-type="float">
            <text:p>-1.50763168293953E-05</text:p>
          </table:table-cell>
          <table:table-cell office:value-type="float" office:value="-20.6630463969831" calcext:value-type="float">
            <text:p>-20.6630463969831</text:p>
          </table:table-cell>
          <table:table-cell office:value-type="float" office:value="-58.1958558270612" calcext:value-type="float">
            <text:p>-58.1958558270612</text:p>
          </table:table-cell>
          <table:table-cell office:value-type="float" office:value="69.369651043711" calcext:value-type="float">
            <text:p>69.3696510437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458" calcext:value-type="float">
            <text:p>4458</text:p>
          </table:table-cell>
          <table:table-cell office:value-type="float" office:value="3.146" calcext:value-type="float">
            <text:p>3.146</text:p>
          </table:table-cell>
          <table:table-cell office:value-type="float" office:value="2.181" calcext:value-type="float">
            <text:p>2.181</text:p>
          </table:table-cell>
          <table:table-cell office:value-type="float" office:value="3.409" calcext:value-type="float">
            <text:p>3.409</text:p>
          </table:table-cell>
          <table:table-cell office:value-type="float" office:value="0.0004384" calcext:value-type="float">
            <text:p>0.0004384</text:p>
          </table:table-cell>
          <table:table-cell table:formula="of:=[.AD9]" office:value-type="float" office:value="8.736" calcext:value-type="float">
            <text:p>8.736</text:p>
          </table:table-cell>
          <table:table-cell office:value-type="float" office:value="0.000001518" calcext:value-type="float">
            <text:p>1.518E-06</text:p>
          </table:table-cell>
          <table:table-cell table:number-columns-repeated="2"/>
          <table:table-cell office:value-type="float" office:value="-20.753057470156" calcext:value-type="float">
            <text:p>-20.753057470156</text:p>
          </table:table-cell>
          <table:table-cell table:formula="of:=20*LOG10(ABS(([.E9]-[.V9])/[.V9]))" office:value-type="float" office:value="-47.2557229811013" calcext:value-type="float">
            <text:p>-47.2557229811013</text:p>
          </table:table-cell>
          <table:table-cell/>
          <table:table-cell table:formula="of:=10^([.B9]/20)" office:value-type="float" office:value="0.00123085589123714" calcext:value-type="float">
            <text:p>0.001230855891237</text:p>
          </table:table-cell>
          <table:table-cell table:formula="of:=10^([.D9]/20)" office:value-type="float" office:value="0.999998264276387" calcext:value-type="float">
            <text:p>0.999998264276387</text:p>
          </table:table-cell>
          <table:table-cell table:formula="of:==20*LOG10(ABS(1-[.Y9]^2-[.Z9]^2))" office:value-type="float" office:value="-114.170678260408" calcext:value-type="float">
            <text:p>-114.170678260408</text:p>
          </table:table-cell>
          <table:table-cell table:formula="of:=20*LOG10(ABS(1-[.Z9]))" office:value-type="float" office:value="-115.210388565664" calcext:value-type="float">
            <text:p>-115.210388565664</text:p>
          </table:table-cell>
          <table:table-cell/>
          <table:table-cell office:value-type="float" office:value="8.736" calcext:value-type="float">
            <text:p>8.73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8.5701001749018" calcext:value-type="float">
            <text:p>-78.5701001749018</text:p>
          </table:table-cell>
          <table:table-cell office:value-type="float" office:value="93.0408842038382" calcext:value-type="float">
            <text:p>93.0408842038382</text:p>
          </table:table-cell>
          <table:table-cell office:value-type="float" office:value="-0.00000239759661930539" calcext:value-type="float">
            <text:p>-2.39759661930539E-06</text:p>
          </table:table-cell>
          <table:table-cell office:value-type="float" office:value="-20.7464006569166" calcext:value-type="float">
            <text:p>-20.7464006569166</text:p>
          </table:table-cell>
          <table:table-cell office:value-type="float" office:value="-0.00000239759661930539" calcext:value-type="float">
            <text:p>-2.39759661930539E-06</text:p>
          </table:table-cell>
          <table:table-cell office:value-type="float" office:value="-20.7464006569166" calcext:value-type="float">
            <text:p>-20.7464006569166</text:p>
          </table:table-cell>
          <table:table-cell office:value-type="float" office:value="-78.5849265363439" calcext:value-type="float">
            <text:p>-78.5849265363439</text:p>
          </table:table-cell>
          <table:table-cell office:value-type="float" office:value="45.4858155695012" calcext:value-type="float">
            <text:p>45.4858155695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3152" calcext:value-type="float">
            <text:p>13152</text:p>
          </table:table-cell>
          <table:table-cell office:value-type="float" office:value="2.266" calcext:value-type="float">
            <text:p>2.266</text:p>
          </table:table-cell>
          <table:table-cell office:value-type="float" office:value="9.415" calcext:value-type="float">
            <text:p>9.415</text:p>
          </table:table-cell>
          <table:table-cell office:value-type="float" office:value="15.79" calcext:value-type="float">
            <text:p>15.79</text:p>
          </table:table-cell>
          <table:table-cell office:value-type="float" office:value="0.006777" calcext:value-type="float">
            <text:p>0.006777</text:p>
          </table:table-cell>
          <table:table-cell table:formula="of:=[.R9]+[.AD10]" office:value-type="float" office:value="36.216" calcext:value-type="float">
            <text:p>36.216</text:p>
          </table:table-cell>
          <table:table-cell office:value-type="float" office:value="0.001839" calcext:value-type="float">
            <text:p>0.001839</text:p>
          </table:table-cell>
          <table:table-cell office:value-type="float" office:value="0.0000007245" calcext:value-type="float">
            <text:p>7.245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V10])/[.V10]))" office:value-type="float" office:value="-69.8763143198057" calcext:value-type="float">
            <text:p>-69.8763143198057</text:p>
          </table:table-cell>
          <table:table-cell/>
          <table:table-cell table:formula="of:=10^([.B10]/20)" office:value-type="float" office:value="0.000117894892627458" calcext:value-type="float">
            <text:p>0.000117894892627</text:p>
          </table:table-cell>
          <table:table-cell table:formula="of:=10^([.D10]/20)" office:value-type="float" office:value="0.999999723966526" calcext:value-type="float">
            <text:p>0.999999723966526</text:p>
          </table:table-cell>
          <table:table-cell table:formula="of:==20*LOG10(ABS(1-[.Y10]^2-[.Z10]^2))" office:value-type="float" office:value="-125.381647987504" calcext:value-type="float">
            <text:p>-125.381647987504</text:p>
          </table:table-cell>
          <table:table-cell table:formula="of:=20*LOG10(ABS(1-[.Z10]))" office:value-type="float" office:value="-131.180764986735" calcext:value-type="float">
            <text:p>-131.180764986735</text:p>
          </table:table-cell>
          <table:table-cell/>
          <table:table-cell office:value-type="float" office:value="27.48" calcext:value-type="float">
            <text:p>27.4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1.6566006436078" calcext:value-type="float">
            <text:p>-81.6566006436078</text:p>
          </table:table-cell>
          <table:table-cell office:value-type="float" office:value="69.5361692448914" calcext:value-type="float">
            <text:p>69.5361692448914</text:p>
          </table:table-cell>
          <table:table-cell office:value-type="float" office:value="-0.00000210399885985662" calcext:value-type="float">
            <text:p>-2.10399885985662E-06</text:p>
          </table:table-cell>
          <table:table-cell office:value-type="float" office:value="-20.7471484148688" calcext:value-type="float">
            <text:p>-20.7471484148688</text:p>
          </table:table-cell>
          <table:table-cell office:value-type="float" office:value="-0.00000210399885985662" calcext:value-type="float">
            <text:p>-2.10399885985662E-06</text:p>
          </table:table-cell>
          <table:table-cell office:value-type="float" office:value="-20.7471484148688" calcext:value-type="float">
            <text:p>-20.7471484148688</text:p>
          </table:table-cell>
          <table:table-cell office:value-type="float" office:value="-81.6480385852466" calcext:value-type="float">
            <text:p>-81.6480385852466</text:p>
          </table:table-cell>
          <table:table-cell office:value-type="float" office:value="69.066935555146" calcext:value-type="float">
            <text:p>69.0669355551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20826" calcext:value-type="float">
            <text:p>20826</text:p>
          </table:table-cell>
          <table:table-cell office:value-type="float" office:value="2.565" calcext:value-type="float">
            <text:p>2.565</text:p>
          </table:table-cell>
          <table:table-cell office:value-type="float" office:value="11.95" calcext:value-type="float">
            <text:p>11.95</text:p>
          </table:table-cell>
          <table:table-cell office:value-type="float" office:value="19.86" calcext:value-type="float">
            <text:p>19.86</text:p>
          </table:table-cell>
          <table:table-cell office:value-type="float" office:value="0.0004435" calcext:value-type="float">
            <text:p>0.0004435</text:p>
          </table:table-cell>
          <table:table-cell table:formula="of:=[.R10]+[.AD11]" office:value-type="float" office:value="70.596" calcext:value-type="float">
            <text:p>70.596</text:p>
          </table:table-cell>
          <table:table-cell office:value-type="float" office:value="0.00005505" calcext:value-type="float">
            <text:p>5.505E-05</text:p>
          </table:table-cell>
          <table:table-cell office:value-type="float" office:value="0.000001226" calcext:value-type="float">
            <text:p>1.226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V11])/[.V11]))" office:value-type="float" office:value="-70.9112807065784" calcext:value-type="float">
            <text:p>-70.9112807065784</text:p>
          </table:table-cell>
          <table:table-cell/>
          <table:table-cell table:formula="of:=10^([.B11]/20)" office:value-type="float" office:value="0.0000826361295492137" calcext:value-type="float">
            <text:p>8.26361295492137E-05</text:p>
          </table:table-cell>
          <table:table-cell table:formula="of:=10^([.D11]/20)" office:value-type="float" office:value="0.999999757768209" calcext:value-type="float">
            <text:p>0.999999757768209</text:p>
          </table:table-cell>
          <table:table-cell table:formula="of:==20*LOG10(ABS(1-[.Y11]^2-[.Z11]^2))" office:value-type="float" office:value="-126.418080883444" calcext:value-type="float">
            <text:p>-126.418080883444</text:p>
          </table:table-cell>
          <table:table-cell table:formula="of:=20*LOG10(ABS(1-[.Z11]))" office:value-type="float" office:value="-132.315377188482" calcext:value-type="float">
            <text:p>-132.315377188482</text:p>
          </table:table-cell>
          <table:table-cell/>
          <table:table-cell office:value-type="float" office:value="34.38" calcext:value-type="float">
            <text:p>34.3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5.4680844409632" calcext:value-type="float">
            <text:p>-85.4680844409632</text:p>
          </table:table-cell>
          <table:table-cell office:value-type="float" office:value="36.9748113017256" calcext:value-type="float">
            <text:p>36.9748113017256</text:p>
          </table:table-cell>
          <table:table-cell office:value-type="float" office:value="-0.00000102801105175051" calcext:value-type="float">
            <text:p>-1.02801105175051E-06</text:p>
          </table:table-cell>
          <table:table-cell office:value-type="float" office:value="-20.7499471553156" calcext:value-type="float">
            <text:p>-20.7499471553156</text:p>
          </table:table-cell>
          <table:table-cell office:value-type="float" office:value="-0.00000102801105175051" calcext:value-type="float">
            <text:p>-1.02801105175051E-06</text:p>
          </table:table-cell>
          <table:table-cell office:value-type="float" office:value="-20.7499471553156" calcext:value-type="float">
            <text:p>-20.7499471553156</text:p>
          </table:table-cell>
          <table:table-cell office:value-type="float" office:value="-85.5134946146906" calcext:value-type="float">
            <text:p>-85.5134946146906</text:p>
          </table:table-cell>
          <table:table-cell office:value-type="float" office:value="101.776201144728" calcext:value-type="float">
            <text:p>101.7762011447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27228" calcext:value-type="float">
            <text:p>27228</text:p>
          </table:table-cell>
          <table:table-cell office:value-type="float" office:value="2.787" calcext:value-type="float">
            <text:p>2.787</text:p>
          </table:table-cell>
          <table:table-cell office:value-type="float" office:value="18.35" calcext:value-type="float">
            <text:p>18.35</text:p>
          </table:table-cell>
          <table:table-cell office:value-type="float" office:value="32.87" calcext:value-type="float">
            <text:p>32.87</text:p>
          </table:table-cell>
          <table:table-cell office:value-type="float" office:value="0.0005187" calcext:value-type="float">
            <text:p>0.0005187</text:p>
          </table:table-cell>
          <table:table-cell table:formula="of:=[.R11]+[.AD12]" office:value-type="float" office:value="124.606" calcext:value-type="float">
            <text:p>124.606</text:p>
          </table:table-cell>
          <table:table-cell office:value-type="float" office:value="0.00006826" calcext:value-type="float">
            <text:p>6.826E-05</text:p>
          </table:table-cell>
          <table:table-cell office:value-type="float" office:value="0.000001119" calcext:value-type="float">
            <text:p>1.119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V12])/[.V12]))" office:value-type="float" office:value="-76.4855547239753" calcext:value-type="float">
            <text:p>-76.4855547239753</text:p>
          </table:table-cell>
          <table:table-cell/>
          <table:table-cell table:formula="of:=10^([.B12]/20)" office:value-type="float" office:value="0.0000532838721957697" calcext:value-type="float">
            <text:p>5.32838721957697E-05</text:p>
          </table:table-cell>
          <table:table-cell table:formula="of:=10^([.D12]/20)" office:value-type="float" office:value="0.999999881645861" calcext:value-type="float">
            <text:p>0.999999881645861</text:p>
          </table:table-cell>
          <table:table-cell table:formula="of:==20*LOG10(ABS(1-[.Y12]^2-[.Z12]^2))" office:value-type="float" office:value="-132.620543361192" calcext:value-type="float">
            <text:p>-132.620543361192</text:p>
          </table:table-cell>
          <table:table-cell table:formula="of:=20*LOG10(ABS(1-[.Z12]))" office:value-type="float" office:value="-138.536330980958" calcext:value-type="float">
            <text:p>-138.536330980958</text:p>
          </table:table-cell>
          <table:table-cell/>
          <table:table-cell office:value-type="float" office:value="54.01" calcext:value-type="float">
            <text:p>54.0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8.982657137262" calcext:value-type="float">
            <text:p>-88.982657137262</text:p>
          </table:table-cell>
          <table:table-cell office:value-type="float" office:value="19.7242683212746" calcext:value-type="float">
            <text:p>19.7242683212746</text:p>
          </table:table-cell>
          <table:table-cell office:value-type="float" office:value="0.000000610337470629013" calcext:value-type="float">
            <text:p>6.10337470629013E-07</text:p>
          </table:table-cell>
          <table:table-cell office:value-type="float" office:value="-20.751313289313" calcext:value-type="float">
            <text:p>-20.751313289313</text:p>
          </table:table-cell>
          <table:table-cell office:value-type="float" office:value="0.000000610337470629013" calcext:value-type="float">
            <text:p>6.10337470629013E-07</text:p>
          </table:table-cell>
          <table:table-cell office:value-type="float" office:value="-20.751313289313" calcext:value-type="float">
            <text:p>-20.751313289313</text:p>
          </table:table-cell>
          <table:table-cell office:value-type="float" office:value="-88.985694873355" calcext:value-type="float">
            <text:p>-88.985694873355</text:p>
          </table:table-cell>
          <table:table-cell office:value-type="float" office:value="118.409974926045" calcext:value-type="float">
            <text:p>118.4099749260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31392" calcext:value-type="float">
            <text:p>31392</text:p>
          </table:table-cell>
          <table:table-cell office:value-type="float" office:value="2.935" calcext:value-type="float">
            <text:p>2.935</text:p>
          </table:table-cell>
          <table:table-cell office:value-type="float" office:value="19.13" calcext:value-type="float">
            <text:p>19.13</text:p>
          </table:table-cell>
          <table:table-cell office:value-type="float" office:value="33.37" calcext:value-type="float">
            <text:p>33.37</text:p>
          </table:table-cell>
          <table:table-cell office:value-type="float" office:value="0.00039" calcext:value-type="float">
            <text:p>0.00039</text:p>
          </table:table-cell>
          <table:table-cell table:formula="of:=[.R12]+[.AD13]" office:value-type="float" office:value="180.046" calcext:value-type="float">
            <text:p>180.046</text:p>
          </table:table-cell>
          <table:table-cell office:value-type="float" office:value="0.00003246" calcext:value-type="float">
            <text:p>3.246E-05</text:p>
          </table:table-cell>
          <table:table-cell office:value-type="float" office:value="0.00000006242" calcext:value-type="float">
            <text:p>6.242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V13])/[.V13]))" office:value-type="float" office:value="-81.5098115316022" calcext:value-type="float">
            <text:p>-81.5098115316022</text:p>
          </table:table-cell>
          <table:table-cell/>
          <table:table-cell table:formula="of:=10^([.B13]/20)" office:value-type="float" office:value="0.0000355522542526039" calcext:value-type="float">
            <text:p>3.55522542526039E-05</text:p>
          </table:table-cell>
          <table:table-cell table:formula="of:=10^([.D13]/20)" office:value-type="float" office:value="1.0000000702677" calcext:value-type="float">
            <text:p>1.0000000702677</text:p>
          </table:table-cell>
          <table:table-cell table:formula="of:==20*LOG10(ABS(1-[.Y13]^2-[.Z13]^2))" office:value-type="float" office:value="-136.966514046843" calcext:value-type="float">
            <text:p>-136.966514046843</text:p>
          </table:table-cell>
          <table:table-cell table:formula="of:=20*LOG10(ABS(1-[.Z13]))" office:value-type="float" office:value="-143.064885163226" calcext:value-type="float">
            <text:p>-143.064885163226</text:p>
          </table:table-cell>
          <table:table-cell/>
          <table:table-cell office:value-type="float" office:value="55.44" calcext:value-type="float">
            <text:p>55.4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88.9405107466638" calcext:value-type="float">
            <text:p>-88.9405107466638</text:p>
          </table:table-cell>
          <table:table-cell office:value-type="float" office:value="19.3207786545058" calcext:value-type="float">
            <text:p>19.3207786545058</text:p>
          </table:table-cell>
          <table:table-cell office:value-type="float" office:value="0.000000610301370068511" calcext:value-type="float">
            <text:p>6.10301370068511E-07</text:p>
          </table:table-cell>
          <table:table-cell office:value-type="float" office:value="-20.7513309203919" calcext:value-type="float">
            <text:p>-20.7513309203919</text:p>
          </table:table-cell>
          <table:table-cell office:value-type="float" office:value="0.000000610301370068511" calcext:value-type="float">
            <text:p>6.10301370068511E-07</text:p>
          </table:table-cell>
          <table:table-cell office:value-type="float" office:value="-20.7513309203919" calcext:value-type="float">
            <text:p>-20.7513309203919</text:p>
          </table:table-cell>
          <table:table-cell office:value-type="float" office:value="-88.9439217274743" calcext:value-type="float">
            <text:p>-88.9439217274743</text:p>
          </table:table-cell>
          <table:table-cell office:value-type="float" office:value="118.815334977877" calcext:value-type="float">
            <text:p>118.8153349778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6252" calcext:value-type="float">
            <text:p>36252</text:p>
          </table:table-cell>
          <table:table-cell office:value-type="float" office:value="2.947" calcext:value-type="float">
            <text:p>2.947</text:p>
          </table:table-cell>
          <table:table-cell office:value-type="float" office:value="23.35" calcext:value-type="float">
            <text:p>23.35</text:p>
          </table:table-cell>
          <table:table-cell office:value-type="float" office:value="39.11" calcext:value-type="float">
            <text:p>39.11</text:p>
          </table:table-cell>
          <table:table-cell office:value-type="float" office:value="0.0005307" calcext:value-type="float">
            <text:p>0.0005307</text:p>
          </table:table-cell>
          <table:table-cell table:formula="of:=[.R13]+[.AD14]" office:value-type="float" office:value="245.456" calcext:value-type="float">
            <text:p>245.456</text:p>
          </table:table-cell>
          <table:table-cell office:value-type="float" office:value="0.0000004331" calcext:value-type="float">
            <text:p>4.331E-07</text:p>
          </table:table-cell>
          <table:table-cell office:value-type="float" office:value="0.00000005983" calcext:value-type="float">
            <text:p>5.983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V14])/[.V14]))" office:value-type="float" office:value="-81.5980597653024" calcext:value-type="float">
            <text:p>-81.5980597653024</text:p>
          </table:table-cell>
          <table:table-cell/>
          <table:table-cell table:formula="of:=10^([.B14]/20)" office:value-type="float" office:value="0.0000357251830454053" calcext:value-type="float">
            <text:p>3.57251830454053E-05</text:p>
          </table:table-cell>
          <table:table-cell table:formula="of:=10^([.D14]/20)" office:value-type="float" office:value="1.00000007026354" calcext:value-type="float">
            <text:p>1.00000007026354</text:p>
          </table:table-cell>
          <table:table-cell table:formula="of:==20*LOG10(ABS(1-[.Y14]^2-[.Z14]^2))" office:value-type="float" office:value="-136.96626820693" calcext:value-type="float">
            <text:p>-136.96626820693</text:p>
          </table:table-cell>
          <table:table-cell table:formula="of:=20*LOG10(ABS(1-[.Z14]))" office:value-type="float" office:value="-143.06539893599" calcext:value-type="float">
            <text:p>-143.06539893599</text:p>
          </table:table-cell>
          <table:table-cell/>
          <table:table-cell office:value-type="float" office:value="65.41" calcext:value-type="float">
            <text:p>65.4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6.141756362136" calcext:value-type="float">
            <text:p>-106.141756362136</text:p>
          </table:table-cell>
          <table:table-cell office:value-type="float" office:value="60.2926167906212" calcext:value-type="float">
            <text:p>60.2926167906212</text:p>
          </table:table-cell>
          <table:table-cell office:value-type="float" office:value="-0.0000000692423170305895" calcext:value-type="float">
            <text:p>-6.92423170305895E-08</text:p>
          </table:table-cell>
          <table:table-cell office:value-type="float" office:value="-20.7528599734759" calcext:value-type="float">
            <text:p>-20.7528599734759</text:p>
          </table:table-cell>
          <table:table-cell office:value-type="float" office:value="-0.0000000692423170305895" calcext:value-type="float">
            <text:p>-6.92423170305895E-08</text:p>
          </table:table-cell>
          <table:table-cell office:value-type="float" office:value="-20.7528599734759" calcext:value-type="float">
            <text:p>-20.7528599734759</text:p>
          </table:table-cell>
          <table:table-cell office:value-type="float" office:value="-106.081607732301" calcext:value-type="float">
            <text:p>-106.081607732301</text:p>
          </table:table-cell>
          <table:table-cell office:value-type="float" office:value="77.7451673498814" calcext:value-type="float">
            <text:p>77.74516734988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3" calcext:value-type="float">
            <text:p>303</text:p>
          </table:table-cell>
          <table:table-cell office:value-type="float" office:value="41112" calcext:value-type="float">
            <text:p>41112</text:p>
          </table:table-cell>
          <table:table-cell office:value-type="float" office:value="3.08" calcext:value-type="float">
            <text:p>3.08</text:p>
          </table:table-cell>
          <table:table-cell office:value-type="float" office:value="24.01" calcext:value-type="float">
            <text:p>24.01</text:p>
          </table:table-cell>
          <table:table-cell office:value-type="float" office:value="39.13" calcext:value-type="float">
            <text:p>39.13</text:p>
          </table:table-cell>
          <table:table-cell office:value-type="float" office:value="0.0006413" calcext:value-type="float">
            <text:p>0.0006413</text:p>
          </table:table-cell>
          <table:table-cell table:formula="of:=[.R14]+[.AD15]" office:value-type="float" office:value="311.686" calcext:value-type="float">
            <text:p>311.686</text:p>
          </table:table-cell>
          <table:table-cell office:value-type="float" office:value="0.00004179" calcext:value-type="float">
            <text:p>4.179E-05</text:p>
          </table:table-cell>
          <table:table-cell office:value-type="float" office:value="0.00000003106" calcext:value-type="float">
            <text:p>3.106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V15])/[.V15]))" office:value-type="float" office:value="-100.430445783211" calcext:value-type="float">
            <text:p>-100.430445783211</text:p>
          </table:table-cell>
          <table:table-cell/>
          <table:table-cell table:formula="of:=10^([.B15]/20)" office:value-type="float" office:value="0.00000493074090020961" calcext:value-type="float">
            <text:p>4.93074090020961E-06</text:p>
          </table:table-cell>
          <table:table-cell table:formula="of:=10^([.D15]/20)" office:value-type="float" office:value="0.999999992028184" calcext:value-type="float">
            <text:p>0.999999992028184</text:p>
          </table:table-cell>
          <table:table-cell table:formula="of:==20*LOG10(ABS(1-[.Y15]^2-[.Z15]^2))" office:value-type="float" office:value="-155.961509578036" calcext:value-type="float">
            <text:p>-155.961509578036</text:p>
          </table:table-cell>
          <table:table-cell table:formula="of:=20*LOG10(ABS(1-[.Z15]))" office:value-type="float" office:value="-161.968854332201" calcext:value-type="float">
            <text:p>-161.968854332201</text:p>
          </table:table-cell>
          <table:table-cell/>
          <table:table-cell office:value-type="float" office:value="66.23" calcext:value-type="float">
            <text:p>66.2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5.999039445578" calcext:value-type="float">
            <text:p>-105.999039445578</text:p>
          </table:table-cell>
          <table:table-cell office:value-type="float" office:value="61.5091623585411" calcext:value-type="float">
            <text:p>61.5091623585411</text:p>
          </table:table-cell>
          <table:table-cell office:value-type="float" office:value="-0.0000000691226189185227" calcext:value-type="float">
            <text:p>-6.91226189185227E-08</text:p>
          </table:table-cell>
          <table:table-cell office:value-type="float" office:value="-20.7528592627301" calcext:value-type="float">
            <text:p>-20.7528592627301</text:p>
          </table:table-cell>
          <table:table-cell office:value-type="float" office:value="-0.0000000691226189185227" calcext:value-type="float">
            <text:p>-6.91226189185227E-08</text:p>
          </table:table-cell>
          <table:table-cell office:value-type="float" office:value="-20.7528592627301" calcext:value-type="float">
            <text:p>-20.7528592627301</text:p>
          </table:table-cell>
          <table:table-cell office:value-type="float" office:value="-105.93840722726" calcext:value-type="float">
            <text:p>-105.93840722726</text:p>
          </table:table-cell>
          <table:table-cell office:value-type="float" office:value="76.5438750616134" calcext:value-type="float">
            <text:p>76.54387506161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float" office:value="53286" calcext:value-type="float">
            <text:p>53286</text:p>
          </table:table-cell>
          <table:table-cell office:value-type="float" office:value="3.051" calcext:value-type="float">
            <text:p>3.051</text:p>
          </table:table-cell>
          <table:table-cell office:value-type="float" office:value="43.86" calcext:value-type="float">
            <text:p>43.86</text:p>
          </table:table-cell>
          <table:table-cell office:value-type="float" office:value="77.35" calcext:value-type="float">
            <text:p>77.35</text:p>
          </table:table-cell>
          <table:table-cell office:value-type="float" office:value="0.0006354" calcext:value-type="float">
            <text:p>0.0006354</text:p>
          </table:table-cell>
          <table:table-cell table:formula="of:=[.R15]+[.AD16]" office:value-type="float" office:value="435.986" calcext:value-type="float">
            <text:p>435.986</text:p>
          </table:table-cell>
          <table:table-cell office:value-type="float" office:value="0.0000001341" calcext:value-type="float">
            <text:p>1.341E-07</text:p>
          </table:table-cell>
          <table:table-cell office:value-type="float" office:value="0.00000002051" calcext:value-type="float">
            <text:p>2.051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V16])/[.V16]))" office:value-type="float" office:value="-100.399243346293" calcext:value-type="float">
            <text:p>-100.399243346293</text:p>
          </table:table-cell>
          <table:table-cell/>
          <table:table-cell table:formula="of:=10^([.B16]/20)" office:value-type="float" office:value="0.00000501242661943085" calcext:value-type="float">
            <text:p>5.01242661943085E-06</text:p>
          </table:table-cell>
          <table:table-cell table:formula="of:=10^([.D16]/20)" office:value-type="float" office:value="0.999999992041964" calcext:value-type="float">
            <text:p>0.999999992041964</text:p>
          </table:table-cell>
          <table:table-cell table:formula="of:==20*LOG10(ABS(1-[.Y16]^2-[.Z16]^2))" office:value-type="float" office:value="-155.977004657558" calcext:value-type="float">
            <text:p>-155.977004657558</text:p>
          </table:table-cell>
          <table:table-cell table:formula="of:=20*LOG10(ABS(1-[.Z16]))" office:value-type="float" office:value="-161.983882487121" calcext:value-type="float">
            <text:p>-161.983882487121</text:p>
          </table:table-cell>
          <table:table-cell/>
          <table:table-cell office:value-type="float" office:value="124.3" calcext:value-type="float">
            <text:p>124.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7.597698922955" calcext:value-type="float">
            <text:p>-107.597698922955</text:p>
          </table:table-cell>
          <table:table-cell office:value-type="float" office:value="110.372090607146" calcext:value-type="float">
            <text:p>110.372090607146</text:p>
          </table:table-cell>
          <table:table-cell office:value-type="float" office:value="-0.0000000391561687454392" calcext:value-type="float">
            <text:p>-3.91561687454392E-08</text:p>
          </table:table-cell>
          <table:table-cell office:value-type="float" office:value="-20.7528905610302" calcext:value-type="float">
            <text:p>-20.7528905610302</text:p>
          </table:table-cell>
          <table:table-cell office:value-type="float" office:value="-0.0000000391561687454392" calcext:value-type="float">
            <text:p>-3.91561687454392E-08</text:p>
          </table:table-cell>
          <table:table-cell office:value-type="float" office:value="-20.7528905610302" calcext:value-type="float">
            <text:p>-20.7528905610302</text:p>
          </table:table-cell>
          <table:table-cell office:value-type="float" office:value="-107.572336206548" calcext:value-type="float">
            <text:p>-107.572336206548</text:p>
          </table:table-cell>
          <table:table-cell office:value-type="float" office:value="27.8490764830701" calcext:value-type="float">
            <text:p>27.84907648307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6" calcext:value-type="float">
            <text:p>456</text:p>
          </table:table-cell>
          <table:table-cell office:value-type="float" office:value="61266" calcext:value-type="float">
            <text:p>61266</text:p>
          </table:table-cell>
          <table:table-cell office:value-type="float" office:value="3.557" calcext:value-type="float">
            <text:p>3.557</text:p>
          </table:table-cell>
          <table:table-cell office:value-type="float" office:value="45.03" calcext:value-type="float">
            <text:p>45.03</text:p>
          </table:table-cell>
          <table:table-cell office:value-type="float" office:value="77.76" calcext:value-type="float">
            <text:p>77.76</text:p>
          </table:table-cell>
          <table:table-cell office:value-type="float" office:value="0.0006794" calcext:value-type="float">
            <text:p>0.0006794</text:p>
          </table:table-cell>
          <table:table-cell table:formula="of:=[.R16]+[.AD17]" office:value-type="float" office:value="562.286" calcext:value-type="float">
            <text:p>562.286</text:p>
          </table:table-cell>
          <table:table-cell office:value-type="float" office:value="0.000003924" calcext:value-type="float">
            <text:p>3.924E-06</text:p>
          </table:table-cell>
          <table:table-cell office:value-type="float" office:value="0.00000002694" calcext:value-type="float">
            <text:p>2.694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V17])/[.V17]))" office:value-type="float" office:value="-101.892040124823" calcext:value-type="float">
            <text:p>-101.892040124823</text:p>
          </table:table-cell>
          <table:table-cell/>
          <table:table-cell table:formula="of:=10^([.B17]/20)" office:value-type="float" office:value="0.0000041697983567304" calcext:value-type="float">
            <text:p>4.1697983567304E-06</text:p>
          </table:table-cell>
          <table:table-cell table:formula="of:=10^([.D17]/20)" office:value-type="float" office:value="0.999999995491979" calcext:value-type="float">
            <text:p>0.999999995491979</text:p>
          </table:table-cell>
          <table:table-cell table:formula="of:==20*LOG10(ABS(1-[.Y17]^2-[.Z17]^2))" office:value-type="float" office:value="-160.916449103138" calcext:value-type="float">
            <text:p>-160.916449103138</text:p>
          </table:table-cell>
          <table:table-cell table:formula="of:=20*LOG10(ABS(1-[.Z17]))" office:value-type="float" office:value="-166.920282329808" calcext:value-type="float">
            <text:p>-166.920282329808</text:p>
          </table:table-cell>
          <table:table-cell/>
          <table:table-cell office:value-type="float" office:value="126.3" calcext:value-type="float">
            <text:p>126.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7.6231083245" calcext:value-type="float">
            <text:p>-107.6231083245</text:p>
          </table:table-cell>
          <table:table-cell office:value-type="float" office:value="109.477143234879" calcext:value-type="float">
            <text:p>109.477143234879</text:p>
          </table:table-cell>
          <table:table-cell office:value-type="float" office:value="-0.0000000391497347525534" calcext:value-type="float">
            <text:p>-3.91497347525534E-08</text:p>
          </table:table-cell>
          <table:table-cell office:value-type="float" office:value="-20.7528920942446" calcext:value-type="float">
            <text:p>-20.7528920942446</text:p>
          </table:table-cell>
          <table:table-cell office:value-type="float" office:value="-0.0000000391497347525534" calcext:value-type="float">
            <text:p>-3.91497347525534E-08</text:p>
          </table:table-cell>
          <table:table-cell office:value-type="float" office:value="-20.7528920942446" calcext:value-type="float">
            <text:p>-20.7528920942446</text:p>
          </table:table-cell>
          <table:table-cell office:value-type="float" office:value="-107.598308898702" calcext:value-type="float">
            <text:p>-107.598308898702</text:p>
          </table:table-cell>
          <table:table-cell office:value-type="float" office:value="28.7407239163985" calcext:value-type="float">
            <text:p>28.74072391639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47" calcext:value-type="float">
            <text:p>547</text:p>
          </table:table-cell>
          <table:table-cell office:value-type="float" office:value="73302" calcext:value-type="float">
            <text:p>73302</text:p>
          </table:table-cell>
          <table:table-cell office:value-type="float" office:value="3.614" calcext:value-type="float">
            <text:p>3.614</text:p>
          </table:table-cell>
          <table:table-cell office:value-type="float" office:value="54.08" calcext:value-type="float">
            <text:p>54.08</text:p>
          </table:table-cell>
          <table:table-cell office:value-type="float" office:value="82.68" calcext:value-type="float">
            <text:p>82.68</text:p>
          </table:table-cell>
          <table:table-cell office:value-type="float" office:value="0.0007532" calcext:value-type="float">
            <text:p>0.0007532</text:p>
          </table:table-cell>
          <table:table-cell table:formula="of:=[.R17]+[.AD18]" office:value-type="float" office:value="702.686" calcext:value-type="float">
            <text:p>702.686</text:p>
          </table:table-cell>
          <table:table-cell office:value-type="float" office:value="0.00000007138" calcext:value-type="float">
            <text:p>7.138E-08</text:p>
          </table:table-cell>
          <table:table-cell office:value-type="float" office:value="0.0000000206" calcext:value-type="float">
            <text:p>2.06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V18])/[.V18]))" office:value-type="float" office:value="-101.972196762077" calcext:value-type="float">
            <text:p>-101.972196762077</text:p>
          </table:table-cell>
          <table:table-cell/>
          <table:table-cell table:formula="of:=10^([.B18]/20)" office:value-type="float" office:value="0.00000415761799732614" calcext:value-type="float">
            <text:p>4.15761799732614E-06</text:p>
          </table:table-cell>
          <table:table-cell table:formula="of:=10^([.D18]/20)" office:value-type="float" office:value="0.99999999549272" calcext:value-type="float">
            <text:p>0.99999999549272</text:p>
          </table:table-cell>
          <table:table-cell table:formula="of:==20*LOG10(ABS(1-[.Y18]^2-[.Z18]^2))" office:value-type="float" office:value="-160.917781355087" calcext:value-type="float">
            <text:p>-160.917781355087</text:p>
          </table:table-cell>
          <table:table-cell table:formula="of:=20*LOG10(ABS(1-[.Z18]))" office:value-type="float" office:value="-166.921709679462" calcext:value-type="float">
            <text:p>-166.921709679462</text:p>
          </table:table-cell>
          <table:table-cell/>
          <table:table-cell office:value-type="float" office:value="140.4" calcext:value-type="float">
            <text:p>140.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8.208961501829" calcext:value-type="float">
            <text:p>-108.208961501829</text:p>
          </table:table-cell>
          <table:table-cell office:value-type="float" office:value="107.712610961178" calcext:value-type="float">
            <text:p>107.712610961178</text:p>
          </table:table-cell>
          <table:table-cell office:value-type="float" office:value="-0.00000003431395167973" calcext:value-type="float">
            <text:p>-3.431395167973E-08</text:p>
          </table:table-cell>
          <table:table-cell office:value-type="float" office:value="-20.752896672633" calcext:value-type="float">
            <text:p>-20.752896672633</text:p>
          </table:table-cell>
          <table:table-cell office:value-type="float" office:value="-0.00000003431395167973" calcext:value-type="float">
            <text:p>-3.431395167973E-08</text:p>
          </table:table-cell>
          <table:table-cell office:value-type="float" office:value="-20.752896672633" calcext:value-type="float">
            <text:p>-20.752896672633</text:p>
          </table:table-cell>
          <table:table-cell office:value-type="float" office:value="-108.178837739915" calcext:value-type="float">
            <text:p>-108.178837739915</text:p>
          </table:table-cell>
          <table:table-cell office:value-type="float" office:value="30.5035951943826" calcext:value-type="float">
            <text:p>30.50359519438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63" calcext:value-type="float">
            <text:p>763</text:p>
          </table:table-cell>
          <table:table-cell office:value-type="float" office:value="101418" calcext:value-type="float">
            <text:p>101418</text:p>
          </table:table-cell>
          <table:table-cell office:value-type="float" office:value="3.499" calcext:value-type="float">
            <text:p>3.499</text:p>
          </table:table-cell>
          <table:table-cell office:value-type="float" office:value="62.89" calcext:value-type="float">
            <text:p>62.89</text:p>
          </table:table-cell>
          <table:table-cell office:value-type="float" office:value="93.35" calcext:value-type="float">
            <text:p>93.35</text:p>
          </table:table-cell>
          <table:table-cell office:value-type="float" office:value="0.0006608" calcext:value-type="float">
            <text:p>0.0006608</text:p>
          </table:table-cell>
          <table:table-cell table:formula="of:=[.R18]+[.AD19]" office:value-type="float" office:value="862.386" calcext:value-type="float">
            <text:p>862.386</text:p>
          </table:table-cell>
          <table:table-cell office:value-type="float" office:value="0.0000003086" calcext:value-type="float">
            <text:p>3.086E-07</text:p>
          </table:table-cell>
          <table:table-cell office:value-type="float" office:value="0.00000001803" calcext:value-type="float">
            <text:p>1.803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V19])/[.V19]))" office:value-type="float" office:value="-102.216054686922" calcext:value-type="float">
            <text:p>-102.216054686922</text:p>
          </table:table-cell>
          <table:table-cell/>
          <table:table-cell table:formula="of:=10^([.B19]/20)" office:value-type="float" office:value="0.00000388643962039669" calcext:value-type="float">
            <text:p>3.88643962039669E-06</text:p>
          </table:table-cell>
          <table:table-cell table:formula="of:=10^([.D19]/20)" office:value-type="float" office:value="0.99999999604946" calcext:value-type="float">
            <text:p>0.99999999604946</text:p>
          </table:table-cell>
          <table:table-cell table:formula="of:==20*LOG10(ABS(1-[.Y19]^2-[.Z19]^2))" office:value-type="float" office:value="-162.062892098565" calcext:value-type="float">
            <text:p>-162.062892098565</text:p>
          </table:table-cell>
          <table:table-cell table:formula="of:=20*LOG10(ABS(1-[.Z19]))" office:value-type="float" office:value="-168.066871449141" calcext:value-type="float">
            <text:p>-168.066871449141</text:p>
          </table:table-cell>
          <table:table-cell/>
          <table:table-cell office:value-type="float" office:value="159.7" calcext:value-type="float">
            <text:p>159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7.497298549987" calcext:value-type="float">
            <text:p>-107.497298549987</text:p>
          </table:table-cell>
          <table:table-cell office:value-type="float" office:value="102.074886996019" calcext:value-type="float">
            <text:p>102.074886996019</text:p>
          </table:table-cell>
          <table:table-cell office:value-type="float" office:value="-0.0000000347313280381526" calcext:value-type="float">
            <text:p>-3.47313280381526E-08</text:p>
          </table:table-cell>
          <table:table-cell office:value-type="float" office:value="-20.7528748322302" calcext:value-type="float">
            <text:p>-20.7528748322302</text:p>
          </table:table-cell>
          <table:table-cell office:value-type="float" office:value="-0.0000000347313280381526" calcext:value-type="float">
            <text:p>-3.47313280381526E-08</text:p>
          </table:table-cell>
          <table:table-cell office:value-type="float" office:value="-20.7528748322302" calcext:value-type="float">
            <text:p>-20.7528748322302</text:p>
          </table:table-cell>
          <table:table-cell office:value-type="float" office:value="-107.474949948179" calcext:value-type="float">
            <text:p>-107.474949948179</text:p>
          </table:table-cell>
          <table:table-cell office:value-type="float" office:value="36.1454775851675" calcext:value-type="float">
            <text:p>36.14547758516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66" calcext:value-type="float">
            <text:p>866</text:p>
          </table:table-cell>
          <table:table-cell office:value-type="float" office:value="114894" calcext:value-type="float">
            <text:p>114894</text:p>
          </table:table-cell>
          <table:table-cell office:value-type="float" office:value="3.682" calcext:value-type="float">
            <text:p>3.682</text:p>
          </table:table-cell>
          <table:table-cell office:value-type="float" office:value="85.47" calcext:value-type="float">
            <text:p>85.47</text:p>
          </table:table-cell>
          <table:table-cell office:value-type="float" office:value="129" calcext:value-type="float">
            <text:p>129</text:p>
          </table:table-cell>
          <table:table-cell office:value-type="float" office:value="0.000905" calcext:value-type="float">
            <text:p>0.000905</text:p>
          </table:table-cell>
          <table:table-cell table:formula="of:=[.R19]+[.AD20]" office:value-type="float" office:value="1080.586" calcext:value-type="float">
            <text:p>1080.586</text:p>
          </table:table-cell>
          <table:table-cell office:value-type="float" office:value="0.0000006434" calcext:value-type="float">
            <text:p>6.434E-07</text:p>
          </table:table-cell>
          <table:table-cell office:value-type="float" office:value="0.00000001612" calcext:value-type="float">
            <text:p>1.612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V20])/[.V20]))" office:value-type="float" office:value="-101.109822449344" calcext:value-type="float">
            <text:p>-101.109822449344</text:p>
          </table:table-cell>
          <table:table-cell/>
          <table:table-cell table:formula="of:=10^([.B20]/20)" office:value-type="float" office:value="0.00000421827678154943" calcext:value-type="float">
            <text:p>4.21827678154943E-06</text:p>
          </table:table-cell>
          <table:table-cell table:formula="of:=10^([.D20]/20)" office:value-type="float" office:value="0.999999996001408" calcext:value-type="float">
            <text:p>0.999999996001408</text:p>
          </table:table-cell>
          <table:table-cell table:formula="of:==20*LOG10(ABS(1-[.Y20]^2-[.Z20]^2))" office:value-type="float" office:value="-161.960606237264" calcext:value-type="float">
            <text:p>-161.960606237264</text:p>
          </table:table-cell>
          <table:table-cell table:formula="of:=20*LOG10(ABS(1-[.Z20]))" office:value-type="float" office:value="-167.961858357637" calcext:value-type="float">
            <text:p>-167.961858357637</text:p>
          </table:table-cell>
          <table:table-cell/>
          <table:table-cell office:value-type="float" office:value="218.2" calcext:value-type="float">
            <text:p>218.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3.113790651239" calcext:value-type="float">
            <text:p>-103.113790651239</text:p>
          </table:table-cell>
          <table:table-cell office:value-type="float" office:value="121.448133048725" calcext:value-type="float">
            <text:p>121.448133048725</text:p>
          </table:table-cell>
          <table:table-cell office:value-type="float" office:value="-0.0000000337098834517311" calcext:value-type="float">
            <text:p>-3.37098834517311E-08</text:p>
          </table:table-cell>
          <table:table-cell office:value-type="float" office:value="-20.752771571771" calcext:value-type="float">
            <text:p>-20.752771571771</text:p>
          </table:table-cell>
          <table:table-cell office:value-type="float" office:value="-0.0000000337098834517311" calcext:value-type="float">
            <text:p>-3.37098834517311E-08</text:p>
          </table:table-cell>
          <table:table-cell office:value-type="float" office:value="-20.752771571771" calcext:value-type="float">
            <text:p>-20.752771571771</text:p>
          </table:table-cell>
          <table:table-cell office:value-type="float" office:value="-103.113650868867" calcext:value-type="float">
            <text:p>-103.113650868867</text:p>
          </table:table-cell>
          <table:table-cell office:value-type="float" office:value="16.832173926722" calcext:value-type="float">
            <text:p>16.8321739267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17" calcext:value-type="float">
            <text:p>1017</text:p>
          </table:table-cell>
          <table:table-cell office:value-type="float" office:value="134748" calcext:value-type="float">
            <text:p>134748</text:p>
          </table:table-cell>
          <table:table-cell office:value-type="float" office:value="4.054" calcext:value-type="float">
            <text:p>4.054</text:p>
          </table:table-cell>
          <table:table-cell office:value-type="float" office:value="105" calcext:value-type="float">
            <text:p>105</text:p>
          </table:table-cell>
          <table:table-cell office:value-type="float" office:value="158.3" calcext:value-type="float">
            <text:p>158.3</text:p>
          </table:table-cell>
          <table:table-cell office:value-type="float" office:value="0.0008939" calcext:value-type="float">
            <text:p>0.0008939</text:p>
          </table:table-cell>
          <table:table-cell table:formula="of:=[.R20]+[.AD21]" office:value-type="float" office:value="1347.886" calcext:value-type="float">
            <text:p>1347.886</text:p>
          </table:table-cell>
          <table:table-cell office:value-type="float" office:value="0.000003775" calcext:value-type="float">
            <text:p>3.775E-06</text:p>
          </table:table-cell>
          <table:table-cell office:value-type="float" office:value="0.00000000964" calcext:value-type="float">
            <text:p>9.64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V21])/[.V21]))" office:value-type="float" office:value="-97.2174077328156" calcext:value-type="float">
            <text:p>-97.2174077328156</text:p>
          </table:table-cell>
          <table:table-cell/>
          <table:table-cell table:formula="of:=10^([.B21]/20)" office:value-type="float" office:value="0.00000698731733306972" calcext:value-type="float">
            <text:p>6.98731733306972E-06</text:p>
          </table:table-cell>
          <table:table-cell table:formula="of:=10^([.D21]/20)" office:value-type="float" office:value="0.999999996119006" calcext:value-type="float">
            <text:p>0.999999996119006</text:p>
          </table:table-cell>
          <table:table-cell table:formula="of:==20*LOG10(ABS(1-[.Y21]^2-[.Z21]^2))" office:value-type="float" office:value="-162.255347692226" calcext:value-type="float">
            <text:p>-162.255347692226</text:p>
          </table:table-cell>
          <table:table-cell table:formula="of:=20*LOG10(ABS(1-[.Z21]))" office:value-type="float" office:value="-168.221141136196" calcext:value-type="float">
            <text:p>-168.221141136196</text:p>
          </table:table-cell>
          <table:table-cell/>
          <table:table-cell office:value-type="float" office:value="267.3" calcext:value-type="float">
            <text:p>267.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7.729929361211" calcext:value-type="float">
            <text:p>-107.729929361211</text:p>
          </table:table-cell>
          <table:table-cell office:value-type="float" office:value="96.6868050044722" calcext:value-type="float">
            <text:p>96.6868050044722</text:p>
          </table:table-cell>
          <table:table-cell office:value-type="float" office:value="-0.0000000146654053342511" calcext:value-type="float">
            <text:p>-1.46654053342511E-08</text:p>
          </table:table-cell>
          <table:table-cell office:value-type="float" office:value="-20.7527549269726" calcext:value-type="float">
            <text:p>-20.7527549269726</text:p>
          </table:table-cell>
          <table:table-cell office:value-type="float" office:value="-0.0000000146654053342511" calcext:value-type="float">
            <text:p>-1.46654053342511E-08</text:p>
          </table:table-cell>
          <table:table-cell office:value-type="float" office:value="-20.7527549269726" calcext:value-type="float">
            <text:p>-20.7527549269726</text:p>
          </table:table-cell>
          <table:table-cell office:value-type="float" office:value="-107.763981508149" calcext:value-type="float">
            <text:p>-107.763981508149</text:p>
          </table:table-cell>
          <table:table-cell office:value-type="float" office:value="41.5798684461827" calcext:value-type="float">
            <text:p>41.57986844618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03" calcext:value-type="float">
            <text:p>1303</text:p>
          </table:table-cell>
          <table:table-cell office:value-type="float" office:value="172536" calcext:value-type="float">
            <text:p>172536</text:p>
          </table:table-cell>
          <table:table-cell office:value-type="float" office:value="5.025" calcext:value-type="float">
            <text:p>5.025</text:p>
          </table:table-cell>
          <table:table-cell office:value-type="float" office:value="123.4" calcext:value-type="float">
            <text:p>123.4</text:p>
          </table:table-cell>
          <table:table-cell office:value-type="float" office:value="160.8" calcext:value-type="float">
            <text:p>160.8</text:p>
          </table:table-cell>
          <table:table-cell office:value-type="float" office:value="0.000933" calcext:value-type="float">
            <text:p>0.000933</text:p>
          </table:table-cell>
          <table:table-cell table:formula="of:=[.R21]+[.AD22]" office:value-type="float" office:value="1637.086" calcext:value-type="float">
            <text:p>1637.086</text:p>
          </table:table-cell>
          <table:table-cell office:value-type="float" office:value="0.000003705" calcext:value-type="float">
            <text:p>3.705E-06</text:p>
          </table:table-cell>
          <table:table-cell office:value-type="float" office:value="0.000000007271" calcext:value-type="float">
            <text:p>7.271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V22])/[.V22]))" office:value-type="float" office:value="-96.7258943289328" calcext:value-type="float">
            <text:p>-96.7258943289328</text:p>
          </table:table-cell>
          <table:table-cell/>
          <table:table-cell table:formula="of:=10^([.B22]/20)" office:value-type="float" office:value="0.000004106799797536" calcext:value-type="float">
            <text:p>4.106799797536E-06</text:p>
          </table:table-cell>
          <table:table-cell table:formula="of:=10^([.D22]/20)" office:value-type="float" office:value="0.999999998311583" calcext:value-type="float">
            <text:p>0.999999998311583</text:p>
          </table:table-cell>
          <table:table-cell table:formula="of:==20*LOG10(ABS(1-[.Y22]^2-[.Z22]^2))" office:value-type="float" office:value="-169.473295816546" calcext:value-type="float">
            <text:p>-169.473295816546</text:p>
          </table:table-cell>
          <table:table-cell table:formula="of:=20*LOG10(ABS(1-[.Z22]))" office:value-type="float" office:value="-175.45040472938" calcext:value-type="float">
            <text:p>-175.45040472938</text:p>
          </table:table-cell>
          <table:table-cell/>
          <table:table-cell office:value-type="float" office:value="289.2" calcext:value-type="float">
            <text:p>289.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6.068861855072" calcext:value-type="float">
            <text:p>-116.068861855072</text:p>
          </table:table-cell>
          <table:table-cell office:value-type="float" office:value="10.5308668934833" calcext:value-type="float">
            <text:p>10.5308668934833</text:p>
          </table:table-cell>
          <table:table-cell office:value-type="float" office:value="-0.00000000772622830990496" calcext:value-type="float">
            <text:p>-7.72622830990496E-09</text:p>
          </table:table-cell>
          <table:table-cell office:value-type="float" office:value="-20.7529740728225" calcext:value-type="float">
            <text:p>-20.7529740728225</text:p>
          </table:table-cell>
          <table:table-cell office:value-type="float" office:value="-0.00000000772622830990496" calcext:value-type="float">
            <text:p>-7.72622830990496E-09</text:p>
          </table:table-cell>
          <table:table-cell office:value-type="float" office:value="-20.7529740728225" calcext:value-type="float">
            <text:p>-20.7529740728225</text:p>
          </table:table-cell>
          <table:table-cell office:value-type="float" office:value="-116.075205983926" calcext:value-type="float">
            <text:p>-116.075205983926</text:p>
          </table:table-cell>
          <table:table-cell office:value-type="float" office:value="128.066612377134" calcext:value-type="float">
            <text:p>128.0666123771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51" calcext:value-type="float">
            <text:p>1551</text:p>
          </table:table-cell>
          <table:table-cell office:value-type="float" office:value="205488" calcext:value-type="float">
            <text:p>205488</text:p>
          </table:table-cell>
          <table:table-cell office:value-type="float" office:value="6.12" calcext:value-type="float">
            <text:p>6.12</text:p>
          </table:table-cell>
          <table:table-cell office:value-type="float" office:value="131.9" calcext:value-type="float">
            <text:p>131.9</text:p>
          </table:table-cell>
          <table:table-cell office:value-type="float" office:value="163.5" calcext:value-type="float">
            <text:p>163.5</text:p>
          </table:table-cell>
          <table:table-cell office:value-type="float" office:value="0.000973" calcext:value-type="float">
            <text:p>0.000973</text:p>
          </table:table-cell>
          <table:table-cell table:formula="of:=[.R22]+[.AD23]" office:value-type="float" office:value="1938.586" calcext:value-type="float">
            <text:p>1938.586</text:p>
          </table:table-cell>
          <table:table-cell office:value-type="float" office:value="0.000005753" calcext:value-type="float">
            <text:p>5.753E-06</text:p>
          </table:table-cell>
          <table:table-cell office:value-type="float" office:value="0.000000007433" calcext:value-type="float">
            <text:p>7.433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V23])/[.V23]))" office:value-type="float" office:value="-107.918598475275" calcext:value-type="float">
            <text:p>-107.918598475275</text:p>
          </table:table-cell>
          <table:table-cell/>
          <table:table-cell table:formula="of:=10^([.B23]/20)" office:value-type="float" office:value="0.00000157237781356895" calcext:value-type="float">
            <text:p>1.57237781356895E-06</text:p>
          </table:table-cell>
          <table:table-cell table:formula="of:=10^([.D23]/20)" office:value-type="float" office:value="0.999999999110485" calcext:value-type="float">
            <text:p>0.999999999110485</text:p>
          </table:table-cell>
          <table:table-cell table:formula="of:==20*LOG10(ABS(1-[.Y23]^2-[.Z23]^2))" office:value-type="float" office:value="-175.00841484343" calcext:value-type="float">
            <text:p>-175.00841484343</text:p>
          </table:table-cell>
          <table:table-cell table:formula="of:=20*LOG10(ABS(1-[.Z23]))" office:value-type="float" office:value="-181.016935395305" calcext:value-type="float">
            <text:p>-181.016935395305</text:p>
          </table:table-cell>
          <table:table-cell/>
          <table:table-cell office:value-type="float" office:value="301.5" calcext:value-type="float">
            <text:p>301.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3.510339067032" calcext:value-type="float">
            <text:p>-133.510339067032</text:p>
          </table:table-cell>
          <table:table-cell office:value-type="float" office:value="78.5076494695354" calcext:value-type="float">
            <text:p>78.5076494695354</text:p>
          </table:table-cell>
          <table:table-cell office:value-type="float" office:value="-0.000000000409848816569482" calcext:value-type="float">
            <text:p>-4.09848816569482E-10</text:p>
          </table:table-cell>
          <table:table-cell office:value-type="float" office:value="-20.7530346195652" calcext:value-type="float">
            <text:p>-20.7530346195652</text:p>
          </table:table-cell>
          <table:table-cell office:value-type="float" office:value="-0.000000000409848816569482" calcext:value-type="float">
            <text:p>-4.09848816569482E-10</text:p>
          </table:table-cell>
          <table:table-cell office:value-type="float" office:value="-20.7530346195652" calcext:value-type="float">
            <text:p>-20.7530346195652</text:p>
          </table:table-cell>
          <table:table-cell office:value-type="float" office:value="-133.50915656905" calcext:value-type="float">
            <text:p>-133.50915656905</text:p>
          </table:table-cell>
          <table:table-cell office:value-type="float" office:value="59.9422478159974" calcext:value-type="float">
            <text:p>59.94224781599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48" calcext:value-type="float">
            <text:p>1748</text:p>
          </table:table-cell>
          <table:table-cell office:value-type="float" office:value="231222" calcext:value-type="float">
            <text:p>231222</text:p>
          </table:table-cell>
          <table:table-cell office:value-type="float" office:value="6.824" calcext:value-type="float">
            <text:p>6.824</text:p>
          </table:table-cell>
          <table:table-cell office:value-type="float" office:value="154.8" calcext:value-type="float">
            <text:p>154.8</text:p>
          </table:table-cell>
          <table:table-cell office:value-type="float" office:value="193.4" calcext:value-type="float">
            <text:p>193.4</text:p>
          </table:table-cell>
          <table:table-cell office:value-type="float" office:value="0.001173" calcext:value-type="float">
            <text:p>0.001173</text:p>
          </table:table-cell>
          <table:table-cell table:formula="of:=[.R23]+[.AD24]" office:value-type="float" office:value="2293.486" calcext:value-type="float">
            <text:p>2293.486</text:p>
          </table:table-cell>
          <table:table-cell office:value-type="float" office:value="0.00000184" calcext:value-type="float">
            <text:p>1.84E-06</text:p>
          </table:table-cell>
          <table:table-cell office:value-type="float" office:value="0.000000001826" calcext:value-type="float">
            <text:p>1.826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V24])/[.V24]))" office:value-type="float" office:value="-119.163693109859" calcext:value-type="float">
            <text:p>-119.163693109859</text:p>
          </table:table-cell>
          <table:table-cell/>
          <table:table-cell table:formula="of:=10^([.B24]/20)" office:value-type="float" office:value="0.000000211097478905958" calcext:value-type="float">
            <text:p>2.11097478905958E-07</text:p>
          </table:table-cell>
          <table:table-cell table:formula="of:=10^([.D24]/20)" office:value-type="float" office:value="0.999999999952814" calcext:value-type="float">
            <text:p>0.999999999952814</text:p>
          </table:table-cell>
          <table:table-cell table:formula="of:==20*LOG10(ABS(1-[.Y24]^2-[.Z24]^2))" office:value-type="float" office:value="-200.507311084654" calcext:value-type="float">
            <text:p>-200.507311084654</text:p>
          </table:table-cell>
          <table:table-cell table:formula="of:=20*LOG10(ABS(1-[.Z24]))" office:value-type="float" office:value="-206.523812431344" calcext:value-type="float">
            <text:p>-206.523812431344</text:p>
          </table:table-cell>
          <table:table-cell/>
          <table:table-cell office:value-type="float" office:value="354.9" calcext:value-type="float">
            <text:p>354.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3.524822840481" calcext:value-type="float">
            <text:p>-133.524822840481</text:p>
          </table:table-cell>
          <table:table-cell office:value-type="float" office:value="78.5283350515735" calcext:value-type="float">
            <text:p>78.5283350515735</text:p>
          </table:table-cell>
          <table:table-cell office:value-type="float" office:value="-0.000000000403626975754989" calcext:value-type="float">
            <text:p>-4.03626975754989E-10</text:p>
          </table:table-cell>
          <table:table-cell office:value-type="float" office:value="-20.7530346421747" calcext:value-type="float">
            <text:p>-20.7530346421747</text:p>
          </table:table-cell>
          <table:table-cell office:value-type="float" office:value="-0.000000000403626975754989" calcext:value-type="float">
            <text:p>-4.03626975754989E-10</text:p>
          </table:table-cell>
          <table:table-cell office:value-type="float" office:value="-20.7530346421747" calcext:value-type="float">
            <text:p>-20.7530346421747</text:p>
          </table:table-cell>
          <table:table-cell office:value-type="float" office:value="-133.523628761135" calcext:value-type="float">
            <text:p>-133.523628761135</text:p>
          </table:table-cell>
          <table:table-cell office:value-type="float" office:value="59.9211543348007" calcext:value-type="float">
            <text:p>59.92115433480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19" calcext:value-type="float">
            <text:p>2119</text:p>
          </table:table-cell>
          <table:table-cell office:value-type="float" office:value="278838" calcext:value-type="float">
            <text:p>278838</text:p>
          </table:table-cell>
          <table:table-cell office:value-type="float" office:value="6.756" calcext:value-type="float">
            <text:p>6.756</text:p>
          </table:table-cell>
          <table:table-cell office:value-type="float" office:value="236" calcext:value-type="float">
            <text:p>236</text:p>
          </table:table-cell>
          <table:table-cell office:value-type="float" office:value="302.7" calcext:value-type="float">
            <text:p>302.7</text:p>
          </table:table-cell>
          <table:table-cell office:value-type="float" office:value="0.001483" calcext:value-type="float">
            <text:p>0.001483</text:p>
          </table:table-cell>
          <table:table-cell table:formula="of:=[.R24]+[.AD25]" office:value-type="float" office:value="2838.986" calcext:value-type="float">
            <text:p>2838.986</text:p>
          </table:table-cell>
          <table:table-cell office:value-type="float" office:value="0.0000000005341" calcext:value-type="float">
            <text:p>5.341E-10</text:p>
          </table:table-cell>
          <table:table-cell office:value-type="float" office:value="0.0000000009096" calcext:value-type="float">
            <text:p>9.096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V25])/[.V25]))" office:value-type="float" office:value="-119.17229161216" calcext:value-type="float">
            <text:p>-119.17229161216</text:p>
          </table:table-cell>
          <table:table-cell/>
          <table:table-cell table:formula="of:=10^([.B25]/20)" office:value-type="float" office:value="0.000000210745765907767" calcext:value-type="float">
            <text:p>2.10745765907767E-07</text:p>
          </table:table-cell>
          <table:table-cell table:formula="of:=10^([.D25]/20)" office:value-type="float" office:value="0.999999999953531" calcext:value-type="float">
            <text:p>0.999999999953531</text:p>
          </table:table-cell>
          <table:table-cell table:formula="of:==20*LOG10(ABS(1-[.Y25]^2-[.Z25]^2))" office:value-type="float" office:value="-200.640233927649" calcext:value-type="float">
            <text:p>-200.640233927649</text:p>
          </table:table-cell>
          <table:table-cell table:formula="of:=20*LOG10(ABS(1-[.Z25]))" office:value-type="float" office:value="-206.656682461434" calcext:value-type="float">
            <text:p>-206.656682461434</text:p>
          </table:table-cell>
          <table:table-cell/>
          <table:table-cell office:value-type="float" office:value="545.5" calcext:value-type="float">
            <text:p>545.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3.528777039708" calcext:value-type="float">
            <text:p>-133.528777039708</text:p>
          </table:table-cell>
          <table:table-cell office:value-type="float" office:value="78.4739878881973" calcext:value-type="float">
            <text:p>78.4739878881973</text:p>
          </table:table-cell>
          <table:table-cell office:value-type="float" office:value="-0.00000000040903010255034" calcext:value-type="float">
            <text:p>-4.0903010255034E-10</text:p>
          </table:table-cell>
          <table:table-cell office:value-type="float" office:value="-20.7530346536232" calcext:value-type="float">
            <text:p>-20.7530346536232</text:p>
          </table:table-cell>
          <table:table-cell office:value-type="float" office:value="-0.00000000040903010255034" calcext:value-type="float">
            <text:p>-4.0903010255034E-10</text:p>
          </table:table-cell>
          <table:table-cell office:value-type="float" office:value="-20.7530346536232" calcext:value-type="float">
            <text:p>-20.7530346536232</text:p>
          </table:table-cell>
          <table:table-cell office:value-type="float" office:value="-133.527579658121" calcext:value-type="float">
            <text:p>-133.527579658121</text:p>
          </table:table-cell>
          <table:table-cell office:value-type="float" office:value="59.9757219614284" calcext:value-type="float">
            <text:p>59.97572196142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54" calcext:value-type="float">
            <text:p>2654</text:p>
          </table:table-cell>
          <table:table-cell office:value-type="float" office:value="347292" calcext:value-type="float">
            <text:p>347292</text:p>
          </table:table-cell>
          <table:table-cell office:value-type="float" office:value="6.888" calcext:value-type="float">
            <text:p>6.888</text:p>
          </table:table-cell>
          <table:table-cell office:value-type="float" office:value="325.9" calcext:value-type="float">
            <text:p>325.9</text:p>
          </table:table-cell>
          <table:table-cell office:value-type="float" office:value="406.7" calcext:value-type="float">
            <text:p>406.7</text:p>
          </table:table-cell>
          <table:table-cell office:value-type="float" office:value="0.001675" calcext:value-type="float">
            <text:p>0.001675</text:p>
          </table:table-cell>
          <table:table-cell table:formula="of:=[.R25]+[.AD26]" office:value-type="float" office:value="3578.486" calcext:value-type="float">
            <text:p>3578.486</text:p>
          </table:table-cell>
          <table:table-cell office:value-type="float" office:value="0.000000000299" calcext:value-type="float">
            <text:p>2.99E-10</text:p>
          </table:table-cell>
          <table:table-cell office:value-type="float" office:value="0.0000000006733" calcext:value-type="float">
            <text:p>6.733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V26])/[.V26]))" office:value-type="float" office:value="-119.17664877986" calcext:value-type="float">
            <text:p>-119.17664877986</text:p>
          </table:table-cell>
          <table:table-cell/>
          <table:table-cell table:formula="of:=10^([.B26]/20)" office:value-type="float" office:value="0.000000210649846995171" calcext:value-type="float">
            <text:p>2.10649846995171E-07</text:p>
          </table:table-cell>
          <table:table-cell table:formula="of:=10^([.D26]/20)" office:value-type="float" office:value="0.999999999952909" calcext:value-type="float">
            <text:p>0.999999999952909</text:p>
          </table:table-cell>
          <table:table-cell table:formula="of:==20*LOG10(ABS(1-[.Y26]^2-[.Z26]^2))" office:value-type="float" office:value="-200.524677333394" calcext:value-type="float">
            <text:p>-200.524677333394</text:p>
          </table:table-cell>
          <table:table-cell table:formula="of:=20*LOG10(ABS(1-[.Z26]))" office:value-type="float" office:value="-206.541180718203" calcext:value-type="float">
            <text:p>-206.541180718203</text:p>
          </table:table-cell>
          <table:table-cell/>
          <table:table-cell office:value-type="float" office:value="739.5" calcext:value-type="float">
            <text:p>739.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7.823523611559" calcext:value-type="float">
            <text:p>-137.823523611559</text:p>
          </table:table-cell>
          <table:table-cell office:value-type="float" office:value="26.1811079033378" calcext:value-type="float">
            <text:p>26.1811079033378</text:p>
          </table:table-cell>
          <table:table-cell office:value-type="float" office:value="0.000000000326071903569409" calcext:value-type="float">
            <text:p>3.26071903569409E-10</text:p>
          </table:table-cell>
          <table:table-cell office:value-type="float" office:value="-20.753047375799" calcext:value-type="float">
            <text:p>-20.753047375799</text:p>
          </table:table-cell>
          <table:table-cell office:value-type="float" office:value="0.000000000326071903569409" calcext:value-type="float">
            <text:p>3.26071903569409E-10</text:p>
          </table:table-cell>
          <table:table-cell office:value-type="float" office:value="-20.753047375799" calcext:value-type="float">
            <text:p>-20.753047375799</text:p>
          </table:table-cell>
          <table:table-cell office:value-type="float" office:value="-137.840531721178" calcext:value-type="float">
            <text:p>-137.840531721178</text:p>
          </table:table-cell>
          <table:table-cell office:value-type="float" office:value="112.337989872464" calcext:value-type="float">
            <text:p>112.3379898724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31" calcext:value-type="float">
            <text:p>3331</text:p>
          </table:table-cell>
          <table:table-cell office:value-type="float" office:value="435444" calcext:value-type="float">
            <text:p>435444</text:p>
          </table:table-cell>
          <table:table-cell office:value-type="float" office:value="9.146" calcext:value-type="float">
            <text:p>9.146</text:p>
          </table:table-cell>
          <table:table-cell office:value-type="float" office:value="407.1" calcext:value-type="float">
            <text:p>407.1</text:p>
          </table:table-cell>
          <table:table-cell office:value-type="float" office:value="461.5" calcext:value-type="float">
            <text:p>461.5</text:p>
          </table:table-cell>
          <table:table-cell office:value-type="float" office:value="0.001706" calcext:value-type="float">
            <text:p>0.001706</text:p>
          </table:table-cell>
          <table:table-cell table:formula="of:=[.R26]+[.AD27]" office:value-type="float" office:value="4456.186" calcext:value-type="float">
            <text:p>4456.186</text:p>
          </table:table-cell>
          <table:table-cell office:value-type="float" office:value="0.0000002777" calcext:value-type="float">
            <text:p>2.777E-07</text:p>
          </table:table-cell>
          <table:table-cell office:value-type="float" office:value="0.0000000005126" calcext:value-type="float">
            <text:p>5.126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V27])/[.V27]))" office:value-type="float" office:value="-126.260068572101" calcext:value-type="float">
            <text:p>-126.260068572101</text:p>
          </table:table-cell>
          <table:table-cell/>
          <table:table-cell table:formula="of:=10^([.B27]/20)" office:value-type="float" office:value="0.000000128476536245616" calcext:value-type="float">
            <text:p>1.28476536245616E-07</text:p>
          </table:table-cell>
          <table:table-cell table:formula="of:=10^([.D27]/20)" office:value-type="float" office:value="1.00000000003754" calcext:value-type="float">
            <text:p>1.00000000003754</text:p>
          </table:table-cell>
          <table:table-cell table:formula="of:==20*LOG10(ABS(1-[.Y27]^2-[.Z27]^2))" office:value-type="float" office:value="-202.487505125087" calcext:value-type="float">
            <text:p>-202.487505125087</text:p>
          </table:table-cell>
          <table:table-cell table:formula="of:=20*LOG10(ABS(1-[.Z27]))" office:value-type="float" office:value="-208.5100185623" calcext:value-type="float">
            <text:p>-208.5100185623</text:p>
          </table:table-cell>
          <table:table-cell/>
          <table:table-cell office:value-type="float" office:value="877.7" calcext:value-type="float">
            <text:p>877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5.440402821959" calcext:value-type="float">
            <text:p>-145.440402821959</text:p>
          </table:table-cell>
          <table:table-cell office:value-type="float" office:value="62.4396439431276" calcext:value-type="float">
            <text:p>62.4396439431276</text:p>
          </table:table-cell>
          <table:table-cell office:value-type="float" office:value="0.000000000123489846711003" calcext:value-type="float">
            <text:p>1.23489846711003E-10</text:p>
          </table:table-cell>
          <table:table-cell office:value-type="float" office:value="-20.7530523982769" calcext:value-type="float">
            <text:p>-20.7530523982769</text:p>
          </table:table-cell>
          <table:table-cell office:value-type="float" office:value="0.000000000123489846711003" calcext:value-type="float">
            <text:p>1.23489846711003E-10</text:p>
          </table:table-cell>
          <table:table-cell office:value-type="float" office:value="-20.7530523982769" calcext:value-type="float">
            <text:p>-20.7530523982769</text:p>
          </table:table-cell>
          <table:table-cell office:value-type="float" office:value="-145.44316868403" calcext:value-type="float">
            <text:p>-145.44316868403</text:p>
          </table:table-cell>
          <table:table-cell office:value-type="float" office:value="76.0165407852372" calcext:value-type="float">
            <text:p>76.01654078523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46" calcext:value-type="float">
            <text:p>4146</text:p>
          </table:table-cell>
          <table:table-cell office:value-type="float" office:value="541218" calcext:value-type="float">
            <text:p>541218</text:p>
          </table:table-cell>
          <table:table-cell office:value-type="float" office:value="9.852" calcext:value-type="float">
            <text:p>9.852</text:p>
          </table:table-cell>
          <table:table-cell office:value-type="float" office:value="483.5" calcext:value-type="float">
            <text:p>483.5</text:p>
          </table:table-cell>
          <table:table-cell office:value-type="float" office:value="468.1" calcext:value-type="float">
            <text:p>468.1</text:p>
          </table:table-cell>
          <table:table-cell office:value-type="float" office:value="0.001821" calcext:value-type="float">
            <text:p>0.001821</text:p>
          </table:table-cell>
          <table:table-cell table:formula="of:=[.R27]+[.AD28]" office:value-type="float" office:value="5417.586" calcext:value-type="float">
            <text:p>5417.586</text:p>
          </table:table-cell>
          <table:table-cell office:value-type="float" office:value="0.0000001264" calcext:value-type="float">
            <text:p>1.264E-07</text:p>
          </table:table-cell>
          <table:table-cell office:value-type="float" office:value="0.0000000003417" calcext:value-type="float">
            <text:p>3.417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V28])/[.V28]))" office:value-type="float" office:value="-132.238263920447" calcext:value-type="float">
            <text:p>-132.238263920447</text:p>
          </table:table-cell>
          <table:table-cell/>
          <table:table-cell table:formula="of:=10^([.B28]/20)" office:value-type="float" office:value="0.0000000534539568698693" calcext:value-type="float">
            <text:p>5.34539568698693E-08</text:p>
          </table:table-cell>
          <table:table-cell table:formula="of:=10^([.D28]/20)" office:value-type="float" office:value="1.00000000001422" calcext:value-type="float">
            <text:p>1.00000000001422</text:p>
          </table:table-cell>
          <table:table-cell table:formula="of:==20*LOG10(ABS(1-[.Y28]^2-[.Z28]^2))" office:value-type="float" office:value="-210.92217947891" calcext:value-type="float">
            <text:p>-210.92217947891</text:p>
          </table:table-cell>
          <table:table-cell table:formula="of:=20*LOG10(ABS(1-[.Z28]))" office:value-type="float" office:value="-216.943661108554" calcext:value-type="float">
            <text:p>-216.943661108554</text:p>
          </table:table-cell>
          <table:table-cell/>
          <table:table-cell office:value-type="float" office:value="961.4" calcext:value-type="float">
            <text:p>961.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3.743329563529" calcext:value-type="float">
            <text:p>-143.743329563529</text:p>
          </table:table-cell>
          <table:table-cell office:value-type="float" office:value="70.7852807615001" calcext:value-type="float">
            <text:p>70.7852807615001</text:p>
          </table:table-cell>
          <table:table-cell office:value-type="float" office:value="0.00000000014359607438833" calcext:value-type="float">
            <text:p>1.4359607438833E-10</text:p>
          </table:table-cell>
          <table:table-cell office:value-type="float" office:value="-20.7530518603984" calcext:value-type="float">
            <text:p>-20.7530518603984</text:p>
          </table:table-cell>
          <table:table-cell office:value-type="float" office:value="0.00000000014359607438833" calcext:value-type="float">
            <text:p>1.4359607438833E-10</text:p>
          </table:table-cell>
          <table:table-cell office:value-type="float" office:value="-20.7530518603984" calcext:value-type="float">
            <text:p>-20.7530518603984</text:p>
          </table:table-cell>
          <table:table-cell office:value-type="float" office:value="-143.744049342659" calcext:value-type="float">
            <text:p>-143.744049342659</text:p>
          </table:table-cell>
          <table:table-cell office:value-type="float" office:value="67.67419173485" calcext:value-type="float">
            <text:p>67.674191734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80" calcext:value-type="float">
            <text:p>5080</text:p>
          </table:table-cell>
          <table:table-cell office:value-type="float" office:value="661566" calcext:value-type="float">
            <text:p>661566</text:p>
          </table:table-cell>
          <table:table-cell office:value-type="float" office:value="10.98" calcext:value-type="float">
            <text:p>10.98</text:p>
          </table:table-cell>
          <table:table-cell office:value-type="float" office:value="620.1" calcext:value-type="float">
            <text:p>620.1</text:p>
          </table:table-cell>
          <table:table-cell office:value-type="float" office:value="574.5" calcext:value-type="float">
            <text:p>574.5</text:p>
          </table:table-cell>
          <table:table-cell office:value-type="float" office:value="0.002254" calcext:value-type="float">
            <text:p>0.002254</text:p>
          </table:table-cell>
          <table:table-cell table:formula="of:=[.R28]+[.AD29]" office:value-type="float" office:value="6622.586" calcext:value-type="float">
            <text:p>6622.586</text:p>
          </table:table-cell>
          <table:table-cell office:value-type="float" office:value="0.00000001717" calcext:value-type="float">
            <text:p>1.717E-08</text:p>
          </table:table-cell>
          <table:table-cell office:value-type="float" office:value="0.0000000001816" calcext:value-type="float">
            <text:p>1.816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9]-[.V29])/[.V29]))" office:value-type="float" office:value="-131.362759861497" calcext:value-type="float">
            <text:p>-131.362759861497</text:p>
          </table:table-cell>
          <table:table-cell/>
          <table:table-cell table:formula="of:=10^([.B29]/20)" office:value-type="float" office:value="0.0000000649880523779641" calcext:value-type="float">
            <text:p>6.49880523779641E-08</text:p>
          </table:table-cell>
          <table:table-cell table:formula="of:=10^([.D29]/20)" office:value-type="float" office:value="1.00000000001653" calcext:value-type="float">
            <text:p>1.00000000001653</text:p>
          </table:table-cell>
          <table:table-cell table:formula="of:==20*LOG10(ABS(1-[.Y29]^2-[.Z29]^2))" office:value-type="float" office:value="-209.611726668068" calcext:value-type="float">
            <text:p>-209.611726668068</text:p>
          </table:table-cell>
          <table:table-cell table:formula="of:=20*LOG10(ABS(1-[.Z29]))" office:value-type="float" office:value="-215.633434791621" calcext:value-type="float">
            <text:p>-215.633434791621</text:p>
          </table:table-cell>
          <table:table-cell/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3.736105358993" calcext:value-type="float">
            <text:p>-143.736105358993</text:p>
          </table:table-cell>
          <table:table-cell office:value-type="float" office:value="70.8743633277849" calcext:value-type="float">
            <text:p>70.8743633277849</text:p>
          </table:table-cell>
          <table:table-cell office:value-type="float" office:value="0.000000000142352091956497" calcext:value-type="float">
            <text:p>1.42352091956497E-10</text:p>
          </table:table-cell>
          <table:table-cell office:value-type="float" office:value="-20.7530518592397" calcext:value-type="float">
            <text:p>-20.7530518592397</text:p>
          </table:table-cell>
          <table:table-cell office:value-type="float" office:value="0.000000000142352091956497" calcext:value-type="float">
            <text:p>1.42352091956497E-10</text:p>
          </table:table-cell>
          <table:table-cell office:value-type="float" office:value="-20.7530518592397" calcext:value-type="float">
            <text:p>-20.7530518592397</text:p>
          </table:table-cell>
          <table:table-cell office:value-type="float" office:value="-143.73710788827" calcext:value-type="float">
            <text:p>-143.73710788827</text:p>
          </table:table-cell>
          <table:table-cell office:value-type="float" office:value="67.5861036912768" calcext:value-type="float">
            <text:p>67.58610369127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508" calcext:value-type="float">
            <text:p>6508</text:p>
          </table:table-cell>
          <table:table-cell office:value-type="float" office:value="845244" calcext:value-type="float">
            <text:p>845244</text:p>
          </table:table-cell>
          <table:table-cell office:value-type="float" office:value="10.9" calcext:value-type="float">
            <text:p>10.9</text:p>
          </table:table-cell>
          <table:table-cell office:value-type="float" office:value="912.4" calcext:value-type="float">
            <text:p>912.4</text:p>
          </table:table-cell>
          <table:table-cell office:value-type="float" office:value="681.8" calcext:value-type="float">
            <text:p>681.8</text:p>
          </table:table-cell>
          <table:table-cell office:value-type="float" office:value="0.003045" calcext:value-type="float">
            <text:p>0.003045</text:p>
          </table:table-cell>
          <table:table-cell table:formula="of:=[.R29]+[.AD30]" office:value-type="float" office:value="8227.586" calcext:value-type="float">
            <text:p>8227.586</text:p>
          </table:table-cell>
          <table:table-cell office:value-type="float" office:value="0.0000000001164" calcext:value-type="float">
            <text:p>1.164E-10</text:p>
          </table:table-cell>
          <table:table-cell office:value-type="float" office:value="0.000000000154" calcext:value-type="float">
            <text:p>1.54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0]-[.V30])/[.V30]))" office:value-type="float" office:value="-131.360965969484" calcext:value-type="float">
            <text:p>-131.360965969484</text:p>
          </table:table-cell>
          <table:table-cell/>
          <table:table-cell table:formula="of:=10^([.B30]/20)" office:value-type="float" office:value="0.0000000650421265484525" calcext:value-type="float">
            <text:p>6.50421265484525E-08</text:p>
          </table:table-cell>
          <table:table-cell table:formula="of:=10^([.D30]/20)" office:value-type="float" office:value="1.00000000001639" calcext:value-type="float">
            <text:p>1.00000000001639</text:p>
          </table:table-cell>
          <table:table-cell table:formula="of:==20*LOG10(ABS(1-[.Y30]^2-[.Z30]^2))" office:value-type="float" office:value="-209.687291256503" calcext:value-type="float">
            <text:p>-209.687291256503</text:p>
          </table:table-cell>
          <table:table-cell table:formula="of:=20*LOG10(ABS(1-[.Z30]))" office:value-type="float" office:value="-215.709009063829" calcext:value-type="float">
            <text:p>-215.709009063829</text:p>
          </table:table-cell>
          <table:table-cell/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3.810361892201" calcext:value-type="float">
            <text:p>-143.810361892201</text:p>
          </table:table-cell>
          <table:table-cell office:value-type="float" office:value="71.9672512062086" calcext:value-type="float">
            <text:p>71.9672512062086</text:p>
          </table:table-cell>
          <table:table-cell office:value-type="float" office:value="0.000000000124419458388747" calcext:value-type="float">
            <text:p>1.24419458388747E-10</text:p>
          </table:table-cell>
          <table:table-cell office:value-type="float" office:value="-20.7530519873956" calcext:value-type="float">
            <text:p>-20.7530519873956</text:p>
          </table:table-cell>
          <table:table-cell office:value-type="float" office:value="0.000000000124419458388747" calcext:value-type="float">
            <text:p>1.24419458388747E-10</text:p>
          </table:table-cell>
          <table:table-cell office:value-type="float" office:value="-20.7530519873956" calcext:value-type="float">
            <text:p>-20.7530519873956</text:p>
          </table:table-cell>
          <table:table-cell office:value-type="float" office:value="-143.810979674637" calcext:value-type="float">
            <text:p>-143.810979674637</text:p>
          </table:table-cell>
          <table:table-cell office:value-type="float" office:value="66.4968226423392" calcext:value-type="float">
            <text:p>66.49682264233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314" calcext:value-type="float">
            <text:p>8314</text:p>
          </table:table-cell>
          <table:table-cell office:value-type="float" office:value="1078188" calcext:value-type="float">
            <text:p>1078188</text:p>
          </table:table-cell>
          <table:table-cell office:value-type="float" office:value="11.19" calcext:value-type="float">
            <text:p>11.19</text:p>
          </table:table-cell>
          <table:table-cell office:value-type="float" office:value="1423" calcext:value-type="float">
            <text:p>1423</text:p>
          </table:table-cell>
          <table:table-cell office:value-type="float" office:value="1119" calcext:value-type="float">
            <text:p>1119</text:p>
          </table:table-cell>
          <table:table-cell office:value-type="float" office:value="0.003325" calcext:value-type="float">
            <text:p>0.003325</text:p>
          </table:table-cell>
          <table:table-cell table:formula="of:=[.R30]+[.AD31]" office:value-type="float" office:value="10780.586" calcext:value-type="float">
            <text:p>10780.586</text:p>
          </table:table-cell>
          <table:table-cell office:value-type="float" office:value="0.000000002615" calcext:value-type="float">
            <text:p>2.615E-09</text:p>
          </table:table-cell>
          <table:table-cell office:value-type="float" office:value="0.0000000001082" calcext:value-type="float">
            <text:p>1.082E-10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1]-[.V31])/[.V31]))" office:value-type="float" office:value="-131.561656426984" calcext:value-type="float">
            <text:p>-131.561656426984</text:p>
          </table:table-cell>
          <table:table-cell/>
          <table:table-cell table:formula="of:=10^([.B31]/20)" office:value-type="float" office:value="0.0000000644884450597967" calcext:value-type="float">
            <text:p>6.44884450597967E-08</text:p>
          </table:table-cell>
          <table:table-cell table:formula="of:=10^([.D31]/20)" office:value-type="float" office:value="1.00000000001432" calcext:value-type="float">
            <text:p>1.00000000001432</text:p>
          </table:table-cell>
          <table:table-cell table:formula="of:==20*LOG10(ABS(1-[.Y31]^2-[.Z31]^2))" office:value-type="float" office:value="-210.856674747185" calcext:value-type="float">
            <text:p>-210.856674747185</text:p>
          </table:table-cell>
          <table:table-cell table:formula="of:=20*LOG10(ABS(1-[.Z31]))" office:value-type="float" office:value="-216.878520009622" calcext:value-type="float">
            <text:p>-216.878520009622</text:p>
          </table:table-cell>
          <table:table-cell/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4.548237933597" calcext:value-type="float">
            <text:p>-164.548237933597</text:p>
          </table:table-cell>
          <table:table-cell office:value-type="float" office:value="50.8583835491154" calcext:value-type="float">
            <text:p>50.8583835491154</text:p>
          </table:table-cell>
          <table:table-cell office:value-type="float" office:value="0.0000000000859273632342722" calcext:value-type="float">
            <text:p>8.59273632342722E-11</text:p>
          </table:table-cell>
          <table:table-cell office:value-type="float" office:value="-20.7530562415148" calcext:value-type="float">
            <text:p>-20.7530562415148</text:p>
          </table:table-cell>
          <table:table-cell office:value-type="float" office:value="0.0000000000859273632342722" calcext:value-type="float">
            <text:p>8.59273632342722E-11</text:p>
          </table:table-cell>
          <table:table-cell office:value-type="float" office:value="-20.7530562415148" calcext:value-type="float">
            <text:p>-20.7530562415148</text:p>
          </table:table-cell>
          <table:table-cell office:value-type="float" office:value="-164.576773913657" calcext:value-type="float">
            <text:p>-164.576773913657</text:p>
          </table:table-cell>
          <table:table-cell office:value-type="float" office:value="87.4410054109495" calcext:value-type="float">
            <text:p>87.44100541094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048" calcext:value-type="float">
            <text:p>10048</text:p>
          </table:table-cell>
          <table:table-cell office:value-type="float" office:value="1301976" calcext:value-type="float">
            <text:p>1301976</text:p>
          </table:table-cell>
          <table:table-cell office:value-type="float" office:value="12.07" calcext:value-type="float">
            <text:p>12.07</text:p>
          </table:table-cell>
          <table:table-cell office:value-type="float" office:value="2031" calcext:value-type="float">
            <text:p>2031</text:p>
          </table:table-cell>
          <table:table-cell office:value-type="float" office:value="1321" calcext:value-type="float">
            <text:p>1321</text:p>
          </table:table-cell>
          <table:table-cell office:value-type="float" office:value="0.004685" calcext:value-type="float">
            <text:p>0.004685</text:p>
          </table:table-cell>
          <table:table-cell table:formula="of:=[.R31]+[.AD32]" office:value-type="float" office:value="14144.586" calcext:value-type="float">
            <text:p>14144.586</text:p>
          </table:table-cell>
          <table:table-cell office:value-type="float" office:value="0.00000009484" calcext:value-type="float">
            <text:p>9.484E-08</text:p>
          </table:table-cell>
          <table:table-cell office:value-type="float" office:value="0.00000000008638" calcext:value-type="float">
            <text:p>8.638E-1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2]-[.V32])/[.V32]))" office:value-type="float" office:value="-144.553140265277" calcext:value-type="float">
            <text:p>-144.553140265277</text:p>
          </table:table-cell>
          <table:table-cell/>
          <table:table-cell table:formula="of:=10^([.B32]/20)" office:value-type="float" office:value="0.00000000592363244689403" calcext:value-type="float">
            <text:p>5.92363244689403E-09</text:p>
          </table:table-cell>
          <table:table-cell table:formula="of:=10^([.D32]/20)" office:value-type="float" office:value="1.00000000000989" calcext:value-type="float">
            <text:p>1.00000000000989</text:p>
          </table:table-cell>
          <table:table-cell table:formula="of:==20*LOG10(ABS(1-[.Y32]^2-[.Z32]^2))" office:value-type="float" office:value="-214.073056521103" calcext:value-type="float">
            <text:p>-214.073056521103</text:p>
          </table:table-cell>
          <table:table-cell table:formula="of:=20*LOG10(ABS(1-[.Z32]))" office:value-type="float" office:value="-220.093656434382" calcext:value-type="float">
            <text:p>-220.093656434382</text:p>
          </table:table-cell>
          <table:table-cell/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0.996873075692" calcext:value-type="float">
            <text:p>-160.996873075692</text:p>
          </table:table-cell>
          <table:table-cell office:value-type="float" office:value="-31.7879911210238" calcext:value-type="float">
            <text:p>-31.7879911210238</text:p>
          </table:table-cell>
          <table:table-cell office:value-type="float" office:value="0.00000000000669436127281034" calcext:value-type="float">
            <text:p>6.69436127281034E-12</text:p>
          </table:table-cell>
          <table:table-cell office:value-type="float" office:value="-20.7530570071058" calcext:value-type="float">
            <text:p>-20.7530570071058</text:p>
          </table:table-cell>
          <table:table-cell office:value-type="float" office:value="0.00000000000669436127281034" calcext:value-type="float">
            <text:p>6.69436127281034E-12</text:p>
          </table:table-cell>
          <table:table-cell office:value-type="float" office:value="-20.7530570071058" calcext:value-type="float">
            <text:p>-20.7530570071058</text:p>
          </table:table-cell>
          <table:table-cell office:value-type="float" office:value="-160.997258646745" calcext:value-type="float">
            <text:p>-160.997258646745</text:p>
          </table:table-cell>
          <table:table-cell office:value-type="float" office:value="170.313889750904" calcext:value-type="float">
            <text:p>170.3138897509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220" calcext:value-type="float">
            <text:p>13220</text:p>
          </table:table-cell>
          <table:table-cell office:value-type="float" office:value="1713090" calcext:value-type="float">
            <text:p>1713090</text:p>
          </table:table-cell>
          <table:table-cell office:value-type="float" office:value="15.34" calcext:value-type="float">
            <text:p>15.34</text:p>
          </table:table-cell>
          <table:table-cell office:value-type="float" office:value="3187" calcext:value-type="float">
            <text:p>3187</text:p>
          </table:table-cell>
          <table:table-cell office:value-type="float" office:value="1827" calcext:value-type="float">
            <text:p>1827</text:p>
          </table:table-cell>
          <table:table-cell office:value-type="float" office:value="0.005285" calcext:value-type="float">
            <text:p>0.005285</text:p>
          </table:table-cell>
          <table:table-cell table:formula="of:=[.R32]+[.AD33]" office:value-type="float" office:value="19174.586" calcext:value-type="float">
            <text:p>19174.586</text:p>
          </table:table-cell>
          <table:table-cell office:value-type="float" office:value="0.00000001673" calcext:value-type="float">
            <text:p>1.673E-08</text:p>
          </table:table-cell>
          <table:table-cell office:value-type="float" office:value="0.00000000007596" calcext:value-type="float">
            <text:p>7.596E-11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33]-[.V33])/[.V33]))" office:value-type="float" office:value="-153.029080203182" calcext:value-type="float">
            <text:p>-153.029080203182</text:p>
          </table:table-cell>
          <table:table-cell/>
          <table:table-cell table:formula="of:=10^([.B33]/20)" office:value-type="float" office:value="0.00000000891571846645979" calcext:value-type="float">
            <text:p>8.91571846645979E-09</text:p>
          </table:table-cell>
          <table:table-cell table:formula="of:=10^([.D33]/20)" office:value-type="float" office:value="1.00000000000077" calcext:value-type="float">
            <text:p>1.00000000000077</text:p>
          </table:table-cell>
          <table:table-cell table:formula="of:==20*LOG10(ABS(1-[.Y33]^2-[.Z33]^2))" office:value-type="float" office:value="-236.240877722095" calcext:value-type="float">
            <text:p>-236.240877722095</text:p>
          </table:table-cell>
          <table:table-cell table:formula="of:=20*LOG10(ABS(1-[.Z33]))" office:value-type="float" office:value="-242.262103217112" calcext:value-type="float">
            <text:p>-242.262103217112</text:p>
          </table:table-cell>
          <table:table-cell/>
          <table:table-cell office:value-type="float" office:value="5030" calcext:value-type="float">
            <text:p>50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8"/>
        </table:table-row>
      </table:table>
      <table:table table:name="7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6"/>
          <table:table-cell office:value-type="string" calcext:value-type="string">
            <text:p>cummula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  <table:table-cell/>
          <table:table-cell office:value-type="string" calcext:value-type="string">
            <text:p>iteration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DOF count</text:p>
          </table:table-cell>
          <table:table-cell office:value-type="string" calcext:value-type="string">
            <text:p>setup, s</text:p>
          </table:table-cell>
          <table:table-cell office:value-type="string" calcext:value-type="string">
            <text:p>solve, s</text:p>
          </table:table-cell>
          <table:table-cell office:value-type="string" calcext:value-type="string">
            <text:p>mesh, s</text:p>
          </table:table-cell>
          <table:table-cell office:value-type="string" calcext:value-type="string">
            <text:p>refine, s</text:p>
          </table:table-cell>
          <table:table-cell office:value-type="string" calcext:value-type="string">
            <text:p>run time, 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  <table:table-cell/>
          <table:table-cell office:value-type="string" calcext:value-type="string">
            <text:p>run time, s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6.0919485280028" calcext:value-type="float">
            <text:p>-76.0919485280028</text:p>
          </table:table-cell>
          <table:table-cell office:value-type="float" office:value="-110.720247590861" calcext:value-type="float">
            <text:p>-110.720247590861</text:p>
          </table:table-cell>
          <table:table-cell office:value-type="float" office:value="0.000000493875146517198" calcext:value-type="float">
            <text:p>4.93875146517198E-07</text:p>
          </table:table-cell>
          <table:table-cell office:value-type="float" office:value="-20.7562018898338" calcext:value-type="float">
            <text:p>-20.7562018898338</text:p>
          </table:table-cell>
          <table:table-cell office:value-type="float" office:value="0.000000493875146517198" calcext:value-type="float">
            <text:p>4.93875146517198E-07</text:p>
          </table:table-cell>
          <table:table-cell office:value-type="float" office:value="-20.7562018898338" calcext:value-type="float">
            <text:p>-20.7562018898338</text:p>
          </table:table-cell>
          <table:table-cell office:value-type="float" office:value="-76.0919485401219" calcext:value-type="float">
            <text:p>-76.0919485401219</text:p>
          </table:table-cell>
          <table:table-cell office:value-type="float" office:value="-110.720241008389" calcext:value-type="float">
            <text:p>-110.7202410083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783" calcext:value-type="float">
            <text:p>6783</text:p>
          </table:table-cell>
          <table:table-cell office:value-type="float" office:value="3.712" calcext:value-type="float">
            <text:p>3.712</text:p>
          </table:table-cell>
          <table:table-cell office:value-type="float" office:value="6.213" calcext:value-type="float">
            <text:p>6.213</text:p>
          </table:table-cell>
          <table:table-cell office:value-type="float" office:value="8.482" calcext:value-type="float">
            <text:p>8.482</text:p>
          </table:table-cell>
          <table:table-cell office:value-type="float" office:value="0.0003123" calcext:value-type="float">
            <text:p>0.0003123</text:p>
          </table:table-cell>
          <table:table-cell table:formula="of:=[.AD9]" office:value-type="float" office:value="18.41" calcext:value-type="float">
            <text:p>18.41</text:p>
          </table:table-cell>
          <table:table-cell office:value-type="float" office:value="0.000000567" calcext:value-type="float">
            <text:p>5.67E-07</text:p>
          </table:table-cell>
          <table:table-cell table:number-columns-repeated="2"/>
          <table:table-cell office:value-type="float" office:value="-20.753057470156" calcext:value-type="float">
            <text:p>-20.753057470156</text:p>
          </table:table-cell>
          <table:table-cell table:formula="of:=20*LOG10(ABS(([.E9]-[.V9])/[.V9]))" office:value-type="float" office:value="-76.3908316661951" calcext:value-type="float">
            <text:p>-76.3908316661951</text:p>
          </table:table-cell>
          <table:table-cell/>
          <table:table-cell table:formula="of:=10^([.B9]/20)" office:value-type="float" office:value="0.00015682040589601" calcext:value-type="float">
            <text:p>0.000156820405896</text:p>
          </table:table-cell>
          <table:table-cell table:formula="of:=10^([.D9]/20)" office:value-type="float" office:value="1.00000005685948" calcext:value-type="float">
            <text:p>1.00000005685948</text:p>
          </table:table-cell>
          <table:table-cell table:formula="of:==20*LOG10(ABS(1-[.Y9]^2-[.Z9]^2))" office:value-type="float" office:value="-137.182827813293" calcext:value-type="float">
            <text:p>-137.182827813293</text:p>
          </table:table-cell>
          <table:table-cell table:formula="of:=20*LOG10(ABS(1-[.Z9]))" office:value-type="float" office:value="-144.903942461733" calcext:value-type="float">
            <text:p>-144.903942461733</text:p>
          </table:table-cell>
          <table:table-cell/>
          <table:table-cell office:value-type="float" office:value="18.41" calcext:value-type="float">
            <text:p>18.4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79.9152610282246" calcext:value-type="float">
            <text:p>-79.9152610282246</text:p>
          </table:table-cell>
          <table:table-cell office:value-type="float" office:value="-146.885486212057" calcext:value-type="float">
            <text:p>-146.885486212057</text:p>
          </table:table-cell>
          <table:table-cell office:value-type="float" office:value="0.000000405054319457968" calcext:value-type="float">
            <text:p>4.05054319457968E-07</text:p>
          </table:table-cell>
          <table:table-cell office:value-type="float" office:value="-20.7546825813024" calcext:value-type="float">
            <text:p>-20.7546825813024</text:p>
          </table:table-cell>
          <table:table-cell office:value-type="float" office:value="0.000000405054319457968" calcext:value-type="float">
            <text:p>4.05054319457968E-07</text:p>
          </table:table-cell>
          <table:table-cell office:value-type="float" office:value="-20.7546825813024" calcext:value-type="float">
            <text:p>-20.7546825813024</text:p>
          </table:table-cell>
          <table:table-cell office:value-type="float" office:value="-79.9136313842354" calcext:value-type="float">
            <text:p>-79.9136313842354</text:p>
          </table:table-cell>
          <table:table-cell office:value-type="float" office:value="-74.539544434961" calcext:value-type="float">
            <text:p>-74.5395444349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5995" calcext:value-type="float">
            <text:p>15995</text:p>
          </table:table-cell>
          <table:table-cell office:value-type="float" office:value="3.213" calcext:value-type="float">
            <text:p>3.213</text:p>
          </table:table-cell>
          <table:table-cell office:value-type="float" office:value="22.44" calcext:value-type="float">
            <text:p>22.44</text:p>
          </table:table-cell>
          <table:table-cell office:value-type="float" office:value="37.07" calcext:value-type="float">
            <text:p>37.07</text:p>
          </table:table-cell>
          <table:table-cell office:value-type="float" office:value="0.006512" calcext:value-type="float">
            <text:p>0.006512</text:p>
          </table:table-cell>
          <table:table-cell table:formula="of:=[.R9]+[.AD10]" office:value-type="float" office:value="81.13" calcext:value-type="float">
            <text:p>81.13</text:p>
          </table:table-cell>
          <table:table-cell office:value-type="float" office:value="0.00009964" calcext:value-type="float">
            <text:p>9.964E-05</text:p>
          </table:table-cell>
          <table:table-cell office:value-type="float" office:value="0.000001063" calcext:value-type="float">
            <text:p>1.063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V10])/[.V10]))" office:value-type="float" office:value="-82.1239803932062" calcext:value-type="float">
            <text:p>-82.1239803932062</text:p>
          </table:table-cell>
          <table:table-cell/>
          <table:table-cell table:formula="of:=10^([.B10]/20)" office:value-type="float" office:value="0.000100980367892784" calcext:value-type="float">
            <text:p>0.000100980367893</text:p>
          </table:table-cell>
          <table:table-cell table:formula="of:=10^([.D10]/20)" office:value-type="float" office:value="1.0000000466336" calcext:value-type="float">
            <text:p>1.0000000466336</text:p>
          </table:table-cell>
          <table:table-cell table:formula="of:==20*LOG10(ABS(1-[.Y10]^2-[.Z10]^2))" office:value-type="float" office:value="-139.7041943221" calcext:value-type="float">
            <text:p>-139.7041943221</text:p>
          </table:table-cell>
          <table:table-cell table:formula="of:=20*LOG10(ABS(1-[.Z10]))" office:value-type="float" office:value="-146.626020580668" calcext:value-type="float">
            <text:p>-146.626020580668</text:p>
          </table:table-cell>
          <table:table-cell/>
          <table:table-cell office:value-type="float" office:value="62.72" calcext:value-type="float">
            <text:p>62.7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04.055062206086" calcext:value-type="float">
            <text:p>-104.055062206086</text:p>
          </table:table-cell>
          <table:table-cell office:value-type="float" office:value="-113.761093244422" calcext:value-type="float">
            <text:p>-113.761093244422</text:p>
          </table:table-cell>
          <table:table-cell office:value-type="float" office:value="0.000000102798433660746" calcext:value-type="float">
            <text:p>1.02798433660746E-07</text:p>
          </table:table-cell>
          <table:table-cell office:value-type="float" office:value="-20.7531996793286" calcext:value-type="float">
            <text:p>-20.7531996793286</text:p>
          </table:table-cell>
          <table:table-cell office:value-type="float" office:value="0.000000102798433660746" calcext:value-type="float">
            <text:p>1.02798433660746E-07</text:p>
          </table:table-cell>
          <table:table-cell office:value-type="float" office:value="-20.7531996793286" calcext:value-type="float">
            <text:p>-20.7531996793286</text:p>
          </table:table-cell>
          <table:table-cell office:value-type="float" office:value="-104.031553930159" calcext:value-type="float">
            <text:p>-104.031553930159</text:p>
          </table:table-cell>
          <table:table-cell office:value-type="float" office:value="-107.521293388633" calcext:value-type="float">
            <text:p>-107.5212933886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26299" calcext:value-type="float">
            <text:p>26299</text:p>
          </table:table-cell>
          <table:table-cell office:value-type="float" office:value="3.753" calcext:value-type="float">
            <text:p>3.753</text:p>
          </table:table-cell>
          <table:table-cell office:value-type="float" office:value="30.87" calcext:value-type="float">
            <text:p>30.87</text:p>
          </table:table-cell>
          <table:table-cell office:value-type="float" office:value="47.2" calcext:value-type="float">
            <text:p>47.2</text:p>
          </table:table-cell>
          <table:table-cell office:value-type="float" office:value="0.0004883" calcext:value-type="float">
            <text:p>0.0004883</text:p>
          </table:table-cell>
          <table:table-cell table:formula="of:=[.R10]+[.AD11]" office:value-type="float" office:value="162.96" calcext:value-type="float">
            <text:p>162.96</text:p>
          </table:table-cell>
          <table:table-cell office:value-type="float" office:value="0.00009923" calcext:value-type="float">
            <text:p>9.923E-05</text:p>
          </table:table-cell>
          <table:table-cell office:value-type="float" office:value="0.000000303" calcext:value-type="float">
            <text:p>3.03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V11])/[.V11]))" office:value-type="float" office:value="-103.283089582485" calcext:value-type="float">
            <text:p>-103.283089582485</text:p>
          </table:table-cell>
          <table:table-cell/>
          <table:table-cell table:formula="of:=10^([.B11]/20)" office:value-type="float" office:value="0.00000626970186234575" calcext:value-type="float">
            <text:p>6.26970186234575E-06</text:p>
          </table:table-cell>
          <table:table-cell table:formula="of:=10^([.D11]/20)" office:value-type="float" office:value="1.00000001183511" calcext:value-type="float">
            <text:p>1.00000001183511</text:p>
          </table:table-cell>
          <table:table-cell table:formula="of:==20*LOG10(ABS(1-[.Y11]^2-[.Z11]^2))" office:value-type="float" office:value="-152.501543458137" calcext:value-type="float">
            <text:p>-152.501543458137</text:p>
          </table:table-cell>
          <table:table-cell table:formula="of:=20*LOG10(ABS(1-[.Z11]))" office:value-type="float" office:value="-158.536556140558" calcext:value-type="float">
            <text:p>-158.536556140558</text:p>
          </table:table-cell>
          <table:table-cell/>
          <table:table-cell office:value-type="float" office:value="81.83" calcext:value-type="float">
            <text:p>81.8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0.057942154851" calcext:value-type="float">
            <text:p>-110.057942154851</text:p>
          </table:table-cell>
          <table:table-cell office:value-type="float" office:value="-77.7051066830557" calcext:value-type="float">
            <text:p>-77.7051066830557</text:p>
          </table:table-cell>
          <table:table-cell office:value-type="float" office:value="0.00000013995780845109" calcext:value-type="float">
            <text:p>1.3995780845109E-07</text:p>
          </table:table-cell>
          <table:table-cell office:value-type="float" office:value="-20.7530826185668" calcext:value-type="float">
            <text:p>-20.7530826185668</text:p>
          </table:table-cell>
          <table:table-cell office:value-type="float" office:value="0.00000013995780845109" calcext:value-type="float">
            <text:p>1.3995780845109E-07</text:p>
          </table:table-cell>
          <table:table-cell office:value-type="float" office:value="-20.7530826185668" calcext:value-type="float">
            <text:p>-20.7530826185668</text:p>
          </table:table-cell>
          <table:table-cell office:value-type="float" office:value="-110.094758270808" calcext:value-type="float">
            <text:p>-110.094758270808</text:p>
          </table:table-cell>
          <table:table-cell office:value-type="float" office:value="-143.145078288664" calcext:value-type="float">
            <text:p>-143.1450782886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35987" calcext:value-type="float">
            <text:p>35987</text:p>
          </table:table-cell>
          <table:table-cell office:value-type="float" office:value="3.901" calcext:value-type="float">
            <text:p>3.901</text:p>
          </table:table-cell>
          <table:table-cell office:value-type="float" office:value="51.72" calcext:value-type="float">
            <text:p>51.72</text:p>
          </table:table-cell>
          <table:table-cell office:value-type="float" office:value="83.74" calcext:value-type="float">
            <text:p>83.74</text:p>
          </table:table-cell>
          <table:table-cell office:value-type="float" office:value="0.0005176" calcext:value-type="float">
            <text:p>0.0005176</text:p>
          </table:table-cell>
          <table:table-cell table:formula="of:=[.R11]+[.AD12]" office:value-type="float" office:value="302.36" calcext:value-type="float">
            <text:p>302.36</text:p>
          </table:table-cell>
          <table:table-cell office:value-type="float" office:value="0.000004638" calcext:value-type="float">
            <text:p>4.638E-06</text:p>
          </table:table-cell>
          <table:table-cell office:value-type="float" office:value="0.000000277" calcext:value-type="float">
            <text:p>2.77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V12])/[.V12]))" office:value-type="float" office:value="-118.331430856113" calcext:value-type="float">
            <text:p>-118.331430856113</text:p>
          </table:table-cell>
          <table:table-cell/>
          <table:table-cell table:formula="of:=10^([.B12]/20)" office:value-type="float" office:value="0.00000314125282562025" calcext:value-type="float">
            <text:p>3.14125282562025E-06</text:p>
          </table:table-cell>
          <table:table-cell table:formula="of:=10^([.D12]/20)" office:value-type="float" office:value="1.00000001611324" calcext:value-type="float">
            <text:p>1.00000001611324</text:p>
          </table:table-cell>
          <table:table-cell table:formula="of:==20*LOG10(ABS(1-[.Y12]^2-[.Z12]^2))" office:value-type="float" office:value="-149.833084298538" calcext:value-type="float">
            <text:p>-149.833084298538</text:p>
          </table:table-cell>
          <table:table-cell table:formula="of:=20*LOG10(ABS(1-[.Z12]))" office:value-type="float" office:value="-155.856343401246" calcext:value-type="float">
            <text:p>-155.856343401246</text:p>
          </table:table-cell>
          <table:table-cell/>
          <table:table-cell office:value-type="float" office:value="139.4" calcext:value-type="float">
            <text:p>139.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2.823767820511" calcext:value-type="float">
            <text:p>-122.823767820511</text:p>
          </table:table-cell>
          <table:table-cell office:value-type="float" office:value="73.0865784114127" calcext:value-type="float">
            <text:p>73.0865784114127</text:p>
          </table:table-cell>
          <table:table-cell office:value-type="float" office:value="0.0000000382852506862992" calcext:value-type="float">
            <text:p>3.82852506862992E-08</text:p>
          </table:table-cell>
          <table:table-cell office:value-type="float" office:value="-20.7530103695473" calcext:value-type="float">
            <text:p>-20.7530103695473</text:p>
          </table:table-cell>
          <table:table-cell office:value-type="float" office:value="0.0000000382852506862992" calcext:value-type="float">
            <text:p>3.82852506862992E-08</text:p>
          </table:table-cell>
          <table:table-cell office:value-type="float" office:value="-20.7530103695473" calcext:value-type="float">
            <text:p>-20.7530103695473</text:p>
          </table:table-cell>
          <table:table-cell office:value-type="float" office:value="-122.818366150498" calcext:value-type="float">
            <text:p>-122.818366150498</text:p>
          </table:table-cell>
          <table:table-cell office:value-type="float" office:value="64.673479784776" calcext:value-type="float">
            <text:p>64.6734797847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43652" calcext:value-type="float">
            <text:p>43652</text:p>
          </table:table-cell>
          <table:table-cell office:value-type="float" office:value="3.867" calcext:value-type="float">
            <text:p>3.867</text:p>
          </table:table-cell>
          <table:table-cell office:value-type="float" office:value="53.21" calcext:value-type="float">
            <text:p>53.21</text:p>
          </table:table-cell>
          <table:table-cell office:value-type="float" office:value="84.72" calcext:value-type="float">
            <text:p>84.72</text:p>
          </table:table-cell>
          <table:table-cell office:value-type="float" office:value="0.0005621" calcext:value-type="float">
            <text:p>0.0005621</text:p>
          </table:table-cell>
          <table:table-cell table:formula="of:=[.R12]+[.AD13]" office:value-type="float" office:value="444.16" calcext:value-type="float">
            <text:p>444.16</text:p>
          </table:table-cell>
          <table:table-cell office:value-type="float" office:value="0.000003993" calcext:value-type="float">
            <text:p>3.993E-06</text:p>
          </table:table-cell>
          <table:table-cell office:value-type="float" office:value="0.00000004985" calcext:value-type="float">
            <text:p>4.985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V13])/[.V13]))" office:value-type="float" office:value="-112.881111380193" calcext:value-type="float">
            <text:p>-112.881111380193</text:p>
          </table:table-cell>
          <table:table-cell/>
          <table:table-cell table:formula="of:=10^([.B13]/20)" office:value-type="float" office:value="0.000000722456343907014" calcext:value-type="float">
            <text:p>7.22456343907014E-07</text:p>
          </table:table-cell>
          <table:table-cell table:formula="of:=10^([.D13]/20)" office:value-type="float" office:value="1.00000000440775" calcext:value-type="float">
            <text:p>1.00000000440775</text:p>
          </table:table-cell>
          <table:table-cell table:formula="of:==20*LOG10(ABS(1-[.Y13]^2-[.Z13]^2))" office:value-type="float" office:value="-161.094542077282" calcext:value-type="float">
            <text:p>-161.094542077282</text:p>
          </table:table-cell>
          <table:table-cell table:formula="of:=20*LOG10(ABS(1-[.Z13]))" office:value-type="float" office:value="-167.11565621741" calcext:value-type="float">
            <text:p>-167.11565621741</text:p>
          </table:table-cell>
          <table:table-cell/>
          <table:table-cell office:value-type="float" office:value="141.8" calcext:value-type="float">
            <text:p>141.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2.96685499474" calcext:value-type="float">
            <text:p>-122.96685499474</text:p>
          </table:table-cell>
          <table:table-cell office:value-type="float" office:value="70.6925186086041" calcext:value-type="float">
            <text:p>70.6925186086041</text:p>
          </table:table-cell>
          <table:table-cell office:value-type="float" office:value="0.0000000382789439846958" calcext:value-type="float">
            <text:p>3.82789439846958E-08</text:p>
          </table:table-cell>
          <table:table-cell office:value-type="float" office:value="-20.7530121305934" calcext:value-type="float">
            <text:p>-20.7530121305934</text:p>
          </table:table-cell>
          <table:table-cell office:value-type="float" office:value="0.0000000382789439846958" calcext:value-type="float">
            <text:p>3.82789439846958E-08</text:p>
          </table:table-cell>
          <table:table-cell office:value-type="float" office:value="-20.7530121305934" calcext:value-type="float">
            <text:p>-20.7530121305934</text:p>
          </table:table-cell>
          <table:table-cell office:value-type="float" office:value="-122.966071605942" calcext:value-type="float">
            <text:p>-122.966071605942</text:p>
          </table:table-cell>
          <table:table-cell office:value-type="float" office:value="67.0544071992874" calcext:value-type="float">
            <text:p>67.05440719928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9" calcext:value-type="float">
            <text:p>259</text:p>
          </table:table-cell>
          <table:table-cell office:value-type="float" office:value="54173" calcext:value-type="float">
            <text:p>54173</text:p>
          </table:table-cell>
          <table:table-cell office:value-type="float" office:value="3.84" calcext:value-type="float">
            <text:p>3.84</text:p>
          </table:table-cell>
          <table:table-cell office:value-type="float" office:value="82.17" calcext:value-type="float">
            <text:p>82.17</text:p>
          </table:table-cell>
          <table:table-cell office:value-type="float" office:value="130.5" calcext:value-type="float">
            <text:p>130.5</text:p>
          </table:table-cell>
          <table:table-cell office:value-type="float" office:value="0.0005685" calcext:value-type="float">
            <text:p>0.0005685</text:p>
          </table:table-cell>
          <table:table-cell table:formula="of:=[.R13]+[.AD14]" office:value-type="float" office:value="660.66" calcext:value-type="float">
            <text:p>660.66</text:p>
          </table:table-cell>
          <table:table-cell office:value-type="float" office:value="0.0000000445" calcext:value-type="float">
            <text:p>4.45E-08</text:p>
          </table:table-cell>
          <table:table-cell office:value-type="float" office:value="0.00000003415" calcext:value-type="float">
            <text:p>3.415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V14])/[.V14]))" office:value-type="float" office:value="-113.212095253063" calcext:value-type="float">
            <text:p>-113.212095253063</text:p>
          </table:table-cell>
          <table:table-cell/>
          <table:table-cell table:formula="of:=10^([.B14]/20)" office:value-type="float" office:value="0.000000710652437959328" calcext:value-type="float">
            <text:p>7.10652437959328E-07</text:p>
          </table:table-cell>
          <table:table-cell table:formula="of:=10^([.D14]/20)" office:value-type="float" office:value="1.00000000440703" calcext:value-type="float">
            <text:p>1.00000000440703</text:p>
          </table:table-cell>
          <table:table-cell table:formula="of:==20*LOG10(ABS(1-[.Y14]^2-[.Z14]^2))" office:value-type="float" office:value="-161.095989559774" calcext:value-type="float">
            <text:p>-161.095989559774</text:p>
          </table:table-cell>
          <table:table-cell table:formula="of:=20*LOG10(ABS(1-[.Z14]))" office:value-type="float" office:value="-167.117087155581" calcext:value-type="float">
            <text:p>-167.117087155581</text:p>
          </table:table-cell>
          <table:table-cell/>
          <table:table-cell office:value-type="float" office:value="216.5" calcext:value-type="float">
            <text:p>216.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3.047603666781" calcext:value-type="float">
            <text:p>-123.047603666781</text:p>
          </table:table-cell>
          <table:table-cell office:value-type="float" office:value="72.2143356020232" calcext:value-type="float">
            <text:p>72.2143356020232</text:p>
          </table:table-cell>
          <table:table-cell office:value-type="float" office:value="0.0000000382703460410419" calcext:value-type="float">
            <text:p>3.82703460410419E-08</text:p>
          </table:table-cell>
          <table:table-cell office:value-type="float" office:value="-20.7530132588069" calcext:value-type="float">
            <text:p>-20.7530132588069</text:p>
          </table:table-cell>
          <table:table-cell office:value-type="float" office:value="0.0000000382703460410419" calcext:value-type="float">
            <text:p>3.82703460410419E-08</text:p>
          </table:table-cell>
          <table:table-cell office:value-type="float" office:value="-20.7530132588069" calcext:value-type="float">
            <text:p>-20.7530132588069</text:p>
          </table:table-cell>
          <table:table-cell office:value-type="float" office:value="-123.043787035946" calcext:value-type="float">
            <text:p>-123.043787035946</text:p>
          </table:table-cell>
          <table:table-cell office:value-type="float" office:value="65.5262838399884" calcext:value-type="float">
            <text:p>65.52628383998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64246" calcext:value-type="float">
            <text:p>64246</text:p>
          </table:table-cell>
          <table:table-cell office:value-type="float" office:value="3.925" calcext:value-type="float">
            <text:p>3.925</text:p>
          </table:table-cell>
          <table:table-cell office:value-type="float" office:value="87.25" calcext:value-type="float">
            <text:p>87.25</text:p>
          </table:table-cell>
          <table:table-cell office:value-type="float" office:value="134.7" calcext:value-type="float">
            <text:p>134.7</text:p>
          </table:table-cell>
          <table:table-cell office:value-type="float" office:value="0.0005981" calcext:value-type="float">
            <text:p>0.0005981</text:p>
          </table:table-cell>
          <table:table-cell table:formula="of:=[.R14]+[.AD15]" office:value-type="float" office:value="886.46" calcext:value-type="float">
            <text:p>886.46</text:p>
          </table:table-cell>
          <table:table-cell office:value-type="float" office:value="0.000000028" calcext:value-type="float">
            <text:p>2.8E-08</text:p>
          </table:table-cell>
          <table:table-cell office:value-type="float" office:value="0.0000000233" calcext:value-type="float">
            <text:p>2.33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V15])/[.V15]))" office:value-type="float" office:value="-113.43096642403" calcext:value-type="float">
            <text:p>-113.43096642403</text:p>
          </table:table-cell>
          <table:table-cell/>
          <table:table-cell table:formula="of:=10^([.B15]/20)" office:value-type="float" office:value="0.000000704076447427145" calcext:value-type="float">
            <text:p>7.04076447427145E-07</text:p>
          </table:table-cell>
          <table:table-cell table:formula="of:=10^([.D15]/20)" office:value-type="float" office:value="1.00000000440604" calcext:value-type="float">
            <text:p>1.00000000440604</text:p>
          </table:table-cell>
          <table:table-cell table:formula="of:==20*LOG10(ABS(1-[.Y15]^2-[.Z15]^2))" office:value-type="float" office:value="-161.097949821562" calcext:value-type="float">
            <text:p>-161.097949821562</text:p>
          </table:table-cell>
          <table:table-cell table:formula="of:=20*LOG10(ABS(1-[.Z15]))" office:value-type="float" office:value="-167.119038337366" calcext:value-type="float">
            <text:p>-167.119038337366</text:p>
          </table:table-cell>
          <table:table-cell/>
          <table:table-cell office:value-type="float" office:value="225.8" calcext:value-type="float">
            <text:p>225.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3.18087925135" calcext:value-type="float">
            <text:p>-123.18087925135</text:p>
          </table:table-cell>
          <table:table-cell office:value-type="float" office:value="73.9197072211256" calcext:value-type="float">
            <text:p>73.9197072211256</text:p>
          </table:table-cell>
          <table:table-cell office:value-type="float" office:value="0.0000000382645542903033" calcext:value-type="float">
            <text:p>3.82645542903033E-08</text:p>
          </table:table-cell>
          <table:table-cell office:value-type="float" office:value="-20.7530145141865" calcext:value-type="float">
            <text:p>-20.7530145141865</text:p>
          </table:table-cell>
          <table:table-cell office:value-type="float" office:value="0.0000000382645542903033" calcext:value-type="float">
            <text:p>3.82645542903033E-08</text:p>
          </table:table-cell>
          <table:table-cell office:value-type="float" office:value="-20.7530145141865" calcext:value-type="float">
            <text:p>-20.7530145141865</text:p>
          </table:table-cell>
          <table:table-cell office:value-type="float" office:value="-123.173546216133" calcext:value-type="float">
            <text:p>-123.173546216133</text:p>
          </table:table-cell>
          <table:table-cell office:value-type="float" office:value="63.8106348548616" calcext:value-type="float">
            <text:p>63.81063485486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4" calcext:value-type="float">
            <text:p>364</text:p>
          </table:table-cell>
          <table:table-cell office:value-type="float" office:value="75362" calcext:value-type="float">
            <text:p>75362</text:p>
          </table:table-cell>
          <table:table-cell office:value-type="float" office:value="3.924" calcext:value-type="float">
            <text:p>3.924</text:p>
          </table:table-cell>
          <table:table-cell office:value-type="float" office:value="100.9" calcext:value-type="float">
            <text:p>100.9</text:p>
          </table:table-cell>
          <table:table-cell office:value-type="float" office:value="151.3" calcext:value-type="float">
            <text:p>151.3</text:p>
          </table:table-cell>
          <table:table-cell office:value-type="float" office:value="0.0006045" calcext:value-type="float">
            <text:p>0.0006045</text:p>
          </table:table-cell>
          <table:table-cell table:formula="of:=[.R15]+[.AD16]" office:value-type="float" office:value="1142.66" calcext:value-type="float">
            <text:p>1142.66</text:p>
          </table:table-cell>
          <table:table-cell office:value-type="float" office:value="0.00000003205" calcext:value-type="float">
            <text:p>3.205E-08</text:p>
          </table:table-cell>
          <table:table-cell office:value-type="float" office:value="0.00000001244" calcext:value-type="float">
            <text:p>1.244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V16])/[.V16]))" office:value-type="float" office:value="-113.681171267613" calcext:value-type="float">
            <text:p>-113.681171267613</text:p>
          </table:table-cell>
          <table:table-cell/>
          <table:table-cell table:formula="of:=10^([.B16]/20)" office:value-type="float" office:value="0.000000693355615771987" calcext:value-type="float">
            <text:p>6.93355615771987E-07</text:p>
          </table:table-cell>
          <table:table-cell table:formula="of:=10^([.D16]/20)" office:value-type="float" office:value="1.00000000440537" calcext:value-type="float">
            <text:p>1.00000000440537</text:p>
          </table:table-cell>
          <table:table-cell table:formula="of:==20*LOG10(ABS(1-[.Y16]^2-[.Z16]^2))" office:value-type="float" office:value="-161.099279125501" calcext:value-type="float">
            <text:p>-161.099279125501</text:p>
          </table:table-cell>
          <table:table-cell table:formula="of:=20*LOG10(ABS(1-[.Z16]))" office:value-type="float" office:value="-167.120352940448" calcext:value-type="float">
            <text:p>-167.120352940448</text:p>
          </table:table-cell>
          <table:table-cell/>
          <table:table-cell office:value-type="float" office:value="256.2" calcext:value-type="float">
            <text:p>256.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1.210045746547" calcext:value-type="float">
            <text:p>-131.210045746547</text:p>
          </table:table-cell>
          <table:table-cell office:value-type="float" office:value="149.317529735126" calcext:value-type="float">
            <text:p>149.317529735126</text:p>
          </table:table-cell>
          <table:table-cell office:value-type="float" office:value="0.0000000267293752545713" calcext:value-type="float">
            <text:p>2.67293752545713E-08</text:p>
          </table:table-cell>
          <table:table-cell office:value-type="float" office:value="-20.7530446723971" calcext:value-type="float">
            <text:p>-20.7530446723971</text:p>
          </table:table-cell>
          <table:table-cell office:value-type="float" office:value="0.0000000267293752545713" calcext:value-type="float">
            <text:p>2.67293752545713E-08</text:p>
          </table:table-cell>
          <table:table-cell office:value-type="float" office:value="-20.7530446723971" calcext:value-type="float">
            <text:p>-20.7530446723971</text:p>
          </table:table-cell>
          <table:table-cell office:value-type="float" office:value="-131.014316038865" calcext:value-type="float">
            <text:p>-131.014316038865</text:p>
          </table:table-cell>
          <table:table-cell office:value-type="float" office:value="-11.0594502270122" calcext:value-type="float">
            <text:p>-11.05945022701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9" calcext:value-type="float">
            <text:p>389</text:p>
          </table:table-cell>
          <table:table-cell office:value-type="float" office:value="80717" calcext:value-type="float">
            <text:p>80717</text:p>
          </table:table-cell>
          <table:table-cell office:value-type="float" office:value="4.435" calcext:value-type="float">
            <text:p>4.435</text:p>
          </table:table-cell>
          <table:table-cell office:value-type="float" office:value="102.4" calcext:value-type="float">
            <text:p>102.4</text:p>
          </table:table-cell>
          <table:table-cell office:value-type="float" office:value="150.8" calcext:value-type="float">
            <text:p>150.8</text:p>
          </table:table-cell>
          <table:table-cell office:value-type="float" office:value="0.0006329" calcext:value-type="float">
            <text:p>0.0006329</text:p>
          </table:table-cell>
          <table:table-cell table:formula="of:=[.R16]+[.AD17]" office:value-type="float" office:value="1400.26" calcext:value-type="float">
            <text:p>1400.26</text:p>
          </table:table-cell>
          <table:table-cell office:value-type="float" office:value="0.0000008587" calcext:value-type="float">
            <text:p>8.587E-07</text:p>
          </table:table-cell>
          <table:table-cell office:value-type="float" office:value="0.00000002307" calcext:value-type="float">
            <text:p>2.307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V17])/[.V17]))" office:value-type="float" office:value="-124.19896329049" calcext:value-type="float">
            <text:p>-124.19896329049</text:p>
          </table:table-cell>
          <table:table-cell/>
          <table:table-cell table:formula="of:=10^([.B17]/20)" office:value-type="float" office:value="0.000000275104511584172" calcext:value-type="float">
            <text:p>2.75104511584172E-07</text:p>
          </table:table-cell>
          <table:table-cell table:formula="of:=10^([.D17]/20)" office:value-type="float" office:value="1.00000000307733" calcext:value-type="float">
            <text:p>1.00000000307733</text:p>
          </table:table-cell>
          <table:table-cell table:formula="of:==20*LOG10(ABS(1-[.Y17]^2-[.Z17]^2))" office:value-type="float" office:value="-164.215803193661" calcext:value-type="float">
            <text:p>-164.215803193661</text:p>
          </table:table-cell>
          <table:table-cell table:formula="of:=20*LOG10(ABS(1-[.Z17]))" office:value-type="float" office:value="-170.236509963637" calcext:value-type="float">
            <text:p>-170.236509963637</text:p>
          </table:table-cell>
          <table:table-cell/>
          <table:table-cell office:value-type="float" office:value="257.6" calcext:value-type="float">
            <text:p>257.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7.981326734823" calcext:value-type="float">
            <text:p>-127.981326734823</text:p>
          </table:table-cell>
          <table:table-cell office:value-type="float" office:value="45.3502601323648" calcext:value-type="float">
            <text:p>45.3502601323648</text:p>
          </table:table-cell>
          <table:table-cell office:value-type="float" office:value="0.0000000250617174839142" calcext:value-type="float">
            <text:p>2.50617174839142E-08</text:p>
          </table:table-cell>
          <table:table-cell office:value-type="float" office:value="-20.7530364579633" calcext:value-type="float">
            <text:p>-20.7530364579633</text:p>
          </table:table-cell>
          <table:table-cell office:value-type="float" office:value="0.0000000250617174839142" calcext:value-type="float">
            <text:p>2.50617174839142E-08</text:p>
          </table:table-cell>
          <table:table-cell office:value-type="float" office:value="-20.7530364579633" calcext:value-type="float">
            <text:p>-20.7530364579633</text:p>
          </table:table-cell>
          <table:table-cell office:value-type="float" office:value="-128.031572679417" calcext:value-type="float">
            <text:p>-128.031572679417</text:p>
          </table:table-cell>
          <table:table-cell office:value-type="float" office:value="92.3411436763497" calcext:value-type="float">
            <text:p>92.34114367634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94" calcext:value-type="float">
            <text:p>494</text:p>
          </table:table-cell>
          <table:table-cell office:value-type="float" office:value="101955" calcext:value-type="float">
            <text:p>101955</text:p>
          </table:table-cell>
          <table:table-cell office:value-type="float" office:value="5.616" calcext:value-type="float">
            <text:p>5.616</text:p>
          </table:table-cell>
          <table:table-cell office:value-type="float" office:value="137" calcext:value-type="float">
            <text:p>137</text:p>
          </table:table-cell>
          <table:table-cell office:value-type="float" office:value="202.4" calcext:value-type="float">
            <text:p>202.4</text:p>
          </table:table-cell>
          <table:table-cell office:value-type="float" office:value="0.0007077" calcext:value-type="float">
            <text:p>0.0007077</text:p>
          </table:table-cell>
          <table:table-cell table:formula="of:=[.R17]+[.AD18]" office:value-type="float" office:value="1745.26" calcext:value-type="float">
            <text:p>1745.26</text:p>
          </table:table-cell>
          <table:table-cell office:value-type="float" office:value="0.0000005557" calcext:value-type="float">
            <text:p>5.557E-07</text:p>
          </table:table-cell>
          <table:table-cell office:value-type="float" office:value="0.00000001289" calcext:value-type="float">
            <text:p>1.289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V18])/[.V18]))" office:value-type="float" office:value="-119.89221427449" calcext:value-type="float">
            <text:p>-119.89221427449</text:p>
          </table:table-cell>
          <table:table-cell/>
          <table:table-cell table:formula="of:=10^([.B18]/20)" office:value-type="float" office:value="0.000000398963957562537" calcext:value-type="float">
            <text:p>3.98963957562537E-07</text:p>
          </table:table-cell>
          <table:table-cell table:formula="of:=10^([.D18]/20)" office:value-type="float" office:value="1.00000000288534" calcext:value-type="float">
            <text:p>1.00000000288534</text:p>
          </table:table-cell>
          <table:table-cell table:formula="of:==20*LOG10(ABS(1-[.Y18]^2-[.Z18]^2))" office:value-type="float" office:value="-164.775229984378" calcext:value-type="float">
            <text:p>-164.775229984378</text:p>
          </table:table-cell>
          <table:table-cell table:formula="of:=20*LOG10(ABS(1-[.Z18]))" office:value-type="float" office:value="-170.796069527653" calcext:value-type="float">
            <text:p>-170.796069527653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3.125513462539" calcext:value-type="float">
            <text:p>-143.125513462539</text:p>
          </table:table-cell>
          <table:table-cell office:value-type="float" office:value="59.9516113759223" calcext:value-type="float">
            <text:p>59.9516113759223</text:p>
          </table:table-cell>
          <table:table-cell office:value-type="float" office:value="0.0000000178126172105829" calcext:value-type="float">
            <text:p>1.78126172105829E-08</text:p>
          </table:table-cell>
          <table:table-cell office:value-type="float" office:value="-20.7530553506479" calcext:value-type="float">
            <text:p>-20.7530553506479</text:p>
          </table:table-cell>
          <table:table-cell office:value-type="float" office:value="0.0000000178126172105829" calcext:value-type="float">
            <text:p>1.78126172105829E-08</text:p>
          </table:table-cell>
          <table:table-cell office:value-type="float" office:value="-20.7530553506479" calcext:value-type="float">
            <text:p>-20.7530553506479</text:p>
          </table:table-cell>
          <table:table-cell office:value-type="float" office:value="-143.155066221205" calcext:value-type="float">
            <text:p>-143.155066221205</text:p>
          </table:table-cell>
          <table:table-cell office:value-type="float" office:value="75.1990802573712" calcext:value-type="float">
            <text:p>75.19908025737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float" office:value="127631" calcext:value-type="float">
            <text:p>127631</text:p>
          </table:table-cell>
          <table:table-cell office:value-type="float" office:value="6.153" calcext:value-type="float">
            <text:p>6.153</text:p>
          </table:table-cell>
          <table:table-cell office:value-type="float" office:value="153.9" calcext:value-type="float">
            <text:p>153.9</text:p>
          </table:table-cell>
          <table:table-cell office:value-type="float" office:value="210.8" calcext:value-type="float">
            <text:p>210.8</text:p>
          </table:table-cell>
          <table:table-cell office:value-type="float" office:value="0.000802" calcext:value-type="float">
            <text:p>0.000802</text:p>
          </table:table-cell>
          <table:table-cell table:formula="of:=[.R18]+[.AD19]" office:value-type="float" office:value="2116.16" calcext:value-type="float">
            <text:p>2116.16</text:p>
          </table:table-cell>
          <table:table-cell office:value-type="float" office:value="0.0000004679" calcext:value-type="float">
            <text:p>4.679E-07</text:p>
          </table:table-cell>
          <table:table-cell office:value-type="float" office:value="0.000000009717" calcext:value-type="float">
            <text:p>9.717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V19])/[.V19]))" office:value-type="float" office:value="-139.816940163535" calcext:value-type="float">
            <text:p>-139.816940163535</text:p>
          </table:table-cell>
          <table:table-cell/>
          <table:table-cell table:formula="of:=10^([.B19]/20)" office:value-type="float" office:value="0.0000000697789334131573" calcext:value-type="float">
            <text:p>6.97789334131573E-08</text:p>
          </table:table-cell>
          <table:table-cell table:formula="of:=10^([.D19]/20)" office:value-type="float" office:value="1.00000000205075" calcext:value-type="float">
            <text:p>1.00000000205075</text:p>
          </table:table-cell>
          <table:table-cell table:formula="of:==20*LOG10(ABS(1-[.Y19]^2-[.Z19]^2))" office:value-type="float" office:value="-167.741121169902" calcext:value-type="float">
            <text:p>-167.741121169902</text:p>
          </table:table-cell>
          <table:table-cell table:formula="of:=20*LOG10(ABS(1-[.Z19]))" office:value-type="float" office:value="-173.761731428254" calcext:value-type="float">
            <text:p>-173.761731428254</text:p>
          </table:table-cell>
          <table:table-cell/>
          <table:table-cell office:value-type="float" office:value="370.9" calcext:value-type="float">
            <text:p>370.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5.435069932934" calcext:value-type="float">
            <text:p>-145.435069932934</text:p>
          </table:table-cell>
          <table:table-cell office:value-type="float" office:value="48.4572911183362" calcext:value-type="float">
            <text:p>48.4572911183362</text:p>
          </table:table-cell>
          <table:table-cell office:value-type="float" office:value="0.0000000177631896420585" calcext:value-type="float">
            <text:p>1.77631896420585E-08</text:p>
          </table:table-cell>
          <table:table-cell office:value-type="float" office:value="-20.7530562045034" calcext:value-type="float">
            <text:p>-20.7530562045034</text:p>
          </table:table-cell>
          <table:table-cell office:value-type="float" office:value="0.0000000177631896420585" calcext:value-type="float">
            <text:p>1.77631896420585E-08</text:p>
          </table:table-cell>
          <table:table-cell office:value-type="float" office:value="-20.7530562045034" calcext:value-type="float">
            <text:p>-20.7530562045034</text:p>
          </table:table-cell>
          <table:table-cell office:value-type="float" office:value="-145.599958631992" calcext:value-type="float">
            <text:p>-145.599958631992</text:p>
          </table:table-cell>
          <table:table-cell office:value-type="float" office:value="85.7799295238656" calcext:value-type="float">
            <text:p>85.77992952386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61" calcext:value-type="float">
            <text:p>861</text:p>
          </table:table-cell>
          <table:table-cell office:value-type="float" office:value="175770" calcext:value-type="float">
            <text:p>175770</text:p>
          </table:table-cell>
          <table:table-cell office:value-type="float" office:value="6.22" calcext:value-type="float">
            <text:p>6.22</text:p>
          </table:table-cell>
          <table:table-cell office:value-type="float" office:value="221.5" calcext:value-type="float">
            <text:p>221.5</text:p>
          </table:table-cell>
          <table:table-cell office:value-type="float" office:value="281.3" calcext:value-type="float">
            <text:p>281.3</text:p>
          </table:table-cell>
          <table:table-cell office:value-type="float" office:value="0.0009689" calcext:value-type="float">
            <text:p>0.0009689</text:p>
          </table:table-cell>
          <table:table-cell table:formula="of:=[.R19]+[.AD20]" office:value-type="float" office:value="2625.26" calcext:value-type="float">
            <text:p>2625.26</text:p>
          </table:table-cell>
          <table:table-cell office:value-type="float" office:value="0.00000002524" calcext:value-type="float">
            <text:p>2.524E-08</text:p>
          </table:table-cell>
          <table:table-cell office:value-type="float" office:value="0.000000009967" calcext:value-type="float">
            <text:p>9.967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V20])/[.V20]))" office:value-type="float" office:value="-144.295351464881" calcext:value-type="float">
            <text:p>-144.295351464881</text:p>
          </table:table-cell>
          <table:table-cell/>
          <table:table-cell table:formula="of:=10^([.B20]/20)" office:value-type="float" office:value="0.0000000534867861551038" calcext:value-type="float">
            <text:p>5.34867861551038E-08</text:p>
          </table:table-cell>
          <table:table-cell table:formula="of:=10^([.D20]/20)" office:value-type="float" office:value="1.00000000204506" calcext:value-type="float">
            <text:p>1.00000000204506</text:p>
          </table:table-cell>
          <table:table-cell table:formula="of:==20*LOG10(ABS(1-[.Y20]^2-[.Z20]^2))" office:value-type="float" office:value="-167.765261038936" calcext:value-type="float">
            <text:p>-167.765261038936</text:p>
          </table:table-cell>
          <table:table-cell table:formula="of:=20*LOG10(ABS(1-[.Z20]))" office:value-type="float" office:value="-173.785867082225" calcext:value-type="float">
            <text:p>-173.785867082225</text:p>
          </table:table-cell>
          <table:table-cell/>
          <table:table-cell office:value-type="float" office:value="509.1" calcext:value-type="float">
            <text:p>509.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3.370885944381" calcext:value-type="float">
            <text:p>-143.370885944381</text:p>
          </table:table-cell>
          <table:table-cell office:value-type="float" office:value="-78.438567344063" calcext:value-type="float">
            <text:p>-78.438567344063</text:p>
          </table:table-cell>
          <table:table-cell office:value-type="float" office:value="0.0000000112038207249161" calcext:value-type="float">
            <text:p>1.12038207249161E-08</text:p>
          </table:table-cell>
          <table:table-cell office:value-type="float" office:value="-20.753061609879" calcext:value-type="float">
            <text:p>-20.753061609879</text:p>
          </table:table-cell>
          <table:table-cell office:value-type="float" office:value="0.0000000112038207249161" calcext:value-type="float">
            <text:p>1.12038207249161E-08</text:p>
          </table:table-cell>
          <table:table-cell office:value-type="float" office:value="-20.753061609879" calcext:value-type="float">
            <text:p>-20.753061609879</text:p>
          </table:table-cell>
          <table:table-cell office:value-type="float" office:value="-143.538951762539" calcext:value-type="float">
            <text:p>-143.538951762539</text:p>
          </table:table-cell>
          <table:table-cell office:value-type="float" office:value="-141.183452186462" calcext:value-type="float">
            <text:p>-141.1834521864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78" calcext:value-type="float">
            <text:p>1078</text:p>
          </table:table-cell>
          <table:table-cell office:value-type="float" office:value="219527" calcext:value-type="float">
            <text:p>219527</text:p>
          </table:table-cell>
          <table:table-cell office:value-type="float" office:value="7.043" calcext:value-type="float">
            <text:p>7.043</text:p>
          </table:table-cell>
          <table:table-cell office:value-type="float" office:value="376.8" calcext:value-type="float">
            <text:p>376.8</text:p>
          </table:table-cell>
          <table:table-cell office:value-type="float" office:value="545.9" calcext:value-type="float">
            <text:p>545.9</text:p>
          </table:table-cell>
          <table:table-cell office:value-type="float" office:value="0.001067" calcext:value-type="float">
            <text:p>0.001067</text:p>
          </table:table-cell>
          <table:table-cell table:formula="of:=[.R20]+[.AD21]" office:value-type="float" office:value="3554.96" calcext:value-type="float">
            <text:p>3554.96</text:p>
          </table:table-cell>
          <table:table-cell office:value-type="float" office:value="0.0000001444" calcext:value-type="float">
            <text:p>1.444E-07</text:p>
          </table:table-cell>
          <table:table-cell office:value-type="float" office:value="0.000000007049" calcext:value-type="float">
            <text:p>7.049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V21])/[.V21]))" office:value-type="float" office:value="-134.002216129269" calcext:value-type="float">
            <text:p>-134.002216129269</text:p>
          </table:table-cell>
          <table:table-cell/>
          <table:table-cell table:formula="of:=10^([.B21]/20)" office:value-type="float" office:value="0.0000000678352926248852" calcext:value-type="float">
            <text:p>6.78352926248852E-08</text:p>
          </table:table-cell>
          <table:table-cell table:formula="of:=10^([.D21]/20)" office:value-type="float" office:value="1.00000000128989" calcext:value-type="float">
            <text:p>1.00000000128989</text:p>
          </table:table-cell>
          <table:table-cell table:formula="of:==20*LOG10(ABS(1-[.Y21]^2-[.Z21]^2))" office:value-type="float" office:value="-171.768347875411" calcext:value-type="float">
            <text:p>-171.768347875411</text:p>
          </table:table-cell>
          <table:table-cell table:formula="of:=20*LOG10(ABS(1-[.Z21]))" office:value-type="float" office:value="-177.788963114597" calcext:value-type="float">
            <text:p>-177.788963114597</text:p>
          </table:table-cell>
          <table:table-cell/>
          <table:table-cell office:value-type="float" office:value="929.7" calcext:value-type="float">
            <text:p>929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6.142651720409" calcext:value-type="float">
            <text:p>-146.142651720409</text:p>
          </table:table-cell>
          <table:table-cell office:value-type="float" office:value="-121.191860313214" calcext:value-type="float">
            <text:p>-121.191860313214</text:p>
          </table:table-cell>
          <table:table-cell office:value-type="float" office:value="0.00000000536696837075407" calcext:value-type="float">
            <text:p>5.36696837075407E-09</text:p>
          </table:table-cell>
          <table:table-cell office:value-type="float" office:value="-20.7530602258605" calcext:value-type="float">
            <text:p>-20.7530602258605</text:p>
          </table:table-cell>
          <table:table-cell office:value-type="float" office:value="0.00000000536696837075407" calcext:value-type="float">
            <text:p>5.36696837075407E-09</text:p>
          </table:table-cell>
          <table:table-cell office:value-type="float" office:value="-20.7530602258605" calcext:value-type="float">
            <text:p>-20.7530602258605</text:p>
          </table:table-cell>
          <table:table-cell office:value-type="float" office:value="-146.138031665683" calcext:value-type="float">
            <text:p>-146.138031665683</text:p>
          </table:table-cell>
          <table:table-cell office:value-type="float" office:value="-98.8714610582896" calcext:value-type="float">
            <text:p>-98.87146105828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68" calcext:value-type="float">
            <text:p>1368</text:p>
          </table:table-cell>
          <table:table-cell office:value-type="float" office:value="277879" calcext:value-type="float">
            <text:p>277879</text:p>
          </table:table-cell>
          <table:table-cell office:value-type="float" office:value="7.316" calcext:value-type="float">
            <text:p>7.316</text:p>
          </table:table-cell>
          <table:table-cell office:value-type="float" office:value="464.2" calcext:value-type="float">
            <text:p>464.2</text:p>
          </table:table-cell>
          <table:table-cell office:value-type="float" office:value="606.2" calcext:value-type="float">
            <text:p>606.2</text:p>
          </table:table-cell>
          <table:table-cell office:value-type="float" office:value="0.001052" calcext:value-type="float">
            <text:p>0.001052</text:p>
          </table:table-cell>
          <table:table-cell table:formula="of:=[.R21]+[.AD22]" office:value-type="float" office:value="4632.96" calcext:value-type="float">
            <text:p>4632.96</text:p>
          </table:table-cell>
          <table:table-cell office:value-type="float" office:value="0.00000005201" calcext:value-type="float">
            <text:p>5.201E-08</text:p>
          </table:table-cell>
          <table:table-cell office:value-type="float" office:value="0.00000000557" calcext:value-type="float">
            <text:p>5.57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V22])/[.V22]))" office:value-type="float" office:value="-137.536988865935" calcext:value-type="float">
            <text:p>-137.536988865935</text:p>
          </table:table-cell>
          <table:table-cell/>
          <table:table-cell table:formula="of:=10^([.B22]/20)" office:value-type="float" office:value="0.0000000493023265611409" calcext:value-type="float">
            <text:p>4.93023265611409E-08</text:p>
          </table:table-cell>
          <table:table-cell table:formula="of:=10^([.D22]/20)" office:value-type="float" office:value="1.0000000006179" calcext:value-type="float">
            <text:p>1.0000000006179</text:p>
          </table:table-cell>
          <table:table-cell table:formula="of:==20*LOG10(ABS(1-[.Y22]^2-[.Z22]^2))" office:value-type="float" office:value="-178.161088338834" calcext:value-type="float">
            <text:p>-178.161088338834</text:p>
          </table:table-cell>
          <table:table-cell table:formula="of:=20*LOG10(ABS(1-[.Z22]))" office:value-type="float" office:value="-184.181705419416" calcext:value-type="float">
            <text:p>-184.181705419416</text:p>
          </table:table-cell>
          <table:table-cell/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6.374743785375" calcext:value-type="float">
            <text:p>-146.374743785375</text:p>
          </table:table-cell>
          <table:table-cell office:value-type="float" office:value="-105.326951257175" calcext:value-type="float">
            <text:p>-105.326951257175</text:p>
          </table:table-cell>
          <table:table-cell office:value-type="float" office:value="0.0000000000290088988488075" calcext:value-type="float">
            <text:p>2.90088988488075E-11</text:p>
          </table:table-cell>
          <table:table-cell office:value-type="float" office:value="-20.7530599106271" calcext:value-type="float">
            <text:p>-20.7530599106271</text:p>
          </table:table-cell>
          <table:table-cell office:value-type="float" office:value="0.0000000000290088988488075" calcext:value-type="float">
            <text:p>2.90088988488075E-11</text:p>
          </table:table-cell>
          <table:table-cell office:value-type="float" office:value="-20.7530599106271" calcext:value-type="float">
            <text:p>-20.7530599106271</text:p>
          </table:table-cell>
          <table:table-cell office:value-type="float" office:value="-146.371930857977" calcext:value-type="float">
            <text:p>-146.371930857977</text:p>
          </table:table-cell>
          <table:table-cell office:value-type="float" office:value="-116.182707499572" calcext:value-type="float">
            <text:p>-116.1827074995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05" calcext:value-type="float">
            <text:p>1705</text:p>
          </table:table-cell>
          <table:table-cell office:value-type="float" office:value="346038" calcext:value-type="float">
            <text:p>346038</text:p>
          </table:table-cell>
          <table:table-cell office:value-type="float" office:value="8.197" calcext:value-type="float">
            <text:p>8.197</text:p>
          </table:table-cell>
          <table:table-cell office:value-type="float" office:value="521.9" calcext:value-type="float">
            <text:p>521.9</text:p>
          </table:table-cell>
          <table:table-cell office:value-type="float" office:value="632.6" calcext:value-type="float">
            <text:p>632.6</text:p>
          </table:table-cell>
          <table:table-cell office:value-type="float" office:value="0.001372" calcext:value-type="float">
            <text:p>0.001372</text:p>
          </table:table-cell>
          <table:table-cell table:formula="of:=[.R22]+[.AD23]" office:value-type="float" office:value="5795.96" calcext:value-type="float">
            <text:p>5795.96</text:p>
          </table:table-cell>
          <table:table-cell office:value-type="float" office:value="0.00000001571" calcext:value-type="float">
            <text:p>1.571E-08</text:p>
          </table:table-cell>
          <table:table-cell office:value-type="float" office:value="0.000000005389" calcext:value-type="float">
            <text:p>5.389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V23])/[.V23]))" office:value-type="float" office:value="-138.592168392878" calcext:value-type="float">
            <text:p>-138.592168392878</text:p>
          </table:table-cell>
          <table:table-cell/>
          <table:table-cell table:formula="of:=10^([.B23]/20)" office:value-type="float" office:value="0.0000000480023844346058" calcext:value-type="float">
            <text:p>4.80023844346058E-08</text:p>
          </table:table-cell>
          <table:table-cell table:formula="of:=10^([.D23]/20)" office:value-type="float" office:value="1.00000000000334" calcext:value-type="float">
            <text:p>1.00000000000334</text:p>
          </table:table-cell>
          <table:table-cell table:formula="of:==20*LOG10(ABS(1-[.Y23]^2-[.Z23]^2))" office:value-type="float" office:value="-223.502030106557" calcext:value-type="float">
            <text:p>-223.502030106557</text:p>
          </table:table-cell>
          <table:table-cell table:formula="of:=20*LOG10(ABS(1-[.Z23]))" office:value-type="float" office:value="-229.525661265369" calcext:value-type="float">
            <text:p>-229.525661265369</text:p>
          </table:table-cell>
          <table:table-cell/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4.378120067955" calcext:value-type="float">
            <text:p>-154.378120067955</text:p>
          </table:table-cell>
          <table:table-cell office:value-type="float" office:value="-106.168171606743" calcext:value-type="float">
            <text:p>-106.168171606743</text:p>
          </table:table-cell>
          <table:table-cell office:value-type="float" office:value="0.000000000067992801011473" calcext:value-type="float">
            <text:p>6.7992801011473E-11</text:p>
          </table:table-cell>
          <table:table-cell office:value-type="float" office:value="-20.7530583762705" calcext:value-type="float">
            <text:p>-20.7530583762705</text:p>
          </table:table-cell>
          <table:table-cell office:value-type="float" office:value="0.000000000067992801011473" calcext:value-type="float">
            <text:p>6.7992801011473E-11</text:p>
          </table:table-cell>
          <table:table-cell office:value-type="float" office:value="-20.7530583762705" calcext:value-type="float">
            <text:p>-20.7530583762705</text:p>
          </table:table-cell>
          <table:table-cell office:value-type="float" office:value="-154.377537408591" calcext:value-type="float">
            <text:p>-154.377537408591</text:p>
          </table:table-cell>
          <table:table-cell office:value-type="float" office:value="-115.293303698848" calcext:value-type="float">
            <text:p>-115.2933036988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72" calcext:value-type="float">
            <text:p>2272</text:p>
          </table:table-cell>
          <table:table-cell office:value-type="float" office:value="460047" calcext:value-type="float">
            <text:p>460047</text:p>
          </table:table-cell>
          <table:table-cell office:value-type="float" office:value="10.99" calcext:value-type="float">
            <text:p>10.99</text:p>
          </table:table-cell>
          <table:table-cell office:value-type="float" office:value="732.2" calcext:value-type="float">
            <text:p>732.2</text:p>
          </table:table-cell>
          <table:table-cell office:value-type="float" office:value="880" calcext:value-type="float">
            <text:p>880</text:p>
          </table:table-cell>
          <table:table-cell office:value-type="float" office:value="0.001442" calcext:value-type="float">
            <text:p>0.001442</text:p>
          </table:table-cell>
          <table:table-cell table:formula="of:=[.R23]+[.AD24]" office:value-type="float" office:value="7418.96" calcext:value-type="float">
            <text:p>7418.96</text:p>
          </table:table-cell>
          <table:table-cell office:value-type="float" office:value="0.00000003941" calcext:value-type="float">
            <text:p>3.941E-08</text:p>
          </table:table-cell>
          <table:table-cell office:value-type="float" office:value="0.000000007278" calcext:value-type="float">
            <text:p>7.278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V24])/[.V24]))" office:value-type="float" office:value="-147.197980197291" calcext:value-type="float">
            <text:p>-147.197980197291</text:p>
          </table:table-cell>
          <table:table-cell/>
          <table:table-cell table:formula="of:=10^([.B24]/20)" office:value-type="float" office:value="0.0000000191026666272672" calcext:value-type="float">
            <text:p>1.91026666272672E-08</text:p>
          </table:table-cell>
          <table:table-cell table:formula="of:=10^([.D24]/20)" office:value-type="float" office:value="1.00000000000783" calcext:value-type="float">
            <text:p>1.00000000000783</text:p>
          </table:table-cell>
          <table:table-cell table:formula="of:==20*LOG10(ABS(1-[.Y24]^2-[.Z24]^2))" office:value-type="float" office:value="-216.106242790535" calcext:value-type="float">
            <text:p>-216.106242790535</text:p>
          </table:table-cell>
          <table:table-cell table:formula="of:=20*LOG10(ABS(1-[.Z24]))" office:value-type="float" office:value="-222.127027487044" calcext:value-type="float">
            <text:p>-222.127027487044</text:p>
          </table:table-cell>
          <table:table-cell/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2.224780209025" calcext:value-type="float">
            <text:p>-162.224780209025</text:p>
          </table:table-cell>
          <table:table-cell office:value-type="float" office:value="-102.209234038917" calcext:value-type="float">
            <text:p>-102.209234038917</text:p>
          </table:table-cell>
          <table:table-cell office:value-type="float" office:value="0.0000000000216722954832915" calcext:value-type="float">
            <text:p>2.16722954832915E-11</text:p>
          </table:table-cell>
          <table:table-cell office:value-type="float" office:value="-20.7530578281411" calcext:value-type="float">
            <text:p>-20.7530578281411</text:p>
          </table:table-cell>
          <table:table-cell office:value-type="float" office:value="0.0000000000216722954832915" calcext:value-type="float">
            <text:p>2.16722954832915E-11</text:p>
          </table:table-cell>
          <table:table-cell office:value-type="float" office:value="-20.7530578281411" calcext:value-type="float">
            <text:p>-20.7530578281411</text:p>
          </table:table-cell>
          <table:table-cell office:value-type="float" office:value="-162.225090382512" calcext:value-type="float">
            <text:p>-162.225090382512</text:p>
          </table:table-cell>
          <table:table-cell office:value-type="float" office:value="-119.261777556493" calcext:value-type="float">
            <text:p>-119.2617775564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28" calcext:value-type="float">
            <text:p>2928</text:p>
          </table:table-cell>
          <table:table-cell office:value-type="float" office:value="591969" calcext:value-type="float">
            <text:p>591969</text:p>
          </table:table-cell>
          <table:table-cell office:value-type="float" office:value="12.87" calcext:value-type="float">
            <text:p>12.87</text:p>
          </table:table-cell>
          <table:table-cell office:value-type="float" office:value="936.9" calcext:value-type="float">
            <text:p>936.9</text:p>
          </table:table-cell>
          <table:table-cell office:value-type="float" office:value="1046" calcext:value-type="float">
            <text:p>1046</text:p>
          </table:table-cell>
          <table:table-cell office:value-type="float" office:value="0.001764" calcext:value-type="float">
            <text:p>0.001764</text:p>
          </table:table-cell>
          <table:table-cell table:formula="of:=[.R24]+[.AD25]" office:value-type="float" office:value="9414.96" calcext:value-type="float">
            <text:p>9414.96</text:p>
          </table:table-cell>
          <table:table-cell office:value-type="float" office:value="0.00000001488" calcext:value-type="float">
            <text:p>1.488E-08</text:p>
          </table:table-cell>
          <table:table-cell office:value-type="float" office:value="0.000000005161" calcext:value-type="float">
            <text:p>5.161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V25])/[.V25]))" office:value-type="float" office:value="-155.264342816206" calcext:value-type="float">
            <text:p>-155.264342816206</text:p>
          </table:table-cell>
          <table:table-cell/>
          <table:table-cell table:formula="of:=10^([.B25]/20)" office:value-type="float" office:value="0.00000000774035696285113" calcext:value-type="float">
            <text:p>7.74035696285113E-09</text:p>
          </table:table-cell>
          <table:table-cell table:formula="of:=10^([.D25]/20)" office:value-type="float" office:value="1.0000000000025" calcext:value-type="float">
            <text:p>1.0000000000025</text:p>
          </table:table-cell>
          <table:table-cell table:formula="of:==20*LOG10(ABS(1-[.Y25]^2-[.Z25]^2))" office:value-type="float" office:value="-226.037394719059" calcext:value-type="float">
            <text:p>-226.037394719059</text:p>
          </table:table-cell>
          <table:table-cell table:formula="of:=20*LOG10(ABS(1-[.Z25]))" office:value-type="float" office:value="-232.058187873262" calcext:value-type="float">
            <text:p>-232.058187873262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2.219422512498" calcext:value-type="float">
            <text:p>-162.219422512498</text:p>
          </table:table-cell>
          <table:table-cell office:value-type="float" office:value="-106.87967065085" calcext:value-type="float">
            <text:p>-106.87967065085</text:p>
          </table:table-cell>
          <table:table-cell office:value-type="float" office:value="0.0000000000205613902418248" calcext:value-type="float">
            <text:p>2.05613902418248E-11</text:p>
          </table:table-cell>
          <table:table-cell office:value-type="float" office:value="-20.7530578443621" calcext:value-type="float">
            <text:p>-20.7530578443621</text:p>
          </table:table-cell>
          <table:table-cell office:value-type="float" office:value="0.0000000000205613902418248" calcext:value-type="float">
            <text:p>2.05613902418248E-11</text:p>
          </table:table-cell>
          <table:table-cell office:value-type="float" office:value="-20.7530578443621" calcext:value-type="float">
            <text:p>-20.7530578443621</text:p>
          </table:table-cell>
          <table:table-cell office:value-type="float" office:value="-162.218351873334" calcext:value-type="float">
            <text:p>-162.218351873334</text:p>
          </table:table-cell>
          <table:table-cell office:value-type="float" office:value="-114.593173725627" calcext:value-type="float">
            <text:p>-114.5931737256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743" calcext:value-type="float">
            <text:p>3743</text:p>
          </table:table-cell>
          <table:table-cell office:value-type="float" office:value="754299" calcext:value-type="float">
            <text:p>754299</text:p>
          </table:table-cell>
          <table:table-cell office:value-type="float" office:value="14.24" calcext:value-type="float">
            <text:p>14.24</text:p>
          </table:table-cell>
          <table:table-cell office:value-type="float" office:value="1367" calcext:value-type="float">
            <text:p>1367</text:p>
          </table:table-cell>
          <table:table-cell office:value-type="float" office:value="1424" calcext:value-type="float">
            <text:p>1424</text:p>
          </table:table-cell>
          <table:table-cell office:value-type="float" office:value="0.001983" calcext:value-type="float">
            <text:p>0.001983</text:p>
          </table:table-cell>
          <table:table-cell table:formula="of:=[.R25]+[.AD26]" office:value-type="float" office:value="12219.96" calcext:value-type="float">
            <text:p>12219.96</text:p>
          </table:table-cell>
          <table:table-cell office:value-type="float" office:value="0.0000000006916" calcext:value-type="float">
            <text:p>6.916E-10</text:p>
          </table:table-cell>
          <table:table-cell office:value-type="float" office:value="0.000000003694" calcext:value-type="float">
            <text:p>3.694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6]-[.V26])/[.V26]))" office:value-type="float" office:value="-154.879424543427" calcext:value-type="float">
            <text:p>-154.879424543427</text:p>
          </table:table-cell>
          <table:table-cell/>
          <table:table-cell table:formula="of:=10^([.B26]/20)" office:value-type="float" office:value="0.00000000774513290153397" calcext:value-type="float">
            <text:p>7.74513290153397E-09</text:p>
          </table:table-cell>
          <table:table-cell table:formula="of:=10^([.D26]/20)" office:value-type="float" office:value="1.00000000000237" calcext:value-type="float">
            <text:p>1.00000000000237</text:p>
          </table:table-cell>
          <table:table-cell table:formula="of:==20*LOG10(ABS(1-[.Y26]^2-[.Z26]^2))" office:value-type="float" office:value="-226.494433028898" calcext:value-type="float">
            <text:p>-226.494433028898</text:p>
          </table:table-cell>
          <table:table-cell table:formula="of:=20*LOG10(ABS(1-[.Z26]))" office:value-type="float" office:value="-232.515236623534" calcext:value-type="float">
            <text:p>-232.515236623534</text:p>
          </table:table-cell>
          <table:table-cell/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4.270637747051" calcext:value-type="float">
            <text:p>-164.270637747051</text:p>
          </table:table-cell>
          <table:table-cell office:value-type="float" office:value="-105.883264976592" calcext:value-type="float">
            <text:p>-105.883264976592</text:p>
          </table:table-cell>
          <table:table-cell office:value-type="float" office:value="0.0000000000176606932224389" calcext:value-type="float">
            <text:p>1.76606932224389E-11</text:p>
          </table:table-cell>
          <table:table-cell office:value-type="float" office:value="-20.7530577512766" calcext:value-type="float">
            <text:p>-20.7530577512766</text:p>
          </table:table-cell>
          <table:table-cell office:value-type="float" office:value="0.0000000000176606932224389" calcext:value-type="float">
            <text:p>1.76606932224389E-11</text:p>
          </table:table-cell>
          <table:table-cell office:value-type="float" office:value="-20.7530577512766" calcext:value-type="float">
            <text:p>-20.7530577512766</text:p>
          </table:table-cell>
          <table:table-cell office:value-type="float" office:value="-164.268975667364" calcext:value-type="float">
            <text:p>-164.268975667364</text:p>
          </table:table-cell>
          <table:table-cell office:value-type="float" office:value="-115.584346875727" calcext:value-type="float">
            <text:p>-115.5843468757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57" calcext:value-type="float">
            <text:p>4957</text:p>
          </table:table-cell>
          <table:table-cell office:value-type="float" office:value="995813" calcext:value-type="float">
            <text:p>995813</text:p>
          </table:table-cell>
          <table:table-cell office:value-type="float" office:value="15.22" calcext:value-type="float">
            <text:p>15.22</text:p>
          </table:table-cell>
          <table:table-cell office:value-type="float" office:value="1907" calcext:value-type="float">
            <text:p>1907</text:p>
          </table:table-cell>
          <table:table-cell office:value-type="float" office:value="1779" calcext:value-type="float">
            <text:p>1779</text:p>
          </table:table-cell>
          <table:table-cell office:value-type="float" office:value="0.002383" calcext:value-type="float">
            <text:p>0.002383</text:p>
          </table:table-cell>
          <table:table-cell table:formula="of:=[.R26]+[.AD27]" office:value-type="float" office:value="15921.96" calcext:value-type="float">
            <text:p>15921.96</text:p>
          </table:table-cell>
          <table:table-cell office:value-type="float" office:value="0.000000002304" calcext:value-type="float">
            <text:p>2.304E-09</text:p>
          </table:table-cell>
          <table:table-cell office:value-type="float" office:value="0.000000003178" calcext:value-type="float">
            <text:p>3.178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7]-[.V27])/[.V27]))" office:value-type="float" office:value="-157.363788390411" calcext:value-type="float">
            <text:p>-157.363788390411</text:p>
          </table:table-cell>
          <table:table-cell/>
          <table:table-cell table:formula="of:=10^([.B27]/20)" office:value-type="float" office:value="0.00000000611600895523946" calcext:value-type="float">
            <text:p>6.11600895523946E-09</text:p>
          </table:table-cell>
          <table:table-cell table:formula="of:=10^([.D27]/20)" office:value-type="float" office:value="1.00000000000203" calcext:value-type="float">
            <text:p>1.00000000000203</text:p>
          </table:table-cell>
          <table:table-cell table:formula="of:==20*LOG10(ABS(1-[.Y27]^2-[.Z27]^2))" office:value-type="float" office:value="-227.815531293525" calcext:value-type="float">
            <text:p>-227.815531293525</text:p>
          </table:table-cell>
          <table:table-cell table:formula="of:=20*LOG10(ABS(1-[.Z27]))" office:value-type="float" office:value="-233.836131206805" calcext:value-type="float">
            <text:p>-233.836131206805</text:p>
          </table:table-cell>
          <table:table-cell/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7.844707053134" calcext:value-type="float">
            <text:p>-167.844707053134</text:p>
          </table:table-cell>
          <table:table-cell office:value-type="float" office:value="-105.206058419013" calcext:value-type="float">
            <text:p>-105.206058419013</text:p>
          </table:table-cell>
          <table:table-cell office:value-type="float" office:value="0.0000000000090357483615996" calcext:value-type="float">
            <text:p>9.0357483615996E-12</text:p>
          </table:table-cell>
          <table:table-cell office:value-type="float" office:value="-20.753057669378" calcext:value-type="float">
            <text:p>-20.753057669378</text:p>
          </table:table-cell>
          <table:table-cell office:value-type="float" office:value="0.0000000000090357483615996" calcext:value-type="float">
            <text:p>9.0357483615996E-12</text:p>
          </table:table-cell>
          <table:table-cell office:value-type="float" office:value="-20.753057669378" calcext:value-type="float">
            <text:p>-20.753057669378</text:p>
          </table:table-cell>
          <table:table-cell office:value-type="float" office:value="-167.845252020444" calcext:value-type="float">
            <text:p>-167.845252020444</text:p>
          </table:table-cell>
          <table:table-cell office:value-type="float" office:value="-116.276190901786" calcext:value-type="float">
            <text:p>-116.2761909017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497" calcext:value-type="float">
            <text:p>6497</text:p>
          </table:table-cell>
          <table:table-cell office:value-type="float" office:value="1304065" calcext:value-type="float">
            <text:p>1304065</text:p>
          </table:table-cell>
          <table:table-cell office:value-type="float" office:value="17.1" calcext:value-type="float">
            <text:p>17.1</text:p>
          </table:table-cell>
          <table:table-cell office:value-type="float" office:value="2637" calcext:value-type="float">
            <text:p>2637</text:p>
          </table:table-cell>
          <table:table-cell office:value-type="float" office:value="2097" calcext:value-type="float">
            <text:p>2097</text:p>
          </table:table-cell>
          <table:table-cell office:value-type="float" office:value="0.002941" calcext:value-type="float">
            <text:p>0.002941</text:p>
          </table:table-cell>
          <table:table-cell table:formula="of:=[.R27]+[.AD28]" office:value-type="float" office:value="20672.96" calcext:value-type="float">
            <text:p>20672.96</text:p>
          </table:table-cell>
          <table:table-cell office:value-type="float" office:value="0.000000002512" calcext:value-type="float">
            <text:p>2.512E-09</text:p>
          </table:table-cell>
          <table:table-cell office:value-type="float" office:value="0.000000003322" calcext:value-type="float">
            <text:p>3.322E-09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8]-[.V28])/[.V28]))" office:value-type="float" office:value="-160.354895986512" calcext:value-type="float">
            <text:p>-160.354895986512</text:p>
          </table:table-cell>
          <table:table-cell/>
          <table:table-cell table:formula="of:=10^([.B28]/20)" office:value-type="float" office:value="0.00000000405288841991401" calcext:value-type="float">
            <text:p>4.05288841991401E-09</text:p>
          </table:table-cell>
          <table:table-cell table:formula="of:=10^([.D28]/20)" office:value-type="float" office:value="1.00000000000104" calcext:value-type="float">
            <text:p>1.00000000000104</text:p>
          </table:table-cell>
          <table:table-cell table:formula="of:==20*LOG10(ABS(1-[.Y28]^2-[.Z28]^2))" office:value-type="float" office:value="-233.636403672785" calcext:value-type="float">
            <text:p>-233.636403672785</text:p>
          </table:table-cell>
          <table:table-cell table:formula="of:=20*LOG10(ABS(1-[.Z28]))" office:value-type="float" office:value="-239.657003586065" calcext:value-type="float">
            <text:p>-239.657003586065</text:p>
          </table:table-cell>
          <table:table-cell/>
          <table:table-cell office:value-type="float" office:value="4751" calcext:value-type="float">
            <text:p>475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8"/>
        </table:table-row>
      </table:table>
      <table:table table:name="8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6"/>
          <table:table-cell office:value-type="string" calcext:value-type="string">
            <text:p>cummula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  <table:table-cell/>
          <table:table-cell office:value-type="string" calcext:value-type="string">
            <text:p>iteration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DOF count</text:p>
          </table:table-cell>
          <table:table-cell office:value-type="string" calcext:value-type="string">
            <text:p>setup, s</text:p>
          </table:table-cell>
          <table:table-cell office:value-type="string" calcext:value-type="string">
            <text:p>solve, s</text:p>
          </table:table-cell>
          <table:table-cell office:value-type="string" calcext:value-type="string">
            <text:p>mesh, s</text:p>
          </table:table-cell>
          <table:table-cell office:value-type="string" calcext:value-type="string">
            <text:p>refine, s</text:p>
          </table:table-cell>
          <table:table-cell office:value-type="string" calcext:value-type="string">
            <text:p>run time, 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  <table:table-cell/>
          <table:table-cell office:value-type="string" calcext:value-type="string">
            <text:p>run time, s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98.5546378780474" calcext:value-type="float">
            <text:p>-98.5546378780474</text:p>
          </table:table-cell>
          <table:table-cell office:value-type="float" office:value="-110.716627389965" calcext:value-type="float">
            <text:p>-110.716627389965</text:p>
          </table:table-cell>
          <table:table-cell office:value-type="float" office:value="0.0000000892465798447291" calcext:value-type="float">
            <text:p>8.92465798447291E-08</text:p>
          </table:table-cell>
          <table:table-cell office:value-type="float" office:value="-20.7540706358791" calcext:value-type="float">
            <text:p>-20.7540706358791</text:p>
          </table:table-cell>
          <table:table-cell office:value-type="float" office:value="0.0000000892465798447291" calcext:value-type="float">
            <text:p>8.92465798447291E-08</text:p>
          </table:table-cell>
          <table:table-cell office:value-type="float" office:value="-20.7540706358791" calcext:value-type="float">
            <text:p>-20.7540706358791</text:p>
          </table:table-cell>
          <table:table-cell office:value-type="float" office:value="-98.5546378586454" calcext:value-type="float">
            <text:p>-98.5546378586454</text:p>
          </table:table-cell>
          <table:table-cell office:value-type="float" office:value="-110.716434972962" calcext:value-type="float">
            <text:p>-110.7164349729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00" calcext:value-type="float">
            <text:p>9800</text:p>
          </table:table-cell>
          <table:table-cell office:value-type="float" office:value="4.805" calcext:value-type="float">
            <text:p>4.805</text:p>
          </table:table-cell>
          <table:table-cell office:value-type="float" office:value="16.37" calcext:value-type="float">
            <text:p>16.37</text:p>
          </table:table-cell>
          <table:table-cell office:value-type="float" office:value="22.93" calcext:value-type="float">
            <text:p>22.93</text:p>
          </table:table-cell>
          <table:table-cell office:value-type="float" office:value="0.0003626" calcext:value-type="float">
            <text:p>0.0003626</text:p>
          </table:table-cell>
          <table:table-cell table:formula="of:=[.AD9]" office:value-type="float" office:value="44.11" calcext:value-type="float">
            <text:p>44.11</text:p>
          </table:table-cell>
          <table:table-cell office:value-type="float" office:value="0.0000004687" calcext:value-type="float">
            <text:p>4.687E-07</text:p>
          </table:table-cell>
          <table:table-cell table:number-columns-repeated="2"/>
          <table:table-cell office:value-type="float" office:value="-20.753057470156" calcext:value-type="float">
            <text:p>-20.753057470156</text:p>
          </table:table-cell>
          <table:table-cell table:formula="of:=20*LOG10(ABS(([.E9]-[.V9])/[.V9]))" office:value-type="float" office:value="-86.2280320040074" calcext:value-type="float">
            <text:p>-86.2280320040074</text:p>
          </table:table-cell>
          <table:table-cell/>
          <table:table-cell table:formula="of:=10^([.B9]/20)" office:value-type="float" office:value="0.0000118104951633383" calcext:value-type="float">
            <text:p>1.18104951633383E-05</text:p>
          </table:table-cell>
          <table:table-cell table:formula="of:=10^([.D9]/20)" office:value-type="float" office:value="1.00000001027489" calcext:value-type="float">
            <text:p>1.00000001027489</text:p>
          </table:table-cell>
          <table:table-cell table:formula="of:==20*LOG10(ABS(1-[.Y9]^2-[.Z9]^2))" office:value-type="float" office:value="-153.685095690468" calcext:value-type="float">
            <text:p>-153.685095690468</text:p>
          </table:table-cell>
          <table:table-cell table:formula="of:=20*LOG10(ABS(1-[.Z9]))" office:value-type="float" office:value="-159.764454457923" calcext:value-type="float">
            <text:p>-159.764454457923</text:p>
          </table:table-cell>
          <table:table-cell/>
          <table:table-cell office:value-type="float" office:value="44.11" calcext:value-type="float">
            <text:p>44.1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99.0743142879184" calcext:value-type="float">
            <text:p>-99.0743142879184</text:p>
          </table:table-cell>
          <table:table-cell office:value-type="float" office:value="-54.7556984319848" calcext:value-type="float">
            <text:p>-54.7556984319848</text:p>
          </table:table-cell>
          <table:table-cell office:value-type="float" office:value="0.0000000503474655225959" calcext:value-type="float">
            <text:p>5.03474655225959E-08</text:p>
          </table:table-cell>
          <table:table-cell office:value-type="float" office:value="-20.7535859879933" calcext:value-type="float">
            <text:p>-20.7535859879933</text:p>
          </table:table-cell>
          <table:table-cell office:value-type="float" office:value="0.0000000503474655225959" calcext:value-type="float">
            <text:p>5.03474655225959E-08</text:p>
          </table:table-cell>
          <table:table-cell office:value-type="float" office:value="-20.7535859879933" calcext:value-type="float">
            <text:p>-20.7535859879933</text:p>
          </table:table-cell>
          <table:table-cell office:value-type="float" office:value="-99.0768791482339" calcext:value-type="float">
            <text:p>-99.0768791482339</text:p>
          </table:table-cell>
          <table:table-cell office:value-type="float" office:value="-166.70055501694" calcext:value-type="float">
            <text:p>-166.700555016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3224" calcext:value-type="float">
            <text:p>23224</text:p>
          </table:table-cell>
          <table:table-cell office:value-type="float" office:value="4.205" calcext:value-type="float">
            <text:p>4.205</text:p>
          </table:table-cell>
          <table:table-cell office:value-type="float" office:value="62.28" calcext:value-type="float">
            <text:p>62.28</text:p>
          </table:table-cell>
          <table:table-cell office:value-type="float" office:value="94.6" calcext:value-type="float">
            <text:p>94.6</text:p>
          </table:table-cell>
          <table:table-cell office:value-type="float" office:value="0.006996" calcext:value-type="float">
            <text:p>0.006996</text:p>
          </table:table-cell>
          <table:table-cell table:formula="of:=[.R9]+[.AD10]" office:value-type="float" office:value="205.21" calcext:value-type="float">
            <text:p>205.21</text:p>
          </table:table-cell>
          <table:table-cell office:value-type="float" office:value="0.0000137" calcext:value-type="float">
            <text:p>1.37E-05</text:p>
          </table:table-cell>
          <table:table-cell office:value-type="float" office:value="0.0000007778" calcext:value-type="float">
            <text:p>7.778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V10])/[.V10]))" office:value-type="float" office:value="-91.8804487911218" calcext:value-type="float">
            <text:p>-91.8804487911218</text:p>
          </table:table-cell>
          <table:table-cell/>
          <table:table-cell table:formula="of:=10^([.B10]/20)" office:value-type="float" office:value="0.0000111245969598269" calcext:value-type="float">
            <text:p>1.11245969598269E-05</text:p>
          </table:table-cell>
          <table:table-cell table:formula="of:=10^([.D10]/20)" office:value-type="float" office:value="1.00000000579647" calcext:value-type="float">
            <text:p>1.00000000579647</text:p>
          </table:table-cell>
          <table:table-cell table:formula="of:==20*LOG10(ABS(1-[.Y10]^2-[.Z10]^2))" office:value-type="float" office:value="-158.623901903964" calcext:value-type="float">
            <text:p>-158.623901903964</text:p>
          </table:table-cell>
          <table:table-cell table:formula="of:=20*LOG10(ABS(1-[.Z10]))" office:value-type="float" office:value="-164.736733850586" calcext:value-type="float">
            <text:p>-164.736733850586</text:p>
          </table:table-cell>
          <table:table-cell/>
          <table:table-cell office:value-type="float" office:value="161.1" calcext:value-type="float">
            <text:p>161.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3.64303561848" calcext:value-type="float">
            <text:p>-123.64303561848</text:p>
          </table:table-cell>
          <table:table-cell office:value-type="float" office:value="-102.219624405296" calcext:value-type="float">
            <text:p>-102.219624405296</text:p>
          </table:table-cell>
          <table:table-cell office:value-type="float" office:value="0.0000000124198318726213" calcext:value-type="float">
            <text:p>1.24198318726213E-08</text:p>
          </table:table-cell>
          <table:table-cell office:value-type="float" office:value="-20.7531032487493" calcext:value-type="float">
            <text:p>-20.7531032487493</text:p>
          </table:table-cell>
          <table:table-cell office:value-type="float" office:value="0.0000000124198318726213" calcext:value-type="float">
            <text:p>1.24198318726213E-08</text:p>
          </table:table-cell>
          <table:table-cell office:value-type="float" office:value="-20.7531032487493" calcext:value-type="float">
            <text:p>-20.7531032487493</text:p>
          </table:table-cell>
          <table:table-cell office:value-type="float" office:value="-123.6404501797" calcext:value-type="float">
            <text:p>-123.6404501797</text:p>
          </table:table-cell>
          <table:table-cell office:value-type="float" office:value="-119.186564680653" calcext:value-type="float">
            <text:p>-119.1865646806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41208" calcext:value-type="float">
            <text:p>41208</text:p>
          </table:table-cell>
          <table:table-cell office:value-type="float" office:value="4.238" calcext:value-type="float">
            <text:p>4.238</text:p>
          </table:table-cell>
          <table:table-cell office:value-type="float" office:value="86.49" calcext:value-type="float">
            <text:p>86.49</text:p>
          </table:table-cell>
          <table:table-cell office:value-type="float" office:value="118.8" calcext:value-type="float">
            <text:p>118.8</text:p>
          </table:table-cell>
          <table:table-cell office:value-type="float" office:value="0.0004273" calcext:value-type="float">
            <text:p>0.0004273</text:p>
          </table:table-cell>
          <table:table-cell table:formula="of:=[.R10]+[.AD11]" office:value-type="float" office:value="414.71" calcext:value-type="float">
            <text:p>414.71</text:p>
          </table:table-cell>
          <table:table-cell office:value-type="float" office:value="0.00001361" calcext:value-type="float">
            <text:p>1.361E-05</text:p>
          </table:table-cell>
          <table:table-cell office:value-type="float" office:value="0.0000002419" calcext:value-type="float">
            <text:p>2.419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V11])/[.V11]))" office:value-type="float" office:value="-113.128392906834" calcext:value-type="float">
            <text:p>-113.128392906834</text:p>
          </table:table-cell>
          <table:table-cell/>
          <table:table-cell table:formula="of:=10^([.B11]/20)" office:value-type="float" office:value="0.000000657428033668142" calcext:value-type="float">
            <text:p>6.57428033668142E-07</text:p>
          </table:table-cell>
          <table:table-cell table:formula="of:=10^([.D11]/20)" office:value-type="float" office:value="1.00000000142989" calcext:value-type="float">
            <text:p>1.00000000142989</text:p>
          </table:table-cell>
          <table:table-cell table:formula="of:==20*LOG10(ABS(1-[.Y11]^2-[.Z11]^2))" office:value-type="float" office:value="-170.872059245931" calcext:value-type="float">
            <text:p>-170.872059245931</text:p>
          </table:table-cell>
          <table:table-cell table:formula="of:=20*LOG10(ABS(1-[.Z11]))" office:value-type="float" office:value="-176.893971796442" calcext:value-type="float">
            <text:p>-176.893971796442</text:p>
          </table:table-cell>
          <table:table-cell/>
          <table:table-cell office:value-type="float" office:value="209.5" calcext:value-type="float">
            <text:p>209.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5.293690604952" calcext:value-type="float">
            <text:p>-125.293690604952</text:p>
          </table:table-cell>
          <table:table-cell office:value-type="float" office:value="-65.0917578995087" calcext:value-type="float">
            <text:p>-65.0917578995087</text:p>
          </table:table-cell>
          <table:table-cell office:value-type="float" office:value="0.00000000689558555386651" calcext:value-type="float">
            <text:p>6.89558555386651E-09</text:p>
          </table:table-cell>
          <table:table-cell office:value-type="float" office:value="-20.7530830767667" calcext:value-type="float">
            <text:p>-20.7530830767667</text:p>
          </table:table-cell>
          <table:table-cell office:value-type="float" office:value="0.00000000689558555386651" calcext:value-type="float">
            <text:p>6.89558555386651E-09</text:p>
          </table:table-cell>
          <table:table-cell office:value-type="float" office:value="-20.7530830767667" calcext:value-type="float">
            <text:p>-20.7530830767667</text:p>
          </table:table-cell>
          <table:table-cell office:value-type="float" office:value="-125.272443373979" calcext:value-type="float">
            <text:p>-125.272443373979</text:p>
          </table:table-cell>
          <table:table-cell office:value-type="float" office:value="-156.191743923701" calcext:value-type="float">
            <text:p>-156.1917439237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53616" calcext:value-type="float">
            <text:p>53616</text:p>
          </table:table-cell>
          <table:table-cell office:value-type="float" office:value="4.215" calcext:value-type="float">
            <text:p>4.215</text:p>
          </table:table-cell>
          <table:table-cell office:value-type="float" office:value="102.1" calcext:value-type="float">
            <text:p>102.1</text:p>
          </table:table-cell>
          <table:table-cell office:value-type="float" office:value="146" calcext:value-type="float">
            <text:p>146</text:p>
          </table:table-cell>
          <table:table-cell office:value-type="float" office:value="0.0005539" calcext:value-type="float">
            <text:p>0.0005539</text:p>
          </table:table-cell>
          <table:table-cell table:formula="of:=[.R11]+[.AD12]" office:value-type="float" office:value="667.01" calcext:value-type="float">
            <text:p>667.01</text:p>
          </table:table-cell>
          <table:table-cell office:value-type="float" office:value="0.0000005308" calcext:value-type="float">
            <text:p>5.308E-07</text:p>
          </table:table-cell>
          <table:table-cell office:value-type="float" office:value="0.0000001985" calcext:value-type="float">
            <text:p>1.985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V12])/[.V12]))" office:value-type="float" office:value="-118.174599797262" calcext:value-type="float">
            <text:p>-118.174599797262</text:p>
          </table:table-cell>
          <table:table-cell/>
          <table:table-cell table:formula="of:=10^([.B12]/20)" office:value-type="float" office:value="0.000000543645089690633" calcext:value-type="float">
            <text:p>5.43645089690633E-07</text:p>
          </table:table-cell>
          <table:table-cell table:formula="of:=10^([.D12]/20)" office:value-type="float" office:value="1.00000000079388" calcext:value-type="float">
            <text:p>1.00000000079388</text:p>
          </table:table-cell>
          <table:table-cell table:formula="of:==20*LOG10(ABS(1-[.Y12]^2-[.Z12]^2))" office:value-type="float" office:value="-175.982646589253" calcext:value-type="float">
            <text:p>-175.982646589253</text:p>
          </table:table-cell>
          <table:table-cell table:formula="of:=20*LOG10(ABS(1-[.Z12]))" office:value-type="float" office:value="-182.004863112798" calcext:value-type="float">
            <text:p>-182.004863112798</text:p>
          </table:table-cell>
          <table:table-cell/>
          <table:table-cell office:value-type="float" office:value="252.3" calcext:value-type="float">
            <text:p>252.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25.341389116037" calcext:value-type="float">
            <text:p>-125.341389116037</text:p>
          </table:table-cell>
          <table:table-cell office:value-type="float" office:value="-65.066546056545" calcext:value-type="float">
            <text:p>-65.066546056545</text:p>
          </table:table-cell>
          <table:table-cell office:value-type="float" office:value="0.00000000689477744745018" calcext:value-type="float">
            <text:p>6.89477744745018E-09</text:p>
          </table:table-cell>
          <table:table-cell office:value-type="float" office:value="-20.7530830102014" calcext:value-type="float">
            <text:p>-20.7530830102014</text:p>
          </table:table-cell>
          <table:table-cell office:value-type="float" office:value="0.00000000689477744745018" calcext:value-type="float">
            <text:p>6.89477744745018E-09</text:p>
          </table:table-cell>
          <table:table-cell office:value-type="float" office:value="-20.7530830102014" calcext:value-type="float">
            <text:p>-20.7530830102014</text:p>
          </table:table-cell>
          <table:table-cell office:value-type="float" office:value="-125.320044521817" calcext:value-type="float">
            <text:p>-125.320044521817</text:p>
          </table:table-cell>
          <table:table-cell office:value-type="float" office:value="-156.215736411242" calcext:value-type="float">
            <text:p>-156.2157364112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  <table:table-cell office:value-type="float" office:value="98872" calcext:value-type="float">
            <text:p>98872</text:p>
          </table:table-cell>
          <table:table-cell office:value-type="float" office:value="4.256" calcext:value-type="float">
            <text:p>4.256</text:p>
          </table:table-cell>
          <table:table-cell office:value-type="float" office:value="301.6" calcext:value-type="float">
            <text:p>301.6</text:p>
          </table:table-cell>
          <table:table-cell office:value-type="float" office:value="431.8" calcext:value-type="float">
            <text:p>431.8</text:p>
          </table:table-cell>
          <table:table-cell office:value-type="float" office:value="0.0006099" calcext:value-type="float">
            <text:p>0.0006099</text:p>
          </table:table-cell>
          <table:table-cell table:formula="of:=[.R12]+[.AD13]" office:value-type="float" office:value="1404.61" calcext:value-type="float">
            <text:p>1404.61</text:p>
          </table:table-cell>
          <table:table-cell office:value-type="float" office:value="0.000000003205" calcext:value-type="float">
            <text:p>3.205E-09</text:p>
          </table:table-cell>
          <table:table-cell office:value-type="float" office:value="0.0000002409" calcext:value-type="float">
            <text:p>2.409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V13])/[.V13]))" office:value-type="float" office:value="-118.197208476375" calcext:value-type="float">
            <text:p>-118.197208476375</text:p>
          </table:table-cell>
          <table:table-cell/>
          <table:table-cell table:formula="of:=10^([.B13]/20)" office:value-type="float" office:value="0.00000054066784816061" calcext:value-type="float">
            <text:p>5.4066784816061E-07</text:p>
          </table:table-cell>
          <table:table-cell table:formula="of:=10^([.D13]/20)" office:value-type="float" office:value="1.00000000079379" calcext:value-type="float">
            <text:p>1.00000000079379</text:p>
          </table:table-cell>
          <table:table-cell table:formula="of:==20*LOG10(ABS(1-[.Y13]^2-[.Z13]^2))" office:value-type="float" office:value="-175.983681986806" calcext:value-type="float">
            <text:p>-175.983681986806</text:p>
          </table:table-cell>
          <table:table-cell table:formula="of:=20*LOG10(ABS(1-[.Z13]))" office:value-type="float" office:value="-182.005881087909" calcext:value-type="float">
            <text:p>-182.005881087909</text:p>
          </table:table-cell>
          <table:table-cell/>
          <table:table-cell office:value-type="float" office:value="737.6" calcext:value-type="float">
            <text:p>737.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6.222623307693" calcext:value-type="float">
            <text:p>-156.222623307693</text:p>
          </table:table-cell>
          <table:table-cell office:value-type="float" office:value="-117.32774620184" calcext:value-type="float">
            <text:p>-117.32774620184</text:p>
          </table:table-cell>
          <table:table-cell office:value-type="float" office:value="0.000000000506295063784917" calcext:value-type="float">
            <text:p>5.06295063784917E-10</text:p>
          </table:table-cell>
          <table:table-cell office:value-type="float" office:value="-20.7530557396497" calcext:value-type="float">
            <text:p>-20.7530557396497</text:p>
          </table:table-cell>
          <table:table-cell office:value-type="float" office:value="0.000000000506295063784917" calcext:value-type="float">
            <text:p>5.06295063784917E-10</text:p>
          </table:table-cell>
          <table:table-cell office:value-type="float" office:value="-20.7530557396497" calcext:value-type="float">
            <text:p>-20.7530557396497</text:p>
          </table:table-cell>
          <table:table-cell office:value-type="float" office:value="-156.225032824369" calcext:value-type="float">
            <text:p>-156.225032824369</text:p>
          </table:table-cell>
          <table:table-cell office:value-type="float" office:value="-104.641502841113" calcext:value-type="float">
            <text:p>-104.641502841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office:value-type="float" office:value="108168" calcext:value-type="float">
            <text:p>108168</text:p>
          </table:table-cell>
          <table:table-cell office:value-type="float" office:value="4.721" calcext:value-type="float">
            <text:p>4.721</text:p>
          </table:table-cell>
          <table:table-cell office:value-type="float" office:value="300.9" calcext:value-type="float">
            <text:p>300.9</text:p>
          </table:table-cell>
          <table:table-cell office:value-type="float" office:value="432" calcext:value-type="float">
            <text:p>432</text:p>
          </table:table-cell>
          <table:table-cell office:value-type="float" office:value="0.0006718" calcext:value-type="float">
            <text:p>0.0006718</text:p>
          </table:table-cell>
          <table:table-cell table:formula="of:=[.R13]+[.AD14]" office:value-type="float" office:value="2142.21" calcext:value-type="float">
            <text:p>2142.21</text:p>
          </table:table-cell>
          <table:table-cell office:value-type="float" office:value="0.0000007142" calcext:value-type="float">
            <text:p>7.142E-07</text:p>
          </table:table-cell>
          <table:table-cell office:value-type="float" office:value="0.0000001532" calcext:value-type="float">
            <text:p>1.532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V14])/[.V14]))" office:value-type="float" office:value="-141.578178071599" calcext:value-type="float">
            <text:p>-141.578178071599</text:p>
          </table:table-cell>
          <table:table-cell/>
          <table:table-cell table:formula="of:=10^([.B14]/20)" office:value-type="float" office:value="0.0000000154478781309661" calcext:value-type="float">
            <text:p>1.54478781309661E-08</text:p>
          </table:table-cell>
          <table:table-cell table:formula="of:=10^([.D14]/20)" office:value-type="float" office:value="1.00000000005829" calcext:value-type="float">
            <text:p>1.00000000005829</text:p>
          </table:table-cell>
          <table:table-cell table:formula="of:==20*LOG10(ABS(1-[.Y14]^2-[.Z14]^2))" office:value-type="float" office:value="-198.667595818477" calcext:value-type="float">
            <text:p>-198.667595818477</text:p>
          </table:table-cell>
          <table:table-cell table:formula="of:=20*LOG10(ABS(1-[.Z14]))" office:value-type="float" office:value="-204.688212275536" calcext:value-type="float">
            <text:p>-204.688212275536</text:p>
          </table:table-cell>
          <table:table-cell/>
          <table:table-cell office:value-type="float" office:value="737.6" calcext:value-type="float">
            <text:p>737.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6.204025253493" calcext:value-type="float">
            <text:p>-156.204025253493</text:p>
          </table:table-cell>
          <table:table-cell office:value-type="float" office:value="-117.385358786181" calcext:value-type="float">
            <text:p>-117.385358786181</text:p>
          </table:table-cell>
          <table:table-cell office:value-type="float" office:value="0.000000000505284448600028" calcext:value-type="float">
            <text:p>5.05284448600028E-10</text:p>
          </table:table-cell>
          <table:table-cell office:value-type="float" office:value="-20.7530557502846" calcext:value-type="float">
            <text:p>-20.7530557502846</text:p>
          </table:table-cell>
          <table:table-cell office:value-type="float" office:value="0.000000000505284448600028" calcext:value-type="float">
            <text:p>5.05284448600028E-10</text:p>
          </table:table-cell>
          <table:table-cell office:value-type="float" office:value="-20.7530557502846" calcext:value-type="float">
            <text:p>-20.7530557502846</text:p>
          </table:table-cell>
          <table:table-cell office:value-type="float" office:value="-156.206675487547" calcext:value-type="float">
            <text:p>-156.206675487547</text:p>
          </table:table-cell>
          <table:table-cell office:value-type="float" office:value="-104.583280597602" calcext:value-type="float">
            <text:p>-104.5832805976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5" calcext:value-type="float">
            <text:p>435</text:p>
          </table:table-cell>
          <table:table-cell office:value-type="float" office:value="130776" calcext:value-type="float">
            <text:p>130776</text:p>
          </table:table-cell>
          <table:table-cell office:value-type="float" office:value="4.833" calcext:value-type="float">
            <text:p>4.833</text:p>
          </table:table-cell>
          <table:table-cell office:value-type="float" office:value="345.5" calcext:value-type="float">
            <text:p>345.5</text:p>
          </table:table-cell>
          <table:table-cell office:value-type="float" office:value="485.4" calcext:value-type="float">
            <text:p>485.4</text:p>
          </table:table-cell>
          <table:table-cell office:value-type="float" office:value="0.0006608" calcext:value-type="float">
            <text:p>0.0006608</text:p>
          </table:table-cell>
          <table:table-cell table:formula="of:=[.R14]+[.AD15]" office:value-type="float" office:value="2977.91" calcext:value-type="float">
            <text:p>2977.91</text:p>
          </table:table-cell>
          <table:table-cell office:value-type="float" office:value="0.0000000001892" calcext:value-type="float">
            <text:p>1.892E-10</text:p>
          </table:table-cell>
          <table:table-cell office:value-type="float" office:value="0.0000001346" calcext:value-type="float">
            <text:p>1.346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V15])/[.V15]))" office:value-type="float" office:value="-141.631722269398" calcext:value-type="float">
            <text:p>-141.631722269398</text:p>
          </table:table-cell>
          <table:table-cell/>
          <table:table-cell table:formula="of:=10^([.B15]/20)" office:value-type="float" office:value="0.0000000154809902573478" calcext:value-type="float">
            <text:p>1.54809902573478E-08</text:p>
          </table:table-cell>
          <table:table-cell table:formula="of:=10^([.D15]/20)" office:value-type="float" office:value="1.00000000005817" calcext:value-type="float">
            <text:p>1.00000000005817</text:p>
          </table:table-cell>
          <table:table-cell table:formula="of:==20*LOG10(ABS(1-[.Y15]^2-[.Z15]^2))" office:value-type="float" office:value="-198.684951010114" calcext:value-type="float">
            <text:p>-198.684951010114</text:p>
          </table:table-cell>
          <table:table-cell table:formula="of:=20*LOG10(ABS(1-[.Z15]))" office:value-type="float" office:value="-204.705567500263" calcext:value-type="float">
            <text:p>-204.705567500263</text:p>
          </table:table-cell>
          <table:table-cell/>
          <table:table-cell office:value-type="float" office:value="835.7" calcext:value-type="float">
            <text:p>835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5.935961252537" calcext:value-type="float">
            <text:p>-145.935961252537</text:p>
          </table:table-cell>
          <table:table-cell office:value-type="float" office:value="-33.5542293692005" calcext:value-type="float">
            <text:p>-33.5542293692005</text:p>
          </table:table-cell>
          <table:table-cell office:value-type="float" office:value="0.000000000338984248346063" calcext:value-type="float">
            <text:p>3.38984248346063E-10</text:p>
          </table:table-cell>
          <table:table-cell office:value-type="float" office:value="-20.7530565564865" calcext:value-type="float">
            <text:p>-20.7530565564865</text:p>
          </table:table-cell>
          <table:table-cell office:value-type="float" office:value="0.000000000338984248346063" calcext:value-type="float">
            <text:p>3.38984248346063E-10</text:p>
          </table:table-cell>
          <table:table-cell office:value-type="float" office:value="-20.7530565564865" calcext:value-type="float">
            <text:p>-20.7530565564865</text:p>
          </table:table-cell>
          <table:table-cell office:value-type="float" office:value="-145.932061328195" calcext:value-type="float">
            <text:p>-145.932061328195</text:p>
          </table:table-cell>
          <table:table-cell office:value-type="float" office:value="171.770659293477" calcext:value-type="float">
            <text:p>171.7706592934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158360" calcext:value-type="float">
            <text:p>158360</text:p>
          </table:table-cell>
          <table:table-cell office:value-type="float" office:value="6.273" calcext:value-type="float">
            <text:p>6.273</text:p>
          </table:table-cell>
          <table:table-cell office:value-type="float" office:value="363.6" calcext:value-type="float">
            <text:p>363.6</text:p>
          </table:table-cell>
          <table:table-cell office:value-type="float" office:value="489.2" calcext:value-type="float">
            <text:p>489.2</text:p>
          </table:table-cell>
          <table:table-cell office:value-type="float" office:value="0.000699" calcext:value-type="float">
            <text:p>0.000699</text:p>
          </table:table-cell>
          <table:table-cell table:formula="of:=[.R15]+[.AD16]" office:value-type="float" office:value="3836.91" calcext:value-type="float">
            <text:p>3836.91</text:p>
          </table:table-cell>
          <table:table-cell office:value-type="float" office:value="0.00000005309" calcext:value-type="float">
            <text:p>5.309E-08</text:p>
          </table:table-cell>
          <table:table-cell office:value-type="float" office:value="0.0000001361" calcext:value-type="float">
            <text:p>1.361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V16])/[.V16]))" office:value-type="float" office:value="-147.125859197111" calcext:value-type="float">
            <text:p>-147.125859197111</text:p>
          </table:table-cell>
          <table:table-cell/>
          <table:table-cell table:formula="of:=10^([.B16]/20)" office:value-type="float" office:value="0.0000000504896008520329" calcext:value-type="float">
            <text:p>5.04896008520329E-08</text:p>
          </table:table-cell>
          <table:table-cell table:formula="of:=10^([.D16]/20)" office:value-type="float" office:value="1.00000000003903" calcext:value-type="float">
            <text:p>1.00000000003903</text:p>
          </table:table-cell>
          <table:table-cell table:formula="of:==20*LOG10(ABS(1-[.Y16]^2-[.Z16]^2))" office:value-type="float" office:value="-202.151811709932" calcext:value-type="float">
            <text:p>-202.151811709932</text:p>
          </table:table-cell>
          <table:table-cell table:formula="of:=20*LOG10(ABS(1-[.Z16]))" office:value-type="float" office:value="-208.172695774783" calcext:value-type="float">
            <text:p>-208.172695774783</text:p>
          </table:table-cell>
          <table:table-cell/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3.432430577157" calcext:value-type="float">
            <text:p>-153.432430577157</text:p>
          </table:table-cell>
          <table:table-cell office:value-type="float" office:value="-22.4528069867628" calcext:value-type="float">
            <text:p>-22.4528069867628</text:p>
          </table:table-cell>
          <table:table-cell office:value-type="float" office:value="0.000000000222942866989593" calcext:value-type="float">
            <text:p>2.22942866989593E-10</text:p>
          </table:table-cell>
          <table:table-cell office:value-type="float" office:value="-20.7530565632379" calcext:value-type="float">
            <text:p>-20.7530565632379</text:p>
          </table:table-cell>
          <table:table-cell office:value-type="float" office:value="0.000000000222942866989593" calcext:value-type="float">
            <text:p>2.22942866989593E-10</text:p>
          </table:table-cell>
          <table:table-cell office:value-type="float" office:value="-20.7530565632379" calcext:value-type="float">
            <text:p>-20.7530565632379</text:p>
          </table:table-cell>
          <table:table-cell office:value-type="float" office:value="-153.415411589961" calcext:value-type="float">
            <text:p>-153.415411589961</text:p>
          </table:table-cell>
          <table:table-cell office:value-type="float" office:value="160.757447494136" calcext:value-type="float">
            <text:p>160.7574474941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4" calcext:value-type="float">
            <text:p>594</text:p>
          </table:table-cell>
          <table:table-cell office:value-type="float" office:value="178104" calcext:value-type="float">
            <text:p>178104</text:p>
          </table:table-cell>
          <table:table-cell office:value-type="float" office:value="7.75" calcext:value-type="float">
            <text:p>7.75</text:p>
          </table:table-cell>
          <table:table-cell office:value-type="float" office:value="368" calcext:value-type="float">
            <text:p>368</text:p>
          </table:table-cell>
          <table:table-cell office:value-type="float" office:value="491.7" calcext:value-type="float">
            <text:p>491.7</text:p>
          </table:table-cell>
          <table:table-cell office:value-type="float" office:value="0.0007278" calcext:value-type="float">
            <text:p>0.0007278</text:p>
          </table:table-cell>
          <table:table-cell table:formula="of:=[.R16]+[.AD17]" office:value-type="float" office:value="4704.41" calcext:value-type="float">
            <text:p>4704.41</text:p>
          </table:table-cell>
          <table:table-cell office:value-type="float" office:value="0.00000002987" calcext:value-type="float">
            <text:p>2.987E-08</text:p>
          </table:table-cell>
          <table:table-cell office:value-type="float" office:value="0.0000001" calcext:value-type="float">
            <text:p>1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V17])/[.V17]))" office:value-type="float" office:value="-147.190280387313" calcext:value-type="float">
            <text:p>-147.190280387313</text:p>
          </table:table-cell>
          <table:table-cell/>
          <table:table-cell table:formula="of:=10^([.B17]/20)" office:value-type="float" office:value="0.0000000212999444665155" calcext:value-type="float">
            <text:p>2.12999444665155E-08</text:p>
          </table:table-cell>
          <table:table-cell table:formula="of:=10^([.D17]/20)" office:value-type="float" office:value="1.00000000002567" calcext:value-type="float">
            <text:p>1.00000000002567</text:p>
          </table:table-cell>
          <table:table-cell table:formula="of:==20*LOG10(ABS(1-[.Y17]^2-[.Z17]^2))" office:value-type="float" office:value="-205.791739450585" calcext:value-type="float">
            <text:p>-205.791739450585</text:p>
          </table:table-cell>
          <table:table-cell table:formula="of:=20*LOG10(ABS(1-[.Z17]))" office:value-type="float" office:value="-211.812414504243" calcext:value-type="float">
            <text:p>-211.812414504243</text:p>
          </table:table-cell>
          <table:table-cell/>
          <table:table-cell office:value-type="float" office:value="867.5" calcext:value-type="float">
            <text:p>867.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3.242516403326" calcext:value-type="float">
            <text:p>-153.242516403326</text:p>
          </table:table-cell>
          <table:table-cell office:value-type="float" office:value="171.125740936853" calcext:value-type="float">
            <text:p>171.125740936853</text:p>
          </table:table-cell>
          <table:table-cell office:value-type="float" office:value="0.000000000183604092319939" calcext:value-type="float">
            <text:p>1.83604092319939E-10</text:p>
          </table:table-cell>
          <table:table-cell office:value-type="float" office:value="-20.7530576348129" calcext:value-type="float">
            <text:p>-20.7530576348129</text:p>
          </table:table-cell>
          <table:table-cell office:value-type="float" office:value="0.000000000183604092319939" calcext:value-type="float">
            <text:p>1.83604092319939E-10</text:p>
          </table:table-cell>
          <table:table-cell office:value-type="float" office:value="-20.7530576348129" calcext:value-type="float">
            <text:p>-20.7530576348129</text:p>
          </table:table-cell>
          <table:table-cell office:value-type="float" office:value="-153.252684078207" calcext:value-type="float">
            <text:p>-153.252684078207</text:p>
          </table:table-cell>
          <table:table-cell office:value-type="float" office:value="-32.6489374416605" calcext:value-type="float">
            <text:p>-32.64893744166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float" office:value="207656" calcext:value-type="float">
            <text:p>207656</text:p>
          </table:table-cell>
          <table:table-cell office:value-type="float" office:value="7.657" calcext:value-type="float">
            <text:p>7.657</text:p>
          </table:table-cell>
          <table:table-cell office:value-type="float" office:value="432.2" calcext:value-type="float">
            <text:p>432.2</text:p>
          </table:table-cell>
          <table:table-cell office:value-type="float" office:value="573.8" calcext:value-type="float">
            <text:p>573.8</text:p>
          </table:table-cell>
          <table:table-cell office:value-type="float" office:value="0.0007611" calcext:value-type="float">
            <text:p>0.0007611</text:p>
          </table:table-cell>
          <table:table-cell table:formula="of:=[.R17]+[.AD18]" office:value-type="float" office:value="5718.41" calcext:value-type="float">
            <text:p>5718.41</text:p>
          </table:table-cell>
          <table:table-cell office:value-type="float" office:value="0.0000000467" calcext:value-type="float">
            <text:p>4.67E-08</text:p>
          </table:table-cell>
          <table:table-cell office:value-type="float" office:value="0.00000009996" calcext:value-type="float">
            <text:p>9.996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V18])/[.V18]))" office:value-type="float" office:value="-162.01004309861" calcext:value-type="float">
            <text:p>-162.01004309861</text:p>
          </table:table-cell>
          <table:table-cell/>
          <table:table-cell table:formula="of:=10^([.B18]/20)" office:value-type="float" office:value="0.000000021770789558669" calcext:value-type="float">
            <text:p>2.1770789558669E-08</text:p>
          </table:table-cell>
          <table:table-cell table:formula="of:=10^([.D18]/20)" office:value-type="float" office:value="1.00000000002114" calcext:value-type="float">
            <text:p>1.00000000002114</text:p>
          </table:table-cell>
          <table:table-cell table:formula="of:==20*LOG10(ABS(1-[.Y18]^2-[.Z18]^2))" office:value-type="float" office:value="-207.477947848387" calcext:value-type="float">
            <text:p>-207.477947848387</text:p>
          </table:table-cell>
          <table:table-cell table:formula="of:=20*LOG10(ABS(1-[.Z18]))" office:value-type="float" office:value="-213.498639001441" calcext:value-type="float">
            <text:p>-213.498639001441</text:p>
          </table:table-cell>
          <table:table-cell/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6.490533530474" calcext:value-type="float">
            <text:p>-156.490533530474</text:p>
          </table:table-cell>
          <table:table-cell office:value-type="float" office:value="-119.866445065665" calcext:value-type="float">
            <text:p>-119.866445065665</text:p>
          </table:table-cell>
          <table:table-cell office:value-type="float" office:value="0.000000000181611791774082" calcext:value-type="float">
            <text:p>1.81611791774082E-10</text:p>
          </table:table-cell>
          <table:table-cell office:value-type="float" office:value="-20.7530585971275" calcext:value-type="float">
            <text:p>-20.7530585971275</text:p>
          </table:table-cell>
          <table:table-cell office:value-type="float" office:value="0.000000000181611791774082" calcext:value-type="float">
            <text:p>1.81611791774082E-10</text:p>
          </table:table-cell>
          <table:table-cell office:value-type="float" office:value="-20.7530585971275" calcext:value-type="float">
            <text:p>-20.7530585971275</text:p>
          </table:table-cell>
          <table:table-cell office:value-type="float" office:value="-156.494312519277" calcext:value-type="float">
            <text:p>-156.494312519277</text:p>
          </table:table-cell>
          <table:table-cell office:value-type="float" office:value="-101.733441620601" calcext:value-type="float">
            <text:p>-101.7334416206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85" calcext:value-type="float">
            <text:p>885</text:p>
          </table:table-cell>
          <table:table-cell office:value-type="float" office:value="263760" calcext:value-type="float">
            <text:p>263760</text:p>
          </table:table-cell>
          <table:table-cell office:value-type="float" office:value="7.8" calcext:value-type="float">
            <text:p>7.8</text:p>
          </table:table-cell>
          <table:table-cell office:value-type="float" office:value="580.7" calcext:value-type="float">
            <text:p>580.7</text:p>
          </table:table-cell>
          <table:table-cell office:value-type="float" office:value="731.6" calcext:value-type="float">
            <text:p>731.6</text:p>
          </table:table-cell>
          <table:table-cell office:value-type="float" office:value="0.0009354" calcext:value-type="float">
            <text:p>0.0009354</text:p>
          </table:table-cell>
          <table:table-cell table:formula="of:=[.R18]+[.AD19]" office:value-type="float" office:value="7038.41" calcext:value-type="float">
            <text:p>7038.41</text:p>
          </table:table-cell>
          <table:table-cell office:value-type="float" office:value="0.00000002733" calcext:value-type="float">
            <text:p>2.733E-08</text:p>
          </table:table-cell>
          <table:table-cell office:value-type="float" office:value="0.00000007274" calcext:value-type="float">
            <text:p>7.274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V19])/[.V19]))" office:value-type="float" office:value="-145.303383128301" calcext:value-type="float">
            <text:p>-145.303383128301</text:p>
          </table:table-cell>
          <table:table-cell/>
          <table:table-cell table:formula="of:=10^([.B19]/20)" office:value-type="float" office:value="0.0000000149786724377484" calcext:value-type="float">
            <text:p>1.49786724377484E-08</text:p>
          </table:table-cell>
          <table:table-cell table:formula="of:=10^([.D19]/20)" office:value-type="float" office:value="1.00000000002091" calcext:value-type="float">
            <text:p>1.00000000002091</text:p>
          </table:table-cell>
          <table:table-cell table:formula="of:==20*LOG10(ABS(1-[.Y19]^2-[.Z19]^2))" office:value-type="float" office:value="-207.572759242004" calcext:value-type="float">
            <text:p>-207.572759242004</text:p>
          </table:table-cell>
          <table:table-cell table:formula="of:=20*LOG10(ABS(1-[.Z19]))" office:value-type="float" office:value="-213.593405275745" calcext:value-type="float">
            <text:p>-213.593405275745</text:p>
          </table:table-cell>
          <table:table-cell/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4.207593074789" calcext:value-type="float">
            <text:p>-154.207593074789</text:p>
          </table:table-cell>
          <table:table-cell office:value-type="float" office:value="-62.0360874048095" calcext:value-type="float">
            <text:p>-62.0360874048095</text:p>
          </table:table-cell>
          <table:table-cell office:value-type="float" office:value="0.000000000196956170421543" calcext:value-type="float">
            <text:p>1.96956170421543E-10</text:p>
          </table:table-cell>
          <table:table-cell office:value-type="float" office:value="-20.7530588390365" calcext:value-type="float">
            <text:p>-20.7530588390365</text:p>
          </table:table-cell>
          <table:table-cell office:value-type="float" office:value="0.000000000196956170421543" calcext:value-type="float">
            <text:p>1.96956170421543E-10</text:p>
          </table:table-cell>
          <table:table-cell office:value-type="float" office:value="-20.7530588390365" calcext:value-type="float">
            <text:p>-20.7530588390365</text:p>
          </table:table-cell>
          <table:table-cell office:value-type="float" office:value="-154.20548398307" calcext:value-type="float">
            <text:p>-154.20548398307</text:p>
          </table:table-cell>
          <table:table-cell office:value-type="float" office:value="-159.536721951806" calcext:value-type="float">
            <text:p>-159.5367219518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04" calcext:value-type="float">
            <text:p>1204</text:p>
          </table:table-cell>
          <table:table-cell office:value-type="float" office:value="357376" calcext:value-type="float">
            <text:p>357376</text:p>
          </table:table-cell>
          <table:table-cell office:value-type="float" office:value="7.9" calcext:value-type="float">
            <text:p>7.9</text:p>
          </table:table-cell>
          <table:table-cell office:value-type="float" office:value="951.5" calcext:value-type="float">
            <text:p>951.5</text:p>
          </table:table-cell>
          <table:table-cell office:value-type="float" office:value="1202" calcext:value-type="float">
            <text:p>1202</text:p>
          </table:table-cell>
          <table:table-cell office:value-type="float" office:value="0.001024" calcext:value-type="float">
            <text:p>0.001024</text:p>
          </table:table-cell>
          <table:table-cell table:formula="of:=[.R19]+[.AD20]" office:value-type="float" office:value="9200.41" calcext:value-type="float">
            <text:p>9200.41</text:p>
          </table:table-cell>
          <table:table-cell office:value-type="float" office:value="0.00000001763" calcext:value-type="float">
            <text:p>1.763E-08</text:p>
          </table:table-cell>
          <table:table-cell office:value-type="float" office:value="0.00000006752" calcext:value-type="float">
            <text:p>6.752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V20])/[.V20]))" office:value-type="float" office:value="-143.614331055773" calcext:value-type="float">
            <text:p>-143.614331055773</text:p>
          </table:table-cell>
          <table:table-cell/>
          <table:table-cell table:formula="of:=10^([.B20]/20)" office:value-type="float" office:value="0.0000000194814081959482" calcext:value-type="float">
            <text:p>1.94814081959482E-08</text:p>
          </table:table-cell>
          <table:table-cell table:formula="of:=10^([.D20]/20)" office:value-type="float" office:value="1.00000000002268" calcext:value-type="float">
            <text:p>1.00000000002268</text:p>
          </table:table-cell>
          <table:table-cell table:formula="of:==20*LOG10(ABS(1-[.Y20]^2-[.Z20]^2))" office:value-type="float" office:value="-206.86823060839" calcext:value-type="float">
            <text:p>-206.86823060839</text:p>
          </table:table-cell>
          <table:table-cell table:formula="of:=20*LOG10(ABS(1-[.Z20]))" office:value-type="float" office:value="-212.888894312597" calcext:value-type="float">
            <text:p>-212.888894312597</text:p>
          </table:table-cell>
          <table:table-cell/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4.923856100821" calcext:value-type="float">
            <text:p>-154.923856100821</text:p>
          </table:table-cell>
          <table:table-cell office:value-type="float" office:value="-92.1615062408053" calcext:value-type="float">
            <text:p>-92.1615062408053</text:p>
          </table:table-cell>
          <table:table-cell office:value-type="float" office:value="0.000000000132141792740792" calcext:value-type="float">
            <text:p>1.32141792740792E-10</text:p>
          </table:table-cell>
          <table:table-cell office:value-type="float" office:value="-20.753059245674" calcext:value-type="float">
            <text:p>-20.753059245674</text:p>
          </table:table-cell>
          <table:table-cell office:value-type="float" office:value="0.000000000132141792740792" calcext:value-type="float">
            <text:p>1.32141792740792E-10</text:p>
          </table:table-cell>
          <table:table-cell office:value-type="float" office:value="-20.753059245674" calcext:value-type="float">
            <text:p>-20.753059245674</text:p>
          </table:table-cell>
          <table:table-cell office:value-type="float" office:value="-154.892307839666" calcext:value-type="float">
            <text:p>-154.892307839666</text:p>
          </table:table-cell>
          <table:table-cell office:value-type="float" office:value="-129.286969581252" calcext:value-type="float">
            <text:p>-129.2869695812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3" calcext:value-type="float">
            <text:p>1473</text:p>
          </table:table-cell>
          <table:table-cell office:value-type="float" office:value="436512" calcext:value-type="float">
            <text:p>436512</text:p>
          </table:table-cell>
          <table:table-cell office:value-type="float" office:value="7.979" calcext:value-type="float">
            <text:p>7.979</text:p>
          </table:table-cell>
          <table:table-cell office:value-type="float" office:value="1116" calcext:value-type="float">
            <text:p>1116</text:p>
          </table:table-cell>
          <table:table-cell office:value-type="float" office:value="1323" calcext:value-type="float">
            <text:p>1323</text:p>
          </table:table-cell>
          <table:table-cell office:value-type="float" office:value="0.001304" calcext:value-type="float">
            <text:p>0.001304</text:p>
          </table:table-cell>
          <table:table-cell table:formula="of:=[.R20]+[.AD21]" office:value-type="float" office:value="11647.41" calcext:value-type="float">
            <text:p>11647.41</text:p>
          </table:table-cell>
          <table:table-cell office:value-type="float" office:value="0.00000001217" calcext:value-type="float">
            <text:p>1.217E-08</text:p>
          </table:table-cell>
          <table:table-cell office:value-type="float" office:value="0.00000005617" calcext:value-type="float">
            <text:p>5.617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V21])/[.V21]))" office:value-type="float" office:value="-141.355140197185" calcext:value-type="float">
            <text:p>-141.355140197185</text:p>
          </table:table-cell>
          <table:table-cell/>
          <table:table-cell table:formula="of:=10^([.B21]/20)" office:value-type="float" office:value="0.0000000179393703165219" calcext:value-type="float">
            <text:p>1.79393703165219E-08</text:p>
          </table:table-cell>
          <table:table-cell table:formula="of:=10^([.D21]/20)" office:value-type="float" office:value="1.00000000001521" calcext:value-type="float">
            <text:p>1.00000000001521</text:p>
          </table:table-cell>
          <table:table-cell table:formula="of:==20*LOG10(ABS(1-[.Y21]^2-[.Z21]^2))" office:value-type="float" office:value="-210.334787256363" calcext:value-type="float">
            <text:p>-210.334787256363</text:p>
          </table:table-cell>
          <table:table-cell table:formula="of:=20*LOG10(ABS(1-[.Z21]))" office:value-type="float" office:value="-216.355482249283" calcext:value-type="float">
            <text:p>-216.355482249283</text:p>
          </table:table-cell>
          <table:table-cell/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6.974149265022" calcext:value-type="float">
            <text:p>-156.974149265022</text:p>
          </table:table-cell>
          <table:table-cell office:value-type="float" office:value="-104.658306011757" calcext:value-type="float">
            <text:p>-104.658306011757</text:p>
          </table:table-cell>
          <table:table-cell office:value-type="float" office:value="0.0000000000455567581747909" calcext:value-type="float">
            <text:p>4.55567581747909E-11</text:p>
          </table:table-cell>
          <table:table-cell office:value-type="float" office:value="-20.7530588389408" calcext:value-type="float">
            <text:p>-20.7530588389408</text:p>
          </table:table-cell>
          <table:table-cell office:value-type="float" office:value="0.0000000000455567581747909" calcext:value-type="float">
            <text:p>4.55567581747909E-11</text:p>
          </table:table-cell>
          <table:table-cell office:value-type="float" office:value="-20.7530588389408" calcext:value-type="float">
            <text:p>-20.7530588389408</text:p>
          </table:table-cell>
          <table:table-cell office:value-type="float" office:value="-156.974145288341" calcext:value-type="float">
            <text:p>-156.974145288341</text:p>
          </table:table-cell>
          <table:table-cell office:value-type="float" office:value="-116.828424330432" calcext:value-type="float">
            <text:p>-116.8284243304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72" calcext:value-type="float">
            <text:p>1972</text:p>
          </table:table-cell>
          <table:table-cell office:value-type="float" office:value="584064" calcext:value-type="float">
            <text:p>584064</text:p>
          </table:table-cell>
          <table:table-cell office:value-type="float" office:value="12.43" calcext:value-type="float">
            <text:p>12.43</text:p>
          </table:table-cell>
          <table:table-cell office:value-type="float" office:value="1924" calcext:value-type="float">
            <text:p>1924</text:p>
          </table:table-cell>
          <table:table-cell office:value-type="float" office:value="2386" calcext:value-type="float">
            <text:p>2386</text:p>
          </table:table-cell>
          <table:table-cell office:value-type="float" office:value="0.001298" calcext:value-type="float">
            <text:p>0.001298</text:p>
          </table:table-cell>
          <table:table-cell table:formula="of:=[.R21]+[.AD22]" office:value-type="float" office:value="15970.41" calcext:value-type="float">
            <text:p>15970.41</text:p>
          </table:table-cell>
          <table:table-cell office:value-type="float" office:value="0.000000008782" calcext:value-type="float">
            <text:p>8.782E-09</text:p>
          </table:table-cell>
          <table:table-cell office:value-type="float" office:value="0.0000000509" calcext:value-type="float">
            <text:p>5.09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2]-[.V22])/[.V22]))" office:value-type="float" office:value="-143.614938313971" calcext:value-type="float">
            <text:p>-143.614938313971</text:p>
          </table:table-cell>
          <table:table-cell/>
          <table:table-cell table:formula="of:=10^([.B22]/20)" office:value-type="float" office:value="0.0000000141674776682362" calcext:value-type="float">
            <text:p>1.41674776682362E-08</text:p>
          </table:table-cell>
          <table:table-cell table:formula="of:=10^([.D22]/20)" office:value-type="float" office:value="1.00000000000525" calcext:value-type="float">
            <text:p>1.00000000000525</text:p>
          </table:table-cell>
          <table:table-cell table:formula="of:==20*LOG10(ABS(1-[.Y22]^2-[.Z22]^2))" office:value-type="float" office:value="-219.584446127428" calcext:value-type="float">
            <text:p>-219.584446127428</text:p>
          </table:table-cell>
          <table:table-cell table:formula="of:=20*LOG10(ABS(1-[.Z22]))" office:value-type="float" office:value="-225.605229898243" calcext:value-type="float">
            <text:p>-225.605229898243</text:p>
          </table:table-cell>
          <table:table-cell/>
          <table:table-cell office:value-type="float" office:value="4323" calcext:value-type="float">
            <text:p>432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71.10683772508" calcext:value-type="float">
            <text:p>-171.10683772508</text:p>
          </table:table-cell>
          <table:table-cell office:value-type="float" office:value="-177.671066194938" calcext:value-type="float">
            <text:p>-177.671066194938</text:p>
          </table:table-cell>
          <table:table-cell office:value-type="float" office:value="0.00000000000445133558560883" calcext:value-type="float">
            <text:p>4.45133558560883E-12</text:p>
          </table:table-cell>
          <table:table-cell office:value-type="float" office:value="-20.7530576042237" calcext:value-type="float">
            <text:p>-20.7530576042237</text:p>
          </table:table-cell>
          <table:table-cell office:value-type="float" office:value="0.00000000000445133558560883" calcext:value-type="float">
            <text:p>4.45133558560883E-12</text:p>
          </table:table-cell>
          <table:table-cell office:value-type="float" office:value="-20.7530576042237" calcext:value-type="float">
            <text:p>-20.7530576042237</text:p>
          </table:table-cell>
          <table:table-cell office:value-type="float" office:value="-171.10567454847" calcext:value-type="float">
            <text:p>-171.10567454847</text:p>
          </table:table-cell>
          <table:table-cell office:value-type="float" office:value="-43.8172550461309" calcext:value-type="float">
            <text:p>-43.81725504613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11" calcext:value-type="float">
            <text:p>2411</text:p>
          </table:table-cell>
          <table:table-cell office:value-type="float" office:value="712496" calcext:value-type="float">
            <text:p>712496</text:p>
          </table:table-cell>
          <table:table-cell office:value-type="float" office:value="13" calcext:value-type="float">
            <text:p>13</text:p>
          </table:table-cell>
          <table:table-cell office:value-type="float" office:value="2065" calcext:value-type="float">
            <text:p>2065</text:p>
          </table:table-cell>
          <table:table-cell office:value-type="float" office:value="2412" calcext:value-type="float">
            <text:p>2412</text:p>
          </table:table-cell>
          <table:table-cell office:value-type="float" office:value="0.001608" calcext:value-type="float">
            <text:p>0.001608</text:p>
          </table:table-cell>
          <table:table-cell table:formula="of:=[.R22]+[.AD23]" office:value-type="float" office:value="20460.41" calcext:value-type="float">
            <text:p>20460.41</text:p>
          </table:table-cell>
          <table:table-cell office:value-type="float" office:value="0.00000002549" calcext:value-type="float">
            <text:p>2.549E-08</text:p>
          </table:table-cell>
          <table:table-cell office:value-type="float" office:value="0.00000004311" calcext:value-type="float">
            <text:p>4.311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3]-[.V23])/[.V23]))" office:value-type="float" office:value="-163.795158766006" calcext:value-type="float">
            <text:p>-163.795158766006</text:p>
          </table:table-cell>
          <table:table-cell/>
          <table:table-cell table:formula="of:=10^([.B23]/20)" office:value-type="float" office:value="0.00000000278392873529565" calcext:value-type="float">
            <text:p>2.78392873529565E-09</text:p>
          </table:table-cell>
          <table:table-cell table:formula="of:=10^([.D23]/20)" office:value-type="float" office:value="1.00000000000051" calcext:value-type="float">
            <text:p>1.00000000000051</text:p>
          </table:table-cell>
          <table:table-cell table:formula="of:==20*LOG10(ABS(1-[.Y23]^2-[.Z23]^2))" office:value-type="float" office:value="-239.785879487587" calcext:value-type="float">
            <text:p>-239.785879487587</text:p>
          </table:table-cell>
          <table:table-cell table:formula="of:=20*LOG10(ABS(1-[.Z23]))" office:value-type="float" office:value="-245.806479400867" calcext:value-type="float">
            <text:p>-245.806479400867</text:p>
          </table:table-cell>
          <table:table-cell/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87.776376948049" calcext:value-type="float">
            <text:p>-187.776376948049</text:p>
          </table:table-cell>
          <table:table-cell office:value-type="float" office:value="-91.3593277630504" calcext:value-type="float">
            <text:p>-91.3593277630504</text:p>
          </table:table-cell>
          <table:table-cell office:value-type="float" office:value="-0.00000000000102604442441276" calcext:value-type="float">
            <text:p>-1.02604442441276E-12</text:p>
          </table:table-cell>
          <table:table-cell office:value-type="float" office:value="-20.7530575065654" calcext:value-type="float">
            <text:p>-20.7530575065654</text:p>
          </table:table-cell>
          <table:table-cell office:value-type="float" office:value="-0.00000000000102604442441276" calcext:value-type="float">
            <text:p>-1.02604442441276E-12</text:p>
          </table:table-cell>
          <table:table-cell office:value-type="float" office:value="-20.7530575065654" calcext:value-type="float">
            <text:p>-20.7530575065654</text:p>
          </table:table-cell>
          <table:table-cell office:value-type="float" office:value="-187.770496519258" calcext:value-type="float">
            <text:p>-187.770496519258</text:p>
          </table:table-cell>
          <table:table-cell office:value-type="float" office:value="-130.154783010585" calcext:value-type="float">
            <text:p>-130.1547830105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55" calcext:value-type="float">
            <text:p>3355</text:p>
          </table:table-cell>
          <table:table-cell office:value-type="float" office:value="988528" calcext:value-type="float">
            <text:p>988528</text:p>
          </table:table-cell>
          <table:table-cell office:value-type="float" office:value="15.85" calcext:value-type="float">
            <text:p>15.85</text:p>
          </table:table-cell>
          <table:table-cell office:value-type="float" office:value="2902" calcext:value-type="float">
            <text:p>2902</text:p>
          </table:table-cell>
          <table:table-cell office:value-type="float" office:value="3113" calcext:value-type="float">
            <text:p>3113</text:p>
          </table:table-cell>
          <table:table-cell office:value-type="float" office:value="0.00191" calcext:value-type="float">
            <text:p>0.00191</text:p>
          </table:table-cell>
          <table:table-cell table:formula="of:=[.R23]+[.AD24]" office:value-type="float" office:value="26491.41" calcext:value-type="float">
            <text:p>26491.41</text:p>
          </table:table-cell>
          <table:table-cell office:value-type="float" office:value="0.000000003268" calcext:value-type="float">
            <text:p>3.268E-09</text:p>
          </table:table-cell>
          <table:table-cell office:value-type="float" office:value="0.00000004544" calcext:value-type="float">
            <text:p>4.544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4]-[.V24])/[.V24]))" office:value-type="float" office:value="-175.117371346426" calcext:value-type="float">
            <text:p>-175.117371346426</text:p>
          </table:table-cell>
          <table:table-cell/>
          <table:table-cell table:formula="of:=10^([.B24]/20)" office:value-type="float" office:value="0.000000000408489739743696" calcext:value-type="float">
            <text:p>4.08489739743696E-10</text:p>
          </table:table-cell>
          <table:table-cell table:formula="of:=10^([.D24]/20)" office:value-type="float" office:value="0.999999999999882" calcext:value-type="float">
            <text:p>0.999999999999882</text:p>
          </table:table-cell>
          <table:table-cell table:formula="of:==20*LOG10(ABS(1-[.Y24]^2-[.Z24]^2))" office:value-type="float" office:value="-252.53236293136" calcext:value-type="float">
            <text:p>-252.53236293136</text:p>
          </table:table-cell>
          <table:table-cell table:formula="of:=20*LOG10(ABS(1-[.Z24]))" office:value-type="float" office:value="-258.552962844639" calcext:value-type="float">
            <text:p>-258.552962844639</text:p>
          </table:table-cell>
          <table:table-cell/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87.903070051175" calcext:value-type="float">
            <text:p>-187.903070051175</text:p>
          </table:table-cell>
          <table:table-cell office:value-type="float" office:value="-160.156208626269" calcext:value-type="float">
            <text:p>-160.156208626269</text:p>
          </table:table-cell>
          <table:table-cell office:value-type="float" office:value="-0.00000000000236163796558932" calcext:value-type="float">
            <text:p>-2.36163796558932E-12</text:p>
          </table:table-cell>
          <table:table-cell office:value-type="float" office:value="-20.7530574970106" calcext:value-type="float">
            <text:p>-20.7530574970106</text:p>
          </table:table-cell>
          <table:table-cell office:value-type="float" office:value="-0.00000000000236163796558932" calcext:value-type="float">
            <text:p>-2.36163796558932E-12</text:p>
          </table:table-cell>
          <table:table-cell office:value-type="float" office:value="-20.7530574970106" calcext:value-type="float">
            <text:p>-20.7530574970106</text:p>
          </table:table-cell>
          <table:table-cell office:value-type="float" office:value="-187.918646056022" calcext:value-type="float">
            <text:p>-187.918646056022</text:p>
          </table:table-cell>
          <table:table-cell office:value-type="float" office:value="-61.5201232011771" calcext:value-type="float">
            <text:p>-61.52012320117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382" calcext:value-type="float">
            <text:p>4382</text:p>
          </table:table-cell>
          <table:table-cell office:value-type="float" office:value="1287264" calcext:value-type="float">
            <text:p>1287264</text:p>
          </table:table-cell>
          <table:table-cell office:value-type="float" office:value="18.27" calcext:value-type="float">
            <text:p>18.27</text:p>
          </table:table-cell>
          <table:table-cell office:value-type="float" office:value="4324" calcext:value-type="float">
            <text:p>4324</text:p>
          </table:table-cell>
          <table:table-cell office:value-type="float" office:value="4185" calcext:value-type="float">
            <text:p>4185</text:p>
          </table:table-cell>
          <table:table-cell office:value-type="float" office:value="0.006522" calcext:value-type="float">
            <text:p>0.006522</text:p>
          </table:table-cell>
          <table:table-cell table:formula="of:=[.R24]+[.AD25]" office:value-type="float" office:value="35018.41" calcext:value-type="float">
            <text:p>35018.41</text:p>
          </table:table-cell>
          <table:table-cell office:value-type="float" office:value="0.0000000004876" calcext:value-type="float">
            <text:p>4.876E-10</text:p>
          </table:table-cell>
          <table:table-cell office:value-type="float" office:value="0.00000004581" calcext:value-type="float">
            <text:p>4.581E-08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5]-[.V25])/[.V25]))" office:value-type="float" office:value="-177.761267912254" calcext:value-type="float">
            <text:p>-177.761267912254</text:p>
          </table:table-cell>
          <table:table-cell/>
          <table:table-cell table:formula="of:=10^([.B25]/20)" office:value-type="float" office:value="0.000000000402574718053442" calcext:value-type="float">
            <text:p>4.02574718053442E-10</text:p>
          </table:table-cell>
          <table:table-cell table:formula="of:=10^([.D25]/20)" office:value-type="float" office:value="0.999999999999728" calcext:value-type="float">
            <text:p>0.999999999999728</text:p>
          </table:table-cell>
          <table:table-cell table:formula="of:==20*LOG10(ABS(1-[.Y25]^2-[.Z25]^2))" office:value-type="float" office:value="-245.291419788046" calcext:value-type="float">
            <text:p>-245.291419788046</text:p>
          </table:table-cell>
          <table:table-cell table:formula="of:=20*LOG10(ABS(1-[.Z25]))" office:value-type="float" office:value="-251.312019701326" calcext:value-type="float">
            <text:p>-251.312019701326</text:p>
          </table:table-cell>
          <table:table-cell/>
          <table:table-cell office:value-type="float" office:value="8527" calcext:value-type="float">
            <text:p>8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8"/>
        </table:table-row>
      </table:table>
      <table:table table:name="9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6"/>
          <table:table-cell office:value-type="string" calcext:value-type="string">
            <text:p>cummula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  <table:table-cell/>
          <table:table-cell office:value-type="string" calcext:value-type="string">
            <text:p>iteration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DOF count</text:p>
          </table:table-cell>
          <table:table-cell office:value-type="string" calcext:value-type="string">
            <text:p>setup, s</text:p>
          </table:table-cell>
          <table:table-cell office:value-type="string" calcext:value-type="string">
            <text:p>solve, s</text:p>
          </table:table-cell>
          <table:table-cell office:value-type="string" calcext:value-type="string">
            <text:p>mesh, s</text:p>
          </table:table-cell>
          <table:table-cell office:value-type="string" calcext:value-type="string">
            <text:p>refine, s</text:p>
          </table:table-cell>
          <table:table-cell office:value-type="string" calcext:value-type="string">
            <text:p>run time, 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  <table:table-cell/>
          <table:table-cell office:value-type="string" calcext:value-type="string">
            <text:p>run time, s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13.852515403715" calcext:value-type="float">
            <text:p>-113.852515403715</text:p>
          </table:table-cell>
          <table:table-cell office:value-type="float" office:value="69.2762758226931" calcext:value-type="float">
            <text:p>69.2762758226931</text:p>
          </table:table-cell>
          <table:table-cell office:value-type="float" office:value="-0.0000000037758849487405" calcext:value-type="float">
            <text:p>-3.7758849487405E-09</text:p>
          </table:table-cell>
          <table:table-cell office:value-type="float" office:value="-20.7529803823379" calcext:value-type="float">
            <text:p>-20.7529803823379</text:p>
          </table:table-cell>
          <table:table-cell office:value-type="float" office:value="-0.0000000037758849487405" calcext:value-type="float">
            <text:p>-3.7758849487405E-09</text:p>
          </table:table-cell>
          <table:table-cell office:value-type="float" office:value="-20.7529803823379" calcext:value-type="float">
            <text:p>-20.7529803823379</text:p>
          </table:table-cell>
          <table:table-cell office:value-type="float" office:value="-113.852514353333" calcext:value-type="float">
            <text:p>-113.852514353333</text:p>
          </table:table-cell>
          <table:table-cell office:value-type="float" office:value="69.2614309403829" calcext:value-type="float">
            <text:p>69.26143094038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599" calcext:value-type="float">
            <text:p>13599</text:p>
          </table:table-cell>
          <table:table-cell office:value-type="float" office:value="5.861" calcext:value-type="float">
            <text:p>5.861</text:p>
          </table:table-cell>
          <table:table-cell office:value-type="float" office:value="49.49" calcext:value-type="float">
            <text:p>49.49</text:p>
          </table:table-cell>
          <table:table-cell office:value-type="float" office:value="63.27" calcext:value-type="float">
            <text:p>63.27</text:p>
          </table:table-cell>
          <table:table-cell office:value-type="float" office:value="0.0002004" calcext:value-type="float">
            <text:p>0.0002004</text:p>
          </table:table-cell>
          <table:table-cell table:formula="of:=[.AD9]" office:value-type="float" office:value="118.6" calcext:value-type="float">
            <text:p>118.6</text:p>
          </table:table-cell>
          <table:table-cell office:value-type="float" office:value="0.000001267" calcext:value-type="float">
            <text:p>1.267E-06</text:p>
          </table:table-cell>
          <table:table-cell table:number-columns-repeated="2"/>
          <table:table-cell office:value-type="float" office:value="-20.753057470156" calcext:value-type="float">
            <text:p>-20.753057470156</text:p>
          </table:table-cell>
          <table:table-cell table:formula="of:=20*LOG10(ABS(([.E9]-[.V9])/[.V9]))" office:value-type="float" office:value="-108.601926703782" calcext:value-type="float">
            <text:p>-108.601926703782</text:p>
          </table:table-cell>
          <table:table-cell/>
          <table:table-cell table:formula="of:=10^([.B9]/20)" office:value-type="float" office:value="0.00000202943071860676" calcext:value-type="float">
            <text:p>2.02943071860676E-06</text:p>
          </table:table-cell>
          <table:table-cell table:formula="of:=10^([.D9]/20)" office:value-type="float" office:value="0.999999999565285" calcext:value-type="float">
            <text:p>0.999999999565285</text:p>
          </table:table-cell>
          <table:table-cell table:formula="of:==20*LOG10(ABS(1-[.Y9]^2-[.Z9]^2))" office:value-type="float" office:value="-181.256555056194" calcext:value-type="float">
            <text:p>-181.256555056194</text:p>
          </table:table-cell>
          <table:table-cell table:formula="of:=20*LOG10(ABS(1-[.Z9]))" office:value-type="float" office:value="-187.235911083787" calcext:value-type="float">
            <text:p>-187.235911083787</text:p>
          </table:table-cell>
          <table:table-cell/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6.436570668217" calcext:value-type="float">
            <text:p>-136.436570668217</text:p>
          </table:table-cell>
          <table:table-cell office:value-type="float" office:value="-145.201572833975" calcext:value-type="float">
            <text:p>-145.201572833975</text:p>
          </table:table-cell>
          <table:table-cell office:value-type="float" office:value="-0.00000000174301996731502" calcext:value-type="float">
            <text:p>-1.74301996731502E-09</text:p>
          </table:table-cell>
          <table:table-cell office:value-type="float" office:value="-20.7530641924546" calcext:value-type="float">
            <text:p>-20.7530641924546</text:p>
          </table:table-cell>
          <table:table-cell office:value-type="float" office:value="-0.00000000174301996731502" calcext:value-type="float">
            <text:p>-1.74301996731502E-09</text:p>
          </table:table-cell>
          <table:table-cell office:value-type="float" office:value="-20.7530641924546" calcext:value-type="float">
            <text:p>-20.7530641924546</text:p>
          </table:table-cell>
          <table:table-cell office:value-type="float" office:value="-136.449269135864" calcext:value-type="float">
            <text:p>-136.449269135864</text:p>
          </table:table-cell>
          <table:table-cell office:value-type="float" office:value="-76.4742843054526" calcext:value-type="float">
            <text:p>-76.47428430545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46845" calcext:value-type="float">
            <text:p>46845</text:p>
          </table:table-cell>
          <table:table-cell office:value-type="float" office:value="4.332" calcext:value-type="float">
            <text:p>4.332</text:p>
          </table:table-cell>
          <table:table-cell office:value-type="float" office:value="212.5" calcext:value-type="float">
            <text:p>212.5</text:p>
          </table:table-cell>
          <table:table-cell office:value-type="float" office:value="273.8" calcext:value-type="float">
            <text:p>273.8</text:p>
          </table:table-cell>
          <table:table-cell office:value-type="float" office:value="0.007116" calcext:value-type="float">
            <text:p>0.007116</text:p>
          </table:table-cell>
          <table:table-cell table:formula="of:=[.R9]+[.AD10]" office:value-type="float" office:value="609.3" calcext:value-type="float">
            <text:p>609.3</text:p>
          </table:table-cell>
          <table:table-cell office:value-type="float" office:value="0.000002605" calcext:value-type="float">
            <text:p>2.605E-06</text:p>
          </table:table-cell>
          <table:table-cell office:value-type="float" office:value="0.0000007065" calcext:value-type="float">
            <text:p>7.065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V10])/[.V10]))" office:value-type="float" office:value="-129.791285781592" calcext:value-type="float">
            <text:p>-129.791285781592</text:p>
          </table:table-cell>
          <table:table-cell/>
          <table:table-cell table:formula="of:=10^([.B10]/20)" office:value-type="float" office:value="0.00000015072020168235" calcext:value-type="float">
            <text:p>1.5072020168235E-07</text:p>
          </table:table-cell>
          <table:table-cell table:formula="of:=10^([.D10]/20)" office:value-type="float" office:value="0.999999999799327" calcext:value-type="float">
            <text:p>0.999999999799327</text:p>
          </table:table-cell>
          <table:table-cell table:formula="of:==20*LOG10(ABS(1-[.Y10]^2-[.Z10]^2))" office:value-type="float" office:value="-187.930131557492" calcext:value-type="float">
            <text:p>-187.930131557492</text:p>
          </table:table-cell>
          <table:table-cell table:formula="of:=20*LOG10(ABS(1-[.Z10]))" office:value-type="float" office:value="-193.950238895437" calcext:value-type="float">
            <text:p>-193.950238895437</text:p>
          </table:table-cell>
          <table:table-cell/>
          <table:table-cell office:value-type="float" office:value="490.7" calcext:value-type="float">
            <text:p>490.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44.725103320273" calcext:value-type="float">
            <text:p>-144.725103320273</text:p>
          </table:table-cell>
          <table:table-cell office:value-type="float" office:value="124.367338507177" calcext:value-type="float">
            <text:p>124.367338507177</text:p>
          </table:table-cell>
          <table:table-cell office:value-type="float" office:value="-0.000000000698697679954487" calcext:value-type="float">
            <text:p>-6.98697679954487E-10</text:p>
          </table:table-cell>
          <table:table-cell office:value-type="float" office:value="-20.7530566729481" calcext:value-type="float">
            <text:p>-20.7530566729481</text:p>
          </table:table-cell>
          <table:table-cell office:value-type="float" office:value="-0.000000000698697679954487" calcext:value-type="float">
            <text:p>-6.98697679954487E-10</text:p>
          </table:table-cell>
          <table:table-cell office:value-type="float" office:value="-20.7530566729481" calcext:value-type="float">
            <text:p>-20.7530566729481</text:p>
          </table:table-cell>
          <table:table-cell office:value-type="float" office:value="-144.744422732799" calcext:value-type="float">
            <text:p>-144.744422732799</text:p>
          </table:table-cell>
          <table:table-cell office:value-type="float" office:value="14.2711764276022" calcext:value-type="float">
            <text:p>14.27117642760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69840" calcext:value-type="float">
            <text:p>69840</text:p>
          </table:table-cell>
          <table:table-cell office:value-type="float" office:value="5.942" calcext:value-type="float">
            <text:p>5.942</text:p>
          </table:table-cell>
          <table:table-cell office:value-type="float" office:value="331.7" calcext:value-type="float">
            <text:p>331.7</text:p>
          </table:table-cell>
          <table:table-cell office:value-type="float" office:value="416.2" calcext:value-type="float">
            <text:p>416.2</text:p>
          </table:table-cell>
          <table:table-cell office:value-type="float" office:value="0.0004882" calcext:value-type="float">
            <text:p>0.0004882</text:p>
          </table:table-cell>
          <table:table-cell table:formula="of:=[.R10]+[.AD11]" office:value-type="float" office:value="1363.1" calcext:value-type="float">
            <text:p>1363.1</text:p>
          </table:table-cell>
          <table:table-cell office:value-type="float" office:value="0.0000002085" calcext:value-type="float">
            <text:p>2.085E-07</text:p>
          </table:table-cell>
          <table:table-cell office:value-type="float" office:value="0.0000005898" calcext:value-type="float">
            <text:p>5.898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V11])/[.V11]))" office:value-type="float" office:value="-148.310209903561" calcext:value-type="float">
            <text:p>-148.310209903561</text:p>
          </table:table-cell>
          <table:table-cell/>
          <table:table-cell table:formula="of:=10^([.B11]/20)" office:value-type="float" office:value="0.0000000580423294569701" calcext:value-type="float">
            <text:p>5.80423294569701E-08</text:p>
          </table:table-cell>
          <table:table-cell table:formula="of:=10^([.D11]/20)" office:value-type="float" office:value="0.999999999919559" calcext:value-type="float">
            <text:p>0.999999999919559</text:p>
          </table:table-cell>
          <table:table-cell table:formula="of:==20*LOG10(ABS(1-[.Y11]^2-[.Z11]^2))" office:value-type="float" office:value="-195.870080025993" calcext:value-type="float">
            <text:p>-195.870080025993</text:p>
          </table:table-cell>
          <table:table-cell table:formula="of:=20*LOG10(ABS(1-[.Z11]))" office:value-type="float" office:value="-201.890500116248" calcext:value-type="float">
            <text:p>-201.890500116248</text:p>
          </table:table-cell>
          <table:table-cell/>
          <table:table-cell office:value-type="float" office:value="753.8" calcext:value-type="float">
            <text:p>753.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7.87700065017" calcext:value-type="float">
            <text:p>-157.87700065017</text:p>
          </table:table-cell>
          <table:table-cell office:value-type="float" office:value="-115.207968093075" calcext:value-type="float">
            <text:p>-115.207968093075</text:p>
          </table:table-cell>
          <table:table-cell office:value-type="float" office:value="-0.0000000000997567834331107" calcext:value-type="float">
            <text:p>-9.97567834331107E-11</text:p>
          </table:table-cell>
          <table:table-cell office:value-type="float" office:value="-20.7530581896577" calcext:value-type="float">
            <text:p>-20.7530581896577</text:p>
          </table:table-cell>
          <table:table-cell office:value-type="float" office:value="-0.0000000000997567834331107" calcext:value-type="float">
            <text:p>-9.97567834331107E-11</text:p>
          </table:table-cell>
          <table:table-cell office:value-type="float" office:value="-20.7530581896577" calcext:value-type="float">
            <text:p>-20.7530581896577</text:p>
          </table:table-cell>
          <table:table-cell office:value-type="float" office:value="-157.878370557232" calcext:value-type="float">
            <text:p>-157.878370557232</text:p>
          </table:table-cell>
          <table:table-cell office:value-type="float" office:value="-106.402399079378" calcext:value-type="float">
            <text:p>-106.4023990793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2314" calcext:value-type="float">
            <text:p>82314</text:p>
          </table:table-cell>
          <table:table-cell office:value-type="float" office:value="8.224" calcext:value-type="float">
            <text:p>8.224</text:p>
          </table:table-cell>
          <table:table-cell office:value-type="float" office:value="360.8" calcext:value-type="float">
            <text:p>360.8</text:p>
          </table:table-cell>
          <table:table-cell office:value-type="float" office:value="460.6" calcext:value-type="float">
            <text:p>460.6</text:p>
          </table:table-cell>
          <table:table-cell office:value-type="float" office:value="0.0005528" calcext:value-type="float">
            <text:p>0.0005528</text:p>
          </table:table-cell>
          <table:table-cell table:formula="of:=[.R11]+[.AD12]" office:value-type="float" office:value="2192.7" calcext:value-type="float">
            <text:p>2192.7</text:p>
          </table:table-cell>
          <table:table-cell office:value-type="float" office:value="0.00000007059" calcext:value-type="float">
            <text:p>7.059E-08</text:p>
          </table:table-cell>
          <table:table-cell office:value-type="float" office:value="0.0000005864" calcext:value-type="float">
            <text:p>5.864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V12])/[.V12]))" office:value-type="float" office:value="-149.201005297518" calcext:value-type="float">
            <text:p>-149.201005297518</text:p>
          </table:table-cell>
          <table:table-cell/>
          <table:table-cell table:formula="of:=10^([.B12]/20)" office:value-type="float" office:value="0.00000001276879655722" calcext:value-type="float">
            <text:p>1.276879655722E-08</text:p>
          </table:table-cell>
          <table:table-cell table:formula="of:=10^([.D12]/20)" office:value-type="float" office:value="0.999999999988515" calcext:value-type="float">
            <text:p>0.999999999988515</text:p>
          </table:table-cell>
          <table:table-cell table:formula="of:==20*LOG10(ABS(1-[.Y12]^2-[.Z12]^2))" office:value-type="float" office:value="-212.776879463178" calcext:value-type="float">
            <text:p>-212.776879463178</text:p>
          </table:table-cell>
          <table:table-cell table:formula="of:=20*LOG10(ABS(1-[.Z12]))" office:value-type="float" office:value="-218.797437394039" calcext:value-type="float">
            <text:p>-218.797437394039</text:p>
          </table:table-cell>
          <table:table-cell/>
          <table:table-cell office:value-type="float" office:value="829.6" calcext:value-type="float">
            <text:p>829.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8.233179003905" calcext:value-type="float">
            <text:p>-158.233179003905</text:p>
          </table:table-cell>
          <table:table-cell office:value-type="float" office:value="-115.234077857172" calcext:value-type="float">
            <text:p>-115.234077857172</text:p>
          </table:table-cell>
          <table:table-cell office:value-type="float" office:value="-0.00000000010177512082063" calcext:value-type="float">
            <text:p>-1.0177512082063E-10</text:p>
          </table:table-cell>
          <table:table-cell office:value-type="float" office:value="-20.7530581839882" calcext:value-type="float">
            <text:p>-20.7530581839882</text:p>
          </table:table-cell>
          <table:table-cell office:value-type="float" office:value="-0.00000000010177512082063" calcext:value-type="float">
            <text:p>-1.0177512082063E-10</text:p>
          </table:table-cell>
          <table:table-cell office:value-type="float" office:value="-20.7530581839882" calcext:value-type="float">
            <text:p>-20.7530581839882</text:p>
          </table:table-cell>
          <table:table-cell office:value-type="float" office:value="-158.234151077398" calcext:value-type="float">
            <text:p>-158.234151077398</text:p>
          </table:table-cell>
          <table:table-cell office:value-type="float" office:value="-106.384201628317" calcext:value-type="float">
            <text:p>-106.3842016283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129915" calcext:value-type="float">
            <text:p>129915</text:p>
          </table:table-cell>
          <table:table-cell office:value-type="float" office:value="8.06" calcext:value-type="float">
            <text:p>8.06</text:p>
          </table:table-cell>
          <table:table-cell office:value-type="float" office:value="731.1" calcext:value-type="float">
            <text:p>731.1</text:p>
          </table:table-cell>
          <table:table-cell office:value-type="float" office:value="902.4" calcext:value-type="float">
            <text:p>902.4</text:p>
          </table:table-cell>
          <table:table-cell office:value-type="float" office:value="0.0006447" calcext:value-type="float">
            <text:p>0.0006447</text:p>
          </table:table-cell>
          <table:table-cell table:formula="of:=[.R12]+[.AD13]" office:value-type="float" office:value="3833.7" calcext:value-type="float">
            <text:p>3833.7</text:p>
          </table:table-cell>
          <table:table-cell office:value-type="float" office:value="0.0000000005225" calcext:value-type="float">
            <text:p>5.225E-10</text:p>
          </table:table-cell>
          <table:table-cell office:value-type="float" office:value="0.0000005119" calcext:value-type="float">
            <text:p>5.119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V13])/[.V13]))" office:value-type="float" office:value="-149.269719079285" calcext:value-type="float">
            <text:p>-149.269719079285</text:p>
          </table:table-cell>
          <table:table-cell/>
          <table:table-cell table:formula="of:=10^([.B13]/20)" office:value-type="float" office:value="0.0000000122557826341158" calcext:value-type="float">
            <text:p>1.22557826341158E-08</text:p>
          </table:table-cell>
          <table:table-cell table:formula="of:=10^([.D13]/20)" office:value-type="float" office:value="0.999999999988283" calcext:value-type="float">
            <text:p>0.999999999988283</text:p>
          </table:table-cell>
          <table:table-cell table:formula="of:==20*LOG10(ABS(1-[.Y13]^2-[.Z13]^2))" office:value-type="float" office:value="-212.602894843568" calcext:value-type="float">
            <text:p>-212.602894843568</text:p>
          </table:table-cell>
          <table:table-cell table:formula="of:=20*LOG10(ABS(1-[.Z13]))" office:value-type="float" office:value="-218.623453606998" calcext:value-type="float">
            <text:p>-218.623453606998</text:p>
          </table:table-cell>
          <table:table-cell/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8.345888436488" calcext:value-type="float">
            <text:p>-158.345888436488</text:p>
          </table:table-cell>
          <table:table-cell office:value-type="float" office:value="-115.736907298311" calcext:value-type="float">
            <text:p>-115.736907298311</text:p>
          </table:table-cell>
          <table:table-cell office:value-type="float" office:value="-0.0000000000980190653383619" calcext:value-type="float">
            <text:p>-9.80190653383619E-11</text:p>
          </table:table-cell>
          <table:table-cell office:value-type="float" office:value="-20.7530581602073" calcext:value-type="float">
            <text:p>-20.7530581602073</text:p>
          </table:table-cell>
          <table:table-cell office:value-type="float" office:value="-0.0000000000980190653383619" calcext:value-type="float">
            <text:p>-9.80190653383619E-11</text:p>
          </table:table-cell>
          <table:table-cell office:value-type="float" office:value="-20.7530581602073" calcext:value-type="float">
            <text:p>-20.7530581602073</text:p>
          </table:table-cell>
          <table:table-cell office:value-type="float" office:value="-158.348965836679" calcext:value-type="float">
            <text:p>-158.348965836679</text:p>
          </table:table-cell>
          <table:table-cell office:value-type="float" office:value="-105.873963428499" calcext:value-type="float">
            <text:p>-105.8739634284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12" calcext:value-type="float">
            <text:p>412</text:p>
          </table:table-cell>
          <table:table-cell office:value-type="float" office:value="173142" calcext:value-type="float">
            <text:p>173142</text:p>
          </table:table-cell>
          <table:table-cell office:value-type="float" office:value="8.288" calcext:value-type="float">
            <text:p>8.288</text:p>
          </table:table-cell>
          <table:table-cell office:value-type="float" office:value="853.1" calcext:value-type="float">
            <text:p>853.1</text:p>
          </table:table-cell>
          <table:table-cell office:value-type="float" office:value="1055" calcext:value-type="float">
            <text:p>1055</text:p>
          </table:table-cell>
          <table:table-cell office:value-type="float" office:value="0.000698" calcext:value-type="float">
            <text:p>0.000698</text:p>
          </table:table-cell>
          <table:table-cell table:formula="of:=[.R13]+[.AD14]" office:value-type="float" office:value="5750.7" calcext:value-type="float">
            <text:p>5750.7</text:p>
          </table:table-cell>
          <table:table-cell office:value-type="float" office:value="0.0000000004582" calcext:value-type="float">
            <text:p>4.582E-10</text:p>
          </table:table-cell>
          <table:table-cell office:value-type="float" office:value="0.0000004967" calcext:value-type="float">
            <text:p>4.967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V14])/[.V14]))" office:value-type="float" office:value="-149.564014233723" calcext:value-type="float">
            <text:p>-149.564014233723</text:p>
          </table:table-cell>
          <table:table-cell/>
          <table:table-cell table:formula="of:=10^([.B14]/20)" office:value-type="float" office:value="0.0000000120977770930635" calcext:value-type="float">
            <text:p>1.20977770930635E-08</text:p>
          </table:table-cell>
          <table:table-cell table:formula="of:=10^([.D14]/20)" office:value-type="float" office:value="0.999999999988715" calcext:value-type="float">
            <text:p>0.999999999988715</text:p>
          </table:table-cell>
          <table:table-cell table:formula="of:==20*LOG10(ABS(1-[.Y14]^2-[.Z14]^2))" office:value-type="float" office:value="-212.929517813209" calcext:value-type="float">
            <text:p>-212.929517813209</text:p>
          </table:table-cell>
          <table:table-cell table:formula="of:=20*LOG10(ABS(1-[.Z14]))" office:value-type="float" office:value="-218.950074999787" calcext:value-type="float">
            <text:p>-218.950074999787</text:p>
          </table:table-cell>
          <table:table-cell/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9.240764410115" calcext:value-type="float">
            <text:p>-159.240764410115</text:p>
          </table:table-cell>
          <table:table-cell office:value-type="float" office:value="-110.668606043688" calcext:value-type="float">
            <text:p>-110.668606043688</text:p>
          </table:table-cell>
          <table:table-cell office:value-type="float" office:value="-0.0000000000921106309507253" calcext:value-type="float">
            <text:p>-9.21106309507253E-11</text:p>
          </table:table-cell>
          <table:table-cell office:value-type="float" office:value="-20.7530581417496" calcext:value-type="float">
            <text:p>-20.7530581417496</text:p>
          </table:table-cell>
          <table:table-cell office:value-type="float" office:value="-0.0000000000921106309507253" calcext:value-type="float">
            <text:p>-9.21106309507253E-11</text:p>
          </table:table-cell>
          <table:table-cell office:value-type="float" office:value="-20.7530581417496" calcext:value-type="float">
            <text:p>-20.7530581417496</text:p>
          </table:table-cell>
          <table:table-cell office:value-type="float" office:value="-159.240628492808" calcext:value-type="float">
            <text:p>-159.240628492808</text:p>
          </table:table-cell>
          <table:table-cell office:value-type="float" office:value="-110.949361021709" calcext:value-type="float">
            <text:p>-110.9493610217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58" calcext:value-type="float">
            <text:p>558</text:p>
          </table:table-cell>
          <table:table-cell office:value-type="float" office:value="233118" calcext:value-type="float">
            <text:p>233118</text:p>
          </table:table-cell>
          <table:table-cell office:value-type="float" office:value="8.583" calcext:value-type="float">
            <text:p>8.583</text:p>
          </table:table-cell>
          <table:table-cell office:value-type="float" office:value="1389" calcext:value-type="float">
            <text:p>1389</text:p>
          </table:table-cell>
          <table:table-cell office:value-type="float" office:value="1782" calcext:value-type="float">
            <text:p>1782</text:p>
          </table:table-cell>
          <table:table-cell office:value-type="float" office:value="0.000859" calcext:value-type="float">
            <text:p>0.000859</text:p>
          </table:table-cell>
          <table:table-cell table:formula="of:=[.R14]+[.AD15]" office:value-type="float" office:value="8929.7" calcext:value-type="float">
            <text:p>8929.7</text:p>
          </table:table-cell>
          <table:table-cell office:value-type="float" office:value="0.000000001593" calcext:value-type="float">
            <text:p>1.593E-09</text:p>
          </table:table-cell>
          <table:table-cell office:value-type="float" office:value="0.0000004547" calcext:value-type="float">
            <text:p>4.547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V15])/[.V15]))" office:value-type="float" office:value="-149.799510794174" calcext:value-type="float">
            <text:p>-149.799510794174</text:p>
          </table:table-cell>
          <table:table-cell/>
          <table:table-cell table:formula="of:=10^([.B15]/20)" office:value-type="float" office:value="0.0000000109134428741327" calcext:value-type="float">
            <text:p>1.09134428741327E-08</text:p>
          </table:table-cell>
          <table:table-cell table:formula="of:=10^([.D15]/20)" office:value-type="float" office:value="0.999999999989395" calcext:value-type="float">
            <text:p>0.999999999989395</text:p>
          </table:table-cell>
          <table:table-cell table:formula="of:==20*LOG10(ABS(1-[.Y15]^2-[.Z15]^2))" office:value-type="float" office:value="-213.469536549511" calcext:value-type="float">
            <text:p>-213.469536549511</text:p>
          </table:table-cell>
          <table:table-cell table:formula="of:=20*LOG10(ABS(1-[.Z15]))" office:value-type="float" office:value="-219.490090995379" calcext:value-type="float">
            <text:p>-219.490090995379</text:p>
          </table:table-cell>
          <table:table-cell/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9.198213425465" calcext:value-type="float">
            <text:p>-159.198213425465</text:p>
          </table:table-cell>
          <table:table-cell office:value-type="float" office:value="-110.193948069515" calcext:value-type="float">
            <text:p>-110.193948069515</text:p>
          </table:table-cell>
          <table:table-cell office:value-type="float" office:value="-0.0000000000946911712512496" calcext:value-type="float">
            <text:p>-9.46911712512496E-11</text:p>
          </table:table-cell>
          <table:table-cell office:value-type="float" office:value="-20.7530581382085" calcext:value-type="float">
            <text:p>-20.7530581382085</text:p>
          </table:table-cell>
          <table:table-cell office:value-type="float" office:value="-0.0000000000946911712512496" calcext:value-type="float">
            <text:p>-9.46911712512496E-11</text:p>
          </table:table-cell>
          <table:table-cell office:value-type="float" office:value="-20.7530581382085" calcext:value-type="float">
            <text:p>-20.7530581382085</text:p>
          </table:table-cell>
          <table:table-cell office:value-type="float" office:value="-159.197928259133" calcext:value-type="float">
            <text:p>-159.197928259133</text:p>
          </table:table-cell>
          <table:table-cell office:value-type="float" office:value="-111.425184760439" calcext:value-type="float">
            <text:p>-111.4251847604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95" calcext:value-type="float">
            <text:p>695</text:p>
          </table:table-cell>
          <table:table-cell office:value-type="float" office:value="289674" calcext:value-type="float">
            <text:p>289674</text:p>
          </table:table-cell>
          <table:table-cell office:value-type="float" office:value="8.589" calcext:value-type="float">
            <text:p>8.589</text:p>
          </table:table-cell>
          <table:table-cell office:value-type="float" office:value="2189" calcext:value-type="float">
            <text:p>2189</text:p>
          </table:table-cell>
          <table:table-cell office:value-type="float" office:value="2868" calcext:value-type="float">
            <text:p>2868</text:p>
          </table:table-cell>
          <table:table-cell office:value-type="float" office:value="0.0008884" calcext:value-type="float">
            <text:p>0.0008884</text:p>
          </table:table-cell>
          <table:table-cell table:formula="of:=[.R15]+[.AD16]" office:value-type="float" office:value="13995.7" calcext:value-type="float">
            <text:p>13995.7</text:p>
          </table:table-cell>
          <table:table-cell office:value-type="float" office:value="0.0000000001223" calcext:value-type="float">
            <text:p>1.223E-10</text:p>
          </table:table-cell>
          <table:table-cell office:value-type="float" office:value="0.0000003235" calcext:value-type="float">
            <text:p>3.235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V16])/[.V16]))" office:value-type="float" office:value="-149.845429898005" calcext:value-type="float">
            <text:p>-149.845429898005</text:p>
          </table:table-cell>
          <table:table-cell/>
          <table:table-cell table:formula="of:=10^([.B16]/20)" office:value-type="float" office:value="0.00000001096703750644" calcext:value-type="float">
            <text:p>1.096703750644E-08</text:p>
          </table:table-cell>
          <table:table-cell table:formula="of:=10^([.D16]/20)" office:value-type="float" office:value="0.999999999989098" calcext:value-type="float">
            <text:p>0.999999999989098</text:p>
          </table:table-cell>
          <table:table-cell table:formula="of:==20*LOG10(ABS(1-[.Y16]^2-[.Z16]^2))" office:value-type="float" office:value="-213.229540685425" calcext:value-type="float">
            <text:p>-213.229540685425</text:p>
          </table:table-cell>
          <table:table-cell table:formula="of:=20*LOG10(ABS(1-[.Z16]))" office:value-type="float" office:value="-219.250096370383" calcext:value-type="float">
            <text:p>-219.250096370383</text:p>
          </table:table-cell>
          <table:table-cell/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3.182360194482" calcext:value-type="float">
            <text:p>-163.182360194482</text:p>
          </table:table-cell>
          <table:table-cell office:value-type="float" office:value="-107.07479803862" calcext:value-type="float">
            <text:p>-107.07479803862</text:p>
          </table:table-cell>
          <table:table-cell office:value-type="float" office:value="-0.0000000000674122758771357" calcext:value-type="float">
            <text:p>-6.74122758771357E-11</text:p>
          </table:table-cell>
          <table:table-cell office:value-type="float" office:value="-20.7530579153931" calcext:value-type="float">
            <text:p>-20.7530579153931</text:p>
          </table:table-cell>
          <table:table-cell office:value-type="float" office:value="-0.0000000000674122758771357" calcext:value-type="float">
            <text:p>-6.74122758771357E-11</text:p>
          </table:table-cell>
          <table:table-cell office:value-type="float" office:value="-20.7530579153931" calcext:value-type="float">
            <text:p>-20.7530579153931</text:p>
          </table:table-cell>
          <table:table-cell office:value-type="float" office:value="-163.182795855009" calcext:value-type="float">
            <text:p>-163.182795855009</text:p>
          </table:table-cell>
          <table:table-cell office:value-type="float" office:value="-114.562232256906" calcext:value-type="float">
            <text:p>-114.5622322569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73" calcext:value-type="float">
            <text:p>873</text:p>
          </table:table-cell>
          <table:table-cell office:value-type="float" office:value="363852" calcext:value-type="float">
            <text:p>363852</text:p>
          </table:table-cell>
          <table:table-cell office:value-type="float" office:value="10.94" calcext:value-type="float">
            <text:p>10.94</text:p>
          </table:table-cell>
          <table:table-cell office:value-type="float" office:value="2308" calcext:value-type="float">
            <text:p>2308</text:p>
          </table:table-cell>
          <table:table-cell office:value-type="float" office:value="2892" calcext:value-type="float">
            <text:p>2892</text:p>
          </table:table-cell>
          <table:table-cell office:value-type="float" office:value="0.001006" calcext:value-type="float">
            <text:p>0.001006</text:p>
          </table:table-cell>
          <table:table-cell table:formula="of:=[.R16]+[.AD17]" office:value-type="float" office:value="19206.7" calcext:value-type="float">
            <text:p>19206.7</text:p>
          </table:table-cell>
          <table:table-cell office:value-type="float" office:value="0.000000005625" calcext:value-type="float">
            <text:p>5.625E-09</text:p>
          </table:table-cell>
          <table:table-cell office:value-type="float" office:value="0.000000307" calcext:value-type="float">
            <text:p>3.07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V17])/[.V17]))" office:value-type="float" office:value="-153.369814892042" calcext:value-type="float">
            <text:p>-153.369814892042</text:p>
          </table:table-cell>
          <table:table-cell/>
          <table:table-cell table:formula="of:=10^([.B17]/20)" office:value-type="float" office:value="0.00000000693237408800841" calcext:value-type="float">
            <text:p>6.93237408800841E-09</text:p>
          </table:table-cell>
          <table:table-cell table:formula="of:=10^([.D17]/20)" office:value-type="float" office:value="0.999999999992239" calcext:value-type="float">
            <text:p>0.999999999992239</text:p>
          </table:table-cell>
          <table:table-cell table:formula="of:==20*LOG10(ABS(1-[.Y17]^2-[.Z17]^2))" office:value-type="float" office:value="-216.180906437698" calcext:value-type="float">
            <text:p>-216.180906437698</text:p>
          </table:table-cell>
          <table:table-cell table:formula="of:=20*LOG10(ABS(1-[.Z17]))" office:value-type="float" office:value="-222.201506350977" calcext:value-type="float">
            <text:p>-222.201506350977</text:p>
          </table:table-cell>
          <table:table-cell/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81.541373770807" calcext:value-type="float">
            <text:p>-181.541373770807</text:p>
          </table:table-cell>
          <table:table-cell office:value-type="float" office:value="-50.5065552674343" calcext:value-type="float">
            <text:p>-50.5065552674343</text:p>
          </table:table-cell>
          <table:table-cell office:value-type="float" office:value="-0.0000000000389491863741746" calcext:value-type="float">
            <text:p>-3.89491863741746E-11</text:p>
          </table:table-cell>
          <table:table-cell office:value-type="float" office:value="-20.7530575630568" calcext:value-type="float">
            <text:p>-20.7530575630568</text:p>
          </table:table-cell>
          <table:table-cell office:value-type="float" office:value="-0.0000000000389491863741746" calcext:value-type="float">
            <text:p>-3.89491863741746E-11</text:p>
          </table:table-cell>
          <table:table-cell office:value-type="float" office:value="-20.7530575630568" calcext:value-type="float">
            <text:p>-20.7530575630568</text:p>
          </table:table-cell>
          <table:table-cell office:value-type="float" office:value="-181.461900766383" calcext:value-type="float">
            <text:p>-181.461900766383</text:p>
          </table:table-cell>
          <table:table-cell office:value-type="float" office:value="-171.269367849564" calcext:value-type="float">
            <text:p>-171.2693678495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63" calcext:value-type="float">
            <text:p>1063</text:p>
          </table:table-cell>
          <table:table-cell office:value-type="float" office:value="443097" calcext:value-type="float">
            <text:p>443097</text:p>
          </table:table-cell>
          <table:table-cell office:value-type="float" office:value="15.08" calcext:value-type="float">
            <text:p>15.08</text:p>
          </table:table-cell>
          <table:table-cell office:value-type="float" office:value="2594" calcext:value-type="float">
            <text:p>2594</text:p>
          </table:table-cell>
          <table:table-cell office:value-type="float" office:value="3224" calcext:value-type="float">
            <text:p>3224</text:p>
          </table:table-cell>
          <table:table-cell office:value-type="float" office:value="0.00104" calcext:value-type="float">
            <text:p>0.00104</text:p>
          </table:table-cell>
          <table:table-cell table:formula="of:=[.R17]+[.AD18]" office:value-type="float" office:value="25039.7" calcext:value-type="float">
            <text:p>25039.7</text:p>
          </table:table-cell>
          <table:table-cell office:value-type="float" office:value="0.000000008954" calcext:value-type="float">
            <text:p>8.954E-09</text:p>
          </table:table-cell>
          <table:table-cell office:value-type="float" office:value="0.0000004269" calcext:value-type="float">
            <text:p>4.269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V18])/[.V18]))" office:value-type="float" office:value="-166.981252869015" calcext:value-type="float">
            <text:p>-166.981252869015</text:p>
          </table:table-cell>
          <table:table-cell/>
          <table:table-cell table:formula="of:=10^([.B18]/20)" office:value-type="float" office:value="0.000000000837396827957821" calcext:value-type="float">
            <text:p>8.37396827957821E-10</text:p>
          </table:table-cell>
          <table:table-cell table:formula="of:=10^([.D18]/20)" office:value-type="float" office:value="0.999999999995516" calcext:value-type="float">
            <text:p>0.999999999995516</text:p>
          </table:table-cell>
          <table:table-cell table:formula="of:==20*LOG10(ABS(1-[.Y18]^2-[.Z18]^2))" office:value-type="float" office:value="-220.945718427141" calcext:value-type="float">
            <text:p>-220.945718427141</text:p>
          </table:table-cell>
          <table:table-cell table:formula="of:=20*LOG10(ABS(1-[.Z18]))" office:value-type="float" office:value="-226.96631834042" calcext:value-type="float">
            <text:p>-226.96631834042</text:p>
          </table:table-cell>
          <table:table-cell/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83.484040289781" calcext:value-type="float">
            <text:p>-183.484040289781</text:p>
          </table:table-cell>
          <table:table-cell office:value-type="float" office:value="31.5302542624229" calcext:value-type="float">
            <text:p>31.5302542624229</text:p>
          </table:table-cell>
          <table:table-cell office:value-type="float" office:value="-0.0000000000160010856525334" calcext:value-type="float">
            <text:p>-1.60010856525334E-11</text:p>
          </table:table-cell>
          <table:table-cell office:value-type="float" office:value="-20.7530575131392" calcext:value-type="float">
            <text:p>-20.7530575131392</text:p>
          </table:table-cell>
          <table:table-cell office:value-type="float" office:value="-0.0000000000160010856525334" calcext:value-type="float">
            <text:p>-1.60010856525334E-11</text:p>
          </table:table-cell>
          <table:table-cell office:value-type="float" office:value="-20.7530575131392" calcext:value-type="float">
            <text:p>-20.7530575131392</text:p>
          </table:table-cell>
          <table:table-cell office:value-type="float" office:value="-183.434535600446" calcext:value-type="float">
            <text:p>-183.434535600446</text:p>
          </table:table-cell>
          <table:table-cell office:value-type="float" office:value="107.159046373603" calcext:value-type="float">
            <text:p>107.1590463736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08" calcext:value-type="float">
            <text:p>1308</text:p>
          </table:table-cell>
          <table:table-cell office:value-type="float" office:value="545274" calcext:value-type="float">
            <text:p>545274</text:p>
          </table:table-cell>
          <table:table-cell office:value-type="float" office:value="17.34" calcext:value-type="float">
            <text:p>17.34</text:p>
          </table:table-cell>
          <table:table-cell office:value-type="float" office:value="2949" calcext:value-type="float">
            <text:p>2949</text:p>
          </table:table-cell>
          <table:table-cell office:value-type="float" office:value="3408" calcext:value-type="float">
            <text:p>3408</text:p>
          </table:table-cell>
          <table:table-cell office:value-type="float" office:value="0.001202" calcext:value-type="float">
            <text:p>0.001202</text:p>
          </table:table-cell>
          <table:table-cell table:formula="of:=[.R18]+[.AD19]" office:value-type="float" office:value="31414.7" calcext:value-type="float">
            <text:p>31414.7</text:p>
          </table:table-cell>
          <table:table-cell office:value-type="float" office:value="0.000000001327" calcext:value-type="float">
            <text:p>1.327E-09</text:p>
          </table:table-cell>
          <table:table-cell office:value-type="float" office:value="0.0000002554" calcext:value-type="float">
            <text:p>2.554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V19])/[.V19]))" office:value-type="float" office:value="-173.675667040371" calcext:value-type="float">
            <text:p>-173.675667040371</text:p>
          </table:table-cell>
          <table:table-cell/>
          <table:table-cell table:formula="of:=10^([.B19]/20)" office:value-type="float" office:value="0.000000000669573081332014" calcext:value-type="float">
            <text:p>6.69573081332014E-10</text:p>
          </table:table-cell>
          <table:table-cell table:formula="of:=10^([.D19]/20)" office:value-type="float" office:value="0.999999999998158" calcext:value-type="float">
            <text:p>0.999999999998158</text:p>
          </table:table-cell>
          <table:table-cell table:formula="of:==20*LOG10(ABS(1-[.Y19]^2-[.Z19]^2))" office:value-type="float" office:value="-228.672697226764" calcext:value-type="float">
            <text:p>-228.672697226764</text:p>
          </table:table-cell>
          <table:table-cell table:formula="of:=20*LOG10(ABS(1-[.Z19]))" office:value-type="float" office:value="-234.693297140043" calcext:value-type="float">
            <text:p>-234.693297140043</text:p>
          </table:table-cell>
          <table:table-cell/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201.02945200697" calcext:value-type="float">
            <text:p>-201.02945200697</text:p>
          </table:table-cell>
          <table:table-cell office:value-type="float" office:value="-176.894813286757" calcext:value-type="float">
            <text:p>-176.894813286757</text:p>
          </table:table-cell>
          <table:table-cell office:value-type="float" office:value="-0.0000000000000838964895901364" calcext:value-type="float">
            <text:p>-8.38964895901364E-14</text:p>
          </table:table-cell>
          <table:table-cell office:value-type="float" office:value="-20.7530575018096" calcext:value-type="float">
            <text:p>-20.7530575018096</text:p>
          </table:table-cell>
          <table:table-cell office:value-type="float" office:value="-0.0000000000000838964895901364" calcext:value-type="float">
            <text:p>-8.38964895901364E-14</text:p>
          </table:table-cell>
          <table:table-cell office:value-type="float" office:value="-20.7530575018096" calcext:value-type="float">
            <text:p>-20.7530575018096</text:p>
          </table:table-cell>
          <table:table-cell office:value-type="float" office:value="-201.002314428064" calcext:value-type="float">
            <text:p>-201.002314428064</text:p>
          </table:table-cell>
          <table:table-cell office:value-type="float" office:value="-45.3168097465003" calcext:value-type="float">
            <text:p>-45.31680974650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43" calcext:value-type="float">
            <text:p>1743</text:p>
          </table:table-cell>
          <table:table-cell office:value-type="float" office:value="724788" calcext:value-type="float">
            <text:p>724788</text:p>
          </table:table-cell>
          <table:table-cell office:value-type="float" office:value="17.71" calcext:value-type="float">
            <text:p>17.71</text:p>
          </table:table-cell>
          <table:table-cell office:value-type="float" office:value="3602" calcext:value-type="float">
            <text:p>3602</text:p>
          </table:table-cell>
          <table:table-cell office:value-type="float" office:value="3995" calcext:value-type="float">
            <text:p>3995</text:p>
          </table:table-cell>
          <table:table-cell office:value-type="float" office:value="0.001395" calcext:value-type="float">
            <text:p>0.001395</text:p>
          </table:table-cell>
          <table:table-cell table:formula="of:=[.R19]+[.AD20]" office:value-type="float" office:value="39029.7" calcext:value-type="float">
            <text:p>39029.7</text:p>
          </table:table-cell>
          <table:table-cell office:value-type="float" office:value="0.0000000007791" calcext:value-type="float">
            <text:p>7.791E-10</text:p>
          </table:table-cell>
          <table:table-cell office:value-type="float" office:value="0.0000003103" calcext:value-type="float">
            <text:p>3.103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V20])/[.V20]))" office:value-type="float" office:value="-176.333179890119" calcext:value-type="float">
            <text:p>-176.333179890119</text:p>
          </table:table-cell>
          <table:table-cell/>
          <table:table-cell table:formula="of:=10^([.B20]/20)" office:value-type="float" office:value="0.0000000000888234013261284" calcext:value-type="float">
            <text:p>8.88234013261284E-11</text:p>
          </table:table-cell>
          <table:table-cell table:formula="of:=10^([.D20]/20)" office:value-type="float" office:value="0.99999999999999" calcext:value-type="float">
            <text:p>0.99999999999999</text:p>
          </table:table-cell>
          <table:table-cell table:formula="of:==20*LOG10(ABS(1-[.Y20]^2-[.Z20]^2))" office:value-type="float" office:value="-274.280810438168" calcext:value-type="float">
            <text:p>-274.280810438168</text:p>
          </table:table-cell>
          <table:table-cell table:formula="of:=20*LOG10(ABS(1-[.Z20]))" office:value-type="float" office:value="-280.301410351448" calcext:value-type="float">
            <text:p>-280.301410351448</text:p>
          </table:table-cell>
          <table:table-cell/>
          <table:table-cell office:value-type="float" office:value="7615" calcext:value-type="float">
            <text:p>7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81.752826028807" calcext:value-type="float">
            <text:p>-181.752826028807</text:p>
          </table:table-cell>
          <table:table-cell office:value-type="float" office:value="-85.6990257062589" calcext:value-type="float">
            <text:p>-85.6990257062589</text:p>
          </table:table-cell>
          <table:table-cell office:value-type="float" office:value="-0.00000000000358536952064586" calcext:value-type="float">
            <text:p>-3.58536952064586E-12</text:p>
          </table:table-cell>
          <table:table-cell office:value-type="float" office:value="-20.7530575152922" calcext:value-type="float">
            <text:p>-20.7530575152922</text:p>
          </table:table-cell>
          <table:table-cell office:value-type="float" office:value="-0.00000000000358536952064586" calcext:value-type="float">
            <text:p>-3.58536952064586E-12</text:p>
          </table:table-cell>
          <table:table-cell office:value-type="float" office:value="-20.7530575152922" calcext:value-type="float">
            <text:p>-20.7530575152922</text:p>
          </table:table-cell>
          <table:table-cell office:value-type="float" office:value="-181.759369153035" calcext:value-type="float">
            <text:p>-181.759369153035</text:p>
          </table:table-cell>
          <table:table-cell office:value-type="float" office:value="-135.881932105544" calcext:value-type="float">
            <text:p>-135.8819321055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10" calcext:value-type="float">
            <text:p>2210</text:p>
          </table:table-cell>
          <table:table-cell office:value-type="float" office:value="916200" calcext:value-type="float">
            <text:p>916200</text:p>
          </table:table-cell>
          <table:table-cell office:value-type="float" office:value="20.27" calcext:value-type="float">
            <text:p>20.27</text:p>
          </table:table-cell>
          <table:table-cell office:value-type="float" office:value="5434" calcext:value-type="float">
            <text:p>5434</text:p>
          </table:table-cell>
          <table:table-cell office:value-type="float" office:value="6223" calcext:value-type="float">
            <text:p>6223</text:p>
          </table:table-cell>
          <table:table-cell office:value-type="float" office:value="0.00176" calcext:value-type="float">
            <text:p>0.00176</text:p>
          </table:table-cell>
          <table:table-cell table:formula="of:=[.R20]+[.AD21]" office:value-type="float" office:value="50709.7" calcext:value-type="float">
            <text:p>50709.7</text:p>
          </table:table-cell>
          <table:table-cell office:value-type="float" office:value="0.0000000008569" calcext:value-type="float">
            <text:p>8.569E-10</text:p>
          </table:table-cell>
          <table:table-cell office:value-type="float" office:value="0.0000001932" calcext:value-type="float">
            <text:p>1.932E-07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1]-[.V21])/[.V21]))" office:value-type="float" office:value="-173.251142487907" calcext:value-type="float">
            <text:p>-173.251142487907</text:p>
          </table:table-cell>
          <table:table-cell/>
          <table:table-cell table:formula="of:=10^([.B21]/20)" office:value-type="float" office:value="0.000000000817257093066666" calcext:value-type="float">
            <text:p>8.17257093066666E-10</text:p>
          </table:table-cell>
          <table:table-cell table:formula="of:=10^([.D21]/20)" office:value-type="float" office:value="0.999999999999587" calcext:value-type="float">
            <text:p>0.999999999999587</text:p>
          </table:table-cell>
          <table:table-cell table:formula="of:==20*LOG10(ABS(1-[.Y21]^2-[.Z21]^2))" office:value-type="float" office:value="-241.665007781823" calcext:value-type="float">
            <text:p>-241.665007781823</text:p>
          </table:table-cell>
          <table:table-cell table:formula="of:=20*LOG10(ABS(1-[.Z21]))" office:value-type="float" office:value="-247.685607695102" calcext:value-type="float">
            <text:p>-247.685607695102</text:p>
          </table:table-cell>
          <table:table-cell/>
          <table:table-cell office:value-type="float" office:value="11680" calcext:value-type="float">
            <text:p>1168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8"/>
        </table:table-row>
      </table:table>
      <table:table table:name="10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not renormaliz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16"/>
          <table:table-cell office:value-type="string" calcext:value-type="string">
            <text:p>cummula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 office:value-type="string" calcext:value-type="string">
            <text:p>Phase Shift</text:p>
          </table:table-cell>
          <table:table-cell table:number-columns-repeated="3"/>
          <table:table-cell office:value-type="string" calcext:value-type="string">
            <text:p>passivity</text:p>
          </table:table-cell>
          <table:table-cell office:value-type="string" calcext:value-type="string">
            <text:p>S21</text:p>
          </table:table-cell>
          <table:table-cell/>
          <table:table-cell office:value-type="string" calcext:value-type="string">
            <text:p>iteration</text:p>
          </table:table-cell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DOF count</text:p>
          </table:table-cell>
          <table:table-cell office:value-type="string" calcext:value-type="string">
            <text:p>setup, s</text:p>
          </table:table-cell>
          <table:table-cell office:value-type="string" calcext:value-type="string">
            <text:p>solve, s</text:p>
          </table:table-cell>
          <table:table-cell office:value-type="string" calcext:value-type="string">
            <text:p>mesh, s</text:p>
          </table:table-cell>
          <table:table-cell office:value-type="string" calcext:value-type="string">
            <text:p>refine, s</text:p>
          </table:table-cell>
          <table:table-cell office:value-type="string" calcext:value-type="string">
            <text:p>run time, 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Phase Shift</text:p>
          </table:table-cell>
          <table:table-cell office:value-type="string" calcext:value-type="string">
            <text:p>Error, dB</text:p>
          </table:table-cell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error, dB</text:p>
          </table:table-cell>
          <table:table-cell/>
          <table:table-cell office:value-type="string" calcext:value-type="string">
            <text:p>run time, s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7.29730402974" calcext:value-type="float">
            <text:p>-137.29730402974</text:p>
          </table:table-cell>
          <table:table-cell office:value-type="float" office:value="65.0021451815478" calcext:value-type="float">
            <text:p>65.0021451815478</text:p>
          </table:table-cell>
          <table:table-cell office:value-type="float" office:value="-0.000000000752924706385709" calcext:value-type="float">
            <text:p>-7.52924706385709E-10</text:p>
          </table:table-cell>
          <table:table-cell office:value-type="float" office:value="-20.753044961895" calcext:value-type="float">
            <text:p>-20.753044961895</text:p>
          </table:table-cell>
          <table:table-cell office:value-type="float" office:value="-0.000000000752924706385709" calcext:value-type="float">
            <text:p>-7.52924706385709E-10</text:p>
          </table:table-cell>
          <table:table-cell office:value-type="float" office:value="-20.753044961895" calcext:value-type="float">
            <text:p>-20.753044961895</text:p>
          </table:table-cell>
          <table:table-cell office:value-type="float" office:value="-137.296566658665" calcext:value-type="float">
            <text:p>-137.296566658665</text:p>
          </table:table-cell>
          <table:table-cell office:value-type="float" office:value="73.5503215013153" calcext:value-type="float">
            <text:p>73.5503215013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8270" calcext:value-type="float">
            <text:p>18270</text:p>
          </table:table-cell>
          <table:table-cell office:value-type="float" office:value="8.197" calcext:value-type="float">
            <text:p>8.197</text:p>
          </table:table-cell>
          <table:table-cell office:value-type="float" office:value="146.3" calcext:value-type="float">
            <text:p>146.3</text:p>
          </table:table-cell>
          <table:table-cell office:value-type="float" office:value="182.1" calcext:value-type="float">
            <text:p>182.1</text:p>
          </table:table-cell>
          <table:table-cell office:value-type="float" office:value="0.0004409" calcext:value-type="float">
            <text:p>0.0004409</text:p>
          </table:table-cell>
          <table:table-cell table:formula="of:=[.AD9]" office:value-type="float" office:value="336.6" calcext:value-type="float">
            <text:p>336.6</text:p>
          </table:table-cell>
          <table:table-cell office:value-type="float" office:value="0.00001149" calcext:value-type="float">
            <text:p>1.149E-05</text:p>
          </table:table-cell>
          <table:table-cell table:number-columns-repeated="2"/>
          <table:table-cell office:value-type="float" office:value="-20.753057470156" calcext:value-type="float">
            <text:p>-20.753057470156</text:p>
          </table:table-cell>
          <table:table-cell table:formula="of:=20*LOG10(ABS(([.E9]-[.V9])/[.V9]))" office:value-type="float" office:value="-124.397703079063" calcext:value-type="float">
            <text:p>-124.397703079063</text:p>
          </table:table-cell>
          <table:table-cell/>
          <table:table-cell table:formula="of:=10^([.B9]/20)" office:value-type="float" office:value="0.000000136500674852736" calcext:value-type="float">
            <text:p>1.36500674852736E-07</text:p>
          </table:table-cell>
          <table:table-cell table:formula="of:=10^([.D9]/20)" office:value-type="float" office:value="0.999999999913316" calcext:value-type="float">
            <text:p>0.999999999913316</text:p>
          </table:table-cell>
          <table:table-cell table:formula="of:==20*LOG10(ABS(1-[.Y9]^2-[.Z9]^2))" office:value-type="float" office:value="-195.221589783995" calcext:value-type="float">
            <text:p>-195.221589783995</text:p>
          </table:table-cell>
          <table:table-cell table:formula="of:=20*LOG10(ABS(1-[.Z9]))" office:value-type="float" office:value="-201.241255174382" calcext:value-type="float">
            <text:p>-201.241255174382</text:p>
          </table:table-cell>
          <table:table-cell/>
          <table:table-cell office:value-type="float" office:value="336.6" calcext:value-type="float">
            <text:p>336.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37.432572132099" calcext:value-type="float">
            <text:p>-137.432572132099</text:p>
          </table:table-cell>
          <table:table-cell office:value-type="float" office:value="128.941895047299" calcext:value-type="float">
            <text:p>128.941895047299</text:p>
          </table:table-cell>
          <table:table-cell office:value-type="float" office:value="-0.000000000404534407901058" calcext:value-type="float">
            <text:p>-4.04534407901058E-10</text:p>
          </table:table-cell>
          <table:table-cell office:value-type="float" office:value="-20.7530512743979" calcext:value-type="float">
            <text:p>-20.7530512743979</text:p>
          </table:table-cell>
          <table:table-cell office:value-type="float" office:value="-0.000000000404534407901058" calcext:value-type="float">
            <text:p>-4.04534407901058E-10</text:p>
          </table:table-cell>
          <table:table-cell office:value-type="float" office:value="-20.7530512743979" calcext:value-type="float">
            <text:p>-20.7530512743979</text:p>
          </table:table-cell>
          <table:table-cell office:value-type="float" office:value="-137.434949874023" calcext:value-type="float">
            <text:p>-137.434949874023</text:p>
          </table:table-cell>
          <table:table-cell office:value-type="float" office:value="9.5859329969191" calcext:value-type="float">
            <text:p>9.58593299691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49130" calcext:value-type="float">
            <text:p>49130</text:p>
          </table:table-cell>
          <table:table-cell office:value-type="float" office:value="5.798" calcext:value-type="float">
            <text:p>5.798</text:p>
          </table:table-cell>
          <table:table-cell office:value-type="float" office:value="529.7" calcext:value-type="float">
            <text:p>529.7</text:p>
          </table:table-cell>
          <table:table-cell office:value-type="float" office:value="692" calcext:value-type="float">
            <text:p>692</text:p>
          </table:table-cell>
          <table:table-cell office:value-type="float" office:value="0.006529" calcext:value-type="float">
            <text:p>0.006529</text:p>
          </table:table-cell>
          <table:table-cell table:formula="of:=[.R9]+[.AD10]" office:value-type="float" office:value="1564.6" calcext:value-type="float">
            <text:p>1564.6</text:p>
          </table:table-cell>
          <table:table-cell office:value-type="float" office:value="0.0000001809" calcext:value-type="float">
            <text:p>1.809E-07</text:p>
          </table:table-cell>
          <table:table-cell office:value-type="float" office:value="0.00001215" calcext:value-type="float">
            <text:p>1.215E-05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0]-[.V10])/[.V10]))" office:value-type="float" office:value="-130.499752707754" calcext:value-type="float">
            <text:p>-130.499752707754</text:p>
          </table:table-cell>
          <table:table-cell/>
          <table:table-cell table:formula="of:=10^([.B10]/20)" office:value-type="float" office:value="0.000000134391373772166" calcext:value-type="float">
            <text:p>1.34391373772166E-07</text:p>
          </table:table-cell>
          <table:table-cell table:formula="of:=10^([.D10]/20)" office:value-type="float" office:value="0.999999999953426" calcext:value-type="float">
            <text:p>0.999999999953426</text:p>
          </table:table-cell>
          <table:table-cell table:formula="of:==20*LOG10(ABS(1-[.Y10]^2-[.Z10]^2))" office:value-type="float" office:value="-200.61826454569" calcext:value-type="float">
            <text:p>-200.61826454569</text:p>
          </table:table-cell>
          <table:table-cell table:formula="of:=20*LOG10(ABS(1-[.Z10]))" office:value-type="float" office:value="-206.637176805889" calcext:value-type="float">
            <text:p>-206.637176805889</text:p>
          </table:table-cell>
          <table:table-cell/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74.678164079638" calcext:value-type="float">
            <text:p>-174.678164079638</text:p>
          </table:table-cell>
          <table:table-cell office:value-type="float" office:value="-25.0791211020415" calcext:value-type="float">
            <text:p>-25.0791211020415</text:p>
          </table:table-cell>
          <table:table-cell office:value-type="float" office:value="-0.0000000000520167878735066" calcext:value-type="float">
            <text:p>-5.20167878735066E-11</text:p>
          </table:table-cell>
          <table:table-cell office:value-type="float" office:value="-20.7530573627014" calcext:value-type="float">
            <text:p>-20.7530573627014</text:p>
          </table:table-cell>
          <table:table-cell office:value-type="float" office:value="-0.0000000000520167878735066" calcext:value-type="float">
            <text:p>-5.20167878735066E-11</text:p>
          </table:table-cell>
          <table:table-cell office:value-type="float" office:value="-20.7530573627014" calcext:value-type="float">
            <text:p>-20.7530573627014</text:p>
          </table:table-cell>
          <table:table-cell office:value-type="float" office:value="-174.659451588413" calcext:value-type="float">
            <text:p>-174.659451588413</text:p>
          </table:table-cell>
          <table:table-cell office:value-type="float" office:value="163.491202865804" calcext:value-type="float">
            <text:p>163.4912028658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83190" calcext:value-type="float">
            <text:p>83190</text:p>
          </table:table-cell>
          <table:table-cell office:value-type="float" office:value="5.914" calcext:value-type="float">
            <text:p>5.914</text:p>
          </table:table-cell>
          <table:table-cell office:value-type="float" office:value="721.4" calcext:value-type="float">
            <text:p>721.4</text:p>
          </table:table-cell>
          <table:table-cell office:value-type="float" office:value="910.9" calcext:value-type="float">
            <text:p>910.9</text:p>
          </table:table-cell>
          <table:table-cell office:value-type="float" office:value="0.000491" calcext:value-type="float">
            <text:p>0.000491</text:p>
          </table:table-cell>
          <table:table-cell table:formula="of:=[.R10]+[.AD11]" office:value-type="float" office:value="3202.6" calcext:value-type="float">
            <text:p>3202.6</text:p>
          </table:table-cell>
          <table:table-cell office:value-type="float" office:value="0.0000001726" calcext:value-type="float">
            <text:p>1.726E-07</text:p>
          </table:table-cell>
          <table:table-cell office:value-type="float" office:value="0.000003038" calcext:value-type="float">
            <text:p>3.038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1]-[.V11])/[.V11]))" office:value-type="float" office:value="-165.717141547293" calcext:value-type="float">
            <text:p>-165.717141547293</text:p>
          </table:table-cell>
          <table:table-cell/>
          <table:table-cell table:formula="of:=10^([.B11]/20)" office:value-type="float" office:value="0.00000000184540543787951" calcext:value-type="float">
            <text:p>1.84540543787951E-09</text:p>
          </table:table-cell>
          <table:table-cell table:formula="of:=10^([.D11]/20)" office:value-type="float" office:value="0.999999999994011" calcext:value-type="float">
            <text:p>0.999999999994011</text:p>
          </table:table-cell>
          <table:table-cell table:formula="of:==20*LOG10(ABS(1-[.Y11]^2-[.Z11]^2))" office:value-type="float" office:value="-218.432815620967" calcext:value-type="float">
            <text:p>-218.432815620967</text:p>
          </table:table-cell>
          <table:table-cell table:formula="of:=20*LOG10(ABS(1-[.Z11]))" office:value-type="float" office:value="-224.453415534246" calcext:value-type="float">
            <text:p>-224.453415534246</text:p>
          </table:table-cell>
          <table:table-cell/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9.152489870258" calcext:value-type="float">
            <text:p>-159.152489870258</text:p>
          </table:table-cell>
          <table:table-cell office:value-type="float" office:value="-56.1592486561927" calcext:value-type="float">
            <text:p>-56.1592486561927</text:p>
          </table:table-cell>
          <table:table-cell office:value-type="float" office:value="-0.0000000000118457985991487" calcext:value-type="float">
            <text:p>-1.18457985991487E-11</text:p>
          </table:table-cell>
          <table:table-cell office:value-type="float" office:value="-20.7530578759355" calcext:value-type="float">
            <text:p>-20.7530578759355</text:p>
          </table:table-cell>
          <table:table-cell office:value-type="float" office:value="-0.0000000000118457985991487" calcext:value-type="float">
            <text:p>-1.18457985991487E-11</text:p>
          </table:table-cell>
          <table:table-cell office:value-type="float" office:value="-20.7530578759355" calcext:value-type="float">
            <text:p>-20.7530578759355</text:p>
          </table:table-cell>
          <table:table-cell office:value-type="float" office:value="-159.14952120013" calcext:value-type="float">
            <text:p>-159.14952120013</text:p>
          </table:table-cell>
          <table:table-cell office:value-type="float" office:value="-165.298741139358" calcext:value-type="float">
            <text:p>-165.2987411393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100690" calcext:value-type="float">
            <text:p>100690</text:p>
          </table:table-cell>
          <table:table-cell office:value-type="float" office:value="9.037" calcext:value-type="float">
            <text:p>9.037</text:p>
          </table:table-cell>
          <table:table-cell office:value-type="float" office:value="929.4" calcext:value-type="float">
            <text:p>929.4</text:p>
          </table:table-cell>
          <table:table-cell office:value-type="float" office:value="1182" calcext:value-type="float">
            <text:p>1182</text:p>
          </table:table-cell>
          <table:table-cell office:value-type="float" office:value="0.0005527" calcext:value-type="float">
            <text:p>0.0005527</text:p>
          </table:table-cell>
          <table:table-cell table:formula="of:=[.R11]+[.AD12]" office:value-type="float" office:value="5322.6" calcext:value-type="float">
            <text:p>5322.6</text:p>
          </table:table-cell>
          <table:table-cell office:value-type="float" office:value="0.00000001305" calcext:value-type="float">
            <text:p>1.305E-08</text:p>
          </table:table-cell>
          <table:table-cell office:value-type="float" office:value="0.000003558" calcext:value-type="float">
            <text:p>3.558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2]-[.V12])/[.V12]))" office:value-type="float" office:value="-154.175839745067" calcext:value-type="float">
            <text:p>-154.175839745067</text:p>
          </table:table-cell>
          <table:table-cell/>
          <table:table-cell table:formula="of:=10^([.B12]/20)" office:value-type="float" office:value="0.00000001102492151558" calcext:value-type="float">
            <text:p>1.102492151558E-08</text:p>
          </table:table-cell>
          <table:table-cell table:formula="of:=10^([.D12]/20)" office:value-type="float" office:value="0.999999999998636" calcext:value-type="float">
            <text:p>0.999999999998636</text:p>
          </table:table-cell>
          <table:table-cell table:formula="of:==20*LOG10(ABS(1-[.Y12]^2-[.Z12]^2))" office:value-type="float" office:value="-231.284752887156" calcext:value-type="float">
            <text:p>-231.284752887156</text:p>
          </table:table-cell>
          <table:table-cell table:formula="of:=20*LOG10(ABS(1-[.Z12]))" office:value-type="float" office:value="-237.304999248399" calcext:value-type="float">
            <text:p>-237.304999248399</text:p>
          </table:table-cell>
          <table:table-cell/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9.040874862462" calcext:value-type="float">
            <text:p>-159.040874862462</text:p>
          </table:table-cell>
          <table:table-cell office:value-type="float" office:value="-58.3611073201684" calcext:value-type="float">
            <text:p>-58.3611073201684</text:p>
          </table:table-cell>
          <table:table-cell office:value-type="float" office:value="-0.0000000000272846813387016" calcext:value-type="float">
            <text:p>-2.72846813387016E-11</text:p>
          </table:table-cell>
          <table:table-cell office:value-type="float" office:value="-20.7530578559937" calcext:value-type="float">
            <text:p>-20.7530578559937</text:p>
          </table:table-cell>
          <table:table-cell office:value-type="float" office:value="-0.0000000000272846813387016" calcext:value-type="float">
            <text:p>-2.72846813387016E-11</text:p>
          </table:table-cell>
          <table:table-cell office:value-type="float" office:value="-20.7530578559937" calcext:value-type="float">
            <text:p>-20.7530578559937</text:p>
          </table:table-cell>
          <table:table-cell office:value-type="float" office:value="-159.033874961127" calcext:value-type="float">
            <text:p>-159.033874961127</text:p>
          </table:table-cell>
          <table:table-cell office:value-type="float" office:value="-163.103739948592" calcext:value-type="float">
            <text:p>-163.1037399485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133880" calcext:value-type="float">
            <text:p>133880</text:p>
          </table:table-cell>
          <table:table-cell office:value-type="float" office:value="9.042" calcext:value-type="float">
            <text:p>9.042</text:p>
          </table:table-cell>
          <table:table-cell office:value-type="float" office:value="1170" calcext:value-type="float">
            <text:p>1170</text:p>
          </table:table-cell>
          <table:table-cell office:value-type="float" office:value="1485" calcext:value-type="float">
            <text:p>1485</text:p>
          </table:table-cell>
          <table:table-cell office:value-type="float" office:value="0.0005547" calcext:value-type="float">
            <text:p>0.0005547</text:p>
          </table:table-cell>
          <table:table-cell table:formula="of:=[.R12]+[.AD13]" office:value-type="float" office:value="7986.6" calcext:value-type="float">
            <text:p>7986.6</text:p>
          </table:table-cell>
          <table:table-cell office:value-type="float" office:value="0.0000000005691" calcext:value-type="float">
            <text:p>5.691E-10</text:p>
          </table:table-cell>
          <table:table-cell office:value-type="float" office:value="0.00000272" calcext:value-type="float">
            <text:p>2.72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3]-[.V13])/[.V13]))" office:value-type="float" office:value="-154.613548623147" calcext:value-type="float">
            <text:p>-154.613548623147</text:p>
          </table:table-cell>
          <table:table-cell/>
          <table:table-cell table:formula="of:=10^([.B13]/20)" office:value-type="float" office:value="0.0000000111675076045167" calcext:value-type="float">
            <text:p>1.11675076045167E-08</text:p>
          </table:table-cell>
          <table:table-cell table:formula="of:=10^([.D13]/20)" office:value-type="float" office:value="0.999999999996859" calcext:value-type="float">
            <text:p>0.999999999996859</text:p>
          </table:table-cell>
          <table:table-cell table:formula="of:==20*LOG10(ABS(1-[.Y13]^2-[.Z13]^2))" office:value-type="float" office:value="-224.037462001516" calcext:value-type="float">
            <text:p>-224.037462001516</text:p>
          </table:table-cell>
          <table:table-cell table:formula="of:=20*LOG10(ABS(1-[.Z13]))" office:value-type="float" office:value="-230.057908419949" calcext:value-type="float">
            <text:p>-230.057908419949</text:p>
          </table:table-cell>
          <table:table-cell/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4.824114938211" calcext:value-type="float">
            <text:p>-164.824114938211</text:p>
          </table:table-cell>
          <table:table-cell office:value-type="float" office:value="-77.6896897610008" calcext:value-type="float">
            <text:p>-77.6896897610008</text:p>
          </table:table-cell>
          <table:table-cell office:value-type="float" office:value="0.00000000000281197889246893" calcext:value-type="float">
            <text:p>2.81197889246893E-12</text:p>
          </table:table-cell>
          <table:table-cell office:value-type="float" office:value="-20.7530576918744" calcext:value-type="float">
            <text:p>-20.7530576918744</text:p>
          </table:table-cell>
          <table:table-cell office:value-type="float" office:value="0.00000000000281197889246893" calcext:value-type="float">
            <text:p>2.81197889246893E-12</text:p>
          </table:table-cell>
          <table:table-cell office:value-type="float" office:value="-20.7530576918744" calcext:value-type="float">
            <text:p>-20.7530576918744</text:p>
          </table:table-cell>
          <table:table-cell office:value-type="float" office:value="-164.821515091051" calcext:value-type="float">
            <text:p>-164.821515091051</text:p>
          </table:table-cell>
          <table:table-cell office:value-type="float" office:value="-143.792064752379" calcext:value-type="float">
            <text:p>-143.7920647523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float" office:value="159110" calcext:value-type="float">
            <text:p>159110</text:p>
          </table:table-cell>
          <table:table-cell office:value-type="float" office:value="11.75" calcext:value-type="float">
            <text:p>11.75</text:p>
          </table:table-cell>
          <table:table-cell office:value-type="float" office:value="1304" calcext:value-type="float">
            <text:p>1304</text:p>
          </table:table-cell>
          <table:table-cell office:value-type="float" office:value="1661" calcext:value-type="float">
            <text:p>1661</text:p>
          </table:table-cell>
          <table:table-cell office:value-type="float" office:value="0.0006512" calcext:value-type="float">
            <text:p>0.0006512</text:p>
          </table:table-cell>
          <table:table-cell table:formula="of:=[.R13]+[.AD14]" office:value-type="float" office:value="10962.6" calcext:value-type="float">
            <text:p>10962.6</text:p>
          </table:table-cell>
          <table:table-cell office:value-type="float" office:value="0.000000006707" calcext:value-type="float">
            <text:p>6.707E-09</text:p>
          </table:table-cell>
          <table:table-cell office:value-type="float" office:value="0.000002574" calcext:value-type="float">
            <text:p>2.574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4]-[.V14])/[.V14]))" office:value-type="float" office:value="-159.425607122967" calcext:value-type="float">
            <text:p>-159.425607122967</text:p>
          </table:table-cell>
          <table:table-cell/>
          <table:table-cell table:formula="of:=10^([.B14]/20)" office:value-type="float" office:value="0.00000000573844539082729" calcext:value-type="float">
            <text:p>5.73844539082729E-09</text:p>
          </table:table-cell>
          <table:table-cell table:formula="of:=10^([.D14]/20)" office:value-type="float" office:value="1.00000000000032" calcext:value-type="float">
            <text:p>1.00000000000032</text:p>
          </table:table-cell>
          <table:table-cell table:formula="of:==20*LOG10(ABS(1-[.Y14]^2-[.Z14]^2))" office:value-type="float" office:value="-243.775445097622" calcext:value-type="float">
            <text:p>-243.775445097622</text:p>
          </table:table-cell>
          <table:table-cell table:formula="of:=20*LOG10(ABS(1-[.Z14]))" office:value-type="float" office:value="-249.796045010901" calcext:value-type="float">
            <text:p>-249.796045010901</text:p>
          </table:table-cell>
          <table:table-cell/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6.24904577831" calcext:value-type="float">
            <text:p>-166.24904577831</text:p>
          </table:table-cell>
          <table:table-cell office:value-type="float" office:value="-54.840968003786" calcext:value-type="float">
            <text:p>-54.840968003786</text:p>
          </table:table-cell>
          <table:table-cell office:value-type="float" office:value="0.00000000000540987708736226" calcext:value-type="float">
            <text:p>5.40987708736226E-12</text:p>
          </table:table-cell>
          <table:table-cell office:value-type="float" office:value="-20.7530577808726" calcext:value-type="float">
            <text:p>-20.7530577808726</text:p>
          </table:table-cell>
          <table:table-cell office:value-type="float" office:value="0.00000000000540987708736226" calcext:value-type="float">
            <text:p>5.40987708736226E-12</text:p>
          </table:table-cell>
          <table:table-cell office:value-type="float" office:value="-20.7530577808726" calcext:value-type="float">
            <text:p>-20.7530577808726</text:p>
          </table:table-cell>
          <table:table-cell office:value-type="float" office:value="-166.251335900946" calcext:value-type="float">
            <text:p>-166.251335900946</text:p>
          </table:table-cell>
          <table:table-cell office:value-type="float" office:value="-166.643026308101" calcext:value-type="float">
            <text:p>-166.6430263081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209750" calcext:value-type="float">
            <text:p>209750</text:p>
          </table:table-cell>
          <table:table-cell office:value-type="float" office:value="11.65" calcext:value-type="float">
            <text:p>11.65</text:p>
          </table:table-cell>
          <table:table-cell office:value-type="float" office:value="1943" calcext:value-type="float">
            <text:p>1943</text:p>
          </table:table-cell>
          <table:table-cell office:value-type="float" office:value="2427" calcext:value-type="float">
            <text:p>2427</text:p>
          </table:table-cell>
          <table:table-cell office:value-type="float" office:value="0.0006647" calcext:value-type="float">
            <text:p>0.0006647</text:p>
          </table:table-cell>
          <table:table-cell table:formula="of:=[.R14]+[.AD15]" office:value-type="float" office:value="15344.6" calcext:value-type="float">
            <text:p>15344.6</text:p>
          </table:table-cell>
          <table:table-cell office:value-type="float" office:value="0.000000002749" calcext:value-type="float">
            <text:p>2.749E-09</text:p>
          </table:table-cell>
          <table:table-cell office:value-type="float" office:value="0.000002037" calcext:value-type="float">
            <text:p>2.037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5]-[.V15])/[.V15]))" office:value-type="float" office:value="-156.494352728952" calcext:value-type="float">
            <text:p>-156.494352728952</text:p>
          </table:table-cell>
          <table:table-cell/>
          <table:table-cell table:formula="of:=10^([.B15]/20)" office:value-type="float" office:value="0.00000000487021025788075" calcext:value-type="float">
            <text:p>4.87021025788075E-09</text:p>
          </table:table-cell>
          <table:table-cell table:formula="of:=10^([.D15]/20)" office:value-type="float" office:value="1.00000000000062" calcext:value-type="float">
            <text:p>1.00000000000062</text:p>
          </table:table-cell>
          <table:table-cell table:formula="of:==20*LOG10(ABS(1-[.Y15]^2-[.Z15]^2))" office:value-type="float" office:value="-238.091938265417" calcext:value-type="float">
            <text:p>-238.091938265417</text:p>
          </table:table-cell>
          <table:table-cell table:formula="of:=20*LOG10(ABS(1-[.Z15]))" office:value-type="float" office:value="-244.112538178697" calcext:value-type="float">
            <text:p>-244.112538178697</text:p>
          </table:table-cell>
          <table:table-cell/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6.732789830644" calcext:value-type="float">
            <text:p>-166.732789830644</text:p>
          </table:table-cell>
          <table:table-cell office:value-type="float" office:value="-22.2835534447417" calcext:value-type="float">
            <text:p>-22.2835534447417</text:p>
          </table:table-cell>
          <table:table-cell office:value-type="float" office:value="0.00000000000262104205409144" calcext:value-type="float">
            <text:p>2.62104205409144E-12</text:p>
          </table:table-cell>
          <table:table-cell office:value-type="float" office:value="-20.7530578585353" calcext:value-type="float">
            <text:p>-20.7530578585353</text:p>
          </table:table-cell>
          <table:table-cell office:value-type="float" office:value="0.00000000000262104205409144" calcext:value-type="float">
            <text:p>2.62104205409144E-12</text:p>
          </table:table-cell>
          <table:table-cell office:value-type="float" office:value="-20.7530578585353" calcext:value-type="float">
            <text:p>-20.7530578585353</text:p>
          </table:table-cell>
          <table:table-cell office:value-type="float" office:value="-166.731118317373" calcext:value-type="float">
            <text:p>-166.731118317373</text:p>
          </table:table-cell>
          <table:table-cell office:value-type="float" office:value="160.778745668833" calcext:value-type="float">
            <text:p>160.7787456688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2" calcext:value-type="float">
            <text:p>462</text:p>
          </table:table-cell>
          <table:table-cell office:value-type="float" office:value="262260" calcext:value-type="float">
            <text:p>262260</text:p>
          </table:table-cell>
          <table:table-cell office:value-type="float" office:value="11.95" calcext:value-type="float">
            <text:p>11.95</text:p>
          </table:table-cell>
          <table:table-cell office:value-type="float" office:value="2147" calcext:value-type="float">
            <text:p>2147</text:p>
          </table:table-cell>
          <table:table-cell office:value-type="float" office:value="2704" calcext:value-type="float">
            <text:p>2704</text:p>
          </table:table-cell>
          <table:table-cell office:value-type="float" office:value="0.0007426" calcext:value-type="float">
            <text:p>0.0007426</text:p>
          </table:table-cell>
          <table:table-cell table:formula="of:=[.R15]+[.AD16]" office:value-type="float" office:value="20207.6" calcext:value-type="float">
            <text:p>20207.6</text:p>
          </table:table-cell>
          <table:table-cell office:value-type="float" office:value="0.000000002994" calcext:value-type="float">
            <text:p>2.994E-09</text:p>
          </table:table-cell>
          <table:table-cell office:value-type="float" office:value="0.000002038" calcext:value-type="float">
            <text:p>2.038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6]-[.V16])/[.V16]))" office:value-type="float" office:value="-154.556520315425" calcext:value-type="float">
            <text:p>-154.556520315425</text:p>
          </table:table-cell>
          <table:table-cell/>
          <table:table-cell table:formula="of:=10^([.B16]/20)" office:value-type="float" office:value="0.00000000460638791836436" calcext:value-type="float">
            <text:p>4.60638791836436E-09</text:p>
          </table:table-cell>
          <table:table-cell table:formula="of:=10^([.D16]/20)" office:value-type="float" office:value="1.0000000000003" calcext:value-type="float">
            <text:p>1.0000000000003</text:p>
          </table:table-cell>
          <table:table-cell table:formula="of:==20*LOG10(ABS(1-[.Y16]^2-[.Z16]^2))" office:value-type="float" office:value="-244.386206442611" calcext:value-type="float">
            <text:p>-244.386206442611</text:p>
          </table:table-cell>
          <table:table-cell table:formula="of:=20*LOG10(ABS(1-[.Z16]))" office:value-type="float" office:value="-250.406806355891" calcext:value-type="float">
            <text:p>-250.406806355891</text:p>
          </table:table-cell>
          <table:table-cell/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5.324870693888" calcext:value-type="float">
            <text:p>-165.324870693888</text:p>
          </table:table-cell>
          <table:table-cell office:value-type="float" office:value="-57.9433637729243" calcext:value-type="float">
            <text:p>-57.9433637729243</text:p>
          </table:table-cell>
          <table:table-cell office:value-type="float" office:value="0.00000000000243589118051326" calcext:value-type="float">
            <text:p>2.43589118051326E-12</text:p>
          </table:table-cell>
          <table:table-cell office:value-type="float" office:value="-20.7530576847128" calcext:value-type="float">
            <text:p>-20.7530576847128</text:p>
          </table:table-cell>
          <table:table-cell office:value-type="float" office:value="0.00000000000243589118051326" calcext:value-type="float">
            <text:p>2.43589118051326E-12</text:p>
          </table:table-cell>
          <table:table-cell office:value-type="float" office:value="-20.7530576847128" calcext:value-type="float">
            <text:p>-20.7530576847128</text:p>
          </table:table-cell>
          <table:table-cell office:value-type="float" office:value="-165.32737224724" calcext:value-type="float">
            <text:p>-165.32737224724</text:p>
          </table:table-cell>
          <table:table-cell office:value-type="float" office:value="-163.543845222532" calcext:value-type="float">
            <text:p>-163.5438452225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float" office:value="351230" calcext:value-type="float">
            <text:p>351230</text:p>
          </table:table-cell>
          <table:table-cell office:value-type="float" office:value="13.78" calcext:value-type="float">
            <text:p>13.78</text:p>
          </table:table-cell>
          <table:table-cell office:value-type="float" office:value="3238" calcext:value-type="float">
            <text:p>3238</text:p>
          </table:table-cell>
          <table:table-cell office:value-type="float" office:value="3984" calcext:value-type="float">
            <text:p>3984</text:p>
          </table:table-cell>
          <table:table-cell office:value-type="float" office:value="0.0007987" calcext:value-type="float">
            <text:p>0.0007987</text:p>
          </table:table-cell>
          <table:table-cell table:formula="of:=[.R16]+[.AD17]" office:value-type="float" office:value="27443.6" calcext:value-type="float">
            <text:p>27443.6</text:p>
          </table:table-cell>
          <table:table-cell office:value-type="float" office:value="0.000000004384" calcext:value-type="float">
            <text:p>4.384E-09</text:p>
          </table:table-cell>
          <table:table-cell office:value-type="float" office:value="0.00000218" calcext:value-type="float">
            <text:p>2.18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7]-[.V17])/[.V17]))" office:value-type="float" office:value="-159.710796149797" calcext:value-type="float">
            <text:p>-159.710796149797</text:p>
          </table:table-cell>
          <table:table-cell/>
          <table:table-cell table:formula="of:=10^([.B17]/20)" office:value-type="float" office:value="0.00000000541697043531304" calcext:value-type="float">
            <text:p>5.41697043531304E-09</text:p>
          </table:table-cell>
          <table:table-cell table:formula="of:=10^([.D17]/20)" office:value-type="float" office:value="1.00000000000028" calcext:value-type="float">
            <text:p>1.00000000000028</text:p>
          </table:table-cell>
          <table:table-cell table:formula="of:==20*LOG10(ABS(1-[.Y17]^2-[.Z17]^2))" office:value-type="float" office:value="-245.022528566154" calcext:value-type="float">
            <text:p>-245.022528566154</text:p>
          </table:table-cell>
          <table:table-cell table:formula="of:=20*LOG10(ABS(1-[.Z17]))" office:value-type="float" office:value="-251.043128479434" calcext:value-type="float">
            <text:p>-251.043128479434</text:p>
          </table:table-cell>
          <table:table-cell/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62.336564189318" calcext:value-type="float">
            <text:p>-162.336564189318</text:p>
          </table:table-cell>
          <table:table-cell office:value-type="float" office:value="6.47031991258588" calcext:value-type="float">
            <text:p>6.47031991258588</text:p>
          </table:table-cell>
          <table:table-cell office:value-type="float" office:value="0.00000000000118805143879357" calcext:value-type="float">
            <text:p>1.18805143879357E-12</text:p>
          </table:table-cell>
          <table:table-cell office:value-type="float" office:value="-20.7530572228934" calcext:value-type="float">
            <text:p>-20.7530572228934</text:p>
          </table:table-cell>
          <table:table-cell office:value-type="float" office:value="0.00000000000118805143879357" calcext:value-type="float">
            <text:p>1.18805143879357E-12</text:p>
          </table:table-cell>
          <table:table-cell office:value-type="float" office:value="-20.7530572228934" calcext:value-type="float">
            <text:p>-20.7530572228934</text:p>
          </table:table-cell>
          <table:table-cell office:value-type="float" office:value="-162.338995574884" calcext:value-type="float">
            <text:p>-162.338995574884</text:p>
          </table:table-cell>
          <table:table-cell office:value-type="float" office:value="132.022593246997" calcext:value-type="float">
            <text:p>132.0225932469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480150" calcext:value-type="float">
            <text:p>480150</text:p>
          </table:table-cell>
          <table:table-cell office:value-type="float" office:value="14.15" calcext:value-type="float">
            <text:p>14.15</text:p>
          </table:table-cell>
          <table:table-cell office:value-type="float" office:value="4338" calcext:value-type="float">
            <text:p>4338</text:p>
          </table:table-cell>
          <table:table-cell office:value-type="float" office:value="5303" calcext:value-type="float">
            <text:p>5303</text:p>
          </table:table-cell>
          <table:table-cell office:value-type="float" office:value="0.0008885" calcext:value-type="float">
            <text:p>0.0008885</text:p>
          </table:table-cell>
          <table:table-cell table:formula="of:=[.R17]+[.AD18]" office:value-type="float" office:value="37099.6" calcext:value-type="float">
            <text:p>37099.6</text:p>
          </table:table-cell>
          <table:table-cell office:value-type="float" office:value="0.00000001081" calcext:value-type="float">
            <text:p>1.081E-08</text:p>
          </table:table-cell>
          <table:table-cell office:value-type="float" office:value="0.000001487" calcext:value-type="float">
            <text:p>1.487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8]-[.V18])/[.V18]))" office:value-type="float" office:value="-158.478473089969" calcext:value-type="float">
            <text:p>-158.478473089969</text:p>
          </table:table-cell>
          <table:table-cell/>
          <table:table-cell table:formula="of:=10^([.B18]/20)" office:value-type="float" office:value="0.00000000764137988000985" calcext:value-type="float">
            <text:p>7.64137988000985E-09</text:p>
          </table:table-cell>
          <table:table-cell table:formula="of:=10^([.D18]/20)" office:value-type="float" office:value="1.00000000000014" calcext:value-type="float">
            <text:p>1.00000000000014</text:p>
          </table:table-cell>
          <table:table-cell table:formula="of:==20*LOG10(ABS(1-[.Y18]^2-[.Z18]^2))" office:value-type="float" office:value="-251.255456931555" calcext:value-type="float">
            <text:p>-251.255456931555</text:p>
          </table:table-cell>
          <table:table-cell table:formula="of:=20*LOG10(ABS(1-[.Z18]))" office:value-type="float" office:value="-257.279581247252" calcext:value-type="float">
            <text:p>-257.279581247252</text:p>
          </table:table-cell>
          <table:table-cell/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-159.387948523556" calcext:value-type="float">
            <text:p>-159.387948523556</text:p>
          </table:table-cell>
          <table:table-cell office:value-type="float" office:value="-4.18966098619213" calcext:value-type="float">
            <text:p>-4.18966098619213</text:p>
          </table:table-cell>
          <table:table-cell office:value-type="float" office:value="0.00000000000499521627674459" calcext:value-type="float">
            <text:p>4.99521627674459E-12</text:p>
          </table:table-cell>
          <table:table-cell office:value-type="float" office:value="-20.7530572491331" calcext:value-type="float">
            <text:p>-20.7530572491331</text:p>
          </table:table-cell>
          <table:table-cell office:value-type="float" office:value="0.00000000000499521627674459" calcext:value-type="float">
            <text:p>4.99521627674459E-12</text:p>
          </table:table-cell>
          <table:table-cell office:value-type="float" office:value="-20.7530572491331" calcext:value-type="float">
            <text:p>-20.7530572491331</text:p>
          </table:table-cell>
          <table:table-cell office:value-type="float" office:value="-159.390079024437" calcext:value-type="float">
            <text:p>-159.390079024437</text:p>
          </table:table-cell>
          <table:table-cell office:value-type="float" office:value="142.685045449416" calcext:value-type="float">
            <text:p>142.6850454494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97" calcext:value-type="float">
            <text:p>1097</text:p>
          </table:table-cell>
          <table:table-cell office:value-type="float" office:value="618320" calcext:value-type="float">
            <text:p>618320</text:p>
          </table:table-cell>
          <table:table-cell office:value-type="float" office:value="14.94" calcext:value-type="float">
            <text:p>14.94</text:p>
          </table:table-cell>
          <table:table-cell office:value-type="float" office:value="5438" calcext:value-type="float">
            <text:p>5438</text:p>
          </table:table-cell>
          <table:table-cell office:value-type="float" office:value="6425" calcext:value-type="float">
            <text:p>6425</text:p>
          </table:table-cell>
          <table:table-cell office:value-type="float" office:value="0.0009951" calcext:value-type="float">
            <text:p>0.0009951</text:p>
          </table:table-cell>
          <table:table-cell table:formula="of:=[.R18]+[.AD19]" office:value-type="float" office:value="48979.6" calcext:value-type="float">
            <text:p>48979.6</text:p>
          </table:table-cell>
          <table:table-cell office:value-type="float" office:value="0.000000003547" calcext:value-type="float">
            <text:p>3.547E-09</text:p>
          </table:table-cell>
          <table:table-cell office:value-type="float" office:value="0.000001285" calcext:value-type="float">
            <text:p>1.285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19]-[.V19])/[.V19]))" office:value-type="float" office:value="-159.452896264965" calcext:value-type="float">
            <text:p>-159.452896264965</text:p>
          </table:table-cell>
          <table:table-cell/>
          <table:table-cell table:formula="of:=10^([.B19]/20)" office:value-type="float" office:value="0.0000000107300704602966" calcext:value-type="float">
            <text:p>1.07300704602966E-08</text:p>
          </table:table-cell>
          <table:table-cell table:formula="of:=10^([.D19]/20)" office:value-type="float" office:value="1.00000000000058" calcext:value-type="float">
            <text:p>1.00000000000058</text:p>
          </table:table-cell>
          <table:table-cell table:formula="of:==20*LOG10(ABS(1-[.Y19]^2-[.Z19]^2))" office:value-type="float" office:value="-238.783761929761" calcext:value-type="float">
            <text:p>-238.783761929761</text:p>
          </table:table-cell>
          <table:table-cell table:formula="of:=20*LOG10(ABS(1-[.Z19]))" office:value-type="float" office:value="-244.805200208915" calcext:value-type="float">
            <text:p>-244.805200208915</text:p>
          </table:table-cell>
          <table:table-cell/>
          <table:table-cell office:value-type="float" office:value="11880" calcext:value-type="float">
            <text:p>118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0.305051407532" calcext:value-type="float">
            <text:p>-160.305051407532</text:p>
          </table:table-cell>
          <table:table-cell office:value-type="float" office:value="-14.9506003180659" calcext:value-type="float">
            <text:p>-14.9506003180659</text:p>
          </table:table-cell>
          <table:table-cell office:value-type="float" office:value="0.00000000000635106069471763" calcext:value-type="float">
            <text:p>6.35106069471763E-12</text:p>
          </table:table-cell>
          <table:table-cell office:value-type="float" office:value="-20.7530573548289" calcext:value-type="float">
            <text:p>-20.7530573548289</text:p>
          </table:table-cell>
          <table:table-cell office:value-type="float" office:value="0.00000000000635106069471763" calcext:value-type="float">
            <text:p>6.35106069471763E-12</text:p>
          </table:table-cell>
          <table:table-cell office:value-type="float" office:value="-20.7530573548289" calcext:value-type="float">
            <text:p>-20.7530573548289</text:p>
          </table:table-cell>
          <table:table-cell office:value-type="float" office:value="-160.307039477253" calcext:value-type="float">
            <text:p>-160.307039477253</text:p>
          </table:table-cell>
          <table:table-cell office:value-type="float" office:value="153.452735824004" calcext:value-type="float">
            <text:p>153.4527358240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37" calcext:value-type="float">
            <text:p>1337</text:p>
          </table:table-cell>
          <table:table-cell office:value-type="float" office:value="752640" calcext:value-type="float">
            <text:p>752640</text:p>
          </table:table-cell>
          <table:table-cell office:value-type="float" office:value="15.42" calcext:value-type="float">
            <text:p>15.42</text:p>
          </table:table-cell>
          <table:table-cell office:value-type="float" office:value="7564" calcext:value-type="float">
            <text:p>7564</text:p>
          </table:table-cell>
          <table:table-cell office:value-type="float" office:value="8974" calcext:value-type="float">
            <text:p>8974</text:p>
          </table:table-cell>
          <table:table-cell office:value-type="float" office:value="0.001067" calcext:value-type="float">
            <text:p>0.001067</text:p>
          </table:table-cell>
          <table:table-cell table:formula="of:=[.R19]+[.AD20]" office:value-type="float" office:value="65529.6" calcext:value-type="float">
            <text:p>65529.6</text:p>
          </table:table-cell>
          <table:table-cell office:value-type="float" office:value="0.000000002864" calcext:value-type="float">
            <text:p>2.864E-09</text:p>
          </table:table-cell>
          <table:table-cell office:value-type="float" office:value="0.000001034" calcext:value-type="float">
            <text:p>1.034E-06</text:p>
          </table:table-cell>
          <table:table-cell/>
          <table:table-cell office:value-type="float" office:value="-20.753057470156" calcext:value-type="float">
            <text:p>-20.753057470156</text:p>
          </table:table-cell>
          <table:table-cell table:formula="of:=20*LOG10(ABS(([.E20]-[.V20])/[.V20]))" office:value-type="float" office:value="-165.103014288619" calcext:value-type="float">
            <text:p>-165.103014288619</text:p>
          </table:table-cell>
          <table:table-cell/>
          <table:table-cell table:formula="of:=10^([.B20]/20)" office:value-type="float" office:value="0.00000000965489221154993" calcext:value-type="float">
            <text:p>9.65489221154993E-09</text:p>
          </table:table-cell>
          <table:table-cell table:formula="of:=10^([.D20]/20)" office:value-type="float" office:value="1.00000000000073" calcext:value-type="float">
            <text:p>1.00000000000073</text:p>
          </table:table-cell>
          <table:table-cell table:formula="of:==20*LOG10(ABS(1-[.Y20]^2-[.Z20]^2))" office:value-type="float" office:value="-236.698101567339" calcext:value-type="float">
            <text:p>-236.698101567339</text:p>
          </table:table-cell>
          <table:table-cell table:formula="of:=20*LOG10(ABS(1-[.Z20]))" office:value-type="float" office:value="-242.719360876302" calcext:value-type="float">
            <text:p>-242.719360876302</text:p>
          </table:table-cell>
          <table:table-cell/>
          <table:table-cell office:value-type="float" office:value="16550" calcext:value-type="float">
            <text:p>165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12:10:47.321202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7T09:58:57.141717794</meta:creation-date>
    <dc:date>2024-08-17T12:44:13.026578358</dc:date>
    <meta:editing-duration>PT2H1M40S</meta:editing-duration>
    <meta:editing-cycles>31</meta:editing-cycles>
    <meta:generator>LibreOffice/6.4.7.2$Linux_X86_64 LibreOffice_project/40$Build-2</meta:generator>
    <meta:document-statistic meta:table-count="10" meta:cell-count="7691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000" chart:origin="0" chart:reverse-direction="false" text:line-break="false" loext:try-staggering-first="false" chart:link-data-style-to-source="true" chart:axis-position="-2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200" chart:maximum="-0" chart:origin="-200" chart:interval-major="2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1.905cm" style:legend-expansion="high" chart:style-name="ch2"/>
        <chart:plot-area chart:style-name="ch3" table:cell-range-address="'1'.R9:'1'.R48 '1'.B9:'1'.B49 '2'.B9:'2'.B49 '3'.B9:'3'.B49 '4'.B9:'4'.B46 '5'.B9:'5'.B40 '6'.B9:'6'.B34 '7'.B9:'7'.B29 '8'.B9:'8'.B26 '9'.B9:'9'.B22 '10'.B9:'10'.B21" chart:data-source-has-labels="row" svg:x="1.315cm" svg:y="0.177cm" svg:width="11.908cm" svg:height="7.556cm">
          <chartooo:coordinate-region svg:x="2.077cm" svg:y="0.376cm" svg:width="10.589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57cm" chart:style-name="ch9">
              <text:p>|S11| Error. dB</text:p>
            </chart:title>
            <chart:grid chart:style-name="ch6" chart:class="major"/>
          </chart:axis>
          <chart:series chart:style-name="ch10" chart:values-cell-range-address="'1'.B9:'1'.B48" chart:label-cell-address="'1'.B49:'1'.B49" chart:class="chart:scatter">
            <chart:domain table:cell-range-address="'1'.R9:'1'.R48"/>
            <chart:data-point chart:repeated="40"/>
          </chart:series>
          <chart:series chart:style-name="ch11" chart:values-cell-range-address="'2'.B9:'2'.B48" chart:label-cell-address="'2'.B49:'2'.B49" chart:class="chart:scatter">
            <chart:domain table:cell-range-address="'2'.R9:'2'.R48"/>
            <chart:data-point chart:repeated="40"/>
          </chart:series>
          <chart:series chart:style-name="ch12" chart:values-cell-range-address="'3'.B9:'3'.B48" chart:label-cell-address="'3'.B49:'3'.B49" chart:class="chart:scatter">
            <chart:domain table:cell-range-address="'3'.R9:'3'.R48"/>
            <chart:data-point chart:repeated="40"/>
          </chart:series>
          <chart:series chart:style-name="ch13" chart:values-cell-range-address="'4'.B9:'4'.B45" chart:label-cell-address="'4'.B46:'4'.B46" chart:class="chart:scatter">
            <chart:domain table:cell-range-address="'4'.R9:'4'.R45"/>
            <chart:data-point chart:repeated="37"/>
          </chart:series>
          <chart:series chart:style-name="ch14" chart:values-cell-range-address="'5'.B9:'5'.B39" chart:label-cell-address="'5'.B40:'5'.B40" chart:class="chart:scatter">
            <chart:domain table:cell-range-address="'5'.R9:'5'.R39"/>
            <chart:data-point chart:repeated="31"/>
          </chart:series>
          <chart:series chart:style-name="ch15" chart:values-cell-range-address="'6'.B9:'6'.B33" chart:label-cell-address="'6'.B34:'6'.B34" chart:class="chart:scatter">
            <chart:domain table:cell-range-address="'6'.R9:'6'.R33"/>
            <chart:data-point chart:repeated="25"/>
          </chart:series>
          <chart:series chart:style-name="ch16" chart:values-cell-range-address="'7'.B9:'7'.B28" chart:label-cell-address="'7'.B29:'7'.B29" chart:class="chart:scatter">
            <chart:domain table:cell-range-address="'7'.R9:'7'.R28"/>
            <chart:data-point chart:repeated="20"/>
          </chart:series>
          <chart:series chart:style-name="ch17" chart:values-cell-range-address="'8'.B9:'8'.B25" chart:label-cell-address="'8'.B26:'8'.B26" chart:class="chart:scatter">
            <chart:domain table:cell-range-address="'8'.R9:'8'.R25"/>
            <chart:data-point chart:repeated="17"/>
          </chart:series>
          <chart:series chart:style-name="ch18" chart:values-cell-range-address="'9'.B9:'9'.B21" chart:label-cell-address="'9'.B22:'9'.B22" chart:class="chart:scatter">
            <chart:domain table:cell-range-address="'9'.R9:'9'.R21"/>
            <chart:data-point chart:repeated="13"/>
          </chart:series>
          <chart:series chart:style-name="ch19" chart:values-cell-range-address="'10'.B9:'10'.B20" chart:label-cell-address="'10'.B21:'10'.B21" chart:class="chart:scatter">
            <chart:domain table:cell-range-address="'10'.R9:'10'.R20"/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</text:p>
                <draw:g>
                  <svg:desc>'1'.B49:'1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2</text:p>
                <draw:g>
                  <svg:desc>'2'.B49:'2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3</text:p>
                <draw:g>
                  <svg:desc>'3'.B49:'3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4</text:p>
                <draw:g>
                  <svg:desc>'4'.B46:'4'.B4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5</text:p>
                <draw:g>
                  <svg:desc>'5'.B40:'5'.B4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6</text:p>
                <draw:g>
                  <svg:desc>'6'.B34:'6'.B3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7</text:p>
                <draw:g>
                  <svg:desc>'7'.B29:'7'.B2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8</text:p>
                <draw:g>
                  <svg:desc>'8'.B26:'8'.B2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9</text:p>
                <draw:g>
                  <svg:desc>'9'.B22:'9'.B2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10</text:p>
                <draw:g>
                  <svg:desc>'10'.B21:'10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7">
                <text:p>1.707</text:p>
                <draw:g>
                  <svg:desc>'1'.R9:'1'.R48</svg:desc>
                </draw:g>
              </table:table-cell>
              <table:table-cell office:value-type="float" office:value="-0.00524504485117496">
                <text:p>-0.00524504485117496</text:p>
                <draw:g>
                  <svg:desc>'1'.B9:'1'.B48</svg:desc>
                </draw:g>
              </table:table-cell>
              <table:table-cell office:value-type="float" office:value="1.834">
                <text:p>1.834</text:p>
                <draw:g>
                  <svg:desc>'2'.R9:'2'.R48</svg:desc>
                </draw:g>
              </table:table-cell>
              <table:table-cell office:value-type="float" office:value="-6.45333738673">
                <text:p>-6.45333738673</text:p>
                <draw:g>
                  <svg:desc>'2'.B9:'2'.B48</svg:desc>
                </draw:g>
              </table:table-cell>
              <table:table-cell office:value-type="float" office:value="2.085">
                <text:p>2.085</text:p>
                <draw:g>
                  <svg:desc>'3'.R9:'3'.R48</svg:desc>
                </draw:g>
              </table:table-cell>
              <table:table-cell office:value-type="float" office:value="-11.8863190682996">
                <text:p>-11.8863190682996</text:p>
                <draw:g>
                  <svg:desc>'3'.B9:'3'.B48</svg:desc>
                </draw:g>
              </table:table-cell>
              <table:table-cell office:value-type="float" office:value="2.602">
                <text:p>2.602</text:p>
                <draw:g>
                  <svg:desc>'4'.R9:'4'.R45</svg:desc>
                </draw:g>
              </table:table-cell>
              <table:table-cell office:value-type="float" office:value="-29.3111669022165">
                <text:p>-29.3111669022165</text:p>
                <draw:g>
                  <svg:desc>'4'.B9:'4'.B45</svg:desc>
                </draw:g>
              </table:table-cell>
              <table:table-cell office:value-type="float" office:value="4.588">
                <text:p>4.588</text:p>
                <draw:g>
                  <svg:desc>'5'.R9:'5'.R39</svg:desc>
                </draw:g>
              </table:table-cell>
              <table:table-cell office:value-type="float" office:value="-53.923182031217">
                <text:p>-53.923182031217</text:p>
                <draw:g>
                  <svg:desc>'5'.B9:'5'.B39</svg:desc>
                </draw:g>
              </table:table-cell>
              <table:table-cell office:value-type="float" office:value="8.736">
                <text:p>8.736</text:p>
                <draw:g>
                  <svg:desc>'6'.R9:'6'.R33</svg:desc>
                </draw:g>
              </table:table-cell>
              <table:table-cell office:value-type="float" office:value="-58.1958558268997">
                <text:p>-58.1958558268997</text:p>
                <draw:g>
                  <svg:desc>'6'.B9:'6'.B33</svg:desc>
                </draw:g>
              </table:table-cell>
              <table:table-cell office:value-type="float" office:value="18.41">
                <text:p>18.41</text:p>
                <draw:g>
                  <svg:desc>'7'.R9:'7'.R28</svg:desc>
                </draw:g>
              </table:table-cell>
              <table:table-cell office:value-type="float" office:value="-76.0919485280028">
                <text:p>-76.0919485280028</text:p>
                <draw:g>
                  <svg:desc>'7'.B9:'7'.B28</svg:desc>
                </draw:g>
              </table:table-cell>
              <table:table-cell office:value-type="float" office:value="44.11">
                <text:p>44.11</text:p>
                <draw:g>
                  <svg:desc>'8'.R9:'8'.R25</svg:desc>
                </draw:g>
              </table:table-cell>
              <table:table-cell office:value-type="float" office:value="-98.5546378780474">
                <text:p>-98.5546378780474</text:p>
                <draw:g>
                  <svg:desc>'8'.B9:'8'.B25</svg:desc>
                </draw:g>
              </table:table-cell>
              <table:table-cell office:value-type="float" office:value="118.6">
                <text:p>118.6</text:p>
                <draw:g>
                  <svg:desc>'9'.R9:'9'.R21</svg:desc>
                </draw:g>
              </table:table-cell>
              <table:table-cell office:value-type="float" office:value="-113.852515403715">
                <text:p>-113.852515403715</text:p>
                <draw:g>
                  <svg:desc>'9'.B9:'9'.B21</svg:desc>
                </draw:g>
              </table:table-cell>
              <table:table-cell office:value-type="float" office:value="336.6">
                <text:p>336.6</text:p>
                <draw:g>
                  <svg:desc>'10'.R9:'10'.R20</svg:desc>
                </draw:g>
              </table:table-cell>
              <table:table-cell office:value-type="float" office:value="-137.29730402974">
                <text:p>-137.29730402974</text:p>
                <draw:g>
                  <svg:desc>'10'.B9:'10'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34">
                <text:p>3.434</text:p>
              </table:table-cell>
              <table:table-cell office:value-type="float" office:value="-0.0818575307478171">
                <text:p>-0.0818575307478171</text:p>
              </table:table-cell>
              <table:table-cell office:value-type="float" office:value="3.672">
                <text:p>3.672</text:p>
              </table:table-cell>
              <table:table-cell office:value-type="float" office:value="-16.121504025087">
                <text:p>-16.121504025087</text:p>
              </table:table-cell>
              <table:table-cell office:value-type="float" office:value="4.274">
                <text:p>4.274</text:p>
              </table:table-cell>
              <table:table-cell office:value-type="float" office:value="-16.7699226356393">
                <text:p>-16.7699226356393</text:p>
              </table:table-cell>
              <table:table-cell office:value-type="float" office:value="6.041">
                <text:p>6.041</text:p>
              </table:table-cell>
              <table:table-cell office:value-type="float" office:value="-34.8583609676348">
                <text:p>-34.8583609676348</text:p>
              </table:table-cell>
              <table:table-cell office:value-type="float" office:value="14.238">
                <text:p>14.238</text:p>
              </table:table-cell>
              <table:table-cell office:value-type="float" office:value="-68.3773120677289">
                <text:p>-68.3773120677289</text:p>
              </table:table-cell>
              <table:table-cell office:value-type="float" office:value="36.216">
                <text:p>36.216</text:p>
              </table:table-cell>
              <table:table-cell office:value-type="float" office:value="-78.5701001749018">
                <text:p>-78.5701001749018</text:p>
              </table:table-cell>
              <table:table-cell office:value-type="float" office:value="81.13">
                <text:p>81.13</text:p>
              </table:table-cell>
              <table:table-cell office:value-type="float" office:value="-79.9152610282246">
                <text:p>-79.9152610282246</text:p>
              </table:table-cell>
              <table:table-cell office:value-type="float" office:value="205.21">
                <text:p>205.21</text:p>
              </table:table-cell>
              <table:table-cell office:value-type="float" office:value="-99.0743142879184">
                <text:p>-99.0743142879184</text:p>
              </table:table-cell>
              <table:table-cell office:value-type="float" office:value="609.3">
                <text:p>609.3</text:p>
              </table:table-cell>
              <table:table-cell office:value-type="float" office:value="-136.436570668217">
                <text:p>-136.436570668217</text:p>
              </table:table-cell>
              <table:table-cell office:value-type="float" office:value="1564.6">
                <text:p>1564.6</text:p>
              </table:table-cell>
              <table:table-cell office:value-type="float" office:value="-137.432572132099">
                <text:p>-137.432572132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53">
                <text:p>5.153</text:p>
              </table:table-cell>
              <table:table-cell office:value-type="float" office:value="-6.54755333452142">
                <text:p>-6.54755333452142</text:p>
              </table:table-cell>
              <table:table-cell office:value-type="float" office:value="5.606">
                <text:p>5.606</text:p>
              </table:table-cell>
              <table:table-cell office:value-type="float" office:value="-17.1219032687267">
                <text:p>-17.1219032687267</text:p>
              </table:table-cell>
              <table:table-cell office:value-type="float" office:value="6.643">
                <text:p>6.643</text:p>
              </table:table-cell>
              <table:table-cell office:value-type="float" office:value="-31.2274901287362">
                <text:p>-31.2274901287362</text:p>
              </table:table-cell>
              <table:table-cell office:value-type="float" office:value="9.807">
                <text:p>9.807</text:p>
              </table:table-cell>
              <table:table-cell office:value-type="float" office:value="-52.2507122888092">
                <text:p>-52.2507122888092</text:p>
              </table:table-cell>
              <table:table-cell office:value-type="float" office:value="29.018">
                <text:p>29.018</text:p>
              </table:table-cell>
              <table:table-cell office:value-type="float" office:value="-64.4692593964451">
                <text:p>-64.4692593964451</text:p>
              </table:table-cell>
              <table:table-cell office:value-type="float" office:value="70.596">
                <text:p>70.596</text:p>
              </table:table-cell>
              <table:table-cell office:value-type="float" office:value="-81.6566006436078">
                <text:p>-81.6566006436078</text:p>
              </table:table-cell>
              <table:table-cell office:value-type="float" office:value="162.96">
                <text:p>162.96</text:p>
              </table:table-cell>
              <table:table-cell office:value-type="float" office:value="-104.055062206086">
                <text:p>-104.055062206086</text:p>
              </table:table-cell>
              <table:table-cell office:value-type="float" office:value="414.71">
                <text:p>414.71</text:p>
              </table:table-cell>
              <table:table-cell office:value-type="float" office:value="-123.64303561848">
                <text:p>-123.64303561848</text:p>
              </table:table-cell>
              <table:table-cell office:value-type="float" office:value="1363.1">
                <text:p>1363.1</text:p>
              </table:table-cell>
              <table:table-cell office:value-type="float" office:value="-144.725103320273">
                <text:p>-144.725103320273</text:p>
              </table:table-cell>
              <table:table-cell office:value-type="float" office:value="3202.6">
                <text:p>3202.6</text:p>
              </table:table-cell>
              <table:table-cell office:value-type="float" office:value="-174.678164079638">
                <text:p>-174.678164079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">
                <text:p>6.94</text:p>
              </table:table-cell>
              <table:table-cell office:value-type="float" office:value="-6.1310882628609">
                <text:p>-6.1310882628609</text:p>
              </table:table-cell>
              <table:table-cell office:value-type="float" office:value="7.6">
                <text:p>7.6</text:p>
              </table:table-cell>
              <table:table-cell office:value-type="float" office:value="-23.8358347537654">
                <text:p>-23.8358347537654</text:p>
              </table:table-cell>
              <table:table-cell office:value-type="float" office:value="9.274">
                <text:p>9.274</text:p>
              </table:table-cell>
              <table:table-cell office:value-type="float" office:value="-36.9106114515915">
                <text:p>-36.9106114515915</text:p>
              </table:table-cell>
              <table:table-cell office:value-type="float" office:value="15.049">
                <text:p>15.049</text:p>
              </table:table-cell>
              <table:table-cell office:value-type="float" office:value="-60.9272480550246">
                <text:p>-60.9272480550246</text:p>
              </table:table-cell>
              <table:table-cell office:value-type="float" office:value="44.538">
                <text:p>44.538</text:p>
              </table:table-cell>
              <table:table-cell office:value-type="float" office:value="-70.509127943127">
                <text:p>-70.509127943127</text:p>
              </table:table-cell>
              <table:table-cell office:value-type="float" office:value="124.606">
                <text:p>124.606</text:p>
              </table:table-cell>
              <table:table-cell office:value-type="float" office:value="-85.4680844409632">
                <text:p>-85.4680844409632</text:p>
              </table:table-cell>
              <table:table-cell office:value-type="float" office:value="302.36">
                <text:p>302.36</text:p>
              </table:table-cell>
              <table:table-cell office:value-type="float" office:value="-110.057942154851">
                <text:p>-110.057942154851</text:p>
              </table:table-cell>
              <table:table-cell office:value-type="float" office:value="667.01">
                <text:p>667.01</text:p>
              </table:table-cell>
              <table:table-cell office:value-type="float" office:value="-125.293690604952">
                <text:p>-125.293690604952</text:p>
              </table:table-cell>
              <table:table-cell office:value-type="float" office:value="2192.7">
                <text:p>2192.7</text:p>
              </table:table-cell>
              <table:table-cell office:value-type="float" office:value="-157.87700065017">
                <text:p>-157.87700065017</text:p>
              </table:table-cell>
              <table:table-cell office:value-type="float" office:value="5322.6">
                <text:p>5322.6</text:p>
              </table:table-cell>
              <table:table-cell office:value-type="float" office:value="-159.152489870258">
                <text:p>-159.152489870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03">
                <text:p>8.703</text:p>
              </table:table-cell>
              <table:table-cell office:value-type="float" office:value="-10.7563449897821">
                <text:p>-10.7563449897821</text:p>
              </table:table-cell>
              <table:table-cell office:value-type="float" office:value="9.687">
                <text:p>9.687</text:p>
              </table:table-cell>
              <table:table-cell office:value-type="float" office:value="-22.9915068383612">
                <text:p>-22.9915068383612</text:p>
              </table:table-cell>
              <table:table-cell office:value-type="float" office:value="12.053">
                <text:p>12.053</text:p>
              </table:table-cell>
              <table:table-cell office:value-type="float" office:value="-46.0842611158185">
                <text:p>-46.0842611158185</text:p>
              </table:table-cell>
              <table:table-cell office:value-type="float" office:value="20.516">
                <text:p>20.516</text:p>
              </table:table-cell>
              <table:table-cell office:value-type="float" office:value="-63.5143011444342">
                <text:p>-63.5143011444342</text:p>
              </table:table-cell>
              <table:table-cell office:value-type="float" office:value="64.198">
                <text:p>64.198</text:p>
              </table:table-cell>
              <table:table-cell office:value-type="float" office:value="-71.4841242330395">
                <text:p>-71.4841242330395</text:p>
              </table:table-cell>
              <table:table-cell office:value-type="float" office:value="180.046">
                <text:p>180.046</text:p>
              </table:table-cell>
              <table:table-cell office:value-type="float" office:value="-88.982657137262">
                <text:p>-88.982657137262</text:p>
              </table:table-cell>
              <table:table-cell office:value-type="float" office:value="444.16">
                <text:p>444.16</text:p>
              </table:table-cell>
              <table:table-cell office:value-type="float" office:value="-122.823767820511">
                <text:p>-122.823767820511</text:p>
              </table:table-cell>
              <table:table-cell office:value-type="float" office:value="1404.61">
                <text:p>1404.61</text:p>
              </table:table-cell>
              <table:table-cell office:value-type="float" office:value="-125.341389116037">
                <text:p>-125.341389116037</text:p>
              </table:table-cell>
              <table:table-cell office:value-type="float" office:value="3833.7">
                <text:p>3833.7</text:p>
              </table:table-cell>
              <table:table-cell office:value-type="float" office:value="-158.233179003905">
                <text:p>-158.233179003905</text:p>
              </table:table-cell>
              <table:table-cell office:value-type="float" office:value="7986.6">
                <text:p>7986.6</text:p>
              </table:table-cell>
              <table:table-cell office:value-type="float" office:value="-159.040874862462">
                <text:p>-159.040874862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72">
                <text:p>10.472</text:p>
              </table:table-cell>
              <table:table-cell office:value-type="float" office:value="-8.00694235531642">
                <text:p>-8.00694235531642</text:p>
              </table:table-cell>
              <table:table-cell office:value-type="float" office:value="11.79">
                <text:p>11.79</text:p>
              </table:table-cell>
              <table:table-cell office:value-type="float" office:value="-32.6092033238041">
                <text:p>-32.6092033238041</text:p>
              </table:table-cell>
              <table:table-cell office:value-type="float" office:value="14.894">
                <text:p>14.894</text:p>
              </table:table-cell>
              <table:table-cell office:value-type="float" office:value="-56.9958079184735">
                <text:p>-56.9958079184735</text:p>
              </table:table-cell>
              <table:table-cell office:value-type="float" office:value="26.214">
                <text:p>26.214</text:p>
              </table:table-cell>
              <table:table-cell office:value-type="float" office:value="-59.1906292570417">
                <text:p>-59.1906292570417</text:p>
              </table:table-cell>
              <table:table-cell office:value-type="float" office:value="86.588">
                <text:p>86.588</text:p>
              </table:table-cell>
              <table:table-cell office:value-type="float" office:value="-71.7247225948457">
                <text:p>-71.7247225948457</text:p>
              </table:table-cell>
              <table:table-cell office:value-type="float" office:value="245.456">
                <text:p>245.456</text:p>
              </table:table-cell>
              <table:table-cell office:value-type="float" office:value="-88.9405107466638">
                <text:p>-88.9405107466638</text:p>
              </table:table-cell>
              <table:table-cell office:value-type="float" office:value="660.66">
                <text:p>660.66</text:p>
              </table:table-cell>
              <table:table-cell office:value-type="float" office:value="-122.96685499474">
                <text:p>-122.96685499474</text:p>
              </table:table-cell>
              <table:table-cell office:value-type="float" office:value="2142.21">
                <text:p>2142.21</text:p>
              </table:table-cell>
              <table:table-cell office:value-type="float" office:value="-156.222623307693">
                <text:p>-156.222623307693</text:p>
              </table:table-cell>
              <table:table-cell office:value-type="float" office:value="5750.7">
                <text:p>5750.7</text:p>
              </table:table-cell>
              <table:table-cell office:value-type="float" office:value="-158.345888436488">
                <text:p>-158.345888436488</text:p>
              </table:table-cell>
              <table:table-cell office:value-type="float" office:value="10962.6">
                <text:p>10962.6</text:p>
              </table:table-cell>
              <table:table-cell office:value-type="float" office:value="-164.824114938211">
                <text:p>-164.824114938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-8.79197901784354">
                <text:p>-8.79197901784354</text:p>
              </table:table-cell>
              <table:table-cell office:value-type="float" office:value="13.999">
                <text:p>13.999</text:p>
              </table:table-cell>
              <table:table-cell office:value-type="float" office:value="-27.9961795008018">
                <text:p>-27.9961795008018</text:p>
              </table:table-cell>
              <table:table-cell office:value-type="float" office:value="18.354">
                <text:p>18.354</text:p>
              </table:table-cell>
              <table:table-cell office:value-type="float" office:value="-51.0273365827201">
                <text:p>-51.0273365827201</text:p>
              </table:table-cell>
              <table:table-cell office:value-type="float" office:value="32.019">
                <text:p>32.019</text:p>
              </table:table-cell>
              <table:table-cell office:value-type="float" office:value="-58.0632476914113">
                <text:p>-58.0632476914113</text:p>
              </table:table-cell>
              <table:table-cell office:value-type="float" office:value="109.678">
                <text:p>109.678</text:p>
              </table:table-cell>
              <table:table-cell office:value-type="float" office:value="-87.0435920948869">
                <text:p>-87.0435920948869</text:p>
              </table:table-cell>
              <table:table-cell office:value-type="float" office:value="311.686">
                <text:p>311.686</text:p>
              </table:table-cell>
              <table:table-cell office:value-type="float" office:value="-106.141756362136">
                <text:p>-106.141756362136</text:p>
              </table:table-cell>
              <table:table-cell office:value-type="float" office:value="886.46">
                <text:p>886.46</text:p>
              </table:table-cell>
              <table:table-cell office:value-type="float" office:value="-123.047603666781">
                <text:p>-123.047603666781</text:p>
              </table:table-cell>
              <table:table-cell office:value-type="float" office:value="2977.91">
                <text:p>2977.91</text:p>
              </table:table-cell>
              <table:table-cell office:value-type="float" office:value="-156.204025253493">
                <text:p>-156.204025253493</text:p>
              </table:table-cell>
              <table:table-cell office:value-type="float" office:value="8929.7">
                <text:p>8929.7</text:p>
              </table:table-cell>
              <table:table-cell office:value-type="float" office:value="-159.240764410115">
                <text:p>-159.240764410115</text:p>
              </table:table-cell>
              <table:table-cell office:value-type="float" office:value="15344.6">
                <text:p>15344.6</text:p>
              </table:table-cell>
              <table:table-cell office:value-type="float" office:value="-166.24904577831">
                <text:p>-166.24904577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75">
                <text:p>14.075</text:p>
              </table:table-cell>
              <table:table-cell office:value-type="float" office:value="-8.31563664944063">
                <text:p>-8.31563664944063</text:p>
              </table:table-cell>
              <table:table-cell office:value-type="float" office:value="16.22">
                <text:p>16.22</text:p>
              </table:table-cell>
              <table:table-cell office:value-type="float" office:value="-31.0155807795149">
                <text:p>-31.0155807795149</text:p>
              </table:table-cell>
              <table:table-cell office:value-type="float" office:value="21.847">
                <text:p>21.847</text:p>
              </table:table-cell>
              <table:table-cell office:value-type="float" office:value="-61.4012712932727">
                <text:p>-61.4012712932727</text:p>
              </table:table-cell>
              <table:table-cell office:value-type="float" office:value="38.239">
                <text:p>38.239</text:p>
              </table:table-cell>
              <table:table-cell office:value-type="float" office:value="-58.6528107554768">
                <text:p>-58.6528107554768</text:p>
              </table:table-cell>
              <table:table-cell office:value-type="float" office:value="146.248">
                <text:p>146.248</text:p>
              </table:table-cell>
              <table:table-cell office:value-type="float" office:value="-87.2782448783934">
                <text:p>-87.2782448783934</text:p>
              </table:table-cell>
              <table:table-cell office:value-type="float" office:value="435.986">
                <text:p>435.986</text:p>
              </table:table-cell>
              <table:table-cell office:value-type="float" office:value="-105.999039445578">
                <text:p>-105.999039445578</text:p>
              </table:table-cell>
              <table:table-cell office:value-type="float" office:value="1142.66">
                <text:p>1142.66</text:p>
              </table:table-cell>
              <table:table-cell office:value-type="float" office:value="-123.18087925135">
                <text:p>-123.18087925135</text:p>
              </table:table-cell>
              <table:table-cell office:value-type="float" office:value="3836.91">
                <text:p>3836.91</text:p>
              </table:table-cell>
              <table:table-cell office:value-type="float" office:value="-145.935961252537">
                <text:p>-145.935961252537</text:p>
              </table:table-cell>
              <table:table-cell office:value-type="float" office:value="13995.7">
                <text:p>13995.7</text:p>
              </table:table-cell>
              <table:table-cell office:value-type="float" office:value="-159.198213425465">
                <text:p>-159.198213425465</text:p>
              </table:table-cell>
              <table:table-cell office:value-type="float" office:value="20207.6">
                <text:p>20207.6</text:p>
              </table:table-cell>
              <table:table-cell office:value-type="float" office:value="-166.732789830644">
                <text:p>-166.732789830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43">
                <text:p>15.943</text:p>
              </table:table-cell>
              <table:table-cell office:value-type="float" office:value="-8.38135114740908">
                <text:p>-8.38135114740908</text:p>
              </table:table-cell>
              <table:table-cell office:value-type="float" office:value="18.463">
                <text:p>18.463</text:p>
              </table:table-cell>
              <table:table-cell office:value-type="float" office:value="-39.7291568785397">
                <text:p>-39.7291568785397</text:p>
              </table:table-cell>
              <table:table-cell office:value-type="float" office:value="26.01">
                <text:p>26.01</text:p>
              </table:table-cell>
              <table:table-cell office:value-type="float" office:value="-53.6194745530979">
                <text:p>-53.6194745530979</text:p>
              </table:table-cell>
              <table:table-cell office:value-type="float" office:value="45.34">
                <text:p>45.34</text:p>
              </table:table-cell>
              <table:table-cell office:value-type="float" office:value="-58.3572457544538">
                <text:p>-58.3572457544538</text:p>
              </table:table-cell>
              <table:table-cell office:value-type="float" office:value="188.248">
                <text:p>188.248</text:p>
              </table:table-cell>
              <table:table-cell office:value-type="float" office:value="-87.9342568263075">
                <text:p>-87.9342568263075</text:p>
              </table:table-cell>
              <table:table-cell office:value-type="float" office:value="562.286">
                <text:p>562.286</text:p>
              </table:table-cell>
              <table:table-cell office:value-type="float" office:value="-107.597698922955">
                <text:p>-107.597698922955</text:p>
              </table:table-cell>
              <table:table-cell office:value-type="float" office:value="1400.26">
                <text:p>1400.26</text:p>
              </table:table-cell>
              <table:table-cell office:value-type="float" office:value="-131.210045746547">
                <text:p>-131.210045746547</text:p>
              </table:table-cell>
              <table:table-cell office:value-type="float" office:value="4704.41">
                <text:p>4704.41</text:p>
              </table:table-cell>
              <table:table-cell office:value-type="float" office:value="-153.432430577157">
                <text:p>-153.432430577157</text:p>
              </table:table-cell>
              <table:table-cell office:value-type="float" office:value="19206.7">
                <text:p>19206.7</text:p>
              </table:table-cell>
              <table:table-cell office:value-type="float" office:value="-163.182360194482">
                <text:p>-163.182360194482</text:p>
              </table:table-cell>
              <table:table-cell office:value-type="float" office:value="27443.6">
                <text:p>27443.6</text:p>
              </table:table-cell>
              <table:table-cell office:value-type="float" office:value="-165.324870693888">
                <text:p>-165.324870693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863">
                <text:p>17.863</text:p>
              </table:table-cell>
              <table:table-cell office:value-type="float" office:value="-10.69719216623">
                <text:p>-10.69719216623</text:p>
              </table:table-cell>
              <table:table-cell office:value-type="float" office:value="20.761">
                <text:p>20.761</text:p>
              </table:table-cell>
              <table:table-cell office:value-type="float" office:value="-37.5286548880706">
                <text:p>-37.5286548880706</text:p>
              </table:table-cell>
              <table:table-cell office:value-type="float" office:value="30.147">
                <text:p>30.147</text:p>
              </table:table-cell>
              <table:table-cell office:value-type="float" office:value="-50.1504435627276">
                <text:p>-50.1504435627276</text:p>
              </table:table-cell>
              <table:table-cell office:value-type="float" office:value="52.676">
                <text:p>52.676</text:p>
              </table:table-cell>
              <table:table-cell office:value-type="float" office:value="-58.4374166781772">
                <text:p>-58.4374166781772</text:p>
              </table:table-cell>
              <table:table-cell office:value-type="float" office:value="236.118">
                <text:p>236.118</text:p>
              </table:table-cell>
              <table:table-cell office:value-type="float" office:value="-86.5096118805049">
                <text:p>-86.5096118805049</text:p>
              </table:table-cell>
              <table:table-cell office:value-type="float" office:value="702.686">
                <text:p>702.686</text:p>
              </table:table-cell>
              <table:table-cell office:value-type="float" office:value="-107.6231083245">
                <text:p>-107.6231083245</text:p>
              </table:table-cell>
              <table:table-cell office:value-type="float" office:value="1745.26">
                <text:p>1745.26</text:p>
              </table:table-cell>
              <table:table-cell office:value-type="float" office:value="-127.981326734823">
                <text:p>-127.981326734823</text:p>
              </table:table-cell>
              <table:table-cell office:value-type="float" office:value="5718.41">
                <text:p>5718.41</text:p>
              </table:table-cell>
              <table:table-cell office:value-type="float" office:value="-153.242516403326">
                <text:p>-153.242516403326</text:p>
              </table:table-cell>
              <table:table-cell office:value-type="float" office:value="25039.7">
                <text:p>25039.7</text:p>
              </table:table-cell>
              <table:table-cell office:value-type="float" office:value="-181.541373770807">
                <text:p>-181.541373770807</text:p>
              </table:table-cell>
              <table:table-cell office:value-type="float" office:value="37099.6">
                <text:p>37099.6</text:p>
              </table:table-cell>
              <table:table-cell office:value-type="float" office:value="-162.336564189318">
                <text:p>-162.336564189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81">
                <text:p>19.781</text:p>
              </table:table-cell>
              <table:table-cell office:value-type="float" office:value="-12.1076345815643">
                <text:p>-12.1076345815643</text:p>
              </table:table-cell>
              <table:table-cell office:value-type="float" office:value="23.455">
                <text:p>23.455</text:p>
              </table:table-cell>
              <table:table-cell office:value-type="float" office:value="-37.0272843845221">
                <text:p>-37.0272843845221</text:p>
              </table:table-cell>
              <table:table-cell office:value-type="float" office:value="35.041">
                <text:p>35.041</text:p>
              </table:table-cell>
              <table:table-cell office:value-type="float" office:value="-49.5710346363967">
                <text:p>-49.5710346363967</text:p>
              </table:table-cell>
              <table:table-cell office:value-type="float" office:value="61.686">
                <text:p>61.686</text:p>
              </table:table-cell>
              <table:table-cell office:value-type="float" office:value="-58.8641632883091">
                <text:p>-58.8641632883091</text:p>
              </table:table-cell>
              <table:table-cell office:value-type="float" office:value="285.258">
                <text:p>285.258</text:p>
              </table:table-cell>
              <table:table-cell office:value-type="float" office:value="-86.1224507264989">
                <text:p>-86.1224507264989</text:p>
              </table:table-cell>
              <table:table-cell office:value-type="float" office:value="862.386">
                <text:p>862.386</text:p>
              </table:table-cell>
              <table:table-cell office:value-type="float" office:value="-108.208961501829">
                <text:p>-108.208961501829</text:p>
              </table:table-cell>
              <table:table-cell office:value-type="float" office:value="2116.16">
                <text:p>2116.16</text:p>
              </table:table-cell>
              <table:table-cell office:value-type="float" office:value="-143.125513462539">
                <text:p>-143.125513462539</text:p>
              </table:table-cell>
              <table:table-cell office:value-type="float" office:value="7038.41">
                <text:p>7038.41</text:p>
              </table:table-cell>
              <table:table-cell office:value-type="float" office:value="-156.490533530474">
                <text:p>-156.490533530474</text:p>
              </table:table-cell>
              <table:table-cell office:value-type="float" office:value="31414.7">
                <text:p>31414.7</text:p>
              </table:table-cell>
              <table:table-cell office:value-type="float" office:value="-183.484040289781">
                <text:p>-183.484040289781</text:p>
              </table:table-cell>
              <table:table-cell office:value-type="float" office:value="48979.6">
                <text:p>48979.6</text:p>
              </table:table-cell>
              <table:table-cell office:value-type="float" office:value="-159.387948523556">
                <text:p>-159.387948523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72">
                <text:p>21.772</text:p>
              </table:table-cell>
              <table:table-cell office:value-type="float" office:value="-13.3280212473973">
                <text:p>-13.3280212473973</text:p>
              </table:table-cell>
              <table:table-cell office:value-type="float" office:value="26.194">
                <text:p>26.194</text:p>
              </table:table-cell>
              <table:table-cell office:value-type="float" office:value="-35.1041524519399">
                <text:p>-35.1041524519399</text:p>
              </table:table-cell>
              <table:table-cell office:value-type="float" office:value="40.35">
                <text:p>40.35</text:p>
              </table:table-cell>
              <table:table-cell office:value-type="float" office:value="-49.8257392258892">
                <text:p>-49.8257392258892</text:p>
              </table:table-cell>
              <table:table-cell office:value-type="float" office:value="71.629">
                <text:p>71.629</text:p>
              </table:table-cell>
              <table:table-cell office:value-type="float" office:value="-59.2126058636753">
                <text:p>-59.2126058636753</text:p>
              </table:table-cell>
              <table:table-cell office:value-type="float" office:value="341.568">
                <text:p>341.568</text:p>
              </table:table-cell>
              <table:table-cell office:value-type="float" office:value="-84.3292769291355">
                <text:p>-84.3292769291355</text:p>
              </table:table-cell>
              <table:table-cell office:value-type="float" office:value="1080.586">
                <text:p>1080.586</text:p>
              </table:table-cell>
              <table:table-cell office:value-type="float" office:value="-107.497298549987">
                <text:p>-107.497298549987</text:p>
              </table:table-cell>
              <table:table-cell office:value-type="float" office:value="2625.26">
                <text:p>2625.26</text:p>
              </table:table-cell>
              <table:table-cell office:value-type="float" office:value="-145.435069932934">
                <text:p>-145.435069932934</text:p>
              </table:table-cell>
              <table:table-cell office:value-type="float" office:value="9200.41">
                <text:p>9200.41</text:p>
              </table:table-cell>
              <table:table-cell office:value-type="float" office:value="-154.207593074789">
                <text:p>-154.207593074789</text:p>
              </table:table-cell>
              <table:table-cell office:value-type="float" office:value="39029.7">
                <text:p>39029.7</text:p>
              </table:table-cell>
              <table:table-cell office:value-type="float" office:value="-201.02945200697">
                <text:p>-201.02945200697</text:p>
              </table:table-cell>
              <table:table-cell office:value-type="float" office:value="65529.6">
                <text:p>65529.6</text:p>
              </table:table-cell>
              <table:table-cell office:value-type="float" office:value="-160.305051407532">
                <text:p>-160.305051407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05">
                <text:p>23.805</text:p>
              </table:table-cell>
              <table:table-cell office:value-type="float" office:value="-14.0988488803222">
                <text:p>-14.0988488803222</text:p>
              </table:table-cell>
              <table:table-cell office:value-type="float" office:value="29.147">
                <text:p>29.147</text:p>
              </table:table-cell>
              <table:table-cell office:value-type="float" office:value="-35.6597302291141">
                <text:p>-35.6597302291141</text:p>
              </table:table-cell>
              <table:table-cell office:value-type="float" office:value="46.271">
                <text:p>46.271</text:p>
              </table:table-cell>
              <table:table-cell office:value-type="float" office:value="-50.1054782056476">
                <text:p>-50.1054782056476</text:p>
              </table:table-cell>
              <table:table-cell office:value-type="float" office:value="82.809">
                <text:p>82.809</text:p>
              </table:table-cell>
              <table:table-cell office:value-type="float" office:value="-59.4579683232011">
                <text:p>-59.4579683232011</text:p>
              </table:table-cell>
              <table:table-cell office:value-type="float" office:value="413.568">
                <text:p>413.568</text:p>
              </table:table-cell>
              <table:table-cell office:value-type="float" office:value="-87.2556016674224">
                <text:p>-87.2556016674224</text:p>
              </table:table-cell>
              <table:table-cell office:value-type="float" office:value="1347.886">
                <text:p>1347.886</text:p>
              </table:table-cell>
              <table:table-cell office:value-type="float" office:value="-103.113790651239">
                <text:p>-103.113790651239</text:p>
              </table:table-cell>
              <table:table-cell office:value-type="float" office:value="3554.96">
                <text:p>3554.96</text:p>
              </table:table-cell>
              <table:table-cell office:value-type="float" office:value="-143.370885944381">
                <text:p>-143.370885944381</text:p>
              </table:table-cell>
              <table:table-cell office:value-type="float" office:value="11647.41">
                <text:p>11647.41</text:p>
              </table:table-cell>
              <table:table-cell office:value-type="float" office:value="-154.923856100821">
                <text:p>-154.923856100821</text:p>
              </table:table-cell>
              <table:table-cell office:value-type="float" office:value="50709.7">
                <text:p>50709.7</text:p>
              </table:table-cell>
              <table:table-cell office:value-type="float" office:value="-181.752826028807">
                <text:p>-181.75282602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36">
                <text:p>25.936</text:p>
              </table:table-cell>
              <table:table-cell office:value-type="float" office:value="-15.9520953377206">
                <text:p>-15.9520953377206</text:p>
              </table:table-cell>
              <table:table-cell office:value-type="float" office:value="32.298">
                <text:p>32.298</text:p>
              </table:table-cell>
              <table:table-cell office:value-type="float" office:value="-33.4605276547478">
                <text:p>-33.4605276547478</text:p>
              </table:table-cell>
              <table:table-cell office:value-type="float" office:value="53.231">
                <text:p>53.231</text:p>
              </table:table-cell>
              <table:table-cell office:value-type="float" office:value="-49.55575485307">
                <text:p>-49.55575485307</text:p>
              </table:table-cell>
              <table:table-cell office:value-type="float" office:value="95.129">
                <text:p>95.129</text:p>
              </table:table-cell>
              <table:table-cell office:value-type="float" office:value="-59.3089296567893">
                <text:p>-59.3089296567893</text:p>
              </table:table-cell>
              <table:table-cell office:value-type="float" office:value="505.718">
                <text:p>505.718</text:p>
              </table:table-cell>
              <table:table-cell office:value-type="float" office:value="-87.2770590795854">
                <text:p>-87.2770590795854</text:p>
              </table:table-cell>
              <table:table-cell office:value-type="float" office:value="1637.086">
                <text:p>1637.086</text:p>
              </table:table-cell>
              <table:table-cell office:value-type="float" office:value="-107.729929361211">
                <text:p>-107.729929361211</text:p>
              </table:table-cell>
              <table:table-cell office:value-type="float" office:value="4632.96">
                <text:p>4632.96</text:p>
              </table:table-cell>
              <table:table-cell office:value-type="float" office:value="-146.142651720409">
                <text:p>-146.142651720409</text:p>
              </table:table-cell>
              <table:table-cell office:value-type="float" office:value="15970.41">
                <text:p>15970.41</text:p>
              </table:table-cell>
              <table:table-cell office:value-type="float" office:value="-156.974149265022">
                <text:p>-156.97414926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144">
                <text:p>28.144</text:p>
              </table:table-cell>
              <table:table-cell office:value-type="float" office:value="-17.2619330594406">
                <text:p>-17.2619330594406</text:p>
              </table:table-cell>
              <table:table-cell office:value-type="float" office:value="35.684">
                <text:p>35.684</text:p>
              </table:table-cell>
              <table:table-cell office:value-type="float" office:value="-31.6637424548292">
                <text:p>-31.6637424548292</text:p>
              </table:table-cell>
              <table:table-cell office:value-type="float" office:value="60.556">
                <text:p>60.556</text:p>
              </table:table-cell>
              <table:table-cell office:value-type="float" office:value="-49.6211128310307">
                <text:p>-49.6211128310307</text:p>
              </table:table-cell>
              <table:table-cell office:value-type="float" office:value="111.499">
                <text:p>111.499</text:p>
              </table:table-cell>
              <table:table-cell office:value-type="float" office:value="-63.4158514351551">
                <text:p>-63.4158514351551</text:p>
              </table:table-cell>
              <table:table-cell office:value-type="float" office:value="605.528">
                <text:p>605.528</text:p>
              </table:table-cell>
              <table:table-cell office:value-type="float" office:value="-87.3232106208759">
                <text:p>-87.3232106208759</text:p>
              </table:table-cell>
              <table:table-cell office:value-type="float" office:value="1938.586">
                <text:p>1938.586</text:p>
              </table:table-cell>
              <table:table-cell office:value-type="float" office:value="-116.068861855072">
                <text:p>-116.068861855072</text:p>
              </table:table-cell>
              <table:table-cell office:value-type="float" office:value="5795.96">
                <text:p>5795.96</text:p>
              </table:table-cell>
              <table:table-cell office:value-type="float" office:value="-146.374743785375">
                <text:p>-146.374743785375</text:p>
              </table:table-cell>
              <table:table-cell office:value-type="float" office:value="20460.41">
                <text:p>20460.41</text:p>
              </table:table-cell>
              <table:table-cell office:value-type="float" office:value="-171.10683772508">
                <text:p>-171.1068377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97">
                <text:p>30.597</text:p>
              </table:table-cell>
              <table:table-cell office:value-type="float" office:value="-21.5748163924958">
                <text:p>-21.5748163924958</text:p>
              </table:table-cell>
              <table:table-cell office:value-type="float" office:value="39.634">
                <text:p>39.634</text:p>
              </table:table-cell>
              <table:table-cell office:value-type="float" office:value="-35.5629257836432">
                <text:p>-35.5629257836432</text:p>
              </table:table-cell>
              <table:table-cell office:value-type="float" office:value="70.147">
                <text:p>70.147</text:p>
              </table:table-cell>
              <table:table-cell office:value-type="float" office:value="-54.2174108916349">
                <text:p>-54.2174108916349</text:p>
              </table:table-cell>
              <table:table-cell office:value-type="float" office:value="131.729">
                <text:p>131.729</text:p>
              </table:table-cell>
              <table:table-cell office:value-type="float" office:value="-63.0021700184522">
                <text:p>-63.0021700184522</text:p>
              </table:table-cell>
              <table:table-cell office:value-type="float" office:value="731.228">
                <text:p>731.228</text:p>
              </table:table-cell>
              <table:table-cell office:value-type="float" office:value="-100.515563739178">
                <text:p>-100.515563739178</text:p>
              </table:table-cell>
              <table:table-cell office:value-type="float" office:value="2293.486">
                <text:p>2293.486</text:p>
              </table:table-cell>
              <table:table-cell office:value-type="float" office:value="-133.510339067032">
                <text:p>-133.510339067032</text:p>
              </table:table-cell>
              <table:table-cell office:value-type="float" office:value="7418.96">
                <text:p>7418.96</text:p>
              </table:table-cell>
              <table:table-cell office:value-type="float" office:value="-154.378120067955">
                <text:p>-154.378120067955</text:p>
              </table:table-cell>
              <table:table-cell office:value-type="float" office:value="26491.41">
                <text:p>26491.41</text:p>
              </table:table-cell>
              <table:table-cell office:value-type="float" office:value="-187.776376948049">
                <text:p>-187.77637694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26">
                <text:p>33.326</text:p>
              </table:table-cell>
              <table:table-cell office:value-type="float" office:value="-23.7220204193198">
                <text:p>-23.7220204193198</text:p>
              </table:table-cell>
              <table:table-cell office:value-type="float" office:value="43.879">
                <text:p>43.879</text:p>
              </table:table-cell>
              <table:table-cell office:value-type="float" office:value="-38.2193993064989">
                <text:p>-38.2193993064989</text:p>
              </table:table-cell>
              <table:table-cell office:value-type="float" office:value="81.037">
                <text:p>81.037</text:p>
              </table:table-cell>
              <table:table-cell office:value-type="float" office:value="-54.8699334366717">
                <text:p>-54.8699334366717</text:p>
              </table:table-cell>
              <table:table-cell office:value-type="float" office:value="153.559">
                <text:p>153.559</text:p>
              </table:table-cell>
              <table:table-cell office:value-type="float" office:value="-63.9749800437852">
                <text:p>-63.9749800437852</text:p>
              </table:table-cell>
              <table:table-cell office:value-type="float" office:value="893.228">
                <text:p>893.228</text:p>
              </table:table-cell>
              <table:table-cell office:value-type="float" office:value="-100.472633882282">
                <text:p>-100.472633882282</text:p>
              </table:table-cell>
              <table:table-cell office:value-type="float" office:value="2838.986">
                <text:p>2838.986</text:p>
              </table:table-cell>
              <table:table-cell office:value-type="float" office:value="-133.524822840481">
                <text:p>-133.524822840481</text:p>
              </table:table-cell>
              <table:table-cell office:value-type="float" office:value="9414.96">
                <text:p>9414.96</text:p>
              </table:table-cell>
              <table:table-cell office:value-type="float" office:value="-162.224780209025">
                <text:p>-162.224780209025</text:p>
              </table:table-cell>
              <table:table-cell office:value-type="float" office:value="35018.41">
                <text:p>35018.41</text:p>
              </table:table-cell>
              <table:table-cell office:value-type="float" office:value="-187.903070051175">
                <text:p>-187.90307005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262">
                <text:p>36.262</text:p>
              </table:table-cell>
              <table:table-cell office:value-type="float" office:value="-26.5042672008355">
                <text:p>-26.5042672008355</text:p>
              </table:table-cell>
              <table:table-cell office:value-type="float" office:value="48.464">
                <text:p>48.464</text:p>
              </table:table-cell>
              <table:table-cell office:value-type="float" office:value="-39.5532005471394">
                <text:p>-39.5532005471394</text:p>
              </table:table-cell>
              <table:table-cell office:value-type="float" office:value="96.267">
                <text:p>96.267</text:p>
              </table:table-cell>
              <table:table-cell office:value-type="float" office:value="-56.7094426273814">
                <text:p>-56.7094426273814</text:p>
              </table:table-cell>
              <table:table-cell office:value-type="float" office:value="181.899">
                <text:p>181.899</text:p>
              </table:table-cell>
              <table:table-cell office:value-type="float" office:value="-64.0613481831715">
                <text:p>-64.0613481831715</text:p>
              </table:table-cell>
              <table:table-cell office:value-type="float" office:value="1117.028">
                <text:p>1117.028</text:p>
              </table:table-cell>
              <table:table-cell office:value-type="float" office:value="-100.505436118684">
                <text:p>-100.505436118684</text:p>
              </table:table-cell>
              <table:table-cell office:value-type="float" office:value="3578.486">
                <text:p>3578.486</text:p>
              </table:table-cell>
              <table:table-cell office:value-type="float" office:value="-133.528777039708">
                <text:p>-133.528777039708</text:p>
              </table:table-cell>
              <table:table-cell office:value-type="float" office:value="12219.96">
                <text:p>12219.96</text:p>
              </table:table-cell>
              <table:table-cell office:value-type="float" office:value="-162.219422512498">
                <text:p>-162.21942251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09">
                <text:p>40.09</text:p>
              </table:table-cell>
              <table:table-cell office:value-type="float" office:value="-23.6209940754699">
                <text:p>-23.6209940754699</text:p>
              </table:table-cell>
              <table:table-cell office:value-type="float" office:value="53.462">
                <text:p>53.462</text:p>
              </table:table-cell>
              <table:table-cell office:value-type="float" office:value="-39.1768480570171">
                <text:p>-39.1768480570171</text:p>
              </table:table-cell>
              <table:table-cell office:value-type="float" office:value="113.467">
                <text:p>113.467</text:p>
              </table:table-cell>
              <table:table-cell office:value-type="float" office:value="-56.8919207570832">
                <text:p>-56.8919207570832</text:p>
              </table:table-cell>
              <table:table-cell office:value-type="float" office:value="210.859">
                <text:p>210.859</text:p>
              </table:table-cell>
              <table:table-cell office:value-type="float" office:value="-86.5998396046129">
                <text:p>-86.5998396046129</text:p>
              </table:table-cell>
              <table:table-cell office:value-type="float" office:value="1450.528">
                <text:p>1450.528</text:p>
              </table:table-cell>
              <table:table-cell office:value-type="float" office:value="-100.50688749896">
                <text:p>-100.50688749896</text:p>
              </table:table-cell>
              <table:table-cell office:value-type="float" office:value="4456.186">
                <text:p>4456.186</text:p>
              </table:table-cell>
              <table:table-cell office:value-type="float" office:value="-137.823523611559">
                <text:p>-137.823523611559</text:p>
              </table:table-cell>
              <table:table-cell office:value-type="float" office:value="15921.96">
                <text:p>15921.96</text:p>
              </table:table-cell>
              <table:table-cell office:value-type="float" office:value="-164.270637747051">
                <text:p>-164.27063774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258">
                <text:p>44.258</text:p>
              </table:table-cell>
              <table:table-cell office:value-type="float" office:value="-23.0724003636884">
                <text:p>-23.0724003636884</text:p>
              </table:table-cell>
              <table:table-cell office:value-type="float" office:value="59.467">
                <text:p>59.467</text:p>
              </table:table-cell>
              <table:table-cell office:value-type="float" office:value="-42.5345716512264">
                <text:p>-42.5345716512264</text:p>
              </table:table-cell>
              <table:table-cell office:value-type="float" office:value="134.487">
                <text:p>134.487</text:p>
              </table:table-cell>
              <table:table-cell office:value-type="float" office:value="-57.8468905273642">
                <text:p>-57.8468905273642</text:p>
              </table:table-cell>
              <table:table-cell office:value-type="float" office:value="250.879">
                <text:p>250.879</text:p>
              </table:table-cell>
              <table:table-cell office:value-type="float" office:value="-85.8923537985637">
                <text:p>-85.8923537985637</text:p>
              </table:table-cell>
              <table:table-cell office:value-type="float" office:value="1803.928">
                <text:p>1803.928</text:p>
              </table:table-cell>
              <table:table-cell office:value-type="float" office:value="-102.488628202952">
                <text:p>-102.488628202952</text:p>
              </table:table-cell>
              <table:table-cell office:value-type="float" office:value="5417.586">
                <text:p>5417.586</text:p>
              </table:table-cell>
              <table:table-cell office:value-type="float" office:value="-145.440402821959">
                <text:p>-145.440402821959</text:p>
              </table:table-cell>
              <table:table-cell office:value-type="float" office:value="20672.96">
                <text:p>20672.96</text:p>
              </table:table-cell>
              <table:table-cell office:value-type="float" office:value="-167.844707053134">
                <text:p>-167.84470705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943">
                <text:p>48.943</text:p>
              </table:table-cell>
              <table:table-cell office:value-type="float" office:value="-24.1960445386036">
                <text:p>-24.1960445386036</text:p>
              </table:table-cell>
              <table:table-cell office:value-type="float" office:value="66.58">
                <text:p>66.58</text:p>
              </table:table-cell>
              <table:table-cell office:value-type="float" office:value="-47.1779695978287">
                <text:p>-47.1779695978287</text:p>
              </table:table-cell>
              <table:table-cell office:value-type="float" office:value="161.857">
                <text:p>161.857</text:p>
              </table:table-cell>
              <table:table-cell office:value-type="float" office:value="-58.8044309653788">
                <text:p>-58.8044309653788</text:p>
              </table:table-cell>
              <table:table-cell office:value-type="float" office:value="298.299">
                <text:p>298.299</text:p>
              </table:table-cell>
              <table:table-cell office:value-type="float" office:value="-85.9129610272616">
                <text:p>-85.9129610272616</text:p>
              </table:table-cell>
              <table:table-cell office:value-type="float" office:value="2216.128">
                <text:p>2216.128</text:p>
              </table:table-cell>
              <table:table-cell office:value-type="float" office:value="-104.599188306273">
                <text:p>-104.599188306273</text:p>
              </table:table-cell>
              <table:table-cell office:value-type="float" office:value="6622.586">
                <text:p>6622.586</text:p>
              </table:table-cell>
              <table:table-cell office:value-type="float" office:value="-143.743329563529">
                <text:p>-143.74332956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346">
                <text:p>54.346</text:p>
              </table:table-cell>
              <table:table-cell office:value-type="float" office:value="-24.0131908372908">
                <text:p>-24.0131908372908</text:p>
              </table:table-cell>
              <table:table-cell office:value-type="float" office:value="75.077">
                <text:p>75.077</text:p>
              </table:table-cell>
              <table:table-cell office:value-type="float" office:value="-47.7272612041554">
                <text:p>-47.7272612041554</text:p>
              </table:table-cell>
              <table:table-cell office:value-type="float" office:value="195.207">
                <text:p>195.207</text:p>
              </table:table-cell>
              <table:table-cell office:value-type="float" office:value="-61.0993819560706">
                <text:p>-61.0993819560706</text:p>
              </table:table-cell>
              <table:table-cell office:value-type="float" office:value="355.899">
                <text:p>355.899</text:p>
              </table:table-cell>
              <table:table-cell office:value-type="float" office:value="-86.1820065070573">
                <text:p>-86.1820065070573</text:p>
              </table:table-cell>
              <table:table-cell office:value-type="float" office:value="2692.428">
                <text:p>2692.428</text:p>
              </table:table-cell>
              <table:table-cell office:value-type="float" office:value="-105.232426779226">
                <text:p>-105.232426779226</text:p>
              </table:table-cell>
              <table:table-cell office:value-type="float" office:value="8227.586">
                <text:p>8227.586</text:p>
              </table:table-cell>
              <table:table-cell office:value-type="float" office:value="-143.736105358993">
                <text:p>-143.736105358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54">
                <text:p>61.154</text:p>
              </table:table-cell>
              <table:table-cell office:value-type="float" office:value="-23.5636722188089">
                <text:p>-23.5636722188089</text:p>
              </table:table-cell>
              <table:table-cell office:value-type="float" office:value="85.047">
                <text:p>85.047</text:p>
              </table:table-cell>
              <table:table-cell office:value-type="float" office:value="-48.273414756861">
                <text:p>-48.273414756861</text:p>
              </table:table-cell>
              <table:table-cell office:value-type="float" office:value="236.837">
                <text:p>236.837</text:p>
              </table:table-cell>
              <table:table-cell office:value-type="float" office:value="-62.3720164111347">
                <text:p>-62.3720164111347</text:p>
              </table:table-cell>
              <table:table-cell office:value-type="float" office:value="429.579">
                <text:p>429.579</text:p>
              </table:table-cell>
              <table:table-cell office:value-type="float" office:value="-87.7917847210261">
                <text:p>-87.7917847210261</text:p>
              </table:table-cell>
              <table:table-cell office:value-type="float" office:value="3270.028">
                <text:p>3270.028</text:p>
              </table:table-cell>
              <table:table-cell office:value-type="float" office:value="-105.232600548893">
                <text:p>-105.232600548893</text:p>
              </table:table-cell>
              <table:table-cell office:value-type="float" office:value="10780.586">
                <text:p>10780.586</text:p>
              </table:table-cell>
              <table:table-cell office:value-type="float" office:value="-143.810361892201">
                <text:p>-143.81036189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.603">
                <text:p>69.603</text:p>
              </table:table-cell>
              <table:table-cell office:value-type="float" office:value="-24.5858738069337">
                <text:p>-24.5858738069337</text:p>
              </table:table-cell>
              <table:table-cell office:value-type="float" office:value="97.357">
                <text:p>97.357</text:p>
              </table:table-cell>
              <table:table-cell office:value-type="float" office:value="-50.7279193440871">
                <text:p>-50.7279193440871</text:p>
              </table:table-cell>
              <table:table-cell office:value-type="float" office:value="294.997">
                <text:p>294.997</text:p>
              </table:table-cell>
              <table:table-cell office:value-type="float" office:value="-62.9439219660548">
                <text:p>-62.9439219660548</text:p>
              </table:table-cell>
              <table:table-cell office:value-type="float" office:value="516.979">
                <text:p>516.979</text:p>
              </table:table-cell>
              <table:table-cell office:value-type="float" office:value="-89.93491439048">
                <text:p>-89.93491439048</text:p>
              </table:table-cell>
              <table:table-cell office:value-type="float" office:value="4156.828">
                <text:p>4156.828</text:p>
              </table:table-cell>
              <table:table-cell office:value-type="float" office:value="-113.453127387189">
                <text:p>-113.453127387189</text:p>
              </table:table-cell>
              <table:table-cell office:value-type="float" office:value="14144.586">
                <text:p>14144.586</text:p>
              </table:table-cell>
              <table:table-cell office:value-type="float" office:value="-164.548237933597">
                <text:p>-164.54823793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.813">
                <text:p>80.813</text:p>
              </table:table-cell>
              <table:table-cell office:value-type="float" office:value="-26.0284381191418">
                <text:p>-26.0284381191418</text:p>
              </table:table-cell>
              <table:table-cell office:value-type="float" office:value="112.587">
                <text:p>112.587</text:p>
              </table:table-cell>
              <table:table-cell office:value-type="float" office:value="-55.4970209444167">
                <text:p>-55.4970209444167</text:p>
              </table:table-cell>
              <table:table-cell office:value-type="float" office:value="367.207">
                <text:p>367.207</text:p>
              </table:table-cell>
              <table:table-cell office:value-type="float" office:value="-62.9929787010523">
                <text:p>-62.9929787010523</text:p>
              </table:table-cell>
              <table:table-cell office:value-type="float" office:value="628.379">
                <text:p>628.379</text:p>
              </table:table-cell>
              <table:table-cell office:value-type="float" office:value="-89.5312988950611">
                <text:p>-89.5312988950611</text:p>
              </table:table-cell>
              <table:table-cell office:value-type="float" office:value="5285.828">
                <text:p>5285.828</text:p>
              </table:table-cell>
              <table:table-cell office:value-type="float" office:value="-113.811218811575">
                <text:p>-113.811218811575</text:p>
              </table:table-cell>
              <table:table-cell office:value-type="float" office:value="19174.586">
                <text:p>19174.586</text:p>
              </table:table-cell>
              <table:table-cell office:value-type="float" office:value="-160.996873075692">
                <text:p>-160.996873075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433">
                <text:p>95.433</text:p>
              </table:table-cell>
              <table:table-cell office:value-type="float" office:value="-28.4226009468969">
                <text:p>-28.4226009468969</text:p>
              </table:table-cell>
              <table:table-cell office:value-type="float" office:value="130.837">
                <text:p>130.837</text:p>
              </table:table-cell>
              <table:table-cell office:value-type="float" office:value="-70.8327239845323">
                <text:p>-70.8327239845323</text:p>
              </table:table-cell>
              <table:table-cell office:value-type="float" office:value="450.647">
                <text:p>450.647</text:p>
              </table:table-cell>
              <table:table-cell office:value-type="float" office:value="-63.3485041988266">
                <text:p>-63.3485041988266</text:p>
              </table:table-cell>
              <table:table-cell office:value-type="float" office:value="778.079">
                <text:p>778.079</text:p>
              </table:table-cell>
              <table:table-cell office:value-type="float" office:value="-89.0938888680273">
                <text:p>-89.0938888680273</text:p>
              </table:table-cell>
              <table:table-cell office:value-type="float" office:value="6732.828">
                <text:p>6732.828</text:p>
              </table:table-cell>
              <table:table-cell office:value-type="float" office:value="-113.791717085231">
                <text:p>-113.791717085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.183">
                <text:p>113.183</text:p>
              </table:table-cell>
              <table:table-cell office:value-type="float" office:value="-29.9569655536325">
                <text:p>-29.9569655536325</text:p>
              </table:table-cell>
              <table:table-cell office:value-type="float" office:value="153.017">
                <text:p>153.017</text:p>
              </table:table-cell>
              <table:table-cell office:value-type="float" office:value="-68.3144083139797">
                <text:p>-68.3144083139797</text:p>
              </table:table-cell>
              <table:table-cell office:value-type="float" office:value="569.747">
                <text:p>569.747</text:p>
              </table:table-cell>
              <table:table-cell office:value-type="float" office:value="-69.7888675344789">
                <text:p>-69.7888675344789</text:p>
              </table:table-cell>
              <table:table-cell office:value-type="float" office:value="961.079">
                <text:p>961.079</text:p>
              </table:table-cell>
              <table:table-cell office:value-type="float" office:value="-104.659554532863">
                <text:p>-104.659554532863</text:p>
              </table:table-cell>
              <table:table-cell office:value-type="float" office:value="8508.828">
                <text:p>8508.828</text:p>
              </table:table-cell>
              <table:table-cell office:value-type="float" office:value="-129.940034249736">
                <text:p>-129.94003424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663">
                <text:p>136.663</text:p>
              </table:table-cell>
              <table:table-cell office:value-type="float" office:value="-31.2368806870251">
                <text:p>-31.2368806870251</text:p>
              </table:table-cell>
              <table:table-cell office:value-type="float" office:value="182.017">
                <text:p>182.017</text:p>
              </table:table-cell>
              <table:table-cell office:value-type="float" office:value="-73.1127489210837">
                <text:p>-73.1127489210837</text:p>
              </table:table-cell>
              <table:table-cell office:value-type="float" office:value="734.547">
                <text:p>734.547</text:p>
              </table:table-cell>
              <table:table-cell office:value-type="float" office:value="-75.7321905911345">
                <text:p>-75.7321905911345</text:p>
              </table:table-cell>
              <table:table-cell office:value-type="float" office:value="1181.779">
                <text:p>1181.779</text:p>
              </table:table-cell>
              <table:table-cell office:value-type="float" office:value="-106.96414463149">
                <text:p>-106.96414463149</text:p>
              </table:table-cell>
              <table:table-cell office:value-type="float" office:value="11360.828">
                <text:p>11360.828</text:p>
              </table:table-cell>
              <table:table-cell office:value-type="float" office:value="-129.93720091919">
                <text:p>-129.9372009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.093">
                <text:p>165.093</text:p>
              </table:table-cell>
              <table:table-cell office:value-type="float" office:value="-31.989866736711">
                <text:p>-31.989866736711</text:p>
              </table:table-cell>
              <table:table-cell office:value-type="float" office:value="217.647">
                <text:p>217.647</text:p>
              </table:table-cell>
              <table:table-cell office:value-type="float" office:value="-67.3148856647135">
                <text:p>-67.3148856647135</text:p>
              </table:table-cell>
              <table:table-cell office:value-type="float" office:value="964.747">
                <text:p>964.747</text:p>
              </table:table-cell>
              <table:table-cell office:value-type="float" office:value="-76.7967537248527">
                <text:p>-76.7967537248527</text:p>
              </table:table-cell>
              <table:table-cell office:value-type="float" office:value="1444.479">
                <text:p>1444.479</text:p>
              </table:table-cell>
              <table:table-cell office:value-type="float" office:value="-120.953107001859">
                <text:p>-120.953107001859</text:p>
              </table:table-cell>
              <table:table-cell office:value-type="float" office:value="15295.828">
                <text:p>15295.828</text:p>
              </table:table-cell>
              <table:table-cell office:value-type="float" office:value="-131.416815620264">
                <text:p>-131.41681562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.413">
                <text:p>205.413</text:p>
              </table:table-cell>
              <table:table-cell office:value-type="float" office:value="-32.7644349603969">
                <text:p>-32.7644349603969</text:p>
              </table:table-cell>
              <table:table-cell office:value-type="float" office:value="265.097">
                <text:p>265.097</text:p>
              </table:table-cell>
              <table:table-cell office:value-type="float" office:value="-74.2501220999168">
                <text:p>-74.2501220999168</text:p>
              </table:table-cell>
              <table:table-cell office:value-type="float" office:value="1244.147">
                <text:p>1244.147</text:p>
              </table:table-cell>
              <table:table-cell office:value-type="float" office:value="-76.8572017451802">
                <text:p>-76.8572017451802</text:p>
              </table:table-cell>
              <table:table-cell office:value-type="float" office:value="1793.379">
                <text:p>1793.379</text:p>
              </table:table-cell>
              <table:table-cell office:value-type="float" office:value="-121.092823074029">
                <text:p>-121.092823074029</text:p>
              </table:table-cell>
              <table:table-cell office:value-type="float" office:value="20344.828">
                <text:p>20344.828</text:p>
              </table:table-cell>
              <table:table-cell office:value-type="float" office:value="-133.12313677594">
                <text:p>-133.1231367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.773">
                <text:p>264.773</text:p>
              </table:table-cell>
              <table:table-cell office:value-type="float" office:value="-33.2653864757337">
                <text:p>-33.2653864757337</text:p>
              </table:table-cell>
              <table:table-cell office:value-type="float" office:value="322.857">
                <text:p>322.857</text:p>
              </table:table-cell>
              <table:table-cell office:value-type="float" office:value="-72.953021656363">
                <text:p>-72.953021656363</text:p>
              </table:table-cell>
              <table:table-cell office:value-type="float" office:value="1605.547">
                <text:p>1605.547</text:p>
              </table:table-cell>
              <table:table-cell office:value-type="float" office:value="-78.4827546300163">
                <text:p>-78.4827546300163</text:p>
              </table:table-cell>
              <table:table-cell office:value-type="float" office:value="2205.879">
                <text:p>2205.879</text:p>
              </table:table-cell>
              <table:table-cell office:value-type="float" office:value="-106.799970292243">
                <text:p>-106.799970292243</text:p>
              </table:table-cell>
              <table:table-cell office:value-type="float" office:value="27089.828">
                <text:p>27089.828</text:p>
              </table:table-cell>
              <table:table-cell office:value-type="float" office:value="-138.824563821965">
                <text:p>-138.82456382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1.283">
                <text:p>351.283</text:p>
              </table:table-cell>
              <table:table-cell office:value-type="float" office:value="-33.750106788671">
                <text:p>-33.750106788671</text:p>
              </table:table-cell>
              <table:table-cell office:value-type="float" office:value="406.957">
                <text:p>406.957</text:p>
              </table:table-cell>
              <table:table-cell office:value-type="float" office:value="-74.5152421590814">
                <text:p>-74.5152421590814</text:p>
              </table:table-cell>
              <table:table-cell office:value-type="float" office:value="2154.247">
                <text:p>2154.247</text:p>
              </table:table-cell>
              <table:table-cell office:value-type="float" office:value="-79.1123405637425">
                <text:p>-79.1123405637425</text:p>
              </table:table-cell>
              <table:table-cell office:value-type="float" office:value="2854.679">
                <text:p>2854.679</text:p>
              </table:table-cell>
              <table:table-cell office:value-type="float" office:value="-107.977268945648">
                <text:p>-107.97726894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.483">
                <text:p>486.483</text:p>
              </table:table-cell>
              <table:table-cell office:value-type="float" office:value="-34.8981432856258">
                <text:p>-34.8981432856258</text:p>
              </table:table-cell>
              <table:table-cell office:value-type="float" office:value="534.657">
                <text:p>534.657</text:p>
              </table:table-cell>
              <table:table-cell office:value-type="float" office:value="-73.2397177503402">
                <text:p>-73.2397177503402</text:p>
              </table:table-cell>
              <table:table-cell office:value-type="float" office:value="2881.747">
                <text:p>2881.747</text:p>
              </table:table-cell>
              <table:table-cell office:value-type="float" office:value="-79.3229329137683">
                <text:p>-79.3229329137683</text:p>
              </table:table-cell>
              <table:table-cell office:value-type="float" office:value="3848.779">
                <text:p>3848.779</text:p>
              </table:table-cell>
              <table:table-cell office:value-type="float" office:value="-138.803240918859">
                <text:p>-138.80324091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383">
                <text:p>700.383</text:p>
              </table:table-cell>
              <table:table-cell office:value-type="float" office:value="-36.5217578390273">
                <text:p>-36.5217578390273</text:p>
              </table:table-cell>
              <table:table-cell office:value-type="float" office:value="684.157">
                <text:p>684.157</text:p>
              </table:table-cell>
              <table:table-cell office:value-type="float" office:value="-71.655093927937">
                <text:p>-71.655093927937</text:p>
              </table:table-cell>
              <table:table-cell office:value-type="float" office:value="3934.747">
                <text:p>3934.747</text:p>
              </table:table-cell>
              <table:table-cell office:value-type="float" office:value="-79.6750434335837">
                <text:p>-79.6750434335837</text:p>
              </table:table-cell>
              <table:table-cell office:value-type="float" office:value="5165.779">
                <text:p>5165.779</text:p>
              </table:table-cell>
              <table:table-cell office:value-type="float" office:value="-124.345485651787">
                <text:p>-124.34548565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3.783">
                <text:p>1023.783</text:p>
              </table:table-cell>
              <table:table-cell office:value-type="float" office:value="-37.4630353856292">
                <text:p>-37.4630353856292</text:p>
              </table:table-cell>
              <table:table-cell office:value-type="float" office:value="870.757">
                <text:p>870.757</text:p>
              </table:table-cell>
              <table:table-cell office:value-type="float" office:value="-68.5932811795744">
                <text:p>-68.5932811795744</text:p>
              </table:table-cell>
              <table:table-cell office:value-type="float" office:value="5528.747">
                <text:p>5528.747</text:p>
              </table:table-cell>
              <table:table-cell office:value-type="float" office:value="-80.1383001375058">
                <text:p>-80.1383001375058</text:p>
              </table:table-cell>
              <table:table-cell office:value-type="float" office:value="6872.779">
                <text:p>6872.779</text:p>
              </table:table-cell>
              <table:table-cell office:value-type="float" office:value="-130.006646651605">
                <text:p>-130.00664665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6.583">
                <text:p>1496.583</text:p>
              </table:table-cell>
              <table:table-cell office:value-type="float" office:value="-37.515573544591">
                <text:p>-37.515573544591</text:p>
              </table:table-cell>
              <table:table-cell office:value-type="float" office:value="1111.457">
                <text:p>1111.457</text:p>
              </table:table-cell>
              <table:table-cell office:value-type="float" office:value="-66.0369935134189">
                <text:p>-66.0369935134189</text:p>
              </table:table-cell>
              <table:table-cell office:value-type="float" office:value="7903.747">
                <text:p>7903.747</text:p>
              </table:table-cell>
              <table:table-cell office:value-type="float" office:value="-80.2998923617692">
                <text:p>-80.2998923617692</text:p>
              </table:table-cell>
              <table:table-cell office:value-type="float" office:value="8922.779">
                <text:p>8922.779</text:p>
              </table:table-cell>
              <table:table-cell office:value-type="float" office:value="-142.533126907378">
                <text:p>-142.53312690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0.383">
                <text:p>2120.383</text:p>
              </table:table-cell>
              <table:table-cell office:value-type="float" office:value="-38.1894928861882">
                <text:p>-38.1894928861882</text:p>
              </table:table-cell>
              <table:table-cell office:value-type="float" office:value="1465.157">
                <text:p>1465.157</text:p>
              </table:table-cell>
              <table:table-cell office:value-type="float" office:value="-65.5401862898063">
                <text:p>-65.5401862898063</text:p>
              </table:table-cell>
              <table:table-cell office:value-type="float" office:value="11023.747">
                <text:p>11023.747</text:p>
              </table:table-cell>
              <table:table-cell office:value-type="float" office:value="-82.2250560367332">
                <text:p>-82.2250560367332</text:p>
              </table:table-cell>
              <table:table-cell office:value-type="float" office:value="12117.779">
                <text:p>12117.779</text:p>
              </table:table-cell>
              <table:table-cell office:value-type="float" office:value="-142.763385544453">
                <text:p>-142.76338554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8.383">
                <text:p>3168.383</text:p>
              </table:table-cell>
              <table:table-cell office:value-type="float" office:value="-39.6163794581659">
                <text:p>-39.6163794581659</text:p>
              </table:table-cell>
              <table:table-cell office:value-type="float" office:value="1924.857">
                <text:p>1924.857</text:p>
              </table:table-cell>
              <table:table-cell office:value-type="float" office:value="-66.4127734559051">
                <text:p>-66.4127734559051</text:p>
              </table:table-cell>
              <table:table-cell office:value-type="float" office:value="15355.747">
                <text:p>15355.747</text:p>
              </table:table-cell>
              <table:table-cell office:value-type="float" office:value="-86.0134801088813">
                <text:p>-86.0134801088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93.383">
                <text:p>4693.383</text:p>
              </table:table-cell>
              <table:table-cell office:value-type="float" office:value="-40.3619872063562">
                <text:p>-40.3619872063562</text:p>
              </table:table-cell>
              <table:table-cell office:value-type="float" office:value="2498.457">
                <text:p>2498.457</text:p>
              </table:table-cell>
              <table:table-cell office:value-type="float" office:value="-70.8614104687981">
                <text:p>-70.8614104687981</text:p>
              </table:table-cell>
              <table:table-cell office:value-type="float" office:value="21656.747">
                <text:p>21656.747</text:p>
              </table:table-cell>
              <table:table-cell office:value-type="float" office:value="-92.9678489039998">
                <text:p>-92.967848903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88.383">
                <text:p>7188.383</text:p>
              </table:table-cell>
              <table:table-cell office:value-type="float" office:value="-40.9606196470571">
                <text:p>-40.9606196470571</text:p>
              </table:table-cell>
              <table:table-cell office:value-type="float" office:value="3310.057">
                <text:p>3310.057</text:p>
              </table:table-cell>
              <table:table-cell office:value-type="float" office:value="-72.1396353916266">
                <text:p>-72.1396353916266</text:p>
              </table:table-cell>
              <table:table-cell office:value-type="float" office:value="31538.747">
                <text:p>31538.747</text:p>
              </table:table-cell>
              <table:table-cell office:value-type="float" office:value="-94.6486029444339">
                <text:p>-94.648602944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-2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80" chart:maximum="-0" chart:origin="-20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1.905cm" style:legend-expansion="high" chart:style-name="ch2"/>
        <chart:plot-area chart:style-name="ch3" table:cell-range-address="'1'.R9:'1'.R48 '1'.B9:'1'.B49 '2'.B9:'2'.B49 '3'.B9:'3'.B49 '4'.B9:'4'.B46 '5'.B9:'5'.B40 '6'.B9:'6'.B34 '7'.B9:'7'.B29 '8'.B9:'8'.B26 '9'.B9:'9'.B22 '10'.B9:'10'.B21" chart:data-source-has-labels="row" svg:x="1.315cm" svg:y="0.177cm" svg:width="11.908cm" svg:height="7.556cm">
          <chartooo:coordinate-region svg:x="1.892cm" svg:y="0.376cm" svg:width="11.051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57cm" chart:style-name="ch9">
              <text:p>|S11| Error. dB</text:p>
            </chart:title>
            <chart:grid chart:style-name="ch6" chart:class="major"/>
          </chart:axis>
          <chart:series chart:style-name="ch10" chart:values-cell-range-address="'1'.B9:'1'.B48" chart:label-cell-address="'1'.B49:'1'.B49" chart:class="chart:scatter">
            <chart:domain table:cell-range-address="'1'.R9:'1'.R48"/>
            <chart:data-point chart:repeated="40"/>
          </chart:series>
          <chart:series chart:style-name="ch11" chart:values-cell-range-address="'2'.B9:'2'.B48" chart:label-cell-address="'2'.B49:'2'.B49" chart:class="chart:scatter">
            <chart:domain table:cell-range-address="'2'.R9:'2'.R48"/>
            <chart:data-point chart:repeated="40"/>
          </chart:series>
          <chart:series chart:style-name="ch12" chart:values-cell-range-address="'3'.B9:'3'.B48" chart:label-cell-address="'3'.B49:'3'.B49" chart:class="chart:scatter">
            <chart:domain table:cell-range-address="'3'.R9:'3'.R48"/>
            <chart:data-point chart:repeated="40"/>
          </chart:series>
          <chart:series chart:style-name="ch13" chart:values-cell-range-address="'4'.B9:'4'.B45" chart:label-cell-address="'4'.B46:'4'.B46" chart:class="chart:scatter">
            <chart:domain table:cell-range-address="'4'.R9:'4'.R45"/>
            <chart:data-point chart:repeated="37"/>
          </chart:series>
          <chart:series chart:style-name="ch14" chart:values-cell-range-address="'5'.B9:'5'.B39" chart:label-cell-address="'5'.B40:'5'.B40" chart:class="chart:scatter">
            <chart:domain table:cell-range-address="'5'.R9:'5'.R39"/>
            <chart:data-point chart:repeated="31"/>
          </chart:series>
          <chart:series chart:style-name="ch15" chart:values-cell-range-address="'6'.B9:'6'.B33" chart:label-cell-address="'6'.B34:'6'.B34" chart:class="chart:scatter">
            <chart:domain table:cell-range-address="'6'.R9:'6'.R33"/>
            <chart:data-point chart:repeated="25"/>
          </chart:series>
          <chart:series chart:style-name="ch16" chart:values-cell-range-address="'7'.B9:'7'.B28" chart:label-cell-address="'7'.B29:'7'.B29" chart:class="chart:scatter">
            <chart:domain table:cell-range-address="'7'.R9:'7'.R28"/>
            <chart:data-point chart:repeated="20"/>
          </chart:series>
          <chart:series chart:style-name="ch17" chart:values-cell-range-address="'8'.B9:'8'.B25" chart:label-cell-address="'8'.B26:'8'.B26" chart:class="chart:scatter">
            <chart:domain table:cell-range-address="'8'.R9:'8'.R25"/>
            <chart:data-point chart:repeated="17"/>
          </chart:series>
          <chart:series chart:style-name="ch18" chart:values-cell-range-address="'9'.B9:'9'.B21" chart:label-cell-address="'9'.B22:'9'.B22" chart:class="chart:scatter">
            <chart:domain table:cell-range-address="'9'.R9:'9'.R21"/>
            <chart:data-point chart:repeated="13"/>
          </chart:series>
          <chart:series chart:style-name="ch19" chart:values-cell-range-address="'10'.B9:'10'.B20" chart:label-cell-address="'10'.B21:'10'.B21" chart:class="chart:scatter">
            <chart:domain table:cell-range-address="'10'.R9:'10'.R20"/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</text:p>
                <draw:g>
                  <svg:desc>'1'.B49:'1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2</text:p>
                <draw:g>
                  <svg:desc>'2'.B49:'2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3</text:p>
                <draw:g>
                  <svg:desc>'3'.B49:'3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4</text:p>
                <draw:g>
                  <svg:desc>'4'.B46:'4'.B4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5</text:p>
                <draw:g>
                  <svg:desc>'5'.B40:'5'.B4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6</text:p>
                <draw:g>
                  <svg:desc>'6'.B34:'6'.B3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7</text:p>
                <draw:g>
                  <svg:desc>'7'.B29:'7'.B2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8</text:p>
                <draw:g>
                  <svg:desc>'8'.B26:'8'.B2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9</text:p>
                <draw:g>
                  <svg:desc>'9'.B22:'9'.B2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10</text:p>
                <draw:g>
                  <svg:desc>'10'.B21:'10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7">
                <text:p>1.707</text:p>
                <draw:g>
                  <svg:desc>'1'.R9:'1'.R48</svg:desc>
                </draw:g>
              </table:table-cell>
              <table:table-cell office:value-type="float" office:value="-0.00524504485117496">
                <text:p>-0.00524504485117496</text:p>
                <draw:g>
                  <svg:desc>'1'.B9:'1'.B48</svg:desc>
                </draw:g>
              </table:table-cell>
              <table:table-cell office:value-type="float" office:value="1.834">
                <text:p>1.834</text:p>
                <draw:g>
                  <svg:desc>'2'.R9:'2'.R48</svg:desc>
                </draw:g>
              </table:table-cell>
              <table:table-cell office:value-type="float" office:value="-6.45333738673">
                <text:p>-6.45333738673</text:p>
                <draw:g>
                  <svg:desc>'2'.B9:'2'.B48</svg:desc>
                </draw:g>
              </table:table-cell>
              <table:table-cell office:value-type="float" office:value="2.085">
                <text:p>2.085</text:p>
                <draw:g>
                  <svg:desc>'3'.R9:'3'.R48</svg:desc>
                </draw:g>
              </table:table-cell>
              <table:table-cell office:value-type="float" office:value="-11.8863190682996">
                <text:p>-11.8863190682996</text:p>
                <draw:g>
                  <svg:desc>'3'.B9:'3'.B48</svg:desc>
                </draw:g>
              </table:table-cell>
              <table:table-cell office:value-type="float" office:value="2.602">
                <text:p>2.602</text:p>
                <draw:g>
                  <svg:desc>'4'.R9:'4'.R45</svg:desc>
                </draw:g>
              </table:table-cell>
              <table:table-cell office:value-type="float" office:value="-29.3111669022165">
                <text:p>-29.3111669022165</text:p>
                <draw:g>
                  <svg:desc>'4'.B9:'4'.B45</svg:desc>
                </draw:g>
              </table:table-cell>
              <table:table-cell office:value-type="float" office:value="4.588">
                <text:p>4.588</text:p>
                <draw:g>
                  <svg:desc>'5'.R9:'5'.R39</svg:desc>
                </draw:g>
              </table:table-cell>
              <table:table-cell office:value-type="float" office:value="-53.923182031217">
                <text:p>-53.923182031217</text:p>
                <draw:g>
                  <svg:desc>'5'.B9:'5'.B39</svg:desc>
                </draw:g>
              </table:table-cell>
              <table:table-cell office:value-type="float" office:value="8.736">
                <text:p>8.736</text:p>
                <draw:g>
                  <svg:desc>'6'.R9:'6'.R33</svg:desc>
                </draw:g>
              </table:table-cell>
              <table:table-cell office:value-type="float" office:value="-58.1958558268997">
                <text:p>-58.1958558268997</text:p>
                <draw:g>
                  <svg:desc>'6'.B9:'6'.B33</svg:desc>
                </draw:g>
              </table:table-cell>
              <table:table-cell office:value-type="float" office:value="18.41">
                <text:p>18.41</text:p>
                <draw:g>
                  <svg:desc>'7'.R9:'7'.R28</svg:desc>
                </draw:g>
              </table:table-cell>
              <table:table-cell office:value-type="float" office:value="-76.0919485280028">
                <text:p>-76.0919485280028</text:p>
                <draw:g>
                  <svg:desc>'7'.B9:'7'.B28</svg:desc>
                </draw:g>
              </table:table-cell>
              <table:table-cell office:value-type="float" office:value="44.11">
                <text:p>44.11</text:p>
                <draw:g>
                  <svg:desc>'8'.R9:'8'.R25</svg:desc>
                </draw:g>
              </table:table-cell>
              <table:table-cell office:value-type="float" office:value="-98.5546378780474">
                <text:p>-98.5546378780474</text:p>
                <draw:g>
                  <svg:desc>'8'.B9:'8'.B25</svg:desc>
                </draw:g>
              </table:table-cell>
              <table:table-cell office:value-type="float" office:value="118.6">
                <text:p>118.6</text:p>
                <draw:g>
                  <svg:desc>'9'.R9:'9'.R21</svg:desc>
                </draw:g>
              </table:table-cell>
              <table:table-cell office:value-type="float" office:value="-113.852515403715">
                <text:p>-113.852515403715</text:p>
                <draw:g>
                  <svg:desc>'9'.B9:'9'.B21</svg:desc>
                </draw:g>
              </table:table-cell>
              <table:table-cell office:value-type="float" office:value="336.6">
                <text:p>336.6</text:p>
                <draw:g>
                  <svg:desc>'10'.R9:'10'.R20</svg:desc>
                </draw:g>
              </table:table-cell>
              <table:table-cell office:value-type="float" office:value="-137.29730402974">
                <text:p>-137.29730402974</text:p>
                <draw:g>
                  <svg:desc>'10'.B9:'10'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34">
                <text:p>3.434</text:p>
              </table:table-cell>
              <table:table-cell office:value-type="float" office:value="-0.0818575307478171">
                <text:p>-0.0818575307478171</text:p>
              </table:table-cell>
              <table:table-cell office:value-type="float" office:value="3.672">
                <text:p>3.672</text:p>
              </table:table-cell>
              <table:table-cell office:value-type="float" office:value="-16.121504025087">
                <text:p>-16.121504025087</text:p>
              </table:table-cell>
              <table:table-cell office:value-type="float" office:value="4.274">
                <text:p>4.274</text:p>
              </table:table-cell>
              <table:table-cell office:value-type="float" office:value="-16.7699226356393">
                <text:p>-16.7699226356393</text:p>
              </table:table-cell>
              <table:table-cell office:value-type="float" office:value="6.041">
                <text:p>6.041</text:p>
              </table:table-cell>
              <table:table-cell office:value-type="float" office:value="-34.8583609676348">
                <text:p>-34.8583609676348</text:p>
              </table:table-cell>
              <table:table-cell office:value-type="float" office:value="14.238">
                <text:p>14.238</text:p>
              </table:table-cell>
              <table:table-cell office:value-type="float" office:value="-68.3773120677289">
                <text:p>-68.3773120677289</text:p>
              </table:table-cell>
              <table:table-cell office:value-type="float" office:value="36.216">
                <text:p>36.216</text:p>
              </table:table-cell>
              <table:table-cell office:value-type="float" office:value="-78.5701001749018">
                <text:p>-78.5701001749018</text:p>
              </table:table-cell>
              <table:table-cell office:value-type="float" office:value="81.13">
                <text:p>81.13</text:p>
              </table:table-cell>
              <table:table-cell office:value-type="float" office:value="-79.9152610282246">
                <text:p>-79.9152610282246</text:p>
              </table:table-cell>
              <table:table-cell office:value-type="float" office:value="205.21">
                <text:p>205.21</text:p>
              </table:table-cell>
              <table:table-cell office:value-type="float" office:value="-99.0743142879184">
                <text:p>-99.0743142879184</text:p>
              </table:table-cell>
              <table:table-cell office:value-type="float" office:value="609.3">
                <text:p>609.3</text:p>
              </table:table-cell>
              <table:table-cell office:value-type="float" office:value="-136.436570668217">
                <text:p>-136.436570668217</text:p>
              </table:table-cell>
              <table:table-cell office:value-type="float" office:value="1564.6">
                <text:p>1564.6</text:p>
              </table:table-cell>
              <table:table-cell office:value-type="float" office:value="-137.432572132099">
                <text:p>-137.432572132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53">
                <text:p>5.153</text:p>
              </table:table-cell>
              <table:table-cell office:value-type="float" office:value="-6.54755333452142">
                <text:p>-6.54755333452142</text:p>
              </table:table-cell>
              <table:table-cell office:value-type="float" office:value="5.606">
                <text:p>5.606</text:p>
              </table:table-cell>
              <table:table-cell office:value-type="float" office:value="-17.1219032687267">
                <text:p>-17.1219032687267</text:p>
              </table:table-cell>
              <table:table-cell office:value-type="float" office:value="6.643">
                <text:p>6.643</text:p>
              </table:table-cell>
              <table:table-cell office:value-type="float" office:value="-31.2274901287362">
                <text:p>-31.2274901287362</text:p>
              </table:table-cell>
              <table:table-cell office:value-type="float" office:value="9.807">
                <text:p>9.807</text:p>
              </table:table-cell>
              <table:table-cell office:value-type="float" office:value="-52.2507122888092">
                <text:p>-52.2507122888092</text:p>
              </table:table-cell>
              <table:table-cell office:value-type="float" office:value="29.018">
                <text:p>29.018</text:p>
              </table:table-cell>
              <table:table-cell office:value-type="float" office:value="-64.4692593964451">
                <text:p>-64.4692593964451</text:p>
              </table:table-cell>
              <table:table-cell office:value-type="float" office:value="70.596">
                <text:p>70.596</text:p>
              </table:table-cell>
              <table:table-cell office:value-type="float" office:value="-81.6566006436078">
                <text:p>-81.6566006436078</text:p>
              </table:table-cell>
              <table:table-cell office:value-type="float" office:value="162.96">
                <text:p>162.96</text:p>
              </table:table-cell>
              <table:table-cell office:value-type="float" office:value="-104.055062206086">
                <text:p>-104.055062206086</text:p>
              </table:table-cell>
              <table:table-cell office:value-type="float" office:value="414.71">
                <text:p>414.71</text:p>
              </table:table-cell>
              <table:table-cell office:value-type="float" office:value="-123.64303561848">
                <text:p>-123.64303561848</text:p>
              </table:table-cell>
              <table:table-cell office:value-type="float" office:value="1363.1">
                <text:p>1363.1</text:p>
              </table:table-cell>
              <table:table-cell office:value-type="float" office:value="-144.725103320273">
                <text:p>-144.725103320273</text:p>
              </table:table-cell>
              <table:table-cell office:value-type="float" office:value="3202.6">
                <text:p>3202.6</text:p>
              </table:table-cell>
              <table:table-cell office:value-type="float" office:value="-174.678164079638">
                <text:p>-174.678164079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">
                <text:p>6.94</text:p>
              </table:table-cell>
              <table:table-cell office:value-type="float" office:value="-6.1310882628609">
                <text:p>-6.1310882628609</text:p>
              </table:table-cell>
              <table:table-cell office:value-type="float" office:value="7.6">
                <text:p>7.6</text:p>
              </table:table-cell>
              <table:table-cell office:value-type="float" office:value="-23.8358347537654">
                <text:p>-23.8358347537654</text:p>
              </table:table-cell>
              <table:table-cell office:value-type="float" office:value="9.274">
                <text:p>9.274</text:p>
              </table:table-cell>
              <table:table-cell office:value-type="float" office:value="-36.9106114515915">
                <text:p>-36.9106114515915</text:p>
              </table:table-cell>
              <table:table-cell office:value-type="float" office:value="15.049">
                <text:p>15.049</text:p>
              </table:table-cell>
              <table:table-cell office:value-type="float" office:value="-60.9272480550246">
                <text:p>-60.9272480550246</text:p>
              </table:table-cell>
              <table:table-cell office:value-type="float" office:value="44.538">
                <text:p>44.538</text:p>
              </table:table-cell>
              <table:table-cell office:value-type="float" office:value="-70.509127943127">
                <text:p>-70.509127943127</text:p>
              </table:table-cell>
              <table:table-cell office:value-type="float" office:value="124.606">
                <text:p>124.606</text:p>
              </table:table-cell>
              <table:table-cell office:value-type="float" office:value="-85.4680844409632">
                <text:p>-85.4680844409632</text:p>
              </table:table-cell>
              <table:table-cell office:value-type="float" office:value="302.36">
                <text:p>302.36</text:p>
              </table:table-cell>
              <table:table-cell office:value-type="float" office:value="-110.057942154851">
                <text:p>-110.057942154851</text:p>
              </table:table-cell>
              <table:table-cell office:value-type="float" office:value="667.01">
                <text:p>667.01</text:p>
              </table:table-cell>
              <table:table-cell office:value-type="float" office:value="-125.293690604952">
                <text:p>-125.293690604952</text:p>
              </table:table-cell>
              <table:table-cell office:value-type="float" office:value="2192.7">
                <text:p>2192.7</text:p>
              </table:table-cell>
              <table:table-cell office:value-type="float" office:value="-157.87700065017">
                <text:p>-157.87700065017</text:p>
              </table:table-cell>
              <table:table-cell office:value-type="float" office:value="5322.6">
                <text:p>5322.6</text:p>
              </table:table-cell>
              <table:table-cell office:value-type="float" office:value="-159.152489870258">
                <text:p>-159.152489870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03">
                <text:p>8.703</text:p>
              </table:table-cell>
              <table:table-cell office:value-type="float" office:value="-10.7563449897821">
                <text:p>-10.7563449897821</text:p>
              </table:table-cell>
              <table:table-cell office:value-type="float" office:value="9.687">
                <text:p>9.687</text:p>
              </table:table-cell>
              <table:table-cell office:value-type="float" office:value="-22.9915068383612">
                <text:p>-22.9915068383612</text:p>
              </table:table-cell>
              <table:table-cell office:value-type="float" office:value="12.053">
                <text:p>12.053</text:p>
              </table:table-cell>
              <table:table-cell office:value-type="float" office:value="-46.0842611158185">
                <text:p>-46.0842611158185</text:p>
              </table:table-cell>
              <table:table-cell office:value-type="float" office:value="20.516">
                <text:p>20.516</text:p>
              </table:table-cell>
              <table:table-cell office:value-type="float" office:value="-63.5143011444342">
                <text:p>-63.5143011444342</text:p>
              </table:table-cell>
              <table:table-cell office:value-type="float" office:value="64.198">
                <text:p>64.198</text:p>
              </table:table-cell>
              <table:table-cell office:value-type="float" office:value="-71.4841242330395">
                <text:p>-71.4841242330395</text:p>
              </table:table-cell>
              <table:table-cell office:value-type="float" office:value="180.046">
                <text:p>180.046</text:p>
              </table:table-cell>
              <table:table-cell office:value-type="float" office:value="-88.982657137262">
                <text:p>-88.982657137262</text:p>
              </table:table-cell>
              <table:table-cell office:value-type="float" office:value="444.16">
                <text:p>444.16</text:p>
              </table:table-cell>
              <table:table-cell office:value-type="float" office:value="-122.823767820511">
                <text:p>-122.823767820511</text:p>
              </table:table-cell>
              <table:table-cell office:value-type="float" office:value="1404.61">
                <text:p>1404.61</text:p>
              </table:table-cell>
              <table:table-cell office:value-type="float" office:value="-125.341389116037">
                <text:p>-125.341389116037</text:p>
              </table:table-cell>
              <table:table-cell office:value-type="float" office:value="3833.7">
                <text:p>3833.7</text:p>
              </table:table-cell>
              <table:table-cell office:value-type="float" office:value="-158.233179003905">
                <text:p>-158.233179003905</text:p>
              </table:table-cell>
              <table:table-cell office:value-type="float" office:value="7986.6">
                <text:p>7986.6</text:p>
              </table:table-cell>
              <table:table-cell office:value-type="float" office:value="-159.040874862462">
                <text:p>-159.040874862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72">
                <text:p>10.472</text:p>
              </table:table-cell>
              <table:table-cell office:value-type="float" office:value="-8.00694235531642">
                <text:p>-8.00694235531642</text:p>
              </table:table-cell>
              <table:table-cell office:value-type="float" office:value="11.79">
                <text:p>11.79</text:p>
              </table:table-cell>
              <table:table-cell office:value-type="float" office:value="-32.6092033238041">
                <text:p>-32.6092033238041</text:p>
              </table:table-cell>
              <table:table-cell office:value-type="float" office:value="14.894">
                <text:p>14.894</text:p>
              </table:table-cell>
              <table:table-cell office:value-type="float" office:value="-56.9958079184735">
                <text:p>-56.9958079184735</text:p>
              </table:table-cell>
              <table:table-cell office:value-type="float" office:value="26.214">
                <text:p>26.214</text:p>
              </table:table-cell>
              <table:table-cell office:value-type="float" office:value="-59.1906292570417">
                <text:p>-59.1906292570417</text:p>
              </table:table-cell>
              <table:table-cell office:value-type="float" office:value="86.588">
                <text:p>86.588</text:p>
              </table:table-cell>
              <table:table-cell office:value-type="float" office:value="-71.7247225948457">
                <text:p>-71.7247225948457</text:p>
              </table:table-cell>
              <table:table-cell office:value-type="float" office:value="245.456">
                <text:p>245.456</text:p>
              </table:table-cell>
              <table:table-cell office:value-type="float" office:value="-88.9405107466638">
                <text:p>-88.9405107466638</text:p>
              </table:table-cell>
              <table:table-cell office:value-type="float" office:value="660.66">
                <text:p>660.66</text:p>
              </table:table-cell>
              <table:table-cell office:value-type="float" office:value="-122.96685499474">
                <text:p>-122.96685499474</text:p>
              </table:table-cell>
              <table:table-cell office:value-type="float" office:value="2142.21">
                <text:p>2142.21</text:p>
              </table:table-cell>
              <table:table-cell office:value-type="float" office:value="-156.222623307693">
                <text:p>-156.222623307693</text:p>
              </table:table-cell>
              <table:table-cell office:value-type="float" office:value="5750.7">
                <text:p>5750.7</text:p>
              </table:table-cell>
              <table:table-cell office:value-type="float" office:value="-158.345888436488">
                <text:p>-158.345888436488</text:p>
              </table:table-cell>
              <table:table-cell office:value-type="float" office:value="10962.6">
                <text:p>10962.6</text:p>
              </table:table-cell>
              <table:table-cell office:value-type="float" office:value="-164.824114938211">
                <text:p>-164.824114938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-8.79197901784354">
                <text:p>-8.79197901784354</text:p>
              </table:table-cell>
              <table:table-cell office:value-type="float" office:value="13.999">
                <text:p>13.999</text:p>
              </table:table-cell>
              <table:table-cell office:value-type="float" office:value="-27.9961795008018">
                <text:p>-27.9961795008018</text:p>
              </table:table-cell>
              <table:table-cell office:value-type="float" office:value="18.354">
                <text:p>18.354</text:p>
              </table:table-cell>
              <table:table-cell office:value-type="float" office:value="-51.0273365827201">
                <text:p>-51.0273365827201</text:p>
              </table:table-cell>
              <table:table-cell office:value-type="float" office:value="32.019">
                <text:p>32.019</text:p>
              </table:table-cell>
              <table:table-cell office:value-type="float" office:value="-58.0632476914113">
                <text:p>-58.0632476914113</text:p>
              </table:table-cell>
              <table:table-cell office:value-type="float" office:value="109.678">
                <text:p>109.678</text:p>
              </table:table-cell>
              <table:table-cell office:value-type="float" office:value="-87.0435920948869">
                <text:p>-87.0435920948869</text:p>
              </table:table-cell>
              <table:table-cell office:value-type="float" office:value="311.686">
                <text:p>311.686</text:p>
              </table:table-cell>
              <table:table-cell office:value-type="float" office:value="-106.141756362136">
                <text:p>-106.141756362136</text:p>
              </table:table-cell>
              <table:table-cell office:value-type="float" office:value="886.46">
                <text:p>886.46</text:p>
              </table:table-cell>
              <table:table-cell office:value-type="float" office:value="-123.047603666781">
                <text:p>-123.047603666781</text:p>
              </table:table-cell>
              <table:table-cell office:value-type="float" office:value="2977.91">
                <text:p>2977.91</text:p>
              </table:table-cell>
              <table:table-cell office:value-type="float" office:value="-156.204025253493">
                <text:p>-156.204025253493</text:p>
              </table:table-cell>
              <table:table-cell office:value-type="float" office:value="8929.7">
                <text:p>8929.7</text:p>
              </table:table-cell>
              <table:table-cell office:value-type="float" office:value="-159.240764410115">
                <text:p>-159.240764410115</text:p>
              </table:table-cell>
              <table:table-cell office:value-type="float" office:value="15344.6">
                <text:p>15344.6</text:p>
              </table:table-cell>
              <table:table-cell office:value-type="float" office:value="-166.24904577831">
                <text:p>-166.24904577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75">
                <text:p>14.075</text:p>
              </table:table-cell>
              <table:table-cell office:value-type="float" office:value="-8.31563664944063">
                <text:p>-8.31563664944063</text:p>
              </table:table-cell>
              <table:table-cell office:value-type="float" office:value="16.22">
                <text:p>16.22</text:p>
              </table:table-cell>
              <table:table-cell office:value-type="float" office:value="-31.0155807795149">
                <text:p>-31.0155807795149</text:p>
              </table:table-cell>
              <table:table-cell office:value-type="float" office:value="21.847">
                <text:p>21.847</text:p>
              </table:table-cell>
              <table:table-cell office:value-type="float" office:value="-61.4012712932727">
                <text:p>-61.4012712932727</text:p>
              </table:table-cell>
              <table:table-cell office:value-type="float" office:value="38.239">
                <text:p>38.239</text:p>
              </table:table-cell>
              <table:table-cell office:value-type="float" office:value="-58.6528107554768">
                <text:p>-58.6528107554768</text:p>
              </table:table-cell>
              <table:table-cell office:value-type="float" office:value="146.248">
                <text:p>146.248</text:p>
              </table:table-cell>
              <table:table-cell office:value-type="float" office:value="-87.2782448783934">
                <text:p>-87.2782448783934</text:p>
              </table:table-cell>
              <table:table-cell office:value-type="float" office:value="435.986">
                <text:p>435.986</text:p>
              </table:table-cell>
              <table:table-cell office:value-type="float" office:value="-105.999039445578">
                <text:p>-105.999039445578</text:p>
              </table:table-cell>
              <table:table-cell office:value-type="float" office:value="1142.66">
                <text:p>1142.66</text:p>
              </table:table-cell>
              <table:table-cell office:value-type="float" office:value="-123.18087925135">
                <text:p>-123.18087925135</text:p>
              </table:table-cell>
              <table:table-cell office:value-type="float" office:value="3836.91">
                <text:p>3836.91</text:p>
              </table:table-cell>
              <table:table-cell office:value-type="float" office:value="-145.935961252537">
                <text:p>-145.935961252537</text:p>
              </table:table-cell>
              <table:table-cell office:value-type="float" office:value="13995.7">
                <text:p>13995.7</text:p>
              </table:table-cell>
              <table:table-cell office:value-type="float" office:value="-159.198213425465">
                <text:p>-159.198213425465</text:p>
              </table:table-cell>
              <table:table-cell office:value-type="float" office:value="20207.6">
                <text:p>20207.6</text:p>
              </table:table-cell>
              <table:table-cell office:value-type="float" office:value="-166.732789830644">
                <text:p>-166.732789830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43">
                <text:p>15.943</text:p>
              </table:table-cell>
              <table:table-cell office:value-type="float" office:value="-8.38135114740908">
                <text:p>-8.38135114740908</text:p>
              </table:table-cell>
              <table:table-cell office:value-type="float" office:value="18.463">
                <text:p>18.463</text:p>
              </table:table-cell>
              <table:table-cell office:value-type="float" office:value="-39.7291568785397">
                <text:p>-39.7291568785397</text:p>
              </table:table-cell>
              <table:table-cell office:value-type="float" office:value="26.01">
                <text:p>26.01</text:p>
              </table:table-cell>
              <table:table-cell office:value-type="float" office:value="-53.6194745530979">
                <text:p>-53.6194745530979</text:p>
              </table:table-cell>
              <table:table-cell office:value-type="float" office:value="45.34">
                <text:p>45.34</text:p>
              </table:table-cell>
              <table:table-cell office:value-type="float" office:value="-58.3572457544538">
                <text:p>-58.3572457544538</text:p>
              </table:table-cell>
              <table:table-cell office:value-type="float" office:value="188.248">
                <text:p>188.248</text:p>
              </table:table-cell>
              <table:table-cell office:value-type="float" office:value="-87.9342568263075">
                <text:p>-87.9342568263075</text:p>
              </table:table-cell>
              <table:table-cell office:value-type="float" office:value="562.286">
                <text:p>562.286</text:p>
              </table:table-cell>
              <table:table-cell office:value-type="float" office:value="-107.597698922955">
                <text:p>-107.597698922955</text:p>
              </table:table-cell>
              <table:table-cell office:value-type="float" office:value="1400.26">
                <text:p>1400.26</text:p>
              </table:table-cell>
              <table:table-cell office:value-type="float" office:value="-131.210045746547">
                <text:p>-131.210045746547</text:p>
              </table:table-cell>
              <table:table-cell office:value-type="float" office:value="4704.41">
                <text:p>4704.41</text:p>
              </table:table-cell>
              <table:table-cell office:value-type="float" office:value="-153.432430577157">
                <text:p>-153.432430577157</text:p>
              </table:table-cell>
              <table:table-cell office:value-type="float" office:value="19206.7">
                <text:p>19206.7</text:p>
              </table:table-cell>
              <table:table-cell office:value-type="float" office:value="-163.182360194482">
                <text:p>-163.182360194482</text:p>
              </table:table-cell>
              <table:table-cell office:value-type="float" office:value="27443.6">
                <text:p>27443.6</text:p>
              </table:table-cell>
              <table:table-cell office:value-type="float" office:value="-165.324870693888">
                <text:p>-165.324870693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863">
                <text:p>17.863</text:p>
              </table:table-cell>
              <table:table-cell office:value-type="float" office:value="-10.69719216623">
                <text:p>-10.69719216623</text:p>
              </table:table-cell>
              <table:table-cell office:value-type="float" office:value="20.761">
                <text:p>20.761</text:p>
              </table:table-cell>
              <table:table-cell office:value-type="float" office:value="-37.5286548880706">
                <text:p>-37.5286548880706</text:p>
              </table:table-cell>
              <table:table-cell office:value-type="float" office:value="30.147">
                <text:p>30.147</text:p>
              </table:table-cell>
              <table:table-cell office:value-type="float" office:value="-50.1504435627276">
                <text:p>-50.1504435627276</text:p>
              </table:table-cell>
              <table:table-cell office:value-type="float" office:value="52.676">
                <text:p>52.676</text:p>
              </table:table-cell>
              <table:table-cell office:value-type="float" office:value="-58.4374166781772">
                <text:p>-58.4374166781772</text:p>
              </table:table-cell>
              <table:table-cell office:value-type="float" office:value="236.118">
                <text:p>236.118</text:p>
              </table:table-cell>
              <table:table-cell office:value-type="float" office:value="-86.5096118805049">
                <text:p>-86.5096118805049</text:p>
              </table:table-cell>
              <table:table-cell office:value-type="float" office:value="702.686">
                <text:p>702.686</text:p>
              </table:table-cell>
              <table:table-cell office:value-type="float" office:value="-107.6231083245">
                <text:p>-107.6231083245</text:p>
              </table:table-cell>
              <table:table-cell office:value-type="float" office:value="1745.26">
                <text:p>1745.26</text:p>
              </table:table-cell>
              <table:table-cell office:value-type="float" office:value="-127.981326734823">
                <text:p>-127.981326734823</text:p>
              </table:table-cell>
              <table:table-cell office:value-type="float" office:value="5718.41">
                <text:p>5718.41</text:p>
              </table:table-cell>
              <table:table-cell office:value-type="float" office:value="-153.242516403326">
                <text:p>-153.242516403326</text:p>
              </table:table-cell>
              <table:table-cell office:value-type="float" office:value="25039.7">
                <text:p>25039.7</text:p>
              </table:table-cell>
              <table:table-cell office:value-type="float" office:value="-181.541373770807">
                <text:p>-181.541373770807</text:p>
              </table:table-cell>
              <table:table-cell office:value-type="float" office:value="37099.6">
                <text:p>37099.6</text:p>
              </table:table-cell>
              <table:table-cell office:value-type="float" office:value="-162.336564189318">
                <text:p>-162.336564189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81">
                <text:p>19.781</text:p>
              </table:table-cell>
              <table:table-cell office:value-type="float" office:value="-12.1076345815643">
                <text:p>-12.1076345815643</text:p>
              </table:table-cell>
              <table:table-cell office:value-type="float" office:value="23.455">
                <text:p>23.455</text:p>
              </table:table-cell>
              <table:table-cell office:value-type="float" office:value="-37.0272843845221">
                <text:p>-37.0272843845221</text:p>
              </table:table-cell>
              <table:table-cell office:value-type="float" office:value="35.041">
                <text:p>35.041</text:p>
              </table:table-cell>
              <table:table-cell office:value-type="float" office:value="-49.5710346363967">
                <text:p>-49.5710346363967</text:p>
              </table:table-cell>
              <table:table-cell office:value-type="float" office:value="61.686">
                <text:p>61.686</text:p>
              </table:table-cell>
              <table:table-cell office:value-type="float" office:value="-58.8641632883091">
                <text:p>-58.8641632883091</text:p>
              </table:table-cell>
              <table:table-cell office:value-type="float" office:value="285.258">
                <text:p>285.258</text:p>
              </table:table-cell>
              <table:table-cell office:value-type="float" office:value="-86.1224507264989">
                <text:p>-86.1224507264989</text:p>
              </table:table-cell>
              <table:table-cell office:value-type="float" office:value="862.386">
                <text:p>862.386</text:p>
              </table:table-cell>
              <table:table-cell office:value-type="float" office:value="-108.208961501829">
                <text:p>-108.208961501829</text:p>
              </table:table-cell>
              <table:table-cell office:value-type="float" office:value="2116.16">
                <text:p>2116.16</text:p>
              </table:table-cell>
              <table:table-cell office:value-type="float" office:value="-143.125513462539">
                <text:p>-143.125513462539</text:p>
              </table:table-cell>
              <table:table-cell office:value-type="float" office:value="7038.41">
                <text:p>7038.41</text:p>
              </table:table-cell>
              <table:table-cell office:value-type="float" office:value="-156.490533530474">
                <text:p>-156.490533530474</text:p>
              </table:table-cell>
              <table:table-cell office:value-type="float" office:value="31414.7">
                <text:p>31414.7</text:p>
              </table:table-cell>
              <table:table-cell office:value-type="float" office:value="-183.484040289781">
                <text:p>-183.484040289781</text:p>
              </table:table-cell>
              <table:table-cell office:value-type="float" office:value="48979.6">
                <text:p>48979.6</text:p>
              </table:table-cell>
              <table:table-cell office:value-type="float" office:value="-159.387948523556">
                <text:p>-159.387948523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72">
                <text:p>21.772</text:p>
              </table:table-cell>
              <table:table-cell office:value-type="float" office:value="-13.3280212473973">
                <text:p>-13.3280212473973</text:p>
              </table:table-cell>
              <table:table-cell office:value-type="float" office:value="26.194">
                <text:p>26.194</text:p>
              </table:table-cell>
              <table:table-cell office:value-type="float" office:value="-35.1041524519399">
                <text:p>-35.1041524519399</text:p>
              </table:table-cell>
              <table:table-cell office:value-type="float" office:value="40.35">
                <text:p>40.35</text:p>
              </table:table-cell>
              <table:table-cell office:value-type="float" office:value="-49.8257392258892">
                <text:p>-49.8257392258892</text:p>
              </table:table-cell>
              <table:table-cell office:value-type="float" office:value="71.629">
                <text:p>71.629</text:p>
              </table:table-cell>
              <table:table-cell office:value-type="float" office:value="-59.2126058636753">
                <text:p>-59.2126058636753</text:p>
              </table:table-cell>
              <table:table-cell office:value-type="float" office:value="341.568">
                <text:p>341.568</text:p>
              </table:table-cell>
              <table:table-cell office:value-type="float" office:value="-84.3292769291355">
                <text:p>-84.3292769291355</text:p>
              </table:table-cell>
              <table:table-cell office:value-type="float" office:value="1080.586">
                <text:p>1080.586</text:p>
              </table:table-cell>
              <table:table-cell office:value-type="float" office:value="-107.497298549987">
                <text:p>-107.497298549987</text:p>
              </table:table-cell>
              <table:table-cell office:value-type="float" office:value="2625.26">
                <text:p>2625.26</text:p>
              </table:table-cell>
              <table:table-cell office:value-type="float" office:value="-145.435069932934">
                <text:p>-145.435069932934</text:p>
              </table:table-cell>
              <table:table-cell office:value-type="float" office:value="9200.41">
                <text:p>9200.41</text:p>
              </table:table-cell>
              <table:table-cell office:value-type="float" office:value="-154.207593074789">
                <text:p>-154.207593074789</text:p>
              </table:table-cell>
              <table:table-cell office:value-type="float" office:value="39029.7">
                <text:p>39029.7</text:p>
              </table:table-cell>
              <table:table-cell office:value-type="float" office:value="-201.02945200697">
                <text:p>-201.02945200697</text:p>
              </table:table-cell>
              <table:table-cell office:value-type="float" office:value="65529.6">
                <text:p>65529.6</text:p>
              </table:table-cell>
              <table:table-cell office:value-type="float" office:value="-160.305051407532">
                <text:p>-160.305051407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05">
                <text:p>23.805</text:p>
              </table:table-cell>
              <table:table-cell office:value-type="float" office:value="-14.0988488803222">
                <text:p>-14.0988488803222</text:p>
              </table:table-cell>
              <table:table-cell office:value-type="float" office:value="29.147">
                <text:p>29.147</text:p>
              </table:table-cell>
              <table:table-cell office:value-type="float" office:value="-35.6597302291141">
                <text:p>-35.6597302291141</text:p>
              </table:table-cell>
              <table:table-cell office:value-type="float" office:value="46.271">
                <text:p>46.271</text:p>
              </table:table-cell>
              <table:table-cell office:value-type="float" office:value="-50.1054782056476">
                <text:p>-50.1054782056476</text:p>
              </table:table-cell>
              <table:table-cell office:value-type="float" office:value="82.809">
                <text:p>82.809</text:p>
              </table:table-cell>
              <table:table-cell office:value-type="float" office:value="-59.4579683232011">
                <text:p>-59.4579683232011</text:p>
              </table:table-cell>
              <table:table-cell office:value-type="float" office:value="413.568">
                <text:p>413.568</text:p>
              </table:table-cell>
              <table:table-cell office:value-type="float" office:value="-87.2556016674224">
                <text:p>-87.2556016674224</text:p>
              </table:table-cell>
              <table:table-cell office:value-type="float" office:value="1347.886">
                <text:p>1347.886</text:p>
              </table:table-cell>
              <table:table-cell office:value-type="float" office:value="-103.113790651239">
                <text:p>-103.113790651239</text:p>
              </table:table-cell>
              <table:table-cell office:value-type="float" office:value="3554.96">
                <text:p>3554.96</text:p>
              </table:table-cell>
              <table:table-cell office:value-type="float" office:value="-143.370885944381">
                <text:p>-143.370885944381</text:p>
              </table:table-cell>
              <table:table-cell office:value-type="float" office:value="11647.41">
                <text:p>11647.41</text:p>
              </table:table-cell>
              <table:table-cell office:value-type="float" office:value="-154.923856100821">
                <text:p>-154.923856100821</text:p>
              </table:table-cell>
              <table:table-cell office:value-type="float" office:value="50709.7">
                <text:p>50709.7</text:p>
              </table:table-cell>
              <table:table-cell office:value-type="float" office:value="-181.752826028807">
                <text:p>-181.75282602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36">
                <text:p>25.936</text:p>
              </table:table-cell>
              <table:table-cell office:value-type="float" office:value="-15.9520953377206">
                <text:p>-15.9520953377206</text:p>
              </table:table-cell>
              <table:table-cell office:value-type="float" office:value="32.298">
                <text:p>32.298</text:p>
              </table:table-cell>
              <table:table-cell office:value-type="float" office:value="-33.4605276547478">
                <text:p>-33.4605276547478</text:p>
              </table:table-cell>
              <table:table-cell office:value-type="float" office:value="53.231">
                <text:p>53.231</text:p>
              </table:table-cell>
              <table:table-cell office:value-type="float" office:value="-49.55575485307">
                <text:p>-49.55575485307</text:p>
              </table:table-cell>
              <table:table-cell office:value-type="float" office:value="95.129">
                <text:p>95.129</text:p>
              </table:table-cell>
              <table:table-cell office:value-type="float" office:value="-59.3089296567893">
                <text:p>-59.3089296567893</text:p>
              </table:table-cell>
              <table:table-cell office:value-type="float" office:value="505.718">
                <text:p>505.718</text:p>
              </table:table-cell>
              <table:table-cell office:value-type="float" office:value="-87.2770590795854">
                <text:p>-87.2770590795854</text:p>
              </table:table-cell>
              <table:table-cell office:value-type="float" office:value="1637.086">
                <text:p>1637.086</text:p>
              </table:table-cell>
              <table:table-cell office:value-type="float" office:value="-107.729929361211">
                <text:p>-107.729929361211</text:p>
              </table:table-cell>
              <table:table-cell office:value-type="float" office:value="4632.96">
                <text:p>4632.96</text:p>
              </table:table-cell>
              <table:table-cell office:value-type="float" office:value="-146.142651720409">
                <text:p>-146.142651720409</text:p>
              </table:table-cell>
              <table:table-cell office:value-type="float" office:value="15970.41">
                <text:p>15970.41</text:p>
              </table:table-cell>
              <table:table-cell office:value-type="float" office:value="-156.974149265022">
                <text:p>-156.97414926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144">
                <text:p>28.144</text:p>
              </table:table-cell>
              <table:table-cell office:value-type="float" office:value="-17.2619330594406">
                <text:p>-17.2619330594406</text:p>
              </table:table-cell>
              <table:table-cell office:value-type="float" office:value="35.684">
                <text:p>35.684</text:p>
              </table:table-cell>
              <table:table-cell office:value-type="float" office:value="-31.6637424548292">
                <text:p>-31.6637424548292</text:p>
              </table:table-cell>
              <table:table-cell office:value-type="float" office:value="60.556">
                <text:p>60.556</text:p>
              </table:table-cell>
              <table:table-cell office:value-type="float" office:value="-49.6211128310307">
                <text:p>-49.6211128310307</text:p>
              </table:table-cell>
              <table:table-cell office:value-type="float" office:value="111.499">
                <text:p>111.499</text:p>
              </table:table-cell>
              <table:table-cell office:value-type="float" office:value="-63.4158514351551">
                <text:p>-63.4158514351551</text:p>
              </table:table-cell>
              <table:table-cell office:value-type="float" office:value="605.528">
                <text:p>605.528</text:p>
              </table:table-cell>
              <table:table-cell office:value-type="float" office:value="-87.3232106208759">
                <text:p>-87.3232106208759</text:p>
              </table:table-cell>
              <table:table-cell office:value-type="float" office:value="1938.586">
                <text:p>1938.586</text:p>
              </table:table-cell>
              <table:table-cell office:value-type="float" office:value="-116.068861855072">
                <text:p>-116.068861855072</text:p>
              </table:table-cell>
              <table:table-cell office:value-type="float" office:value="5795.96">
                <text:p>5795.96</text:p>
              </table:table-cell>
              <table:table-cell office:value-type="float" office:value="-146.374743785375">
                <text:p>-146.374743785375</text:p>
              </table:table-cell>
              <table:table-cell office:value-type="float" office:value="20460.41">
                <text:p>20460.41</text:p>
              </table:table-cell>
              <table:table-cell office:value-type="float" office:value="-171.10683772508">
                <text:p>-171.1068377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97">
                <text:p>30.597</text:p>
              </table:table-cell>
              <table:table-cell office:value-type="float" office:value="-21.5748163924958">
                <text:p>-21.5748163924958</text:p>
              </table:table-cell>
              <table:table-cell office:value-type="float" office:value="39.634">
                <text:p>39.634</text:p>
              </table:table-cell>
              <table:table-cell office:value-type="float" office:value="-35.5629257836432">
                <text:p>-35.5629257836432</text:p>
              </table:table-cell>
              <table:table-cell office:value-type="float" office:value="70.147">
                <text:p>70.147</text:p>
              </table:table-cell>
              <table:table-cell office:value-type="float" office:value="-54.2174108916349">
                <text:p>-54.2174108916349</text:p>
              </table:table-cell>
              <table:table-cell office:value-type="float" office:value="131.729">
                <text:p>131.729</text:p>
              </table:table-cell>
              <table:table-cell office:value-type="float" office:value="-63.0021700184522">
                <text:p>-63.0021700184522</text:p>
              </table:table-cell>
              <table:table-cell office:value-type="float" office:value="731.228">
                <text:p>731.228</text:p>
              </table:table-cell>
              <table:table-cell office:value-type="float" office:value="-100.515563739178">
                <text:p>-100.515563739178</text:p>
              </table:table-cell>
              <table:table-cell office:value-type="float" office:value="2293.486">
                <text:p>2293.486</text:p>
              </table:table-cell>
              <table:table-cell office:value-type="float" office:value="-133.510339067032">
                <text:p>-133.510339067032</text:p>
              </table:table-cell>
              <table:table-cell office:value-type="float" office:value="7418.96">
                <text:p>7418.96</text:p>
              </table:table-cell>
              <table:table-cell office:value-type="float" office:value="-154.378120067955">
                <text:p>-154.378120067955</text:p>
              </table:table-cell>
              <table:table-cell office:value-type="float" office:value="26491.41">
                <text:p>26491.41</text:p>
              </table:table-cell>
              <table:table-cell office:value-type="float" office:value="-187.776376948049">
                <text:p>-187.77637694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26">
                <text:p>33.326</text:p>
              </table:table-cell>
              <table:table-cell office:value-type="float" office:value="-23.7220204193198">
                <text:p>-23.7220204193198</text:p>
              </table:table-cell>
              <table:table-cell office:value-type="float" office:value="43.879">
                <text:p>43.879</text:p>
              </table:table-cell>
              <table:table-cell office:value-type="float" office:value="-38.2193993064989">
                <text:p>-38.2193993064989</text:p>
              </table:table-cell>
              <table:table-cell office:value-type="float" office:value="81.037">
                <text:p>81.037</text:p>
              </table:table-cell>
              <table:table-cell office:value-type="float" office:value="-54.8699334366717">
                <text:p>-54.8699334366717</text:p>
              </table:table-cell>
              <table:table-cell office:value-type="float" office:value="153.559">
                <text:p>153.559</text:p>
              </table:table-cell>
              <table:table-cell office:value-type="float" office:value="-63.9749800437852">
                <text:p>-63.9749800437852</text:p>
              </table:table-cell>
              <table:table-cell office:value-type="float" office:value="893.228">
                <text:p>893.228</text:p>
              </table:table-cell>
              <table:table-cell office:value-type="float" office:value="-100.472633882282">
                <text:p>-100.472633882282</text:p>
              </table:table-cell>
              <table:table-cell office:value-type="float" office:value="2838.986">
                <text:p>2838.986</text:p>
              </table:table-cell>
              <table:table-cell office:value-type="float" office:value="-133.524822840481">
                <text:p>-133.524822840481</text:p>
              </table:table-cell>
              <table:table-cell office:value-type="float" office:value="9414.96">
                <text:p>9414.96</text:p>
              </table:table-cell>
              <table:table-cell office:value-type="float" office:value="-162.224780209025">
                <text:p>-162.224780209025</text:p>
              </table:table-cell>
              <table:table-cell office:value-type="float" office:value="35018.41">
                <text:p>35018.41</text:p>
              </table:table-cell>
              <table:table-cell office:value-type="float" office:value="-187.903070051175">
                <text:p>-187.90307005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262">
                <text:p>36.262</text:p>
              </table:table-cell>
              <table:table-cell office:value-type="float" office:value="-26.5042672008355">
                <text:p>-26.5042672008355</text:p>
              </table:table-cell>
              <table:table-cell office:value-type="float" office:value="48.464">
                <text:p>48.464</text:p>
              </table:table-cell>
              <table:table-cell office:value-type="float" office:value="-39.5532005471394">
                <text:p>-39.5532005471394</text:p>
              </table:table-cell>
              <table:table-cell office:value-type="float" office:value="96.267">
                <text:p>96.267</text:p>
              </table:table-cell>
              <table:table-cell office:value-type="float" office:value="-56.7094426273814">
                <text:p>-56.7094426273814</text:p>
              </table:table-cell>
              <table:table-cell office:value-type="float" office:value="181.899">
                <text:p>181.899</text:p>
              </table:table-cell>
              <table:table-cell office:value-type="float" office:value="-64.0613481831715">
                <text:p>-64.0613481831715</text:p>
              </table:table-cell>
              <table:table-cell office:value-type="float" office:value="1117.028">
                <text:p>1117.028</text:p>
              </table:table-cell>
              <table:table-cell office:value-type="float" office:value="-100.505436118684">
                <text:p>-100.505436118684</text:p>
              </table:table-cell>
              <table:table-cell office:value-type="float" office:value="3578.486">
                <text:p>3578.486</text:p>
              </table:table-cell>
              <table:table-cell office:value-type="float" office:value="-133.528777039708">
                <text:p>-133.528777039708</text:p>
              </table:table-cell>
              <table:table-cell office:value-type="float" office:value="12219.96">
                <text:p>12219.96</text:p>
              </table:table-cell>
              <table:table-cell office:value-type="float" office:value="-162.219422512498">
                <text:p>-162.21942251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09">
                <text:p>40.09</text:p>
              </table:table-cell>
              <table:table-cell office:value-type="float" office:value="-23.6209940754699">
                <text:p>-23.6209940754699</text:p>
              </table:table-cell>
              <table:table-cell office:value-type="float" office:value="53.462">
                <text:p>53.462</text:p>
              </table:table-cell>
              <table:table-cell office:value-type="float" office:value="-39.1768480570171">
                <text:p>-39.1768480570171</text:p>
              </table:table-cell>
              <table:table-cell office:value-type="float" office:value="113.467">
                <text:p>113.467</text:p>
              </table:table-cell>
              <table:table-cell office:value-type="float" office:value="-56.8919207570832">
                <text:p>-56.8919207570832</text:p>
              </table:table-cell>
              <table:table-cell office:value-type="float" office:value="210.859">
                <text:p>210.859</text:p>
              </table:table-cell>
              <table:table-cell office:value-type="float" office:value="-86.5998396046129">
                <text:p>-86.5998396046129</text:p>
              </table:table-cell>
              <table:table-cell office:value-type="float" office:value="1450.528">
                <text:p>1450.528</text:p>
              </table:table-cell>
              <table:table-cell office:value-type="float" office:value="-100.50688749896">
                <text:p>-100.50688749896</text:p>
              </table:table-cell>
              <table:table-cell office:value-type="float" office:value="4456.186">
                <text:p>4456.186</text:p>
              </table:table-cell>
              <table:table-cell office:value-type="float" office:value="-137.823523611559">
                <text:p>-137.823523611559</text:p>
              </table:table-cell>
              <table:table-cell office:value-type="float" office:value="15921.96">
                <text:p>15921.96</text:p>
              </table:table-cell>
              <table:table-cell office:value-type="float" office:value="-164.270637747051">
                <text:p>-164.27063774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258">
                <text:p>44.258</text:p>
              </table:table-cell>
              <table:table-cell office:value-type="float" office:value="-23.0724003636884">
                <text:p>-23.0724003636884</text:p>
              </table:table-cell>
              <table:table-cell office:value-type="float" office:value="59.467">
                <text:p>59.467</text:p>
              </table:table-cell>
              <table:table-cell office:value-type="float" office:value="-42.5345716512264">
                <text:p>-42.5345716512264</text:p>
              </table:table-cell>
              <table:table-cell office:value-type="float" office:value="134.487">
                <text:p>134.487</text:p>
              </table:table-cell>
              <table:table-cell office:value-type="float" office:value="-57.8468905273642">
                <text:p>-57.8468905273642</text:p>
              </table:table-cell>
              <table:table-cell office:value-type="float" office:value="250.879">
                <text:p>250.879</text:p>
              </table:table-cell>
              <table:table-cell office:value-type="float" office:value="-85.8923537985637">
                <text:p>-85.8923537985637</text:p>
              </table:table-cell>
              <table:table-cell office:value-type="float" office:value="1803.928">
                <text:p>1803.928</text:p>
              </table:table-cell>
              <table:table-cell office:value-type="float" office:value="-102.488628202952">
                <text:p>-102.488628202952</text:p>
              </table:table-cell>
              <table:table-cell office:value-type="float" office:value="5417.586">
                <text:p>5417.586</text:p>
              </table:table-cell>
              <table:table-cell office:value-type="float" office:value="-145.440402821959">
                <text:p>-145.440402821959</text:p>
              </table:table-cell>
              <table:table-cell office:value-type="float" office:value="20672.96">
                <text:p>20672.96</text:p>
              </table:table-cell>
              <table:table-cell office:value-type="float" office:value="-167.844707053134">
                <text:p>-167.84470705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943">
                <text:p>48.943</text:p>
              </table:table-cell>
              <table:table-cell office:value-type="float" office:value="-24.1960445386036">
                <text:p>-24.1960445386036</text:p>
              </table:table-cell>
              <table:table-cell office:value-type="float" office:value="66.58">
                <text:p>66.58</text:p>
              </table:table-cell>
              <table:table-cell office:value-type="float" office:value="-47.1779695978287">
                <text:p>-47.1779695978287</text:p>
              </table:table-cell>
              <table:table-cell office:value-type="float" office:value="161.857">
                <text:p>161.857</text:p>
              </table:table-cell>
              <table:table-cell office:value-type="float" office:value="-58.8044309653788">
                <text:p>-58.8044309653788</text:p>
              </table:table-cell>
              <table:table-cell office:value-type="float" office:value="298.299">
                <text:p>298.299</text:p>
              </table:table-cell>
              <table:table-cell office:value-type="float" office:value="-85.9129610272616">
                <text:p>-85.9129610272616</text:p>
              </table:table-cell>
              <table:table-cell office:value-type="float" office:value="2216.128">
                <text:p>2216.128</text:p>
              </table:table-cell>
              <table:table-cell office:value-type="float" office:value="-104.599188306273">
                <text:p>-104.599188306273</text:p>
              </table:table-cell>
              <table:table-cell office:value-type="float" office:value="6622.586">
                <text:p>6622.586</text:p>
              </table:table-cell>
              <table:table-cell office:value-type="float" office:value="-143.743329563529">
                <text:p>-143.74332956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346">
                <text:p>54.346</text:p>
              </table:table-cell>
              <table:table-cell office:value-type="float" office:value="-24.0131908372908">
                <text:p>-24.0131908372908</text:p>
              </table:table-cell>
              <table:table-cell office:value-type="float" office:value="75.077">
                <text:p>75.077</text:p>
              </table:table-cell>
              <table:table-cell office:value-type="float" office:value="-47.7272612041554">
                <text:p>-47.7272612041554</text:p>
              </table:table-cell>
              <table:table-cell office:value-type="float" office:value="195.207">
                <text:p>195.207</text:p>
              </table:table-cell>
              <table:table-cell office:value-type="float" office:value="-61.0993819560706">
                <text:p>-61.0993819560706</text:p>
              </table:table-cell>
              <table:table-cell office:value-type="float" office:value="355.899">
                <text:p>355.899</text:p>
              </table:table-cell>
              <table:table-cell office:value-type="float" office:value="-86.1820065070573">
                <text:p>-86.1820065070573</text:p>
              </table:table-cell>
              <table:table-cell office:value-type="float" office:value="2692.428">
                <text:p>2692.428</text:p>
              </table:table-cell>
              <table:table-cell office:value-type="float" office:value="-105.232426779226">
                <text:p>-105.232426779226</text:p>
              </table:table-cell>
              <table:table-cell office:value-type="float" office:value="8227.586">
                <text:p>8227.586</text:p>
              </table:table-cell>
              <table:table-cell office:value-type="float" office:value="-143.736105358993">
                <text:p>-143.736105358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54">
                <text:p>61.154</text:p>
              </table:table-cell>
              <table:table-cell office:value-type="float" office:value="-23.5636722188089">
                <text:p>-23.5636722188089</text:p>
              </table:table-cell>
              <table:table-cell office:value-type="float" office:value="85.047">
                <text:p>85.047</text:p>
              </table:table-cell>
              <table:table-cell office:value-type="float" office:value="-48.273414756861">
                <text:p>-48.273414756861</text:p>
              </table:table-cell>
              <table:table-cell office:value-type="float" office:value="236.837">
                <text:p>236.837</text:p>
              </table:table-cell>
              <table:table-cell office:value-type="float" office:value="-62.3720164111347">
                <text:p>-62.3720164111347</text:p>
              </table:table-cell>
              <table:table-cell office:value-type="float" office:value="429.579">
                <text:p>429.579</text:p>
              </table:table-cell>
              <table:table-cell office:value-type="float" office:value="-87.7917847210261">
                <text:p>-87.7917847210261</text:p>
              </table:table-cell>
              <table:table-cell office:value-type="float" office:value="3270.028">
                <text:p>3270.028</text:p>
              </table:table-cell>
              <table:table-cell office:value-type="float" office:value="-105.232600548893">
                <text:p>-105.232600548893</text:p>
              </table:table-cell>
              <table:table-cell office:value-type="float" office:value="10780.586">
                <text:p>10780.586</text:p>
              </table:table-cell>
              <table:table-cell office:value-type="float" office:value="-143.810361892201">
                <text:p>-143.81036189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.603">
                <text:p>69.603</text:p>
              </table:table-cell>
              <table:table-cell office:value-type="float" office:value="-24.5858738069337">
                <text:p>-24.5858738069337</text:p>
              </table:table-cell>
              <table:table-cell office:value-type="float" office:value="97.357">
                <text:p>97.357</text:p>
              </table:table-cell>
              <table:table-cell office:value-type="float" office:value="-50.7279193440871">
                <text:p>-50.7279193440871</text:p>
              </table:table-cell>
              <table:table-cell office:value-type="float" office:value="294.997">
                <text:p>294.997</text:p>
              </table:table-cell>
              <table:table-cell office:value-type="float" office:value="-62.9439219660548">
                <text:p>-62.9439219660548</text:p>
              </table:table-cell>
              <table:table-cell office:value-type="float" office:value="516.979">
                <text:p>516.979</text:p>
              </table:table-cell>
              <table:table-cell office:value-type="float" office:value="-89.93491439048">
                <text:p>-89.93491439048</text:p>
              </table:table-cell>
              <table:table-cell office:value-type="float" office:value="4156.828">
                <text:p>4156.828</text:p>
              </table:table-cell>
              <table:table-cell office:value-type="float" office:value="-113.453127387189">
                <text:p>-113.453127387189</text:p>
              </table:table-cell>
              <table:table-cell office:value-type="float" office:value="14144.586">
                <text:p>14144.586</text:p>
              </table:table-cell>
              <table:table-cell office:value-type="float" office:value="-164.548237933597">
                <text:p>-164.54823793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.813">
                <text:p>80.813</text:p>
              </table:table-cell>
              <table:table-cell office:value-type="float" office:value="-26.0284381191418">
                <text:p>-26.0284381191418</text:p>
              </table:table-cell>
              <table:table-cell office:value-type="float" office:value="112.587">
                <text:p>112.587</text:p>
              </table:table-cell>
              <table:table-cell office:value-type="float" office:value="-55.4970209444167">
                <text:p>-55.4970209444167</text:p>
              </table:table-cell>
              <table:table-cell office:value-type="float" office:value="367.207">
                <text:p>367.207</text:p>
              </table:table-cell>
              <table:table-cell office:value-type="float" office:value="-62.9929787010523">
                <text:p>-62.9929787010523</text:p>
              </table:table-cell>
              <table:table-cell office:value-type="float" office:value="628.379">
                <text:p>628.379</text:p>
              </table:table-cell>
              <table:table-cell office:value-type="float" office:value="-89.5312988950611">
                <text:p>-89.5312988950611</text:p>
              </table:table-cell>
              <table:table-cell office:value-type="float" office:value="5285.828">
                <text:p>5285.828</text:p>
              </table:table-cell>
              <table:table-cell office:value-type="float" office:value="-113.811218811575">
                <text:p>-113.811218811575</text:p>
              </table:table-cell>
              <table:table-cell office:value-type="float" office:value="19174.586">
                <text:p>19174.586</text:p>
              </table:table-cell>
              <table:table-cell office:value-type="float" office:value="-160.996873075692">
                <text:p>-160.996873075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433">
                <text:p>95.433</text:p>
              </table:table-cell>
              <table:table-cell office:value-type="float" office:value="-28.4226009468969">
                <text:p>-28.4226009468969</text:p>
              </table:table-cell>
              <table:table-cell office:value-type="float" office:value="130.837">
                <text:p>130.837</text:p>
              </table:table-cell>
              <table:table-cell office:value-type="float" office:value="-70.8327239845323">
                <text:p>-70.8327239845323</text:p>
              </table:table-cell>
              <table:table-cell office:value-type="float" office:value="450.647">
                <text:p>450.647</text:p>
              </table:table-cell>
              <table:table-cell office:value-type="float" office:value="-63.3485041988266">
                <text:p>-63.3485041988266</text:p>
              </table:table-cell>
              <table:table-cell office:value-type="float" office:value="778.079">
                <text:p>778.079</text:p>
              </table:table-cell>
              <table:table-cell office:value-type="float" office:value="-89.0938888680273">
                <text:p>-89.0938888680273</text:p>
              </table:table-cell>
              <table:table-cell office:value-type="float" office:value="6732.828">
                <text:p>6732.828</text:p>
              </table:table-cell>
              <table:table-cell office:value-type="float" office:value="-113.791717085231">
                <text:p>-113.791717085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.183">
                <text:p>113.183</text:p>
              </table:table-cell>
              <table:table-cell office:value-type="float" office:value="-29.9569655536325">
                <text:p>-29.9569655536325</text:p>
              </table:table-cell>
              <table:table-cell office:value-type="float" office:value="153.017">
                <text:p>153.017</text:p>
              </table:table-cell>
              <table:table-cell office:value-type="float" office:value="-68.3144083139797">
                <text:p>-68.3144083139797</text:p>
              </table:table-cell>
              <table:table-cell office:value-type="float" office:value="569.747">
                <text:p>569.747</text:p>
              </table:table-cell>
              <table:table-cell office:value-type="float" office:value="-69.7888675344789">
                <text:p>-69.7888675344789</text:p>
              </table:table-cell>
              <table:table-cell office:value-type="float" office:value="961.079">
                <text:p>961.079</text:p>
              </table:table-cell>
              <table:table-cell office:value-type="float" office:value="-104.659554532863">
                <text:p>-104.659554532863</text:p>
              </table:table-cell>
              <table:table-cell office:value-type="float" office:value="8508.828">
                <text:p>8508.828</text:p>
              </table:table-cell>
              <table:table-cell office:value-type="float" office:value="-129.940034249736">
                <text:p>-129.94003424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663">
                <text:p>136.663</text:p>
              </table:table-cell>
              <table:table-cell office:value-type="float" office:value="-31.2368806870251">
                <text:p>-31.2368806870251</text:p>
              </table:table-cell>
              <table:table-cell office:value-type="float" office:value="182.017">
                <text:p>182.017</text:p>
              </table:table-cell>
              <table:table-cell office:value-type="float" office:value="-73.1127489210837">
                <text:p>-73.1127489210837</text:p>
              </table:table-cell>
              <table:table-cell office:value-type="float" office:value="734.547">
                <text:p>734.547</text:p>
              </table:table-cell>
              <table:table-cell office:value-type="float" office:value="-75.7321905911345">
                <text:p>-75.7321905911345</text:p>
              </table:table-cell>
              <table:table-cell office:value-type="float" office:value="1181.779">
                <text:p>1181.779</text:p>
              </table:table-cell>
              <table:table-cell office:value-type="float" office:value="-106.96414463149">
                <text:p>-106.96414463149</text:p>
              </table:table-cell>
              <table:table-cell office:value-type="float" office:value="11360.828">
                <text:p>11360.828</text:p>
              </table:table-cell>
              <table:table-cell office:value-type="float" office:value="-129.93720091919">
                <text:p>-129.9372009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.093">
                <text:p>165.093</text:p>
              </table:table-cell>
              <table:table-cell office:value-type="float" office:value="-31.989866736711">
                <text:p>-31.989866736711</text:p>
              </table:table-cell>
              <table:table-cell office:value-type="float" office:value="217.647">
                <text:p>217.647</text:p>
              </table:table-cell>
              <table:table-cell office:value-type="float" office:value="-67.3148856647135">
                <text:p>-67.3148856647135</text:p>
              </table:table-cell>
              <table:table-cell office:value-type="float" office:value="964.747">
                <text:p>964.747</text:p>
              </table:table-cell>
              <table:table-cell office:value-type="float" office:value="-76.7967537248527">
                <text:p>-76.7967537248527</text:p>
              </table:table-cell>
              <table:table-cell office:value-type="float" office:value="1444.479">
                <text:p>1444.479</text:p>
              </table:table-cell>
              <table:table-cell office:value-type="float" office:value="-120.953107001859">
                <text:p>-120.953107001859</text:p>
              </table:table-cell>
              <table:table-cell office:value-type="float" office:value="15295.828">
                <text:p>15295.828</text:p>
              </table:table-cell>
              <table:table-cell office:value-type="float" office:value="-131.416815620264">
                <text:p>-131.41681562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.413">
                <text:p>205.413</text:p>
              </table:table-cell>
              <table:table-cell office:value-type="float" office:value="-32.7644349603969">
                <text:p>-32.7644349603969</text:p>
              </table:table-cell>
              <table:table-cell office:value-type="float" office:value="265.097">
                <text:p>265.097</text:p>
              </table:table-cell>
              <table:table-cell office:value-type="float" office:value="-74.2501220999168">
                <text:p>-74.2501220999168</text:p>
              </table:table-cell>
              <table:table-cell office:value-type="float" office:value="1244.147">
                <text:p>1244.147</text:p>
              </table:table-cell>
              <table:table-cell office:value-type="float" office:value="-76.8572017451802">
                <text:p>-76.8572017451802</text:p>
              </table:table-cell>
              <table:table-cell office:value-type="float" office:value="1793.379">
                <text:p>1793.379</text:p>
              </table:table-cell>
              <table:table-cell office:value-type="float" office:value="-121.092823074029">
                <text:p>-121.092823074029</text:p>
              </table:table-cell>
              <table:table-cell office:value-type="float" office:value="20344.828">
                <text:p>20344.828</text:p>
              </table:table-cell>
              <table:table-cell office:value-type="float" office:value="-133.12313677594">
                <text:p>-133.1231367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.773">
                <text:p>264.773</text:p>
              </table:table-cell>
              <table:table-cell office:value-type="float" office:value="-33.2653864757337">
                <text:p>-33.2653864757337</text:p>
              </table:table-cell>
              <table:table-cell office:value-type="float" office:value="322.857">
                <text:p>322.857</text:p>
              </table:table-cell>
              <table:table-cell office:value-type="float" office:value="-72.953021656363">
                <text:p>-72.953021656363</text:p>
              </table:table-cell>
              <table:table-cell office:value-type="float" office:value="1605.547">
                <text:p>1605.547</text:p>
              </table:table-cell>
              <table:table-cell office:value-type="float" office:value="-78.4827546300163">
                <text:p>-78.4827546300163</text:p>
              </table:table-cell>
              <table:table-cell office:value-type="float" office:value="2205.879">
                <text:p>2205.879</text:p>
              </table:table-cell>
              <table:table-cell office:value-type="float" office:value="-106.799970292243">
                <text:p>-106.799970292243</text:p>
              </table:table-cell>
              <table:table-cell office:value-type="float" office:value="27089.828">
                <text:p>27089.828</text:p>
              </table:table-cell>
              <table:table-cell office:value-type="float" office:value="-138.824563821965">
                <text:p>-138.82456382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1.283">
                <text:p>351.283</text:p>
              </table:table-cell>
              <table:table-cell office:value-type="float" office:value="-33.750106788671">
                <text:p>-33.750106788671</text:p>
              </table:table-cell>
              <table:table-cell office:value-type="float" office:value="406.957">
                <text:p>406.957</text:p>
              </table:table-cell>
              <table:table-cell office:value-type="float" office:value="-74.5152421590814">
                <text:p>-74.5152421590814</text:p>
              </table:table-cell>
              <table:table-cell office:value-type="float" office:value="2154.247">
                <text:p>2154.247</text:p>
              </table:table-cell>
              <table:table-cell office:value-type="float" office:value="-79.1123405637425">
                <text:p>-79.1123405637425</text:p>
              </table:table-cell>
              <table:table-cell office:value-type="float" office:value="2854.679">
                <text:p>2854.679</text:p>
              </table:table-cell>
              <table:table-cell office:value-type="float" office:value="-107.977268945648">
                <text:p>-107.97726894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.483">
                <text:p>486.483</text:p>
              </table:table-cell>
              <table:table-cell office:value-type="float" office:value="-34.8981432856258">
                <text:p>-34.8981432856258</text:p>
              </table:table-cell>
              <table:table-cell office:value-type="float" office:value="534.657">
                <text:p>534.657</text:p>
              </table:table-cell>
              <table:table-cell office:value-type="float" office:value="-73.2397177503402">
                <text:p>-73.2397177503402</text:p>
              </table:table-cell>
              <table:table-cell office:value-type="float" office:value="2881.747">
                <text:p>2881.747</text:p>
              </table:table-cell>
              <table:table-cell office:value-type="float" office:value="-79.3229329137683">
                <text:p>-79.3229329137683</text:p>
              </table:table-cell>
              <table:table-cell office:value-type="float" office:value="3848.779">
                <text:p>3848.779</text:p>
              </table:table-cell>
              <table:table-cell office:value-type="float" office:value="-138.803240918859">
                <text:p>-138.80324091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383">
                <text:p>700.383</text:p>
              </table:table-cell>
              <table:table-cell office:value-type="float" office:value="-36.5217578390273">
                <text:p>-36.5217578390273</text:p>
              </table:table-cell>
              <table:table-cell office:value-type="float" office:value="684.157">
                <text:p>684.157</text:p>
              </table:table-cell>
              <table:table-cell office:value-type="float" office:value="-71.655093927937">
                <text:p>-71.655093927937</text:p>
              </table:table-cell>
              <table:table-cell office:value-type="float" office:value="3934.747">
                <text:p>3934.747</text:p>
              </table:table-cell>
              <table:table-cell office:value-type="float" office:value="-79.6750434335837">
                <text:p>-79.6750434335837</text:p>
              </table:table-cell>
              <table:table-cell office:value-type="float" office:value="5165.779">
                <text:p>5165.779</text:p>
              </table:table-cell>
              <table:table-cell office:value-type="float" office:value="-124.345485651787">
                <text:p>-124.34548565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3.783">
                <text:p>1023.783</text:p>
              </table:table-cell>
              <table:table-cell office:value-type="float" office:value="-37.4630353856292">
                <text:p>-37.4630353856292</text:p>
              </table:table-cell>
              <table:table-cell office:value-type="float" office:value="870.757">
                <text:p>870.757</text:p>
              </table:table-cell>
              <table:table-cell office:value-type="float" office:value="-68.5932811795744">
                <text:p>-68.5932811795744</text:p>
              </table:table-cell>
              <table:table-cell office:value-type="float" office:value="5528.747">
                <text:p>5528.747</text:p>
              </table:table-cell>
              <table:table-cell office:value-type="float" office:value="-80.1383001375058">
                <text:p>-80.1383001375058</text:p>
              </table:table-cell>
              <table:table-cell office:value-type="float" office:value="6872.779">
                <text:p>6872.779</text:p>
              </table:table-cell>
              <table:table-cell office:value-type="float" office:value="-130.006646651605">
                <text:p>-130.00664665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6.583">
                <text:p>1496.583</text:p>
              </table:table-cell>
              <table:table-cell office:value-type="float" office:value="-37.515573544591">
                <text:p>-37.515573544591</text:p>
              </table:table-cell>
              <table:table-cell office:value-type="float" office:value="1111.457">
                <text:p>1111.457</text:p>
              </table:table-cell>
              <table:table-cell office:value-type="float" office:value="-66.0369935134189">
                <text:p>-66.0369935134189</text:p>
              </table:table-cell>
              <table:table-cell office:value-type="float" office:value="7903.747">
                <text:p>7903.747</text:p>
              </table:table-cell>
              <table:table-cell office:value-type="float" office:value="-80.2998923617692">
                <text:p>-80.2998923617692</text:p>
              </table:table-cell>
              <table:table-cell office:value-type="float" office:value="8922.779">
                <text:p>8922.779</text:p>
              </table:table-cell>
              <table:table-cell office:value-type="float" office:value="-142.533126907378">
                <text:p>-142.53312690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0.383">
                <text:p>2120.383</text:p>
              </table:table-cell>
              <table:table-cell office:value-type="float" office:value="-38.1894928861882">
                <text:p>-38.1894928861882</text:p>
              </table:table-cell>
              <table:table-cell office:value-type="float" office:value="1465.157">
                <text:p>1465.157</text:p>
              </table:table-cell>
              <table:table-cell office:value-type="float" office:value="-65.5401862898063">
                <text:p>-65.5401862898063</text:p>
              </table:table-cell>
              <table:table-cell office:value-type="float" office:value="11023.747">
                <text:p>11023.747</text:p>
              </table:table-cell>
              <table:table-cell office:value-type="float" office:value="-82.2250560367332">
                <text:p>-82.2250560367332</text:p>
              </table:table-cell>
              <table:table-cell office:value-type="float" office:value="12117.779">
                <text:p>12117.779</text:p>
              </table:table-cell>
              <table:table-cell office:value-type="float" office:value="-142.763385544453">
                <text:p>-142.76338554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8.383">
                <text:p>3168.383</text:p>
              </table:table-cell>
              <table:table-cell office:value-type="float" office:value="-39.6163794581659">
                <text:p>-39.6163794581659</text:p>
              </table:table-cell>
              <table:table-cell office:value-type="float" office:value="1924.857">
                <text:p>1924.857</text:p>
              </table:table-cell>
              <table:table-cell office:value-type="float" office:value="-66.4127734559051">
                <text:p>-66.4127734559051</text:p>
              </table:table-cell>
              <table:table-cell office:value-type="float" office:value="15355.747">
                <text:p>15355.747</text:p>
              </table:table-cell>
              <table:table-cell office:value-type="float" office:value="-86.0134801088813">
                <text:p>-86.0134801088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93.383">
                <text:p>4693.383</text:p>
              </table:table-cell>
              <table:table-cell office:value-type="float" office:value="-40.3619872063562">
                <text:p>-40.3619872063562</text:p>
              </table:table-cell>
              <table:table-cell office:value-type="float" office:value="2498.457">
                <text:p>2498.457</text:p>
              </table:table-cell>
              <table:table-cell office:value-type="float" office:value="-70.8614104687981">
                <text:p>-70.8614104687981</text:p>
              </table:table-cell>
              <table:table-cell office:value-type="float" office:value="21656.747">
                <text:p>21656.747</text:p>
              </table:table-cell>
              <table:table-cell office:value-type="float" office:value="-92.9678489039998">
                <text:p>-92.967848903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88.383">
                <text:p>7188.383</text:p>
              </table:table-cell>
              <table:table-cell office:value-type="float" office:value="-40.9606196470571">
                <text:p>-40.9606196470571</text:p>
              </table:table-cell>
              <table:table-cell office:value-type="float" office:value="3310.057">
                <text:p>3310.057</text:p>
              </table:table-cell>
              <table:table-cell office:value-type="float" office:value="-72.1396353916266">
                <text:p>-72.1396353916266</text:p>
              </table:table-cell>
              <table:table-cell office:value-type="float" office:value="31538.747">
                <text:p>31538.747</text:p>
              </table:table-cell>
              <table:table-cell office:value-type="float" office:value="-94.6486029444339">
                <text:p>-94.648602944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0" chart:origin="0" chart:reverse-direction="false" text:line-break="false" loext:try-staggering-first="false" chart:link-data-style-to-source="true" chart:axis-position="-22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220" chart:maximum="20" chart:origin="-22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botto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cm" svg:y="3.703cm" style:legend-expansion="high" chart:style-name="ch2"/>
        <chart:plot-area chart:style-name="ch3" table:cell-range-address="'1'.B57:'1'.C66 '1'.C67:'1'.C67 '1'.E57:'1'.F67" chart:data-source-has-labels="row" svg:x="1.331cm" svg:y="0.18cm" svg:width="11.179cm" svg:height="7.659cm">
          <chartooo:coordinate-region svg:x="2.093cm" svg:y="0.379cm" svg:width="10.045cm" svg:height="6.963cm"/>
          <chart:axis chart:dimension="x" chart:name="primary-x" chart:style-name="ch4">
            <chart:title svg:x="6.003cm" svg:y="8.019cm" chart:style-name="ch5">
              <text:p>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4.265cm" chart:style-name="ch9">
              <text:p>dB</text:p>
            </chart:title>
            <chart:grid chart:style-name="ch6" chart:class="major"/>
          </chart:axis>
          <chart:series chart:style-name="ch10" chart:values-cell-range-address="'1'.C57:'1'.C66" chart:label-cell-address="'1'.C67:'1'.C67" chart:class="chart:scatter">
            <chart:domain table:cell-range-address="'1'.B57:'1'.B66"/>
            <chart:data-point chart:repeated="10"/>
          </chart:series>
          <chart:series chart:style-name="ch11" chart:values-cell-range-address="'1'.F57:'1'.F66" chart:label-cell-address="'1'.F67:'1'.F67" chart:class="chart:scatter">
            <chart:data-point chart:repeated="10"/>
          </chart:series>
          <chart:series chart:style-name="ch12" chart:values-cell-range-address="'1'.E57:'1'.E66" chart:label-cell-address="'1'.E67:'1'.E67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|S11| Error</text:p>
                <draw:g>
                  <svg:desc>'1'.C67:'1'.C67</svg:desc>
                </draw:g>
              </table:table-cell>
              <table:table-cell office:value-type="string">
                <text:p>|S21| Error</text:p>
                <draw:g>
                  <svg:desc>'1'.F67:'1'.F67</svg:desc>
                </draw:g>
              </table:table-cell>
              <table:table-cell office:value-type="string">
                <text:p>Phase Error</text:p>
                <draw:g>
                  <svg:desc>'1'.E67:'1'.E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7">
                <text:p>1.707</text:p>
                <draw:g>
                  <svg:desc>'1'.B57:'1'.B66</svg:desc>
                </draw:g>
              </table:table-cell>
              <table:table-cell office:value-type="float" office:value="-0.00524504485117496">
                <text:p>-0.00524504485117496</text:p>
                <draw:g>
                  <svg:desc>'1'.C57:'1'.C66</svg:desc>
                </draw:g>
              </table:table-cell>
              <table:table-cell office:value-type="float" office:value="-0.308010447498139">
                <text:p>-0.308010447498139</text:p>
                <draw:g>
                  <svg:desc>'1'.F57:'1'.F66</svg:desc>
                </draw:g>
              </table:table-cell>
              <table:table-cell office:value-type="float" office:value="-6.50632760474802">
                <text:p>-6.50632760474802</text:p>
                <draw:g>
                  <svg:desc>'1'.E57:'1'.E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4">
                <text:p>1.834</text:p>
              </table:table-cell>
              <table:table-cell office:value-type="float" office:value="-6.45333738673">
                <text:p>-6.45333738673</text:p>
              </table:table-cell>
              <table:table-cell office:value-type="float" office:value="-18.6309835500955">
                <text:p>-18.6309835500955</text:p>
              </table:table-cell>
              <table:table-cell office:value-type="float" office:value="13.5883026430479">
                <text:p>13.5883026430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85">
                <text:p>2.085</text:p>
              </table:table-cell>
              <table:table-cell office:value-type="float" office:value="-11.8863190682996">
                <text:p>-11.8863190682996</text:p>
              </table:table-cell>
              <table:table-cell office:value-type="float" office:value="-29.8493550792144">
                <text:p>-29.8493550792144</text:p>
              </table:table-cell>
              <table:table-cell office:value-type="float" office:value="2.55313658471039">
                <text:p>2.55313658471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02">
                <text:p>2.602</text:p>
              </table:table-cell>
              <table:table-cell office:value-type="float" office:value="-29.3111669022165">
                <text:p>-29.3111669022165</text:p>
              </table:table-cell>
              <table:table-cell office:value-type="float" office:value="-67.1956923699323">
                <text:p>-67.1956923699323</text:p>
              </table:table-cell>
              <table:table-cell office:value-type="float" office:value="-17.0927158519643">
                <text:p>-17.0927158519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88">
                <text:p>4.588</text:p>
              </table:table-cell>
              <table:table-cell office:value-type="float" office:value="-53.923182031217">
                <text:p>-53.923182031217</text:p>
              </table:table-cell>
              <table:table-cell office:value-type="float" office:value="-102.220733703223">
                <text:p>-102.220733703223</text:p>
              </table:table-cell>
              <table:table-cell office:value-type="float" office:value="-31.5648682320553">
                <text:p>-31.5648682320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36">
                <text:p>8.736</text:p>
              </table:table-cell>
              <table:table-cell office:value-type="float" office:value="-58.1958558268997">
                <text:p>-58.1958558268997</text:p>
              </table:table-cell>
              <table:table-cell office:value-type="float" office:value="-115.210388565664">
                <text:p>-115.210388565664</text:p>
              </table:table-cell>
              <table:table-cell office:value-type="float" office:value="-47.2557229811013">
                <text:p>-47.2557229811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41">
                <text:p>18.41</text:p>
              </table:table-cell>
              <table:table-cell office:value-type="float" office:value="-76.0919485280028">
                <text:p>-76.0919485280028</text:p>
              </table:table-cell>
              <table:table-cell office:value-type="float" office:value="-144.903942461733">
                <text:p>-144.903942461733</text:p>
              </table:table-cell>
              <table:table-cell office:value-type="float" office:value="-76.3908316661951">
                <text:p>-76.3908316661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1">
                <text:p>44.11</text:p>
              </table:table-cell>
              <table:table-cell office:value-type="float" office:value="-98.5546378780474">
                <text:p>-98.5546378780474</text:p>
              </table:table-cell>
              <table:table-cell office:value-type="float" office:value="-159.764454457923">
                <text:p>-159.764454457923</text:p>
              </table:table-cell>
              <table:table-cell office:value-type="float" office:value="-86.2280320040074">
                <text:p>-86.2280320040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.6">
                <text:p>118.6</text:p>
              </table:table-cell>
              <table:table-cell office:value-type="float" office:value="-113.852515403715">
                <text:p>-113.852515403715</text:p>
              </table:table-cell>
              <table:table-cell office:value-type="float" office:value="-187.235911083787">
                <text:p>-187.235911083787</text:p>
              </table:table-cell>
              <table:table-cell office:value-type="float" office:value="-108.601926703782">
                <text:p>-108.601926703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6.6">
                <text:p>336.6</text:p>
              </table:table-cell>
              <table:table-cell office:value-type="float" office:value="-137.29730402974">
                <text:p>-137.29730402974</text:p>
              </table:table-cell>
              <table:table-cell office:value-type="float" office:value="-201.241255174382">
                <text:p>-201.241255174382</text:p>
              </table:table-cell>
              <table:table-cell office:value-type="float" office:value="-124.397703079063">
                <text:p>-124.3977030790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-2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00" chart:maximum="20" chart:origin="-20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1.905cm" style:legend-expansion="high" chart:style-name="ch2"/>
        <chart:plot-area chart:style-name="ch3" table:cell-range-address="'1'.R9:'1'.R48 '1'.B49:'1'.B49 '1'.W9:'1'.W48 '2'.B49:'2'.B49 '2'.W9:'2'.W48 '3'.B49:'3'.B49 '3'.W9:'3'.W48 '4'.B46:'4'.B46 '4'.W9:'4'.W45 '5'.B40:'5'.B40 '5'.W9:'5'.W39 '6'.B34:'6'.B34 '6'.W9:'6'.W33 '7'.B29:'7'.B29 '7'.W9:'7'.W28 '8'.B26:'8'.B26 '8'.W9:'8'.W25 '9'.B22:'9'.B22 '9'.W9:'9'.W21 '10'.B21:'10'.B21 '10'.W9:'10'.W20" chart:data-source-has-labels="row" svg:x="1.315cm" svg:y="0.177cm" svg:width="11.908cm" svg:height="7.556cm">
          <chartooo:coordinate-region svg:x="2.077cm" svg:y="0.376cm" svg:width="10.866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507cm" chart:style-name="ch9">
              <text:p>Phase Shift Error, dB</text:p>
            </chart:title>
            <chart:grid chart:style-name="ch6" chart:class="major"/>
          </chart:axis>
          <chart:series chart:style-name="ch10" chart:values-cell-range-address="'1'.W9:'1'.W48" chart:label-cell-address="'1'.B49:'1'.B49" chart:class="chart:scatter">
            <chart:domain table:cell-range-address="'1'.R9:'1'.R48"/>
            <chart:data-point chart:repeated="40"/>
          </chart:series>
          <chart:series chart:style-name="ch11" chart:values-cell-range-address="'2'.W9:'2'.W48" chart:label-cell-address="'2'.B49:'2'.B49" chart:class="chart:scatter">
            <chart:domain table:cell-range-address="'2'.R9:'2'.R48"/>
            <chart:data-point chart:repeated="40"/>
          </chart:series>
          <chart:series chart:style-name="ch12" chart:values-cell-range-address="'3'.W9:'3'.W48" chart:label-cell-address="'3'.B49:'3'.B49" chart:class="chart:scatter">
            <chart:domain table:cell-range-address="'3'.R9:'3'.R48"/>
            <chart:data-point chart:repeated="40"/>
          </chart:series>
          <chart:series chart:style-name="ch13" chart:values-cell-range-address="'4'.W9:'4'.W45" chart:label-cell-address="'4'.B46:'4'.B46" chart:class="chart:scatter">
            <chart:domain table:cell-range-address="'4'.R9:'4'.R45"/>
            <chart:data-point chart:repeated="37"/>
          </chart:series>
          <chart:series chart:style-name="ch14" chart:values-cell-range-address="'5'.W9:'5'.W39" chart:label-cell-address="'5'.B40:'5'.B40" chart:class="chart:scatter">
            <chart:domain table:cell-range-address="'5'.R9:'5'.R39"/>
            <chart:data-point chart:repeated="31"/>
          </chart:series>
          <chart:series chart:style-name="ch15" chart:values-cell-range-address="'6'.W9:'6'.W33" chart:label-cell-address="'6'.B34:'6'.B34" chart:class="chart:scatter">
            <chart:domain table:cell-range-address="'6'.R9:'6'.R33"/>
            <chart:data-point chart:repeated="25"/>
          </chart:series>
          <chart:series chart:style-name="ch16" chart:values-cell-range-address="'7'.W9:'7'.W28" chart:label-cell-address="'7'.B29:'7'.B29" chart:class="chart:scatter">
            <chart:domain table:cell-range-address="'7'.R9:'7'.R28"/>
            <chart:data-point chart:repeated="20"/>
          </chart:series>
          <chart:series chart:style-name="ch17" chart:values-cell-range-address="'8'.W9:'8'.W25" chart:label-cell-address="'8'.B26:'8'.B26" chart:class="chart:scatter">
            <chart:domain table:cell-range-address="'8'.R9:'8'.R25"/>
            <chart:data-point chart:repeated="17"/>
          </chart:series>
          <chart:series chart:style-name="ch18" chart:values-cell-range-address="'9'.W9:'9'.W21" chart:label-cell-address="'9'.B22:'9'.B22" chart:class="chart:scatter">
            <chart:domain table:cell-range-address="'9'.R9:'9'.R21"/>
            <chart:data-point chart:repeated="13"/>
          </chart:series>
          <chart:series chart:style-name="ch19" chart:values-cell-range-address="'10'.W9:'10'.W20" chart:label-cell-address="'10'.B21:'10'.B21" chart:class="chart:scatter">
            <chart:domain table:cell-range-address="'10'.R9:'10'.R20"/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</text:p>
                <draw:g>
                  <svg:desc>'1'.B49:'1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2</text:p>
                <draw:g>
                  <svg:desc>'2'.B49:'2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3</text:p>
                <draw:g>
                  <svg:desc>'3'.B49:'3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4</text:p>
                <draw:g>
                  <svg:desc>'4'.B46:'4'.B4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5</text:p>
                <draw:g>
                  <svg:desc>'5'.B40:'5'.B4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6</text:p>
                <draw:g>
                  <svg:desc>'6'.B34:'6'.B3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7</text:p>
                <draw:g>
                  <svg:desc>'7'.B29:'7'.B2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8</text:p>
                <draw:g>
                  <svg:desc>'8'.B26:'8'.B2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9</text:p>
                <draw:g>
                  <svg:desc>'9'.B22:'9'.B2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10</text:p>
                <draw:g>
                  <svg:desc>'10'.B21:'10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7">
                <text:p>1.707</text:p>
                <draw:g>
                  <svg:desc>'1'.R9:'1'.R48</svg:desc>
                </draw:g>
              </table:table-cell>
              <table:table-cell office:value-type="float" office:value="-6.50632760474802">
                <text:p>-6.50632760474802</text:p>
                <draw:g>
                  <svg:desc>'1'.W9:'1'.W48</svg:desc>
                </draw:g>
              </table:table-cell>
              <table:table-cell office:value-type="float" office:value="1.834">
                <text:p>1.834</text:p>
                <draw:g>
                  <svg:desc>'2'.R9:'2'.R48</svg:desc>
                </draw:g>
              </table:table-cell>
              <table:table-cell office:value-type="float" office:value="13.5883026430479">
                <text:p>13.5883026430479</text:p>
                <draw:g>
                  <svg:desc>'2'.W9:'2'.W48</svg:desc>
                </draw:g>
              </table:table-cell>
              <table:table-cell office:value-type="float" office:value="2.085">
                <text:p>2.085</text:p>
                <draw:g>
                  <svg:desc>'3'.R9:'3'.R48</svg:desc>
                </draw:g>
              </table:table-cell>
              <table:table-cell office:value-type="float" office:value="2.55313658471039">
                <text:p>2.55313658471039</text:p>
                <draw:g>
                  <svg:desc>'3'.W9:'3'.W48</svg:desc>
                </draw:g>
              </table:table-cell>
              <table:table-cell office:value-type="float" office:value="2.602">
                <text:p>2.602</text:p>
                <draw:g>
                  <svg:desc>'4'.R9:'4'.R45</svg:desc>
                </draw:g>
              </table:table-cell>
              <table:table-cell office:value-type="float" office:value="-17.0927158519643">
                <text:p>-17.0927158519643</text:p>
                <draw:g>
                  <svg:desc>'4'.W9:'4'.W45</svg:desc>
                </draw:g>
              </table:table-cell>
              <table:table-cell office:value-type="float" office:value="4.588">
                <text:p>4.588</text:p>
                <draw:g>
                  <svg:desc>'5'.R9:'5'.R39</svg:desc>
                </draw:g>
              </table:table-cell>
              <table:table-cell office:value-type="float" office:value="-31.5648682320553">
                <text:p>-31.5648682320553</text:p>
                <draw:g>
                  <svg:desc>'5'.W9:'5'.W39</svg:desc>
                </draw:g>
              </table:table-cell>
              <table:table-cell office:value-type="float" office:value="8.736">
                <text:p>8.736</text:p>
                <draw:g>
                  <svg:desc>'6'.R9:'6'.R33</svg:desc>
                </draw:g>
              </table:table-cell>
              <table:table-cell office:value-type="float" office:value="-47.2557229811013">
                <text:p>-47.2557229811013</text:p>
                <draw:g>
                  <svg:desc>'6'.W9:'6'.W33</svg:desc>
                </draw:g>
              </table:table-cell>
              <table:table-cell office:value-type="float" office:value="18.41">
                <text:p>18.41</text:p>
                <draw:g>
                  <svg:desc>'7'.R9:'7'.R28</svg:desc>
                </draw:g>
              </table:table-cell>
              <table:table-cell office:value-type="float" office:value="-76.3908316661951">
                <text:p>-76.3908316661951</text:p>
                <draw:g>
                  <svg:desc>'7'.W9:'7'.W28</svg:desc>
                </draw:g>
              </table:table-cell>
              <table:table-cell office:value-type="float" office:value="44.11">
                <text:p>44.11</text:p>
                <draw:g>
                  <svg:desc>'8'.R9:'8'.R25</svg:desc>
                </draw:g>
              </table:table-cell>
              <table:table-cell office:value-type="float" office:value="-86.2280320040074">
                <text:p>-86.2280320040074</text:p>
                <draw:g>
                  <svg:desc>'8'.W9:'8'.W25</svg:desc>
                </draw:g>
              </table:table-cell>
              <table:table-cell office:value-type="float" office:value="118.6">
                <text:p>118.6</text:p>
                <draw:g>
                  <svg:desc>'9'.R9:'9'.R21</svg:desc>
                </draw:g>
              </table:table-cell>
              <table:table-cell office:value-type="float" office:value="-108.601926703782">
                <text:p>-108.601926703782</text:p>
                <draw:g>
                  <svg:desc>'9'.W9:'9'.W21</svg:desc>
                </draw:g>
              </table:table-cell>
              <table:table-cell office:value-type="float" office:value="336.6">
                <text:p>336.6</text:p>
                <draw:g>
                  <svg:desc>'10'.R9:'10'.R20</svg:desc>
                </draw:g>
              </table:table-cell>
              <table:table-cell office:value-type="float" office:value="-124.397703079063">
                <text:p>-124.397703079063</text:p>
                <draw:g>
                  <svg:desc>'10'.W9:'10'.W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34">
                <text:p>3.434</text:p>
              </table:table-cell>
              <table:table-cell office:value-type="float" office:value="13.7682113591312">
                <text:p>13.7682113591312</text:p>
              </table:table-cell>
              <table:table-cell office:value-type="float" office:value="3.672">
                <text:p>3.672</text:p>
              </table:table-cell>
              <table:table-cell office:value-type="float" office:value="10.6447502594768">
                <text:p>10.6447502594768</text:p>
              </table:table-cell>
              <table:table-cell office:value-type="float" office:value="4.274">
                <text:p>4.274</text:p>
              </table:table-cell>
              <table:table-cell office:value-type="float" office:value="-2.42284764316197">
                <text:p>-2.42284764316197</text:p>
              </table:table-cell>
              <table:table-cell office:value-type="float" office:value="6.041">
                <text:p>6.041</text:p>
              </table:table-cell>
              <table:table-cell office:value-type="float" office:value="-22.3165798027181">
                <text:p>-22.3165798027181</text:p>
              </table:table-cell>
              <table:table-cell office:value-type="float" office:value="14.238">
                <text:p>14.238</text:p>
              </table:table-cell>
              <table:table-cell office:value-type="float" office:value="-52.2373382261807">
                <text:p>-52.2373382261807</text:p>
              </table:table-cell>
              <table:table-cell office:value-type="float" office:value="36.216">
                <text:p>36.216</text:p>
              </table:table-cell>
              <table:table-cell office:value-type="float" office:value="-69.8763143198057">
                <text:p>-69.8763143198057</text:p>
              </table:table-cell>
              <table:table-cell office:value-type="float" office:value="81.13">
                <text:p>81.13</text:p>
              </table:table-cell>
              <table:table-cell office:value-type="float" office:value="-82.1239803932062">
                <text:p>-82.1239803932062</text:p>
              </table:table-cell>
              <table:table-cell office:value-type="float" office:value="205.21">
                <text:p>205.21</text:p>
              </table:table-cell>
              <table:table-cell office:value-type="float" office:value="-91.8804487911218">
                <text:p>-91.8804487911218</text:p>
              </table:table-cell>
              <table:table-cell office:value-type="float" office:value="609.3">
                <text:p>609.3</text:p>
              </table:table-cell>
              <table:table-cell office:value-type="float" office:value="-129.791285781592">
                <text:p>-129.791285781592</text:p>
              </table:table-cell>
              <table:table-cell office:value-type="float" office:value="1564.6">
                <text:p>1564.6</text:p>
              </table:table-cell>
              <table:table-cell office:value-type="float" office:value="-130.499752707754">
                <text:p>-130.499752707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53">
                <text:p>5.153</text:p>
              </table:table-cell>
              <table:table-cell office:value-type="float" office:value="18.1671563390055">
                <text:p>18.1671563390055</text:p>
              </table:table-cell>
              <table:table-cell office:value-type="float" office:value="5.606">
                <text:p>5.606</text:p>
              </table:table-cell>
              <table:table-cell office:value-type="float" office:value="6.91627167127682">
                <text:p>6.91627167127682</text:p>
              </table:table-cell>
              <table:table-cell office:value-type="float" office:value="6.643">
                <text:p>6.643</text:p>
              </table:table-cell>
              <table:table-cell office:value-type="float" office:value="-13.2291013948433">
                <text:p>-13.2291013948433</text:p>
              </table:table-cell>
              <table:table-cell office:value-type="float" office:value="9.807">
                <text:p>9.807</text:p>
              </table:table-cell>
              <table:table-cell office:value-type="float" office:value="-34.5768560433419">
                <text:p>-34.5768560433419</text:p>
              </table:table-cell>
              <table:table-cell office:value-type="float" office:value="29.018">
                <text:p>29.018</text:p>
              </table:table-cell>
              <table:table-cell office:value-type="float" office:value="-52.8508132551393">
                <text:p>-52.8508132551393</text:p>
              </table:table-cell>
              <table:table-cell office:value-type="float" office:value="70.596">
                <text:p>70.596</text:p>
              </table:table-cell>
              <table:table-cell office:value-type="float" office:value="-70.9112807065784">
                <text:p>-70.9112807065784</text:p>
              </table:table-cell>
              <table:table-cell office:value-type="float" office:value="162.96">
                <text:p>162.96</text:p>
              </table:table-cell>
              <table:table-cell office:value-type="float" office:value="-103.283089582485">
                <text:p>-103.283089582485</text:p>
              </table:table-cell>
              <table:table-cell office:value-type="float" office:value="414.71">
                <text:p>414.71</text:p>
              </table:table-cell>
              <table:table-cell office:value-type="float" office:value="-113.128392906834">
                <text:p>-113.128392906834</text:p>
              </table:table-cell>
              <table:table-cell office:value-type="float" office:value="1363.1">
                <text:p>1363.1</text:p>
              </table:table-cell>
              <table:table-cell office:value-type="float" office:value="-148.310209903561">
                <text:p>-148.310209903561</text:p>
              </table:table-cell>
              <table:table-cell office:value-type="float" office:value="3202.6">
                <text:p>3202.6</text:p>
              </table:table-cell>
              <table:table-cell office:value-type="float" office:value="-165.717141547293">
                <text:p>-165.717141547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">
                <text:p>6.94</text:p>
              </table:table-cell>
              <table:table-cell office:value-type="float" office:value="14.3712370297912">
                <text:p>14.3712370297912</text:p>
              </table:table-cell>
              <table:table-cell office:value-type="float" office:value="7.6">
                <text:p>7.6</text:p>
              </table:table-cell>
              <table:table-cell office:value-type="float" office:value="0.819661013120099">
                <text:p>0.819661013120099</text:p>
              </table:table-cell>
              <table:table-cell office:value-type="float" office:value="9.274">
                <text:p>9.274</text:p>
              </table:table-cell>
              <table:table-cell office:value-type="float" office:value="-15.027119976042">
                <text:p>-15.027119976042</text:p>
              </table:table-cell>
              <table:table-cell office:value-type="float" office:value="15.049">
                <text:p>15.049</text:p>
              </table:table-cell>
              <table:table-cell office:value-type="float" office:value="-40.8016936003444">
                <text:p>-40.8016936003444</text:p>
              </table:table-cell>
              <table:table-cell office:value-type="float" office:value="44.538">
                <text:p>44.538</text:p>
              </table:table-cell>
              <table:table-cell office:value-type="float" office:value="-58.2713996150201">
                <text:p>-58.2713996150201</text:p>
              </table:table-cell>
              <table:table-cell office:value-type="float" office:value="124.606">
                <text:p>124.606</text:p>
              </table:table-cell>
              <table:table-cell office:value-type="float" office:value="-76.4855547239753">
                <text:p>-76.4855547239753</text:p>
              </table:table-cell>
              <table:table-cell office:value-type="float" office:value="302.36">
                <text:p>302.36</text:p>
              </table:table-cell>
              <table:table-cell office:value-type="float" office:value="-118.331430856113">
                <text:p>-118.331430856113</text:p>
              </table:table-cell>
              <table:table-cell office:value-type="float" office:value="667.01">
                <text:p>667.01</text:p>
              </table:table-cell>
              <table:table-cell office:value-type="float" office:value="-118.174599797262">
                <text:p>-118.174599797262</text:p>
              </table:table-cell>
              <table:table-cell office:value-type="float" office:value="2192.7">
                <text:p>2192.7</text:p>
              </table:table-cell>
              <table:table-cell office:value-type="float" office:value="-149.201005297518">
                <text:p>-149.201005297518</text:p>
              </table:table-cell>
              <table:table-cell office:value-type="float" office:value="5322.6">
                <text:p>5322.6</text:p>
              </table:table-cell>
              <table:table-cell office:value-type="float" office:value="-154.175839745067">
                <text:p>-154.175839745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03">
                <text:p>8.703</text:p>
              </table:table-cell>
              <table:table-cell office:value-type="float" office:value="10.8387994305063">
                <text:p>10.8387994305063</text:p>
              </table:table-cell>
              <table:table-cell office:value-type="float" office:value="9.687">
                <text:p>9.687</text:p>
              </table:table-cell>
              <table:table-cell office:value-type="float" office:value="-1.94373266439973">
                <text:p>-1.94373266439973</text:p>
              </table:table-cell>
              <table:table-cell office:value-type="float" office:value="12.053">
                <text:p>12.053</text:p>
              </table:table-cell>
              <table:table-cell office:value-type="float" office:value="-26.3331673755785">
                <text:p>-26.3331673755785</text:p>
              </table:table-cell>
              <table:table-cell office:value-type="float" office:value="20.516">
                <text:p>20.516</text:p>
              </table:table-cell>
              <table:table-cell office:value-type="float" office:value="-49.8233319356561">
                <text:p>-49.8233319356561</text:p>
              </table:table-cell>
              <table:table-cell office:value-type="float" office:value="64.198">
                <text:p>64.198</text:p>
              </table:table-cell>
              <table:table-cell office:value-type="float" office:value="-66.6549010435624">
                <text:p>-66.6549010435624</text:p>
              </table:table-cell>
              <table:table-cell office:value-type="float" office:value="180.046">
                <text:p>180.046</text:p>
              </table:table-cell>
              <table:table-cell office:value-type="float" office:value="-81.5098115316022">
                <text:p>-81.5098115316022</text:p>
              </table:table-cell>
              <table:table-cell office:value-type="float" office:value="444.16">
                <text:p>444.16</text:p>
              </table:table-cell>
              <table:table-cell office:value-type="float" office:value="-112.881111380193">
                <text:p>-112.881111380193</text:p>
              </table:table-cell>
              <table:table-cell office:value-type="float" office:value="1404.61">
                <text:p>1404.61</text:p>
              </table:table-cell>
              <table:table-cell office:value-type="float" office:value="-118.197208476375">
                <text:p>-118.197208476375</text:p>
              </table:table-cell>
              <table:table-cell office:value-type="float" office:value="3833.7">
                <text:p>3833.7</text:p>
              </table:table-cell>
              <table:table-cell office:value-type="float" office:value="-149.269719079285">
                <text:p>-149.269719079285</text:p>
              </table:table-cell>
              <table:table-cell office:value-type="float" office:value="7986.6">
                <text:p>7986.6</text:p>
              </table:table-cell>
              <table:table-cell office:value-type="float" office:value="-154.613548623147">
                <text:p>-154.613548623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72">
                <text:p>10.472</text:p>
              </table:table-cell>
              <table:table-cell office:value-type="float" office:value="10.9994562879749">
                <text:p>10.9994562879749</text:p>
              </table:table-cell>
              <table:table-cell office:value-type="float" office:value="11.79">
                <text:p>11.79</text:p>
              </table:table-cell>
              <table:table-cell office:value-type="float" office:value="-4.22973541797461">
                <text:p>-4.22973541797461</text:p>
              </table:table-cell>
              <table:table-cell office:value-type="float" office:value="14.894">
                <text:p>14.894</text:p>
              </table:table-cell>
              <table:table-cell office:value-type="float" office:value="-30.5063481320348">
                <text:p>-30.5063481320348</text:p>
              </table:table-cell>
              <table:table-cell office:value-type="float" office:value="26.214">
                <text:p>26.214</text:p>
              </table:table-cell>
              <table:table-cell office:value-type="float" office:value="-63.09260335305">
                <text:p>-63.09260335305</text:p>
              </table:table-cell>
              <table:table-cell office:value-type="float" office:value="86.588">
                <text:p>86.588</text:p>
              </table:table-cell>
              <table:table-cell office:value-type="float" office:value="-67.648590731815">
                <text:p>-67.648590731815</text:p>
              </table:table-cell>
              <table:table-cell office:value-type="float" office:value="245.456">
                <text:p>245.456</text:p>
              </table:table-cell>
              <table:table-cell office:value-type="float" office:value="-81.5980597653024">
                <text:p>-81.5980597653024</text:p>
              </table:table-cell>
              <table:table-cell office:value-type="float" office:value="660.66">
                <text:p>660.66</text:p>
              </table:table-cell>
              <table:table-cell office:value-type="float" office:value="-113.212095253063">
                <text:p>-113.212095253063</text:p>
              </table:table-cell>
              <table:table-cell office:value-type="float" office:value="2142.21">
                <text:p>2142.21</text:p>
              </table:table-cell>
              <table:table-cell office:value-type="float" office:value="-141.578178071599">
                <text:p>-141.578178071599</text:p>
              </table:table-cell>
              <table:table-cell office:value-type="float" office:value="5750.7">
                <text:p>5750.7</text:p>
              </table:table-cell>
              <table:table-cell office:value-type="float" office:value="-149.564014233723">
                <text:p>-149.564014233723</text:p>
              </table:table-cell>
              <table:table-cell office:value-type="float" office:value="10962.6">
                <text:p>10962.6</text:p>
              </table:table-cell>
              <table:table-cell office:value-type="float" office:value="-159.425607122967">
                <text:p>-159.425607122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9.8758018246179">
                <text:p>9.8758018246179</text:p>
              </table:table-cell>
              <table:table-cell office:value-type="float" office:value="13.999">
                <text:p>13.999</text:p>
              </table:table-cell>
              <table:table-cell office:value-type="float" office:value="-5.19491727719572">
                <text:p>-5.19491727719572</text:p>
              </table:table-cell>
              <table:table-cell office:value-type="float" office:value="18.354">
                <text:p>18.354</text:p>
              </table:table-cell>
              <table:table-cell office:value-type="float" office:value="-32.3563925690716">
                <text:p>-32.3563925690716</text:p>
              </table:table-cell>
              <table:table-cell office:value-type="float" office:value="32.019">
                <text:p>32.019</text:p>
              </table:table-cell>
              <table:table-cell office:value-type="float" office:value="-89.4767648949372">
                <text:p>-89.4767648949372</text:p>
              </table:table-cell>
              <table:table-cell office:value-type="float" office:value="109.678">
                <text:p>109.678</text:p>
              </table:table-cell>
              <table:table-cell office:value-type="float" office:value="-84.7380769716049">
                <text:p>-84.7380769716049</text:p>
              </table:table-cell>
              <table:table-cell office:value-type="float" office:value="311.686">
                <text:p>311.686</text:p>
              </table:table-cell>
              <table:table-cell office:value-type="float" office:value="-100.430445783211">
                <text:p>-100.430445783211</text:p>
              </table:table-cell>
              <table:table-cell office:value-type="float" office:value="886.46">
                <text:p>886.46</text:p>
              </table:table-cell>
              <table:table-cell office:value-type="float" office:value="-113.43096642403">
                <text:p>-113.43096642403</text:p>
              </table:table-cell>
              <table:table-cell office:value-type="float" office:value="2977.91">
                <text:p>2977.91</text:p>
              </table:table-cell>
              <table:table-cell office:value-type="float" office:value="-141.631722269398">
                <text:p>-141.631722269398</text:p>
              </table:table-cell>
              <table:table-cell office:value-type="float" office:value="8929.7">
                <text:p>8929.7</text:p>
              </table:table-cell>
              <table:table-cell office:value-type="float" office:value="-149.799510794174">
                <text:p>-149.799510794174</text:p>
              </table:table-cell>
              <table:table-cell office:value-type="float" office:value="15344.6">
                <text:p>15344.6</text:p>
              </table:table-cell>
              <table:table-cell office:value-type="float" office:value="-156.494352728952">
                <text:p>-156.494352728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75">
                <text:p>14.075</text:p>
              </table:table-cell>
              <table:table-cell office:value-type="float" office:value="8.46057656119935">
                <text:p>8.46057656119935</text:p>
              </table:table-cell>
              <table:table-cell office:value-type="float" office:value="16.22">
                <text:p>16.22</text:p>
              </table:table-cell>
              <table:table-cell office:value-type="float" office:value="-6.40877339383887">
                <text:p>-6.40877339383887</text:p>
              </table:table-cell>
              <table:table-cell office:value-type="float" office:value="21.847">
                <text:p>21.847</text:p>
              </table:table-cell>
              <table:table-cell office:value-type="float" office:value="-35.8855491739701">
                <text:p>-35.8855491739701</text:p>
              </table:table-cell>
              <table:table-cell office:value-type="float" office:value="38.239">
                <text:p>38.239</text:p>
              </table:table-cell>
              <table:table-cell office:value-type="float" office:value="-65.0100685720575">
                <text:p>-65.0100685720575</text:p>
              </table:table-cell>
              <table:table-cell office:value-type="float" office:value="146.248">
                <text:p>146.248</text:p>
              </table:table-cell>
              <table:table-cell office:value-type="float" office:value="-85.7315494694306">
                <text:p>-85.7315494694306</text:p>
              </table:table-cell>
              <table:table-cell office:value-type="float" office:value="435.986">
                <text:p>435.986</text:p>
              </table:table-cell>
              <table:table-cell office:value-type="float" office:value="-100.399243346293">
                <text:p>-100.399243346293</text:p>
              </table:table-cell>
              <table:table-cell office:value-type="float" office:value="1142.66">
                <text:p>1142.66</text:p>
              </table:table-cell>
              <table:table-cell office:value-type="float" office:value="-113.681171267613">
                <text:p>-113.681171267613</text:p>
              </table:table-cell>
              <table:table-cell office:value-type="float" office:value="3836.91">
                <text:p>3836.91</text:p>
              </table:table-cell>
              <table:table-cell office:value-type="float" office:value="-147.125859197111">
                <text:p>-147.125859197111</text:p>
              </table:table-cell>
              <table:table-cell office:value-type="float" office:value="13995.7">
                <text:p>13995.7</text:p>
              </table:table-cell>
              <table:table-cell office:value-type="float" office:value="-149.845429898005">
                <text:p>-149.845429898005</text:p>
              </table:table-cell>
              <table:table-cell office:value-type="float" office:value="20207.6">
                <text:p>20207.6</text:p>
              </table:table-cell>
              <table:table-cell office:value-type="float" office:value="-154.556520315425">
                <text:p>-154.556520315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43">
                <text:p>15.943</text:p>
              </table:table-cell>
              <table:table-cell office:value-type="float" office:value="7.2062724930763">
                <text:p>7.2062724930763</text:p>
              </table:table-cell>
              <table:table-cell office:value-type="float" office:value="18.463">
                <text:p>18.463</text:p>
              </table:table-cell>
              <table:table-cell office:value-type="float" office:value="-7.60490734877171">
                <text:p>-7.60490734877171</text:p>
              </table:table-cell>
              <table:table-cell office:value-type="float" office:value="26.01">
                <text:p>26.01</text:p>
              </table:table-cell>
              <table:table-cell office:value-type="float" office:value="-40.4732815094185">
                <text:p>-40.4732815094185</text:p>
              </table:table-cell>
              <table:table-cell office:value-type="float" office:value="45.34">
                <text:p>45.34</text:p>
              </table:table-cell>
              <table:table-cell office:value-type="float" office:value="-59.5816146913238">
                <text:p>-59.5816146913238</text:p>
              </table:table-cell>
              <table:table-cell office:value-type="float" office:value="188.248">
                <text:p>188.248</text:p>
              </table:table-cell>
              <table:table-cell office:value-type="float" office:value="-87.2227736304827">
                <text:p>-87.2227736304827</text:p>
              </table:table-cell>
              <table:table-cell office:value-type="float" office:value="562.286">
                <text:p>562.286</text:p>
              </table:table-cell>
              <table:table-cell office:value-type="float" office:value="-101.892040124823">
                <text:p>-101.892040124823</text:p>
              </table:table-cell>
              <table:table-cell office:value-type="float" office:value="1400.26">
                <text:p>1400.26</text:p>
              </table:table-cell>
              <table:table-cell office:value-type="float" office:value="-124.19896329049">
                <text:p>-124.19896329049</text:p>
              </table:table-cell>
              <table:table-cell office:value-type="float" office:value="4704.41">
                <text:p>4704.41</text:p>
              </table:table-cell>
              <table:table-cell office:value-type="float" office:value="-147.190280387313">
                <text:p>-147.190280387313</text:p>
              </table:table-cell>
              <table:table-cell office:value-type="float" office:value="19206.7">
                <text:p>19206.7</text:p>
              </table:table-cell>
              <table:table-cell office:value-type="float" office:value="-153.369814892042">
                <text:p>-153.369814892042</text:p>
              </table:table-cell>
              <table:table-cell office:value-type="float" office:value="27443.6">
                <text:p>27443.6</text:p>
              </table:table-cell>
              <table:table-cell office:value-type="float" office:value="-159.710796149797">
                <text:p>-159.710796149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863">
                <text:p>17.863</text:p>
              </table:table-cell>
              <table:table-cell office:value-type="float" office:value="5.74390146017659">
                <text:p>5.74390146017659</text:p>
              </table:table-cell>
              <table:table-cell office:value-type="float" office:value="20.761">
                <text:p>20.761</text:p>
              </table:table-cell>
              <table:table-cell office:value-type="float" office:value="-8.24255253779157">
                <text:p>-8.24255253779157</text:p>
              </table:table-cell>
              <table:table-cell office:value-type="float" office:value="30.147">
                <text:p>30.147</text:p>
              </table:table-cell>
              <table:table-cell office:value-type="float" office:value="-56.343720077377">
                <text:p>-56.343720077377</text:p>
              </table:table-cell>
              <table:table-cell office:value-type="float" office:value="52.676">
                <text:p>52.676</text:p>
              </table:table-cell>
              <table:table-cell office:value-type="float" office:value="-55.6677973994856">
                <text:p>-55.6677973994856</text:p>
              </table:table-cell>
              <table:table-cell office:value-type="float" office:value="236.118">
                <text:p>236.118</text:p>
              </table:table-cell>
              <table:table-cell office:value-type="float" office:value="-81.5235943324186">
                <text:p>-81.5235943324186</text:p>
              </table:table-cell>
              <table:table-cell office:value-type="float" office:value="702.686">
                <text:p>702.686</text:p>
              </table:table-cell>
              <table:table-cell office:value-type="float" office:value="-101.972196762077">
                <text:p>-101.972196762077</text:p>
              </table:table-cell>
              <table:table-cell office:value-type="float" office:value="1745.26">
                <text:p>1745.26</text:p>
              </table:table-cell>
              <table:table-cell office:value-type="float" office:value="-119.89221427449">
                <text:p>-119.89221427449</text:p>
              </table:table-cell>
              <table:table-cell office:value-type="float" office:value="5718.41">
                <text:p>5718.41</text:p>
              </table:table-cell>
              <table:table-cell office:value-type="float" office:value="-162.01004309861">
                <text:p>-162.01004309861</text:p>
              </table:table-cell>
              <table:table-cell office:value-type="float" office:value="25039.7">
                <text:p>25039.7</text:p>
              </table:table-cell>
              <table:table-cell office:value-type="float" office:value="-166.981252869015">
                <text:p>-166.981252869015</text:p>
              </table:table-cell>
              <table:table-cell office:value-type="float" office:value="37099.6">
                <text:p>37099.6</text:p>
              </table:table-cell>
              <table:table-cell office:value-type="float" office:value="-158.478473089969">
                <text:p>-158.478473089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81">
                <text:p>19.781</text:p>
              </table:table-cell>
              <table:table-cell office:value-type="float" office:value="3.69071067432595">
                <text:p>3.69071067432595</text:p>
              </table:table-cell>
              <table:table-cell office:value-type="float" office:value="23.455">
                <text:p>23.455</text:p>
              </table:table-cell>
              <table:table-cell office:value-type="float" office:value="-9.37320406355996">
                <text:p>-9.37320406355996</text:p>
              </table:table-cell>
              <table:table-cell office:value-type="float" office:value="35.041">
                <text:p>35.041</text:p>
              </table:table-cell>
              <table:table-cell office:value-type="float" office:value="-60.6010562505446">
                <text:p>-60.6010562505446</text:p>
              </table:table-cell>
              <table:table-cell office:value-type="float" office:value="61.686">
                <text:p>61.686</text:p>
              </table:table-cell>
              <table:table-cell office:value-type="float" office:value="-54.6009705707123">
                <text:p>-54.6009705707123</text:p>
              </table:table-cell>
              <table:table-cell office:value-type="float" office:value="285.258">
                <text:p>285.258</text:p>
              </table:table-cell>
              <table:table-cell office:value-type="float" office:value="-81.2244953203856">
                <text:p>-81.2244953203856</text:p>
              </table:table-cell>
              <table:table-cell office:value-type="float" office:value="862.386">
                <text:p>862.386</text:p>
              </table:table-cell>
              <table:table-cell office:value-type="float" office:value="-102.216054686922">
                <text:p>-102.216054686922</text:p>
              </table:table-cell>
              <table:table-cell office:value-type="float" office:value="2116.16">
                <text:p>2116.16</text:p>
              </table:table-cell>
              <table:table-cell office:value-type="float" office:value="-139.816940163535">
                <text:p>-139.816940163535</text:p>
              </table:table-cell>
              <table:table-cell office:value-type="float" office:value="7038.41">
                <text:p>7038.41</text:p>
              </table:table-cell>
              <table:table-cell office:value-type="float" office:value="-145.303383128301">
                <text:p>-145.303383128301</text:p>
              </table:table-cell>
              <table:table-cell office:value-type="float" office:value="31414.7">
                <text:p>31414.7</text:p>
              </table:table-cell>
              <table:table-cell office:value-type="float" office:value="-173.675667040371">
                <text:p>-173.675667040371</text:p>
              </table:table-cell>
              <table:table-cell office:value-type="float" office:value="48979.6">
                <text:p>48979.6</text:p>
              </table:table-cell>
              <table:table-cell office:value-type="float" office:value="-159.452896264965">
                <text:p>-159.452896264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72">
                <text:p>21.772</text:p>
              </table:table-cell>
              <table:table-cell office:value-type="float" office:value="2.5095327314318">
                <text:p>2.5095327314318</text:p>
              </table:table-cell>
              <table:table-cell office:value-type="float" office:value="26.194">
                <text:p>26.194</text:p>
              </table:table-cell>
              <table:table-cell office:value-type="float" office:value="-10.1938745788764">
                <text:p>-10.1938745788764</text:p>
              </table:table-cell>
              <table:table-cell office:value-type="float" office:value="40.35">
                <text:p>40.35</text:p>
              </table:table-cell>
              <table:table-cell office:value-type="float" office:value="-50.7823896354089">
                <text:p>-50.7823896354089</text:p>
              </table:table-cell>
              <table:table-cell office:value-type="float" office:value="71.629">
                <text:p>71.629</text:p>
              </table:table-cell>
              <table:table-cell office:value-type="float" office:value="-50.8760402538616">
                <text:p>-50.8760402538616</text:p>
              </table:table-cell>
              <table:table-cell office:value-type="float" office:value="341.568">
                <text:p>341.568</text:p>
              </table:table-cell>
              <table:table-cell office:value-type="float" office:value="-78.5487176773639">
                <text:p>-78.5487176773639</text:p>
              </table:table-cell>
              <table:table-cell office:value-type="float" office:value="1080.586">
                <text:p>1080.586</text:p>
              </table:table-cell>
              <table:table-cell office:value-type="float" office:value="-101.109822449344">
                <text:p>-101.109822449344</text:p>
              </table:table-cell>
              <table:table-cell office:value-type="float" office:value="2625.26">
                <text:p>2625.26</text:p>
              </table:table-cell>
              <table:table-cell office:value-type="float" office:value="-144.295351464881">
                <text:p>-144.295351464881</text:p>
              </table:table-cell>
              <table:table-cell office:value-type="float" office:value="9200.41">
                <text:p>9200.41</text:p>
              </table:table-cell>
              <table:table-cell office:value-type="float" office:value="-143.614331055773">
                <text:p>-143.614331055773</text:p>
              </table:table-cell>
              <table:table-cell office:value-type="float" office:value="39029.7">
                <text:p>39029.7</text:p>
              </table:table-cell>
              <table:table-cell office:value-type="float" office:value="-176.333179890119">
                <text:p>-176.333179890119</text:p>
              </table:table-cell>
              <table:table-cell office:value-type="float" office:value="65529.6">
                <text:p>65529.6</text:p>
              </table:table-cell>
              <table:table-cell office:value-type="float" office:value="-165.103014288619">
                <text:p>-165.103014288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05">
                <text:p>23.805</text:p>
              </table:table-cell>
              <table:table-cell office:value-type="float" office:value="2.22164663884187">
                <text:p>2.22164663884187</text:p>
              </table:table-cell>
              <table:table-cell office:value-type="float" office:value="29.147">
                <text:p>29.147</text:p>
              </table:table-cell>
              <table:table-cell office:value-type="float" office:value="-14.3870332639287">
                <text:p>-14.3870332639287</text:p>
              </table:table-cell>
              <table:table-cell office:value-type="float" office:value="46.271">
                <text:p>46.271</text:p>
              </table:table-cell>
              <table:table-cell office:value-type="float" office:value="-49.9443685515585">
                <text:p>-49.9443685515585</text:p>
              </table:table-cell>
              <table:table-cell office:value-type="float" office:value="82.809">
                <text:p>82.809</text:p>
              </table:table-cell>
              <table:table-cell office:value-type="float" office:value="-49.9347635564441">
                <text:p>-49.9347635564441</text:p>
              </table:table-cell>
              <table:table-cell office:value-type="float" office:value="413.568">
                <text:p>413.568</text:p>
              </table:table-cell>
              <table:table-cell office:value-type="float" office:value="-80.9273746782413">
                <text:p>-80.9273746782413</text:p>
              </table:table-cell>
              <table:table-cell office:value-type="float" office:value="1347.886">
                <text:p>1347.886</text:p>
              </table:table-cell>
              <table:table-cell office:value-type="float" office:value="-97.2174077328156">
                <text:p>-97.2174077328156</text:p>
              </table:table-cell>
              <table:table-cell office:value-type="float" office:value="3554.96">
                <text:p>3554.96</text:p>
              </table:table-cell>
              <table:table-cell office:value-type="float" office:value="-134.002216129269">
                <text:p>-134.002216129269</text:p>
              </table:table-cell>
              <table:table-cell office:value-type="float" office:value="11647.41">
                <text:p>11647.41</text:p>
              </table:table-cell>
              <table:table-cell office:value-type="float" office:value="-141.355140197185">
                <text:p>-141.355140197185</text:p>
              </table:table-cell>
              <table:table-cell office:value-type="float" office:value="50709.7">
                <text:p>50709.7</text:p>
              </table:table-cell>
              <table:table-cell office:value-type="float" office:value="-173.251142487907">
                <text:p>-173.25114248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36">
                <text:p>25.936</text:p>
              </table:table-cell>
              <table:table-cell office:value-type="float" office:value="1.21973087338635">
                <text:p>1.21973087338635</text:p>
              </table:table-cell>
              <table:table-cell office:value-type="float" office:value="32.298">
                <text:p>32.298</text:p>
              </table:table-cell>
              <table:table-cell office:value-type="float" office:value="-15.6116826671814">
                <text:p>-15.6116826671814</text:p>
              </table:table-cell>
              <table:table-cell office:value-type="float" office:value="53.231">
                <text:p>53.231</text:p>
              </table:table-cell>
              <table:table-cell office:value-type="float" office:value="-46.8923248346598">
                <text:p>-46.8923248346598</text:p>
              </table:table-cell>
              <table:table-cell office:value-type="float" office:value="95.129">
                <text:p>95.129</text:p>
              </table:table-cell>
              <table:table-cell office:value-type="float" office:value="-49.1138265681105">
                <text:p>-49.1138265681105</text:p>
              </table:table-cell>
              <table:table-cell office:value-type="float" office:value="505.718">
                <text:p>505.718</text:p>
              </table:table-cell>
              <table:table-cell office:value-type="float" office:value="-80.9680422280306">
                <text:p>-80.9680422280306</text:p>
              </table:table-cell>
              <table:table-cell office:value-type="float" office:value="1637.086">
                <text:p>1637.086</text:p>
              </table:table-cell>
              <table:table-cell office:value-type="float" office:value="-96.7258943289328">
                <text:p>-96.7258943289328</text:p>
              </table:table-cell>
              <table:table-cell office:value-type="float" office:value="4632.96">
                <text:p>4632.96</text:p>
              </table:table-cell>
              <table:table-cell office:value-type="float" office:value="-137.536988865935">
                <text:p>-137.536988865935</text:p>
              </table:table-cell>
              <table:table-cell office:value-type="float" office:value="15970.41">
                <text:p>15970.41</text:p>
              </table:table-cell>
              <table:table-cell office:value-type="float" office:value="-143.614938313971">
                <text:p>-143.61493831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144">
                <text:p>28.144</text:p>
              </table:table-cell>
              <table:table-cell office:value-type="float" office:value="-0.537455814688093">
                <text:p>-0.537455814688093</text:p>
              </table:table-cell>
              <table:table-cell office:value-type="float" office:value="35.684">
                <text:p>35.684</text:p>
              </table:table-cell>
              <table:table-cell office:value-type="float" office:value="-16.5388471515815">
                <text:p>-16.5388471515815</text:p>
              </table:table-cell>
              <table:table-cell office:value-type="float" office:value="60.556">
                <text:p>60.556</text:p>
              </table:table-cell>
              <table:table-cell office:value-type="float" office:value="-45.746600541843">
                <text:p>-45.746600541843</text:p>
              </table:table-cell>
              <table:table-cell office:value-type="float" office:value="111.499">
                <text:p>111.499</text:p>
              </table:table-cell>
              <table:table-cell office:value-type="float" office:value="-51.8831549068247">
                <text:p>-51.8831549068247</text:p>
              </table:table-cell>
              <table:table-cell office:value-type="float" office:value="605.528">
                <text:p>605.528</text:p>
              </table:table-cell>
              <table:table-cell office:value-type="float" office:value="-81.0534962322888">
                <text:p>-81.0534962322888</text:p>
              </table:table-cell>
              <table:table-cell office:value-type="float" office:value="1938.586">
                <text:p>1938.586</text:p>
              </table:table-cell>
              <table:table-cell office:value-type="float" office:value="-107.918598475275">
                <text:p>-107.918598475275</text:p>
              </table:table-cell>
              <table:table-cell office:value-type="float" office:value="5795.96">
                <text:p>5795.96</text:p>
              </table:table-cell>
              <table:table-cell office:value-type="float" office:value="-138.592168392878">
                <text:p>-138.592168392878</text:p>
              </table:table-cell>
              <table:table-cell office:value-type="float" office:value="20460.41">
                <text:p>20460.41</text:p>
              </table:table-cell>
              <table:table-cell office:value-type="float" office:value="-163.795158766006">
                <text:p>-163.795158766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97">
                <text:p>30.597</text:p>
              </table:table-cell>
              <table:table-cell office:value-type="float" office:value="-0.442545433260145">
                <text:p>-0.442545433260145</text:p>
              </table:table-cell>
              <table:table-cell office:value-type="float" office:value="39.634">
                <text:p>39.634</text:p>
              </table:table-cell>
              <table:table-cell office:value-type="float" office:value="-17.6492685087811">
                <text:p>-17.6492685087811</text:p>
              </table:table-cell>
              <table:table-cell office:value-type="float" office:value="70.147">
                <text:p>70.147</text:p>
              </table:table-cell>
              <table:table-cell office:value-type="float" office:value="-50.8981517915477">
                <text:p>-50.8981517915477</text:p>
              </table:table-cell>
              <table:table-cell office:value-type="float" office:value="131.729">
                <text:p>131.729</text:p>
              </table:table-cell>
              <table:table-cell office:value-type="float" office:value="-51.0731777173032">
                <text:p>-51.0731777173032</text:p>
              </table:table-cell>
              <table:table-cell office:value-type="float" office:value="731.228">
                <text:p>731.228</text:p>
              </table:table-cell>
              <table:table-cell office:value-type="float" office:value="-93.156599136768">
                <text:p>-93.156599136768</text:p>
              </table:table-cell>
              <table:table-cell office:value-type="float" office:value="2293.486">
                <text:p>2293.486</text:p>
              </table:table-cell>
              <table:table-cell office:value-type="float" office:value="-119.163693109859">
                <text:p>-119.163693109859</text:p>
              </table:table-cell>
              <table:table-cell office:value-type="float" office:value="7418.96">
                <text:p>7418.96</text:p>
              </table:table-cell>
              <table:table-cell office:value-type="float" office:value="-147.197980197291">
                <text:p>-147.197980197291</text:p>
              </table:table-cell>
              <table:table-cell office:value-type="float" office:value="26491.41">
                <text:p>26491.41</text:p>
              </table:table-cell>
              <table:table-cell office:value-type="float" office:value="-175.117371346426">
                <text:p>-175.11737134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26">
                <text:p>33.326</text:p>
              </table:table-cell>
              <table:table-cell office:value-type="float" office:value="-1.95287139374728">
                <text:p>-1.95287139374728</text:p>
              </table:table-cell>
              <table:table-cell office:value-type="float" office:value="43.879">
                <text:p>43.879</text:p>
              </table:table-cell>
              <table:table-cell office:value-type="float" office:value="-19.4077096764955">
                <text:p>-19.4077096764955</text:p>
              </table:table-cell>
              <table:table-cell office:value-type="float" office:value="81.037">
                <text:p>81.037</text:p>
              </table:table-cell>
              <table:table-cell office:value-type="float" office:value="-49.3960779828246">
                <text:p>-49.3960779828246</text:p>
              </table:table-cell>
              <table:table-cell office:value-type="float" office:value="153.559">
                <text:p>153.559</text:p>
              </table:table-cell>
              <table:table-cell office:value-type="float" office:value="-52.8479146795753">
                <text:p>-52.8479146795753</text:p>
              </table:table-cell>
              <table:table-cell office:value-type="float" office:value="893.228">
                <text:p>893.228</text:p>
              </table:table-cell>
              <table:table-cell office:value-type="float" office:value="-93.2557299142814">
                <text:p>-93.2557299142814</text:p>
              </table:table-cell>
              <table:table-cell office:value-type="float" office:value="2838.986">
                <text:p>2838.986</text:p>
              </table:table-cell>
              <table:table-cell office:value-type="float" office:value="-119.17229161216">
                <text:p>-119.17229161216</text:p>
              </table:table-cell>
              <table:table-cell office:value-type="float" office:value="9414.96">
                <text:p>9414.96</text:p>
              </table:table-cell>
              <table:table-cell office:value-type="float" office:value="-155.264342816206">
                <text:p>-155.264342816206</text:p>
              </table:table-cell>
              <table:table-cell office:value-type="float" office:value="35018.41">
                <text:p>35018.41</text:p>
              </table:table-cell>
              <table:table-cell office:value-type="float" office:value="-177.761267912254">
                <text:p>-177.76126791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262">
                <text:p>36.262</text:p>
              </table:table-cell>
              <table:table-cell office:value-type="float" office:value="-3.66735301622885">
                <text:p>-3.66735301622885</text:p>
              </table:table-cell>
              <table:table-cell office:value-type="float" office:value="48.464">
                <text:p>48.464</text:p>
              </table:table-cell>
              <table:table-cell office:value-type="float" office:value="-20.8483032180534">
                <text:p>-20.8483032180534</text:p>
              </table:table-cell>
              <table:table-cell office:value-type="float" office:value="96.267">
                <text:p>96.267</text:p>
              </table:table-cell>
              <table:table-cell office:value-type="float" office:value="-50.7464087538009">
                <text:p>-50.7464087538009</text:p>
              </table:table-cell>
              <table:table-cell office:value-type="float" office:value="181.899">
                <text:p>181.899</text:p>
              </table:table-cell>
              <table:table-cell office:value-type="float" office:value="-52.7461556947647">
                <text:p>-52.7461556947647</text:p>
              </table:table-cell>
              <table:table-cell office:value-type="float" office:value="1117.028">
                <text:p>1117.028</text:p>
              </table:table-cell>
              <table:table-cell office:value-type="float" office:value="-93.3229589821791">
                <text:p>-93.3229589821791</text:p>
              </table:table-cell>
              <table:table-cell office:value-type="float" office:value="3578.486">
                <text:p>3578.486</text:p>
              </table:table-cell>
              <table:table-cell office:value-type="float" office:value="-119.17664877986">
                <text:p>-119.17664877986</text:p>
              </table:table-cell>
              <table:table-cell office:value-type="float" office:value="12219.96">
                <text:p>12219.96</text:p>
              </table:table-cell>
              <table:table-cell office:value-type="float" office:value="-154.879424543427">
                <text:p>-154.87942454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09">
                <text:p>40.09</text:p>
              </table:table-cell>
              <table:table-cell office:value-type="float" office:value="-5.26065801205558">
                <text:p>-5.26065801205558</text:p>
              </table:table-cell>
              <table:table-cell office:value-type="float" office:value="53.462">
                <text:p>53.462</text:p>
              </table:table-cell>
              <table:table-cell office:value-type="float" office:value="-22.0925808812553">
                <text:p>-22.0925808812553</text:p>
              </table:table-cell>
              <table:table-cell office:value-type="float" office:value="113.467">
                <text:p>113.467</text:p>
              </table:table-cell>
              <table:table-cell office:value-type="float" office:value="-50.4321352374786">
                <text:p>-50.4321352374786</text:p>
              </table:table-cell>
              <table:table-cell office:value-type="float" office:value="210.859">
                <text:p>210.859</text:p>
              </table:table-cell>
              <table:table-cell office:value-type="float" office:value="-72.0574592123495">
                <text:p>-72.0574592123495</text:p>
              </table:table-cell>
              <table:table-cell office:value-type="float" office:value="1450.528">
                <text:p>1450.528</text:p>
              </table:table-cell>
              <table:table-cell office:value-type="float" office:value="-93.3406702425709">
                <text:p>-93.3406702425709</text:p>
              </table:table-cell>
              <table:table-cell office:value-type="float" office:value="4456.186">
                <text:p>4456.186</text:p>
              </table:table-cell>
              <table:table-cell office:value-type="float" office:value="-126.260068572101">
                <text:p>-126.260068572101</text:p>
              </table:table-cell>
              <table:table-cell office:value-type="float" office:value="15921.96">
                <text:p>15921.96</text:p>
              </table:table-cell>
              <table:table-cell office:value-type="float" office:value="-157.363788390411">
                <text:p>-157.36378839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258">
                <text:p>44.258</text:p>
              </table:table-cell>
              <table:table-cell office:value-type="float" office:value="-6.78505070251504">
                <text:p>-6.78505070251504</text:p>
              </table:table-cell>
              <table:table-cell office:value-type="float" office:value="59.467">
                <text:p>59.467</text:p>
              </table:table-cell>
              <table:table-cell office:value-type="float" office:value="-24.3403072029984">
                <text:p>-24.3403072029984</text:p>
              </table:table-cell>
              <table:table-cell office:value-type="float" office:value="134.487">
                <text:p>134.487</text:p>
              </table:table-cell>
              <table:table-cell office:value-type="float" office:value="-51.0481210608704">
                <text:p>-51.0481210608704</text:p>
              </table:table-cell>
              <table:table-cell office:value-type="float" office:value="250.879">
                <text:p>250.879</text:p>
              </table:table-cell>
              <table:table-cell office:value-type="float" office:value="-71.6628910140411">
                <text:p>-71.6628910140411</text:p>
              </table:table-cell>
              <table:table-cell office:value-type="float" office:value="1803.928">
                <text:p>1803.928</text:p>
              </table:table-cell>
              <table:table-cell office:value-type="float" office:value="-95.1291312268387">
                <text:p>-95.1291312268387</text:p>
              </table:table-cell>
              <table:table-cell office:value-type="float" office:value="5417.586">
                <text:p>5417.586</text:p>
              </table:table-cell>
              <table:table-cell office:value-type="float" office:value="-132.238263920447">
                <text:p>-132.238263920447</text:p>
              </table:table-cell>
              <table:table-cell office:value-type="float" office:value="20672.96">
                <text:p>20672.96</text:p>
              </table:table-cell>
              <table:table-cell office:value-type="float" office:value="-160.354895986512">
                <text:p>-160.354895986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943">
                <text:p>48.943</text:p>
              </table:table-cell>
              <table:table-cell office:value-type="float" office:value="-7.50746061911145">
                <text:p>-7.50746061911145</text:p>
              </table:table-cell>
              <table:table-cell office:value-type="float" office:value="66.58">
                <text:p>66.58</text:p>
              </table:table-cell>
              <table:table-cell office:value-type="float" office:value="-26.4474998767186">
                <text:p>-26.4474998767186</text:p>
              </table:table-cell>
              <table:table-cell office:value-type="float" office:value="161.857">
                <text:p>161.857</text:p>
              </table:table-cell>
              <table:table-cell office:value-type="float" office:value="-52.1120045355404">
                <text:p>-52.1120045355404</text:p>
              </table:table-cell>
              <table:table-cell office:value-type="float" office:value="298.299">
                <text:p>298.299</text:p>
              </table:table-cell>
              <table:table-cell office:value-type="float" office:value="-71.6901193321477">
                <text:p>-71.6901193321477</text:p>
              </table:table-cell>
              <table:table-cell office:value-type="float" office:value="2216.128">
                <text:p>2216.128</text:p>
              </table:table-cell>
              <table:table-cell office:value-type="float" office:value="-97.6190168877699">
                <text:p>-97.6190168877699</text:p>
              </table:table-cell>
              <table:table-cell office:value-type="float" office:value="6622.586">
                <text:p>6622.586</text:p>
              </table:table-cell>
              <table:table-cell office:value-type="float" office:value="-131.362759861497">
                <text:p>-131.3627598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346">
                <text:p>54.346</text:p>
              </table:table-cell>
              <table:table-cell office:value-type="float" office:value="-8.57374414048937">
                <text:p>-8.57374414048937</text:p>
              </table:table-cell>
              <table:table-cell office:value-type="float" office:value="75.077">
                <text:p>75.077</text:p>
              </table:table-cell>
              <table:table-cell office:value-type="float" office:value="-27.4463932621543">
                <text:p>-27.4463932621543</text:p>
              </table:table-cell>
              <table:table-cell office:value-type="float" office:value="195.207">
                <text:p>195.207</text:p>
              </table:table-cell>
              <table:table-cell office:value-type="float" office:value="-53.9367134415415">
                <text:p>-53.9367134415415</text:p>
              </table:table-cell>
              <table:table-cell office:value-type="float" office:value="355.899">
                <text:p>355.899</text:p>
              </table:table-cell>
              <table:table-cell office:value-type="float" office:value="-71.9649413988809">
                <text:p>-71.9649413988809</text:p>
              </table:table-cell>
              <table:table-cell office:value-type="float" office:value="2692.428">
                <text:p>2692.428</text:p>
              </table:table-cell>
              <table:table-cell office:value-type="float" office:value="-98.4542823286564">
                <text:p>-98.4542823286564</text:p>
              </table:table-cell>
              <table:table-cell office:value-type="float" office:value="8227.586">
                <text:p>8227.586</text:p>
              </table:table-cell>
              <table:table-cell office:value-type="float" office:value="-131.360965969484">
                <text:p>-131.360965969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54">
                <text:p>61.154</text:p>
              </table:table-cell>
              <table:table-cell office:value-type="float" office:value="-9.15641800449446">
                <text:p>-9.15641800449446</text:p>
              </table:table-cell>
              <table:table-cell office:value-type="float" office:value="85.047">
                <text:p>85.047</text:p>
              </table:table-cell>
              <table:table-cell office:value-type="float" office:value="-28.3245514143841">
                <text:p>-28.3245514143841</text:p>
              </table:table-cell>
              <table:table-cell office:value-type="float" office:value="236.837">
                <text:p>236.837</text:p>
              </table:table-cell>
              <table:table-cell office:value-type="float" office:value="-54.5768603687033">
                <text:p>-54.5768603687033</text:p>
              </table:table-cell>
              <table:table-cell office:value-type="float" office:value="429.579">
                <text:p>429.579</text:p>
              </table:table-cell>
              <table:table-cell office:value-type="float" office:value="-73.5865952058036">
                <text:p>-73.5865952058036</text:p>
              </table:table-cell>
              <table:table-cell office:value-type="float" office:value="3270.028">
                <text:p>3270.028</text:p>
              </table:table-cell>
              <table:table-cell office:value-type="float" office:value="-98.4572435867145">
                <text:p>-98.4572435867145</text:p>
              </table:table-cell>
              <table:table-cell office:value-type="float" office:value="10780.586">
                <text:p>10780.586</text:p>
              </table:table-cell>
              <table:table-cell office:value-type="float" office:value="-131.561656426984">
                <text:p>-131.56165642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.603">
                <text:p>69.603</text:p>
              </table:table-cell>
              <table:table-cell office:value-type="float" office:value="-10.326481363804">
                <text:p>-10.326481363804</text:p>
              </table:table-cell>
              <table:table-cell office:value-type="float" office:value="97.357">
                <text:p>97.357</text:p>
              </table:table-cell>
              <table:table-cell office:value-type="float" office:value="-29.9386757874517">
                <text:p>-29.9386757874517</text:p>
              </table:table-cell>
              <table:table-cell office:value-type="float" office:value="294.997">
                <text:p>294.997</text:p>
              </table:table-cell>
              <table:table-cell office:value-type="float" office:value="-54.7500426808572">
                <text:p>-54.7500426808572</text:p>
              </table:table-cell>
              <table:table-cell office:value-type="float" office:value="516.979">
                <text:p>516.979</text:p>
              </table:table-cell>
              <table:table-cell office:value-type="float" office:value="-74.9124428668651">
                <text:p>-74.9124428668651</text:p>
              </table:table-cell>
              <table:table-cell office:value-type="float" office:value="4156.828">
                <text:p>4156.828</text:p>
              </table:table-cell>
              <table:table-cell office:value-type="float" office:value="-105.521692652389">
                <text:p>-105.521692652389</text:p>
              </table:table-cell>
              <table:table-cell office:value-type="float" office:value="14144.586">
                <text:p>14144.586</text:p>
              </table:table-cell>
              <table:table-cell office:value-type="float" office:value="-144.553140265277">
                <text:p>-144.55314026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.813">
                <text:p>80.813</text:p>
              </table:table-cell>
              <table:table-cell office:value-type="float" office:value="-11.8573941489534">
                <text:p>-11.8573941489534</text:p>
              </table:table-cell>
              <table:table-cell office:value-type="float" office:value="112.587">
                <text:p>112.587</text:p>
              </table:table-cell>
              <table:table-cell office:value-type="float" office:value="-33.4123505746907">
                <text:p>-33.4123505746907</text:p>
              </table:table-cell>
              <table:table-cell office:value-type="float" office:value="367.207">
                <text:p>367.207</text:p>
              </table:table-cell>
              <table:table-cell office:value-type="float" office:value="-54.7054492277819">
                <text:p>-54.7054492277819</text:p>
              </table:table-cell>
              <table:table-cell office:value-type="float" office:value="628.379">
                <text:p>628.379</text:p>
              </table:table-cell>
              <table:table-cell office:value-type="float" office:value="-74.626174505485">
                <text:p>-74.626174505485</text:p>
              </table:table-cell>
              <table:table-cell office:value-type="float" office:value="5285.828">
                <text:p>5285.828</text:p>
              </table:table-cell>
              <table:table-cell office:value-type="float" office:value="-105.756598582295">
                <text:p>-105.756598582295</text:p>
              </table:table-cell>
              <table:table-cell office:value-type="float" office:value="19174.586">
                <text:p>19174.586</text:p>
              </table:table-cell>
              <table:table-cell office:value-type="float" office:value="-153.029080203182">
                <text:p>-153.02908020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433">
                <text:p>95.433</text:p>
              </table:table-cell>
              <table:table-cell office:value-type="float" office:value="-13.5815591289836">
                <text:p>-13.5815591289836</text:p>
              </table:table-cell>
              <table:table-cell office:value-type="float" office:value="130.837">
                <text:p>130.837</text:p>
              </table:table-cell>
              <table:table-cell office:value-type="float" office:value="-35.716600107489">
                <text:p>-35.716600107489</text:p>
              </table:table-cell>
              <table:table-cell office:value-type="float" office:value="450.647">
                <text:p>450.647</text:p>
              </table:table-cell>
              <table:table-cell office:value-type="float" office:value="-55.0823833889603">
                <text:p>-55.0823833889603</text:p>
              </table:table-cell>
              <table:table-cell office:value-type="float" office:value="778.079">
                <text:p>778.079</text:p>
              </table:table-cell>
              <table:table-cell office:value-type="float" office:value="-74.9947049465219">
                <text:p>-74.9947049465219</text:p>
              </table:table-cell>
              <table:table-cell office:value-type="float" office:value="6732.828">
                <text:p>6732.828</text:p>
              </table:table-cell>
              <table:table-cell office:value-type="float" office:value="-105.740313856612">
                <text:p>-105.74031385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.183">
                <text:p>113.183</text:p>
              </table:table-cell>
              <table:table-cell office:value-type="float" office:value="-14.821290512693">
                <text:p>-14.821290512693</text:p>
              </table:table-cell>
              <table:table-cell office:value-type="float" office:value="153.017">
                <text:p>153.017</text:p>
              </table:table-cell>
              <table:table-cell office:value-type="float" office:value="-37.4356742964665">
                <text:p>-37.4356742964665</text:p>
              </table:table-cell>
              <table:table-cell office:value-type="float" office:value="569.747">
                <text:p>569.747</text:p>
              </table:table-cell>
              <table:table-cell office:value-type="float" office:value="-61.554082658944">
                <text:p>-61.554082658944</text:p>
              </table:table-cell>
              <table:table-cell office:value-type="float" office:value="961.079">
                <text:p>961.079</text:p>
              </table:table-cell>
              <table:table-cell office:value-type="float" office:value="-83.6703195447794">
                <text:p>-83.6703195447794</text:p>
              </table:table-cell>
              <table:table-cell office:value-type="float" office:value="8508.828">
                <text:p>8508.828</text:p>
              </table:table-cell>
              <table:table-cell office:value-type="float" office:value="-121.830872440744">
                <text:p>-121.83087244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663">
                <text:p>136.663</text:p>
              </table:table-cell>
              <table:table-cell office:value-type="float" office:value="-16.6301386771947">
                <text:p>-16.6301386771947</text:p>
              </table:table-cell>
              <table:table-cell office:value-type="float" office:value="182.017">
                <text:p>182.017</text:p>
              </table:table-cell>
              <table:table-cell office:value-type="float" office:value="-42.3184470630762">
                <text:p>-42.3184470630762</text:p>
              </table:table-cell>
              <table:table-cell office:value-type="float" office:value="734.547">
                <text:p>734.547</text:p>
              </table:table-cell>
              <table:table-cell office:value-type="float" office:value="-67.3981219933288">
                <text:p>-67.3981219933288</text:p>
              </table:table-cell>
              <table:table-cell office:value-type="float" office:value="1181.779">
                <text:p>1181.779</text:p>
              </table:table-cell>
              <table:table-cell office:value-type="float" office:value="-84.2563183369852">
                <text:p>-84.2563183369852</text:p>
              </table:table-cell>
              <table:table-cell office:value-type="float" office:value="11360.828">
                <text:p>11360.828</text:p>
              </table:table-cell>
              <table:table-cell office:value-type="float" office:value="-121.826155328094">
                <text:p>-121.82615532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.093">
                <text:p>165.093</text:p>
              </table:table-cell>
              <table:table-cell office:value-type="float" office:value="-17.5133707240872">
                <text:p>-17.5133707240872</text:p>
              </table:table-cell>
              <table:table-cell office:value-type="float" office:value="217.647">
                <text:p>217.647</text:p>
              </table:table-cell>
              <table:table-cell office:value-type="float" office:value="-43.5801503575217">
                <text:p>-43.5801503575217</text:p>
              </table:table-cell>
              <table:table-cell office:value-type="float" office:value="964.747">
                <text:p>964.747</text:p>
              </table:table-cell>
              <table:table-cell office:value-type="float" office:value="-68.1720676329604">
                <text:p>-68.1720676329604</text:p>
              </table:table-cell>
              <table:table-cell office:value-type="float" office:value="1444.479">
                <text:p>1444.479</text:p>
              </table:table-cell>
              <table:table-cell office:value-type="float" office:value="-86.233345504453">
                <text:p>-86.233345504453</text:p>
              </table:table-cell>
              <table:table-cell office:value-type="float" office:value="15295.828">
                <text:p>15295.828</text:p>
              </table:table-cell>
              <table:table-cell office:value-type="float" office:value="-123.065108692299">
                <text:p>-123.06510869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.413">
                <text:p>205.413</text:p>
              </table:table-cell>
              <table:table-cell office:value-type="float" office:value="-18.2546426874266">
                <text:p>-18.2546426874266</text:p>
              </table:table-cell>
              <table:table-cell office:value-type="float" office:value="265.097">
                <text:p>265.097</text:p>
              </table:table-cell>
              <table:table-cell office:value-type="float" office:value="-45.3336331802052">
                <text:p>-45.3336331802052</text:p>
              </table:table-cell>
              <table:table-cell office:value-type="float" office:value="1244.147">
                <text:p>1244.147</text:p>
              </table:table-cell>
              <table:table-cell office:value-type="float" office:value="-68.1613419576202">
                <text:p>-68.1613419576202</text:p>
              </table:table-cell>
              <table:table-cell office:value-type="float" office:value="1793.379">
                <text:p>1793.379</text:p>
              </table:table-cell>
              <table:table-cell office:value-type="float" office:value="-86.2304606873287">
                <text:p>-86.2304606873287</text:p>
              </table:table-cell>
              <table:table-cell office:value-type="float" office:value="20344.828">
                <text:p>20344.828</text:p>
              </table:table-cell>
              <table:table-cell office:value-type="float" office:value="-124.719383516646">
                <text:p>-124.71938351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.773">
                <text:p>264.773</text:p>
              </table:table-cell>
              <table:table-cell office:value-type="float" office:value="-19.150956872346">
                <text:p>-19.150956872346</text:p>
              </table:table-cell>
              <table:table-cell office:value-type="float" office:value="322.857">
                <text:p>322.857</text:p>
              </table:table-cell>
              <table:table-cell office:value-type="float" office:value="-47.1423105100967">
                <text:p>-47.1423105100967</text:p>
              </table:table-cell>
              <table:table-cell office:value-type="float" office:value="1605.547">
                <text:p>1605.547</text:p>
              </table:table-cell>
              <table:table-cell office:value-type="float" office:value="-70.1021293439033">
                <text:p>-70.1021293439033</text:p>
              </table:table-cell>
              <table:table-cell office:value-type="float" office:value="2205.879">
                <text:p>2205.879</text:p>
              </table:table-cell>
              <table:table-cell office:value-type="float" office:value="-90.3380023636556">
                <text:p>-90.3380023636556</text:p>
              </table:table-cell>
              <table:table-cell office:value-type="float" office:value="27089.828">
                <text:p>27089.828</text:p>
              </table:table-cell>
              <table:table-cell office:value-type="float" office:value="-130.50917219348">
                <text:p>-130.50917219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1.283">
                <text:p>351.283</text:p>
              </table:table-cell>
              <table:table-cell office:value-type="float" office:value="-20.0238756358727">
                <text:p>-20.0238756358727</text:p>
              </table:table-cell>
              <table:table-cell office:value-type="float" office:value="406.957">
                <text:p>406.957</text:p>
              </table:table-cell>
              <table:table-cell office:value-type="float" office:value="-48.3753488650355">
                <text:p>-48.3753488650355</text:p>
              </table:table-cell>
              <table:table-cell office:value-type="float" office:value="2154.247">
                <text:p>2154.247</text:p>
              </table:table-cell>
              <table:table-cell office:value-type="float" office:value="-70.7603090268973">
                <text:p>-70.7603090268973</text:p>
              </table:table-cell>
              <table:table-cell office:value-type="float" office:value="2854.679">
                <text:p>2854.679</text:p>
              </table:table-cell>
              <table:table-cell office:value-type="float" office:value="-92.705203477958">
                <text:p>-92.705203477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.483">
                <text:p>486.483</text:p>
              </table:table-cell>
              <table:table-cell office:value-type="float" office:value="-21.3369201689723">
                <text:p>-21.3369201689723</text:p>
              </table:table-cell>
              <table:table-cell office:value-type="float" office:value="534.657">
                <text:p>534.657</text:p>
              </table:table-cell>
              <table:table-cell office:value-type="float" office:value="-49.5741320825989">
                <text:p>-49.5741320825989</text:p>
              </table:table-cell>
              <table:table-cell office:value-type="float" office:value="2881.747">
                <text:p>2881.747</text:p>
              </table:table-cell>
              <table:table-cell office:value-type="float" office:value="-70.8979607211507">
                <text:p>-70.8979607211507</text:p>
              </table:table-cell>
              <table:table-cell office:value-type="float" office:value="3848.779">
                <text:p>3848.779</text:p>
              </table:table-cell>
              <table:table-cell office:value-type="float" office:value="-101.536233927038">
                <text:p>-101.53623392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383">
                <text:p>700.383</text:p>
              </table:table-cell>
              <table:table-cell office:value-type="float" office:value="-22.3435156141954">
                <text:p>-22.3435156141954</text:p>
              </table:table-cell>
              <table:table-cell office:value-type="float" office:value="684.157">
                <text:p>684.157</text:p>
              </table:table-cell>
              <table:table-cell office:value-type="float" office:value="-50.3965784659253">
                <text:p>-50.3965784659253</text:p>
              </table:table-cell>
              <table:table-cell office:value-type="float" office:value="3934.747">
                <text:p>3934.747</text:p>
              </table:table-cell>
              <table:table-cell office:value-type="float" office:value="-71.0497849615359">
                <text:p>-71.0497849615359</text:p>
              </table:table-cell>
              <table:table-cell office:value-type="float" office:value="5165.779">
                <text:p>5165.779</text:p>
              </table:table-cell>
              <table:table-cell office:value-type="float" office:value="-105.13043901255">
                <text:p>-105.130439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3.783">
                <text:p>1023.783</text:p>
              </table:table-cell>
              <table:table-cell office:value-type="float" office:value="-23.9051534625432">
                <text:p>-23.9051534625432</text:p>
              </table:table-cell>
              <table:table-cell office:value-type="float" office:value="870.757">
                <text:p>870.757</text:p>
              </table:table-cell>
              <table:table-cell office:value-type="float" office:value="-51.975857591349">
                <text:p>-51.975857591349</text:p>
              </table:table-cell>
              <table:table-cell office:value-type="float" office:value="5528.747">
                <text:p>5528.747</text:p>
              </table:table-cell>
              <table:table-cell office:value-type="float" office:value="-71.3506098662093">
                <text:p>-71.3506098662093</text:p>
              </table:table-cell>
              <table:table-cell office:value-type="float" office:value="6872.779">
                <text:p>6872.779</text:p>
              </table:table-cell>
              <table:table-cell office:value-type="float" office:value="-107.449982241441">
                <text:p>-107.44998224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6.583">
                <text:p>1496.583</text:p>
              </table:table-cell>
              <table:table-cell office:value-type="float" office:value="-25.1445585564342">
                <text:p>-25.1445585564342</text:p>
              </table:table-cell>
              <table:table-cell office:value-type="float" office:value="1111.457">
                <text:p>1111.457</text:p>
              </table:table-cell>
              <table:table-cell office:value-type="float" office:value="-54.2467141634772">
                <text:p>-54.2467141634772</text:p>
              </table:table-cell>
              <table:table-cell office:value-type="float" office:value="7903.747">
                <text:p>7903.747</text:p>
              </table:table-cell>
              <table:table-cell office:value-type="float" office:value="-71.4292285702625">
                <text:p>-71.4292285702625</text:p>
              </table:table-cell>
              <table:table-cell office:value-type="float" office:value="8922.779">
                <text:p>8922.779</text:p>
              </table:table-cell>
              <table:table-cell office:value-type="float" office:value="-107.712169589668">
                <text:p>-107.71216958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0.383">
                <text:p>2120.383</text:p>
              </table:table-cell>
              <table:table-cell office:value-type="float" office:value="-25.9606523475654">
                <text:p>-25.9606523475654</text:p>
              </table:table-cell>
              <table:table-cell office:value-type="float" office:value="1465.157">
                <text:p>1465.157</text:p>
              </table:table-cell>
              <table:table-cell office:value-type="float" office:value="-56.3089311888245">
                <text:p>-56.3089311888245</text:p>
              </table:table-cell>
              <table:table-cell office:value-type="float" office:value="11023.747">
                <text:p>11023.747</text:p>
              </table:table-cell>
              <table:table-cell office:value-type="float" office:value="-73.4078169012519">
                <text:p>-73.4078169012519</text:p>
              </table:table-cell>
              <table:table-cell office:value-type="float" office:value="12117.779">
                <text:p>12117.779</text:p>
              </table:table-cell>
              <table:table-cell office:value-type="float" office:value="-107.69104988865">
                <text:p>-107.6910498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8.383">
                <text:p>3168.383</text:p>
              </table:table-cell>
              <table:table-cell office:value-type="float" office:value="-26.8909111821046">
                <text:p>-26.8909111821046</text:p>
              </table:table-cell>
              <table:table-cell office:value-type="float" office:value="1924.857">
                <text:p>1924.857</text:p>
              </table:table-cell>
              <table:table-cell office:value-type="float" office:value="-58.4060453671356">
                <text:p>-58.4060453671356</text:p>
              </table:table-cell>
              <table:table-cell office:value-type="float" office:value="15355.747">
                <text:p>15355.747</text:p>
              </table:table-cell>
              <table:table-cell office:value-type="float" office:value="-76.7257648138372">
                <text:p>-76.725764813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93.383">
                <text:p>4693.383</text:p>
              </table:table-cell>
              <table:table-cell office:value-type="float" office:value="-27.7349496784467">
                <text:p>-27.7349496784467</text:p>
              </table:table-cell>
              <table:table-cell office:value-type="float" office:value="2498.457">
                <text:p>2498.457</text:p>
              </table:table-cell>
              <table:table-cell office:value-type="float" office:value="-62.6047277689346">
                <text:p>-62.6047277689346</text:p>
              </table:table-cell>
              <table:table-cell office:value-type="float" office:value="21656.747">
                <text:p>21656.747</text:p>
              </table:table-cell>
              <table:table-cell office:value-type="float" office:value="-83.9474788812945">
                <text:p>-83.947478881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88.383">
                <text:p>7188.383</text:p>
              </table:table-cell>
              <table:table-cell office:value-type="float" office:value="-28.5012963675472">
                <text:p>-28.5012963675472</text:p>
              </table:table-cell>
              <table:table-cell office:value-type="float" office:value="3310.057">
                <text:p>3310.057</text:p>
              </table:table-cell>
              <table:table-cell office:value-type="float" office:value="-63.8171285882761">
                <text:p>-63.8171285882761</text:p>
              </table:table-cell>
              <table:table-cell office:value-type="float" office:value="31538.747">
                <text:p>31538.747</text:p>
              </table:table-cell>
              <table:table-cell office:value-type="float" office:value="-85.5748115784995">
                <text:p>-85.574811578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000" chart:origin="0" chart:reverse-direction="false" text:line-break="false" loext:try-staggering-first="false" chart:link-data-style-to-source="true" chart:axis-position="-2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200" chart:maximum="20" chart:origin="-200" chart:interval-major="2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1.905cm" style:legend-expansion="high" chart:style-name="ch2"/>
        <chart:plot-area chart:style-name="ch3" table:cell-range-address="'1'.R9:'1'.R48 '1'.B49:'1'.B49 '1'.W9:'1'.W48 '2'.B49:'2'.B49 '2'.W9:'2'.W48 '3'.B49:'3'.B49 '3'.W9:'3'.W48 '4'.B46:'4'.B46 '4'.W9:'4'.W45 '5'.B40:'5'.B40 '5'.W9:'5'.W39 '6'.B34:'6'.B34 '6'.W9:'6'.W33 '7'.B29:'7'.B29 '7'.W9:'7'.W28 '8'.B26:'8'.B26 '8'.W9:'8'.W25 '9'.B22:'9'.B22 '9'.W9:'9'.W21 '10'.B21:'10'.B21 '10'.W9:'10'.W20" chart:data-source-has-labels="row" svg:x="1.315cm" svg:y="0.177cm" svg:width="11.908cm" svg:height="7.556cm">
          <chartooo:coordinate-region svg:x="2.077cm" svg:y="0.376cm" svg:width="10.589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507cm" chart:style-name="ch9">
              <text:p>Phase Shift Error, dB</text:p>
            </chart:title>
            <chart:grid chart:style-name="ch6" chart:class="major"/>
          </chart:axis>
          <chart:series chart:style-name="ch10" chart:values-cell-range-address="'1'.W9:'1'.W48" chart:label-cell-address="'1'.B49:'1'.B49" chart:class="chart:scatter">
            <chart:domain table:cell-range-address="'1'.R9:'1'.R48"/>
            <chart:data-point chart:repeated="40"/>
          </chart:series>
          <chart:series chart:style-name="ch11" chart:values-cell-range-address="'2'.W9:'2'.W48" chart:label-cell-address="'2'.B49:'2'.B49" chart:class="chart:scatter">
            <chart:domain table:cell-range-address="'2'.R9:'2'.R48"/>
            <chart:data-point chart:repeated="40"/>
          </chart:series>
          <chart:series chart:style-name="ch12" chart:values-cell-range-address="'3'.W9:'3'.W48" chart:label-cell-address="'3'.B49:'3'.B49" chart:class="chart:scatter">
            <chart:domain table:cell-range-address="'3'.R9:'3'.R48"/>
            <chart:data-point chart:repeated="40"/>
          </chart:series>
          <chart:series chart:style-name="ch13" chart:values-cell-range-address="'4'.W9:'4'.W45" chart:label-cell-address="'4'.B46:'4'.B46" chart:class="chart:scatter">
            <chart:domain table:cell-range-address="'4'.R9:'4'.R45"/>
            <chart:data-point chart:repeated="37"/>
          </chart:series>
          <chart:series chart:style-name="ch14" chart:values-cell-range-address="'5'.W9:'5'.W39" chart:label-cell-address="'5'.B40:'5'.B40" chart:class="chart:scatter">
            <chart:domain table:cell-range-address="'5'.R9:'5'.R39"/>
            <chart:data-point chart:repeated="31"/>
          </chart:series>
          <chart:series chart:style-name="ch15" chart:values-cell-range-address="'6'.W9:'6'.W33" chart:label-cell-address="'6'.B34:'6'.B34" chart:class="chart:scatter">
            <chart:domain table:cell-range-address="'6'.R9:'6'.R33"/>
            <chart:data-point chart:repeated="25"/>
          </chart:series>
          <chart:series chart:style-name="ch16" chart:values-cell-range-address="'7'.W9:'7'.W28" chart:label-cell-address="'7'.B29:'7'.B29" chart:class="chart:scatter">
            <chart:domain table:cell-range-address="'7'.R9:'7'.R28"/>
            <chart:data-point chart:repeated="20"/>
          </chart:series>
          <chart:series chart:style-name="ch17" chart:values-cell-range-address="'8'.W9:'8'.W25" chart:label-cell-address="'8'.B26:'8'.B26" chart:class="chart:scatter">
            <chart:domain table:cell-range-address="'8'.R9:'8'.R25"/>
            <chart:data-point chart:repeated="17"/>
          </chart:series>
          <chart:series chart:style-name="ch18" chart:values-cell-range-address="'9'.W9:'9'.W21" chart:label-cell-address="'9'.B22:'9'.B22" chart:class="chart:scatter">
            <chart:domain table:cell-range-address="'9'.R9:'9'.R21"/>
            <chart:data-point chart:repeated="13"/>
          </chart:series>
          <chart:series chart:style-name="ch19" chart:values-cell-range-address="'10'.W9:'10'.W20" chart:label-cell-address="'10'.B21:'10'.B21" chart:class="chart:scatter">
            <chart:domain table:cell-range-address="'10'.R9:'10'.R20"/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</text:p>
                <draw:g>
                  <svg:desc>'1'.B49:'1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2</text:p>
                <draw:g>
                  <svg:desc>'2'.B49:'2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3</text:p>
                <draw:g>
                  <svg:desc>'3'.B49:'3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4</text:p>
                <draw:g>
                  <svg:desc>'4'.B46:'4'.B4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5</text:p>
                <draw:g>
                  <svg:desc>'5'.B40:'5'.B4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6</text:p>
                <draw:g>
                  <svg:desc>'6'.B34:'6'.B3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7</text:p>
                <draw:g>
                  <svg:desc>'7'.B29:'7'.B2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8</text:p>
                <draw:g>
                  <svg:desc>'8'.B26:'8'.B2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9</text:p>
                <draw:g>
                  <svg:desc>'9'.B22:'9'.B2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10</text:p>
                <draw:g>
                  <svg:desc>'10'.B21:'10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7">
                <text:p>1.707</text:p>
                <draw:g>
                  <svg:desc>'1'.R9:'1'.R48</svg:desc>
                </draw:g>
              </table:table-cell>
              <table:table-cell office:value-type="float" office:value="-6.50632760474802">
                <text:p>-6.50632760474802</text:p>
                <draw:g>
                  <svg:desc>'1'.W9:'1'.W48</svg:desc>
                </draw:g>
              </table:table-cell>
              <table:table-cell office:value-type="float" office:value="1.834">
                <text:p>1.834</text:p>
                <draw:g>
                  <svg:desc>'2'.R9:'2'.R48</svg:desc>
                </draw:g>
              </table:table-cell>
              <table:table-cell office:value-type="float" office:value="13.5883026430479">
                <text:p>13.5883026430479</text:p>
                <draw:g>
                  <svg:desc>'2'.W9:'2'.W48</svg:desc>
                </draw:g>
              </table:table-cell>
              <table:table-cell office:value-type="float" office:value="2.085">
                <text:p>2.085</text:p>
                <draw:g>
                  <svg:desc>'3'.R9:'3'.R48</svg:desc>
                </draw:g>
              </table:table-cell>
              <table:table-cell office:value-type="float" office:value="2.55313658471039">
                <text:p>2.55313658471039</text:p>
                <draw:g>
                  <svg:desc>'3'.W9:'3'.W48</svg:desc>
                </draw:g>
              </table:table-cell>
              <table:table-cell office:value-type="float" office:value="2.602">
                <text:p>2.602</text:p>
                <draw:g>
                  <svg:desc>'4'.R9:'4'.R45</svg:desc>
                </draw:g>
              </table:table-cell>
              <table:table-cell office:value-type="float" office:value="-17.0927158519643">
                <text:p>-17.0927158519643</text:p>
                <draw:g>
                  <svg:desc>'4'.W9:'4'.W45</svg:desc>
                </draw:g>
              </table:table-cell>
              <table:table-cell office:value-type="float" office:value="4.588">
                <text:p>4.588</text:p>
                <draw:g>
                  <svg:desc>'5'.R9:'5'.R39</svg:desc>
                </draw:g>
              </table:table-cell>
              <table:table-cell office:value-type="float" office:value="-31.5648682320553">
                <text:p>-31.5648682320553</text:p>
                <draw:g>
                  <svg:desc>'5'.W9:'5'.W39</svg:desc>
                </draw:g>
              </table:table-cell>
              <table:table-cell office:value-type="float" office:value="8.736">
                <text:p>8.736</text:p>
                <draw:g>
                  <svg:desc>'6'.R9:'6'.R33</svg:desc>
                </draw:g>
              </table:table-cell>
              <table:table-cell office:value-type="float" office:value="-47.2557229811013">
                <text:p>-47.2557229811013</text:p>
                <draw:g>
                  <svg:desc>'6'.W9:'6'.W33</svg:desc>
                </draw:g>
              </table:table-cell>
              <table:table-cell office:value-type="float" office:value="18.41">
                <text:p>18.41</text:p>
                <draw:g>
                  <svg:desc>'7'.R9:'7'.R28</svg:desc>
                </draw:g>
              </table:table-cell>
              <table:table-cell office:value-type="float" office:value="-76.3908316661951">
                <text:p>-76.3908316661951</text:p>
                <draw:g>
                  <svg:desc>'7'.W9:'7'.W28</svg:desc>
                </draw:g>
              </table:table-cell>
              <table:table-cell office:value-type="float" office:value="44.11">
                <text:p>44.11</text:p>
                <draw:g>
                  <svg:desc>'8'.R9:'8'.R25</svg:desc>
                </draw:g>
              </table:table-cell>
              <table:table-cell office:value-type="float" office:value="-86.2280320040074">
                <text:p>-86.2280320040074</text:p>
                <draw:g>
                  <svg:desc>'8'.W9:'8'.W25</svg:desc>
                </draw:g>
              </table:table-cell>
              <table:table-cell office:value-type="float" office:value="118.6">
                <text:p>118.6</text:p>
                <draw:g>
                  <svg:desc>'9'.R9:'9'.R21</svg:desc>
                </draw:g>
              </table:table-cell>
              <table:table-cell office:value-type="float" office:value="-108.601926703782">
                <text:p>-108.601926703782</text:p>
                <draw:g>
                  <svg:desc>'9'.W9:'9'.W21</svg:desc>
                </draw:g>
              </table:table-cell>
              <table:table-cell office:value-type="float" office:value="336.6">
                <text:p>336.6</text:p>
                <draw:g>
                  <svg:desc>'10'.R9:'10'.R20</svg:desc>
                </draw:g>
              </table:table-cell>
              <table:table-cell office:value-type="float" office:value="-124.397703079063">
                <text:p>-124.397703079063</text:p>
                <draw:g>
                  <svg:desc>'10'.W9:'10'.W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34">
                <text:p>3.434</text:p>
              </table:table-cell>
              <table:table-cell office:value-type="float" office:value="13.7682113591312">
                <text:p>13.7682113591312</text:p>
              </table:table-cell>
              <table:table-cell office:value-type="float" office:value="3.672">
                <text:p>3.672</text:p>
              </table:table-cell>
              <table:table-cell office:value-type="float" office:value="10.6447502594768">
                <text:p>10.6447502594768</text:p>
              </table:table-cell>
              <table:table-cell office:value-type="float" office:value="4.274">
                <text:p>4.274</text:p>
              </table:table-cell>
              <table:table-cell office:value-type="float" office:value="-2.42284764316197">
                <text:p>-2.42284764316197</text:p>
              </table:table-cell>
              <table:table-cell office:value-type="float" office:value="6.041">
                <text:p>6.041</text:p>
              </table:table-cell>
              <table:table-cell office:value-type="float" office:value="-22.3165798027181">
                <text:p>-22.3165798027181</text:p>
              </table:table-cell>
              <table:table-cell office:value-type="float" office:value="14.238">
                <text:p>14.238</text:p>
              </table:table-cell>
              <table:table-cell office:value-type="float" office:value="-52.2373382261807">
                <text:p>-52.2373382261807</text:p>
              </table:table-cell>
              <table:table-cell office:value-type="float" office:value="36.216">
                <text:p>36.216</text:p>
              </table:table-cell>
              <table:table-cell office:value-type="float" office:value="-69.8763143198057">
                <text:p>-69.8763143198057</text:p>
              </table:table-cell>
              <table:table-cell office:value-type="float" office:value="81.13">
                <text:p>81.13</text:p>
              </table:table-cell>
              <table:table-cell office:value-type="float" office:value="-82.1239803932062">
                <text:p>-82.1239803932062</text:p>
              </table:table-cell>
              <table:table-cell office:value-type="float" office:value="205.21">
                <text:p>205.21</text:p>
              </table:table-cell>
              <table:table-cell office:value-type="float" office:value="-91.8804487911218">
                <text:p>-91.8804487911218</text:p>
              </table:table-cell>
              <table:table-cell office:value-type="float" office:value="609.3">
                <text:p>609.3</text:p>
              </table:table-cell>
              <table:table-cell office:value-type="float" office:value="-129.791285781592">
                <text:p>-129.791285781592</text:p>
              </table:table-cell>
              <table:table-cell office:value-type="float" office:value="1564.6">
                <text:p>1564.6</text:p>
              </table:table-cell>
              <table:table-cell office:value-type="float" office:value="-130.499752707754">
                <text:p>-130.499752707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53">
                <text:p>5.153</text:p>
              </table:table-cell>
              <table:table-cell office:value-type="float" office:value="18.1671563390055">
                <text:p>18.1671563390055</text:p>
              </table:table-cell>
              <table:table-cell office:value-type="float" office:value="5.606">
                <text:p>5.606</text:p>
              </table:table-cell>
              <table:table-cell office:value-type="float" office:value="6.91627167127682">
                <text:p>6.91627167127682</text:p>
              </table:table-cell>
              <table:table-cell office:value-type="float" office:value="6.643">
                <text:p>6.643</text:p>
              </table:table-cell>
              <table:table-cell office:value-type="float" office:value="-13.2291013948433">
                <text:p>-13.2291013948433</text:p>
              </table:table-cell>
              <table:table-cell office:value-type="float" office:value="9.807">
                <text:p>9.807</text:p>
              </table:table-cell>
              <table:table-cell office:value-type="float" office:value="-34.5768560433419">
                <text:p>-34.5768560433419</text:p>
              </table:table-cell>
              <table:table-cell office:value-type="float" office:value="29.018">
                <text:p>29.018</text:p>
              </table:table-cell>
              <table:table-cell office:value-type="float" office:value="-52.8508132551393">
                <text:p>-52.8508132551393</text:p>
              </table:table-cell>
              <table:table-cell office:value-type="float" office:value="70.596">
                <text:p>70.596</text:p>
              </table:table-cell>
              <table:table-cell office:value-type="float" office:value="-70.9112807065784">
                <text:p>-70.9112807065784</text:p>
              </table:table-cell>
              <table:table-cell office:value-type="float" office:value="162.96">
                <text:p>162.96</text:p>
              </table:table-cell>
              <table:table-cell office:value-type="float" office:value="-103.283089582485">
                <text:p>-103.283089582485</text:p>
              </table:table-cell>
              <table:table-cell office:value-type="float" office:value="414.71">
                <text:p>414.71</text:p>
              </table:table-cell>
              <table:table-cell office:value-type="float" office:value="-113.128392906834">
                <text:p>-113.128392906834</text:p>
              </table:table-cell>
              <table:table-cell office:value-type="float" office:value="1363.1">
                <text:p>1363.1</text:p>
              </table:table-cell>
              <table:table-cell office:value-type="float" office:value="-148.310209903561">
                <text:p>-148.310209903561</text:p>
              </table:table-cell>
              <table:table-cell office:value-type="float" office:value="3202.6">
                <text:p>3202.6</text:p>
              </table:table-cell>
              <table:table-cell office:value-type="float" office:value="-165.717141547293">
                <text:p>-165.717141547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">
                <text:p>6.94</text:p>
              </table:table-cell>
              <table:table-cell office:value-type="float" office:value="14.3712370297912">
                <text:p>14.3712370297912</text:p>
              </table:table-cell>
              <table:table-cell office:value-type="float" office:value="7.6">
                <text:p>7.6</text:p>
              </table:table-cell>
              <table:table-cell office:value-type="float" office:value="0.819661013120099">
                <text:p>0.819661013120099</text:p>
              </table:table-cell>
              <table:table-cell office:value-type="float" office:value="9.274">
                <text:p>9.274</text:p>
              </table:table-cell>
              <table:table-cell office:value-type="float" office:value="-15.027119976042">
                <text:p>-15.027119976042</text:p>
              </table:table-cell>
              <table:table-cell office:value-type="float" office:value="15.049">
                <text:p>15.049</text:p>
              </table:table-cell>
              <table:table-cell office:value-type="float" office:value="-40.8016936003444">
                <text:p>-40.8016936003444</text:p>
              </table:table-cell>
              <table:table-cell office:value-type="float" office:value="44.538">
                <text:p>44.538</text:p>
              </table:table-cell>
              <table:table-cell office:value-type="float" office:value="-58.2713996150201">
                <text:p>-58.2713996150201</text:p>
              </table:table-cell>
              <table:table-cell office:value-type="float" office:value="124.606">
                <text:p>124.606</text:p>
              </table:table-cell>
              <table:table-cell office:value-type="float" office:value="-76.4855547239753">
                <text:p>-76.4855547239753</text:p>
              </table:table-cell>
              <table:table-cell office:value-type="float" office:value="302.36">
                <text:p>302.36</text:p>
              </table:table-cell>
              <table:table-cell office:value-type="float" office:value="-118.331430856113">
                <text:p>-118.331430856113</text:p>
              </table:table-cell>
              <table:table-cell office:value-type="float" office:value="667.01">
                <text:p>667.01</text:p>
              </table:table-cell>
              <table:table-cell office:value-type="float" office:value="-118.174599797262">
                <text:p>-118.174599797262</text:p>
              </table:table-cell>
              <table:table-cell office:value-type="float" office:value="2192.7">
                <text:p>2192.7</text:p>
              </table:table-cell>
              <table:table-cell office:value-type="float" office:value="-149.201005297518">
                <text:p>-149.201005297518</text:p>
              </table:table-cell>
              <table:table-cell office:value-type="float" office:value="5322.6">
                <text:p>5322.6</text:p>
              </table:table-cell>
              <table:table-cell office:value-type="float" office:value="-154.175839745067">
                <text:p>-154.175839745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03">
                <text:p>8.703</text:p>
              </table:table-cell>
              <table:table-cell office:value-type="float" office:value="10.8387994305063">
                <text:p>10.8387994305063</text:p>
              </table:table-cell>
              <table:table-cell office:value-type="float" office:value="9.687">
                <text:p>9.687</text:p>
              </table:table-cell>
              <table:table-cell office:value-type="float" office:value="-1.94373266439973">
                <text:p>-1.94373266439973</text:p>
              </table:table-cell>
              <table:table-cell office:value-type="float" office:value="12.053">
                <text:p>12.053</text:p>
              </table:table-cell>
              <table:table-cell office:value-type="float" office:value="-26.3331673755785">
                <text:p>-26.3331673755785</text:p>
              </table:table-cell>
              <table:table-cell office:value-type="float" office:value="20.516">
                <text:p>20.516</text:p>
              </table:table-cell>
              <table:table-cell office:value-type="float" office:value="-49.8233319356561">
                <text:p>-49.8233319356561</text:p>
              </table:table-cell>
              <table:table-cell office:value-type="float" office:value="64.198">
                <text:p>64.198</text:p>
              </table:table-cell>
              <table:table-cell office:value-type="float" office:value="-66.6549010435624">
                <text:p>-66.6549010435624</text:p>
              </table:table-cell>
              <table:table-cell office:value-type="float" office:value="180.046">
                <text:p>180.046</text:p>
              </table:table-cell>
              <table:table-cell office:value-type="float" office:value="-81.5098115316022">
                <text:p>-81.5098115316022</text:p>
              </table:table-cell>
              <table:table-cell office:value-type="float" office:value="444.16">
                <text:p>444.16</text:p>
              </table:table-cell>
              <table:table-cell office:value-type="float" office:value="-112.881111380193">
                <text:p>-112.881111380193</text:p>
              </table:table-cell>
              <table:table-cell office:value-type="float" office:value="1404.61">
                <text:p>1404.61</text:p>
              </table:table-cell>
              <table:table-cell office:value-type="float" office:value="-118.197208476375">
                <text:p>-118.197208476375</text:p>
              </table:table-cell>
              <table:table-cell office:value-type="float" office:value="3833.7">
                <text:p>3833.7</text:p>
              </table:table-cell>
              <table:table-cell office:value-type="float" office:value="-149.269719079285">
                <text:p>-149.269719079285</text:p>
              </table:table-cell>
              <table:table-cell office:value-type="float" office:value="7986.6">
                <text:p>7986.6</text:p>
              </table:table-cell>
              <table:table-cell office:value-type="float" office:value="-154.613548623147">
                <text:p>-154.613548623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72">
                <text:p>10.472</text:p>
              </table:table-cell>
              <table:table-cell office:value-type="float" office:value="10.9994562879749">
                <text:p>10.9994562879749</text:p>
              </table:table-cell>
              <table:table-cell office:value-type="float" office:value="11.79">
                <text:p>11.79</text:p>
              </table:table-cell>
              <table:table-cell office:value-type="float" office:value="-4.22973541797461">
                <text:p>-4.22973541797461</text:p>
              </table:table-cell>
              <table:table-cell office:value-type="float" office:value="14.894">
                <text:p>14.894</text:p>
              </table:table-cell>
              <table:table-cell office:value-type="float" office:value="-30.5063481320348">
                <text:p>-30.5063481320348</text:p>
              </table:table-cell>
              <table:table-cell office:value-type="float" office:value="26.214">
                <text:p>26.214</text:p>
              </table:table-cell>
              <table:table-cell office:value-type="float" office:value="-63.09260335305">
                <text:p>-63.09260335305</text:p>
              </table:table-cell>
              <table:table-cell office:value-type="float" office:value="86.588">
                <text:p>86.588</text:p>
              </table:table-cell>
              <table:table-cell office:value-type="float" office:value="-67.648590731815">
                <text:p>-67.648590731815</text:p>
              </table:table-cell>
              <table:table-cell office:value-type="float" office:value="245.456">
                <text:p>245.456</text:p>
              </table:table-cell>
              <table:table-cell office:value-type="float" office:value="-81.5980597653024">
                <text:p>-81.5980597653024</text:p>
              </table:table-cell>
              <table:table-cell office:value-type="float" office:value="660.66">
                <text:p>660.66</text:p>
              </table:table-cell>
              <table:table-cell office:value-type="float" office:value="-113.212095253063">
                <text:p>-113.212095253063</text:p>
              </table:table-cell>
              <table:table-cell office:value-type="float" office:value="2142.21">
                <text:p>2142.21</text:p>
              </table:table-cell>
              <table:table-cell office:value-type="float" office:value="-141.578178071599">
                <text:p>-141.578178071599</text:p>
              </table:table-cell>
              <table:table-cell office:value-type="float" office:value="5750.7">
                <text:p>5750.7</text:p>
              </table:table-cell>
              <table:table-cell office:value-type="float" office:value="-149.564014233723">
                <text:p>-149.564014233723</text:p>
              </table:table-cell>
              <table:table-cell office:value-type="float" office:value="10962.6">
                <text:p>10962.6</text:p>
              </table:table-cell>
              <table:table-cell office:value-type="float" office:value="-159.425607122967">
                <text:p>-159.425607122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9.8758018246179">
                <text:p>9.8758018246179</text:p>
              </table:table-cell>
              <table:table-cell office:value-type="float" office:value="13.999">
                <text:p>13.999</text:p>
              </table:table-cell>
              <table:table-cell office:value-type="float" office:value="-5.19491727719572">
                <text:p>-5.19491727719572</text:p>
              </table:table-cell>
              <table:table-cell office:value-type="float" office:value="18.354">
                <text:p>18.354</text:p>
              </table:table-cell>
              <table:table-cell office:value-type="float" office:value="-32.3563925690716">
                <text:p>-32.3563925690716</text:p>
              </table:table-cell>
              <table:table-cell office:value-type="float" office:value="32.019">
                <text:p>32.019</text:p>
              </table:table-cell>
              <table:table-cell office:value-type="float" office:value="-89.4767648949372">
                <text:p>-89.4767648949372</text:p>
              </table:table-cell>
              <table:table-cell office:value-type="float" office:value="109.678">
                <text:p>109.678</text:p>
              </table:table-cell>
              <table:table-cell office:value-type="float" office:value="-84.7380769716049">
                <text:p>-84.7380769716049</text:p>
              </table:table-cell>
              <table:table-cell office:value-type="float" office:value="311.686">
                <text:p>311.686</text:p>
              </table:table-cell>
              <table:table-cell office:value-type="float" office:value="-100.430445783211">
                <text:p>-100.430445783211</text:p>
              </table:table-cell>
              <table:table-cell office:value-type="float" office:value="886.46">
                <text:p>886.46</text:p>
              </table:table-cell>
              <table:table-cell office:value-type="float" office:value="-113.43096642403">
                <text:p>-113.43096642403</text:p>
              </table:table-cell>
              <table:table-cell office:value-type="float" office:value="2977.91">
                <text:p>2977.91</text:p>
              </table:table-cell>
              <table:table-cell office:value-type="float" office:value="-141.631722269398">
                <text:p>-141.631722269398</text:p>
              </table:table-cell>
              <table:table-cell office:value-type="float" office:value="8929.7">
                <text:p>8929.7</text:p>
              </table:table-cell>
              <table:table-cell office:value-type="float" office:value="-149.799510794174">
                <text:p>-149.799510794174</text:p>
              </table:table-cell>
              <table:table-cell office:value-type="float" office:value="15344.6">
                <text:p>15344.6</text:p>
              </table:table-cell>
              <table:table-cell office:value-type="float" office:value="-156.494352728952">
                <text:p>-156.494352728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75">
                <text:p>14.075</text:p>
              </table:table-cell>
              <table:table-cell office:value-type="float" office:value="8.46057656119935">
                <text:p>8.46057656119935</text:p>
              </table:table-cell>
              <table:table-cell office:value-type="float" office:value="16.22">
                <text:p>16.22</text:p>
              </table:table-cell>
              <table:table-cell office:value-type="float" office:value="-6.40877339383887">
                <text:p>-6.40877339383887</text:p>
              </table:table-cell>
              <table:table-cell office:value-type="float" office:value="21.847">
                <text:p>21.847</text:p>
              </table:table-cell>
              <table:table-cell office:value-type="float" office:value="-35.8855491739701">
                <text:p>-35.8855491739701</text:p>
              </table:table-cell>
              <table:table-cell office:value-type="float" office:value="38.239">
                <text:p>38.239</text:p>
              </table:table-cell>
              <table:table-cell office:value-type="float" office:value="-65.0100685720575">
                <text:p>-65.0100685720575</text:p>
              </table:table-cell>
              <table:table-cell office:value-type="float" office:value="146.248">
                <text:p>146.248</text:p>
              </table:table-cell>
              <table:table-cell office:value-type="float" office:value="-85.7315494694306">
                <text:p>-85.7315494694306</text:p>
              </table:table-cell>
              <table:table-cell office:value-type="float" office:value="435.986">
                <text:p>435.986</text:p>
              </table:table-cell>
              <table:table-cell office:value-type="float" office:value="-100.399243346293">
                <text:p>-100.399243346293</text:p>
              </table:table-cell>
              <table:table-cell office:value-type="float" office:value="1142.66">
                <text:p>1142.66</text:p>
              </table:table-cell>
              <table:table-cell office:value-type="float" office:value="-113.681171267613">
                <text:p>-113.681171267613</text:p>
              </table:table-cell>
              <table:table-cell office:value-type="float" office:value="3836.91">
                <text:p>3836.91</text:p>
              </table:table-cell>
              <table:table-cell office:value-type="float" office:value="-147.125859197111">
                <text:p>-147.125859197111</text:p>
              </table:table-cell>
              <table:table-cell office:value-type="float" office:value="13995.7">
                <text:p>13995.7</text:p>
              </table:table-cell>
              <table:table-cell office:value-type="float" office:value="-149.845429898005">
                <text:p>-149.845429898005</text:p>
              </table:table-cell>
              <table:table-cell office:value-type="float" office:value="20207.6">
                <text:p>20207.6</text:p>
              </table:table-cell>
              <table:table-cell office:value-type="float" office:value="-154.556520315425">
                <text:p>-154.556520315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43">
                <text:p>15.943</text:p>
              </table:table-cell>
              <table:table-cell office:value-type="float" office:value="7.2062724930763">
                <text:p>7.2062724930763</text:p>
              </table:table-cell>
              <table:table-cell office:value-type="float" office:value="18.463">
                <text:p>18.463</text:p>
              </table:table-cell>
              <table:table-cell office:value-type="float" office:value="-7.60490734877171">
                <text:p>-7.60490734877171</text:p>
              </table:table-cell>
              <table:table-cell office:value-type="float" office:value="26.01">
                <text:p>26.01</text:p>
              </table:table-cell>
              <table:table-cell office:value-type="float" office:value="-40.4732815094185">
                <text:p>-40.4732815094185</text:p>
              </table:table-cell>
              <table:table-cell office:value-type="float" office:value="45.34">
                <text:p>45.34</text:p>
              </table:table-cell>
              <table:table-cell office:value-type="float" office:value="-59.5816146913238">
                <text:p>-59.5816146913238</text:p>
              </table:table-cell>
              <table:table-cell office:value-type="float" office:value="188.248">
                <text:p>188.248</text:p>
              </table:table-cell>
              <table:table-cell office:value-type="float" office:value="-87.2227736304827">
                <text:p>-87.2227736304827</text:p>
              </table:table-cell>
              <table:table-cell office:value-type="float" office:value="562.286">
                <text:p>562.286</text:p>
              </table:table-cell>
              <table:table-cell office:value-type="float" office:value="-101.892040124823">
                <text:p>-101.892040124823</text:p>
              </table:table-cell>
              <table:table-cell office:value-type="float" office:value="1400.26">
                <text:p>1400.26</text:p>
              </table:table-cell>
              <table:table-cell office:value-type="float" office:value="-124.19896329049">
                <text:p>-124.19896329049</text:p>
              </table:table-cell>
              <table:table-cell office:value-type="float" office:value="4704.41">
                <text:p>4704.41</text:p>
              </table:table-cell>
              <table:table-cell office:value-type="float" office:value="-147.190280387313">
                <text:p>-147.190280387313</text:p>
              </table:table-cell>
              <table:table-cell office:value-type="float" office:value="19206.7">
                <text:p>19206.7</text:p>
              </table:table-cell>
              <table:table-cell office:value-type="float" office:value="-153.369814892042">
                <text:p>-153.369814892042</text:p>
              </table:table-cell>
              <table:table-cell office:value-type="float" office:value="27443.6">
                <text:p>27443.6</text:p>
              </table:table-cell>
              <table:table-cell office:value-type="float" office:value="-159.710796149797">
                <text:p>-159.710796149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863">
                <text:p>17.863</text:p>
              </table:table-cell>
              <table:table-cell office:value-type="float" office:value="5.74390146017659">
                <text:p>5.74390146017659</text:p>
              </table:table-cell>
              <table:table-cell office:value-type="float" office:value="20.761">
                <text:p>20.761</text:p>
              </table:table-cell>
              <table:table-cell office:value-type="float" office:value="-8.24255253779157">
                <text:p>-8.24255253779157</text:p>
              </table:table-cell>
              <table:table-cell office:value-type="float" office:value="30.147">
                <text:p>30.147</text:p>
              </table:table-cell>
              <table:table-cell office:value-type="float" office:value="-56.343720077377">
                <text:p>-56.343720077377</text:p>
              </table:table-cell>
              <table:table-cell office:value-type="float" office:value="52.676">
                <text:p>52.676</text:p>
              </table:table-cell>
              <table:table-cell office:value-type="float" office:value="-55.6677973994856">
                <text:p>-55.6677973994856</text:p>
              </table:table-cell>
              <table:table-cell office:value-type="float" office:value="236.118">
                <text:p>236.118</text:p>
              </table:table-cell>
              <table:table-cell office:value-type="float" office:value="-81.5235943324186">
                <text:p>-81.5235943324186</text:p>
              </table:table-cell>
              <table:table-cell office:value-type="float" office:value="702.686">
                <text:p>702.686</text:p>
              </table:table-cell>
              <table:table-cell office:value-type="float" office:value="-101.972196762077">
                <text:p>-101.972196762077</text:p>
              </table:table-cell>
              <table:table-cell office:value-type="float" office:value="1745.26">
                <text:p>1745.26</text:p>
              </table:table-cell>
              <table:table-cell office:value-type="float" office:value="-119.89221427449">
                <text:p>-119.89221427449</text:p>
              </table:table-cell>
              <table:table-cell office:value-type="float" office:value="5718.41">
                <text:p>5718.41</text:p>
              </table:table-cell>
              <table:table-cell office:value-type="float" office:value="-162.01004309861">
                <text:p>-162.01004309861</text:p>
              </table:table-cell>
              <table:table-cell office:value-type="float" office:value="25039.7">
                <text:p>25039.7</text:p>
              </table:table-cell>
              <table:table-cell office:value-type="float" office:value="-166.981252869015">
                <text:p>-166.981252869015</text:p>
              </table:table-cell>
              <table:table-cell office:value-type="float" office:value="37099.6">
                <text:p>37099.6</text:p>
              </table:table-cell>
              <table:table-cell office:value-type="float" office:value="-158.478473089969">
                <text:p>-158.478473089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81">
                <text:p>19.781</text:p>
              </table:table-cell>
              <table:table-cell office:value-type="float" office:value="3.69071067432595">
                <text:p>3.69071067432595</text:p>
              </table:table-cell>
              <table:table-cell office:value-type="float" office:value="23.455">
                <text:p>23.455</text:p>
              </table:table-cell>
              <table:table-cell office:value-type="float" office:value="-9.37320406355996">
                <text:p>-9.37320406355996</text:p>
              </table:table-cell>
              <table:table-cell office:value-type="float" office:value="35.041">
                <text:p>35.041</text:p>
              </table:table-cell>
              <table:table-cell office:value-type="float" office:value="-60.6010562505446">
                <text:p>-60.6010562505446</text:p>
              </table:table-cell>
              <table:table-cell office:value-type="float" office:value="61.686">
                <text:p>61.686</text:p>
              </table:table-cell>
              <table:table-cell office:value-type="float" office:value="-54.6009705707123">
                <text:p>-54.6009705707123</text:p>
              </table:table-cell>
              <table:table-cell office:value-type="float" office:value="285.258">
                <text:p>285.258</text:p>
              </table:table-cell>
              <table:table-cell office:value-type="float" office:value="-81.2244953203856">
                <text:p>-81.2244953203856</text:p>
              </table:table-cell>
              <table:table-cell office:value-type="float" office:value="862.386">
                <text:p>862.386</text:p>
              </table:table-cell>
              <table:table-cell office:value-type="float" office:value="-102.216054686922">
                <text:p>-102.216054686922</text:p>
              </table:table-cell>
              <table:table-cell office:value-type="float" office:value="2116.16">
                <text:p>2116.16</text:p>
              </table:table-cell>
              <table:table-cell office:value-type="float" office:value="-139.816940163535">
                <text:p>-139.816940163535</text:p>
              </table:table-cell>
              <table:table-cell office:value-type="float" office:value="7038.41">
                <text:p>7038.41</text:p>
              </table:table-cell>
              <table:table-cell office:value-type="float" office:value="-145.303383128301">
                <text:p>-145.303383128301</text:p>
              </table:table-cell>
              <table:table-cell office:value-type="float" office:value="31414.7">
                <text:p>31414.7</text:p>
              </table:table-cell>
              <table:table-cell office:value-type="float" office:value="-173.675667040371">
                <text:p>-173.675667040371</text:p>
              </table:table-cell>
              <table:table-cell office:value-type="float" office:value="48979.6">
                <text:p>48979.6</text:p>
              </table:table-cell>
              <table:table-cell office:value-type="float" office:value="-159.452896264965">
                <text:p>-159.452896264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72">
                <text:p>21.772</text:p>
              </table:table-cell>
              <table:table-cell office:value-type="float" office:value="2.5095327314318">
                <text:p>2.5095327314318</text:p>
              </table:table-cell>
              <table:table-cell office:value-type="float" office:value="26.194">
                <text:p>26.194</text:p>
              </table:table-cell>
              <table:table-cell office:value-type="float" office:value="-10.1938745788764">
                <text:p>-10.1938745788764</text:p>
              </table:table-cell>
              <table:table-cell office:value-type="float" office:value="40.35">
                <text:p>40.35</text:p>
              </table:table-cell>
              <table:table-cell office:value-type="float" office:value="-50.7823896354089">
                <text:p>-50.7823896354089</text:p>
              </table:table-cell>
              <table:table-cell office:value-type="float" office:value="71.629">
                <text:p>71.629</text:p>
              </table:table-cell>
              <table:table-cell office:value-type="float" office:value="-50.8760402538616">
                <text:p>-50.8760402538616</text:p>
              </table:table-cell>
              <table:table-cell office:value-type="float" office:value="341.568">
                <text:p>341.568</text:p>
              </table:table-cell>
              <table:table-cell office:value-type="float" office:value="-78.5487176773639">
                <text:p>-78.5487176773639</text:p>
              </table:table-cell>
              <table:table-cell office:value-type="float" office:value="1080.586">
                <text:p>1080.586</text:p>
              </table:table-cell>
              <table:table-cell office:value-type="float" office:value="-101.109822449344">
                <text:p>-101.109822449344</text:p>
              </table:table-cell>
              <table:table-cell office:value-type="float" office:value="2625.26">
                <text:p>2625.26</text:p>
              </table:table-cell>
              <table:table-cell office:value-type="float" office:value="-144.295351464881">
                <text:p>-144.295351464881</text:p>
              </table:table-cell>
              <table:table-cell office:value-type="float" office:value="9200.41">
                <text:p>9200.41</text:p>
              </table:table-cell>
              <table:table-cell office:value-type="float" office:value="-143.614331055773">
                <text:p>-143.614331055773</text:p>
              </table:table-cell>
              <table:table-cell office:value-type="float" office:value="39029.7">
                <text:p>39029.7</text:p>
              </table:table-cell>
              <table:table-cell office:value-type="float" office:value="-176.333179890119">
                <text:p>-176.333179890119</text:p>
              </table:table-cell>
              <table:table-cell office:value-type="float" office:value="65529.6">
                <text:p>65529.6</text:p>
              </table:table-cell>
              <table:table-cell office:value-type="float" office:value="-165.103014288619">
                <text:p>-165.103014288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05">
                <text:p>23.805</text:p>
              </table:table-cell>
              <table:table-cell office:value-type="float" office:value="2.22164663884187">
                <text:p>2.22164663884187</text:p>
              </table:table-cell>
              <table:table-cell office:value-type="float" office:value="29.147">
                <text:p>29.147</text:p>
              </table:table-cell>
              <table:table-cell office:value-type="float" office:value="-14.3870332639287">
                <text:p>-14.3870332639287</text:p>
              </table:table-cell>
              <table:table-cell office:value-type="float" office:value="46.271">
                <text:p>46.271</text:p>
              </table:table-cell>
              <table:table-cell office:value-type="float" office:value="-49.9443685515585">
                <text:p>-49.9443685515585</text:p>
              </table:table-cell>
              <table:table-cell office:value-type="float" office:value="82.809">
                <text:p>82.809</text:p>
              </table:table-cell>
              <table:table-cell office:value-type="float" office:value="-49.9347635564441">
                <text:p>-49.9347635564441</text:p>
              </table:table-cell>
              <table:table-cell office:value-type="float" office:value="413.568">
                <text:p>413.568</text:p>
              </table:table-cell>
              <table:table-cell office:value-type="float" office:value="-80.9273746782413">
                <text:p>-80.9273746782413</text:p>
              </table:table-cell>
              <table:table-cell office:value-type="float" office:value="1347.886">
                <text:p>1347.886</text:p>
              </table:table-cell>
              <table:table-cell office:value-type="float" office:value="-97.2174077328156">
                <text:p>-97.2174077328156</text:p>
              </table:table-cell>
              <table:table-cell office:value-type="float" office:value="3554.96">
                <text:p>3554.96</text:p>
              </table:table-cell>
              <table:table-cell office:value-type="float" office:value="-134.002216129269">
                <text:p>-134.002216129269</text:p>
              </table:table-cell>
              <table:table-cell office:value-type="float" office:value="11647.41">
                <text:p>11647.41</text:p>
              </table:table-cell>
              <table:table-cell office:value-type="float" office:value="-141.355140197185">
                <text:p>-141.355140197185</text:p>
              </table:table-cell>
              <table:table-cell office:value-type="float" office:value="50709.7">
                <text:p>50709.7</text:p>
              </table:table-cell>
              <table:table-cell office:value-type="float" office:value="-173.251142487907">
                <text:p>-173.25114248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36">
                <text:p>25.936</text:p>
              </table:table-cell>
              <table:table-cell office:value-type="float" office:value="1.21973087338635">
                <text:p>1.21973087338635</text:p>
              </table:table-cell>
              <table:table-cell office:value-type="float" office:value="32.298">
                <text:p>32.298</text:p>
              </table:table-cell>
              <table:table-cell office:value-type="float" office:value="-15.6116826671814">
                <text:p>-15.6116826671814</text:p>
              </table:table-cell>
              <table:table-cell office:value-type="float" office:value="53.231">
                <text:p>53.231</text:p>
              </table:table-cell>
              <table:table-cell office:value-type="float" office:value="-46.8923248346598">
                <text:p>-46.8923248346598</text:p>
              </table:table-cell>
              <table:table-cell office:value-type="float" office:value="95.129">
                <text:p>95.129</text:p>
              </table:table-cell>
              <table:table-cell office:value-type="float" office:value="-49.1138265681105">
                <text:p>-49.1138265681105</text:p>
              </table:table-cell>
              <table:table-cell office:value-type="float" office:value="505.718">
                <text:p>505.718</text:p>
              </table:table-cell>
              <table:table-cell office:value-type="float" office:value="-80.9680422280306">
                <text:p>-80.9680422280306</text:p>
              </table:table-cell>
              <table:table-cell office:value-type="float" office:value="1637.086">
                <text:p>1637.086</text:p>
              </table:table-cell>
              <table:table-cell office:value-type="float" office:value="-96.7258943289328">
                <text:p>-96.7258943289328</text:p>
              </table:table-cell>
              <table:table-cell office:value-type="float" office:value="4632.96">
                <text:p>4632.96</text:p>
              </table:table-cell>
              <table:table-cell office:value-type="float" office:value="-137.536988865935">
                <text:p>-137.536988865935</text:p>
              </table:table-cell>
              <table:table-cell office:value-type="float" office:value="15970.41">
                <text:p>15970.41</text:p>
              </table:table-cell>
              <table:table-cell office:value-type="float" office:value="-143.614938313971">
                <text:p>-143.61493831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144">
                <text:p>28.144</text:p>
              </table:table-cell>
              <table:table-cell office:value-type="float" office:value="-0.537455814688093">
                <text:p>-0.537455814688093</text:p>
              </table:table-cell>
              <table:table-cell office:value-type="float" office:value="35.684">
                <text:p>35.684</text:p>
              </table:table-cell>
              <table:table-cell office:value-type="float" office:value="-16.5388471515815">
                <text:p>-16.5388471515815</text:p>
              </table:table-cell>
              <table:table-cell office:value-type="float" office:value="60.556">
                <text:p>60.556</text:p>
              </table:table-cell>
              <table:table-cell office:value-type="float" office:value="-45.746600541843">
                <text:p>-45.746600541843</text:p>
              </table:table-cell>
              <table:table-cell office:value-type="float" office:value="111.499">
                <text:p>111.499</text:p>
              </table:table-cell>
              <table:table-cell office:value-type="float" office:value="-51.8831549068247">
                <text:p>-51.8831549068247</text:p>
              </table:table-cell>
              <table:table-cell office:value-type="float" office:value="605.528">
                <text:p>605.528</text:p>
              </table:table-cell>
              <table:table-cell office:value-type="float" office:value="-81.0534962322888">
                <text:p>-81.0534962322888</text:p>
              </table:table-cell>
              <table:table-cell office:value-type="float" office:value="1938.586">
                <text:p>1938.586</text:p>
              </table:table-cell>
              <table:table-cell office:value-type="float" office:value="-107.918598475275">
                <text:p>-107.918598475275</text:p>
              </table:table-cell>
              <table:table-cell office:value-type="float" office:value="5795.96">
                <text:p>5795.96</text:p>
              </table:table-cell>
              <table:table-cell office:value-type="float" office:value="-138.592168392878">
                <text:p>-138.592168392878</text:p>
              </table:table-cell>
              <table:table-cell office:value-type="float" office:value="20460.41">
                <text:p>20460.41</text:p>
              </table:table-cell>
              <table:table-cell office:value-type="float" office:value="-163.795158766006">
                <text:p>-163.795158766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97">
                <text:p>30.597</text:p>
              </table:table-cell>
              <table:table-cell office:value-type="float" office:value="-0.442545433260145">
                <text:p>-0.442545433260145</text:p>
              </table:table-cell>
              <table:table-cell office:value-type="float" office:value="39.634">
                <text:p>39.634</text:p>
              </table:table-cell>
              <table:table-cell office:value-type="float" office:value="-17.6492685087811">
                <text:p>-17.6492685087811</text:p>
              </table:table-cell>
              <table:table-cell office:value-type="float" office:value="70.147">
                <text:p>70.147</text:p>
              </table:table-cell>
              <table:table-cell office:value-type="float" office:value="-50.8981517915477">
                <text:p>-50.8981517915477</text:p>
              </table:table-cell>
              <table:table-cell office:value-type="float" office:value="131.729">
                <text:p>131.729</text:p>
              </table:table-cell>
              <table:table-cell office:value-type="float" office:value="-51.0731777173032">
                <text:p>-51.0731777173032</text:p>
              </table:table-cell>
              <table:table-cell office:value-type="float" office:value="731.228">
                <text:p>731.228</text:p>
              </table:table-cell>
              <table:table-cell office:value-type="float" office:value="-93.156599136768">
                <text:p>-93.156599136768</text:p>
              </table:table-cell>
              <table:table-cell office:value-type="float" office:value="2293.486">
                <text:p>2293.486</text:p>
              </table:table-cell>
              <table:table-cell office:value-type="float" office:value="-119.163693109859">
                <text:p>-119.163693109859</text:p>
              </table:table-cell>
              <table:table-cell office:value-type="float" office:value="7418.96">
                <text:p>7418.96</text:p>
              </table:table-cell>
              <table:table-cell office:value-type="float" office:value="-147.197980197291">
                <text:p>-147.197980197291</text:p>
              </table:table-cell>
              <table:table-cell office:value-type="float" office:value="26491.41">
                <text:p>26491.41</text:p>
              </table:table-cell>
              <table:table-cell office:value-type="float" office:value="-175.117371346426">
                <text:p>-175.11737134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26">
                <text:p>33.326</text:p>
              </table:table-cell>
              <table:table-cell office:value-type="float" office:value="-1.95287139374728">
                <text:p>-1.95287139374728</text:p>
              </table:table-cell>
              <table:table-cell office:value-type="float" office:value="43.879">
                <text:p>43.879</text:p>
              </table:table-cell>
              <table:table-cell office:value-type="float" office:value="-19.4077096764955">
                <text:p>-19.4077096764955</text:p>
              </table:table-cell>
              <table:table-cell office:value-type="float" office:value="81.037">
                <text:p>81.037</text:p>
              </table:table-cell>
              <table:table-cell office:value-type="float" office:value="-49.3960779828246">
                <text:p>-49.3960779828246</text:p>
              </table:table-cell>
              <table:table-cell office:value-type="float" office:value="153.559">
                <text:p>153.559</text:p>
              </table:table-cell>
              <table:table-cell office:value-type="float" office:value="-52.8479146795753">
                <text:p>-52.8479146795753</text:p>
              </table:table-cell>
              <table:table-cell office:value-type="float" office:value="893.228">
                <text:p>893.228</text:p>
              </table:table-cell>
              <table:table-cell office:value-type="float" office:value="-93.2557299142814">
                <text:p>-93.2557299142814</text:p>
              </table:table-cell>
              <table:table-cell office:value-type="float" office:value="2838.986">
                <text:p>2838.986</text:p>
              </table:table-cell>
              <table:table-cell office:value-type="float" office:value="-119.17229161216">
                <text:p>-119.17229161216</text:p>
              </table:table-cell>
              <table:table-cell office:value-type="float" office:value="9414.96">
                <text:p>9414.96</text:p>
              </table:table-cell>
              <table:table-cell office:value-type="float" office:value="-155.264342816206">
                <text:p>-155.264342816206</text:p>
              </table:table-cell>
              <table:table-cell office:value-type="float" office:value="35018.41">
                <text:p>35018.41</text:p>
              </table:table-cell>
              <table:table-cell office:value-type="float" office:value="-177.761267912254">
                <text:p>-177.76126791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262">
                <text:p>36.262</text:p>
              </table:table-cell>
              <table:table-cell office:value-type="float" office:value="-3.66735301622885">
                <text:p>-3.66735301622885</text:p>
              </table:table-cell>
              <table:table-cell office:value-type="float" office:value="48.464">
                <text:p>48.464</text:p>
              </table:table-cell>
              <table:table-cell office:value-type="float" office:value="-20.8483032180534">
                <text:p>-20.8483032180534</text:p>
              </table:table-cell>
              <table:table-cell office:value-type="float" office:value="96.267">
                <text:p>96.267</text:p>
              </table:table-cell>
              <table:table-cell office:value-type="float" office:value="-50.7464087538009">
                <text:p>-50.7464087538009</text:p>
              </table:table-cell>
              <table:table-cell office:value-type="float" office:value="181.899">
                <text:p>181.899</text:p>
              </table:table-cell>
              <table:table-cell office:value-type="float" office:value="-52.7461556947647">
                <text:p>-52.7461556947647</text:p>
              </table:table-cell>
              <table:table-cell office:value-type="float" office:value="1117.028">
                <text:p>1117.028</text:p>
              </table:table-cell>
              <table:table-cell office:value-type="float" office:value="-93.3229589821791">
                <text:p>-93.3229589821791</text:p>
              </table:table-cell>
              <table:table-cell office:value-type="float" office:value="3578.486">
                <text:p>3578.486</text:p>
              </table:table-cell>
              <table:table-cell office:value-type="float" office:value="-119.17664877986">
                <text:p>-119.17664877986</text:p>
              </table:table-cell>
              <table:table-cell office:value-type="float" office:value="12219.96">
                <text:p>12219.96</text:p>
              </table:table-cell>
              <table:table-cell office:value-type="float" office:value="-154.879424543427">
                <text:p>-154.87942454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09">
                <text:p>40.09</text:p>
              </table:table-cell>
              <table:table-cell office:value-type="float" office:value="-5.26065801205558">
                <text:p>-5.26065801205558</text:p>
              </table:table-cell>
              <table:table-cell office:value-type="float" office:value="53.462">
                <text:p>53.462</text:p>
              </table:table-cell>
              <table:table-cell office:value-type="float" office:value="-22.0925808812553">
                <text:p>-22.0925808812553</text:p>
              </table:table-cell>
              <table:table-cell office:value-type="float" office:value="113.467">
                <text:p>113.467</text:p>
              </table:table-cell>
              <table:table-cell office:value-type="float" office:value="-50.4321352374786">
                <text:p>-50.4321352374786</text:p>
              </table:table-cell>
              <table:table-cell office:value-type="float" office:value="210.859">
                <text:p>210.859</text:p>
              </table:table-cell>
              <table:table-cell office:value-type="float" office:value="-72.0574592123495">
                <text:p>-72.0574592123495</text:p>
              </table:table-cell>
              <table:table-cell office:value-type="float" office:value="1450.528">
                <text:p>1450.528</text:p>
              </table:table-cell>
              <table:table-cell office:value-type="float" office:value="-93.3406702425709">
                <text:p>-93.3406702425709</text:p>
              </table:table-cell>
              <table:table-cell office:value-type="float" office:value="4456.186">
                <text:p>4456.186</text:p>
              </table:table-cell>
              <table:table-cell office:value-type="float" office:value="-126.260068572101">
                <text:p>-126.260068572101</text:p>
              </table:table-cell>
              <table:table-cell office:value-type="float" office:value="15921.96">
                <text:p>15921.96</text:p>
              </table:table-cell>
              <table:table-cell office:value-type="float" office:value="-157.363788390411">
                <text:p>-157.36378839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258">
                <text:p>44.258</text:p>
              </table:table-cell>
              <table:table-cell office:value-type="float" office:value="-6.78505070251504">
                <text:p>-6.78505070251504</text:p>
              </table:table-cell>
              <table:table-cell office:value-type="float" office:value="59.467">
                <text:p>59.467</text:p>
              </table:table-cell>
              <table:table-cell office:value-type="float" office:value="-24.3403072029984">
                <text:p>-24.3403072029984</text:p>
              </table:table-cell>
              <table:table-cell office:value-type="float" office:value="134.487">
                <text:p>134.487</text:p>
              </table:table-cell>
              <table:table-cell office:value-type="float" office:value="-51.0481210608704">
                <text:p>-51.0481210608704</text:p>
              </table:table-cell>
              <table:table-cell office:value-type="float" office:value="250.879">
                <text:p>250.879</text:p>
              </table:table-cell>
              <table:table-cell office:value-type="float" office:value="-71.6628910140411">
                <text:p>-71.6628910140411</text:p>
              </table:table-cell>
              <table:table-cell office:value-type="float" office:value="1803.928">
                <text:p>1803.928</text:p>
              </table:table-cell>
              <table:table-cell office:value-type="float" office:value="-95.1291312268387">
                <text:p>-95.1291312268387</text:p>
              </table:table-cell>
              <table:table-cell office:value-type="float" office:value="5417.586">
                <text:p>5417.586</text:p>
              </table:table-cell>
              <table:table-cell office:value-type="float" office:value="-132.238263920447">
                <text:p>-132.238263920447</text:p>
              </table:table-cell>
              <table:table-cell office:value-type="float" office:value="20672.96">
                <text:p>20672.96</text:p>
              </table:table-cell>
              <table:table-cell office:value-type="float" office:value="-160.354895986512">
                <text:p>-160.354895986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943">
                <text:p>48.943</text:p>
              </table:table-cell>
              <table:table-cell office:value-type="float" office:value="-7.50746061911145">
                <text:p>-7.50746061911145</text:p>
              </table:table-cell>
              <table:table-cell office:value-type="float" office:value="66.58">
                <text:p>66.58</text:p>
              </table:table-cell>
              <table:table-cell office:value-type="float" office:value="-26.4474998767186">
                <text:p>-26.4474998767186</text:p>
              </table:table-cell>
              <table:table-cell office:value-type="float" office:value="161.857">
                <text:p>161.857</text:p>
              </table:table-cell>
              <table:table-cell office:value-type="float" office:value="-52.1120045355404">
                <text:p>-52.1120045355404</text:p>
              </table:table-cell>
              <table:table-cell office:value-type="float" office:value="298.299">
                <text:p>298.299</text:p>
              </table:table-cell>
              <table:table-cell office:value-type="float" office:value="-71.6901193321477">
                <text:p>-71.6901193321477</text:p>
              </table:table-cell>
              <table:table-cell office:value-type="float" office:value="2216.128">
                <text:p>2216.128</text:p>
              </table:table-cell>
              <table:table-cell office:value-type="float" office:value="-97.6190168877699">
                <text:p>-97.6190168877699</text:p>
              </table:table-cell>
              <table:table-cell office:value-type="float" office:value="6622.586">
                <text:p>6622.586</text:p>
              </table:table-cell>
              <table:table-cell office:value-type="float" office:value="-131.362759861497">
                <text:p>-131.3627598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346">
                <text:p>54.346</text:p>
              </table:table-cell>
              <table:table-cell office:value-type="float" office:value="-8.57374414048937">
                <text:p>-8.57374414048937</text:p>
              </table:table-cell>
              <table:table-cell office:value-type="float" office:value="75.077">
                <text:p>75.077</text:p>
              </table:table-cell>
              <table:table-cell office:value-type="float" office:value="-27.4463932621543">
                <text:p>-27.4463932621543</text:p>
              </table:table-cell>
              <table:table-cell office:value-type="float" office:value="195.207">
                <text:p>195.207</text:p>
              </table:table-cell>
              <table:table-cell office:value-type="float" office:value="-53.9367134415415">
                <text:p>-53.9367134415415</text:p>
              </table:table-cell>
              <table:table-cell office:value-type="float" office:value="355.899">
                <text:p>355.899</text:p>
              </table:table-cell>
              <table:table-cell office:value-type="float" office:value="-71.9649413988809">
                <text:p>-71.9649413988809</text:p>
              </table:table-cell>
              <table:table-cell office:value-type="float" office:value="2692.428">
                <text:p>2692.428</text:p>
              </table:table-cell>
              <table:table-cell office:value-type="float" office:value="-98.4542823286564">
                <text:p>-98.4542823286564</text:p>
              </table:table-cell>
              <table:table-cell office:value-type="float" office:value="8227.586">
                <text:p>8227.586</text:p>
              </table:table-cell>
              <table:table-cell office:value-type="float" office:value="-131.360965969484">
                <text:p>-131.360965969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54">
                <text:p>61.154</text:p>
              </table:table-cell>
              <table:table-cell office:value-type="float" office:value="-9.15641800449446">
                <text:p>-9.15641800449446</text:p>
              </table:table-cell>
              <table:table-cell office:value-type="float" office:value="85.047">
                <text:p>85.047</text:p>
              </table:table-cell>
              <table:table-cell office:value-type="float" office:value="-28.3245514143841">
                <text:p>-28.3245514143841</text:p>
              </table:table-cell>
              <table:table-cell office:value-type="float" office:value="236.837">
                <text:p>236.837</text:p>
              </table:table-cell>
              <table:table-cell office:value-type="float" office:value="-54.5768603687033">
                <text:p>-54.5768603687033</text:p>
              </table:table-cell>
              <table:table-cell office:value-type="float" office:value="429.579">
                <text:p>429.579</text:p>
              </table:table-cell>
              <table:table-cell office:value-type="float" office:value="-73.5865952058036">
                <text:p>-73.5865952058036</text:p>
              </table:table-cell>
              <table:table-cell office:value-type="float" office:value="3270.028">
                <text:p>3270.028</text:p>
              </table:table-cell>
              <table:table-cell office:value-type="float" office:value="-98.4572435867145">
                <text:p>-98.4572435867145</text:p>
              </table:table-cell>
              <table:table-cell office:value-type="float" office:value="10780.586">
                <text:p>10780.586</text:p>
              </table:table-cell>
              <table:table-cell office:value-type="float" office:value="-131.561656426984">
                <text:p>-131.56165642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.603">
                <text:p>69.603</text:p>
              </table:table-cell>
              <table:table-cell office:value-type="float" office:value="-10.326481363804">
                <text:p>-10.326481363804</text:p>
              </table:table-cell>
              <table:table-cell office:value-type="float" office:value="97.357">
                <text:p>97.357</text:p>
              </table:table-cell>
              <table:table-cell office:value-type="float" office:value="-29.9386757874517">
                <text:p>-29.9386757874517</text:p>
              </table:table-cell>
              <table:table-cell office:value-type="float" office:value="294.997">
                <text:p>294.997</text:p>
              </table:table-cell>
              <table:table-cell office:value-type="float" office:value="-54.7500426808572">
                <text:p>-54.7500426808572</text:p>
              </table:table-cell>
              <table:table-cell office:value-type="float" office:value="516.979">
                <text:p>516.979</text:p>
              </table:table-cell>
              <table:table-cell office:value-type="float" office:value="-74.9124428668651">
                <text:p>-74.9124428668651</text:p>
              </table:table-cell>
              <table:table-cell office:value-type="float" office:value="4156.828">
                <text:p>4156.828</text:p>
              </table:table-cell>
              <table:table-cell office:value-type="float" office:value="-105.521692652389">
                <text:p>-105.521692652389</text:p>
              </table:table-cell>
              <table:table-cell office:value-type="float" office:value="14144.586">
                <text:p>14144.586</text:p>
              </table:table-cell>
              <table:table-cell office:value-type="float" office:value="-144.553140265277">
                <text:p>-144.55314026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.813">
                <text:p>80.813</text:p>
              </table:table-cell>
              <table:table-cell office:value-type="float" office:value="-11.8573941489534">
                <text:p>-11.8573941489534</text:p>
              </table:table-cell>
              <table:table-cell office:value-type="float" office:value="112.587">
                <text:p>112.587</text:p>
              </table:table-cell>
              <table:table-cell office:value-type="float" office:value="-33.4123505746907">
                <text:p>-33.4123505746907</text:p>
              </table:table-cell>
              <table:table-cell office:value-type="float" office:value="367.207">
                <text:p>367.207</text:p>
              </table:table-cell>
              <table:table-cell office:value-type="float" office:value="-54.7054492277819">
                <text:p>-54.7054492277819</text:p>
              </table:table-cell>
              <table:table-cell office:value-type="float" office:value="628.379">
                <text:p>628.379</text:p>
              </table:table-cell>
              <table:table-cell office:value-type="float" office:value="-74.626174505485">
                <text:p>-74.626174505485</text:p>
              </table:table-cell>
              <table:table-cell office:value-type="float" office:value="5285.828">
                <text:p>5285.828</text:p>
              </table:table-cell>
              <table:table-cell office:value-type="float" office:value="-105.756598582295">
                <text:p>-105.756598582295</text:p>
              </table:table-cell>
              <table:table-cell office:value-type="float" office:value="19174.586">
                <text:p>19174.586</text:p>
              </table:table-cell>
              <table:table-cell office:value-type="float" office:value="-153.029080203182">
                <text:p>-153.02908020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433">
                <text:p>95.433</text:p>
              </table:table-cell>
              <table:table-cell office:value-type="float" office:value="-13.5815591289836">
                <text:p>-13.5815591289836</text:p>
              </table:table-cell>
              <table:table-cell office:value-type="float" office:value="130.837">
                <text:p>130.837</text:p>
              </table:table-cell>
              <table:table-cell office:value-type="float" office:value="-35.716600107489">
                <text:p>-35.716600107489</text:p>
              </table:table-cell>
              <table:table-cell office:value-type="float" office:value="450.647">
                <text:p>450.647</text:p>
              </table:table-cell>
              <table:table-cell office:value-type="float" office:value="-55.0823833889603">
                <text:p>-55.0823833889603</text:p>
              </table:table-cell>
              <table:table-cell office:value-type="float" office:value="778.079">
                <text:p>778.079</text:p>
              </table:table-cell>
              <table:table-cell office:value-type="float" office:value="-74.9947049465219">
                <text:p>-74.9947049465219</text:p>
              </table:table-cell>
              <table:table-cell office:value-type="float" office:value="6732.828">
                <text:p>6732.828</text:p>
              </table:table-cell>
              <table:table-cell office:value-type="float" office:value="-105.740313856612">
                <text:p>-105.74031385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.183">
                <text:p>113.183</text:p>
              </table:table-cell>
              <table:table-cell office:value-type="float" office:value="-14.821290512693">
                <text:p>-14.821290512693</text:p>
              </table:table-cell>
              <table:table-cell office:value-type="float" office:value="153.017">
                <text:p>153.017</text:p>
              </table:table-cell>
              <table:table-cell office:value-type="float" office:value="-37.4356742964665">
                <text:p>-37.4356742964665</text:p>
              </table:table-cell>
              <table:table-cell office:value-type="float" office:value="569.747">
                <text:p>569.747</text:p>
              </table:table-cell>
              <table:table-cell office:value-type="float" office:value="-61.554082658944">
                <text:p>-61.554082658944</text:p>
              </table:table-cell>
              <table:table-cell office:value-type="float" office:value="961.079">
                <text:p>961.079</text:p>
              </table:table-cell>
              <table:table-cell office:value-type="float" office:value="-83.6703195447794">
                <text:p>-83.6703195447794</text:p>
              </table:table-cell>
              <table:table-cell office:value-type="float" office:value="8508.828">
                <text:p>8508.828</text:p>
              </table:table-cell>
              <table:table-cell office:value-type="float" office:value="-121.830872440744">
                <text:p>-121.83087244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663">
                <text:p>136.663</text:p>
              </table:table-cell>
              <table:table-cell office:value-type="float" office:value="-16.6301386771947">
                <text:p>-16.6301386771947</text:p>
              </table:table-cell>
              <table:table-cell office:value-type="float" office:value="182.017">
                <text:p>182.017</text:p>
              </table:table-cell>
              <table:table-cell office:value-type="float" office:value="-42.3184470630762">
                <text:p>-42.3184470630762</text:p>
              </table:table-cell>
              <table:table-cell office:value-type="float" office:value="734.547">
                <text:p>734.547</text:p>
              </table:table-cell>
              <table:table-cell office:value-type="float" office:value="-67.3981219933288">
                <text:p>-67.3981219933288</text:p>
              </table:table-cell>
              <table:table-cell office:value-type="float" office:value="1181.779">
                <text:p>1181.779</text:p>
              </table:table-cell>
              <table:table-cell office:value-type="float" office:value="-84.2563183369852">
                <text:p>-84.2563183369852</text:p>
              </table:table-cell>
              <table:table-cell office:value-type="float" office:value="11360.828">
                <text:p>11360.828</text:p>
              </table:table-cell>
              <table:table-cell office:value-type="float" office:value="-121.826155328094">
                <text:p>-121.82615532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.093">
                <text:p>165.093</text:p>
              </table:table-cell>
              <table:table-cell office:value-type="float" office:value="-17.5133707240872">
                <text:p>-17.5133707240872</text:p>
              </table:table-cell>
              <table:table-cell office:value-type="float" office:value="217.647">
                <text:p>217.647</text:p>
              </table:table-cell>
              <table:table-cell office:value-type="float" office:value="-43.5801503575217">
                <text:p>-43.5801503575217</text:p>
              </table:table-cell>
              <table:table-cell office:value-type="float" office:value="964.747">
                <text:p>964.747</text:p>
              </table:table-cell>
              <table:table-cell office:value-type="float" office:value="-68.1720676329604">
                <text:p>-68.1720676329604</text:p>
              </table:table-cell>
              <table:table-cell office:value-type="float" office:value="1444.479">
                <text:p>1444.479</text:p>
              </table:table-cell>
              <table:table-cell office:value-type="float" office:value="-86.233345504453">
                <text:p>-86.233345504453</text:p>
              </table:table-cell>
              <table:table-cell office:value-type="float" office:value="15295.828">
                <text:p>15295.828</text:p>
              </table:table-cell>
              <table:table-cell office:value-type="float" office:value="-123.065108692299">
                <text:p>-123.06510869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.413">
                <text:p>205.413</text:p>
              </table:table-cell>
              <table:table-cell office:value-type="float" office:value="-18.2546426874266">
                <text:p>-18.2546426874266</text:p>
              </table:table-cell>
              <table:table-cell office:value-type="float" office:value="265.097">
                <text:p>265.097</text:p>
              </table:table-cell>
              <table:table-cell office:value-type="float" office:value="-45.3336331802052">
                <text:p>-45.3336331802052</text:p>
              </table:table-cell>
              <table:table-cell office:value-type="float" office:value="1244.147">
                <text:p>1244.147</text:p>
              </table:table-cell>
              <table:table-cell office:value-type="float" office:value="-68.1613419576202">
                <text:p>-68.1613419576202</text:p>
              </table:table-cell>
              <table:table-cell office:value-type="float" office:value="1793.379">
                <text:p>1793.379</text:p>
              </table:table-cell>
              <table:table-cell office:value-type="float" office:value="-86.2304606873287">
                <text:p>-86.2304606873287</text:p>
              </table:table-cell>
              <table:table-cell office:value-type="float" office:value="20344.828">
                <text:p>20344.828</text:p>
              </table:table-cell>
              <table:table-cell office:value-type="float" office:value="-124.719383516646">
                <text:p>-124.71938351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.773">
                <text:p>264.773</text:p>
              </table:table-cell>
              <table:table-cell office:value-type="float" office:value="-19.150956872346">
                <text:p>-19.150956872346</text:p>
              </table:table-cell>
              <table:table-cell office:value-type="float" office:value="322.857">
                <text:p>322.857</text:p>
              </table:table-cell>
              <table:table-cell office:value-type="float" office:value="-47.1423105100967">
                <text:p>-47.1423105100967</text:p>
              </table:table-cell>
              <table:table-cell office:value-type="float" office:value="1605.547">
                <text:p>1605.547</text:p>
              </table:table-cell>
              <table:table-cell office:value-type="float" office:value="-70.1021293439033">
                <text:p>-70.1021293439033</text:p>
              </table:table-cell>
              <table:table-cell office:value-type="float" office:value="2205.879">
                <text:p>2205.879</text:p>
              </table:table-cell>
              <table:table-cell office:value-type="float" office:value="-90.3380023636556">
                <text:p>-90.3380023636556</text:p>
              </table:table-cell>
              <table:table-cell office:value-type="float" office:value="27089.828">
                <text:p>27089.828</text:p>
              </table:table-cell>
              <table:table-cell office:value-type="float" office:value="-130.50917219348">
                <text:p>-130.50917219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1.283">
                <text:p>351.283</text:p>
              </table:table-cell>
              <table:table-cell office:value-type="float" office:value="-20.0238756358727">
                <text:p>-20.0238756358727</text:p>
              </table:table-cell>
              <table:table-cell office:value-type="float" office:value="406.957">
                <text:p>406.957</text:p>
              </table:table-cell>
              <table:table-cell office:value-type="float" office:value="-48.3753488650355">
                <text:p>-48.3753488650355</text:p>
              </table:table-cell>
              <table:table-cell office:value-type="float" office:value="2154.247">
                <text:p>2154.247</text:p>
              </table:table-cell>
              <table:table-cell office:value-type="float" office:value="-70.7603090268973">
                <text:p>-70.7603090268973</text:p>
              </table:table-cell>
              <table:table-cell office:value-type="float" office:value="2854.679">
                <text:p>2854.679</text:p>
              </table:table-cell>
              <table:table-cell office:value-type="float" office:value="-92.705203477958">
                <text:p>-92.705203477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.483">
                <text:p>486.483</text:p>
              </table:table-cell>
              <table:table-cell office:value-type="float" office:value="-21.3369201689723">
                <text:p>-21.3369201689723</text:p>
              </table:table-cell>
              <table:table-cell office:value-type="float" office:value="534.657">
                <text:p>534.657</text:p>
              </table:table-cell>
              <table:table-cell office:value-type="float" office:value="-49.5741320825989">
                <text:p>-49.5741320825989</text:p>
              </table:table-cell>
              <table:table-cell office:value-type="float" office:value="2881.747">
                <text:p>2881.747</text:p>
              </table:table-cell>
              <table:table-cell office:value-type="float" office:value="-70.8979607211507">
                <text:p>-70.8979607211507</text:p>
              </table:table-cell>
              <table:table-cell office:value-type="float" office:value="3848.779">
                <text:p>3848.779</text:p>
              </table:table-cell>
              <table:table-cell office:value-type="float" office:value="-101.536233927038">
                <text:p>-101.53623392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383">
                <text:p>700.383</text:p>
              </table:table-cell>
              <table:table-cell office:value-type="float" office:value="-22.3435156141954">
                <text:p>-22.3435156141954</text:p>
              </table:table-cell>
              <table:table-cell office:value-type="float" office:value="684.157">
                <text:p>684.157</text:p>
              </table:table-cell>
              <table:table-cell office:value-type="float" office:value="-50.3965784659253">
                <text:p>-50.3965784659253</text:p>
              </table:table-cell>
              <table:table-cell office:value-type="float" office:value="3934.747">
                <text:p>3934.747</text:p>
              </table:table-cell>
              <table:table-cell office:value-type="float" office:value="-71.0497849615359">
                <text:p>-71.0497849615359</text:p>
              </table:table-cell>
              <table:table-cell office:value-type="float" office:value="5165.779">
                <text:p>5165.779</text:p>
              </table:table-cell>
              <table:table-cell office:value-type="float" office:value="-105.13043901255">
                <text:p>-105.130439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3.783">
                <text:p>1023.783</text:p>
              </table:table-cell>
              <table:table-cell office:value-type="float" office:value="-23.9051534625432">
                <text:p>-23.9051534625432</text:p>
              </table:table-cell>
              <table:table-cell office:value-type="float" office:value="870.757">
                <text:p>870.757</text:p>
              </table:table-cell>
              <table:table-cell office:value-type="float" office:value="-51.975857591349">
                <text:p>-51.975857591349</text:p>
              </table:table-cell>
              <table:table-cell office:value-type="float" office:value="5528.747">
                <text:p>5528.747</text:p>
              </table:table-cell>
              <table:table-cell office:value-type="float" office:value="-71.3506098662093">
                <text:p>-71.3506098662093</text:p>
              </table:table-cell>
              <table:table-cell office:value-type="float" office:value="6872.779">
                <text:p>6872.779</text:p>
              </table:table-cell>
              <table:table-cell office:value-type="float" office:value="-107.449982241441">
                <text:p>-107.44998224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6.583">
                <text:p>1496.583</text:p>
              </table:table-cell>
              <table:table-cell office:value-type="float" office:value="-25.1445585564342">
                <text:p>-25.1445585564342</text:p>
              </table:table-cell>
              <table:table-cell office:value-type="float" office:value="1111.457">
                <text:p>1111.457</text:p>
              </table:table-cell>
              <table:table-cell office:value-type="float" office:value="-54.2467141634772">
                <text:p>-54.2467141634772</text:p>
              </table:table-cell>
              <table:table-cell office:value-type="float" office:value="7903.747">
                <text:p>7903.747</text:p>
              </table:table-cell>
              <table:table-cell office:value-type="float" office:value="-71.4292285702625">
                <text:p>-71.4292285702625</text:p>
              </table:table-cell>
              <table:table-cell office:value-type="float" office:value="8922.779">
                <text:p>8922.779</text:p>
              </table:table-cell>
              <table:table-cell office:value-type="float" office:value="-107.712169589668">
                <text:p>-107.71216958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0.383">
                <text:p>2120.383</text:p>
              </table:table-cell>
              <table:table-cell office:value-type="float" office:value="-25.9606523475654">
                <text:p>-25.9606523475654</text:p>
              </table:table-cell>
              <table:table-cell office:value-type="float" office:value="1465.157">
                <text:p>1465.157</text:p>
              </table:table-cell>
              <table:table-cell office:value-type="float" office:value="-56.3089311888245">
                <text:p>-56.3089311888245</text:p>
              </table:table-cell>
              <table:table-cell office:value-type="float" office:value="11023.747">
                <text:p>11023.747</text:p>
              </table:table-cell>
              <table:table-cell office:value-type="float" office:value="-73.4078169012519">
                <text:p>-73.4078169012519</text:p>
              </table:table-cell>
              <table:table-cell office:value-type="float" office:value="12117.779">
                <text:p>12117.779</text:p>
              </table:table-cell>
              <table:table-cell office:value-type="float" office:value="-107.69104988865">
                <text:p>-107.6910498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8.383">
                <text:p>3168.383</text:p>
              </table:table-cell>
              <table:table-cell office:value-type="float" office:value="-26.8909111821046">
                <text:p>-26.8909111821046</text:p>
              </table:table-cell>
              <table:table-cell office:value-type="float" office:value="1924.857">
                <text:p>1924.857</text:p>
              </table:table-cell>
              <table:table-cell office:value-type="float" office:value="-58.4060453671356">
                <text:p>-58.4060453671356</text:p>
              </table:table-cell>
              <table:table-cell office:value-type="float" office:value="15355.747">
                <text:p>15355.747</text:p>
              </table:table-cell>
              <table:table-cell office:value-type="float" office:value="-76.7257648138372">
                <text:p>-76.725764813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93.383">
                <text:p>4693.383</text:p>
              </table:table-cell>
              <table:table-cell office:value-type="float" office:value="-27.7349496784467">
                <text:p>-27.7349496784467</text:p>
              </table:table-cell>
              <table:table-cell office:value-type="float" office:value="2498.457">
                <text:p>2498.457</text:p>
              </table:table-cell>
              <table:table-cell office:value-type="float" office:value="-62.6047277689346">
                <text:p>-62.6047277689346</text:p>
              </table:table-cell>
              <table:table-cell office:value-type="float" office:value="21656.747">
                <text:p>21656.747</text:p>
              </table:table-cell>
              <table:table-cell office:value-type="float" office:value="-83.9474788812945">
                <text:p>-83.947478881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88.383">
                <text:p>7188.383</text:p>
              </table:table-cell>
              <table:table-cell office:value-type="float" office:value="-28.5012963675472">
                <text:p>-28.5012963675472</text:p>
              </table:table-cell>
              <table:table-cell office:value-type="float" office:value="3310.057">
                <text:p>3310.057</text:p>
              </table:table-cell>
              <table:table-cell office:value-type="float" office:value="-63.8171285882761">
                <text:p>-63.8171285882761</text:p>
              </table:table-cell>
              <table:table-cell office:value-type="float" office:value="31538.747">
                <text:p>31538.747</text:p>
              </table:table-cell>
              <table:table-cell office:value-type="float" office:value="-85.5748115784995">
                <text:p>-85.574811578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000" chart:origin="0" chart:reverse-direction="false" text:line-break="false" loext:try-staggering-first="false" chart:link-data-style-to-source="true" chart:axis-position="-3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00" chart:maximum="0" chart:origin="-300" chart:interval-major="5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1.905cm" style:legend-expansion="high" chart:style-name="ch2"/>
        <chart:plot-area chart:style-name="ch3" table:cell-range-address="'1'.R9:'1'.R48 '1'.B49:'1'.B49 '1'.AA9:'1'.AA48 '2'.B49:'2'.B49 '2'.AA9:'2'.AA48 '3'.B49:'3'.B49 '3'.AA9:'3'.AA48 '4'.B46:'4'.B46 '4'.AA9:'4'.AA45 '5'.B40:'5'.B40 '5'.AA9:'5'.AA39 '6'.B34:'6'.B34 '6'.AA9:'6'.AA33 '7'.B29:'7'.B29 '7'.AA9:'7'.AA28 '8'.B26:'8'.B26 '8'.AA9:'8'.AA25 '9'.B22:'9'.B22 '9'.AA9:'9'.AA21 '10'.B21:'10'.B21 '10'.AA9:'10'.AA20" chart:data-source-has-labels="row" svg:x="1.315cm" svg:y="0.177cm" svg:width="11.908cm" svg:height="7.556cm">
          <chartooo:coordinate-region svg:x="2.077cm" svg:y="0.376cm" svg:width="10.589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322cm" chart:style-name="ch9">
              <text:p>Passivity Error, dB</text:p>
            </chart:title>
            <chart:grid chart:style-name="ch6" chart:class="major"/>
          </chart:axis>
          <chart:series chart:style-name="ch10" chart:values-cell-range-address="'1'.AA9:'1'.AA48" chart:label-cell-address="'1'.B49:'1'.B49" chart:class="chart:scatter">
            <chart:domain table:cell-range-address="'1'.R9:'1'.R48"/>
            <chart:data-point chart:repeated="40"/>
          </chart:series>
          <chart:series chart:style-name="ch11" chart:values-cell-range-address="'2'.AA9:'2'.AA48" chart:label-cell-address="'2'.B49:'2'.B49" chart:class="chart:scatter">
            <chart:domain table:cell-range-address="'2'.R9:'2'.R48"/>
            <chart:data-point chart:repeated="40"/>
          </chart:series>
          <chart:series chart:style-name="ch12" chart:values-cell-range-address="'3'.AA9:'3'.AA48" chart:label-cell-address="'3'.B49:'3'.B49" chart:class="chart:scatter">
            <chart:domain table:cell-range-address="'3'.R9:'3'.R48"/>
            <chart:data-point chart:repeated="40"/>
          </chart:series>
          <chart:series chart:style-name="ch13" chart:values-cell-range-address="'4'.AA9:'4'.AA45" chart:label-cell-address="'4'.B46:'4'.B46" chart:class="chart:scatter">
            <chart:domain table:cell-range-address="'4'.R9:'4'.R45"/>
            <chart:data-point chart:repeated="37"/>
          </chart:series>
          <chart:series chart:style-name="ch14" chart:values-cell-range-address="'5'.AA9:'5'.AA39" chart:label-cell-address="'5'.B40:'5'.B40" chart:class="chart:scatter">
            <chart:domain table:cell-range-address="'5'.R9:'5'.R39"/>
            <chart:data-point chart:repeated="31"/>
          </chart:series>
          <chart:series chart:style-name="ch15" chart:values-cell-range-address="'6'.AA9:'6'.AA33" chart:label-cell-address="'6'.B34:'6'.B34" chart:class="chart:scatter">
            <chart:domain table:cell-range-address="'6'.R9:'6'.R33"/>
            <chart:data-point chart:repeated="25"/>
          </chart:series>
          <chart:series chart:style-name="ch16" chart:values-cell-range-address="'7'.AA9:'7'.AA28" chart:label-cell-address="'7'.B29:'7'.B29" chart:class="chart:scatter">
            <chart:domain table:cell-range-address="'7'.R9:'7'.R28"/>
            <chart:data-point chart:repeated="20"/>
          </chart:series>
          <chart:series chart:style-name="ch17" chart:values-cell-range-address="'8'.AA9:'8'.AA25" chart:label-cell-address="'8'.B26:'8'.B26" chart:class="chart:scatter">
            <chart:domain table:cell-range-address="'8'.R9:'8'.R25"/>
            <chart:data-point chart:repeated="17"/>
          </chart:series>
          <chart:series chart:style-name="ch18" chart:values-cell-range-address="'9'.AA9:'9'.AA21" chart:label-cell-address="'9'.B22:'9'.B22" chart:class="chart:scatter">
            <chart:domain table:cell-range-address="'9'.R9:'9'.R21"/>
            <chart:data-point chart:repeated="13"/>
          </chart:series>
          <chart:series chart:style-name="ch19" chart:values-cell-range-address="'10'.AA9:'10'.AA20" chart:label-cell-address="'10'.B21:'10'.B21" chart:class="chart:scatter">
            <chart:domain table:cell-range-address="'10'.R9:'10'.R20"/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</text:p>
                <draw:g>
                  <svg:desc>'1'.B49:'1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2</text:p>
                <draw:g>
                  <svg:desc>'2'.B49:'2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3</text:p>
                <draw:g>
                  <svg:desc>'3'.B49:'3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4</text:p>
                <draw:g>
                  <svg:desc>'4'.B46:'4'.B4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5</text:p>
                <draw:g>
                  <svg:desc>'5'.B40:'5'.B4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6</text:p>
                <draw:g>
                  <svg:desc>'6'.B34:'6'.B3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7</text:p>
                <draw:g>
                  <svg:desc>'7'.B29:'7'.B2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8</text:p>
                <draw:g>
                  <svg:desc>'8'.B26:'8'.B2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9</text:p>
                <draw:g>
                  <svg:desc>'9'.B22:'9'.B2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10</text:p>
                <draw:g>
                  <svg:desc>'10'.B21:'10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7">
                <text:p>1.707</text:p>
                <draw:g>
                  <svg:desc>'1'.R9:'1'.R48</svg:desc>
                </draw:g>
              </table:table-cell>
              <table:table-cell office:value-type="float" office:value="-103.333021446894">
                <text:p>-103.333021446894</text:p>
                <draw:g>
                  <svg:desc>'1'.AA9:'1'.AA48</svg:desc>
                </draw:g>
              </table:table-cell>
              <table:table-cell office:value-type="float" office:value="1.834">
                <text:p>1.834</text:p>
                <draw:g>
                  <svg:desc>'2'.R9:'2'.R48</svg:desc>
                </draw:g>
              </table:table-cell>
              <table:table-cell office:value-type="float" office:value="-44.6518715119758">
                <text:p>-44.6518715119758</text:p>
                <draw:g>
                  <svg:desc>'2'.AA9:'2'.AA48</svg:desc>
                </draw:g>
              </table:table-cell>
              <table:table-cell office:value-type="float" office:value="2.085">
                <text:p>2.085</text:p>
                <draw:g>
                  <svg:desc>'3'.R9:'3'.R48</svg:desc>
                </draw:g>
              </table:table-cell>
              <table:table-cell office:value-type="float" office:value="-56.7582647150443">
                <text:p>-56.7582647150443</text:p>
                <draw:g>
                  <svg:desc>'3'.AA9:'3'.AA48</svg:desc>
                </draw:g>
              </table:table-cell>
              <table:table-cell office:value-type="float" office:value="2.602">
                <text:p>2.602</text:p>
                <draw:g>
                  <svg:desc>'4'.R9:'4'.R45</svg:desc>
                </draw:g>
              </table:table-cell>
              <table:table-cell office:value-type="float" office:value="-70.4980163506851">
                <text:p>-70.4980163506851</text:p>
                <draw:g>
                  <svg:desc>'4'.AA9:'4'.AA45</svg:desc>
                </draw:g>
              </table:table-cell>
              <table:table-cell office:value-type="float" office:value="4.588">
                <text:p>4.588</text:p>
                <draw:g>
                  <svg:desc>'5'.R9:'5'.R39</svg:desc>
                </draw:g>
              </table:table-cell>
              <table:table-cell office:value-type="float" office:value="-98.834705177206">
                <text:p>-98.834705177206</text:p>
                <draw:g>
                  <svg:desc>'5'.AA9:'5'.AA39</svg:desc>
                </draw:g>
              </table:table-cell>
              <table:table-cell office:value-type="float" office:value="8.736">
                <text:p>8.736</text:p>
                <draw:g>
                  <svg:desc>'6'.R9:'6'.R33</svg:desc>
                </draw:g>
              </table:table-cell>
              <table:table-cell office:value-type="float" office:value="-114.170678260408">
                <text:p>-114.170678260408</text:p>
                <draw:g>
                  <svg:desc>'6'.AA9:'6'.AA33</svg:desc>
                </draw:g>
              </table:table-cell>
              <table:table-cell office:value-type="float" office:value="18.41">
                <text:p>18.41</text:p>
                <draw:g>
                  <svg:desc>'7'.R9:'7'.R28</svg:desc>
                </draw:g>
              </table:table-cell>
              <table:table-cell office:value-type="float" office:value="-137.182827813293">
                <text:p>-137.182827813293</text:p>
                <draw:g>
                  <svg:desc>'7'.AA9:'7'.AA28</svg:desc>
                </draw:g>
              </table:table-cell>
              <table:table-cell office:value-type="float" office:value="44.11">
                <text:p>44.11</text:p>
                <draw:g>
                  <svg:desc>'8'.R9:'8'.R25</svg:desc>
                </draw:g>
              </table:table-cell>
              <table:table-cell office:value-type="float" office:value="-153.685095690468">
                <text:p>-153.685095690468</text:p>
                <draw:g>
                  <svg:desc>'8'.AA9:'8'.AA25</svg:desc>
                </draw:g>
              </table:table-cell>
              <table:table-cell office:value-type="float" office:value="118.6">
                <text:p>118.6</text:p>
                <draw:g>
                  <svg:desc>'9'.R9:'9'.R21</svg:desc>
                </draw:g>
              </table:table-cell>
              <table:table-cell office:value-type="float" office:value="-181.256555056194">
                <text:p>-181.256555056194</text:p>
                <draw:g>
                  <svg:desc>'9'.AA9:'9'.AA21</svg:desc>
                </draw:g>
              </table:table-cell>
              <table:table-cell office:value-type="float" office:value="336.6">
                <text:p>336.6</text:p>
                <draw:g>
                  <svg:desc>'10'.R9:'10'.R20</svg:desc>
                </draw:g>
              </table:table-cell>
              <table:table-cell office:value-type="float" office:value="-195.221589783995">
                <text:p>-195.221589783995</text:p>
                <draw:g>
                  <svg:desc>'10'.AA9:'10'.A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34">
                <text:p>3.434</text:p>
              </table:table-cell>
              <table:table-cell office:value-type="float" office:value="-64.3225891289194">
                <text:p>-64.3225891289194</text:p>
              </table:table-cell>
              <table:table-cell office:value-type="float" office:value="3.672">
                <text:p>3.672</text:p>
              </table:table-cell>
              <table:table-cell office:value-type="float" office:value="-38.3074832168005">
                <text:p>-38.3074832168005</text:p>
              </table:table-cell>
              <table:table-cell office:value-type="float" office:value="4.274">
                <text:p>4.274</text:p>
              </table:table-cell>
              <table:table-cell office:value-type="float" office:value="-55.0444593167292">
                <text:p>-55.0444593167292</text:p>
              </table:table-cell>
              <table:table-cell office:value-type="float" office:value="6.041">
                <text:p>6.041</text:p>
              </table:table-cell>
              <table:table-cell office:value-type="float" office:value="-73.9948579025122">
                <text:p>-73.9948579025122</text:p>
              </table:table-cell>
              <table:table-cell office:value-type="float" office:value="14.238">
                <text:p>14.238</text:p>
              </table:table-cell>
              <table:table-cell office:value-type="float" office:value="-98.6083972764306">
                <text:p>-98.6083972764306</text:p>
              </table:table-cell>
              <table:table-cell office:value-type="float" office:value="36.216">
                <text:p>36.216</text:p>
              </table:table-cell>
              <table:table-cell office:value-type="float" office:value="-125.381647987504">
                <text:p>-125.381647987504</text:p>
              </table:table-cell>
              <table:table-cell office:value-type="float" office:value="81.13">
                <text:p>81.13</text:p>
              </table:table-cell>
              <table:table-cell office:value-type="float" office:value="-139.7041943221">
                <text:p>-139.7041943221</text:p>
              </table:table-cell>
              <table:table-cell office:value-type="float" office:value="205.21">
                <text:p>205.21</text:p>
              </table:table-cell>
              <table:table-cell office:value-type="float" office:value="-158.623901903964">
                <text:p>-158.623901903964</text:p>
              </table:table-cell>
              <table:table-cell office:value-type="float" office:value="609.3">
                <text:p>609.3</text:p>
              </table:table-cell>
              <table:table-cell office:value-type="float" office:value="-187.930131557492">
                <text:p>-187.930131557492</text:p>
              </table:table-cell>
              <table:table-cell office:value-type="float" office:value="1564.6">
                <text:p>1564.6</text:p>
              </table:table-cell>
              <table:table-cell office:value-type="float" office:value="-200.61826454569">
                <text:p>-200.61826454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53">
                <text:p>5.153</text:p>
              </table:table-cell>
              <table:table-cell office:value-type="float" office:value="-43.7057947770347">
                <text:p>-43.7057947770347</text:p>
              </table:table-cell>
              <table:table-cell office:value-type="float" office:value="5.606">
                <text:p>5.606</text:p>
              </table:table-cell>
              <table:table-cell office:value-type="float" office:value="-42.7016291585018">
                <text:p>-42.7016291585018</text:p>
              </table:table-cell>
              <table:table-cell office:value-type="float" office:value="6.643">
                <text:p>6.643</text:p>
              </table:table-cell>
              <table:table-cell office:value-type="float" office:value="-58.4157927602235">
                <text:p>-58.4157927602235</text:p>
              </table:table-cell>
              <table:table-cell office:value-type="float" office:value="9.807">
                <text:p>9.807</text:p>
              </table:table-cell>
              <table:table-cell office:value-type="float" office:value="-85.2052684548496">
                <text:p>-85.2052684548496</text:p>
              </table:table-cell>
              <table:table-cell office:value-type="float" office:value="29.018">
                <text:p>29.018</text:p>
              </table:table-cell>
              <table:table-cell office:value-type="float" office:value="-106.357195217221">
                <text:p>-106.357195217221</text:p>
              </table:table-cell>
              <table:table-cell office:value-type="float" office:value="70.596">
                <text:p>70.596</text:p>
              </table:table-cell>
              <table:table-cell office:value-type="float" office:value="-126.418080883444">
                <text:p>-126.418080883444</text:p>
              </table:table-cell>
              <table:table-cell office:value-type="float" office:value="162.96">
                <text:p>162.96</text:p>
              </table:table-cell>
              <table:table-cell office:value-type="float" office:value="-152.501543458137">
                <text:p>-152.501543458137</text:p>
              </table:table-cell>
              <table:table-cell office:value-type="float" office:value="414.71">
                <text:p>414.71</text:p>
              </table:table-cell>
              <table:table-cell office:value-type="float" office:value="-170.872059245931">
                <text:p>-170.872059245931</text:p>
              </table:table-cell>
              <table:table-cell office:value-type="float" office:value="1363.1">
                <text:p>1363.1</text:p>
              </table:table-cell>
              <table:table-cell office:value-type="float" office:value="-195.870080025993">
                <text:p>-195.870080025993</text:p>
              </table:table-cell>
              <table:table-cell office:value-type="float" office:value="3202.6">
                <text:p>3202.6</text:p>
              </table:table-cell>
              <table:table-cell office:value-type="float" office:value="-218.432815620967">
                <text:p>-218.432815620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">
                <text:p>6.94</text:p>
              </table:table-cell>
              <table:table-cell office:value-type="float" office:value="-31.0457924145878">
                <text:p>-31.0457924145878</text:p>
              </table:table-cell>
              <table:table-cell office:value-type="float" office:value="7.6">
                <text:p>7.6</text:p>
              </table:table-cell>
              <table:table-cell office:value-type="float" office:value="-58.5121726411986">
                <text:p>-58.5121726411986</text:p>
              </table:table-cell>
              <table:table-cell office:value-type="float" office:value="9.274">
                <text:p>9.274</text:p>
              </table:table-cell>
              <table:table-cell office:value-type="float" office:value="-58.3551192695271">
                <text:p>-58.3551192695271</text:p>
              </table:table-cell>
              <table:table-cell office:value-type="float" office:value="15.049">
                <text:p>15.049</text:p>
              </table:table-cell>
              <table:table-cell office:value-type="float" office:value="-88.855237985326">
                <text:p>-88.855237985326</text:p>
              </table:table-cell>
              <table:table-cell office:value-type="float" office:value="44.538">
                <text:p>44.538</text:p>
              </table:table-cell>
              <table:table-cell office:value-type="float" office:value="-138.80020959296">
                <text:p>-138.80020959296</text:p>
              </table:table-cell>
              <table:table-cell office:value-type="float" office:value="124.606">
                <text:p>124.606</text:p>
              </table:table-cell>
              <table:table-cell office:value-type="float" office:value="-132.620543361192">
                <text:p>-132.620543361192</text:p>
              </table:table-cell>
              <table:table-cell office:value-type="float" office:value="302.36">
                <text:p>302.36</text:p>
              </table:table-cell>
              <table:table-cell office:value-type="float" office:value="-149.833084298538">
                <text:p>-149.833084298538</text:p>
              </table:table-cell>
              <table:table-cell office:value-type="float" office:value="667.01">
                <text:p>667.01</text:p>
              </table:table-cell>
              <table:table-cell office:value-type="float" office:value="-175.982646589253">
                <text:p>-175.982646589253</text:p>
              </table:table-cell>
              <table:table-cell office:value-type="float" office:value="2192.7">
                <text:p>2192.7</text:p>
              </table:table-cell>
              <table:table-cell office:value-type="float" office:value="-212.776879463178">
                <text:p>-212.776879463178</text:p>
              </table:table-cell>
              <table:table-cell office:value-type="float" office:value="5322.6">
                <text:p>5322.6</text:p>
              </table:table-cell>
              <table:table-cell office:value-type="float" office:value="-231.284752887156">
                <text:p>-231.284752887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03">
                <text:p>8.703</text:p>
              </table:table-cell>
              <table:table-cell office:value-type="float" office:value="-37.5701842446877">
                <text:p>-37.5701842446877</text:p>
              </table:table-cell>
              <table:table-cell office:value-type="float" office:value="9.687">
                <text:p>9.687</text:p>
              </table:table-cell>
              <table:table-cell office:value-type="float" office:value="-58.4513323725842">
                <text:p>-58.4513323725842</text:p>
              </table:table-cell>
              <table:table-cell office:value-type="float" office:value="12.053">
                <text:p>12.053</text:p>
              </table:table-cell>
              <table:table-cell office:value-type="float" office:value="-70.4828491965952">
                <text:p>-70.4828491965952</text:p>
              </table:table-cell>
              <table:table-cell office:value-type="float" office:value="20.516">
                <text:p>20.516</text:p>
              </table:table-cell>
              <table:table-cell office:value-type="float" office:value="-109.672792331952">
                <text:p>-109.672792331952</text:p>
              </table:table-cell>
              <table:table-cell office:value-type="float" office:value="64.198">
                <text:p>64.198</text:p>
              </table:table-cell>
              <table:table-cell office:value-type="float" office:value="-120.609307405998">
                <text:p>-120.609307405998</text:p>
              </table:table-cell>
              <table:table-cell office:value-type="float" office:value="180.046">
                <text:p>180.046</text:p>
              </table:table-cell>
              <table:table-cell office:value-type="float" office:value="-136.966514046843">
                <text:p>-136.966514046843</text:p>
              </table:table-cell>
              <table:table-cell office:value-type="float" office:value="444.16">
                <text:p>444.16</text:p>
              </table:table-cell>
              <table:table-cell office:value-type="float" office:value="-161.094542077282">
                <text:p>-161.094542077282</text:p>
              </table:table-cell>
              <table:table-cell office:value-type="float" office:value="1404.61">
                <text:p>1404.61</text:p>
              </table:table-cell>
              <table:table-cell office:value-type="float" office:value="-175.983681986806">
                <text:p>-175.983681986806</text:p>
              </table:table-cell>
              <table:table-cell office:value-type="float" office:value="3833.7">
                <text:p>3833.7</text:p>
              </table:table-cell>
              <table:table-cell office:value-type="float" office:value="-212.602894843568">
                <text:p>-212.602894843568</text:p>
              </table:table-cell>
              <table:table-cell office:value-type="float" office:value="7986.6">
                <text:p>7986.6</text:p>
              </table:table-cell>
              <table:table-cell office:value-type="float" office:value="-224.037462001516">
                <text:p>-224.037462001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72">
                <text:p>10.472</text:p>
              </table:table-cell>
              <table:table-cell office:value-type="float" office:value="-49.5182962072911">
                <text:p>-49.5182962072911</text:p>
              </table:table-cell>
              <table:table-cell office:value-type="float" office:value="11.79">
                <text:p>11.79</text:p>
              </table:table-cell>
              <table:table-cell office:value-type="float" office:value="-58.4887652021129">
                <text:p>-58.4887652021129</text:p>
              </table:table-cell>
              <table:table-cell office:value-type="float" office:value="14.894">
                <text:p>14.894</text:p>
              </table:table-cell>
              <table:table-cell office:value-type="float" office:value="-70.4063194396617">
                <text:p>-70.4063194396617</text:p>
              </table:table-cell>
              <table:table-cell office:value-type="float" office:value="26.214">
                <text:p>26.214</text:p>
              </table:table-cell>
              <table:table-cell office:value-type="float" office:value="-111.71987918355">
                <text:p>-111.71987918355</text:p>
              </table:table-cell>
              <table:table-cell office:value-type="float" office:value="86.588">
                <text:p>86.588</text:p>
              </table:table-cell>
              <table:table-cell office:value-type="float" office:value="-120.614720900489">
                <text:p>-120.614720900489</text:p>
              </table:table-cell>
              <table:table-cell office:value-type="float" office:value="245.456">
                <text:p>245.456</text:p>
              </table:table-cell>
              <table:table-cell office:value-type="float" office:value="-136.96626820693">
                <text:p>-136.96626820693</text:p>
              </table:table-cell>
              <table:table-cell office:value-type="float" office:value="660.66">
                <text:p>660.66</text:p>
              </table:table-cell>
              <table:table-cell office:value-type="float" office:value="-161.095989559774">
                <text:p>-161.095989559774</text:p>
              </table:table-cell>
              <table:table-cell office:value-type="float" office:value="2142.21">
                <text:p>2142.21</text:p>
              </table:table-cell>
              <table:table-cell office:value-type="float" office:value="-198.667595818477">
                <text:p>-198.667595818477</text:p>
              </table:table-cell>
              <table:table-cell office:value-type="float" office:value="5750.7">
                <text:p>5750.7</text:p>
              </table:table-cell>
              <table:table-cell office:value-type="float" office:value="-212.929517813209">
                <text:p>-212.929517813209</text:p>
              </table:table-cell>
              <table:table-cell office:value-type="float" office:value="10962.6">
                <text:p>10962.6</text:p>
              </table:table-cell>
              <table:table-cell office:value-type="float" office:value="-243.775445097622">
                <text:p>-243.775445097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-45.4196907504502">
                <text:p>-45.4196907504502</text:p>
              </table:table-cell>
              <table:table-cell office:value-type="float" office:value="13.999">
                <text:p>13.999</text:p>
              </table:table-cell>
              <table:table-cell office:value-type="float" office:value="-55.8989059368838">
                <text:p>-55.8989059368838</text:p>
              </table:table-cell>
              <table:table-cell office:value-type="float" office:value="18.354">
                <text:p>18.354</text:p>
              </table:table-cell>
              <table:table-cell office:value-type="float" office:value="-70.402961346473">
                <text:p>-70.402961346473</text:p>
              </table:table-cell>
              <table:table-cell office:value-type="float" office:value="32.019">
                <text:p>32.019</text:p>
              </table:table-cell>
              <table:table-cell office:value-type="float" office:value="-118.911180122812">
                <text:p>-118.911180122812</text:p>
              </table:table-cell>
              <table:table-cell office:value-type="float" office:value="109.678">
                <text:p>109.678</text:p>
              </table:table-cell>
              <table:table-cell office:value-type="float" office:value="-115.758778075911">
                <text:p>-115.758778075911</text:p>
              </table:table-cell>
              <table:table-cell office:value-type="float" office:value="311.686">
                <text:p>311.686</text:p>
              </table:table-cell>
              <table:table-cell office:value-type="float" office:value="-155.961509578036">
                <text:p>-155.961509578036</text:p>
              </table:table-cell>
              <table:table-cell office:value-type="float" office:value="886.46">
                <text:p>886.46</text:p>
              </table:table-cell>
              <table:table-cell office:value-type="float" office:value="-161.097949821562">
                <text:p>-161.097949821562</text:p>
              </table:table-cell>
              <table:table-cell office:value-type="float" office:value="2977.91">
                <text:p>2977.91</text:p>
              </table:table-cell>
              <table:table-cell office:value-type="float" office:value="-198.684951010114">
                <text:p>-198.684951010114</text:p>
              </table:table-cell>
              <table:table-cell office:value-type="float" office:value="8929.7">
                <text:p>8929.7</text:p>
              </table:table-cell>
              <table:table-cell office:value-type="float" office:value="-213.469536549511">
                <text:p>-213.469536549511</text:p>
              </table:table-cell>
              <table:table-cell office:value-type="float" office:value="15344.6">
                <text:p>15344.6</text:p>
              </table:table-cell>
              <table:table-cell office:value-type="float" office:value="-238.091938265417">
                <text:p>-238.091938265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75">
                <text:p>14.075</text:p>
              </table:table-cell>
              <table:table-cell office:value-type="float" office:value="-49.6253735910747">
                <text:p>-49.6253735910747</text:p>
              </table:table-cell>
              <table:table-cell office:value-type="float" office:value="16.22">
                <text:p>16.22</text:p>
              </table:table-cell>
              <table:table-cell office:value-type="float" office:value="-55.8563772535655">
                <text:p>-55.8563772535655</text:p>
              </table:table-cell>
              <table:table-cell office:value-type="float" office:value="21.847">
                <text:p>21.847</text:p>
              </table:table-cell>
              <table:table-cell office:value-type="float" office:value="-70.6173937419167">
                <text:p>-70.6173937419167</text:p>
              </table:table-cell>
              <table:table-cell office:value-type="float" office:value="38.239">
                <text:p>38.239</text:p>
              </table:table-cell>
              <table:table-cell office:value-type="float" office:value="-118.917279856563">
                <text:p>-118.917279856563</text:p>
              </table:table-cell>
              <table:table-cell office:value-type="float" office:value="146.248">
                <text:p>146.248</text:p>
              </table:table-cell>
              <table:table-cell office:value-type="float" office:value="-115.758795509894">
                <text:p>-115.758795509894</text:p>
              </table:table-cell>
              <table:table-cell office:value-type="float" office:value="435.986">
                <text:p>435.986</text:p>
              </table:table-cell>
              <table:table-cell office:value-type="float" office:value="-155.977004657558">
                <text:p>-155.977004657558</text:p>
              </table:table-cell>
              <table:table-cell office:value-type="float" office:value="1142.66">
                <text:p>1142.66</text:p>
              </table:table-cell>
              <table:table-cell office:value-type="float" office:value="-161.099279125501">
                <text:p>-161.099279125501</text:p>
              </table:table-cell>
              <table:table-cell office:value-type="float" office:value="3836.91">
                <text:p>3836.91</text:p>
              </table:table-cell>
              <table:table-cell office:value-type="float" office:value="-202.151811709932">
                <text:p>-202.151811709932</text:p>
              </table:table-cell>
              <table:table-cell office:value-type="float" office:value="13995.7">
                <text:p>13995.7</text:p>
              </table:table-cell>
              <table:table-cell office:value-type="float" office:value="-213.229540685425">
                <text:p>-213.229540685425</text:p>
              </table:table-cell>
              <table:table-cell office:value-type="float" office:value="20207.6">
                <text:p>20207.6</text:p>
              </table:table-cell>
              <table:table-cell office:value-type="float" office:value="-244.386206442611">
                <text:p>-244.386206442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43">
                <text:p>15.943</text:p>
              </table:table-cell>
              <table:table-cell office:value-type="float" office:value="-62.3341825805243">
                <text:p>-62.3341825805243</text:p>
              </table:table-cell>
              <table:table-cell office:value-type="float" office:value="18.463">
                <text:p>18.463</text:p>
              </table:table-cell>
              <table:table-cell office:value-type="float" office:value="-58.552265404273">
                <text:p>-58.552265404273</text:p>
              </table:table-cell>
              <table:table-cell office:value-type="float" office:value="26.01">
                <text:p>26.01</text:p>
              </table:table-cell>
              <table:table-cell office:value-type="float" office:value="-70.6333202635637">
                <text:p>-70.6333202635637</text:p>
              </table:table-cell>
              <table:table-cell office:value-type="float" office:value="45.34">
                <text:p>45.34</text:p>
              </table:table-cell>
              <table:table-cell office:value-type="float" office:value="-118.898215438401">
                <text:p>-118.898215438401</text:p>
              </table:table-cell>
              <table:table-cell office:value-type="float" office:value="188.248">
                <text:p>188.248</text:p>
              </table:table-cell>
              <table:table-cell office:value-type="float" office:value="-115.759581526539">
                <text:p>-115.759581526539</text:p>
              </table:table-cell>
              <table:table-cell office:value-type="float" office:value="562.286">
                <text:p>562.286</text:p>
              </table:table-cell>
              <table:table-cell office:value-type="float" office:value="-160.916449103138">
                <text:p>-160.916449103138</text:p>
              </table:table-cell>
              <table:table-cell office:value-type="float" office:value="1400.26">
                <text:p>1400.26</text:p>
              </table:table-cell>
              <table:table-cell office:value-type="float" office:value="-164.215803193661">
                <text:p>-164.215803193661</text:p>
              </table:table-cell>
              <table:table-cell office:value-type="float" office:value="4704.41">
                <text:p>4704.41</text:p>
              </table:table-cell>
              <table:table-cell office:value-type="float" office:value="-205.791739450585">
                <text:p>-205.791739450585</text:p>
              </table:table-cell>
              <table:table-cell office:value-type="float" office:value="19206.7">
                <text:p>19206.7</text:p>
              </table:table-cell>
              <table:table-cell office:value-type="float" office:value="-216.180906437698">
                <text:p>-216.180906437698</text:p>
              </table:table-cell>
              <table:table-cell office:value-type="float" office:value="27443.6">
                <text:p>27443.6</text:p>
              </table:table-cell>
              <table:table-cell office:value-type="float" office:value="-245.022528566154">
                <text:p>-245.022528566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863">
                <text:p>17.863</text:p>
              </table:table-cell>
              <table:table-cell office:value-type="float" office:value="-86.2840989012065">
                <text:p>-86.2840989012065</text:p>
              </table:table-cell>
              <table:table-cell office:value-type="float" office:value="20.761">
                <text:p>20.761</text:p>
              </table:table-cell>
              <table:table-cell office:value-type="float" office:value="-55.3378431623376">
                <text:p>-55.3378431623376</text:p>
              </table:table-cell>
              <table:table-cell office:value-type="float" office:value="30.147">
                <text:p>30.147</text:p>
              </table:table-cell>
              <table:table-cell office:value-type="float" office:value="-71.5873099667566">
                <text:p>-71.5873099667566</text:p>
              </table:table-cell>
              <table:table-cell office:value-type="float" office:value="52.676">
                <text:p>52.676</text:p>
              </table:table-cell>
              <table:table-cell office:value-type="float" office:value="-118.920432008534">
                <text:p>-118.920432008534</text:p>
              </table:table-cell>
              <table:table-cell office:value-type="float" office:value="236.118">
                <text:p>236.118</text:p>
              </table:table-cell>
              <table:table-cell office:value-type="float" office:value="-117.075467360496">
                <text:p>-117.075467360496</text:p>
              </table:table-cell>
              <table:table-cell office:value-type="float" office:value="702.686">
                <text:p>702.686</text:p>
              </table:table-cell>
              <table:table-cell office:value-type="float" office:value="-160.917781355087">
                <text:p>-160.917781355087</text:p>
              </table:table-cell>
              <table:table-cell office:value-type="float" office:value="1745.26">
                <text:p>1745.26</text:p>
              </table:table-cell>
              <table:table-cell office:value-type="float" office:value="-164.775229984378">
                <text:p>-164.775229984378</text:p>
              </table:table-cell>
              <table:table-cell office:value-type="float" office:value="5718.41">
                <text:p>5718.41</text:p>
              </table:table-cell>
              <table:table-cell office:value-type="float" office:value="-207.477947848387">
                <text:p>-207.477947848387</text:p>
              </table:table-cell>
              <table:table-cell office:value-type="float" office:value="25039.7">
                <text:p>25039.7</text:p>
              </table:table-cell>
              <table:table-cell office:value-type="float" office:value="-220.945718427141">
                <text:p>-220.945718427141</text:p>
              </table:table-cell>
              <table:table-cell office:value-type="float" office:value="37099.6">
                <text:p>37099.6</text:p>
              </table:table-cell>
              <table:table-cell office:value-type="float" office:value="-251.255456931555">
                <text:p>-251.255456931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81">
                <text:p>19.781</text:p>
              </table:table-cell>
              <table:table-cell office:value-type="float" office:value="-43.8146286095465">
                <text:p>-43.8146286095465</text:p>
              </table:table-cell>
              <table:table-cell office:value-type="float" office:value="23.455">
                <text:p>23.455</text:p>
              </table:table-cell>
              <table:table-cell office:value-type="float" office:value="-55.3681549915559">
                <text:p>-55.3681549915559</text:p>
              </table:table-cell>
              <table:table-cell office:value-type="float" office:value="35.041">
                <text:p>35.041</text:p>
              </table:table-cell>
              <table:table-cell office:value-type="float" office:value="-74.9622063124814">
                <text:p>-74.9622063124814</text:p>
              </table:table-cell>
              <table:table-cell office:value-type="float" office:value="61.686">
                <text:p>61.686</text:p>
              </table:table-cell>
              <table:table-cell office:value-type="float" office:value="-118.915132815386">
                <text:p>-118.915132815386</text:p>
              </table:table-cell>
              <table:table-cell office:value-type="float" office:value="285.258">
                <text:p>285.258</text:p>
              </table:table-cell>
              <table:table-cell office:value-type="float" office:value="-117.386068436056">
                <text:p>-117.386068436056</text:p>
              </table:table-cell>
              <table:table-cell office:value-type="float" office:value="862.386">
                <text:p>862.386</text:p>
              </table:table-cell>
              <table:table-cell office:value-type="float" office:value="-162.062892098565">
                <text:p>-162.062892098565</text:p>
              </table:table-cell>
              <table:table-cell office:value-type="float" office:value="2116.16">
                <text:p>2116.16</text:p>
              </table:table-cell>
              <table:table-cell office:value-type="float" office:value="-167.741121169902">
                <text:p>-167.741121169902</text:p>
              </table:table-cell>
              <table:table-cell office:value-type="float" office:value="7038.41">
                <text:p>7038.41</text:p>
              </table:table-cell>
              <table:table-cell office:value-type="float" office:value="-207.572759242004">
                <text:p>-207.572759242004</text:p>
              </table:table-cell>
              <table:table-cell office:value-type="float" office:value="31414.7">
                <text:p>31414.7</text:p>
              </table:table-cell>
              <table:table-cell office:value-type="float" office:value="-228.672697226764">
                <text:p>-228.672697226764</text:p>
              </table:table-cell>
              <table:table-cell office:value-type="float" office:value="48979.6">
                <text:p>48979.6</text:p>
              </table:table-cell>
              <table:table-cell office:value-type="float" office:value="-238.783761929761">
                <text:p>-238.783761929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72">
                <text:p>21.772</text:p>
              </table:table-cell>
              <table:table-cell office:value-type="float" office:value="-50.7539749323441">
                <text:p>-50.7539749323441</text:p>
              </table:table-cell>
              <table:table-cell office:value-type="float" office:value="26.194">
                <text:p>26.194</text:p>
              </table:table-cell>
              <table:table-cell office:value-type="float" office:value="-55.2958020799167">
                <text:p>-55.2958020799167</text:p>
              </table:table-cell>
              <table:table-cell office:value-type="float" office:value="40.35">
                <text:p>40.35</text:p>
              </table:table-cell>
              <table:table-cell office:value-type="float" office:value="-81.7289437639">
                <text:p>-81.7289437639</text:p>
              </table:table-cell>
              <table:table-cell office:value-type="float" office:value="71.629">
                <text:p>71.629</text:p>
              </table:table-cell>
              <table:table-cell office:value-type="float" office:value="-139.828827173894">
                <text:p>-139.828827173894</text:p>
              </table:table-cell>
              <table:table-cell office:value-type="float" office:value="341.568">
                <text:p>341.568</text:p>
              </table:table-cell>
              <table:table-cell office:value-type="float" office:value="-119.823384568611">
                <text:p>-119.823384568611</text:p>
              </table:table-cell>
              <table:table-cell office:value-type="float" office:value="1080.586">
                <text:p>1080.586</text:p>
              </table:table-cell>
              <table:table-cell office:value-type="float" office:value="-161.960606237264">
                <text:p>-161.960606237264</text:p>
              </table:table-cell>
              <table:table-cell office:value-type="float" office:value="2625.26">
                <text:p>2625.26</text:p>
              </table:table-cell>
              <table:table-cell office:value-type="float" office:value="-167.765261038936">
                <text:p>-167.765261038936</text:p>
              </table:table-cell>
              <table:table-cell office:value-type="float" office:value="9200.41">
                <text:p>9200.41</text:p>
              </table:table-cell>
              <table:table-cell office:value-type="float" office:value="-206.86823060839">
                <text:p>-206.86823060839</text:p>
              </table:table-cell>
              <table:table-cell office:value-type="float" office:value="39029.7">
                <text:p>39029.7</text:p>
              </table:table-cell>
              <table:table-cell office:value-type="float" office:value="-274.280810438168">
                <text:p>-274.280810438168</text:p>
              </table:table-cell>
              <table:table-cell office:value-type="float" office:value="65529.6">
                <text:p>65529.6</text:p>
              </table:table-cell>
              <table:table-cell office:value-type="float" office:value="-236.698101567339">
                <text:p>-236.698101567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05">
                <text:p>23.805</text:p>
              </table:table-cell>
              <table:table-cell office:value-type="float" office:value="-30.7238106442196">
                <text:p>-30.7238106442196</text:p>
              </table:table-cell>
              <table:table-cell office:value-type="float" office:value="29.147">
                <text:p>29.147</text:p>
              </table:table-cell>
              <table:table-cell office:value-type="float" office:value="-76.5829949598577">
                <text:p>-76.5829949598577</text:p>
              </table:table-cell>
              <table:table-cell office:value-type="float" office:value="46.271">
                <text:p>46.271</text:p>
              </table:table-cell>
              <table:table-cell office:value-type="float" office:value="-81.7311575701676">
                <text:p>-81.7311575701676</text:p>
              </table:table-cell>
              <table:table-cell office:value-type="float" office:value="82.809">
                <text:p>82.809</text:p>
              </table:table-cell>
              <table:table-cell office:value-type="float" office:value="-145.810369559609">
                <text:p>-145.810369559609</text:p>
              </table:table-cell>
              <table:table-cell office:value-type="float" office:value="413.568">
                <text:p>413.568</text:p>
              </table:table-cell>
              <table:table-cell office:value-type="float" office:value="-143.700650847876">
                <text:p>-143.700650847876</text:p>
              </table:table-cell>
              <table:table-cell office:value-type="float" office:value="1347.886">
                <text:p>1347.886</text:p>
              </table:table-cell>
              <table:table-cell office:value-type="float" office:value="-162.255347692226">
                <text:p>-162.255347692226</text:p>
              </table:table-cell>
              <table:table-cell office:value-type="float" office:value="3554.96">
                <text:p>3554.96</text:p>
              </table:table-cell>
              <table:table-cell office:value-type="float" office:value="-171.768347875411">
                <text:p>-171.768347875411</text:p>
              </table:table-cell>
              <table:table-cell office:value-type="float" office:value="11647.41">
                <text:p>11647.41</text:p>
              </table:table-cell>
              <table:table-cell office:value-type="float" office:value="-210.334787256363">
                <text:p>-210.334787256363</text:p>
              </table:table-cell>
              <table:table-cell office:value-type="float" office:value="50709.7">
                <text:p>50709.7</text:p>
              </table:table-cell>
              <table:table-cell office:value-type="float" office:value="-241.665007781823">
                <text:p>-241.66500778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36">
                <text:p>25.936</text:p>
              </table:table-cell>
              <table:table-cell office:value-type="float" office:value="-35.2989263920181">
                <text:p>-35.2989263920181</text:p>
              </table:table-cell>
              <table:table-cell office:value-type="float" office:value="32.298">
                <text:p>32.298</text:p>
              </table:table-cell>
              <table:table-cell office:value-type="float" office:value="-77.0821063652111">
                <text:p>-77.0821063652111</text:p>
              </table:table-cell>
              <table:table-cell office:value-type="float" office:value="53.231">
                <text:p>53.231</text:p>
              </table:table-cell>
              <table:table-cell office:value-type="float" office:value="-81.726803969809">
                <text:p>-81.726803969809</text:p>
              </table:table-cell>
              <table:table-cell office:value-type="float" office:value="95.129">
                <text:p>95.129</text:p>
              </table:table-cell>
              <table:table-cell office:value-type="float" office:value="-124.141875724909">
                <text:p>-124.141875724909</text:p>
              </table:table-cell>
              <table:table-cell office:value-type="float" office:value="505.718">
                <text:p>505.718</text:p>
              </table:table-cell>
              <table:table-cell office:value-type="float" office:value="-143.700572087438">
                <text:p>-143.700572087438</text:p>
              </table:table-cell>
              <table:table-cell office:value-type="float" office:value="1637.086">
                <text:p>1637.086</text:p>
              </table:table-cell>
              <table:table-cell office:value-type="float" office:value="-169.473295816546">
                <text:p>-169.473295816546</text:p>
              </table:table-cell>
              <table:table-cell office:value-type="float" office:value="4632.96">
                <text:p>4632.96</text:p>
              </table:table-cell>
              <table:table-cell office:value-type="float" office:value="-178.161088338834">
                <text:p>-178.161088338834</text:p>
              </table:table-cell>
              <table:table-cell office:value-type="float" office:value="15970.41">
                <text:p>15970.41</text:p>
              </table:table-cell>
              <table:table-cell office:value-type="float" office:value="-219.584446127428">
                <text:p>-219.58444612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144">
                <text:p>28.144</text:p>
              </table:table-cell>
              <table:table-cell office:value-type="float" office:value="-42.0281306037258">
                <text:p>-42.0281306037258</text:p>
              </table:table-cell>
              <table:table-cell office:value-type="float" office:value="35.684">
                <text:p>35.684</text:p>
              </table:table-cell>
              <table:table-cell office:value-type="float" office:value="-77.1074220661964">
                <text:p>-77.1074220661964</text:p>
              </table:table-cell>
              <table:table-cell office:value-type="float" office:value="60.556">
                <text:p>60.556</text:p>
              </table:table-cell>
              <table:table-cell office:value-type="float" office:value="-95.9774836573664">
                <text:p>-95.9774836573664</text:p>
              </table:table-cell>
              <table:table-cell office:value-type="float" office:value="111.499">
                <text:p>111.499</text:p>
              </table:table-cell>
              <table:table-cell office:value-type="float" office:value="-138.445545189015">
                <text:p>-138.445545189015</text:p>
              </table:table-cell>
              <table:table-cell office:value-type="float" office:value="605.528">
                <text:p>605.528</text:p>
              </table:table-cell>
              <table:table-cell office:value-type="float" office:value="-143.700625923236">
                <text:p>-143.700625923236</text:p>
              </table:table-cell>
              <table:table-cell office:value-type="float" office:value="1938.586">
                <text:p>1938.586</text:p>
              </table:table-cell>
              <table:table-cell office:value-type="float" office:value="-175.00841484343">
                <text:p>-175.00841484343</text:p>
              </table:table-cell>
              <table:table-cell office:value-type="float" office:value="5795.96">
                <text:p>5795.96</text:p>
              </table:table-cell>
              <table:table-cell office:value-type="float" office:value="-223.502030106557">
                <text:p>-223.502030106557</text:p>
              </table:table-cell>
              <table:table-cell office:value-type="float" office:value="20460.41">
                <text:p>20460.41</text:p>
              </table:table-cell>
              <table:table-cell office:value-type="float" office:value="-239.785879487587">
                <text:p>-239.785879487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97">
                <text:p>30.597</text:p>
              </table:table-cell>
              <table:table-cell office:value-type="float" office:value="-43.8339082701392">
                <text:p>-43.8339082701392</text:p>
              </table:table-cell>
              <table:table-cell office:value-type="float" office:value="39.634">
                <text:p>39.634</text:p>
              </table:table-cell>
              <table:table-cell office:value-type="float" office:value="-77.0246152380385">
                <text:p>-77.0246152380385</text:p>
              </table:table-cell>
              <table:table-cell office:value-type="float" office:value="70.147">
                <text:p>70.147</text:p>
              </table:table-cell>
              <table:table-cell office:value-type="float" office:value="-101.07928819562">
                <text:p>-101.07928819562</text:p>
              </table:table-cell>
              <table:table-cell office:value-type="float" office:value="131.729">
                <text:p>131.729</text:p>
              </table:table-cell>
              <table:table-cell office:value-type="float" office:value="-141.500696416159">
                <text:p>-141.500696416159</text:p>
              </table:table-cell>
              <table:table-cell office:value-type="float" office:value="731.228">
                <text:p>731.228</text:p>
              </table:table-cell>
              <table:table-cell office:value-type="float" office:value="-152.223643105484">
                <text:p>-152.223643105484</text:p>
              </table:table-cell>
              <table:table-cell office:value-type="float" office:value="2293.486">
                <text:p>2293.486</text:p>
              </table:table-cell>
              <table:table-cell office:value-type="float" office:value="-200.507311084654">
                <text:p>-200.507311084654</text:p>
              </table:table-cell>
              <table:table-cell office:value-type="float" office:value="7418.96">
                <text:p>7418.96</text:p>
              </table:table-cell>
              <table:table-cell office:value-type="float" office:value="-216.106242790535">
                <text:p>-216.106242790535</text:p>
              </table:table-cell>
              <table:table-cell office:value-type="float" office:value="26491.41">
                <text:p>26491.41</text:p>
              </table:table-cell>
              <table:table-cell office:value-type="float" office:value="-252.53236293136">
                <text:p>-252.5323629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26">
                <text:p>33.326</text:p>
              </table:table-cell>
              <table:table-cell office:value-type="float" office:value="-46.0043498715353">
                <text:p>-46.0043498715353</text:p>
              </table:table-cell>
              <table:table-cell office:value-type="float" office:value="43.879">
                <text:p>43.879</text:p>
              </table:table-cell>
              <table:table-cell office:value-type="float" office:value="-74.844081644725">
                <text:p>-74.844081644725</text:p>
              </table:table-cell>
              <table:table-cell office:value-type="float" office:value="81.037">
                <text:p>81.037</text:p>
              </table:table-cell>
              <table:table-cell office:value-type="float" office:value="-101.076937957292">
                <text:p>-101.076937957292</text:p>
              </table:table-cell>
              <table:table-cell office:value-type="float" office:value="153.559">
                <text:p>153.559</text:p>
              </table:table-cell>
              <table:table-cell office:value-type="float" office:value="-133.799849903781">
                <text:p>-133.799849903781</text:p>
              </table:table-cell>
              <table:table-cell office:value-type="float" office:value="893.228">
                <text:p>893.228</text:p>
              </table:table-cell>
              <table:table-cell office:value-type="float" office:value="-152.224807607472">
                <text:p>-152.224807607472</text:p>
              </table:table-cell>
              <table:table-cell office:value-type="float" office:value="2838.986">
                <text:p>2838.986</text:p>
              </table:table-cell>
              <table:table-cell office:value-type="float" office:value="-200.640233927649">
                <text:p>-200.640233927649</text:p>
              </table:table-cell>
              <table:table-cell office:value-type="float" office:value="9414.96">
                <text:p>9414.96</text:p>
              </table:table-cell>
              <table:table-cell office:value-type="float" office:value="-226.037394719059">
                <text:p>-226.037394719059</text:p>
              </table:table-cell>
              <table:table-cell office:value-type="float" office:value="35018.41">
                <text:p>35018.41</text:p>
              </table:table-cell>
              <table:table-cell office:value-type="float" office:value="-245.291419788046">
                <text:p>-245.29141978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262">
                <text:p>36.262</text:p>
              </table:table-cell>
              <table:table-cell office:value-type="float" office:value="-48.0647714829492">
                <text:p>-48.0647714829492</text:p>
              </table:table-cell>
              <table:table-cell office:value-type="float" office:value="48.464">
                <text:p>48.464</text:p>
              </table:table-cell>
              <table:table-cell office:value-type="float" office:value="-74.5638818645514">
                <text:p>-74.5638818645514</text:p>
              </table:table-cell>
              <table:table-cell office:value-type="float" office:value="96.267">
                <text:p>96.267</text:p>
              </table:table-cell>
              <table:table-cell office:value-type="float" office:value="-109.491615235029">
                <text:p>-109.491615235029</text:p>
              </table:table-cell>
              <table:table-cell office:value-type="float" office:value="181.899">
                <text:p>181.899</text:p>
              </table:table-cell>
              <table:table-cell office:value-type="float" office:value="-133.798760217747">
                <text:p>-133.798760217747</text:p>
              </table:table-cell>
              <table:table-cell office:value-type="float" office:value="1117.028">
                <text:p>1117.028</text:p>
              </table:table-cell>
              <table:table-cell office:value-type="float" office:value="-152.226295568665">
                <text:p>-152.226295568665</text:p>
              </table:table-cell>
              <table:table-cell office:value-type="float" office:value="3578.486">
                <text:p>3578.486</text:p>
              </table:table-cell>
              <table:table-cell office:value-type="float" office:value="-200.524677333394">
                <text:p>-200.524677333394</text:p>
              </table:table-cell>
              <table:table-cell office:value-type="float" office:value="12219.96">
                <text:p>12219.96</text:p>
              </table:table-cell>
              <table:table-cell office:value-type="float" office:value="-226.494433028898">
                <text:p>-226.49443302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09">
                <text:p>40.09</text:p>
              </table:table-cell>
              <table:table-cell office:value-type="float" office:value="-47.0619374249296">
                <text:p>-47.0619374249296</text:p>
              </table:table-cell>
              <table:table-cell office:value-type="float" office:value="53.462">
                <text:p>53.462</text:p>
              </table:table-cell>
              <table:table-cell office:value-type="float" office:value="-74.1427003802612">
                <text:p>-74.1427003802612</text:p>
              </table:table-cell>
              <table:table-cell office:value-type="float" office:value="113.467">
                <text:p>113.467</text:p>
              </table:table-cell>
              <table:table-cell office:value-type="float" office:value="-109.491509998274">
                <text:p>-109.491509998274</text:p>
              </table:table-cell>
              <table:table-cell office:value-type="float" office:value="210.859">
                <text:p>210.859</text:p>
              </table:table-cell>
              <table:table-cell office:value-type="float" office:value="-144.874921076187">
                <text:p>-144.874921076187</text:p>
              </table:table-cell>
              <table:table-cell office:value-type="float" office:value="1450.528">
                <text:p>1450.528</text:p>
              </table:table-cell>
              <table:table-cell office:value-type="float" office:value="-152.227168882013">
                <text:p>-152.227168882013</text:p>
              </table:table-cell>
              <table:table-cell office:value-type="float" office:value="4456.186">
                <text:p>4456.186</text:p>
              </table:table-cell>
              <table:table-cell office:value-type="float" office:value="-202.487505125087">
                <text:p>-202.487505125087</text:p>
              </table:table-cell>
              <table:table-cell office:value-type="float" office:value="15921.96">
                <text:p>15921.96</text:p>
              </table:table-cell>
              <table:table-cell office:value-type="float" office:value="-227.815531293525">
                <text:p>-227.81553129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258">
                <text:p>44.258</text:p>
              </table:table-cell>
              <table:table-cell office:value-type="float" office:value="-52.4740377756761">
                <text:p>-52.4740377756761</text:p>
              </table:table-cell>
              <table:table-cell office:value-type="float" office:value="59.467">
                <text:p>59.467</text:p>
              </table:table-cell>
              <table:table-cell office:value-type="float" office:value="-81.9004393418838">
                <text:p>-81.9004393418838</text:p>
              </table:table-cell>
              <table:table-cell office:value-type="float" office:value="134.487">
                <text:p>134.487</text:p>
              </table:table-cell>
              <table:table-cell office:value-type="float" office:value="-135.440568948753">
                <text:p>-135.440568948753</text:p>
              </table:table-cell>
              <table:table-cell office:value-type="float" office:value="250.879">
                <text:p>250.879</text:p>
              </table:table-cell>
              <table:table-cell office:value-type="float" office:value="-144.854352657796">
                <text:p>-144.854352657796</text:p>
              </table:table-cell>
              <table:table-cell office:value-type="float" office:value="1803.928">
                <text:p>1803.928</text:p>
              </table:table-cell>
              <table:table-cell office:value-type="float" office:value="-157.792682502333">
                <text:p>-157.792682502333</text:p>
              </table:table-cell>
              <table:table-cell office:value-type="float" office:value="5417.586">
                <text:p>5417.586</text:p>
              </table:table-cell>
              <table:table-cell office:value-type="float" office:value="-210.92217947891">
                <text:p>-210.92217947891</text:p>
              </table:table-cell>
              <table:table-cell office:value-type="float" office:value="20672.96">
                <text:p>20672.96</text:p>
              </table:table-cell>
              <table:table-cell office:value-type="float" office:value="-233.636403672785">
                <text:p>-233.63640367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943">
                <text:p>48.943</text:p>
              </table:table-cell>
              <table:table-cell office:value-type="float" office:value="-55.8080452655521">
                <text:p>-55.8080452655521</text:p>
              </table:table-cell>
              <table:table-cell office:value-type="float" office:value="66.58">
                <text:p>66.58</text:p>
              </table:table-cell>
              <table:table-cell office:value-type="float" office:value="-88.8981912396609">
                <text:p>-88.8981912396609</text:p>
              </table:table-cell>
              <table:table-cell office:value-type="float" office:value="161.857">
                <text:p>161.857</text:p>
              </table:table-cell>
              <table:table-cell office:value-type="float" office:value="-129.142608521335">
                <text:p>-129.142608521335</text:p>
              </table:table-cell>
              <table:table-cell office:value-type="float" office:value="298.299">
                <text:p>298.299</text:p>
              </table:table-cell>
              <table:table-cell office:value-type="float" office:value="-145.944634592341">
                <text:p>-145.944634592341</text:p>
              </table:table-cell>
              <table:table-cell office:value-type="float" office:value="2216.128">
                <text:p>2216.128</text:p>
              </table:table-cell>
              <table:table-cell office:value-type="float" office:value="-164.910826608805">
                <text:p>-164.910826608805</text:p>
              </table:table-cell>
              <table:table-cell office:value-type="float" office:value="6622.586">
                <text:p>6622.586</text:p>
              </table:table-cell>
              <table:table-cell office:value-type="float" office:value="-209.611726668068">
                <text:p>-209.611726668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346">
                <text:p>54.346</text:p>
              </table:table-cell>
              <table:table-cell office:value-type="float" office:value="-54.8275879231337">
                <text:p>-54.8275879231337</text:p>
              </table:table-cell>
              <table:table-cell office:value-type="float" office:value="75.077">
                <text:p>75.077</text:p>
              </table:table-cell>
              <table:table-cell office:value-type="float" office:value="-91.184835341675">
                <text:p>-91.184835341675</text:p>
              </table:table-cell>
              <table:table-cell office:value-type="float" office:value="195.207">
                <text:p>195.207</text:p>
              </table:table-cell>
              <table:table-cell office:value-type="float" office:value="-123.447233405113">
                <text:p>-123.447233405113</text:p>
              </table:table-cell>
              <table:table-cell office:value-type="float" office:value="355.899">
                <text:p>355.899</text:p>
              </table:table-cell>
              <table:table-cell office:value-type="float" office:value="-145.376999548229">
                <text:p>-145.376999548229</text:p>
              </table:table-cell>
              <table:table-cell office:value-type="float" office:value="2692.428">
                <text:p>2692.428</text:p>
              </table:table-cell>
              <table:table-cell office:value-type="float" office:value="-170.477375738552">
                <text:p>-170.477375738552</text:p>
              </table:table-cell>
              <table:table-cell office:value-type="float" office:value="8227.586">
                <text:p>8227.586</text:p>
              </table:table-cell>
              <table:table-cell office:value-type="float" office:value="-209.687291256503">
                <text:p>-209.687291256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54">
                <text:p>61.154</text:p>
              </table:table-cell>
              <table:table-cell office:value-type="float" office:value="-55.6419470282934">
                <text:p>-55.6419470282934</text:p>
              </table:table-cell>
              <table:table-cell office:value-type="float" office:value="85.047">
                <text:p>85.047</text:p>
              </table:table-cell>
              <table:table-cell office:value-type="float" office:value="-90.5431458446017">
                <text:p>-90.5431458446017</text:p>
              </table:table-cell>
              <table:table-cell office:value-type="float" office:value="236.837">
                <text:p>236.837</text:p>
              </table:table-cell>
              <table:table-cell office:value-type="float" office:value="-122.904430079679">
                <text:p>-122.904430079679</text:p>
              </table:table-cell>
              <table:table-cell office:value-type="float" office:value="429.579">
                <text:p>429.579</text:p>
              </table:table-cell>
              <table:table-cell office:value-type="float" office:value="-147.571141237546">
                <text:p>-147.571141237546</text:p>
              </table:table-cell>
              <table:table-cell office:value-type="float" office:value="3270.028">
                <text:p>3270.028</text:p>
              </table:table-cell>
              <table:table-cell office:value-type="float" office:value="-170.473472807721">
                <text:p>-170.473472807721</text:p>
              </table:table-cell>
              <table:table-cell office:value-type="float" office:value="10780.586">
                <text:p>10780.586</text:p>
              </table:table-cell>
              <table:table-cell office:value-type="float" office:value="-210.856674747185">
                <text:p>-210.856674747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.603">
                <text:p>69.603</text:p>
              </table:table-cell>
              <table:table-cell office:value-type="float" office:value="-62.4157423331111">
                <text:p>-62.4157423331111</text:p>
              </table:table-cell>
              <table:table-cell office:value-type="float" office:value="97.357">
                <text:p>97.357</text:p>
              </table:table-cell>
              <table:table-cell office:value-type="float" office:value="-90.3902794644559">
                <text:p>-90.3902794644559</text:p>
              </table:table-cell>
              <table:table-cell office:value-type="float" office:value="294.997">
                <text:p>294.997</text:p>
              </table:table-cell>
              <table:table-cell office:value-type="float" office:value="-120.905600468699">
                <text:p>-120.905600468699</text:p>
              </table:table-cell>
              <table:table-cell office:value-type="float" office:value="516.979">
                <text:p>516.979</text:p>
              </table:table-cell>
              <table:table-cell office:value-type="float" office:value="-173.073171755242">
                <text:p>-173.073171755242</text:p>
              </table:table-cell>
              <table:table-cell office:value-type="float" office:value="4156.828">
                <text:p>4156.828</text:p>
              </table:table-cell>
              <table:table-cell office:value-type="float" office:value="-182.419883654524">
                <text:p>-182.419883654524</text:p>
              </table:table-cell>
              <table:table-cell office:value-type="float" office:value="14144.586">
                <text:p>14144.586</text:p>
              </table:table-cell>
              <table:table-cell office:value-type="float" office:value="-214.073056521103">
                <text:p>-214.07305652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.813">
                <text:p>80.813</text:p>
              </table:table-cell>
              <table:table-cell office:value-type="float" office:value="-61.6158298871825">
                <text:p>-61.6158298871825</text:p>
              </table:table-cell>
              <table:table-cell office:value-type="float" office:value="112.587">
                <text:p>112.587</text:p>
              </table:table-cell>
              <table:table-cell office:value-type="float" office:value="-113.058845996621">
                <text:p>-113.058845996621</text:p>
              </table:table-cell>
              <table:table-cell office:value-type="float" office:value="367.207">
                <text:p>367.207</text:p>
              </table:table-cell>
              <table:table-cell office:value-type="float" office:value="-120.445825850132">
                <text:p>-120.445825850132</text:p>
              </table:table-cell>
              <table:table-cell office:value-type="float" office:value="628.379">
                <text:p>628.379</text:p>
              </table:table-cell>
              <table:table-cell office:value-type="float" office:value="-177.815659236991">
                <text:p>-177.815659236991</text:p>
              </table:table-cell>
              <table:table-cell office:value-type="float" office:value="5285.828">
                <text:p>5285.828</text:p>
              </table:table-cell>
              <table:table-cell office:value-type="float" office:value="-181.788560634161">
                <text:p>-181.788560634161</text:p>
              </table:table-cell>
              <table:table-cell office:value-type="float" office:value="19174.586">
                <text:p>19174.586</text:p>
              </table:table-cell>
              <table:table-cell office:value-type="float" office:value="-236.240877722095">
                <text:p>-236.24087772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433">
                <text:p>95.433</text:p>
              </table:table-cell>
              <table:table-cell office:value-type="float" office:value="-66.0963045837486">
                <text:p>-66.0963045837486</text:p>
              </table:table-cell>
              <table:table-cell office:value-type="float" office:value="130.837">
                <text:p>130.837</text:p>
              </table:table-cell>
              <table:table-cell office:value-type="float" office:value="-118.369958010737">
                <text:p>-118.369958010737</text:p>
              </table:table-cell>
              <table:table-cell office:value-type="float" office:value="450.647">
                <text:p>450.647</text:p>
              </table:table-cell>
              <table:table-cell office:value-type="float" office:value="-121.426030034066">
                <text:p>-121.426030034066</text:p>
              </table:table-cell>
              <table:table-cell office:value-type="float" office:value="778.079">
                <text:p>778.079</text:p>
              </table:table-cell>
              <table:table-cell office:value-type="float" office:value="-170.474264718954">
                <text:p>-170.474264718954</text:p>
              </table:table-cell>
              <table:table-cell office:value-type="float" office:value="6732.828">
                <text:p>6732.828</text:p>
              </table:table-cell>
              <table:table-cell office:value-type="float" office:value="-181.801706682527">
                <text:p>-181.80170668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.183">
                <text:p>113.183</text:p>
              </table:table-cell>
              <table:table-cell office:value-type="float" office:value="-65.449490020505">
                <text:p>-65.449490020505</text:p>
              </table:table-cell>
              <table:table-cell office:value-type="float" office:value="153.017">
                <text:p>153.017</text:p>
              </table:table-cell>
              <table:table-cell office:value-type="float" office:value="-115.170916508987">
                <text:p>-115.170916508987</text:p>
              </table:table-cell>
              <table:table-cell office:value-type="float" office:value="569.747">
                <text:p>569.747</text:p>
              </table:table-cell>
              <table:table-cell office:value-type="float" office:value="-127.713222369938">
                <text:p>-127.713222369938</text:p>
              </table:table-cell>
              <table:table-cell office:value-type="float" office:value="961.079">
                <text:p>961.079</text:p>
              </table:table-cell>
              <table:table-cell office:value-type="float" office:value="-160.285615503538">
                <text:p>-160.285615503538</text:p>
              </table:table-cell>
              <table:table-cell office:value-type="float" office:value="8508.828">
                <text:p>8508.828</text:p>
              </table:table-cell>
              <table:table-cell office:value-type="float" office:value="-193.801535367121">
                <text:p>-193.801535367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663">
                <text:p>136.663</text:p>
              </table:table-cell>
              <table:table-cell office:value-type="float" office:value="-70.3212657973715">
                <text:p>-70.3212657973715</text:p>
              </table:table-cell>
              <table:table-cell office:value-type="float" office:value="182.017">
                <text:p>182.017</text:p>
              </table:table-cell>
              <table:table-cell office:value-type="float" office:value="-109.519777310776">
                <text:p>-109.519777310776</text:p>
              </table:table-cell>
              <table:table-cell office:value-type="float" office:value="734.547">
                <text:p>734.547</text:p>
              </table:table-cell>
              <table:table-cell office:value-type="float" office:value="-131.652505901269">
                <text:p>-131.652505901269</text:p>
              </table:table-cell>
              <table:table-cell office:value-type="float" office:value="1181.779">
                <text:p>1181.779</text:p>
              </table:table-cell>
              <table:table-cell office:value-type="float" office:value="-163.537810885524">
                <text:p>-163.537810885524</text:p>
              </table:table-cell>
              <table:table-cell office:value-type="float" office:value="11360.828">
                <text:p>11360.828</text:p>
              </table:table-cell>
              <table:table-cell office:value-type="float" office:value="-193.817824489862">
                <text:p>-193.817824489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.093">
                <text:p>165.093</text:p>
              </table:table-cell>
              <table:table-cell office:value-type="float" office:value="-72.8162464012637">
                <text:p>-72.8162464012637</text:p>
              </table:table-cell>
              <table:table-cell office:value-type="float" office:value="217.647">
                <text:p>217.647</text:p>
              </table:table-cell>
              <table:table-cell office:value-type="float" office:value="-110.460547840021">
                <text:p>-110.460547840021</text:p>
              </table:table-cell>
              <table:table-cell office:value-type="float" office:value="964.747">
                <text:p>964.747</text:p>
              </table:table-cell>
              <table:table-cell office:value-type="float" office:value="-131.373781518933">
                <text:p>-131.373781518933</text:p>
              </table:table-cell>
              <table:table-cell office:value-type="float" office:value="1444.479">
                <text:p>1444.479</text:p>
              </table:table-cell>
              <table:table-cell office:value-type="float" office:value="-163.626795961498">
                <text:p>-163.626795961498</text:p>
              </table:table-cell>
              <table:table-cell office:value-type="float" office:value="15295.828">
                <text:p>15295.828</text:p>
              </table:table-cell>
              <table:table-cell office:value-type="float" office:value="-190.440233614917">
                <text:p>-190.440233614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.413">
                <text:p>205.413</text:p>
              </table:table-cell>
              <table:table-cell office:value-type="float" office:value="-77.179827440153">
                <text:p>-77.179827440153</text:p>
              </table:table-cell>
              <table:table-cell office:value-type="float" office:value="265.097">
                <text:p>265.097</text:p>
              </table:table-cell>
              <table:table-cell office:value-type="float" office:value="-111.792377815834">
                <text:p>-111.792377815834</text:p>
              </table:table-cell>
              <table:table-cell office:value-type="float" office:value="1244.147">
                <text:p>1244.147</text:p>
              </table:table-cell>
              <table:table-cell office:value-type="float" office:value="-131.406987323718">
                <text:p>-131.406987323718</text:p>
              </table:table-cell>
              <table:table-cell office:value-type="float" office:value="1793.379">
                <text:p>1793.379</text:p>
              </table:table-cell>
              <table:table-cell office:value-type="float" office:value="-163.684116683771">
                <text:p>-163.684116683771</text:p>
              </table:table-cell>
              <table:table-cell office:value-type="float" office:value="20344.828">
                <text:p>20344.828</text:p>
              </table:table-cell>
              <table:table-cell office:value-type="float" office:value="-193.304329156199">
                <text:p>-193.30432915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.773">
                <text:p>264.773</text:p>
              </table:table-cell>
              <table:table-cell office:value-type="float" office:value="-78.4364579945091">
                <text:p>-78.4364579945091</text:p>
              </table:table-cell>
              <table:table-cell office:value-type="float" office:value="322.857">
                <text:p>322.857</text:p>
              </table:table-cell>
              <table:table-cell office:value-type="float" office:value="-121.852078389592">
                <text:p>-121.852078389592</text:p>
              </table:table-cell>
              <table:table-cell office:value-type="float" office:value="1605.547">
                <text:p>1605.547</text:p>
              </table:table-cell>
              <table:table-cell office:value-type="float" office:value="-144.11779448432">
                <text:p>-144.11779448432</text:p>
              </table:table-cell>
              <table:table-cell office:value-type="float" office:value="2205.879">
                <text:p>2205.879</text:p>
              </table:table-cell>
              <table:table-cell office:value-type="float" office:value="-163.90847915721">
                <text:p>-163.90847915721</text:p>
              </table:table-cell>
              <table:table-cell office:value-type="float" office:value="27089.828">
                <text:p>27089.828</text:p>
              </table:table-cell>
              <table:table-cell office:value-type="float" office:value="-223.303848056694">
                <text:p>-223.30384805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1.283">
                <text:p>351.283</text:p>
              </table:table-cell>
              <table:table-cell office:value-type="float" office:value="-79.869019555457">
                <text:p>-79.869019555457</text:p>
              </table:table-cell>
              <table:table-cell office:value-type="float" office:value="406.957">
                <text:p>406.957</text:p>
              </table:table-cell>
              <table:table-cell office:value-type="float" office:value="-117.473843489701">
                <text:p>-117.473843489701</text:p>
              </table:table-cell>
              <table:table-cell office:value-type="float" office:value="2154.247">
                <text:p>2154.247</text:p>
              </table:table-cell>
              <table:table-cell office:value-type="float" office:value="-143.690639424918">
                <text:p>-143.690639424918</text:p>
              </table:table-cell>
              <table:table-cell office:value-type="float" office:value="2854.679">
                <text:p>2854.679</text:p>
              </table:table-cell>
              <table:table-cell office:value-type="float" office:value="-166.980207077324">
                <text:p>-166.98020707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.483">
                <text:p>486.483</text:p>
              </table:table-cell>
              <table:table-cell office:value-type="float" office:value="-81.3264248079117">
                <text:p>-81.3264248079117</text:p>
              </table:table-cell>
              <table:table-cell office:value-type="float" office:value="534.657">
                <text:p>534.657</text:p>
              </table:table-cell>
              <table:table-cell office:value-type="float" office:value="-117.150247168674">
                <text:p>-117.150247168674</text:p>
              </table:table-cell>
              <table:table-cell office:value-type="float" office:value="2881.747">
                <text:p>2881.747</text:p>
              </table:table-cell>
              <table:table-cell office:value-type="float" office:value="-143.801088236713">
                <text:p>-143.801088236713</text:p>
              </table:table-cell>
              <table:table-cell office:value-type="float" office:value="3848.779">
                <text:p>3848.779</text:p>
              </table:table-cell>
              <table:table-cell office:value-type="float" office:value="-181.485619913284">
                <text:p>-181.48561991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383">
                <text:p>700.383</text:p>
              </table:table-cell>
              <table:table-cell office:value-type="float" office:value="-83.3391580559896">
                <text:p>-83.3391580559896</text:p>
              </table:table-cell>
              <table:table-cell office:value-type="float" office:value="684.157">
                <text:p>684.157</text:p>
              </table:table-cell>
              <table:table-cell office:value-type="float" office:value="-117.158603532974">
                <text:p>-117.158603532974</text:p>
              </table:table-cell>
              <table:table-cell office:value-type="float" office:value="3934.747">
                <text:p>3934.747</text:p>
              </table:table-cell>
              <table:table-cell office:value-type="float" office:value="-143.319228852524">
                <text:p>-143.319228852524</text:p>
              </table:table-cell>
              <table:table-cell office:value-type="float" office:value="5165.779">
                <text:p>5165.779</text:p>
              </table:table-cell>
              <table:table-cell office:value-type="float" office:value="-179.992230278077">
                <text:p>-179.992230278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3.783">
                <text:p>1023.783</text:p>
              </table:table-cell>
              <table:table-cell office:value-type="float" office:value="-85.1026022730393">
                <text:p>-85.1026022730393</text:p>
              </table:table-cell>
              <table:table-cell office:value-type="float" office:value="870.757">
                <text:p>870.757</text:p>
              </table:table-cell>
              <table:table-cell office:value-type="float" office:value="-118.109395115431">
                <text:p>-118.109395115431</text:p>
              </table:table-cell>
              <table:table-cell office:value-type="float" office:value="5528.747">
                <text:p>5528.747</text:p>
              </table:table-cell>
              <table:table-cell office:value-type="float" office:value="-143.176983841932">
                <text:p>-143.176983841932</text:p>
              </table:table-cell>
              <table:table-cell office:value-type="float" office:value="6872.779">
                <text:p>6872.779</text:p>
              </table:table-cell>
              <table:table-cell office:value-type="float" office:value="-188.398337896196">
                <text:p>-188.39833789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6.583">
                <text:p>1496.583</text:p>
              </table:table-cell>
              <table:table-cell office:value-type="float" office:value="-88.5322206934983">
                <text:p>-88.5322206934983</text:p>
              </table:table-cell>
              <table:table-cell office:value-type="float" office:value="1111.457">
                <text:p>1111.457</text:p>
              </table:table-cell>
              <table:table-cell office:value-type="float" office:value="-131.873891957087">
                <text:p>-131.873891957087</text:p>
              </table:table-cell>
              <table:table-cell office:value-type="float" office:value="7903.747">
                <text:p>7903.747</text:p>
              </table:table-cell>
              <table:table-cell office:value-type="float" office:value="-143.280078473675">
                <text:p>-143.280078473675</text:p>
              </table:table-cell>
              <table:table-cell office:value-type="float" office:value="8922.779">
                <text:p>8922.779</text:p>
              </table:table-cell>
              <table:table-cell office:value-type="float" office:value="-200.986976927787">
                <text:p>-200.986976927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0.383">
                <text:p>2120.383</text:p>
              </table:table-cell>
              <table:table-cell office:value-type="float" office:value="-89.8124990046862">
                <text:p>-89.8124990046862</text:p>
              </table:table-cell>
              <table:table-cell office:value-type="float" office:value="1465.157">
                <text:p>1465.157</text:p>
              </table:table-cell>
              <table:table-cell office:value-type="float" office:value="-133.809219047964">
                <text:p>-133.809219047964</text:p>
              </table:table-cell>
              <table:table-cell office:value-type="float" office:value="11023.747">
                <text:p>11023.747</text:p>
              </table:table-cell>
              <table:table-cell office:value-type="float" office:value="-150.874003523541">
                <text:p>-150.874003523541</text:p>
              </table:table-cell>
              <table:table-cell office:value-type="float" office:value="12117.779">
                <text:p>12117.779</text:p>
              </table:table-cell>
              <table:table-cell office:value-type="float" office:value="-200.95458302964">
                <text:p>-200.9545830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8.383">
                <text:p>3168.383</text:p>
              </table:table-cell>
              <table:table-cell office:value-type="float" office:value="-92.7148711408004">
                <text:p>-92.7148711408004</text:p>
              </table:table-cell>
              <table:table-cell office:value-type="float" office:value="1924.857">
                <text:p>1924.857</text:p>
              </table:table-cell>
              <table:table-cell office:value-type="float" office:value="-175.792615063347">
                <text:p>-175.792615063347</text:p>
              </table:table-cell>
              <table:table-cell office:value-type="float" office:value="15355.747">
                <text:p>15355.747</text:p>
              </table:table-cell>
              <table:table-cell office:value-type="float" office:value="-175.156309891832">
                <text:p>-175.15630989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93.383">
                <text:p>4693.383</text:p>
              </table:table-cell>
              <table:table-cell office:value-type="float" office:value="-93.5293140795475">
                <text:p>-93.5293140795475</text:p>
              </table:table-cell>
              <table:table-cell office:value-type="float" office:value="2498.457">
                <text:p>2498.457</text:p>
              </table:table-cell>
              <table:table-cell office:value-type="float" office:value="-134.716989823167">
                <text:p>-134.716989823167</text:p>
              </table:table-cell>
              <table:table-cell office:value-type="float" office:value="21656.747">
                <text:p>21656.747</text:p>
              </table:table-cell>
              <table:table-cell office:value-type="float" office:value="-162.328992597113">
                <text:p>-162.328992597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88.383">
                <text:p>7188.383</text:p>
              </table:table-cell>
              <table:table-cell office:value-type="float" office:value="-93.6586877284931">
                <text:p>-93.6586877284931</text:p>
              </table:table-cell>
              <table:table-cell office:value-type="float" office:value="3310.057">
                <text:p>3310.057</text:p>
              </table:table-cell>
              <table:table-cell office:value-type="float" office:value="-136.78825992214">
                <text:p>-136.78825992214</text:p>
              </table:table-cell>
              <table:table-cell office:value-type="float" office:value="31538.747">
                <text:p>31538.747</text:p>
              </table:table-cell>
              <table:table-cell office:value-type="float" office:value="-161.62582581265">
                <text:p>-161.6258258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-3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60" chart:maximum="0" chart:origin="-300" chart:interval-major="2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1.905cm" style:legend-expansion="high" chart:style-name="ch2"/>
        <chart:plot-area chart:style-name="ch3" table:cell-range-address="'1'.R9:'1'.R48 '1'.B49:'1'.B49 '1'.AB9:'1'.AB48 '2'.B49:'2'.B49 '2'.AB9:'2'.AB48 '3'.B49:'3'.B49 '3'.AB9:'3'.AB48 '4'.B46:'4'.B46 '4'.AB9:'4'.AB45 '5'.B40:'5'.B40 '5'.AB9:'5'.AB39 '6'.B34:'6'.B34 '6'.AB9:'6'.AB33 '7'.B29:'7'.B29 '7'.AB9:'7'.AB28 '8'.B26:'8'.B26 '8'.AB9:'8'.AB25 '9'.B22:'9'.B22 '9'.AB9:'9'.AB21 '10'.B21:'10'.B21 '10'.AB9:'10'.AB20" chart:data-source-has-labels="row" svg:x="1.315cm" svg:y="0.177cm" svg:width="11.908cm" svg:height="7.556cm">
          <chartooo:coordinate-region svg:x="2.077cm" svg:y="0.376cm" svg:width="10.866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57cm" chart:style-name="ch9">
              <text:p>|S21| Error, dB</text:p>
            </chart:title>
            <chart:grid chart:style-name="ch6" chart:class="major"/>
          </chart:axis>
          <chart:series chart:style-name="ch10" chart:values-cell-range-address="'1'.AB9:'1'.AB48" chart:label-cell-address="'1'.B49:'1'.B49" chart:class="chart:scatter">
            <chart:domain table:cell-range-address="'1'.R9:'1'.R48"/>
            <chart:data-point chart:repeated="40"/>
          </chart:series>
          <chart:series chart:style-name="ch11" chart:values-cell-range-address="'2'.AB9:'2'.AB48" chart:label-cell-address="'2'.B49:'2'.B49" chart:class="chart:scatter">
            <chart:domain table:cell-range-address="'2'.R9:'2'.R48"/>
            <chart:data-point chart:repeated="40"/>
          </chart:series>
          <chart:series chart:style-name="ch12" chart:values-cell-range-address="'3'.AB9:'3'.AB48" chart:label-cell-address="'3'.B49:'3'.B49" chart:class="chart:scatter">
            <chart:domain table:cell-range-address="'3'.R9:'3'.R48"/>
            <chart:data-point chart:repeated="40"/>
          </chart:series>
          <chart:series chart:style-name="ch13" chart:values-cell-range-address="'4'.AB9:'4'.AB45" chart:label-cell-address="'4'.B46:'4'.B46" chart:class="chart:scatter">
            <chart:domain table:cell-range-address="'4'.R9:'4'.R45"/>
            <chart:data-point chart:repeated="37"/>
          </chart:series>
          <chart:series chart:style-name="ch14" chart:values-cell-range-address="'5'.AB9:'5'.AB39" chart:label-cell-address="'5'.B40:'5'.B40" chart:class="chart:scatter">
            <chart:domain table:cell-range-address="'5'.R9:'5'.R39"/>
            <chart:data-point chart:repeated="31"/>
          </chart:series>
          <chart:series chart:style-name="ch15" chart:values-cell-range-address="'6'.AB9:'6'.AB33" chart:label-cell-address="'6'.B34:'6'.B34" chart:class="chart:scatter">
            <chart:domain table:cell-range-address="'6'.R9:'6'.R33"/>
            <chart:data-point chart:repeated="25"/>
          </chart:series>
          <chart:series chart:style-name="ch16" chart:values-cell-range-address="'7'.AB9:'7'.AB28" chart:label-cell-address="'7'.B29:'7'.B29" chart:class="chart:scatter">
            <chart:domain table:cell-range-address="'7'.R9:'7'.R28"/>
            <chart:data-point chart:repeated="20"/>
          </chart:series>
          <chart:series chart:style-name="ch17" chart:values-cell-range-address="'8'.AB9:'8'.AB25" chart:label-cell-address="'8'.B26:'8'.B26" chart:class="chart:scatter">
            <chart:domain table:cell-range-address="'8'.R9:'8'.R25"/>
            <chart:data-point chart:repeated="17"/>
          </chart:series>
          <chart:series chart:style-name="ch18" chart:values-cell-range-address="'9'.AB9:'9'.AB21" chart:label-cell-address="'9'.B22:'9'.B22" chart:class="chart:scatter">
            <chart:domain table:cell-range-address="'9'.R9:'9'.R21"/>
            <chart:data-point chart:repeated="13"/>
          </chart:series>
          <chart:series chart:style-name="ch19" chart:values-cell-range-address="'10'.AB9:'10'.AB20" chart:label-cell-address="'10'.B21:'10'.B21" chart:class="chart:scatter">
            <chart:domain table:cell-range-address="'10'.R9:'10'.R20"/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</text:p>
                <draw:g>
                  <svg:desc>'1'.B49:'1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2</text:p>
                <draw:g>
                  <svg:desc>'2'.B49:'2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3</text:p>
                <draw:g>
                  <svg:desc>'3'.B49:'3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4</text:p>
                <draw:g>
                  <svg:desc>'4'.B46:'4'.B4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5</text:p>
                <draw:g>
                  <svg:desc>'5'.B40:'5'.B4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6</text:p>
                <draw:g>
                  <svg:desc>'6'.B34:'6'.B3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7</text:p>
                <draw:g>
                  <svg:desc>'7'.B29:'7'.B2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8</text:p>
                <draw:g>
                  <svg:desc>'8'.B26:'8'.B2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9</text:p>
                <draw:g>
                  <svg:desc>'9'.B22:'9'.B2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10</text:p>
                <draw:g>
                  <svg:desc>'10'.B21:'10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7">
                <text:p>1.707</text:p>
                <draw:g>
                  <svg:desc>'1'.R9:'1'.R48</svg:desc>
                </draw:g>
              </table:table-cell>
              <table:table-cell office:value-type="float" office:value="-0.308010447498139">
                <text:p>-0.308010447498139</text:p>
                <draw:g>
                  <svg:desc>'1'.AB9:'1'.AB48</svg:desc>
                </draw:g>
              </table:table-cell>
              <table:table-cell office:value-type="float" office:value="1.834">
                <text:p>1.834</text:p>
                <draw:g>
                  <svg:desc>'2'.R9:'2'.R48</svg:desc>
                </draw:g>
              </table:table-cell>
              <table:table-cell office:value-type="float" office:value="-18.6309835500955">
                <text:p>-18.6309835500955</text:p>
                <draw:g>
                  <svg:desc>'2'.AB9:'2'.AB48</svg:desc>
                </draw:g>
              </table:table-cell>
              <table:table-cell office:value-type="float" office:value="2.085">
                <text:p>2.085</text:p>
                <draw:g>
                  <svg:desc>'3'.R9:'3'.R48</svg:desc>
                </draw:g>
              </table:table-cell>
              <table:table-cell office:value-type="float" office:value="-29.8493550792144">
                <text:p>-29.8493550792144</text:p>
                <draw:g>
                  <svg:desc>'3'.AB9:'3'.AB48</svg:desc>
                </draw:g>
              </table:table-cell>
              <table:table-cell office:value-type="float" office:value="2.602">
                <text:p>2.602</text:p>
                <draw:g>
                  <svg:desc>'4'.R9:'4'.R45</svg:desc>
                </draw:g>
              </table:table-cell>
              <table:table-cell office:value-type="float" office:value="-67.1956923699323">
                <text:p>-67.1956923699323</text:p>
                <draw:g>
                  <svg:desc>'4'.AB9:'4'.AB45</svg:desc>
                </draw:g>
              </table:table-cell>
              <table:table-cell office:value-type="float" office:value="4.588">
                <text:p>4.588</text:p>
                <draw:g>
                  <svg:desc>'5'.R9:'5'.R39</svg:desc>
                </draw:g>
              </table:table-cell>
              <table:table-cell office:value-type="float" office:value="-102.220733703223">
                <text:p>-102.220733703223</text:p>
                <draw:g>
                  <svg:desc>'5'.AB9:'5'.AB39</svg:desc>
                </draw:g>
              </table:table-cell>
              <table:table-cell office:value-type="float" office:value="8.736">
                <text:p>8.736</text:p>
                <draw:g>
                  <svg:desc>'6'.R9:'6'.R33</svg:desc>
                </draw:g>
              </table:table-cell>
              <table:table-cell office:value-type="float" office:value="-115.210388565664">
                <text:p>-115.210388565664</text:p>
                <draw:g>
                  <svg:desc>'6'.AB9:'6'.AB33</svg:desc>
                </draw:g>
              </table:table-cell>
              <table:table-cell office:value-type="float" office:value="18.41">
                <text:p>18.41</text:p>
                <draw:g>
                  <svg:desc>'7'.R9:'7'.R28</svg:desc>
                </draw:g>
              </table:table-cell>
              <table:table-cell office:value-type="float" office:value="-144.903942461733">
                <text:p>-144.903942461733</text:p>
                <draw:g>
                  <svg:desc>'7'.AB9:'7'.AB28</svg:desc>
                </draw:g>
              </table:table-cell>
              <table:table-cell office:value-type="float" office:value="44.11">
                <text:p>44.11</text:p>
                <draw:g>
                  <svg:desc>'8'.R9:'8'.R25</svg:desc>
                </draw:g>
              </table:table-cell>
              <table:table-cell office:value-type="float" office:value="-159.764454457923">
                <text:p>-159.764454457923</text:p>
                <draw:g>
                  <svg:desc>'8'.AB9:'8'.AB25</svg:desc>
                </draw:g>
              </table:table-cell>
              <table:table-cell office:value-type="float" office:value="118.6">
                <text:p>118.6</text:p>
                <draw:g>
                  <svg:desc>'9'.R9:'9'.R21</svg:desc>
                </draw:g>
              </table:table-cell>
              <table:table-cell office:value-type="float" office:value="-187.235911083787">
                <text:p>-187.235911083787</text:p>
                <draw:g>
                  <svg:desc>'9'.AB9:'9'.AB21</svg:desc>
                </draw:g>
              </table:table-cell>
              <table:table-cell office:value-type="float" office:value="336.6">
                <text:p>336.6</text:p>
                <draw:g>
                  <svg:desc>'10'.R9:'10'.R20</svg:desc>
                </draw:g>
              </table:table-cell>
              <table:table-cell office:value-type="float" office:value="-201.241255174382">
                <text:p>-201.241255174382</text:p>
                <draw:g>
                  <svg:desc>'10'.AB9:'10'.A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34">
                <text:p>3.434</text:p>
              </table:table-cell>
              <table:table-cell office:value-type="float" office:value="-1.2984421901465">
                <text:p>-1.2984421901465</text:p>
              </table:table-cell>
              <table:table-cell office:value-type="float" office:value="3.672">
                <text:p>3.672</text:p>
              </table:table-cell>
              <table:table-cell office:value-type="float" office:value="-44.2137759622895">
                <text:p>-44.2137759622895</text:p>
              </table:table-cell>
              <table:table-cell office:value-type="float" office:value="4.274">
                <text:p>4.274</text:p>
              </table:table-cell>
              <table:table-cell office:value-type="float" office:value="-40.2812873414313">
                <text:p>-40.2812873414313</text:p>
              </table:table-cell>
              <table:table-cell office:value-type="float" office:value="6.041">
                <text:p>6.041</text:p>
              </table:table-cell>
              <table:table-cell office:value-type="float" office:value="-83.9396873899026">
                <text:p>-83.9396873899026</text:p>
              </table:table-cell>
              <table:table-cell office:value-type="float" office:value="14.238">
                <text:p>14.238</text:p>
              </table:table-cell>
              <table:table-cell office:value-type="float" office:value="-104.522108071218">
                <text:p>-104.522108071218</text:p>
              </table:table-cell>
              <table:table-cell office:value-type="float" office:value="36.216">
                <text:p>36.216</text:p>
              </table:table-cell>
              <table:table-cell office:value-type="float" office:value="-131.180764986735">
                <text:p>-131.180764986735</text:p>
              </table:table-cell>
              <table:table-cell office:value-type="float" office:value="81.13">
                <text:p>81.13</text:p>
              </table:table-cell>
              <table:table-cell office:value-type="float" office:value="-146.626020580668">
                <text:p>-146.626020580668</text:p>
              </table:table-cell>
              <table:table-cell office:value-type="float" office:value="205.21">
                <text:p>205.21</text:p>
              </table:table-cell>
              <table:table-cell office:value-type="float" office:value="-164.736733850586">
                <text:p>-164.736733850586</text:p>
              </table:table-cell>
              <table:table-cell office:value-type="float" office:value="609.3">
                <text:p>609.3</text:p>
              </table:table-cell>
              <table:table-cell office:value-type="float" office:value="-193.950238895437">
                <text:p>-193.950238895437</text:p>
              </table:table-cell>
              <table:table-cell office:value-type="float" office:value="1564.6">
                <text:p>1564.6</text:p>
              </table:table-cell>
              <table:table-cell office:value-type="float" office:value="-206.637176805889">
                <text:p>-206.637176805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53">
                <text:p>5.153</text:p>
              </table:table-cell>
              <table:table-cell office:value-type="float" office:value="-18.8660645369117">
                <text:p>-18.8660645369117</text:p>
              </table:table-cell>
              <table:table-cell office:value-type="float" office:value="5.606">
                <text:p>5.606</text:p>
              </table:table-cell>
              <table:table-cell office:value-type="float" office:value="-44.3576110414112">
                <text:p>-44.3576110414112</text:p>
              </table:table-cell>
              <table:table-cell office:value-type="float" office:value="6.643">
                <text:p>6.643</text:p>
              </table:table-cell>
              <table:table-cell office:value-type="float" office:value="-73.0292377149797">
                <text:p>-73.0292377149797</text:p>
              </table:table-cell>
              <table:table-cell office:value-type="float" office:value="9.807">
                <text:p>9.807</text:p>
              </table:table-cell>
              <table:table-cell office:value-type="float" office:value="-92.2229697130862">
                <text:p>-92.2229697130862</text:p>
              </table:table-cell>
              <table:table-cell office:value-type="float" office:value="29.018">
                <text:p>29.018</text:p>
              </table:table-cell>
              <table:table-cell office:value-type="float" office:value="-111.755348457973">
                <text:p>-111.755348457973</text:p>
              </table:table-cell>
              <table:table-cell office:value-type="float" office:value="70.596">
                <text:p>70.596</text:p>
              </table:table-cell>
              <table:table-cell office:value-type="float" office:value="-132.315377188482">
                <text:p>-132.315377188482</text:p>
              </table:table-cell>
              <table:table-cell office:value-type="float" office:value="162.96">
                <text:p>162.96</text:p>
              </table:table-cell>
              <table:table-cell office:value-type="float" office:value="-158.536556140558">
                <text:p>-158.536556140558</text:p>
              </table:table-cell>
              <table:table-cell office:value-type="float" office:value="414.71">
                <text:p>414.71</text:p>
              </table:table-cell>
              <table:table-cell office:value-type="float" office:value="-176.893971796442">
                <text:p>-176.893971796442</text:p>
              </table:table-cell>
              <table:table-cell office:value-type="float" office:value="1363.1">
                <text:p>1363.1</text:p>
              </table:table-cell>
              <table:table-cell office:value-type="float" office:value="-201.890500116248">
                <text:p>-201.890500116248</text:p>
              </table:table-cell>
              <table:table-cell office:value-type="float" office:value="3202.6">
                <text:p>3202.6</text:p>
              </table:table-cell>
              <table:table-cell office:value-type="float" office:value="-224.453415534246">
                <text:p>-224.453415534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">
                <text:p>6.94</text:p>
              </table:table-cell>
              <table:table-cell office:value-type="float" office:value="-18.8326914900394">
                <text:p>-18.8326914900394</text:p>
              </table:table-cell>
              <table:table-cell office:value-type="float" office:value="7.6">
                <text:p>7.6</text:p>
              </table:table-cell>
              <table:table-cell office:value-type="float" office:value="-56.6248194817883">
                <text:p>-56.6248194817883</text:p>
              </table:table-cell>
              <table:table-cell office:value-type="float" office:value="9.274">
                <text:p>9.274</text:p>
              </table:table-cell>
              <table:table-cell office:value-type="float" office:value="-65.9810399482385">
                <text:p>-65.9810399482385</text:p>
              </table:table-cell>
              <table:table-cell office:value-type="float" office:value="15.049">
                <text:p>15.049</text:p>
              </table:table-cell>
              <table:table-cell office:value-type="float" office:value="-95.0725939918599">
                <text:p>-95.0725939918599</text:p>
              </table:table-cell>
              <table:table-cell office:value-type="float" office:value="44.538">
                <text:p>44.538</text:p>
              </table:table-cell>
              <table:table-cell office:value-type="float" office:value="-139.838623238717">
                <text:p>-139.838623238717</text:p>
              </table:table-cell>
              <table:table-cell office:value-type="float" office:value="124.606">
                <text:p>124.606</text:p>
              </table:table-cell>
              <table:table-cell office:value-type="float" office:value="-138.536330980958">
                <text:p>-138.536330980958</text:p>
              </table:table-cell>
              <table:table-cell office:value-type="float" office:value="302.36">
                <text:p>302.36</text:p>
              </table:table-cell>
              <table:table-cell office:value-type="float" office:value="-155.856343401246">
                <text:p>-155.856343401246</text:p>
              </table:table-cell>
              <table:table-cell office:value-type="float" office:value="667.01">
                <text:p>667.01</text:p>
              </table:table-cell>
              <table:table-cell office:value-type="float" office:value="-182.004863112798">
                <text:p>-182.004863112798</text:p>
              </table:table-cell>
              <table:table-cell office:value-type="float" office:value="2192.7">
                <text:p>2192.7</text:p>
              </table:table-cell>
              <table:table-cell office:value-type="float" office:value="-218.797437394039">
                <text:p>-218.797437394039</text:p>
              </table:table-cell>
              <table:table-cell office:value-type="float" office:value="5322.6">
                <text:p>5322.6</text:p>
              </table:table-cell>
              <table:table-cell office:value-type="float" office:value="-237.304999248399">
                <text:p>-237.30499924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03">
                <text:p>8.703</text:p>
              </table:table-cell>
              <table:table-cell office:value-type="float" office:value="-26.0439834514682">
                <text:p>-26.0439834514682</text:p>
              </table:table-cell>
              <table:table-cell office:value-type="float" office:value="9.687">
                <text:p>9.687</text:p>
              </table:table-cell>
              <table:table-cell office:value-type="float" office:value="-54.3562374719158">
                <text:p>-54.3562374719158</text:p>
              </table:table-cell>
              <table:table-cell office:value-type="float" office:value="12.053">
                <text:p>12.053</text:p>
              </table:table-cell>
              <table:table-cell office:value-type="float" office:value="-77.2505983943505">
                <text:p>-77.2505983943505</text:p>
              </table:table-cell>
              <table:table-cell office:value-type="float" office:value="20.516">
                <text:p>20.516</text:p>
              </table:table-cell>
              <table:table-cell office:value-type="float" office:value="-114.588996320513">
                <text:p>-114.588996320513</text:p>
              </table:table-cell>
              <table:table-cell office:value-type="float" office:value="64.198">
                <text:p>64.198</text:p>
              </table:table-cell>
              <table:table-cell office:value-type="float" office:value="-125.991906628494">
                <text:p>-125.991906628494</text:p>
              </table:table-cell>
              <table:table-cell office:value-type="float" office:value="180.046">
                <text:p>180.046</text:p>
              </table:table-cell>
              <table:table-cell office:value-type="float" office:value="-143.064885163226">
                <text:p>-143.064885163226</text:p>
              </table:table-cell>
              <table:table-cell office:value-type="float" office:value="444.16">
                <text:p>444.16</text:p>
              </table:table-cell>
              <table:table-cell office:value-type="float" office:value="-167.11565621741">
                <text:p>-167.11565621741</text:p>
              </table:table-cell>
              <table:table-cell office:value-type="float" office:value="1404.61">
                <text:p>1404.61</text:p>
              </table:table-cell>
              <table:table-cell office:value-type="float" office:value="-182.005881087909">
                <text:p>-182.005881087909</text:p>
              </table:table-cell>
              <table:table-cell office:value-type="float" office:value="3833.7">
                <text:p>3833.7</text:p>
              </table:table-cell>
              <table:table-cell office:value-type="float" office:value="-218.623453606998">
                <text:p>-218.623453606998</text:p>
              </table:table-cell>
              <table:table-cell office:value-type="float" office:value="7986.6">
                <text:p>7986.6</text:p>
              </table:table-cell>
              <table:table-cell office:value-type="float" office:value="-230.057908419949">
                <text:p>-230.057908419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72">
                <text:p>10.472</text:p>
              </table:table-cell>
              <table:table-cell office:value-type="float" office:value="-21.4786525634119">
                <text:p>-21.4786525634119</text:p>
              </table:table-cell>
              <table:table-cell office:value-type="float" office:value="11.79">
                <text:p>11.79</text:p>
              </table:table-cell>
              <table:table-cell office:value-type="float" office:value="-69.8758537404388">
                <text:p>-69.8758537404388</text:p>
              </table:table-cell>
              <table:table-cell office:value-type="float" office:value="14.894">
                <text:p>14.894</text:p>
              </table:table-cell>
              <table:table-cell office:value-type="float" office:value="-76.4852456347224">
                <text:p>-76.4852456347224</text:p>
              </table:table-cell>
              <table:table-cell office:value-type="float" office:value="26.214">
                <text:p>26.214</text:p>
              </table:table-cell>
              <table:table-cell office:value-type="float" office:value="-123.164344033909">
                <text:p>-123.164344033909</text:p>
              </table:table-cell>
              <table:table-cell office:value-type="float" office:value="86.588">
                <text:p>86.588</text:p>
              </table:table-cell>
              <table:table-cell office:value-type="float" office:value="-126.030170700132">
                <text:p>-126.030170700132</text:p>
              </table:table-cell>
              <table:table-cell office:value-type="float" office:value="245.456">
                <text:p>245.456</text:p>
              </table:table-cell>
              <table:table-cell office:value-type="float" office:value="-143.06539893599">
                <text:p>-143.06539893599</text:p>
              </table:table-cell>
              <table:table-cell office:value-type="float" office:value="660.66">
                <text:p>660.66</text:p>
              </table:table-cell>
              <table:table-cell office:value-type="float" office:value="-167.117087155581">
                <text:p>-167.117087155581</text:p>
              </table:table-cell>
              <table:table-cell office:value-type="float" office:value="2142.21">
                <text:p>2142.21</text:p>
              </table:table-cell>
              <table:table-cell office:value-type="float" office:value="-204.688212275536">
                <text:p>-204.688212275536</text:p>
              </table:table-cell>
              <table:table-cell office:value-type="float" office:value="5750.7">
                <text:p>5750.7</text:p>
              </table:table-cell>
              <table:table-cell office:value-type="float" office:value="-218.950074999787">
                <text:p>-218.950074999787</text:p>
              </table:table-cell>
              <table:table-cell office:value-type="float" office:value="10962.6">
                <text:p>10962.6</text:p>
              </table:table-cell>
              <table:table-cell office:value-type="float" office:value="-249.796045010901">
                <text:p>-249.796045010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-22.9440343736621">
                <text:p>-22.9440343736621</text:p>
              </table:table-cell>
              <table:table-cell office:value-type="float" office:value="13.999">
                <text:p>13.999</text:p>
              </table:table-cell>
              <table:table-cell office:value-type="float" office:value="-101.330642921736">
                <text:p>-101.330642921736</text:p>
              </table:table-cell>
              <table:table-cell office:value-type="float" office:value="18.354">
                <text:p>18.354</text:p>
              </table:table-cell>
              <table:table-cell office:value-type="float" office:value="-76.6543274657452">
                <text:p>-76.6543274657452</text:p>
              </table:table-cell>
              <table:table-cell office:value-type="float" office:value="32.019">
                <text:p>32.019</text:p>
              </table:table-cell>
              <table:table-cell office:value-type="float" office:value="-133.383035394263">
                <text:p>-133.383035394263</text:p>
              </table:table-cell>
              <table:table-cell office:value-type="float" office:value="109.678">
                <text:p>109.678</text:p>
              </table:table-cell>
              <table:table-cell office:value-type="float" office:value="-121.768851656433">
                <text:p>-121.768851656433</text:p>
              </table:table-cell>
              <table:table-cell office:value-type="float" office:value="311.686">
                <text:p>311.686</text:p>
              </table:table-cell>
              <table:table-cell office:value-type="float" office:value="-161.968854332201">
                <text:p>-161.968854332201</text:p>
              </table:table-cell>
              <table:table-cell office:value-type="float" office:value="886.46">
                <text:p>886.46</text:p>
              </table:table-cell>
              <table:table-cell office:value-type="float" office:value="-167.119038337366">
                <text:p>-167.119038337366</text:p>
              </table:table-cell>
              <table:table-cell office:value-type="float" office:value="2977.91">
                <text:p>2977.91</text:p>
              </table:table-cell>
              <table:table-cell office:value-type="float" office:value="-204.705567500263">
                <text:p>-204.705567500263</text:p>
              </table:table-cell>
              <table:table-cell office:value-type="float" office:value="8929.7">
                <text:p>8929.7</text:p>
              </table:table-cell>
              <table:table-cell office:value-type="float" office:value="-219.490090995379">
                <text:p>-219.490090995379</text:p>
              </table:table-cell>
              <table:table-cell office:value-type="float" office:value="15344.6">
                <text:p>15344.6</text:p>
              </table:table-cell>
              <table:table-cell office:value-type="float" office:value="-244.112538178697">
                <text:p>-244.112538178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75">
                <text:p>14.075</text:p>
              </table:table-cell>
              <table:table-cell office:value-type="float" office:value="-22.1120283611661">
                <text:p>-22.1120283611661</text:p>
              </table:table-cell>
              <table:table-cell office:value-type="float" office:value="16.22">
                <text:p>16.22</text:p>
              </table:table-cell>
              <table:table-cell office:value-type="float" office:value="-67.7478616671223">
                <text:p>-67.7478616671223</text:p>
              </table:table-cell>
              <table:table-cell office:value-type="float" office:value="21.847">
                <text:p>21.847</text:p>
              </table:table-cell>
              <table:table-cell office:value-type="float" office:value="-76.6600156959721">
                <text:p>-76.6600156959721</text:p>
              </table:table-cell>
              <table:table-cell office:value-type="float" office:value="38.239">
                <text:p>38.239</text:p>
              </table:table-cell>
              <table:table-cell office:value-type="float" office:value="-138.750420111998">
                <text:p>-138.750420111998</text:p>
              </table:table-cell>
              <table:table-cell office:value-type="float" office:value="146.248">
                <text:p>146.248</text:p>
              </table:table-cell>
              <table:table-cell office:value-type="float" office:value="-121.769422220866">
                <text:p>-121.769422220866</text:p>
              </table:table-cell>
              <table:table-cell office:value-type="float" office:value="435.986">
                <text:p>435.986</text:p>
              </table:table-cell>
              <table:table-cell office:value-type="float" office:value="-161.983882487121">
                <text:p>-161.983882487121</text:p>
              </table:table-cell>
              <table:table-cell office:value-type="float" office:value="1142.66">
                <text:p>1142.66</text:p>
              </table:table-cell>
              <table:table-cell office:value-type="float" office:value="-167.120352940448">
                <text:p>-167.120352940448</text:p>
              </table:table-cell>
              <table:table-cell office:value-type="float" office:value="3836.91">
                <text:p>3836.91</text:p>
              </table:table-cell>
              <table:table-cell office:value-type="float" office:value="-208.172695774783">
                <text:p>-208.172695774783</text:p>
              </table:table-cell>
              <table:table-cell office:value-type="float" office:value="13995.7">
                <text:p>13995.7</text:p>
              </table:table-cell>
              <table:table-cell office:value-type="float" office:value="-219.250096370383">
                <text:p>-219.250096370383</text:p>
              </table:table-cell>
              <table:table-cell office:value-type="float" office:value="20207.6">
                <text:p>20207.6</text:p>
              </table:table-cell>
              <table:table-cell office:value-type="float" office:value="-250.406806355891">
                <text:p>-250.406806355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43">
                <text:p>15.943</text:p>
              </table:table-cell>
              <table:table-cell office:value-type="float" office:value="-22.4019068094499">
                <text:p>-22.4019068094499</text:p>
              </table:table-cell>
              <table:table-cell office:value-type="float" office:value="18.463">
                <text:p>18.463</text:p>
              </table:table-cell>
              <table:table-cell office:value-type="float" office:value="-65.3952713899287">
                <text:p>-65.3952713899287</text:p>
              </table:table-cell>
              <table:table-cell office:value-type="float" office:value="26.01">
                <text:p>26.01</text:p>
              </table:table-cell>
              <table:table-cell office:value-type="float" office:value="-76.7838979157567">
                <text:p>-76.7838979157567</text:p>
              </table:table-cell>
              <table:table-cell office:value-type="float" office:value="45.34">
                <text:p>45.34</text:p>
              </table:table-cell>
              <table:table-cell office:value-type="float" office:value="-135.79642073146">
                <text:p>-135.79642073146</text:p>
              </table:table-cell>
              <table:table-cell office:value-type="float" office:value="188.248">
                <text:p>188.248</text:p>
              </table:table-cell>
              <table:table-cell office:value-type="float" office:value="-121.77160449328">
                <text:p>-121.77160449328</text:p>
              </table:table-cell>
              <table:table-cell office:value-type="float" office:value="562.286">
                <text:p>562.286</text:p>
              </table:table-cell>
              <table:table-cell office:value-type="float" office:value="-166.920282329808">
                <text:p>-166.920282329808</text:p>
              </table:table-cell>
              <table:table-cell office:value-type="float" office:value="1400.26">
                <text:p>1400.26</text:p>
              </table:table-cell>
              <table:table-cell office:value-type="float" office:value="-170.236509963637">
                <text:p>-170.236509963637</text:p>
              </table:table-cell>
              <table:table-cell office:value-type="float" office:value="4704.41">
                <text:p>4704.41</text:p>
              </table:table-cell>
              <table:table-cell office:value-type="float" office:value="-211.812414504243">
                <text:p>-211.812414504243</text:p>
              </table:table-cell>
              <table:table-cell office:value-type="float" office:value="19206.7">
                <text:p>19206.7</text:p>
              </table:table-cell>
              <table:table-cell office:value-type="float" office:value="-222.201506350977">
                <text:p>-222.201506350977</text:p>
              </table:table-cell>
              <table:table-cell office:value-type="float" office:value="27443.6">
                <text:p>27443.6</text:p>
              </table:table-cell>
              <table:table-cell office:value-type="float" office:value="-251.043128479434">
                <text:p>-251.043128479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863">
                <text:p>17.863</text:p>
              </table:table-cell>
              <table:table-cell office:value-type="float" office:value="-27.2289004072806">
                <text:p>-27.2289004072806</text:p>
              </table:table-cell>
              <table:table-cell office:value-type="float" office:value="20.761">
                <text:p>20.761</text:p>
              </table:table-cell>
              <table:table-cell office:value-type="float" office:value="-62.3086586517393">
                <text:p>-62.3086586517393</text:p>
              </table:table-cell>
              <table:table-cell office:value-type="float" office:value="30.147">
                <text:p>30.147</text:p>
              </table:table-cell>
              <table:table-cell office:value-type="float" office:value="-77.9329669269969">
                <text:p>-77.9329669269969</text:p>
              </table:table-cell>
              <table:table-cell office:value-type="float" office:value="52.676">
                <text:p>52.676</text:p>
              </table:table-cell>
              <table:table-cell office:value-type="float" office:value="-136.458045634288">
                <text:p>-136.458045634288</text:p>
              </table:table-cell>
              <table:table-cell office:value-type="float" office:value="236.118">
                <text:p>236.118</text:p>
              </table:table-cell>
              <table:table-cell office:value-type="float" office:value="-123.082219630722">
                <text:p>-123.082219630722</text:p>
              </table:table-cell>
              <table:table-cell office:value-type="float" office:value="702.686">
                <text:p>702.686</text:p>
              </table:table-cell>
              <table:table-cell office:value-type="float" office:value="-166.921709679462">
                <text:p>-166.921709679462</text:p>
              </table:table-cell>
              <table:table-cell office:value-type="float" office:value="1745.26">
                <text:p>1745.26</text:p>
              </table:table-cell>
              <table:table-cell office:value-type="float" office:value="-170.796069527653">
                <text:p>-170.796069527653</text:p>
              </table:table-cell>
              <table:table-cell office:value-type="float" office:value="5718.41">
                <text:p>5718.41</text:p>
              </table:table-cell>
              <table:table-cell office:value-type="float" office:value="-213.498639001441">
                <text:p>-213.498639001441</text:p>
              </table:table-cell>
              <table:table-cell office:value-type="float" office:value="25039.7">
                <text:p>25039.7</text:p>
              </table:table-cell>
              <table:table-cell office:value-type="float" office:value="-226.96631834042">
                <text:p>-226.96631834042</text:p>
              </table:table-cell>
              <table:table-cell office:value-type="float" office:value="37099.6">
                <text:p>37099.6</text:p>
              </table:table-cell>
              <table:table-cell office:value-type="float" office:value="-257.279581247252">
                <text:p>-257.279581247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81">
                <text:p>19.781</text:p>
              </table:table-cell>
              <table:table-cell office:value-type="float" office:value="-29.219252968297">
                <text:p>-29.219252968297</text:p>
              </table:table-cell>
              <table:table-cell office:value-type="float" office:value="23.455">
                <text:p>23.455</text:p>
              </table:table-cell>
              <table:table-cell office:value-type="float" office:value="-62.4661888242603">
                <text:p>-62.4661888242603</text:p>
              </table:table-cell>
              <table:table-cell office:value-type="float" office:value="35.041">
                <text:p>35.041</text:p>
              </table:table-cell>
              <table:table-cell office:value-type="float" office:value="-81.5372857045126">
                <text:p>-81.5372857045126</text:p>
              </table:table-cell>
              <table:table-cell office:value-type="float" office:value="61.686">
                <text:p>61.686</text:p>
              </table:table-cell>
              <table:table-cell office:value-type="float" office:value="-141.624263332052">
                <text:p>-141.624263332052</text:p>
              </table:table-cell>
              <table:table-cell office:value-type="float" office:value="285.258">
                <text:p>285.258</text:p>
              </table:table-cell>
              <table:table-cell office:value-type="float" office:value="-123.390980555986">
                <text:p>-123.390980555986</text:p>
              </table:table-cell>
              <table:table-cell office:value-type="float" office:value="862.386">
                <text:p>862.386</text:p>
              </table:table-cell>
              <table:table-cell office:value-type="float" office:value="-168.066871449141">
                <text:p>-168.066871449141</text:p>
              </table:table-cell>
              <table:table-cell office:value-type="float" office:value="2116.16">
                <text:p>2116.16</text:p>
              </table:table-cell>
              <table:table-cell office:value-type="float" office:value="-173.761731428254">
                <text:p>-173.761731428254</text:p>
              </table:table-cell>
              <table:table-cell office:value-type="float" office:value="7038.41">
                <text:p>7038.41</text:p>
              </table:table-cell>
              <table:table-cell office:value-type="float" office:value="-213.593405275745">
                <text:p>-213.593405275745</text:p>
              </table:table-cell>
              <table:table-cell office:value-type="float" office:value="31414.7">
                <text:p>31414.7</text:p>
              </table:table-cell>
              <table:table-cell office:value-type="float" office:value="-234.693297140043">
                <text:p>-234.693297140043</text:p>
              </table:table-cell>
              <table:table-cell office:value-type="float" office:value="48979.6">
                <text:p>48979.6</text:p>
              </table:table-cell>
              <table:table-cell office:value-type="float" office:value="-244.805200208915">
                <text:p>-244.805200208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72">
                <text:p>21.772</text:p>
              </table:table-cell>
              <table:table-cell office:value-type="float" office:value="-32.0417252955946">
                <text:p>-32.0417252955946</text:p>
              </table:table-cell>
              <table:table-cell office:value-type="float" office:value="26.194">
                <text:p>26.194</text:p>
              </table:table-cell>
              <table:table-cell office:value-type="float" office:value="-63.0392491896702">
                <text:p>-63.0392491896702</text:p>
              </table:table-cell>
              <table:table-cell office:value-type="float" office:value="40.35">
                <text:p>40.35</text:p>
              </table:table-cell>
              <table:table-cell office:value-type="float" office:value="-88.9296165081335">
                <text:p>-88.9296165081335</text:p>
              </table:table-cell>
              <table:table-cell office:value-type="float" office:value="71.629">
                <text:p>71.629</text:p>
              </table:table-cell>
              <table:table-cell office:value-type="float" office:value="-123.736586584374">
                <text:p>-123.736586584374</text:p>
              </table:table-cell>
              <table:table-cell office:value-type="float" office:value="341.568">
                <text:p>341.568</text:p>
              </table:table-cell>
              <table:table-cell office:value-type="float" office:value="-125.812629785867">
                <text:p>-125.812629785867</text:p>
              </table:table-cell>
              <table:table-cell office:value-type="float" office:value="1080.586">
                <text:p>1080.586</text:p>
              </table:table-cell>
              <table:table-cell office:value-type="float" office:value="-167.961858357637">
                <text:p>-167.961858357637</text:p>
              </table:table-cell>
              <table:table-cell office:value-type="float" office:value="2625.26">
                <text:p>2625.26</text:p>
              </table:table-cell>
              <table:table-cell office:value-type="float" office:value="-173.785867082225">
                <text:p>-173.785867082225</text:p>
              </table:table-cell>
              <table:table-cell office:value-type="float" office:value="9200.41">
                <text:p>9200.41</text:p>
              </table:table-cell>
              <table:table-cell office:value-type="float" office:value="-212.888894312597">
                <text:p>-212.888894312597</text:p>
              </table:table-cell>
              <table:table-cell office:value-type="float" office:value="39029.7">
                <text:p>39029.7</text:p>
              </table:table-cell>
              <table:table-cell office:value-type="float" office:value="-280.301410351448">
                <text:p>-280.301410351448</text:p>
              </table:table-cell>
              <table:table-cell office:value-type="float" office:value="65529.6">
                <text:p>65529.6</text:p>
              </table:table-cell>
              <table:table-cell office:value-type="float" office:value="-242.719360876302">
                <text:p>-242.719360876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05">
                <text:p>23.805</text:p>
              </table:table-cell>
              <table:table-cell office:value-type="float" office:value="-29.21764700694">
                <text:p>-29.21764700694</text:p>
              </table:table-cell>
              <table:table-cell office:value-type="float" office:value="29.147">
                <text:p>29.147</text:p>
              </table:table-cell>
              <table:table-cell office:value-type="float" office:value="-84.1897991725575">
                <text:p>-84.1897991725575</text:p>
              </table:table-cell>
              <table:table-cell office:value-type="float" office:value="46.271">
                <text:p>46.271</text:p>
              </table:table-cell>
              <table:table-cell office:value-type="float" office:value="-88.8536478271518">
                <text:p>-88.8536478271518</text:p>
              </table:table-cell>
              <table:table-cell office:value-type="float" office:value="82.809">
                <text:p>82.809</text:p>
              </table:table-cell>
              <table:table-cell office:value-type="float" office:value="-124.552424930639">
                <text:p>-124.552424930639</text:p>
              </table:table-cell>
              <table:table-cell office:value-type="float" office:value="413.568">
                <text:p>413.568</text:p>
              </table:table-cell>
              <table:table-cell office:value-type="float" office:value="-149.474586774464">
                <text:p>-149.474586774464</text:p>
              </table:table-cell>
              <table:table-cell office:value-type="float" office:value="1347.886">
                <text:p>1347.886</text:p>
              </table:table-cell>
              <table:table-cell office:value-type="float" office:value="-168.221141136196">
                <text:p>-168.221141136196</text:p>
              </table:table-cell>
              <table:table-cell office:value-type="float" office:value="3554.96">
                <text:p>3554.96</text:p>
              </table:table-cell>
              <table:table-cell office:value-type="float" office:value="-177.788963114597">
                <text:p>-177.788963114597</text:p>
              </table:table-cell>
              <table:table-cell office:value-type="float" office:value="11647.41">
                <text:p>11647.41</text:p>
              </table:table-cell>
              <table:table-cell office:value-type="float" office:value="-216.355482249283">
                <text:p>-216.355482249283</text:p>
              </table:table-cell>
              <table:table-cell office:value-type="float" office:value="50709.7">
                <text:p>50709.7</text:p>
              </table:table-cell>
              <table:table-cell office:value-type="float" office:value="-247.685607695102">
                <text:p>-247.68560769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36">
                <text:p>25.936</text:p>
              </table:table-cell>
              <table:table-cell office:value-type="float" office:value="-33.342785813745">
                <text:p>-33.342785813745</text:p>
              </table:table-cell>
              <table:table-cell office:value-type="float" office:value="32.298">
                <text:p>32.298</text:p>
              </table:table-cell>
              <table:table-cell office:value-type="float" office:value="-76.1692667947959">
                <text:p>-76.1692667947959</text:p>
              </table:table-cell>
              <table:table-cell office:value-type="float" office:value="53.231">
                <text:p>53.231</text:p>
              </table:table-cell>
              <table:table-cell office:value-type="float" office:value="-89.0085815909054">
                <text:p>-89.0085815909054</text:p>
              </table:table-cell>
              <table:table-cell office:value-type="float" office:value="95.129">
                <text:p>95.129</text:p>
              </table:table-cell>
              <table:table-cell office:value-type="float" office:value="-131.185762522919">
                <text:p>-131.185762522919</text:p>
              </table:table-cell>
              <table:table-cell office:value-type="float" office:value="505.718">
                <text:p>505.718</text:p>
              </table:table-cell>
              <table:table-cell office:value-type="float" office:value="-149.475708887191">
                <text:p>-149.475708887191</text:p>
              </table:table-cell>
              <table:table-cell office:value-type="float" office:value="1637.086">
                <text:p>1637.086</text:p>
              </table:table-cell>
              <table:table-cell office:value-type="float" office:value="-175.45040472938">
                <text:p>-175.45040472938</text:p>
              </table:table-cell>
              <table:table-cell office:value-type="float" office:value="4632.96">
                <text:p>4632.96</text:p>
              </table:table-cell>
              <table:table-cell office:value-type="float" office:value="-184.181705419416">
                <text:p>-184.181705419416</text:p>
              </table:table-cell>
              <table:table-cell office:value-type="float" office:value="15970.41">
                <text:p>15970.41</text:p>
              </table:table-cell>
              <table:table-cell office:value-type="float" office:value="-225.605229898243">
                <text:p>-225.605229898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144">
                <text:p>28.144</text:p>
              </table:table-cell>
              <table:table-cell office:value-type="float" office:value="-37.4310199058953">
                <text:p>-37.4310199058953</text:p>
              </table:table-cell>
              <table:table-cell office:value-type="float" office:value="35.684">
                <text:p>35.684</text:p>
              </table:table-cell>
              <table:table-cell office:value-type="float" office:value="-71.3356971389406">
                <text:p>-71.3356971389406</text:p>
              </table:table-cell>
              <table:table-cell office:value-type="float" office:value="60.556">
                <text:p>60.556</text:p>
              </table:table-cell>
              <table:table-cell office:value-type="float" office:value="-112.078704668401">
                <text:p>-112.078704668401</text:p>
              </table:table-cell>
              <table:table-cell office:value-type="float" office:value="111.499">
                <text:p>111.499</text:p>
              </table:table-cell>
              <table:table-cell office:value-type="float" office:value="-135.498333138199">
                <text:p>-135.498333138199</text:p>
              </table:table-cell>
              <table:table-cell office:value-type="float" office:value="605.528">
                <text:p>605.528</text:p>
              </table:table-cell>
              <table:table-cell office:value-type="float" office:value="-149.478319970058">
                <text:p>-149.478319970058</text:p>
              </table:table-cell>
              <table:table-cell office:value-type="float" office:value="1938.586">
                <text:p>1938.586</text:p>
              </table:table-cell>
              <table:table-cell office:value-type="float" office:value="-181.016935395305">
                <text:p>-181.016935395305</text:p>
              </table:table-cell>
              <table:table-cell office:value-type="float" office:value="5795.96">
                <text:p>5795.96</text:p>
              </table:table-cell>
              <table:table-cell office:value-type="float" office:value="-229.525661265369">
                <text:p>-229.525661265369</text:p>
              </table:table-cell>
              <table:table-cell office:value-type="float" office:value="20460.41">
                <text:p>20460.41</text:p>
              </table:table-cell>
              <table:table-cell office:value-type="float" office:value="-245.806479400867">
                <text:p>-245.80647940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97">
                <text:p>30.597</text:p>
              </table:table-cell>
              <table:table-cell office:value-type="float" office:value="-43.4558109002995">
                <text:p>-43.4558109002995</text:p>
              </table:table-cell>
              <table:table-cell office:value-type="float" office:value="39.634">
                <text:p>39.634</text:p>
              </table:table-cell>
              <table:table-cell office:value-type="float" office:value="-83.2903236099516">
                <text:p>-83.2903236099516</text:p>
              </table:table-cell>
              <table:table-cell office:value-type="float" office:value="70.147">
                <text:p>70.147</text:p>
              </table:table-cell>
              <table:table-cell office:value-type="float" office:value="-111.96366283671">
                <text:p>-111.96366283671</text:p>
              </table:table-cell>
              <table:table-cell office:value-type="float" office:value="131.729">
                <text:p>131.729</text:p>
              </table:table-cell>
              <table:table-cell office:value-type="float" office:value="-130.676447410739">
                <text:p>-130.676447410739</text:p>
              </table:table-cell>
              <table:table-cell office:value-type="float" office:value="731.228">
                <text:p>731.228</text:p>
              </table:table-cell>
              <table:table-cell office:value-type="float" office:value="-158.212790588219">
                <text:p>-158.212790588219</text:p>
              </table:table-cell>
              <table:table-cell office:value-type="float" office:value="2293.486">
                <text:p>2293.486</text:p>
              </table:table-cell>
              <table:table-cell office:value-type="float" office:value="-206.523812431344">
                <text:p>-206.523812431344</text:p>
              </table:table-cell>
              <table:table-cell office:value-type="float" office:value="7418.96">
                <text:p>7418.96</text:p>
              </table:table-cell>
              <table:table-cell office:value-type="float" office:value="-222.127027487044">
                <text:p>-222.127027487044</text:p>
              </table:table-cell>
              <table:table-cell office:value-type="float" office:value="26491.41">
                <text:p>26491.41</text:p>
              </table:table-cell>
              <table:table-cell office:value-type="float" office:value="-258.552962844639">
                <text:p>-258.552962844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26">
                <text:p>33.326</text:p>
              </table:table-cell>
              <table:table-cell office:value-type="float" office:value="-46.6742367521828">
                <text:p>-46.6742367521828</text:p>
              </table:table-cell>
              <table:table-cell office:value-type="float" office:value="43.879">
                <text:p>43.879</text:p>
              </table:table-cell>
              <table:table-cell office:value-type="float" office:value="-96.3725237518792">
                <text:p>-96.3725237518792</text:p>
              </table:table-cell>
              <table:table-cell office:value-type="float" office:value="81.037">
                <text:p>81.037</text:p>
              </table:table-cell>
              <table:table-cell office:value-type="float" office:value="-111.094942269439">
                <text:p>-111.094942269439</text:p>
              </table:table-cell>
              <table:table-cell office:value-type="float" office:value="153.559">
                <text:p>153.559</text:p>
              </table:table-cell>
              <table:table-cell office:value-type="float" office:value="-140.165292051285">
                <text:p>-140.165292051285</text:p>
              </table:table-cell>
              <table:table-cell office:value-type="float" office:value="893.228">
                <text:p>893.228</text:p>
              </table:table-cell>
              <table:table-cell office:value-type="float" office:value="-158.21363896823">
                <text:p>-158.21363896823</text:p>
              </table:table-cell>
              <table:table-cell office:value-type="float" office:value="2838.986">
                <text:p>2838.986</text:p>
              </table:table-cell>
              <table:table-cell office:value-type="float" office:value="-206.656682461434">
                <text:p>-206.656682461434</text:p>
              </table:table-cell>
              <table:table-cell office:value-type="float" office:value="9414.96">
                <text:p>9414.96</text:p>
              </table:table-cell>
              <table:table-cell office:value-type="float" office:value="-232.058187873262">
                <text:p>-232.058187873262</text:p>
              </table:table-cell>
              <table:table-cell office:value-type="float" office:value="35018.41">
                <text:p>35018.41</text:p>
              </table:table-cell>
              <table:table-cell office:value-type="float" office:value="-251.312019701326">
                <text:p>-251.31201970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262">
                <text:p>36.262</text:p>
              </table:table-cell>
              <table:table-cell office:value-type="float" office:value="-50.1761009302381">
                <text:p>-50.1761009302381</text:p>
              </table:table-cell>
              <table:table-cell office:value-type="float" office:value="48.464">
                <text:p>48.464</text:p>
              </table:table-cell>
              <table:table-cell office:value-type="float" office:value="-88.3874973412344">
                <text:p>-88.3874973412344</text:p>
              </table:table-cell>
              <table:table-cell office:value-type="float" office:value="96.267">
                <text:p>96.267</text:p>
              </table:table-cell>
              <table:table-cell office:value-type="float" office:value="-124.296462244644">
                <text:p>-124.296462244644</text:p>
              </table:table-cell>
              <table:table-cell office:value-type="float" office:value="181.899">
                <text:p>181.899</text:p>
              </table:table-cell>
              <table:table-cell office:value-type="float" office:value="-140.522664785005">
                <text:p>-140.522664785005</text:p>
              </table:table-cell>
              <table:table-cell office:value-type="float" office:value="1117.028">
                <text:p>1117.028</text:p>
              </table:table-cell>
              <table:table-cell office:value-type="float" office:value="-158.215360161692">
                <text:p>-158.215360161692</text:p>
              </table:table-cell>
              <table:table-cell office:value-type="float" office:value="3578.486">
                <text:p>3578.486</text:p>
              </table:table-cell>
              <table:table-cell office:value-type="float" office:value="-206.541180718203">
                <text:p>-206.541180718203</text:p>
              </table:table-cell>
              <table:table-cell office:value-type="float" office:value="12219.96">
                <text:p>12219.96</text:p>
              </table:table-cell>
              <table:table-cell office:value-type="float" office:value="-232.515236623534">
                <text:p>-232.51523662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09">
                <text:p>40.09</text:p>
              </table:table-cell>
              <table:table-cell office:value-type="float" office:value="-47.1323693890961">
                <text:p>-47.1323693890961</text:p>
              </table:table-cell>
              <table:table-cell office:value-type="float" office:value="53.462">
                <text:p>53.462</text:p>
              </table:table-cell>
              <table:table-cell office:value-type="float" office:value="-88.4726543426934">
                <text:p>-88.4726543426934</text:p>
              </table:table-cell>
              <table:table-cell office:value-type="float" office:value="113.467">
                <text:p>113.467</text:p>
              </table:table-cell>
              <table:table-cell office:value-type="float" office:value="-123.692497254835">
                <text:p>-123.692497254835</text:p>
              </table:table-cell>
              <table:table-cell office:value-type="float" office:value="210.859">
                <text:p>210.859</text:p>
              </table:table-cell>
              <table:table-cell office:value-type="float" office:value="-150.568647927985">
                <text:p>-150.568647927985</text:p>
              </table:table-cell>
              <table:table-cell office:value-type="float" office:value="1450.528">
                <text:p>1450.528</text:p>
              </table:table-cell>
              <table:table-cell office:value-type="float" office:value="-158.216240832983">
                <text:p>-158.216240832983</text:p>
              </table:table-cell>
              <table:table-cell office:value-type="float" office:value="4456.186">
                <text:p>4456.186</text:p>
              </table:table-cell>
              <table:table-cell office:value-type="float" office:value="-208.5100185623">
                <text:p>-208.5100185623</text:p>
              </table:table-cell>
              <table:table-cell office:value-type="float" office:value="15921.96">
                <text:p>15921.96</text:p>
              </table:table-cell>
              <table:table-cell office:value-type="float" office:value="-233.836131206805">
                <text:p>-233.836131206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258">
                <text:p>44.258</text:p>
              </table:table-cell>
              <table:table-cell office:value-type="float" office:value="-48.7293291549761">
                <text:p>-48.7293291549761</text:p>
              </table:table-cell>
              <table:table-cell office:value-type="float" office:value="59.467">
                <text:p>59.467</text:p>
              </table:table-cell>
              <table:table-cell office:value-type="float" office:value="-98.2159849887317">
                <text:p>-98.2159849887317</text:p>
              </table:table-cell>
              <table:table-cell office:value-type="float" office:value="134.487">
                <text:p>134.487</text:p>
              </table:table-cell>
              <table:table-cell office:value-type="float" office:value="-122.658123386895">
                <text:p>-122.658123386895</text:p>
              </table:table-cell>
              <table:table-cell office:value-type="float" office:value="250.879">
                <text:p>250.879</text:p>
              </table:table-cell>
              <table:table-cell office:value-type="float" office:value="-150.49239426041">
                <text:p>-150.49239426041</text:p>
              </table:table-cell>
              <table:table-cell office:value-type="float" office:value="1803.928">
                <text:p>1803.928</text:p>
              </table:table-cell>
              <table:table-cell office:value-type="float" office:value="-163.775382545144">
                <text:p>-163.775382545144</text:p>
              </table:table-cell>
              <table:table-cell office:value-type="float" office:value="5417.586">
                <text:p>5417.586</text:p>
              </table:table-cell>
              <table:table-cell office:value-type="float" office:value="-216.943661108554">
                <text:p>-216.943661108554</text:p>
              </table:table-cell>
              <table:table-cell office:value-type="float" office:value="20672.96">
                <text:p>20672.96</text:p>
              </table:table-cell>
              <table:table-cell office:value-type="float" office:value="-239.657003586065">
                <text:p>-239.65700358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943">
                <text:p>48.943</text:p>
              </table:table-cell>
              <table:table-cell office:value-type="float" office:value="-51.3197317580365">
                <text:p>-51.3197317580365</text:p>
              </table:table-cell>
              <table:table-cell office:value-type="float" office:value="66.58">
                <text:p>66.58</text:p>
              </table:table-cell>
              <table:table-cell office:value-type="float" office:value="-101.541295473443">
                <text:p>-101.541295473443</text:p>
              </table:table-cell>
              <table:table-cell office:value-type="float" office:value="161.857">
                <text:p>161.857</text:p>
              </table:table-cell>
              <table:table-cell office:value-type="float" office:value="-126.304194673372">
                <text:p>-126.304194673372</text:p>
              </table:table-cell>
              <table:table-cell office:value-type="float" office:value="298.299">
                <text:p>298.299</text:p>
              </table:table-cell>
              <table:table-cell office:value-type="float" office:value="-151.534763580382">
                <text:p>-151.534763580382</text:p>
              </table:table-cell>
              <table:table-cell office:value-type="float" office:value="2216.128">
                <text:p>2216.128</text:p>
              </table:table-cell>
              <table:table-cell office:value-type="float" office:value="-170.87856806968">
                <text:p>-170.87856806968</text:p>
              </table:table-cell>
              <table:table-cell office:value-type="float" office:value="6622.586">
                <text:p>6622.586</text:p>
              </table:table-cell>
              <table:table-cell office:value-type="float" office:value="-215.633434791621">
                <text:p>-215.63343479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346">
                <text:p>54.346</text:p>
              </table:table-cell>
              <table:table-cell office:value-type="float" office:value="-50.7650584187946">
                <text:p>-50.7650584187946</text:p>
              </table:table-cell>
              <table:table-cell office:value-type="float" office:value="75.077">
                <text:p>75.077</text:p>
              </table:table-cell>
              <table:table-cell office:value-type="float" office:value="-105.421391342722">
                <text:p>-105.421391342722</text:p>
              </table:table-cell>
              <table:table-cell office:value-type="float" office:value="195.207">
                <text:p>195.207</text:p>
              </table:table-cell>
              <table:table-cell office:value-type="float" office:value="-145.684850034197">
                <text:p>-145.684850034197</text:p>
              </table:table-cell>
              <table:table-cell office:value-type="float" office:value="355.899">
                <text:p>355.899</text:p>
              </table:table-cell>
              <table:table-cell office:value-type="float" office:value="-151.017474838812">
                <text:p>-151.017474838812</text:p>
              </table:table-cell>
              <table:table-cell office:value-type="float" office:value="2692.428">
                <text:p>2692.428</text:p>
              </table:table-cell>
              <table:table-cell office:value-type="float" office:value="-176.411423989343">
                <text:p>-176.411423989343</text:p>
              </table:table-cell>
              <table:table-cell office:value-type="float" office:value="8227.586">
                <text:p>8227.586</text:p>
              </table:table-cell>
              <table:table-cell office:value-type="float" office:value="-215.709009063829">
                <text:p>-215.70900906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54">
                <text:p>61.154</text:p>
              </table:table-cell>
              <table:table-cell office:value-type="float" office:value="-50.3674138910263">
                <text:p>-50.3674138910263</text:p>
              </table:table-cell>
              <table:table-cell office:value-type="float" office:value="85.047">
                <text:p>85.047</text:p>
              </table:table-cell>
              <table:table-cell office:value-type="float" office:value="-102.601327114689">
                <text:p>-102.601327114689</text:p>
              </table:table-cell>
              <table:table-cell office:value-type="float" office:value="236.837">
                <text:p>236.837</text:p>
              </table:table-cell>
              <table:table-cell office:value-type="float" office:value="-143.310409005591">
                <text:p>-143.310409005591</text:p>
              </table:table-cell>
              <table:table-cell office:value-type="float" office:value="429.579">
                <text:p>429.579</text:p>
              </table:table-cell>
              <table:table-cell office:value-type="float" office:value="-153.253130789675">
                <text:p>-153.253130789675</text:p>
              </table:table-cell>
              <table:table-cell office:value-type="float" office:value="3270.028">
                <text:p>3270.028</text:p>
              </table:table-cell>
              <table:table-cell office:value-type="float" office:value="-176.407563255273">
                <text:p>-176.407563255273</text:p>
              </table:table-cell>
              <table:table-cell office:value-type="float" office:value="10780.586">
                <text:p>10780.586</text:p>
              </table:table-cell>
              <table:table-cell office:value-type="float" office:value="-216.878520009622">
                <text:p>-216.87852000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.603">
                <text:p>69.603</text:p>
              </table:table-cell>
              <table:table-cell office:value-type="float" office:value="-53.4725366513979">
                <text:p>-53.4725366513979</text:p>
              </table:table-cell>
              <table:table-cell office:value-type="float" office:value="97.357">
                <text:p>97.357</text:p>
              </table:table-cell>
              <table:table-cell office:value-type="float" office:value="-99.2608880455118">
                <text:p>-99.2608880455118</text:p>
              </table:table-cell>
              <table:table-cell office:value-type="float" office:value="294.997">
                <text:p>294.997</text:p>
              </table:table-cell>
              <table:table-cell office:value-type="float" office:value="-134.126358946235">
                <text:p>-134.126358946235</text:p>
              </table:table-cell>
              <table:table-cell office:value-type="float" office:value="516.979">
                <text:p>516.979</text:p>
              </table:table-cell>
              <table:table-cell office:value-type="float" office:value="-184.402001119546">
                <text:p>-184.402001119546</text:p>
              </table:table-cell>
              <table:table-cell office:value-type="float" office:value="4156.828">
                <text:p>4156.828</text:p>
              </table:table-cell>
              <table:table-cell office:value-type="float" office:value="-188.388818070476">
                <text:p>-188.388818070476</text:p>
              </table:table-cell>
              <table:table-cell office:value-type="float" office:value="14144.586">
                <text:p>14144.586</text:p>
              </table:table-cell>
              <table:table-cell office:value-type="float" office:value="-220.093656434382">
                <text:p>-220.09365643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.813">
                <text:p>80.813</text:p>
              </table:table-cell>
              <table:table-cell office:value-type="float" office:value="-55.5755998314748">
                <text:p>-55.5755998314748</text:p>
              </table:table-cell>
              <table:table-cell office:value-type="float" office:value="112.587">
                <text:p>112.587</text:p>
              </table:table-cell>
              <table:table-cell office:value-type="float" office:value="-130.50530938229">
                <text:p>-130.50530938229</text:p>
              </table:table-cell>
              <table:table-cell office:value-type="float" office:value="367.207">
                <text:p>367.207</text:p>
              </table:table-cell>
              <table:table-cell office:value-type="float" office:value="-132.995636869865">
                <text:p>-132.995636869865</text:p>
              </table:table-cell>
              <table:table-cell office:value-type="float" office:value="628.379">
                <text:p>628.379</text:p>
              </table:table-cell>
              <table:table-cell office:value-type="float" office:value="-201.311658552518">
                <text:p>-201.311658552518</text:p>
              </table:table-cell>
              <table:table-cell office:value-type="float" office:value="5285.828">
                <text:p>5285.828</text:p>
              </table:table-cell>
              <table:table-cell office:value-type="float" office:value="-187.764900790639">
                <text:p>-187.764900790639</text:p>
              </table:table-cell>
              <table:table-cell office:value-type="float" office:value="19174.586">
                <text:p>19174.586</text:p>
              </table:table-cell>
              <table:table-cell office:value-type="float" office:value="-242.262103217112">
                <text:p>-242.26210321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433">
                <text:p>95.433</text:p>
              </table:table-cell>
              <table:table-cell office:value-type="float" office:value="-60.2890735419521">
                <text:p>-60.2890735419521</text:p>
              </table:table-cell>
              <table:table-cell office:value-type="float" office:value="130.837">
                <text:p>130.837</text:p>
              </table:table-cell>
              <table:table-cell office:value-type="float" office:value="-123.815660595531">
                <text:p>-123.815660595531</text:p>
              </table:table-cell>
              <table:table-cell office:value-type="float" office:value="450.647">
                <text:p>450.647</text:p>
              </table:table-cell>
              <table:table-cell office:value-type="float" office:value="-134.287710543302">
                <text:p>-134.287710543302</text:p>
              </table:table-cell>
              <table:table-cell office:value-type="float" office:value="778.079">
                <text:p>778.079</text:p>
              </table:table-cell>
              <table:table-cell office:value-type="float" office:value="-173.501512175969">
                <text:p>-173.501512175969</text:p>
              </table:table-cell>
              <table:table-cell office:value-type="float" office:value="6732.828">
                <text:p>6732.828</text:p>
              </table:table-cell>
              <table:table-cell office:value-type="float" office:value="-187.777780457279">
                <text:p>-187.777780457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.183">
                <text:p>113.183</text:p>
              </table:table-cell>
              <table:table-cell office:value-type="float" office:value="-62.2446429949767">
                <text:p>-62.2446429949767</text:p>
              </table:table-cell>
              <table:table-cell office:value-type="float" office:value="153.017">
                <text:p>153.017</text:p>
              </table:table-cell>
              <table:table-cell office:value-type="float" office:value="-120.486534178654">
                <text:p>-120.486534178654</text:p>
              </table:table-cell>
              <table:table-cell office:value-type="float" office:value="569.747">
                <text:p>569.747</text:p>
              </table:table-cell>
              <table:table-cell office:value-type="float" office:value="-131.759994773527">
                <text:p>-131.759994773527</text:p>
              </table:table-cell>
              <table:table-cell office:value-type="float" office:value="961.079">
                <text:p>961.079</text:p>
              </table:table-cell>
              <table:table-cell office:value-type="float" office:value="-166.275569484388">
                <text:p>-166.275569484388</text:p>
              </table:table-cell>
              <table:table-cell office:value-type="float" office:value="8508.828">
                <text:p>8508.828</text:p>
              </table:table-cell>
              <table:table-cell office:value-type="float" office:value="-199.817823424071">
                <text:p>-199.81782342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663">
                <text:p>136.663</text:p>
              </table:table-cell>
              <table:table-cell office:value-type="float" office:value="-65.5375600473078">
                <text:p>-65.5375600473078</text:p>
              </table:table-cell>
              <table:table-cell office:value-type="float" office:value="182.017">
                <text:p>182.017</text:p>
              </table:table-cell>
              <table:table-cell office:value-type="float" office:value="-115.668240270337">
                <text:p>-115.668240270337</text:p>
              </table:table-cell>
              <table:table-cell office:value-type="float" office:value="734.547">
                <text:p>734.547</text:p>
              </table:table-cell>
              <table:table-cell office:value-type="float" office:value="-138.609412634372">
                <text:p>-138.609412634372</text:p>
              </table:table-cell>
              <table:table-cell office:value-type="float" office:value="1181.779">
                <text:p>1181.779</text:p>
              </table:table-cell>
              <table:table-cell office:value-type="float" office:value="-169.532190696371">
                <text:p>-169.532190696371</text:p>
              </table:table-cell>
              <table:table-cell office:value-type="float" office:value="11360.828">
                <text:p>11360.828</text:p>
              </table:table-cell>
              <table:table-cell office:value-type="float" office:value="-199.834099724559">
                <text:p>-199.83409972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.093">
                <text:p>165.093</text:p>
              </table:table-cell>
              <table:table-cell office:value-type="float" office:value="-67.3177592593862">
                <text:p>-67.3177592593862</text:p>
              </table:table-cell>
              <table:table-cell office:value-type="float" office:value="217.647">
                <text:p>217.647</text:p>
              </table:table-cell>
              <table:table-cell office:value-type="float" office:value="-117.035970820942">
                <text:p>-117.035970820942</text:p>
              </table:table-cell>
              <table:table-cell office:value-type="float" office:value="964.747">
                <text:p>964.747</text:p>
              </table:table-cell>
              <table:table-cell office:value-type="float" office:value="-138.094570752068">
                <text:p>-138.094570752068</text:p>
              </table:table-cell>
              <table:table-cell office:value-type="float" office:value="1444.479">
                <text:p>1444.479</text:p>
              </table:table-cell>
              <table:table-cell office:value-type="float" office:value="-169.646337117805">
                <text:p>-169.646337117805</text:p>
              </table:table-cell>
              <table:table-cell office:value-type="float" office:value="15295.828">
                <text:p>15295.828</text:p>
              </table:table-cell>
              <table:table-cell office:value-type="float" office:value="-196.458748569532">
                <text:p>-196.45874856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.413">
                <text:p>205.413</text:p>
              </table:table-cell>
              <table:table-cell office:value-type="float" office:value="-69.5303560844006">
                <text:p>-69.5303560844006</text:p>
              </table:table-cell>
              <table:table-cell office:value-type="float" office:value="265.097">
                <text:p>265.097</text:p>
              </table:table-cell>
              <table:table-cell office:value-type="float" office:value="-117.940807312591">
                <text:p>-117.940807312591</text:p>
              </table:table-cell>
              <table:table-cell office:value-type="float" office:value="1244.147">
                <text:p>1244.147</text:p>
              </table:table-cell>
              <table:table-cell office:value-type="float" office:value="-138.120455034457">
                <text:p>-138.120455034457</text:p>
              </table:table-cell>
              <table:table-cell office:value-type="float" office:value="1793.379">
                <text:p>1793.379</text:p>
              </table:table-cell>
              <table:table-cell office:value-type="float" office:value="-169.703684575666">
                <text:p>-169.703684575666</text:p>
              </table:table-cell>
              <table:table-cell office:value-type="float" office:value="20344.828">
                <text:p>20344.828</text:p>
              </table:table-cell>
              <table:table-cell office:value-type="float" office:value="-199.322970871675">
                <text:p>-199.32297087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.773">
                <text:p>264.773</text:p>
              </table:table-cell>
              <table:table-cell office:value-type="float" office:value="-70.5846159180341">
                <text:p>-70.5846159180341</text:p>
              </table:table-cell>
              <table:table-cell office:value-type="float" office:value="322.857">
                <text:p>322.857</text:p>
              </table:table-cell>
              <table:table-cell office:value-type="float" office:value="-128.435153382412">
                <text:p>-128.435153382412</text:p>
              </table:table-cell>
              <table:table-cell office:value-type="float" office:value="1605.547">
                <text:p>1605.547</text:p>
              </table:table-cell>
              <table:table-cell office:value-type="float" office:value="-152.38415580823">
                <text:p>-152.38415580823</text:p>
              </table:table-cell>
              <table:table-cell office:value-type="float" office:value="2205.879">
                <text:p>2205.879</text:p>
              </table:table-cell>
              <table:table-cell office:value-type="float" office:value="-169.900665233681">
                <text:p>-169.900665233681</text:p>
              </table:table-cell>
              <table:table-cell office:value-type="float" office:value="27089.828">
                <text:p>27089.828</text:p>
              </table:table-cell>
              <table:table-cell office:value-type="float" office:value="-229.341109520678">
                <text:p>-229.34110952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1.283">
                <text:p>351.283</text:p>
              </table:table-cell>
              <table:table-cell office:value-type="float" office:value="-71.6460170559044">
                <text:p>-71.6460170559044</text:p>
              </table:table-cell>
              <table:table-cell office:value-type="float" office:value="406.957">
                <text:p>406.957</text:p>
              </table:table-cell>
              <table:table-cell office:value-type="float" office:value="-123.727141013798">
                <text:p>-123.727141013798</text:p>
              </table:table-cell>
              <table:table-cell office:value-type="float" office:value="2154.247">
                <text:p>2154.247</text:p>
              </table:table-cell>
              <table:table-cell office:value-type="float" office:value="-151.516141753258">
                <text:p>-151.516141753258</text:p>
              </table:table-cell>
              <table:table-cell office:value-type="float" office:value="2854.679">
                <text:p>2854.679</text:p>
              </table:table-cell>
              <table:table-cell office:value-type="float" office:value="-172.969951866974">
                <text:p>-172.96995186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.483">
                <text:p>486.483</text:p>
              </table:table-cell>
              <table:table-cell office:value-type="float" office:value="-73.7731504757127">
                <text:p>-73.7731504757127</text:p>
              </table:table-cell>
              <table:table-cell office:value-type="float" office:value="534.657">
                <text:p>534.657</text:p>
              </table:table-cell>
              <table:table-cell office:value-type="float" office:value="-123.472762313558">
                <text:p>-123.472762313558</text:p>
              </table:table-cell>
              <table:table-cell office:value-type="float" office:value="2881.747">
                <text:p>2881.747</text:p>
              </table:table-cell>
              <table:table-cell office:value-type="float" office:value="-151.556375121187">
                <text:p>-151.556375121187</text:p>
              </table:table-cell>
              <table:table-cell office:value-type="float" office:value="3848.779">
                <text:p>3848.779</text:p>
              </table:table-cell>
              <table:table-cell office:value-type="float" office:value="-187.506355988556">
                <text:p>-187.506355988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383">
                <text:p>700.383</text:p>
              </table:table-cell>
              <table:table-cell office:value-type="float" office:value="-76.7469790382313">
                <text:p>-76.7469790382313</text:p>
              </table:table-cell>
              <table:table-cell office:value-type="float" office:value="684.157">
                <text:p>684.157</text:p>
              </table:table-cell>
              <table:table-cell office:value-type="float" office:value="-123.617894702009">
                <text:p>-123.617894702009</text:p>
              </table:table-cell>
              <table:table-cell office:value-type="float" office:value="3934.747">
                <text:p>3934.747</text:p>
              </table:table-cell>
              <table:table-cell office:value-type="float" office:value="-150.832836731322">
                <text:p>-150.832836731322</text:p>
              </table:table-cell>
              <table:table-cell office:value-type="float" office:value="5165.779">
                <text:p>5165.779</text:p>
              </table:table-cell>
              <table:table-cell office:value-type="float" office:value="-186.009639780488">
                <text:p>-186.00963978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3.783">
                <text:p>1023.783</text:p>
              </table:table-cell>
              <table:table-cell office:value-type="float" office:value="-78.6016254967328">
                <text:p>-78.6016254967328</text:p>
              </table:table-cell>
              <table:table-cell office:value-type="float" office:value="870.757">
                <text:p>870.757</text:p>
              </table:table-cell>
              <table:table-cell office:value-type="float" office:value="-125.154008724298">
                <text:p>-125.154008724298</text:p>
              </table:table-cell>
              <table:table-cell office:value-type="float" office:value="5528.747">
                <text:p>5528.747</text:p>
              </table:table-cell>
              <table:table-cell office:value-type="float" office:value="-150.504009978683">
                <text:p>-150.504009978683</text:p>
              </table:table-cell>
              <table:table-cell office:value-type="float" office:value="6872.779">
                <text:p>6872.779</text:p>
              </table:table-cell>
              <table:table-cell office:value-type="float" office:value="-194.41665828566">
                <text:p>-194.41665828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6.583">
                <text:p>1496.583</text:p>
              </table:table-cell>
              <table:table-cell office:value-type="float" office:value="-79.3860831813362">
                <text:p>-79.3860831813362</text:p>
              </table:table-cell>
              <table:table-cell office:value-type="float" office:value="1111.457">
                <text:p>1111.457</text:p>
              </table:table-cell>
              <table:table-cell office:value-type="float" office:value="-170.745905707117">
                <text:p>-170.745905707117</text:p>
              </table:table-cell>
              <table:table-cell office:value-type="float" office:value="7903.747">
                <text:p>7903.747</text:p>
              </table:table-cell>
              <table:table-cell office:value-type="float" office:value="-150.571902443375">
                <text:p>-150.571902443375</text:p>
              </table:table-cell>
              <table:table-cell office:value-type="float" office:value="8922.779">
                <text:p>8922.779</text:p>
              </table:table-cell>
              <table:table-cell office:value-type="float" office:value="-207.007036671785">
                <text:p>-207.00703667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0.383">
                <text:p>2120.383</text:p>
              </table:table-cell>
              <table:table-cell office:value-type="float" office:value="-80.7221640906848">
                <text:p>-80.7221640906848</text:p>
              </table:table-cell>
              <table:table-cell office:value-type="float" office:value="1465.157">
                <text:p>1465.157</text:p>
              </table:table-cell>
              <table:table-cell office:value-type="float" office:value="-148.486407248582">
                <text:p>-148.486407248582</text:p>
              </table:table-cell>
              <table:table-cell office:value-type="float" office:value="11023.747">
                <text:p>11023.747</text:p>
              </table:table-cell>
              <table:table-cell office:value-type="float" office:value="-158.93662193139">
                <text:p>-158.93662193139</text:p>
              </table:table-cell>
              <table:table-cell office:value-type="float" office:value="12117.779">
                <text:p>12117.779</text:p>
              </table:table-cell>
              <table:table-cell office:value-type="float" office:value="-206.974666310079">
                <text:p>-206.97466631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8.383">
                <text:p>3168.383</text:p>
              </table:table-cell>
              <table:table-cell office:value-type="float" office:value="-83.5845627588213">
                <text:p>-83.5845627588213</text:p>
              </table:table-cell>
              <table:table-cell office:value-type="float" office:value="1924.857">
                <text:p>1924.857</text:p>
              </table:table-cell>
              <table:table-cell office:value-type="float" office:value="-138.784639642134">
                <text:p>-138.784639642134</text:p>
              </table:table-cell>
              <table:table-cell office:value-type="float" office:value="15355.747">
                <text:p>15355.747</text:p>
              </table:table-cell>
              <table:table-cell office:value-type="float" office:value="-173.4514606581">
                <text:p>-173.451460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93.383">
                <text:p>4693.383</text:p>
              </table:table-cell>
              <table:table-cell office:value-type="float" office:value="-84.9536729496735">
                <text:p>-84.9536729496735</text:p>
              </table:table-cell>
              <table:table-cell office:value-type="float" office:value="2498.457">
                <text:p>2498.457</text:p>
              </table:table-cell>
              <table:table-cell office:value-type="float" office:value="-145.873414473093">
                <text:p>-145.873414473093</text:p>
              </table:table-cell>
              <table:table-cell office:value-type="float" office:value="21656.747">
                <text:p>21656.747</text:p>
              </table:table-cell>
              <table:table-cell office:value-type="float" office:value="-167.794298795274">
                <text:p>-167.794298795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88.383">
                <text:p>7188.383</text:p>
              </table:table-cell>
              <table:table-cell office:value-type="float" office:value="-85.9418138022858">
                <text:p>-85.9418138022858</text:p>
              </table:table-cell>
              <table:table-cell office:value-type="float" office:value="3310.057">
                <text:p>3310.057</text:p>
              </table:table-cell>
              <table:table-cell office:value-type="float" office:value="-147.572304369007">
                <text:p>-147.572304369007</text:p>
              </table:table-cell>
              <table:table-cell office:value-type="float" office:value="31538.747">
                <text:p>31538.747</text:p>
              </table:table-cell>
              <table:table-cell office:value-type="float" office:value="-168.013185783125">
                <text:p>-168.01318578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000" chart:origin="0" chart:reverse-direction="false" text:line-break="false" loext:try-staggering-first="false" chart:link-data-style-to-source="true" chart:axis-position="-3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00" chart:maximum="0" chart:origin="-300" chart:interval-major="5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1.905cm" style:legend-expansion="high" chart:style-name="ch2"/>
        <chart:plot-area chart:style-name="ch3" table:cell-range-address="'1'.R9:'1'.R48 '1'.B49:'1'.B49 '1'.AB9:'1'.AB48 '2'.B49:'2'.B49 '2'.AB9:'2'.AB48 '3'.B49:'3'.B49 '3'.AB9:'3'.AB48 '4'.B46:'4'.B46 '4'.AB9:'4'.AB45 '5'.B40:'5'.B40 '5'.AB9:'5'.AB39 '6'.B34:'6'.B34 '6'.AB9:'6'.AB33 '7'.B29:'7'.B29 '7'.AB9:'7'.AB28 '8'.B26:'8'.B26 '8'.AB9:'8'.AB25 '9'.B22:'9'.B22 '9'.AB9:'9'.AB21 '10'.B21:'10'.B21 '10'.AB9:'10'.AB20" chart:data-source-has-labels="row" svg:x="1.315cm" svg:y="0.177cm" svg:width="11.908cm" svg:height="7.556cm">
          <chartooo:coordinate-region svg:x="2.077cm" svg:y="0.376cm" svg:width="10.589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057cm" chart:style-name="ch9">
              <text:p>|S21| Error, dB</text:p>
            </chart:title>
            <chart:grid chart:style-name="ch6" chart:class="major"/>
          </chart:axis>
          <chart:series chart:style-name="ch10" chart:values-cell-range-address="'1'.AB9:'1'.AB48" chart:label-cell-address="'1'.B49:'1'.B49" chart:class="chart:scatter">
            <chart:domain table:cell-range-address="'1'.R9:'1'.R48"/>
            <chart:data-point chart:repeated="40"/>
          </chart:series>
          <chart:series chart:style-name="ch11" chart:values-cell-range-address="'2'.AB9:'2'.AB48" chart:label-cell-address="'2'.B49:'2'.B49" chart:class="chart:scatter">
            <chart:domain table:cell-range-address="'2'.R9:'2'.R48"/>
            <chart:data-point chart:repeated="40"/>
          </chart:series>
          <chart:series chart:style-name="ch12" chart:values-cell-range-address="'3'.AB9:'3'.AB48" chart:label-cell-address="'3'.B49:'3'.B49" chart:class="chart:scatter">
            <chart:domain table:cell-range-address="'3'.R9:'3'.R48"/>
            <chart:data-point chart:repeated="40"/>
          </chart:series>
          <chart:series chart:style-name="ch13" chart:values-cell-range-address="'4'.AB9:'4'.AB45" chart:label-cell-address="'4'.B46:'4'.B46" chart:class="chart:scatter">
            <chart:domain table:cell-range-address="'4'.R9:'4'.R45"/>
            <chart:data-point chart:repeated="37"/>
          </chart:series>
          <chart:series chart:style-name="ch14" chart:values-cell-range-address="'5'.AB9:'5'.AB39" chart:label-cell-address="'5'.B40:'5'.B40" chart:class="chart:scatter">
            <chart:domain table:cell-range-address="'5'.R9:'5'.R39"/>
            <chart:data-point chart:repeated="31"/>
          </chart:series>
          <chart:series chart:style-name="ch15" chart:values-cell-range-address="'6'.AB9:'6'.AB33" chart:label-cell-address="'6'.B34:'6'.B34" chart:class="chart:scatter">
            <chart:domain table:cell-range-address="'6'.R9:'6'.R33"/>
            <chart:data-point chart:repeated="25"/>
          </chart:series>
          <chart:series chart:style-name="ch16" chart:values-cell-range-address="'7'.AB9:'7'.AB28" chart:label-cell-address="'7'.B29:'7'.B29" chart:class="chart:scatter">
            <chart:domain table:cell-range-address="'7'.R9:'7'.R28"/>
            <chart:data-point chart:repeated="20"/>
          </chart:series>
          <chart:series chart:style-name="ch17" chart:values-cell-range-address="'8'.AB9:'8'.AB25" chart:label-cell-address="'8'.B26:'8'.B26" chart:class="chart:scatter">
            <chart:domain table:cell-range-address="'8'.R9:'8'.R25"/>
            <chart:data-point chart:repeated="17"/>
          </chart:series>
          <chart:series chart:style-name="ch18" chart:values-cell-range-address="'9'.AB9:'9'.AB21" chart:label-cell-address="'9'.B22:'9'.B22" chart:class="chart:scatter">
            <chart:domain table:cell-range-address="'9'.R9:'9'.R21"/>
            <chart:data-point chart:repeated="13"/>
          </chart:series>
          <chart:series chart:style-name="ch19" chart:values-cell-range-address="'10'.AB9:'10'.AB20" chart:label-cell-address="'10'.B21:'10'.B21" chart:class="chart:scatter">
            <chart:domain table:cell-range-address="'10'.R9:'10'.R20"/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</text:p>
                <draw:g>
                  <svg:desc>'1'.B49:'1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2</text:p>
                <draw:g>
                  <svg:desc>'2'.B49:'2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3</text:p>
                <draw:g>
                  <svg:desc>'3'.B49:'3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4</text:p>
                <draw:g>
                  <svg:desc>'4'.B46:'4'.B4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5</text:p>
                <draw:g>
                  <svg:desc>'5'.B40:'5'.B4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6</text:p>
                <draw:g>
                  <svg:desc>'6'.B34:'6'.B3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7</text:p>
                <draw:g>
                  <svg:desc>'7'.B29:'7'.B2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8</text:p>
                <draw:g>
                  <svg:desc>'8'.B26:'8'.B2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9</text:p>
                <draw:g>
                  <svg:desc>'9'.B22:'9'.B2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10</text:p>
                <draw:g>
                  <svg:desc>'10'.B21:'10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7">
                <text:p>1.707</text:p>
                <draw:g>
                  <svg:desc>'1'.R9:'1'.R48</svg:desc>
                </draw:g>
              </table:table-cell>
              <table:table-cell office:value-type="float" office:value="-0.308010447498139">
                <text:p>-0.308010447498139</text:p>
                <draw:g>
                  <svg:desc>'1'.AB9:'1'.AB48</svg:desc>
                </draw:g>
              </table:table-cell>
              <table:table-cell office:value-type="float" office:value="1.834">
                <text:p>1.834</text:p>
                <draw:g>
                  <svg:desc>'2'.R9:'2'.R48</svg:desc>
                </draw:g>
              </table:table-cell>
              <table:table-cell office:value-type="float" office:value="-18.6309835500955">
                <text:p>-18.6309835500955</text:p>
                <draw:g>
                  <svg:desc>'2'.AB9:'2'.AB48</svg:desc>
                </draw:g>
              </table:table-cell>
              <table:table-cell office:value-type="float" office:value="2.085">
                <text:p>2.085</text:p>
                <draw:g>
                  <svg:desc>'3'.R9:'3'.R48</svg:desc>
                </draw:g>
              </table:table-cell>
              <table:table-cell office:value-type="float" office:value="-29.8493550792144">
                <text:p>-29.8493550792144</text:p>
                <draw:g>
                  <svg:desc>'3'.AB9:'3'.AB48</svg:desc>
                </draw:g>
              </table:table-cell>
              <table:table-cell office:value-type="float" office:value="2.602">
                <text:p>2.602</text:p>
                <draw:g>
                  <svg:desc>'4'.R9:'4'.R45</svg:desc>
                </draw:g>
              </table:table-cell>
              <table:table-cell office:value-type="float" office:value="-67.1956923699323">
                <text:p>-67.1956923699323</text:p>
                <draw:g>
                  <svg:desc>'4'.AB9:'4'.AB45</svg:desc>
                </draw:g>
              </table:table-cell>
              <table:table-cell office:value-type="float" office:value="4.588">
                <text:p>4.588</text:p>
                <draw:g>
                  <svg:desc>'5'.R9:'5'.R39</svg:desc>
                </draw:g>
              </table:table-cell>
              <table:table-cell office:value-type="float" office:value="-102.220733703223">
                <text:p>-102.220733703223</text:p>
                <draw:g>
                  <svg:desc>'5'.AB9:'5'.AB39</svg:desc>
                </draw:g>
              </table:table-cell>
              <table:table-cell office:value-type="float" office:value="8.736">
                <text:p>8.736</text:p>
                <draw:g>
                  <svg:desc>'6'.R9:'6'.R33</svg:desc>
                </draw:g>
              </table:table-cell>
              <table:table-cell office:value-type="float" office:value="-115.210388565664">
                <text:p>-115.210388565664</text:p>
                <draw:g>
                  <svg:desc>'6'.AB9:'6'.AB33</svg:desc>
                </draw:g>
              </table:table-cell>
              <table:table-cell office:value-type="float" office:value="18.41">
                <text:p>18.41</text:p>
                <draw:g>
                  <svg:desc>'7'.R9:'7'.R28</svg:desc>
                </draw:g>
              </table:table-cell>
              <table:table-cell office:value-type="float" office:value="-144.903942461733">
                <text:p>-144.903942461733</text:p>
                <draw:g>
                  <svg:desc>'7'.AB9:'7'.AB28</svg:desc>
                </draw:g>
              </table:table-cell>
              <table:table-cell office:value-type="float" office:value="44.11">
                <text:p>44.11</text:p>
                <draw:g>
                  <svg:desc>'8'.R9:'8'.R25</svg:desc>
                </draw:g>
              </table:table-cell>
              <table:table-cell office:value-type="float" office:value="-159.764454457923">
                <text:p>-159.764454457923</text:p>
                <draw:g>
                  <svg:desc>'8'.AB9:'8'.AB25</svg:desc>
                </draw:g>
              </table:table-cell>
              <table:table-cell office:value-type="float" office:value="118.6">
                <text:p>118.6</text:p>
                <draw:g>
                  <svg:desc>'9'.R9:'9'.R21</svg:desc>
                </draw:g>
              </table:table-cell>
              <table:table-cell office:value-type="float" office:value="-187.235911083787">
                <text:p>-187.235911083787</text:p>
                <draw:g>
                  <svg:desc>'9'.AB9:'9'.AB21</svg:desc>
                </draw:g>
              </table:table-cell>
              <table:table-cell office:value-type="float" office:value="336.6">
                <text:p>336.6</text:p>
                <draw:g>
                  <svg:desc>'10'.R9:'10'.R20</svg:desc>
                </draw:g>
              </table:table-cell>
              <table:table-cell office:value-type="float" office:value="-201.241255174382">
                <text:p>-201.241255174382</text:p>
                <draw:g>
                  <svg:desc>'10'.AB9:'10'.A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34">
                <text:p>3.434</text:p>
              </table:table-cell>
              <table:table-cell office:value-type="float" office:value="-1.2984421901465">
                <text:p>-1.2984421901465</text:p>
              </table:table-cell>
              <table:table-cell office:value-type="float" office:value="3.672">
                <text:p>3.672</text:p>
              </table:table-cell>
              <table:table-cell office:value-type="float" office:value="-44.2137759622895">
                <text:p>-44.2137759622895</text:p>
              </table:table-cell>
              <table:table-cell office:value-type="float" office:value="4.274">
                <text:p>4.274</text:p>
              </table:table-cell>
              <table:table-cell office:value-type="float" office:value="-40.2812873414313">
                <text:p>-40.2812873414313</text:p>
              </table:table-cell>
              <table:table-cell office:value-type="float" office:value="6.041">
                <text:p>6.041</text:p>
              </table:table-cell>
              <table:table-cell office:value-type="float" office:value="-83.9396873899026">
                <text:p>-83.9396873899026</text:p>
              </table:table-cell>
              <table:table-cell office:value-type="float" office:value="14.238">
                <text:p>14.238</text:p>
              </table:table-cell>
              <table:table-cell office:value-type="float" office:value="-104.522108071218">
                <text:p>-104.522108071218</text:p>
              </table:table-cell>
              <table:table-cell office:value-type="float" office:value="36.216">
                <text:p>36.216</text:p>
              </table:table-cell>
              <table:table-cell office:value-type="float" office:value="-131.180764986735">
                <text:p>-131.180764986735</text:p>
              </table:table-cell>
              <table:table-cell office:value-type="float" office:value="81.13">
                <text:p>81.13</text:p>
              </table:table-cell>
              <table:table-cell office:value-type="float" office:value="-146.626020580668">
                <text:p>-146.626020580668</text:p>
              </table:table-cell>
              <table:table-cell office:value-type="float" office:value="205.21">
                <text:p>205.21</text:p>
              </table:table-cell>
              <table:table-cell office:value-type="float" office:value="-164.736733850586">
                <text:p>-164.736733850586</text:p>
              </table:table-cell>
              <table:table-cell office:value-type="float" office:value="609.3">
                <text:p>609.3</text:p>
              </table:table-cell>
              <table:table-cell office:value-type="float" office:value="-193.950238895437">
                <text:p>-193.950238895437</text:p>
              </table:table-cell>
              <table:table-cell office:value-type="float" office:value="1564.6">
                <text:p>1564.6</text:p>
              </table:table-cell>
              <table:table-cell office:value-type="float" office:value="-206.637176805889">
                <text:p>-206.637176805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53">
                <text:p>5.153</text:p>
              </table:table-cell>
              <table:table-cell office:value-type="float" office:value="-18.8660645369117">
                <text:p>-18.8660645369117</text:p>
              </table:table-cell>
              <table:table-cell office:value-type="float" office:value="5.606">
                <text:p>5.606</text:p>
              </table:table-cell>
              <table:table-cell office:value-type="float" office:value="-44.3576110414112">
                <text:p>-44.3576110414112</text:p>
              </table:table-cell>
              <table:table-cell office:value-type="float" office:value="6.643">
                <text:p>6.643</text:p>
              </table:table-cell>
              <table:table-cell office:value-type="float" office:value="-73.0292377149797">
                <text:p>-73.0292377149797</text:p>
              </table:table-cell>
              <table:table-cell office:value-type="float" office:value="9.807">
                <text:p>9.807</text:p>
              </table:table-cell>
              <table:table-cell office:value-type="float" office:value="-92.2229697130862">
                <text:p>-92.2229697130862</text:p>
              </table:table-cell>
              <table:table-cell office:value-type="float" office:value="29.018">
                <text:p>29.018</text:p>
              </table:table-cell>
              <table:table-cell office:value-type="float" office:value="-111.755348457973">
                <text:p>-111.755348457973</text:p>
              </table:table-cell>
              <table:table-cell office:value-type="float" office:value="70.596">
                <text:p>70.596</text:p>
              </table:table-cell>
              <table:table-cell office:value-type="float" office:value="-132.315377188482">
                <text:p>-132.315377188482</text:p>
              </table:table-cell>
              <table:table-cell office:value-type="float" office:value="162.96">
                <text:p>162.96</text:p>
              </table:table-cell>
              <table:table-cell office:value-type="float" office:value="-158.536556140558">
                <text:p>-158.536556140558</text:p>
              </table:table-cell>
              <table:table-cell office:value-type="float" office:value="414.71">
                <text:p>414.71</text:p>
              </table:table-cell>
              <table:table-cell office:value-type="float" office:value="-176.893971796442">
                <text:p>-176.893971796442</text:p>
              </table:table-cell>
              <table:table-cell office:value-type="float" office:value="1363.1">
                <text:p>1363.1</text:p>
              </table:table-cell>
              <table:table-cell office:value-type="float" office:value="-201.890500116248">
                <text:p>-201.890500116248</text:p>
              </table:table-cell>
              <table:table-cell office:value-type="float" office:value="3202.6">
                <text:p>3202.6</text:p>
              </table:table-cell>
              <table:table-cell office:value-type="float" office:value="-224.453415534246">
                <text:p>-224.453415534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">
                <text:p>6.94</text:p>
              </table:table-cell>
              <table:table-cell office:value-type="float" office:value="-18.8326914900394">
                <text:p>-18.8326914900394</text:p>
              </table:table-cell>
              <table:table-cell office:value-type="float" office:value="7.6">
                <text:p>7.6</text:p>
              </table:table-cell>
              <table:table-cell office:value-type="float" office:value="-56.6248194817883">
                <text:p>-56.6248194817883</text:p>
              </table:table-cell>
              <table:table-cell office:value-type="float" office:value="9.274">
                <text:p>9.274</text:p>
              </table:table-cell>
              <table:table-cell office:value-type="float" office:value="-65.9810399482385">
                <text:p>-65.9810399482385</text:p>
              </table:table-cell>
              <table:table-cell office:value-type="float" office:value="15.049">
                <text:p>15.049</text:p>
              </table:table-cell>
              <table:table-cell office:value-type="float" office:value="-95.0725939918599">
                <text:p>-95.0725939918599</text:p>
              </table:table-cell>
              <table:table-cell office:value-type="float" office:value="44.538">
                <text:p>44.538</text:p>
              </table:table-cell>
              <table:table-cell office:value-type="float" office:value="-139.838623238717">
                <text:p>-139.838623238717</text:p>
              </table:table-cell>
              <table:table-cell office:value-type="float" office:value="124.606">
                <text:p>124.606</text:p>
              </table:table-cell>
              <table:table-cell office:value-type="float" office:value="-138.536330980958">
                <text:p>-138.536330980958</text:p>
              </table:table-cell>
              <table:table-cell office:value-type="float" office:value="302.36">
                <text:p>302.36</text:p>
              </table:table-cell>
              <table:table-cell office:value-type="float" office:value="-155.856343401246">
                <text:p>-155.856343401246</text:p>
              </table:table-cell>
              <table:table-cell office:value-type="float" office:value="667.01">
                <text:p>667.01</text:p>
              </table:table-cell>
              <table:table-cell office:value-type="float" office:value="-182.004863112798">
                <text:p>-182.004863112798</text:p>
              </table:table-cell>
              <table:table-cell office:value-type="float" office:value="2192.7">
                <text:p>2192.7</text:p>
              </table:table-cell>
              <table:table-cell office:value-type="float" office:value="-218.797437394039">
                <text:p>-218.797437394039</text:p>
              </table:table-cell>
              <table:table-cell office:value-type="float" office:value="5322.6">
                <text:p>5322.6</text:p>
              </table:table-cell>
              <table:table-cell office:value-type="float" office:value="-237.304999248399">
                <text:p>-237.30499924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03">
                <text:p>8.703</text:p>
              </table:table-cell>
              <table:table-cell office:value-type="float" office:value="-26.0439834514682">
                <text:p>-26.0439834514682</text:p>
              </table:table-cell>
              <table:table-cell office:value-type="float" office:value="9.687">
                <text:p>9.687</text:p>
              </table:table-cell>
              <table:table-cell office:value-type="float" office:value="-54.3562374719158">
                <text:p>-54.3562374719158</text:p>
              </table:table-cell>
              <table:table-cell office:value-type="float" office:value="12.053">
                <text:p>12.053</text:p>
              </table:table-cell>
              <table:table-cell office:value-type="float" office:value="-77.2505983943505">
                <text:p>-77.2505983943505</text:p>
              </table:table-cell>
              <table:table-cell office:value-type="float" office:value="20.516">
                <text:p>20.516</text:p>
              </table:table-cell>
              <table:table-cell office:value-type="float" office:value="-114.588996320513">
                <text:p>-114.588996320513</text:p>
              </table:table-cell>
              <table:table-cell office:value-type="float" office:value="64.198">
                <text:p>64.198</text:p>
              </table:table-cell>
              <table:table-cell office:value-type="float" office:value="-125.991906628494">
                <text:p>-125.991906628494</text:p>
              </table:table-cell>
              <table:table-cell office:value-type="float" office:value="180.046">
                <text:p>180.046</text:p>
              </table:table-cell>
              <table:table-cell office:value-type="float" office:value="-143.064885163226">
                <text:p>-143.064885163226</text:p>
              </table:table-cell>
              <table:table-cell office:value-type="float" office:value="444.16">
                <text:p>444.16</text:p>
              </table:table-cell>
              <table:table-cell office:value-type="float" office:value="-167.11565621741">
                <text:p>-167.11565621741</text:p>
              </table:table-cell>
              <table:table-cell office:value-type="float" office:value="1404.61">
                <text:p>1404.61</text:p>
              </table:table-cell>
              <table:table-cell office:value-type="float" office:value="-182.005881087909">
                <text:p>-182.005881087909</text:p>
              </table:table-cell>
              <table:table-cell office:value-type="float" office:value="3833.7">
                <text:p>3833.7</text:p>
              </table:table-cell>
              <table:table-cell office:value-type="float" office:value="-218.623453606998">
                <text:p>-218.623453606998</text:p>
              </table:table-cell>
              <table:table-cell office:value-type="float" office:value="7986.6">
                <text:p>7986.6</text:p>
              </table:table-cell>
              <table:table-cell office:value-type="float" office:value="-230.057908419949">
                <text:p>-230.057908419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72">
                <text:p>10.472</text:p>
              </table:table-cell>
              <table:table-cell office:value-type="float" office:value="-21.4786525634119">
                <text:p>-21.4786525634119</text:p>
              </table:table-cell>
              <table:table-cell office:value-type="float" office:value="11.79">
                <text:p>11.79</text:p>
              </table:table-cell>
              <table:table-cell office:value-type="float" office:value="-69.8758537404388">
                <text:p>-69.8758537404388</text:p>
              </table:table-cell>
              <table:table-cell office:value-type="float" office:value="14.894">
                <text:p>14.894</text:p>
              </table:table-cell>
              <table:table-cell office:value-type="float" office:value="-76.4852456347224">
                <text:p>-76.4852456347224</text:p>
              </table:table-cell>
              <table:table-cell office:value-type="float" office:value="26.214">
                <text:p>26.214</text:p>
              </table:table-cell>
              <table:table-cell office:value-type="float" office:value="-123.164344033909">
                <text:p>-123.164344033909</text:p>
              </table:table-cell>
              <table:table-cell office:value-type="float" office:value="86.588">
                <text:p>86.588</text:p>
              </table:table-cell>
              <table:table-cell office:value-type="float" office:value="-126.030170700132">
                <text:p>-126.030170700132</text:p>
              </table:table-cell>
              <table:table-cell office:value-type="float" office:value="245.456">
                <text:p>245.456</text:p>
              </table:table-cell>
              <table:table-cell office:value-type="float" office:value="-143.06539893599">
                <text:p>-143.06539893599</text:p>
              </table:table-cell>
              <table:table-cell office:value-type="float" office:value="660.66">
                <text:p>660.66</text:p>
              </table:table-cell>
              <table:table-cell office:value-type="float" office:value="-167.117087155581">
                <text:p>-167.117087155581</text:p>
              </table:table-cell>
              <table:table-cell office:value-type="float" office:value="2142.21">
                <text:p>2142.21</text:p>
              </table:table-cell>
              <table:table-cell office:value-type="float" office:value="-204.688212275536">
                <text:p>-204.688212275536</text:p>
              </table:table-cell>
              <table:table-cell office:value-type="float" office:value="5750.7">
                <text:p>5750.7</text:p>
              </table:table-cell>
              <table:table-cell office:value-type="float" office:value="-218.950074999787">
                <text:p>-218.950074999787</text:p>
              </table:table-cell>
              <table:table-cell office:value-type="float" office:value="10962.6">
                <text:p>10962.6</text:p>
              </table:table-cell>
              <table:table-cell office:value-type="float" office:value="-249.796045010901">
                <text:p>-249.796045010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-22.9440343736621">
                <text:p>-22.9440343736621</text:p>
              </table:table-cell>
              <table:table-cell office:value-type="float" office:value="13.999">
                <text:p>13.999</text:p>
              </table:table-cell>
              <table:table-cell office:value-type="float" office:value="-101.330642921736">
                <text:p>-101.330642921736</text:p>
              </table:table-cell>
              <table:table-cell office:value-type="float" office:value="18.354">
                <text:p>18.354</text:p>
              </table:table-cell>
              <table:table-cell office:value-type="float" office:value="-76.6543274657452">
                <text:p>-76.6543274657452</text:p>
              </table:table-cell>
              <table:table-cell office:value-type="float" office:value="32.019">
                <text:p>32.019</text:p>
              </table:table-cell>
              <table:table-cell office:value-type="float" office:value="-133.383035394263">
                <text:p>-133.383035394263</text:p>
              </table:table-cell>
              <table:table-cell office:value-type="float" office:value="109.678">
                <text:p>109.678</text:p>
              </table:table-cell>
              <table:table-cell office:value-type="float" office:value="-121.768851656433">
                <text:p>-121.768851656433</text:p>
              </table:table-cell>
              <table:table-cell office:value-type="float" office:value="311.686">
                <text:p>311.686</text:p>
              </table:table-cell>
              <table:table-cell office:value-type="float" office:value="-161.968854332201">
                <text:p>-161.968854332201</text:p>
              </table:table-cell>
              <table:table-cell office:value-type="float" office:value="886.46">
                <text:p>886.46</text:p>
              </table:table-cell>
              <table:table-cell office:value-type="float" office:value="-167.119038337366">
                <text:p>-167.119038337366</text:p>
              </table:table-cell>
              <table:table-cell office:value-type="float" office:value="2977.91">
                <text:p>2977.91</text:p>
              </table:table-cell>
              <table:table-cell office:value-type="float" office:value="-204.705567500263">
                <text:p>-204.705567500263</text:p>
              </table:table-cell>
              <table:table-cell office:value-type="float" office:value="8929.7">
                <text:p>8929.7</text:p>
              </table:table-cell>
              <table:table-cell office:value-type="float" office:value="-219.490090995379">
                <text:p>-219.490090995379</text:p>
              </table:table-cell>
              <table:table-cell office:value-type="float" office:value="15344.6">
                <text:p>15344.6</text:p>
              </table:table-cell>
              <table:table-cell office:value-type="float" office:value="-244.112538178697">
                <text:p>-244.112538178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75">
                <text:p>14.075</text:p>
              </table:table-cell>
              <table:table-cell office:value-type="float" office:value="-22.1120283611661">
                <text:p>-22.1120283611661</text:p>
              </table:table-cell>
              <table:table-cell office:value-type="float" office:value="16.22">
                <text:p>16.22</text:p>
              </table:table-cell>
              <table:table-cell office:value-type="float" office:value="-67.7478616671223">
                <text:p>-67.7478616671223</text:p>
              </table:table-cell>
              <table:table-cell office:value-type="float" office:value="21.847">
                <text:p>21.847</text:p>
              </table:table-cell>
              <table:table-cell office:value-type="float" office:value="-76.6600156959721">
                <text:p>-76.6600156959721</text:p>
              </table:table-cell>
              <table:table-cell office:value-type="float" office:value="38.239">
                <text:p>38.239</text:p>
              </table:table-cell>
              <table:table-cell office:value-type="float" office:value="-138.750420111998">
                <text:p>-138.750420111998</text:p>
              </table:table-cell>
              <table:table-cell office:value-type="float" office:value="146.248">
                <text:p>146.248</text:p>
              </table:table-cell>
              <table:table-cell office:value-type="float" office:value="-121.769422220866">
                <text:p>-121.769422220866</text:p>
              </table:table-cell>
              <table:table-cell office:value-type="float" office:value="435.986">
                <text:p>435.986</text:p>
              </table:table-cell>
              <table:table-cell office:value-type="float" office:value="-161.983882487121">
                <text:p>-161.983882487121</text:p>
              </table:table-cell>
              <table:table-cell office:value-type="float" office:value="1142.66">
                <text:p>1142.66</text:p>
              </table:table-cell>
              <table:table-cell office:value-type="float" office:value="-167.120352940448">
                <text:p>-167.120352940448</text:p>
              </table:table-cell>
              <table:table-cell office:value-type="float" office:value="3836.91">
                <text:p>3836.91</text:p>
              </table:table-cell>
              <table:table-cell office:value-type="float" office:value="-208.172695774783">
                <text:p>-208.172695774783</text:p>
              </table:table-cell>
              <table:table-cell office:value-type="float" office:value="13995.7">
                <text:p>13995.7</text:p>
              </table:table-cell>
              <table:table-cell office:value-type="float" office:value="-219.250096370383">
                <text:p>-219.250096370383</text:p>
              </table:table-cell>
              <table:table-cell office:value-type="float" office:value="20207.6">
                <text:p>20207.6</text:p>
              </table:table-cell>
              <table:table-cell office:value-type="float" office:value="-250.406806355891">
                <text:p>-250.406806355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43">
                <text:p>15.943</text:p>
              </table:table-cell>
              <table:table-cell office:value-type="float" office:value="-22.4019068094499">
                <text:p>-22.4019068094499</text:p>
              </table:table-cell>
              <table:table-cell office:value-type="float" office:value="18.463">
                <text:p>18.463</text:p>
              </table:table-cell>
              <table:table-cell office:value-type="float" office:value="-65.3952713899287">
                <text:p>-65.3952713899287</text:p>
              </table:table-cell>
              <table:table-cell office:value-type="float" office:value="26.01">
                <text:p>26.01</text:p>
              </table:table-cell>
              <table:table-cell office:value-type="float" office:value="-76.7838979157567">
                <text:p>-76.7838979157567</text:p>
              </table:table-cell>
              <table:table-cell office:value-type="float" office:value="45.34">
                <text:p>45.34</text:p>
              </table:table-cell>
              <table:table-cell office:value-type="float" office:value="-135.79642073146">
                <text:p>-135.79642073146</text:p>
              </table:table-cell>
              <table:table-cell office:value-type="float" office:value="188.248">
                <text:p>188.248</text:p>
              </table:table-cell>
              <table:table-cell office:value-type="float" office:value="-121.77160449328">
                <text:p>-121.77160449328</text:p>
              </table:table-cell>
              <table:table-cell office:value-type="float" office:value="562.286">
                <text:p>562.286</text:p>
              </table:table-cell>
              <table:table-cell office:value-type="float" office:value="-166.920282329808">
                <text:p>-166.920282329808</text:p>
              </table:table-cell>
              <table:table-cell office:value-type="float" office:value="1400.26">
                <text:p>1400.26</text:p>
              </table:table-cell>
              <table:table-cell office:value-type="float" office:value="-170.236509963637">
                <text:p>-170.236509963637</text:p>
              </table:table-cell>
              <table:table-cell office:value-type="float" office:value="4704.41">
                <text:p>4704.41</text:p>
              </table:table-cell>
              <table:table-cell office:value-type="float" office:value="-211.812414504243">
                <text:p>-211.812414504243</text:p>
              </table:table-cell>
              <table:table-cell office:value-type="float" office:value="19206.7">
                <text:p>19206.7</text:p>
              </table:table-cell>
              <table:table-cell office:value-type="float" office:value="-222.201506350977">
                <text:p>-222.201506350977</text:p>
              </table:table-cell>
              <table:table-cell office:value-type="float" office:value="27443.6">
                <text:p>27443.6</text:p>
              </table:table-cell>
              <table:table-cell office:value-type="float" office:value="-251.043128479434">
                <text:p>-251.043128479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863">
                <text:p>17.863</text:p>
              </table:table-cell>
              <table:table-cell office:value-type="float" office:value="-27.2289004072806">
                <text:p>-27.2289004072806</text:p>
              </table:table-cell>
              <table:table-cell office:value-type="float" office:value="20.761">
                <text:p>20.761</text:p>
              </table:table-cell>
              <table:table-cell office:value-type="float" office:value="-62.3086586517393">
                <text:p>-62.3086586517393</text:p>
              </table:table-cell>
              <table:table-cell office:value-type="float" office:value="30.147">
                <text:p>30.147</text:p>
              </table:table-cell>
              <table:table-cell office:value-type="float" office:value="-77.9329669269969">
                <text:p>-77.9329669269969</text:p>
              </table:table-cell>
              <table:table-cell office:value-type="float" office:value="52.676">
                <text:p>52.676</text:p>
              </table:table-cell>
              <table:table-cell office:value-type="float" office:value="-136.458045634288">
                <text:p>-136.458045634288</text:p>
              </table:table-cell>
              <table:table-cell office:value-type="float" office:value="236.118">
                <text:p>236.118</text:p>
              </table:table-cell>
              <table:table-cell office:value-type="float" office:value="-123.082219630722">
                <text:p>-123.082219630722</text:p>
              </table:table-cell>
              <table:table-cell office:value-type="float" office:value="702.686">
                <text:p>702.686</text:p>
              </table:table-cell>
              <table:table-cell office:value-type="float" office:value="-166.921709679462">
                <text:p>-166.921709679462</text:p>
              </table:table-cell>
              <table:table-cell office:value-type="float" office:value="1745.26">
                <text:p>1745.26</text:p>
              </table:table-cell>
              <table:table-cell office:value-type="float" office:value="-170.796069527653">
                <text:p>-170.796069527653</text:p>
              </table:table-cell>
              <table:table-cell office:value-type="float" office:value="5718.41">
                <text:p>5718.41</text:p>
              </table:table-cell>
              <table:table-cell office:value-type="float" office:value="-213.498639001441">
                <text:p>-213.498639001441</text:p>
              </table:table-cell>
              <table:table-cell office:value-type="float" office:value="25039.7">
                <text:p>25039.7</text:p>
              </table:table-cell>
              <table:table-cell office:value-type="float" office:value="-226.96631834042">
                <text:p>-226.96631834042</text:p>
              </table:table-cell>
              <table:table-cell office:value-type="float" office:value="37099.6">
                <text:p>37099.6</text:p>
              </table:table-cell>
              <table:table-cell office:value-type="float" office:value="-257.279581247252">
                <text:p>-257.279581247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81">
                <text:p>19.781</text:p>
              </table:table-cell>
              <table:table-cell office:value-type="float" office:value="-29.219252968297">
                <text:p>-29.219252968297</text:p>
              </table:table-cell>
              <table:table-cell office:value-type="float" office:value="23.455">
                <text:p>23.455</text:p>
              </table:table-cell>
              <table:table-cell office:value-type="float" office:value="-62.4661888242603">
                <text:p>-62.4661888242603</text:p>
              </table:table-cell>
              <table:table-cell office:value-type="float" office:value="35.041">
                <text:p>35.041</text:p>
              </table:table-cell>
              <table:table-cell office:value-type="float" office:value="-81.5372857045126">
                <text:p>-81.5372857045126</text:p>
              </table:table-cell>
              <table:table-cell office:value-type="float" office:value="61.686">
                <text:p>61.686</text:p>
              </table:table-cell>
              <table:table-cell office:value-type="float" office:value="-141.624263332052">
                <text:p>-141.624263332052</text:p>
              </table:table-cell>
              <table:table-cell office:value-type="float" office:value="285.258">
                <text:p>285.258</text:p>
              </table:table-cell>
              <table:table-cell office:value-type="float" office:value="-123.390980555986">
                <text:p>-123.390980555986</text:p>
              </table:table-cell>
              <table:table-cell office:value-type="float" office:value="862.386">
                <text:p>862.386</text:p>
              </table:table-cell>
              <table:table-cell office:value-type="float" office:value="-168.066871449141">
                <text:p>-168.066871449141</text:p>
              </table:table-cell>
              <table:table-cell office:value-type="float" office:value="2116.16">
                <text:p>2116.16</text:p>
              </table:table-cell>
              <table:table-cell office:value-type="float" office:value="-173.761731428254">
                <text:p>-173.761731428254</text:p>
              </table:table-cell>
              <table:table-cell office:value-type="float" office:value="7038.41">
                <text:p>7038.41</text:p>
              </table:table-cell>
              <table:table-cell office:value-type="float" office:value="-213.593405275745">
                <text:p>-213.593405275745</text:p>
              </table:table-cell>
              <table:table-cell office:value-type="float" office:value="31414.7">
                <text:p>31414.7</text:p>
              </table:table-cell>
              <table:table-cell office:value-type="float" office:value="-234.693297140043">
                <text:p>-234.693297140043</text:p>
              </table:table-cell>
              <table:table-cell office:value-type="float" office:value="48979.6">
                <text:p>48979.6</text:p>
              </table:table-cell>
              <table:table-cell office:value-type="float" office:value="-244.805200208915">
                <text:p>-244.805200208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72">
                <text:p>21.772</text:p>
              </table:table-cell>
              <table:table-cell office:value-type="float" office:value="-32.0417252955946">
                <text:p>-32.0417252955946</text:p>
              </table:table-cell>
              <table:table-cell office:value-type="float" office:value="26.194">
                <text:p>26.194</text:p>
              </table:table-cell>
              <table:table-cell office:value-type="float" office:value="-63.0392491896702">
                <text:p>-63.0392491896702</text:p>
              </table:table-cell>
              <table:table-cell office:value-type="float" office:value="40.35">
                <text:p>40.35</text:p>
              </table:table-cell>
              <table:table-cell office:value-type="float" office:value="-88.9296165081335">
                <text:p>-88.9296165081335</text:p>
              </table:table-cell>
              <table:table-cell office:value-type="float" office:value="71.629">
                <text:p>71.629</text:p>
              </table:table-cell>
              <table:table-cell office:value-type="float" office:value="-123.736586584374">
                <text:p>-123.736586584374</text:p>
              </table:table-cell>
              <table:table-cell office:value-type="float" office:value="341.568">
                <text:p>341.568</text:p>
              </table:table-cell>
              <table:table-cell office:value-type="float" office:value="-125.812629785867">
                <text:p>-125.812629785867</text:p>
              </table:table-cell>
              <table:table-cell office:value-type="float" office:value="1080.586">
                <text:p>1080.586</text:p>
              </table:table-cell>
              <table:table-cell office:value-type="float" office:value="-167.961858357637">
                <text:p>-167.961858357637</text:p>
              </table:table-cell>
              <table:table-cell office:value-type="float" office:value="2625.26">
                <text:p>2625.26</text:p>
              </table:table-cell>
              <table:table-cell office:value-type="float" office:value="-173.785867082225">
                <text:p>-173.785867082225</text:p>
              </table:table-cell>
              <table:table-cell office:value-type="float" office:value="9200.41">
                <text:p>9200.41</text:p>
              </table:table-cell>
              <table:table-cell office:value-type="float" office:value="-212.888894312597">
                <text:p>-212.888894312597</text:p>
              </table:table-cell>
              <table:table-cell office:value-type="float" office:value="39029.7">
                <text:p>39029.7</text:p>
              </table:table-cell>
              <table:table-cell office:value-type="float" office:value="-280.301410351448">
                <text:p>-280.301410351448</text:p>
              </table:table-cell>
              <table:table-cell office:value-type="float" office:value="65529.6">
                <text:p>65529.6</text:p>
              </table:table-cell>
              <table:table-cell office:value-type="float" office:value="-242.719360876302">
                <text:p>-242.719360876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05">
                <text:p>23.805</text:p>
              </table:table-cell>
              <table:table-cell office:value-type="float" office:value="-29.21764700694">
                <text:p>-29.21764700694</text:p>
              </table:table-cell>
              <table:table-cell office:value-type="float" office:value="29.147">
                <text:p>29.147</text:p>
              </table:table-cell>
              <table:table-cell office:value-type="float" office:value="-84.1897991725575">
                <text:p>-84.1897991725575</text:p>
              </table:table-cell>
              <table:table-cell office:value-type="float" office:value="46.271">
                <text:p>46.271</text:p>
              </table:table-cell>
              <table:table-cell office:value-type="float" office:value="-88.8536478271518">
                <text:p>-88.8536478271518</text:p>
              </table:table-cell>
              <table:table-cell office:value-type="float" office:value="82.809">
                <text:p>82.809</text:p>
              </table:table-cell>
              <table:table-cell office:value-type="float" office:value="-124.552424930639">
                <text:p>-124.552424930639</text:p>
              </table:table-cell>
              <table:table-cell office:value-type="float" office:value="413.568">
                <text:p>413.568</text:p>
              </table:table-cell>
              <table:table-cell office:value-type="float" office:value="-149.474586774464">
                <text:p>-149.474586774464</text:p>
              </table:table-cell>
              <table:table-cell office:value-type="float" office:value="1347.886">
                <text:p>1347.886</text:p>
              </table:table-cell>
              <table:table-cell office:value-type="float" office:value="-168.221141136196">
                <text:p>-168.221141136196</text:p>
              </table:table-cell>
              <table:table-cell office:value-type="float" office:value="3554.96">
                <text:p>3554.96</text:p>
              </table:table-cell>
              <table:table-cell office:value-type="float" office:value="-177.788963114597">
                <text:p>-177.788963114597</text:p>
              </table:table-cell>
              <table:table-cell office:value-type="float" office:value="11647.41">
                <text:p>11647.41</text:p>
              </table:table-cell>
              <table:table-cell office:value-type="float" office:value="-216.355482249283">
                <text:p>-216.355482249283</text:p>
              </table:table-cell>
              <table:table-cell office:value-type="float" office:value="50709.7">
                <text:p>50709.7</text:p>
              </table:table-cell>
              <table:table-cell office:value-type="float" office:value="-247.685607695102">
                <text:p>-247.68560769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36">
                <text:p>25.936</text:p>
              </table:table-cell>
              <table:table-cell office:value-type="float" office:value="-33.342785813745">
                <text:p>-33.342785813745</text:p>
              </table:table-cell>
              <table:table-cell office:value-type="float" office:value="32.298">
                <text:p>32.298</text:p>
              </table:table-cell>
              <table:table-cell office:value-type="float" office:value="-76.1692667947959">
                <text:p>-76.1692667947959</text:p>
              </table:table-cell>
              <table:table-cell office:value-type="float" office:value="53.231">
                <text:p>53.231</text:p>
              </table:table-cell>
              <table:table-cell office:value-type="float" office:value="-89.0085815909054">
                <text:p>-89.0085815909054</text:p>
              </table:table-cell>
              <table:table-cell office:value-type="float" office:value="95.129">
                <text:p>95.129</text:p>
              </table:table-cell>
              <table:table-cell office:value-type="float" office:value="-131.185762522919">
                <text:p>-131.185762522919</text:p>
              </table:table-cell>
              <table:table-cell office:value-type="float" office:value="505.718">
                <text:p>505.718</text:p>
              </table:table-cell>
              <table:table-cell office:value-type="float" office:value="-149.475708887191">
                <text:p>-149.475708887191</text:p>
              </table:table-cell>
              <table:table-cell office:value-type="float" office:value="1637.086">
                <text:p>1637.086</text:p>
              </table:table-cell>
              <table:table-cell office:value-type="float" office:value="-175.45040472938">
                <text:p>-175.45040472938</text:p>
              </table:table-cell>
              <table:table-cell office:value-type="float" office:value="4632.96">
                <text:p>4632.96</text:p>
              </table:table-cell>
              <table:table-cell office:value-type="float" office:value="-184.181705419416">
                <text:p>-184.181705419416</text:p>
              </table:table-cell>
              <table:table-cell office:value-type="float" office:value="15970.41">
                <text:p>15970.41</text:p>
              </table:table-cell>
              <table:table-cell office:value-type="float" office:value="-225.605229898243">
                <text:p>-225.605229898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144">
                <text:p>28.144</text:p>
              </table:table-cell>
              <table:table-cell office:value-type="float" office:value="-37.4310199058953">
                <text:p>-37.4310199058953</text:p>
              </table:table-cell>
              <table:table-cell office:value-type="float" office:value="35.684">
                <text:p>35.684</text:p>
              </table:table-cell>
              <table:table-cell office:value-type="float" office:value="-71.3356971389406">
                <text:p>-71.3356971389406</text:p>
              </table:table-cell>
              <table:table-cell office:value-type="float" office:value="60.556">
                <text:p>60.556</text:p>
              </table:table-cell>
              <table:table-cell office:value-type="float" office:value="-112.078704668401">
                <text:p>-112.078704668401</text:p>
              </table:table-cell>
              <table:table-cell office:value-type="float" office:value="111.499">
                <text:p>111.499</text:p>
              </table:table-cell>
              <table:table-cell office:value-type="float" office:value="-135.498333138199">
                <text:p>-135.498333138199</text:p>
              </table:table-cell>
              <table:table-cell office:value-type="float" office:value="605.528">
                <text:p>605.528</text:p>
              </table:table-cell>
              <table:table-cell office:value-type="float" office:value="-149.478319970058">
                <text:p>-149.478319970058</text:p>
              </table:table-cell>
              <table:table-cell office:value-type="float" office:value="1938.586">
                <text:p>1938.586</text:p>
              </table:table-cell>
              <table:table-cell office:value-type="float" office:value="-181.016935395305">
                <text:p>-181.016935395305</text:p>
              </table:table-cell>
              <table:table-cell office:value-type="float" office:value="5795.96">
                <text:p>5795.96</text:p>
              </table:table-cell>
              <table:table-cell office:value-type="float" office:value="-229.525661265369">
                <text:p>-229.525661265369</text:p>
              </table:table-cell>
              <table:table-cell office:value-type="float" office:value="20460.41">
                <text:p>20460.41</text:p>
              </table:table-cell>
              <table:table-cell office:value-type="float" office:value="-245.806479400867">
                <text:p>-245.80647940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97">
                <text:p>30.597</text:p>
              </table:table-cell>
              <table:table-cell office:value-type="float" office:value="-43.4558109002995">
                <text:p>-43.4558109002995</text:p>
              </table:table-cell>
              <table:table-cell office:value-type="float" office:value="39.634">
                <text:p>39.634</text:p>
              </table:table-cell>
              <table:table-cell office:value-type="float" office:value="-83.2903236099516">
                <text:p>-83.2903236099516</text:p>
              </table:table-cell>
              <table:table-cell office:value-type="float" office:value="70.147">
                <text:p>70.147</text:p>
              </table:table-cell>
              <table:table-cell office:value-type="float" office:value="-111.96366283671">
                <text:p>-111.96366283671</text:p>
              </table:table-cell>
              <table:table-cell office:value-type="float" office:value="131.729">
                <text:p>131.729</text:p>
              </table:table-cell>
              <table:table-cell office:value-type="float" office:value="-130.676447410739">
                <text:p>-130.676447410739</text:p>
              </table:table-cell>
              <table:table-cell office:value-type="float" office:value="731.228">
                <text:p>731.228</text:p>
              </table:table-cell>
              <table:table-cell office:value-type="float" office:value="-158.212790588219">
                <text:p>-158.212790588219</text:p>
              </table:table-cell>
              <table:table-cell office:value-type="float" office:value="2293.486">
                <text:p>2293.486</text:p>
              </table:table-cell>
              <table:table-cell office:value-type="float" office:value="-206.523812431344">
                <text:p>-206.523812431344</text:p>
              </table:table-cell>
              <table:table-cell office:value-type="float" office:value="7418.96">
                <text:p>7418.96</text:p>
              </table:table-cell>
              <table:table-cell office:value-type="float" office:value="-222.127027487044">
                <text:p>-222.127027487044</text:p>
              </table:table-cell>
              <table:table-cell office:value-type="float" office:value="26491.41">
                <text:p>26491.41</text:p>
              </table:table-cell>
              <table:table-cell office:value-type="float" office:value="-258.552962844639">
                <text:p>-258.552962844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26">
                <text:p>33.326</text:p>
              </table:table-cell>
              <table:table-cell office:value-type="float" office:value="-46.6742367521828">
                <text:p>-46.6742367521828</text:p>
              </table:table-cell>
              <table:table-cell office:value-type="float" office:value="43.879">
                <text:p>43.879</text:p>
              </table:table-cell>
              <table:table-cell office:value-type="float" office:value="-96.3725237518792">
                <text:p>-96.3725237518792</text:p>
              </table:table-cell>
              <table:table-cell office:value-type="float" office:value="81.037">
                <text:p>81.037</text:p>
              </table:table-cell>
              <table:table-cell office:value-type="float" office:value="-111.094942269439">
                <text:p>-111.094942269439</text:p>
              </table:table-cell>
              <table:table-cell office:value-type="float" office:value="153.559">
                <text:p>153.559</text:p>
              </table:table-cell>
              <table:table-cell office:value-type="float" office:value="-140.165292051285">
                <text:p>-140.165292051285</text:p>
              </table:table-cell>
              <table:table-cell office:value-type="float" office:value="893.228">
                <text:p>893.228</text:p>
              </table:table-cell>
              <table:table-cell office:value-type="float" office:value="-158.21363896823">
                <text:p>-158.21363896823</text:p>
              </table:table-cell>
              <table:table-cell office:value-type="float" office:value="2838.986">
                <text:p>2838.986</text:p>
              </table:table-cell>
              <table:table-cell office:value-type="float" office:value="-206.656682461434">
                <text:p>-206.656682461434</text:p>
              </table:table-cell>
              <table:table-cell office:value-type="float" office:value="9414.96">
                <text:p>9414.96</text:p>
              </table:table-cell>
              <table:table-cell office:value-type="float" office:value="-232.058187873262">
                <text:p>-232.058187873262</text:p>
              </table:table-cell>
              <table:table-cell office:value-type="float" office:value="35018.41">
                <text:p>35018.41</text:p>
              </table:table-cell>
              <table:table-cell office:value-type="float" office:value="-251.312019701326">
                <text:p>-251.31201970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262">
                <text:p>36.262</text:p>
              </table:table-cell>
              <table:table-cell office:value-type="float" office:value="-50.1761009302381">
                <text:p>-50.1761009302381</text:p>
              </table:table-cell>
              <table:table-cell office:value-type="float" office:value="48.464">
                <text:p>48.464</text:p>
              </table:table-cell>
              <table:table-cell office:value-type="float" office:value="-88.3874973412344">
                <text:p>-88.3874973412344</text:p>
              </table:table-cell>
              <table:table-cell office:value-type="float" office:value="96.267">
                <text:p>96.267</text:p>
              </table:table-cell>
              <table:table-cell office:value-type="float" office:value="-124.296462244644">
                <text:p>-124.296462244644</text:p>
              </table:table-cell>
              <table:table-cell office:value-type="float" office:value="181.899">
                <text:p>181.899</text:p>
              </table:table-cell>
              <table:table-cell office:value-type="float" office:value="-140.522664785005">
                <text:p>-140.522664785005</text:p>
              </table:table-cell>
              <table:table-cell office:value-type="float" office:value="1117.028">
                <text:p>1117.028</text:p>
              </table:table-cell>
              <table:table-cell office:value-type="float" office:value="-158.215360161692">
                <text:p>-158.215360161692</text:p>
              </table:table-cell>
              <table:table-cell office:value-type="float" office:value="3578.486">
                <text:p>3578.486</text:p>
              </table:table-cell>
              <table:table-cell office:value-type="float" office:value="-206.541180718203">
                <text:p>-206.541180718203</text:p>
              </table:table-cell>
              <table:table-cell office:value-type="float" office:value="12219.96">
                <text:p>12219.96</text:p>
              </table:table-cell>
              <table:table-cell office:value-type="float" office:value="-232.515236623534">
                <text:p>-232.51523662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09">
                <text:p>40.09</text:p>
              </table:table-cell>
              <table:table-cell office:value-type="float" office:value="-47.1323693890961">
                <text:p>-47.1323693890961</text:p>
              </table:table-cell>
              <table:table-cell office:value-type="float" office:value="53.462">
                <text:p>53.462</text:p>
              </table:table-cell>
              <table:table-cell office:value-type="float" office:value="-88.4726543426934">
                <text:p>-88.4726543426934</text:p>
              </table:table-cell>
              <table:table-cell office:value-type="float" office:value="113.467">
                <text:p>113.467</text:p>
              </table:table-cell>
              <table:table-cell office:value-type="float" office:value="-123.692497254835">
                <text:p>-123.692497254835</text:p>
              </table:table-cell>
              <table:table-cell office:value-type="float" office:value="210.859">
                <text:p>210.859</text:p>
              </table:table-cell>
              <table:table-cell office:value-type="float" office:value="-150.568647927985">
                <text:p>-150.568647927985</text:p>
              </table:table-cell>
              <table:table-cell office:value-type="float" office:value="1450.528">
                <text:p>1450.528</text:p>
              </table:table-cell>
              <table:table-cell office:value-type="float" office:value="-158.216240832983">
                <text:p>-158.216240832983</text:p>
              </table:table-cell>
              <table:table-cell office:value-type="float" office:value="4456.186">
                <text:p>4456.186</text:p>
              </table:table-cell>
              <table:table-cell office:value-type="float" office:value="-208.5100185623">
                <text:p>-208.5100185623</text:p>
              </table:table-cell>
              <table:table-cell office:value-type="float" office:value="15921.96">
                <text:p>15921.96</text:p>
              </table:table-cell>
              <table:table-cell office:value-type="float" office:value="-233.836131206805">
                <text:p>-233.836131206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258">
                <text:p>44.258</text:p>
              </table:table-cell>
              <table:table-cell office:value-type="float" office:value="-48.7293291549761">
                <text:p>-48.7293291549761</text:p>
              </table:table-cell>
              <table:table-cell office:value-type="float" office:value="59.467">
                <text:p>59.467</text:p>
              </table:table-cell>
              <table:table-cell office:value-type="float" office:value="-98.2159849887317">
                <text:p>-98.2159849887317</text:p>
              </table:table-cell>
              <table:table-cell office:value-type="float" office:value="134.487">
                <text:p>134.487</text:p>
              </table:table-cell>
              <table:table-cell office:value-type="float" office:value="-122.658123386895">
                <text:p>-122.658123386895</text:p>
              </table:table-cell>
              <table:table-cell office:value-type="float" office:value="250.879">
                <text:p>250.879</text:p>
              </table:table-cell>
              <table:table-cell office:value-type="float" office:value="-150.49239426041">
                <text:p>-150.49239426041</text:p>
              </table:table-cell>
              <table:table-cell office:value-type="float" office:value="1803.928">
                <text:p>1803.928</text:p>
              </table:table-cell>
              <table:table-cell office:value-type="float" office:value="-163.775382545144">
                <text:p>-163.775382545144</text:p>
              </table:table-cell>
              <table:table-cell office:value-type="float" office:value="5417.586">
                <text:p>5417.586</text:p>
              </table:table-cell>
              <table:table-cell office:value-type="float" office:value="-216.943661108554">
                <text:p>-216.943661108554</text:p>
              </table:table-cell>
              <table:table-cell office:value-type="float" office:value="20672.96">
                <text:p>20672.96</text:p>
              </table:table-cell>
              <table:table-cell office:value-type="float" office:value="-239.657003586065">
                <text:p>-239.65700358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943">
                <text:p>48.943</text:p>
              </table:table-cell>
              <table:table-cell office:value-type="float" office:value="-51.3197317580365">
                <text:p>-51.3197317580365</text:p>
              </table:table-cell>
              <table:table-cell office:value-type="float" office:value="66.58">
                <text:p>66.58</text:p>
              </table:table-cell>
              <table:table-cell office:value-type="float" office:value="-101.541295473443">
                <text:p>-101.541295473443</text:p>
              </table:table-cell>
              <table:table-cell office:value-type="float" office:value="161.857">
                <text:p>161.857</text:p>
              </table:table-cell>
              <table:table-cell office:value-type="float" office:value="-126.304194673372">
                <text:p>-126.304194673372</text:p>
              </table:table-cell>
              <table:table-cell office:value-type="float" office:value="298.299">
                <text:p>298.299</text:p>
              </table:table-cell>
              <table:table-cell office:value-type="float" office:value="-151.534763580382">
                <text:p>-151.534763580382</text:p>
              </table:table-cell>
              <table:table-cell office:value-type="float" office:value="2216.128">
                <text:p>2216.128</text:p>
              </table:table-cell>
              <table:table-cell office:value-type="float" office:value="-170.87856806968">
                <text:p>-170.87856806968</text:p>
              </table:table-cell>
              <table:table-cell office:value-type="float" office:value="6622.586">
                <text:p>6622.586</text:p>
              </table:table-cell>
              <table:table-cell office:value-type="float" office:value="-215.633434791621">
                <text:p>-215.63343479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346">
                <text:p>54.346</text:p>
              </table:table-cell>
              <table:table-cell office:value-type="float" office:value="-50.7650584187946">
                <text:p>-50.7650584187946</text:p>
              </table:table-cell>
              <table:table-cell office:value-type="float" office:value="75.077">
                <text:p>75.077</text:p>
              </table:table-cell>
              <table:table-cell office:value-type="float" office:value="-105.421391342722">
                <text:p>-105.421391342722</text:p>
              </table:table-cell>
              <table:table-cell office:value-type="float" office:value="195.207">
                <text:p>195.207</text:p>
              </table:table-cell>
              <table:table-cell office:value-type="float" office:value="-145.684850034197">
                <text:p>-145.684850034197</text:p>
              </table:table-cell>
              <table:table-cell office:value-type="float" office:value="355.899">
                <text:p>355.899</text:p>
              </table:table-cell>
              <table:table-cell office:value-type="float" office:value="-151.017474838812">
                <text:p>-151.017474838812</text:p>
              </table:table-cell>
              <table:table-cell office:value-type="float" office:value="2692.428">
                <text:p>2692.428</text:p>
              </table:table-cell>
              <table:table-cell office:value-type="float" office:value="-176.411423989343">
                <text:p>-176.411423989343</text:p>
              </table:table-cell>
              <table:table-cell office:value-type="float" office:value="8227.586">
                <text:p>8227.586</text:p>
              </table:table-cell>
              <table:table-cell office:value-type="float" office:value="-215.709009063829">
                <text:p>-215.70900906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54">
                <text:p>61.154</text:p>
              </table:table-cell>
              <table:table-cell office:value-type="float" office:value="-50.3674138910263">
                <text:p>-50.3674138910263</text:p>
              </table:table-cell>
              <table:table-cell office:value-type="float" office:value="85.047">
                <text:p>85.047</text:p>
              </table:table-cell>
              <table:table-cell office:value-type="float" office:value="-102.601327114689">
                <text:p>-102.601327114689</text:p>
              </table:table-cell>
              <table:table-cell office:value-type="float" office:value="236.837">
                <text:p>236.837</text:p>
              </table:table-cell>
              <table:table-cell office:value-type="float" office:value="-143.310409005591">
                <text:p>-143.310409005591</text:p>
              </table:table-cell>
              <table:table-cell office:value-type="float" office:value="429.579">
                <text:p>429.579</text:p>
              </table:table-cell>
              <table:table-cell office:value-type="float" office:value="-153.253130789675">
                <text:p>-153.253130789675</text:p>
              </table:table-cell>
              <table:table-cell office:value-type="float" office:value="3270.028">
                <text:p>3270.028</text:p>
              </table:table-cell>
              <table:table-cell office:value-type="float" office:value="-176.407563255273">
                <text:p>-176.407563255273</text:p>
              </table:table-cell>
              <table:table-cell office:value-type="float" office:value="10780.586">
                <text:p>10780.586</text:p>
              </table:table-cell>
              <table:table-cell office:value-type="float" office:value="-216.878520009622">
                <text:p>-216.87852000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.603">
                <text:p>69.603</text:p>
              </table:table-cell>
              <table:table-cell office:value-type="float" office:value="-53.4725366513979">
                <text:p>-53.4725366513979</text:p>
              </table:table-cell>
              <table:table-cell office:value-type="float" office:value="97.357">
                <text:p>97.357</text:p>
              </table:table-cell>
              <table:table-cell office:value-type="float" office:value="-99.2608880455118">
                <text:p>-99.2608880455118</text:p>
              </table:table-cell>
              <table:table-cell office:value-type="float" office:value="294.997">
                <text:p>294.997</text:p>
              </table:table-cell>
              <table:table-cell office:value-type="float" office:value="-134.126358946235">
                <text:p>-134.126358946235</text:p>
              </table:table-cell>
              <table:table-cell office:value-type="float" office:value="516.979">
                <text:p>516.979</text:p>
              </table:table-cell>
              <table:table-cell office:value-type="float" office:value="-184.402001119546">
                <text:p>-184.402001119546</text:p>
              </table:table-cell>
              <table:table-cell office:value-type="float" office:value="4156.828">
                <text:p>4156.828</text:p>
              </table:table-cell>
              <table:table-cell office:value-type="float" office:value="-188.388818070476">
                <text:p>-188.388818070476</text:p>
              </table:table-cell>
              <table:table-cell office:value-type="float" office:value="14144.586">
                <text:p>14144.586</text:p>
              </table:table-cell>
              <table:table-cell office:value-type="float" office:value="-220.093656434382">
                <text:p>-220.09365643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.813">
                <text:p>80.813</text:p>
              </table:table-cell>
              <table:table-cell office:value-type="float" office:value="-55.5755998314748">
                <text:p>-55.5755998314748</text:p>
              </table:table-cell>
              <table:table-cell office:value-type="float" office:value="112.587">
                <text:p>112.587</text:p>
              </table:table-cell>
              <table:table-cell office:value-type="float" office:value="-130.50530938229">
                <text:p>-130.50530938229</text:p>
              </table:table-cell>
              <table:table-cell office:value-type="float" office:value="367.207">
                <text:p>367.207</text:p>
              </table:table-cell>
              <table:table-cell office:value-type="float" office:value="-132.995636869865">
                <text:p>-132.995636869865</text:p>
              </table:table-cell>
              <table:table-cell office:value-type="float" office:value="628.379">
                <text:p>628.379</text:p>
              </table:table-cell>
              <table:table-cell office:value-type="float" office:value="-201.311658552518">
                <text:p>-201.311658552518</text:p>
              </table:table-cell>
              <table:table-cell office:value-type="float" office:value="5285.828">
                <text:p>5285.828</text:p>
              </table:table-cell>
              <table:table-cell office:value-type="float" office:value="-187.764900790639">
                <text:p>-187.764900790639</text:p>
              </table:table-cell>
              <table:table-cell office:value-type="float" office:value="19174.586">
                <text:p>19174.586</text:p>
              </table:table-cell>
              <table:table-cell office:value-type="float" office:value="-242.262103217112">
                <text:p>-242.26210321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433">
                <text:p>95.433</text:p>
              </table:table-cell>
              <table:table-cell office:value-type="float" office:value="-60.2890735419521">
                <text:p>-60.2890735419521</text:p>
              </table:table-cell>
              <table:table-cell office:value-type="float" office:value="130.837">
                <text:p>130.837</text:p>
              </table:table-cell>
              <table:table-cell office:value-type="float" office:value="-123.815660595531">
                <text:p>-123.815660595531</text:p>
              </table:table-cell>
              <table:table-cell office:value-type="float" office:value="450.647">
                <text:p>450.647</text:p>
              </table:table-cell>
              <table:table-cell office:value-type="float" office:value="-134.287710543302">
                <text:p>-134.287710543302</text:p>
              </table:table-cell>
              <table:table-cell office:value-type="float" office:value="778.079">
                <text:p>778.079</text:p>
              </table:table-cell>
              <table:table-cell office:value-type="float" office:value="-173.501512175969">
                <text:p>-173.501512175969</text:p>
              </table:table-cell>
              <table:table-cell office:value-type="float" office:value="6732.828">
                <text:p>6732.828</text:p>
              </table:table-cell>
              <table:table-cell office:value-type="float" office:value="-187.777780457279">
                <text:p>-187.777780457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.183">
                <text:p>113.183</text:p>
              </table:table-cell>
              <table:table-cell office:value-type="float" office:value="-62.2446429949767">
                <text:p>-62.2446429949767</text:p>
              </table:table-cell>
              <table:table-cell office:value-type="float" office:value="153.017">
                <text:p>153.017</text:p>
              </table:table-cell>
              <table:table-cell office:value-type="float" office:value="-120.486534178654">
                <text:p>-120.486534178654</text:p>
              </table:table-cell>
              <table:table-cell office:value-type="float" office:value="569.747">
                <text:p>569.747</text:p>
              </table:table-cell>
              <table:table-cell office:value-type="float" office:value="-131.759994773527">
                <text:p>-131.759994773527</text:p>
              </table:table-cell>
              <table:table-cell office:value-type="float" office:value="961.079">
                <text:p>961.079</text:p>
              </table:table-cell>
              <table:table-cell office:value-type="float" office:value="-166.275569484388">
                <text:p>-166.275569484388</text:p>
              </table:table-cell>
              <table:table-cell office:value-type="float" office:value="8508.828">
                <text:p>8508.828</text:p>
              </table:table-cell>
              <table:table-cell office:value-type="float" office:value="-199.817823424071">
                <text:p>-199.81782342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663">
                <text:p>136.663</text:p>
              </table:table-cell>
              <table:table-cell office:value-type="float" office:value="-65.5375600473078">
                <text:p>-65.5375600473078</text:p>
              </table:table-cell>
              <table:table-cell office:value-type="float" office:value="182.017">
                <text:p>182.017</text:p>
              </table:table-cell>
              <table:table-cell office:value-type="float" office:value="-115.668240270337">
                <text:p>-115.668240270337</text:p>
              </table:table-cell>
              <table:table-cell office:value-type="float" office:value="734.547">
                <text:p>734.547</text:p>
              </table:table-cell>
              <table:table-cell office:value-type="float" office:value="-138.609412634372">
                <text:p>-138.609412634372</text:p>
              </table:table-cell>
              <table:table-cell office:value-type="float" office:value="1181.779">
                <text:p>1181.779</text:p>
              </table:table-cell>
              <table:table-cell office:value-type="float" office:value="-169.532190696371">
                <text:p>-169.532190696371</text:p>
              </table:table-cell>
              <table:table-cell office:value-type="float" office:value="11360.828">
                <text:p>11360.828</text:p>
              </table:table-cell>
              <table:table-cell office:value-type="float" office:value="-199.834099724559">
                <text:p>-199.83409972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.093">
                <text:p>165.093</text:p>
              </table:table-cell>
              <table:table-cell office:value-type="float" office:value="-67.3177592593862">
                <text:p>-67.3177592593862</text:p>
              </table:table-cell>
              <table:table-cell office:value-type="float" office:value="217.647">
                <text:p>217.647</text:p>
              </table:table-cell>
              <table:table-cell office:value-type="float" office:value="-117.035970820942">
                <text:p>-117.035970820942</text:p>
              </table:table-cell>
              <table:table-cell office:value-type="float" office:value="964.747">
                <text:p>964.747</text:p>
              </table:table-cell>
              <table:table-cell office:value-type="float" office:value="-138.094570752068">
                <text:p>-138.094570752068</text:p>
              </table:table-cell>
              <table:table-cell office:value-type="float" office:value="1444.479">
                <text:p>1444.479</text:p>
              </table:table-cell>
              <table:table-cell office:value-type="float" office:value="-169.646337117805">
                <text:p>-169.646337117805</text:p>
              </table:table-cell>
              <table:table-cell office:value-type="float" office:value="15295.828">
                <text:p>15295.828</text:p>
              </table:table-cell>
              <table:table-cell office:value-type="float" office:value="-196.458748569532">
                <text:p>-196.45874856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.413">
                <text:p>205.413</text:p>
              </table:table-cell>
              <table:table-cell office:value-type="float" office:value="-69.5303560844006">
                <text:p>-69.5303560844006</text:p>
              </table:table-cell>
              <table:table-cell office:value-type="float" office:value="265.097">
                <text:p>265.097</text:p>
              </table:table-cell>
              <table:table-cell office:value-type="float" office:value="-117.940807312591">
                <text:p>-117.940807312591</text:p>
              </table:table-cell>
              <table:table-cell office:value-type="float" office:value="1244.147">
                <text:p>1244.147</text:p>
              </table:table-cell>
              <table:table-cell office:value-type="float" office:value="-138.120455034457">
                <text:p>-138.120455034457</text:p>
              </table:table-cell>
              <table:table-cell office:value-type="float" office:value="1793.379">
                <text:p>1793.379</text:p>
              </table:table-cell>
              <table:table-cell office:value-type="float" office:value="-169.703684575666">
                <text:p>-169.703684575666</text:p>
              </table:table-cell>
              <table:table-cell office:value-type="float" office:value="20344.828">
                <text:p>20344.828</text:p>
              </table:table-cell>
              <table:table-cell office:value-type="float" office:value="-199.322970871675">
                <text:p>-199.32297087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.773">
                <text:p>264.773</text:p>
              </table:table-cell>
              <table:table-cell office:value-type="float" office:value="-70.5846159180341">
                <text:p>-70.5846159180341</text:p>
              </table:table-cell>
              <table:table-cell office:value-type="float" office:value="322.857">
                <text:p>322.857</text:p>
              </table:table-cell>
              <table:table-cell office:value-type="float" office:value="-128.435153382412">
                <text:p>-128.435153382412</text:p>
              </table:table-cell>
              <table:table-cell office:value-type="float" office:value="1605.547">
                <text:p>1605.547</text:p>
              </table:table-cell>
              <table:table-cell office:value-type="float" office:value="-152.38415580823">
                <text:p>-152.38415580823</text:p>
              </table:table-cell>
              <table:table-cell office:value-type="float" office:value="2205.879">
                <text:p>2205.879</text:p>
              </table:table-cell>
              <table:table-cell office:value-type="float" office:value="-169.900665233681">
                <text:p>-169.900665233681</text:p>
              </table:table-cell>
              <table:table-cell office:value-type="float" office:value="27089.828">
                <text:p>27089.828</text:p>
              </table:table-cell>
              <table:table-cell office:value-type="float" office:value="-229.341109520678">
                <text:p>-229.34110952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1.283">
                <text:p>351.283</text:p>
              </table:table-cell>
              <table:table-cell office:value-type="float" office:value="-71.6460170559044">
                <text:p>-71.6460170559044</text:p>
              </table:table-cell>
              <table:table-cell office:value-type="float" office:value="406.957">
                <text:p>406.957</text:p>
              </table:table-cell>
              <table:table-cell office:value-type="float" office:value="-123.727141013798">
                <text:p>-123.727141013798</text:p>
              </table:table-cell>
              <table:table-cell office:value-type="float" office:value="2154.247">
                <text:p>2154.247</text:p>
              </table:table-cell>
              <table:table-cell office:value-type="float" office:value="-151.516141753258">
                <text:p>-151.516141753258</text:p>
              </table:table-cell>
              <table:table-cell office:value-type="float" office:value="2854.679">
                <text:p>2854.679</text:p>
              </table:table-cell>
              <table:table-cell office:value-type="float" office:value="-172.969951866974">
                <text:p>-172.96995186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.483">
                <text:p>486.483</text:p>
              </table:table-cell>
              <table:table-cell office:value-type="float" office:value="-73.7731504757127">
                <text:p>-73.7731504757127</text:p>
              </table:table-cell>
              <table:table-cell office:value-type="float" office:value="534.657">
                <text:p>534.657</text:p>
              </table:table-cell>
              <table:table-cell office:value-type="float" office:value="-123.472762313558">
                <text:p>-123.472762313558</text:p>
              </table:table-cell>
              <table:table-cell office:value-type="float" office:value="2881.747">
                <text:p>2881.747</text:p>
              </table:table-cell>
              <table:table-cell office:value-type="float" office:value="-151.556375121187">
                <text:p>-151.556375121187</text:p>
              </table:table-cell>
              <table:table-cell office:value-type="float" office:value="3848.779">
                <text:p>3848.779</text:p>
              </table:table-cell>
              <table:table-cell office:value-type="float" office:value="-187.506355988556">
                <text:p>-187.506355988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383">
                <text:p>700.383</text:p>
              </table:table-cell>
              <table:table-cell office:value-type="float" office:value="-76.7469790382313">
                <text:p>-76.7469790382313</text:p>
              </table:table-cell>
              <table:table-cell office:value-type="float" office:value="684.157">
                <text:p>684.157</text:p>
              </table:table-cell>
              <table:table-cell office:value-type="float" office:value="-123.617894702009">
                <text:p>-123.617894702009</text:p>
              </table:table-cell>
              <table:table-cell office:value-type="float" office:value="3934.747">
                <text:p>3934.747</text:p>
              </table:table-cell>
              <table:table-cell office:value-type="float" office:value="-150.832836731322">
                <text:p>-150.832836731322</text:p>
              </table:table-cell>
              <table:table-cell office:value-type="float" office:value="5165.779">
                <text:p>5165.779</text:p>
              </table:table-cell>
              <table:table-cell office:value-type="float" office:value="-186.009639780488">
                <text:p>-186.00963978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3.783">
                <text:p>1023.783</text:p>
              </table:table-cell>
              <table:table-cell office:value-type="float" office:value="-78.6016254967328">
                <text:p>-78.6016254967328</text:p>
              </table:table-cell>
              <table:table-cell office:value-type="float" office:value="870.757">
                <text:p>870.757</text:p>
              </table:table-cell>
              <table:table-cell office:value-type="float" office:value="-125.154008724298">
                <text:p>-125.154008724298</text:p>
              </table:table-cell>
              <table:table-cell office:value-type="float" office:value="5528.747">
                <text:p>5528.747</text:p>
              </table:table-cell>
              <table:table-cell office:value-type="float" office:value="-150.504009978683">
                <text:p>-150.504009978683</text:p>
              </table:table-cell>
              <table:table-cell office:value-type="float" office:value="6872.779">
                <text:p>6872.779</text:p>
              </table:table-cell>
              <table:table-cell office:value-type="float" office:value="-194.41665828566">
                <text:p>-194.41665828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6.583">
                <text:p>1496.583</text:p>
              </table:table-cell>
              <table:table-cell office:value-type="float" office:value="-79.3860831813362">
                <text:p>-79.3860831813362</text:p>
              </table:table-cell>
              <table:table-cell office:value-type="float" office:value="1111.457">
                <text:p>1111.457</text:p>
              </table:table-cell>
              <table:table-cell office:value-type="float" office:value="-170.745905707117">
                <text:p>-170.745905707117</text:p>
              </table:table-cell>
              <table:table-cell office:value-type="float" office:value="7903.747">
                <text:p>7903.747</text:p>
              </table:table-cell>
              <table:table-cell office:value-type="float" office:value="-150.571902443375">
                <text:p>-150.571902443375</text:p>
              </table:table-cell>
              <table:table-cell office:value-type="float" office:value="8922.779">
                <text:p>8922.779</text:p>
              </table:table-cell>
              <table:table-cell office:value-type="float" office:value="-207.007036671785">
                <text:p>-207.00703667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0.383">
                <text:p>2120.383</text:p>
              </table:table-cell>
              <table:table-cell office:value-type="float" office:value="-80.7221640906848">
                <text:p>-80.7221640906848</text:p>
              </table:table-cell>
              <table:table-cell office:value-type="float" office:value="1465.157">
                <text:p>1465.157</text:p>
              </table:table-cell>
              <table:table-cell office:value-type="float" office:value="-148.486407248582">
                <text:p>-148.486407248582</text:p>
              </table:table-cell>
              <table:table-cell office:value-type="float" office:value="11023.747">
                <text:p>11023.747</text:p>
              </table:table-cell>
              <table:table-cell office:value-type="float" office:value="-158.93662193139">
                <text:p>-158.93662193139</text:p>
              </table:table-cell>
              <table:table-cell office:value-type="float" office:value="12117.779">
                <text:p>12117.779</text:p>
              </table:table-cell>
              <table:table-cell office:value-type="float" office:value="-206.974666310079">
                <text:p>-206.97466631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8.383">
                <text:p>3168.383</text:p>
              </table:table-cell>
              <table:table-cell office:value-type="float" office:value="-83.5845627588213">
                <text:p>-83.5845627588213</text:p>
              </table:table-cell>
              <table:table-cell office:value-type="float" office:value="1924.857">
                <text:p>1924.857</text:p>
              </table:table-cell>
              <table:table-cell office:value-type="float" office:value="-138.784639642134">
                <text:p>-138.784639642134</text:p>
              </table:table-cell>
              <table:table-cell office:value-type="float" office:value="15355.747">
                <text:p>15355.747</text:p>
              </table:table-cell>
              <table:table-cell office:value-type="float" office:value="-173.4514606581">
                <text:p>-173.451460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93.383">
                <text:p>4693.383</text:p>
              </table:table-cell>
              <table:table-cell office:value-type="float" office:value="-84.9536729496735">
                <text:p>-84.9536729496735</text:p>
              </table:table-cell>
              <table:table-cell office:value-type="float" office:value="2498.457">
                <text:p>2498.457</text:p>
              </table:table-cell>
              <table:table-cell office:value-type="float" office:value="-145.873414473093">
                <text:p>-145.873414473093</text:p>
              </table:table-cell>
              <table:table-cell office:value-type="float" office:value="21656.747">
                <text:p>21656.747</text:p>
              </table:table-cell>
              <table:table-cell office:value-type="float" office:value="-167.794298795274">
                <text:p>-167.794298795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88.383">
                <text:p>7188.383</text:p>
              </table:table-cell>
              <table:table-cell office:value-type="float" office:value="-85.9418138022858">
                <text:p>-85.9418138022858</text:p>
              </table:table-cell>
              <table:table-cell office:value-type="float" office:value="3310.057">
                <text:p>3310.057</text:p>
              </table:table-cell>
              <table:table-cell office:value-type="float" office:value="-147.572304369007">
                <text:p>-147.572304369007</text:p>
              </table:table-cell>
              <table:table-cell office:value-type="float" office:value="31538.747">
                <text:p>31538.747</text:p>
              </table:table-cell>
              <table:table-cell office:value-type="float" office:value="-168.013185783125">
                <text:p>-168.01318578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-30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60" chart:maximum="0" chart:origin="-300" chart:interval-major="2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25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scatter" chart:style-name="ch1">
        <chart:legend chart:legend-position="end" svg:x="13.527cm" svg:y="1.905cm" style:legend-expansion="high" chart:style-name="ch2"/>
        <chart:plot-area chart:style-name="ch3" table:cell-range-address="'1'.R9:'1'.R48 '1'.B49:'1'.B49 '1'.AA9:'1'.AA48 '2'.B49:'2'.B49 '2'.AA9:'2'.AA48 '3'.B49:'3'.B49 '3'.AA9:'3'.AA48 '4'.B46:'4'.B46 '4'.AA9:'4'.AA45 '5'.B40:'5'.B40 '5'.AA9:'5'.AA39 '6'.B34:'6'.B34 '6'.AA9:'6'.AA33 '7'.B29:'7'.B29 '7'.AA9:'7'.AA28 '8'.B26:'8'.B26 '8'.AA9:'8'.AA25 '9'.B22:'9'.B22 '9'.AA9:'9'.AA21 '10'.B21:'10'.B21 '10'.AA9:'10'.AA20" chart:data-source-has-labels="row" svg:x="1.315cm" svg:y="0.177cm" svg:width="11.908cm" svg:height="7.556cm">
          <chartooo:coordinate-region svg:x="2.077cm" svg:y="0.376cm" svg:width="10.866cm" svg:height="6.86cm"/>
          <chart:axis chart:dimension="x" chart:name="primary-x" chart:style-name="ch4">
            <chart:title svg:x="5.36cm" svg:y="7.91cm" chart:style-name="ch5">
              <text:p>Cummulative Run Time, 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322cm" chart:style-name="ch9">
              <text:p>Passivity Error, dB</text:p>
            </chart:title>
            <chart:grid chart:style-name="ch6" chart:class="major"/>
          </chart:axis>
          <chart:series chart:style-name="ch10" chart:values-cell-range-address="'1'.AA9:'1'.AA48" chart:label-cell-address="'1'.B49:'1'.B49" chart:class="chart:scatter">
            <chart:domain table:cell-range-address="'1'.R9:'1'.R48"/>
            <chart:data-point chart:repeated="40"/>
          </chart:series>
          <chart:series chart:style-name="ch11" chart:values-cell-range-address="'2'.AA9:'2'.AA48" chart:label-cell-address="'2'.B49:'2'.B49" chart:class="chart:scatter">
            <chart:domain table:cell-range-address="'2'.R9:'2'.R48"/>
            <chart:data-point chart:repeated="40"/>
          </chart:series>
          <chart:series chart:style-name="ch12" chart:values-cell-range-address="'3'.AA9:'3'.AA48" chart:label-cell-address="'3'.B49:'3'.B49" chart:class="chart:scatter">
            <chart:domain table:cell-range-address="'3'.R9:'3'.R48"/>
            <chart:data-point chart:repeated="40"/>
          </chart:series>
          <chart:series chart:style-name="ch13" chart:values-cell-range-address="'4'.AA9:'4'.AA45" chart:label-cell-address="'4'.B46:'4'.B46" chart:class="chart:scatter">
            <chart:domain table:cell-range-address="'4'.R9:'4'.R45"/>
            <chart:data-point chart:repeated="37"/>
          </chart:series>
          <chart:series chart:style-name="ch14" chart:values-cell-range-address="'5'.AA9:'5'.AA39" chart:label-cell-address="'5'.B40:'5'.B40" chart:class="chart:scatter">
            <chart:domain table:cell-range-address="'5'.R9:'5'.R39"/>
            <chart:data-point chart:repeated="31"/>
          </chart:series>
          <chart:series chart:style-name="ch15" chart:values-cell-range-address="'6'.AA9:'6'.AA33" chart:label-cell-address="'6'.B34:'6'.B34" chart:class="chart:scatter">
            <chart:domain table:cell-range-address="'6'.R9:'6'.R33"/>
            <chart:data-point chart:repeated="25"/>
          </chart:series>
          <chart:series chart:style-name="ch16" chart:values-cell-range-address="'7'.AA9:'7'.AA28" chart:label-cell-address="'7'.B29:'7'.B29" chart:class="chart:scatter">
            <chart:domain table:cell-range-address="'7'.R9:'7'.R28"/>
            <chart:data-point chart:repeated="20"/>
          </chart:series>
          <chart:series chart:style-name="ch17" chart:values-cell-range-address="'8'.AA9:'8'.AA25" chart:label-cell-address="'8'.B26:'8'.B26" chart:class="chart:scatter">
            <chart:domain table:cell-range-address="'8'.R9:'8'.R25"/>
            <chart:data-point chart:repeated="17"/>
          </chart:series>
          <chart:series chart:style-name="ch18" chart:values-cell-range-address="'9'.AA9:'9'.AA21" chart:label-cell-address="'9'.B22:'9'.B22" chart:class="chart:scatter">
            <chart:domain table:cell-range-address="'9'.R9:'9'.R21"/>
            <chart:data-point chart:repeated="13"/>
          </chart:series>
          <chart:series chart:style-name="ch19" chart:values-cell-range-address="'10'.AA9:'10'.AA20" chart:label-cell-address="'10'.B21:'10'.B21" chart:class="chart:scatter">
            <chart:domain table:cell-range-address="'10'.R9:'10'.R20"/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</text:p>
                <draw:g>
                  <svg:desc>'1'.B49:'1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2</text:p>
                <draw:g>
                  <svg:desc>'2'.B49:'2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3</text:p>
                <draw:g>
                  <svg:desc>'3'.B49:'3'.B4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4</text:p>
                <draw:g>
                  <svg:desc>'4'.B46:'4'.B4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5</text:p>
                <draw:g>
                  <svg:desc>'5'.B40:'5'.B4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6</text:p>
                <draw:g>
                  <svg:desc>'6'.B34:'6'.B3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7</text:p>
                <draw:g>
                  <svg:desc>'7'.B29:'7'.B2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8</text:p>
                <draw:g>
                  <svg:desc>'8'.B26:'8'.B2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9</text:p>
                <draw:g>
                  <svg:desc>'9'.B22:'9'.B2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10</text:p>
                <draw:g>
                  <svg:desc>'10'.B21:'10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7">
                <text:p>1.707</text:p>
                <draw:g>
                  <svg:desc>'1'.R9:'1'.R48</svg:desc>
                </draw:g>
              </table:table-cell>
              <table:table-cell office:value-type="float" office:value="-103.333021446894">
                <text:p>-103.333021446894</text:p>
                <draw:g>
                  <svg:desc>'1'.AA9:'1'.AA48</svg:desc>
                </draw:g>
              </table:table-cell>
              <table:table-cell office:value-type="float" office:value="1.834">
                <text:p>1.834</text:p>
                <draw:g>
                  <svg:desc>'2'.R9:'2'.R48</svg:desc>
                </draw:g>
              </table:table-cell>
              <table:table-cell office:value-type="float" office:value="-44.6518715119758">
                <text:p>-44.6518715119758</text:p>
                <draw:g>
                  <svg:desc>'2'.AA9:'2'.AA48</svg:desc>
                </draw:g>
              </table:table-cell>
              <table:table-cell office:value-type="float" office:value="2.085">
                <text:p>2.085</text:p>
                <draw:g>
                  <svg:desc>'3'.R9:'3'.R48</svg:desc>
                </draw:g>
              </table:table-cell>
              <table:table-cell office:value-type="float" office:value="-56.7582647150443">
                <text:p>-56.7582647150443</text:p>
                <draw:g>
                  <svg:desc>'3'.AA9:'3'.AA48</svg:desc>
                </draw:g>
              </table:table-cell>
              <table:table-cell office:value-type="float" office:value="2.602">
                <text:p>2.602</text:p>
                <draw:g>
                  <svg:desc>'4'.R9:'4'.R45</svg:desc>
                </draw:g>
              </table:table-cell>
              <table:table-cell office:value-type="float" office:value="-70.4980163506851">
                <text:p>-70.4980163506851</text:p>
                <draw:g>
                  <svg:desc>'4'.AA9:'4'.AA45</svg:desc>
                </draw:g>
              </table:table-cell>
              <table:table-cell office:value-type="float" office:value="4.588">
                <text:p>4.588</text:p>
                <draw:g>
                  <svg:desc>'5'.R9:'5'.R39</svg:desc>
                </draw:g>
              </table:table-cell>
              <table:table-cell office:value-type="float" office:value="-98.834705177206">
                <text:p>-98.834705177206</text:p>
                <draw:g>
                  <svg:desc>'5'.AA9:'5'.AA39</svg:desc>
                </draw:g>
              </table:table-cell>
              <table:table-cell office:value-type="float" office:value="8.736">
                <text:p>8.736</text:p>
                <draw:g>
                  <svg:desc>'6'.R9:'6'.R33</svg:desc>
                </draw:g>
              </table:table-cell>
              <table:table-cell office:value-type="float" office:value="-114.170678260408">
                <text:p>-114.170678260408</text:p>
                <draw:g>
                  <svg:desc>'6'.AA9:'6'.AA33</svg:desc>
                </draw:g>
              </table:table-cell>
              <table:table-cell office:value-type="float" office:value="18.41">
                <text:p>18.41</text:p>
                <draw:g>
                  <svg:desc>'7'.R9:'7'.R28</svg:desc>
                </draw:g>
              </table:table-cell>
              <table:table-cell office:value-type="float" office:value="-137.182827813293">
                <text:p>-137.182827813293</text:p>
                <draw:g>
                  <svg:desc>'7'.AA9:'7'.AA28</svg:desc>
                </draw:g>
              </table:table-cell>
              <table:table-cell office:value-type="float" office:value="44.11">
                <text:p>44.11</text:p>
                <draw:g>
                  <svg:desc>'8'.R9:'8'.R25</svg:desc>
                </draw:g>
              </table:table-cell>
              <table:table-cell office:value-type="float" office:value="-153.685095690468">
                <text:p>-153.685095690468</text:p>
                <draw:g>
                  <svg:desc>'8'.AA9:'8'.AA25</svg:desc>
                </draw:g>
              </table:table-cell>
              <table:table-cell office:value-type="float" office:value="118.6">
                <text:p>118.6</text:p>
                <draw:g>
                  <svg:desc>'9'.R9:'9'.R21</svg:desc>
                </draw:g>
              </table:table-cell>
              <table:table-cell office:value-type="float" office:value="-181.256555056194">
                <text:p>-181.256555056194</text:p>
                <draw:g>
                  <svg:desc>'9'.AA9:'9'.AA21</svg:desc>
                </draw:g>
              </table:table-cell>
              <table:table-cell office:value-type="float" office:value="336.6">
                <text:p>336.6</text:p>
                <draw:g>
                  <svg:desc>'10'.R9:'10'.R20</svg:desc>
                </draw:g>
              </table:table-cell>
              <table:table-cell office:value-type="float" office:value="-195.221589783995">
                <text:p>-195.221589783995</text:p>
                <draw:g>
                  <svg:desc>'10'.AA9:'10'.A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34">
                <text:p>3.434</text:p>
              </table:table-cell>
              <table:table-cell office:value-type="float" office:value="-64.3225891289194">
                <text:p>-64.3225891289194</text:p>
              </table:table-cell>
              <table:table-cell office:value-type="float" office:value="3.672">
                <text:p>3.672</text:p>
              </table:table-cell>
              <table:table-cell office:value-type="float" office:value="-38.3074832168005">
                <text:p>-38.3074832168005</text:p>
              </table:table-cell>
              <table:table-cell office:value-type="float" office:value="4.274">
                <text:p>4.274</text:p>
              </table:table-cell>
              <table:table-cell office:value-type="float" office:value="-55.0444593167292">
                <text:p>-55.0444593167292</text:p>
              </table:table-cell>
              <table:table-cell office:value-type="float" office:value="6.041">
                <text:p>6.041</text:p>
              </table:table-cell>
              <table:table-cell office:value-type="float" office:value="-73.9948579025122">
                <text:p>-73.9948579025122</text:p>
              </table:table-cell>
              <table:table-cell office:value-type="float" office:value="14.238">
                <text:p>14.238</text:p>
              </table:table-cell>
              <table:table-cell office:value-type="float" office:value="-98.6083972764306">
                <text:p>-98.6083972764306</text:p>
              </table:table-cell>
              <table:table-cell office:value-type="float" office:value="36.216">
                <text:p>36.216</text:p>
              </table:table-cell>
              <table:table-cell office:value-type="float" office:value="-125.381647987504">
                <text:p>-125.381647987504</text:p>
              </table:table-cell>
              <table:table-cell office:value-type="float" office:value="81.13">
                <text:p>81.13</text:p>
              </table:table-cell>
              <table:table-cell office:value-type="float" office:value="-139.7041943221">
                <text:p>-139.7041943221</text:p>
              </table:table-cell>
              <table:table-cell office:value-type="float" office:value="205.21">
                <text:p>205.21</text:p>
              </table:table-cell>
              <table:table-cell office:value-type="float" office:value="-158.623901903964">
                <text:p>-158.623901903964</text:p>
              </table:table-cell>
              <table:table-cell office:value-type="float" office:value="609.3">
                <text:p>609.3</text:p>
              </table:table-cell>
              <table:table-cell office:value-type="float" office:value="-187.930131557492">
                <text:p>-187.930131557492</text:p>
              </table:table-cell>
              <table:table-cell office:value-type="float" office:value="1564.6">
                <text:p>1564.6</text:p>
              </table:table-cell>
              <table:table-cell office:value-type="float" office:value="-200.61826454569">
                <text:p>-200.61826454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53">
                <text:p>5.153</text:p>
              </table:table-cell>
              <table:table-cell office:value-type="float" office:value="-43.7057947770347">
                <text:p>-43.7057947770347</text:p>
              </table:table-cell>
              <table:table-cell office:value-type="float" office:value="5.606">
                <text:p>5.606</text:p>
              </table:table-cell>
              <table:table-cell office:value-type="float" office:value="-42.7016291585018">
                <text:p>-42.7016291585018</text:p>
              </table:table-cell>
              <table:table-cell office:value-type="float" office:value="6.643">
                <text:p>6.643</text:p>
              </table:table-cell>
              <table:table-cell office:value-type="float" office:value="-58.4157927602235">
                <text:p>-58.4157927602235</text:p>
              </table:table-cell>
              <table:table-cell office:value-type="float" office:value="9.807">
                <text:p>9.807</text:p>
              </table:table-cell>
              <table:table-cell office:value-type="float" office:value="-85.2052684548496">
                <text:p>-85.2052684548496</text:p>
              </table:table-cell>
              <table:table-cell office:value-type="float" office:value="29.018">
                <text:p>29.018</text:p>
              </table:table-cell>
              <table:table-cell office:value-type="float" office:value="-106.357195217221">
                <text:p>-106.357195217221</text:p>
              </table:table-cell>
              <table:table-cell office:value-type="float" office:value="70.596">
                <text:p>70.596</text:p>
              </table:table-cell>
              <table:table-cell office:value-type="float" office:value="-126.418080883444">
                <text:p>-126.418080883444</text:p>
              </table:table-cell>
              <table:table-cell office:value-type="float" office:value="162.96">
                <text:p>162.96</text:p>
              </table:table-cell>
              <table:table-cell office:value-type="float" office:value="-152.501543458137">
                <text:p>-152.501543458137</text:p>
              </table:table-cell>
              <table:table-cell office:value-type="float" office:value="414.71">
                <text:p>414.71</text:p>
              </table:table-cell>
              <table:table-cell office:value-type="float" office:value="-170.872059245931">
                <text:p>-170.872059245931</text:p>
              </table:table-cell>
              <table:table-cell office:value-type="float" office:value="1363.1">
                <text:p>1363.1</text:p>
              </table:table-cell>
              <table:table-cell office:value-type="float" office:value="-195.870080025993">
                <text:p>-195.870080025993</text:p>
              </table:table-cell>
              <table:table-cell office:value-type="float" office:value="3202.6">
                <text:p>3202.6</text:p>
              </table:table-cell>
              <table:table-cell office:value-type="float" office:value="-218.432815620967">
                <text:p>-218.432815620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">
                <text:p>6.94</text:p>
              </table:table-cell>
              <table:table-cell office:value-type="float" office:value="-31.0457924145878">
                <text:p>-31.0457924145878</text:p>
              </table:table-cell>
              <table:table-cell office:value-type="float" office:value="7.6">
                <text:p>7.6</text:p>
              </table:table-cell>
              <table:table-cell office:value-type="float" office:value="-58.5121726411986">
                <text:p>-58.5121726411986</text:p>
              </table:table-cell>
              <table:table-cell office:value-type="float" office:value="9.274">
                <text:p>9.274</text:p>
              </table:table-cell>
              <table:table-cell office:value-type="float" office:value="-58.3551192695271">
                <text:p>-58.3551192695271</text:p>
              </table:table-cell>
              <table:table-cell office:value-type="float" office:value="15.049">
                <text:p>15.049</text:p>
              </table:table-cell>
              <table:table-cell office:value-type="float" office:value="-88.855237985326">
                <text:p>-88.855237985326</text:p>
              </table:table-cell>
              <table:table-cell office:value-type="float" office:value="44.538">
                <text:p>44.538</text:p>
              </table:table-cell>
              <table:table-cell office:value-type="float" office:value="-138.80020959296">
                <text:p>-138.80020959296</text:p>
              </table:table-cell>
              <table:table-cell office:value-type="float" office:value="124.606">
                <text:p>124.606</text:p>
              </table:table-cell>
              <table:table-cell office:value-type="float" office:value="-132.620543361192">
                <text:p>-132.620543361192</text:p>
              </table:table-cell>
              <table:table-cell office:value-type="float" office:value="302.36">
                <text:p>302.36</text:p>
              </table:table-cell>
              <table:table-cell office:value-type="float" office:value="-149.833084298538">
                <text:p>-149.833084298538</text:p>
              </table:table-cell>
              <table:table-cell office:value-type="float" office:value="667.01">
                <text:p>667.01</text:p>
              </table:table-cell>
              <table:table-cell office:value-type="float" office:value="-175.982646589253">
                <text:p>-175.982646589253</text:p>
              </table:table-cell>
              <table:table-cell office:value-type="float" office:value="2192.7">
                <text:p>2192.7</text:p>
              </table:table-cell>
              <table:table-cell office:value-type="float" office:value="-212.776879463178">
                <text:p>-212.776879463178</text:p>
              </table:table-cell>
              <table:table-cell office:value-type="float" office:value="5322.6">
                <text:p>5322.6</text:p>
              </table:table-cell>
              <table:table-cell office:value-type="float" office:value="-231.284752887156">
                <text:p>-231.284752887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03">
                <text:p>8.703</text:p>
              </table:table-cell>
              <table:table-cell office:value-type="float" office:value="-37.5701842446877">
                <text:p>-37.5701842446877</text:p>
              </table:table-cell>
              <table:table-cell office:value-type="float" office:value="9.687">
                <text:p>9.687</text:p>
              </table:table-cell>
              <table:table-cell office:value-type="float" office:value="-58.4513323725842">
                <text:p>-58.4513323725842</text:p>
              </table:table-cell>
              <table:table-cell office:value-type="float" office:value="12.053">
                <text:p>12.053</text:p>
              </table:table-cell>
              <table:table-cell office:value-type="float" office:value="-70.4828491965952">
                <text:p>-70.4828491965952</text:p>
              </table:table-cell>
              <table:table-cell office:value-type="float" office:value="20.516">
                <text:p>20.516</text:p>
              </table:table-cell>
              <table:table-cell office:value-type="float" office:value="-109.672792331952">
                <text:p>-109.672792331952</text:p>
              </table:table-cell>
              <table:table-cell office:value-type="float" office:value="64.198">
                <text:p>64.198</text:p>
              </table:table-cell>
              <table:table-cell office:value-type="float" office:value="-120.609307405998">
                <text:p>-120.609307405998</text:p>
              </table:table-cell>
              <table:table-cell office:value-type="float" office:value="180.046">
                <text:p>180.046</text:p>
              </table:table-cell>
              <table:table-cell office:value-type="float" office:value="-136.966514046843">
                <text:p>-136.966514046843</text:p>
              </table:table-cell>
              <table:table-cell office:value-type="float" office:value="444.16">
                <text:p>444.16</text:p>
              </table:table-cell>
              <table:table-cell office:value-type="float" office:value="-161.094542077282">
                <text:p>-161.094542077282</text:p>
              </table:table-cell>
              <table:table-cell office:value-type="float" office:value="1404.61">
                <text:p>1404.61</text:p>
              </table:table-cell>
              <table:table-cell office:value-type="float" office:value="-175.983681986806">
                <text:p>-175.983681986806</text:p>
              </table:table-cell>
              <table:table-cell office:value-type="float" office:value="3833.7">
                <text:p>3833.7</text:p>
              </table:table-cell>
              <table:table-cell office:value-type="float" office:value="-212.602894843568">
                <text:p>-212.602894843568</text:p>
              </table:table-cell>
              <table:table-cell office:value-type="float" office:value="7986.6">
                <text:p>7986.6</text:p>
              </table:table-cell>
              <table:table-cell office:value-type="float" office:value="-224.037462001516">
                <text:p>-224.037462001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72">
                <text:p>10.472</text:p>
              </table:table-cell>
              <table:table-cell office:value-type="float" office:value="-49.5182962072911">
                <text:p>-49.5182962072911</text:p>
              </table:table-cell>
              <table:table-cell office:value-type="float" office:value="11.79">
                <text:p>11.79</text:p>
              </table:table-cell>
              <table:table-cell office:value-type="float" office:value="-58.4887652021129">
                <text:p>-58.4887652021129</text:p>
              </table:table-cell>
              <table:table-cell office:value-type="float" office:value="14.894">
                <text:p>14.894</text:p>
              </table:table-cell>
              <table:table-cell office:value-type="float" office:value="-70.4063194396617">
                <text:p>-70.4063194396617</text:p>
              </table:table-cell>
              <table:table-cell office:value-type="float" office:value="26.214">
                <text:p>26.214</text:p>
              </table:table-cell>
              <table:table-cell office:value-type="float" office:value="-111.71987918355">
                <text:p>-111.71987918355</text:p>
              </table:table-cell>
              <table:table-cell office:value-type="float" office:value="86.588">
                <text:p>86.588</text:p>
              </table:table-cell>
              <table:table-cell office:value-type="float" office:value="-120.614720900489">
                <text:p>-120.614720900489</text:p>
              </table:table-cell>
              <table:table-cell office:value-type="float" office:value="245.456">
                <text:p>245.456</text:p>
              </table:table-cell>
              <table:table-cell office:value-type="float" office:value="-136.96626820693">
                <text:p>-136.96626820693</text:p>
              </table:table-cell>
              <table:table-cell office:value-type="float" office:value="660.66">
                <text:p>660.66</text:p>
              </table:table-cell>
              <table:table-cell office:value-type="float" office:value="-161.095989559774">
                <text:p>-161.095989559774</text:p>
              </table:table-cell>
              <table:table-cell office:value-type="float" office:value="2142.21">
                <text:p>2142.21</text:p>
              </table:table-cell>
              <table:table-cell office:value-type="float" office:value="-198.667595818477">
                <text:p>-198.667595818477</text:p>
              </table:table-cell>
              <table:table-cell office:value-type="float" office:value="5750.7">
                <text:p>5750.7</text:p>
              </table:table-cell>
              <table:table-cell office:value-type="float" office:value="-212.929517813209">
                <text:p>-212.929517813209</text:p>
              </table:table-cell>
              <table:table-cell office:value-type="float" office:value="10962.6">
                <text:p>10962.6</text:p>
              </table:table-cell>
              <table:table-cell office:value-type="float" office:value="-243.775445097622">
                <text:p>-243.775445097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-45.4196907504502">
                <text:p>-45.4196907504502</text:p>
              </table:table-cell>
              <table:table-cell office:value-type="float" office:value="13.999">
                <text:p>13.999</text:p>
              </table:table-cell>
              <table:table-cell office:value-type="float" office:value="-55.8989059368838">
                <text:p>-55.8989059368838</text:p>
              </table:table-cell>
              <table:table-cell office:value-type="float" office:value="18.354">
                <text:p>18.354</text:p>
              </table:table-cell>
              <table:table-cell office:value-type="float" office:value="-70.402961346473">
                <text:p>-70.402961346473</text:p>
              </table:table-cell>
              <table:table-cell office:value-type="float" office:value="32.019">
                <text:p>32.019</text:p>
              </table:table-cell>
              <table:table-cell office:value-type="float" office:value="-118.911180122812">
                <text:p>-118.911180122812</text:p>
              </table:table-cell>
              <table:table-cell office:value-type="float" office:value="109.678">
                <text:p>109.678</text:p>
              </table:table-cell>
              <table:table-cell office:value-type="float" office:value="-115.758778075911">
                <text:p>-115.758778075911</text:p>
              </table:table-cell>
              <table:table-cell office:value-type="float" office:value="311.686">
                <text:p>311.686</text:p>
              </table:table-cell>
              <table:table-cell office:value-type="float" office:value="-155.961509578036">
                <text:p>-155.961509578036</text:p>
              </table:table-cell>
              <table:table-cell office:value-type="float" office:value="886.46">
                <text:p>886.46</text:p>
              </table:table-cell>
              <table:table-cell office:value-type="float" office:value="-161.097949821562">
                <text:p>-161.097949821562</text:p>
              </table:table-cell>
              <table:table-cell office:value-type="float" office:value="2977.91">
                <text:p>2977.91</text:p>
              </table:table-cell>
              <table:table-cell office:value-type="float" office:value="-198.684951010114">
                <text:p>-198.684951010114</text:p>
              </table:table-cell>
              <table:table-cell office:value-type="float" office:value="8929.7">
                <text:p>8929.7</text:p>
              </table:table-cell>
              <table:table-cell office:value-type="float" office:value="-213.469536549511">
                <text:p>-213.469536549511</text:p>
              </table:table-cell>
              <table:table-cell office:value-type="float" office:value="15344.6">
                <text:p>15344.6</text:p>
              </table:table-cell>
              <table:table-cell office:value-type="float" office:value="-238.091938265417">
                <text:p>-238.091938265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75">
                <text:p>14.075</text:p>
              </table:table-cell>
              <table:table-cell office:value-type="float" office:value="-49.6253735910747">
                <text:p>-49.6253735910747</text:p>
              </table:table-cell>
              <table:table-cell office:value-type="float" office:value="16.22">
                <text:p>16.22</text:p>
              </table:table-cell>
              <table:table-cell office:value-type="float" office:value="-55.8563772535655">
                <text:p>-55.8563772535655</text:p>
              </table:table-cell>
              <table:table-cell office:value-type="float" office:value="21.847">
                <text:p>21.847</text:p>
              </table:table-cell>
              <table:table-cell office:value-type="float" office:value="-70.6173937419167">
                <text:p>-70.6173937419167</text:p>
              </table:table-cell>
              <table:table-cell office:value-type="float" office:value="38.239">
                <text:p>38.239</text:p>
              </table:table-cell>
              <table:table-cell office:value-type="float" office:value="-118.917279856563">
                <text:p>-118.917279856563</text:p>
              </table:table-cell>
              <table:table-cell office:value-type="float" office:value="146.248">
                <text:p>146.248</text:p>
              </table:table-cell>
              <table:table-cell office:value-type="float" office:value="-115.758795509894">
                <text:p>-115.758795509894</text:p>
              </table:table-cell>
              <table:table-cell office:value-type="float" office:value="435.986">
                <text:p>435.986</text:p>
              </table:table-cell>
              <table:table-cell office:value-type="float" office:value="-155.977004657558">
                <text:p>-155.977004657558</text:p>
              </table:table-cell>
              <table:table-cell office:value-type="float" office:value="1142.66">
                <text:p>1142.66</text:p>
              </table:table-cell>
              <table:table-cell office:value-type="float" office:value="-161.099279125501">
                <text:p>-161.099279125501</text:p>
              </table:table-cell>
              <table:table-cell office:value-type="float" office:value="3836.91">
                <text:p>3836.91</text:p>
              </table:table-cell>
              <table:table-cell office:value-type="float" office:value="-202.151811709932">
                <text:p>-202.151811709932</text:p>
              </table:table-cell>
              <table:table-cell office:value-type="float" office:value="13995.7">
                <text:p>13995.7</text:p>
              </table:table-cell>
              <table:table-cell office:value-type="float" office:value="-213.229540685425">
                <text:p>-213.229540685425</text:p>
              </table:table-cell>
              <table:table-cell office:value-type="float" office:value="20207.6">
                <text:p>20207.6</text:p>
              </table:table-cell>
              <table:table-cell office:value-type="float" office:value="-244.386206442611">
                <text:p>-244.386206442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43">
                <text:p>15.943</text:p>
              </table:table-cell>
              <table:table-cell office:value-type="float" office:value="-62.3341825805243">
                <text:p>-62.3341825805243</text:p>
              </table:table-cell>
              <table:table-cell office:value-type="float" office:value="18.463">
                <text:p>18.463</text:p>
              </table:table-cell>
              <table:table-cell office:value-type="float" office:value="-58.552265404273">
                <text:p>-58.552265404273</text:p>
              </table:table-cell>
              <table:table-cell office:value-type="float" office:value="26.01">
                <text:p>26.01</text:p>
              </table:table-cell>
              <table:table-cell office:value-type="float" office:value="-70.6333202635637">
                <text:p>-70.6333202635637</text:p>
              </table:table-cell>
              <table:table-cell office:value-type="float" office:value="45.34">
                <text:p>45.34</text:p>
              </table:table-cell>
              <table:table-cell office:value-type="float" office:value="-118.898215438401">
                <text:p>-118.898215438401</text:p>
              </table:table-cell>
              <table:table-cell office:value-type="float" office:value="188.248">
                <text:p>188.248</text:p>
              </table:table-cell>
              <table:table-cell office:value-type="float" office:value="-115.759581526539">
                <text:p>-115.759581526539</text:p>
              </table:table-cell>
              <table:table-cell office:value-type="float" office:value="562.286">
                <text:p>562.286</text:p>
              </table:table-cell>
              <table:table-cell office:value-type="float" office:value="-160.916449103138">
                <text:p>-160.916449103138</text:p>
              </table:table-cell>
              <table:table-cell office:value-type="float" office:value="1400.26">
                <text:p>1400.26</text:p>
              </table:table-cell>
              <table:table-cell office:value-type="float" office:value="-164.215803193661">
                <text:p>-164.215803193661</text:p>
              </table:table-cell>
              <table:table-cell office:value-type="float" office:value="4704.41">
                <text:p>4704.41</text:p>
              </table:table-cell>
              <table:table-cell office:value-type="float" office:value="-205.791739450585">
                <text:p>-205.791739450585</text:p>
              </table:table-cell>
              <table:table-cell office:value-type="float" office:value="19206.7">
                <text:p>19206.7</text:p>
              </table:table-cell>
              <table:table-cell office:value-type="float" office:value="-216.180906437698">
                <text:p>-216.180906437698</text:p>
              </table:table-cell>
              <table:table-cell office:value-type="float" office:value="27443.6">
                <text:p>27443.6</text:p>
              </table:table-cell>
              <table:table-cell office:value-type="float" office:value="-245.022528566154">
                <text:p>-245.022528566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863">
                <text:p>17.863</text:p>
              </table:table-cell>
              <table:table-cell office:value-type="float" office:value="-86.2840989012065">
                <text:p>-86.2840989012065</text:p>
              </table:table-cell>
              <table:table-cell office:value-type="float" office:value="20.761">
                <text:p>20.761</text:p>
              </table:table-cell>
              <table:table-cell office:value-type="float" office:value="-55.3378431623376">
                <text:p>-55.3378431623376</text:p>
              </table:table-cell>
              <table:table-cell office:value-type="float" office:value="30.147">
                <text:p>30.147</text:p>
              </table:table-cell>
              <table:table-cell office:value-type="float" office:value="-71.5873099667566">
                <text:p>-71.5873099667566</text:p>
              </table:table-cell>
              <table:table-cell office:value-type="float" office:value="52.676">
                <text:p>52.676</text:p>
              </table:table-cell>
              <table:table-cell office:value-type="float" office:value="-118.920432008534">
                <text:p>-118.920432008534</text:p>
              </table:table-cell>
              <table:table-cell office:value-type="float" office:value="236.118">
                <text:p>236.118</text:p>
              </table:table-cell>
              <table:table-cell office:value-type="float" office:value="-117.075467360496">
                <text:p>-117.075467360496</text:p>
              </table:table-cell>
              <table:table-cell office:value-type="float" office:value="702.686">
                <text:p>702.686</text:p>
              </table:table-cell>
              <table:table-cell office:value-type="float" office:value="-160.917781355087">
                <text:p>-160.917781355087</text:p>
              </table:table-cell>
              <table:table-cell office:value-type="float" office:value="1745.26">
                <text:p>1745.26</text:p>
              </table:table-cell>
              <table:table-cell office:value-type="float" office:value="-164.775229984378">
                <text:p>-164.775229984378</text:p>
              </table:table-cell>
              <table:table-cell office:value-type="float" office:value="5718.41">
                <text:p>5718.41</text:p>
              </table:table-cell>
              <table:table-cell office:value-type="float" office:value="-207.477947848387">
                <text:p>-207.477947848387</text:p>
              </table:table-cell>
              <table:table-cell office:value-type="float" office:value="25039.7">
                <text:p>25039.7</text:p>
              </table:table-cell>
              <table:table-cell office:value-type="float" office:value="-220.945718427141">
                <text:p>-220.945718427141</text:p>
              </table:table-cell>
              <table:table-cell office:value-type="float" office:value="37099.6">
                <text:p>37099.6</text:p>
              </table:table-cell>
              <table:table-cell office:value-type="float" office:value="-251.255456931555">
                <text:p>-251.255456931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81">
                <text:p>19.781</text:p>
              </table:table-cell>
              <table:table-cell office:value-type="float" office:value="-43.8146286095465">
                <text:p>-43.8146286095465</text:p>
              </table:table-cell>
              <table:table-cell office:value-type="float" office:value="23.455">
                <text:p>23.455</text:p>
              </table:table-cell>
              <table:table-cell office:value-type="float" office:value="-55.3681549915559">
                <text:p>-55.3681549915559</text:p>
              </table:table-cell>
              <table:table-cell office:value-type="float" office:value="35.041">
                <text:p>35.041</text:p>
              </table:table-cell>
              <table:table-cell office:value-type="float" office:value="-74.9622063124814">
                <text:p>-74.9622063124814</text:p>
              </table:table-cell>
              <table:table-cell office:value-type="float" office:value="61.686">
                <text:p>61.686</text:p>
              </table:table-cell>
              <table:table-cell office:value-type="float" office:value="-118.915132815386">
                <text:p>-118.915132815386</text:p>
              </table:table-cell>
              <table:table-cell office:value-type="float" office:value="285.258">
                <text:p>285.258</text:p>
              </table:table-cell>
              <table:table-cell office:value-type="float" office:value="-117.386068436056">
                <text:p>-117.386068436056</text:p>
              </table:table-cell>
              <table:table-cell office:value-type="float" office:value="862.386">
                <text:p>862.386</text:p>
              </table:table-cell>
              <table:table-cell office:value-type="float" office:value="-162.062892098565">
                <text:p>-162.062892098565</text:p>
              </table:table-cell>
              <table:table-cell office:value-type="float" office:value="2116.16">
                <text:p>2116.16</text:p>
              </table:table-cell>
              <table:table-cell office:value-type="float" office:value="-167.741121169902">
                <text:p>-167.741121169902</text:p>
              </table:table-cell>
              <table:table-cell office:value-type="float" office:value="7038.41">
                <text:p>7038.41</text:p>
              </table:table-cell>
              <table:table-cell office:value-type="float" office:value="-207.572759242004">
                <text:p>-207.572759242004</text:p>
              </table:table-cell>
              <table:table-cell office:value-type="float" office:value="31414.7">
                <text:p>31414.7</text:p>
              </table:table-cell>
              <table:table-cell office:value-type="float" office:value="-228.672697226764">
                <text:p>-228.672697226764</text:p>
              </table:table-cell>
              <table:table-cell office:value-type="float" office:value="48979.6">
                <text:p>48979.6</text:p>
              </table:table-cell>
              <table:table-cell office:value-type="float" office:value="-238.783761929761">
                <text:p>-238.783761929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72">
                <text:p>21.772</text:p>
              </table:table-cell>
              <table:table-cell office:value-type="float" office:value="-50.7539749323441">
                <text:p>-50.7539749323441</text:p>
              </table:table-cell>
              <table:table-cell office:value-type="float" office:value="26.194">
                <text:p>26.194</text:p>
              </table:table-cell>
              <table:table-cell office:value-type="float" office:value="-55.2958020799167">
                <text:p>-55.2958020799167</text:p>
              </table:table-cell>
              <table:table-cell office:value-type="float" office:value="40.35">
                <text:p>40.35</text:p>
              </table:table-cell>
              <table:table-cell office:value-type="float" office:value="-81.7289437639">
                <text:p>-81.7289437639</text:p>
              </table:table-cell>
              <table:table-cell office:value-type="float" office:value="71.629">
                <text:p>71.629</text:p>
              </table:table-cell>
              <table:table-cell office:value-type="float" office:value="-139.828827173894">
                <text:p>-139.828827173894</text:p>
              </table:table-cell>
              <table:table-cell office:value-type="float" office:value="341.568">
                <text:p>341.568</text:p>
              </table:table-cell>
              <table:table-cell office:value-type="float" office:value="-119.823384568611">
                <text:p>-119.823384568611</text:p>
              </table:table-cell>
              <table:table-cell office:value-type="float" office:value="1080.586">
                <text:p>1080.586</text:p>
              </table:table-cell>
              <table:table-cell office:value-type="float" office:value="-161.960606237264">
                <text:p>-161.960606237264</text:p>
              </table:table-cell>
              <table:table-cell office:value-type="float" office:value="2625.26">
                <text:p>2625.26</text:p>
              </table:table-cell>
              <table:table-cell office:value-type="float" office:value="-167.765261038936">
                <text:p>-167.765261038936</text:p>
              </table:table-cell>
              <table:table-cell office:value-type="float" office:value="9200.41">
                <text:p>9200.41</text:p>
              </table:table-cell>
              <table:table-cell office:value-type="float" office:value="-206.86823060839">
                <text:p>-206.86823060839</text:p>
              </table:table-cell>
              <table:table-cell office:value-type="float" office:value="39029.7">
                <text:p>39029.7</text:p>
              </table:table-cell>
              <table:table-cell office:value-type="float" office:value="-274.280810438168">
                <text:p>-274.280810438168</text:p>
              </table:table-cell>
              <table:table-cell office:value-type="float" office:value="65529.6">
                <text:p>65529.6</text:p>
              </table:table-cell>
              <table:table-cell office:value-type="float" office:value="-236.698101567339">
                <text:p>-236.698101567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05">
                <text:p>23.805</text:p>
              </table:table-cell>
              <table:table-cell office:value-type="float" office:value="-30.7238106442196">
                <text:p>-30.7238106442196</text:p>
              </table:table-cell>
              <table:table-cell office:value-type="float" office:value="29.147">
                <text:p>29.147</text:p>
              </table:table-cell>
              <table:table-cell office:value-type="float" office:value="-76.5829949598577">
                <text:p>-76.5829949598577</text:p>
              </table:table-cell>
              <table:table-cell office:value-type="float" office:value="46.271">
                <text:p>46.271</text:p>
              </table:table-cell>
              <table:table-cell office:value-type="float" office:value="-81.7311575701676">
                <text:p>-81.7311575701676</text:p>
              </table:table-cell>
              <table:table-cell office:value-type="float" office:value="82.809">
                <text:p>82.809</text:p>
              </table:table-cell>
              <table:table-cell office:value-type="float" office:value="-145.810369559609">
                <text:p>-145.810369559609</text:p>
              </table:table-cell>
              <table:table-cell office:value-type="float" office:value="413.568">
                <text:p>413.568</text:p>
              </table:table-cell>
              <table:table-cell office:value-type="float" office:value="-143.700650847876">
                <text:p>-143.700650847876</text:p>
              </table:table-cell>
              <table:table-cell office:value-type="float" office:value="1347.886">
                <text:p>1347.886</text:p>
              </table:table-cell>
              <table:table-cell office:value-type="float" office:value="-162.255347692226">
                <text:p>-162.255347692226</text:p>
              </table:table-cell>
              <table:table-cell office:value-type="float" office:value="3554.96">
                <text:p>3554.96</text:p>
              </table:table-cell>
              <table:table-cell office:value-type="float" office:value="-171.768347875411">
                <text:p>-171.768347875411</text:p>
              </table:table-cell>
              <table:table-cell office:value-type="float" office:value="11647.41">
                <text:p>11647.41</text:p>
              </table:table-cell>
              <table:table-cell office:value-type="float" office:value="-210.334787256363">
                <text:p>-210.334787256363</text:p>
              </table:table-cell>
              <table:table-cell office:value-type="float" office:value="50709.7">
                <text:p>50709.7</text:p>
              </table:table-cell>
              <table:table-cell office:value-type="float" office:value="-241.665007781823">
                <text:p>-241.66500778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36">
                <text:p>25.936</text:p>
              </table:table-cell>
              <table:table-cell office:value-type="float" office:value="-35.2989263920181">
                <text:p>-35.2989263920181</text:p>
              </table:table-cell>
              <table:table-cell office:value-type="float" office:value="32.298">
                <text:p>32.298</text:p>
              </table:table-cell>
              <table:table-cell office:value-type="float" office:value="-77.0821063652111">
                <text:p>-77.0821063652111</text:p>
              </table:table-cell>
              <table:table-cell office:value-type="float" office:value="53.231">
                <text:p>53.231</text:p>
              </table:table-cell>
              <table:table-cell office:value-type="float" office:value="-81.726803969809">
                <text:p>-81.726803969809</text:p>
              </table:table-cell>
              <table:table-cell office:value-type="float" office:value="95.129">
                <text:p>95.129</text:p>
              </table:table-cell>
              <table:table-cell office:value-type="float" office:value="-124.141875724909">
                <text:p>-124.141875724909</text:p>
              </table:table-cell>
              <table:table-cell office:value-type="float" office:value="505.718">
                <text:p>505.718</text:p>
              </table:table-cell>
              <table:table-cell office:value-type="float" office:value="-143.700572087438">
                <text:p>-143.700572087438</text:p>
              </table:table-cell>
              <table:table-cell office:value-type="float" office:value="1637.086">
                <text:p>1637.086</text:p>
              </table:table-cell>
              <table:table-cell office:value-type="float" office:value="-169.473295816546">
                <text:p>-169.473295816546</text:p>
              </table:table-cell>
              <table:table-cell office:value-type="float" office:value="4632.96">
                <text:p>4632.96</text:p>
              </table:table-cell>
              <table:table-cell office:value-type="float" office:value="-178.161088338834">
                <text:p>-178.161088338834</text:p>
              </table:table-cell>
              <table:table-cell office:value-type="float" office:value="15970.41">
                <text:p>15970.41</text:p>
              </table:table-cell>
              <table:table-cell office:value-type="float" office:value="-219.584446127428">
                <text:p>-219.58444612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144">
                <text:p>28.144</text:p>
              </table:table-cell>
              <table:table-cell office:value-type="float" office:value="-42.0281306037258">
                <text:p>-42.0281306037258</text:p>
              </table:table-cell>
              <table:table-cell office:value-type="float" office:value="35.684">
                <text:p>35.684</text:p>
              </table:table-cell>
              <table:table-cell office:value-type="float" office:value="-77.1074220661964">
                <text:p>-77.1074220661964</text:p>
              </table:table-cell>
              <table:table-cell office:value-type="float" office:value="60.556">
                <text:p>60.556</text:p>
              </table:table-cell>
              <table:table-cell office:value-type="float" office:value="-95.9774836573664">
                <text:p>-95.9774836573664</text:p>
              </table:table-cell>
              <table:table-cell office:value-type="float" office:value="111.499">
                <text:p>111.499</text:p>
              </table:table-cell>
              <table:table-cell office:value-type="float" office:value="-138.445545189015">
                <text:p>-138.445545189015</text:p>
              </table:table-cell>
              <table:table-cell office:value-type="float" office:value="605.528">
                <text:p>605.528</text:p>
              </table:table-cell>
              <table:table-cell office:value-type="float" office:value="-143.700625923236">
                <text:p>-143.700625923236</text:p>
              </table:table-cell>
              <table:table-cell office:value-type="float" office:value="1938.586">
                <text:p>1938.586</text:p>
              </table:table-cell>
              <table:table-cell office:value-type="float" office:value="-175.00841484343">
                <text:p>-175.00841484343</text:p>
              </table:table-cell>
              <table:table-cell office:value-type="float" office:value="5795.96">
                <text:p>5795.96</text:p>
              </table:table-cell>
              <table:table-cell office:value-type="float" office:value="-223.502030106557">
                <text:p>-223.502030106557</text:p>
              </table:table-cell>
              <table:table-cell office:value-type="float" office:value="20460.41">
                <text:p>20460.41</text:p>
              </table:table-cell>
              <table:table-cell office:value-type="float" office:value="-239.785879487587">
                <text:p>-239.785879487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597">
                <text:p>30.597</text:p>
              </table:table-cell>
              <table:table-cell office:value-type="float" office:value="-43.8339082701392">
                <text:p>-43.8339082701392</text:p>
              </table:table-cell>
              <table:table-cell office:value-type="float" office:value="39.634">
                <text:p>39.634</text:p>
              </table:table-cell>
              <table:table-cell office:value-type="float" office:value="-77.0246152380385">
                <text:p>-77.0246152380385</text:p>
              </table:table-cell>
              <table:table-cell office:value-type="float" office:value="70.147">
                <text:p>70.147</text:p>
              </table:table-cell>
              <table:table-cell office:value-type="float" office:value="-101.07928819562">
                <text:p>-101.07928819562</text:p>
              </table:table-cell>
              <table:table-cell office:value-type="float" office:value="131.729">
                <text:p>131.729</text:p>
              </table:table-cell>
              <table:table-cell office:value-type="float" office:value="-141.500696416159">
                <text:p>-141.500696416159</text:p>
              </table:table-cell>
              <table:table-cell office:value-type="float" office:value="731.228">
                <text:p>731.228</text:p>
              </table:table-cell>
              <table:table-cell office:value-type="float" office:value="-152.223643105484">
                <text:p>-152.223643105484</text:p>
              </table:table-cell>
              <table:table-cell office:value-type="float" office:value="2293.486">
                <text:p>2293.486</text:p>
              </table:table-cell>
              <table:table-cell office:value-type="float" office:value="-200.507311084654">
                <text:p>-200.507311084654</text:p>
              </table:table-cell>
              <table:table-cell office:value-type="float" office:value="7418.96">
                <text:p>7418.96</text:p>
              </table:table-cell>
              <table:table-cell office:value-type="float" office:value="-216.106242790535">
                <text:p>-216.106242790535</text:p>
              </table:table-cell>
              <table:table-cell office:value-type="float" office:value="26491.41">
                <text:p>26491.41</text:p>
              </table:table-cell>
              <table:table-cell office:value-type="float" office:value="-252.53236293136">
                <text:p>-252.5323629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26">
                <text:p>33.326</text:p>
              </table:table-cell>
              <table:table-cell office:value-type="float" office:value="-46.0043498715353">
                <text:p>-46.0043498715353</text:p>
              </table:table-cell>
              <table:table-cell office:value-type="float" office:value="43.879">
                <text:p>43.879</text:p>
              </table:table-cell>
              <table:table-cell office:value-type="float" office:value="-74.844081644725">
                <text:p>-74.844081644725</text:p>
              </table:table-cell>
              <table:table-cell office:value-type="float" office:value="81.037">
                <text:p>81.037</text:p>
              </table:table-cell>
              <table:table-cell office:value-type="float" office:value="-101.076937957292">
                <text:p>-101.076937957292</text:p>
              </table:table-cell>
              <table:table-cell office:value-type="float" office:value="153.559">
                <text:p>153.559</text:p>
              </table:table-cell>
              <table:table-cell office:value-type="float" office:value="-133.799849903781">
                <text:p>-133.799849903781</text:p>
              </table:table-cell>
              <table:table-cell office:value-type="float" office:value="893.228">
                <text:p>893.228</text:p>
              </table:table-cell>
              <table:table-cell office:value-type="float" office:value="-152.224807607472">
                <text:p>-152.224807607472</text:p>
              </table:table-cell>
              <table:table-cell office:value-type="float" office:value="2838.986">
                <text:p>2838.986</text:p>
              </table:table-cell>
              <table:table-cell office:value-type="float" office:value="-200.640233927649">
                <text:p>-200.640233927649</text:p>
              </table:table-cell>
              <table:table-cell office:value-type="float" office:value="9414.96">
                <text:p>9414.96</text:p>
              </table:table-cell>
              <table:table-cell office:value-type="float" office:value="-226.037394719059">
                <text:p>-226.037394719059</text:p>
              </table:table-cell>
              <table:table-cell office:value-type="float" office:value="35018.41">
                <text:p>35018.41</text:p>
              </table:table-cell>
              <table:table-cell office:value-type="float" office:value="-245.291419788046">
                <text:p>-245.29141978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262">
                <text:p>36.262</text:p>
              </table:table-cell>
              <table:table-cell office:value-type="float" office:value="-48.0647714829492">
                <text:p>-48.0647714829492</text:p>
              </table:table-cell>
              <table:table-cell office:value-type="float" office:value="48.464">
                <text:p>48.464</text:p>
              </table:table-cell>
              <table:table-cell office:value-type="float" office:value="-74.5638818645514">
                <text:p>-74.5638818645514</text:p>
              </table:table-cell>
              <table:table-cell office:value-type="float" office:value="96.267">
                <text:p>96.267</text:p>
              </table:table-cell>
              <table:table-cell office:value-type="float" office:value="-109.491615235029">
                <text:p>-109.491615235029</text:p>
              </table:table-cell>
              <table:table-cell office:value-type="float" office:value="181.899">
                <text:p>181.899</text:p>
              </table:table-cell>
              <table:table-cell office:value-type="float" office:value="-133.798760217747">
                <text:p>-133.798760217747</text:p>
              </table:table-cell>
              <table:table-cell office:value-type="float" office:value="1117.028">
                <text:p>1117.028</text:p>
              </table:table-cell>
              <table:table-cell office:value-type="float" office:value="-152.226295568665">
                <text:p>-152.226295568665</text:p>
              </table:table-cell>
              <table:table-cell office:value-type="float" office:value="3578.486">
                <text:p>3578.486</text:p>
              </table:table-cell>
              <table:table-cell office:value-type="float" office:value="-200.524677333394">
                <text:p>-200.524677333394</text:p>
              </table:table-cell>
              <table:table-cell office:value-type="float" office:value="12219.96">
                <text:p>12219.96</text:p>
              </table:table-cell>
              <table:table-cell office:value-type="float" office:value="-226.494433028898">
                <text:p>-226.49443302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09">
                <text:p>40.09</text:p>
              </table:table-cell>
              <table:table-cell office:value-type="float" office:value="-47.0619374249296">
                <text:p>-47.0619374249296</text:p>
              </table:table-cell>
              <table:table-cell office:value-type="float" office:value="53.462">
                <text:p>53.462</text:p>
              </table:table-cell>
              <table:table-cell office:value-type="float" office:value="-74.1427003802612">
                <text:p>-74.1427003802612</text:p>
              </table:table-cell>
              <table:table-cell office:value-type="float" office:value="113.467">
                <text:p>113.467</text:p>
              </table:table-cell>
              <table:table-cell office:value-type="float" office:value="-109.491509998274">
                <text:p>-109.491509998274</text:p>
              </table:table-cell>
              <table:table-cell office:value-type="float" office:value="210.859">
                <text:p>210.859</text:p>
              </table:table-cell>
              <table:table-cell office:value-type="float" office:value="-144.874921076187">
                <text:p>-144.874921076187</text:p>
              </table:table-cell>
              <table:table-cell office:value-type="float" office:value="1450.528">
                <text:p>1450.528</text:p>
              </table:table-cell>
              <table:table-cell office:value-type="float" office:value="-152.227168882013">
                <text:p>-152.227168882013</text:p>
              </table:table-cell>
              <table:table-cell office:value-type="float" office:value="4456.186">
                <text:p>4456.186</text:p>
              </table:table-cell>
              <table:table-cell office:value-type="float" office:value="-202.487505125087">
                <text:p>-202.487505125087</text:p>
              </table:table-cell>
              <table:table-cell office:value-type="float" office:value="15921.96">
                <text:p>15921.96</text:p>
              </table:table-cell>
              <table:table-cell office:value-type="float" office:value="-227.815531293525">
                <text:p>-227.81553129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258">
                <text:p>44.258</text:p>
              </table:table-cell>
              <table:table-cell office:value-type="float" office:value="-52.4740377756761">
                <text:p>-52.4740377756761</text:p>
              </table:table-cell>
              <table:table-cell office:value-type="float" office:value="59.467">
                <text:p>59.467</text:p>
              </table:table-cell>
              <table:table-cell office:value-type="float" office:value="-81.9004393418838">
                <text:p>-81.9004393418838</text:p>
              </table:table-cell>
              <table:table-cell office:value-type="float" office:value="134.487">
                <text:p>134.487</text:p>
              </table:table-cell>
              <table:table-cell office:value-type="float" office:value="-135.440568948753">
                <text:p>-135.440568948753</text:p>
              </table:table-cell>
              <table:table-cell office:value-type="float" office:value="250.879">
                <text:p>250.879</text:p>
              </table:table-cell>
              <table:table-cell office:value-type="float" office:value="-144.854352657796">
                <text:p>-144.854352657796</text:p>
              </table:table-cell>
              <table:table-cell office:value-type="float" office:value="1803.928">
                <text:p>1803.928</text:p>
              </table:table-cell>
              <table:table-cell office:value-type="float" office:value="-157.792682502333">
                <text:p>-157.792682502333</text:p>
              </table:table-cell>
              <table:table-cell office:value-type="float" office:value="5417.586">
                <text:p>5417.586</text:p>
              </table:table-cell>
              <table:table-cell office:value-type="float" office:value="-210.92217947891">
                <text:p>-210.92217947891</text:p>
              </table:table-cell>
              <table:table-cell office:value-type="float" office:value="20672.96">
                <text:p>20672.96</text:p>
              </table:table-cell>
              <table:table-cell office:value-type="float" office:value="-233.636403672785">
                <text:p>-233.63640367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943">
                <text:p>48.943</text:p>
              </table:table-cell>
              <table:table-cell office:value-type="float" office:value="-55.8080452655521">
                <text:p>-55.8080452655521</text:p>
              </table:table-cell>
              <table:table-cell office:value-type="float" office:value="66.58">
                <text:p>66.58</text:p>
              </table:table-cell>
              <table:table-cell office:value-type="float" office:value="-88.8981912396609">
                <text:p>-88.8981912396609</text:p>
              </table:table-cell>
              <table:table-cell office:value-type="float" office:value="161.857">
                <text:p>161.857</text:p>
              </table:table-cell>
              <table:table-cell office:value-type="float" office:value="-129.142608521335">
                <text:p>-129.142608521335</text:p>
              </table:table-cell>
              <table:table-cell office:value-type="float" office:value="298.299">
                <text:p>298.299</text:p>
              </table:table-cell>
              <table:table-cell office:value-type="float" office:value="-145.944634592341">
                <text:p>-145.944634592341</text:p>
              </table:table-cell>
              <table:table-cell office:value-type="float" office:value="2216.128">
                <text:p>2216.128</text:p>
              </table:table-cell>
              <table:table-cell office:value-type="float" office:value="-164.910826608805">
                <text:p>-164.910826608805</text:p>
              </table:table-cell>
              <table:table-cell office:value-type="float" office:value="6622.586">
                <text:p>6622.586</text:p>
              </table:table-cell>
              <table:table-cell office:value-type="float" office:value="-209.611726668068">
                <text:p>-209.611726668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346">
                <text:p>54.346</text:p>
              </table:table-cell>
              <table:table-cell office:value-type="float" office:value="-54.8275879231337">
                <text:p>-54.8275879231337</text:p>
              </table:table-cell>
              <table:table-cell office:value-type="float" office:value="75.077">
                <text:p>75.077</text:p>
              </table:table-cell>
              <table:table-cell office:value-type="float" office:value="-91.184835341675">
                <text:p>-91.184835341675</text:p>
              </table:table-cell>
              <table:table-cell office:value-type="float" office:value="195.207">
                <text:p>195.207</text:p>
              </table:table-cell>
              <table:table-cell office:value-type="float" office:value="-123.447233405113">
                <text:p>-123.447233405113</text:p>
              </table:table-cell>
              <table:table-cell office:value-type="float" office:value="355.899">
                <text:p>355.899</text:p>
              </table:table-cell>
              <table:table-cell office:value-type="float" office:value="-145.376999548229">
                <text:p>-145.376999548229</text:p>
              </table:table-cell>
              <table:table-cell office:value-type="float" office:value="2692.428">
                <text:p>2692.428</text:p>
              </table:table-cell>
              <table:table-cell office:value-type="float" office:value="-170.477375738552">
                <text:p>-170.477375738552</text:p>
              </table:table-cell>
              <table:table-cell office:value-type="float" office:value="8227.586">
                <text:p>8227.586</text:p>
              </table:table-cell>
              <table:table-cell office:value-type="float" office:value="-209.687291256503">
                <text:p>-209.687291256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54">
                <text:p>61.154</text:p>
              </table:table-cell>
              <table:table-cell office:value-type="float" office:value="-55.6419470282934">
                <text:p>-55.6419470282934</text:p>
              </table:table-cell>
              <table:table-cell office:value-type="float" office:value="85.047">
                <text:p>85.047</text:p>
              </table:table-cell>
              <table:table-cell office:value-type="float" office:value="-90.5431458446017">
                <text:p>-90.5431458446017</text:p>
              </table:table-cell>
              <table:table-cell office:value-type="float" office:value="236.837">
                <text:p>236.837</text:p>
              </table:table-cell>
              <table:table-cell office:value-type="float" office:value="-122.904430079679">
                <text:p>-122.904430079679</text:p>
              </table:table-cell>
              <table:table-cell office:value-type="float" office:value="429.579">
                <text:p>429.579</text:p>
              </table:table-cell>
              <table:table-cell office:value-type="float" office:value="-147.571141237546">
                <text:p>-147.571141237546</text:p>
              </table:table-cell>
              <table:table-cell office:value-type="float" office:value="3270.028">
                <text:p>3270.028</text:p>
              </table:table-cell>
              <table:table-cell office:value-type="float" office:value="-170.473472807721">
                <text:p>-170.473472807721</text:p>
              </table:table-cell>
              <table:table-cell office:value-type="float" office:value="10780.586">
                <text:p>10780.586</text:p>
              </table:table-cell>
              <table:table-cell office:value-type="float" office:value="-210.856674747185">
                <text:p>-210.856674747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.603">
                <text:p>69.603</text:p>
              </table:table-cell>
              <table:table-cell office:value-type="float" office:value="-62.4157423331111">
                <text:p>-62.4157423331111</text:p>
              </table:table-cell>
              <table:table-cell office:value-type="float" office:value="97.357">
                <text:p>97.357</text:p>
              </table:table-cell>
              <table:table-cell office:value-type="float" office:value="-90.3902794644559">
                <text:p>-90.3902794644559</text:p>
              </table:table-cell>
              <table:table-cell office:value-type="float" office:value="294.997">
                <text:p>294.997</text:p>
              </table:table-cell>
              <table:table-cell office:value-type="float" office:value="-120.905600468699">
                <text:p>-120.905600468699</text:p>
              </table:table-cell>
              <table:table-cell office:value-type="float" office:value="516.979">
                <text:p>516.979</text:p>
              </table:table-cell>
              <table:table-cell office:value-type="float" office:value="-173.073171755242">
                <text:p>-173.073171755242</text:p>
              </table:table-cell>
              <table:table-cell office:value-type="float" office:value="4156.828">
                <text:p>4156.828</text:p>
              </table:table-cell>
              <table:table-cell office:value-type="float" office:value="-182.419883654524">
                <text:p>-182.419883654524</text:p>
              </table:table-cell>
              <table:table-cell office:value-type="float" office:value="14144.586">
                <text:p>14144.586</text:p>
              </table:table-cell>
              <table:table-cell office:value-type="float" office:value="-214.073056521103">
                <text:p>-214.07305652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.813">
                <text:p>80.813</text:p>
              </table:table-cell>
              <table:table-cell office:value-type="float" office:value="-61.6158298871825">
                <text:p>-61.6158298871825</text:p>
              </table:table-cell>
              <table:table-cell office:value-type="float" office:value="112.587">
                <text:p>112.587</text:p>
              </table:table-cell>
              <table:table-cell office:value-type="float" office:value="-113.058845996621">
                <text:p>-113.058845996621</text:p>
              </table:table-cell>
              <table:table-cell office:value-type="float" office:value="367.207">
                <text:p>367.207</text:p>
              </table:table-cell>
              <table:table-cell office:value-type="float" office:value="-120.445825850132">
                <text:p>-120.445825850132</text:p>
              </table:table-cell>
              <table:table-cell office:value-type="float" office:value="628.379">
                <text:p>628.379</text:p>
              </table:table-cell>
              <table:table-cell office:value-type="float" office:value="-177.815659236991">
                <text:p>-177.815659236991</text:p>
              </table:table-cell>
              <table:table-cell office:value-type="float" office:value="5285.828">
                <text:p>5285.828</text:p>
              </table:table-cell>
              <table:table-cell office:value-type="float" office:value="-181.788560634161">
                <text:p>-181.788560634161</text:p>
              </table:table-cell>
              <table:table-cell office:value-type="float" office:value="19174.586">
                <text:p>19174.586</text:p>
              </table:table-cell>
              <table:table-cell office:value-type="float" office:value="-236.240877722095">
                <text:p>-236.24087772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433">
                <text:p>95.433</text:p>
              </table:table-cell>
              <table:table-cell office:value-type="float" office:value="-66.0963045837486">
                <text:p>-66.0963045837486</text:p>
              </table:table-cell>
              <table:table-cell office:value-type="float" office:value="130.837">
                <text:p>130.837</text:p>
              </table:table-cell>
              <table:table-cell office:value-type="float" office:value="-118.369958010737">
                <text:p>-118.369958010737</text:p>
              </table:table-cell>
              <table:table-cell office:value-type="float" office:value="450.647">
                <text:p>450.647</text:p>
              </table:table-cell>
              <table:table-cell office:value-type="float" office:value="-121.426030034066">
                <text:p>-121.426030034066</text:p>
              </table:table-cell>
              <table:table-cell office:value-type="float" office:value="778.079">
                <text:p>778.079</text:p>
              </table:table-cell>
              <table:table-cell office:value-type="float" office:value="-170.474264718954">
                <text:p>-170.474264718954</text:p>
              </table:table-cell>
              <table:table-cell office:value-type="float" office:value="6732.828">
                <text:p>6732.828</text:p>
              </table:table-cell>
              <table:table-cell office:value-type="float" office:value="-181.801706682527">
                <text:p>-181.80170668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.183">
                <text:p>113.183</text:p>
              </table:table-cell>
              <table:table-cell office:value-type="float" office:value="-65.449490020505">
                <text:p>-65.449490020505</text:p>
              </table:table-cell>
              <table:table-cell office:value-type="float" office:value="153.017">
                <text:p>153.017</text:p>
              </table:table-cell>
              <table:table-cell office:value-type="float" office:value="-115.170916508987">
                <text:p>-115.170916508987</text:p>
              </table:table-cell>
              <table:table-cell office:value-type="float" office:value="569.747">
                <text:p>569.747</text:p>
              </table:table-cell>
              <table:table-cell office:value-type="float" office:value="-127.713222369938">
                <text:p>-127.713222369938</text:p>
              </table:table-cell>
              <table:table-cell office:value-type="float" office:value="961.079">
                <text:p>961.079</text:p>
              </table:table-cell>
              <table:table-cell office:value-type="float" office:value="-160.285615503538">
                <text:p>-160.285615503538</text:p>
              </table:table-cell>
              <table:table-cell office:value-type="float" office:value="8508.828">
                <text:p>8508.828</text:p>
              </table:table-cell>
              <table:table-cell office:value-type="float" office:value="-193.801535367121">
                <text:p>-193.801535367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663">
                <text:p>136.663</text:p>
              </table:table-cell>
              <table:table-cell office:value-type="float" office:value="-70.3212657973715">
                <text:p>-70.3212657973715</text:p>
              </table:table-cell>
              <table:table-cell office:value-type="float" office:value="182.017">
                <text:p>182.017</text:p>
              </table:table-cell>
              <table:table-cell office:value-type="float" office:value="-109.519777310776">
                <text:p>-109.519777310776</text:p>
              </table:table-cell>
              <table:table-cell office:value-type="float" office:value="734.547">
                <text:p>734.547</text:p>
              </table:table-cell>
              <table:table-cell office:value-type="float" office:value="-131.652505901269">
                <text:p>-131.652505901269</text:p>
              </table:table-cell>
              <table:table-cell office:value-type="float" office:value="1181.779">
                <text:p>1181.779</text:p>
              </table:table-cell>
              <table:table-cell office:value-type="float" office:value="-163.537810885524">
                <text:p>-163.537810885524</text:p>
              </table:table-cell>
              <table:table-cell office:value-type="float" office:value="11360.828">
                <text:p>11360.828</text:p>
              </table:table-cell>
              <table:table-cell office:value-type="float" office:value="-193.817824489862">
                <text:p>-193.817824489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.093">
                <text:p>165.093</text:p>
              </table:table-cell>
              <table:table-cell office:value-type="float" office:value="-72.8162464012637">
                <text:p>-72.8162464012637</text:p>
              </table:table-cell>
              <table:table-cell office:value-type="float" office:value="217.647">
                <text:p>217.647</text:p>
              </table:table-cell>
              <table:table-cell office:value-type="float" office:value="-110.460547840021">
                <text:p>-110.460547840021</text:p>
              </table:table-cell>
              <table:table-cell office:value-type="float" office:value="964.747">
                <text:p>964.747</text:p>
              </table:table-cell>
              <table:table-cell office:value-type="float" office:value="-131.373781518933">
                <text:p>-131.373781518933</text:p>
              </table:table-cell>
              <table:table-cell office:value-type="float" office:value="1444.479">
                <text:p>1444.479</text:p>
              </table:table-cell>
              <table:table-cell office:value-type="float" office:value="-163.626795961498">
                <text:p>-163.626795961498</text:p>
              </table:table-cell>
              <table:table-cell office:value-type="float" office:value="15295.828">
                <text:p>15295.828</text:p>
              </table:table-cell>
              <table:table-cell office:value-type="float" office:value="-190.440233614917">
                <text:p>-190.440233614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.413">
                <text:p>205.413</text:p>
              </table:table-cell>
              <table:table-cell office:value-type="float" office:value="-77.179827440153">
                <text:p>-77.179827440153</text:p>
              </table:table-cell>
              <table:table-cell office:value-type="float" office:value="265.097">
                <text:p>265.097</text:p>
              </table:table-cell>
              <table:table-cell office:value-type="float" office:value="-111.792377815834">
                <text:p>-111.792377815834</text:p>
              </table:table-cell>
              <table:table-cell office:value-type="float" office:value="1244.147">
                <text:p>1244.147</text:p>
              </table:table-cell>
              <table:table-cell office:value-type="float" office:value="-131.406987323718">
                <text:p>-131.406987323718</text:p>
              </table:table-cell>
              <table:table-cell office:value-type="float" office:value="1793.379">
                <text:p>1793.379</text:p>
              </table:table-cell>
              <table:table-cell office:value-type="float" office:value="-163.684116683771">
                <text:p>-163.684116683771</text:p>
              </table:table-cell>
              <table:table-cell office:value-type="float" office:value="20344.828">
                <text:p>20344.828</text:p>
              </table:table-cell>
              <table:table-cell office:value-type="float" office:value="-193.304329156199">
                <text:p>-193.30432915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.773">
                <text:p>264.773</text:p>
              </table:table-cell>
              <table:table-cell office:value-type="float" office:value="-78.4364579945091">
                <text:p>-78.4364579945091</text:p>
              </table:table-cell>
              <table:table-cell office:value-type="float" office:value="322.857">
                <text:p>322.857</text:p>
              </table:table-cell>
              <table:table-cell office:value-type="float" office:value="-121.852078389592">
                <text:p>-121.852078389592</text:p>
              </table:table-cell>
              <table:table-cell office:value-type="float" office:value="1605.547">
                <text:p>1605.547</text:p>
              </table:table-cell>
              <table:table-cell office:value-type="float" office:value="-144.11779448432">
                <text:p>-144.11779448432</text:p>
              </table:table-cell>
              <table:table-cell office:value-type="float" office:value="2205.879">
                <text:p>2205.879</text:p>
              </table:table-cell>
              <table:table-cell office:value-type="float" office:value="-163.90847915721">
                <text:p>-163.90847915721</text:p>
              </table:table-cell>
              <table:table-cell office:value-type="float" office:value="27089.828">
                <text:p>27089.828</text:p>
              </table:table-cell>
              <table:table-cell office:value-type="float" office:value="-223.303848056694">
                <text:p>-223.30384805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1.283">
                <text:p>351.283</text:p>
              </table:table-cell>
              <table:table-cell office:value-type="float" office:value="-79.869019555457">
                <text:p>-79.869019555457</text:p>
              </table:table-cell>
              <table:table-cell office:value-type="float" office:value="406.957">
                <text:p>406.957</text:p>
              </table:table-cell>
              <table:table-cell office:value-type="float" office:value="-117.473843489701">
                <text:p>-117.473843489701</text:p>
              </table:table-cell>
              <table:table-cell office:value-type="float" office:value="2154.247">
                <text:p>2154.247</text:p>
              </table:table-cell>
              <table:table-cell office:value-type="float" office:value="-143.690639424918">
                <text:p>-143.690639424918</text:p>
              </table:table-cell>
              <table:table-cell office:value-type="float" office:value="2854.679">
                <text:p>2854.679</text:p>
              </table:table-cell>
              <table:table-cell office:value-type="float" office:value="-166.980207077324">
                <text:p>-166.98020707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.483">
                <text:p>486.483</text:p>
              </table:table-cell>
              <table:table-cell office:value-type="float" office:value="-81.3264248079117">
                <text:p>-81.3264248079117</text:p>
              </table:table-cell>
              <table:table-cell office:value-type="float" office:value="534.657">
                <text:p>534.657</text:p>
              </table:table-cell>
              <table:table-cell office:value-type="float" office:value="-117.150247168674">
                <text:p>-117.150247168674</text:p>
              </table:table-cell>
              <table:table-cell office:value-type="float" office:value="2881.747">
                <text:p>2881.747</text:p>
              </table:table-cell>
              <table:table-cell office:value-type="float" office:value="-143.801088236713">
                <text:p>-143.801088236713</text:p>
              </table:table-cell>
              <table:table-cell office:value-type="float" office:value="3848.779">
                <text:p>3848.779</text:p>
              </table:table-cell>
              <table:table-cell office:value-type="float" office:value="-181.485619913284">
                <text:p>-181.48561991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383">
                <text:p>700.383</text:p>
              </table:table-cell>
              <table:table-cell office:value-type="float" office:value="-83.3391580559896">
                <text:p>-83.3391580559896</text:p>
              </table:table-cell>
              <table:table-cell office:value-type="float" office:value="684.157">
                <text:p>684.157</text:p>
              </table:table-cell>
              <table:table-cell office:value-type="float" office:value="-117.158603532974">
                <text:p>-117.158603532974</text:p>
              </table:table-cell>
              <table:table-cell office:value-type="float" office:value="3934.747">
                <text:p>3934.747</text:p>
              </table:table-cell>
              <table:table-cell office:value-type="float" office:value="-143.319228852524">
                <text:p>-143.319228852524</text:p>
              </table:table-cell>
              <table:table-cell office:value-type="float" office:value="5165.779">
                <text:p>5165.779</text:p>
              </table:table-cell>
              <table:table-cell office:value-type="float" office:value="-179.992230278077">
                <text:p>-179.992230278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3.783">
                <text:p>1023.783</text:p>
              </table:table-cell>
              <table:table-cell office:value-type="float" office:value="-85.1026022730393">
                <text:p>-85.1026022730393</text:p>
              </table:table-cell>
              <table:table-cell office:value-type="float" office:value="870.757">
                <text:p>870.757</text:p>
              </table:table-cell>
              <table:table-cell office:value-type="float" office:value="-118.109395115431">
                <text:p>-118.109395115431</text:p>
              </table:table-cell>
              <table:table-cell office:value-type="float" office:value="5528.747">
                <text:p>5528.747</text:p>
              </table:table-cell>
              <table:table-cell office:value-type="float" office:value="-143.176983841932">
                <text:p>-143.176983841932</text:p>
              </table:table-cell>
              <table:table-cell office:value-type="float" office:value="6872.779">
                <text:p>6872.779</text:p>
              </table:table-cell>
              <table:table-cell office:value-type="float" office:value="-188.398337896196">
                <text:p>-188.39833789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6.583">
                <text:p>1496.583</text:p>
              </table:table-cell>
              <table:table-cell office:value-type="float" office:value="-88.5322206934983">
                <text:p>-88.5322206934983</text:p>
              </table:table-cell>
              <table:table-cell office:value-type="float" office:value="1111.457">
                <text:p>1111.457</text:p>
              </table:table-cell>
              <table:table-cell office:value-type="float" office:value="-131.873891957087">
                <text:p>-131.873891957087</text:p>
              </table:table-cell>
              <table:table-cell office:value-type="float" office:value="7903.747">
                <text:p>7903.747</text:p>
              </table:table-cell>
              <table:table-cell office:value-type="float" office:value="-143.280078473675">
                <text:p>-143.280078473675</text:p>
              </table:table-cell>
              <table:table-cell office:value-type="float" office:value="8922.779">
                <text:p>8922.779</text:p>
              </table:table-cell>
              <table:table-cell office:value-type="float" office:value="-200.986976927787">
                <text:p>-200.986976927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0.383">
                <text:p>2120.383</text:p>
              </table:table-cell>
              <table:table-cell office:value-type="float" office:value="-89.8124990046862">
                <text:p>-89.8124990046862</text:p>
              </table:table-cell>
              <table:table-cell office:value-type="float" office:value="1465.157">
                <text:p>1465.157</text:p>
              </table:table-cell>
              <table:table-cell office:value-type="float" office:value="-133.809219047964">
                <text:p>-133.809219047964</text:p>
              </table:table-cell>
              <table:table-cell office:value-type="float" office:value="11023.747">
                <text:p>11023.747</text:p>
              </table:table-cell>
              <table:table-cell office:value-type="float" office:value="-150.874003523541">
                <text:p>-150.874003523541</text:p>
              </table:table-cell>
              <table:table-cell office:value-type="float" office:value="12117.779">
                <text:p>12117.779</text:p>
              </table:table-cell>
              <table:table-cell office:value-type="float" office:value="-200.95458302964">
                <text:p>-200.9545830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8.383">
                <text:p>3168.383</text:p>
              </table:table-cell>
              <table:table-cell office:value-type="float" office:value="-92.7148711408004">
                <text:p>-92.7148711408004</text:p>
              </table:table-cell>
              <table:table-cell office:value-type="float" office:value="1924.857">
                <text:p>1924.857</text:p>
              </table:table-cell>
              <table:table-cell office:value-type="float" office:value="-175.792615063347">
                <text:p>-175.792615063347</text:p>
              </table:table-cell>
              <table:table-cell office:value-type="float" office:value="15355.747">
                <text:p>15355.747</text:p>
              </table:table-cell>
              <table:table-cell office:value-type="float" office:value="-175.156309891832">
                <text:p>-175.15630989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93.383">
                <text:p>4693.383</text:p>
              </table:table-cell>
              <table:table-cell office:value-type="float" office:value="-93.5293140795475">
                <text:p>-93.5293140795475</text:p>
              </table:table-cell>
              <table:table-cell office:value-type="float" office:value="2498.457">
                <text:p>2498.457</text:p>
              </table:table-cell>
              <table:table-cell office:value-type="float" office:value="-134.716989823167">
                <text:p>-134.716989823167</text:p>
              </table:table-cell>
              <table:table-cell office:value-type="float" office:value="21656.747">
                <text:p>21656.747</text:p>
              </table:table-cell>
              <table:table-cell office:value-type="float" office:value="-162.328992597113">
                <text:p>-162.328992597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88.383">
                <text:p>7188.383</text:p>
              </table:table-cell>
              <table:table-cell office:value-type="float" office:value="-93.6586877284931">
                <text:p>-93.6586877284931</text:p>
              </table:table-cell>
              <table:table-cell office:value-type="float" office:value="3310.057">
                <text:p>3310.057</text:p>
              </table:table-cell>
              <table:table-cell office:value-type="float" office:value="-136.78825992214">
                <text:p>-136.78825992214</text:p>
              </table:table-cell>
              <table:table-cell office:value-type="float" office:value="31538.747">
                <text:p>31538.747</text:p>
              </table:table-cell>
              <table:table-cell office:value-type="float" office:value="-161.62582581265">
                <text:p>-161.6258258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